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5272in"/>
    </style:style>
    <style:style style:name="co4" style:family="table-column">
      <style:table-column-properties fo:break-before="auto" style:column-width="5.0311in"/>
    </style:style>
    <style:style style:name="co5" style:family="table-column">
      <style:table-column-properties fo:break-before="auto" style:column-width="3.7953in"/>
    </style:style>
    <style:style style:name="co6" style:family="table-column">
      <style:table-column-properties fo:break-before="auto" style:column-width="2.7799in"/>
    </style:style>
    <style:style style:name="co7" style:family="table-column">
      <style:table-column-properties fo:break-before="auto" style:column-width="3.1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  <style:style style:name="ce5" style:family="table-cell" style:parent-style-name="Default" style:data-style-name="N2"/>
    <style:style style:name="gr1" style:family="graphic">
      <style:graphic-properties draw:marker-start="Arrowheads_20_1" draw:marker-start-width="0.0787in" draw:marker-start-center="false" draw:fill="solid" draw:fill-color="#e8a202" draw:auto-grow-height="true" draw:auto-grow-width="false" fo:min-height="2.6441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0787in" draw:marker-start-center="false" draw:fill="solid" draw:fill-color="#e8a202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0787in" draw:marker-start-center="false" draw:fill="solid" draw:fill-color="#e8a202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e8a202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24-06-17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master</text:p>
          </table:table-cell>
          <table:table-cell table:number-columns-repeated="2"/>
          <table:table-cell table:style-name="ce1" office:value-type="string" calcext:value-type="string">
            <text:p>propagate incomplete</text:p>
          </table:table-cell>
          <table:table-cell table:number-columns-repeated="7"/>
          <table:table-cell table:style-name="ce1" office:value-type="string" calcext:value-type="string">
            <text:p>propagate incomplete 01 load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blanket_impl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blanket_impl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]=[.D2]" office:value-type="boolean" office:boolean-value="true" calcext:value-type="boolean">
            <text:p>TRUE</text:p>
          </table:table-cell>
          <table:table-cell table:formula="of:=IF([.B2]=[.E2]; &quot;&quot;; &quot;*&quot;)">
            <text:p/>
          </table:table-cell>
          <table:table-cell table:formula="of:=IF([.B2]=[.E2]; &quot;&quot;; [.E2]-[.B2])">
            <text:p/>
          </table:table-cell>
          <table:table-cell table:formula="of:=IF([.B2]=[.E2]; &quot;&quot;; (([.E2]-[.B2])/[.B2])*100)">
            <text:p/>
          </table:table-cell>
          <table:table-cell/>
          <table:table-cell office:value-type="string" calcext:value-type="string">
            <text:p>blanket_impl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2]=[.L2]" office:value-type="boolean" office:boolean-value="true" calcext:value-type="boolean">
            <text:p>TRUE</text:p>
          </table:table-cell>
          <table:table-cell table:formula="of:=IF([.B2]=[.M2]; &quot;&quot;; &quot;*&quot;)">
            <text:p/>
          </table:table-cell>
          <table:table-cell table:formula="of:=IF([.B2]=[.M2]; &quot;&quot;; [.M2]-[.B2])">
            <text:p/>
          </table:table-cell>
          <table:table-cell table:formula="of:=IF([.B2]=[.M2]; &quot;&quot;; (([.M2]-[.B2])/[.B2])*100)">
            <text:p/>
          </table:table-cell>
        </table:table-row>
        <table:table-row table:style-name="ro1">
          <table:table-cell office:value-type="string" calcext:value-type="string">
            <text:p>blanket_impl_u1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blanket_impl_u16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3]=[.D3]" office:value-type="boolean" office:boolean-value="true" calcext:value-type="boolean">
            <text:p>TRUE</text:p>
          </table:table-cell>
          <table:table-cell table:formula="of:=IF([.B3]=[.E3]; &quot;&quot;; &quot;*&quot;)">
            <text:p/>
          </table:table-cell>
          <table:table-cell table:formula="of:=IF([.B3]=[.E3]; &quot;&quot;; [.E3]-[.B3])">
            <text:p/>
          </table:table-cell>
          <table:table-cell table:formula="of:=IF([.B3]=[.E3]; &quot;&quot;; (([.E3]-[.B3])/[.B3])*100)">
            <text:p/>
          </table:table-cell>
          <table:table-cell/>
          <table:table-cell office:value-type="string" calcext:value-type="string">
            <text:p>blanket_impl_u16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3]=[.L3]" office:value-type="boolean" office:boolean-value="true" calcext:value-type="boolean">
            <text:p>TRUE</text:p>
          </table:table-cell>
          <table:table-cell table:formula="of:=IF([.B3]=[.M3]; &quot;&quot;; &quot;*&quot;)">
            <text:p/>
          </table:table-cell>
          <table:table-cell table:formula="of:=IF([.B3]=[.M3]; &quot;&quot;; [.M3]-[.B3])">
            <text:p/>
          </table:table-cell>
          <table:table-cell table:formula="of:=IF([.B3]=[.M3]; &quot;&quot;; (([.M3]-[.B3])/[.B3])*100)">
            <text:p/>
          </table:table-cell>
        </table:table-row>
        <table:table-row table:style-name="ro1">
          <table:table-cell office:value-type="string" calcext:value-type="string">
            <text:p>break_in_strange_positions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break_in_strange_positions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[.A4]=[.D4]" office:value-type="boolean" office:boolean-value="true" calcext:value-type="boolean">
            <text:p>TRUE</text:p>
          </table:table-cell>
          <table:table-cell table:formula="of:=IF([.B4]=[.E4]; &quot;&quot;; &quot;*&quot;)">
            <text:p/>
          </table:table-cell>
          <table:table-cell table:formula="of:=IF([.B4]=[.E4]; &quot;&quot;; [.E4]-[.B4])">
            <text:p/>
          </table:table-cell>
          <table:table-cell table:formula="of:=IF([.B4]=[.E4]; &quot;&quot;; (([.E4]-[.B4])/[.B4])*100)">
            <text:p/>
          </table:table-cell>
          <table:table-cell/>
          <table:table-cell office:value-type="string" calcext:value-type="string">
            <text:p>break_in_strange_positions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[.D4]=[.L4]" office:value-type="boolean" office:boolean-value="true" calcext:value-type="boolean">
            <text:p>TRUE</text:p>
          </table:table-cell>
          <table:table-cell table:formula="of:=IF([.B4]=[.M4]; &quot;&quot;; &quot;*&quot;)">
            <text:p/>
          </table:table-cell>
          <table:table-cell table:formula="of:=IF([.B4]=[.M4]; &quot;&quot;; [.M4]-[.B4])">
            <text:p/>
          </table:table-cell>
          <table:table-cell table:formula="of:=IF([.B4]=[.M4]; &quot;&quot;; (([.M4]-[.B4])/[.B4])*100)">
            <text:p/>
          </table:table-cell>
        </table:table-row>
        <table:table-row table:style-name="ro1">
          <table:table-cell office:value-type="string" calcext:value-type="string">
            <text:p>conditional_compilation/ru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conditional_compilation/run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5]=[.D5]" office:value-type="boolean" office:boolean-value="true" calcext:value-type="boolean">
            <text:p>TRUE</text:p>
          </table:table-cell>
          <table:table-cell table:formula="of:=IF([.B5]=[.E5]; &quot;&quot;; &quot;*&quot;)">
            <text:p/>
          </table:table-cell>
          <table:table-cell table:formula="of:=IF([.B5]=[.E5]; &quot;&quot;; [.E5]-[.B5])">
            <text:p/>
          </table:table-cell>
          <table:table-cell table:formula="of:=IF([.B5]=[.E5]; &quot;&quot;; (([.E5]-[.B5])/[.B5])*100)">
            <text:p/>
          </table:table-cell>
          <table:table-cell/>
          <table:table-cell office:value-type="string" calcext:value-type="string">
            <text:p>conditional_compilation/run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5]=[.L5]" office:value-type="boolean" office:boolean-value="true" calcext:value-type="boolean">
            <text:p>TRUE</text:p>
          </table:table-cell>
          <table:table-cell table:formula="of:=IF([.B5]=[.M5]; &quot;&quot;; &quot;*&quot;)">
            <text:p/>
          </table:table-cell>
          <table:table-cell table:formula="of:=IF([.B5]=[.M5]; &quot;&quot;; [.M5]-[.B5])">
            <text:p/>
          </table:table-cell>
          <table:table-cell table:formula="of:=IF([.B5]=[.M5]; &quot;&quot;; (([.M5]-[.B5])/[.B5])*100)">
            <text:p/>
          </table:table-cell>
        </table:table-row>
        <table:table-row table:style-name="ro1">
          <table:table-cell office:value-type="string" calcext:value-type="string">
            <text:p>continue_in_strange_positions</text:p>
          </table:table-cell>
          <table:table-cell office:value-type="float" office:value="1072" calcext:value-type="float">
            <text:p>1072</text:p>
          </table:table-cell>
          <table:table-cell/>
          <table:table-cell office:value-type="string" calcext:value-type="string">
            <text:p>continue_in_strange_positions</text:p>
          </table:table-cell>
          <table:table-cell office:value-type="float" office:value="1072" calcext:value-type="float">
            <text:p>1072</text:p>
          </table:table-cell>
          <table:table-cell/>
          <table:table-cell table:formula="of:=[.A6]=[.D6]" office:value-type="boolean" office:boolean-value="true" calcext:value-type="boolean">
            <text:p>TRUE</text:p>
          </table:table-cell>
          <table:table-cell table:formula="of:=IF([.B6]=[.E6]; &quot;&quot;; &quot;*&quot;)">
            <text:p/>
          </table:table-cell>
          <table:table-cell table:formula="of:=IF([.B6]=[.E6]; &quot;&quot;; [.E6]-[.B6])">
            <text:p/>
          </table:table-cell>
          <table:table-cell table:formula="of:=IF([.B6]=[.E6]; &quot;&quot;; (([.E6]-[.B6])/[.B6])*100)">
            <text:p/>
          </table:table-cell>
          <table:table-cell/>
          <table:table-cell office:value-type="string" calcext:value-type="string">
            <text:p>continue_in_strange_positions</text:p>
          </table:table-cell>
          <table:table-cell office:value-type="float" office:value="1072" calcext:value-type="float">
            <text:p>1072</text:p>
          </table:table-cell>
          <table:table-cell/>
          <table:table-cell table:formula="of:=[.D6]=[.L6]" office:value-type="boolean" office:boolean-value="true" calcext:value-type="boolean">
            <text:p>TRUE</text:p>
          </table:table-cell>
          <table:table-cell table:formula="of:=IF([.B6]=[.M6]; &quot;&quot;; &quot;*&quot;)">
            <text:p/>
          </table:table-cell>
          <table:table-cell table:formula="of:=IF([.B6]=[.M6]; &quot;&quot;; [.M6]-[.B6])">
            <text:p/>
          </table:table-cell>
          <table:table-cell table:formula="of:=IF([.B6]=[.M6]; &quot;&quot;; (([.M6]-[.B6])/[.B6])*100)">
            <text:p/>
          </table:table-cell>
        </table:table-row>
        <table:table-row table:style-name="ro1">
          <table:table-cell office:value-type="string" calcext:value-type="string">
            <text:p>dca/alias_lib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dca/alias_lib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7]=[.D7]" office:value-type="boolean" office:boolean-value="true" calcext:value-type="boolean">
            <text:p>TRUE</text:p>
          </table:table-cell>
          <table:table-cell table:formula="of:=IF([.B7]=[.E7]; &quot;&quot;; &quot;*&quot;)">
            <text:p/>
          </table:table-cell>
          <table:table-cell table:formula="of:=IF([.B7]=[.E7]; &quot;&quot;; [.E7]-[.B7])">
            <text:p/>
          </table:table-cell>
          <table:table-cell table:formula="of:=IF([.B7]=[.E7]; &quot;&quot;; (([.E7]-[.B7])/[.B7])*100)">
            <text:p/>
          </table:table-cell>
          <table:table-cell/>
          <table:table-cell office:value-type="string" calcext:value-type="string">
            <text:p>dca/alias_lib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7]=[.L7]" office:value-type="boolean" office:boolean-value="true" calcext:value-type="boolean">
            <text:p>TRUE</text:p>
          </table:table-cell>
          <table:table-cell table:formula="of:=IF([.B7]=[.M7]; &quot;&quot;; &quot;*&quot;)">
            <text:p/>
          </table:table-cell>
          <table:table-cell table:formula="of:=IF([.B7]=[.M7]; &quot;&quot;; [.M7]-[.B7])">
            <text:p/>
          </table:table-cell>
          <table:table-cell table:formula="of:=IF([.B7]=[.M7]; &quot;&quot;; (([.M7]-[.B7])/[.B7])*100)">
            <text:p/>
          </table:table-cell>
        </table:table-row>
        <table:table-row table:style-name="ro1">
          <table:table-cell office:value-type="string" calcext:value-type="string">
            <text:p>dca/alias_type_ascriptio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alias_type_ascriptio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8]=[.D8]" office:value-type="boolean" office:boolean-value="true" calcext:value-type="boolean">
            <text:p>TRUE</text:p>
          </table:table-cell>
          <table:table-cell table:formula="of:=IF([.B8]=[.E8]; &quot;&quot;; &quot;*&quot;)">
            <text:p/>
          </table:table-cell>
          <table:table-cell table:formula="of:=IF([.B8]=[.E8]; &quot;&quot;; [.E8]-[.B8])">
            <text:p/>
          </table:table-cell>
          <table:table-cell table:formula="of:=IF([.B8]=[.E8]; &quot;&quot;; (([.E8]-[.B8])/[.B8])*100)">
            <text:p/>
          </table:table-cell>
          <table:table-cell/>
          <table:table-cell office:value-type="string" calcext:value-type="string">
            <text:p>dca/alias_type_ascriptio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8]=[.L8]" office:value-type="boolean" office:boolean-value="true" calcext:value-type="boolean">
            <text:p>TRUE</text:p>
          </table:table-cell>
          <table:table-cell table:formula="of:=IF([.B8]=[.M8]; &quot;&quot;; &quot;*&quot;)">
            <text:p/>
          </table:table-cell>
          <table:table-cell table:formula="of:=IF([.B8]=[.M8]; &quot;&quot;; [.M8]-[.B8])">
            <text:p/>
          </table:table-cell>
          <table:table-cell table:formula="of:=IF([.B8]=[.M8]; &quot;&quot;; (([.M8]-[.B8])/[.B8])*100)">
            <text:p/>
          </table:table-cell>
        </table:table-row>
        <table:table-row table:style-name="ro1">
          <table:table-cell office:value-type="string" calcext:value-type="string">
            <text:p>dca/alias_type_ascription_generic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alias_type_ascription_generic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9]=[.D9]" office:value-type="boolean" office:boolean-value="true" calcext:value-type="boolean">
            <text:p>TRUE</text:p>
          </table:table-cell>
          <table:table-cell table:formula="of:=IF([.B9]=[.E9]; &quot;&quot;; &quot;*&quot;)">
            <text:p/>
          </table:table-cell>
          <table:table-cell table:formula="of:=IF([.B9]=[.E9]; &quot;&quot;; [.E9]-[.B9])">
            <text:p/>
          </table:table-cell>
          <table:table-cell table:formula="of:=IF([.B9]=[.E9]; &quot;&quot;; (([.E9]-[.B9])/[.B9])*100)">
            <text:p/>
          </table:table-cell>
          <table:table-cell/>
          <table:table-cell office:value-type="string" calcext:value-type="string">
            <text:p>dca/alias_type_ascription_generic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9]=[.L9]" office:value-type="boolean" office:boolean-value="true" calcext:value-type="boolean">
            <text:p>TRUE</text:p>
          </table:table-cell>
          <table:table-cell table:formula="of:=IF([.B9]=[.M9]; &quot;&quot;; &quot;*&quot;)">
            <text:p/>
          </table:table-cell>
          <table:table-cell table:formula="of:=IF([.B9]=[.M9]; &quot;&quot;; [.M9]-[.B9])">
            <text:p/>
          </table:table-cell>
          <table:table-cell table:formula="of:=IF([.B9]=[.M9]; &quot;&quot;; (([.M9]-[.B9])/[.B9])*100)">
            <text:p/>
          </table:table-cell>
        </table:table-row>
        <table:table-row table:style-name="ro1">
          <table:table-cell office:value-type="string" calcext:value-type="string">
            <text:p>dca/alias_unuse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alias_unuse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10]=[.D10]" office:value-type="boolean" office:boolean-value="true" calcext:value-type="boolean">
            <text:p>TRUE</text:p>
          </table:table-cell>
          <table:table-cell table:formula="of:=IF([.B10]=[.E10]; &quot;&quot;; &quot;*&quot;)">
            <text:p/>
          </table:table-cell>
          <table:table-cell table:formula="of:=IF([.B10]=[.E10]; &quot;&quot;; [.E10]-[.B10])">
            <text:p/>
          </table:table-cell>
          <table:table-cell table:formula="of:=IF([.B10]=[.E10]; &quot;&quot;; (([.E10]-[.B10])/[.B10])*100)">
            <text:p/>
          </table:table-cell>
          <table:table-cell/>
          <table:table-cell office:value-type="string" calcext:value-type="string">
            <text:p>dca/alias_unuse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10]=[.L10]" office:value-type="boolean" office:boolean-value="true" calcext:value-type="boolean">
            <text:p>TRUE</text:p>
          </table:table-cell>
          <table:table-cell table:formula="of:=IF([.B10]=[.M10]; &quot;&quot;; &quot;*&quot;)">
            <text:p/>
          </table:table-cell>
          <table:table-cell table:formula="of:=IF([.B10]=[.M10]; &quot;&quot;; [.M10]-[.B10])">
            <text:p/>
          </table:table-cell>
          <table:table-cell table:formula="of:=IF([.B10]=[.M10]; &quot;&quot;; (([.M10]-[.B10])/[.B10])*100)">
            <text:p/>
          </table:table-cell>
        </table:table-row>
        <table:table-row table:style-name="ro1">
          <table:table-cell office:value-type="string" calcext:value-type="string">
            <text:p>dca/allow_dead_cod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allow_dead_cod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11]=[.D11]" office:value-type="boolean" office:boolean-value="true" calcext:value-type="boolean">
            <text:p>TRUE</text:p>
          </table:table-cell>
          <table:table-cell table:formula="of:=IF([.B11]=[.E11]; &quot;&quot;; &quot;*&quot;)">
            <text:p/>
          </table:table-cell>
          <table:table-cell table:formula="of:=IF([.B11]=[.E11]; &quot;&quot;; [.E11]-[.B11])">
            <text:p/>
          </table:table-cell>
          <table:table-cell table:formula="of:=IF([.B11]=[.E11]; &quot;&quot;; (([.E11]-[.B11])/[.B11])*100)">
            <text:p/>
          </table:table-cell>
          <table:table-cell/>
          <table:table-cell office:value-type="string" calcext:value-type="string">
            <text:p>dca/allow_dead_cod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11]=[.L11]" office:value-type="boolean" office:boolean-value="true" calcext:value-type="boolean">
            <text:p>TRUE</text:p>
          </table:table-cell>
          <table:table-cell table:formula="of:=IF([.B11]=[.M11]; &quot;&quot;; &quot;*&quot;)">
            <text:p/>
          </table:table-cell>
          <table:table-cell table:formula="of:=IF([.B11]=[.M11]; &quot;&quot;; [.M11]-[.B11])">
            <text:p/>
          </table:table-cell>
          <table:table-cell table:formula="of:=IF([.B11]=[.M11]; &quot;&quot;; (([.M11]-[.B11])/[.B11])*100)">
            <text:p/>
          </table:table-cell>
        </table:table-row>
        <table:table-row table:style-name="ro1">
          <table:table-cell office:value-type="string" calcext:value-type="string">
            <text:p>dca/all_paths_retur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all_paths_retur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12]=[.D12]" office:value-type="boolean" office:boolean-value="true" calcext:value-type="boolean">
            <text:p>TRUE</text:p>
          </table:table-cell>
          <table:table-cell table:formula="of:=IF([.B12]=[.E12]; &quot;&quot;; &quot;*&quot;)">
            <text:p/>
          </table:table-cell>
          <table:table-cell table:formula="of:=IF([.B12]=[.E12]; &quot;&quot;; [.E12]-[.B12])">
            <text:p/>
          </table:table-cell>
          <table:table-cell table:formula="of:=IF([.B12]=[.E12]; &quot;&quot;; (([.E12]-[.B12])/[.B12])*100)">
            <text:p/>
          </table:table-cell>
          <table:table-cell/>
          <table:table-cell office:value-type="string" calcext:value-type="string">
            <text:p>dca/all_paths_retur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12]=[.L12]" office:value-type="boolean" office:boolean-value="true" calcext:value-type="boolean">
            <text:p>TRUE</text:p>
          </table:table-cell>
          <table:table-cell table:formula="of:=IF([.B12]=[.M12]; &quot;&quot;; &quot;*&quot;)">
            <text:p/>
          </table:table-cell>
          <table:table-cell table:formula="of:=IF([.B12]=[.M12]; &quot;&quot;; [.M12]-[.B12])">
            <text:p/>
          </table:table-cell>
          <table:table-cell table:formula="of:=IF([.B12]=[.M12]; &quot;&quot;; (([.M12]-[.B12])/[.B12])*100)">
            <text:p/>
          </table:table-cell>
        </table:table-row>
        <table:table-row table:style-name="ro1">
          <table:table-cell office:value-type="string" calcext:value-type="string">
            <text:p>dca/constant_decl_expr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ca/constant_decl_expr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3]=[.D13]" office:value-type="boolean" office:boolean-value="true" calcext:value-type="boolean">
            <text:p>TRUE</text:p>
          </table:table-cell>
          <table:table-cell table:formula="of:=IF([.B13]=[.E13]; &quot;&quot;; &quot;*&quot;)">
            <text:p/>
          </table:table-cell>
          <table:table-cell table:formula="of:=IF([.B13]=[.E13]; &quot;&quot;; [.E13]-[.B13])">
            <text:p/>
          </table:table-cell>
          <table:table-cell table:formula="of:=IF([.B13]=[.E13]; &quot;&quot;; (([.E13]-[.B13])/[.B13])*100)">
            <text:p/>
          </table:table-cell>
          <table:table-cell/>
          <table:table-cell office:value-type="string" calcext:value-type="string">
            <text:p>dca/constant_decl_expr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13]=[.L13]" office:value-type="boolean" office:boolean-value="true" calcext:value-type="boolean">
            <text:p>TRUE</text:p>
          </table:table-cell>
          <table:table-cell table:formula="of:=IF([.B13]=[.M13]; &quot;&quot;; &quot;*&quot;)">
            <text:p/>
          </table:table-cell>
          <table:table-cell table:formula="of:=IF([.B13]=[.M13]; &quot;&quot;; [.M13]-[.B13])">
            <text:p/>
          </table:table-cell>
          <table:table-cell table:formula="of:=IF([.B13]=[.M13]; &quot;&quot;; (([.M13]-[.B13])/[.B13])*100)">
            <text:p/>
          </table:table-cell>
        </table:table-row>
        <table:table-row table:style-name="ro1">
          <table:table-cell office:value-type="string" calcext:value-type="string">
            <text:p>dca/constant_struc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ca/constant_struc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4]=[.D14]" office:value-type="boolean" office:boolean-value="true" calcext:value-type="boolean">
            <text:p>TRUE</text:p>
          </table:table-cell>
          <table:table-cell table:formula="of:=IF([.B14]=[.E14]; &quot;&quot;; &quot;*&quot;)">
            <text:p/>
          </table:table-cell>
          <table:table-cell table:formula="of:=IF([.B14]=[.E14]; &quot;&quot;; [.E14]-[.B14])">
            <text:p/>
          </table:table-cell>
          <table:table-cell table:formula="of:=IF([.B14]=[.E14]; &quot;&quot;; (([.E14]-[.B14])/[.B14])*100)">
            <text:p/>
          </table:table-cell>
          <table:table-cell/>
          <table:table-cell office:value-type="string" calcext:value-type="string">
            <text:p>dca/constant_struc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14]=[.L14]" office:value-type="boolean" office:boolean-value="true" calcext:value-type="boolean">
            <text:p>TRUE</text:p>
          </table:table-cell>
          <table:table-cell table:formula="of:=IF([.B14]=[.M14]; &quot;&quot;; &quot;*&quot;)">
            <text:p/>
          </table:table-cell>
          <table:table-cell table:formula="of:=IF([.B14]=[.M14]; &quot;&quot;; [.M14]-[.B14])">
            <text:p/>
          </table:table-cell>
          <table:table-cell table:formula="of:=IF([.B14]=[.M14]; &quot;&quot;; (([.M14]-[.B14])/[.B14])*100)">
            <text:p/>
          </table:table-cell>
        </table:table-row>
        <table:table-row table:style-name="ro1">
          <table:table-cell office:value-type="string" calcext:value-type="string">
            <text:p>dca/constant_whil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constant_whil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15]=[.D15]" office:value-type="boolean" office:boolean-value="true" calcext:value-type="boolean">
            <text:p>TRUE</text:p>
          </table:table-cell>
          <table:table-cell table:formula="of:=IF([.B15]=[.E15]; &quot;&quot;; &quot;*&quot;)">
            <text:p/>
          </table:table-cell>
          <table:table-cell table:formula="of:=IF([.B15]=[.E15]; &quot;&quot;; [.E15]-[.B15])">
            <text:p/>
          </table:table-cell>
          <table:table-cell table:formula="of:=IF([.B15]=[.E15]; &quot;&quot;; (([.E15]-[.B15])/[.B15])*100)">
            <text:p/>
          </table:table-cell>
          <table:table-cell/>
          <table:table-cell office:value-type="string" calcext:value-type="string">
            <text:p>dca/constant_whil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15]=[.L15]" office:value-type="boolean" office:boolean-value="true" calcext:value-type="boolean">
            <text:p>TRUE</text:p>
          </table:table-cell>
          <table:table-cell table:formula="of:=IF([.B15]=[.M15]; &quot;&quot;; &quot;*&quot;)">
            <text:p/>
          </table:table-cell>
          <table:table-cell table:formula="of:=IF([.B15]=[.M15]; &quot;&quot;; [.M15]-[.B15])">
            <text:p/>
          </table:table-cell>
          <table:table-cell table:formula="of:=IF([.B15]=[.M15]; &quot;&quot;; (([.M15]-[.B15])/[.B15])*100)">
            <text:p/>
          </table:table-cell>
        </table:table-row>
        <table:table-row table:style-name="ro1">
          <table:table-cell office:value-type="string" calcext:value-type="string">
            <text:p>dca/contract/abi_fn_params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dca/contract/abi_fn_params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A16]=[.D16]" office:value-type="boolean" office:boolean-value="true" calcext:value-type="boolean">
            <text:p>TRUE</text:p>
          </table:table-cell>
          <table:table-cell table:formula="of:=IF([.B16]=[.E16]; &quot;&quot;; &quot;*&quot;)">
            <text:p/>
          </table:table-cell>
          <table:table-cell table:formula="of:=IF([.B16]=[.E16]; &quot;&quot;; [.E16]-[.B16])">
            <text:p/>
          </table:table-cell>
          <table:table-cell table:formula="of:=IF([.B16]=[.E16]; &quot;&quot;; (([.E16]-[.B16])/[.B16])*100)">
            <text:p/>
          </table:table-cell>
          <table:table-cell/>
          <table:table-cell office:value-type="string" calcext:value-type="string">
            <text:p>dca/contract/abi_fn_params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D16]=[.L16]" office:value-type="boolean" office:boolean-value="true" calcext:value-type="boolean">
            <text:p>TRUE</text:p>
          </table:table-cell>
          <table:table-cell table:formula="of:=IF([.B16]=[.M16]; &quot;&quot;; &quot;*&quot;)">
            <text:p/>
          </table:table-cell>
          <table:table-cell table:formula="of:=IF([.B16]=[.M16]; &quot;&quot;; [.M16]-[.B16])">
            <text:p/>
          </table:table-cell>
          <table:table-cell table:formula="of:=IF([.B16]=[.M16]; &quot;&quot;; (([.M16]-[.B16])/[.B16])*100)">
            <text:p/>
          </table:table-cell>
        </table:table-row>
        <table:table-row table:style-name="ro1">
          <table:table-cell office:value-type="string" calcext:value-type="string">
            <text:p>dca/contract/superabi_contract_calls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dca/contract/superabi_contract_calls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[.A17]=[.D17]" office:value-type="boolean" office:boolean-value="true" calcext:value-type="boolean">
            <text:p>TRUE</text:p>
          </table:table-cell>
          <table:table-cell table:formula="of:=IF([.B17]=[.E17]; &quot;&quot;; &quot;*&quot;)">
            <text:p/>
          </table:table-cell>
          <table:table-cell table:formula="of:=IF([.B17]=[.E17]; &quot;&quot;; [.E17]-[.B17])">
            <text:p/>
          </table:table-cell>
          <table:table-cell table:formula="of:=IF([.B17]=[.E17]; &quot;&quot;; (([.E17]-[.B17])/[.B17])*100)">
            <text:p/>
          </table:table-cell>
          <table:table-cell/>
          <table:table-cell office:value-type="string" calcext:value-type="string">
            <text:p>dca/contract/superabi_contract_calls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[.D17]=[.L17]" office:value-type="boolean" office:boolean-value="true" calcext:value-type="boolean">
            <text:p>TRUE</text:p>
          </table:table-cell>
          <table:table-cell table:formula="of:=IF([.B17]=[.M17]; &quot;&quot;; &quot;*&quot;)">
            <text:p/>
          </table:table-cell>
          <table:table-cell table:formula="of:=IF([.B17]=[.M17]; &quot;&quot;; [.M17]-[.B17])">
            <text:p/>
          </table:table-cell>
          <table:table-cell table:formula="of:=IF([.B17]=[.M17]; &quot;&quot;; (([.M17]-[.B17])/[.B17])*100)">
            <text:p/>
          </table:table-cell>
        </table:table-row>
        <table:table-row table:style-name="ro1">
          <table:table-cell office:value-type="string" calcext:value-type="string">
            <text:p>dca/contract/unused_struct_field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dca/contract/unused_struct_field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18]=[.D18]" office:value-type="boolean" office:boolean-value="true" calcext:value-type="boolean">
            <text:p>TRUE</text:p>
          </table:table-cell>
          <table:table-cell table:formula="of:=IF([.B18]=[.E18]; &quot;&quot;; &quot;*&quot;)">
            <text:p/>
          </table:table-cell>
          <table:table-cell table:formula="of:=IF([.B18]=[.E18]; &quot;&quot;; [.E18]-[.B18])">
            <text:p/>
          </table:table-cell>
          <table:table-cell table:formula="of:=IF([.B18]=[.E18]; &quot;&quot;; (([.E18]-[.B18])/[.B18])*100)">
            <text:p/>
          </table:table-cell>
          <table:table-cell/>
          <table:table-cell office:value-type="string" calcext:value-type="string">
            <text:p>dca/contract/unused_struct_field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D18]=[.L18]" office:value-type="boolean" office:boolean-value="true" calcext:value-type="boolean">
            <text:p>TRUE</text:p>
          </table:table-cell>
          <table:table-cell table:formula="of:=IF([.B18]=[.M18]; &quot;&quot;; &quot;*&quot;)">
            <text:p/>
          </table:table-cell>
          <table:table-cell table:formula="of:=IF([.B18]=[.M18]; &quot;&quot;; [.M18]-[.B18])">
            <text:p/>
          </table:table-cell>
          <table:table-cell table:formula="of:=IF([.B18]=[.M18]; &quot;&quot;; (([.M18]-[.B18])/[.B18])*100)">
            <text:p/>
          </table:table-cell>
        </table:table-row>
        <table:table-row table:style-name="ro1">
          <table:table-cell office:value-type="string" calcext:value-type="string">
            <text:p>dca/contract/unused_struct_field_array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dca/contract/unused_struct_field_array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19]=[.D19]" office:value-type="boolean" office:boolean-value="true" calcext:value-type="boolean">
            <text:p>TRUE</text:p>
          </table:table-cell>
          <table:table-cell table:formula="of:=IF([.B19]=[.E19]; &quot;&quot;; &quot;*&quot;)">
            <text:p/>
          </table:table-cell>
          <table:table-cell table:formula="of:=IF([.B19]=[.E19]; &quot;&quot;; [.E19]-[.B19])">
            <text:p/>
          </table:table-cell>
          <table:table-cell table:formula="of:=IF([.B19]=[.E19]; &quot;&quot;; (([.E19]-[.B19])/[.B19])*100)">
            <text:p/>
          </table:table-cell>
          <table:table-cell/>
          <table:table-cell office:value-type="string" calcext:value-type="string">
            <text:p>dca/contract/unused_struct_field_array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D19]=[.L19]" office:value-type="boolean" office:boolean-value="true" calcext:value-type="boolean">
            <text:p>TRUE</text:p>
          </table:table-cell>
          <table:table-cell table:formula="of:=IF([.B19]=[.M19]; &quot;&quot;; &quot;*&quot;)">
            <text:p/>
          </table:table-cell>
          <table:table-cell table:formula="of:=IF([.B19]=[.M19]; &quot;&quot;; [.M19]-[.B19])">
            <text:p/>
          </table:table-cell>
          <table:table-cell table:formula="of:=IF([.B19]=[.M19]; &quot;&quot;; (([.M19]-[.B19])/[.B19])*100)">
            <text:p/>
          </table:table-cell>
        </table:table-row>
        <table:table-row table:style-name="ro1">
          <table:table-cell office:value-type="string" calcext:value-type="string">
            <text:p>dca/contract/unused_struct_field_enum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dca/contract/unused_struct_field_enum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20]=[.D20]" office:value-type="boolean" office:boolean-value="true" calcext:value-type="boolean">
            <text:p>TRUE</text:p>
          </table:table-cell>
          <table:table-cell table:formula="of:=IF([.B20]=[.E20]; &quot;&quot;; &quot;*&quot;)">
            <text:p/>
          </table:table-cell>
          <table:table-cell table:formula="of:=IF([.B20]=[.E20]; &quot;&quot;; [.E20]-[.B20])">
            <text:p/>
          </table:table-cell>
          <table:table-cell table:formula="of:=IF([.B20]=[.E20]; &quot;&quot;; (([.E20]-[.B20])/[.B20])*100)">
            <text:p/>
          </table:table-cell>
          <table:table-cell/>
          <table:table-cell office:value-type="string" calcext:value-type="string">
            <text:p>dca/contract/unused_struct_field_enum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D20]=[.L20]" office:value-type="boolean" office:boolean-value="true" calcext:value-type="boolean">
            <text:p>TRUE</text:p>
          </table:table-cell>
          <table:table-cell table:formula="of:=IF([.B20]=[.M20]; &quot;&quot;; &quot;*&quot;)">
            <text:p/>
          </table:table-cell>
          <table:table-cell table:formula="of:=IF([.B20]=[.M20]; &quot;&quot;; [.M20]-[.B20])">
            <text:p/>
          </table:table-cell>
          <table:table-cell table:formula="of:=IF([.B20]=[.M20]; &quot;&quot;; (([.M20]-[.B20])/[.B20])*100)">
            <text:p/>
          </table:table-cell>
        </table:table-row>
        <table:table-row table:style-name="ro1">
          <table:table-cell office:value-type="string" calcext:value-type="string">
            <text:p>dca/contract/unused_struct_field_tuple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dca/contract/unused_struct_field_tuple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21]=[.D21]" office:value-type="boolean" office:boolean-value="true" calcext:value-type="boolean">
            <text:p>TRUE</text:p>
          </table:table-cell>
          <table:table-cell table:formula="of:=IF([.B21]=[.E21]; &quot;&quot;; &quot;*&quot;)">
            <text:p/>
          </table:table-cell>
          <table:table-cell table:formula="of:=IF([.B21]=[.E21]; &quot;&quot;; [.E21]-[.B21])">
            <text:p/>
          </table:table-cell>
          <table:table-cell table:formula="of:=IF([.B21]=[.E21]; &quot;&quot;; (([.E21]-[.B21])/[.B21])*100)">
            <text:p/>
          </table:table-cell>
          <table:table-cell/>
          <table:table-cell office:value-type="string" calcext:value-type="string">
            <text:p>dca/contract/unused_struct_field_tuple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D21]=[.L21]" office:value-type="boolean" office:boolean-value="true" calcext:value-type="boolean">
            <text:p>TRUE</text:p>
          </table:table-cell>
          <table:table-cell table:formula="of:=IF([.B21]=[.M21]; &quot;&quot;; &quot;*&quot;)">
            <text:p/>
          </table:table-cell>
          <table:table-cell table:formula="of:=IF([.B21]=[.M21]; &quot;&quot;; [.M21]-[.B21])">
            <text:p/>
          </table:table-cell>
          <table:table-cell table:formula="of:=IF([.B21]=[.M21]; &quot;&quot;; (([.M21]-[.B21])/[.B21])*100)">
            <text:p/>
          </table:table-cell>
        </table:table-row>
        <table:table-row table:style-name="ro1">
          <table:table-cell office:value-type="string" calcext:value-type="string">
            <text:p>dca/func_param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func_param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2]=[.D22]" office:value-type="boolean" office:boolean-value="true" calcext:value-type="boolean">
            <text:p>TRUE</text:p>
          </table:table-cell>
          <table:table-cell table:formula="of:=IF([.B22]=[.E22]; &quot;&quot;; &quot;*&quot;)">
            <text:p/>
          </table:table-cell>
          <table:table-cell table:formula="of:=IF([.B22]=[.E22]; &quot;&quot;; [.E22]-[.B22])">
            <text:p/>
          </table:table-cell>
          <table:table-cell table:formula="of:=IF([.B22]=[.E22]; &quot;&quot;; (([.E22]-[.B22])/[.B22])*100)">
            <text:p/>
          </table:table-cell>
          <table:table-cell/>
          <table:table-cell office:value-type="string" calcext:value-type="string">
            <text:p>dca/func_param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2]=[.L22]" office:value-type="boolean" office:boolean-value="true" calcext:value-type="boolean">
            <text:p>TRUE</text:p>
          </table:table-cell>
          <table:table-cell table:formula="of:=IF([.B22]=[.M22]; &quot;&quot;; &quot;*&quot;)">
            <text:p/>
          </table:table-cell>
          <table:table-cell table:formula="of:=IF([.B22]=[.M22]; &quot;&quot;; [.M22]-[.B22])">
            <text:p/>
          </table:table-cell>
          <table:table-cell table:formula="of:=IF([.B22]=[.M22]; &quot;&quot;; (([.M22]-[.B22])/[.B22])*100)">
            <text:p/>
          </table:table-cell>
        </table:table-row>
        <table:table-row table:style-name="ro1">
          <table:table-cell office:value-type="string" calcext:value-type="string">
            <text:p>dca/generic_fn_trait_constrain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generic_fn_trait_constrain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3]=[.D23]" office:value-type="boolean" office:boolean-value="true" calcext:value-type="boolean">
            <text:p>TRUE</text:p>
          </table:table-cell>
          <table:table-cell table:formula="of:=IF([.B23]=[.E23]; &quot;&quot;; &quot;*&quot;)">
            <text:p/>
          </table:table-cell>
          <table:table-cell table:formula="of:=IF([.B23]=[.E23]; &quot;&quot;; [.E23]-[.B23])">
            <text:p/>
          </table:table-cell>
          <table:table-cell table:formula="of:=IF([.B23]=[.E23]; &quot;&quot;; (([.E23]-[.B23])/[.B23])*100)">
            <text:p/>
          </table:table-cell>
          <table:table-cell/>
          <table:table-cell office:value-type="string" calcext:value-type="string">
            <text:p>dca/generic_fn_trait_constrain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3]=[.L23]" office:value-type="boolean" office:boolean-value="true" calcext:value-type="boolean">
            <text:p>TRUE</text:p>
          </table:table-cell>
          <table:table-cell table:formula="of:=IF([.B23]=[.M23]; &quot;&quot;; &quot;*&quot;)">
            <text:p/>
          </table:table-cell>
          <table:table-cell table:formula="of:=IF([.B23]=[.M23]; &quot;&quot;; [.M23]-[.B23])">
            <text:p/>
          </table:table-cell>
          <table:table-cell table:formula="of:=IF([.B23]=[.M23]; &quot;&quot;; (([.M23]-[.B23])/[.B23])*100)">
            <text:p/>
          </table:table-cell>
        </table:table-row>
        <table:table-row table:style-name="ro1">
          <table:table-cell office:value-type="string" calcext:value-type="string">
            <text:p>dca/impl_self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impl_self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4]=[.D24]" office:value-type="boolean" office:boolean-value="true" calcext:value-type="boolean">
            <text:p>TRUE</text:p>
          </table:table-cell>
          <table:table-cell table:formula="of:=IF([.B24]=[.E24]; &quot;&quot;; &quot;*&quot;)">
            <text:p/>
          </table:table-cell>
          <table:table-cell table:formula="of:=IF([.B24]=[.E24]; &quot;&quot;; [.E24]-[.B24])">
            <text:p/>
          </table:table-cell>
          <table:table-cell table:formula="of:=IF([.B24]=[.E24]; &quot;&quot;; (([.E24]-[.B24])/[.B24])*100)">
            <text:p/>
          </table:table-cell>
          <table:table-cell/>
          <table:table-cell office:value-type="string" calcext:value-type="string">
            <text:p>dca/impl_self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4]=[.L24]" office:value-type="boolean" office:boolean-value="true" calcext:value-type="boolean">
            <text:p>TRUE</text:p>
          </table:table-cell>
          <table:table-cell table:formula="of:=IF([.B24]=[.M24]; &quot;&quot;; &quot;*&quot;)">
            <text:p/>
          </table:table-cell>
          <table:table-cell table:formula="of:=IF([.B24]=[.M24]; &quot;&quot;; [.M24]-[.B24])">
            <text:p/>
          </table:table-cell>
          <table:table-cell table:formula="of:=IF([.B24]=[.M24]; &quot;&quot;; (([.M24]-[.B24])/[.B24])*100)">
            <text:p/>
          </table:table-cell>
        </table:table-row>
        <table:table-row table:style-name="ro1">
          <table:table-cell office:value-type="string" calcext:value-type="string">
            <text:p>dca/impl_self_alias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impl_self_alias2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5]=[.D25]" office:value-type="boolean" office:boolean-value="true" calcext:value-type="boolean">
            <text:p>TRUE</text:p>
          </table:table-cell>
          <table:table-cell table:formula="of:=IF([.B25]=[.E25]; &quot;&quot;; &quot;*&quot;)">
            <text:p/>
          </table:table-cell>
          <table:table-cell table:formula="of:=IF([.B25]=[.E25]; &quot;&quot;; [.E25]-[.B25])">
            <text:p/>
          </table:table-cell>
          <table:table-cell table:formula="of:=IF([.B25]=[.E25]; &quot;&quot;; (([.E25]-[.B25])/[.B25])*100)">
            <text:p/>
          </table:table-cell>
          <table:table-cell/>
          <table:table-cell office:value-type="string" calcext:value-type="string">
            <text:p>dca/impl_self_alias2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5]=[.L25]" office:value-type="boolean" office:boolean-value="true" calcext:value-type="boolean">
            <text:p>TRUE</text:p>
          </table:table-cell>
          <table:table-cell table:formula="of:=IF([.B25]=[.M25]; &quot;&quot;; &quot;*&quot;)">
            <text:p/>
          </table:table-cell>
          <table:table-cell table:formula="of:=IF([.B25]=[.M25]; &quot;&quot;; [.M25]-[.B25])">
            <text:p/>
          </table:table-cell>
          <table:table-cell table:formula="of:=IF([.B25]=[.M25]; &quot;&quot;; (([.M25]-[.B25])/[.B25])*100)">
            <text:p/>
          </table:table-cell>
        </table:table-row>
        <table:table-row table:style-name="ro1">
          <table:table-cell office:value-type="string" calcext:value-type="string">
            <text:p>dca/impl_self_alia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impl_self_alia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6]=[.D26]" office:value-type="boolean" office:boolean-value="true" calcext:value-type="boolean">
            <text:p>TRUE</text:p>
          </table:table-cell>
          <table:table-cell table:formula="of:=IF([.B26]=[.E26]; &quot;&quot;; &quot;*&quot;)">
            <text:p/>
          </table:table-cell>
          <table:table-cell table:formula="of:=IF([.B26]=[.E26]; &quot;&quot;; [.E26]-[.B26])">
            <text:p/>
          </table:table-cell>
          <table:table-cell table:formula="of:=IF([.B26]=[.E26]; &quot;&quot;; (([.E26]-[.B26])/[.B26])*100)">
            <text:p/>
          </table:table-cell>
          <table:table-cell/>
          <table:table-cell office:value-type="string" calcext:value-type="string">
            <text:p>dca/impl_self_alia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6]=[.L26]" office:value-type="boolean" office:boolean-value="true" calcext:value-type="boolean">
            <text:p>TRUE</text:p>
          </table:table-cell>
          <table:table-cell table:formula="of:=IF([.B26]=[.M26]; &quot;&quot;; &quot;*&quot;)">
            <text:p/>
          </table:table-cell>
          <table:table-cell table:formula="of:=IF([.B26]=[.M26]; &quot;&quot;; [.M26]-[.B26])">
            <text:p/>
          </table:table-cell>
          <table:table-cell table:formula="of:=IF([.B26]=[.M26]; &quot;&quot;; (([.M26]-[.B26])/[.B26])*100)">
            <text:p/>
          </table:table-cell>
        </table:table-row>
        <table:table-row table:style-name="ro1">
          <table:table-cell office:value-type="string" calcext:value-type="string">
            <text:p>dca/impl_trait_multipl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impl_trait_multipl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7]=[.D27]" office:value-type="boolean" office:boolean-value="true" calcext:value-type="boolean">
            <text:p>TRUE</text:p>
          </table:table-cell>
          <table:table-cell table:formula="of:=IF([.B27]=[.E27]; &quot;&quot;; &quot;*&quot;)">
            <text:p/>
          </table:table-cell>
          <table:table-cell table:formula="of:=IF([.B27]=[.E27]; &quot;&quot;; [.E27]-[.B27])">
            <text:p/>
          </table:table-cell>
          <table:table-cell table:formula="of:=IF([.B27]=[.E27]; &quot;&quot;; (([.E27]-[.B27])/[.B27])*100)">
            <text:p/>
          </table:table-cell>
          <table:table-cell/>
          <table:table-cell office:value-type="string" calcext:value-type="string">
            <text:p>dca/impl_trait_multipl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7]=[.L27]" office:value-type="boolean" office:boolean-value="true" calcext:value-type="boolean">
            <text:p>TRUE</text:p>
          </table:table-cell>
          <table:table-cell table:formula="of:=IF([.B27]=[.M27]; &quot;&quot;; &quot;*&quot;)">
            <text:p/>
          </table:table-cell>
          <table:table-cell table:formula="of:=IF([.B27]=[.M27]; &quot;&quot;; [.M27]-[.B27])">
            <text:p/>
          </table:table-cell>
          <table:table-cell table:formula="of:=IF([.B27]=[.M27]; &quot;&quot;; (([.M27]-[.B27])/[.B27])*100)">
            <text:p/>
          </table:table-cell>
        </table:table-row>
        <table:table-row table:style-name="ro1">
          <table:table-cell office:value-type="string" calcext:value-type="string">
            <text:p>dca/impl_trait_singl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impl_trait_singl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8]=[.D28]" office:value-type="boolean" office:boolean-value="true" calcext:value-type="boolean">
            <text:p>TRUE</text:p>
          </table:table-cell>
          <table:table-cell table:formula="of:=IF([.B28]=[.E28]; &quot;&quot;; &quot;*&quot;)">
            <text:p/>
          </table:table-cell>
          <table:table-cell table:formula="of:=IF([.B28]=[.E28]; &quot;&quot;; [.E28]-[.B28])">
            <text:p/>
          </table:table-cell>
          <table:table-cell table:formula="of:=IF([.B28]=[.E28]; &quot;&quot;; (([.E28]-[.B28])/[.B28])*100)">
            <text:p/>
          </table:table-cell>
          <table:table-cell/>
          <table:table-cell office:value-type="string" calcext:value-type="string">
            <text:p>dca/impl_trait_singl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8]=[.L28]" office:value-type="boolean" office:boolean-value="true" calcext:value-type="boolean">
            <text:p>TRUE</text:p>
          </table:table-cell>
          <table:table-cell table:formula="of:=IF([.B28]=[.M28]; &quot;&quot;; &quot;*&quot;)">
            <text:p/>
          </table:table-cell>
          <table:table-cell table:formula="of:=IF([.B28]=[.M28]; &quot;&quot;; [.M28]-[.B28])">
            <text:p/>
          </table:table-cell>
          <table:table-cell table:formula="of:=IF([.B28]=[.M28]; &quot;&quot;; (([.M28]-[.B28])/[.B28])*100)">
            <text:p/>
          </table:table-cell>
        </table:table-row>
        <table:table-row table:style-name="ro1">
          <table:table-cell office:value-type="string" calcext:value-type="string">
            <text:p>dca/impl_unused_fn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dca/impl_unused_fn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29]=[.D29]" office:value-type="boolean" office:boolean-value="true" calcext:value-type="boolean">
            <text:p>TRUE</text:p>
          </table:table-cell>
          <table:table-cell table:formula="of:=IF([.B29]=[.E29]; &quot;&quot;; &quot;*&quot;)">
            <text:p/>
          </table:table-cell>
          <table:table-cell table:formula="of:=IF([.B29]=[.E29]; &quot;&quot;; [.E29]-[.B29])">
            <text:p/>
          </table:table-cell>
          <table:table-cell table:formula="of:=IF([.B29]=[.E29]; &quot;&quot;; (([.E29]-[.B29])/[.B29])*100)">
            <text:p/>
          </table:table-cell>
          <table:table-cell/>
          <table:table-cell office:value-type="string" calcext:value-type="string">
            <text:p>dca/impl_unused_fn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29]=[.L29]" office:value-type="boolean" office:boolean-value="true" calcext:value-type="boolean">
            <text:p>TRUE</text:p>
          </table:table-cell>
          <table:table-cell table:formula="of:=IF([.B29]=[.M29]; &quot;&quot;; &quot;*&quot;)">
            <text:p/>
          </table:table-cell>
          <table:table-cell table:formula="of:=IF([.B29]=[.M29]; &quot;&quot;; [.M29]-[.B29])">
            <text:p/>
          </table:table-cell>
          <table:table-cell table:formula="of:=IF([.B29]=[.M29]; &quot;&quot;; (([.M29]-[.B29])/[.B29])*100)">
            <text:p/>
          </table:table-cell>
        </table:table-row>
        <table:table-row table:style-name="ro1">
          <table:table-cell office:value-type="string" calcext:value-type="string">
            <text:p>dca/library/fn_params_fre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library/fn_params_free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30]=[.D30]" office:value-type="boolean" office:boolean-value="true" calcext:value-type="boolean">
            <text:p>TRUE</text:p>
          </table:table-cell>
          <table:table-cell table:formula="of:=IF([.B30]=[.E30]; &quot;&quot;; &quot;*&quot;)">
            <text:p/>
          </table:table-cell>
          <table:table-cell table:formula="of:=IF([.B30]=[.E30]; &quot;&quot;; [.E30]-[.B30])">
            <text:p/>
          </table:table-cell>
          <table:table-cell table:formula="of:=IF([.B30]=[.E30]; &quot;&quot;; (([.E30]-[.B30])/[.B30])*100)">
            <text:p/>
          </table:table-cell>
          <table:table-cell/>
          <table:table-cell office:value-type="string" calcext:value-type="string">
            <text:p>dca/library/fn_params_free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D30]=[.L30]" office:value-type="boolean" office:boolean-value="true" calcext:value-type="boolean">
            <text:p>TRUE</text:p>
          </table:table-cell>
          <table:table-cell table:formula="of:=IF([.B30]=[.M30]; &quot;&quot;; &quot;*&quot;)">
            <text:p/>
          </table:table-cell>
          <table:table-cell table:formula="of:=IF([.B30]=[.M30]; &quot;&quot;; [.M30]-[.B30])">
            <text:p/>
          </table:table-cell>
          <table:table-cell table:formula="of:=IF([.B30]=[.M30]; &quot;&quot;; (([.M30]-[.B30])/[.B30])*100)">
            <text:p/>
          </table:table-cell>
        </table:table-row>
        <table:table-row table:style-name="ro1">
          <table:table-cell office:value-type="string" calcext:value-type="string">
            <text:p>dca/library/fn_params_impl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library/fn_params_impl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31]=[.D31]" office:value-type="boolean" office:boolean-value="true" calcext:value-type="boolean">
            <text:p>TRUE</text:p>
          </table:table-cell>
          <table:table-cell table:formula="of:=IF([.B31]=[.E31]; &quot;&quot;; &quot;*&quot;)">
            <text:p/>
          </table:table-cell>
          <table:table-cell table:formula="of:=IF([.B31]=[.E31]; &quot;&quot;; [.E31]-[.B31])">
            <text:p/>
          </table:table-cell>
          <table:table-cell table:formula="of:=IF([.B31]=[.E31]; &quot;&quot;; (([.E31]-[.B31])/[.B31])*100)">
            <text:p/>
          </table:table-cell>
          <table:table-cell/>
          <table:table-cell office:value-type="string" calcext:value-type="string">
            <text:p>dca/library/fn_params_impl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D31]=[.L31]" office:value-type="boolean" office:boolean-value="true" calcext:value-type="boolean">
            <text:p>TRUE</text:p>
          </table:table-cell>
          <table:table-cell table:formula="of:=IF([.B31]=[.M31]; &quot;&quot;; &quot;*&quot;)">
            <text:p/>
          </table:table-cell>
          <table:table-cell table:formula="of:=IF([.B31]=[.M31]; &quot;&quot;; [.M31]-[.B31])">
            <text:p/>
          </table:table-cell>
          <table:table-cell table:formula="of:=IF([.B31]=[.M31]; &quot;&quot;; (([.M31]-[.B31])/[.B31])*100)">
            <text:p/>
          </table:table-cell>
        </table:table-row>
        <table:table-row table:style-name="ro1">
          <table:table-cell office:value-type="string" calcext:value-type="string">
            <text:p>dca/library/fn_params_trait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library/fn_params_trait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32]=[.D32]" office:value-type="boolean" office:boolean-value="true" calcext:value-type="boolean">
            <text:p>TRUE</text:p>
          </table:table-cell>
          <table:table-cell table:formula="of:=IF([.B32]=[.E32]; &quot;&quot;; &quot;*&quot;)">
            <text:p/>
          </table:table-cell>
          <table:table-cell table:formula="of:=IF([.B32]=[.E32]; &quot;&quot;; [.E32]-[.B32])">
            <text:p/>
          </table:table-cell>
          <table:table-cell table:formula="of:=IF([.B32]=[.E32]; &quot;&quot;; (([.E32]-[.B32])/[.B32])*100)">
            <text:p/>
          </table:table-cell>
          <table:table-cell/>
          <table:table-cell office:value-type="string" calcext:value-type="string">
            <text:p>dca/library/fn_params_trait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D32]=[.L32]" office:value-type="boolean" office:boolean-value="true" calcext:value-type="boolean">
            <text:p>TRUE</text:p>
          </table:table-cell>
          <table:table-cell table:formula="of:=IF([.B32]=[.M32]; &quot;&quot;; &quot;*&quot;)">
            <text:p/>
          </table:table-cell>
          <table:table-cell table:formula="of:=IF([.B32]=[.M32]; &quot;&quot;; [.M32]-[.B32])">
            <text:p/>
          </table:table-cell>
          <table:table-cell table:formula="of:=IF([.B32]=[.M32]; &quot;&quot;; (([.M32]-[.B32])/[.B32])*100)">
            <text:p/>
          </table:table-cell>
        </table:table-row>
        <table:table-row table:style-name="ro1">
          <table:table-cell office:value-type="string" calcext:value-type="string">
            <text:p>dca/library/unused_priv_free_fn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library/unused_priv_free_fn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33]=[.D33]" office:value-type="boolean" office:boolean-value="true" calcext:value-type="boolean">
            <text:p>TRUE</text:p>
          </table:table-cell>
          <table:table-cell table:formula="of:=IF([.B33]=[.E33]; &quot;&quot;; &quot;*&quot;)">
            <text:p/>
          </table:table-cell>
          <table:table-cell table:formula="of:=IF([.B33]=[.E33]; &quot;&quot;; [.E33]-[.B33])">
            <text:p/>
          </table:table-cell>
          <table:table-cell table:formula="of:=IF([.B33]=[.E33]; &quot;&quot;; (([.E33]-[.B33])/[.B33])*100)">
            <text:p/>
          </table:table-cell>
          <table:table-cell/>
          <table:table-cell office:value-type="string" calcext:value-type="string">
            <text:p>dca/library/unused_priv_free_fn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D33]=[.L33]" office:value-type="boolean" office:boolean-value="true" calcext:value-type="boolean">
            <text:p>TRUE</text:p>
          </table:table-cell>
          <table:table-cell table:formula="of:=IF([.B33]=[.M33]; &quot;&quot;; &quot;*&quot;)">
            <text:p/>
          </table:table-cell>
          <table:table-cell table:formula="of:=IF([.B33]=[.M33]; &quot;&quot;; [.M33]-[.B33])">
            <text:p/>
          </table:table-cell>
          <table:table-cell table:formula="of:=IF([.B33]=[.M33]; &quot;&quot;; (([.M33]-[.B33])/[.B33])*100)">
            <text:p/>
          </table:table-cell>
        </table:table-row>
        <table:table-row table:style-name="ro1">
          <table:table-cell office:value-type="string" calcext:value-type="string">
            <text:p>dca/library/unused_pub_free_fn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library/unused_pub_free_fn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34]=[.D34]" office:value-type="boolean" office:boolean-value="true" calcext:value-type="boolean">
            <text:p>TRUE</text:p>
          </table:table-cell>
          <table:table-cell table:formula="of:=IF([.B34]=[.E34]; &quot;&quot;; &quot;*&quot;)">
            <text:p/>
          </table:table-cell>
          <table:table-cell table:formula="of:=IF([.B34]=[.E34]; &quot;&quot;; [.E34]-[.B34])">
            <text:p/>
          </table:table-cell>
          <table:table-cell table:formula="of:=IF([.B34]=[.E34]; &quot;&quot;; (([.E34]-[.B34])/[.B34])*100)">
            <text:p/>
          </table:table-cell>
          <table:table-cell/>
          <table:table-cell office:value-type="string" calcext:value-type="string">
            <text:p>dca/library/unused_pub_free_fn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D34]=[.L34]" office:value-type="boolean" office:boolean-value="true" calcext:value-type="boolean">
            <text:p>TRUE</text:p>
          </table:table-cell>
          <table:table-cell table:formula="of:=IF([.B34]=[.M34]; &quot;&quot;; &quot;*&quot;)">
            <text:p/>
          </table:table-cell>
          <table:table-cell table:formula="of:=IF([.B34]=[.M34]; &quot;&quot;; [.M34]-[.B34])">
            <text:p/>
          </table:table-cell>
          <table:table-cell table:formula="of:=IF([.B34]=[.M34]; &quot;&quot;; (([.M34]-[.B34])/[.B34])*100)">
            <text:p/>
          </table:table-cell>
        </table:table-row>
        <table:table-row table:style-name="ro1">
          <table:table-cell office:value-type="string" calcext:value-type="string">
            <text:p>dca/log_intrinsic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dca/log_intrinsic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35]=[.D35]" office:value-type="boolean" office:boolean-value="true" calcext:value-type="boolean">
            <text:p>TRUE</text:p>
          </table:table-cell>
          <table:table-cell table:formula="of:=IF([.B35]=[.E35]; &quot;&quot;; &quot;*&quot;)">
            <text:p/>
          </table:table-cell>
          <table:table-cell table:formula="of:=IF([.B35]=[.E35]; &quot;&quot;; [.E35]-[.B35])">
            <text:p/>
          </table:table-cell>
          <table:table-cell table:formula="of:=IF([.B35]=[.E35]; &quot;&quot;; (([.E35]-[.B35])/[.B35])*100)">
            <text:p/>
          </table:table-cell>
          <table:table-cell/>
          <table:table-cell office:value-type="string" calcext:value-type="string">
            <text:p>dca/log_intrinsic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D35]=[.L35]" office:value-type="boolean" office:boolean-value="true" calcext:value-type="boolean">
            <text:p>TRUE</text:p>
          </table:table-cell>
          <table:table-cell table:formula="of:=IF([.B35]=[.M35]; &quot;&quot;; &quot;*&quot;)">
            <text:p/>
          </table:table-cell>
          <table:table-cell table:formula="of:=IF([.B35]=[.M35]; &quot;&quot;; [.M35]-[.B35])">
            <text:p/>
          </table:table-cell>
          <table:table-cell table:formula="of:=IF([.B35]=[.M35]; &quot;&quot;; (([.M35]-[.B35])/[.B35])*100)">
            <text:p/>
          </table:table-cell>
        </table:table-row>
        <table:table-row table:style-name="ro1">
          <table:table-cell office:value-type="string" calcext:value-type="string">
            <text:p>dca/log_stdlib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dca/log_stdlib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36]=[.D36]" office:value-type="boolean" office:boolean-value="true" calcext:value-type="boolean">
            <text:p>TRUE</text:p>
          </table:table-cell>
          <table:table-cell table:formula="of:=IF([.B36]=[.E36]; &quot;&quot;; &quot;*&quot;)">
            <text:p/>
          </table:table-cell>
          <table:table-cell table:formula="of:=IF([.B36]=[.E36]; &quot;&quot;; [.E36]-[.B36])">
            <text:p/>
          </table:table-cell>
          <table:table-cell table:formula="of:=IF([.B36]=[.E36]; &quot;&quot;; (([.E36]-[.B36])/[.B36])*100)">
            <text:p/>
          </table:table-cell>
          <table:table-cell/>
          <table:table-cell office:value-type="string" calcext:value-type="string">
            <text:p>dca/log_stdlib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D36]=[.L36]" office:value-type="boolean" office:boolean-value="true" calcext:value-type="boolean">
            <text:p>TRUE</text:p>
          </table:table-cell>
          <table:table-cell table:formula="of:=IF([.B36]=[.M36]; &quot;&quot;; &quot;*&quot;)">
            <text:p/>
          </table:table-cell>
          <table:table-cell table:formula="of:=IF([.B36]=[.M36]; &quot;&quot;; [.M36]-[.B36])">
            <text:p/>
          </table:table-cell>
          <table:table-cell table:formula="of:=IF([.B36]=[.M36]; &quot;&quot;; (([.M36]-[.B36])/[.B36])*100)">
            <text:p/>
          </table:table-cell>
        </table:table-row>
        <table:table-row table:style-name="ro1">
          <table:table-cell office:value-type="string" calcext:value-type="string">
            <text:p>dca/multiple_enums_same_nam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multiple_enums_same_nam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7]=[.D37]" office:value-type="boolean" office:boolean-value="true" calcext:value-type="boolean">
            <text:p>TRUE</text:p>
          </table:table-cell>
          <table:table-cell table:formula="of:=IF([.B37]=[.E37]; &quot;&quot;; &quot;*&quot;)">
            <text:p/>
          </table:table-cell>
          <table:table-cell table:formula="of:=IF([.B37]=[.E37]; &quot;&quot;; [.E37]-[.B37])">
            <text:p/>
          </table:table-cell>
          <table:table-cell table:formula="of:=IF([.B37]=[.E37]; &quot;&quot;; (([.E37]-[.B37])/[.B37])*100)">
            <text:p/>
          </table:table-cell>
          <table:table-cell/>
          <table:table-cell office:value-type="string" calcext:value-type="string">
            <text:p>dca/multiple_enums_same_nam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37]=[.L37]" office:value-type="boolean" office:boolean-value="true" calcext:value-type="boolean">
            <text:p>TRUE</text:p>
          </table:table-cell>
          <table:table-cell table:formula="of:=IF([.B37]=[.M37]; &quot;&quot;; &quot;*&quot;)">
            <text:p/>
          </table:table-cell>
          <table:table-cell table:formula="of:=IF([.B37]=[.M37]; &quot;&quot;; [.M37]-[.B37])">
            <text:p/>
          </table:table-cell>
          <table:table-cell table:formula="of:=IF([.B37]=[.M37]; &quot;&quot;; (([.M37]-[.B37])/[.B37])*100)">
            <text:p/>
          </table:table-cell>
        </table:table-row>
        <table:table-row table:style-name="ro1">
          <table:table-cell office:value-type="string" calcext:value-type="string">
            <text:p>dca/multiple_fns_same_nam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multiple_fns_same_nam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8]=[.D38]" office:value-type="boolean" office:boolean-value="true" calcext:value-type="boolean">
            <text:p>TRUE</text:p>
          </table:table-cell>
          <table:table-cell table:formula="of:=IF([.B38]=[.E38]; &quot;&quot;; &quot;*&quot;)">
            <text:p/>
          </table:table-cell>
          <table:table-cell table:formula="of:=IF([.B38]=[.E38]; &quot;&quot;; [.E38]-[.B38])">
            <text:p/>
          </table:table-cell>
          <table:table-cell table:formula="of:=IF([.B38]=[.E38]; &quot;&quot;; (([.E38]-[.B38])/[.B38])*100)">
            <text:p/>
          </table:table-cell>
          <table:table-cell/>
          <table:table-cell office:value-type="string" calcext:value-type="string">
            <text:p>dca/multiple_fns_same_nam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38]=[.L38]" office:value-type="boolean" office:boolean-value="true" calcext:value-type="boolean">
            <text:p>TRUE</text:p>
          </table:table-cell>
          <table:table-cell table:formula="of:=IF([.B38]=[.M38]; &quot;&quot;; &quot;*&quot;)">
            <text:p/>
          </table:table-cell>
          <table:table-cell table:formula="of:=IF([.B38]=[.M38]; &quot;&quot;; [.M38]-[.B38])">
            <text:p/>
          </table:table-cell>
          <table:table-cell table:formula="of:=IF([.B38]=[.M38]; &quot;&quot;; (([.M38]-[.B38])/[.B38])*100)">
            <text:p/>
          </table:table-cell>
        </table:table-row>
        <table:table-row table:style-name="ro1">
          <table:table-cell office:value-type="string" calcext:value-type="string">
            <text:p>dca/reassignment_lh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dca/reassignment_lhs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39]=[.D39]" office:value-type="boolean" office:boolean-value="true" calcext:value-type="boolean">
            <text:p>TRUE</text:p>
          </table:table-cell>
          <table:table-cell table:formula="of:=IF([.B39]=[.E39]; &quot;&quot;; &quot;*&quot;)">
            <text:p/>
          </table:table-cell>
          <table:table-cell table:formula="of:=IF([.B39]=[.E39]; &quot;&quot;; [.E39]-[.B39])">
            <text:p/>
          </table:table-cell>
          <table:table-cell table:formula="of:=IF([.B39]=[.E39]; &quot;&quot;; (([.E39]-[.B39])/[.B39])*100)">
            <text:p/>
          </table:table-cell>
          <table:table-cell/>
          <table:table-cell office:value-type="string" calcext:value-type="string">
            <text:p>dca/reassignment_lhs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D39]=[.L39]" office:value-type="boolean" office:boolean-value="true" calcext:value-type="boolean">
            <text:p>TRUE</text:p>
          </table:table-cell>
          <table:table-cell table:formula="of:=IF([.B39]=[.M39]; &quot;&quot;; &quot;*&quot;)">
            <text:p/>
          </table:table-cell>
          <table:table-cell table:formula="of:=IF([.B39]=[.M39]; &quot;&quot;; [.M39]-[.B39])">
            <text:p/>
          </table:table-cell>
          <table:table-cell table:formula="of:=IF([.B39]=[.M39]; &quot;&quot;; (([.M39]-[.B39])/[.B39])*100)">
            <text:p/>
          </table:table-cell>
        </table:table-row>
        <table:table-row table:style-name="ro1">
          <table:table-cell office:value-type="string" calcext:value-type="string">
            <text:p>dca/rever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rever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40]=[.D40]" office:value-type="boolean" office:boolean-value="true" calcext:value-type="boolean">
            <text:p>TRUE</text:p>
          </table:table-cell>
          <table:table-cell table:formula="of:=IF([.B40]=[.E40]; &quot;&quot;; &quot;*&quot;)">
            <text:p/>
          </table:table-cell>
          <table:table-cell table:formula="of:=IF([.B40]=[.E40]; &quot;&quot;; [.E40]-[.B40])">
            <text:p/>
          </table:table-cell>
          <table:table-cell table:formula="of:=IF([.B40]=[.E40]; &quot;&quot;; (([.E40]-[.B40])/[.B40])*100)">
            <text:p/>
          </table:table-cell>
          <table:table-cell/>
          <table:table-cell office:value-type="string" calcext:value-type="string">
            <text:p>dca/rever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40]=[.L40]" office:value-type="boolean" office:boolean-value="true" calcext:value-type="boolean">
            <text:p>TRUE</text:p>
          </table:table-cell>
          <table:table-cell table:formula="of:=IF([.B40]=[.M40]; &quot;&quot;; &quot;*&quot;)">
            <text:p/>
          </table:table-cell>
          <table:table-cell table:formula="of:=IF([.B40]=[.M40]; &quot;&quot;; [.M40]-[.B40])">
            <text:p/>
          </table:table-cell>
          <table:table-cell table:formula="of:=IF([.B40]=[.M40]; &quot;&quot;; (([.M40]-[.B40])/[.B40])*100)">
            <text:p/>
          </table:table-cell>
        </table:table-row>
        <table:table-row table:style-name="ro1">
          <table:table-cell office:value-type="string" calcext:value-type="string">
            <text:p>dca/struct_field_no_warning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ca/struct_field_no_warning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41]=[.D41]" office:value-type="boolean" office:boolean-value="true" calcext:value-type="boolean">
            <text:p>TRUE</text:p>
          </table:table-cell>
          <table:table-cell table:formula="of:=IF([.B41]=[.E41]; &quot;&quot;; &quot;*&quot;)">
            <text:p/>
          </table:table-cell>
          <table:table-cell table:formula="of:=IF([.B41]=[.E41]; &quot;&quot;; [.E41]-[.B41])">
            <text:p/>
          </table:table-cell>
          <table:table-cell table:formula="of:=IF([.B41]=[.E41]; &quot;&quot;; (([.E41]-[.B41])/[.B41])*100)">
            <text:p/>
          </table:table-cell>
          <table:table-cell/>
          <table:table-cell office:value-type="string" calcext:value-type="string">
            <text:p>dca/struct_field_no_warning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41]=[.L41]" office:value-type="boolean" office:boolean-value="true" calcext:value-type="boolean">
            <text:p>TRUE</text:p>
          </table:table-cell>
          <table:table-cell table:formula="of:=IF([.B41]=[.M41]; &quot;&quot;; &quot;*&quot;)">
            <text:p/>
          </table:table-cell>
          <table:table-cell table:formula="of:=IF([.B41]=[.M41]; &quot;&quot;; [.M41]-[.B41])">
            <text:p/>
          </table:table-cell>
          <table:table-cell table:formula="of:=IF([.B41]=[.M41]; &quot;&quot;; (([.M41]-[.B41])/[.B41])*100)">
            <text:p/>
          </table:table-cell>
        </table:table-row>
        <table:table-row table:style-name="ro1">
          <table:table-cell office:value-type="string" calcext:value-type="string">
            <text:p>dca/trait_metho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trait_metho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42]=[.D42]" office:value-type="boolean" office:boolean-value="true" calcext:value-type="boolean">
            <text:p>TRUE</text:p>
          </table:table-cell>
          <table:table-cell table:formula="of:=IF([.B42]=[.E42]; &quot;&quot;; &quot;*&quot;)">
            <text:p/>
          </table:table-cell>
          <table:table-cell table:formula="of:=IF([.B42]=[.E42]; &quot;&quot;; [.E42]-[.B42])">
            <text:p/>
          </table:table-cell>
          <table:table-cell table:formula="of:=IF([.B42]=[.E42]; &quot;&quot;; (([.E42]-[.B42])/[.B42])*100)">
            <text:p/>
          </table:table-cell>
          <table:table-cell/>
          <table:table-cell office:value-type="string" calcext:value-type="string">
            <text:p>dca/trait_metho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42]=[.L42]" office:value-type="boolean" office:boolean-value="true" calcext:value-type="boolean">
            <text:p>TRUE</text:p>
          </table:table-cell>
          <table:table-cell table:formula="of:=IF([.B42]=[.M42]; &quot;&quot;; &quot;*&quot;)">
            <text:p/>
          </table:table-cell>
          <table:table-cell table:formula="of:=IF([.B42]=[.M42]; &quot;&quot;; [.M42]-[.B42])">
            <text:p/>
          </table:table-cell>
          <table:table-cell table:formula="of:=IF([.B42]=[.M42]; &quot;&quot;; (([.M42]-[.B42])/[.B42])*100)">
            <text:p/>
          </table:table-cell>
        </table:table-row>
        <table:table-row table:style-name="ro1">
          <table:table-cell office:value-type="string" calcext:value-type="string">
            <text:p>dca/trait_method_lib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trait_method_lib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43]=[.D43]" office:value-type="boolean" office:boolean-value="true" calcext:value-type="boolean">
            <text:p>TRUE</text:p>
          </table:table-cell>
          <table:table-cell table:formula="of:=IF([.B43]=[.E43]; &quot;&quot;; &quot;*&quot;)">
            <text:p/>
          </table:table-cell>
          <table:table-cell table:formula="of:=IF([.B43]=[.E43]; &quot;&quot;; [.E43]-[.B43])">
            <text:p/>
          </table:table-cell>
          <table:table-cell table:formula="of:=IF([.B43]=[.E43]; &quot;&quot;; (([.E43]-[.B43])/[.B43])*100)">
            <text:p/>
          </table:table-cell>
          <table:table-cell/>
          <table:table-cell office:value-type="string" calcext:value-type="string">
            <text:p>dca/trait_method_lib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D43]=[.L43]" office:value-type="boolean" office:boolean-value="true" calcext:value-type="boolean">
            <text:p>TRUE</text:p>
          </table:table-cell>
          <table:table-cell table:formula="of:=IF([.B43]=[.M43]; &quot;&quot;; &quot;*&quot;)">
            <text:p/>
          </table:table-cell>
          <table:table-cell table:formula="of:=IF([.B43]=[.M43]; &quot;&quot;; [.M43]-[.B43])">
            <text:p/>
          </table:table-cell>
          <table:table-cell table:formula="of:=IF([.B43]=[.M43]; &quot;&quot;; (([.M43]-[.B43])/[.B43])*100)">
            <text:p/>
          </table:table-cell>
        </table:table-row>
        <table:table-row table:style-name="ro1">
          <table:table-cell office:value-type="string" calcext:value-type="string">
            <text:p>dca/trait_method_neq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dca/trait_method_neq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A44]=[.D44]" office:value-type="boolean" office:boolean-value="true" calcext:value-type="boolean">
            <text:p>TRUE</text:p>
          </table:table-cell>
          <table:table-cell table:formula="of:=IF([.B44]=[.E44]; &quot;&quot;; &quot;*&quot;)">
            <text:p/>
          </table:table-cell>
          <table:table-cell table:formula="of:=IF([.B44]=[.E44]; &quot;&quot;; [.E44]-[.B44])">
            <text:p/>
          </table:table-cell>
          <table:table-cell table:formula="of:=IF([.B44]=[.E44]; &quot;&quot;; (([.E44]-[.B44])/[.B44])*100)">
            <text:p/>
          </table:table-cell>
          <table:table-cell/>
          <table:table-cell office:value-type="string" calcext:value-type="string">
            <text:p>dca/trait_method_neq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D44]=[.L44]" office:value-type="boolean" office:boolean-value="true" calcext:value-type="boolean">
            <text:p>TRUE</text:p>
          </table:table-cell>
          <table:table-cell table:formula="of:=IF([.B44]=[.M44]; &quot;&quot;; &quot;*&quot;)">
            <text:p/>
          </table:table-cell>
          <table:table-cell table:formula="of:=IF([.B44]=[.M44]; &quot;&quot;; [.M44]-[.B44])">
            <text:p/>
          </table:table-cell>
          <table:table-cell table:formula="of:=IF([.B44]=[.M44]; &quot;&quot;; (([.M44]-[.B44])/[.B44])*100)">
            <text:p/>
          </table:table-cell>
        </table:table-row>
        <table:table-row table:style-name="ro1">
          <table:table-cell office:value-type="string" calcext:value-type="string">
            <text:p>dca/unused_enum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unused_enum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45]=[.D45]" office:value-type="boolean" office:boolean-value="true" calcext:value-type="boolean">
            <text:p>TRUE</text:p>
          </table:table-cell>
          <table:table-cell table:formula="of:=IF([.B45]=[.E45]; &quot;&quot;; &quot;*&quot;)">
            <text:p/>
          </table:table-cell>
          <table:table-cell table:formula="of:=IF([.B45]=[.E45]; &quot;&quot;; [.E45]-[.B45])">
            <text:p/>
          </table:table-cell>
          <table:table-cell table:formula="of:=IF([.B45]=[.E45]; &quot;&quot;; (([.E45]-[.B45])/[.B45])*100)">
            <text:p/>
          </table:table-cell>
          <table:table-cell/>
          <table:table-cell office:value-type="string" calcext:value-type="string">
            <text:p>dca/unused_enum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45]=[.L45]" office:value-type="boolean" office:boolean-value="true" calcext:value-type="boolean">
            <text:p>TRUE</text:p>
          </table:table-cell>
          <table:table-cell table:formula="of:=IF([.B45]=[.M45]; &quot;&quot;; &quot;*&quot;)">
            <text:p/>
          </table:table-cell>
          <table:table-cell table:formula="of:=IF([.B45]=[.M45]; &quot;&quot;; [.M45]-[.B45])">
            <text:p/>
          </table:table-cell>
          <table:table-cell table:formula="of:=IF([.B45]=[.M45]; &quot;&quot;; (([.M45]-[.B45])/[.B45])*100)">
            <text:p/>
          </table:table-cell>
        </table:table-row>
        <table:table-row table:style-name="ro1">
          <table:table-cell office:value-type="string" calcext:value-type="string">
            <text:p>dca/unused_field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unused_field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46]=[.D46]" office:value-type="boolean" office:boolean-value="true" calcext:value-type="boolean">
            <text:p>TRUE</text:p>
          </table:table-cell>
          <table:table-cell table:formula="of:=IF([.B46]=[.E46]; &quot;&quot;; &quot;*&quot;)">
            <text:p/>
          </table:table-cell>
          <table:table-cell table:formula="of:=IF([.B46]=[.E46]; &quot;&quot;; [.E46]-[.B46])">
            <text:p/>
          </table:table-cell>
          <table:table-cell table:formula="of:=IF([.B46]=[.E46]; &quot;&quot;; (([.E46]-[.B46])/[.B46])*100)">
            <text:p/>
          </table:table-cell>
          <table:table-cell/>
          <table:table-cell office:value-type="string" calcext:value-type="string">
            <text:p>dca/unused_field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46]=[.L46]" office:value-type="boolean" office:boolean-value="true" calcext:value-type="boolean">
            <text:p>TRUE</text:p>
          </table:table-cell>
          <table:table-cell table:formula="of:=IF([.B46]=[.M46]; &quot;&quot;; &quot;*&quot;)">
            <text:p/>
          </table:table-cell>
          <table:table-cell table:formula="of:=IF([.B46]=[.M46]; &quot;&quot;; [.M46]-[.B46])">
            <text:p/>
          </table:table-cell>
          <table:table-cell table:formula="of:=IF([.B46]=[.M46]; &quot;&quot;; (([.M46]-[.B46])/[.B46])*100)">
            <text:p/>
          </table:table-cell>
        </table:table-row>
        <table:table-row table:style-name="ro1">
          <table:table-cell office:value-type="string" calcext:value-type="string">
            <text:p>dca/unused_free_f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unused_free_f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47]=[.D47]" office:value-type="boolean" office:boolean-value="true" calcext:value-type="boolean">
            <text:p>TRUE</text:p>
          </table:table-cell>
          <table:table-cell table:formula="of:=IF([.B47]=[.E47]; &quot;&quot;; &quot;*&quot;)">
            <text:p/>
          </table:table-cell>
          <table:table-cell table:formula="of:=IF([.B47]=[.E47]; &quot;&quot;; [.E47]-[.B47])">
            <text:p/>
          </table:table-cell>
          <table:table-cell table:formula="of:=IF([.B47]=[.E47]; &quot;&quot;; (([.E47]-[.B47])/[.B47])*100)">
            <text:p/>
          </table:table-cell>
          <table:table-cell/>
          <table:table-cell office:value-type="string" calcext:value-type="string">
            <text:p>dca/unused_free_f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47]=[.L47]" office:value-type="boolean" office:boolean-value="true" calcext:value-type="boolean">
            <text:p>TRUE</text:p>
          </table:table-cell>
          <table:table-cell table:formula="of:=IF([.B47]=[.M47]; &quot;&quot;; &quot;*&quot;)">
            <text:p/>
          </table:table-cell>
          <table:table-cell table:formula="of:=IF([.B47]=[.M47]; &quot;&quot;; [.M47]-[.B47])">
            <text:p/>
          </table:table-cell>
          <table:table-cell table:formula="of:=IF([.B47]=[.M47]; &quot;&quot;; (([.M47]-[.B47])/[.B47])*100)">
            <text:p/>
          </table:table-cell>
        </table:table-row>
        <table:table-row table:style-name="ro1">
          <table:table-cell office:value-type="string" calcext:value-type="string">
            <text:p>dca/unused_struc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unused_struc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48]=[.D48]" office:value-type="boolean" office:boolean-value="true" calcext:value-type="boolean">
            <text:p>TRUE</text:p>
          </table:table-cell>
          <table:table-cell table:formula="of:=IF([.B48]=[.E48]; &quot;&quot;; &quot;*&quot;)">
            <text:p/>
          </table:table-cell>
          <table:table-cell table:formula="of:=IF([.B48]=[.E48]; &quot;&quot;; [.E48]-[.B48])">
            <text:p/>
          </table:table-cell>
          <table:table-cell table:formula="of:=IF([.B48]=[.E48]; &quot;&quot;; (([.E48]-[.B48])/[.B48])*100)">
            <text:p/>
          </table:table-cell>
          <table:table-cell/>
          <table:table-cell office:value-type="string" calcext:value-type="string">
            <text:p>dca/unused_struc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48]=[.L48]" office:value-type="boolean" office:boolean-value="true" calcext:value-type="boolean">
            <text:p>TRUE</text:p>
          </table:table-cell>
          <table:table-cell table:formula="of:=IF([.B48]=[.M48]; &quot;&quot;; &quot;*&quot;)">
            <text:p/>
          </table:table-cell>
          <table:table-cell table:formula="of:=IF([.B48]=[.M48]; &quot;&quot;; [.M48]-[.B48])">
            <text:p/>
          </table:table-cell>
          <table:table-cell table:formula="of:=IF([.B48]=[.M48]; &quot;&quot;; (([.M48]-[.B48])/[.B48])*100)">
            <text:p/>
          </table:table-cell>
        </table:table-row>
        <table:table-row table:style-name="ro1">
          <table:table-cell office:value-type="string" calcext:value-type="string">
            <text:p>dca/unused_trai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unused_trai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49]=[.D49]" office:value-type="boolean" office:boolean-value="true" calcext:value-type="boolean">
            <text:p>TRUE</text:p>
          </table:table-cell>
          <table:table-cell table:formula="of:=IF([.B49]=[.E49]; &quot;&quot;; &quot;*&quot;)">
            <text:p/>
          </table:table-cell>
          <table:table-cell table:formula="of:=IF([.B49]=[.E49]; &quot;&quot;; [.E49]-[.B49])">
            <text:p/>
          </table:table-cell>
          <table:table-cell table:formula="of:=IF([.B49]=[.E49]; &quot;&quot;; (([.E49]-[.B49])/[.B49])*100)">
            <text:p/>
          </table:table-cell>
          <table:table-cell/>
          <table:table-cell office:value-type="string" calcext:value-type="string">
            <text:p>dca/unused_trai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49]=[.L49]" office:value-type="boolean" office:boolean-value="true" calcext:value-type="boolean">
            <text:p>TRUE</text:p>
          </table:table-cell>
          <table:table-cell table:formula="of:=IF([.B49]=[.M49]; &quot;&quot;; &quot;*&quot;)">
            <text:p/>
          </table:table-cell>
          <table:table-cell table:formula="of:=IF([.B49]=[.M49]; &quot;&quot;; [.M49]-[.B49])">
            <text:p/>
          </table:table-cell>
          <table:table-cell table:formula="of:=IF([.B49]=[.M49]; &quot;&quot;; (([.M49]-[.B49])/[.B49])*100)">
            <text:p/>
          </table:table-cell>
        </table:table-row>
        <table:table-row table:style-name="ro1">
          <table:table-cell office:value-type="string" calcext:value-type="string">
            <text:p>dca/unused_variabl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unused_variabl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50]=[.D50]" office:value-type="boolean" office:boolean-value="true" calcext:value-type="boolean">
            <text:p>TRUE</text:p>
          </table:table-cell>
          <table:table-cell table:formula="of:=IF([.B50]=[.E50]; &quot;&quot;; &quot;*&quot;)">
            <text:p/>
          </table:table-cell>
          <table:table-cell table:formula="of:=IF([.B50]=[.E50]; &quot;&quot;; [.E50]-[.B50])">
            <text:p/>
          </table:table-cell>
          <table:table-cell table:formula="of:=IF([.B50]=[.E50]; &quot;&quot;; (([.E50]-[.B50])/[.B50])*100)">
            <text:p/>
          </table:table-cell>
          <table:table-cell/>
          <table:table-cell office:value-type="string" calcext:value-type="string">
            <text:p>dca/unused_variabl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50]=[.L50]" office:value-type="boolean" office:boolean-value="true" calcext:value-type="boolean">
            <text:p>TRUE</text:p>
          </table:table-cell>
          <table:table-cell table:formula="of:=IF([.B50]=[.M50]; &quot;&quot;; &quot;*&quot;)">
            <text:p/>
          </table:table-cell>
          <table:table-cell table:formula="of:=IF([.B50]=[.M50]; &quot;&quot;; [.M50]-[.B50])">
            <text:p/>
          </table:table-cell>
          <table:table-cell table:formula="of:=IF([.B50]=[.M50]; &quot;&quot;; (([.M50]-[.B50])/[.B50])*100)">
            <text:p/>
          </table:table-cell>
        </table:table-row>
        <table:table-row table:style-name="ro1">
          <table:table-cell office:value-type="string" calcext:value-type="string">
            <text:p>dca/unused_variable_in_free_f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unused_variable_in_free_f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51]=[.D51]" office:value-type="boolean" office:boolean-value="true" calcext:value-type="boolean">
            <text:p>TRUE</text:p>
          </table:table-cell>
          <table:table-cell table:formula="of:=IF([.B51]=[.E51]; &quot;&quot;; &quot;*&quot;)">
            <text:p/>
          </table:table-cell>
          <table:table-cell table:formula="of:=IF([.B51]=[.E51]; &quot;&quot;; [.E51]-[.B51])">
            <text:p/>
          </table:table-cell>
          <table:table-cell table:formula="of:=IF([.B51]=[.E51]; &quot;&quot;; (([.E51]-[.B51])/[.B51])*100)">
            <text:p/>
          </table:table-cell>
          <table:table-cell/>
          <table:table-cell office:value-type="string" calcext:value-type="string">
            <text:p>dca/unused_variable_in_free_f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51]=[.L51]" office:value-type="boolean" office:boolean-value="true" calcext:value-type="boolean">
            <text:p>TRUE</text:p>
          </table:table-cell>
          <table:table-cell table:formula="of:=IF([.B51]=[.M51]; &quot;&quot;; &quot;*&quot;)">
            <text:p/>
          </table:table-cell>
          <table:table-cell table:formula="of:=IF([.B51]=[.M51]; &quot;&quot;; [.M51]-[.B51])">
            <text:p/>
          </table:table-cell>
          <table:table-cell table:formula="of:=IF([.B51]=[.M51]; &quot;&quot;; (([.M51]-[.B51])/[.B51])*100)">
            <text:p/>
          </table:table-cell>
        </table:table-row>
        <table:table-row table:style-name="ro1">
          <table:table-cell office:value-type="string" calcext:value-type="string">
            <text:p>empty_fields_in_storage_struct</text:p>
          </table:table-cell>
          <table:table-cell office:value-type="float" office:value="13800" calcext:value-type="float">
            <text:p>13800</text:p>
          </table:table-cell>
          <table:table-cell/>
          <table:table-cell office:value-type="string" calcext:value-type="string">
            <text:p>empty_fields_in_storage_struct</text:p>
          </table:table-cell>
          <table:table-cell office:value-type="float" office:value="14456" calcext:value-type="float">
            <text:p>14456</text:p>
          </table:table-cell>
          <table:table-cell/>
          <table:table-cell table:formula="of:=[.A52]=[.D52]" office:value-type="boolean" office:boolean-value="true" calcext:value-type="boolean">
            <text:p>TRUE</text:p>
          </table:table-cell>
          <table:table-cell table:formula="of:=IF([.B52]=[.E52]; &quot;&quot;; &quot;*&quot;)" office:value-type="string" office:string-value="*" calcext:value-type="string">
            <text:p>*</text:p>
          </table:table-cell>
          <table:table-cell table:formula="of:=IF([.B52]=[.E52]; &quot;&quot;; [.E52]-[.B52])" office:value-type="float" office:value="656" calcext:value-type="float">
            <text:p>656</text:p>
          </table:table-cell>
          <table:table-cell table:formula="of:=IF([.B52]=[.E52]; &quot;&quot;; (([.E52]-[.B52])/[.B52])*100)" office:value-type="float" office:value="4.7536231884058" calcext:value-type="float">
            <text:p>4.7536231884058</text:p>
          </table:table-cell>
          <table:table-cell/>
          <table:table-cell office:value-type="string" calcext:value-type="string">
            <text:p>empty_fields_in_storage_struct</text:p>
          </table:table-cell>
          <table:table-cell office:value-type="float" office:value="14424" calcext:value-type="float">
            <text:p>14424</text:p>
          </table:table-cell>
          <table:table-cell/>
          <table:table-cell table:formula="of:=[.D52]=[.L52]" office:value-type="boolean" office:boolean-value="true" calcext:value-type="boolean">
            <text:p>TRUE</text:p>
          </table:table-cell>
          <table:table-cell table:formula="of:=IF([.B52]=[.M52]; &quot;&quot;; &quot;*&quot;)" office:value-type="string" office:string-value="*" calcext:value-type="string">
            <text:p>*</text:p>
          </table:table-cell>
          <table:table-cell table:formula="of:=IF([.B52]=[.M52]; &quot;&quot;; [.M52]-[.B52])" office:value-type="float" office:value="624" calcext:value-type="float">
            <text:p>624</text:p>
          </table:table-cell>
          <table:table-cell table:formula="of:=IF([.B52]=[.M52]; &quot;&quot;; (([.M52]-[.B52])/[.B52])*100)" office:value-type="float" office:value="4.52173913043478" calcext:value-type="float">
            <text:p>4.52173913043478</text:p>
          </table:table-cell>
        </table:table-row>
        <table:table-row table:style-name="ro1">
          <table:table-cell office:value-type="string" calcext:value-type="string">
            <text:p>evm/evm_basic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evm/evm_basic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53]=[.D53]" office:value-type="boolean" office:boolean-value="true" calcext:value-type="boolean">
            <text:p>TRUE</text:p>
          </table:table-cell>
          <table:table-cell table:formula="of:=IF([.B53]=[.E53]; &quot;&quot;; &quot;*&quot;)">
            <text:p/>
          </table:table-cell>
          <table:table-cell table:formula="of:=IF([.B53]=[.E53]; &quot;&quot;; [.E53]-[.B53])">
            <text:p/>
          </table:table-cell>
          <table:table-cell table:formula="of:=IF([.B53]=[.E53]; &quot;&quot;; (([.E53]-[.B53])/[.B53])*100)">
            <text:p/>
          </table:table-cell>
          <table:table-cell/>
          <table:table-cell office:value-type="string" calcext:value-type="string">
            <text:p>evm/evm_basic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53]=[.L53]" office:value-type="boolean" office:boolean-value="true" calcext:value-type="boolean">
            <text:p>TRUE</text:p>
          </table:table-cell>
          <table:table-cell table:formula="of:=IF([.B53]=[.M53]; &quot;&quot;; &quot;*&quot;)">
            <text:p/>
          </table:table-cell>
          <table:table-cell table:formula="of:=IF([.B53]=[.M53]; &quot;&quot;; [.M53]-[.B53])">
            <text:p/>
          </table:table-cell>
          <table:table-cell table:formula="of:=IF([.B53]=[.M53]; &quot;&quot;; (([.M53]-[.B53])/[.B53])*100)">
            <text:p/>
          </table:table-cell>
        </table:table-row>
        <table:table-row table:style-name="ro1">
          <table:table-cell office:value-type="string" calcext:value-type="string">
            <text:p>forc/contract_dependencies/contract_a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forc/contract_dependencies/contract_a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A54]=[.D54]" office:value-type="boolean" office:boolean-value="true" calcext:value-type="boolean">
            <text:p>TRUE</text:p>
          </table:table-cell>
          <table:table-cell table:formula="of:=IF([.B54]=[.E54]; &quot;&quot;; &quot;*&quot;)" office:value-type="string" office:string-value="*" calcext:value-type="string">
            <text:p>*</text:p>
          </table:table-cell>
          <table:table-cell table:formula="of:=IF([.B54]=[.E54]; &quot;&quot;; [.E54]-[.B54])" office:value-type="float" office:value="32" calcext:value-type="float">
            <text:p>32</text:p>
          </table:table-cell>
          <table:table-cell table:formula="of:=IF([.B54]=[.E54]; &quot;&quot;; (([.E54]-[.B54])/[.B54])*100)" office:value-type="float" office:value="10.2564102564103" calcext:value-type="float">
            <text:p>10.2564102564103</text:p>
          </table:table-cell>
          <table:table-cell/>
          <table:table-cell office:value-type="string" calcext:value-type="string">
            <text:p>forc/contract_dependencies/contract_a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D54]=[.L54]" office:value-type="boolean" office:boolean-value="true" calcext:value-type="boolean">
            <text:p>TRUE</text:p>
          </table:table-cell>
          <table:table-cell table:formula="of:=IF([.B54]=[.M54]; &quot;&quot;; &quot;*&quot;)">
            <text:p/>
          </table:table-cell>
          <table:table-cell table:formula="of:=IF([.B54]=[.M54]; &quot;&quot;; [.M54]-[.B54])">
            <text:p/>
          </table:table-cell>
          <table:table-cell table:formula="of:=IF([.B54]=[.M54]; &quot;&quot;; (([.M54]-[.B54])/[.B54])*100)">
            <text:p/>
          </table:table-cell>
        </table:table-row>
        <table:table-row table:style-name="ro1">
          <table:table-cell office:value-type="string" calcext:value-type="string">
            <text:p>forc/contract_dependencies/contract_b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orc/contract_dependencies/contract_b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55]=[.D55]" office:value-type="boolean" office:boolean-value="true" calcext:value-type="boolean">
            <text:p>TRUE</text:p>
          </table:table-cell>
          <table:table-cell table:formula="of:=IF([.B55]=[.E55]; &quot;&quot;; &quot;*&quot;)">
            <text:p/>
          </table:table-cell>
          <table:table-cell table:formula="of:=IF([.B55]=[.E55]; &quot;&quot;; [.E55]-[.B55])">
            <text:p/>
          </table:table-cell>
          <table:table-cell table:formula="of:=IF([.B55]=[.E55]; &quot;&quot;; (([.E55]-[.B55])/[.B55])*100)">
            <text:p/>
          </table:table-cell>
          <table:table-cell/>
          <table:table-cell office:value-type="string" calcext:value-type="string">
            <text:p>forc/contract_dependencies/contract_b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55]=[.L55]" office:value-type="boolean" office:boolean-value="true" calcext:value-type="boolean">
            <text:p>TRUE</text:p>
          </table:table-cell>
          <table:table-cell table:formula="of:=IF([.B55]=[.M55]; &quot;&quot;; &quot;*&quot;)">
            <text:p/>
          </table:table-cell>
          <table:table-cell table:formula="of:=IF([.B55]=[.M55]; &quot;&quot;; [.M55]-[.B55])">
            <text:p/>
          </table:table-cell>
          <table:table-cell table:formula="of:=IF([.B55]=[.M55]; &quot;&quot;; (([.M55]-[.B55])/[.B55])*100)">
            <text:p/>
          </table:table-cell>
        </table:table-row>
        <table:table-row table:style-name="ro1">
          <table:table-cell office:value-type="string" calcext:value-type="string">
            <text:p>forc/contract_dependencies/contract_c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orc/contract_dependencies/contract_c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56]=[.D56]" office:value-type="boolean" office:boolean-value="true" calcext:value-type="boolean">
            <text:p>TRUE</text:p>
          </table:table-cell>
          <table:table-cell table:formula="of:=IF([.B56]=[.E56]; &quot;&quot;; &quot;*&quot;)">
            <text:p/>
          </table:table-cell>
          <table:table-cell table:formula="of:=IF([.B56]=[.E56]; &quot;&quot;; [.E56]-[.B56])">
            <text:p/>
          </table:table-cell>
          <table:table-cell table:formula="of:=IF([.B56]=[.E56]; &quot;&quot;; (([.E56]-[.B56])/[.B56])*100)">
            <text:p/>
          </table:table-cell>
          <table:table-cell/>
          <table:table-cell office:value-type="string" calcext:value-type="string">
            <text:p>forc/contract_dependencies/contract_c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56]=[.L56]" office:value-type="boolean" office:boolean-value="true" calcext:value-type="boolean">
            <text:p>TRUE</text:p>
          </table:table-cell>
          <table:table-cell table:formula="of:=IF([.B56]=[.M56]; &quot;&quot;; &quot;*&quot;)">
            <text:p/>
          </table:table-cell>
          <table:table-cell table:formula="of:=IF([.B56]=[.M56]; &quot;&quot;; [.M56]-[.B56])">
            <text:p/>
          </table:table-cell>
          <table:table-cell table:formula="of:=IF([.B56]=[.M56]; &quot;&quot;; (([.M56]-[.B56])/[.B56])*100)">
            <text:p/>
          </table:table-cell>
        </table:table-row>
        <table:table-row table:style-name="ro1">
          <table:table-cell office:value-type="string" calcext:value-type="string">
            <text:p>forc/dependency_package_fiel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forc/dependency_package_fiel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57]=[.D57]" office:value-type="boolean" office:boolean-value="true" calcext:value-type="boolean">
            <text:p>TRUE</text:p>
          </table:table-cell>
          <table:table-cell table:formula="of:=IF([.B57]=[.E57]; &quot;&quot;; &quot;*&quot;)">
            <text:p/>
          </table:table-cell>
          <table:table-cell table:formula="of:=IF([.B57]=[.E57]; &quot;&quot;; [.E57]-[.B57])">
            <text:p/>
          </table:table-cell>
          <table:table-cell table:formula="of:=IF([.B57]=[.E57]; &quot;&quot;; (([.E57]-[.B57])/[.B57])*100)">
            <text:p/>
          </table:table-cell>
          <table:table-cell/>
          <table:table-cell office:value-type="string" calcext:value-type="string">
            <text:p>forc/dependency_package_fiel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57]=[.L57]" office:value-type="boolean" office:boolean-value="true" calcext:value-type="boolean">
            <text:p>TRUE</text:p>
          </table:table-cell>
          <table:table-cell table:formula="of:=IF([.B57]=[.M57]; &quot;&quot;; &quot;*&quot;)">
            <text:p/>
          </table:table-cell>
          <table:table-cell table:formula="of:=IF([.B57]=[.M57]; &quot;&quot;; [.M57]-[.B57])">
            <text:p/>
          </table:table-cell>
          <table:table-cell table:formula="of:=IF([.B57]=[.M57]; &quot;&quot;; (([.M57]-[.B57])/[.B57])*100)">
            <text:p/>
          </table:table-cell>
        </table:table-row>
        <table:table-row table:style-name="ro1">
          <table:table-cell office:value-type="string" calcext:value-type="string">
            <text:p>forc/dependency_patching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forc/dependency_patching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58]=[.D58]" office:value-type="boolean" office:boolean-value="true" calcext:value-type="boolean">
            <text:p>TRUE</text:p>
          </table:table-cell>
          <table:table-cell table:formula="of:=IF([.B58]=[.E58]; &quot;&quot;; &quot;*&quot;)">
            <text:p/>
          </table:table-cell>
          <table:table-cell table:formula="of:=IF([.B58]=[.E58]; &quot;&quot;; [.E58]-[.B58])">
            <text:p/>
          </table:table-cell>
          <table:table-cell table:formula="of:=IF([.B58]=[.E58]; &quot;&quot;; (([.E58]-[.B58])/[.B58])*100)">
            <text:p/>
          </table:table-cell>
          <table:table-cell/>
          <table:table-cell office:value-type="string" calcext:value-type="string">
            <text:p>forc/dependency_patching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58]=[.L58]" office:value-type="boolean" office:boolean-value="true" calcext:value-type="boolean">
            <text:p>TRUE</text:p>
          </table:table-cell>
          <table:table-cell table:formula="of:=IF([.B58]=[.M58]; &quot;&quot;; &quot;*&quot;)">
            <text:p/>
          </table:table-cell>
          <table:table-cell table:formula="of:=IF([.B58]=[.M58]; &quot;&quot;; [.M58]-[.B58])">
            <text:p/>
          </table:table-cell>
          <table:table-cell table:formula="of:=IF([.B58]=[.M58]; &quot;&quot;; (([.M58]-[.B58])/[.B58])*100)">
            <text:p/>
          </table:table-cell>
        </table:table-row>
        <table:table-row table:style-name="ro1">
          <table:table-cell office:value-type="string" calcext:value-type="string">
            <text:p>forc/workspace_building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orc/workspace_building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59]=[.D59]" office:value-type="boolean" office:boolean-value="true" calcext:value-type="boolean">
            <text:p>TRUE</text:p>
          </table:table-cell>
          <table:table-cell table:formula="of:=IF([.B59]=[.E59]; &quot;&quot;; &quot;*&quot;)">
            <text:p/>
          </table:table-cell>
          <table:table-cell table:formula="of:=IF([.B59]=[.E59]; &quot;&quot;; [.E59]-[.B59])">
            <text:p/>
          </table:table-cell>
          <table:table-cell table:formula="of:=IF([.B59]=[.E59]; &quot;&quot;; (([.E59]-[.B59])/[.B59])*100)">
            <text:p/>
          </table:table-cell>
          <table:table-cell/>
          <table:table-cell office:value-type="string" calcext:value-type="string">
            <text:p>forc/workspace_building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D59]=[.L59]" office:value-type="boolean" office:boolean-value="true" calcext:value-type="boolean">
            <text:p>TRUE</text:p>
          </table:table-cell>
          <table:table-cell table:formula="of:=IF([.B59]=[.M59]; &quot;&quot;; &quot;*&quot;)">
            <text:p/>
          </table:table-cell>
          <table:table-cell table:formula="of:=IF([.B59]=[.M59]; &quot;&quot;; [.M59]-[.B59])">
            <text:p/>
          </table:table-cell>
          <table:table-cell table:formula="of:=IF([.B59]=[.M59]; &quot;&quot;; (([.M59]-[.B59])/[.B59])*100)">
            <text:p/>
          </table:table-cell>
        </table:table-row>
        <table:table-row table:style-name="ro1">
          <table:table-cell office:value-type="string" calcext:value-type="string">
            <text:p>language/abort_control_flow_good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abort_control_flow_good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60]=[.D60]" office:value-type="boolean" office:boolean-value="true" calcext:value-type="boolean">
            <text:p>TRUE</text:p>
          </table:table-cell>
          <table:table-cell table:formula="of:=IF([.B60]=[.E60]; &quot;&quot;; &quot;*&quot;)">
            <text:p/>
          </table:table-cell>
          <table:table-cell table:formula="of:=IF([.B60]=[.E60]; &quot;&quot;; [.E60]-[.B60])">
            <text:p/>
          </table:table-cell>
          <table:table-cell table:formula="of:=IF([.B60]=[.E60]; &quot;&quot;; (([.E60]-[.B60])/[.B60])*100)">
            <text:p/>
          </table:table-cell>
          <table:table-cell/>
          <table:table-cell office:value-type="string" calcext:value-type="string">
            <text:p>language/abort_control_flow_good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60]=[.L60]" office:value-type="boolean" office:boolean-value="true" calcext:value-type="boolean">
            <text:p>TRUE</text:p>
          </table:table-cell>
          <table:table-cell table:formula="of:=IF([.B60]=[.M60]; &quot;&quot;; &quot;*&quot;)">
            <text:p/>
          </table:table-cell>
          <table:table-cell table:formula="of:=IF([.B60]=[.M60]; &quot;&quot;; [.M60]-[.B60])">
            <text:p/>
          </table:table-cell>
          <table:table-cell table:formula="of:=IF([.B60]=[.M60]; &quot;&quot;; (([.M60]-[.B60])/[.B60])*100)">
            <text:p/>
          </table:table-cell>
        </table:table-row>
        <table:table-row table:style-name="ro1">
          <table:table-cell office:value-type="string" calcext:value-type="string">
            <text:p>language/aliased_imports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language/aliased_imports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61]=[.D61]" office:value-type="boolean" office:boolean-value="true" calcext:value-type="boolean">
            <text:p>TRUE</text:p>
          </table:table-cell>
          <table:table-cell table:formula="of:=IF([.B61]=[.E61]; &quot;&quot;; &quot;*&quot;)">
            <text:p/>
          </table:table-cell>
          <table:table-cell table:formula="of:=IF([.B61]=[.E61]; &quot;&quot;; [.E61]-[.B61])">
            <text:p/>
          </table:table-cell>
          <table:table-cell table:formula="of:=IF([.B61]=[.E61]; &quot;&quot;; (([.E61]-[.B61])/[.B61])*100)">
            <text:p/>
          </table:table-cell>
          <table:table-cell/>
          <table:table-cell office:value-type="string" calcext:value-type="string">
            <text:p>language/aliased_imports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D61]=[.L61]" office:value-type="boolean" office:boolean-value="true" calcext:value-type="boolean">
            <text:p>TRUE</text:p>
          </table:table-cell>
          <table:table-cell table:formula="of:=IF([.B61]=[.M61]; &quot;&quot;; &quot;*&quot;)">
            <text:p/>
          </table:table-cell>
          <table:table-cell table:formula="of:=IF([.B61]=[.M61]; &quot;&quot;; [.M61]-[.B61])">
            <text:p/>
          </table:table-cell>
          <table:table-cell table:formula="of:=IF([.B61]=[.M61]; &quot;&quot;; (([.M61]-[.B61])/[.B61])*100)">
            <text:p/>
          </table:table-cell>
        </table:table-row>
        <table:table-row table:style-name="ro1">
          <table:table-cell office:value-type="string" calcext:value-type="string">
            <text:p>language/arg_demotion_inline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arg_demotion_inline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62]=[.D62]" office:value-type="boolean" office:boolean-value="true" calcext:value-type="boolean">
            <text:p>TRUE</text:p>
          </table:table-cell>
          <table:table-cell table:formula="of:=IF([.B62]=[.E62]; &quot;&quot;; &quot;*&quot;)">
            <text:p/>
          </table:table-cell>
          <table:table-cell table:formula="of:=IF([.B62]=[.E62]; &quot;&quot;; [.E62]-[.B62])">
            <text:p/>
          </table:table-cell>
          <table:table-cell table:formula="of:=IF([.B62]=[.E62]; &quot;&quot;; (([.E62]-[.B62])/[.B62])*100)">
            <text:p/>
          </table:table-cell>
          <table:table-cell/>
          <table:table-cell office:value-type="string" calcext:value-type="string">
            <text:p>language/arg_demotion_inline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D62]=[.L62]" office:value-type="boolean" office:boolean-value="true" calcext:value-type="boolean">
            <text:p>TRUE</text:p>
          </table:table-cell>
          <table:table-cell table:formula="of:=IF([.B62]=[.M62]; &quot;&quot;; &quot;*&quot;)">
            <text:p/>
          </table:table-cell>
          <table:table-cell table:formula="of:=IF([.B62]=[.M62]; &quot;&quot;; [.M62]-[.B62])">
            <text:p/>
          </table:table-cell>
          <table:table-cell table:formula="of:=IF([.B62]=[.M62]; &quot;&quot;; (([.M62]-[.B62])/[.B62])*100)">
            <text:p/>
          </table:table-cell>
        </table:table-row>
        <table:table-row table:style-name="ro1">
          <table:table-cell office:value-type="string" calcext:value-type="string">
            <text:p>language/args_on_stack</text:p>
          </table:table-cell>
          <table:table-cell office:value-type="float" office:value="1312" calcext:value-type="float">
            <text:p>1312</text:p>
          </table:table-cell>
          <table:table-cell/>
          <table:table-cell office:value-type="string" calcext:value-type="string">
            <text:p>language/args_on_stack</text:p>
          </table:table-cell>
          <table:table-cell office:value-type="float" office:value="1312" calcext:value-type="float">
            <text:p>1312</text:p>
          </table:table-cell>
          <table:table-cell/>
          <table:table-cell table:formula="of:=[.A63]=[.D63]" office:value-type="boolean" office:boolean-value="true" calcext:value-type="boolean">
            <text:p>TRUE</text:p>
          </table:table-cell>
          <table:table-cell table:formula="of:=IF([.B63]=[.E63]; &quot;&quot;; &quot;*&quot;)">
            <text:p/>
          </table:table-cell>
          <table:table-cell table:formula="of:=IF([.B63]=[.E63]; &quot;&quot;; [.E63]-[.B63])">
            <text:p/>
          </table:table-cell>
          <table:table-cell table:formula="of:=IF([.B63]=[.E63]; &quot;&quot;; (([.E63]-[.B63])/[.B63])*100)">
            <text:p/>
          </table:table-cell>
          <table:table-cell/>
          <table:table-cell office:value-type="string" calcext:value-type="string">
            <text:p>language/args_on_stack</text:p>
          </table:table-cell>
          <table:table-cell office:value-type="float" office:value="1312" calcext:value-type="float">
            <text:p>1312</text:p>
          </table:table-cell>
          <table:table-cell/>
          <table:table-cell table:formula="of:=[.D63]=[.L63]" office:value-type="boolean" office:boolean-value="true" calcext:value-type="boolean">
            <text:p>TRUE</text:p>
          </table:table-cell>
          <table:table-cell table:formula="of:=IF([.B63]=[.M63]; &quot;&quot;; &quot;*&quot;)">
            <text:p/>
          </table:table-cell>
          <table:table-cell table:formula="of:=IF([.B63]=[.M63]; &quot;&quot;; [.M63]-[.B63])">
            <text:p/>
          </table:table-cell>
          <table:table-cell table:formula="of:=IF([.B63]=[.M63]; &quot;&quot;; (([.M63]-[.B63])/[.B63])*100)">
            <text:p/>
          </table:table-cell>
        </table:table-row>
        <table:table-row table:style-name="ro1">
          <table:table-cell office:value-type="string" calcext:value-type="string">
            <text:p>language/array_basics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language/array_basics</text:p>
          </table:table-cell>
          <table:table-cell office:value-type="float" office:value="528" calcext:value-type="float">
            <text:p>528</text:p>
          </table:table-cell>
          <table:table-cell/>
          <table:table-cell table:formula="of:=[.A64]=[.D64]" office:value-type="boolean" office:boolean-value="true" calcext:value-type="boolean">
            <text:p>TRUE</text:p>
          </table:table-cell>
          <table:table-cell table:formula="of:=IF([.B64]=[.E64]; &quot;&quot;; &quot;*&quot;)" office:value-type="string" office:string-value="*" calcext:value-type="string">
            <text:p>*</text:p>
          </table:table-cell>
          <table:table-cell table:formula="of:=IF([.B64]=[.E64]; &quot;&quot;; [.E64]-[.B64])" office:value-type="float" office:value="24" calcext:value-type="float">
            <text:p>24</text:p>
          </table:table-cell>
          <table:table-cell table:formula="of:=IF([.B64]=[.E64]; &quot;&quot;; (([.E64]-[.B64])/[.B64])*100)" office:value-type="float" office:value="4.76190476190476" calcext:value-type="float">
            <text:p>4.76190476190476</text:p>
          </table:table-cell>
          <table:table-cell/>
          <table:table-cell office:value-type="string" calcext:value-type="string">
            <text:p>language/array_basics</text:p>
          </table:table-cell>
          <table:table-cell office:value-type="float" office:value="528" calcext:value-type="float">
            <text:p>528</text:p>
          </table:table-cell>
          <table:table-cell/>
          <table:table-cell table:formula="of:=[.D64]=[.L64]" office:value-type="boolean" office:boolean-value="true" calcext:value-type="boolean">
            <text:p>TRUE</text:p>
          </table:table-cell>
          <table:table-cell table:formula="of:=IF([.B64]=[.M64]; &quot;&quot;; &quot;*&quot;)" office:value-type="string" office:string-value="*" calcext:value-type="string">
            <text:p>*</text:p>
          </table:table-cell>
          <table:table-cell table:formula="of:=IF([.B64]=[.M64]; &quot;&quot;; [.M64]-[.B64])" office:value-type="float" office:value="24" calcext:value-type="float">
            <text:p>24</text:p>
          </table:table-cell>
          <table:table-cell table:formula="of:=IF([.B64]=[.M64]; &quot;&quot;; (([.M64]-[.B64])/[.B64])*100)" office:value-type="float" office:value="4.76190476190476" calcext:value-type="float">
            <text:p>4.76190476190476</text:p>
          </table:table-cell>
        </table:table-row>
        <table:table-row table:style-name="ro1">
          <table:table-cell office:value-type="string" calcext:value-type="string">
            <text:p>language/array_generics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language/array_generics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A65]=[.D65]" office:value-type="boolean" office:boolean-value="true" calcext:value-type="boolean">
            <text:p>TRUE</text:p>
          </table:table-cell>
          <table:table-cell table:formula="of:=IF([.B65]=[.E65]; &quot;&quot;; &quot;*&quot;)" office:value-type="string" office:string-value="*" calcext:value-type="string">
            <text:p>*</text:p>
          </table:table-cell>
          <table:table-cell table:formula="of:=IF([.B65]=[.E65]; &quot;&quot;; [.E65]-[.B65])" office:value-type="float" office:value="24" calcext:value-type="float">
            <text:p>24</text:p>
          </table:table-cell>
          <table:table-cell table:formula="of:=IF([.B65]=[.E65]; &quot;&quot;; (([.E65]-[.B65])/[.B65])*100)" office:value-type="float" office:value="20" calcext:value-type="float">
            <text:p>20</text:p>
          </table:table-cell>
          <table:table-cell/>
          <table:table-cell office:value-type="string" calcext:value-type="string">
            <text:p>language/array_generics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D65]=[.L65]" office:value-type="boolean" office:boolean-value="true" calcext:value-type="boolean">
            <text:p>TRUE</text:p>
          </table:table-cell>
          <table:table-cell table:formula="of:=IF([.B65]=[.M65]; &quot;&quot;; &quot;*&quot;)">
            <text:p/>
          </table:table-cell>
          <table:table-cell table:formula="of:=IF([.B65]=[.M65]; &quot;&quot;; [.M65]-[.B65])">
            <text:p/>
          </table:table-cell>
          <table:table-cell table:formula="of:=IF([.B65]=[.M65]; &quot;&quot;; (([.M65]-[.B65])/[.B65])*100)">
            <text:p/>
          </table:table-cell>
        </table:table-row>
        <table:table-row table:style-name="ro1">
          <table:table-cell office:value-type="string" calcext:value-type="string">
            <text:p>language/asm_expr_basic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language/asm_expr_basic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A66]=[.D66]" office:value-type="boolean" office:boolean-value="true" calcext:value-type="boolean">
            <text:p>TRUE</text:p>
          </table:table-cell>
          <table:table-cell table:formula="of:=IF([.B66]=[.E66]; &quot;&quot;; &quot;*&quot;)">
            <text:p/>
          </table:table-cell>
          <table:table-cell table:formula="of:=IF([.B66]=[.E66]; &quot;&quot;; [.E66]-[.B66])">
            <text:p/>
          </table:table-cell>
          <table:table-cell table:formula="of:=IF([.B66]=[.E66]; &quot;&quot;; (([.E66]-[.B66])/[.B66])*100)">
            <text:p/>
          </table:table-cell>
          <table:table-cell/>
          <table:table-cell office:value-type="string" calcext:value-type="string">
            <text:p>language/asm_expr_basic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D66]=[.L66]" office:value-type="boolean" office:boolean-value="true" calcext:value-type="boolean">
            <text:p>TRUE</text:p>
          </table:table-cell>
          <table:table-cell table:formula="of:=IF([.B66]=[.M66]; &quot;&quot;; &quot;*&quot;)">
            <text:p/>
          </table:table-cell>
          <table:table-cell table:formula="of:=IF([.B66]=[.M66]; &quot;&quot;; [.M66]-[.B66])">
            <text:p/>
          </table:table-cell>
          <table:table-cell table:formula="of:=IF([.B66]=[.M66]; &quot;&quot;; (([.M66]-[.B66])/[.B66])*100)">
            <text:p/>
          </table:table-cell>
        </table:table-row>
        <table:table-row table:style-name="ro1">
          <table:table-cell office:value-type="string" calcext:value-type="string">
            <text:p>language/asm_without_retur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m_without_retur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67]=[.D67]" office:value-type="boolean" office:boolean-value="true" calcext:value-type="boolean">
            <text:p>TRUE</text:p>
          </table:table-cell>
          <table:table-cell table:formula="of:=IF([.B67]=[.E67]; &quot;&quot;; &quot;*&quot;)">
            <text:p/>
          </table:table-cell>
          <table:table-cell table:formula="of:=IF([.B67]=[.E67]; &quot;&quot;; [.E67]-[.B67])">
            <text:p/>
          </table:table-cell>
          <table:table-cell table:formula="of:=IF([.B67]=[.E67]; &quot;&quot;; (([.E67]-[.B67])/[.B67])*100)">
            <text:p/>
          </table:table-cell>
          <table:table-cell/>
          <table:table-cell office:value-type="string" calcext:value-type="string">
            <text:p>language/asm_without_retur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67]=[.L67]" office:value-type="boolean" office:boolean-value="true" calcext:value-type="boolean">
            <text:p>TRUE</text:p>
          </table:table-cell>
          <table:table-cell table:formula="of:=IF([.B67]=[.M67]; &quot;&quot;; &quot;*&quot;)">
            <text:p/>
          </table:table-cell>
          <table:table-cell table:formula="of:=IF([.B67]=[.M67]; &quot;&quot;; [.M67]-[.B67])">
            <text:p/>
          </table:table-cell>
          <table:table-cell table:formula="of:=IF([.B67]=[.M67]; &quot;&quot;; (([.M67]-[.B67])/[.B67])*100)">
            <text:p/>
          </table:table-cell>
        </table:table-row>
        <table:table-row table:style-name="ro1">
          <table:table-cell office:value-type="string" calcext:value-type="string">
            <text:p>language/associated_const_abi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abi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68]=[.D68]" office:value-type="boolean" office:boolean-value="true" calcext:value-type="boolean">
            <text:p>TRUE</text:p>
          </table:table-cell>
          <table:table-cell table:formula="of:=IF([.B68]=[.E68]; &quot;&quot;; &quot;*&quot;)">
            <text:p/>
          </table:table-cell>
          <table:table-cell table:formula="of:=IF([.B68]=[.E68]; &quot;&quot;; [.E68]-[.B68])">
            <text:p/>
          </table:table-cell>
          <table:table-cell table:formula="of:=IF([.B68]=[.E68]; &quot;&quot;; (([.E68]-[.B68])/[.B68])*100)">
            <text:p/>
          </table:table-cell>
          <table:table-cell/>
          <table:table-cell office:value-type="string" calcext:value-type="string">
            <text:p>language/associated_const_abi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68]=[.L68]" office:value-type="boolean" office:boolean-value="true" calcext:value-type="boolean">
            <text:p>TRUE</text:p>
          </table:table-cell>
          <table:table-cell table:formula="of:=IF([.B68]=[.M68]; &quot;&quot;; &quot;*&quot;)">
            <text:p/>
          </table:table-cell>
          <table:table-cell table:formula="of:=IF([.B68]=[.M68]; &quot;&quot;; [.M68]-[.B68])">
            <text:p/>
          </table:table-cell>
          <table:table-cell table:formula="of:=IF([.B68]=[.M68]; &quot;&quot;; (([.M68]-[.B68])/[.B68])*100)">
            <text:p/>
          </table:table-cell>
        </table:table-row>
        <table:table-row table:style-name="ro1">
          <table:table-cell office:value-type="string" calcext:value-type="string">
            <text:p>language/associated_const_abi_defaul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abi_defaul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69]=[.D69]" office:value-type="boolean" office:boolean-value="true" calcext:value-type="boolean">
            <text:p>TRUE</text:p>
          </table:table-cell>
          <table:table-cell table:formula="of:=IF([.B69]=[.E69]; &quot;&quot;; &quot;*&quot;)">
            <text:p/>
          </table:table-cell>
          <table:table-cell table:formula="of:=IF([.B69]=[.E69]; &quot;&quot;; [.E69]-[.B69])">
            <text:p/>
          </table:table-cell>
          <table:table-cell table:formula="of:=IF([.B69]=[.E69]; &quot;&quot;; (([.E69]-[.B69])/[.B69])*100)">
            <text:p/>
          </table:table-cell>
          <table:table-cell/>
          <table:table-cell office:value-type="string" calcext:value-type="string">
            <text:p>language/associated_const_abi_defaul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69]=[.L69]" office:value-type="boolean" office:boolean-value="true" calcext:value-type="boolean">
            <text:p>TRUE</text:p>
          </table:table-cell>
          <table:table-cell table:formula="of:=IF([.B69]=[.M69]; &quot;&quot;; &quot;*&quot;)">
            <text:p/>
          </table:table-cell>
          <table:table-cell table:formula="of:=IF([.B69]=[.M69]; &quot;&quot;; [.M69]-[.B69])">
            <text:p/>
          </table:table-cell>
          <table:table-cell table:formula="of:=IF([.B69]=[.M69]; &quot;&quot;; (([.M69]-[.B69])/[.B69])*100)">
            <text:p/>
          </table:table-cell>
        </table:table-row>
        <table:table-row table:style-name="ro1">
          <table:table-cell office:value-type="string" calcext:value-type="string">
            <text:p>language/associated_const_abi_multipl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abi_multipl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70]=[.D70]" office:value-type="boolean" office:boolean-value="true" calcext:value-type="boolean">
            <text:p>TRUE</text:p>
          </table:table-cell>
          <table:table-cell table:formula="of:=IF([.B70]=[.E70]; &quot;&quot;; &quot;*&quot;)">
            <text:p/>
          </table:table-cell>
          <table:table-cell table:formula="of:=IF([.B70]=[.E70]; &quot;&quot;; [.E70]-[.B70])">
            <text:p/>
          </table:table-cell>
          <table:table-cell table:formula="of:=IF([.B70]=[.E70]; &quot;&quot;; (([.E70]-[.B70])/[.B70])*100)">
            <text:p/>
          </table:table-cell>
          <table:table-cell/>
          <table:table-cell office:value-type="string" calcext:value-type="string">
            <text:p>language/associated_const_abi_multipl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70]=[.L70]" office:value-type="boolean" office:boolean-value="true" calcext:value-type="boolean">
            <text:p>TRUE</text:p>
          </table:table-cell>
          <table:table-cell table:formula="of:=IF([.B70]=[.M70]; &quot;&quot;; &quot;*&quot;)">
            <text:p/>
          </table:table-cell>
          <table:table-cell table:formula="of:=IF([.B70]=[.M70]; &quot;&quot;; [.M70]-[.B70])">
            <text:p/>
          </table:table-cell>
          <table:table-cell table:formula="of:=IF([.B70]=[.M70]; &quot;&quot;; (([.M70]-[.B70])/[.B70])*100)">
            <text:p/>
          </table:table-cell>
        </table:table-row>
        <table:table-row table:style-name="ro1">
          <table:table-cell office:value-type="string" calcext:value-type="string">
            <text:p>language/associated_const_impl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impl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71]=[.D71]" office:value-type="boolean" office:boolean-value="true" calcext:value-type="boolean">
            <text:p>TRUE</text:p>
          </table:table-cell>
          <table:table-cell table:formula="of:=IF([.B71]=[.E71]; &quot;&quot;; &quot;*&quot;)">
            <text:p/>
          </table:table-cell>
          <table:table-cell table:formula="of:=IF([.B71]=[.E71]; &quot;&quot;; [.E71]-[.B71])">
            <text:p/>
          </table:table-cell>
          <table:table-cell table:formula="of:=IF([.B71]=[.E71]; &quot;&quot;; (([.E71]-[.B71])/[.B71])*100)">
            <text:p/>
          </table:table-cell>
          <table:table-cell/>
          <table:table-cell office:value-type="string" calcext:value-type="string">
            <text:p>language/associated_const_impl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71]=[.L71]" office:value-type="boolean" office:boolean-value="true" calcext:value-type="boolean">
            <text:p>TRUE</text:p>
          </table:table-cell>
          <table:table-cell table:formula="of:=IF([.B71]=[.M71]; &quot;&quot;; &quot;*&quot;)">
            <text:p/>
          </table:table-cell>
          <table:table-cell table:formula="of:=IF([.B71]=[.M71]; &quot;&quot;; [.M71]-[.B71])">
            <text:p/>
          </table:table-cell>
          <table:table-cell table:formula="of:=IF([.B71]=[.M71]; &quot;&quot;; (([.M71]-[.B71])/[.B71])*100)">
            <text:p/>
          </table:table-cell>
        </table:table-row>
        <table:table-row table:style-name="ro1">
          <table:table-cell office:value-type="string" calcext:value-type="string">
            <text:p>language/associated_const_impl_local_same_nam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impl_local_same_nam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72]=[.D72]" office:value-type="boolean" office:boolean-value="true" calcext:value-type="boolean">
            <text:p>TRUE</text:p>
          </table:table-cell>
          <table:table-cell table:formula="of:=IF([.B72]=[.E72]; &quot;&quot;; &quot;*&quot;)">
            <text:p/>
          </table:table-cell>
          <table:table-cell table:formula="of:=IF([.B72]=[.E72]; &quot;&quot;; [.E72]-[.B72])">
            <text:p/>
          </table:table-cell>
          <table:table-cell table:formula="of:=IF([.B72]=[.E72]; &quot;&quot;; (([.E72]-[.B72])/[.B72])*100)">
            <text:p/>
          </table:table-cell>
          <table:table-cell/>
          <table:table-cell office:value-type="string" calcext:value-type="string">
            <text:p>language/associated_const_impl_local_same_nam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72]=[.L72]" office:value-type="boolean" office:boolean-value="true" calcext:value-type="boolean">
            <text:p>TRUE</text:p>
          </table:table-cell>
          <table:table-cell table:formula="of:=IF([.B72]=[.M72]; &quot;&quot;; &quot;*&quot;)">
            <text:p/>
          </table:table-cell>
          <table:table-cell table:formula="of:=IF([.B72]=[.M72]; &quot;&quot;; [.M72]-[.B72])">
            <text:p/>
          </table:table-cell>
          <table:table-cell table:formula="of:=IF([.B72]=[.M72]; &quot;&quot;; (([.M72]-[.B72])/[.B72])*100)">
            <text:p/>
          </table:table-cell>
        </table:table-row>
        <table:table-row table:style-name="ro1">
          <table:table-cell office:value-type="string" calcext:value-type="string">
            <text:p>language/associated_const_impl_multipl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impl_multipl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73]=[.D73]" office:value-type="boolean" office:boolean-value="true" calcext:value-type="boolean">
            <text:p>TRUE</text:p>
          </table:table-cell>
          <table:table-cell table:formula="of:=IF([.B73]=[.E73]; &quot;&quot;; &quot;*&quot;)">
            <text:p/>
          </table:table-cell>
          <table:table-cell table:formula="of:=IF([.B73]=[.E73]; &quot;&quot;; [.E73]-[.B73])">
            <text:p/>
          </table:table-cell>
          <table:table-cell table:formula="of:=IF([.B73]=[.E73]; &quot;&quot;; (([.E73]-[.B73])/[.B73])*100)">
            <text:p/>
          </table:table-cell>
          <table:table-cell/>
          <table:table-cell office:value-type="string" calcext:value-type="string">
            <text:p>language/associated_const_impl_multipl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73]=[.L73]" office:value-type="boolean" office:boolean-value="true" calcext:value-type="boolean">
            <text:p>TRUE</text:p>
          </table:table-cell>
          <table:table-cell table:formula="of:=IF([.B73]=[.M73]; &quot;&quot;; &quot;*&quot;)">
            <text:p/>
          </table:table-cell>
          <table:table-cell table:formula="of:=IF([.B73]=[.M73]; &quot;&quot;; [.M73]-[.B73])">
            <text:p/>
          </table:table-cell>
          <table:table-cell table:formula="of:=IF([.B73]=[.M73]; &quot;&quot;; (([.M73]-[.B73])/[.B73])*100)">
            <text:p/>
          </table:table-cell>
        </table:table-row>
        <table:table-row table:style-name="ro1">
          <table:table-cell office:value-type="string" calcext:value-type="string">
            <text:p>language/associated_const_impl_self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impl_self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74]=[.D74]" office:value-type="boolean" office:boolean-value="true" calcext:value-type="boolean">
            <text:p>TRUE</text:p>
          </table:table-cell>
          <table:table-cell table:formula="of:=IF([.B74]=[.E74]; &quot;&quot;; &quot;*&quot;)">
            <text:p/>
          </table:table-cell>
          <table:table-cell table:formula="of:=IF([.B74]=[.E74]; &quot;&quot;; [.E74]-[.B74])">
            <text:p/>
          </table:table-cell>
          <table:table-cell table:formula="of:=IF([.B74]=[.E74]; &quot;&quot;; (([.E74]-[.B74])/[.B74])*100)">
            <text:p/>
          </table:table-cell>
          <table:table-cell/>
          <table:table-cell office:value-type="string" calcext:value-type="string">
            <text:p>language/associated_const_impl_self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74]=[.L74]" office:value-type="boolean" office:boolean-value="true" calcext:value-type="boolean">
            <text:p>TRUE</text:p>
          </table:table-cell>
          <table:table-cell table:formula="of:=IF([.B74]=[.M74]; &quot;&quot;; &quot;*&quot;)">
            <text:p/>
          </table:table-cell>
          <table:table-cell table:formula="of:=IF([.B74]=[.M74]; &quot;&quot;; [.M74]-[.B74])">
            <text:p/>
          </table:table-cell>
          <table:table-cell table:formula="of:=IF([.B74]=[.M74]; &quot;&quot;; (([.M74]-[.B74])/[.B74])*100)">
            <text:p/>
          </table:table-cell>
        </table:table-row>
        <table:table-row table:style-name="ro1">
          <table:table-cell office:value-type="string" calcext:value-type="string">
            <text:p>language/associated_const_impl_self_order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impl_self_order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75]=[.D75]" office:value-type="boolean" office:boolean-value="true" calcext:value-type="boolean">
            <text:p>TRUE</text:p>
          </table:table-cell>
          <table:table-cell table:formula="of:=IF([.B75]=[.E75]; &quot;&quot;; &quot;*&quot;)">
            <text:p/>
          </table:table-cell>
          <table:table-cell table:formula="of:=IF([.B75]=[.E75]; &quot;&quot;; [.E75]-[.B75])">
            <text:p/>
          </table:table-cell>
          <table:table-cell table:formula="of:=IF([.B75]=[.E75]; &quot;&quot;; (([.E75]-[.B75])/[.B75])*100)">
            <text:p/>
          </table:table-cell>
          <table:table-cell/>
          <table:table-cell office:value-type="string" calcext:value-type="string">
            <text:p>language/associated_const_impl_self_order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75]=[.L75]" office:value-type="boolean" office:boolean-value="true" calcext:value-type="boolean">
            <text:p>TRUE</text:p>
          </table:table-cell>
          <table:table-cell table:formula="of:=IF([.B75]=[.M75]; &quot;&quot;; &quot;*&quot;)">
            <text:p/>
          </table:table-cell>
          <table:table-cell table:formula="of:=IF([.B75]=[.M75]; &quot;&quot;; [.M75]-[.B75])">
            <text:p/>
          </table:table-cell>
          <table:table-cell table:formula="of:=IF([.B75]=[.M75]; &quot;&quot;; (([.M75]-[.B75])/[.B75])*100)">
            <text:p/>
          </table:table-cell>
        </table:table-row>
        <table:table-row table:style-name="ro1">
          <table:table-cell office:value-type="string" calcext:value-type="string">
            <text:p>language/associated_const_trai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trai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76]=[.D76]" office:value-type="boolean" office:boolean-value="true" calcext:value-type="boolean">
            <text:p>TRUE</text:p>
          </table:table-cell>
          <table:table-cell table:formula="of:=IF([.B76]=[.E76]; &quot;&quot;; &quot;*&quot;)">
            <text:p/>
          </table:table-cell>
          <table:table-cell table:formula="of:=IF([.B76]=[.E76]; &quot;&quot;; [.E76]-[.B76])">
            <text:p/>
          </table:table-cell>
          <table:table-cell table:formula="of:=IF([.B76]=[.E76]; &quot;&quot;; (([.E76]-[.B76])/[.B76])*100)">
            <text:p/>
          </table:table-cell>
          <table:table-cell/>
          <table:table-cell office:value-type="string" calcext:value-type="string">
            <text:p>language/associated_const_trai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76]=[.L76]" office:value-type="boolean" office:boolean-value="true" calcext:value-type="boolean">
            <text:p>TRUE</text:p>
          </table:table-cell>
          <table:table-cell table:formula="of:=IF([.B76]=[.M76]; &quot;&quot;; &quot;*&quot;)">
            <text:p/>
          </table:table-cell>
          <table:table-cell table:formula="of:=IF([.B76]=[.M76]; &quot;&quot;; [.M76]-[.B76])">
            <text:p/>
          </table:table-cell>
          <table:table-cell table:formula="of:=IF([.B76]=[.M76]; &quot;&quot;; (([.M76]-[.B76])/[.B76])*100)">
            <text:p/>
          </table:table-cell>
        </table:table-row>
        <table:table-row table:style-name="ro1">
          <table:table-cell office:value-type="string" calcext:value-type="string">
            <text:p>language/associated_const_trait_const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associated_const_trait_const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77]=[.D77]" office:value-type="boolean" office:boolean-value="true" calcext:value-type="boolean">
            <text:p>TRUE</text:p>
          </table:table-cell>
          <table:table-cell table:formula="of:=IF([.B77]=[.E77]; &quot;&quot;; &quot;*&quot;)">
            <text:p/>
          </table:table-cell>
          <table:table-cell table:formula="of:=IF([.B77]=[.E77]; &quot;&quot;; [.E77]-[.B77])">
            <text:p/>
          </table:table-cell>
          <table:table-cell table:formula="of:=IF([.B77]=[.E77]; &quot;&quot;; (([.E77]-[.B77])/[.B77])*100)">
            <text:p/>
          </table:table-cell>
          <table:table-cell/>
          <table:table-cell office:value-type="string" calcext:value-type="string">
            <text:p>language/associated_const_trait_const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77]=[.L77]" office:value-type="boolean" office:boolean-value="true" calcext:value-type="boolean">
            <text:p>TRUE</text:p>
          </table:table-cell>
          <table:table-cell table:formula="of:=IF([.B77]=[.M77]; &quot;&quot;; &quot;*&quot;)">
            <text:p/>
          </table:table-cell>
          <table:table-cell table:formula="of:=IF([.B77]=[.M77]; &quot;&quot;; [.M77]-[.B77])">
            <text:p/>
          </table:table-cell>
          <table:table-cell table:formula="of:=IF([.B77]=[.M77]; &quot;&quot;; (([.M77]-[.B77])/[.B77])*100)">
            <text:p/>
          </table:table-cell>
        </table:table-row>
        <table:table-row table:style-name="ro1">
          <table:table-cell office:value-type="string" calcext:value-type="string">
            <text:p>language/associated_const_trait_defaul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associated_const_trait_defaul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78]=[.D78]" office:value-type="boolean" office:boolean-value="true" calcext:value-type="boolean">
            <text:p>TRUE</text:p>
          </table:table-cell>
          <table:table-cell table:formula="of:=IF([.B78]=[.E78]; &quot;&quot;; &quot;*&quot;)">
            <text:p/>
          </table:table-cell>
          <table:table-cell table:formula="of:=IF([.B78]=[.E78]; &quot;&quot;; [.E78]-[.B78])">
            <text:p/>
          </table:table-cell>
          <table:table-cell table:formula="of:=IF([.B78]=[.E78]; &quot;&quot;; (([.E78]-[.B78])/[.B78])*100)">
            <text:p/>
          </table:table-cell>
          <table:table-cell/>
          <table:table-cell office:value-type="string" calcext:value-type="string">
            <text:p>language/associated_const_trait_defaul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78]=[.L78]" office:value-type="boolean" office:boolean-value="true" calcext:value-type="boolean">
            <text:p>TRUE</text:p>
          </table:table-cell>
          <table:table-cell table:formula="of:=IF([.B78]=[.M78]; &quot;&quot;; &quot;*&quot;)">
            <text:p/>
          </table:table-cell>
          <table:table-cell table:formula="of:=IF([.B78]=[.M78]; &quot;&quot;; [.M78]-[.B78])">
            <text:p/>
          </table:table-cell>
          <table:table-cell table:formula="of:=IF([.B78]=[.M78]; &quot;&quot;; (([.M78]-[.B78])/[.B78])*100)">
            <text:p/>
          </table:table-cell>
        </table:table-row>
        <table:table-row table:style-name="ro1">
          <table:table-cell office:value-type="string" calcext:value-type="string">
            <text:p>language/associated_const_trait_impl_metho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trait_impl_metho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79]=[.D79]" office:value-type="boolean" office:boolean-value="true" calcext:value-type="boolean">
            <text:p>TRUE</text:p>
          </table:table-cell>
          <table:table-cell table:formula="of:=IF([.B79]=[.E79]; &quot;&quot;; &quot;*&quot;)">
            <text:p/>
          </table:table-cell>
          <table:table-cell table:formula="of:=IF([.B79]=[.E79]; &quot;&quot;; [.E79]-[.B79])">
            <text:p/>
          </table:table-cell>
          <table:table-cell table:formula="of:=IF([.B79]=[.E79]; &quot;&quot;; (([.E79]-[.B79])/[.B79])*100)">
            <text:p/>
          </table:table-cell>
          <table:table-cell/>
          <table:table-cell office:value-type="string" calcext:value-type="string">
            <text:p>language/associated_const_trait_impl_metho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79]=[.L79]" office:value-type="boolean" office:boolean-value="true" calcext:value-type="boolean">
            <text:p>TRUE</text:p>
          </table:table-cell>
          <table:table-cell table:formula="of:=IF([.B79]=[.M79]; &quot;&quot;; &quot;*&quot;)">
            <text:p/>
          </table:table-cell>
          <table:table-cell table:formula="of:=IF([.B79]=[.M79]; &quot;&quot;; [.M79]-[.B79])">
            <text:p/>
          </table:table-cell>
          <table:table-cell table:formula="of:=IF([.B79]=[.M79]; &quot;&quot;; (([.M79]-[.B79])/[.B79])*100)">
            <text:p/>
          </table:table-cell>
        </table:table-row>
        <table:table-row table:style-name="ro1">
          <table:table-cell office:value-type="string" calcext:value-type="string">
            <text:p>language/associated_const_trait_metho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trait_metho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80]=[.D80]" office:value-type="boolean" office:boolean-value="true" calcext:value-type="boolean">
            <text:p>TRUE</text:p>
          </table:table-cell>
          <table:table-cell table:formula="of:=IF([.B80]=[.E80]; &quot;&quot;; &quot;*&quot;)">
            <text:p/>
          </table:table-cell>
          <table:table-cell table:formula="of:=IF([.B80]=[.E80]; &quot;&quot;; [.E80]-[.B80])">
            <text:p/>
          </table:table-cell>
          <table:table-cell table:formula="of:=IF([.B80]=[.E80]; &quot;&quot;; (([.E80]-[.B80])/[.B80])*100)">
            <text:p/>
          </table:table-cell>
          <table:table-cell/>
          <table:table-cell office:value-type="string" calcext:value-type="string">
            <text:p>language/associated_const_trait_metho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80]=[.L80]" office:value-type="boolean" office:boolean-value="true" calcext:value-type="boolean">
            <text:p>TRUE</text:p>
          </table:table-cell>
          <table:table-cell table:formula="of:=IF([.B80]=[.M80]; &quot;&quot;; &quot;*&quot;)">
            <text:p/>
          </table:table-cell>
          <table:table-cell table:formula="of:=IF([.B80]=[.M80]; &quot;&quot;; [.M80]-[.B80])">
            <text:p/>
          </table:table-cell>
          <table:table-cell table:formula="of:=IF([.B80]=[.M80]; &quot;&quot;; (([.M80]-[.B80])/[.B80])*100)">
            <text:p/>
          </table:table-cell>
        </table:table-row>
        <table:table-row table:style-name="ro1">
          <table:table-cell office:value-type="string" calcext:value-type="string">
            <text:p>language/associated_type_and_associated_cons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type_and_associated_cons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81]=[.D81]" office:value-type="boolean" office:boolean-value="true" calcext:value-type="boolean">
            <text:p>TRUE</text:p>
          </table:table-cell>
          <table:table-cell table:formula="of:=IF([.B81]=[.E81]; &quot;&quot;; &quot;*&quot;)">
            <text:p/>
          </table:table-cell>
          <table:table-cell table:formula="of:=IF([.B81]=[.E81]; &quot;&quot;; [.E81]-[.B81])">
            <text:p/>
          </table:table-cell>
          <table:table-cell table:formula="of:=IF([.B81]=[.E81]; &quot;&quot;; (([.E81]-[.B81])/[.B81])*100)">
            <text:p/>
          </table:table-cell>
          <table:table-cell/>
          <table:table-cell office:value-type="string" calcext:value-type="string">
            <text:p>language/associated_type_and_associated_cons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81]=[.L81]" office:value-type="boolean" office:boolean-value="true" calcext:value-type="boolean">
            <text:p>TRUE</text:p>
          </table:table-cell>
          <table:table-cell table:formula="of:=IF([.B81]=[.M81]; &quot;&quot;; &quot;*&quot;)">
            <text:p/>
          </table:table-cell>
          <table:table-cell table:formula="of:=IF([.B81]=[.M81]; &quot;&quot;; [.M81]-[.B81])">
            <text:p/>
          </table:table-cell>
          <table:table-cell table:formula="of:=IF([.B81]=[.M81]; &quot;&quot;; (([.M81]-[.B81])/[.B81])*100)">
            <text:p/>
          </table:table-cell>
        </table:table-row>
        <table:table-row table:style-name="ro1">
          <table:table-cell office:value-type="string" calcext:value-type="string">
            <text:p>language/associated_type_ascriptio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type_ascriptio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82]=[.D82]" office:value-type="boolean" office:boolean-value="true" calcext:value-type="boolean">
            <text:p>TRUE</text:p>
          </table:table-cell>
          <table:table-cell table:formula="of:=IF([.B82]=[.E82]; &quot;&quot;; &quot;*&quot;)">
            <text:p/>
          </table:table-cell>
          <table:table-cell table:formula="of:=IF([.B82]=[.E82]; &quot;&quot;; [.E82]-[.B82])">
            <text:p/>
          </table:table-cell>
          <table:table-cell table:formula="of:=IF([.B82]=[.E82]; &quot;&quot;; (([.E82]-[.B82])/[.B82])*100)">
            <text:p/>
          </table:table-cell>
          <table:table-cell/>
          <table:table-cell office:value-type="string" calcext:value-type="string">
            <text:p>language/associated_type_ascriptio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82]=[.L82]" office:value-type="boolean" office:boolean-value="true" calcext:value-type="boolean">
            <text:p>TRUE</text:p>
          </table:table-cell>
          <table:table-cell table:formula="of:=IF([.B82]=[.M82]; &quot;&quot;; &quot;*&quot;)">
            <text:p/>
          </table:table-cell>
          <table:table-cell table:formula="of:=IF([.B82]=[.M82]; &quot;&quot;; [.M82]-[.B82])">
            <text:p/>
          </table:table-cell>
          <table:table-cell table:formula="of:=IF([.B82]=[.M82]; &quot;&quot;; (([.M82]-[.B82])/[.B82])*100)">
            <text:p/>
          </table:table-cell>
        </table:table-row>
        <table:table-row table:style-name="ro1">
          <table:table-cell office:value-type="string" calcext:value-type="string">
            <text:p>language/associated_type_container</text:p>
          </table:table-cell>
          <table:table-cell office:value-type="float" office:value="1088" calcext:value-type="float">
            <text:p>1088</text:p>
          </table:table-cell>
          <table:table-cell/>
          <table:table-cell office:value-type="string" calcext:value-type="string">
            <text:p>language/associated_type_container</text:p>
          </table:table-cell>
          <table:table-cell office:value-type="float" office:value="1112" calcext:value-type="float">
            <text:p>1112</text:p>
          </table:table-cell>
          <table:table-cell/>
          <table:table-cell table:formula="of:=[.A83]=[.D83]" office:value-type="boolean" office:boolean-value="true" calcext:value-type="boolean">
            <text:p>TRUE</text:p>
          </table:table-cell>
          <table:table-cell table:formula="of:=IF([.B83]=[.E83]; &quot;&quot;; &quot;*&quot;)" office:value-type="string" office:string-value="*" calcext:value-type="string">
            <text:p>*</text:p>
          </table:table-cell>
          <table:table-cell table:formula="of:=IF([.B83]=[.E83]; &quot;&quot;; [.E83]-[.B83])" office:value-type="float" office:value="24" calcext:value-type="float">
            <text:p>24</text:p>
          </table:table-cell>
          <table:table-cell table:formula="of:=IF([.B83]=[.E83]; &quot;&quot;; (([.E83]-[.B83])/[.B83])*100)" office:value-type="float" office:value="2.20588235294118" calcext:value-type="float">
            <text:p>2.20588235294118</text:p>
          </table:table-cell>
          <table:table-cell/>
          <table:table-cell office:value-type="string" calcext:value-type="string">
            <text:p>language/associated_type_container</text:p>
          </table:table-cell>
          <table:table-cell office:value-type="float" office:value="1112" calcext:value-type="float">
            <text:p>1112</text:p>
          </table:table-cell>
          <table:table-cell/>
          <table:table-cell table:formula="of:=[.D83]=[.L83]" office:value-type="boolean" office:boolean-value="true" calcext:value-type="boolean">
            <text:p>TRUE</text:p>
          </table:table-cell>
          <table:table-cell table:formula="of:=IF([.B83]=[.M83]; &quot;&quot;; &quot;*&quot;)" office:value-type="string" office:string-value="*" calcext:value-type="string">
            <text:p>*</text:p>
          </table:table-cell>
          <table:table-cell table:formula="of:=IF([.B83]=[.M83]; &quot;&quot;; [.M83]-[.B83])" office:value-type="float" office:value="24" calcext:value-type="float">
            <text:p>24</text:p>
          </table:table-cell>
          <table:table-cell table:formula="of:=IF([.B83]=[.M83]; &quot;&quot;; (([.M83]-[.B83])/[.B83])*100)" office:value-type="float" office:value="2.20588235294118" calcext:value-type="float">
            <text:p>2.20588235294118</text:p>
          </table:table-cell>
        </table:table-row>
        <table:table-row table:style-name="ro1">
          <table:table-cell office:value-type="string" calcext:value-type="string">
            <text:p>language/associated_type_container_in_library</text:p>
          </table:table-cell>
          <table:table-cell office:value-type="float" office:value="1088" calcext:value-type="float">
            <text:p>1088</text:p>
          </table:table-cell>
          <table:table-cell/>
          <table:table-cell office:value-type="string" calcext:value-type="string">
            <text:p>language/associated_type_container_in_library</text:p>
          </table:table-cell>
          <table:table-cell office:value-type="float" office:value="1112" calcext:value-type="float">
            <text:p>1112</text:p>
          </table:table-cell>
          <table:table-cell/>
          <table:table-cell table:formula="of:=[.A84]=[.D84]" office:value-type="boolean" office:boolean-value="true" calcext:value-type="boolean">
            <text:p>TRUE</text:p>
          </table:table-cell>
          <table:table-cell table:formula="of:=IF([.B84]=[.E84]; &quot;&quot;; &quot;*&quot;)" office:value-type="string" office:string-value="*" calcext:value-type="string">
            <text:p>*</text:p>
          </table:table-cell>
          <table:table-cell table:formula="of:=IF([.B84]=[.E84]; &quot;&quot;; [.E84]-[.B84])" office:value-type="float" office:value="24" calcext:value-type="float">
            <text:p>24</text:p>
          </table:table-cell>
          <table:table-cell table:formula="of:=IF([.B84]=[.E84]; &quot;&quot;; (([.E84]-[.B84])/[.B84])*100)" office:value-type="float" office:value="2.20588235294118" calcext:value-type="float">
            <text:p>2.20588235294118</text:p>
          </table:table-cell>
          <table:table-cell/>
          <table:table-cell office:value-type="string" calcext:value-type="string">
            <text:p>language/associated_type_container_in_library</text:p>
          </table:table-cell>
          <table:table-cell office:value-type="float" office:value="1112" calcext:value-type="float">
            <text:p>1112</text:p>
          </table:table-cell>
          <table:table-cell/>
          <table:table-cell table:formula="of:=[.D84]=[.L84]" office:value-type="boolean" office:boolean-value="true" calcext:value-type="boolean">
            <text:p>TRUE</text:p>
          </table:table-cell>
          <table:table-cell table:formula="of:=IF([.B84]=[.M84]; &quot;&quot;; &quot;*&quot;)" office:value-type="string" office:string-value="*" calcext:value-type="string">
            <text:p>*</text:p>
          </table:table-cell>
          <table:table-cell table:formula="of:=IF([.B84]=[.M84]; &quot;&quot;; [.M84]-[.B84])" office:value-type="float" office:value="24" calcext:value-type="float">
            <text:p>24</text:p>
          </table:table-cell>
          <table:table-cell table:formula="of:=IF([.B84]=[.M84]; &quot;&quot;; (([.M84]-[.B84])/[.B84])*100)" office:value-type="float" office:value="2.20588235294118" calcext:value-type="float">
            <text:p>2.20588235294118</text:p>
          </table:table-cell>
        </table:table-row>
        <table:table-row table:style-name="ro1">
          <table:table-cell office:value-type="string" calcext:value-type="string">
            <text:p>language/associated_type_fully_qualifie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type_fully_qualifie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85]=[.D85]" office:value-type="boolean" office:boolean-value="true" calcext:value-type="boolean">
            <text:p>TRUE</text:p>
          </table:table-cell>
          <table:table-cell table:formula="of:=IF([.B85]=[.E85]; &quot;&quot;; &quot;*&quot;)">
            <text:p/>
          </table:table-cell>
          <table:table-cell table:formula="of:=IF([.B85]=[.E85]; &quot;&quot;; [.E85]-[.B85])">
            <text:p/>
          </table:table-cell>
          <table:table-cell table:formula="of:=IF([.B85]=[.E85]; &quot;&quot;; (([.E85]-[.B85])/[.B85])*100)">
            <text:p/>
          </table:table-cell>
          <table:table-cell/>
          <table:table-cell office:value-type="string" calcext:value-type="string">
            <text:p>language/associated_type_fully_qualifie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85]=[.L85]" office:value-type="boolean" office:boolean-value="true" calcext:value-type="boolean">
            <text:p>TRUE</text:p>
          </table:table-cell>
          <table:table-cell table:formula="of:=IF([.B85]=[.M85]; &quot;&quot;; &quot;*&quot;)">
            <text:p/>
          </table:table-cell>
          <table:table-cell table:formula="of:=IF([.B85]=[.M85]; &quot;&quot;; [.M85]-[.B85])">
            <text:p/>
          </table:table-cell>
          <table:table-cell table:formula="of:=IF([.B85]=[.M85]; &quot;&quot;; (([.M85]-[.B85])/[.B85])*100)">
            <text:p/>
          </table:table-cell>
        </table:table-row>
        <table:table-row table:style-name="ro1">
          <table:table-cell office:value-type="string" calcext:value-type="string">
            <text:p>language/associated_type_iterator</text:p>
          </table:table-cell>
          <table:table-cell office:value-type="float" office:value="1176" calcext:value-type="float">
            <text:p>1176</text:p>
          </table:table-cell>
          <table:table-cell/>
          <table:table-cell office:value-type="string" calcext:value-type="string">
            <text:p>language/associated_type_iterator</text:p>
          </table:table-cell>
          <table:table-cell office:value-type="float" office:value="1208" calcext:value-type="float">
            <text:p>1208</text:p>
          </table:table-cell>
          <table:table-cell/>
          <table:table-cell table:formula="of:=[.A86]=[.D86]" office:value-type="boolean" office:boolean-value="true" calcext:value-type="boolean">
            <text:p>TRUE</text:p>
          </table:table-cell>
          <table:table-cell table:formula="of:=IF([.B86]=[.E86]; &quot;&quot;; &quot;*&quot;)" office:value-type="string" office:string-value="*" calcext:value-type="string">
            <text:p>*</text:p>
          </table:table-cell>
          <table:table-cell table:formula="of:=IF([.B86]=[.E86]; &quot;&quot;; [.E86]-[.B86])" office:value-type="float" office:value="32" calcext:value-type="float">
            <text:p>32</text:p>
          </table:table-cell>
          <table:table-cell table:formula="of:=IF([.B86]=[.E86]; &quot;&quot;; (([.E86]-[.B86])/[.B86])*100)" office:value-type="float" office:value="2.72108843537415" calcext:value-type="float">
            <text:p>2.72108843537415</text:p>
          </table:table-cell>
          <table:table-cell/>
          <table:table-cell office:value-type="string" calcext:value-type="string">
            <text:p>language/associated_type_iterator</text:p>
          </table:table-cell>
          <table:table-cell office:value-type="float" office:value="1208" calcext:value-type="float">
            <text:p>1208</text:p>
          </table:table-cell>
          <table:table-cell/>
          <table:table-cell table:formula="of:=[.D86]=[.L86]" office:value-type="boolean" office:boolean-value="true" calcext:value-type="boolean">
            <text:p>TRUE</text:p>
          </table:table-cell>
          <table:table-cell table:formula="of:=IF([.B86]=[.M86]; &quot;&quot;; &quot;*&quot;)" office:value-type="string" office:string-value="*" calcext:value-type="string">
            <text:p>*</text:p>
          </table:table-cell>
          <table:table-cell table:formula="of:=IF([.B86]=[.M86]; &quot;&quot;; [.M86]-[.B86])" office:value-type="float" office:value="32" calcext:value-type="float">
            <text:p>32</text:p>
          </table:table-cell>
          <table:table-cell table:formula="of:=IF([.B86]=[.M86]; &quot;&quot;; (([.M86]-[.B86])/[.B86])*100)" office:value-type="float" office:value="2.72108843537415" calcext:value-type="float">
            <text:p>2.72108843537415</text:p>
          </table:table-cell>
        </table:table-row>
        <table:table-row table:style-name="ro1">
          <table:table-cell office:value-type="string" calcext:value-type="string">
            <text:p>language/associated_type_metho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type_metho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87]=[.D87]" office:value-type="boolean" office:boolean-value="true" calcext:value-type="boolean">
            <text:p>TRUE</text:p>
          </table:table-cell>
          <table:table-cell table:formula="of:=IF([.B87]=[.E87]; &quot;&quot;; &quot;*&quot;)">
            <text:p/>
          </table:table-cell>
          <table:table-cell table:formula="of:=IF([.B87]=[.E87]; &quot;&quot;; [.E87]-[.B87])">
            <text:p/>
          </table:table-cell>
          <table:table-cell table:formula="of:=IF([.B87]=[.E87]; &quot;&quot;; (([.E87]-[.B87])/[.B87])*100)">
            <text:p/>
          </table:table-cell>
          <table:table-cell/>
          <table:table-cell office:value-type="string" calcext:value-type="string">
            <text:p>language/associated_type_metho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87]=[.L87]" office:value-type="boolean" office:boolean-value="true" calcext:value-type="boolean">
            <text:p>TRUE</text:p>
          </table:table-cell>
          <table:table-cell table:formula="of:=IF([.B87]=[.M87]; &quot;&quot;; &quot;*&quot;)">
            <text:p/>
          </table:table-cell>
          <table:table-cell table:formula="of:=IF([.B87]=[.M87]; &quot;&quot;; [.M87]-[.B87])">
            <text:p/>
          </table:table-cell>
          <table:table-cell table:formula="of:=IF([.B87]=[.M87]; &quot;&quot;; (([.M87]-[.B87])/[.B87])*100)">
            <text:p/>
          </table:table-cell>
        </table:table-row>
        <table:table-row table:style-name="ro1">
          <table:table-cell office:value-type="string" calcext:value-type="string">
            <text:p>language/associated_type_parameter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type_parameter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88]=[.D88]" office:value-type="boolean" office:boolean-value="true" calcext:value-type="boolean">
            <text:p>TRUE</text:p>
          </table:table-cell>
          <table:table-cell table:formula="of:=IF([.B88]=[.E88]; &quot;&quot;; &quot;*&quot;)">
            <text:p/>
          </table:table-cell>
          <table:table-cell table:formula="of:=IF([.B88]=[.E88]; &quot;&quot;; [.E88]-[.B88])">
            <text:p/>
          </table:table-cell>
          <table:table-cell table:formula="of:=IF([.B88]=[.E88]; &quot;&quot;; (([.E88]-[.B88])/[.B88])*100)">
            <text:p/>
          </table:table-cell>
          <table:table-cell/>
          <table:table-cell office:value-type="string" calcext:value-type="string">
            <text:p>language/associated_type_parameter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88]=[.L88]" office:value-type="boolean" office:boolean-value="true" calcext:value-type="boolean">
            <text:p>TRUE</text:p>
          </table:table-cell>
          <table:table-cell table:formula="of:=IF([.B88]=[.M88]; &quot;&quot;; &quot;*&quot;)">
            <text:p/>
          </table:table-cell>
          <table:table-cell table:formula="of:=IF([.B88]=[.M88]; &quot;&quot;; [.M88]-[.B88])">
            <text:p/>
          </table:table-cell>
          <table:table-cell table:formula="of:=IF([.B88]=[.M88]; &quot;&quot;; (([.M88]-[.B88])/[.B88])*100)">
            <text:p/>
          </table:table-cell>
        </table:table-row>
        <table:table-row table:style-name="ro1">
          <table:table-cell office:value-type="string" calcext:value-type="string">
            <text:p>language/attributes_warning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ttributes_warning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89]=[.D89]" office:value-type="boolean" office:boolean-value="true" calcext:value-type="boolean">
            <text:p>TRUE</text:p>
          </table:table-cell>
          <table:table-cell table:formula="of:=IF([.B89]=[.E89]; &quot;&quot;; &quot;*&quot;)">
            <text:p/>
          </table:table-cell>
          <table:table-cell table:formula="of:=IF([.B89]=[.E89]; &quot;&quot;; [.E89]-[.B89])">
            <text:p/>
          </table:table-cell>
          <table:table-cell table:formula="of:=IF([.B89]=[.E89]; &quot;&quot;; (([.E89]-[.B89])/[.B89])*100)">
            <text:p/>
          </table:table-cell>
          <table:table-cell/>
          <table:table-cell office:value-type="string" calcext:value-type="string">
            <text:p>language/attributes_warning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89]=[.L89]" office:value-type="boolean" office:boolean-value="true" calcext:value-type="boolean">
            <text:p>TRUE</text:p>
          </table:table-cell>
          <table:table-cell table:formula="of:=IF([.B89]=[.M89]; &quot;&quot;; &quot;*&quot;)">
            <text:p/>
          </table:table-cell>
          <table:table-cell table:formula="of:=IF([.B89]=[.M89]; &quot;&quot;; [.M89]-[.B89])">
            <text:p/>
          </table:table-cell>
          <table:table-cell table:formula="of:=IF([.B89]=[.M89]; &quot;&quot;; (([.M89]-[.B89])/[.B89])*100)">
            <text:p/>
          </table:table-cell>
        </table:table-row>
        <table:table-row table:style-name="ro1">
          <table:table-cell office:value-type="string" calcext:value-type="string">
            <text:p>language/b256_bad_jump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b256_bad_jump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90]=[.D90]" office:value-type="boolean" office:boolean-value="true" calcext:value-type="boolean">
            <text:p>TRUE</text:p>
          </table:table-cell>
          <table:table-cell table:formula="of:=IF([.B90]=[.E90]; &quot;&quot;; &quot;*&quot;)">
            <text:p/>
          </table:table-cell>
          <table:table-cell table:formula="of:=IF([.B90]=[.E90]; &quot;&quot;; [.E90]-[.B90])">
            <text:p/>
          </table:table-cell>
          <table:table-cell table:formula="of:=IF([.B90]=[.E90]; &quot;&quot;; (([.E90]-[.B90])/[.B90])*100)">
            <text:p/>
          </table:table-cell>
          <table:table-cell/>
          <table:table-cell office:value-type="string" calcext:value-type="string">
            <text:p>language/b256_bad_jump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90]=[.L90]" office:value-type="boolean" office:boolean-value="true" calcext:value-type="boolean">
            <text:p>TRUE</text:p>
          </table:table-cell>
          <table:table-cell table:formula="of:=IF([.B90]=[.M90]; &quot;&quot;; &quot;*&quot;)">
            <text:p/>
          </table:table-cell>
          <table:table-cell table:formula="of:=IF([.B90]=[.M90]; &quot;&quot;; [.M90]-[.B90])">
            <text:p/>
          </table:table-cell>
          <table:table-cell table:formula="of:=IF([.B90]=[.M90]; &quot;&quot;; (([.M90]-[.B90])/[.B90])*100)">
            <text:p/>
          </table:table-cell>
        </table:table-row>
        <table:table-row table:style-name="ro1">
          <table:table-cell office:value-type="string" calcext:value-type="string">
            <text:p>language/b256_bitwise_ops</text:p>
          </table:table-cell>
          <table:table-cell office:value-type="float" office:value="6536" calcext:value-type="float">
            <text:p>6536</text:p>
          </table:table-cell>
          <table:table-cell/>
          <table:table-cell office:value-type="string" calcext:value-type="string">
            <text:p>language/b256_bitwise_ops</text:p>
          </table:table-cell>
          <table:table-cell office:value-type="float" office:value="6536" calcext:value-type="float">
            <text:p>6536</text:p>
          </table:table-cell>
          <table:table-cell/>
          <table:table-cell table:formula="of:=[.A91]=[.D91]" office:value-type="boolean" office:boolean-value="true" calcext:value-type="boolean">
            <text:p>TRUE</text:p>
          </table:table-cell>
          <table:table-cell table:formula="of:=IF([.B91]=[.E91]; &quot;&quot;; &quot;*&quot;)">
            <text:p/>
          </table:table-cell>
          <table:table-cell table:formula="of:=IF([.B91]=[.E91]; &quot;&quot;; [.E91]-[.B91])">
            <text:p/>
          </table:table-cell>
          <table:table-cell table:formula="of:=IF([.B91]=[.E91]; &quot;&quot;; (([.E91]-[.B91])/[.B91])*100)">
            <text:p/>
          </table:table-cell>
          <table:table-cell/>
          <table:table-cell office:value-type="string" calcext:value-type="string">
            <text:p>language/b256_bitwise_ops</text:p>
          </table:table-cell>
          <table:table-cell office:value-type="float" office:value="6536" calcext:value-type="float">
            <text:p>6536</text:p>
          </table:table-cell>
          <table:table-cell/>
          <table:table-cell table:formula="of:=[.D91]=[.L91]" office:value-type="boolean" office:boolean-value="true" calcext:value-type="boolean">
            <text:p>TRUE</text:p>
          </table:table-cell>
          <table:table-cell table:formula="of:=IF([.B91]=[.M91]; &quot;&quot;; &quot;*&quot;)">
            <text:p/>
          </table:table-cell>
          <table:table-cell table:formula="of:=IF([.B91]=[.M91]; &quot;&quot;; [.M91]-[.B91])">
            <text:p/>
          </table:table-cell>
          <table:table-cell table:formula="of:=IF([.B91]=[.M91]; &quot;&quot;; (([.M91]-[.B91])/[.B91])*100)">
            <text:p/>
          </table:table-cell>
        </table:table-row>
        <table:table-row table:style-name="ro1">
          <table:table-cell office:value-type="string" calcext:value-type="string">
            <text:p>language/b256_ops</text:p>
          </table:table-cell>
          <table:table-cell office:value-type="float" office:value="3496" calcext:value-type="float">
            <text:p>3496</text:p>
          </table:table-cell>
          <table:table-cell/>
          <table:table-cell office:value-type="string" calcext:value-type="string">
            <text:p>language/b256_ops</text:p>
          </table:table-cell>
          <table:table-cell office:value-type="float" office:value="3512" calcext:value-type="float">
            <text:p>3512</text:p>
          </table:table-cell>
          <table:table-cell/>
          <table:table-cell table:formula="of:=[.A92]=[.D92]" office:value-type="boolean" office:boolean-value="true" calcext:value-type="boolean">
            <text:p>TRUE</text:p>
          </table:table-cell>
          <table:table-cell table:formula="of:=IF([.B92]=[.E92]; &quot;&quot;; &quot;*&quot;)" office:value-type="string" office:string-value="*" calcext:value-type="string">
            <text:p>*</text:p>
          </table:table-cell>
          <table:table-cell table:formula="of:=IF([.B92]=[.E92]; &quot;&quot;; [.E92]-[.B92])" office:value-type="float" office:value="16" calcext:value-type="float">
            <text:p>16</text:p>
          </table:table-cell>
          <table:table-cell table:formula="of:=IF([.B92]=[.E92]; &quot;&quot;; (([.E92]-[.B92])/[.B92])*100)" office:value-type="float" office:value="0.45766590389016" calcext:value-type="float">
            <text:p>0.45766590389016</text:p>
          </table:table-cell>
          <table:table-cell/>
          <table:table-cell office:value-type="string" calcext:value-type="string">
            <text:p>language/b256_ops</text:p>
          </table:table-cell>
          <table:table-cell office:value-type="float" office:value="3528" calcext:value-type="float">
            <text:p>3528</text:p>
          </table:table-cell>
          <table:table-cell/>
          <table:table-cell table:formula="of:=[.D92]=[.L92]" office:value-type="boolean" office:boolean-value="true" calcext:value-type="boolean">
            <text:p>TRUE</text:p>
          </table:table-cell>
          <table:table-cell table:formula="of:=IF([.B92]=[.M92]; &quot;&quot;; &quot;*&quot;)" office:value-type="string" office:string-value="*" calcext:value-type="string">
            <text:p>*</text:p>
          </table:table-cell>
          <table:table-cell table:formula="of:=IF([.B92]=[.M92]; &quot;&quot;; [.M92]-[.B92])" office:value-type="float" office:value="32" calcext:value-type="float">
            <text:p>32</text:p>
          </table:table-cell>
          <table:table-cell table:formula="of:=IF([.B92]=[.M92]; &quot;&quot;; (([.M92]-[.B92])/[.B92])*100)" office:value-type="float" office:value="0.91533180778032" calcext:value-type="float">
            <text:p>0.91533180778032</text:p>
          </table:table-cell>
        </table:table-row>
        <table:table-row table:style-name="ro1">
          <table:table-cell office:value-type="string" calcext:value-type="string">
            <text:p>language/basic_func_decl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basic_func_decl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93]=[.D93]" office:value-type="boolean" office:boolean-value="true" calcext:value-type="boolean">
            <text:p>TRUE</text:p>
          </table:table-cell>
          <table:table-cell table:formula="of:=IF([.B93]=[.E93]; &quot;&quot;; &quot;*&quot;)">
            <text:p/>
          </table:table-cell>
          <table:table-cell table:formula="of:=IF([.B93]=[.E93]; &quot;&quot;; [.E93]-[.B93])">
            <text:p/>
          </table:table-cell>
          <table:table-cell table:formula="of:=IF([.B93]=[.E93]; &quot;&quot;; (([.E93]-[.B93])/[.B93])*100)">
            <text:p/>
          </table:table-cell>
          <table:table-cell/>
          <table:table-cell office:value-type="string" calcext:value-type="string">
            <text:p>language/basic_func_decl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93]=[.L93]" office:value-type="boolean" office:boolean-value="true" calcext:value-type="boolean">
            <text:p>TRUE</text:p>
          </table:table-cell>
          <table:table-cell table:formula="of:=IF([.B93]=[.M93]; &quot;&quot;; &quot;*&quot;)">
            <text:p/>
          </table:table-cell>
          <table:table-cell table:formula="of:=IF([.B93]=[.M93]; &quot;&quot;; [.M93]-[.B93])">
            <text:p/>
          </table:table-cell>
          <table:table-cell table:formula="of:=IF([.B93]=[.M93]; &quot;&quot;; (([.M93]-[.B93])/[.B93])*100)">
            <text:p/>
          </table:table-cell>
        </table:table-row>
        <table:table-row table:style-name="ro1">
          <table:table-cell office:value-type="string" calcext:value-type="string">
            <text:p>language/basic_predicate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basic_predicate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94]=[.D94]" office:value-type="boolean" office:boolean-value="true" calcext:value-type="boolean">
            <text:p>TRUE</text:p>
          </table:table-cell>
          <table:table-cell table:formula="of:=IF([.B94]=[.E94]; &quot;&quot;; &quot;*&quot;)">
            <text:p/>
          </table:table-cell>
          <table:table-cell table:formula="of:=IF([.B94]=[.E94]; &quot;&quot;; [.E94]-[.B94])">
            <text:p/>
          </table:table-cell>
          <table:table-cell table:formula="of:=IF([.B94]=[.E94]; &quot;&quot;; (([.E94]-[.B94])/[.B94])*100)">
            <text:p/>
          </table:table-cell>
          <table:table-cell/>
          <table:table-cell office:value-type="string" calcext:value-type="string">
            <text:p>language/basic_predicate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94]=[.L94]" office:value-type="boolean" office:boolean-value="true" calcext:value-type="boolean">
            <text:p>TRUE</text:p>
          </table:table-cell>
          <table:table-cell table:formula="of:=IF([.B94]=[.M94]; &quot;&quot;; &quot;*&quot;)">
            <text:p/>
          </table:table-cell>
          <table:table-cell table:formula="of:=IF([.B94]=[.M94]; &quot;&quot;; [.M94]-[.B94])">
            <text:p/>
          </table:table-cell>
          <table:table-cell table:formula="of:=IF([.B94]=[.M94]; &quot;&quot;; (([.M94]-[.B94])/[.B94])*100)">
            <text:p/>
          </table:table-cell>
        </table:table-row>
        <table:table-row table:style-name="ro1">
          <table:table-cell office:value-type="string" calcext:value-type="string">
            <text:p>language/binary_and_hex_literals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binary_and_hex_literal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95]=[.D95]" office:value-type="boolean" office:boolean-value="true" calcext:value-type="boolean">
            <text:p>TRUE</text:p>
          </table:table-cell>
          <table:table-cell table:formula="of:=IF([.B95]=[.E95]; &quot;&quot;; &quot;*&quot;)">
            <text:p/>
          </table:table-cell>
          <table:table-cell table:formula="of:=IF([.B95]=[.E95]; &quot;&quot;; [.E95]-[.B95])">
            <text:p/>
          </table:table-cell>
          <table:table-cell table:formula="of:=IF([.B95]=[.E95]; &quot;&quot;; (([.E95]-[.B95])/[.B95])*100)">
            <text:p/>
          </table:table-cell>
          <table:table-cell/>
          <table:table-cell office:value-type="string" calcext:value-type="string">
            <text:p>language/binary_and_hex_literal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95]=[.L95]" office:value-type="boolean" office:boolean-value="true" calcext:value-type="boolean">
            <text:p>TRUE</text:p>
          </table:table-cell>
          <table:table-cell table:formula="of:=IF([.B95]=[.M95]; &quot;&quot;; &quot;*&quot;)">
            <text:p/>
          </table:table-cell>
          <table:table-cell table:formula="of:=IF([.B95]=[.M95]; &quot;&quot;; [.M95]-[.B95])">
            <text:p/>
          </table:table-cell>
          <table:table-cell table:formula="of:=IF([.B95]=[.M95]; &quot;&quot;; (([.M95]-[.B95])/[.B95])*100)">
            <text:p/>
          </table:table-cell>
        </table:table-row>
        <table:table-row table:style-name="ro1">
          <table:table-cell office:value-type="string" calcext:value-type="string">
            <text:p>language/binop_intrinsic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binop_intrinsic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96]=[.D96]" office:value-type="boolean" office:boolean-value="true" calcext:value-type="boolean">
            <text:p>TRUE</text:p>
          </table:table-cell>
          <table:table-cell table:formula="of:=IF([.B96]=[.E96]; &quot;&quot;; &quot;*&quot;)">
            <text:p/>
          </table:table-cell>
          <table:table-cell table:formula="of:=IF([.B96]=[.E96]; &quot;&quot;; [.E96]-[.B96])">
            <text:p/>
          </table:table-cell>
          <table:table-cell table:formula="of:=IF([.B96]=[.E96]; &quot;&quot;; (([.E96]-[.B96])/[.B96])*100)">
            <text:p/>
          </table:table-cell>
          <table:table-cell/>
          <table:table-cell office:value-type="string" calcext:value-type="string">
            <text:p>language/binop_intrinsic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96]=[.L96]" office:value-type="boolean" office:boolean-value="true" calcext:value-type="boolean">
            <text:p>TRUE</text:p>
          </table:table-cell>
          <table:table-cell table:formula="of:=IF([.B96]=[.M96]; &quot;&quot;; &quot;*&quot;)">
            <text:p/>
          </table:table-cell>
          <table:table-cell table:formula="of:=IF([.B96]=[.M96]; &quot;&quot;; [.M96]-[.B96])">
            <text:p/>
          </table:table-cell>
          <table:table-cell table:formula="of:=IF([.B96]=[.M96]; &quot;&quot;; (([.M96]-[.B96])/[.B96])*100)">
            <text:p/>
          </table:table-cell>
        </table:table-row>
        <table:table-row table:style-name="ro1">
          <table:table-cell office:value-type="string" calcext:value-type="string">
            <text:p>language/bitwise_not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bitwise_not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97]=[.D97]" office:value-type="boolean" office:boolean-value="true" calcext:value-type="boolean">
            <text:p>TRUE</text:p>
          </table:table-cell>
          <table:table-cell table:formula="of:=IF([.B97]=[.E97]; &quot;&quot;; &quot;*&quot;)">
            <text:p/>
          </table:table-cell>
          <table:table-cell table:formula="of:=IF([.B97]=[.E97]; &quot;&quot;; [.E97]-[.B97])">
            <text:p/>
          </table:table-cell>
          <table:table-cell table:formula="of:=IF([.B97]=[.E97]; &quot;&quot;; (([.E97]-[.B97])/[.B97])*100)">
            <text:p/>
          </table:table-cell>
          <table:table-cell/>
          <table:table-cell office:value-type="string" calcext:value-type="string">
            <text:p>language/bitwise_not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97]=[.L97]" office:value-type="boolean" office:boolean-value="true" calcext:value-type="boolean">
            <text:p>TRUE</text:p>
          </table:table-cell>
          <table:table-cell table:formula="of:=IF([.B97]=[.M97]; &quot;&quot;; &quot;*&quot;)">
            <text:p/>
          </table:table-cell>
          <table:table-cell table:formula="of:=IF([.B97]=[.M97]; &quot;&quot;; [.M97]-[.B97])">
            <text:p/>
          </table:table-cell>
          <table:table-cell table:formula="of:=IF([.B97]=[.M97]; &quot;&quot;; (([.M97]-[.B97])/[.B97])*100)">
            <text:p/>
          </table:table-cell>
        </table:table-row>
        <table:table-row table:style-name="ro1">
          <table:table-cell office:value-type="string" calcext:value-type="string">
            <text:p>language/blanket_trait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blanket_trait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98]=[.D98]" office:value-type="boolean" office:boolean-value="true" calcext:value-type="boolean">
            <text:p>TRUE</text:p>
          </table:table-cell>
          <table:table-cell table:formula="of:=IF([.B98]=[.E98]; &quot;&quot;; &quot;*&quot;)">
            <text:p/>
          </table:table-cell>
          <table:table-cell table:formula="of:=IF([.B98]=[.E98]; &quot;&quot;; [.E98]-[.B98])">
            <text:p/>
          </table:table-cell>
          <table:table-cell table:formula="of:=IF([.B98]=[.E98]; &quot;&quot;; (([.E98]-[.B98])/[.B98])*100)">
            <text:p/>
          </table:table-cell>
          <table:table-cell/>
          <table:table-cell office:value-type="string" calcext:value-type="string">
            <text:p>language/blanket_trait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98]=[.L98]" office:value-type="boolean" office:boolean-value="true" calcext:value-type="boolean">
            <text:p>TRUE</text:p>
          </table:table-cell>
          <table:table-cell table:formula="of:=IF([.B98]=[.M98]; &quot;&quot;; &quot;*&quot;)">
            <text:p/>
          </table:table-cell>
          <table:table-cell table:formula="of:=IF([.B98]=[.M98]; &quot;&quot;; [.M98]-[.B98])">
            <text:p/>
          </table:table-cell>
          <table:table-cell table:formula="of:=IF([.B98]=[.M98]; &quot;&quot;; (([.M98]-[.B98])/[.B98])*100)">
            <text:p/>
          </table:table-cell>
        </table:table-row>
        <table:table-row table:style-name="ro1">
          <table:table-cell office:value-type="string" calcext:value-type="string">
            <text:p>language/bool_and_or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language/bool_and_or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99]=[.D99]" office:value-type="boolean" office:boolean-value="true" calcext:value-type="boolean">
            <text:p>TRUE</text:p>
          </table:table-cell>
          <table:table-cell table:formula="of:=IF([.B99]=[.E99]; &quot;&quot;; &quot;*&quot;)">
            <text:p/>
          </table:table-cell>
          <table:table-cell table:formula="of:=IF([.B99]=[.E99]; &quot;&quot;; [.E99]-[.B99])">
            <text:p/>
          </table:table-cell>
          <table:table-cell table:formula="of:=IF([.B99]=[.E99]; &quot;&quot;; (([.E99]-[.B99])/[.B99])*100)">
            <text:p/>
          </table:table-cell>
          <table:table-cell/>
          <table:table-cell office:value-type="string" calcext:value-type="string">
            <text:p>language/bool_and_or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D99]=[.L99]" office:value-type="boolean" office:boolean-value="true" calcext:value-type="boolean">
            <text:p>TRUE</text:p>
          </table:table-cell>
          <table:table-cell table:formula="of:=IF([.B99]=[.M99]; &quot;&quot;; &quot;*&quot;)">
            <text:p/>
          </table:table-cell>
          <table:table-cell table:formula="of:=IF([.B99]=[.M99]; &quot;&quot;; [.M99]-[.B99])">
            <text:p/>
          </table:table-cell>
          <table:table-cell table:formula="of:=IF([.B99]=[.M99]; &quot;&quot;; (([.M99]-[.B99])/[.B99])*100)">
            <text:p/>
          </table:table-cell>
        </table:table-row>
        <table:table-row table:style-name="ro1">
          <table:table-cell office:value-type="string" calcext:value-type="string">
            <text:p>language/break_and_continue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string" calcext:value-type="string">
            <text:p>language/break_and_continue</text:p>
          </table:table-cell>
          <table:table-cell office:value-type="float" office:value="616" calcext:value-type="float">
            <text:p>616</text:p>
          </table:table-cell>
          <table:table-cell/>
          <table:table-cell table:formula="of:=[.A100]=[.D100]" office:value-type="boolean" office:boolean-value="true" calcext:value-type="boolean">
            <text:p>TRUE</text:p>
          </table:table-cell>
          <table:table-cell table:formula="of:=IF([.B100]=[.E100]; &quot;&quot;; &quot;*&quot;)">
            <text:p/>
          </table:table-cell>
          <table:table-cell table:formula="of:=IF([.B100]=[.E100]; &quot;&quot;; [.E100]-[.B100])">
            <text:p/>
          </table:table-cell>
          <table:table-cell table:formula="of:=IF([.B100]=[.E100]; &quot;&quot;; (([.E100]-[.B100])/[.B100])*100)">
            <text:p/>
          </table:table-cell>
          <table:table-cell/>
          <table:table-cell office:value-type="string" calcext:value-type="string">
            <text:p>language/break_and_continue</text:p>
          </table:table-cell>
          <table:table-cell office:value-type="float" office:value="616" calcext:value-type="float">
            <text:p>616</text:p>
          </table:table-cell>
          <table:table-cell/>
          <table:table-cell table:formula="of:=[.D100]=[.L100]" office:value-type="boolean" office:boolean-value="true" calcext:value-type="boolean">
            <text:p>TRUE</text:p>
          </table:table-cell>
          <table:table-cell table:formula="of:=IF([.B100]=[.M100]; &quot;&quot;; &quot;*&quot;)">
            <text:p/>
          </table:table-cell>
          <table:table-cell table:formula="of:=IF([.B100]=[.M100]; &quot;&quot;; [.M100]-[.B100])">
            <text:p/>
          </table:table-cell>
          <table:table-cell table:formula="of:=IF([.B100]=[.M100]; &quot;&quot;; (([.M100]-[.B100])/[.B100])*100)">
            <text:p/>
          </table:table-cell>
        </table:table-row>
        <table:table-row table:style-name="ro1">
          <table:table-cell office:value-type="string" calcext:value-type="string">
            <text:p>language/break_and_continue_block_re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break_and_continue_block_re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01]=[.D101]" office:value-type="boolean" office:boolean-value="true" calcext:value-type="boolean">
            <text:p>TRUE</text:p>
          </table:table-cell>
          <table:table-cell table:formula="of:=IF([.B101]=[.E101]; &quot;&quot;; &quot;*&quot;)">
            <text:p/>
          </table:table-cell>
          <table:table-cell table:formula="of:=IF([.B101]=[.E101]; &quot;&quot;; [.E101]-[.B101])">
            <text:p/>
          </table:table-cell>
          <table:table-cell table:formula="of:=IF([.B101]=[.E101]; &quot;&quot;; (([.E101]-[.B101])/[.B101])*100)">
            <text:p/>
          </table:table-cell>
          <table:table-cell/>
          <table:table-cell office:value-type="string" calcext:value-type="string">
            <text:p>language/break_and_continue_block_re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101]=[.L101]" office:value-type="boolean" office:boolean-value="true" calcext:value-type="boolean">
            <text:p>TRUE</text:p>
          </table:table-cell>
          <table:table-cell table:formula="of:=IF([.B101]=[.M101]; &quot;&quot;; &quot;*&quot;)">
            <text:p/>
          </table:table-cell>
          <table:table-cell table:formula="of:=IF([.B101]=[.M101]; &quot;&quot;; [.M101]-[.B101])">
            <text:p/>
          </table:table-cell>
          <table:table-cell table:formula="of:=IF([.B101]=[.M101]; &quot;&quot;; (([.M101]-[.B101])/[.B101])*100)">
            <text:p/>
          </table:table-cell>
        </table:table-row>
        <table:table-row table:style-name="ro1">
          <table:table-cell office:value-type="string" calcext:value-type="string">
            <text:p>language/builtin_type_method_call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builtin_type_method_call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02]=[.D102]" office:value-type="boolean" office:boolean-value="true" calcext:value-type="boolean">
            <text:p>TRUE</text:p>
          </table:table-cell>
          <table:table-cell table:formula="of:=IF([.B102]=[.E102]; &quot;&quot;; &quot;*&quot;)">
            <text:p/>
          </table:table-cell>
          <table:table-cell table:formula="of:=IF([.B102]=[.E102]; &quot;&quot;; [.E102]-[.B102])">
            <text:p/>
          </table:table-cell>
          <table:table-cell table:formula="of:=IF([.B102]=[.E102]; &quot;&quot;; (([.E102]-[.B102])/[.B102])*100)">
            <text:p/>
          </table:table-cell>
          <table:table-cell/>
          <table:table-cell office:value-type="string" calcext:value-type="string">
            <text:p>language/builtin_type_method_call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102]=[.L102]" office:value-type="boolean" office:boolean-value="true" calcext:value-type="boolean">
            <text:p>TRUE</text:p>
          </table:table-cell>
          <table:table-cell table:formula="of:=IF([.B102]=[.M102]; &quot;&quot;; &quot;*&quot;)">
            <text:p/>
          </table:table-cell>
          <table:table-cell table:formula="of:=IF([.B102]=[.M102]; &quot;&quot;; [.M102]-[.B102])">
            <text:p/>
          </table:table-cell>
          <table:table-cell table:formula="of:=IF([.B102]=[.M102]; &quot;&quot;; (([.M102]-[.B102])/[.B102])*100)">
            <text:p/>
          </table:table-cell>
        </table:table-row>
        <table:table-row table:style-name="ro1">
          <table:table-cell office:value-type="string" calcext:value-type="string">
            <text:p>language/callpath_local_shadowing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callpath_local_shadowing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103]=[.D103]" office:value-type="boolean" office:boolean-value="true" calcext:value-type="boolean">
            <text:p>TRUE</text:p>
          </table:table-cell>
          <table:table-cell table:formula="of:=IF([.B103]=[.E103]; &quot;&quot;; &quot;*&quot;)">
            <text:p/>
          </table:table-cell>
          <table:table-cell table:formula="of:=IF([.B103]=[.E103]; &quot;&quot;; [.E103]-[.B103])">
            <text:p/>
          </table:table-cell>
          <table:table-cell table:formula="of:=IF([.B103]=[.E103]; &quot;&quot;; (([.E103]-[.B103])/[.B103])*100)">
            <text:p/>
          </table:table-cell>
          <table:table-cell/>
          <table:table-cell office:value-type="string" calcext:value-type="string">
            <text:p>language/callpath_local_shadowing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103]=[.L103]" office:value-type="boolean" office:boolean-value="true" calcext:value-type="boolean">
            <text:p>TRUE</text:p>
          </table:table-cell>
          <table:table-cell table:formula="of:=IF([.B103]=[.M103]; &quot;&quot;; &quot;*&quot;)">
            <text:p/>
          </table:table-cell>
          <table:table-cell table:formula="of:=IF([.B103]=[.M103]; &quot;&quot;; [.M103]-[.B103])">
            <text:p/>
          </table:table-cell>
          <table:table-cell table:formula="of:=IF([.B103]=[.M103]; &quot;&quot;; (([.M103]-[.B103])/[.B103])*100)">
            <text:p/>
          </table:table-cell>
        </table:table-row>
        <table:table-row table:style-name="ro1">
          <table:table-cell office:value-type="string" calcext:value-type="string">
            <text:p>language/chained_if_let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language/chained_if_let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A104]=[.D104]" office:value-type="boolean" office:boolean-value="true" calcext:value-type="boolean">
            <text:p>TRUE</text:p>
          </table:table-cell>
          <table:table-cell table:formula="of:=IF([.B104]=[.E104]; &quot;&quot;; &quot;*&quot;)" office:value-type="string" office:string-value="*" calcext:value-type="string">
            <text:p>*</text:p>
          </table:table-cell>
          <table:table-cell table:formula="of:=IF([.B104]=[.E104]; &quot;&quot;; [.E104]-[.B104])" office:value-type="float" office:value="16" calcext:value-type="float">
            <text:p>16</text:p>
          </table:table-cell>
          <table:table-cell table:formula="of:=IF([.B104]=[.E104]; &quot;&quot;; (([.E104]-[.B104])/[.B104])*100)" office:value-type="float" office:value="11.7647058823529" calcext:value-type="float">
            <text:p>11.7647058823529</text:p>
          </table:table-cell>
          <table:table-cell/>
          <table:table-cell office:value-type="string" calcext:value-type="string">
            <text:p>language/chained_if_let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D104]=[.L104]" office:value-type="boolean" office:boolean-value="true" calcext:value-type="boolean">
            <text:p>TRUE</text:p>
          </table:table-cell>
          <table:table-cell table:formula="of:=IF([.B104]=[.M104]; &quot;&quot;; &quot;*&quot;)">
            <text:p/>
          </table:table-cell>
          <table:table-cell table:formula="of:=IF([.B104]=[.M104]; &quot;&quot;; [.M104]-[.B104])">
            <text:p/>
          </table:table-cell>
          <table:table-cell table:formula="of:=IF([.B104]=[.M104]; &quot;&quot;; (([.M104]-[.B104])/[.B104])*100)">
            <text:p/>
          </table:table-cell>
        </table:table-row>
        <table:table-row table:style-name="ro1">
          <table:table-cell office:value-type="string" calcext:value-type="string">
            <text:p>language/complex_cfg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language/complex_cfg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[.A105]=[.D105]" office:value-type="boolean" office:boolean-value="true" calcext:value-type="boolean">
            <text:p>TRUE</text:p>
          </table:table-cell>
          <table:table-cell table:formula="of:=IF([.B105]=[.E105]; &quot;&quot;; &quot;*&quot;)" office:value-type="string" office:string-value="*" calcext:value-type="string">
            <text:p>*</text:p>
          </table:table-cell>
          <table:table-cell table:formula="of:=IF([.B105]=[.E105]; &quot;&quot;; [.E105]-[.B105])" office:value-type="float" office:value="48" calcext:value-type="float">
            <text:p>48</text:p>
          </table:table-cell>
          <table:table-cell table:formula="of:=IF([.B105]=[.E105]; &quot;&quot;; (([.E105]-[.B105])/[.B105])*100)" office:value-type="float" office:value="12.5" calcext:value-type="float">
            <text:p>12.5</text:p>
          </table:table-cell>
          <table:table-cell/>
          <table:table-cell office:value-type="string" calcext:value-type="string">
            <text:p>language/complex_cfg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[.D105]=[.L105]" office:value-type="boolean" office:boolean-value="true" calcext:value-type="boolean">
            <text:p>TRUE</text:p>
          </table:table-cell>
          <table:table-cell table:formula="of:=IF([.B105]=[.M105]; &quot;&quot;; &quot;*&quot;)" office:value-type="string" office:string-value="*" calcext:value-type="string">
            <text:p>*</text:p>
          </table:table-cell>
          <table:table-cell table:formula="of:=IF([.B105]=[.M105]; &quot;&quot;; [.M105]-[.B105])" office:value-type="float" office:value="48" calcext:value-type="float">
            <text:p>48</text:p>
          </table:table-cell>
          <table:table-cell table:formula="of:=IF([.B105]=[.M105]; &quot;&quot;; (([.M105]-[.B105])/[.B105])*100)"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language/configurable_consts</text:p>
          </table:table-cell>
          <table:table-cell office:value-type="float" office:value="3712" calcext:value-type="float">
            <text:p>3712</text:p>
          </table:table-cell>
          <table:table-cell/>
          <table:table-cell office:value-type="string" calcext:value-type="string">
            <text:p>language/configurable_consts</text:p>
          </table:table-cell>
          <table:table-cell office:value-type="float" office:value="3736" calcext:value-type="float">
            <text:p>3736</text:p>
          </table:table-cell>
          <table:table-cell/>
          <table:table-cell table:formula="of:=[.A106]=[.D106]" office:value-type="boolean" office:boolean-value="true" calcext:value-type="boolean">
            <text:p>TRUE</text:p>
          </table:table-cell>
          <table:table-cell table:formula="of:=IF([.B106]=[.E106]; &quot;&quot;; &quot;*&quot;)" office:value-type="string" office:string-value="*" calcext:value-type="string">
            <text:p>*</text:p>
          </table:table-cell>
          <table:table-cell table:formula="of:=IF([.B106]=[.E106]; &quot;&quot;; [.E106]-[.B106])" office:value-type="float" office:value="24" calcext:value-type="float">
            <text:p>24</text:p>
          </table:table-cell>
          <table:table-cell table:formula="of:=IF([.B106]=[.E106]; &quot;&quot;; (([.E106]-[.B106])/[.B106])*100)" office:value-type="float" office:value="0.646551724137931" calcext:value-type="float">
            <text:p>0.646551724137931</text:p>
          </table:table-cell>
          <table:table-cell/>
          <table:table-cell office:value-type="string" calcext:value-type="string">
            <text:p>language/configurable_consts</text:p>
          </table:table-cell>
          <table:table-cell office:value-type="float" office:value="3744" calcext:value-type="float">
            <text:p>3744</text:p>
          </table:table-cell>
          <table:table-cell/>
          <table:table-cell table:formula="of:=[.D106]=[.L106]" office:value-type="boolean" office:boolean-value="true" calcext:value-type="boolean">
            <text:p>TRUE</text:p>
          </table:table-cell>
          <table:table-cell table:formula="of:=IF([.B106]=[.M106]; &quot;&quot;; &quot;*&quot;)" office:value-type="string" office:string-value="*" calcext:value-type="string">
            <text:p>*</text:p>
          </table:table-cell>
          <table:table-cell table:formula="of:=IF([.B106]=[.M106]; &quot;&quot;; [.M106]-[.B106])" office:value-type="float" office:value="32" calcext:value-type="float">
            <text:p>32</text:p>
          </table:table-cell>
          <table:table-cell table:formula="of:=IF([.B106]=[.M106]; &quot;&quot;; (([.M106]-[.B106])/[.B106])*100)" office:value-type="float" office:value="0.862068965517241" calcext:value-type="float">
            <text:p>0.862068965517241</text:p>
          </table:table-cell>
        </table:table-row>
        <table:table-row table:style-name="ro1">
          <table:table-cell office:value-type="string" calcext:value-type="string">
            <text:p>language/const_decl_and_use_in_library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const_decl_and_use_in_library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07]=[.D107]" office:value-type="boolean" office:boolean-value="true" calcext:value-type="boolean">
            <text:p>TRUE</text:p>
          </table:table-cell>
          <table:table-cell table:formula="of:=IF([.B107]=[.E107]; &quot;&quot;; &quot;*&quot;)">
            <text:p/>
          </table:table-cell>
          <table:table-cell table:formula="of:=IF([.B107]=[.E107]; &quot;&quot;; [.E107]-[.B107])">
            <text:p/>
          </table:table-cell>
          <table:table-cell table:formula="of:=IF([.B107]=[.E107]; &quot;&quot;; (([.E107]-[.B107])/[.B107])*100)">
            <text:p/>
          </table:table-cell>
          <table:table-cell/>
          <table:table-cell office:value-type="string" calcext:value-type="string">
            <text:p>language/const_decl_and_use_in_library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107]=[.L107]" office:value-type="boolean" office:boolean-value="true" calcext:value-type="boolean">
            <text:p>TRUE</text:p>
          </table:table-cell>
          <table:table-cell table:formula="of:=IF([.B107]=[.M107]; &quot;&quot;; &quot;*&quot;)">
            <text:p/>
          </table:table-cell>
          <table:table-cell table:formula="of:=IF([.B107]=[.M107]; &quot;&quot;; [.M107]-[.B107])">
            <text:p/>
          </table:table-cell>
          <table:table-cell table:formula="of:=IF([.B107]=[.M107]; &quot;&quot;; (([.M107]-[.B107])/[.B107])*100)">
            <text:p/>
          </table:table-cell>
        </table:table-row>
        <table:table-row table:style-name="ro1">
          <table:table-cell office:value-type="string" calcext:value-type="string">
            <text:p>language/const_decl_in_library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language/const_decl_in_library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108]=[.D108]" office:value-type="boolean" office:boolean-value="true" calcext:value-type="boolean">
            <text:p>TRUE</text:p>
          </table:table-cell>
          <table:table-cell table:formula="of:=IF([.B108]=[.E108]; &quot;&quot;; &quot;*&quot;)">
            <text:p/>
          </table:table-cell>
          <table:table-cell table:formula="of:=IF([.B108]=[.E108]; &quot;&quot;; [.E108]-[.B108])">
            <text:p/>
          </table:table-cell>
          <table:table-cell table:formula="of:=IF([.B108]=[.E108]; &quot;&quot;; (([.E108]-[.B108])/[.B108])*100)">
            <text:p/>
          </table:table-cell>
          <table:table-cell/>
          <table:table-cell office:value-type="string" calcext:value-type="string">
            <text:p>language/const_decl_in_library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D108]=[.L108]" office:value-type="boolean" office:boolean-value="true" calcext:value-type="boolean">
            <text:p>TRUE</text:p>
          </table:table-cell>
          <table:table-cell table:formula="of:=IF([.B108]=[.M108]; &quot;&quot;; &quot;*&quot;)">
            <text:p/>
          </table:table-cell>
          <table:table-cell table:formula="of:=IF([.B108]=[.M108]; &quot;&quot;; [.M108]-[.B108])">
            <text:p/>
          </table:table-cell>
          <table:table-cell table:formula="of:=IF([.B108]=[.M108]; &quot;&quot;; (([.M108]-[.B108])/[.B108])*100)">
            <text:p/>
          </table:table-cell>
        </table:table-row>
        <table:table-row table:style-name="ro1">
          <table:table-cell office:value-type="string" calcext:value-type="string">
            <text:p>language/const_decl_literal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const_decl_literal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09]=[.D109]" office:value-type="boolean" office:boolean-value="true" calcext:value-type="boolean">
            <text:p>TRUE</text:p>
          </table:table-cell>
          <table:table-cell table:formula="of:=IF([.B109]=[.E109]; &quot;&quot;; &quot;*&quot;)">
            <text:p/>
          </table:table-cell>
          <table:table-cell table:formula="of:=IF([.B109]=[.E109]; &quot;&quot;; [.E109]-[.B109])">
            <text:p/>
          </table:table-cell>
          <table:table-cell table:formula="of:=IF([.B109]=[.E109]; &quot;&quot;; (([.E109]-[.B109])/[.B109])*100)">
            <text:p/>
          </table:table-cell>
          <table:table-cell/>
          <table:table-cell office:value-type="string" calcext:value-type="string">
            <text:p>language/const_decl_literal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109]=[.L109]" office:value-type="boolean" office:boolean-value="true" calcext:value-type="boolean">
            <text:p>TRUE</text:p>
          </table:table-cell>
          <table:table-cell table:formula="of:=IF([.B109]=[.M109]; &quot;&quot;; &quot;*&quot;)">
            <text:p/>
          </table:table-cell>
          <table:table-cell table:formula="of:=IF([.B109]=[.M109]; &quot;&quot;; [.M109]-[.B109])">
            <text:p/>
          </table:table-cell>
          <table:table-cell table:formula="of:=IF([.B109]=[.M109]; &quot;&quot;; (([.M109]-[.B109])/[.B109])*100)">
            <text:p/>
          </table:table-cell>
        </table:table-row>
        <table:table-row table:style-name="ro1">
          <table:table-cell office:value-type="string" calcext:value-type="string">
            <text:p>language/const_decl_with_call_path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language/const_decl_with_call_path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[.A110]=[.D110]" office:value-type="boolean" office:boolean-value="true" calcext:value-type="boolean">
            <text:p>TRUE</text:p>
          </table:table-cell>
          <table:table-cell table:formula="of:=IF([.B110]=[.E110]; &quot;&quot;; &quot;*&quot;)">
            <text:p/>
          </table:table-cell>
          <table:table-cell table:formula="of:=IF([.B110]=[.E110]; &quot;&quot;; [.E110]-[.B110])">
            <text:p/>
          </table:table-cell>
          <table:table-cell table:formula="of:=IF([.B110]=[.E110]; &quot;&quot;; (([.E110]-[.B110])/[.B110])*100)">
            <text:p/>
          </table:table-cell>
          <table:table-cell/>
          <table:table-cell office:value-type="string" calcext:value-type="string">
            <text:p>language/const_decl_with_call_path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[.D110]=[.L110]" office:value-type="boolean" office:boolean-value="true" calcext:value-type="boolean">
            <text:p>TRUE</text:p>
          </table:table-cell>
          <table:table-cell table:formula="of:=IF([.B110]=[.M110]; &quot;&quot;; &quot;*&quot;)">
            <text:p/>
          </table:table-cell>
          <table:table-cell table:formula="of:=IF([.B110]=[.M110]; &quot;&quot;; [.M110]-[.B110])">
            <text:p/>
          </table:table-cell>
          <table:table-cell table:formula="of:=IF([.B110]=[.M110]; &quot;&quot;; (([.M110]-[.B110])/[.B110])*100)">
            <text:p/>
          </table:table-cell>
        </table:table-row>
        <table:table-row table:style-name="ro1">
          <table:table-cell office:value-type="string" calcext:value-type="string">
            <text:p>language/const_inits</text:p>
          </table:table-cell>
          <table:table-cell office:value-type="float" office:value="1560" calcext:value-type="float">
            <text:p>1560</text:p>
          </table:table-cell>
          <table:table-cell/>
          <table:table-cell office:value-type="string" calcext:value-type="string">
            <text:p>language/const_inits</text:p>
          </table:table-cell>
          <table:table-cell office:value-type="float" office:value="1560" calcext:value-type="float">
            <text:p>1560</text:p>
          </table:table-cell>
          <table:table-cell/>
          <table:table-cell table:formula="of:=[.A111]=[.D111]" office:value-type="boolean" office:boolean-value="true" calcext:value-type="boolean">
            <text:p>TRUE</text:p>
          </table:table-cell>
          <table:table-cell table:formula="of:=IF([.B111]=[.E111]; &quot;&quot;; &quot;*&quot;)">
            <text:p/>
          </table:table-cell>
          <table:table-cell table:formula="of:=IF([.B111]=[.E111]; &quot;&quot;; [.E111]-[.B111])">
            <text:p/>
          </table:table-cell>
          <table:table-cell table:formula="of:=IF([.B111]=[.E111]; &quot;&quot;; (([.E111]-[.B111])/[.B111])*100)">
            <text:p/>
          </table:table-cell>
          <table:table-cell/>
          <table:table-cell office:value-type="string" calcext:value-type="string">
            <text:p>language/const_inits</text:p>
          </table:table-cell>
          <table:table-cell office:value-type="float" office:value="1560" calcext:value-type="float">
            <text:p>1560</text:p>
          </table:table-cell>
          <table:table-cell/>
          <table:table-cell table:formula="of:=[.D111]=[.L111]" office:value-type="boolean" office:boolean-value="true" calcext:value-type="boolean">
            <text:p>TRUE</text:p>
          </table:table-cell>
          <table:table-cell table:formula="of:=IF([.B111]=[.M111]; &quot;&quot;; &quot;*&quot;)">
            <text:p/>
          </table:table-cell>
          <table:table-cell table:formula="of:=IF([.B111]=[.M111]; &quot;&quot;; [.M111]-[.B111])">
            <text:p/>
          </table:table-cell>
          <table:table-cell table:formula="of:=IF([.B111]=[.M111]; &quot;&quot;; (([.M111]-[.B111])/[.B111])*100)">
            <text:p/>
          </table:table-cell>
        </table:table-row>
        <table:table-row table:style-name="ro1">
          <table:table-cell office:value-type="string" calcext:value-type="string">
            <text:p>language/contract_caller_as_ret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language/contract_caller_as_ret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112]=[.D112]" office:value-type="boolean" office:boolean-value="true" calcext:value-type="boolean">
            <text:p>TRUE</text:p>
          </table:table-cell>
          <table:table-cell table:formula="of:=IF([.B112]=[.E112]; &quot;&quot;; &quot;*&quot;)">
            <text:p/>
          </table:table-cell>
          <table:table-cell table:formula="of:=IF([.B112]=[.E112]; &quot;&quot;; [.E112]-[.B112])">
            <text:p/>
          </table:table-cell>
          <table:table-cell table:formula="of:=IF([.B112]=[.E112]; &quot;&quot;; (([.E112]-[.B112])/[.B112])*100)">
            <text:p/>
          </table:table-cell>
          <table:table-cell/>
          <table:table-cell office:value-type="string" calcext:value-type="string">
            <text:p>language/contract_caller_as_ret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112]=[.L112]" office:value-type="boolean" office:boolean-value="true" calcext:value-type="boolean">
            <text:p>TRUE</text:p>
          </table:table-cell>
          <table:table-cell table:formula="of:=IF([.B112]=[.M112]; &quot;&quot;; &quot;*&quot;)">
            <text:p/>
          </table:table-cell>
          <table:table-cell table:formula="of:=IF([.B112]=[.M112]; &quot;&quot;; [.M112]-[.B112])">
            <text:p/>
          </table:table-cell>
          <table:table-cell table:formula="of:=IF([.B112]=[.M112]; &quot;&quot;; (([.M112]-[.B112])/[.B112])*100)">
            <text:p/>
          </table:table-cell>
        </table:table-row>
        <table:table-row table:style-name="ro1">
          <table:table-cell office:value-type="string" calcext:value-type="string">
            <text:p>language/contract_caller_dynamic_address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language/contract_caller_dynamic_address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A113]=[.D113]" office:value-type="boolean" office:boolean-value="true" calcext:value-type="boolean">
            <text:p>TRUE</text:p>
          </table:table-cell>
          <table:table-cell table:formula="of:=IF([.B113]=[.E113]; &quot;&quot;; &quot;*&quot;)">
            <text:p/>
          </table:table-cell>
          <table:table-cell table:formula="of:=IF([.B113]=[.E113]; &quot;&quot;; [.E113]-[.B113])">
            <text:p/>
          </table:table-cell>
          <table:table-cell table:formula="of:=IF([.B113]=[.E113]; &quot;&quot;; (([.E113]-[.B113])/[.B113])*100)">
            <text:p/>
          </table:table-cell>
          <table:table-cell/>
          <table:table-cell office:value-type="string" calcext:value-type="string">
            <text:p>language/contract_caller_dynamic_address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D113]=[.L113]" office:value-type="boolean" office:boolean-value="true" calcext:value-type="boolean">
            <text:p>TRUE</text:p>
          </table:table-cell>
          <table:table-cell table:formula="of:=IF([.B113]=[.M113]; &quot;&quot;; &quot;*&quot;)">
            <text:p/>
          </table:table-cell>
          <table:table-cell table:formula="of:=IF([.B113]=[.M113]; &quot;&quot;; [.M113]-[.B113])">
            <text:p/>
          </table:table-cell>
          <table:table-cell table:formula="of:=IF([.B113]=[.M113]; &quot;&quot;; (([.M113]-[.B113])/[.B113])*100)">
            <text:p/>
          </table:table-cell>
        </table:table-row>
        <table:table-row table:style-name="ro1">
          <table:table-cell office:value-type="string" calcext:value-type="string">
            <text:p>language/deprecated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deprecated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114]=[.D114]" office:value-type="boolean" office:boolean-value="true" calcext:value-type="boolean">
            <text:p>TRUE</text:p>
          </table:table-cell>
          <table:table-cell table:formula="of:=IF([.B114]=[.E114]; &quot;&quot;; &quot;*&quot;)">
            <text:p/>
          </table:table-cell>
          <table:table-cell table:formula="of:=IF([.B114]=[.E114]; &quot;&quot;; [.E114]-[.B114])">
            <text:p/>
          </table:table-cell>
          <table:table-cell table:formula="of:=IF([.B114]=[.E114]; &quot;&quot;; (([.E114]-[.B114])/[.B114])*100)">
            <text:p/>
          </table:table-cell>
          <table:table-cell/>
          <table:table-cell office:value-type="string" calcext:value-type="string">
            <text:p>language/deprecated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D114]=[.L114]" office:value-type="boolean" office:boolean-value="true" calcext:value-type="boolean">
            <text:p>TRUE</text:p>
          </table:table-cell>
          <table:table-cell table:formula="of:=IF([.B114]=[.M114]; &quot;&quot;; &quot;*&quot;)">
            <text:p/>
          </table:table-cell>
          <table:table-cell table:formula="of:=IF([.B114]=[.M114]; &quot;&quot;; [.M114]-[.B114])">
            <text:p/>
          </table:table-cell>
          <table:table-cell table:formula="of:=IF([.B114]=[.M114]; &quot;&quot;; (([.M114]-[.B114])/[.B114])*100)">
            <text:p/>
          </table:table-cell>
        </table:table-row>
        <table:table-row table:style-name="ro1">
          <table:table-cell office:value-type="string" calcext:value-type="string">
            <text:p>language/diagnose_unknown_annotations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language/diagnose_unknown_annotations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A115]=[.D115]" office:value-type="boolean" office:boolean-value="true" calcext:value-type="boolean">
            <text:p>TRUE</text:p>
          </table:table-cell>
          <table:table-cell table:formula="of:=IF([.B115]=[.E115]; &quot;&quot;; &quot;*&quot;)">
            <text:p/>
          </table:table-cell>
          <table:table-cell table:formula="of:=IF([.B115]=[.E115]; &quot;&quot;; [.E115]-[.B115])">
            <text:p/>
          </table:table-cell>
          <table:table-cell table:formula="of:=IF([.B115]=[.E115]; &quot;&quot;; (([.E115]-[.B115])/[.B115])*100)">
            <text:p/>
          </table:table-cell>
          <table:table-cell/>
          <table:table-cell office:value-type="string" calcext:value-type="string">
            <text:p>language/diagnose_unknown_annotations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D115]=[.L115]" office:value-type="boolean" office:boolean-value="true" calcext:value-type="boolean">
            <text:p>TRUE</text:p>
          </table:table-cell>
          <table:table-cell table:formula="of:=IF([.B115]=[.M115]; &quot;&quot;; &quot;*&quot;)">
            <text:p/>
          </table:table-cell>
          <table:table-cell table:formula="of:=IF([.B115]=[.M115]; &quot;&quot;; [.M115]-[.B115])">
            <text:p/>
          </table:table-cell>
          <table:table-cell table:formula="of:=IF([.B115]=[.M115]; &quot;&quot;; (([.M115]-[.B115])/[.B115])*100)">
            <text:p/>
          </table:table-cell>
        </table:table-row>
        <table:table-row table:style-name="ro1">
          <table:table-cell office:value-type="string" calcext:value-type="string">
            <text:p>language/diverging_exprs</text:p>
          </table:table-cell>
          <table:table-cell office:value-type="float" office:value="856" calcext:value-type="float">
            <text:p>856</text:p>
          </table:table-cell>
          <table:table-cell/>
          <table:table-cell office:value-type="string" calcext:value-type="string">
            <text:p>language/diverging_exprs</text:p>
          </table:table-cell>
          <table:table-cell office:value-type="float" office:value="856" calcext:value-type="float">
            <text:p>856</text:p>
          </table:table-cell>
          <table:table-cell/>
          <table:table-cell table:formula="of:=[.A116]=[.D116]" office:value-type="boolean" office:boolean-value="true" calcext:value-type="boolean">
            <text:p>TRUE</text:p>
          </table:table-cell>
          <table:table-cell table:formula="of:=IF([.B116]=[.E116]; &quot;&quot;; &quot;*&quot;)">
            <text:p/>
          </table:table-cell>
          <table:table-cell table:formula="of:=IF([.B116]=[.E116]; &quot;&quot;; [.E116]-[.B116])">
            <text:p/>
          </table:table-cell>
          <table:table-cell table:formula="of:=IF([.B116]=[.E116]; &quot;&quot;; (([.E116]-[.B116])/[.B116])*100)">
            <text:p/>
          </table:table-cell>
          <table:table-cell/>
          <table:table-cell office:value-type="string" calcext:value-type="string">
            <text:p>language/diverging_exprs</text:p>
          </table:table-cell>
          <table:table-cell office:value-type="float" office:value="856" calcext:value-type="float">
            <text:p>856</text:p>
          </table:table-cell>
          <table:table-cell/>
          <table:table-cell table:formula="of:=[.D116]=[.L116]" office:value-type="boolean" office:boolean-value="true" calcext:value-type="boolean">
            <text:p>TRUE</text:p>
          </table:table-cell>
          <table:table-cell table:formula="of:=IF([.B116]=[.M116]; &quot;&quot;; &quot;*&quot;)">
            <text:p/>
          </table:table-cell>
          <table:table-cell table:formula="of:=IF([.B116]=[.M116]; &quot;&quot;; [.M116]-[.B116])">
            <text:p/>
          </table:table-cell>
          <table:table-cell table:formula="of:=IF([.B116]=[.M116]; &quot;&quot;; (([.M116]-[.B116])/[.B116])*100)">
            <text:p/>
          </table:table-cell>
        </table:table-row>
        <table:table-row table:style-name="ro1">
          <table:table-cell office:value-type="string" calcext:value-type="string">
            <text:p>language/doc_comments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language/doc_comments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117]=[.D117]" office:value-type="boolean" office:boolean-value="true" calcext:value-type="boolean">
            <text:p>TRUE</text:p>
          </table:table-cell>
          <table:table-cell table:formula="of:=IF([.B117]=[.E117]; &quot;&quot;; &quot;*&quot;)">
            <text:p/>
          </table:table-cell>
          <table:table-cell table:formula="of:=IF([.B117]=[.E117]; &quot;&quot;; [.E117]-[.B117])">
            <text:p/>
          </table:table-cell>
          <table:table-cell table:formula="of:=IF([.B117]=[.E117]; &quot;&quot;; (([.E117]-[.B117])/[.B117])*100)">
            <text:p/>
          </table:table-cell>
          <table:table-cell/>
          <table:table-cell office:value-type="string" calcext:value-type="string">
            <text:p>language/doc_comments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D117]=[.L117]" office:value-type="boolean" office:boolean-value="true" calcext:value-type="boolean">
            <text:p>TRUE</text:p>
          </table:table-cell>
          <table:table-cell table:formula="of:=IF([.B117]=[.M117]; &quot;&quot;; &quot;*&quot;)">
            <text:p/>
          </table:table-cell>
          <table:table-cell table:formula="of:=IF([.B117]=[.M117]; &quot;&quot;; [.M117]-[.B117])">
            <text:p/>
          </table:table-cell>
          <table:table-cell table:formula="of:=IF([.B117]=[.M117]; &quot;&quot;; (([.M117]-[.B117])/[.B117])*100)">
            <text:p/>
          </table:table-cell>
        </table:table-row>
        <table:table-row table:style-name="ro1">
          <table:table-cell office:value-type="string" calcext:value-type="string">
            <text:p>language/dummy_method_issue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language/dummy_method_issue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118]=[.D118]" office:value-type="boolean" office:boolean-value="true" calcext:value-type="boolean">
            <text:p>TRUE</text:p>
          </table:table-cell>
          <table:table-cell table:formula="of:=IF([.B118]=[.E118]; &quot;&quot;; &quot;*&quot;)" office:value-type="string" office:string-value="*" calcext:value-type="string">
            <text:p>*</text:p>
          </table:table-cell>
          <table:table-cell table:formula="of:=IF([.B118]=[.E118]; &quot;&quot;; [.E118]-[.B118])" office:value-type="float" office:value="24" calcext:value-type="float">
            <text:p>24</text:p>
          </table:table-cell>
          <table:table-cell table:formula="of:=IF([.B118]=[.E118]; &quot;&quot;; (([.E118]-[.B118])/[.B118])*100)" office:value-type="float" office:value="15.7894736842105" calcext:value-type="float">
            <text:p>15.7894736842105</text:p>
          </table:table-cell>
          <table:table-cell/>
          <table:table-cell office:value-type="string" calcext:value-type="string">
            <text:p>language/dummy_method_issue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D118]=[.L118]" office:value-type="boolean" office:boolean-value="true" calcext:value-type="boolean">
            <text:p>TRUE</text:p>
          </table:table-cell>
          <table:table-cell table:formula="of:=IF([.B118]=[.M118]; &quot;&quot;; &quot;*&quot;)" office:value-type="string" office:string-value="*" calcext:value-type="string">
            <text:p>*</text:p>
          </table:table-cell>
          <table:table-cell table:formula="of:=IF([.B118]=[.M118]; &quot;&quot;; [.M118]-[.B118])" office:value-type="float" office:value="24" calcext:value-type="float">
            <office:annotation draw:style-name="gr1" draw:text-style-name="P2" svg:width="1.1413in" svg:height="2.7228in" svg:x="24.6909in" svg:y="20.2094in" draw:caption-point-x="-0.2402in" draw:caption-point-y="0.5945in">
              <dc:date>2024-06-21T00:00:00</dc:date>
              <text:p text:style-name="P1"><text:span text:style-name="T1"><text:s text:c="4"/></text:span><text:span text:style-name="T1">let mut buffer </text:span><text:span text:style-name="T1">= Buffer::new();</text:span></text:p>
              <text:p text:style-name="P1"><text:span text:style-name="T1"><text:s text:c="4"/></text:span><text:span text:style-name="T1">item.abi_encode2</text:span><text:span text:style-name="T1">(buffer);</text:span></text:p>
              <text:p text:style-name="P1"><text:span text:style-name="T1"><text:s text:c="4"/></text:span><text:span text:style-name="T1">buffer.as_raw_sli</text:span><text:span text:style-name="T1">ce()</text:span></text:p>
              <text:p text:style-name="P1"><text:span text:style-name="T1"/></text:p>
              <text:p text:style-name="P1"><text:span text:style-name="T1"><text:s text:c="8"/></text:span><text:span text:style-name="T1">v1 = </text:span><text:span text:style-name="T1">asm(cap: v0) -&gt; </text:span><text:span text:style-name="T1">u64 hp {</text:span></text:p>
              <text:p text:style-name="P1"><text:span text:style-name="T1"><text:s text:c="12"/></text:span><text:span text:style-name="T1">aloc <text:s text:c="2"/></text:span><text:span text:style-name="T1">cap</text:span></text:p>
              <text:p text:style-name="P1"><text:span text:style-name="T1"><text:s text:c="8"/></text:span><text:span text:style-name="T1">}</text:span></text:p>
              <text:p text:style-name="P1"><text:span text:style-name="T1"><text:s text:c="8"/></text:span><text:span text:style-name="T1">v2 = </text:span><text:span text:style-name="T1">int_to_ptr v1 to </text:span><text:span text:style-name="T1">ptr u8</text:span></text:p>
            </office:annotation>
            <text:p>24</text:p>
          </table:table-cell>
          <table:table-cell table:formula="of:=IF([.B118]=[.M118]; &quot;&quot;; (([.M118]-[.B118])/[.B118])*100)" office:value-type="float" office:value="15.7894736842105" calcext:value-type="float">
            <text:p>15.7894736842105</text:p>
          </table:table-cell>
        </table:table-row>
        <table:table-row table:style-name="ro1">
          <table:table-cell office:value-type="string" calcext:value-type="string">
            <text:p>language/empty_method_initializer</text:p>
          </table:table-cell>
          <table:table-cell office:value-type="float" office:value="712" calcext:value-type="float">
            <text:p>712</text:p>
          </table:table-cell>
          <table:table-cell/>
          <table:table-cell office:value-type="string" calcext:value-type="string">
            <text:p>language/empty_method_initializer</text:p>
          </table:table-cell>
          <table:table-cell office:value-type="float" office:value="712" calcext:value-type="float">
            <text:p>712</text:p>
          </table:table-cell>
          <table:table-cell/>
          <table:table-cell table:formula="of:=[.A119]=[.D119]" office:value-type="boolean" office:boolean-value="true" calcext:value-type="boolean">
            <text:p>TRUE</text:p>
          </table:table-cell>
          <table:table-cell table:formula="of:=IF([.B119]=[.E119]; &quot;&quot;; &quot;*&quot;)">
            <text:p/>
          </table:table-cell>
          <table:table-cell table:formula="of:=IF([.B119]=[.E119]; &quot;&quot;; [.E119]-[.B119])">
            <text:p/>
          </table:table-cell>
          <table:table-cell table:formula="of:=IF([.B119]=[.E119]; &quot;&quot;; (([.E119]-[.B119])/[.B119])*100)">
            <text:p/>
          </table:table-cell>
          <table:table-cell/>
          <table:table-cell office:value-type="string" calcext:value-type="string">
            <text:p>language/empty_method_initializer</text:p>
          </table:table-cell>
          <table:table-cell office:value-type="float" office:value="712" calcext:value-type="float">
            <text:p>712</text:p>
          </table:table-cell>
          <table:table-cell/>
          <table:table-cell table:formula="of:=[.D119]=[.L119]" office:value-type="boolean" office:boolean-value="true" calcext:value-type="boolean">
            <text:p>TRUE</text:p>
          </table:table-cell>
          <table:table-cell table:formula="of:=IF([.B119]=[.M119]; &quot;&quot;; &quot;*&quot;)">
            <text:p/>
          </table:table-cell>
          <table:table-cell table:formula="of:=IF([.B119]=[.M119]; &quot;&quot;; [.M119]-[.B119])">
            <text:p/>
          </table:table-cell>
          <table:table-cell table:formula="of:=IF([.B119]=[.M119]; &quot;&quot;; (([.M119]-[.B119])/[.B119])*100)">
            <text:p/>
          </table:table-cell>
        </table:table-row>
        <table:table-row table:style-name="ro1">
          <table:table-cell office:value-type="string" calcext:value-type="string">
            <text:p>language/enum_destructuring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language/enum_destructuring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120]=[.D120]" office:value-type="boolean" office:boolean-value="true" calcext:value-type="boolean">
            <text:p>TRUE</text:p>
          </table:table-cell>
          <table:table-cell table:formula="of:=IF([.B120]=[.E120]; &quot;&quot;; &quot;*&quot;)">
            <text:p/>
          </table:table-cell>
          <table:table-cell table:formula="of:=IF([.B120]=[.E120]; &quot;&quot;; [.E120]-[.B120])">
            <text:p/>
          </table:table-cell>
          <table:table-cell table:formula="of:=IF([.B120]=[.E120]; &quot;&quot;; (([.E120]-[.B120])/[.B120])*100)">
            <text:p/>
          </table:table-cell>
          <table:table-cell/>
          <table:table-cell office:value-type="string" calcext:value-type="string">
            <text:p>language/enum_destructuring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D120]=[.L120]" office:value-type="boolean" office:boolean-value="true" calcext:value-type="boolean">
            <text:p>TRUE</text:p>
          </table:table-cell>
          <table:table-cell table:formula="of:=IF([.B120]=[.M120]; &quot;&quot;; &quot;*&quot;)">
            <text:p/>
          </table:table-cell>
          <table:table-cell table:formula="of:=IF([.B120]=[.M120]; &quot;&quot;; [.M120]-[.B120])">
            <text:p/>
          </table:table-cell>
          <table:table-cell table:formula="of:=IF([.B120]=[.M120]; &quot;&quot;; (([.M120]-[.B120])/[.B120])*100)">
            <text:p/>
          </table:table-cell>
        </table:table-row>
        <table:table-row table:style-name="ro1">
          <table:table-cell office:value-type="string" calcext:value-type="string">
            <text:p>language/enum_if_let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language/enum_if_let</text:p>
          </table:table-cell>
          <table:table-cell office:value-type="float" office:value="456" calcext:value-type="float">
            <text:p>456</text:p>
          </table:table-cell>
          <table:table-cell/>
          <table:table-cell table:formula="of:=[.A121]=[.D121]" office:value-type="boolean" office:boolean-value="true" calcext:value-type="boolean">
            <text:p>TRUE</text:p>
          </table:table-cell>
          <table:table-cell table:formula="of:=IF([.B121]=[.E121]; &quot;&quot;; &quot;*&quot;)" office:value-type="string" office:string-value="*" calcext:value-type="string">
            <text:p>*</text:p>
          </table:table-cell>
          <table:table-cell table:formula="of:=IF([.B121]=[.E121]; &quot;&quot;; [.E121]-[.B121])" office:value-type="float" office:value="16" calcext:value-type="float">
            <text:p>16</text:p>
          </table:table-cell>
          <table:table-cell table:formula="of:=IF([.B121]=[.E121]; &quot;&quot;; (([.E121]-[.B121])/[.B121])*100)" office:value-type="float" office:value="3.63636363636364" calcext:value-type="float">
            <text:p>3.63636363636364</text:p>
          </table:table-cell>
          <table:table-cell/>
          <table:table-cell office:value-type="string" calcext:value-type="string">
            <text:p>language/enum_if_let</text:p>
          </table:table-cell>
          <table:table-cell office:value-type="float" office:value="456" calcext:value-type="float">
            <text:p>456</text:p>
          </table:table-cell>
          <table:table-cell/>
          <table:table-cell table:formula="of:=[.D121]=[.L121]" office:value-type="boolean" office:boolean-value="true" calcext:value-type="boolean">
            <text:p>TRUE</text:p>
          </table:table-cell>
          <table:table-cell table:formula="of:=IF([.B121]=[.M121]; &quot;&quot;; &quot;*&quot;)" office:value-type="string" office:string-value="*" calcext:value-type="string">
            <text:p>*</text:p>
          </table:table-cell>
          <table:table-cell table:formula="of:=IF([.B121]=[.M121]; &quot;&quot;; [.M121]-[.B121])" office:value-type="float" office:value="16" calcext:value-type="float">
            <text:p>16</text:p>
          </table:table-cell>
          <table:table-cell table:formula="of:=IF([.B121]=[.M121]; &quot;&quot;; (([.M121]-[.B121])/[.B121])*100)" office:value-type="float" office:value="3.63636363636364" calcext:value-type="float">
            <text:p>3.63636363636364</text:p>
          </table:table-cell>
        </table:table-row>
        <table:table-row table:style-name="ro1">
          <table:table-cell office:value-type="string" calcext:value-type="string">
            <text:p>language/enum_if_let_large_type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language/enum_if_let_large_type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[.A122]=[.D122]" office:value-type="boolean" office:boolean-value="true" calcext:value-type="boolean">
            <text:p>TRUE</text:p>
          </table:table-cell>
          <table:table-cell table:formula="of:=IF([.B122]=[.E122]; &quot;&quot;; &quot;*&quot;)" office:value-type="string" office:string-value="*" calcext:value-type="string">
            <text:p>*</text:p>
          </table:table-cell>
          <table:table-cell table:formula="of:=IF([.B122]=[.E122]; &quot;&quot;; [.E122]-[.B122])" office:value-type="float" office:value="16" calcext:value-type="float">
            <text:p>16</text:p>
          </table:table-cell>
          <table:table-cell table:formula="of:=IF([.B122]=[.E122]; &quot;&quot;; (([.E122]-[.B122])/[.B122])*100)" office:value-type="float" office:value="4.08163265306122" calcext:value-type="float">
            <text:p>4.08163265306122</text:p>
          </table:table-cell>
          <table:table-cell/>
          <table:table-cell office:value-type="string" calcext:value-type="string">
            <text:p>language/enum_if_let_large_type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[.D122]=[.L122]" office:value-type="boolean" office:boolean-value="true" calcext:value-type="boolean">
            <text:p>TRUE</text:p>
          </table:table-cell>
          <table:table-cell table:formula="of:=IF([.B122]=[.M122]; &quot;&quot;; &quot;*&quot;)" office:value-type="string" office:string-value="*" calcext:value-type="string">
            <text:p>*</text:p>
          </table:table-cell>
          <table:table-cell table:formula="of:=IF([.B122]=[.M122]; &quot;&quot;; [.M122]-[.B122])" office:value-type="float" office:value="16" calcext:value-type="float">
            <text:p>16</text:p>
          </table:table-cell>
          <table:table-cell table:formula="of:=IF([.B122]=[.M122]; &quot;&quot;; (([.M122]-[.B122])/[.B122])*100)" office:value-type="float" office:value="4.08163265306122" calcext:value-type="float">
            <text:p>4.08163265306122</text:p>
          </table:table-cell>
        </table:table-row>
        <table:table-row table:style-name="ro1">
          <table:table-cell office:value-type="string" calcext:value-type="string">
            <text:p>language/enum_in_fn_decl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language/enum_in_fn_decl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A123]=[.D123]" office:value-type="boolean" office:boolean-value="true" calcext:value-type="boolean">
            <text:p>TRUE</text:p>
          </table:table-cell>
          <table:table-cell table:formula="of:=IF([.B123]=[.E123]; &quot;&quot;; &quot;*&quot;)">
            <text:p/>
          </table:table-cell>
          <table:table-cell table:formula="of:=IF([.B123]=[.E123]; &quot;&quot;; [.E123]-[.B123])">
            <text:p/>
          </table:table-cell>
          <table:table-cell table:formula="of:=IF([.B123]=[.E123]; &quot;&quot;; (([.E123]-[.B123])/[.B123])*100)">
            <text:p/>
          </table:table-cell>
          <table:table-cell/>
          <table:table-cell office:value-type="string" calcext:value-type="string">
            <text:p>language/enum_in_fn_decl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D123]=[.L123]" office:value-type="boolean" office:boolean-value="true" calcext:value-type="boolean">
            <text:p>TRUE</text:p>
          </table:table-cell>
          <table:table-cell table:formula="of:=IF([.B123]=[.M123]; &quot;&quot;; &quot;*&quot;)">
            <text:p/>
          </table:table-cell>
          <table:table-cell table:formula="of:=IF([.B123]=[.M123]; &quot;&quot;; [.M123]-[.B123])">
            <text:p/>
          </table:table-cell>
          <table:table-cell table:formula="of:=IF([.B123]=[.M123]; &quot;&quot;; (([.M123]-[.B123])/[.B123])*100)">
            <text:p/>
          </table:table-cell>
        </table:table-row>
        <table:table-row table:style-name="ro1">
          <table:table-cell office:value-type="string" calcext:value-type="string">
            <text:p>language/enum_init_fn_call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anguage/enum_init_fn_call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[.A124]=[.D124]" office:value-type="boolean" office:boolean-value="true" calcext:value-type="boolean">
            <text:p>TRUE</text:p>
          </table:table-cell>
          <table:table-cell table:formula="of:=IF([.B124]=[.E124]; &quot;&quot;; &quot;*&quot;)">
            <text:p/>
          </table:table-cell>
          <table:table-cell table:formula="of:=IF([.B124]=[.E124]; &quot;&quot;; [.E124]-[.B124])">
            <text:p/>
          </table:table-cell>
          <table:table-cell table:formula="of:=IF([.B124]=[.E124]; &quot;&quot;; (([.E124]-[.B124])/[.B124])*100)">
            <text:p/>
          </table:table-cell>
          <table:table-cell/>
          <table:table-cell office:value-type="string" calcext:value-type="string">
            <text:p>language/enum_init_fn_call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[.D124]=[.L124]" office:value-type="boolean" office:boolean-value="true" calcext:value-type="boolean">
            <text:p>TRUE</text:p>
          </table:table-cell>
          <table:table-cell table:formula="of:=IF([.B124]=[.M124]; &quot;&quot;; &quot;*&quot;)">
            <text:p/>
          </table:table-cell>
          <table:table-cell table:formula="of:=IF([.B124]=[.M124]; &quot;&quot;; [.M124]-[.B124])">
            <text:p/>
          </table:table-cell>
          <table:table-cell table:formula="of:=IF([.B124]=[.M124]; &quot;&quot;; (([.M124]-[.B124])/[.B124])*100)">
            <text:p/>
          </table:table-cell>
        </table:table-row>
        <table:table-row table:style-name="ro1">
          <table:table-cell office:value-type="string" calcext:value-type="string">
            <text:p>language/enum_instantiation</text:p>
          </table:table-cell>
          <table:table-cell office:value-type="float" office:value="3464" calcext:value-type="float">
            <text:p>3464</text:p>
          </table:table-cell>
          <table:table-cell/>
          <table:table-cell office:value-type="string" calcext:value-type="string">
            <text:p>language/enum_instantiation</text:p>
          </table:table-cell>
          <table:table-cell office:value-type="float" office:value="3464" calcext:value-type="float">
            <text:p>3464</text:p>
          </table:table-cell>
          <table:table-cell/>
          <table:table-cell table:formula="of:=[.A125]=[.D125]" office:value-type="boolean" office:boolean-value="true" calcext:value-type="boolean">
            <text:p>TRUE</text:p>
          </table:table-cell>
          <table:table-cell table:formula="of:=IF([.B125]=[.E125]; &quot;&quot;; &quot;*&quot;)">
            <text:p/>
          </table:table-cell>
          <table:table-cell table:formula="of:=IF([.B125]=[.E125]; &quot;&quot;; [.E125]-[.B125])">
            <text:p/>
          </table:table-cell>
          <table:table-cell table:formula="of:=IF([.B125]=[.E125]; &quot;&quot;; (([.E125]-[.B125])/[.B125])*100)">
            <text:p/>
          </table:table-cell>
          <table:table-cell/>
          <table:table-cell office:value-type="string" calcext:value-type="string">
            <text:p>language/enum_instantiation</text:p>
          </table:table-cell>
          <table:table-cell office:value-type="float" office:value="3464" calcext:value-type="float">
            <text:p>3464</text:p>
          </table:table-cell>
          <table:table-cell/>
          <table:table-cell table:formula="of:=[.D125]=[.L125]" office:value-type="boolean" office:boolean-value="true" calcext:value-type="boolean">
            <text:p>TRUE</text:p>
          </table:table-cell>
          <table:table-cell table:formula="of:=IF([.B125]=[.M125]; &quot;&quot;; &quot;*&quot;)">
            <text:p/>
          </table:table-cell>
          <table:table-cell table:formula="of:=IF([.B125]=[.M125]; &quot;&quot;; [.M125]-[.B125])">
            <text:p/>
          </table:table-cell>
          <table:table-cell table:formula="of:=IF([.B125]=[.M125]; &quot;&quot;; (([.M125]-[.B125])/[.B125])*100)">
            <text:p/>
          </table:table-cell>
        </table:table-row>
        <table:table-row table:style-name="ro1">
          <table:table-cell office:value-type="string" calcext:value-type="string">
            <text:p>language/enum_padding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language/enum_padding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126]=[.D126]" office:value-type="boolean" office:boolean-value="true" calcext:value-type="boolean">
            <text:p>TRUE</text:p>
          </table:table-cell>
          <table:table-cell table:formula="of:=IF([.B126]=[.E126]; &quot;&quot;; &quot;*&quot;)">
            <text:p/>
          </table:table-cell>
          <table:table-cell table:formula="of:=IF([.B126]=[.E126]; &quot;&quot;; [.E126]-[.B126])">
            <text:p/>
          </table:table-cell>
          <table:table-cell table:formula="of:=IF([.B126]=[.E126]; &quot;&quot;; (([.E126]-[.B126])/[.B126])*100)">
            <text:p/>
          </table:table-cell>
          <table:table-cell/>
          <table:table-cell office:value-type="string" calcext:value-type="string">
            <text:p>language/enum_padding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D126]=[.L126]" office:value-type="boolean" office:boolean-value="true" calcext:value-type="boolean">
            <text:p>TRUE</text:p>
          </table:table-cell>
          <table:table-cell table:formula="of:=IF([.B126]=[.M126]; &quot;&quot;; &quot;*&quot;)">
            <text:p/>
          </table:table-cell>
          <table:table-cell table:formula="of:=IF([.B126]=[.M126]; &quot;&quot;; [.M126]-[.B126])">
            <text:p/>
          </table:table-cell>
          <table:table-cell table:formula="of:=IF([.B126]=[.M126]; &quot;&quot;; (([.M126]-[.B126])/[.B126])*100)">
            <text:p/>
          </table:table-cell>
        </table:table-row>
        <table:table-row table:style-name="ro1">
          <table:table-cell office:value-type="string" calcext:value-type="string">
            <text:p>language/enum_type_inferenc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enum_type_inference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27]=[.D127]" office:value-type="boolean" office:boolean-value="true" calcext:value-type="boolean">
            <text:p>TRUE</text:p>
          </table:table-cell>
          <table:table-cell table:formula="of:=IF([.B127]=[.E127]; &quot;&quot;; &quot;*&quot;)">
            <text:p/>
          </table:table-cell>
          <table:table-cell table:formula="of:=IF([.B127]=[.E127]; &quot;&quot;; [.E127]-[.B127])">
            <text:p/>
          </table:table-cell>
          <table:table-cell table:formula="of:=IF([.B127]=[.E127]; &quot;&quot;; (([.E127]-[.B127])/[.B127])*100)">
            <text:p/>
          </table:table-cell>
          <table:table-cell/>
          <table:table-cell office:value-type="string" calcext:value-type="string">
            <text:p>language/enum_type_inference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127]=[.L127]" office:value-type="boolean" office:boolean-value="true" calcext:value-type="boolean">
            <text:p>TRUE</text:p>
          </table:table-cell>
          <table:table-cell table:formula="of:=IF([.B127]=[.M127]; &quot;&quot;; &quot;*&quot;)">
            <text:p/>
          </table:table-cell>
          <table:table-cell table:formula="of:=IF([.B127]=[.M127]; &quot;&quot;; [.M127]-[.B127])">
            <text:p/>
          </table:table-cell>
          <table:table-cell table:formula="of:=IF([.B127]=[.M127]; &quot;&quot;; (([.M127]-[.B127])/[.B127])*100)">
            <text:p/>
          </table:table-cell>
        </table:table-row>
        <table:table-row table:style-name="ro1">
          <table:table-cell office:value-type="string" calcext:value-type="string">
            <text:p>language/enum_variant_imports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language/enum_variant_imports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A128]=[.D128]" office:value-type="boolean" office:boolean-value="true" calcext:value-type="boolean">
            <text:p>TRUE</text:p>
          </table:table-cell>
          <table:table-cell table:formula="of:=IF([.B128]=[.E128]; &quot;&quot;; &quot;*&quot;)">
            <text:p/>
          </table:table-cell>
          <table:table-cell table:formula="of:=IF([.B128]=[.E128]; &quot;&quot;; [.E128]-[.B128])">
            <text:p/>
          </table:table-cell>
          <table:table-cell table:formula="of:=IF([.B128]=[.E128]; &quot;&quot;; (([.E128]-[.B128])/[.B128])*100)">
            <text:p/>
          </table:table-cell>
          <table:table-cell/>
          <table:table-cell office:value-type="string" calcext:value-type="string">
            <text:p>language/enum_variant_imports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D128]=[.L128]" office:value-type="boolean" office:boolean-value="true" calcext:value-type="boolean">
            <text:p>TRUE</text:p>
          </table:table-cell>
          <table:table-cell table:formula="of:=IF([.B128]=[.M128]; &quot;&quot;; &quot;*&quot;)">
            <text:p/>
          </table:table-cell>
          <table:table-cell table:formula="of:=IF([.B128]=[.M128]; &quot;&quot;; [.M128]-[.B128])">
            <text:p/>
          </table:table-cell>
          <table:table-cell table:formula="of:=IF([.B128]=[.M128]; &quot;&quot;; (([.M128]-[.B128])/[.B128])*100)">
            <text:p/>
          </table:table-cell>
        </table:table-row>
        <table:table-row table:style-name="ro1">
          <table:table-cell office:value-type="string" calcext:value-type="string">
            <text:p>language/eq_and_neq</text:p>
          </table:table-cell>
          <table:table-cell office:value-type="float" office:value="1784" calcext:value-type="float">
            <text:p>1784</text:p>
          </table:table-cell>
          <table:table-cell/>
          <table:table-cell office:value-type="string" calcext:value-type="string">
            <text:p>language/eq_and_neq</text:p>
          </table:table-cell>
          <table:table-cell office:value-type="float" office:value="1784" calcext:value-type="float">
            <text:p>1784</text:p>
          </table:table-cell>
          <table:table-cell/>
          <table:table-cell table:formula="of:=[.A129]=[.D129]" office:value-type="boolean" office:boolean-value="true" calcext:value-type="boolean">
            <text:p>TRUE</text:p>
          </table:table-cell>
          <table:table-cell table:formula="of:=IF([.B129]=[.E129]; &quot;&quot;; &quot;*&quot;)">
            <text:p/>
          </table:table-cell>
          <table:table-cell table:formula="of:=IF([.B129]=[.E129]; &quot;&quot;; [.E129]-[.B129])">
            <text:p/>
          </table:table-cell>
          <table:table-cell table:formula="of:=IF([.B129]=[.E129]; &quot;&quot;; (([.E129]-[.B129])/[.B129])*100)">
            <text:p/>
          </table:table-cell>
          <table:table-cell/>
          <table:table-cell office:value-type="string" calcext:value-type="string">
            <text:p>language/eq_and_neq</text:p>
          </table:table-cell>
          <table:table-cell office:value-type="float" office:value="1784" calcext:value-type="float">
            <text:p>1784</text:p>
          </table:table-cell>
          <table:table-cell/>
          <table:table-cell table:formula="of:=[.D129]=[.L129]" office:value-type="boolean" office:boolean-value="true" calcext:value-type="boolean">
            <text:p>TRUE</text:p>
          </table:table-cell>
          <table:table-cell table:formula="of:=IF([.B129]=[.M129]; &quot;&quot;; &quot;*&quot;)">
            <text:p/>
          </table:table-cell>
          <table:table-cell table:formula="of:=IF([.B129]=[.M129]; &quot;&quot;; [.M129]-[.B129])">
            <text:p/>
          </table:table-cell>
          <table:table-cell table:formula="of:=IF([.B129]=[.M129]; &quot;&quot;; (([.M129]-[.B129])/[.B129])*100)">
            <text:p/>
          </table:table-cell>
        </table:table-row>
        <table:table-row table:style-name="ro1">
          <table:table-cell office:value-type="string" calcext:value-type="string">
            <text:p>language/eq_intrinsic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eq_intrinsic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30]=[.D130]" office:value-type="boolean" office:boolean-value="true" calcext:value-type="boolean">
            <text:p>TRUE</text:p>
          </table:table-cell>
          <table:table-cell table:formula="of:=IF([.B130]=[.E130]; &quot;&quot;; &quot;*&quot;)">
            <text:p/>
          </table:table-cell>
          <table:table-cell table:formula="of:=IF([.B130]=[.E130]; &quot;&quot;; [.E130]-[.B130])">
            <text:p/>
          </table:table-cell>
          <table:table-cell table:formula="of:=IF([.B130]=[.E130]; &quot;&quot;; (([.E130]-[.B130])/[.B130])*100)">
            <text:p/>
          </table:table-cell>
          <table:table-cell/>
          <table:table-cell office:value-type="string" calcext:value-type="string">
            <text:p>language/eq_intrinsic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130]=[.L130]" office:value-type="boolean" office:boolean-value="true" calcext:value-type="boolean">
            <text:p>TRUE</text:p>
          </table:table-cell>
          <table:table-cell table:formula="of:=IF([.B130]=[.M130]; &quot;&quot;; &quot;*&quot;)">
            <text:p/>
          </table:table-cell>
          <table:table-cell table:formula="of:=IF([.B130]=[.M130]; &quot;&quot;; [.M130]-[.B130])">
            <text:p/>
          </table:table-cell>
          <table:table-cell table:formula="of:=IF([.B130]=[.M130]; &quot;&quot;; (([.M130]-[.B130])/[.B130])*100)">
            <text:p/>
          </table:table-cell>
        </table:table-row>
        <table:table-row table:style-name="ro1">
          <table:table-cell office:value-type="string" calcext:value-type="string">
            <text:p>language/fallback_only</text:p>
          </table:table-cell>
          <table:table-cell office:value-type="float" office:value="816" calcext:value-type="float">
            <text:p>816</text:p>
          </table:table-cell>
          <table:table-cell/>
          <table:table-cell office:value-type="string" calcext:value-type="string">
            <text:p>language/fallback_only</text:p>
          </table:table-cell>
          <table:table-cell office:value-type="float" office:value="840" calcext:value-type="float">
            <text:p>840</text:p>
          </table:table-cell>
          <table:table-cell/>
          <table:table-cell table:formula="of:=[.A131]=[.D131]" office:value-type="boolean" office:boolean-value="true" calcext:value-type="boolean">
            <text:p>TRUE</text:p>
          </table:table-cell>
          <table:table-cell table:formula="of:=IF([.B131]=[.E131]; &quot;&quot;; &quot;*&quot;)" office:value-type="string" office:string-value="*" calcext:value-type="string">
            <text:p>*</text:p>
          </table:table-cell>
          <table:table-cell table:formula="of:=IF([.B131]=[.E131]; &quot;&quot;; [.E131]-[.B131])" office:value-type="float" office:value="24" calcext:value-type="float">
            <text:p>24</text:p>
          </table:table-cell>
          <table:table-cell table:formula="of:=IF([.B131]=[.E131]; &quot;&quot;; (([.E131]-[.B131])/[.B131])*100)" office:value-type="float" office:value="2.94117647058823" calcext:value-type="float">
            <text:p>2.94117647058823</text:p>
          </table:table-cell>
          <table:table-cell/>
          <table:table-cell office:value-type="string" calcext:value-type="string">
            <text:p>language/fallback_only</text:p>
          </table:table-cell>
          <table:table-cell office:value-type="float" office:value="840" calcext:value-type="float">
            <text:p>840</text:p>
          </table:table-cell>
          <table:table-cell/>
          <table:table-cell table:formula="of:=[.D131]=[.L131]" office:value-type="boolean" office:boolean-value="true" calcext:value-type="boolean">
            <text:p>TRUE</text:p>
          </table:table-cell>
          <table:table-cell table:formula="of:=IF([.B131]=[.M131]; &quot;&quot;; &quot;*&quot;)" office:value-type="string" office:string-value="*" calcext:value-type="string">
            <text:p>*</text:p>
          </table:table-cell>
          <table:table-cell table:formula="of:=IF([.B131]=[.M131]; &quot;&quot;; [.M131]-[.B131])" office:value-type="float" office:value="24" calcext:value-type="float">
            <text:p>24</text:p>
          </table:table-cell>
          <table:table-cell table:formula="of:=IF([.B131]=[.M131]; &quot;&quot;; (([.M131]-[.B131])/[.B131])*100)" office:value-type="float" office:value="2.94117647058823" calcext:value-type="float">
            <text:p>2.94117647058823</text:p>
          </table:table-cell>
        </table:table-row>
        <table:table-row table:style-name="ro1">
          <table:table-cell office:value-type="string" calcext:value-type="string">
            <text:p>language/far_jumps/many_blobs</text:p>
          </table:table-cell>
          <table:table-cell office:value-type="float" office:value="11640232" calcext:value-type="float">
            <text:p>11640232</text:p>
          </table:table-cell>
          <table:table-cell/>
          <table:table-cell office:value-type="string" calcext:value-type="string">
            <text:p>language/far_jumps/many_blobs</text:p>
          </table:table-cell>
          <table:table-cell office:value-type="float" office:value="11640232" calcext:value-type="float">
            <text:p>11640232</text:p>
          </table:table-cell>
          <table:table-cell/>
          <table:table-cell table:formula="of:=[.A132]=[.D132]" office:value-type="boolean" office:boolean-value="true" calcext:value-type="boolean">
            <text:p>TRUE</text:p>
          </table:table-cell>
          <table:table-cell table:formula="of:=IF([.B132]=[.E132]; &quot;&quot;; &quot;*&quot;)">
            <text:p/>
          </table:table-cell>
          <table:table-cell table:formula="of:=IF([.B132]=[.E132]; &quot;&quot;; [.E132]-[.B132])">
            <text:p/>
          </table:table-cell>
          <table:table-cell table:formula="of:=IF([.B132]=[.E132]; &quot;&quot;; (([.E132]-[.B132])/[.B132])*100)">
            <text:p/>
          </table:table-cell>
          <table:table-cell/>
          <table:table-cell office:value-type="string" calcext:value-type="string">
            <text:p>language/far_jumps/many_blobs</text:p>
          </table:table-cell>
          <table:table-cell office:value-type="float" office:value="11640232" calcext:value-type="float">
            <text:p>11640232</text:p>
          </table:table-cell>
          <table:table-cell/>
          <table:table-cell table:formula="of:=[.D132]=[.L132]" office:value-type="boolean" office:boolean-value="true" calcext:value-type="boolean">
            <text:p>TRUE</text:p>
          </table:table-cell>
          <table:table-cell table:formula="of:=IF([.B132]=[.M132]; &quot;&quot;; &quot;*&quot;)">
            <text:p/>
          </table:table-cell>
          <table:table-cell table:formula="of:=IF([.B132]=[.M132]; &quot;&quot;; [.M132]-[.B132])">
            <text:p/>
          </table:table-cell>
          <table:table-cell table:formula="of:=IF([.B132]=[.M132]; &quot;&quot;; (([.M132]-[.B132])/[.B132])*100)">
            <text:p/>
          </table:table-cell>
        </table:table-row>
        <table:table-row table:style-name="ro1">
          <table:table-cell office:value-type="string" calcext:value-type="string">
            <text:p>language/far_jumps/single_blob</text:p>
          </table:table-cell>
          <table:table-cell office:value-type="float" office:value="1048640" calcext:value-type="float">
            <text:p>1048640</text:p>
          </table:table-cell>
          <table:table-cell/>
          <table:table-cell office:value-type="string" calcext:value-type="string">
            <text:p>language/far_jumps/single_blob</text:p>
          </table:table-cell>
          <table:table-cell office:value-type="float" office:value="1048640" calcext:value-type="float">
            <text:p>1048640</text:p>
          </table:table-cell>
          <table:table-cell/>
          <table:table-cell table:formula="of:=[.A133]=[.D133]" office:value-type="boolean" office:boolean-value="true" calcext:value-type="boolean">
            <text:p>TRUE</text:p>
          </table:table-cell>
          <table:table-cell table:formula="of:=IF([.B133]=[.E133]; &quot;&quot;; &quot;*&quot;)">
            <text:p/>
          </table:table-cell>
          <table:table-cell table:formula="of:=IF([.B133]=[.E133]; &quot;&quot;; [.E133]-[.B133])">
            <text:p/>
          </table:table-cell>
          <table:table-cell table:formula="of:=IF([.B133]=[.E133]; &quot;&quot;; (([.E133]-[.B133])/[.B133])*100)">
            <text:p/>
          </table:table-cell>
          <table:table-cell/>
          <table:table-cell office:value-type="string" calcext:value-type="string">
            <text:p>language/far_jumps/single_blob</text:p>
          </table:table-cell>
          <table:table-cell office:value-type="float" office:value="1048640" calcext:value-type="float">
            <text:p>1048640</text:p>
          </table:table-cell>
          <table:table-cell/>
          <table:table-cell table:formula="of:=[.D133]=[.L133]" office:value-type="boolean" office:boolean-value="true" calcext:value-type="boolean">
            <text:p>TRUE</text:p>
          </table:table-cell>
          <table:table-cell table:formula="of:=IF([.B133]=[.M133]; &quot;&quot;; &quot;*&quot;)">
            <text:p/>
          </table:table-cell>
          <table:table-cell table:formula="of:=IF([.B133]=[.M133]; &quot;&quot;; [.M133]-[.B133])">
            <text:p/>
          </table:table-cell>
          <table:table-cell table:formula="of:=IF([.B133]=[.M133]; &quot;&quot;; (([.M133]-[.B133])/[.B133])*100)">
            <text:p/>
          </table:table-cell>
        </table:table-row>
        <table:table-row table:style-name="ro1">
          <table:table-cell office:value-type="string" calcext:value-type="string">
            <text:p>language/fix_opcode_bug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fix_opcode_bug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34]=[.D134]" office:value-type="boolean" office:boolean-value="true" calcext:value-type="boolean">
            <text:p>TRUE</text:p>
          </table:table-cell>
          <table:table-cell table:formula="of:=IF([.B134]=[.E134]; &quot;&quot;; &quot;*&quot;)">
            <text:p/>
          </table:table-cell>
          <table:table-cell table:formula="of:=IF([.B134]=[.E134]; &quot;&quot;; [.E134]-[.B134])">
            <text:p/>
          </table:table-cell>
          <table:table-cell table:formula="of:=IF([.B134]=[.E134]; &quot;&quot;; (([.E134]-[.B134])/[.B134])*100)">
            <text:p/>
          </table:table-cell>
          <table:table-cell/>
          <table:table-cell office:value-type="string" calcext:value-type="string">
            <text:p>language/fix_opcode_bug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134]=[.L134]" office:value-type="boolean" office:boolean-value="true" calcext:value-type="boolean">
            <text:p>TRUE</text:p>
          </table:table-cell>
          <table:table-cell table:formula="of:=IF([.B134]=[.M134]; &quot;&quot;; &quot;*&quot;)">
            <text:p/>
          </table:table-cell>
          <table:table-cell table:formula="of:=IF([.B134]=[.M134]; &quot;&quot;; [.M134]-[.B134])">
            <text:p/>
          </table:table-cell>
          <table:table-cell table:formula="of:=IF([.B134]=[.M134]; &quot;&quot;; (([.M134]-[.B134])/[.B134])*100)">
            <text:p/>
          </table:table-cell>
        </table:table-row>
        <table:table-row table:style-name="ro1">
          <table:table-cell office:value-type="string" calcext:value-type="string">
            <text:p>language/for_loops</text:p>
          </table:table-cell>
          <table:table-cell office:value-type="float" office:value="4200" calcext:value-type="float">
            <text:p>4200</text:p>
          </table:table-cell>
          <table:table-cell/>
          <table:table-cell office:value-type="string" calcext:value-type="string">
            <text:p>language/for_loops</text:p>
          </table:table-cell>
          <table:table-cell office:value-type="float" office:value="4280" calcext:value-type="float">
            <text:p>4280</text:p>
          </table:table-cell>
          <table:table-cell/>
          <table:table-cell table:formula="of:=[.A135]=[.D135]" office:value-type="boolean" office:boolean-value="true" calcext:value-type="boolean">
            <text:p>TRUE</text:p>
          </table:table-cell>
          <table:table-cell table:formula="of:=IF([.B135]=[.E135]; &quot;&quot;; &quot;*&quot;)" office:value-type="string" office:string-value="*" calcext:value-type="string">
            <text:p>*</text:p>
          </table:table-cell>
          <table:table-cell table:formula="of:=IF([.B135]=[.E135]; &quot;&quot;; [.E135]-[.B135])" office:value-type="float" office:value="80" calcext:value-type="float">
            <text:p>80</text:p>
          </table:table-cell>
          <table:table-cell table:formula="of:=IF([.B135]=[.E135]; &quot;&quot;; (([.E135]-[.B135])/[.B135])*100)" office:value-type="float" office:value="1.90476190476191" calcext:value-type="float">
            <text:p>1.90476190476191</text:p>
          </table:table-cell>
          <table:table-cell/>
          <table:table-cell office:value-type="string" calcext:value-type="string">
            <text:p>language/for_loops</text:p>
          </table:table-cell>
          <table:table-cell office:value-type="float" office:value="4280" calcext:value-type="float">
            <text:p>4280</text:p>
          </table:table-cell>
          <table:table-cell/>
          <table:table-cell table:formula="of:=[.D135]=[.L135]" office:value-type="boolean" office:boolean-value="true" calcext:value-type="boolean">
            <text:p>TRUE</text:p>
          </table:table-cell>
          <table:table-cell table:formula="of:=IF([.B135]=[.M135]; &quot;&quot;; &quot;*&quot;)" office:value-type="string" office:string-value="*" calcext:value-type="string">
            <text:p>*</text:p>
          </table:table-cell>
          <table:table-cell table:formula="of:=IF([.B135]=[.M135]; &quot;&quot;; [.M135]-[.B135])" office:value-type="float" office:value="80" calcext:value-type="float">
            <text:p>80</text:p>
          </table:table-cell>
          <table:table-cell table:formula="of:=IF([.B135]=[.M135]; &quot;&quot;; (([.M135]-[.B135])/[.B135])*100)" office:value-type="float" office:value="1.90476190476191" calcext:value-type="float">
            <text:p>1.90476190476191</text:p>
          </table:table-cell>
        </table:table-row>
        <table:table-row table:style-name="ro1">
          <table:table-cell office:value-type="string" calcext:value-type="string">
            <text:p>language/fqp_in_lib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language/fqp_in_lib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A136]=[.D136]" office:value-type="boolean" office:boolean-value="true" calcext:value-type="boolean">
            <text:p>TRUE</text:p>
          </table:table-cell>
          <table:table-cell table:formula="of:=IF([.B136]=[.E136]; &quot;&quot;; &quot;*&quot;)">
            <text:p/>
          </table:table-cell>
          <table:table-cell table:formula="of:=IF([.B136]=[.E136]; &quot;&quot;; [.E136]-[.B136])">
            <text:p/>
          </table:table-cell>
          <table:table-cell table:formula="of:=IF([.B136]=[.E136]; &quot;&quot;; (([.E136]-[.B136])/[.B136])*100)">
            <text:p/>
          </table:table-cell>
          <table:table-cell/>
          <table:table-cell office:value-type="string" calcext:value-type="string">
            <text:p>language/fqp_in_lib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D136]=[.L136]" office:value-type="boolean" office:boolean-value="true" calcext:value-type="boolean">
            <text:p>TRUE</text:p>
          </table:table-cell>
          <table:table-cell table:formula="of:=IF([.B136]=[.M136]; &quot;&quot;; &quot;*&quot;)">
            <text:p/>
          </table:table-cell>
          <table:table-cell table:formula="of:=IF([.B136]=[.M136]; &quot;&quot;; [.M136]-[.B136])">
            <text:p/>
          </table:table-cell>
          <table:table-cell table:formula="of:=IF([.B136]=[.M136]; &quot;&quot;; (([.M136]-[.B136])/[.B136])*100)">
            <text:p/>
          </table:table-cell>
        </table:table-row>
        <table:table-row table:style-name="ro1">
          <table:table-cell office:value-type="string" calcext:value-type="string">
            <text:p>language/funcs_with_generic_types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funcs_with_generic_type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137]=[.D137]" office:value-type="boolean" office:boolean-value="true" calcext:value-type="boolean">
            <text:p>TRUE</text:p>
          </table:table-cell>
          <table:table-cell table:formula="of:=IF([.B137]=[.E137]; &quot;&quot;; &quot;*&quot;)">
            <text:p/>
          </table:table-cell>
          <table:table-cell table:formula="of:=IF([.B137]=[.E137]; &quot;&quot;; [.E137]-[.B137])">
            <text:p/>
          </table:table-cell>
          <table:table-cell table:formula="of:=IF([.B137]=[.E137]; &quot;&quot;; (([.E137]-[.B137])/[.B137])*100)">
            <text:p/>
          </table:table-cell>
          <table:table-cell/>
          <table:table-cell office:value-type="string" calcext:value-type="string">
            <text:p>language/funcs_with_generic_type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137]=[.L137]" office:value-type="boolean" office:boolean-value="true" calcext:value-type="boolean">
            <text:p>TRUE</text:p>
          </table:table-cell>
          <table:table-cell table:formula="of:=IF([.B137]=[.M137]; &quot;&quot;; &quot;*&quot;)">
            <text:p/>
          </table:table-cell>
          <table:table-cell table:formula="of:=IF([.B137]=[.M137]; &quot;&quot;; [.M137]-[.B137])">
            <text:p/>
          </table:table-cell>
          <table:table-cell table:formula="of:=IF([.B137]=[.M137]; &quot;&quot;; (([.M137]-[.B137])/[.B137])*100)">
            <text:p/>
          </table:table-cell>
        </table:table-row>
        <table:table-row table:style-name="ro1">
          <table:table-cell office:value-type="string" calcext:value-type="string">
            <text:p>language/generic_functions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generic_function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138]=[.D138]" office:value-type="boolean" office:boolean-value="true" calcext:value-type="boolean">
            <text:p>TRUE</text:p>
          </table:table-cell>
          <table:table-cell table:formula="of:=IF([.B138]=[.E138]; &quot;&quot;; &quot;*&quot;)">
            <text:p/>
          </table:table-cell>
          <table:table-cell table:formula="of:=IF([.B138]=[.E138]; &quot;&quot;; [.E138]-[.B138])">
            <text:p/>
          </table:table-cell>
          <table:table-cell table:formula="of:=IF([.B138]=[.E138]; &quot;&quot;; (([.E138]-[.B138])/[.B138])*100)">
            <text:p/>
          </table:table-cell>
          <table:table-cell/>
          <table:table-cell office:value-type="string" calcext:value-type="string">
            <text:p>language/generic_function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138]=[.L138]" office:value-type="boolean" office:boolean-value="true" calcext:value-type="boolean">
            <text:p>TRUE</text:p>
          </table:table-cell>
          <table:table-cell table:formula="of:=IF([.B138]=[.M138]; &quot;&quot;; &quot;*&quot;)">
            <text:p/>
          </table:table-cell>
          <table:table-cell table:formula="of:=IF([.B138]=[.M138]; &quot;&quot;; [.M138]-[.B138])">
            <text:p/>
          </table:table-cell>
          <table:table-cell table:formula="of:=IF([.B138]=[.M138]; &quot;&quot;; (([.M138]-[.B138])/[.B138])*100)">
            <text:p/>
          </table:table-cell>
        </table:table-row>
        <table:table-row table:style-name="ro1">
          <table:table-cell office:value-type="string" calcext:value-type="string">
            <text:p>language/generic_impl_self</text:p>
          </table:table-cell>
          <table:table-cell office:value-type="float" office:value="2312" calcext:value-type="float">
            <text:p>2312</text:p>
          </table:table-cell>
          <table:table-cell/>
          <table:table-cell office:value-type="string" calcext:value-type="string">
            <text:p>language/generic_impl_self</text:p>
          </table:table-cell>
          <table:table-cell office:value-type="float" office:value="2656" calcext:value-type="float">
            <text:p>2656</text:p>
          </table:table-cell>
          <table:table-cell/>
          <table:table-cell table:formula="of:=[.A139]=[.D139]" office:value-type="boolean" office:boolean-value="true" calcext:value-type="boolean">
            <text:p>TRUE</text:p>
          </table:table-cell>
          <table:table-cell table:formula="of:=IF([.B139]=[.E139]; &quot;&quot;; &quot;*&quot;)" office:value-type="string" office:string-value="*" calcext:value-type="string">
            <text:p>*</text:p>
          </table:table-cell>
          <table:table-cell table:formula="of:=IF([.B139]=[.E139]; &quot;&quot;; [.E139]-[.B139])" office:value-type="float" office:value="344" calcext:value-type="float">
            <text:p>344</text:p>
          </table:table-cell>
          <table:table-cell table:formula="of:=IF([.B139]=[.E139]; &quot;&quot;; (([.E139]-[.B139])/[.B139])*100)" office:value-type="float" office:value="14.878892733564" calcext:value-type="float">
            <text:p>14.878892733564</text:p>
          </table:table-cell>
          <table:table-cell/>
          <table:table-cell office:value-type="string" calcext:value-type="string">
            <text:p>language/generic_impl_self</text:p>
          </table:table-cell>
          <table:table-cell office:value-type="float" office:value="2672" calcext:value-type="float">
            <text:p>2672</text:p>
          </table:table-cell>
          <table:table-cell/>
          <table:table-cell table:formula="of:=[.D139]=[.L139]" office:value-type="boolean" office:boolean-value="true" calcext:value-type="boolean">
            <text:p>TRUE</text:p>
          </table:table-cell>
          <table:table-cell table:formula="of:=IF([.B139]=[.M139]; &quot;&quot;; &quot;*&quot;)" office:value-type="string" office:string-value="*" calcext:value-type="string">
            <text:p>*</text:p>
          </table:table-cell>
          <table:table-cell table:formula="of:=IF([.B139]=[.M139]; &quot;&quot;; [.M139]-[.B139])" office:value-type="float" office:value="360" calcext:value-type="float">
            <text:p>360</text:p>
          </table:table-cell>
          <table:table-cell table:formula="of:=IF([.B139]=[.M139]; &quot;&quot;; (([.M139]-[.B139])/[.B139])*100)" office:value-type="float" office:value="15.5709342560554" calcext:value-type="float">
            <text:p>15.5709342560554</text:p>
          </table:table-cell>
        </table:table-row>
        <table:table-row table:style-name="ro1">
          <table:table-cell office:value-type="string" calcext:value-type="string">
            <text:p>language/generic_impl_self_where</text:p>
          </table:table-cell>
          <table:table-cell office:value-type="float" office:value="2128" calcext:value-type="float">
            <text:p>2128</text:p>
          </table:table-cell>
          <table:table-cell/>
          <table:table-cell office:value-type="string" calcext:value-type="string">
            <text:p>language/generic_impl_self_where</text:p>
          </table:table-cell>
          <table:table-cell office:value-type="float" office:value="2128" calcext:value-type="float">
            <text:p>2128</text:p>
          </table:table-cell>
          <table:table-cell/>
          <table:table-cell table:formula="of:=[.A140]=[.D140]" office:value-type="boolean" office:boolean-value="true" calcext:value-type="boolean">
            <text:p>TRUE</text:p>
          </table:table-cell>
          <table:table-cell table:formula="of:=IF([.B140]=[.E140]; &quot;&quot;; &quot;*&quot;)">
            <text:p/>
          </table:table-cell>
          <table:table-cell table:formula="of:=IF([.B140]=[.E140]; &quot;&quot;; [.E140]-[.B140])">
            <text:p/>
          </table:table-cell>
          <table:table-cell table:formula="of:=IF([.B140]=[.E140]; &quot;&quot;; (([.E140]-[.B140])/[.B140])*100)">
            <text:p/>
          </table:table-cell>
          <table:table-cell/>
          <table:table-cell office:value-type="string" calcext:value-type="string">
            <text:p>language/generic_impl_self_where</text:p>
          </table:table-cell>
          <table:table-cell office:value-type="float" office:value="2128" calcext:value-type="float">
            <text:p>2128</text:p>
          </table:table-cell>
          <table:table-cell/>
          <table:table-cell table:formula="of:=[.D140]=[.L140]" office:value-type="boolean" office:boolean-value="true" calcext:value-type="boolean">
            <text:p>TRUE</text:p>
          </table:table-cell>
          <table:table-cell table:formula="of:=IF([.B140]=[.M140]; &quot;&quot;; &quot;*&quot;)">
            <text:p/>
          </table:table-cell>
          <table:table-cell table:formula="of:=IF([.B140]=[.M140]; &quot;&quot;; [.M140]-[.B140])">
            <text:p/>
          </table:table-cell>
          <table:table-cell table:formula="of:=IF([.B140]=[.M140]; &quot;&quot;; (([.M140]-[.B140])/[.B140])*100)">
            <text:p/>
          </table:table-cell>
        </table:table-row>
        <table:table-row table:style-name="ro1">
          <table:table-cell office:value-type="string" calcext:value-type="string">
            <text:p>language/generic_inside_generic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language/generic_inside_generic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A141]=[.D141]" office:value-type="boolean" office:boolean-value="true" calcext:value-type="boolean">
            <text:p>TRUE</text:p>
          </table:table-cell>
          <table:table-cell table:formula="of:=IF([.B141]=[.E141]; &quot;&quot;; &quot;*&quot;)">
            <text:p/>
          </table:table-cell>
          <table:table-cell table:formula="of:=IF([.B141]=[.E141]; &quot;&quot;; [.E141]-[.B141])">
            <text:p/>
          </table:table-cell>
          <table:table-cell table:formula="of:=IF([.B141]=[.E141]; &quot;&quot;; (([.E141]-[.B141])/[.B141])*100)">
            <text:p/>
          </table:table-cell>
          <table:table-cell/>
          <table:table-cell office:value-type="string" calcext:value-type="string">
            <text:p>language/generic_inside_generic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D141]=[.L141]" office:value-type="boolean" office:boolean-value="true" calcext:value-type="boolean">
            <text:p>TRUE</text:p>
          </table:table-cell>
          <table:table-cell table:formula="of:=IF([.B141]=[.M141]; &quot;&quot;; &quot;*&quot;)">
            <text:p/>
          </table:table-cell>
          <table:table-cell table:formula="of:=IF([.B141]=[.M141]; &quot;&quot;; [.M141]-[.B141])">
            <text:p/>
          </table:table-cell>
          <table:table-cell table:formula="of:=IF([.B141]=[.M141]; &quot;&quot;; (([.M141]-[.B141])/[.B141])*100)">
            <text:p/>
          </table:table-cell>
        </table:table-row>
        <table:table-row table:style-name="ro1">
          <table:table-cell office:value-type="string" calcext:value-type="string">
            <text:p>language/generic_result_method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language/generic_result_method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[.A142]=[.D142]" office:value-type="boolean" office:boolean-value="true" calcext:value-type="boolean">
            <text:p>TRUE</text:p>
          </table:table-cell>
          <table:table-cell table:formula="of:=IF([.B142]=[.E142]; &quot;&quot;; &quot;*&quot;)">
            <text:p/>
          </table:table-cell>
          <table:table-cell table:formula="of:=IF([.B142]=[.E142]; &quot;&quot;; [.E142]-[.B142])">
            <text:p/>
          </table:table-cell>
          <table:table-cell table:formula="of:=IF([.B142]=[.E142]; &quot;&quot;; (([.E142]-[.B142])/[.B142])*100)">
            <text:p/>
          </table:table-cell>
          <table:table-cell/>
          <table:table-cell office:value-type="string" calcext:value-type="string">
            <text:p>language/generic_result_method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[.D142]=[.L142]" office:value-type="boolean" office:boolean-value="true" calcext:value-type="boolean">
            <text:p>TRUE</text:p>
          </table:table-cell>
          <table:table-cell table:formula="of:=IF([.B142]=[.M142]; &quot;&quot;; &quot;*&quot;)">
            <text:p/>
          </table:table-cell>
          <table:table-cell table:formula="of:=IF([.B142]=[.M142]; &quot;&quot;; [.M142]-[.B142])">
            <text:p/>
          </table:table-cell>
          <table:table-cell table:formula="of:=IF([.B142]=[.M142]; &quot;&quot;; (([.M142]-[.B142])/[.B142])*100)">
            <text:p/>
          </table:table-cell>
        </table:table-row>
        <table:table-row table:style-name="ro1">
          <table:table-cell office:value-type="string" calcext:value-type="string">
            <text:p>language/generics_in_contract</text:p>
          </table:table-cell>
          <table:table-cell office:value-type="float" office:value="2792" calcext:value-type="float">
            <text:p>2792</text:p>
          </table:table-cell>
          <table:table-cell/>
          <table:table-cell office:value-type="string" calcext:value-type="string">
            <text:p>language/generics_in_contract</text:p>
          </table:table-cell>
          <table:table-cell office:value-type="float" office:value="2824" calcext:value-type="float">
            <text:p>2824</text:p>
          </table:table-cell>
          <table:table-cell/>
          <table:table-cell table:formula="of:=[.A143]=[.D143]" office:value-type="boolean" office:boolean-value="true" calcext:value-type="boolean">
            <text:p>TRUE</text:p>
          </table:table-cell>
          <table:table-cell table:formula="of:=IF([.B143]=[.E143]; &quot;&quot;; &quot;*&quot;)" office:value-type="string" office:string-value="*" calcext:value-type="string">
            <text:p>*</text:p>
          </table:table-cell>
          <table:table-cell table:formula="of:=IF([.B143]=[.E143]; &quot;&quot;; [.E143]-[.B143])" office:value-type="float" office:value="32" calcext:value-type="float">
            <text:p>32</text:p>
          </table:table-cell>
          <table:table-cell table:formula="of:=IF([.B143]=[.E143]; &quot;&quot;; (([.E143]-[.B143])/[.B143])*100)" office:value-type="float" office:value="1.14613180515759" calcext:value-type="float">
            <text:p>1.14613180515759</text:p>
          </table:table-cell>
          <table:table-cell/>
          <table:table-cell office:value-type="string" calcext:value-type="string">
            <text:p>language/generics_in_contract</text:p>
          </table:table-cell>
          <table:table-cell office:value-type="float" office:value="2840" calcext:value-type="float">
            <text:p>2840</text:p>
          </table:table-cell>
          <table:table-cell/>
          <table:table-cell table:formula="of:=[.D143]=[.L143]" office:value-type="boolean" office:boolean-value="true" calcext:value-type="boolean">
            <text:p>TRUE</text:p>
          </table:table-cell>
          <table:table-cell table:formula="of:=IF([.B143]=[.M143]; &quot;&quot;; &quot;*&quot;)" office:value-type="string" office:string-value="*" calcext:value-type="string">
            <text:p>*</text:p>
          </table:table-cell>
          <table:table-cell table:formula="of:=IF([.B143]=[.M143]; &quot;&quot;; [.M143]-[.B143])" office:value-type="float" office:value="48" calcext:value-type="float">
            <text:p>48</text:p>
          </table:table-cell>
          <table:table-cell table:formula="of:=IF([.B143]=[.M143]; &quot;&quot;; (([.M143]-[.B143])/[.B143])*100)" office:value-type="float" office:value="1.71919770773639" calcext:value-type="float">
            <text:p>1.71919770773639</text:p>
          </table:table-cell>
        </table:table-row>
        <table:table-row table:style-name="ro1">
          <table:table-cell office:value-type="string" calcext:value-type="string">
            <text:p>language/generic_struct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language/generic_struct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A144]=[.D144]" office:value-type="boolean" office:boolean-value="true" calcext:value-type="boolean">
            <text:p>TRUE</text:p>
          </table:table-cell>
          <table:table-cell table:formula="of:=IF([.B144]=[.E144]; &quot;&quot;; &quot;*&quot;)">
            <text:p/>
          </table:table-cell>
          <table:table-cell table:formula="of:=IF([.B144]=[.E144]; &quot;&quot;; [.E144]-[.B144])">
            <text:p/>
          </table:table-cell>
          <table:table-cell table:formula="of:=IF([.B144]=[.E144]; &quot;&quot;; (([.E144]-[.B144])/[.B144])*100)">
            <text:p/>
          </table:table-cell>
          <table:table-cell/>
          <table:table-cell office:value-type="string" calcext:value-type="string">
            <text:p>language/generic_struct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D144]=[.L144]" office:value-type="boolean" office:boolean-value="true" calcext:value-type="boolean">
            <text:p>TRUE</text:p>
          </table:table-cell>
          <table:table-cell table:formula="of:=IF([.B144]=[.M144]; &quot;&quot;; &quot;*&quot;)">
            <text:p/>
          </table:table-cell>
          <table:table-cell table:formula="of:=IF([.B144]=[.M144]; &quot;&quot;; [.M144]-[.B144])">
            <text:p/>
          </table:table-cell>
          <table:table-cell table:formula="of:=IF([.B144]=[.M144]; &quot;&quot;; (([.M144]-[.B144])/[.B144])*100)">
            <text:p/>
          </table:table-cell>
        </table:table-row>
        <table:table-row table:style-name="ro1">
          <table:table-cell office:value-type="string" calcext:value-type="string">
            <text:p>language/generic_struct_instantiatio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generic_struct_instantiatio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145]=[.D145]" office:value-type="boolean" office:boolean-value="true" calcext:value-type="boolean">
            <text:p>TRUE</text:p>
          </table:table-cell>
          <table:table-cell table:formula="of:=IF([.B145]=[.E145]; &quot;&quot;; &quot;*&quot;)">
            <text:p/>
          </table:table-cell>
          <table:table-cell table:formula="of:=IF([.B145]=[.E145]; &quot;&quot;; [.E145]-[.B145])">
            <text:p/>
          </table:table-cell>
          <table:table-cell table:formula="of:=IF([.B145]=[.E145]; &quot;&quot;; (([.E145]-[.B145])/[.B145])*100)">
            <text:p/>
          </table:table-cell>
          <table:table-cell/>
          <table:table-cell office:value-type="string" calcext:value-type="string">
            <text:p>language/generic_struct_instantiatio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145]=[.L145]" office:value-type="boolean" office:boolean-value="true" calcext:value-type="boolean">
            <text:p>TRUE</text:p>
          </table:table-cell>
          <table:table-cell table:formula="of:=IF([.B145]=[.M145]; &quot;&quot;; &quot;*&quot;)">
            <text:p/>
          </table:table-cell>
          <table:table-cell table:formula="of:=IF([.B145]=[.M145]; &quot;&quot;; [.M145]-[.B145])">
            <text:p/>
          </table:table-cell>
          <table:table-cell table:formula="of:=IF([.B145]=[.M145]; &quot;&quot;; (([.M145]-[.B145])/[.B145])*100)">
            <text:p/>
          </table:table-cell>
        </table:table-row>
        <table:table-row table:style-name="ro1">
          <table:table-cell office:value-type="string" calcext:value-type="string">
            <text:p>language/generic_structs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language/generic_structs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A146]=[.D146]" office:value-type="boolean" office:boolean-value="true" calcext:value-type="boolean">
            <text:p>TRUE</text:p>
          </table:table-cell>
          <table:table-cell table:formula="of:=IF([.B146]=[.E146]; &quot;&quot;; &quot;*&quot;)">
            <text:p/>
          </table:table-cell>
          <table:table-cell table:formula="of:=IF([.B146]=[.E146]; &quot;&quot;; [.E146]-[.B146])">
            <text:p/>
          </table:table-cell>
          <table:table-cell table:formula="of:=IF([.B146]=[.E146]; &quot;&quot;; (([.E146]-[.B146])/[.B146])*100)">
            <text:p/>
          </table:table-cell>
          <table:table-cell/>
          <table:table-cell office:value-type="string" calcext:value-type="string">
            <text:p>language/generic_structs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D146]=[.L146]" office:value-type="boolean" office:boolean-value="true" calcext:value-type="boolean">
            <text:p>TRUE</text:p>
          </table:table-cell>
          <table:table-cell table:formula="of:=IF([.B146]=[.M146]; &quot;&quot;; &quot;*&quot;)">
            <text:p/>
          </table:table-cell>
          <table:table-cell table:formula="of:=IF([.B146]=[.M146]; &quot;&quot;; [.M146]-[.B146])">
            <text:p/>
          </table:table-cell>
          <table:table-cell table:formula="of:=IF([.B146]=[.M146]; &quot;&quot;; (([.M146]-[.B146])/[.B146])*100)">
            <text:p/>
          </table:table-cell>
        </table:table-row>
        <table:table-row table:style-name="ro1">
          <table:table-cell office:value-type="string" calcext:value-type="string">
            <text:p>language/generic_trait_constraints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generic_trait_constraints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147]=[.D147]" office:value-type="boolean" office:boolean-value="true" calcext:value-type="boolean">
            <text:p>TRUE</text:p>
          </table:table-cell>
          <table:table-cell table:formula="of:=IF([.B147]=[.E147]; &quot;&quot;; &quot;*&quot;)" office:value-type="string" office:string-value="*" calcext:value-type="string">
            <text:p>*</text:p>
          </table:table-cell>
          <table:table-cell table:formula="of:=IF([.B147]=[.E147]; &quot;&quot;; [.E147]-[.B147])" office:value-type="float" office:value="32" calcext:value-type="float">
            <text:p>32</text:p>
          </table:table-cell>
          <table:table-cell table:formula="of:=IF([.B147]=[.E147]; &quot;&quot;; (([.E147]-[.B147])/[.B147])*100)" office:value-type="float" office:value="10" calcext:value-type="float">
            <text:p>10</text:p>
          </table:table-cell>
          <table:table-cell/>
          <table:table-cell office:value-type="string" calcext:value-type="string">
            <text:p>language/generic_trait_constraints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D147]=[.L147]" office:value-type="boolean" office:boolean-value="true" calcext:value-type="boolean">
            <text:p>TRUE</text:p>
          </table:table-cell>
          <table:table-cell table:formula="of:=IF([.B147]=[.M147]; &quot;&quot;; &quot;*&quot;)" office:value-type="string" office:string-value="*" calcext:value-type="string">
            <text:p>*</text:p>
          </table:table-cell>
          <table:table-cell table:formula="of:=IF([.B147]=[.M147]; &quot;&quot;; [.M147]-[.B147])" office:value-type="float" office:value="16" calcext:value-type="float">
            <text:p>16</text:p>
          </table:table-cell>
          <table:table-cell table:formula="of:=IF([.B147]=[.M147]; &quot;&quot;; (([.M147]-[.B147])/[.B147])*100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nguage/generic_traits</text:p>
          </table:table-cell>
          <table:table-cell office:value-type="float" office:value="1032" calcext:value-type="float">
            <text:p>1032</text:p>
          </table:table-cell>
          <table:table-cell/>
          <table:table-cell office:value-type="string" calcext:value-type="string">
            <text:p>language/generic_traits</text:p>
          </table:table-cell>
          <table:table-cell office:value-type="float" office:value="1208" calcext:value-type="float">
            <text:p>1208</text:p>
          </table:table-cell>
          <table:table-cell/>
          <table:table-cell table:formula="of:=[.A148]=[.D148]" office:value-type="boolean" office:boolean-value="true" calcext:value-type="boolean">
            <text:p>TRUE</text:p>
          </table:table-cell>
          <table:table-cell table:formula="of:=IF([.B148]=[.E148]; &quot;&quot;; &quot;*&quot;)" office:value-type="string" office:string-value="*" calcext:value-type="string">
            <text:p>*</text:p>
          </table:table-cell>
          <table:table-cell table:formula="of:=IF([.B148]=[.E148]; &quot;&quot;; [.E148]-[.B148])" office:value-type="float" office:value="176" calcext:value-type="float">
            <text:p>176</text:p>
          </table:table-cell>
          <table:table-cell table:formula="of:=IF([.B148]=[.E148]; &quot;&quot;; (([.E148]-[.B148])/[.B148])*100)" office:value-type="float" office:value="17.0542635658915" calcext:value-type="float">
            <text:p>17.0542635658915</text:p>
          </table:table-cell>
          <table:table-cell/>
          <table:table-cell office:value-type="string" calcext:value-type="string">
            <text:p>language/generic_traits</text:p>
          </table:table-cell>
          <table:table-cell office:value-type="float" office:value="1208" calcext:value-type="float">
            <text:p>1208</text:p>
          </table:table-cell>
          <table:table-cell/>
          <table:table-cell table:formula="of:=[.D148]=[.L148]" office:value-type="boolean" office:boolean-value="true" calcext:value-type="boolean">
            <text:p>TRUE</text:p>
          </table:table-cell>
          <table:table-cell table:formula="of:=IF([.B148]=[.M148]; &quot;&quot;; &quot;*&quot;)" office:value-type="string" office:string-value="*" calcext:value-type="string">
            <text:p>*</text:p>
          </table:table-cell>
          <table:table-cell table:formula="of:=IF([.B148]=[.M148]; &quot;&quot;; [.M148]-[.B148])" office:value-type="float" office:value="176" calcext:value-type="float">
            <text:p>176</text:p>
          </table:table-cell>
          <table:table-cell table:formula="of:=IF([.B148]=[.M148]; &quot;&quot;; (([.M148]-[.B148])/[.B148])*100)" office:value-type="float" office:value="17.0542635658915" calcext:value-type="float">
            <text:p>17.0542635658915</text:p>
          </table:table-cell>
        </table:table-row>
        <table:table-row table:style-name="ro1">
          <table:table-cell office:value-type="string" calcext:value-type="string">
            <text:p>language/generic_transpose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string" calcext:value-type="string">
            <text:p>language/generic_transpose</text:p>
          </table:table-cell>
          <table:table-cell office:value-type="float" office:value="632" calcext:value-type="float">
            <text:p>632</text:p>
          </table:table-cell>
          <table:table-cell/>
          <table:table-cell table:formula="of:=[.A149]=[.D149]" office:value-type="boolean" office:boolean-value="true" calcext:value-type="boolean">
            <text:p>TRUE</text:p>
          </table:table-cell>
          <table:table-cell table:formula="of:=IF([.B149]=[.E149]; &quot;&quot;; &quot;*&quot;)">
            <text:p/>
          </table:table-cell>
          <table:table-cell table:formula="of:=IF([.B149]=[.E149]; &quot;&quot;; [.E149]-[.B149])">
            <text:p/>
          </table:table-cell>
          <table:table-cell table:formula="of:=IF([.B149]=[.E149]; &quot;&quot;; (([.E149]-[.B149])/[.B149])*100)">
            <text:p/>
          </table:table-cell>
          <table:table-cell/>
          <table:table-cell office:value-type="string" calcext:value-type="string">
            <text:p>language/generic_transpose</text:p>
          </table:table-cell>
          <table:table-cell office:value-type="float" office:value="632" calcext:value-type="float">
            <text:p>632</text:p>
          </table:table-cell>
          <table:table-cell/>
          <table:table-cell table:formula="of:=[.D149]=[.L149]" office:value-type="boolean" office:boolean-value="true" calcext:value-type="boolean">
            <text:p>TRUE</text:p>
          </table:table-cell>
          <table:table-cell table:formula="of:=IF([.B149]=[.M149]; &quot;&quot;; &quot;*&quot;)">
            <text:p/>
          </table:table-cell>
          <table:table-cell table:formula="of:=IF([.B149]=[.M149]; &quot;&quot;; [.M149]-[.B149])">
            <text:p/>
          </table:table-cell>
          <table:table-cell table:formula="of:=IF([.B149]=[.M149]; &quot;&quot;; (([.M149]-[.B149])/[.B149])*100)">
            <text:p/>
          </table:table-cell>
        </table:table-row>
        <table:table-row table:style-name="ro1">
          <table:table-cell office:value-type="string" calcext:value-type="string">
            <text:p>language/generic_tuple_trait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string" calcext:value-type="string">
            <text:p>language/generic_tuple_trait</text:p>
          </table:table-cell>
          <table:table-cell office:value-type="float" office:value="552" calcext:value-type="float">
            <text:p>552</text:p>
          </table:table-cell>
          <table:table-cell/>
          <table:table-cell table:formula="of:=[.A150]=[.D150]" office:value-type="boolean" office:boolean-value="true" calcext:value-type="boolean">
            <text:p>TRUE</text:p>
          </table:table-cell>
          <table:table-cell table:formula="of:=IF([.B150]=[.E150]; &quot;&quot;; &quot;*&quot;)">
            <text:p/>
          </table:table-cell>
          <table:table-cell table:formula="of:=IF([.B150]=[.E150]; &quot;&quot;; [.E150]-[.B150])">
            <text:p/>
          </table:table-cell>
          <table:table-cell table:formula="of:=IF([.B150]=[.E150]; &quot;&quot;; (([.E150]-[.B150])/[.B150])*100)">
            <text:p/>
          </table:table-cell>
          <table:table-cell/>
          <table:table-cell office:value-type="string" calcext:value-type="string">
            <text:p>language/generic_tuple_trait</text:p>
          </table:table-cell>
          <table:table-cell office:value-type="float" office:value="552" calcext:value-type="float">
            <text:p>552</text:p>
          </table:table-cell>
          <table:table-cell/>
          <table:table-cell table:formula="of:=[.D150]=[.L150]" office:value-type="boolean" office:boolean-value="true" calcext:value-type="boolean">
            <text:p>TRUE</text:p>
          </table:table-cell>
          <table:table-cell table:formula="of:=IF([.B150]=[.M150]; &quot;&quot;; &quot;*&quot;)">
            <text:p/>
          </table:table-cell>
          <table:table-cell table:formula="of:=IF([.B150]=[.M150]; &quot;&quot;; [.M150]-[.B150])">
            <text:p/>
          </table:table-cell>
          <table:table-cell table:formula="of:=IF([.B150]=[.M150]; &quot;&quot;; (([.M150]-[.B150])/[.B150])*100)">
            <text:p/>
          </table:table-cell>
        </table:table-row>
        <table:table-row table:style-name="ro1">
          <table:table-cell office:value-type="string" calcext:value-type="string">
            <text:p>language/generic_type_inference</text:p>
          </table:table-cell>
          <table:table-cell office:value-type="float" office:value="3160" calcext:value-type="float">
            <text:p>3160</text:p>
          </table:table-cell>
          <table:table-cell/>
          <table:table-cell office:value-type="string" calcext:value-type="string">
            <text:p>language/generic_type_inference</text:p>
          </table:table-cell>
          <table:table-cell office:value-type="float" office:value="3272" calcext:value-type="float">
            <text:p>3272</text:p>
          </table:table-cell>
          <table:table-cell/>
          <table:table-cell table:formula="of:=[.A151]=[.D151]" office:value-type="boolean" office:boolean-value="true" calcext:value-type="boolean">
            <text:p>TRUE</text:p>
          </table:table-cell>
          <table:table-cell table:formula="of:=IF([.B151]=[.E151]; &quot;&quot;; &quot;*&quot;)" office:value-type="string" office:string-value="*" calcext:value-type="string">
            <text:p>*</text:p>
          </table:table-cell>
          <table:table-cell table:formula="of:=IF([.B151]=[.E151]; &quot;&quot;; [.E151]-[.B151])" office:value-type="float" office:value="112" calcext:value-type="float">
            <text:p>112</text:p>
          </table:table-cell>
          <table:table-cell table:formula="of:=IF([.B151]=[.E151]; &quot;&quot;; (([.E151]-[.B151])/[.B151])*100)" office:value-type="float" office:value="3.54430379746835" calcext:value-type="float">
            <text:p>3.54430379746835</text:p>
          </table:table-cell>
          <table:table-cell/>
          <table:table-cell office:value-type="string" calcext:value-type="string">
            <text:p>language/generic_type_inference</text:p>
          </table:table-cell>
          <table:table-cell office:value-type="float" office:value="3272" calcext:value-type="float">
            <text:p>3272</text:p>
          </table:table-cell>
          <table:table-cell/>
          <table:table-cell table:formula="of:=[.D151]=[.L151]" office:value-type="boolean" office:boolean-value="true" calcext:value-type="boolean">
            <text:p>TRUE</text:p>
          </table:table-cell>
          <table:table-cell table:formula="of:=IF([.B151]=[.M151]; &quot;&quot;; &quot;*&quot;)" office:value-type="string" office:string-value="*" calcext:value-type="string">
            <text:p>*</text:p>
          </table:table-cell>
          <table:table-cell table:formula="of:=IF([.B151]=[.M151]; &quot;&quot;; [.M151]-[.B151])" office:value-type="float" office:value="112" calcext:value-type="float">
            <text:p>112</text:p>
          </table:table-cell>
          <table:table-cell table:formula="of:=IF([.B151]=[.M151]; &quot;&quot;; (([.M151]-[.B151])/[.B151])*100)" office:value-type="float" office:value="3.54430379746835" calcext:value-type="float">
            <text:p>3.54430379746835</text:p>
          </table:table-cell>
        </table:table-row>
        <table:table-row table:style-name="ro1">
          <table:table-cell office:value-type="string" calcext:value-type="string">
            <text:p>language/generic_where_in_impl_self2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language/generic_where_in_impl_self2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152]=[.D152]" office:value-type="boolean" office:boolean-value="true" calcext:value-type="boolean">
            <text:p>TRUE</text:p>
          </table:table-cell>
          <table:table-cell table:formula="of:=IF([.B152]=[.E152]; &quot;&quot;; &quot;*&quot;)">
            <text:p/>
          </table:table-cell>
          <table:table-cell table:formula="of:=IF([.B152]=[.E152]; &quot;&quot;; [.E152]-[.B152])">
            <text:p/>
          </table:table-cell>
          <table:table-cell table:formula="of:=IF([.B152]=[.E152]; &quot;&quot;; (([.E152]-[.B152])/[.B152])*100)">
            <text:p/>
          </table:table-cell>
          <table:table-cell/>
          <table:table-cell office:value-type="string" calcext:value-type="string">
            <text:p>language/generic_where_in_impl_self2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D152]=[.L152]" office:value-type="boolean" office:boolean-value="true" calcext:value-type="boolean">
            <text:p>TRUE</text:p>
          </table:table-cell>
          <table:table-cell table:formula="of:=IF([.B152]=[.M152]; &quot;&quot;; &quot;*&quot;)">
            <text:p/>
          </table:table-cell>
          <table:table-cell table:formula="of:=IF([.B152]=[.M152]; &quot;&quot;; [.M152]-[.B152])">
            <text:p/>
          </table:table-cell>
          <table:table-cell table:formula="of:=IF([.B152]=[.M152]; &quot;&quot;; (([.M152]-[.B152])/[.B152])*100)">
            <text:p/>
          </table:table-cell>
        </table:table-row>
        <table:table-row table:style-name="ro1">
          <table:table-cell office:value-type="string" calcext:value-type="string">
            <text:p>language/generic_where_in_impl_self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language/generic_where_in_impl_self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153]=[.D153]" office:value-type="boolean" office:boolean-value="true" calcext:value-type="boolean">
            <text:p>TRUE</text:p>
          </table:table-cell>
          <table:table-cell table:formula="of:=IF([.B153]=[.E153]; &quot;&quot;; &quot;*&quot;)">
            <text:p/>
          </table:table-cell>
          <table:table-cell table:formula="of:=IF([.B153]=[.E153]; &quot;&quot;; [.E153]-[.B153])">
            <text:p/>
          </table:table-cell>
          <table:table-cell table:formula="of:=IF([.B153]=[.E153]; &quot;&quot;; (([.E153]-[.B153])/[.B153])*100)">
            <text:p/>
          </table:table-cell>
          <table:table-cell/>
          <table:table-cell office:value-type="string" calcext:value-type="string">
            <text:p>language/generic_where_in_impl_self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D153]=[.L153]" office:value-type="boolean" office:boolean-value="true" calcext:value-type="boolean">
            <text:p>TRUE</text:p>
          </table:table-cell>
          <table:table-cell table:formula="of:=IF([.B153]=[.M153]; &quot;&quot;; &quot;*&quot;)">
            <text:p/>
          </table:table-cell>
          <table:table-cell table:formula="of:=IF([.B153]=[.M153]; &quot;&quot;; [.M153]-[.B153])">
            <text:p/>
          </table:table-cell>
          <table:table-cell table:formula="of:=IF([.B153]=[.M153]; &quot;&quot;; (([.M153]-[.B153])/[.B153])*100)">
            <text:p/>
          </table:table-cell>
        </table:table-row>
        <table:table-row table:style-name="ro1">
          <table:table-cell office:value-type="string" calcext:value-type="string">
            <text:p>language/gtf_intrinsic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gtf_intrinsic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A154]=[.D154]" office:value-type="boolean" office:boolean-value="true" calcext:value-type="boolean">
            <text:p>TRUE</text:p>
          </table:table-cell>
          <table:table-cell table:formula="of:=IF([.B154]=[.E154]; &quot;&quot;; &quot;*&quot;)" office:value-type="string" office:string-value="*" calcext:value-type="string">
            <text:p>*</text:p>
          </table:table-cell>
          <table:table-cell table:formula="of:=IF([.B154]=[.E154]; &quot;&quot;; [.E154]-[.B154])" office:value-type="float" office:value="48" calcext:value-type="float">
            <text:p>48</text:p>
          </table:table-cell>
          <table:table-cell table:formula="of:=IF([.B154]=[.E154]; &quot;&quot;; (([.E154]-[.B154])/[.B154])*100)" office:value-type="float" office:value="13.6363636363636" calcext:value-type="float">
            <text:p>13.6363636363636</text:p>
          </table:table-cell>
          <table:table-cell/>
          <table:table-cell office:value-type="string" calcext:value-type="string">
            <text:p>language/gtf_intrinsic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D154]=[.L154]" office:value-type="boolean" office:boolean-value="true" calcext:value-type="boolean">
            <text:p>TRUE</text:p>
          </table:table-cell>
          <table:table-cell table:formula="of:=IF([.B154]=[.M154]; &quot;&quot;; &quot;*&quot;)" office:value-type="string" office:string-value="*" calcext:value-type="string">
            <text:p>*</text:p>
          </table:table-cell>
          <table:table-cell table:formula="of:=IF([.B154]=[.M154]; &quot;&quot;; [.M154]-[.B154])" office:value-type="float" office:value="48" calcext:value-type="float">
            <text:p>48</text:p>
          </table:table-cell>
          <table:table-cell table:formula="of:=IF([.B154]=[.M154]; &quot;&quot;; (([.M154]-[.B154])/[.B154])*100)" office:value-type="float" office:value="13.6363636363636" calcext:value-type="float">
            <text:p>13.6363636363636</text:p>
          </table:table-cell>
        </table:table-row>
        <table:table-row table:style-name="ro1">
          <table:table-cell office:value-type="string" calcext:value-type="string">
            <text:p>language/if_elseif_enum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language/if_elseif_enum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[.A155]=[.D155]" office:value-type="boolean" office:boolean-value="true" calcext:value-type="boolean">
            <text:p>TRUE</text:p>
          </table:table-cell>
          <table:table-cell table:formula="of:=IF([.B155]=[.E155]; &quot;&quot;; &quot;*&quot;)">
            <text:p/>
          </table:table-cell>
          <table:table-cell table:formula="of:=IF([.B155]=[.E155]; &quot;&quot;; [.E155]-[.B155])">
            <text:p/>
          </table:table-cell>
          <table:table-cell table:formula="of:=IF([.B155]=[.E155]; &quot;&quot;; (([.E155]-[.B155])/[.B155])*100)">
            <text:p/>
          </table:table-cell>
          <table:table-cell/>
          <table:table-cell office:value-type="string" calcext:value-type="string">
            <text:p>language/if_elseif_enum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[.D155]=[.L155]" office:value-type="boolean" office:boolean-value="true" calcext:value-type="boolean">
            <text:p>TRUE</text:p>
          </table:table-cell>
          <table:table-cell table:formula="of:=IF([.B155]=[.M155]; &quot;&quot;; &quot;*&quot;)">
            <text:p/>
          </table:table-cell>
          <table:table-cell table:formula="of:=IF([.B155]=[.M155]; &quot;&quot;; [.M155]-[.B155])">
            <text:p/>
          </table:table-cell>
          <table:table-cell table:formula="of:=IF([.B155]=[.M155]; &quot;&quot;; (([.M155]-[.B155])/[.B155])*100)">
            <text:p/>
          </table:table-cell>
        </table:table-row>
        <table:table-row table:style-name="ro1">
          <table:table-cell office:value-type="string" calcext:value-type="string">
            <text:p>language/if_implicit_uni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if_implicit_uni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156]=[.D156]" office:value-type="boolean" office:boolean-value="true" calcext:value-type="boolean">
            <text:p>TRUE</text:p>
          </table:table-cell>
          <table:table-cell table:formula="of:=IF([.B156]=[.E156]; &quot;&quot;; &quot;*&quot;)">
            <text:p/>
          </table:table-cell>
          <table:table-cell table:formula="of:=IF([.B156]=[.E156]; &quot;&quot;; [.E156]-[.B156])">
            <text:p/>
          </table:table-cell>
          <table:table-cell table:formula="of:=IF([.B156]=[.E156]; &quot;&quot;; (([.E156]-[.B156])/[.B156])*100)">
            <text:p/>
          </table:table-cell>
          <table:table-cell/>
          <table:table-cell office:value-type="string" calcext:value-type="string">
            <text:p>language/if_implicit_uni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156]=[.L156]" office:value-type="boolean" office:boolean-value="true" calcext:value-type="boolean">
            <text:p>TRUE</text:p>
          </table:table-cell>
          <table:table-cell table:formula="of:=IF([.B156]=[.M156]; &quot;&quot;; &quot;*&quot;)">
            <text:p/>
          </table:table-cell>
          <table:table-cell table:formula="of:=IF([.B156]=[.M156]; &quot;&quot;; [.M156]-[.B156])">
            <text:p/>
          </table:table-cell>
          <table:table-cell table:formula="of:=IF([.B156]=[.M156]; &quot;&quot;; (([.M156]-[.B156])/[.B156])*100)">
            <text:p/>
          </table:table-cell>
        </table:table-row>
        <table:table-row table:style-name="ro1">
          <table:table-cell office:value-type="string" calcext:value-type="string">
            <text:p>language/if_let_no_side_effects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language/if_let_no_side_effects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A157]=[.D157]" office:value-type="boolean" office:boolean-value="true" calcext:value-type="boolean">
            <text:p>TRUE</text:p>
          </table:table-cell>
          <table:table-cell table:formula="of:=IF([.B157]=[.E157]; &quot;&quot;; &quot;*&quot;)">
            <text:p/>
          </table:table-cell>
          <table:table-cell table:formula="of:=IF([.B157]=[.E157]; &quot;&quot;; [.E157]-[.B157])">
            <text:p/>
          </table:table-cell>
          <table:table-cell table:formula="of:=IF([.B157]=[.E157]; &quot;&quot;; (([.E157]-[.B157])/[.B157])*100)">
            <text:p/>
          </table:table-cell>
          <table:table-cell/>
          <table:table-cell office:value-type="string" calcext:value-type="string">
            <text:p>language/if_let_no_side_effects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D157]=[.L157]" office:value-type="boolean" office:boolean-value="true" calcext:value-type="boolean">
            <text:p>TRUE</text:p>
          </table:table-cell>
          <table:table-cell table:formula="of:=IF([.B157]=[.M157]; &quot;&quot;; &quot;*&quot;)">
            <text:p/>
          </table:table-cell>
          <table:table-cell table:formula="of:=IF([.B157]=[.M157]; &quot;&quot;; [.M157]-[.B157])">
            <text:p/>
          </table:table-cell>
          <table:table-cell table:formula="of:=IF([.B157]=[.M157]; &quot;&quot;; (([.M157]-[.B157])/[.B157])*100)">
            <text:p/>
          </table:table-cell>
        </table:table-row>
        <table:table-row table:style-name="ro1">
          <table:table-cell office:value-type="string" calcext:value-type="string">
            <text:p>language/implicit_casting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implicit_casting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58]=[.D158]" office:value-type="boolean" office:boolean-value="true" calcext:value-type="boolean">
            <text:p>TRUE</text:p>
          </table:table-cell>
          <table:table-cell table:formula="of:=IF([.B158]=[.E158]; &quot;&quot;; &quot;*&quot;)">
            <text:p/>
          </table:table-cell>
          <table:table-cell table:formula="of:=IF([.B158]=[.E158]; &quot;&quot;; [.E158]-[.B158])">
            <text:p/>
          </table:table-cell>
          <table:table-cell table:formula="of:=IF([.B158]=[.E158]; &quot;&quot;; (([.E158]-[.B158])/[.B158])*100)">
            <text:p/>
          </table:table-cell>
          <table:table-cell/>
          <table:table-cell office:value-type="string" calcext:value-type="string">
            <text:p>language/implicit_casting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158]=[.L158]" office:value-type="boolean" office:boolean-value="true" calcext:value-type="boolean">
            <text:p>TRUE</text:p>
          </table:table-cell>
          <table:table-cell table:formula="of:=IF([.B158]=[.M158]; &quot;&quot;; &quot;*&quot;)">
            <text:p/>
          </table:table-cell>
          <table:table-cell table:formula="of:=IF([.B158]=[.M158]; &quot;&quot;; [.M158]-[.B158])">
            <text:p/>
          </table:table-cell>
          <table:table-cell table:formula="of:=IF([.B158]=[.M158]; &quot;&quot;; (([.M158]-[.B158])/[.B158])*100)">
            <text:p/>
          </table:table-cell>
        </table:table-row>
        <table:table-row table:style-name="ro1">
          <table:table-cell office:value-type="string" calcext:value-type="string">
            <text:p>language/implicit_retur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implicit_return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59]=[.D159]" office:value-type="boolean" office:boolean-value="true" calcext:value-type="boolean">
            <text:p>TRUE</text:p>
          </table:table-cell>
          <table:table-cell table:formula="of:=IF([.B159]=[.E159]; &quot;&quot;; &quot;*&quot;)">
            <text:p/>
          </table:table-cell>
          <table:table-cell table:formula="of:=IF([.B159]=[.E159]; &quot;&quot;; [.E159]-[.B159])">
            <text:p/>
          </table:table-cell>
          <table:table-cell table:formula="of:=IF([.B159]=[.E159]; &quot;&quot;; (([.E159]-[.B159])/[.B159])*100)">
            <text:p/>
          </table:table-cell>
          <table:table-cell/>
          <table:table-cell office:value-type="string" calcext:value-type="string">
            <text:p>language/implicit_return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159]=[.L159]" office:value-type="boolean" office:boolean-value="true" calcext:value-type="boolean">
            <text:p>TRUE</text:p>
          </table:table-cell>
          <table:table-cell table:formula="of:=IF([.B159]=[.M159]; &quot;&quot;; &quot;*&quot;)">
            <text:p/>
          </table:table-cell>
          <table:table-cell table:formula="of:=IF([.B159]=[.M159]; &quot;&quot;; [.M159]-[.B159])">
            <text:p/>
          </table:table-cell>
          <table:table-cell table:formula="of:=IF([.B159]=[.M159]; &quot;&quot;; (([.M159]-[.B159])/[.B159])*100)">
            <text:p/>
          </table:table-cell>
        </table:table-row>
        <table:table-row table:style-name="ro1">
          <table:table-cell office:value-type="string" calcext:value-type="string">
            <text:p>language/impl_self_method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impl_self_method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60]=[.D160]" office:value-type="boolean" office:boolean-value="true" calcext:value-type="boolean">
            <text:p>TRUE</text:p>
          </table:table-cell>
          <table:table-cell table:formula="of:=IF([.B160]=[.E160]; &quot;&quot;; &quot;*&quot;)">
            <text:p/>
          </table:table-cell>
          <table:table-cell table:formula="of:=IF([.B160]=[.E160]; &quot;&quot;; [.E160]-[.B160])">
            <text:p/>
          </table:table-cell>
          <table:table-cell table:formula="of:=IF([.B160]=[.E160]; &quot;&quot;; (([.E160]-[.B160])/[.B160])*100)">
            <text:p/>
          </table:table-cell>
          <table:table-cell/>
          <table:table-cell office:value-type="string" calcext:value-type="string">
            <text:p>language/impl_self_method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160]=[.L160]" office:value-type="boolean" office:boolean-value="true" calcext:value-type="boolean">
            <text:p>TRUE</text:p>
          </table:table-cell>
          <table:table-cell table:formula="of:=IF([.B160]=[.M160]; &quot;&quot;; &quot;*&quot;)">
            <text:p/>
          </table:table-cell>
          <table:table-cell table:formula="of:=IF([.B160]=[.M160]; &quot;&quot;; [.M160]-[.B160])">
            <text:p/>
          </table:table-cell>
          <table:table-cell table:formula="of:=IF([.B160]=[.M160]; &quot;&quot;; (([.M160]-[.B160])/[.B160])*100)">
            <text:p/>
          </table:table-cell>
        </table:table-row>
        <table:table-row table:style-name="ro1">
          <table:table-cell office:value-type="string" calcext:value-type="string">
            <text:p>language/impl_self_method_order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impl_self_method_order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61]=[.D161]" office:value-type="boolean" office:boolean-value="true" calcext:value-type="boolean">
            <text:p>TRUE</text:p>
          </table:table-cell>
          <table:table-cell table:formula="of:=IF([.B161]=[.E161]; &quot;&quot;; &quot;*&quot;)">
            <text:p/>
          </table:table-cell>
          <table:table-cell table:formula="of:=IF([.B161]=[.E161]; &quot;&quot;; [.E161]-[.B161])">
            <text:p/>
          </table:table-cell>
          <table:table-cell table:formula="of:=IF([.B161]=[.E161]; &quot;&quot;; (([.E161]-[.B161])/[.B161])*100)">
            <text:p/>
          </table:table-cell>
          <table:table-cell/>
          <table:table-cell office:value-type="string" calcext:value-type="string">
            <text:p>language/impl_self_method_order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161]=[.L161]" office:value-type="boolean" office:boolean-value="true" calcext:value-type="boolean">
            <text:p>TRUE</text:p>
          </table:table-cell>
          <table:table-cell table:formula="of:=IF([.B161]=[.M161]; &quot;&quot;; &quot;*&quot;)">
            <text:p/>
          </table:table-cell>
          <table:table-cell table:formula="of:=IF([.B161]=[.M161]; &quot;&quot;; [.M161]-[.B161])">
            <text:p/>
          </table:table-cell>
          <table:table-cell table:formula="of:=IF([.B161]=[.M161]; &quot;&quot;; (([.M161]-[.B161])/[.B161])*100)">
            <text:p/>
          </table:table-cell>
        </table:table-row>
        <table:table-row table:style-name="ro1">
          <table:table-cell office:value-type="string" calcext:value-type="string">
            <text:p>language/import_method_from_other_file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language/import_method_from_other_file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A162]=[.D162]" office:value-type="boolean" office:boolean-value="true" calcext:value-type="boolean">
            <text:p>TRUE</text:p>
          </table:table-cell>
          <table:table-cell table:formula="of:=IF([.B162]=[.E162]; &quot;&quot;; &quot;*&quot;)">
            <text:p/>
          </table:table-cell>
          <table:table-cell table:formula="of:=IF([.B162]=[.E162]; &quot;&quot;; [.E162]-[.B162])">
            <text:p/>
          </table:table-cell>
          <table:table-cell table:formula="of:=IF([.B162]=[.E162]; &quot;&quot;; (([.E162]-[.B162])/[.B162])*100)">
            <text:p/>
          </table:table-cell>
          <table:table-cell/>
          <table:table-cell office:value-type="string" calcext:value-type="string">
            <text:p>language/import_method_from_other_file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D162]=[.L162]" office:value-type="boolean" office:boolean-value="true" calcext:value-type="boolean">
            <text:p>TRUE</text:p>
          </table:table-cell>
          <table:table-cell table:formula="of:=IF([.B162]=[.M162]; &quot;&quot;; &quot;*&quot;)">
            <text:p/>
          </table:table-cell>
          <table:table-cell table:formula="of:=IF([.B162]=[.M162]; &quot;&quot;; [.M162]-[.B162])">
            <text:p/>
          </table:table-cell>
          <table:table-cell table:formula="of:=IF([.B162]=[.M162]; &quot;&quot;; (([.M162]-[.B162])/[.B162])*100)">
            <text:p/>
          </table:table-cell>
        </table:table-row>
        <table:table-row table:style-name="ro1">
          <table:table-cell office:value-type="string" calcext:value-type="string">
            <text:p>language/import_star_name_clash</text:p>
          </table:table-cell>
          <table:table-cell office:value-type="float" office:value="2096" calcext:value-type="float">
            <text:p>2096</text:p>
          </table:table-cell>
          <table:table-cell/>
          <table:table-cell office:value-type="string" calcext:value-type="string">
            <text:p>language/import_star_name_clash</text:p>
          </table:table-cell>
          <table:table-cell office:value-type="float" office:value="2096" calcext:value-type="float">
            <text:p>2096</text:p>
          </table:table-cell>
          <table:table-cell/>
          <table:table-cell table:formula="of:=[.A163]=[.D163]" office:value-type="boolean" office:boolean-value="true" calcext:value-type="boolean">
            <text:p>TRUE</text:p>
          </table:table-cell>
          <table:table-cell table:formula="of:=IF([.B163]=[.E163]; &quot;&quot;; &quot;*&quot;)">
            <text:p/>
          </table:table-cell>
          <table:table-cell table:formula="of:=IF([.B163]=[.E163]; &quot;&quot;; [.E163]-[.B163])">
            <text:p/>
          </table:table-cell>
          <table:table-cell table:formula="of:=IF([.B163]=[.E163]; &quot;&quot;; (([.E163]-[.B163])/[.B163])*100)">
            <text:p/>
          </table:table-cell>
          <table:table-cell/>
          <table:table-cell office:value-type="string" calcext:value-type="string">
            <text:p>language/import_star_name_clash</text:p>
          </table:table-cell>
          <table:table-cell office:value-type="float" office:value="2096" calcext:value-type="float">
            <text:p>2096</text:p>
          </table:table-cell>
          <table:table-cell/>
          <table:table-cell table:formula="of:=[.D163]=[.L163]" office:value-type="boolean" office:boolean-value="true" calcext:value-type="boolean">
            <text:p>TRUE</text:p>
          </table:table-cell>
          <table:table-cell table:formula="of:=IF([.B163]=[.M163]; &quot;&quot;; &quot;*&quot;)">
            <text:p/>
          </table:table-cell>
          <table:table-cell table:formula="of:=IF([.B163]=[.M163]; &quot;&quot;; [.M163]-[.B163])">
            <text:p/>
          </table:table-cell>
          <table:table-cell table:formula="of:=IF([.B163]=[.M163]; &quot;&quot;; (([.M163]-[.B163])/[.B163])*100)">
            <text:p/>
          </table:table-cell>
        </table:table-row>
        <table:table-row table:style-name="ro1">
          <table:table-cell office:value-type="string" calcext:value-type="string">
            <text:p>language/import_trailing_comma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import_trailing_comma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64]=[.D164]" office:value-type="boolean" office:boolean-value="true" calcext:value-type="boolean">
            <text:p>TRUE</text:p>
          </table:table-cell>
          <table:table-cell table:formula="of:=IF([.B164]=[.E164]; &quot;&quot;; &quot;*&quot;)">
            <text:p/>
          </table:table-cell>
          <table:table-cell table:formula="of:=IF([.B164]=[.E164]; &quot;&quot;; [.E164]-[.B164])">
            <text:p/>
          </table:table-cell>
          <table:table-cell table:formula="of:=IF([.B164]=[.E164]; &quot;&quot;; (([.E164]-[.B164])/[.B164])*100)">
            <text:p/>
          </table:table-cell>
          <table:table-cell/>
          <table:table-cell office:value-type="string" calcext:value-type="string">
            <text:p>language/import_trailing_comma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164]=[.L164]" office:value-type="boolean" office:boolean-value="true" calcext:value-type="boolean">
            <text:p>TRUE</text:p>
          </table:table-cell>
          <table:table-cell table:formula="of:=IF([.B164]=[.M164]; &quot;&quot;; &quot;*&quot;)">
            <text:p/>
          </table:table-cell>
          <table:table-cell table:formula="of:=IF([.B164]=[.M164]; &quot;&quot;; [.M164]-[.B164])">
            <text:p/>
          </table:table-cell>
          <table:table-cell table:formula="of:=IF([.B164]=[.M164]; &quot;&quot;; (([.M164]-[.B164])/[.B164])*100)">
            <text:p/>
          </table:table-cell>
        </table:table-row>
        <table:table-row table:style-name="ro1">
          <table:table-cell office:value-type="string" calcext:value-type="string">
            <text:p>language/import_with_different_callpaths</text:p>
          </table:table-cell>
          <table:table-cell office:value-type="float" office:value="2536" calcext:value-type="float">
            <text:p>2536</text:p>
          </table:table-cell>
          <table:table-cell/>
          <table:table-cell office:value-type="string" calcext:value-type="string">
            <text:p>language/import_with_different_callpaths</text:p>
          </table:table-cell>
          <table:table-cell office:value-type="float" office:value="2560" calcext:value-type="float">
            <text:p>2560</text:p>
          </table:table-cell>
          <table:table-cell/>
          <table:table-cell table:formula="of:=[.A165]=[.D165]" office:value-type="boolean" office:boolean-value="true" calcext:value-type="boolean">
            <text:p>TRUE</text:p>
          </table:table-cell>
          <table:table-cell table:formula="of:=IF([.B165]=[.E165]; &quot;&quot;; &quot;*&quot;)" office:value-type="string" office:string-value="*" calcext:value-type="string">
            <text:p>*</text:p>
          </table:table-cell>
          <table:table-cell table:formula="of:=IF([.B165]=[.E165]; &quot;&quot;; [.E165]-[.B165])" office:value-type="float" office:value="24" calcext:value-type="float">
            <text:p>24</text:p>
          </table:table-cell>
          <table:table-cell table:formula="of:=IF([.B165]=[.E165]; &quot;&quot;; (([.E165]-[.B165])/[.B165])*100)" office:value-type="float" office:value="0.946372239747634" calcext:value-type="float">
            <text:p>0.946372239747634</text:p>
          </table:table-cell>
          <table:table-cell/>
          <table:table-cell office:value-type="string" calcext:value-type="string">
            <text:p>language/import_with_different_callpaths</text:p>
          </table:table-cell>
          <table:table-cell office:value-type="float" office:value="2560" calcext:value-type="float">
            <text:p>2560</text:p>
          </table:table-cell>
          <table:table-cell/>
          <table:table-cell table:formula="of:=[.D165]=[.L165]" office:value-type="boolean" office:boolean-value="true" calcext:value-type="boolean">
            <text:p>TRUE</text:p>
          </table:table-cell>
          <table:table-cell table:formula="of:=IF([.B165]=[.M165]; &quot;&quot;; &quot;*&quot;)" office:value-type="string" office:string-value="*" calcext:value-type="string">
            <text:p>*</text:p>
          </table:table-cell>
          <table:table-cell table:formula="of:=IF([.B165]=[.M165]; &quot;&quot;; [.M165]-[.B165])" office:value-type="float" office:value="24" calcext:value-type="float">
            <text:p>24</text:p>
          </table:table-cell>
          <table:table-cell table:formula="of:=IF([.B165]=[.M165]; &quot;&quot;; (([.M165]-[.B165])/[.B165])*100)" office:value-type="float" office:value="0.946372239747634" calcext:value-type="float">
            <text:p>0.946372239747634</text:p>
          </table:table-cell>
        </table:table-row>
        <table:table-row table:style-name="ro1">
          <table:table-cell office:value-type="string" calcext:value-type="string">
            <text:p>language/impure_ifs</text:p>
          </table:table-cell>
          <table:table-cell office:value-type="float" office:value="816" calcext:value-type="float">
            <text:p>816</text:p>
          </table:table-cell>
          <table:table-cell/>
          <table:table-cell office:value-type="string" calcext:value-type="string">
            <text:p>language/impure_ifs</text:p>
          </table:table-cell>
          <table:table-cell office:value-type="float" office:value="816" calcext:value-type="float">
            <text:p>816</text:p>
          </table:table-cell>
          <table:table-cell/>
          <table:table-cell table:formula="of:=[.A166]=[.D166]" office:value-type="boolean" office:boolean-value="true" calcext:value-type="boolean">
            <text:p>TRUE</text:p>
          </table:table-cell>
          <table:table-cell table:formula="of:=IF([.B166]=[.E166]; &quot;&quot;; &quot;*&quot;)">
            <text:p/>
          </table:table-cell>
          <table:table-cell table:formula="of:=IF([.B166]=[.E166]; &quot;&quot;; [.E166]-[.B166])">
            <text:p/>
          </table:table-cell>
          <table:table-cell table:formula="of:=IF([.B166]=[.E166]; &quot;&quot;; (([.E166]-[.B166])/[.B166])*100)">
            <text:p/>
          </table:table-cell>
          <table:table-cell/>
          <table:table-cell office:value-type="string" calcext:value-type="string">
            <text:p>language/impure_ifs</text:p>
          </table:table-cell>
          <table:table-cell office:value-type="float" office:value="816" calcext:value-type="float">
            <text:p>816</text:p>
          </table:table-cell>
          <table:table-cell/>
          <table:table-cell table:formula="of:=[.D166]=[.L166]" office:value-type="boolean" office:boolean-value="true" calcext:value-type="boolean">
            <text:p>TRUE</text:p>
          </table:table-cell>
          <table:table-cell table:formula="of:=IF([.B166]=[.M166]; &quot;&quot;; &quot;*&quot;)">
            <text:p/>
          </table:table-cell>
          <table:table-cell table:formula="of:=IF([.B166]=[.M166]; &quot;&quot;; [.M166]-[.B166])">
            <text:p/>
          </table:table-cell>
          <table:table-cell table:formula="of:=IF([.B166]=[.M166]; &quot;&quot;; (([.M166]-[.B166])/[.B166])*100)">
            <text:p/>
          </table:table-cell>
        </table:table-row>
        <table:table-row table:style-name="ro1">
          <table:table-cell office:value-type="string" calcext:value-type="string">
            <text:p>language/inline_if_expr_cons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inline_if_expr_cons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167]=[.D167]" office:value-type="boolean" office:boolean-value="true" calcext:value-type="boolean">
            <text:p>TRUE</text:p>
          </table:table-cell>
          <table:table-cell table:formula="of:=IF([.B167]=[.E167]; &quot;&quot;; &quot;*&quot;)">
            <text:p/>
          </table:table-cell>
          <table:table-cell table:formula="of:=IF([.B167]=[.E167]; &quot;&quot;; [.E167]-[.B167])">
            <text:p/>
          </table:table-cell>
          <table:table-cell table:formula="of:=IF([.B167]=[.E167]; &quot;&quot;; (([.E167]-[.B167])/[.B167])*100)">
            <text:p/>
          </table:table-cell>
          <table:table-cell/>
          <table:table-cell office:value-type="string" calcext:value-type="string">
            <text:p>language/inline_if_expr_cons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167]=[.L167]" office:value-type="boolean" office:boolean-value="true" calcext:value-type="boolean">
            <text:p>TRUE</text:p>
          </table:table-cell>
          <table:table-cell table:formula="of:=IF([.B167]=[.M167]; &quot;&quot;; &quot;*&quot;)">
            <text:p/>
          </table:table-cell>
          <table:table-cell table:formula="of:=IF([.B167]=[.M167]; &quot;&quot;; [.M167]-[.B167])">
            <text:p/>
          </table:table-cell>
          <table:table-cell table:formula="of:=IF([.B167]=[.M167]; &quot;&quot;; (([.M167]-[.B167])/[.B167])*100)">
            <text:p/>
          </table:table-cell>
        </table:table-row>
        <table:table-row table:style-name="ro1">
          <table:table-cell office:value-type="string" calcext:value-type="string">
            <text:p>language/insert_element_reg_reuse</text:p>
          </table:table-cell>
          <table:table-cell office:value-type="float" office:value="2208" calcext:value-type="float">
            <text:p>2208</text:p>
          </table:table-cell>
          <table:table-cell/>
          <table:table-cell office:value-type="string" calcext:value-type="string">
            <text:p>language/insert_element_reg_reuse</text:p>
          </table:table-cell>
          <table:table-cell office:value-type="float" office:value="2208" calcext:value-type="float">
            <text:p>2208</text:p>
          </table:table-cell>
          <table:table-cell/>
          <table:table-cell table:formula="of:=[.A168]=[.D168]" office:value-type="boolean" office:boolean-value="true" calcext:value-type="boolean">
            <text:p>TRUE</text:p>
          </table:table-cell>
          <table:table-cell table:formula="of:=IF([.B168]=[.E168]; &quot;&quot;; &quot;*&quot;)">
            <text:p/>
          </table:table-cell>
          <table:table-cell table:formula="of:=IF([.B168]=[.E168]; &quot;&quot;; [.E168]-[.B168])">
            <text:p/>
          </table:table-cell>
          <table:table-cell table:formula="of:=IF([.B168]=[.E168]; &quot;&quot;; (([.E168]-[.B168])/[.B168])*100)">
            <text:p/>
          </table:table-cell>
          <table:table-cell/>
          <table:table-cell office:value-type="string" calcext:value-type="string">
            <text:p>language/insert_element_reg_reuse</text:p>
          </table:table-cell>
          <table:table-cell office:value-type="float" office:value="2208" calcext:value-type="float">
            <text:p>2208</text:p>
          </table:table-cell>
          <table:table-cell/>
          <table:table-cell table:formula="of:=[.D168]=[.L168]" office:value-type="boolean" office:boolean-value="true" calcext:value-type="boolean">
            <text:p>TRUE</text:p>
          </table:table-cell>
          <table:table-cell table:formula="of:=IF([.B168]=[.M168]; &quot;&quot;; &quot;*&quot;)">
            <text:p/>
          </table:table-cell>
          <table:table-cell table:formula="of:=IF([.B168]=[.M168]; &quot;&quot;; [.M168]-[.B168])">
            <text:p/>
          </table:table-cell>
          <table:table-cell table:formula="of:=IF([.B168]=[.M168]; &quot;&quot;; (([.M168]-[.B168])/[.B168])*100)">
            <text:p/>
          </table:table-cell>
        </table:table-row>
        <table:table-row table:style-name="ro1">
          <table:table-cell office:value-type="string" calcext:value-type="string">
            <text:p>language/integer_type_inference</text:p>
          </table:table-cell>
          <table:table-cell office:value-type="float" office:value="1344" calcext:value-type="float">
            <text:p>1344</text:p>
          </table:table-cell>
          <table:table-cell/>
          <table:table-cell office:value-type="string" calcext:value-type="string">
            <text:p>language/integer_type_inference</text:p>
          </table:table-cell>
          <table:table-cell office:value-type="float" office:value="1344" calcext:value-type="float">
            <text:p>1344</text:p>
          </table:table-cell>
          <table:table-cell/>
          <table:table-cell table:formula="of:=[.A169]=[.D169]" office:value-type="boolean" office:boolean-value="true" calcext:value-type="boolean">
            <text:p>TRUE</text:p>
          </table:table-cell>
          <table:table-cell table:formula="of:=IF([.B169]=[.E169]; &quot;&quot;; &quot;*&quot;)">
            <text:p/>
          </table:table-cell>
          <table:table-cell table:formula="of:=IF([.B169]=[.E169]; &quot;&quot;; [.E169]-[.B169])">
            <text:p/>
          </table:table-cell>
          <table:table-cell table:formula="of:=IF([.B169]=[.E169]; &quot;&quot;; (([.E169]-[.B169])/[.B169])*100)">
            <text:p/>
          </table:table-cell>
          <table:table-cell/>
          <table:table-cell office:value-type="string" calcext:value-type="string">
            <text:p>language/integer_type_inference</text:p>
          </table:table-cell>
          <table:table-cell office:value-type="float" office:value="1344" calcext:value-type="float">
            <text:p>1344</text:p>
          </table:table-cell>
          <table:table-cell/>
          <table:table-cell table:formula="of:=[.D169]=[.L169]" office:value-type="boolean" office:boolean-value="true" calcext:value-type="boolean">
            <text:p>TRUE</text:p>
          </table:table-cell>
          <table:table-cell table:formula="of:=IF([.B169]=[.M169]; &quot;&quot;; &quot;*&quot;)">
            <text:p/>
          </table:table-cell>
          <table:table-cell table:formula="of:=IF([.B169]=[.M169]; &quot;&quot;; [.M169]-[.B169])">
            <text:p/>
          </table:table-cell>
          <table:table-cell table:formula="of:=IF([.B169]=[.M169]; &quot;&quot;; (([.M169]-[.B169])/[.B169])*100)">
            <text:p/>
          </table:table-cell>
        </table:table-row>
        <table:table-row table:style-name="ro1">
          <table:table-cell office:value-type="string" calcext:value-type="string">
            <text:p>language/is_prime</text:p>
          </table:table-cell>
          <table:table-cell office:value-type="float" office:value="864" calcext:value-type="float">
            <text:p>864</text:p>
          </table:table-cell>
          <table:table-cell/>
          <table:table-cell office:value-type="string" calcext:value-type="string">
            <text:p>language/is_prime</text:p>
          </table:table-cell>
          <table:table-cell office:value-type="float" office:value="864" calcext:value-type="float">
            <text:p>864</text:p>
          </table:table-cell>
          <table:table-cell/>
          <table:table-cell table:formula="of:=[.A170]=[.D170]" office:value-type="boolean" office:boolean-value="true" calcext:value-type="boolean">
            <text:p>TRUE</text:p>
          </table:table-cell>
          <table:table-cell table:formula="of:=IF([.B170]=[.E170]; &quot;&quot;; &quot;*&quot;)">
            <text:p/>
          </table:table-cell>
          <table:table-cell table:formula="of:=IF([.B170]=[.E170]; &quot;&quot;; [.E170]-[.B170])">
            <text:p/>
          </table:table-cell>
          <table:table-cell table:formula="of:=IF([.B170]=[.E170]; &quot;&quot;; (([.E170]-[.B170])/[.B170])*100)">
            <text:p/>
          </table:table-cell>
          <table:table-cell/>
          <table:table-cell office:value-type="string" calcext:value-type="string">
            <text:p>language/is_prime</text:p>
          </table:table-cell>
          <table:table-cell office:value-type="float" office:value="864" calcext:value-type="float">
            <text:p>864</text:p>
          </table:table-cell>
          <table:table-cell/>
          <table:table-cell table:formula="of:=[.D170]=[.L170]" office:value-type="boolean" office:boolean-value="true" calcext:value-type="boolean">
            <text:p>TRUE</text:p>
          </table:table-cell>
          <table:table-cell table:formula="of:=IF([.B170]=[.M170]; &quot;&quot;; &quot;*&quot;)">
            <text:p/>
          </table:table-cell>
          <table:table-cell table:formula="of:=IF([.B170]=[.M170]; &quot;&quot;; [.M170]-[.B170])">
            <text:p/>
          </table:table-cell>
          <table:table-cell table:formula="of:=IF([.B170]=[.M170]; &quot;&quot;; (([.M170]-[.B170])/[.B170])*100)">
            <text:p/>
          </table:table-cell>
        </table:table-row>
        <table:table-row table:style-name="ro1">
          <table:table-cell office:value-type="string" calcext:value-type="string">
            <text:p>language/is_reference_type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is_reference_type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171]=[.D171]" office:value-type="boolean" office:boolean-value="true" calcext:value-type="boolean">
            <text:p>TRUE</text:p>
          </table:table-cell>
          <table:table-cell table:formula="of:=IF([.B171]=[.E171]; &quot;&quot;; &quot;*&quot;)">
            <text:p/>
          </table:table-cell>
          <table:table-cell table:formula="of:=IF([.B171]=[.E171]; &quot;&quot;; [.E171]-[.B171])">
            <text:p/>
          </table:table-cell>
          <table:table-cell table:formula="of:=IF([.B171]=[.E171]; &quot;&quot;; (([.E171]-[.B171])/[.B171])*100)">
            <text:p/>
          </table:table-cell>
          <table:table-cell/>
          <table:table-cell office:value-type="string" calcext:value-type="string">
            <text:p>language/is_reference_type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171]=[.L171]" office:value-type="boolean" office:boolean-value="true" calcext:value-type="boolean">
            <text:p>TRUE</text:p>
          </table:table-cell>
          <table:table-cell table:formula="of:=IF([.B171]=[.M171]; &quot;&quot;; &quot;*&quot;)">
            <text:p/>
          </table:table-cell>
          <table:table-cell table:formula="of:=IF([.B171]=[.M171]; &quot;&quot;; [.M171]-[.B171])">
            <text:p/>
          </table:table-cell>
          <table:table-cell table:formula="of:=IF([.B171]=[.M171]; &quot;&quot;; (([.M171]-[.B171])/[.B171])*100)">
            <text:p/>
          </table:table-cell>
        </table:table-row>
        <table:table-row table:style-name="ro1">
          <table:table-cell office:value-type="string" calcext:value-type="string">
            <text:p>language/largeint_sroa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string" calcext:value-type="string">
            <text:p>language/largeint_sroa</text:p>
          </table:table-cell>
          <table:table-cell office:value-type="float" office:value="584" calcext:value-type="float">
            <text:p>584</text:p>
          </table:table-cell>
          <table:table-cell/>
          <table:table-cell table:formula="of:=[.A172]=[.D172]" office:value-type="boolean" office:boolean-value="true" calcext:value-type="boolean">
            <text:p>TRUE</text:p>
          </table:table-cell>
          <table:table-cell table:formula="of:=IF([.B172]=[.E172]; &quot;&quot;; &quot;*&quot;)">
            <text:p/>
          </table:table-cell>
          <table:table-cell table:formula="of:=IF([.B172]=[.E172]; &quot;&quot;; [.E172]-[.B172])">
            <text:p/>
          </table:table-cell>
          <table:table-cell table:formula="of:=IF([.B172]=[.E172]; &quot;&quot;; (([.E172]-[.B172])/[.B172])*100)">
            <text:p/>
          </table:table-cell>
          <table:table-cell/>
          <table:table-cell office:value-type="string" calcext:value-type="string">
            <text:p>language/largeint_sroa</text:p>
          </table:table-cell>
          <table:table-cell office:value-type="float" office:value="584" calcext:value-type="float">
            <text:p>584</text:p>
          </table:table-cell>
          <table:table-cell/>
          <table:table-cell table:formula="of:=[.D172]=[.L172]" office:value-type="boolean" office:boolean-value="true" calcext:value-type="boolean">
            <text:p>TRUE</text:p>
          </table:table-cell>
          <table:table-cell table:formula="of:=IF([.B172]=[.M172]; &quot;&quot;; &quot;*&quot;)">
            <text:p/>
          </table:table-cell>
          <table:table-cell table:formula="of:=IF([.B172]=[.M172]; &quot;&quot;; [.M172]-[.B172])">
            <text:p/>
          </table:table-cell>
          <table:table-cell table:formula="of:=IF([.B172]=[.M172]; &quot;&quot;; (([.M172]-[.B172])/[.B172])*100)">
            <text:p/>
          </table:table-cell>
        </table:table-row>
        <table:table-row table:style-name="ro1">
          <table:table-cell office:value-type="string" calcext:value-type="string">
            <text:p>language/left_to_right_func_args_evaluation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language/left_to_right_func_args_evaluation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173]=[.D173]" office:value-type="boolean" office:boolean-value="true" calcext:value-type="boolean">
            <text:p>TRUE</text:p>
          </table:table-cell>
          <table:table-cell table:formula="of:=IF([.B173]=[.E173]; &quot;&quot;; &quot;*&quot;)">
            <text:p/>
          </table:table-cell>
          <table:table-cell table:formula="of:=IF([.B173]=[.E173]; &quot;&quot;; [.E173]-[.B173])">
            <text:p/>
          </table:table-cell>
          <table:table-cell table:formula="of:=IF([.B173]=[.E173]; &quot;&quot;; (([.E173]-[.B173])/[.B173])*100)">
            <text:p/>
          </table:table-cell>
          <table:table-cell/>
          <table:table-cell office:value-type="string" calcext:value-type="string">
            <text:p>language/left_to_right_func_args_evaluation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D173]=[.L173]" office:value-type="boolean" office:boolean-value="true" calcext:value-type="boolean">
            <text:p>TRUE</text:p>
          </table:table-cell>
          <table:table-cell table:formula="of:=IF([.B173]=[.M173]; &quot;&quot;; &quot;*&quot;)">
            <text:p/>
          </table:table-cell>
          <table:table-cell table:formula="of:=IF([.B173]=[.M173]; &quot;&quot;; [.M173]-[.B173])">
            <text:p/>
          </table:table-cell>
          <table:table-cell table:formula="of:=IF([.B173]=[.M173]; &quot;&quot;; (([.M173]-[.B173])/[.B173])*100)">
            <text:p/>
          </table:table-cell>
        </table:table-row>
        <table:table-row table:style-name="ro1">
          <table:table-cell office:value-type="string" calcext:value-type="string">
            <text:p>language/local_impl_for_ord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local_impl_for_ord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174]=[.D174]" office:value-type="boolean" office:boolean-value="true" calcext:value-type="boolean">
            <text:p>TRUE</text:p>
          </table:table-cell>
          <table:table-cell table:formula="of:=IF([.B174]=[.E174]; &quot;&quot;; &quot;*&quot;)">
            <text:p/>
          </table:table-cell>
          <table:table-cell table:formula="of:=IF([.B174]=[.E174]; &quot;&quot;; [.E174]-[.B174])">
            <text:p/>
          </table:table-cell>
          <table:table-cell table:formula="of:=IF([.B174]=[.E174]; &quot;&quot;; (([.E174]-[.B174])/[.B174])*100)">
            <text:p/>
          </table:table-cell>
          <table:table-cell/>
          <table:table-cell office:value-type="string" calcext:value-type="string">
            <text:p>language/local_impl_for_ord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174]=[.L174]" office:value-type="boolean" office:boolean-value="true" calcext:value-type="boolean">
            <text:p>TRUE</text:p>
          </table:table-cell>
          <table:table-cell table:formula="of:=IF([.B174]=[.M174]; &quot;&quot;; &quot;*&quot;)">
            <text:p/>
          </table:table-cell>
          <table:table-cell table:formula="of:=IF([.B174]=[.M174]; &quot;&quot;; [.M174]-[.B174])">
            <text:p/>
          </table:table-cell>
          <table:table-cell table:formula="of:=IF([.B174]=[.M174]; &quot;&quot;; (([.M174]-[.B174])/[.B174])*100)">
            <text:p/>
          </table:table-cell>
        </table:table-row>
        <table:table-row table:style-name="ro1">
          <table:table-cell office:value-type="string" calcext:value-type="string">
            <text:p>language/logging</text:p>
          </table:table-cell>
          <table:table-cell office:value-type="float" office:value="648" calcext:value-type="float">
            <text:p>648</text:p>
          </table:table-cell>
          <table:table-cell/>
          <table:table-cell office:value-type="string" calcext:value-type="string">
            <text:p>language/logging</text:p>
          </table:table-cell>
          <table:table-cell office:value-type="float" office:value="648" calcext:value-type="float">
            <text:p>648</text:p>
          </table:table-cell>
          <table:table-cell/>
          <table:table-cell table:formula="of:=[.A175]=[.D175]" office:value-type="boolean" office:boolean-value="true" calcext:value-type="boolean">
            <text:p>TRUE</text:p>
          </table:table-cell>
          <table:table-cell table:formula="of:=IF([.B175]=[.E175]; &quot;&quot;; &quot;*&quot;)">
            <text:p/>
          </table:table-cell>
          <table:table-cell table:formula="of:=IF([.B175]=[.E175]; &quot;&quot;; [.E175]-[.B175])">
            <text:p/>
          </table:table-cell>
          <table:table-cell table:formula="of:=IF([.B175]=[.E175]; &quot;&quot;; (([.E175]-[.B175])/[.B175])*100)">
            <text:p/>
          </table:table-cell>
          <table:table-cell/>
          <table:table-cell office:value-type="string" calcext:value-type="string">
            <text:p>language/logging</text:p>
          </table:table-cell>
          <table:table-cell office:value-type="float" office:value="648" calcext:value-type="float">
            <text:p>648</text:p>
          </table:table-cell>
          <table:table-cell/>
          <table:table-cell table:formula="of:=[.D175]=[.L175]" office:value-type="boolean" office:boolean-value="true" calcext:value-type="boolean">
            <text:p>TRUE</text:p>
          </table:table-cell>
          <table:table-cell table:formula="of:=IF([.B175]=[.M175]; &quot;&quot;; &quot;*&quot;)">
            <text:p/>
          </table:table-cell>
          <table:table-cell table:formula="of:=IF([.B175]=[.M175]; &quot;&quot;; [.M175]-[.B175])">
            <text:p/>
          </table:table-cell>
          <table:table-cell table:formula="of:=IF([.B175]=[.M175]; &quot;&quot;; (([.M175]-[.B175])/[.B175])*100)">
            <text:p/>
          </table:table-cell>
        </table:table-row>
        <table:table-row table:style-name="ro1">
          <table:table-cell office:value-type="string" calcext:value-type="string">
            <text:p>language/main_args/main_args_empty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main_args/main_args_empty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76]=[.D176]" office:value-type="boolean" office:boolean-value="true" calcext:value-type="boolean">
            <text:p>TRUE</text:p>
          </table:table-cell>
          <table:table-cell table:formula="of:=IF([.B176]=[.E176]; &quot;&quot;; &quot;*&quot;)">
            <text:p/>
          </table:table-cell>
          <table:table-cell table:formula="of:=IF([.B176]=[.E176]; &quot;&quot;; [.E176]-[.B176])">
            <text:p/>
          </table:table-cell>
          <table:table-cell table:formula="of:=IF([.B176]=[.E176]; &quot;&quot;; (([.E176]-[.B176])/[.B176])*100)">
            <text:p/>
          </table:table-cell>
          <table:table-cell/>
          <table:table-cell office:value-type="string" calcext:value-type="string">
            <text:p>language/main_args/main_args_empty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176]=[.L176]" office:value-type="boolean" office:boolean-value="true" calcext:value-type="boolean">
            <text:p>TRUE</text:p>
          </table:table-cell>
          <table:table-cell table:formula="of:=IF([.B176]=[.M176]; &quot;&quot;; &quot;*&quot;)">
            <text:p/>
          </table:table-cell>
          <table:table-cell table:formula="of:=IF([.B176]=[.M176]; &quot;&quot;; [.M176]-[.B176])">
            <text:p/>
          </table:table-cell>
          <table:table-cell table:formula="of:=IF([.B176]=[.M176]; &quot;&quot;; (([.M176]-[.B176])/[.B176])*100)">
            <text:p/>
          </table:table-cell>
        </table:table-row>
        <table:table-row table:style-name="ro1">
          <table:table-cell office:value-type="string" calcext:value-type="string">
            <text:p>language/main_args/main_args_generics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language/main_args/main_args_generics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177]=[.D177]" office:value-type="boolean" office:boolean-value="true" calcext:value-type="boolean">
            <text:p>TRUE</text:p>
          </table:table-cell>
          <table:table-cell table:formula="of:=IF([.B177]=[.E177]; &quot;&quot;; &quot;*&quot;)" office:value-type="string" office:string-value="*" calcext:value-type="string">
            <text:p>*</text:p>
          </table:table-cell>
          <table:table-cell table:formula="of:=IF([.B177]=[.E177]; &quot;&quot;; [.E177]-[.B177])" office:value-type="float" office:value="40" calcext:value-type="float">
            <text:p>40</text:p>
          </table:table-cell>
          <table:table-cell table:formula="of:=IF([.B177]=[.E177]; &quot;&quot;; (([.E177]-[.B177])/[.B177])*100)" office:value-type="float" office:value="29.4117647058824" calcext:value-type="float">
            <text:p>29.4117647058824</text:p>
          </table:table-cell>
          <table:table-cell/>
          <table:table-cell office:value-type="string" calcext:value-type="string">
            <text:p>language/main_args/main_args_generics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D177]=[.L177]" office:value-type="boolean" office:boolean-value="true" calcext:value-type="boolean">
            <text:p>TRUE</text:p>
          </table:table-cell>
          <table:table-cell table:formula="of:=IF([.B177]=[.M177]; &quot;&quot;; &quot;*&quot;)" office:value-type="string" office:string-value="*" calcext:value-type="string">
            <text:p>*</text:p>
          </table:table-cell>
          <table:table-cell table:formula="of:=IF([.B177]=[.M177]; &quot;&quot;; [.M177]-[.B177])" office:value-type="float" office:value="40" calcext:value-type="float">
            <text:p>40</text:p>
          </table:table-cell>
          <table:table-cell table:formula="of:=IF([.B177]=[.M177]; &quot;&quot;; (([.M177]-[.B177])/[.B177])*100)" office:value-type="float" office:value="29.4117647058824" calcext:value-type="float">
            <text:p>29.4117647058824</text:p>
          </table:table-cell>
        </table:table-row>
        <table:table-row table:style-name="ro1">
          <table:table-cell office:value-type="string" calcext:value-type="string">
            <text:p>language/main_args/main_args_one_u64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main_args/main_args_one_u64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178]=[.D178]" office:value-type="boolean" office:boolean-value="true" calcext:value-type="boolean">
            <text:p>TRUE</text:p>
          </table:table-cell>
          <table:table-cell table:formula="of:=IF([.B178]=[.E178]; &quot;&quot;; &quot;*&quot;)">
            <text:p/>
          </table:table-cell>
          <table:table-cell table:formula="of:=IF([.B178]=[.E178]; &quot;&quot;; [.E178]-[.B178])">
            <text:p/>
          </table:table-cell>
          <table:table-cell table:formula="of:=IF([.B178]=[.E178]; &quot;&quot;; (([.E178]-[.B178])/[.B178])*100)">
            <text:p/>
          </table:table-cell>
          <table:table-cell/>
          <table:table-cell office:value-type="string" calcext:value-type="string">
            <text:p>language/main_args/main_args_one_u64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178]=[.L178]" office:value-type="boolean" office:boolean-value="true" calcext:value-type="boolean">
            <text:p>TRUE</text:p>
          </table:table-cell>
          <table:table-cell table:formula="of:=IF([.B178]=[.M178]; &quot;&quot;; &quot;*&quot;)">
            <text:p/>
          </table:table-cell>
          <table:table-cell table:formula="of:=IF([.B178]=[.M178]; &quot;&quot;; [.M178]-[.B178])">
            <text:p/>
          </table:table-cell>
          <table:table-cell table:formula="of:=IF([.B178]=[.M178]; &quot;&quot;; (([.M178]-[.B178])/[.B178])*100)">
            <text:p/>
          </table:table-cell>
        </table:table-row>
        <table:table-row table:style-name="ro1">
          <table:table-cell office:value-type="string" calcext:value-type="string">
            <text:p>language/main_args/main_args_ref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main_args/main_args_ref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179]=[.D179]" office:value-type="boolean" office:boolean-value="true" calcext:value-type="boolean">
            <text:p>TRUE</text:p>
          </table:table-cell>
          <table:table-cell table:formula="of:=IF([.B179]=[.E179]; &quot;&quot;; &quot;*&quot;)">
            <text:p/>
          </table:table-cell>
          <table:table-cell table:formula="of:=IF([.B179]=[.E179]; &quot;&quot;; [.E179]-[.B179])">
            <text:p/>
          </table:table-cell>
          <table:table-cell table:formula="of:=IF([.B179]=[.E179]; &quot;&quot;; (([.E179]-[.B179])/[.B179])*100)">
            <text:p/>
          </table:table-cell>
          <table:table-cell/>
          <table:table-cell office:value-type="string" calcext:value-type="string">
            <text:p>language/main_args/main_args_ref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179]=[.L179]" office:value-type="boolean" office:boolean-value="true" calcext:value-type="boolean">
            <text:p>TRUE</text:p>
          </table:table-cell>
          <table:table-cell table:formula="of:=IF([.B179]=[.M179]; &quot;&quot;; &quot;*&quot;)">
            <text:p/>
          </table:table-cell>
          <table:table-cell table:formula="of:=IF([.B179]=[.M179]; &quot;&quot;; [.M179]-[.B179])">
            <text:p/>
          </table:table-cell>
          <table:table-cell table:formula="of:=IF([.B179]=[.M179]; &quot;&quot;; (([.M179]-[.B179])/[.B179])*100)">
            <text:p/>
          </table:table-cell>
        </table:table-row>
        <table:table-row table:style-name="ro1">
          <table:table-cell office:value-type="string" calcext:value-type="string">
            <text:p>language/main_args/main_args_ref_copy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language/main_args/main_args_ref_copy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A180]=[.D180]" office:value-type="boolean" office:boolean-value="true" calcext:value-type="boolean">
            <text:p>TRUE</text:p>
          </table:table-cell>
          <table:table-cell table:formula="of:=IF([.B180]=[.E180]; &quot;&quot;; &quot;*&quot;)">
            <text:p/>
          </table:table-cell>
          <table:table-cell table:formula="of:=IF([.B180]=[.E180]; &quot;&quot;; [.E180]-[.B180])">
            <text:p/>
          </table:table-cell>
          <table:table-cell table:formula="of:=IF([.B180]=[.E180]; &quot;&quot;; (([.E180]-[.B180])/[.B180])*100)">
            <text:p/>
          </table:table-cell>
          <table:table-cell/>
          <table:table-cell office:value-type="string" calcext:value-type="string">
            <text:p>language/main_args/main_args_ref_copy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D180]=[.L180]" office:value-type="boolean" office:boolean-value="true" calcext:value-type="boolean">
            <text:p>TRUE</text:p>
          </table:table-cell>
          <table:table-cell table:formula="of:=IF([.B180]=[.M180]; &quot;&quot;; &quot;*&quot;)">
            <text:p/>
          </table:table-cell>
          <table:table-cell table:formula="of:=IF([.B180]=[.M180]; &quot;&quot;; [.M180]-[.B180])">
            <text:p/>
          </table:table-cell>
          <table:table-cell table:formula="of:=IF([.B180]=[.M180]; &quot;&quot;; (([.M180]-[.B180])/[.B180])*100)">
            <text:p/>
          </table:table-cell>
        </table:table-row>
        <table:table-row table:style-name="ro1">
          <table:table-cell office:value-type="string" calcext:value-type="string">
            <text:p>language/main_args/main_args_ref_ref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language/main_args/main_args_ref_ref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A181]=[.D181]" office:value-type="boolean" office:boolean-value="true" calcext:value-type="boolean">
            <text:p>TRUE</text:p>
          </table:table-cell>
          <table:table-cell table:formula="of:=IF([.B181]=[.E181]; &quot;&quot;; &quot;*&quot;)">
            <text:p/>
          </table:table-cell>
          <table:table-cell table:formula="of:=IF([.B181]=[.E181]; &quot;&quot;; [.E181]-[.B181])">
            <text:p/>
          </table:table-cell>
          <table:table-cell table:formula="of:=IF([.B181]=[.E181]; &quot;&quot;; (([.E181]-[.B181])/[.B181])*100)">
            <text:p/>
          </table:table-cell>
          <table:table-cell/>
          <table:table-cell office:value-type="string" calcext:value-type="string">
            <text:p>language/main_args/main_args_ref_ref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D181]=[.L181]" office:value-type="boolean" office:boolean-value="true" calcext:value-type="boolean">
            <text:p>TRUE</text:p>
          </table:table-cell>
          <table:table-cell table:formula="of:=IF([.B181]=[.M181]; &quot;&quot;; &quot;*&quot;)">
            <text:p/>
          </table:table-cell>
          <table:table-cell table:formula="of:=IF([.B181]=[.M181]; &quot;&quot;; [.M181]-[.B181])">
            <text:p/>
          </table:table-cell>
          <table:table-cell table:formula="of:=IF([.B181]=[.M181]; &quot;&quot;; (([.M181]-[.B181])/[.B181])*100)">
            <text:p/>
          </table:table-cell>
        </table:table-row>
        <table:table-row table:style-name="ro1">
          <table:table-cell office:value-type="string" calcext:value-type="string">
            <text:p>language/main_args/main_args_two_u64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main_args/main_args_two_u64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182]=[.D182]" office:value-type="boolean" office:boolean-value="true" calcext:value-type="boolean">
            <text:p>TRUE</text:p>
          </table:table-cell>
          <table:table-cell table:formula="of:=IF([.B182]=[.E182]; &quot;&quot;; &quot;*&quot;)">
            <text:p/>
          </table:table-cell>
          <table:table-cell table:formula="of:=IF([.B182]=[.E182]; &quot;&quot;; [.E182]-[.B182])">
            <text:p/>
          </table:table-cell>
          <table:table-cell table:formula="of:=IF([.B182]=[.E182]; &quot;&quot;; (([.E182]-[.B182])/[.B182])*100)">
            <text:p/>
          </table:table-cell>
          <table:table-cell/>
          <table:table-cell office:value-type="string" calcext:value-type="string">
            <text:p>language/main_args/main_args_two_u64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182]=[.L182]" office:value-type="boolean" office:boolean-value="true" calcext:value-type="boolean">
            <text:p>TRUE</text:p>
          </table:table-cell>
          <table:table-cell table:formula="of:=IF([.B182]=[.M182]; &quot;&quot;; &quot;*&quot;)">
            <text:p/>
          </table:table-cell>
          <table:table-cell table:formula="of:=IF([.B182]=[.M182]; &quot;&quot;; [.M182]-[.B182])">
            <text:p/>
          </table:table-cell>
          <table:table-cell table:formula="of:=IF([.B182]=[.M182]; &quot;&quot;; (([.M182]-[.B182])/[.B182])*100)">
            <text:p/>
          </table:table-cell>
        </table:table-row>
        <table:table-row table:style-name="ro1">
          <table:table-cell office:value-type="string" calcext:value-type="string">
            <text:p>language/main_args/main_args_various_types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language/main_args/main_args_various_types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A183]=[.D183]" office:value-type="boolean" office:boolean-value="true" calcext:value-type="boolean">
            <text:p>TRUE</text:p>
          </table:table-cell>
          <table:table-cell table:formula="of:=IF([.B183]=[.E183]; &quot;&quot;; &quot;*&quot;)" office:value-type="string" office:string-value="*" calcext:value-type="string">
            <text:p>*</text:p>
          </table:table-cell>
          <table:table-cell table:formula="of:=IF([.B183]=[.E183]; &quot;&quot;; [.E183]-[.B183])" office:value-type="float" office:value="16" calcext:value-type="float">
            <text:p>16</text:p>
          </table:table-cell>
          <table:table-cell table:formula="of:=IF([.B183]=[.E183]; &quot;&quot;; (([.E183]-[.B183])/[.B183])*100)" office:value-type="float" office:value="2.85714285714286" calcext:value-type="float">
            <text:p>2.85714285714286</text:p>
          </table:table-cell>
          <table:table-cell/>
          <table:table-cell office:value-type="string" calcext:value-type="string">
            <text:p>language/main_args/main_args_various_types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D183]=[.L183]" office:value-type="boolean" office:boolean-value="true" calcext:value-type="boolean">
            <text:p>TRUE</text:p>
          </table:table-cell>
          <table:table-cell table:formula="of:=IF([.B183]=[.M183]; &quot;&quot;; &quot;*&quot;)" office:value-type="string" office:string-value="*" calcext:value-type="string">
            <text:p>*</text:p>
          </table:table-cell>
          <table:table-cell table:formula="of:=IF([.B183]=[.M183]; &quot;&quot;; [.M183]-[.B183])" office:value-type="float" office:value="16" calcext:value-type="float">
            <text:p>16</text:p>
          </table:table-cell>
          <table:table-cell table:formula="of:=IF([.B183]=[.M183]; &quot;&quot;; (([.M183]-[.B183])/[.B183])*100)" office:value-type="float" office:value="2.85714285714286" calcext:value-type="float">
            <text:p>2.85714285714286</text:p>
          </table:table-cell>
        </table:table-row>
        <table:table-row table:style-name="ro1">
          <table:table-cell office:value-type="string" calcext:value-type="string">
            <text:p>language/main_returns_uni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main_returns_uni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184]=[.D184]" office:value-type="boolean" office:boolean-value="true" calcext:value-type="boolean">
            <text:p>TRUE</text:p>
          </table:table-cell>
          <table:table-cell table:formula="of:=IF([.B184]=[.E184]; &quot;&quot;; &quot;*&quot;)">
            <text:p/>
          </table:table-cell>
          <table:table-cell table:formula="of:=IF([.B184]=[.E184]; &quot;&quot;; [.E184]-[.B184])">
            <text:p/>
          </table:table-cell>
          <table:table-cell table:formula="of:=IF([.B184]=[.E184]; &quot;&quot;; (([.E184]-[.B184])/[.B184])*100)">
            <text:p/>
          </table:table-cell>
          <table:table-cell/>
          <table:table-cell office:value-type="string" calcext:value-type="string">
            <text:p>language/main_returns_uni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184]=[.L184]" office:value-type="boolean" office:boolean-value="true" calcext:value-type="boolean">
            <text:p>TRUE</text:p>
          </table:table-cell>
          <table:table-cell table:formula="of:=IF([.B184]=[.M184]; &quot;&quot;; &quot;*&quot;)">
            <text:p/>
          </table:table-cell>
          <table:table-cell table:formula="of:=IF([.B184]=[.M184]; &quot;&quot;; [.M184]-[.B184])">
            <text:p/>
          </table:table-cell>
          <table:table-cell table:formula="of:=IF([.B184]=[.M184]; &quot;&quot;; (([.M184]-[.B184])/[.B184])*100)">
            <text:p/>
          </table:table-cell>
        </table:table-row>
        <table:table-row table:style-name="ro1">
          <table:table-cell office:value-type="string" calcext:value-type="string">
            <text:p>language/many_stack_variables</text:p>
          </table:table-cell>
          <table:table-cell office:value-type="float" office:value="656" calcext:value-type="float">
            <text:p>656</text:p>
          </table:table-cell>
          <table:table-cell/>
          <table:table-cell office:value-type="string" calcext:value-type="string">
            <text:p>language/many_stack_variables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[.A185]=[.D185]" office:value-type="boolean" office:boolean-value="true" calcext:value-type="boolean">
            <text:p>TRUE</text:p>
          </table:table-cell>
          <table:table-cell table:formula="of:=IF([.B185]=[.E185]; &quot;&quot;; &quot;*&quot;)">
            <text:p/>
          </table:table-cell>
          <table:table-cell table:formula="of:=IF([.B185]=[.E185]; &quot;&quot;; [.E185]-[.B185])">
            <text:p/>
          </table:table-cell>
          <table:table-cell table:formula="of:=IF([.B185]=[.E185]; &quot;&quot;; (([.E185]-[.B185])/[.B185])*100)">
            <text:p/>
          </table:table-cell>
          <table:table-cell/>
          <table:table-cell office:value-type="string" calcext:value-type="string">
            <text:p>language/many_stack_variables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[.D185]=[.L185]" office:value-type="boolean" office:boolean-value="true" calcext:value-type="boolean">
            <text:p>TRUE</text:p>
          </table:table-cell>
          <table:table-cell table:formula="of:=IF([.B185]=[.M185]; &quot;&quot;; &quot;*&quot;)">
            <text:p/>
          </table:table-cell>
          <table:table-cell table:formula="of:=IF([.B185]=[.M185]; &quot;&quot;; [.M185]-[.B185])">
            <text:p/>
          </table:table-cell>
          <table:table-cell table:formula="of:=IF([.B185]=[.M185]; &quot;&quot;; (([.M185]-[.B185])/[.B185])*100)">
            <text:p/>
          </table:table-cell>
        </table:table-row>
        <table:table-row table:style-name="ro1">
          <table:table-cell office:value-type="string" calcext:value-type="string">
            <text:p>language/match_expressions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string" calcext:value-type="string">
            <text:p>language/match_expressions</text:p>
          </table:table-cell>
          <table:table-cell office:value-type="float" office:value="592" calcext:value-type="float">
            <text:p>592</text:p>
          </table:table-cell>
          <table:table-cell/>
          <table:table-cell table:formula="of:=[.A186]=[.D186]" office:value-type="boolean" office:boolean-value="true" calcext:value-type="boolean">
            <text:p>TRUE</text:p>
          </table:table-cell>
          <table:table-cell table:formula="of:=IF([.B186]=[.E186]; &quot;&quot;; &quot;*&quot;)">
            <text:p/>
          </table:table-cell>
          <table:table-cell table:formula="of:=IF([.B186]=[.E186]; &quot;&quot;; [.E186]-[.B186])">
            <text:p/>
          </table:table-cell>
          <table:table-cell table:formula="of:=IF([.B186]=[.E186]; &quot;&quot;; (([.E186]-[.B186])/[.B186])*100)">
            <text:p/>
          </table:table-cell>
          <table:table-cell/>
          <table:table-cell office:value-type="string" calcext:value-type="string">
            <text:p>language/match_expressions</text:p>
          </table:table-cell>
          <table:table-cell office:value-type="float" office:value="592" calcext:value-type="float">
            <text:p>592</text:p>
          </table:table-cell>
          <table:table-cell/>
          <table:table-cell table:formula="of:=[.D186]=[.L186]" office:value-type="boolean" office:boolean-value="true" calcext:value-type="boolean">
            <text:p>TRUE</text:p>
          </table:table-cell>
          <table:table-cell table:formula="of:=IF([.B186]=[.M186]; &quot;&quot;; &quot;*&quot;)">
            <text:p/>
          </table:table-cell>
          <table:table-cell table:formula="of:=IF([.B186]=[.M186]; &quot;&quot;; [.M186]-[.B186])">
            <text:p/>
          </table:table-cell>
          <table:table-cell table:formula="of:=IF([.B186]=[.M186]; &quot;&quot;; (([.M186]-[.B186])/[.B186])*100)">
            <text:p/>
          </table:table-cell>
        </table:table-row>
        <table:table-row table:style-name="ro1">
          <table:table-cell office:value-type="string" calcext:value-type="string">
            <text:p>language/match_expressions_constants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language/match_expressions_constants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[.A187]=[.D187]" office:value-type="boolean" office:boolean-value="true" calcext:value-type="boolean">
            <text:p>TRUE</text:p>
          </table:table-cell>
          <table:table-cell table:formula="of:=IF([.B187]=[.E187]; &quot;&quot;; &quot;*&quot;)">
            <text:p/>
          </table:table-cell>
          <table:table-cell table:formula="of:=IF([.B187]=[.E187]; &quot;&quot;; [.E187]-[.B187])">
            <text:p/>
          </table:table-cell>
          <table:table-cell table:formula="of:=IF([.B187]=[.E187]; &quot;&quot;; (([.E187]-[.B187])/[.B187])*100)">
            <text:p/>
          </table:table-cell>
          <table:table-cell/>
          <table:table-cell office:value-type="string" calcext:value-type="string">
            <text:p>language/match_expressions_constants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[.D187]=[.L187]" office:value-type="boolean" office:boolean-value="true" calcext:value-type="boolean">
            <text:p>TRUE</text:p>
          </table:table-cell>
          <table:table-cell table:formula="of:=IF([.B187]=[.M187]; &quot;&quot;; &quot;*&quot;)">
            <text:p/>
          </table:table-cell>
          <table:table-cell table:formula="of:=IF([.B187]=[.M187]; &quot;&quot;; [.M187]-[.B187])">
            <text:p/>
          </table:table-cell>
          <table:table-cell table:formula="of:=IF([.B187]=[.M187]; &quot;&quot;; (([.M187]-[.B187])/[.B187])*100)">
            <text:p/>
          </table:table-cell>
        </table:table-row>
        <table:table-row table:style-name="ro1">
          <table:table-cell office:value-type="string" calcext:value-type="string">
            <text:p>language/match_expressions_empty_enum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match_expressions_empty_enum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88]=[.D188]" office:value-type="boolean" office:boolean-value="true" calcext:value-type="boolean">
            <text:p>TRUE</text:p>
          </table:table-cell>
          <table:table-cell table:formula="of:=IF([.B188]=[.E188]; &quot;&quot;; &quot;*&quot;)">
            <text:p/>
          </table:table-cell>
          <table:table-cell table:formula="of:=IF([.B188]=[.E188]; &quot;&quot;; [.E188]-[.B188])">
            <text:p/>
          </table:table-cell>
          <table:table-cell table:formula="of:=IF([.B188]=[.E188]; &quot;&quot;; (([.E188]-[.B188])/[.B188])*100)">
            <text:p/>
          </table:table-cell>
          <table:table-cell/>
          <table:table-cell office:value-type="string" calcext:value-type="string">
            <text:p>language/match_expressions_empty_enum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188]=[.L188]" office:value-type="boolean" office:boolean-value="true" calcext:value-type="boolean">
            <text:p>TRUE</text:p>
          </table:table-cell>
          <table:table-cell table:formula="of:=IF([.B188]=[.M188]; &quot;&quot;; &quot;*&quot;)">
            <text:p/>
          </table:table-cell>
          <table:table-cell table:formula="of:=IF([.B188]=[.M188]; &quot;&quot;; [.M188]-[.B188])">
            <text:p/>
          </table:table-cell>
          <table:table-cell table:formula="of:=IF([.B188]=[.M188]; &quot;&quot;; (([.M188]-[.B188])/[.B188])*100)">
            <text:p/>
          </table:table-cell>
        </table:table-row>
        <table:table-row table:style-name="ro1">
          <table:table-cell office:value-type="string" calcext:value-type="string">
            <text:p>language/match_expressions_enums</text:p>
          </table:table-cell>
          <table:table-cell office:value-type="float" office:value="3048" calcext:value-type="float">
            <text:p>3048</text:p>
          </table:table-cell>
          <table:table-cell/>
          <table:table-cell office:value-type="string" calcext:value-type="string">
            <text:p>language/match_expressions_enums</text:p>
          </table:table-cell>
          <table:table-cell office:value-type="float" office:value="3048" calcext:value-type="float">
            <text:p>3048</text:p>
          </table:table-cell>
          <table:table-cell/>
          <table:table-cell table:formula="of:=[.A189]=[.D189]" office:value-type="boolean" office:boolean-value="true" calcext:value-type="boolean">
            <text:p>TRUE</text:p>
          </table:table-cell>
          <table:table-cell table:formula="of:=IF([.B189]=[.E189]; &quot;&quot;; &quot;*&quot;)">
            <text:p/>
          </table:table-cell>
          <table:table-cell table:formula="of:=IF([.B189]=[.E189]; &quot;&quot;; [.E189]-[.B189])">
            <text:p/>
          </table:table-cell>
          <table:table-cell table:formula="of:=IF([.B189]=[.E189]; &quot;&quot;; (([.E189]-[.B189])/[.B189])*100)">
            <text:p/>
          </table:table-cell>
          <table:table-cell/>
          <table:table-cell office:value-type="string" calcext:value-type="string">
            <text:p>language/match_expressions_enums</text:p>
          </table:table-cell>
          <table:table-cell office:value-type="float" office:value="3048" calcext:value-type="float">
            <text:p>3048</text:p>
          </table:table-cell>
          <table:table-cell/>
          <table:table-cell table:formula="of:=[.D189]=[.L189]" office:value-type="boolean" office:boolean-value="true" calcext:value-type="boolean">
            <text:p>TRUE</text:p>
          </table:table-cell>
          <table:table-cell table:formula="of:=IF([.B189]=[.M189]; &quot;&quot;; &quot;*&quot;)">
            <text:p/>
          </table:table-cell>
          <table:table-cell table:formula="of:=IF([.B189]=[.M189]; &quot;&quot;; [.M189]-[.B189])">
            <text:p/>
          </table:table-cell>
          <table:table-cell table:formula="of:=IF([.B189]=[.M189]; &quot;&quot;; (([.M189]-[.B189])/[.B189])*100)">
            <text:p/>
          </table:table-cell>
        </table:table-row>
        <table:table-row table:style-name="ro1">
          <table:table-cell office:value-type="string" calcext:value-type="string">
            <text:p>language/match_expressions_explicit_rets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match_expressions_explicit_ret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190]=[.D190]" office:value-type="boolean" office:boolean-value="true" calcext:value-type="boolean">
            <text:p>TRUE</text:p>
          </table:table-cell>
          <table:table-cell table:formula="of:=IF([.B190]=[.E190]; &quot;&quot;; &quot;*&quot;)">
            <text:p/>
          </table:table-cell>
          <table:table-cell table:formula="of:=IF([.B190]=[.E190]; &quot;&quot;; [.E190]-[.B190])">
            <text:p/>
          </table:table-cell>
          <table:table-cell table:formula="of:=IF([.B190]=[.E190]; &quot;&quot;; (([.E190]-[.B190])/[.B190])*100)">
            <text:p/>
          </table:table-cell>
          <table:table-cell/>
          <table:table-cell office:value-type="string" calcext:value-type="string">
            <text:p>language/match_expressions_explicit_ret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190]=[.L190]" office:value-type="boolean" office:boolean-value="true" calcext:value-type="boolean">
            <text:p>TRUE</text:p>
          </table:table-cell>
          <table:table-cell table:formula="of:=IF([.B190]=[.M190]; &quot;&quot;; &quot;*&quot;)">
            <text:p/>
          </table:table-cell>
          <table:table-cell table:formula="of:=IF([.B190]=[.M190]; &quot;&quot;; [.M190]-[.B190])">
            <text:p/>
          </table:table-cell>
          <table:table-cell table:formula="of:=IF([.B190]=[.M190]; &quot;&quot;; (([.M190]-[.B190])/[.B190])*100)">
            <text:p/>
          </table:table-cell>
        </table:table-row>
        <table:table-row table:style-name="ro1">
          <table:table-cell office:value-type="string" calcext:value-type="string">
            <text:p>language/match_expressions_inside_generic_functions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language/match_expressions_inside_generic_functions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A191]=[.D191]" office:value-type="boolean" office:boolean-value="true" calcext:value-type="boolean">
            <text:p>TRUE</text:p>
          </table:table-cell>
          <table:table-cell table:formula="of:=IF([.B191]=[.E191]; &quot;&quot;; &quot;*&quot;)">
            <text:p/>
          </table:table-cell>
          <table:table-cell table:formula="of:=IF([.B191]=[.E191]; &quot;&quot;; [.E191]-[.B191])">
            <text:p/>
          </table:table-cell>
          <table:table-cell table:formula="of:=IF([.B191]=[.E191]; &quot;&quot;; (([.E191]-[.B191])/[.B191])*100)">
            <text:p/>
          </table:table-cell>
          <table:table-cell/>
          <table:table-cell office:value-type="string" calcext:value-type="string">
            <text:p>language/match_expressions_inside_generic_functions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D191]=[.L191]" office:value-type="boolean" office:boolean-value="true" calcext:value-type="boolean">
            <text:p>TRUE</text:p>
          </table:table-cell>
          <table:table-cell table:formula="of:=IF([.B191]=[.M191]; &quot;&quot;; &quot;*&quot;)">
            <text:p/>
          </table:table-cell>
          <table:table-cell table:formula="of:=IF([.B191]=[.M191]; &quot;&quot;; [.M191]-[.B191])">
            <text:p/>
          </table:table-cell>
          <table:table-cell table:formula="of:=IF([.B191]=[.M191]; &quot;&quot;; (([.M191]-[.B191])/[.B191])*100)">
            <text:p/>
          </table:table-cell>
        </table:table-row>
        <table:table-row table:style-name="ro1">
          <table:table-cell office:value-type="string" calcext:value-type="string">
            <text:p>language/match_expressions_mismatched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language/match_expressions_mismatched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A192]=[.D192]" office:value-type="boolean" office:boolean-value="true" calcext:value-type="boolean">
            <text:p>TRUE</text:p>
          </table:table-cell>
          <table:table-cell table:formula="of:=IF([.B192]=[.E192]; &quot;&quot;; &quot;*&quot;)" office:value-type="string" office:string-value="*" calcext:value-type="string">
            <text:p>*</text:p>
          </table:table-cell>
          <table:table-cell table:formula="of:=IF([.B192]=[.E192]; &quot;&quot;; [.E192]-[.B192])" office:value-type="float" office:value="24" calcext:value-type="float">
            <text:p>24</text:p>
          </table:table-cell>
          <table:table-cell table:formula="of:=IF([.B192]=[.E192]; &quot;&quot;; (([.E192]-[.B192])/[.B192])*100)" office:value-type="float" office:value="27.2727272727273" calcext:value-type="float">
            <text:p>27.2727272727273</text:p>
          </table:table-cell>
          <table:table-cell/>
          <table:table-cell office:value-type="string" calcext:value-type="string">
            <text:p>language/match_expressions_mismatched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D192]=[.L192]" office:value-type="boolean" office:boolean-value="true" calcext:value-type="boolean">
            <text:p>TRUE</text:p>
          </table:table-cell>
          <table:table-cell table:formula="of:=IF([.B192]=[.M192]; &quot;&quot;; &quot;*&quot;)">
            <text:p/>
          </table:table-cell>
          <table:table-cell table:formula="of:=IF([.B192]=[.M192]; &quot;&quot;; [.M192]-[.B192])">
            <text:p/>
          </table:table-cell>
          <table:table-cell table:formula="of:=IF([.B192]=[.M192]; &quot;&quot;; (([.M192]-[.B192])/[.B192])*100)">
            <text:p/>
          </table:table-cell>
        </table:table-row>
        <table:table-row table:style-name="ro1">
          <table:table-cell office:value-type="string" calcext:value-type="string">
            <text:p>language/match_expressions_nested</text:p>
          </table:table-cell>
          <table:table-cell office:value-type="float" office:value="1384" calcext:value-type="float">
            <text:p>1384</text:p>
          </table:table-cell>
          <table:table-cell/>
          <table:table-cell office:value-type="string" calcext:value-type="string">
            <text:p>language/match_expressions_nested</text:p>
          </table:table-cell>
          <table:table-cell office:value-type="float" office:value="1384" calcext:value-type="float">
            <text:p>1384</text:p>
          </table:table-cell>
          <table:table-cell/>
          <table:table-cell table:formula="of:=[.A193]=[.D193]" office:value-type="boolean" office:boolean-value="true" calcext:value-type="boolean">
            <text:p>TRUE</text:p>
          </table:table-cell>
          <table:table-cell table:formula="of:=IF([.B193]=[.E193]; &quot;&quot;; &quot;*&quot;)">
            <text:p/>
          </table:table-cell>
          <table:table-cell table:formula="of:=IF([.B193]=[.E193]; &quot;&quot;; [.E193]-[.B193])">
            <text:p/>
          </table:table-cell>
          <table:table-cell table:formula="of:=IF([.B193]=[.E193]; &quot;&quot;; (([.E193]-[.B193])/[.B193])*100)">
            <text:p/>
          </table:table-cell>
          <table:table-cell/>
          <table:table-cell office:value-type="string" calcext:value-type="string">
            <text:p>language/match_expressions_nested</text:p>
          </table:table-cell>
          <table:table-cell office:value-type="float" office:value="1384" calcext:value-type="float">
            <text:p>1384</text:p>
          </table:table-cell>
          <table:table-cell/>
          <table:table-cell table:formula="of:=[.D193]=[.L193]" office:value-type="boolean" office:boolean-value="true" calcext:value-type="boolean">
            <text:p>TRUE</text:p>
          </table:table-cell>
          <table:table-cell table:formula="of:=IF([.B193]=[.M193]; &quot;&quot;; &quot;*&quot;)">
            <text:p/>
          </table:table-cell>
          <table:table-cell table:formula="of:=IF([.B193]=[.M193]; &quot;&quot;; [.M193]-[.B193])">
            <text:p/>
          </table:table-cell>
          <table:table-cell table:formula="of:=IF([.B193]=[.M193]; &quot;&quot;; (([.M193]-[.B193])/[.B193])*100)">
            <text:p/>
          </table:table-cell>
        </table:table-row>
        <table:table-row table:style-name="ro1">
          <table:table-cell office:value-type="string" calcext:value-type="string">
            <text:p>language/match_expressions_or</text:p>
          </table:table-cell>
          <table:table-cell office:value-type="float" office:value="8896" calcext:value-type="float">
            <text:p>8896</text:p>
          </table:table-cell>
          <table:table-cell/>
          <table:table-cell office:value-type="string" calcext:value-type="string">
            <text:p>language/match_expressions_or</text:p>
          </table:table-cell>
          <table:table-cell office:value-type="float" office:value="8896" calcext:value-type="float">
            <text:p>8896</text:p>
          </table:table-cell>
          <table:table-cell/>
          <table:table-cell table:formula="of:=[.A194]=[.D194]" office:value-type="boolean" office:boolean-value="true" calcext:value-type="boolean">
            <text:p>TRUE</text:p>
          </table:table-cell>
          <table:table-cell table:formula="of:=IF([.B194]=[.E194]; &quot;&quot;; &quot;*&quot;)">
            <text:p/>
          </table:table-cell>
          <table:table-cell table:formula="of:=IF([.B194]=[.E194]; &quot;&quot;; [.E194]-[.B194])">
            <text:p/>
          </table:table-cell>
          <table:table-cell table:formula="of:=IF([.B194]=[.E194]; &quot;&quot;; (([.E194]-[.B194])/[.B194])*100)">
            <text:p/>
          </table:table-cell>
          <table:table-cell/>
          <table:table-cell office:value-type="string" calcext:value-type="string">
            <text:p>language/match_expressions_or</text:p>
          </table:table-cell>
          <table:table-cell office:value-type="float" office:value="8896" calcext:value-type="float">
            <text:p>8896</text:p>
          </table:table-cell>
          <table:table-cell/>
          <table:table-cell table:formula="of:=[.D194]=[.L194]" office:value-type="boolean" office:boolean-value="true" calcext:value-type="boolean">
            <text:p>TRUE</text:p>
          </table:table-cell>
          <table:table-cell table:formula="of:=IF([.B194]=[.M194]; &quot;&quot;; &quot;*&quot;)">
            <text:p/>
          </table:table-cell>
          <table:table-cell table:formula="of:=IF([.B194]=[.M194]; &quot;&quot;; [.M194]-[.B194])">
            <text:p/>
          </table:table-cell>
          <table:table-cell table:formula="of:=IF([.B194]=[.M194]; &quot;&quot;; (([.M194]-[.B194])/[.B194])*100)">
            <text:p/>
          </table:table-cell>
        </table:table-row>
        <table:table-row table:style-name="ro1">
          <table:table-cell office:value-type="string" calcext:value-type="string">
            <text:p>language/match_expressions_rest</text:p>
          </table:table-cell>
          <table:table-cell office:value-type="float" office:value="1432" calcext:value-type="float">
            <text:p>1432</text:p>
          </table:table-cell>
          <table:table-cell/>
          <table:table-cell office:value-type="string" calcext:value-type="string">
            <text:p>language/match_expressions_rest</text:p>
          </table:table-cell>
          <table:table-cell office:value-type="float" office:value="1432" calcext:value-type="float">
            <text:p>1432</text:p>
          </table:table-cell>
          <table:table-cell/>
          <table:table-cell table:formula="of:=[.A195]=[.D195]" office:value-type="boolean" office:boolean-value="true" calcext:value-type="boolean">
            <text:p>TRUE</text:p>
          </table:table-cell>
          <table:table-cell table:formula="of:=IF([.B195]=[.E195]; &quot;&quot;; &quot;*&quot;)">
            <text:p/>
          </table:table-cell>
          <table:table-cell table:formula="of:=IF([.B195]=[.E195]; &quot;&quot;; [.E195]-[.B195])">
            <text:p/>
          </table:table-cell>
          <table:table-cell table:formula="of:=IF([.B195]=[.E195]; &quot;&quot;; (([.E195]-[.B195])/[.B195])*100)">
            <text:p/>
          </table:table-cell>
          <table:table-cell/>
          <table:table-cell office:value-type="string" calcext:value-type="string">
            <text:p>language/match_expressions_rest</text:p>
          </table:table-cell>
          <table:table-cell office:value-type="float" office:value="1432" calcext:value-type="float">
            <text:p>1432</text:p>
          </table:table-cell>
          <table:table-cell/>
          <table:table-cell table:formula="of:=[.D195]=[.L195]" office:value-type="boolean" office:boolean-value="true" calcext:value-type="boolean">
            <text:p>TRUE</text:p>
          </table:table-cell>
          <table:table-cell table:formula="of:=IF([.B195]=[.M195]; &quot;&quot;; &quot;*&quot;)">
            <text:p/>
          </table:table-cell>
          <table:table-cell table:formula="of:=IF([.B195]=[.M195]; &quot;&quot;; [.M195]-[.B195])">
            <text:p/>
          </table:table-cell>
          <table:table-cell table:formula="of:=IF([.B195]=[.M195]; &quot;&quot;; (([.M195]-[.B195])/[.B195])*100)">
            <text:p/>
          </table:table-cell>
        </table:table-row>
        <table:table-row table:style-name="ro1">
          <table:table-cell office:value-type="string" calcext:value-type="string">
            <text:p>language/match_expressions_simpl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language/match_expressions_simpl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A196]=[.D196]" office:value-type="boolean" office:boolean-value="true" calcext:value-type="boolean">
            <text:p>TRUE</text:p>
          </table:table-cell>
          <table:table-cell table:formula="of:=IF([.B196]=[.E196]; &quot;&quot;; &quot;*&quot;)">
            <text:p/>
          </table:table-cell>
          <table:table-cell table:formula="of:=IF([.B196]=[.E196]; &quot;&quot;; [.E196]-[.B196])">
            <text:p/>
          </table:table-cell>
          <table:table-cell table:formula="of:=IF([.B196]=[.E196]; &quot;&quot;; (([.E196]-[.B196])/[.B196])*100)">
            <text:p/>
          </table:table-cell>
          <table:table-cell/>
          <table:table-cell office:value-type="string" calcext:value-type="string">
            <text:p>language/match_expressions_simpl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D196]=[.L196]" office:value-type="boolean" office:boolean-value="true" calcext:value-type="boolean">
            <text:p>TRUE</text:p>
          </table:table-cell>
          <table:table-cell table:formula="of:=IF([.B196]=[.M196]; &quot;&quot;; &quot;*&quot;)">
            <text:p/>
          </table:table-cell>
          <table:table-cell table:formula="of:=IF([.B196]=[.M196]; &quot;&quot;; [.M196]-[.B196])">
            <text:p/>
          </table:table-cell>
          <table:table-cell table:formula="of:=IF([.B196]=[.M196]; &quot;&quot;; (([.M196]-[.B196])/[.B196])*100)">
            <text:p/>
          </table:table-cell>
        </table:table-row>
        <table:table-row table:style-name="ro1">
          <table:table-cell office:value-type="string" calcext:value-type="string">
            <text:p>language/match_expressions_structs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language/match_expressions_structs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A197]=[.D197]" office:value-type="boolean" office:boolean-value="true" calcext:value-type="boolean">
            <text:p>TRUE</text:p>
          </table:table-cell>
          <table:table-cell table:formula="of:=IF([.B197]=[.E197]; &quot;&quot;; &quot;*&quot;)">
            <text:p/>
          </table:table-cell>
          <table:table-cell table:formula="of:=IF([.B197]=[.E197]; &quot;&quot;; [.E197]-[.B197])">
            <text:p/>
          </table:table-cell>
          <table:table-cell table:formula="of:=IF([.B197]=[.E197]; &quot;&quot;; (([.E197]-[.B197])/[.B197])*100)">
            <text:p/>
          </table:table-cell>
          <table:table-cell/>
          <table:table-cell office:value-type="string" calcext:value-type="string">
            <text:p>language/match_expressions_structs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D197]=[.L197]" office:value-type="boolean" office:boolean-value="true" calcext:value-type="boolean">
            <text:p>TRUE</text:p>
          </table:table-cell>
          <table:table-cell table:formula="of:=IF([.B197]=[.M197]; &quot;&quot;; &quot;*&quot;)">
            <text:p/>
          </table:table-cell>
          <table:table-cell table:formula="of:=IF([.B197]=[.M197]; &quot;&quot;; [.M197]-[.B197])">
            <text:p/>
          </table:table-cell>
          <table:table-cell table:formula="of:=IF([.B197]=[.M197]; &quot;&quot;; (([.M197]-[.B197])/[.B197])*100)">
            <text:p/>
          </table:table-cell>
        </table:table-row>
        <table:table-row table:style-name="ro1">
          <table:table-cell office:value-type="string" calcext:value-type="string">
            <text:p>language/match_expressions_unreachable_catch_all_last_arm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language/match_expressions_unreachable_catch_all_last_arm</text:p>
          </table:table-cell>
          <table:table-cell office:value-type="float" office:value="2104" calcext:value-type="float">
            <text:p>2104</text:p>
          </table:table-cell>
          <table:table-cell/>
          <table:table-cell table:formula="of:=[.A198]=[.D198]" office:value-type="boolean" office:boolean-value="true" calcext:value-type="boolean">
            <text:p>TRUE</text:p>
          </table:table-cell>
          <table:table-cell table:formula="of:=IF([.B198]=[.E198]; &quot;&quot;; &quot;*&quot;)" office:value-type="string" office:string-value="*" calcext:value-type="string">
            <text:p>*</text:p>
          </table:table-cell>
          <table:table-cell table:formula="of:=IF([.B198]=[.E198]; &quot;&quot;; [.E198]-[.B198])" office:value-type="float" office:value="88" calcext:value-type="float">
            <text:p>88</text:p>
          </table:table-cell>
          <table:table-cell table:formula="of:=IF([.B198]=[.E198]; &quot;&quot;; (([.E198]-[.B198])/[.B198])*100)" office:value-type="float" office:value="4.36507936507936" calcext:value-type="float">
            <text:p>4.36507936507936</text:p>
          </table:table-cell>
          <table:table-cell/>
          <table:table-cell office:value-type="string" calcext:value-type="string">
            <text:p>language/match_expressions_unreachable_catch_all_last_arm</text:p>
          </table:table-cell>
          <table:table-cell office:value-type="float" office:value="2104" calcext:value-type="float">
            <text:p>2104</text:p>
          </table:table-cell>
          <table:table-cell/>
          <table:table-cell table:formula="of:=[.D198]=[.L198]" office:value-type="boolean" office:boolean-value="true" calcext:value-type="boolean">
            <text:p>TRUE</text:p>
          </table:table-cell>
          <table:table-cell table:formula="of:=IF([.B198]=[.M198]; &quot;&quot;; &quot;*&quot;)" office:value-type="string" office:string-value="*" calcext:value-type="string">
            <text:p>*</text:p>
          </table:table-cell>
          <table:table-cell table:formula="of:=IF([.B198]=[.M198]; &quot;&quot;; [.M198]-[.B198])" office:value-type="float" office:value="88" calcext:value-type="float">
            <text:p>88</text:p>
          </table:table-cell>
          <table:table-cell table:formula="of:=IF([.B198]=[.M198]; &quot;&quot;; (([.M198]-[.B198])/[.B198])*100)" office:value-type="float" office:value="4.36507936507936" calcext:value-type="float">
            <text:p>4.36507936507936</text:p>
          </table:table-cell>
        </table:table-row>
        <table:table-row table:style-name="ro1">
          <table:table-cell office:value-type="string" calcext:value-type="string">
            <text:p>language/match_expressions_unreachable_catch_all_middle_arm</text:p>
          </table:table-cell>
          <table:table-cell office:value-type="float" office:value="1664" calcext:value-type="float">
            <text:p>1664</text:p>
          </table:table-cell>
          <table:table-cell/>
          <table:table-cell office:value-type="string" calcext:value-type="string">
            <text:p>language/match_expressions_unreachable_catch_all_middle_arm</text:p>
          </table:table-cell>
          <table:table-cell office:value-type="float" office:value="1896" calcext:value-type="float">
            <text:p>1896</text:p>
          </table:table-cell>
          <table:table-cell/>
          <table:table-cell table:formula="of:=[.A199]=[.D199]" office:value-type="boolean" office:boolean-value="true" calcext:value-type="boolean">
            <text:p>TRUE</text:p>
          </table:table-cell>
          <table:table-cell table:formula="of:=IF([.B199]=[.E199]; &quot;&quot;; &quot;*&quot;)" office:value-type="string" office:string-value="*" calcext:value-type="string">
            <text:p>*</text:p>
          </table:table-cell>
          <table:table-cell table:formula="of:=IF([.B199]=[.E199]; &quot;&quot;; [.E199]-[.B199])" office:value-type="float" office:value="232" calcext:value-type="float">
            <text:p>232</text:p>
          </table:table-cell>
          <table:table-cell table:formula="of:=IF([.B199]=[.E199]; &quot;&quot;; (([.E199]-[.B199])/[.B199])*100)" office:value-type="float" office:value="13.9423076923077" calcext:value-type="float">
            <text:p>13.9423076923077</text:p>
          </table:table-cell>
          <table:table-cell/>
          <table:table-cell office:value-type="string" calcext:value-type="string">
            <text:p>language/match_expressions_unreachable_catch_all_middle_arm</text:p>
          </table:table-cell>
          <table:table-cell office:value-type="float" office:value="1896" calcext:value-type="float">
            <text:p>1896</text:p>
          </table:table-cell>
          <table:table-cell/>
          <table:table-cell table:formula="of:=[.D199]=[.L199]" office:value-type="boolean" office:boolean-value="true" calcext:value-type="boolean">
            <text:p>TRUE</text:p>
          </table:table-cell>
          <table:table-cell table:formula="of:=IF([.B199]=[.M199]; &quot;&quot;; &quot;*&quot;)" office:value-type="string" office:string-value="*" calcext:value-type="string">
            <text:p>*</text:p>
          </table:table-cell>
          <table:table-cell table:formula="of:=IF([.B199]=[.M199]; &quot;&quot;; [.M199]-[.B199])" office:value-type="float" office:value="232" calcext:value-type="float">
            <text:p>232</text:p>
          </table:table-cell>
          <table:table-cell table:formula="of:=IF([.B199]=[.M199]; &quot;&quot;; (([.M199]-[.B199])/[.B199])*100)" office:value-type="float" office:value="13.9423076923077" calcext:value-type="float">
            <text:p>13.9423076923077</text:p>
          </table:table-cell>
        </table:table-row>
        <table:table-row table:style-name="ro1">
          <table:table-cell office:value-type="string" calcext:value-type="string">
            <text:p>language/match_expressions_unreachable_last_arm</text:p>
          </table:table-cell>
          <table:table-cell office:value-type="float" office:value="2808" calcext:value-type="float">
            <text:p>2808</text:p>
          </table:table-cell>
          <table:table-cell/>
          <table:table-cell office:value-type="string" calcext:value-type="string">
            <text:p>language/match_expressions_unreachable_last_arm</text:p>
          </table:table-cell>
          <table:table-cell office:value-type="float" office:value="3736" calcext:value-type="float">
            <text:p>3736</text:p>
          </table:table-cell>
          <table:table-cell/>
          <table:table-cell table:formula="of:=[.A200]=[.D200]" office:value-type="boolean" office:boolean-value="true" calcext:value-type="boolean">
            <text:p>TRUE</text:p>
          </table:table-cell>
          <table:table-cell table:formula="of:=IF([.B200]=[.E200]; &quot;&quot;; &quot;*&quot;)" office:value-type="string" office:string-value="*" calcext:value-type="string">
            <text:p>*</text:p>
          </table:table-cell>
          <table:table-cell table:formula="of:=IF([.B200]=[.E200]; &quot;&quot;; [.E200]-[.B200])" office:value-type="float" office:value="928" calcext:value-type="float">
            <text:p>928</text:p>
          </table:table-cell>
          <table:table-cell table:formula="of:=IF([.B200]=[.E200]; &quot;&quot;; (([.E200]-[.B200])/[.B200])*100)" office:value-type="float" office:value="33.048433048433" calcext:value-type="float">
            <text:p>33.048433048433</text:p>
          </table:table-cell>
          <table:table-cell/>
          <table:table-cell office:value-type="string" calcext:value-type="string">
            <text:p>language/match_expressions_unreachable_last_arm</text:p>
          </table:table-cell>
          <table:table-cell office:value-type="float" office:value="3808" calcext:value-type="float">
            <text:p>3808</text:p>
          </table:table-cell>
          <table:table-cell/>
          <table:table-cell table:formula="of:=[.D200]=[.L200]" office:value-type="boolean" office:boolean-value="true" calcext:value-type="boolean">
            <text:p>TRUE</text:p>
          </table:table-cell>
          <table:table-cell table:formula="of:=IF([.B200]=[.M200]; &quot;&quot;; &quot;*&quot;)" office:value-type="string" office:string-value="*" calcext:value-type="string">
            <text:p>*</text:p>
          </table:table-cell>
          <table:table-cell table:formula="of:=IF([.B200]=[.M200]; &quot;&quot;; [.M200]-[.B200])" office:value-type="float" office:value="1000" calcext:value-type="float">
            <text:p>1000</text:p>
          </table:table-cell>
          <table:table-cell table:formula="of:=IF([.B200]=[.M200]; &quot;&quot;; (([.M200]-[.B200])/[.B200])*100)" office:value-type="float" office:value="35.6125356125356" calcext:value-type="float">
            <text:p>35.6125356125356</text:p>
          </table:table-cell>
        </table:table-row>
        <table:table-row table:style-name="ro1">
          <table:table-cell office:value-type="string" calcext:value-type="string">
            <text:p>language/match_expressions_unreachable_middle_arm</text:p>
          </table:table-cell>
          <table:table-cell office:value-type="float" office:value="3216" calcext:value-type="float">
            <text:p>3216</text:p>
          </table:table-cell>
          <table:table-cell/>
          <table:table-cell office:value-type="string" calcext:value-type="string">
            <text:p>language/match_expressions_unreachable_middle_arm</text:p>
          </table:table-cell>
          <table:table-cell office:value-type="float" office:value="4448" calcext:value-type="float">
            <text:p>4448</text:p>
          </table:table-cell>
          <table:table-cell/>
          <table:table-cell table:formula="of:=[.A201]=[.D201]" office:value-type="boolean" office:boolean-value="true" calcext:value-type="boolean">
            <text:p>TRUE</text:p>
          </table:table-cell>
          <table:table-cell table:formula="of:=IF([.B201]=[.E201]; &quot;&quot;; &quot;*&quot;)" office:value-type="string" office:string-value="*" calcext:value-type="string">
            <text:p>*</text:p>
          </table:table-cell>
          <table:table-cell table:formula="of:=IF([.B201]=[.E201]; &quot;&quot;; [.E201]-[.B201])" office:value-type="float" office:value="1232" calcext:value-type="float">
            <text:p>1232</text:p>
          </table:table-cell>
          <table:table-cell table:formula="of:=IF([.B201]=[.E201]; &quot;&quot;; (([.E201]-[.B201])/[.B201])*100)" office:value-type="float" office:value="38.3084577114428" calcext:value-type="float">
            <text:p>38.3084577114428</text:p>
          </table:table-cell>
          <table:table-cell/>
          <table:table-cell office:value-type="string" calcext:value-type="string">
            <text:p>language/match_expressions_unreachable_middle_arm</text:p>
          </table:table-cell>
          <table:table-cell office:value-type="float" office:value="4248" calcext:value-type="float">
            <text:p>4248</text:p>
          </table:table-cell>
          <table:table-cell/>
          <table:table-cell table:formula="of:=[.D201]=[.L201]" office:value-type="boolean" office:boolean-value="true" calcext:value-type="boolean">
            <text:p>TRUE</text:p>
          </table:table-cell>
          <table:table-cell table:formula="of:=IF([.B201]=[.M201]; &quot;&quot;; &quot;*&quot;)" office:value-type="string" office:string-value="*" calcext:value-type="string">
            <text:p>*</text:p>
          </table:table-cell>
          <table:table-cell table:formula="of:=IF([.B201]=[.M201]; &quot;&quot;; [.M201]-[.B201])" office:value-type="float" office:value="1032" calcext:value-type="float">
            <text:p>1032</text:p>
          </table:table-cell>
          <table:table-cell table:formula="of:=IF([.B201]=[.M201]; &quot;&quot;; (([.M201]-[.B201])/[.B201])*100)" office:value-type="float" office:value="32.089552238806" calcext:value-type="float">
            <text:p>32.089552238806</text:p>
          </table:table-cell>
        </table:table-row>
        <table:table-row table:style-name="ro1">
          <table:table-cell office:value-type="string" calcext:value-type="string">
            <text:p>language/match_expressions_with_self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language/match_expressions_with_self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202]=[.D202]" office:value-type="boolean" office:boolean-value="true" calcext:value-type="boolean">
            <text:p>TRUE</text:p>
          </table:table-cell>
          <table:table-cell table:formula="of:=IF([.B202]=[.E202]; &quot;&quot;; &quot;*&quot;)">
            <text:p/>
          </table:table-cell>
          <table:table-cell table:formula="of:=IF([.B202]=[.E202]; &quot;&quot;; [.E202]-[.B202])">
            <text:p/>
          </table:table-cell>
          <table:table-cell table:formula="of:=IF([.B202]=[.E202]; &quot;&quot;; (([.E202]-[.B202])/[.B202])*100)">
            <text:p/>
          </table:table-cell>
          <table:table-cell/>
          <table:table-cell office:value-type="string" calcext:value-type="string">
            <text:p>language/match_expressions_with_self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D202]=[.L202]" office:value-type="boolean" office:boolean-value="true" calcext:value-type="boolean">
            <text:p>TRUE</text:p>
          </table:table-cell>
          <table:table-cell table:formula="of:=IF([.B202]=[.M202]; &quot;&quot;; &quot;*&quot;)">
            <text:p/>
          </table:table-cell>
          <table:table-cell table:formula="of:=IF([.B202]=[.M202]; &quot;&quot;; [.M202]-[.B202])">
            <text:p/>
          </table:table-cell>
          <table:table-cell table:formula="of:=IF([.B202]=[.M202]; &quot;&quot;; (([.M202]-[.B202])/[.B202])*100)">
            <text:p/>
          </table:table-cell>
        </table:table-row>
        <table:table-row table:style-name="ro1">
          <table:table-cell office:value-type="string" calcext:value-type="string">
            <text:p>language/mega_example</text:p>
          </table:table-cell>
          <table:table-cell office:value-type="float" office:value="2424" calcext:value-type="float">
            <text:p>2424</text:p>
          </table:table-cell>
          <table:table-cell/>
          <table:table-cell office:value-type="string" calcext:value-type="string">
            <text:p>language/mega_example</text:p>
          </table:table-cell>
          <table:table-cell office:value-type="float" office:value="2440" calcext:value-type="float">
            <text:p>2440</text:p>
          </table:table-cell>
          <table:table-cell/>
          <table:table-cell table:formula="of:=[.A203]=[.D203]" office:value-type="boolean" office:boolean-value="true" calcext:value-type="boolean">
            <text:p>TRUE</text:p>
          </table:table-cell>
          <table:table-cell table:formula="of:=IF([.B203]=[.E203]; &quot;&quot;; &quot;*&quot;)" office:value-type="string" office:string-value="*" calcext:value-type="string">
            <text:p>*</text:p>
          </table:table-cell>
          <table:table-cell table:formula="of:=IF([.B203]=[.E203]; &quot;&quot;; [.E203]-[.B203])" office:value-type="float" office:value="16" calcext:value-type="float">
            <text:p>16</text:p>
          </table:table-cell>
          <table:table-cell table:formula="of:=IF([.B203]=[.E203]; &quot;&quot;; (([.E203]-[.B203])/[.B203])*100)" office:value-type="float" office:value="0.66006600660066" calcext:value-type="float">
            <text:p>0.66006600660066</text:p>
          </table:table-cell>
          <table:table-cell/>
          <table:table-cell office:value-type="string" calcext:value-type="string">
            <text:p>language/mega_example</text:p>
          </table:table-cell>
          <table:table-cell office:value-type="float" office:value="2440" calcext:value-type="float">
            <text:p>2440</text:p>
          </table:table-cell>
          <table:table-cell/>
          <table:table-cell table:formula="of:=[.D203]=[.L203]" office:value-type="boolean" office:boolean-value="true" calcext:value-type="boolean">
            <text:p>TRUE</text:p>
          </table:table-cell>
          <table:table-cell table:formula="of:=IF([.B203]=[.M203]; &quot;&quot;; &quot;*&quot;)" office:value-type="string" office:string-value="*" calcext:value-type="string">
            <text:p>*</text:p>
          </table:table-cell>
          <table:table-cell table:formula="of:=IF([.B203]=[.M203]; &quot;&quot;; [.M203]-[.B203])" office:value-type="float" office:value="16" calcext:value-type="float">
            <text:p>16</text:p>
          </table:table-cell>
          <table:table-cell table:formula="of:=IF([.B203]=[.M203]; &quot;&quot;; (([.M203]-[.B203])/[.B203])*100)" office:value-type="float" office:value="0.66006600660066" calcext:value-type="float">
            <text:p>0.66006600660066</text:p>
          </table:table-cell>
        </table:table-row>
        <table:table-row table:style-name="ro1">
          <table:table-cell office:value-type="string" calcext:value-type="string">
            <text:p>language/memcpy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language/memcpy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[.A204]=[.D204]" office:value-type="boolean" office:boolean-value="true" calcext:value-type="boolean">
            <text:p>TRUE</text:p>
          </table:table-cell>
          <table:table-cell table:formula="of:=IF([.B204]=[.E204]; &quot;&quot;; &quot;*&quot;)" office:value-type="string" office:string-value="*" calcext:value-type="string">
            <text:p>*</text:p>
          </table:table-cell>
          <table:table-cell table:formula="of:=IF([.B204]=[.E204]; &quot;&quot;; [.E204]-[.B204])" office:value-type="float" office:value="32" calcext:value-type="float">
            <text:p>32</text:p>
          </table:table-cell>
          <table:table-cell table:formula="of:=IF([.B204]=[.E204]; &quot;&quot;; (([.E204]-[.B204])/[.B204])*100)" office:value-type="float" office:value="18.1818181818182" calcext:value-type="float">
            <text:p>18.1818181818182</text:p>
          </table:table-cell>
          <table:table-cell/>
          <table:table-cell office:value-type="string" calcext:value-type="string">
            <text:p>language/memcpy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[.D204]=[.L204]" office:value-type="boolean" office:boolean-value="true" calcext:value-type="boolean">
            <text:p>TRUE</text:p>
          </table:table-cell>
          <table:table-cell table:formula="of:=IF([.B204]=[.M204]; &quot;&quot;; &quot;*&quot;)" office:value-type="string" office:string-value="*" calcext:value-type="string">
            <text:p>*</text:p>
          </table:table-cell>
          <table:table-cell table:formula="of:=IF([.B204]=[.M204]; &quot;&quot;; [.M204]-[.B204])" office:value-type="float" office:value="32" calcext:value-type="float">
            <text:p>32</text:p>
          </table:table-cell>
          <table:table-cell table:formula="of:=IF([.B204]=[.M204]; &quot;&quot;; (([.M204]-[.B204])/[.B204])*100)" office:value-type="float" office:value="18.1818181818182" calcext:value-type="float">
            <text:p>18.1818181818182</text:p>
          </table:table-cell>
        </table:table-row>
        <table:table-row table:style-name="ro1">
          <table:table-cell office:value-type="string" calcext:value-type="string">
            <text:p>language/method_indirect_inference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language/method_indirect_inference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A205]=[.D205]" office:value-type="boolean" office:boolean-value="true" calcext:value-type="boolean">
            <text:p>TRUE</text:p>
          </table:table-cell>
          <table:table-cell table:formula="of:=IF([.B205]=[.E205]; &quot;&quot;; &quot;*&quot;)" office:value-type="string" office:string-value="*" calcext:value-type="string">
            <text:p>*</text:p>
          </table:table-cell>
          <table:table-cell table:formula="of:=IF([.B205]=[.E205]; &quot;&quot;; [.E205]-[.B205])" office:value-type="float" office:value="24" calcext:value-type="float">
            <text:p>24</text:p>
          </table:table-cell>
          <table:table-cell table:formula="of:=IF([.B205]=[.E205]; &quot;&quot;; (([.E205]-[.B205])/[.B205])*100)" office:value-type="float" office:value="7.89473684210526" calcext:value-type="float">
            <text:p>7.89473684210526</text:p>
          </table:table-cell>
          <table:table-cell/>
          <table:table-cell office:value-type="string" calcext:value-type="string">
            <text:p>language/method_indirect_inference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D205]=[.L205]" office:value-type="boolean" office:boolean-value="true" calcext:value-type="boolean">
            <text:p>TRUE</text:p>
          </table:table-cell>
          <table:table-cell table:formula="of:=IF([.B205]=[.M205]; &quot;&quot;; &quot;*&quot;)" office:value-type="string" office:string-value="*" calcext:value-type="string">
            <text:p>*</text:p>
          </table:table-cell>
          <table:table-cell table:formula="of:=IF([.B205]=[.M205]; &quot;&quot;; [.M205]-[.B205])" office:value-type="float" office:value="24" calcext:value-type="float">
            <text:p>24</text:p>
          </table:table-cell>
          <table:table-cell table:formula="of:=IF([.B205]=[.M205]; &quot;&quot;; (([.M205]-[.B205])/[.B205])*100)" office:value-type="float" office:value="7.89473684210526" calcext:value-type="float">
            <text:p>7.89473684210526</text:p>
          </table:table-cell>
        </table:table-row>
        <table:table-row table:style-name="ro1">
          <table:table-cell office:value-type="string" calcext:value-type="string">
            <text:p>language/method_on_empty_struc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method_on_empty_struc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06]=[.D206]" office:value-type="boolean" office:boolean-value="true" calcext:value-type="boolean">
            <text:p>TRUE</text:p>
          </table:table-cell>
          <table:table-cell table:formula="of:=IF([.B206]=[.E206]; &quot;&quot;; &quot;*&quot;)">
            <text:p/>
          </table:table-cell>
          <table:table-cell table:formula="of:=IF([.B206]=[.E206]; &quot;&quot;; [.E206]-[.B206])">
            <text:p/>
          </table:table-cell>
          <table:table-cell table:formula="of:=IF([.B206]=[.E206]; &quot;&quot;; (([.E206]-[.B206])/[.B206])*100)">
            <text:p/>
          </table:table-cell>
          <table:table-cell/>
          <table:table-cell office:value-type="string" calcext:value-type="string">
            <text:p>language/method_on_empty_struc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06]=[.L206]" office:value-type="boolean" office:boolean-value="true" calcext:value-type="boolean">
            <text:p>TRUE</text:p>
          </table:table-cell>
          <table:table-cell table:formula="of:=IF([.B206]=[.M206]; &quot;&quot;; &quot;*&quot;)">
            <text:p/>
          </table:table-cell>
          <table:table-cell table:formula="of:=IF([.B206]=[.M206]; &quot;&quot;; [.M206]-[.B206])">
            <text:p/>
          </table:table-cell>
          <table:table-cell table:formula="of:=IF([.B206]=[.M206]; &quot;&quot;; (([.M206]-[.B206])/[.B206])*100)">
            <text:p/>
          </table:table-cell>
        </table:table-row>
        <table:table-row table:style-name="ro1">
          <table:table-cell office:value-type="string" calcext:value-type="string">
            <text:p>language/method_type_arg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method_type_arg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07]=[.D207]" office:value-type="boolean" office:boolean-value="true" calcext:value-type="boolean">
            <text:p>TRUE</text:p>
          </table:table-cell>
          <table:table-cell table:formula="of:=IF([.B207]=[.E207]; &quot;&quot;; &quot;*&quot;)">
            <text:p/>
          </table:table-cell>
          <table:table-cell table:formula="of:=IF([.B207]=[.E207]; &quot;&quot;; [.E207]-[.B207])">
            <text:p/>
          </table:table-cell>
          <table:table-cell table:formula="of:=IF([.B207]=[.E207]; &quot;&quot;; (([.E207]-[.B207])/[.B207])*100)">
            <text:p/>
          </table:table-cell>
          <table:table-cell/>
          <table:table-cell office:value-type="string" calcext:value-type="string">
            <text:p>language/method_type_arg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07]=[.L207]" office:value-type="boolean" office:boolean-value="true" calcext:value-type="boolean">
            <text:p>TRUE</text:p>
          </table:table-cell>
          <table:table-cell table:formula="of:=IF([.B207]=[.M207]; &quot;&quot;; &quot;*&quot;)">
            <text:p/>
          </table:table-cell>
          <table:table-cell table:formula="of:=IF([.B207]=[.M207]; &quot;&quot;; [.M207]-[.B207])">
            <text:p/>
          </table:table-cell>
          <table:table-cell table:formula="of:=IF([.B207]=[.M207]; &quot;&quot;; (([.M207]-[.B207])/[.B207])*100)">
            <text:p/>
          </table:table-cell>
        </table:table-row>
        <table:table-row table:style-name="ro1">
          <table:table-cell office:value-type="string" calcext:value-type="string">
            <text:p>language/method_unambiguous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language/method_unambiguous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[.A208]=[.D208]" office:value-type="boolean" office:boolean-value="true" calcext:value-type="boolean">
            <text:p>TRUE</text:p>
          </table:table-cell>
          <table:table-cell table:formula="of:=IF([.B208]=[.E208]; &quot;&quot;; &quot;*&quot;)">
            <text:p/>
          </table:table-cell>
          <table:table-cell table:formula="of:=IF([.B208]=[.E208]; &quot;&quot;; [.E208]-[.B208])">
            <text:p/>
          </table:table-cell>
          <table:table-cell table:formula="of:=IF([.B208]=[.E208]; &quot;&quot;; (([.E208]-[.B208])/[.B208])*100)">
            <text:p/>
          </table:table-cell>
          <table:table-cell/>
          <table:table-cell office:value-type="string" calcext:value-type="string">
            <text:p>language/method_unambiguous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[.D208]=[.L208]" office:value-type="boolean" office:boolean-value="true" calcext:value-type="boolean">
            <text:p>TRUE</text:p>
          </table:table-cell>
          <table:table-cell table:formula="of:=IF([.B208]=[.M208]; &quot;&quot;; &quot;*&quot;)">
            <text:p/>
          </table:table-cell>
          <table:table-cell table:formula="of:=IF([.B208]=[.M208]; &quot;&quot;; [.M208]-[.B208])">
            <text:p/>
          </table:table-cell>
          <table:table-cell table:formula="of:=IF([.B208]=[.M208]; &quot;&quot;; (([.M208]-[.B208])/[.B208])*100)">
            <text:p/>
          </table:table-cell>
        </table:table-row>
        <table:table-row table:style-name="ro1">
          <table:table-cell office:value-type="string" calcext:value-type="string">
            <text:p>language/module_dep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module_dep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09]=[.D209]" office:value-type="boolean" office:boolean-value="true" calcext:value-type="boolean">
            <text:p>TRUE</text:p>
          </table:table-cell>
          <table:table-cell table:formula="of:=IF([.B209]=[.E209]; &quot;&quot;; &quot;*&quot;)">
            <text:p/>
          </table:table-cell>
          <table:table-cell table:formula="of:=IF([.B209]=[.E209]; &quot;&quot;; [.E209]-[.B209])">
            <text:p/>
          </table:table-cell>
          <table:table-cell table:formula="of:=IF([.B209]=[.E209]; &quot;&quot;; (([.E209]-[.B209])/[.B209])*100)">
            <text:p/>
          </table:table-cell>
          <table:table-cell/>
          <table:table-cell office:value-type="string" calcext:value-type="string">
            <text:p>language/module_dep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D209]=[.L209]" office:value-type="boolean" office:boolean-value="true" calcext:value-type="boolean">
            <text:p>TRUE</text:p>
          </table:table-cell>
          <table:table-cell table:formula="of:=IF([.B209]=[.M209]; &quot;&quot;; &quot;*&quot;)">
            <text:p/>
          </table:table-cell>
          <table:table-cell table:formula="of:=IF([.B209]=[.M209]; &quot;&quot;; [.M209]-[.B209])">
            <text:p/>
          </table:table-cell>
          <table:table-cell table:formula="of:=IF([.B209]=[.M209]; &quot;&quot;; (([.M209]-[.B209])/[.B209])*100)">
            <text:p/>
          </table:table-cell>
        </table:table-row>
        <table:table-row table:style-name="ro1">
          <table:table-cell office:value-type="string" calcext:value-type="string">
            <text:p>language/module_dep_multip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module_dep_multiple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10]=[.D210]" office:value-type="boolean" office:boolean-value="true" calcext:value-type="boolean">
            <text:p>TRUE</text:p>
          </table:table-cell>
          <table:table-cell table:formula="of:=IF([.B210]=[.E210]; &quot;&quot;; &quot;*&quot;)">
            <text:p/>
          </table:table-cell>
          <table:table-cell table:formula="of:=IF([.B210]=[.E210]; &quot;&quot;; [.E210]-[.B210])">
            <text:p/>
          </table:table-cell>
          <table:table-cell table:formula="of:=IF([.B210]=[.E210]; &quot;&quot;; (([.E210]-[.B210])/[.B210])*100)">
            <text:p/>
          </table:table-cell>
          <table:table-cell/>
          <table:table-cell office:value-type="string" calcext:value-type="string">
            <text:p>language/module_dep_multiple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D210]=[.L210]" office:value-type="boolean" office:boolean-value="true" calcext:value-type="boolean">
            <text:p>TRUE</text:p>
          </table:table-cell>
          <table:table-cell table:formula="of:=IF([.B210]=[.M210]; &quot;&quot;; &quot;*&quot;)">
            <text:p/>
          </table:table-cell>
          <table:table-cell table:formula="of:=IF([.B210]=[.M210]; &quot;&quot;; [.M210]-[.B210])">
            <text:p/>
          </table:table-cell>
          <table:table-cell table:formula="of:=IF([.B210]=[.M210]; &quot;&quot;; (([.M210]-[.B210])/[.B210])*100)">
            <text:p/>
          </table:table-cell>
        </table:table-row>
        <table:table-row table:style-name="ro1">
          <table:table-cell office:value-type="string" calcext:value-type="string">
            <text:p>language/module_dep_self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module_dep_self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11]=[.D211]" office:value-type="boolean" office:boolean-value="true" calcext:value-type="boolean">
            <text:p>TRUE</text:p>
          </table:table-cell>
          <table:table-cell table:formula="of:=IF([.B211]=[.E211]; &quot;&quot;; &quot;*&quot;)">
            <text:p/>
          </table:table-cell>
          <table:table-cell table:formula="of:=IF([.B211]=[.E211]; &quot;&quot;; [.E211]-[.B211])">
            <text:p/>
          </table:table-cell>
          <table:table-cell table:formula="of:=IF([.B211]=[.E211]; &quot;&quot;; (([.E211]-[.B211])/[.B211])*100)">
            <text:p/>
          </table:table-cell>
          <table:table-cell/>
          <table:table-cell office:value-type="string" calcext:value-type="string">
            <text:p>language/module_dep_self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D211]=[.L211]" office:value-type="boolean" office:boolean-value="true" calcext:value-type="boolean">
            <text:p>TRUE</text:p>
          </table:table-cell>
          <table:table-cell table:formula="of:=IF([.B211]=[.M211]; &quot;&quot;; &quot;*&quot;)">
            <text:p/>
          </table:table-cell>
          <table:table-cell table:formula="of:=IF([.B211]=[.M211]; &quot;&quot;; [.M211]-[.B211])">
            <text:p/>
          </table:table-cell>
          <table:table-cell table:formula="of:=IF([.B211]=[.M211]; &quot;&quot;; (([.M211]-[.B211])/[.B211])*100)">
            <text:p/>
          </table:table-cell>
        </table:table-row>
        <table:table-row table:style-name="ro1">
          <table:table-cell office:value-type="string" calcext:value-type="string">
            <text:p>language/modulo_uint_test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modulo_uint_test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212]=[.D212]" office:value-type="boolean" office:boolean-value="true" calcext:value-type="boolean">
            <text:p>TRUE</text:p>
          </table:table-cell>
          <table:table-cell table:formula="of:=IF([.B212]=[.E212]; &quot;&quot;; &quot;*&quot;)">
            <text:p/>
          </table:table-cell>
          <table:table-cell table:formula="of:=IF([.B212]=[.E212]; &quot;&quot;; [.E212]-[.B212])">
            <text:p/>
          </table:table-cell>
          <table:table-cell table:formula="of:=IF([.B212]=[.E212]; &quot;&quot;; (([.E212]-[.B212])/[.B212])*100)">
            <text:p/>
          </table:table-cell>
          <table:table-cell/>
          <table:table-cell office:value-type="string" calcext:value-type="string">
            <text:p>language/modulo_uint_test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212]=[.L212]" office:value-type="boolean" office:boolean-value="true" calcext:value-type="boolean">
            <text:p>TRUE</text:p>
          </table:table-cell>
          <table:table-cell table:formula="of:=IF([.B212]=[.M212]; &quot;&quot;; &quot;*&quot;)">
            <text:p/>
          </table:table-cell>
          <table:table-cell table:formula="of:=IF([.B212]=[.M212]; &quot;&quot;; [.M212]-[.B212])">
            <text:p/>
          </table:table-cell>
          <table:table-cell table:formula="of:=IF([.B212]=[.M212]; &quot;&quot;; (([.M212]-[.B212])/[.B212])*100)">
            <text:p/>
          </table:table-cell>
        </table:table-row>
        <table:table-row table:style-name="ro1">
          <table:table-cell office:value-type="string" calcext:value-type="string">
            <text:p>language/multi_impl_self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multi_impl_self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13]=[.D213]" office:value-type="boolean" office:boolean-value="true" calcext:value-type="boolean">
            <text:p>TRUE</text:p>
          </table:table-cell>
          <table:table-cell table:formula="of:=IF([.B213]=[.E213]; &quot;&quot;; &quot;*&quot;)">
            <text:p/>
          </table:table-cell>
          <table:table-cell table:formula="of:=IF([.B213]=[.E213]; &quot;&quot;; [.E213]-[.B213])">
            <text:p/>
          </table:table-cell>
          <table:table-cell table:formula="of:=IF([.B213]=[.E213]; &quot;&quot;; (([.E213]-[.B213])/[.B213])*100)">
            <text:p/>
          </table:table-cell>
          <table:table-cell/>
          <table:table-cell office:value-type="string" calcext:value-type="string">
            <text:p>language/multi_impl_self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213]=[.L213]" office:value-type="boolean" office:boolean-value="true" calcext:value-type="boolean">
            <text:p>TRUE</text:p>
          </table:table-cell>
          <table:table-cell table:formula="of:=IF([.B213]=[.M213]; &quot;&quot;; &quot;*&quot;)">
            <text:p/>
          </table:table-cell>
          <table:table-cell table:formula="of:=IF([.B213]=[.M213]; &quot;&quot;; [.M213]-[.B213])">
            <text:p/>
          </table:table-cell>
          <table:table-cell table:formula="of:=IF([.B213]=[.M213]; &quot;&quot;; (([.M213]-[.B213])/[.B213])*100)">
            <text:p/>
          </table:table-cell>
        </table:table-row>
        <table:table-row table:style-name="ro1">
          <table:table-cell office:value-type="string" calcext:value-type="string">
            <text:p>language/multi_item_impor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multi_item_impor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14]=[.D214]" office:value-type="boolean" office:boolean-value="true" calcext:value-type="boolean">
            <text:p>TRUE</text:p>
          </table:table-cell>
          <table:table-cell table:formula="of:=IF([.B214]=[.E214]; &quot;&quot;; &quot;*&quot;)">
            <text:p/>
          </table:table-cell>
          <table:table-cell table:formula="of:=IF([.B214]=[.E214]; &quot;&quot;; [.E214]-[.B214])">
            <text:p/>
          </table:table-cell>
          <table:table-cell table:formula="of:=IF([.B214]=[.E214]; &quot;&quot;; (([.E214]-[.B214])/[.B214])*100)">
            <text:p/>
          </table:table-cell>
          <table:table-cell/>
          <table:table-cell office:value-type="string" calcext:value-type="string">
            <text:p>language/multi_item_impor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14]=[.L214]" office:value-type="boolean" office:boolean-value="true" calcext:value-type="boolean">
            <text:p>TRUE</text:p>
          </table:table-cell>
          <table:table-cell table:formula="of:=IF([.B214]=[.M214]; &quot;&quot;; &quot;*&quot;)">
            <text:p/>
          </table:table-cell>
          <table:table-cell table:formula="of:=IF([.B214]=[.M214]; &quot;&quot;; [.M214]-[.B214])">
            <text:p/>
          </table:table-cell>
          <table:table-cell table:formula="of:=IF([.B214]=[.M214]; &quot;&quot;; (([.M214]-[.B214])/[.B214])*100)">
            <text:p/>
          </table:table-cell>
        </table:table-row>
        <table:table-row table:style-name="ro1">
          <table:table-cell office:value-type="string" calcext:value-type="string">
            <text:p>language/mutable_and_initd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language/mutable_and_initd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A215]=[.D215]" office:value-type="boolean" office:boolean-value="true" calcext:value-type="boolean">
            <text:p>TRUE</text:p>
          </table:table-cell>
          <table:table-cell table:formula="of:=IF([.B215]=[.E215]; &quot;&quot;; &quot;*&quot;)">
            <text:p/>
          </table:table-cell>
          <table:table-cell table:formula="of:=IF([.B215]=[.E215]; &quot;&quot;; [.E215]-[.B215])">
            <text:p/>
          </table:table-cell>
          <table:table-cell table:formula="of:=IF([.B215]=[.E215]; &quot;&quot;; (([.E215]-[.B215])/[.B215])*100)">
            <text:p/>
          </table:table-cell>
          <table:table-cell/>
          <table:table-cell office:value-type="string" calcext:value-type="string">
            <text:p>language/mutable_and_initd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D215]=[.L215]" office:value-type="boolean" office:boolean-value="true" calcext:value-type="boolean">
            <text:p>TRUE</text:p>
          </table:table-cell>
          <table:table-cell table:formula="of:=IF([.B215]=[.M215]; &quot;&quot;; &quot;*&quot;)">
            <text:p/>
          </table:table-cell>
          <table:table-cell table:formula="of:=IF([.B215]=[.M215]; &quot;&quot;; [.M215]-[.B215])">
            <text:p/>
          </table:table-cell>
          <table:table-cell table:formula="of:=IF([.B215]=[.M215]; &quot;&quot;; (([.M215]-[.B215])/[.B215])*100)">
            <text:p/>
          </table:table-cell>
        </table:table-row>
        <table:table-row table:style-name="ro1">
          <table:table-cell office:value-type="string" calcext:value-type="string">
            <text:p>language/mutable_array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mutable_array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16]=[.D216]" office:value-type="boolean" office:boolean-value="true" calcext:value-type="boolean">
            <text:p>TRUE</text:p>
          </table:table-cell>
          <table:table-cell table:formula="of:=IF([.B216]=[.E216]; &quot;&quot;; &quot;*&quot;)">
            <text:p/>
          </table:table-cell>
          <table:table-cell table:formula="of:=IF([.B216]=[.E216]; &quot;&quot;; [.E216]-[.B216])">
            <text:p/>
          </table:table-cell>
          <table:table-cell table:formula="of:=IF([.B216]=[.E216]; &quot;&quot;; (([.E216]-[.B216])/[.B216])*100)">
            <text:p/>
          </table:table-cell>
          <table:table-cell/>
          <table:table-cell office:value-type="string" calcext:value-type="string">
            <text:p>language/mutable_array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216]=[.L216]" office:value-type="boolean" office:boolean-value="true" calcext:value-type="boolean">
            <text:p>TRUE</text:p>
          </table:table-cell>
          <table:table-cell table:formula="of:=IF([.B216]=[.M216]; &quot;&quot;; &quot;*&quot;)">
            <text:p/>
          </table:table-cell>
          <table:table-cell table:formula="of:=IF([.B216]=[.M216]; &quot;&quot;; [.M216]-[.B216])">
            <text:p/>
          </table:table-cell>
          <table:table-cell table:formula="of:=IF([.B216]=[.M216]; &quot;&quot;; (([.M216]-[.B216])/[.B216])*100)">
            <text:p/>
          </table:table-cell>
        </table:table-row>
        <table:table-row table:style-name="ro1">
          <table:table-cell office:value-type="string" calcext:value-type="string">
            <text:p>language/mutable_arrays_enum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language/mutable_arrays_enum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[.A217]=[.D217]" office:value-type="boolean" office:boolean-value="true" calcext:value-type="boolean">
            <text:p>TRUE</text:p>
          </table:table-cell>
          <table:table-cell table:formula="of:=IF([.B217]=[.E217]; &quot;&quot;; &quot;*&quot;)" office:value-type="string" office:string-value="*" calcext:value-type="string">
            <text:p>*</text:p>
          </table:table-cell>
          <table:table-cell table:formula="of:=IF([.B217]=[.E217]; &quot;&quot;; [.E217]-[.B217])" office:value-type="float" office:value="72" calcext:value-type="float">
            <text:p>72</text:p>
          </table:table-cell>
          <table:table-cell table:formula="of:=IF([.B217]=[.E217]; &quot;&quot;; (([.E217]-[.B217])/[.B217])*100)" office:value-type="float" office:value="75" calcext:value-type="float">
            <text:p>75</text:p>
          </table:table-cell>
          <table:table-cell/>
          <table:table-cell office:value-type="string" calcext:value-type="string">
            <text:p>language/mutable_arrays_enum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D217]=[.L217]" office:value-type="boolean" office:boolean-value="true" calcext:value-type="boolean">
            <text:p>TRUE</text:p>
          </table:table-cell>
          <table:table-cell table:formula="of:=IF([.B217]=[.M217]; &quot;&quot;; &quot;*&quot;)">
            <text:p/>
          </table:table-cell>
          <table:table-cell table:formula="of:=IF([.B217]=[.M217]; &quot;&quot;; [.M217]-[.B217])">
            <text:p/>
          </table:table-cell>
          <table:table-cell table:formula="of:=IF([.B217]=[.M217]; &quot;&quot;; (([.M217]-[.B217])/[.B217])*100)">
            <text:p/>
          </table:table-cell>
        </table:table-row>
        <table:table-row table:style-name="ro1">
          <table:table-cell office:value-type="string" calcext:value-type="string">
            <text:p>language/mutable_arrays_multiple_neste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mutable_arrays_multiple_neste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18]=[.D218]" office:value-type="boolean" office:boolean-value="true" calcext:value-type="boolean">
            <text:p>TRUE</text:p>
          </table:table-cell>
          <table:table-cell table:formula="of:=IF([.B218]=[.E218]; &quot;&quot;; &quot;*&quot;)">
            <text:p/>
          </table:table-cell>
          <table:table-cell table:formula="of:=IF([.B218]=[.E218]; &quot;&quot;; [.E218]-[.B218])">
            <text:p/>
          </table:table-cell>
          <table:table-cell table:formula="of:=IF([.B218]=[.E218]; &quot;&quot;; (([.E218]-[.B218])/[.B218])*100)">
            <text:p/>
          </table:table-cell>
          <table:table-cell/>
          <table:table-cell office:value-type="string" calcext:value-type="string">
            <text:p>language/mutable_arrays_multiple_neste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18]=[.L218]" office:value-type="boolean" office:boolean-value="true" calcext:value-type="boolean">
            <text:p>TRUE</text:p>
          </table:table-cell>
          <table:table-cell table:formula="of:=IF([.B218]=[.M218]; &quot;&quot;; &quot;*&quot;)">
            <text:p/>
          </table:table-cell>
          <table:table-cell table:formula="of:=IF([.B218]=[.M218]; &quot;&quot;; [.M218]-[.B218])">
            <text:p/>
          </table:table-cell>
          <table:table-cell table:formula="of:=IF([.B218]=[.M218]; &quot;&quot;; (([.M218]-[.B218])/[.B218])*100)">
            <text:p/>
          </table:table-cell>
        </table:table-row>
        <table:table-row table:style-name="ro1">
          <table:table-cell office:value-type="string" calcext:value-type="string">
            <text:p>language/mutable_arrays_neste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mutable_arrays_neste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19]=[.D219]" office:value-type="boolean" office:boolean-value="true" calcext:value-type="boolean">
            <text:p>TRUE</text:p>
          </table:table-cell>
          <table:table-cell table:formula="of:=IF([.B219]=[.E219]; &quot;&quot;; &quot;*&quot;)">
            <text:p/>
          </table:table-cell>
          <table:table-cell table:formula="of:=IF([.B219]=[.E219]; &quot;&quot;; [.E219]-[.B219])">
            <text:p/>
          </table:table-cell>
          <table:table-cell table:formula="of:=IF([.B219]=[.E219]; &quot;&quot;; (([.E219]-[.B219])/[.B219])*100)">
            <text:p/>
          </table:table-cell>
          <table:table-cell/>
          <table:table-cell office:value-type="string" calcext:value-type="string">
            <text:p>language/mutable_arrays_neste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19]=[.L219]" office:value-type="boolean" office:boolean-value="true" calcext:value-type="boolean">
            <text:p>TRUE</text:p>
          </table:table-cell>
          <table:table-cell table:formula="of:=IF([.B219]=[.M219]; &quot;&quot;; &quot;*&quot;)">
            <text:p/>
          </table:table-cell>
          <table:table-cell table:formula="of:=IF([.B219]=[.M219]; &quot;&quot;; [.M219]-[.B219])">
            <text:p/>
          </table:table-cell>
          <table:table-cell table:formula="of:=IF([.B219]=[.M219]; &quot;&quot;; (([.M219]-[.B219])/[.B219])*100)">
            <text:p/>
          </table:table-cell>
        </table:table-row>
        <table:table-row table:style-name="ro1">
          <table:table-cell office:value-type="string" calcext:value-type="string">
            <text:p>language/mutable_arrays_struc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mutable_arrays_struc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20]=[.D220]" office:value-type="boolean" office:boolean-value="true" calcext:value-type="boolean">
            <text:p>TRUE</text:p>
          </table:table-cell>
          <table:table-cell table:formula="of:=IF([.B220]=[.E220]; &quot;&quot;; &quot;*&quot;)">
            <text:p/>
          </table:table-cell>
          <table:table-cell table:formula="of:=IF([.B220]=[.E220]; &quot;&quot;; [.E220]-[.B220])">
            <text:p/>
          </table:table-cell>
          <table:table-cell table:formula="of:=IF([.B220]=[.E220]; &quot;&quot;; (([.E220]-[.B220])/[.B220])*100)">
            <text:p/>
          </table:table-cell>
          <table:table-cell/>
          <table:table-cell office:value-type="string" calcext:value-type="string">
            <text:p>language/mutable_arrays_struc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220]=[.L220]" office:value-type="boolean" office:boolean-value="true" calcext:value-type="boolean">
            <text:p>TRUE</text:p>
          </table:table-cell>
          <table:table-cell table:formula="of:=IF([.B220]=[.M220]; &quot;&quot;; &quot;*&quot;)">
            <text:p/>
          </table:table-cell>
          <table:table-cell table:formula="of:=IF([.B220]=[.M220]; &quot;&quot;; [.M220]-[.B220])">
            <text:p/>
          </table:table-cell>
          <table:table-cell table:formula="of:=IF([.B220]=[.M220]; &quot;&quot;; (([.M220]-[.B220])/[.B220])*100)">
            <text:p/>
          </table:table-cell>
        </table:table-row>
        <table:table-row table:style-name="ro1">
          <table:table-cell office:value-type="string" calcext:value-type="string">
            <text:p>language/mutable_arrays_swap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mutable_arrays_swap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21]=[.D221]" office:value-type="boolean" office:boolean-value="true" calcext:value-type="boolean">
            <text:p>TRUE</text:p>
          </table:table-cell>
          <table:table-cell table:formula="of:=IF([.B221]=[.E221]; &quot;&quot;; &quot;*&quot;)">
            <text:p/>
          </table:table-cell>
          <table:table-cell table:formula="of:=IF([.B221]=[.E221]; &quot;&quot;; [.E221]-[.B221])">
            <text:p/>
          </table:table-cell>
          <table:table-cell table:formula="of:=IF([.B221]=[.E221]; &quot;&quot;; (([.E221]-[.B221])/[.B221])*100)">
            <text:p/>
          </table:table-cell>
          <table:table-cell/>
          <table:table-cell office:value-type="string" calcext:value-type="string">
            <text:p>language/mutable_arrays_swap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221]=[.L221]" office:value-type="boolean" office:boolean-value="true" calcext:value-type="boolean">
            <text:p>TRUE</text:p>
          </table:table-cell>
          <table:table-cell table:formula="of:=IF([.B221]=[.M221]; &quot;&quot;; &quot;*&quot;)">
            <text:p/>
          </table:table-cell>
          <table:table-cell table:formula="of:=IF([.B221]=[.M221]; &quot;&quot;; [.M221]-[.B221])">
            <text:p/>
          </table:table-cell>
          <table:table-cell table:formula="of:=IF([.B221]=[.M221]; &quot;&quot;; (([.M221]-[.B221])/[.B221])*100)">
            <text:p/>
          </table:table-cell>
        </table:table-row>
        <table:table-row table:style-name="ro1">
          <table:table-cell office:value-type="string" calcext:value-type="string">
            <text:p>language/mut_ref_empty_type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language/mut_ref_empty_type</text:p>
          </table:table-cell>
          <table:table-cell office:value-type="float" office:value="472" calcext:value-type="float">
            <text:p>472</text:p>
          </table:table-cell>
          <table:table-cell/>
          <table:table-cell table:formula="of:=[.A222]=[.D222]" office:value-type="boolean" office:boolean-value="true" calcext:value-type="boolean">
            <text:p>TRUE</text:p>
          </table:table-cell>
          <table:table-cell table:formula="of:=IF([.B222]=[.E222]; &quot;&quot;; &quot;*&quot;)" office:value-type="string" office:string-value="*" calcext:value-type="string">
            <text:p>*</text:p>
          </table:table-cell>
          <table:table-cell table:formula="of:=IF([.B222]=[.E222]; &quot;&quot;; [.E222]-[.B222])" office:value-type="float" office:value="8" calcext:value-type="float">
            <text:p>8</text:p>
          </table:table-cell>
          <table:table-cell table:formula="of:=IF([.B222]=[.E222]; &quot;&quot;; (([.E222]-[.B222])/[.B222])*100)" office:value-type="float" office:value="1.72413793103448" calcext:value-type="float">
            <text:p>1.72413793103448</text:p>
          </table:table-cell>
          <table:table-cell/>
          <table:table-cell office:value-type="string" calcext:value-type="string">
            <text:p>language/mut_ref_empty_type</text:p>
          </table:table-cell>
          <table:table-cell office:value-type="float" office:value="472" calcext:value-type="float">
            <text:p>472</text:p>
          </table:table-cell>
          <table:table-cell/>
          <table:table-cell table:formula="of:=[.D222]=[.L222]" office:value-type="boolean" office:boolean-value="true" calcext:value-type="boolean">
            <text:p>TRUE</text:p>
          </table:table-cell>
          <table:table-cell table:formula="of:=IF([.B222]=[.M222]; &quot;&quot;; &quot;*&quot;)" office:value-type="string" office:string-value="*" calcext:value-type="string">
            <text:p>*</text:p>
          </table:table-cell>
          <table:table-cell table:formula="of:=IF([.B222]=[.M222]; &quot;&quot;; [.M222]-[.B222])" office:value-type="float" office:value="8" calcext:value-type="float">
            <text:p>8</text:p>
          </table:table-cell>
          <table:table-cell table:formula="of:=IF([.B222]=[.M222]; &quot;&quot;; (([.M222]-[.B222])/[.B222])*100)" office:value-type="float" office:value="1.72413793103448" calcext:value-type="float">
            <text:p>1.72413793103448</text:p>
          </table:table-cell>
        </table:table-row>
        <table:table-row table:style-name="ro1">
          <table:table-cell office:value-type="string" calcext:value-type="string">
            <text:p>language/name_resolution_after_monomorphization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language/name_resolution_after_monomorphization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A223]=[.D223]" office:value-type="boolean" office:boolean-value="true" calcext:value-type="boolean">
            <text:p>TRUE</text:p>
          </table:table-cell>
          <table:table-cell table:formula="of:=IF([.B223]=[.E223]; &quot;&quot;; &quot;*&quot;)">
            <text:p/>
          </table:table-cell>
          <table:table-cell table:formula="of:=IF([.B223]=[.E223]; &quot;&quot;; [.E223]-[.B223])">
            <text:p/>
          </table:table-cell>
          <table:table-cell table:formula="of:=IF([.B223]=[.E223]; &quot;&quot;; (([.E223]-[.B223])/[.B223])*100)">
            <text:p/>
          </table:table-cell>
          <table:table-cell/>
          <table:table-cell office:value-type="string" calcext:value-type="string">
            <text:p>language/name_resolution_after_monomorphization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D223]=[.L223]" office:value-type="boolean" office:boolean-value="true" calcext:value-type="boolean">
            <text:p>TRUE</text:p>
          </table:table-cell>
          <table:table-cell table:formula="of:=IF([.B223]=[.M223]; &quot;&quot;; &quot;*&quot;)">
            <text:p/>
          </table:table-cell>
          <table:table-cell table:formula="of:=IF([.B223]=[.M223]; &quot;&quot;; [.M223]-[.B223])">
            <text:p/>
          </table:table-cell>
          <table:table-cell table:formula="of:=IF([.B223]=[.M223]; &quot;&quot;; (([.M223]-[.B223])/[.B223])*100)">
            <text:p/>
          </table:table-cell>
        </table:table-row>
        <table:table-row table:style-name="ro1">
          <table:table-cell office:value-type="string" calcext:value-type="string">
            <text:p>language/nested_struct_destructuring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nested_struct_destructuring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24]=[.D224]" office:value-type="boolean" office:boolean-value="true" calcext:value-type="boolean">
            <text:p>TRUE</text:p>
          </table:table-cell>
          <table:table-cell table:formula="of:=IF([.B224]=[.E224]; &quot;&quot;; &quot;*&quot;)">
            <text:p/>
          </table:table-cell>
          <table:table-cell table:formula="of:=IF([.B224]=[.E224]; &quot;&quot;; [.E224]-[.B224])">
            <text:p/>
          </table:table-cell>
          <table:table-cell table:formula="of:=IF([.B224]=[.E224]; &quot;&quot;; (([.E224]-[.B224])/[.B224])*100)">
            <text:p/>
          </table:table-cell>
          <table:table-cell/>
          <table:table-cell office:value-type="string" calcext:value-type="string">
            <text:p>language/nested_struct_destructuring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24]=[.L224]" office:value-type="boolean" office:boolean-value="true" calcext:value-type="boolean">
            <text:p>TRUE</text:p>
          </table:table-cell>
          <table:table-cell table:formula="of:=IF([.B224]=[.M224]; &quot;&quot;; &quot;*&quot;)">
            <text:p/>
          </table:table-cell>
          <table:table-cell table:formula="of:=IF([.B224]=[.M224]; &quot;&quot;; [.M224]-[.B224])">
            <text:p/>
          </table:table-cell>
          <table:table-cell table:formula="of:=IF([.B224]=[.M224]; &quot;&quot;; (([.M224]-[.B224])/[.B224])*100)">
            <text:p/>
          </table:table-cell>
        </table:table-row>
        <table:table-row table:style-name="ro1">
          <table:table-cell office:value-type="string" calcext:value-type="string">
            <text:p>language/nested_structs</text:p>
          </table:table-cell>
          <table:table-cell office:value-type="float" office:value="824" calcext:value-type="float">
            <text:p>824</text:p>
          </table:table-cell>
          <table:table-cell/>
          <table:table-cell office:value-type="string" calcext:value-type="string">
            <text:p>language/nested_structs</text:p>
          </table:table-cell>
          <table:table-cell office:value-type="float" office:value="824" calcext:value-type="float">
            <text:p>824</text:p>
          </table:table-cell>
          <table:table-cell/>
          <table:table-cell table:formula="of:=[.A225]=[.D225]" office:value-type="boolean" office:boolean-value="true" calcext:value-type="boolean">
            <text:p>TRUE</text:p>
          </table:table-cell>
          <table:table-cell table:formula="of:=IF([.B225]=[.E225]; &quot;&quot;; &quot;*&quot;)">
            <text:p/>
          </table:table-cell>
          <table:table-cell table:formula="of:=IF([.B225]=[.E225]; &quot;&quot;; [.E225]-[.B225])">
            <text:p/>
          </table:table-cell>
          <table:table-cell table:formula="of:=IF([.B225]=[.E225]; &quot;&quot;; (([.E225]-[.B225])/[.B225])*100)">
            <text:p/>
          </table:table-cell>
          <table:table-cell/>
          <table:table-cell office:value-type="string" calcext:value-type="string">
            <text:p>language/nested_structs</text:p>
          </table:table-cell>
          <table:table-cell office:value-type="float" office:value="824" calcext:value-type="float">
            <text:p>824</text:p>
          </table:table-cell>
          <table:table-cell/>
          <table:table-cell table:formula="of:=[.D225]=[.L225]" office:value-type="boolean" office:boolean-value="true" calcext:value-type="boolean">
            <text:p>TRUE</text:p>
          </table:table-cell>
          <table:table-cell table:formula="of:=IF([.B225]=[.M225]; &quot;&quot;; &quot;*&quot;)">
            <text:p/>
          </table:table-cell>
          <table:table-cell table:formula="of:=IF([.B225]=[.M225]; &quot;&quot;; [.M225]-[.B225])">
            <text:p/>
          </table:table-cell>
          <table:table-cell table:formula="of:=IF([.B225]=[.M225]; &quot;&quot;; (([.M225]-[.B225])/[.B225])*100)">
            <text:p/>
          </table:table-cell>
        </table:table-row>
        <table:table-row table:style-name="ro1">
          <table:table-cell office:value-type="string" calcext:value-type="string">
            <text:p>language/nested_while_and_if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language/nested_while_and_if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A226]=[.D226]" office:value-type="boolean" office:boolean-value="true" calcext:value-type="boolean">
            <text:p>TRUE</text:p>
          </table:table-cell>
          <table:table-cell table:formula="of:=IF([.B226]=[.E226]; &quot;&quot;; &quot;*&quot;)">
            <text:p/>
          </table:table-cell>
          <table:table-cell table:formula="of:=IF([.B226]=[.E226]; &quot;&quot;; [.E226]-[.B226])">
            <text:p/>
          </table:table-cell>
          <table:table-cell table:formula="of:=IF([.B226]=[.E226]; &quot;&quot;; (([.E226]-[.B226])/[.B226])*100)">
            <text:p/>
          </table:table-cell>
          <table:table-cell/>
          <table:table-cell office:value-type="string" calcext:value-type="string">
            <text:p>language/nested_while_and_if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D226]=[.L226]" office:value-type="boolean" office:boolean-value="true" calcext:value-type="boolean">
            <text:p>TRUE</text:p>
          </table:table-cell>
          <table:table-cell table:formula="of:=IF([.B226]=[.M226]; &quot;&quot;; &quot;*&quot;)">
            <text:p/>
          </table:table-cell>
          <table:table-cell table:formula="of:=IF([.B226]=[.M226]; &quot;&quot;; [.M226]-[.B226])">
            <text:p/>
          </table:table-cell>
          <table:table-cell table:formula="of:=IF([.B226]=[.M226]; &quot;&quot;; (([.M226]-[.B226])/[.B226])*100)">
            <text:p/>
          </table:table-cell>
        </table:table-row>
        <table:table-row table:style-name="ro1">
          <table:table-cell office:value-type="string" calcext:value-type="string">
            <text:p>language/new_allocator_test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language/new_allocator_test</text:p>
          </table:table-cell>
          <table:table-cell office:value-type="float" office:value="504" calcext:value-type="float">
            <text:p>504</text:p>
          </table:table-cell>
          <table:table-cell/>
          <table:table-cell table:formula="of:=[.A227]=[.D227]" office:value-type="boolean" office:boolean-value="true" calcext:value-type="boolean">
            <text:p>TRUE</text:p>
          </table:table-cell>
          <table:table-cell table:formula="of:=IF([.B227]=[.E227]; &quot;&quot;; &quot;*&quot;)">
            <text:p/>
          </table:table-cell>
          <table:table-cell table:formula="of:=IF([.B227]=[.E227]; &quot;&quot;; [.E227]-[.B227])">
            <text:p/>
          </table:table-cell>
          <table:table-cell table:formula="of:=IF([.B227]=[.E227]; &quot;&quot;; (([.E227]-[.B227])/[.B227])*100)">
            <text:p/>
          </table:table-cell>
          <table:table-cell/>
          <table:table-cell office:value-type="string" calcext:value-type="string">
            <text:p>language/new_allocator_test</text:p>
          </table:table-cell>
          <table:table-cell office:value-type="float" office:value="504" calcext:value-type="float">
            <text:p>504</text:p>
          </table:table-cell>
          <table:table-cell/>
          <table:table-cell table:formula="of:=[.D227]=[.L227]" office:value-type="boolean" office:boolean-value="true" calcext:value-type="boolean">
            <text:p>TRUE</text:p>
          </table:table-cell>
          <table:table-cell table:formula="of:=IF([.B227]=[.M227]; &quot;&quot;; &quot;*&quot;)">
            <text:p/>
          </table:table-cell>
          <table:table-cell table:formula="of:=IF([.B227]=[.M227]; &quot;&quot;; [.M227]-[.B227])">
            <text:p/>
          </table:table-cell>
          <table:table-cell table:formula="of:=IF([.B227]=[.M227]; &quot;&quot;; (([.M227]-[.B227])/[.B227])*100)">
            <text:p/>
          </table:table-cell>
        </table:table-row>
        <table:table-row table:style-name="ro1">
          <table:table-cell office:value-type="string" calcext:value-type="string">
            <text:p>language/non_literal_const_decl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non_literal_const_decl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28]=[.D228]" office:value-type="boolean" office:boolean-value="true" calcext:value-type="boolean">
            <text:p>TRUE</text:p>
          </table:table-cell>
          <table:table-cell table:formula="of:=IF([.B228]=[.E228]; &quot;&quot;; &quot;*&quot;)">
            <text:p/>
          </table:table-cell>
          <table:table-cell table:formula="of:=IF([.B228]=[.E228]; &quot;&quot;; [.E228]-[.B228])">
            <text:p/>
          </table:table-cell>
          <table:table-cell table:formula="of:=IF([.B228]=[.E228]; &quot;&quot;; (([.E228]-[.B228])/[.B228])*100)">
            <text:p/>
          </table:table-cell>
          <table:table-cell/>
          <table:table-cell office:value-type="string" calcext:value-type="string">
            <text:p>language/non_literal_const_decl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228]=[.L228]" office:value-type="boolean" office:boolean-value="true" calcext:value-type="boolean">
            <text:p>TRUE</text:p>
          </table:table-cell>
          <table:table-cell table:formula="of:=IF([.B228]=[.M228]; &quot;&quot;; &quot;*&quot;)">
            <text:p/>
          </table:table-cell>
          <table:table-cell table:formula="of:=IF([.B228]=[.M228]; &quot;&quot;; [.M228]-[.B228])">
            <text:p/>
          </table:table-cell>
          <table:table-cell table:formula="of:=IF([.B228]=[.M228]; &quot;&quot;; (([.M228]-[.B228])/[.B228])*100)">
            <text:p/>
          </table:table-cell>
        </table:table-row>
        <table:table-row table:style-name="ro1">
          <table:table-cell office:value-type="string" calcext:value-type="string">
            <text:p>language/numeric_constants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numeric_constant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229]=[.D229]" office:value-type="boolean" office:boolean-value="true" calcext:value-type="boolean">
            <text:p>TRUE</text:p>
          </table:table-cell>
          <table:table-cell table:formula="of:=IF([.B229]=[.E229]; &quot;&quot;; &quot;*&quot;)">
            <text:p/>
          </table:table-cell>
          <table:table-cell table:formula="of:=IF([.B229]=[.E229]; &quot;&quot;; [.E229]-[.B229])">
            <text:p/>
          </table:table-cell>
          <table:table-cell table:formula="of:=IF([.B229]=[.E229]; &quot;&quot;; (([.E229]-[.B229])/[.B229])*100)">
            <text:p/>
          </table:table-cell>
          <table:table-cell/>
          <table:table-cell office:value-type="string" calcext:value-type="string">
            <text:p>language/numeric_constant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229]=[.L229]" office:value-type="boolean" office:boolean-value="true" calcext:value-type="boolean">
            <text:p>TRUE</text:p>
          </table:table-cell>
          <table:table-cell table:formula="of:=IF([.B229]=[.M229]; &quot;&quot;; &quot;*&quot;)">
            <text:p/>
          </table:table-cell>
          <table:table-cell table:formula="of:=IF([.B229]=[.M229]; &quot;&quot;; [.M229]-[.B229])">
            <text:p/>
          </table:table-cell>
          <table:table-cell table:formula="of:=IF([.B229]=[.M229]; &quot;&quot;; (([.M229]-[.B229])/[.B229])*100)">
            <text:p/>
          </table:table-cell>
        </table:table-row>
        <table:table-row table:style-name="ro1">
          <table:table-cell office:value-type="string" calcext:value-type="string">
            <text:p>language/op_precedenc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op_precedenc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30]=[.D230]" office:value-type="boolean" office:boolean-value="true" calcext:value-type="boolean">
            <text:p>TRUE</text:p>
          </table:table-cell>
          <table:table-cell table:formula="of:=IF([.B230]=[.E230]; &quot;&quot;; &quot;*&quot;)">
            <text:p/>
          </table:table-cell>
          <table:table-cell table:formula="of:=IF([.B230]=[.E230]; &quot;&quot;; [.E230]-[.B230])">
            <text:p/>
          </table:table-cell>
          <table:table-cell table:formula="of:=IF([.B230]=[.E230]; &quot;&quot;; (([.E230]-[.B230])/[.B230])*100)">
            <text:p/>
          </table:table-cell>
          <table:table-cell/>
          <table:table-cell office:value-type="string" calcext:value-type="string">
            <text:p>language/op_precedenc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30]=[.L230]" office:value-type="boolean" office:boolean-value="true" calcext:value-type="boolean">
            <text:p>TRUE</text:p>
          </table:table-cell>
          <table:table-cell table:formula="of:=IF([.B230]=[.M230]; &quot;&quot;; &quot;*&quot;)">
            <text:p/>
          </table:table-cell>
          <table:table-cell table:formula="of:=IF([.B230]=[.M230]; &quot;&quot;; [.M230]-[.B230])">
            <text:p/>
          </table:table-cell>
          <table:table-cell table:formula="of:=IF([.B230]=[.M230]; &quot;&quot;; (([.M230]-[.B230])/[.B230])*100)">
            <text:p/>
          </table:table-cell>
        </table:table-row>
        <table:table-row table:style-name="ro1">
          <table:table-cell office:value-type="string" calcext:value-type="string">
            <text:p>language/ops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language/ops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A231]=[.D231]" office:value-type="boolean" office:boolean-value="true" calcext:value-type="boolean">
            <text:p>TRUE</text:p>
          </table:table-cell>
          <table:table-cell table:formula="of:=IF([.B231]=[.E231]; &quot;&quot;; &quot;*&quot;)">
            <text:p/>
          </table:table-cell>
          <table:table-cell table:formula="of:=IF([.B231]=[.E231]; &quot;&quot;; [.E231]-[.B231])">
            <text:p/>
          </table:table-cell>
          <table:table-cell table:formula="of:=IF([.B231]=[.E231]; &quot;&quot;; (([.E231]-[.B231])/[.B231])*100)">
            <text:p/>
          </table:table-cell>
          <table:table-cell/>
          <table:table-cell office:value-type="string" calcext:value-type="string">
            <text:p>language/ops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D231]=[.L231]" office:value-type="boolean" office:boolean-value="true" calcext:value-type="boolean">
            <text:p>TRUE</text:p>
          </table:table-cell>
          <table:table-cell table:formula="of:=IF([.B231]=[.M231]; &quot;&quot;; &quot;*&quot;)">
            <text:p/>
          </table:table-cell>
          <table:table-cell table:formula="of:=IF([.B231]=[.M231]; &quot;&quot;; [.M231]-[.B231])">
            <text:p/>
          </table:table-cell>
          <table:table-cell table:formula="of:=IF([.B231]=[.M231]; &quot;&quot;; (([.M231]-[.B231])/[.B231])*100)">
            <text:p/>
          </table:table-cell>
        </table:table-row>
        <table:table-row table:style-name="ro1">
          <table:table-cell office:value-type="string" calcext:value-type="string">
            <text:p>language/out_of_order_decl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language/out_of_order_decl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A232]=[.D232]" office:value-type="boolean" office:boolean-value="true" calcext:value-type="boolean">
            <text:p>TRUE</text:p>
          </table:table-cell>
          <table:table-cell table:formula="of:=IF([.B232]=[.E232]; &quot;&quot;; &quot;*&quot;)">
            <text:p/>
          </table:table-cell>
          <table:table-cell table:formula="of:=IF([.B232]=[.E232]; &quot;&quot;; [.E232]-[.B232])">
            <text:p/>
          </table:table-cell>
          <table:table-cell table:formula="of:=IF([.B232]=[.E232]; &quot;&quot;; (([.E232]-[.B232])/[.B232])*100)">
            <text:p/>
          </table:table-cell>
          <table:table-cell/>
          <table:table-cell office:value-type="string" calcext:value-type="string">
            <text:p>language/out_of_order_decl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D232]=[.L232]" office:value-type="boolean" office:boolean-value="true" calcext:value-type="boolean">
            <text:p>TRUE</text:p>
          </table:table-cell>
          <table:table-cell table:formula="of:=IF([.B232]=[.M232]; &quot;&quot;; &quot;*&quot;)">
            <text:p/>
          </table:table-cell>
          <table:table-cell table:formula="of:=IF([.B232]=[.M232]; &quot;&quot;; [.M232]-[.B232])">
            <text:p/>
          </table:table-cell>
          <table:table-cell table:formula="of:=IF([.B232]=[.M232]; &quot;&quot;; (([.M232]-[.B232])/[.B232])*100)">
            <text:p/>
          </table:table-cell>
        </table:table-row>
        <table:table-row table:style-name="ro1">
          <table:table-cell office:value-type="string" calcext:value-type="string">
            <text:p>language/predicate_while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language/predicate_while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233]=[.D233]" office:value-type="boolean" office:boolean-value="true" calcext:value-type="boolean">
            <text:p>TRUE</text:p>
          </table:table-cell>
          <table:table-cell table:formula="of:=IF([.B233]=[.E233]; &quot;&quot;; &quot;*&quot;)">
            <text:p/>
          </table:table-cell>
          <table:table-cell table:formula="of:=IF([.B233]=[.E233]; &quot;&quot;; [.E233]-[.B233])">
            <text:p/>
          </table:table-cell>
          <table:table-cell table:formula="of:=IF([.B233]=[.E233]; &quot;&quot;; (([.E233]-[.B233])/[.B233])*100)">
            <text:p/>
          </table:table-cell>
          <table:table-cell/>
          <table:table-cell office:value-type="string" calcext:value-type="string">
            <text:p>language/predicate_while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D233]=[.L233]" office:value-type="boolean" office:boolean-value="true" calcext:value-type="boolean">
            <text:p>TRUE</text:p>
          </table:table-cell>
          <table:table-cell table:formula="of:=IF([.B233]=[.M233]; &quot;&quot;; &quot;*&quot;)">
            <text:p/>
          </table:table-cell>
          <table:table-cell table:formula="of:=IF([.B233]=[.M233]; &quot;&quot;; [.M233]-[.B233])">
            <text:p/>
          </table:table-cell>
          <table:table-cell table:formula="of:=IF([.B233]=[.M233]; &quot;&quot;; (([.M233]-[.B233])/[.B233])*100)">
            <text:p/>
          </table:table-cell>
        </table:table-row>
        <table:table-row table:style-name="ro1">
          <table:table-cell office:value-type="string" calcext:value-type="string">
            <text:p>language/predicate_while_dep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language/predicate_while_dep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234]=[.D234]" office:value-type="boolean" office:boolean-value="true" calcext:value-type="boolean">
            <text:p>TRUE</text:p>
          </table:table-cell>
          <table:table-cell table:formula="of:=IF([.B234]=[.E234]; &quot;&quot;; &quot;*&quot;)">
            <text:p/>
          </table:table-cell>
          <table:table-cell table:formula="of:=IF([.B234]=[.E234]; &quot;&quot;; [.E234]-[.B234])">
            <text:p/>
          </table:table-cell>
          <table:table-cell table:formula="of:=IF([.B234]=[.E234]; &quot;&quot;; (([.E234]-[.B234])/[.B234])*100)">
            <text:p/>
          </table:table-cell>
          <table:table-cell/>
          <table:table-cell office:value-type="string" calcext:value-type="string">
            <text:p>language/predicate_while_dep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D234]=[.L234]" office:value-type="boolean" office:boolean-value="true" calcext:value-type="boolean">
            <text:p>TRUE</text:p>
          </table:table-cell>
          <table:table-cell table:formula="of:=IF([.B234]=[.M234]; &quot;&quot;; &quot;*&quot;)">
            <text:p/>
          </table:table-cell>
          <table:table-cell table:formula="of:=IF([.B234]=[.M234]; &quot;&quot;; [.M234]-[.B234])">
            <text:p/>
          </table:table-cell>
          <table:table-cell table:formula="of:=IF([.B234]=[.M234]; &quot;&quot;; (([.M234]-[.B234])/[.B234])*100)">
            <text:p/>
          </table:table-cell>
        </table:table-row>
        <table:table-row table:style-name="ro1">
          <table:table-cell office:value-type="string" calcext:value-type="string">
            <text:p>language/prelude_access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prelude_access2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35]=[.D235]" office:value-type="boolean" office:boolean-value="true" calcext:value-type="boolean">
            <text:p>TRUE</text:p>
          </table:table-cell>
          <table:table-cell table:formula="of:=IF([.B235]=[.E235]; &quot;&quot;; &quot;*&quot;)">
            <text:p/>
          </table:table-cell>
          <table:table-cell table:formula="of:=IF([.B235]=[.E235]; &quot;&quot;; [.E235]-[.B235])">
            <text:p/>
          </table:table-cell>
          <table:table-cell table:formula="of:=IF([.B235]=[.E235]; &quot;&quot;; (([.E235]-[.B235])/[.B235])*100)">
            <text:p/>
          </table:table-cell>
          <table:table-cell/>
          <table:table-cell office:value-type="string" calcext:value-type="string">
            <text:p>language/prelude_access2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35]=[.L235]" office:value-type="boolean" office:boolean-value="true" calcext:value-type="boolean">
            <text:p>TRUE</text:p>
          </table:table-cell>
          <table:table-cell table:formula="of:=IF([.B235]=[.M235]; &quot;&quot;; &quot;*&quot;)">
            <text:p/>
          </table:table-cell>
          <table:table-cell table:formula="of:=IF([.B235]=[.M235]; &quot;&quot;; [.M235]-[.B235])">
            <text:p/>
          </table:table-cell>
          <table:table-cell table:formula="of:=IF([.B235]=[.M235]; &quot;&quot;; (([.M235]-[.B235])/[.B235])*100)">
            <text:p/>
          </table:table-cell>
        </table:table-row>
        <table:table-row table:style-name="ro1">
          <table:table-cell office:value-type="string" calcext:value-type="string">
            <text:p>language/prelude_acces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prelude_acces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36]=[.D236]" office:value-type="boolean" office:boolean-value="true" calcext:value-type="boolean">
            <text:p>TRUE</text:p>
          </table:table-cell>
          <table:table-cell table:formula="of:=IF([.B236]=[.E236]; &quot;&quot;; &quot;*&quot;)">
            <text:p/>
          </table:table-cell>
          <table:table-cell table:formula="of:=IF([.B236]=[.E236]; &quot;&quot;; [.E236]-[.B236])">
            <text:p/>
          </table:table-cell>
          <table:table-cell table:formula="of:=IF([.B236]=[.E236]; &quot;&quot;; (([.E236]-[.B236])/[.B236])*100)">
            <text:p/>
          </table:table-cell>
          <table:table-cell/>
          <table:table-cell office:value-type="string" calcext:value-type="string">
            <text:p>language/prelude_acces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36]=[.L236]" office:value-type="boolean" office:boolean-value="true" calcext:value-type="boolean">
            <text:p>TRUE</text:p>
          </table:table-cell>
          <table:table-cell table:formula="of:=IF([.B236]=[.M236]; &quot;&quot;; &quot;*&quot;)">
            <text:p/>
          </table:table-cell>
          <table:table-cell table:formula="of:=IF([.B236]=[.M236]; &quot;&quot;; [.M236]-[.B236])">
            <text:p/>
          </table:table-cell>
          <table:table-cell table:formula="of:=IF([.B236]=[.M236]; &quot;&quot;; (([.M236]-[.B236])/[.B236])*100)">
            <text:p/>
          </table:table-cell>
        </table:table-row>
        <table:table-row table:style-name="ro1">
          <table:table-cell office:value-type="string" calcext:value-type="string">
            <text:p>language/primitive_type_argumen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primitive_type_argumen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37]=[.D237]" office:value-type="boolean" office:boolean-value="true" calcext:value-type="boolean">
            <text:p>TRUE</text:p>
          </table:table-cell>
          <table:table-cell table:formula="of:=IF([.B237]=[.E237]; &quot;&quot;; &quot;*&quot;)">
            <text:p/>
          </table:table-cell>
          <table:table-cell table:formula="of:=IF([.B237]=[.E237]; &quot;&quot;; [.E237]-[.B237])">
            <text:p/>
          </table:table-cell>
          <table:table-cell table:formula="of:=IF([.B237]=[.E237]; &quot;&quot;; (([.E237]-[.B237])/[.B237])*100)">
            <text:p/>
          </table:table-cell>
          <table:table-cell/>
          <table:table-cell office:value-type="string" calcext:value-type="string">
            <text:p>language/primitive_type_argumen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237]=[.L237]" office:value-type="boolean" office:boolean-value="true" calcext:value-type="boolean">
            <text:p>TRUE</text:p>
          </table:table-cell>
          <table:table-cell table:formula="of:=IF([.B237]=[.M237]; &quot;&quot;; &quot;*&quot;)">
            <text:p/>
          </table:table-cell>
          <table:table-cell table:formula="of:=IF([.B237]=[.M237]; &quot;&quot;; [.M237]-[.B237])">
            <text:p/>
          </table:table-cell>
          <table:table-cell table:formula="of:=IF([.B237]=[.M237]; &quot;&quot;; (([.M237]-[.B237])/[.B237])*100)">
            <text:p/>
          </table:table-cell>
        </table:table-row>
        <table:table-row table:style-name="ro1">
          <table:table-cell office:value-type="string" calcext:value-type="string">
            <text:p>language/raw_identifiers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language/raw_identifiers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A238]=[.D238]" office:value-type="boolean" office:boolean-value="true" calcext:value-type="boolean">
            <text:p>TRUE</text:p>
          </table:table-cell>
          <table:table-cell table:formula="of:=IF([.B238]=[.E238]; &quot;&quot;; &quot;*&quot;)">
            <text:p/>
          </table:table-cell>
          <table:table-cell table:formula="of:=IF([.B238]=[.E238]; &quot;&quot;; [.E238]-[.B238])">
            <text:p/>
          </table:table-cell>
          <table:table-cell table:formula="of:=IF([.B238]=[.E238]; &quot;&quot;; (([.E238]-[.B238])/[.B238])*100)">
            <text:p/>
          </table:table-cell>
          <table:table-cell/>
          <table:table-cell office:value-type="string" calcext:value-type="string">
            <text:p>language/raw_identifiers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D238]=[.L238]" office:value-type="boolean" office:boolean-value="true" calcext:value-type="boolean">
            <text:p>TRUE</text:p>
          </table:table-cell>
          <table:table-cell table:formula="of:=IF([.B238]=[.M238]; &quot;&quot;; &quot;*&quot;)">
            <text:p/>
          </table:table-cell>
          <table:table-cell table:formula="of:=IF([.B238]=[.M238]; &quot;&quot;; [.M238]-[.B238])">
            <text:p/>
          </table:table-cell>
          <table:table-cell table:formula="of:=IF([.B238]=[.M238]; &quot;&quot;; (([.M238]-[.B238])/[.B238])*100)">
            <text:p/>
          </table:table-cell>
        </table:table-row>
        <table:table-row table:style-name="ro1">
          <table:table-cell office:value-type="string" calcext:value-type="string">
            <text:p>language/raw_ptr/raw_ptr_ret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raw_ptr/raw_ptr_ret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239]=[.D239]" office:value-type="boolean" office:boolean-value="true" calcext:value-type="boolean">
            <text:p>TRUE</text:p>
          </table:table-cell>
          <table:table-cell table:formula="of:=IF([.B239]=[.E239]; &quot;&quot;; &quot;*&quot;)">
            <text:p/>
          </table:table-cell>
          <table:table-cell table:formula="of:=IF([.B239]=[.E239]; &quot;&quot;; [.E239]-[.B239])">
            <text:p/>
          </table:table-cell>
          <table:table-cell table:formula="of:=IF([.B239]=[.E239]; &quot;&quot;; (([.E239]-[.B239])/[.B239])*100)">
            <text:p/>
          </table:table-cell>
          <table:table-cell/>
          <table:table-cell office:value-type="string" calcext:value-type="string">
            <text:p>language/raw_ptr/raw_ptr_ret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239]=[.L239]" office:value-type="boolean" office:boolean-value="true" calcext:value-type="boolean">
            <text:p>TRUE</text:p>
          </table:table-cell>
          <table:table-cell table:formula="of:=IF([.B239]=[.M239]; &quot;&quot;; &quot;*&quot;)">
            <text:p/>
          </table:table-cell>
          <table:table-cell table:formula="of:=IF([.B239]=[.M239]; &quot;&quot;; [.M239]-[.B239])">
            <text:p/>
          </table:table-cell>
          <table:table-cell table:formula="of:=IF([.B239]=[.M239]; &quot;&quot;; (([.M239]-[.B239])/[.B239])*100)">
            <text:p/>
          </table:table-cell>
        </table:table-row>
        <table:table-row table:style-name="ro1">
          <table:table-cell office:value-type="string" calcext:value-type="string">
            <text:p>language/raw_ptr/vec_ret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raw_ptr/vec_ret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240]=[.D240]" office:value-type="boolean" office:boolean-value="true" calcext:value-type="boolean">
            <text:p>TRUE</text:p>
          </table:table-cell>
          <table:table-cell table:formula="of:=IF([.B240]=[.E240]; &quot;&quot;; &quot;*&quot;)">
            <text:p/>
          </table:table-cell>
          <table:table-cell table:formula="of:=IF([.B240]=[.E240]; &quot;&quot;; [.E240]-[.B240])">
            <text:p/>
          </table:table-cell>
          <table:table-cell table:formula="of:=IF([.B240]=[.E240]; &quot;&quot;; (([.E240]-[.B240])/[.B240])*100)">
            <text:p/>
          </table:table-cell>
          <table:table-cell/>
          <table:table-cell office:value-type="string" calcext:value-type="string">
            <text:p>language/raw_ptr/vec_ret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D240]=[.L240]" office:value-type="boolean" office:boolean-value="true" calcext:value-type="boolean">
            <text:p>TRUE</text:p>
          </table:table-cell>
          <table:table-cell table:formula="of:=IF([.B240]=[.M240]; &quot;&quot;; &quot;*&quot;)">
            <text:p/>
          </table:table-cell>
          <table:table-cell table:formula="of:=IF([.B240]=[.M240]; &quot;&quot;; [.M240]-[.B240])">
            <text:p/>
          </table:table-cell>
          <table:table-cell table:formula="of:=IF([.B240]=[.M240]; &quot;&quot;; (([.M240]-[.B240])/[.B240])*100)">
            <text:p/>
          </table:table-cell>
        </table:table-row>
        <table:table-row table:style-name="ro1">
          <table:table-cell office:value-type="string" calcext:value-type="string">
            <text:p>language/reassignment_operator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reassignment_operator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41]=[.D241]" office:value-type="boolean" office:boolean-value="true" calcext:value-type="boolean">
            <text:p>TRUE</text:p>
          </table:table-cell>
          <table:table-cell table:formula="of:=IF([.B241]=[.E241]; &quot;&quot;; &quot;*&quot;)">
            <text:p/>
          </table:table-cell>
          <table:table-cell table:formula="of:=IF([.B241]=[.E241]; &quot;&quot;; [.E241]-[.B241])">
            <text:p/>
          </table:table-cell>
          <table:table-cell table:formula="of:=IF([.B241]=[.E241]; &quot;&quot;; (([.E241]-[.B241])/[.B241])*100)">
            <text:p/>
          </table:table-cell>
          <table:table-cell/>
          <table:table-cell office:value-type="string" calcext:value-type="string">
            <text:p>language/reassignment_operator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41]=[.L241]" office:value-type="boolean" office:boolean-value="true" calcext:value-type="boolean">
            <text:p>TRUE</text:p>
          </table:table-cell>
          <table:table-cell table:formula="of:=IF([.B241]=[.M241]; &quot;&quot;; &quot;*&quot;)">
            <text:p/>
          </table:table-cell>
          <table:table-cell table:formula="of:=IF([.B241]=[.M241]; &quot;&quot;; [.M241]-[.B241])">
            <text:p/>
          </table:table-cell>
          <table:table-cell table:formula="of:=IF([.B241]=[.M241]; &quot;&quot;; (([.M241]-[.B241])/[.B241])*100)">
            <text:p/>
          </table:table-cell>
        </table:table-row>
        <table:table-row table:style-name="ro1">
          <table:table-cell office:value-type="string" calcext:value-type="string">
            <text:p>language/reassignment_rhs_lhs_evaluation_order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language/reassignment_rhs_lhs_evaluation_order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[.A242]=[.D242]" office:value-type="boolean" office:boolean-value="true" calcext:value-type="boolean">
            <text:p>TRUE</text:p>
          </table:table-cell>
          <table:table-cell table:formula="of:=IF([.B242]=[.E242]; &quot;&quot;; &quot;*&quot;)" office:value-type="string" office:string-value="*" calcext:value-type="string">
            <text:p>*</text:p>
          </table:table-cell>
          <table:table-cell table:formula="of:=IF([.B242]=[.E242]; &quot;&quot;; [.E242]-[.B242])" office:value-type="float" office:value="24" calcext:value-type="float">
            <text:p>24</text:p>
          </table:table-cell>
          <table:table-cell table:formula="of:=IF([.B242]=[.E242]; &quot;&quot;; (([.E242]-[.B242])/[.B242])*100)" office:value-type="float" office:value="5.76923076923077" calcext:value-type="float">
            <text:p>5.76923076923077</text:p>
          </table:table-cell>
          <table:table-cell/>
          <table:table-cell office:value-type="string" calcext:value-type="string">
            <text:p>language/reassignment_rhs_lhs_evaluation_order</text:p>
          </table:table-cell>
          <table:table-cell office:value-type="float" office:value="416" calcext:value-type="float">
            <text:p>416</text:p>
          </table:table-cell>
          <table:table-cell/>
          <table:table-cell table:formula="of:=[.D242]=[.L242]" office:value-type="boolean" office:boolean-value="true" calcext:value-type="boolean">
            <text:p>TRUE</text:p>
          </table:table-cell>
          <table:table-cell table:formula="of:=IF([.B242]=[.M242]; &quot;&quot;; &quot;*&quot;)">
            <text:p/>
          </table:table-cell>
          <table:table-cell table:formula="of:=IF([.B242]=[.M242]; &quot;&quot;; [.M242]-[.B242])">
            <text:p/>
          </table:table-cell>
          <table:table-cell table:formula="of:=IF([.B242]=[.M242]; &quot;&quot;; (([.M242]-[.B242])/[.B242])*100)">
            <text:p/>
          </table:table-cell>
        </table:table-row>
        <table:table-row table:style-name="ro1">
          <table:table-cell office:value-type="string" calcext:value-type="string">
            <text:p>language/redundant_retur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redundant_retur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43]=[.D243]" office:value-type="boolean" office:boolean-value="true" calcext:value-type="boolean">
            <text:p>TRUE</text:p>
          </table:table-cell>
          <table:table-cell table:formula="of:=IF([.B243]=[.E243]; &quot;&quot;; &quot;*&quot;)">
            <text:p/>
          </table:table-cell>
          <table:table-cell table:formula="of:=IF([.B243]=[.E243]; &quot;&quot;; [.E243]-[.B243])">
            <text:p/>
          </table:table-cell>
          <table:table-cell table:formula="of:=IF([.B243]=[.E243]; &quot;&quot;; (([.E243]-[.B243])/[.B243])*100)">
            <text:p/>
          </table:table-cell>
          <table:table-cell/>
          <table:table-cell office:value-type="string" calcext:value-type="string">
            <text:p>language/redundant_retur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43]=[.L243]" office:value-type="boolean" office:boolean-value="true" calcext:value-type="boolean">
            <text:p>TRUE</text:p>
          </table:table-cell>
          <table:table-cell table:formula="of:=IF([.B243]=[.M243]; &quot;&quot;; &quot;*&quot;)">
            <text:p/>
          </table:table-cell>
          <table:table-cell table:formula="of:=IF([.B243]=[.M243]; &quot;&quot;; [.M243]-[.B243])">
            <text:p/>
          </table:table-cell>
          <table:table-cell table:formula="of:=IF([.B243]=[.M243]; &quot;&quot;; (([.M243]-[.B243])/[.B243])*100)">
            <text:p/>
          </table:table-cell>
        </table:table-row>
        <table:table-row table:style-name="ro1">
          <table:table-cell office:value-type="string" calcext:value-type="string">
            <text:p>language/references/dereferencing_control_flow_expressions</text:p>
          </table:table-cell>
          <table:table-cell office:value-type="float" office:value="712" calcext:value-type="float">
            <text:p>712</text:p>
          </table:table-cell>
          <table:table-cell/>
          <table:table-cell office:value-type="string" calcext:value-type="string">
            <text:p>language/references/dereferencing_control_flow_expressions</text:p>
          </table:table-cell>
          <table:table-cell office:value-type="float" office:value="712" calcext:value-type="float">
            <text:p>712</text:p>
          </table:table-cell>
          <table:table-cell/>
          <table:table-cell table:formula="of:=[.A244]=[.D244]" office:value-type="boolean" office:boolean-value="true" calcext:value-type="boolean">
            <text:p>TRUE</text:p>
          </table:table-cell>
          <table:table-cell table:formula="of:=IF([.B244]=[.E244]; &quot;&quot;; &quot;*&quot;)">
            <text:p/>
          </table:table-cell>
          <table:table-cell table:formula="of:=IF([.B244]=[.E244]; &quot;&quot;; [.E244]-[.B244])">
            <text:p/>
          </table:table-cell>
          <table:table-cell table:formula="of:=IF([.B244]=[.E244]; &quot;&quot;; (([.E244]-[.B244])/[.B244])*100)">
            <text:p/>
          </table:table-cell>
          <table:table-cell/>
          <table:table-cell office:value-type="string" calcext:value-type="string">
            <text:p>language/references/dereferencing_control_flow_expressions</text:p>
          </table:table-cell>
          <table:table-cell office:value-type="float" office:value="712" calcext:value-type="float">
            <text:p>712</text:p>
          </table:table-cell>
          <table:table-cell/>
          <table:table-cell table:formula="of:=[.D244]=[.L244]" office:value-type="boolean" office:boolean-value="true" calcext:value-type="boolean">
            <text:p>TRUE</text:p>
          </table:table-cell>
          <table:table-cell table:formula="of:=IF([.B244]=[.M244]; &quot;&quot;; &quot;*&quot;)">
            <text:p/>
          </table:table-cell>
          <table:table-cell table:formula="of:=IF([.B244]=[.M244]; &quot;&quot;; [.M244]-[.B244])">
            <text:p/>
          </table:table-cell>
          <table:table-cell table:formula="of:=IF([.B244]=[.M244]; &quot;&quot;; (([.M244]-[.B244])/[.B244])*100)">
            <text:p/>
          </table:table-cell>
        </table:table-row>
        <table:table-row table:style-name="ro1">
          <table:table-cell office:value-type="string" calcext:value-type="string">
            <text:p>language/references/dereferencing_operator_dot_on_structs</text:p>
          </table:table-cell>
          <table:table-cell office:value-type="float" office:value="124720" calcext:value-type="float">
            <text:p>124720</text:p>
          </table:table-cell>
          <table:table-cell/>
          <table:table-cell office:value-type="string" calcext:value-type="string">
            <text:p>language/references/dereferencing_operator_dot_on_structs</text:p>
          </table:table-cell>
          <table:table-cell office:value-type="float" office:value="125392" calcext:value-type="float">
            <text:p>125392</text:p>
          </table:table-cell>
          <table:table-cell/>
          <table:table-cell table:formula="of:=[.A245]=[.D245]" office:value-type="boolean" office:boolean-value="true" calcext:value-type="boolean">
            <text:p>TRUE</text:p>
          </table:table-cell>
          <table:table-cell table:formula="of:=IF([.B245]=[.E245]; &quot;&quot;; &quot;*&quot;)" office:value-type="string" office:string-value="*" calcext:value-type="string">
            <text:p>*</text:p>
          </table:table-cell>
          <table:table-cell table:formula="of:=IF([.B245]=[.E245]; &quot;&quot;; [.E245]-[.B245])" office:value-type="float" office:value="672" calcext:value-type="float">
            <text:p>672</text:p>
          </table:table-cell>
          <table:table-cell table:formula="of:=IF([.B245]=[.E245]; &quot;&quot;; (([.E245]-[.B245])/[.B245])*100)" office:value-type="float" office:value="0.538806927517639" calcext:value-type="float">
            <text:p>0.538806927517639</text:p>
          </table:table-cell>
          <table:table-cell/>
          <table:table-cell office:value-type="string" calcext:value-type="string">
            <text:p>language/references/dereferencing_operator_dot_on_structs</text:p>
          </table:table-cell>
          <table:table-cell office:value-type="float" office:value="124720" calcext:value-type="float">
            <text:p>124720</text:p>
          </table:table-cell>
          <table:table-cell/>
          <table:table-cell table:formula="of:=[.D245]=[.L245]" office:value-type="boolean" office:boolean-value="true" calcext:value-type="boolean">
            <text:p>TRUE</text:p>
          </table:table-cell>
          <table:table-cell table:formula="of:=IF([.B245]=[.M245]; &quot;&quot;; &quot;*&quot;)">
            <text:p/>
          </table:table-cell>
          <table:table-cell table:formula="of:=IF([.B245]=[.M245]; &quot;&quot;; [.M245]-[.B245])">
            <text:p/>
          </table:table-cell>
          <table:table-cell table:formula="of:=IF([.B245]=[.M245]; &quot;&quot;; (([.M245]-[.B245])/[.B245])*100)">
            <text:p/>
          </table:table-cell>
        </table:table-row>
        <table:table-row table:style-name="ro1">
          <table:table-cell office:value-type="string" calcext:value-type="string">
            <text:p>language/references/dereferencing_operator_dot_on_tuples</text:p>
          </table:table-cell>
          <table:table-cell office:value-type="float" office:value="124720" calcext:value-type="float">
            <text:p>124720</text:p>
          </table:table-cell>
          <table:table-cell/>
          <table:table-cell office:value-type="string" calcext:value-type="string">
            <text:p>language/references/dereferencing_operator_dot_on_tuples</text:p>
          </table:table-cell>
          <table:table-cell office:value-type="float" office:value="125392" calcext:value-type="float">
            <text:p>125392</text:p>
          </table:table-cell>
          <table:table-cell/>
          <table:table-cell table:formula="of:=[.A246]=[.D246]" office:value-type="boolean" office:boolean-value="true" calcext:value-type="boolean">
            <text:p>TRUE</text:p>
          </table:table-cell>
          <table:table-cell table:formula="of:=IF([.B246]=[.E246]; &quot;&quot;; &quot;*&quot;)" office:value-type="string" office:string-value="*" calcext:value-type="string">
            <text:p>*</text:p>
          </table:table-cell>
          <table:table-cell table:formula="of:=IF([.B246]=[.E246]; &quot;&quot;; [.E246]-[.B246])" office:value-type="float" office:value="672" calcext:value-type="float">
            <text:p>672</text:p>
          </table:table-cell>
          <table:table-cell table:formula="of:=IF([.B246]=[.E246]; &quot;&quot;; (([.E246]-[.B246])/[.B246])*100)" office:value-type="float" office:value="0.538806927517639" calcext:value-type="float">
            <text:p>0.538806927517639</text:p>
          </table:table-cell>
          <table:table-cell/>
          <table:table-cell office:value-type="string" calcext:value-type="string">
            <text:p>language/references/dereferencing_operator_dot_on_tuples</text:p>
          </table:table-cell>
          <table:table-cell office:value-type="float" office:value="124720" calcext:value-type="float">
            <text:p>124720</text:p>
          </table:table-cell>
          <table:table-cell/>
          <table:table-cell table:formula="of:=[.D246]=[.L246]" office:value-type="boolean" office:boolean-value="true" calcext:value-type="boolean">
            <text:p>TRUE</text:p>
          </table:table-cell>
          <table:table-cell table:formula="of:=IF([.B246]=[.M246]; &quot;&quot;; &quot;*&quot;)">
            <text:p/>
          </table:table-cell>
          <table:table-cell table:formula="of:=IF([.B246]=[.M246]; &quot;&quot;; [.M246]-[.B246])">
            <text:p/>
          </table:table-cell>
          <table:table-cell table:formula="of:=IF([.B246]=[.M246]; &quot;&quot;; (([.M246]-[.B246])/[.B246])*100)">
            <text:p/>
          </table:table-cell>
        </table:table-row>
        <table:table-row table:style-name="ro1">
          <table:table-cell office:value-type="string" calcext:value-type="string">
            <text:p>language/references/dereferencing_operator_index</text:p>
          </table:table-cell>
          <table:table-cell office:value-type="float" office:value="92096" calcext:value-type="float">
            <text:p>92096</text:p>
          </table:table-cell>
          <table:table-cell/>
          <table:table-cell office:value-type="string" calcext:value-type="string">
            <text:p>language/references/dereferencing_operator_index</text:p>
          </table:table-cell>
          <table:table-cell office:value-type="float" office:value="92096" calcext:value-type="float">
            <text:p>92096</text:p>
          </table:table-cell>
          <table:table-cell/>
          <table:table-cell table:formula="of:=[.A247]=[.D247]" office:value-type="boolean" office:boolean-value="true" calcext:value-type="boolean">
            <text:p>TRUE</text:p>
          </table:table-cell>
          <table:table-cell table:formula="of:=IF([.B247]=[.E247]; &quot;&quot;; &quot;*&quot;)">
            <text:p/>
          </table:table-cell>
          <table:table-cell table:formula="of:=IF([.B247]=[.E247]; &quot;&quot;; [.E247]-[.B247])">
            <text:p/>
          </table:table-cell>
          <table:table-cell table:formula="of:=IF([.B247]=[.E247]; &quot;&quot;; (([.E247]-[.B247])/[.B247])*100)">
            <text:p/>
          </table:table-cell>
          <table:table-cell/>
          <table:table-cell office:value-type="string" calcext:value-type="string">
            <text:p>language/references/dereferencing_operator_index</text:p>
          </table:table-cell>
          <table:table-cell office:value-type="float" office:value="92096" calcext:value-type="float">
            <text:p>92096</text:p>
          </table:table-cell>
          <table:table-cell/>
          <table:table-cell table:formula="of:=[.D247]=[.L247]" office:value-type="boolean" office:boolean-value="true" calcext:value-type="boolean">
            <text:p>TRUE</text:p>
          </table:table-cell>
          <table:table-cell table:formula="of:=IF([.B247]=[.M247]; &quot;&quot;; &quot;*&quot;)">
            <text:p/>
          </table:table-cell>
          <table:table-cell table:formula="of:=IF([.B247]=[.M247]; &quot;&quot;; [.M247]-[.B247])">
            <text:p/>
          </table:table-cell>
          <table:table-cell table:formula="of:=IF([.B247]=[.M247]; &quot;&quot;; (([.M247]-[.B247])/[.B247])*100)">
            <text:p/>
          </table:table-cell>
        </table:table-row>
        <table:table-row table:style-name="ro1">
          <table:table-cell office:value-type="string" calcext:value-type="string">
            <text:p>language/references/dereferencing_operator_star</text:p>
          </table:table-cell>
          <table:table-cell office:value-type="float" office:value="150752" calcext:value-type="float">
            <text:p>150752</text:p>
          </table:table-cell>
          <table:table-cell/>
          <table:table-cell office:value-type="string" calcext:value-type="string">
            <text:p>language/references/dereferencing_operator_star</text:p>
          </table:table-cell>
          <table:table-cell office:value-type="float" office:value="150768" calcext:value-type="float">
            <text:p>150768</text:p>
          </table:table-cell>
          <table:table-cell/>
          <table:table-cell table:formula="of:=[.A248]=[.D248]" office:value-type="boolean" office:boolean-value="true" calcext:value-type="boolean">
            <text:p>TRUE</text:p>
          </table:table-cell>
          <table:table-cell table:formula="of:=IF([.B248]=[.E248]; &quot;&quot;; &quot;*&quot;)" office:value-type="string" office:string-value="*" calcext:value-type="string">
            <text:p>*</text:p>
          </table:table-cell>
          <table:table-cell table:formula="of:=IF([.B248]=[.E248]; &quot;&quot;; [.E248]-[.B248])" office:value-type="float" office:value="16" calcext:value-type="float">
            <text:p>16</text:p>
          </table:table-cell>
          <table:table-cell table:formula="of:=IF([.B248]=[.E248]; &quot;&quot;; (([.E248]-[.B248])/[.B248])*100)" office:value-type="float" office:value="0.0106134578645723" calcext:value-type="float">
            <text:p>0.0106134578645723</text:p>
          </table:table-cell>
          <table:table-cell/>
          <table:table-cell office:value-type="string" calcext:value-type="string">
            <text:p>language/references/dereferencing_operator_star</text:p>
          </table:table-cell>
          <table:table-cell office:value-type="float" office:value="150752" calcext:value-type="float">
            <text:p>150752</text:p>
          </table:table-cell>
          <table:table-cell/>
          <table:table-cell table:formula="of:=[.D248]=[.L248]" office:value-type="boolean" office:boolean-value="true" calcext:value-type="boolean">
            <text:p>TRUE</text:p>
          </table:table-cell>
          <table:table-cell table:formula="of:=IF([.B248]=[.M248]; &quot;&quot;; &quot;*&quot;)">
            <text:p/>
          </table:table-cell>
          <table:table-cell table:formula="of:=IF([.B248]=[.M248]; &quot;&quot;; [.M248]-[.B248])">
            <text:p/>
          </table:table-cell>
          <table:table-cell table:formula="of:=IF([.B248]=[.M248]; &quot;&quot;; (([.M248]-[.B248])/[.B248])*100)">
            <text:p/>
          </table:table-cell>
        </table:table-row>
        <table:table-row table:style-name="ro1">
          <table:table-cell office:value-type="string" calcext:value-type="string">
            <text:p>language/references/impl_reference_types</text:p>
          </table:table-cell>
          <table:table-cell office:value-type="float" office:value="7328" calcext:value-type="float">
            <text:p>7328</text:p>
          </table:table-cell>
          <table:table-cell/>
          <table:table-cell office:value-type="string" calcext:value-type="string">
            <text:p>language/references/impl_reference_types</text:p>
          </table:table-cell>
          <table:table-cell office:value-type="float" office:value="7440" calcext:value-type="float">
            <text:p>7440</text:p>
          </table:table-cell>
          <table:table-cell/>
          <table:table-cell table:formula="of:=[.A249]=[.D249]" office:value-type="boolean" office:boolean-value="true" calcext:value-type="boolean">
            <text:p>TRUE</text:p>
          </table:table-cell>
          <table:table-cell table:formula="of:=IF([.B249]=[.E249]; &quot;&quot;; &quot;*&quot;)" office:value-type="string" office:string-value="*" calcext:value-type="string">
            <text:p>*</text:p>
          </table:table-cell>
          <table:table-cell table:formula="of:=IF([.B249]=[.E249]; &quot;&quot;; [.E249]-[.B249])" office:value-type="float" office:value="112" calcext:value-type="float">
            <text:p>112</text:p>
          </table:table-cell>
          <table:table-cell table:formula="of:=IF([.B249]=[.E249]; &quot;&quot;; (([.E249]-[.B249])/[.B249])*100)" office:value-type="float" office:value="1.52838427947598" calcext:value-type="float">
            <text:p>1.52838427947598</text:p>
          </table:table-cell>
          <table:table-cell/>
          <table:table-cell office:value-type="string" calcext:value-type="string">
            <text:p>language/references/impl_reference_types</text:p>
          </table:table-cell>
          <table:table-cell office:value-type="float" office:value="7440" calcext:value-type="float">
            <text:p>7440</text:p>
          </table:table-cell>
          <table:table-cell/>
          <table:table-cell table:formula="of:=[.D249]=[.L249]" office:value-type="boolean" office:boolean-value="true" calcext:value-type="boolean">
            <text:p>TRUE</text:p>
          </table:table-cell>
          <table:table-cell table:formula="of:=IF([.B249]=[.M249]; &quot;&quot;; &quot;*&quot;)" office:value-type="string" office:string-value="*" calcext:value-type="string">
            <text:p>*</text:p>
          </table:table-cell>
          <table:table-cell table:formula="of:=IF([.B249]=[.M249]; &quot;&quot;; [.M249]-[.B249])" office:value-type="float" office:value="112" calcext:value-type="float">
            <text:p>112</text:p>
          </table:table-cell>
          <table:table-cell table:formula="of:=IF([.B249]=[.M249]; &quot;&quot;; (([.M249]-[.B249])/[.B249])*100)" office:value-type="float" office:value="1.52838427947598" calcext:value-type="float">
            <text:p>1.52838427947598</text:p>
          </table:table-cell>
        </table:table-row>
        <table:table-row table:style-name="ro1">
          <table:table-cell office:value-type="string" calcext:value-type="string">
            <text:p>language/references/mutability_of_references</text:p>
          </table:table-cell>
          <table:table-cell office:value-type="float" office:value="648" calcext:value-type="float">
            <text:p>648</text:p>
          </table:table-cell>
          <table:table-cell/>
          <table:table-cell office:value-type="string" calcext:value-type="string">
            <text:p>language/references/mutability_of_references</text:p>
          </table:table-cell>
          <table:table-cell office:value-type="float" office:value="648" calcext:value-type="float">
            <text:p>648</text:p>
          </table:table-cell>
          <table:table-cell/>
          <table:table-cell table:formula="of:=[.A250]=[.D250]" office:value-type="boolean" office:boolean-value="true" calcext:value-type="boolean">
            <text:p>TRUE</text:p>
          </table:table-cell>
          <table:table-cell table:formula="of:=IF([.B250]=[.E250]; &quot;&quot;; &quot;*&quot;)">
            <text:p/>
          </table:table-cell>
          <table:table-cell table:formula="of:=IF([.B250]=[.E250]; &quot;&quot;; [.E250]-[.B250])">
            <text:p/>
          </table:table-cell>
          <table:table-cell table:formula="of:=IF([.B250]=[.E250]; &quot;&quot;; (([.E250]-[.B250])/[.B250])*100)">
            <text:p/>
          </table:table-cell>
          <table:table-cell/>
          <table:table-cell office:value-type="string" calcext:value-type="string">
            <text:p>language/references/mutability_of_references</text:p>
          </table:table-cell>
          <table:table-cell office:value-type="float" office:value="648" calcext:value-type="float">
            <text:p>648</text:p>
          </table:table-cell>
          <table:table-cell/>
          <table:table-cell table:formula="of:=[.D250]=[.L250]" office:value-type="boolean" office:boolean-value="true" calcext:value-type="boolean">
            <text:p>TRUE</text:p>
          </table:table-cell>
          <table:table-cell table:formula="of:=IF([.B250]=[.M250]; &quot;&quot;; &quot;*&quot;)">
            <text:p/>
          </table:table-cell>
          <table:table-cell table:formula="of:=IF([.B250]=[.M250]; &quot;&quot;; [.M250]-[.B250])">
            <text:p/>
          </table:table-cell>
          <table:table-cell table:formula="of:=IF([.B250]=[.M250]; &quot;&quot;; (([.M250]-[.B250])/[.B250])*100)">
            <text:p/>
          </table:table-cell>
        </table:table-row>
        <table:table-row table:style-name="ro1">
          <table:table-cell office:value-type="string" calcext:value-type="string">
            <text:p>language/references/passing_and_returning_references_to_and_from_functions</text:p>
          </table:table-cell>
          <table:table-cell office:value-type="float" office:value="15656" calcext:value-type="float">
            <text:p>15656</text:p>
          </table:table-cell>
          <table:table-cell/>
          <table:table-cell office:value-type="string" calcext:value-type="string">
            <text:p>language/references/passing_and_returning_references_to_and_from_functions</text:p>
          </table:table-cell>
          <table:table-cell office:value-type="float" office:value="16976" calcext:value-type="float">
            <text:p>16976</text:p>
          </table:table-cell>
          <table:table-cell/>
          <table:table-cell table:formula="of:=[.A251]=[.D251]" office:value-type="boolean" office:boolean-value="true" calcext:value-type="boolean">
            <text:p>TRUE</text:p>
          </table:table-cell>
          <table:table-cell table:formula="of:=IF([.B251]=[.E251]; &quot;&quot;; &quot;*&quot;)" office:value-type="string" office:string-value="*" calcext:value-type="string">
            <text:p>*</text:p>
          </table:table-cell>
          <table:table-cell table:formula="of:=IF([.B251]=[.E251]; &quot;&quot;; [.E251]-[.B251])" office:value-type="float" office:value="1320" calcext:value-type="float">
            <text:p>1320</text:p>
          </table:table-cell>
          <table:table-cell table:formula="of:=IF([.B251]=[.E251]; &quot;&quot;; (([.E251]-[.B251])/[.B251])*100)" office:value-type="float" office:value="8.4312723556464" calcext:value-type="float">
            <text:p>8.4312723556464</text:p>
          </table:table-cell>
          <table:table-cell/>
          <table:table-cell office:value-type="string" calcext:value-type="string">
            <text:p>language/references/passing_and_returning_references_to_and_from_functions</text:p>
          </table:table-cell>
          <table:table-cell office:value-type="float" office:value="17072" calcext:value-type="float">
            <text:p>17072</text:p>
          </table:table-cell>
          <table:table-cell/>
          <table:table-cell table:formula="of:=[.D251]=[.L251]" office:value-type="boolean" office:boolean-value="true" calcext:value-type="boolean">
            <text:p>TRUE</text:p>
          </table:table-cell>
          <table:table-cell table:formula="of:=IF([.B251]=[.M251]; &quot;&quot;; &quot;*&quot;)" office:value-type="string" office:string-value="*" calcext:value-type="string">
            <text:p>*</text:p>
          </table:table-cell>
          <table:table-cell table:formula="of:=IF([.B251]=[.M251]; &quot;&quot;; [.M251]-[.B251])" office:value-type="float" office:value="1416" calcext:value-type="float">
            <text:p>1416</text:p>
          </table:table-cell>
          <table:table-cell table:formula="of:=IF([.B251]=[.M251]; &quot;&quot;; (([.M251]-[.B251])/[.B251])*100)" office:value-type="float" office:value="9.04445579969341" calcext:value-type="float">
            <text:p>9.04445579969341</text:p>
          </table:table-cell>
        </table:table-row>
        <table:table-row table:style-name="ro1">
          <table:table-cell office:value-type="string" calcext:value-type="string">
            <text:p>language/references/reassigning_via_references_to_values</text:p>
          </table:table-cell>
          <table:table-cell office:value-type="float" office:value="13704" calcext:value-type="float">
            <text:p>13704</text:p>
          </table:table-cell>
          <table:table-cell/>
          <table:table-cell office:value-type="string" calcext:value-type="string">
            <text:p>language/references/reassigning_via_references_to_values</text:p>
          </table:table-cell>
          <table:table-cell office:value-type="float" office:value="13704" calcext:value-type="float">
            <text:p>13704</text:p>
          </table:table-cell>
          <table:table-cell/>
          <table:table-cell table:formula="of:=[.A252]=[.D252]" office:value-type="boolean" office:boolean-value="true" calcext:value-type="boolean">
            <text:p>TRUE</text:p>
          </table:table-cell>
          <table:table-cell table:formula="of:=IF([.B252]=[.E252]; &quot;&quot;; &quot;*&quot;)">
            <text:p/>
          </table:table-cell>
          <table:table-cell table:formula="of:=IF([.B252]=[.E252]; &quot;&quot;; [.E252]-[.B252])">
            <text:p/>
          </table:table-cell>
          <table:table-cell table:formula="of:=IF([.B252]=[.E252]; &quot;&quot;; (([.E252]-[.B252])/[.B252])*100)">
            <text:p/>
          </table:table-cell>
          <table:table-cell/>
          <table:table-cell office:value-type="string" calcext:value-type="string">
            <text:p>language/references/reassigning_via_references_to_values</text:p>
          </table:table-cell>
          <table:table-cell office:value-type="float" office:value="13704" calcext:value-type="float">
            <text:p>13704</text:p>
          </table:table-cell>
          <table:table-cell/>
          <table:table-cell table:formula="of:=[.D252]=[.L252]" office:value-type="boolean" office:boolean-value="true" calcext:value-type="boolean">
            <text:p>TRUE</text:p>
          </table:table-cell>
          <table:table-cell table:formula="of:=IF([.B252]=[.M252]; &quot;&quot;; &quot;*&quot;)">
            <text:p/>
          </table:table-cell>
          <table:table-cell table:formula="of:=IF([.B252]=[.M252]; &quot;&quot;; [.M252]-[.B252])">
            <text:p/>
          </table:table-cell>
          <table:table-cell table:formula="of:=IF([.B252]=[.M252]; &quot;&quot;; (([.M252]-[.B252])/[.B252])*100)">
            <text:p/>
          </table:table-cell>
        </table:table-row>
        <table:table-row table:style-name="ro1">
          <table:table-cell office:value-type="string" calcext:value-type="string">
            <text:p>language/references/references_and_generics</text:p>
          </table:table-cell>
          <table:table-cell office:value-type="float" office:value="3304" calcext:value-type="float">
            <text:p>3304</text:p>
          </table:table-cell>
          <table:table-cell/>
          <table:table-cell office:value-type="string" calcext:value-type="string">
            <text:p>language/references/references_and_generics</text:p>
          </table:table-cell>
          <table:table-cell office:value-type="float" office:value="3368" calcext:value-type="float">
            <text:p>3368</text:p>
          </table:table-cell>
          <table:table-cell/>
          <table:table-cell table:formula="of:=[.A253]=[.D253]" office:value-type="boolean" office:boolean-value="true" calcext:value-type="boolean">
            <text:p>TRUE</text:p>
          </table:table-cell>
          <table:table-cell table:formula="of:=IF([.B253]=[.E253]; &quot;&quot;; &quot;*&quot;)" office:value-type="string" office:string-value="*" calcext:value-type="string">
            <text:p>*</text:p>
          </table:table-cell>
          <table:table-cell table:formula="of:=IF([.B253]=[.E253]; &quot;&quot;; [.E253]-[.B253])" office:value-type="float" office:value="64" calcext:value-type="float">
            <text:p>64</text:p>
          </table:table-cell>
          <table:table-cell table:formula="of:=IF([.B253]=[.E253]; &quot;&quot;; (([.E253]-[.B253])/[.B253])*100)" office:value-type="float" office:value="1.93704600484262" calcext:value-type="float">
            <text:p>1.93704600484262</text:p>
          </table:table-cell>
          <table:table-cell/>
          <table:table-cell office:value-type="string" calcext:value-type="string">
            <text:p>language/references/references_and_generics</text:p>
          </table:table-cell>
          <table:table-cell office:value-type="float" office:value="3368" calcext:value-type="float">
            <text:p>3368</text:p>
          </table:table-cell>
          <table:table-cell/>
          <table:table-cell table:formula="of:=[.D253]=[.L253]" office:value-type="boolean" office:boolean-value="true" calcext:value-type="boolean">
            <text:p>TRUE</text:p>
          </table:table-cell>
          <table:table-cell table:formula="of:=IF([.B253]=[.M253]; &quot;&quot;; &quot;*&quot;)" office:value-type="string" office:string-value="*" calcext:value-type="string">
            <text:p>*</text:p>
          </table:table-cell>
          <table:table-cell table:formula="of:=IF([.B253]=[.M253]; &quot;&quot;; [.M253]-[.B253])" office:value-type="float" office:value="64" calcext:value-type="float">
            <text:p>64</text:p>
          </table:table-cell>
          <table:table-cell table:formula="of:=IF([.B253]=[.M253]; &quot;&quot;; (([.M253]-[.B253])/[.B253])*100)" office:value-type="float" office:value="1.93704600484262" calcext:value-type="float">
            <text:p>1.93704600484262</text:p>
          </table:table-cell>
        </table:table-row>
        <table:table-row table:style-name="ro1">
          <table:table-cell office:value-type="string" calcext:value-type="string">
            <text:p>language/references/references_in_aggregates</text:p>
          </table:table-cell>
          <table:table-cell office:value-type="float" office:value="3616" calcext:value-type="float">
            <text:p>3616</text:p>
          </table:table-cell>
          <table:table-cell/>
          <table:table-cell office:value-type="string" calcext:value-type="string">
            <text:p>language/references/references_in_aggregates</text:p>
          </table:table-cell>
          <table:table-cell office:value-type="float" office:value="4048" calcext:value-type="float">
            <text:p>4048</text:p>
          </table:table-cell>
          <table:table-cell/>
          <table:table-cell table:formula="of:=[.A254]=[.D254]" office:value-type="boolean" office:boolean-value="true" calcext:value-type="boolean">
            <text:p>TRUE</text:p>
          </table:table-cell>
          <table:table-cell table:formula="of:=IF([.B254]=[.E254]; &quot;&quot;; &quot;*&quot;)" office:value-type="string" office:string-value="*" calcext:value-type="string">
            <text:p>*</text:p>
          </table:table-cell>
          <table:table-cell table:formula="of:=IF([.B254]=[.E254]; &quot;&quot;; [.E254]-[.B254])" office:value-type="float" office:value="432" calcext:value-type="float">
            <text:p>432</text:p>
          </table:table-cell>
          <table:table-cell table:formula="of:=IF([.B254]=[.E254]; &quot;&quot;; (([.E254]-[.B254])/[.B254])*100)" office:value-type="float" office:value="11.9469026548673" calcext:value-type="float">
            <text:p>11.9469026548673</text:p>
          </table:table-cell>
          <table:table-cell/>
          <table:table-cell office:value-type="string" calcext:value-type="string">
            <text:p>language/references/references_in_aggregates</text:p>
          </table:table-cell>
          <table:table-cell office:value-type="float" office:value="3888" calcext:value-type="float">
            <text:p>3888</text:p>
          </table:table-cell>
          <table:table-cell/>
          <table:table-cell table:formula="of:=[.D254]=[.L254]" office:value-type="boolean" office:boolean-value="true" calcext:value-type="boolean">
            <text:p>TRUE</text:p>
          </table:table-cell>
          <table:table-cell table:formula="of:=IF([.B254]=[.M254]; &quot;&quot;; &quot;*&quot;)" office:value-type="string" office:string-value="*" calcext:value-type="string">
            <text:p>*</text:p>
          </table:table-cell>
          <table:table-cell table:formula="of:=IF([.B254]=[.M254]; &quot;&quot;; [.M254]-[.B254])" office:value-type="float" office:value="272" calcext:value-type="float">
            <text:p>272</text:p>
          </table:table-cell>
          <table:table-cell table:formula="of:=IF([.B254]=[.M254]; &quot;&quot;; (([.M254]-[.B254])/[.B254])*100)" office:value-type="float" office:value="7.52212389380531" calcext:value-type="float">
            <text:p>7.52212389380531</text:p>
          </table:table-cell>
        </table:table-row>
        <table:table-row table:style-name="ro1">
          <table:table-cell office:value-type="string" calcext:value-type="string">
            <text:p>language/references/references_in_asm_blocks</text:p>
          </table:table-cell>
          <table:table-cell office:value-type="float" office:value="1904" calcext:value-type="float">
            <text:p>1904</text:p>
          </table:table-cell>
          <table:table-cell/>
          <table:table-cell office:value-type="string" calcext:value-type="string">
            <text:p>language/references/references_in_asm_blocks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[.A255]=[.D255]" office:value-type="boolean" office:boolean-value="true" calcext:value-type="boolean">
            <text:p>TRUE</text:p>
          </table:table-cell>
          <table:table-cell table:formula="of:=IF([.B255]=[.E255]; &quot;&quot;; &quot;*&quot;)" office:value-type="string" office:string-value="*" calcext:value-type="string">
            <text:p>*</text:p>
          </table:table-cell>
          <table:table-cell table:formula="of:=IF([.B255]=[.E255]; &quot;&quot;; [.E255]-[.B255])" office:value-type="float" office:value="96" calcext:value-type="float">
            <text:p>96</text:p>
          </table:table-cell>
          <table:table-cell table:formula="of:=IF([.B255]=[.E255]; &quot;&quot;; (([.E255]-[.B255])/[.B255])*100)" office:value-type="float" office:value="5.04201680672269" calcext:value-type="float">
            <text:p>5.04201680672269</text:p>
          </table:table-cell>
          <table:table-cell/>
          <table:table-cell office:value-type="string" calcext:value-type="string">
            <text:p>language/references/references_in_asm_blocks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[.D255]=[.L255]" office:value-type="boolean" office:boolean-value="true" calcext:value-type="boolean">
            <text:p>TRUE</text:p>
          </table:table-cell>
          <table:table-cell table:formula="of:=IF([.B255]=[.M255]; &quot;&quot;; &quot;*&quot;)" office:value-type="string" office:string-value="*" calcext:value-type="string">
            <text:p>*</text:p>
          </table:table-cell>
          <table:table-cell table:formula="of:=IF([.B255]=[.M255]; &quot;&quot;; [.M255]-[.B255])" office:value-type="float" office:value="96" calcext:value-type="float">
            <text:p>96</text:p>
          </table:table-cell>
          <table:table-cell table:formula="of:=IF([.B255]=[.M255]; &quot;&quot;; (([.M255]-[.B255])/[.B255])*100)" office:value-type="float" office:value="5.04201680672269" calcext:value-type="float">
            <text:p>5.04201680672269</text:p>
          </table:table-cell>
        </table:table-row>
        <table:table-row table:style-name="ro1">
          <table:table-cell office:value-type="string" calcext:value-type="string">
            <text:p>language/references/referencing_control_flow_expressions</text:p>
          </table:table-cell>
          <table:table-cell office:value-type="float" office:value="536" calcext:value-type="float">
            <text:p>536</text:p>
          </table:table-cell>
          <table:table-cell/>
          <table:table-cell office:value-type="string" calcext:value-type="string">
            <text:p>language/references/referencing_control_flow_expressions</text:p>
          </table:table-cell>
          <table:table-cell office:value-type="float" office:value="536" calcext:value-type="float">
            <text:p>536</text:p>
          </table:table-cell>
          <table:table-cell/>
          <table:table-cell table:formula="of:=[.A256]=[.D256]" office:value-type="boolean" office:boolean-value="true" calcext:value-type="boolean">
            <text:p>TRUE</text:p>
          </table:table-cell>
          <table:table-cell table:formula="of:=IF([.B256]=[.E256]; &quot;&quot;; &quot;*&quot;)">
            <text:p/>
          </table:table-cell>
          <table:table-cell table:formula="of:=IF([.B256]=[.E256]; &quot;&quot;; [.E256]-[.B256])">
            <text:p/>
          </table:table-cell>
          <table:table-cell table:formula="of:=IF([.B256]=[.E256]; &quot;&quot;; (([.E256]-[.B256])/[.B256])*100)">
            <text:p/>
          </table:table-cell>
          <table:table-cell/>
          <table:table-cell office:value-type="string" calcext:value-type="string">
            <text:p>language/references/referencing_control_flow_expressions</text:p>
          </table:table-cell>
          <table:table-cell office:value-type="float" office:value="536" calcext:value-type="float">
            <text:p>536</text:p>
          </table:table-cell>
          <table:table-cell/>
          <table:table-cell table:formula="of:=[.D256]=[.L256]" office:value-type="boolean" office:boolean-value="true" calcext:value-type="boolean">
            <text:p>TRUE</text:p>
          </table:table-cell>
          <table:table-cell table:formula="of:=IF([.B256]=[.M256]; &quot;&quot;; &quot;*&quot;)">
            <text:p/>
          </table:table-cell>
          <table:table-cell table:formula="of:=IF([.B256]=[.M256]; &quot;&quot;; [.M256]-[.B256])">
            <text:p/>
          </table:table-cell>
          <table:table-cell table:formula="of:=IF([.B256]=[.M256]; &quot;&quot;; (([.M256]-[.B256])/[.B256])*100)">
            <text:p/>
          </table:table-cell>
        </table:table-row>
        <table:table-row table:style-name="ro1">
          <table:table-cell office:value-type="string" calcext:value-type="string">
            <text:p>language/references/referencing_function_parameters</text:p>
          </table:table-cell>
          <table:table-cell office:value-type="float" office:value="3656" calcext:value-type="float">
            <text:p>3656</text:p>
          </table:table-cell>
          <table:table-cell/>
          <table:table-cell office:value-type="string" calcext:value-type="string">
            <text:p>language/references/referencing_function_parameters</text:p>
          </table:table-cell>
          <table:table-cell office:value-type="float" office:value="3656" calcext:value-type="float">
            <text:p>3656</text:p>
          </table:table-cell>
          <table:table-cell/>
          <table:table-cell table:formula="of:=[.A257]=[.D257]" office:value-type="boolean" office:boolean-value="true" calcext:value-type="boolean">
            <text:p>TRUE</text:p>
          </table:table-cell>
          <table:table-cell table:formula="of:=IF([.B257]=[.E257]; &quot;&quot;; &quot;*&quot;)">
            <text:p/>
          </table:table-cell>
          <table:table-cell table:formula="of:=IF([.B257]=[.E257]; &quot;&quot;; [.E257]-[.B257])">
            <text:p/>
          </table:table-cell>
          <table:table-cell table:formula="of:=IF([.B257]=[.E257]; &quot;&quot;; (([.E257]-[.B257])/[.B257])*100)">
            <text:p/>
          </table:table-cell>
          <table:table-cell/>
          <table:table-cell office:value-type="string" calcext:value-type="string">
            <text:p>language/references/referencing_function_parameters</text:p>
          </table:table-cell>
          <table:table-cell office:value-type="float" office:value="3656" calcext:value-type="float">
            <text:p>3656</text:p>
          </table:table-cell>
          <table:table-cell/>
          <table:table-cell table:formula="of:=[.D257]=[.L257]" office:value-type="boolean" office:boolean-value="true" calcext:value-type="boolean">
            <text:p>TRUE</text:p>
          </table:table-cell>
          <table:table-cell table:formula="of:=IF([.B257]=[.M257]; &quot;&quot;; &quot;*&quot;)">
            <text:p/>
          </table:table-cell>
          <table:table-cell table:formula="of:=IF([.B257]=[.M257]; &quot;&quot;; [.M257]-[.B257])">
            <text:p/>
          </table:table-cell>
          <table:table-cell table:formula="of:=IF([.B257]=[.M257]; &quot;&quot;; (([.M257]-[.B257])/[.B257])*100)">
            <text:p/>
          </table:table-cell>
        </table:table-row>
        <table:table-row table:style-name="ro1">
          <table:table-cell office:value-type="string" calcext:value-type="string">
            <text:p>language/references/referencing_local_vars_and_values</text:p>
          </table:table-cell>
          <table:table-cell office:value-type="float" office:value="36152" calcext:value-type="float">
            <text:p>36152</text:p>
          </table:table-cell>
          <table:table-cell/>
          <table:table-cell office:value-type="string" calcext:value-type="string">
            <text:p>language/references/referencing_local_vars_and_values</text:p>
          </table:table-cell>
          <table:table-cell office:value-type="float" office:value="36024" calcext:value-type="float">
            <text:p>36024</text:p>
          </table:table-cell>
          <table:table-cell/>
          <table:table-cell table:formula="of:=[.A258]=[.D258]" office:value-type="boolean" office:boolean-value="true" calcext:value-type="boolean">
            <text:p>TRUE</text:p>
          </table:table-cell>
          <table:table-cell table:formula="of:=IF([.B258]=[.E258]; &quot;&quot;; &quot;*&quot;)" office:value-type="string" office:string-value="*" calcext:value-type="string">
            <text:p>*</text:p>
          </table:table-cell>
          <table:table-cell table:formula="of:=IF([.B258]=[.E258]; &quot;&quot;; [.E258]-[.B258])" office:value-type="float" office:value="-128" calcext:value-type="float">
            <text:p>-128</text:p>
          </table:table-cell>
          <table:table-cell table:formula="of:=IF([.B258]=[.E258]; &quot;&quot;; (([.E258]-[.B258])/[.B258])*100)" office:value-type="float" office:value="-0.354060632883381" calcext:value-type="float">
            <text:p>-0.354060632883381</text:p>
          </table:table-cell>
          <table:table-cell/>
          <table:table-cell office:value-type="string" calcext:value-type="string">
            <text:p>language/references/referencing_local_vars_and_values</text:p>
          </table:table-cell>
          <table:table-cell office:value-type="float" office:value="36024" calcext:value-type="float">
            <text:p>36024</text:p>
          </table:table-cell>
          <table:table-cell/>
          <table:table-cell table:formula="of:=[.D258]=[.L258]" office:value-type="boolean" office:boolean-value="true" calcext:value-type="boolean">
            <text:p>TRUE</text:p>
          </table:table-cell>
          <table:table-cell table:formula="of:=IF([.B258]=[.M258]; &quot;&quot;; &quot;*&quot;)" office:value-type="string" office:string-value="*" calcext:value-type="string">
            <text:p>*</text:p>
          </table:table-cell>
          <table:table-cell table:formula="of:=IF([.B258]=[.M258]; &quot;&quot;; [.M258]-[.B258])" office:value-type="float" office:value="-128" calcext:value-type="float">
            <text:p>-128</text:p>
          </table:table-cell>
          <table:table-cell table:formula="of:=IF([.B258]=[.M258]; &quot;&quot;; (([.M258]-[.B258])/[.B258])*100)" office:value-type="float" office:value="-0.354060632883381" calcext:value-type="float">
            <text:p>-0.354060632883381</text:p>
          </table:table-cell>
        </table:table-row>
        <table:table-row table:style-name="ro1">
          <table:table-cell office:value-type="string" calcext:value-type="string">
            <text:p>language/references/referencing_parts_of_aggregates</text:p>
          </table:table-cell>
          <table:table-cell office:value-type="float" office:value="6552" calcext:value-type="float">
            <text:p>6552</text:p>
          </table:table-cell>
          <table:table-cell/>
          <table:table-cell office:value-type="string" calcext:value-type="string">
            <text:p>language/references/referencing_parts_of_aggregates</text:p>
          </table:table-cell>
          <table:table-cell office:value-type="float" office:value="5216" calcext:value-type="float">
            <text:p>5216</text:p>
          </table:table-cell>
          <table:table-cell/>
          <table:table-cell table:formula="of:=[.A259]=[.D259]" office:value-type="boolean" office:boolean-value="true" calcext:value-type="boolean">
            <text:p>TRUE</text:p>
          </table:table-cell>
          <table:table-cell table:formula="of:=IF([.B259]=[.E259]; &quot;&quot;; &quot;*&quot;)" office:value-type="string" office:string-value="*" calcext:value-type="string">
            <text:p>*</text:p>
          </table:table-cell>
          <table:table-cell table:formula="of:=IF([.B259]=[.E259]; &quot;&quot;; [.E259]-[.B259])" office:value-type="float" office:value="-1336" calcext:value-type="float">
            <text:p>-1336</text:p>
          </table:table-cell>
          <table:table-cell table:formula="of:=IF([.B259]=[.E259]; &quot;&quot;; (([.E259]-[.B259])/[.B259])*100)" office:value-type="float" office:value="-20.3907203907204" calcext:value-type="float">
            <text:p>-20.3907203907204</text:p>
          </table:table-cell>
          <table:table-cell/>
          <table:table-cell office:value-type="string" calcext:value-type="string">
            <text:p>language/references/referencing_parts_of_aggregates</text:p>
          </table:table-cell>
          <table:table-cell office:value-type="float" office:value="5216" calcext:value-type="float">
            <text:p>5216</text:p>
          </table:table-cell>
          <table:table-cell/>
          <table:table-cell table:formula="of:=[.D259]=[.L259]" office:value-type="boolean" office:boolean-value="true" calcext:value-type="boolean">
            <text:p>TRUE</text:p>
          </table:table-cell>
          <table:table-cell table:formula="of:=IF([.B259]=[.M259]; &quot;&quot;; &quot;*&quot;)" office:value-type="string" office:string-value="*" calcext:value-type="string">
            <text:p>*</text:p>
          </table:table-cell>
          <table:table-cell table:formula="of:=IF([.B259]=[.M259]; &quot;&quot;; [.M259]-[.B259])" office:value-type="float" office:value="-1336" calcext:value-type="float">
            <text:p>-1336</text:p>
          </table:table-cell>
          <table:table-cell table:formula="of:=IF([.B259]=[.M259]; &quot;&quot;; (([.M259]-[.B259])/[.B259])*100)" office:value-type="float" office:value="-20.3907203907204" calcext:value-type="float">
            <text:p>-20.3907203907204</text:p>
          </table:table-cell>
        </table:table-row>
        <table:table-row table:style-name="ro1">
          <table:table-cell office:value-type="string" calcext:value-type="string">
            <text:p>language/references/referencing_references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string" calcext:value-type="string">
            <text:p>language/references/referencing_references</text:p>
          </table:table-cell>
          <table:table-cell office:value-type="float" office:value="848" calcext:value-type="float">
            <text:p>848</text:p>
          </table:table-cell>
          <table:table-cell/>
          <table:table-cell table:formula="of:=[.A260]=[.D260]" office:value-type="boolean" office:boolean-value="true" calcext:value-type="boolean">
            <text:p>TRUE</text:p>
          </table:table-cell>
          <table:table-cell table:formula="of:=IF([.B260]=[.E260]; &quot;&quot;; &quot;*&quot;)">
            <text:p/>
          </table:table-cell>
          <table:table-cell table:formula="of:=IF([.B260]=[.E260]; &quot;&quot;; [.E260]-[.B260])">
            <text:p/>
          </table:table-cell>
          <table:table-cell table:formula="of:=IF([.B260]=[.E260]; &quot;&quot;; (([.E260]-[.B260])/[.B260])*100)">
            <text:p/>
          </table:table-cell>
          <table:table-cell/>
          <table:table-cell office:value-type="string" calcext:value-type="string">
            <text:p>language/references/referencing_references</text:p>
          </table:table-cell>
          <table:table-cell office:value-type="float" office:value="848" calcext:value-type="float">
            <text:p>848</text:p>
          </table:table-cell>
          <table:table-cell/>
          <table:table-cell table:formula="of:=[.D260]=[.L260]" office:value-type="boolean" office:boolean-value="true" calcext:value-type="boolean">
            <text:p>TRUE</text:p>
          </table:table-cell>
          <table:table-cell table:formula="of:=IF([.B260]=[.M260]; &quot;&quot;; &quot;*&quot;)">
            <text:p/>
          </table:table-cell>
          <table:table-cell table:formula="of:=IF([.B260]=[.M260]; &quot;&quot;; [.M260]-[.B260])">
            <text:p/>
          </table:table-cell>
          <table:table-cell table:formula="of:=IF([.B260]=[.M260]; &quot;&quot;; (([.M260]-[.B260])/[.B260])*100)">
            <text:p/>
          </table:table-cell>
        </table:table-row>
        <table:table-row table:style-name="ro1">
          <table:table-cell office:value-type="string" calcext:value-type="string">
            <text:p>language/references/type_unification_of_references</text:p>
          </table:table-cell>
          <table:table-cell office:value-type="float" office:value="3168" calcext:value-type="float">
            <text:p>3168</text:p>
          </table:table-cell>
          <table:table-cell/>
          <table:table-cell office:value-type="string" calcext:value-type="string">
            <text:p>language/references/type_unification_of_references</text:p>
          </table:table-cell>
          <table:table-cell office:value-type="float" office:value="3168" calcext:value-type="float">
            <text:p>3168</text:p>
          </table:table-cell>
          <table:table-cell/>
          <table:table-cell table:formula="of:=[.A261]=[.D261]" office:value-type="boolean" office:boolean-value="true" calcext:value-type="boolean">
            <text:p>TRUE</text:p>
          </table:table-cell>
          <table:table-cell table:formula="of:=IF([.B261]=[.E261]; &quot;&quot;; &quot;*&quot;)">
            <text:p/>
          </table:table-cell>
          <table:table-cell table:formula="of:=IF([.B261]=[.E261]; &quot;&quot;; [.E261]-[.B261])">
            <text:p/>
          </table:table-cell>
          <table:table-cell table:formula="of:=IF([.B261]=[.E261]; &quot;&quot;; (([.E261]-[.B261])/[.B261])*100)">
            <text:p/>
          </table:table-cell>
          <table:table-cell/>
          <table:table-cell office:value-type="string" calcext:value-type="string">
            <text:p>language/references/type_unification_of_references</text:p>
          </table:table-cell>
          <table:table-cell office:value-type="float" office:value="3168" calcext:value-type="float">
            <text:p>3168</text:p>
          </table:table-cell>
          <table:table-cell/>
          <table:table-cell table:formula="of:=[.D261]=[.L261]" office:value-type="boolean" office:boolean-value="true" calcext:value-type="boolean">
            <text:p>TRUE</text:p>
          </table:table-cell>
          <table:table-cell table:formula="of:=IF([.B261]=[.M261]; &quot;&quot;; &quot;*&quot;)">
            <text:p/>
          </table:table-cell>
          <table:table-cell table:formula="of:=IF([.B261]=[.M261]; &quot;&quot;; [.M261]-[.B261])">
            <text:p/>
          </table:table-cell>
          <table:table-cell table:formula="of:=IF([.B261]=[.M261]; &quot;&quot;; (([.M261]-[.B261])/[.B261])*100)">
            <text:p/>
          </table:table-cell>
        </table:table-row>
        <table:table-row table:style-name="ro1">
          <table:table-cell office:value-type="string" calcext:value-type="string">
            <text:p>language/ref_mutable_array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ref_mutable_array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62]=[.D262]" office:value-type="boolean" office:boolean-value="true" calcext:value-type="boolean">
            <text:p>TRUE</text:p>
          </table:table-cell>
          <table:table-cell table:formula="of:=IF([.B262]=[.E262]; &quot;&quot;; &quot;*&quot;)">
            <text:p/>
          </table:table-cell>
          <table:table-cell table:formula="of:=IF([.B262]=[.E262]; &quot;&quot;; [.E262]-[.B262])">
            <text:p/>
          </table:table-cell>
          <table:table-cell table:formula="of:=IF([.B262]=[.E262]; &quot;&quot;; (([.E262]-[.B262])/[.B262])*100)">
            <text:p/>
          </table:table-cell>
          <table:table-cell/>
          <table:table-cell office:value-type="string" calcext:value-type="string">
            <text:p>language/ref_mutable_array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262]=[.L262]" office:value-type="boolean" office:boolean-value="true" calcext:value-type="boolean">
            <text:p>TRUE</text:p>
          </table:table-cell>
          <table:table-cell table:formula="of:=IF([.B262]=[.M262]; &quot;&quot;; &quot;*&quot;)">
            <text:p/>
          </table:table-cell>
          <table:table-cell table:formula="of:=IF([.B262]=[.M262]; &quot;&quot;; [.M262]-[.B262])">
            <text:p/>
          </table:table-cell>
          <table:table-cell table:formula="of:=IF([.B262]=[.M262]; &quot;&quot;; (([.M262]-[.B262])/[.B262])*100)">
            <text:p/>
          </table:table-cell>
        </table:table-row>
        <table:table-row table:style-name="ro1">
          <table:table-cell office:value-type="string" calcext:value-type="string">
            <text:p>language/ref_mutable_arrays_inli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ref_mutable_arrays_inline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63]=[.D263]" office:value-type="boolean" office:boolean-value="true" calcext:value-type="boolean">
            <text:p>TRUE</text:p>
          </table:table-cell>
          <table:table-cell table:formula="of:=IF([.B263]=[.E263]; &quot;&quot;; &quot;*&quot;)">
            <text:p/>
          </table:table-cell>
          <table:table-cell table:formula="of:=IF([.B263]=[.E263]; &quot;&quot;; [.E263]-[.B263])">
            <text:p/>
          </table:table-cell>
          <table:table-cell table:formula="of:=IF([.B263]=[.E263]; &quot;&quot;; (([.E263]-[.B263])/[.B263])*100)">
            <text:p/>
          </table:table-cell>
          <table:table-cell/>
          <table:table-cell office:value-type="string" calcext:value-type="string">
            <text:p>language/ref_mutable_arrays_inline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263]=[.L263]" office:value-type="boolean" office:boolean-value="true" calcext:value-type="boolean">
            <text:p>TRUE</text:p>
          </table:table-cell>
          <table:table-cell table:formula="of:=IF([.B263]=[.M263]; &quot;&quot;; &quot;*&quot;)">
            <text:p/>
          </table:table-cell>
          <table:table-cell table:formula="of:=IF([.B263]=[.M263]; &quot;&quot;; [.M263]-[.B263])">
            <text:p/>
          </table:table-cell>
          <table:table-cell table:formula="of:=IF([.B263]=[.M263]; &quot;&quot;; (([.M263]-[.B263])/[.B263])*100)">
            <text:p/>
          </table:table-cell>
        </table:table-row>
        <table:table-row table:style-name="ro1">
          <table:table-cell office:value-type="string" calcext:value-type="string">
            <text:p>language/ref_mutable_fn_args_bool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ref_mutable_fn_args_bool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264]=[.D264]" office:value-type="boolean" office:boolean-value="true" calcext:value-type="boolean">
            <text:p>TRUE</text:p>
          </table:table-cell>
          <table:table-cell table:formula="of:=IF([.B264]=[.E264]; &quot;&quot;; &quot;*&quot;)">
            <text:p/>
          </table:table-cell>
          <table:table-cell table:formula="of:=IF([.B264]=[.E264]; &quot;&quot;; [.E264]-[.B264])">
            <text:p/>
          </table:table-cell>
          <table:table-cell table:formula="of:=IF([.B264]=[.E264]; &quot;&quot;; (([.E264]-[.B264])/[.B264])*100)">
            <text:p/>
          </table:table-cell>
          <table:table-cell/>
          <table:table-cell office:value-type="string" calcext:value-type="string">
            <text:p>language/ref_mutable_fn_args_bool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264]=[.L264]" office:value-type="boolean" office:boolean-value="true" calcext:value-type="boolean">
            <text:p>TRUE</text:p>
          </table:table-cell>
          <table:table-cell table:formula="of:=IF([.B264]=[.M264]; &quot;&quot;; &quot;*&quot;)">
            <text:p/>
          </table:table-cell>
          <table:table-cell table:formula="of:=IF([.B264]=[.M264]; &quot;&quot;; [.M264]-[.B264])">
            <text:p/>
          </table:table-cell>
          <table:table-cell table:formula="of:=IF([.B264]=[.M264]; &quot;&quot;; (([.M264]-[.B264])/[.B264])*100)">
            <text:p/>
          </table:table-cell>
        </table:table-row>
        <table:table-row table:style-name="ro1">
          <table:table-cell office:value-type="string" calcext:value-type="string">
            <text:p>language/ref_mutable_fn_args_call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ref_mutable_fn_args_call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65]=[.D265]" office:value-type="boolean" office:boolean-value="true" calcext:value-type="boolean">
            <text:p>TRUE</text:p>
          </table:table-cell>
          <table:table-cell table:formula="of:=IF([.B265]=[.E265]; &quot;&quot;; &quot;*&quot;)">
            <text:p/>
          </table:table-cell>
          <table:table-cell table:formula="of:=IF([.B265]=[.E265]; &quot;&quot;; [.E265]-[.B265])">
            <text:p/>
          </table:table-cell>
          <table:table-cell table:formula="of:=IF([.B265]=[.E265]; &quot;&quot;; (([.E265]-[.B265])/[.B265])*100)">
            <text:p/>
          </table:table-cell>
          <table:table-cell/>
          <table:table-cell office:value-type="string" calcext:value-type="string">
            <text:p>language/ref_mutable_fn_args_call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265]=[.L265]" office:value-type="boolean" office:boolean-value="true" calcext:value-type="boolean">
            <text:p>TRUE</text:p>
          </table:table-cell>
          <table:table-cell table:formula="of:=IF([.B265]=[.M265]; &quot;&quot;; &quot;*&quot;)">
            <text:p/>
          </table:table-cell>
          <table:table-cell table:formula="of:=IF([.B265]=[.M265]; &quot;&quot;; [.M265]-[.B265])">
            <text:p/>
          </table:table-cell>
          <table:table-cell table:formula="of:=IF([.B265]=[.M265]; &quot;&quot;; (([.M265]-[.B265])/[.B265])*100)">
            <text:p/>
          </table:table-cell>
        </table:table-row>
        <table:table-row table:style-name="ro1">
          <table:table-cell office:value-type="string" calcext:value-type="string">
            <text:p>language/ref_mutable_fn_args_struc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ref_mutable_fn_args_struc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66]=[.D266]" office:value-type="boolean" office:boolean-value="true" calcext:value-type="boolean">
            <text:p>TRUE</text:p>
          </table:table-cell>
          <table:table-cell table:formula="of:=IF([.B266]=[.E266]; &quot;&quot;; &quot;*&quot;)">
            <text:p/>
          </table:table-cell>
          <table:table-cell table:formula="of:=IF([.B266]=[.E266]; &quot;&quot;; [.E266]-[.B266])">
            <text:p/>
          </table:table-cell>
          <table:table-cell table:formula="of:=IF([.B266]=[.E266]; &quot;&quot;; (([.E266]-[.B266])/[.B266])*100)">
            <text:p/>
          </table:table-cell>
          <table:table-cell/>
          <table:table-cell office:value-type="string" calcext:value-type="string">
            <text:p>language/ref_mutable_fn_args_struc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266]=[.L266]" office:value-type="boolean" office:boolean-value="true" calcext:value-type="boolean">
            <text:p>TRUE</text:p>
          </table:table-cell>
          <table:table-cell table:formula="of:=IF([.B266]=[.M266]; &quot;&quot;; &quot;*&quot;)">
            <text:p/>
          </table:table-cell>
          <table:table-cell table:formula="of:=IF([.B266]=[.M266]; &quot;&quot;; [.M266]-[.B266])">
            <text:p/>
          </table:table-cell>
          <table:table-cell table:formula="of:=IF([.B266]=[.M266]; &quot;&quot;; (([.M266]-[.B266])/[.B266])*100)">
            <text:p/>
          </table:table-cell>
        </table:table-row>
        <table:table-row table:style-name="ro1">
          <table:table-cell office:value-type="string" calcext:value-type="string">
            <text:p>language/ref_mutable_fn_args_struct_assig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ref_mutable_fn_args_struct_assign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67]=[.D267]" office:value-type="boolean" office:boolean-value="true" calcext:value-type="boolean">
            <text:p>TRUE</text:p>
          </table:table-cell>
          <table:table-cell table:formula="of:=IF([.B267]=[.E267]; &quot;&quot;; &quot;*&quot;)">
            <text:p/>
          </table:table-cell>
          <table:table-cell table:formula="of:=IF([.B267]=[.E267]; &quot;&quot;; [.E267]-[.B267])">
            <text:p/>
          </table:table-cell>
          <table:table-cell table:formula="of:=IF([.B267]=[.E267]; &quot;&quot;; (([.E267]-[.B267])/[.B267])*100)">
            <text:p/>
          </table:table-cell>
          <table:table-cell/>
          <table:table-cell office:value-type="string" calcext:value-type="string">
            <text:p>language/ref_mutable_fn_args_struct_assign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267]=[.L267]" office:value-type="boolean" office:boolean-value="true" calcext:value-type="boolean">
            <text:p>TRUE</text:p>
          </table:table-cell>
          <table:table-cell table:formula="of:=IF([.B267]=[.M267]; &quot;&quot;; &quot;*&quot;)">
            <text:p/>
          </table:table-cell>
          <table:table-cell table:formula="of:=IF([.B267]=[.M267]; &quot;&quot;; [.M267]-[.B267])">
            <text:p/>
          </table:table-cell>
          <table:table-cell table:formula="of:=IF([.B267]=[.M267]; &quot;&quot;; (([.M267]-[.B267])/[.B267])*100)">
            <text:p/>
          </table:table-cell>
        </table:table-row>
        <table:table-row table:style-name="ro1">
          <table:table-cell office:value-type="string" calcext:value-type="string">
            <text:p>language/ref_mutable_fn_args_u3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ref_mutable_fn_args_u3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68]=[.D268]" office:value-type="boolean" office:boolean-value="true" calcext:value-type="boolean">
            <text:p>TRUE</text:p>
          </table:table-cell>
          <table:table-cell table:formula="of:=IF([.B268]=[.E268]; &quot;&quot;; &quot;*&quot;)">
            <text:p/>
          </table:table-cell>
          <table:table-cell table:formula="of:=IF([.B268]=[.E268]; &quot;&quot;; [.E268]-[.B268])">
            <text:p/>
          </table:table-cell>
          <table:table-cell table:formula="of:=IF([.B268]=[.E268]; &quot;&quot;; (([.E268]-[.B268])/[.B268])*100)">
            <text:p/>
          </table:table-cell>
          <table:table-cell/>
          <table:table-cell office:value-type="string" calcext:value-type="string">
            <text:p>language/ref_mutable_fn_args_u3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268]=[.L268]" office:value-type="boolean" office:boolean-value="true" calcext:value-type="boolean">
            <text:p>TRUE</text:p>
          </table:table-cell>
          <table:table-cell table:formula="of:=IF([.B268]=[.M268]; &quot;&quot;; &quot;*&quot;)">
            <text:p/>
          </table:table-cell>
          <table:table-cell table:formula="of:=IF([.B268]=[.M268]; &quot;&quot;; [.M268]-[.B268])">
            <text:p/>
          </table:table-cell>
          <table:table-cell table:formula="of:=IF([.B268]=[.M268]; &quot;&quot;; (([.M268]-[.B268])/[.B268])*100)">
            <text:p/>
          </table:table-cell>
        </table:table-row>
        <table:table-row table:style-name="ro1">
          <table:table-cell office:value-type="string" calcext:value-type="string">
            <text:p>language/retd_b256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language/retd_b256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A269]=[.D269]" office:value-type="boolean" office:boolean-value="true" calcext:value-type="boolean">
            <text:p>TRUE</text:p>
          </table:table-cell>
          <table:table-cell table:formula="of:=IF([.B269]=[.E269]; &quot;&quot;; &quot;*&quot;)">
            <text:p/>
          </table:table-cell>
          <table:table-cell table:formula="of:=IF([.B269]=[.E269]; &quot;&quot;; [.E269]-[.B269])">
            <text:p/>
          </table:table-cell>
          <table:table-cell table:formula="of:=IF([.B269]=[.E269]; &quot;&quot;; (([.E269]-[.B269])/[.B269])*100)">
            <text:p/>
          </table:table-cell>
          <table:table-cell/>
          <table:table-cell office:value-type="string" calcext:value-type="string">
            <text:p>language/retd_b256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D269]=[.L269]" office:value-type="boolean" office:boolean-value="true" calcext:value-type="boolean">
            <text:p>TRUE</text:p>
          </table:table-cell>
          <table:table-cell table:formula="of:=IF([.B269]=[.M269]; &quot;&quot;; &quot;*&quot;)">
            <text:p/>
          </table:table-cell>
          <table:table-cell table:formula="of:=IF([.B269]=[.M269]; &quot;&quot;; [.M269]-[.B269])">
            <text:p/>
          </table:table-cell>
          <table:table-cell table:formula="of:=IF([.B269]=[.M269]; &quot;&quot;; (([.M269]-[.B269])/[.B269])*100)">
            <text:p/>
          </table:table-cell>
        </table:table-row>
        <table:table-row table:style-name="ro1">
          <table:table-cell office:value-type="string" calcext:value-type="string">
            <text:p>language/retd_small_array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language/retd_small_array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A270]=[.D270]" office:value-type="boolean" office:boolean-value="true" calcext:value-type="boolean">
            <text:p>TRUE</text:p>
          </table:table-cell>
          <table:table-cell table:formula="of:=IF([.B270]=[.E270]; &quot;&quot;; &quot;*&quot;)">
            <text:p/>
          </table:table-cell>
          <table:table-cell table:formula="of:=IF([.B270]=[.E270]; &quot;&quot;; [.E270]-[.B270])">
            <text:p/>
          </table:table-cell>
          <table:table-cell table:formula="of:=IF([.B270]=[.E270]; &quot;&quot;; (([.E270]-[.B270])/[.B270])*100)">
            <text:p/>
          </table:table-cell>
          <table:table-cell/>
          <table:table-cell office:value-type="string" calcext:value-type="string">
            <text:p>language/retd_small_array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D270]=[.L270]" office:value-type="boolean" office:boolean-value="true" calcext:value-type="boolean">
            <text:p>TRUE</text:p>
          </table:table-cell>
          <table:table-cell table:formula="of:=IF([.B270]=[.M270]; &quot;&quot;; &quot;*&quot;)">
            <text:p/>
          </table:table-cell>
          <table:table-cell table:formula="of:=IF([.B270]=[.M270]; &quot;&quot;; [.M270]-[.B270])">
            <text:p/>
          </table:table-cell>
          <table:table-cell table:formula="of:=IF([.B270]=[.M270]; &quot;&quot;; (([.M270]-[.B270])/[.B270])*100)">
            <text:p/>
          </table:table-cell>
        </table:table-row>
        <table:table-row table:style-name="ro1">
          <table:table-cell office:value-type="string" calcext:value-type="string">
            <text:p>language/retd_struct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language/retd_struct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A271]=[.D271]" office:value-type="boolean" office:boolean-value="true" calcext:value-type="boolean">
            <text:p>TRUE</text:p>
          </table:table-cell>
          <table:table-cell table:formula="of:=IF([.B271]=[.E271]; &quot;&quot;; &quot;*&quot;)">
            <text:p/>
          </table:table-cell>
          <table:table-cell table:formula="of:=IF([.B271]=[.E271]; &quot;&quot;; [.E271]-[.B271])">
            <text:p/>
          </table:table-cell>
          <table:table-cell table:formula="of:=IF([.B271]=[.E271]; &quot;&quot;; (([.E271]-[.B271])/[.B271])*100)">
            <text:p/>
          </table:table-cell>
          <table:table-cell/>
          <table:table-cell office:value-type="string" calcext:value-type="string">
            <text:p>language/retd_struct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D271]=[.L271]" office:value-type="boolean" office:boolean-value="true" calcext:value-type="boolean">
            <text:p>TRUE</text:p>
          </table:table-cell>
          <table:table-cell table:formula="of:=IF([.B271]=[.M271]; &quot;&quot;; &quot;*&quot;)">
            <text:p/>
          </table:table-cell>
          <table:table-cell table:formula="of:=IF([.B271]=[.M271]; &quot;&quot;; [.M271]-[.B271])">
            <text:p/>
          </table:table-cell>
          <table:table-cell table:formula="of:=IF([.B271]=[.M271]; &quot;&quot;; (([.M271]-[.B271])/[.B271])*100)">
            <text:p/>
          </table:table-cell>
        </table:table-row>
        <table:table-row table:style-name="ro1">
          <table:table-cell office:value-type="string" calcext:value-type="string">
            <text:p>language/retd_zero_len_array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retd_zero_len_array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272]=[.D272]" office:value-type="boolean" office:boolean-value="true" calcext:value-type="boolean">
            <text:p>TRUE</text:p>
          </table:table-cell>
          <table:table-cell table:formula="of:=IF([.B272]=[.E272]; &quot;&quot;; &quot;*&quot;)">
            <text:p/>
          </table:table-cell>
          <table:table-cell table:formula="of:=IF([.B272]=[.E272]; &quot;&quot;; [.E272]-[.B272])">
            <text:p/>
          </table:table-cell>
          <table:table-cell table:formula="of:=IF([.B272]=[.E272]; &quot;&quot;; (([.E272]-[.B272])/[.B272])*100)">
            <text:p/>
          </table:table-cell>
          <table:table-cell/>
          <table:table-cell office:value-type="string" calcext:value-type="string">
            <text:p>language/retd_zero_len_array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272]=[.L272]" office:value-type="boolean" office:boolean-value="true" calcext:value-type="boolean">
            <text:p>TRUE</text:p>
          </table:table-cell>
          <table:table-cell table:formula="of:=IF([.B272]=[.M272]; &quot;&quot;; &quot;*&quot;)">
            <text:p/>
          </table:table-cell>
          <table:table-cell table:formula="of:=IF([.B272]=[.M272]; &quot;&quot;; [.M272]-[.B272])">
            <text:p/>
          </table:table-cell>
          <table:table-cell table:formula="of:=IF([.B272]=[.M272]; &quot;&quot;; (([.M272]-[.B272])/[.B272])*100)">
            <text:p/>
          </table:table-cell>
        </table:table-row>
        <table:table-row table:style-name="ro1">
          <table:table-cell office:value-type="string" calcext:value-type="string">
            <text:p>language/ret_small_string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language/ret_small_string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273]=[.D273]" office:value-type="boolean" office:boolean-value="true" calcext:value-type="boolean">
            <text:p>TRUE</text:p>
          </table:table-cell>
          <table:table-cell table:formula="of:=IF([.B273]=[.E273]; &quot;&quot;; &quot;*&quot;)">
            <text:p/>
          </table:table-cell>
          <table:table-cell table:formula="of:=IF([.B273]=[.E273]; &quot;&quot;; [.E273]-[.B273])">
            <text:p/>
          </table:table-cell>
          <table:table-cell table:formula="of:=IF([.B273]=[.E273]; &quot;&quot;; (([.E273]-[.B273])/[.B273])*100)">
            <text:p/>
          </table:table-cell>
          <table:table-cell/>
          <table:table-cell office:value-type="string" calcext:value-type="string">
            <text:p>language/ret_small_string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D273]=[.L273]" office:value-type="boolean" office:boolean-value="true" calcext:value-type="boolean">
            <text:p>TRUE</text:p>
          </table:table-cell>
          <table:table-cell table:formula="of:=IF([.B273]=[.M273]; &quot;&quot;; &quot;*&quot;)">
            <text:p/>
          </table:table-cell>
          <table:table-cell table:formula="of:=IF([.B273]=[.M273]; &quot;&quot;; [.M273]-[.B273])">
            <text:p/>
          </table:table-cell>
          <table:table-cell table:formula="of:=IF([.B273]=[.M273]; &quot;&quot;; (([.M273]-[.B273])/[.B273])*100)">
            <text:p/>
          </table:table-cell>
        </table:table-row>
        <table:table-row table:style-name="ro1">
          <table:table-cell office:value-type="string" calcext:value-type="string">
            <text:p>language/ret_string_in_struct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language/ret_string_in_struct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274]=[.D274]" office:value-type="boolean" office:boolean-value="true" calcext:value-type="boolean">
            <text:p>TRUE</text:p>
          </table:table-cell>
          <table:table-cell table:formula="of:=IF([.B274]=[.E274]; &quot;&quot;; &quot;*&quot;)">
            <text:p/>
          </table:table-cell>
          <table:table-cell table:formula="of:=IF([.B274]=[.E274]; &quot;&quot;; [.E274]-[.B274])">
            <text:p/>
          </table:table-cell>
          <table:table-cell table:formula="of:=IF([.B274]=[.E274]; &quot;&quot;; (([.E274]-[.B274])/[.B274])*100)">
            <text:p/>
          </table:table-cell>
          <table:table-cell/>
          <table:table-cell office:value-type="string" calcext:value-type="string">
            <text:p>language/ret_string_in_struct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274]=[.L274]" office:value-type="boolean" office:boolean-value="true" calcext:value-type="boolean">
            <text:p>TRUE</text:p>
          </table:table-cell>
          <table:table-cell table:formula="of:=IF([.B274]=[.M274]; &quot;&quot;; &quot;*&quot;)">
            <text:p/>
          </table:table-cell>
          <table:table-cell table:formula="of:=IF([.B274]=[.M274]; &quot;&quot;; [.M274]-[.B274])">
            <text:p/>
          </table:table-cell>
          <table:table-cell table:formula="of:=IF([.B274]=[.M274]; &quot;&quot;; (([.M274]-[.B274])/[.B274])*100)">
            <text:p/>
          </table:table-cell>
        </table:table-row>
        <table:table-row table:style-name="ro1">
          <table:table-cell office:value-type="string" calcext:value-type="string">
            <text:p>language/revert_in_first_if_branch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revert_in_first_if_branch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75]=[.D275]" office:value-type="boolean" office:boolean-value="true" calcext:value-type="boolean">
            <text:p>TRUE</text:p>
          </table:table-cell>
          <table:table-cell table:formula="of:=IF([.B275]=[.E275]; &quot;&quot;; &quot;*&quot;)">
            <text:p/>
          </table:table-cell>
          <table:table-cell table:formula="of:=IF([.B275]=[.E275]; &quot;&quot;; [.E275]-[.B275])">
            <text:p/>
          </table:table-cell>
          <table:table-cell table:formula="of:=IF([.B275]=[.E275]; &quot;&quot;; (([.E275]-[.B275])/[.B275])*100)">
            <text:p/>
          </table:table-cell>
          <table:table-cell/>
          <table:table-cell office:value-type="string" calcext:value-type="string">
            <text:p>language/revert_in_first_if_branch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275]=[.L275]" office:value-type="boolean" office:boolean-value="true" calcext:value-type="boolean">
            <text:p>TRUE</text:p>
          </table:table-cell>
          <table:table-cell table:formula="of:=IF([.B275]=[.M275]; &quot;&quot;; &quot;*&quot;)">
            <text:p/>
          </table:table-cell>
          <table:table-cell table:formula="of:=IF([.B275]=[.M275]; &quot;&quot;; [.M275]-[.B275])">
            <text:p/>
          </table:table-cell>
          <table:table-cell table:formula="of:=IF([.B275]=[.M275]; &quot;&quot;; (([.M275]-[.B275])/[.B275])*100)">
            <text:p/>
          </table:table-cell>
        </table:table-row>
        <table:table-row table:style-name="ro1">
          <table:table-cell office:value-type="string" calcext:value-type="string">
            <text:p>language/same_const_name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language/same_const_name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A276]=[.D276]" office:value-type="boolean" office:boolean-value="true" calcext:value-type="boolean">
            <text:p>TRUE</text:p>
          </table:table-cell>
          <table:table-cell table:formula="of:=IF([.B276]=[.E276]; &quot;&quot;; &quot;*&quot;)">
            <text:p/>
          </table:table-cell>
          <table:table-cell table:formula="of:=IF([.B276]=[.E276]; &quot;&quot;; [.E276]-[.B276])">
            <text:p/>
          </table:table-cell>
          <table:table-cell table:formula="of:=IF([.B276]=[.E276]; &quot;&quot;; (([.E276]-[.B276])/[.B276])*100)">
            <text:p/>
          </table:table-cell>
          <table:table-cell/>
          <table:table-cell office:value-type="string" calcext:value-type="string">
            <text:p>language/same_const_name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D276]=[.L276]" office:value-type="boolean" office:boolean-value="true" calcext:value-type="boolean">
            <text:p>TRUE</text:p>
          </table:table-cell>
          <table:table-cell table:formula="of:=IF([.B276]=[.M276]; &quot;&quot;; &quot;*&quot;)">
            <text:p/>
          </table:table-cell>
          <table:table-cell table:formula="of:=IF([.B276]=[.M276]; &quot;&quot;; [.M276]-[.B276])">
            <text:p/>
          </table:table-cell>
          <table:table-cell table:formula="of:=IF([.B276]=[.M276]; &quot;&quot;; (([.M276]-[.B276])/[.B276])*100)">
            <text:p/>
          </table:table-cell>
        </table:table-row>
        <table:table-row table:style-name="ro1">
          <table:table-cell office:value-type="string" calcext:value-type="string">
            <text:p>language/same_const_name_lib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same_const_name_lib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77]=[.D277]" office:value-type="boolean" office:boolean-value="true" calcext:value-type="boolean">
            <text:p>TRUE</text:p>
          </table:table-cell>
          <table:table-cell table:formula="of:=IF([.B277]=[.E277]; &quot;&quot;; &quot;*&quot;)">
            <text:p/>
          </table:table-cell>
          <table:table-cell table:formula="of:=IF([.B277]=[.E277]; &quot;&quot;; [.E277]-[.B277])">
            <text:p/>
          </table:table-cell>
          <table:table-cell table:formula="of:=IF([.B277]=[.E277]; &quot;&quot;; (([.E277]-[.B277])/[.B277])*100)">
            <text:p/>
          </table:table-cell>
          <table:table-cell/>
          <table:table-cell office:value-type="string" calcext:value-type="string">
            <text:p>language/same_const_name_lib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D277]=[.L277]" office:value-type="boolean" office:boolean-value="true" calcext:value-type="boolean">
            <text:p>TRUE</text:p>
          </table:table-cell>
          <table:table-cell table:formula="of:=IF([.B277]=[.M277]; &quot;&quot;; &quot;*&quot;)">
            <text:p/>
          </table:table-cell>
          <table:table-cell table:formula="of:=IF([.B277]=[.M277]; &quot;&quot;; [.M277]-[.B277])">
            <text:p/>
          </table:table-cell>
          <table:table-cell table:formula="of:=IF([.B277]=[.M277]; &quot;&quot;; (([.M277]-[.B277])/[.B277])*100)">
            <text:p/>
          </table:table-cell>
        </table:table-row>
        <table:table-row table:style-name="ro1">
          <table:table-cell office:value-type="string" calcext:value-type="string">
            <text:p>language/self_impl_reassignment</text:p>
          </table:table-cell>
          <table:table-cell office:value-type="float" office:value="656" calcext:value-type="float">
            <text:p>656</text:p>
          </table:table-cell>
          <table:table-cell/>
          <table:table-cell office:value-type="string" calcext:value-type="string">
            <text:p>language/self_impl_reassignment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[.A278]=[.D278]" office:value-type="boolean" office:boolean-value="true" calcext:value-type="boolean">
            <text:p>TRUE</text:p>
          </table:table-cell>
          <table:table-cell table:formula="of:=IF([.B278]=[.E278]; &quot;&quot;; &quot;*&quot;)">
            <text:p/>
          </table:table-cell>
          <table:table-cell table:formula="of:=IF([.B278]=[.E278]; &quot;&quot;; [.E278]-[.B278])">
            <text:p/>
          </table:table-cell>
          <table:table-cell table:formula="of:=IF([.B278]=[.E278]; &quot;&quot;; (([.E278]-[.B278])/[.B278])*100)">
            <text:p/>
          </table:table-cell>
          <table:table-cell/>
          <table:table-cell office:value-type="string" calcext:value-type="string">
            <text:p>language/self_impl_reassignment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[.D278]=[.L278]" office:value-type="boolean" office:boolean-value="true" calcext:value-type="boolean">
            <text:p>TRUE</text:p>
          </table:table-cell>
          <table:table-cell table:formula="of:=IF([.B278]=[.M278]; &quot;&quot;; &quot;*&quot;)">
            <text:p/>
          </table:table-cell>
          <table:table-cell table:formula="of:=IF([.B278]=[.M278]; &quot;&quot;; [.M278]-[.B278])">
            <text:p/>
          </table:table-cell>
          <table:table-cell table:formula="of:=IF([.B278]=[.M278]; &quot;&quot;; (([.M278]-[.B278])/[.B278])*100)">
            <text:p/>
          </table:table-cell>
        </table:table-row>
        <table:table-row table:style-name="ro1">
          <table:table-cell office:value-type="string" calcext:value-type="string">
            <text:p>language/shadowing/shadowed_glob_import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shadowing/shadowed_glob_import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79]=[.D279]" office:value-type="boolean" office:boolean-value="true" calcext:value-type="boolean">
            <text:p>TRUE</text:p>
          </table:table-cell>
          <table:table-cell table:formula="of:=IF([.B279]=[.E279]; &quot;&quot;; &quot;*&quot;)">
            <text:p/>
          </table:table-cell>
          <table:table-cell table:formula="of:=IF([.B279]=[.E279]; &quot;&quot;; [.E279]-[.B279])">
            <text:p/>
          </table:table-cell>
          <table:table-cell table:formula="of:=IF([.B279]=[.E279]; &quot;&quot;; (([.E279]-[.B279])/[.B279])*100)">
            <text:p/>
          </table:table-cell>
          <table:table-cell/>
          <table:table-cell office:value-type="string" calcext:value-type="string">
            <text:p>language/shadowing/shadowed_glob_import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79]=[.L279]" office:value-type="boolean" office:boolean-value="true" calcext:value-type="boolean">
            <text:p>TRUE</text:p>
          </table:table-cell>
          <table:table-cell table:formula="of:=IF([.B279]=[.M279]; &quot;&quot;; &quot;*&quot;)">
            <text:p/>
          </table:table-cell>
          <table:table-cell table:formula="of:=IF([.B279]=[.M279]; &quot;&quot;; [.M279]-[.B279])">
            <text:p/>
          </table:table-cell>
          <table:table-cell table:formula="of:=IF([.B279]=[.M279]; &quot;&quot;; (([.M279]-[.B279])/[.B279])*100)">
            <text:p/>
          </table:table-cell>
        </table:table-row>
        <table:table-row table:style-name="ro1">
          <table:table-cell office:value-type="string" calcext:value-type="string">
            <text:p>language/size_of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size_of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80]=[.D280]" office:value-type="boolean" office:boolean-value="true" calcext:value-type="boolean">
            <text:p>TRUE</text:p>
          </table:table-cell>
          <table:table-cell table:formula="of:=IF([.B280]=[.E280]; &quot;&quot;; &quot;*&quot;)">
            <text:p/>
          </table:table-cell>
          <table:table-cell table:formula="of:=IF([.B280]=[.E280]; &quot;&quot;; [.E280]-[.B280])">
            <text:p/>
          </table:table-cell>
          <table:table-cell table:formula="of:=IF([.B280]=[.E280]; &quot;&quot;; (([.E280]-[.B280])/[.B280])*100)">
            <text:p/>
          </table:table-cell>
          <table:table-cell/>
          <table:table-cell office:value-type="string" calcext:value-type="string">
            <text:p>language/size_of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80]=[.L280]" office:value-type="boolean" office:boolean-value="true" calcext:value-type="boolean">
            <text:p>TRUE</text:p>
          </table:table-cell>
          <table:table-cell table:formula="of:=IF([.B280]=[.M280]; &quot;&quot;; &quot;*&quot;)">
            <text:p/>
          </table:table-cell>
          <table:table-cell table:formula="of:=IF([.B280]=[.M280]; &quot;&quot;; [.M280]-[.B280])">
            <text:p/>
          </table:table-cell>
          <table:table-cell table:formula="of:=IF([.B280]=[.M280]; &quot;&quot;; (([.M280]-[.B280])/[.B280])*100)">
            <text:p/>
          </table:table-cell>
        </table:table-row>
        <table:table-row table:style-name="ro1">
          <table:table-cell office:value-type="string" calcext:value-type="string">
            <text:p>language/smo</text:p>
          </table:table-cell>
          <table:table-cell office:value-type="float" office:value="880" calcext:value-type="float">
            <text:p>880</text:p>
          </table:table-cell>
          <table:table-cell/>
          <table:table-cell office:value-type="string" calcext:value-type="string">
            <text:p>language/smo</text:p>
          </table:table-cell>
          <table:table-cell office:value-type="float" office:value="880" calcext:value-type="float">
            <text:p>880</text:p>
          </table:table-cell>
          <table:table-cell/>
          <table:table-cell table:formula="of:=[.A281]=[.D281]" office:value-type="boolean" office:boolean-value="true" calcext:value-type="boolean">
            <text:p>TRUE</text:p>
          </table:table-cell>
          <table:table-cell table:formula="of:=IF([.B281]=[.E281]; &quot;&quot;; &quot;*&quot;)">
            <text:p/>
          </table:table-cell>
          <table:table-cell table:formula="of:=IF([.B281]=[.E281]; &quot;&quot;; [.E281]-[.B281])">
            <text:p/>
          </table:table-cell>
          <table:table-cell table:formula="of:=IF([.B281]=[.E281]; &quot;&quot;; (([.E281]-[.B281])/[.B281])*100)">
            <text:p/>
          </table:table-cell>
          <table:table-cell/>
          <table:table-cell office:value-type="string" calcext:value-type="string">
            <text:p>language/smo</text:p>
          </table:table-cell>
          <table:table-cell office:value-type="float" office:value="880" calcext:value-type="float">
            <text:p>880</text:p>
          </table:table-cell>
          <table:table-cell/>
          <table:table-cell table:formula="of:=[.D281]=[.L281]" office:value-type="boolean" office:boolean-value="true" calcext:value-type="boolean">
            <text:p>TRUE</text:p>
          </table:table-cell>
          <table:table-cell table:formula="of:=IF([.B281]=[.M281]; &quot;&quot;; &quot;*&quot;)">
            <text:p/>
          </table:table-cell>
          <table:table-cell table:formula="of:=IF([.B281]=[.M281]; &quot;&quot;; [.M281]-[.B281])">
            <text:p/>
          </table:table-cell>
          <table:table-cell table:formula="of:=IF([.B281]=[.M281]; &quot;&quot;; (([.M281]-[.B281])/[.B281])*100)">
            <text:p/>
          </table:table-cell>
        </table:table-row>
        <table:table-row table:style-name="ro1">
          <table:table-cell office:value-type="string" calcext:value-type="string">
            <text:p>language/smo_opcod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language/smo_opcod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A282]=[.D282]" office:value-type="boolean" office:boolean-value="true" calcext:value-type="boolean">
            <text:p>TRUE</text:p>
          </table:table-cell>
          <table:table-cell table:formula="of:=IF([.B282]=[.E282]; &quot;&quot;; &quot;*&quot;)">
            <text:p/>
          </table:table-cell>
          <table:table-cell table:formula="of:=IF([.B282]=[.E282]; &quot;&quot;; [.E282]-[.B282])">
            <text:p/>
          </table:table-cell>
          <table:table-cell table:formula="of:=IF([.B282]=[.E282]; &quot;&quot;; (([.E282]-[.B282])/[.B282])*100)">
            <text:p/>
          </table:table-cell>
          <table:table-cell/>
          <table:table-cell office:value-type="string" calcext:value-type="string">
            <text:p>language/smo_opcod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D282]=[.L282]" office:value-type="boolean" office:boolean-value="true" calcext:value-type="boolean">
            <text:p>TRUE</text:p>
          </table:table-cell>
          <table:table-cell table:formula="of:=IF([.B282]=[.M282]; &quot;&quot;; &quot;*&quot;)">
            <text:p/>
          </table:table-cell>
          <table:table-cell table:formula="of:=IF([.B282]=[.M282]; &quot;&quot;; [.M282]-[.B282])">
            <text:p/>
          </table:table-cell>
          <table:table-cell table:formula="of:=IF([.B282]=[.M282]; &quot;&quot;; (([.M282]-[.B282])/[.B282])*100)">
            <text:p/>
          </table:table-cell>
        </table:table-row>
        <table:table-row table:style-name="ro1">
          <table:table-cell office:value-type="string" calcext:value-type="string">
            <text:p>language/str_slice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language/str_slice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A283]=[.D283]" office:value-type="boolean" office:boolean-value="true" calcext:value-type="boolean">
            <text:p>TRUE</text:p>
          </table:table-cell>
          <table:table-cell table:formula="of:=IF([.B283]=[.E283]; &quot;&quot;; &quot;*&quot;)">
            <text:p/>
          </table:table-cell>
          <table:table-cell table:formula="of:=IF([.B283]=[.E283]; &quot;&quot;; [.E283]-[.B283])">
            <text:p/>
          </table:table-cell>
          <table:table-cell table:formula="of:=IF([.B283]=[.E283]; &quot;&quot;; (([.E283]-[.B283])/[.B283])*100)">
            <text:p/>
          </table:table-cell>
          <table:table-cell/>
          <table:table-cell office:value-type="string" calcext:value-type="string">
            <text:p>language/str_slice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D283]=[.L283]" office:value-type="boolean" office:boolean-value="true" calcext:value-type="boolean">
            <text:p>TRUE</text:p>
          </table:table-cell>
          <table:table-cell table:formula="of:=IF([.B283]=[.M283]; &quot;&quot;; &quot;*&quot;)">
            <text:p/>
          </table:table-cell>
          <table:table-cell table:formula="of:=IF([.B283]=[.M283]; &quot;&quot;; [.M283]-[.B283])">
            <text:p/>
          </table:table-cell>
          <table:table-cell table:formula="of:=IF([.B283]=[.M283]; &quot;&quot;; (([.M283]-[.B283])/[.B283])*100)">
            <text:p/>
          </table:table-cell>
        </table:table-row>
        <table:table-row table:style-name="ro1">
          <table:table-cell office:value-type="string" calcext:value-type="string">
            <text:p>language/struct_destructuring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language/struct_destructuring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A284]=[.D284]" office:value-type="boolean" office:boolean-value="true" calcext:value-type="boolean">
            <text:p>TRUE</text:p>
          </table:table-cell>
          <table:table-cell table:formula="of:=IF([.B284]=[.E284]; &quot;&quot;; &quot;*&quot;)">
            <text:p/>
          </table:table-cell>
          <table:table-cell table:formula="of:=IF([.B284]=[.E284]; &quot;&quot;; [.E284]-[.B284])">
            <text:p/>
          </table:table-cell>
          <table:table-cell table:formula="of:=IF([.B284]=[.E284]; &quot;&quot;; (([.E284]-[.B284])/[.B284])*100)">
            <text:p/>
          </table:table-cell>
          <table:table-cell/>
          <table:table-cell office:value-type="string" calcext:value-type="string">
            <text:p>language/struct_destructuring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D284]=[.L284]" office:value-type="boolean" office:boolean-value="true" calcext:value-type="boolean">
            <text:p>TRUE</text:p>
          </table:table-cell>
          <table:table-cell table:formula="of:=IF([.B284]=[.M284]; &quot;&quot;; &quot;*&quot;)">
            <text:p/>
          </table:table-cell>
          <table:table-cell table:formula="of:=IF([.B284]=[.M284]; &quot;&quot;; [.M284]-[.B284])">
            <text:p/>
          </table:table-cell>
          <table:table-cell table:formula="of:=IF([.B284]=[.M284]; &quot;&quot;; (([.M284]-[.B284])/[.B284])*100)">
            <text:p/>
          </table:table-cell>
        </table:table-row>
        <table:table-row table:style-name="ro1">
          <table:table-cell office:value-type="string" calcext:value-type="string">
            <text:p>language/struct_field_acces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struct_field_acces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85]=[.D285]" office:value-type="boolean" office:boolean-value="true" calcext:value-type="boolean">
            <text:p>TRUE</text:p>
          </table:table-cell>
          <table:table-cell table:formula="of:=IF([.B285]=[.E285]; &quot;&quot;; &quot;*&quot;)">
            <text:p/>
          </table:table-cell>
          <table:table-cell table:formula="of:=IF([.B285]=[.E285]; &quot;&quot;; [.E285]-[.B285])">
            <text:p/>
          </table:table-cell>
          <table:table-cell table:formula="of:=IF([.B285]=[.E285]; &quot;&quot;; (([.E285]-[.B285])/[.B285])*100)">
            <text:p/>
          </table:table-cell>
          <table:table-cell/>
          <table:table-cell office:value-type="string" calcext:value-type="string">
            <text:p>language/struct_field_acces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285]=[.L285]" office:value-type="boolean" office:boolean-value="true" calcext:value-type="boolean">
            <text:p>TRUE</text:p>
          </table:table-cell>
          <table:table-cell table:formula="of:=IF([.B285]=[.M285]; &quot;&quot;; &quot;*&quot;)">
            <text:p/>
          </table:table-cell>
          <table:table-cell table:formula="of:=IF([.B285]=[.M285]; &quot;&quot;; [.M285]-[.B285])">
            <text:p/>
          </table:table-cell>
          <table:table-cell table:formula="of:=IF([.B285]=[.M285]; &quot;&quot;; (([.M285]-[.B285])/[.B285])*100)">
            <text:p/>
          </table:table-cell>
        </table:table-row>
        <table:table-row table:style-name="ro1">
          <table:table-cell office:value-type="string" calcext:value-type="string">
            <text:p>language/struct_field_reassignmen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struct_field_reassignmen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86]=[.D286]" office:value-type="boolean" office:boolean-value="true" calcext:value-type="boolean">
            <text:p>TRUE</text:p>
          </table:table-cell>
          <table:table-cell table:formula="of:=IF([.B286]=[.E286]; &quot;&quot;; &quot;*&quot;)">
            <text:p/>
          </table:table-cell>
          <table:table-cell table:formula="of:=IF([.B286]=[.E286]; &quot;&quot;; [.E286]-[.B286])">
            <text:p/>
          </table:table-cell>
          <table:table-cell table:formula="of:=IF([.B286]=[.E286]; &quot;&quot;; (([.E286]-[.B286])/[.B286])*100)">
            <text:p/>
          </table:table-cell>
          <table:table-cell/>
          <table:table-cell office:value-type="string" calcext:value-type="string">
            <text:p>language/struct_field_reassignmen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86]=[.L286]" office:value-type="boolean" office:boolean-value="true" calcext:value-type="boolean">
            <text:p>TRUE</text:p>
          </table:table-cell>
          <table:table-cell table:formula="of:=IF([.B286]=[.M286]; &quot;&quot;; &quot;*&quot;)">
            <text:p/>
          </table:table-cell>
          <table:table-cell table:formula="of:=IF([.B286]=[.M286]; &quot;&quot;; [.M286]-[.B286])">
            <text:p/>
          </table:table-cell>
          <table:table-cell table:formula="of:=IF([.B286]=[.M286]; &quot;&quot;; (([.M286]-[.B286])/[.B286])*100)">
            <text:p/>
          </table:table-cell>
        </table:table-row>
        <table:table-row table:style-name="ro1">
          <table:table-cell office:value-type="string" calcext:value-type="string">
            <text:p>language/struct_init_reorder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language/struct_init_reorder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A287]=[.D287]" office:value-type="boolean" office:boolean-value="true" calcext:value-type="boolean">
            <text:p>TRUE</text:p>
          </table:table-cell>
          <table:table-cell table:formula="of:=IF([.B287]=[.E287]; &quot;&quot;; &quot;*&quot;)">
            <text:p/>
          </table:table-cell>
          <table:table-cell table:formula="of:=IF([.B287]=[.E287]; &quot;&quot;; [.E287]-[.B287])">
            <text:p/>
          </table:table-cell>
          <table:table-cell table:formula="of:=IF([.B287]=[.E287]; &quot;&quot;; (([.E287]-[.B287])/[.B287])*100)">
            <text:p/>
          </table:table-cell>
          <table:table-cell/>
          <table:table-cell office:value-type="string" calcext:value-type="string">
            <text:p>language/struct_init_reorder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D287]=[.L287]" office:value-type="boolean" office:boolean-value="true" calcext:value-type="boolean">
            <text:p>TRUE</text:p>
          </table:table-cell>
          <table:table-cell table:formula="of:=IF([.B287]=[.M287]; &quot;&quot;; &quot;*&quot;)">
            <text:p/>
          </table:table-cell>
          <table:table-cell table:formula="of:=IF([.B287]=[.M287]; &quot;&quot;; [.M287]-[.B287])">
            <text:p/>
          </table:table-cell>
          <table:table-cell table:formula="of:=IF([.B287]=[.M287]; &quot;&quot;; (([.M287]-[.B287])/[.B287])*100)">
            <text:p/>
          </table:table-cell>
        </table:table-row>
        <table:table-row table:style-name="ro1">
          <table:table-cell office:value-type="string" calcext:value-type="string">
            <text:p>language/struct_instantiation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language/struct_instantiation</text:p>
          </table:table-cell>
          <table:table-cell office:value-type="float" office:value="2008" calcext:value-type="float">
            <text:p>2008</text:p>
          </table:table-cell>
          <table:table-cell/>
          <table:table-cell table:formula="of:=[.A288]=[.D288]" office:value-type="boolean" office:boolean-value="true" calcext:value-type="boolean">
            <text:p>TRUE</text:p>
          </table:table-cell>
          <table:table-cell table:formula="of:=IF([.B288]=[.E288]; &quot;&quot;; &quot;*&quot;)">
            <text:p/>
          </table:table-cell>
          <table:table-cell table:formula="of:=IF([.B288]=[.E288]; &quot;&quot;; [.E288]-[.B288])">
            <text:p/>
          </table:table-cell>
          <table:table-cell table:formula="of:=IF([.B288]=[.E288]; &quot;&quot;; (([.E288]-[.B288])/[.B288])*100)">
            <text:p/>
          </table:table-cell>
          <table:table-cell/>
          <table:table-cell office:value-type="string" calcext:value-type="string">
            <text:p>language/struct_instantiation</text:p>
          </table:table-cell>
          <table:table-cell office:value-type="float" office:value="2008" calcext:value-type="float">
            <text:p>2008</text:p>
          </table:table-cell>
          <table:table-cell/>
          <table:table-cell table:formula="of:=[.D288]=[.L288]" office:value-type="boolean" office:boolean-value="true" calcext:value-type="boolean">
            <text:p>TRUE</text:p>
          </table:table-cell>
          <table:table-cell table:formula="of:=IF([.B288]=[.M288]; &quot;&quot;; &quot;*&quot;)">
            <text:p/>
          </table:table-cell>
          <table:table-cell table:formula="of:=IF([.B288]=[.M288]; &quot;&quot;; [.M288]-[.B288])">
            <text:p/>
          </table:table-cell>
          <table:table-cell table:formula="of:=IF([.B288]=[.M288]; &quot;&quot;; (([.M288]-[.B288])/[.B288])*100)">
            <text:p/>
          </table:table-cell>
        </table:table-row>
        <table:table-row table:style-name="ro1">
          <table:table-cell office:value-type="string" calcext:value-type="string">
            <text:p>language/supertraits</text:p>
          </table:table-cell>
          <table:table-cell office:value-type="float" office:value="6936" calcext:value-type="float">
            <text:p>6936</text:p>
          </table:table-cell>
          <table:table-cell/>
          <table:table-cell office:value-type="string" calcext:value-type="string">
            <text:p>language/supertraits</text:p>
          </table:table-cell>
          <table:table-cell office:value-type="float" office:value="6936" calcext:value-type="float">
            <text:p>6936</text:p>
          </table:table-cell>
          <table:table-cell/>
          <table:table-cell table:formula="of:=[.A289]=[.D289]" office:value-type="boolean" office:boolean-value="true" calcext:value-type="boolean">
            <text:p>TRUE</text:p>
          </table:table-cell>
          <table:table-cell table:formula="of:=IF([.B289]=[.E289]; &quot;&quot;; &quot;*&quot;)">
            <text:p/>
          </table:table-cell>
          <table:table-cell table:formula="of:=IF([.B289]=[.E289]; &quot;&quot;; [.E289]-[.B289])">
            <text:p/>
          </table:table-cell>
          <table:table-cell table:formula="of:=IF([.B289]=[.E289]; &quot;&quot;; (([.E289]-[.B289])/[.B289])*100)">
            <text:p/>
          </table:table-cell>
          <table:table-cell/>
          <table:table-cell office:value-type="string" calcext:value-type="string">
            <text:p>language/supertraits</text:p>
          </table:table-cell>
          <table:table-cell office:value-type="float" office:value="6936" calcext:value-type="float">
            <text:p>6936</text:p>
          </table:table-cell>
          <table:table-cell/>
          <table:table-cell table:formula="of:=[.D289]=[.L289]" office:value-type="boolean" office:boolean-value="true" calcext:value-type="boolean">
            <text:p>TRUE</text:p>
          </table:table-cell>
          <table:table-cell table:formula="of:=IF([.B289]=[.M289]; &quot;&quot;; &quot;*&quot;)">
            <text:p/>
          </table:table-cell>
          <table:table-cell table:formula="of:=IF([.B289]=[.M289]; &quot;&quot;; [.M289]-[.B289])">
            <text:p/>
          </table:table-cell>
          <table:table-cell table:formula="of:=IF([.B289]=[.M289]; &quot;&quot;; (([.M289]-[.B289])/[.B289])*100)">
            <text:p/>
          </table:table-cell>
        </table:table-row>
        <table:table-row table:style-name="ro1">
          <table:table-cell office:value-type="string" calcext:value-type="string">
            <text:p>language/supertraits_with_trait_methods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language/supertraits_with_trait_methods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A290]=[.D290]" office:value-type="boolean" office:boolean-value="true" calcext:value-type="boolean">
            <text:p>TRUE</text:p>
          </table:table-cell>
          <table:table-cell table:formula="of:=IF([.B290]=[.E290]; &quot;&quot;; &quot;*&quot;)">
            <text:p/>
          </table:table-cell>
          <table:table-cell table:formula="of:=IF([.B290]=[.E290]; &quot;&quot;; [.E290]-[.B290])">
            <text:p/>
          </table:table-cell>
          <table:table-cell table:formula="of:=IF([.B290]=[.E290]; &quot;&quot;; (([.E290]-[.B290])/[.B290])*100)">
            <text:p/>
          </table:table-cell>
          <table:table-cell/>
          <table:table-cell office:value-type="string" calcext:value-type="string">
            <text:p>language/supertraits_with_trait_methods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D290]=[.L290]" office:value-type="boolean" office:boolean-value="true" calcext:value-type="boolean">
            <text:p>TRUE</text:p>
          </table:table-cell>
          <table:table-cell table:formula="of:=IF([.B290]=[.M290]; &quot;&quot;; &quot;*&quot;)">
            <text:p/>
          </table:table-cell>
          <table:table-cell table:formula="of:=IF([.B290]=[.M290]; &quot;&quot;; [.M290]-[.B290])">
            <text:p/>
          </table:table-cell>
          <table:table-cell table:formula="of:=IF([.B290]=[.M290]; &quot;&quot;; (([.M290]-[.B290])/[.B290])*100)">
            <text:p/>
          </table:table-cell>
        </table:table-row>
        <table:table-row table:style-name="ro1">
          <table:table-cell office:value-type="string" calcext:value-type="string">
            <text:p>language/test_attribut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test_attribute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91]=[.D291]" office:value-type="boolean" office:boolean-value="true" calcext:value-type="boolean">
            <text:p>TRUE</text:p>
          </table:table-cell>
          <table:table-cell table:formula="of:=IF([.B291]=[.E291]; &quot;&quot;; &quot;*&quot;)">
            <text:p/>
          </table:table-cell>
          <table:table-cell table:formula="of:=IF([.B291]=[.E291]; &quot;&quot;; [.E291]-[.B291])">
            <text:p/>
          </table:table-cell>
          <table:table-cell table:formula="of:=IF([.B291]=[.E291]; &quot;&quot;; (([.E291]-[.B291])/[.B291])*100)">
            <text:p/>
          </table:table-cell>
          <table:table-cell/>
          <table:table-cell office:value-type="string" calcext:value-type="string">
            <text:p>language/test_attribute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D291]=[.L291]" office:value-type="boolean" office:boolean-value="true" calcext:value-type="boolean">
            <text:p>TRUE</text:p>
          </table:table-cell>
          <table:table-cell table:formula="of:=IF([.B291]=[.M291]; &quot;&quot;; &quot;*&quot;)">
            <text:p/>
          </table:table-cell>
          <table:table-cell table:formula="of:=IF([.B291]=[.M291]; &quot;&quot;; [.M291]-[.B291])">
            <text:p/>
          </table:table-cell>
          <table:table-cell table:formula="of:=IF([.B291]=[.M291]; &quot;&quot;; (([.M291]-[.B291])/[.B291])*100)">
            <text:p/>
          </table:table-cell>
        </table:table-row>
        <table:table-row table:style-name="ro1">
          <table:table-cell office:value-type="string" calcext:value-type="string">
            <text:p>language/test_multiple_attributes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test_multiple_attributes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92]=[.D292]" office:value-type="boolean" office:boolean-value="true" calcext:value-type="boolean">
            <text:p>TRUE</text:p>
          </table:table-cell>
          <table:table-cell table:formula="of:=IF([.B292]=[.E292]; &quot;&quot;; &quot;*&quot;)">
            <text:p/>
          </table:table-cell>
          <table:table-cell table:formula="of:=IF([.B292]=[.E292]; &quot;&quot;; [.E292]-[.B292])">
            <text:p/>
          </table:table-cell>
          <table:table-cell table:formula="of:=IF([.B292]=[.E292]; &quot;&quot;; (([.E292]-[.B292])/[.B292])*100)">
            <text:p/>
          </table:table-cell>
          <table:table-cell/>
          <table:table-cell office:value-type="string" calcext:value-type="string">
            <text:p>language/test_multiple_attributes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D292]=[.L292]" office:value-type="boolean" office:boolean-value="true" calcext:value-type="boolean">
            <text:p>TRUE</text:p>
          </table:table-cell>
          <table:table-cell table:formula="of:=IF([.B292]=[.M292]; &quot;&quot;; &quot;*&quot;)">
            <text:p/>
          </table:table-cell>
          <table:table-cell table:formula="of:=IF([.B292]=[.M292]; &quot;&quot;; [.M292]-[.B292])">
            <text:p/>
          </table:table-cell>
          <table:table-cell table:formula="of:=IF([.B292]=[.M292]; &quot;&quot;; (([.M292]-[.B292])/[.B292])*100)">
            <text:p/>
          </table:table-cell>
        </table:table-row>
        <table:table-row table:style-name="ro1">
          <table:table-cell office:value-type="string" calcext:value-type="string">
            <text:p>language/trait_import_with_star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trait_import_with_star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93]=[.D293]" office:value-type="boolean" office:boolean-value="true" calcext:value-type="boolean">
            <text:p>TRUE</text:p>
          </table:table-cell>
          <table:table-cell table:formula="of:=IF([.B293]=[.E293]; &quot;&quot;; &quot;*&quot;)">
            <text:p/>
          </table:table-cell>
          <table:table-cell table:formula="of:=IF([.B293]=[.E293]; &quot;&quot;; [.E293]-[.B293])">
            <text:p/>
          </table:table-cell>
          <table:table-cell table:formula="of:=IF([.B293]=[.E293]; &quot;&quot;; (([.E293]-[.B293])/[.B293])*100)">
            <text:p/>
          </table:table-cell>
          <table:table-cell/>
          <table:table-cell office:value-type="string" calcext:value-type="string">
            <text:p>language/trait_import_with_star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93]=[.L293]" office:value-type="boolean" office:boolean-value="true" calcext:value-type="boolean">
            <text:p>TRUE</text:p>
          </table:table-cell>
          <table:table-cell table:formula="of:=IF([.B293]=[.M293]; &quot;&quot;; &quot;*&quot;)">
            <text:p/>
          </table:table-cell>
          <table:table-cell table:formula="of:=IF([.B293]=[.M293]; &quot;&quot;; [.M293]-[.B293])">
            <text:p/>
          </table:table-cell>
          <table:table-cell table:formula="of:=IF([.B293]=[.M293]; &quot;&quot;; (([.M293]-[.B293])/[.B293])*100)">
            <text:p/>
          </table:table-cell>
        </table:table-row>
        <table:table-row table:style-name="ro1">
          <table:table-cell office:value-type="string" calcext:value-type="string">
            <text:p>language/trait_method_ascription_disambiguate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language/trait_method_ascription_disambiguate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A294]=[.D294]" office:value-type="boolean" office:boolean-value="true" calcext:value-type="boolean">
            <text:p>TRUE</text:p>
          </table:table-cell>
          <table:table-cell table:formula="of:=IF([.B294]=[.E294]; &quot;&quot;; &quot;*&quot;)">
            <text:p/>
          </table:table-cell>
          <table:table-cell table:formula="of:=IF([.B294]=[.E294]; &quot;&quot;; [.E294]-[.B294])">
            <text:p/>
          </table:table-cell>
          <table:table-cell table:formula="of:=IF([.B294]=[.E294]; &quot;&quot;; (([.E294]-[.B294])/[.B294])*100)">
            <text:p/>
          </table:table-cell>
          <table:table-cell/>
          <table:table-cell office:value-type="string" calcext:value-type="string">
            <text:p>language/trait_method_ascription_disambiguate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D294]=[.L294]" office:value-type="boolean" office:boolean-value="true" calcext:value-type="boolean">
            <text:p>TRUE</text:p>
          </table:table-cell>
          <table:table-cell table:formula="of:=IF([.B294]=[.M294]; &quot;&quot;; &quot;*&quot;)">
            <text:p/>
          </table:table-cell>
          <table:table-cell table:formula="of:=IF([.B294]=[.M294]; &quot;&quot;; [.M294]-[.B294])">
            <text:p/>
          </table:table-cell>
          <table:table-cell table:formula="of:=IF([.B294]=[.M294]; &quot;&quot;; (([.M294]-[.B294])/[.B294])*100)">
            <text:p/>
          </table:table-cell>
        </table:table-row>
        <table:table-row table:style-name="ro1">
          <table:table-cell office:value-type="string" calcext:value-type="string">
            <text:p>language/trait_method_generic_qualified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language/trait_method_generic_qualified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A295]=[.D295]" office:value-type="boolean" office:boolean-value="true" calcext:value-type="boolean">
            <text:p>TRUE</text:p>
          </table:table-cell>
          <table:table-cell table:formula="of:=IF([.B295]=[.E295]; &quot;&quot;; &quot;*&quot;)">
            <text:p/>
          </table:table-cell>
          <table:table-cell table:formula="of:=IF([.B295]=[.E295]; &quot;&quot;; [.E295]-[.B295])">
            <text:p/>
          </table:table-cell>
          <table:table-cell table:formula="of:=IF([.B295]=[.E295]; &quot;&quot;; (([.E295]-[.B295])/[.B295])*100)">
            <text:p/>
          </table:table-cell>
          <table:table-cell/>
          <table:table-cell office:value-type="string" calcext:value-type="string">
            <text:p>language/trait_method_generic_qualified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D295]=[.L295]" office:value-type="boolean" office:boolean-value="true" calcext:value-type="boolean">
            <text:p>TRUE</text:p>
          </table:table-cell>
          <table:table-cell table:formula="of:=IF([.B295]=[.M295]; &quot;&quot;; &quot;*&quot;)">
            <text:p/>
          </table:table-cell>
          <table:table-cell table:formula="of:=IF([.B295]=[.M295]; &quot;&quot;; [.M295]-[.B295])">
            <text:p/>
          </table:table-cell>
          <table:table-cell table:formula="of:=IF([.B295]=[.M295]; &quot;&quot;; (([.M295]-[.B295])/[.B295])*100)">
            <text:p/>
          </table:table-cell>
        </table:table-row>
        <table:table-row table:style-name="ro1">
          <table:table-cell office:value-type="string" calcext:value-type="string">
            <text:p>language/trait_method_qualified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trait_method_qualified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296]=[.D296]" office:value-type="boolean" office:boolean-value="true" calcext:value-type="boolean">
            <text:p>TRUE</text:p>
          </table:table-cell>
          <table:table-cell table:formula="of:=IF([.B296]=[.E296]; &quot;&quot;; &quot;*&quot;)">
            <text:p/>
          </table:table-cell>
          <table:table-cell table:formula="of:=IF([.B296]=[.E296]; &quot;&quot;; [.E296]-[.B296])">
            <text:p/>
          </table:table-cell>
          <table:table-cell table:formula="of:=IF([.B296]=[.E296]; &quot;&quot;; (([.E296]-[.B296])/[.B296])*100)">
            <text:p/>
          </table:table-cell>
          <table:table-cell/>
          <table:table-cell office:value-type="string" calcext:value-type="string">
            <text:p>language/trait_method_qualified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296]=[.L296]" office:value-type="boolean" office:boolean-value="true" calcext:value-type="boolean">
            <text:p>TRUE</text:p>
          </table:table-cell>
          <table:table-cell table:formula="of:=IF([.B296]=[.M296]; &quot;&quot;; &quot;*&quot;)">
            <text:p/>
          </table:table-cell>
          <table:table-cell table:formula="of:=IF([.B296]=[.M296]; &quot;&quot;; [.M296]-[.B296])">
            <text:p/>
          </table:table-cell>
          <table:table-cell table:formula="of:=IF([.B296]=[.M296]; &quot;&quot;; (([.M296]-[.B296])/[.B296])*100)">
            <text:p/>
          </table:table-cell>
        </table:table-row>
        <table:table-row table:style-name="ro1">
          <table:table-cell office:value-type="string" calcext:value-type="string">
            <text:p>language/trait_nested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language/trait_nested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A297]=[.D297]" office:value-type="boolean" office:boolean-value="true" calcext:value-type="boolean">
            <text:p>TRUE</text:p>
          </table:table-cell>
          <table:table-cell table:formula="of:=IF([.B297]=[.E297]; &quot;&quot;; &quot;*&quot;)">
            <text:p/>
          </table:table-cell>
          <table:table-cell table:formula="of:=IF([.B297]=[.E297]; &quot;&quot;; [.E297]-[.B297])">
            <text:p/>
          </table:table-cell>
          <table:table-cell table:formula="of:=IF([.B297]=[.E297]; &quot;&quot;; (([.E297]-[.B297])/[.B297])*100)">
            <text:p/>
          </table:table-cell>
          <table:table-cell/>
          <table:table-cell office:value-type="string" calcext:value-type="string">
            <text:p>language/trait_nested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D297]=[.L297]" office:value-type="boolean" office:boolean-value="true" calcext:value-type="boolean">
            <text:p>TRUE</text:p>
          </table:table-cell>
          <table:table-cell table:formula="of:=IF([.B297]=[.M297]; &quot;&quot;; &quot;*&quot;)">
            <text:p/>
          </table:table-cell>
          <table:table-cell table:formula="of:=IF([.B297]=[.M297]; &quot;&quot;; [.M297]-[.B297])">
            <text:p/>
          </table:table-cell>
          <table:table-cell table:formula="of:=IF([.B297]=[.M297]; &quot;&quot;; (([.M297]-[.B297])/[.B297])*100)">
            <text:p/>
          </table:table-cell>
        </table:table-row>
        <table:table-row table:style-name="ro1">
          <table:table-cell office:value-type="string" calcext:value-type="string">
            <text:p>language/tuple_access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language/tuple_access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[.A298]=[.D298]" office:value-type="boolean" office:boolean-value="true" calcext:value-type="boolean">
            <text:p>TRUE</text:p>
          </table:table-cell>
          <table:table-cell table:formula="of:=IF([.B298]=[.E298]; &quot;&quot;; &quot;*&quot;)" office:value-type="string" office:string-value="*" calcext:value-type="string">
            <text:p>*</text:p>
          </table:table-cell>
          <table:table-cell table:formula="of:=IF([.B298]=[.E298]; &quot;&quot;; [.E298]-[.B298])" office:value-type="float" office:value="40" calcext:value-type="float">
            <text:p>40</text:p>
          </table:table-cell>
          <table:table-cell table:formula="of:=IF([.B298]=[.E298]; &quot;&quot;; (([.E298]-[.B298])/[.B298])*100)" office:value-type="float" office:value="23.8095238095238" calcext:value-type="float">
            <text:p>23.8095238095238</text:p>
          </table:table-cell>
          <table:table-cell/>
          <table:table-cell office:value-type="string" calcext:value-type="string">
            <text:p>language/tuple_access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[.D298]=[.L298]" office:value-type="boolean" office:boolean-value="true" calcext:value-type="boolean">
            <text:p>TRUE</text:p>
          </table:table-cell>
          <table:table-cell table:formula="of:=IF([.B298]=[.M298]; &quot;&quot;; &quot;*&quot;)">
            <text:p/>
          </table:table-cell>
          <table:table-cell table:formula="of:=IF([.B298]=[.M298]; &quot;&quot;; [.M298]-[.B298])">
            <text:p/>
          </table:table-cell>
          <table:table-cell table:formula="of:=IF([.B298]=[.M298]; &quot;&quot;; (([.M298]-[.B298])/[.B298])*100)">
            <text:p/>
          </table:table-cell>
        </table:table-row>
        <table:table-row table:style-name="ro1">
          <table:table-cell office:value-type="string" calcext:value-type="string">
            <text:p>language/tuple_desugaring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language/tuple_desugaring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299]=[.D299]" office:value-type="boolean" office:boolean-value="true" calcext:value-type="boolean">
            <text:p>TRUE</text:p>
          </table:table-cell>
          <table:table-cell table:formula="of:=IF([.B299]=[.E299]; &quot;&quot;; &quot;*&quot;)">
            <text:p/>
          </table:table-cell>
          <table:table-cell table:formula="of:=IF([.B299]=[.E299]; &quot;&quot;; [.E299]-[.B299])">
            <text:p/>
          </table:table-cell>
          <table:table-cell table:formula="of:=IF([.B299]=[.E299]; &quot;&quot;; (([.E299]-[.B299])/[.B299])*100)">
            <text:p/>
          </table:table-cell>
          <table:table-cell/>
          <table:table-cell office:value-type="string" calcext:value-type="string">
            <text:p>language/tuple_desugaring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D299]=[.L299]" office:value-type="boolean" office:boolean-value="true" calcext:value-type="boolean">
            <text:p>TRUE</text:p>
          </table:table-cell>
          <table:table-cell table:formula="of:=IF([.B299]=[.M299]; &quot;&quot;; &quot;*&quot;)">
            <text:p/>
          </table:table-cell>
          <table:table-cell table:formula="of:=IF([.B299]=[.M299]; &quot;&quot;; [.M299]-[.B299])">
            <text:p/>
          </table:table-cell>
          <table:table-cell table:formula="of:=IF([.B299]=[.M299]; &quot;&quot;; (([.M299]-[.B299])/[.B299])*100)">
            <text:p/>
          </table:table-cell>
        </table:table-row>
        <table:table-row table:style-name="ro1">
          <table:table-cell office:value-type="string" calcext:value-type="string">
            <text:p>language/tuple_field_reassignment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language/tuple_field_reassignment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A300]=[.D300]" office:value-type="boolean" office:boolean-value="true" calcext:value-type="boolean">
            <text:p>TRUE</text:p>
          </table:table-cell>
          <table:table-cell table:formula="of:=IF([.B300]=[.E300]; &quot;&quot;; &quot;*&quot;)">
            <text:p/>
          </table:table-cell>
          <table:table-cell table:formula="of:=IF([.B300]=[.E300]; &quot;&quot;; [.E300]-[.B300])">
            <text:p/>
          </table:table-cell>
          <table:table-cell table:formula="of:=IF([.B300]=[.E300]; &quot;&quot;; (([.E300]-[.B300])/[.B300])*100)">
            <text:p/>
          </table:table-cell>
          <table:table-cell/>
          <table:table-cell office:value-type="string" calcext:value-type="string">
            <text:p>language/tuple_field_reassignment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D300]=[.L300]" office:value-type="boolean" office:boolean-value="true" calcext:value-type="boolean">
            <text:p>TRUE</text:p>
          </table:table-cell>
          <table:table-cell table:formula="of:=IF([.B300]=[.M300]; &quot;&quot;; &quot;*&quot;)">
            <text:p/>
          </table:table-cell>
          <table:table-cell table:formula="of:=IF([.B300]=[.M300]; &quot;&quot;; [.M300]-[.B300])">
            <text:p/>
          </table:table-cell>
          <table:table-cell table:formula="of:=IF([.B300]=[.M300]; &quot;&quot;; (([.M300]-[.B300])/[.B300])*100)">
            <text:p/>
          </table:table-cell>
        </table:table-row>
        <table:table-row table:style-name="ro1">
          <table:table-cell office:value-type="string" calcext:value-type="string">
            <text:p>language/tuple_indexing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tuple_indexing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01]=[.D301]" office:value-type="boolean" office:boolean-value="true" calcext:value-type="boolean">
            <text:p>TRUE</text:p>
          </table:table-cell>
          <table:table-cell table:formula="of:=IF([.B301]=[.E301]; &quot;&quot;; &quot;*&quot;)">
            <text:p/>
          </table:table-cell>
          <table:table-cell table:formula="of:=IF([.B301]=[.E301]; &quot;&quot;; [.E301]-[.B301])">
            <text:p/>
          </table:table-cell>
          <table:table-cell table:formula="of:=IF([.B301]=[.E301]; &quot;&quot;; (([.E301]-[.B301])/[.B301])*100)">
            <text:p/>
          </table:table-cell>
          <table:table-cell/>
          <table:table-cell office:value-type="string" calcext:value-type="string">
            <text:p>language/tuple_indexing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301]=[.L301]" office:value-type="boolean" office:boolean-value="true" calcext:value-type="boolean">
            <text:p>TRUE</text:p>
          </table:table-cell>
          <table:table-cell table:formula="of:=IF([.B301]=[.M301]; &quot;&quot;; &quot;*&quot;)">
            <text:p/>
          </table:table-cell>
          <table:table-cell table:formula="of:=IF([.B301]=[.M301]; &quot;&quot;; [.M301]-[.B301])">
            <text:p/>
          </table:table-cell>
          <table:table-cell table:formula="of:=IF([.B301]=[.M301]; &quot;&quot;; (([.M301]-[.B301])/[.B301])*100)">
            <text:p/>
          </table:table-cell>
        </table:table-row>
        <table:table-row table:style-name="ro1">
          <table:table-cell office:value-type="string" calcext:value-type="string">
            <text:p>language/tuple_in_struct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language/tuple_in_struct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A302]=[.D302]" office:value-type="boolean" office:boolean-value="true" calcext:value-type="boolean">
            <text:p>TRUE</text:p>
          </table:table-cell>
          <table:table-cell table:formula="of:=IF([.B302]=[.E302]; &quot;&quot;; &quot;*&quot;)">
            <text:p/>
          </table:table-cell>
          <table:table-cell table:formula="of:=IF([.B302]=[.E302]; &quot;&quot;; [.E302]-[.B302])">
            <text:p/>
          </table:table-cell>
          <table:table-cell table:formula="of:=IF([.B302]=[.E302]; &quot;&quot;; (([.E302]-[.B302])/[.B302])*100)">
            <text:p/>
          </table:table-cell>
          <table:table-cell/>
          <table:table-cell office:value-type="string" calcext:value-type="string">
            <text:p>language/tuple_in_struct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D302]=[.L302]" office:value-type="boolean" office:boolean-value="true" calcext:value-type="boolean">
            <text:p>TRUE</text:p>
          </table:table-cell>
          <table:table-cell table:formula="of:=IF([.B302]=[.M302]; &quot;&quot;; &quot;*&quot;)">
            <text:p/>
          </table:table-cell>
          <table:table-cell table:formula="of:=IF([.B302]=[.M302]; &quot;&quot;; [.M302]-[.B302])">
            <text:p/>
          </table:table-cell>
          <table:table-cell table:formula="of:=IF([.B302]=[.M302]; &quot;&quot;; (([.M302]-[.B302])/[.B302])*100)">
            <text:p/>
          </table:table-cell>
        </table:table-row>
        <table:table-row table:style-name="ro1">
          <table:table-cell office:value-type="string" calcext:value-type="string">
            <text:p>language/tuple_single_element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language/tuple_single_element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303]=[.D303]" office:value-type="boolean" office:boolean-value="true" calcext:value-type="boolean">
            <text:p>TRUE</text:p>
          </table:table-cell>
          <table:table-cell table:formula="of:=IF([.B303]=[.E303]; &quot;&quot;; &quot;*&quot;)">
            <text:p/>
          </table:table-cell>
          <table:table-cell table:formula="of:=IF([.B303]=[.E303]; &quot;&quot;; [.E303]-[.B303])">
            <text:p/>
          </table:table-cell>
          <table:table-cell table:formula="of:=IF([.B303]=[.E303]; &quot;&quot;; (([.E303]-[.B303])/[.B303])*100)">
            <text:p/>
          </table:table-cell>
          <table:table-cell/>
          <table:table-cell office:value-type="string" calcext:value-type="string">
            <text:p>language/tuple_single_element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D303]=[.L303]" office:value-type="boolean" office:boolean-value="true" calcext:value-type="boolean">
            <text:p>TRUE</text:p>
          </table:table-cell>
          <table:table-cell table:formula="of:=IF([.B303]=[.M303]; &quot;&quot;; &quot;*&quot;)">
            <text:p/>
          </table:table-cell>
          <table:table-cell table:formula="of:=IF([.B303]=[.M303]; &quot;&quot;; [.M303]-[.B303])">
            <text:p/>
          </table:table-cell>
          <table:table-cell table:formula="of:=IF([.B303]=[.M303]; &quot;&quot;; (([.M303]-[.B303])/[.B303])*100)">
            <text:p/>
          </table:table-cell>
        </table:table-row>
        <table:table-row table:style-name="ro1">
          <table:table-cell office:value-type="string" calcext:value-type="string">
            <text:p>language/tuple_trait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language/tuple_trait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A304]=[.D304]" office:value-type="boolean" office:boolean-value="true" calcext:value-type="boolean">
            <text:p>TRUE</text:p>
          </table:table-cell>
          <table:table-cell table:formula="of:=IF([.B304]=[.E304]; &quot;&quot;; &quot;*&quot;)">
            <text:p/>
          </table:table-cell>
          <table:table-cell table:formula="of:=IF([.B304]=[.E304]; &quot;&quot;; [.E304]-[.B304])">
            <text:p/>
          </table:table-cell>
          <table:table-cell table:formula="of:=IF([.B304]=[.E304]; &quot;&quot;; (([.E304]-[.B304])/[.B304])*100)">
            <text:p/>
          </table:table-cell>
          <table:table-cell/>
          <table:table-cell office:value-type="string" calcext:value-type="string">
            <text:p>language/tuple_trait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D304]=[.L304]" office:value-type="boolean" office:boolean-value="true" calcext:value-type="boolean">
            <text:p>TRUE</text:p>
          </table:table-cell>
          <table:table-cell table:formula="of:=IF([.B304]=[.M304]; &quot;&quot;; &quot;*&quot;)">
            <text:p/>
          </table:table-cell>
          <table:table-cell table:formula="of:=IF([.B304]=[.M304]; &quot;&quot;; [.M304]-[.B304])">
            <text:p/>
          </table:table-cell>
          <table:table-cell table:formula="of:=IF([.B304]=[.M304]; &quot;&quot;; (([.M304]-[.B304])/[.B304])*100)">
            <text:p/>
          </table:table-cell>
        </table:table-row>
        <table:table-row table:style-name="ro1">
          <table:table-cell office:value-type="string" calcext:value-type="string">
            <text:p>language/tuple_type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tuple_type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305]=[.D305]" office:value-type="boolean" office:boolean-value="true" calcext:value-type="boolean">
            <text:p>TRUE</text:p>
          </table:table-cell>
          <table:table-cell table:formula="of:=IF([.B305]=[.E305]; &quot;&quot;; &quot;*&quot;)">
            <text:p/>
          </table:table-cell>
          <table:table-cell table:formula="of:=IF([.B305]=[.E305]; &quot;&quot;; [.E305]-[.B305])">
            <text:p/>
          </table:table-cell>
          <table:table-cell table:formula="of:=IF([.B305]=[.E305]; &quot;&quot;; (([.E305]-[.B305])/[.B305])*100)">
            <text:p/>
          </table:table-cell>
          <table:table-cell/>
          <table:table-cell office:value-type="string" calcext:value-type="string">
            <text:p>language/tuple_type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305]=[.L305]" office:value-type="boolean" office:boolean-value="true" calcext:value-type="boolean">
            <text:p>TRUE</text:p>
          </table:table-cell>
          <table:table-cell table:formula="of:=IF([.B305]=[.M305]; &quot;&quot;; &quot;*&quot;)">
            <text:p/>
          </table:table-cell>
          <table:table-cell table:formula="of:=IF([.B305]=[.M305]; &quot;&quot;; [.M305]-[.B305])">
            <text:p/>
          </table:table-cell>
          <table:table-cell table:formula="of:=IF([.B305]=[.M305]; &quot;&quot;; (([.M305]-[.B305])/[.B305])*100)">
            <text:p/>
          </table:table-cell>
        </table:table-row>
        <table:table-row table:style-name="ro1">
          <table:table-cell office:value-type="string" calcext:value-type="string">
            <text:p>language/type_alias</text:p>
          </table:table-cell>
          <table:table-cell office:value-type="float" office:value="3624" calcext:value-type="float">
            <text:p>3624</text:p>
          </table:table-cell>
          <table:table-cell/>
          <table:table-cell office:value-type="string" calcext:value-type="string">
            <text:p>language/type_alias</text:p>
          </table:table-cell>
          <table:table-cell office:value-type="float" office:value="3728" calcext:value-type="float">
            <text:p>3728</text:p>
          </table:table-cell>
          <table:table-cell/>
          <table:table-cell table:formula="of:=[.A306]=[.D306]" office:value-type="boolean" office:boolean-value="true" calcext:value-type="boolean">
            <text:p>TRUE</text:p>
          </table:table-cell>
          <table:table-cell table:formula="of:=IF([.B306]=[.E306]; &quot;&quot;; &quot;*&quot;)" office:value-type="string" office:string-value="*" calcext:value-type="string">
            <text:p>*</text:p>
          </table:table-cell>
          <table:table-cell table:formula="of:=IF([.B306]=[.E306]; &quot;&quot;; [.E306]-[.B306])" office:value-type="float" office:value="104" calcext:value-type="float">
            <text:p>104</text:p>
          </table:table-cell>
          <table:table-cell table:formula="of:=IF([.B306]=[.E306]; &quot;&quot;; (([.E306]-[.B306])/[.B306])*100)" office:value-type="float" office:value="2.86975717439294" calcext:value-type="float">
            <text:p>2.86975717439294</text:p>
          </table:table-cell>
          <table:table-cell/>
          <table:table-cell office:value-type="string" calcext:value-type="string">
            <text:p>language/type_alias</text:p>
          </table:table-cell>
          <table:table-cell office:value-type="float" office:value="3728" calcext:value-type="float">
            <text:p>3728</text:p>
          </table:table-cell>
          <table:table-cell/>
          <table:table-cell table:formula="of:=[.D306]=[.L306]" office:value-type="boolean" office:boolean-value="true" calcext:value-type="boolean">
            <text:p>TRUE</text:p>
          </table:table-cell>
          <table:table-cell table:formula="of:=IF([.B306]=[.M306]; &quot;&quot;; &quot;*&quot;)" office:value-type="string" office:string-value="*" calcext:value-type="string">
            <text:p>*</text:p>
          </table:table-cell>
          <table:table-cell table:formula="of:=IF([.B306]=[.M306]; &quot;&quot;; [.M306]-[.B306])" office:value-type="float" office:value="104" calcext:value-type="float">
            <text:p>104</text:p>
          </table:table-cell>
          <table:table-cell table:formula="of:=IF([.B306]=[.M306]; &quot;&quot;; (([.M306]-[.B306])/[.B306])*100)" office:value-type="float" office:value="2.86975717439294" calcext:value-type="float">
            <text:p>2.86975717439294</text:p>
          </table:table-cell>
        </table:table-row>
        <table:table-row table:style-name="ro1">
          <table:table-cell office:value-type="string" calcext:value-type="string">
            <text:p>language/typeinfo_custom_callpath2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language/typeinfo_custom_callpath2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307]=[.D307]" office:value-type="boolean" office:boolean-value="true" calcext:value-type="boolean">
            <text:p>TRUE</text:p>
          </table:table-cell>
          <table:table-cell table:formula="of:=IF([.B307]=[.E307]; &quot;&quot;; &quot;*&quot;)">
            <text:p/>
          </table:table-cell>
          <table:table-cell table:formula="of:=IF([.B307]=[.E307]; &quot;&quot;; [.E307]-[.B307])">
            <text:p/>
          </table:table-cell>
          <table:table-cell table:formula="of:=IF([.B307]=[.E307]; &quot;&quot;; (([.E307]-[.B307])/[.B307])*100)">
            <text:p/>
          </table:table-cell>
          <table:table-cell/>
          <table:table-cell office:value-type="string" calcext:value-type="string">
            <text:p>language/typeinfo_custom_callpath2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307]=[.L307]" office:value-type="boolean" office:boolean-value="true" calcext:value-type="boolean">
            <text:p>TRUE</text:p>
          </table:table-cell>
          <table:table-cell table:formula="of:=IF([.B307]=[.M307]; &quot;&quot;; &quot;*&quot;)">
            <text:p/>
          </table:table-cell>
          <table:table-cell table:formula="of:=IF([.B307]=[.M307]; &quot;&quot;; [.M307]-[.B307])">
            <text:p/>
          </table:table-cell>
          <table:table-cell table:formula="of:=IF([.B307]=[.M307]; &quot;&quot;; (([.M307]-[.B307])/[.B307])*100)">
            <text:p/>
          </table:table-cell>
        </table:table-row>
        <table:table-row table:style-name="ro1">
          <table:table-cell office:value-type="string" calcext:value-type="string">
            <text:p>language/typeinfo_custom_callpath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language/typeinfo_custom_callpath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308]=[.D308]" office:value-type="boolean" office:boolean-value="true" calcext:value-type="boolean">
            <text:p>TRUE</text:p>
          </table:table-cell>
          <table:table-cell table:formula="of:=IF([.B308]=[.E308]; &quot;&quot;; &quot;*&quot;)">
            <text:p/>
          </table:table-cell>
          <table:table-cell table:formula="of:=IF([.B308]=[.E308]; &quot;&quot;; [.E308]-[.B308])">
            <text:p/>
          </table:table-cell>
          <table:table-cell table:formula="of:=IF([.B308]=[.E308]; &quot;&quot;; (([.E308]-[.B308])/[.B308])*100)">
            <text:p/>
          </table:table-cell>
          <table:table-cell/>
          <table:table-cell office:value-type="string" calcext:value-type="string">
            <text:p>language/typeinfo_custom_callpath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308]=[.L308]" office:value-type="boolean" office:boolean-value="true" calcext:value-type="boolean">
            <text:p>TRUE</text:p>
          </table:table-cell>
          <table:table-cell table:formula="of:=IF([.B308]=[.M308]; &quot;&quot;; &quot;*&quot;)">
            <text:p/>
          </table:table-cell>
          <table:table-cell table:formula="of:=IF([.B308]=[.M308]; &quot;&quot;; [.M308]-[.B308])">
            <text:p/>
          </table:table-cell>
          <table:table-cell table:formula="of:=IF([.B308]=[.M308]; &quot;&quot;; (([.M308]-[.B308])/[.B308])*100)">
            <text:p/>
          </table:table-cell>
        </table:table-row>
        <table:table-row table:style-name="ro1">
          <table:table-cell office:value-type="string" calcext:value-type="string">
            <text:p>language/typeinfo_custom_callpath_with_import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language/typeinfo_custom_callpath_with_import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309]=[.D309]" office:value-type="boolean" office:boolean-value="true" calcext:value-type="boolean">
            <text:p>TRUE</text:p>
          </table:table-cell>
          <table:table-cell table:formula="of:=IF([.B309]=[.E309]; &quot;&quot;; &quot;*&quot;)">
            <text:p/>
          </table:table-cell>
          <table:table-cell table:formula="of:=IF([.B309]=[.E309]; &quot;&quot;; [.E309]-[.B309])">
            <text:p/>
          </table:table-cell>
          <table:table-cell table:formula="of:=IF([.B309]=[.E309]; &quot;&quot;; (([.E309]-[.B309])/[.B309])*100)">
            <text:p/>
          </table:table-cell>
          <table:table-cell/>
          <table:table-cell office:value-type="string" calcext:value-type="string">
            <text:p>language/typeinfo_custom_callpath_with_import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D309]=[.L309]" office:value-type="boolean" office:boolean-value="true" calcext:value-type="boolean">
            <text:p>TRUE</text:p>
          </table:table-cell>
          <table:table-cell table:formula="of:=IF([.B309]=[.M309]; &quot;&quot;; &quot;*&quot;)">
            <text:p/>
          </table:table-cell>
          <table:table-cell table:formula="of:=IF([.B309]=[.M309]; &quot;&quot;; [.M309]-[.B309])">
            <text:p/>
          </table:table-cell>
          <table:table-cell table:formula="of:=IF([.B309]=[.M309]; &quot;&quot;; (([.M309]-[.B309])/[.B309])*100)">
            <text:p/>
          </table:table-cell>
        </table:table-row>
        <table:table-row table:style-name="ro1">
          <table:table-cell office:value-type="string" calcext:value-type="string">
            <text:p>language/u256/u256_abi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language/u256/u256_abi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A310]=[.D310]" office:value-type="boolean" office:boolean-value="true" calcext:value-type="boolean">
            <text:p>TRUE</text:p>
          </table:table-cell>
          <table:table-cell table:formula="of:=IF([.B310]=[.E310]; &quot;&quot;; &quot;*&quot;)">
            <text:p/>
          </table:table-cell>
          <table:table-cell table:formula="of:=IF([.B310]=[.E310]; &quot;&quot;; [.E310]-[.B310])">
            <text:p/>
          </table:table-cell>
          <table:table-cell table:formula="of:=IF([.B310]=[.E310]; &quot;&quot;; (([.E310]-[.B310])/[.B310])*100)">
            <text:p/>
          </table:table-cell>
          <table:table-cell/>
          <table:table-cell office:value-type="string" calcext:value-type="string">
            <text:p>language/u256/u256_abi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D310]=[.L310]" office:value-type="boolean" office:boolean-value="true" calcext:value-type="boolean">
            <text:p>TRUE</text:p>
          </table:table-cell>
          <table:table-cell table:formula="of:=IF([.B310]=[.M310]; &quot;&quot;; &quot;*&quot;)">
            <text:p/>
          </table:table-cell>
          <table:table-cell table:formula="of:=IF([.B310]=[.M310]; &quot;&quot;; [.M310]-[.B310])">
            <text:p/>
          </table:table-cell>
          <table:table-cell table:formula="of:=IF([.B310]=[.M310]; &quot;&quot;; (([.M310]-[.B310])/[.B310])*100)">
            <text:p/>
          </table:table-cell>
        </table:table-row>
        <table:table-row table:style-name="ro1">
          <table:table-cell office:value-type="string" calcext:value-type="string">
            <text:p>language/u256/u256_operators</text:p>
          </table:table-cell>
          <table:table-cell office:value-type="float" office:value="5152" calcext:value-type="float">
            <text:p>5152</text:p>
          </table:table-cell>
          <table:table-cell/>
          <table:table-cell office:value-type="string" calcext:value-type="string">
            <text:p>language/u256/u256_operators</text:p>
          </table:table-cell>
          <table:table-cell office:value-type="float" office:value="5288" calcext:value-type="float">
            <text:p>5288</text:p>
          </table:table-cell>
          <table:table-cell/>
          <table:table-cell table:formula="of:=[.A311]=[.D311]" office:value-type="boolean" office:boolean-value="true" calcext:value-type="boolean">
            <text:p>TRUE</text:p>
          </table:table-cell>
          <table:table-cell table:formula="of:=IF([.B311]=[.E311]; &quot;&quot;; &quot;*&quot;)" office:value-type="string" office:string-value="*" calcext:value-type="string">
            <text:p>*</text:p>
          </table:table-cell>
          <table:table-cell table:formula="of:=IF([.B311]=[.E311]; &quot;&quot;; [.E311]-[.B311])" office:value-type="float" office:value="136" calcext:value-type="float">
            <text:p>136</text:p>
          </table:table-cell>
          <table:table-cell table:formula="of:=IF([.B311]=[.E311]; &quot;&quot;; (([.E311]-[.B311])/[.B311])*100)" office:value-type="float" office:value="2.63975155279503" calcext:value-type="float">
            <text:p>2.63975155279503</text:p>
          </table:table-cell>
          <table:table-cell/>
          <table:table-cell office:value-type="string" calcext:value-type="string">
            <text:p>language/u256/u256_operators</text:p>
          </table:table-cell>
          <table:table-cell office:value-type="float" office:value="5288" calcext:value-type="float">
            <text:p>5288</text:p>
          </table:table-cell>
          <table:table-cell/>
          <table:table-cell table:formula="of:=[.D311]=[.L311]" office:value-type="boolean" office:boolean-value="true" calcext:value-type="boolean">
            <text:p>TRUE</text:p>
          </table:table-cell>
          <table:table-cell table:formula="of:=IF([.B311]=[.M311]; &quot;&quot;; &quot;*&quot;)" office:value-type="string" office:string-value="*" calcext:value-type="string">
            <text:p>*</text:p>
          </table:table-cell>
          <table:table-cell table:formula="of:=IF([.B311]=[.M311]; &quot;&quot;; [.M311]-[.B311])" office:value-type="float" office:value="136" calcext:value-type="float">
            <text:p>136</text:p>
          </table:table-cell>
          <table:table-cell table:formula="of:=IF([.B311]=[.M311]; &quot;&quot;; (([.M311]-[.B311])/[.B311])*100)" office:value-type="float" office:value="2.63975155279503" calcext:value-type="float">
            <text:p>2.63975155279503</text:p>
          </table:table-cell>
        </table:table-row>
        <table:table-row table:style-name="ro1">
          <table:table-cell office:value-type="string" calcext:value-type="string">
            <text:p>language/unary_not_basic_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unary_not_basic_2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312]=[.D312]" office:value-type="boolean" office:boolean-value="true" calcext:value-type="boolean">
            <text:p>TRUE</text:p>
          </table:table-cell>
          <table:table-cell table:formula="of:=IF([.B312]=[.E312]; &quot;&quot;; &quot;*&quot;)">
            <text:p/>
          </table:table-cell>
          <table:table-cell table:formula="of:=IF([.B312]=[.E312]; &quot;&quot;; [.E312]-[.B312])">
            <text:p/>
          </table:table-cell>
          <table:table-cell table:formula="of:=IF([.B312]=[.E312]; &quot;&quot;; (([.E312]-[.B312])/[.B312])*100)">
            <text:p/>
          </table:table-cell>
          <table:table-cell/>
          <table:table-cell office:value-type="string" calcext:value-type="string">
            <text:p>language/unary_not_basic_2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312]=[.L312]" office:value-type="boolean" office:boolean-value="true" calcext:value-type="boolean">
            <text:p>TRUE</text:p>
          </table:table-cell>
          <table:table-cell table:formula="of:=IF([.B312]=[.M312]; &quot;&quot;; &quot;*&quot;)">
            <text:p/>
          </table:table-cell>
          <table:table-cell table:formula="of:=IF([.B312]=[.M312]; &quot;&quot;; [.M312]-[.B312])">
            <text:p/>
          </table:table-cell>
          <table:table-cell table:formula="of:=IF([.B312]=[.M312]; &quot;&quot;; (([.M312]-[.B312])/[.B312])*100)">
            <text:p/>
          </table:table-cell>
        </table:table-row>
        <table:table-row table:style-name="ro1">
          <table:table-cell office:value-type="string" calcext:value-type="string">
            <text:p>language/unary_not_basic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unary_not_basic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313]=[.D313]" office:value-type="boolean" office:boolean-value="true" calcext:value-type="boolean">
            <text:p>TRUE</text:p>
          </table:table-cell>
          <table:table-cell table:formula="of:=IF([.B313]=[.E313]; &quot;&quot;; &quot;*&quot;)">
            <text:p/>
          </table:table-cell>
          <table:table-cell table:formula="of:=IF([.B313]=[.E313]; &quot;&quot;; [.E313]-[.B313])">
            <text:p/>
          </table:table-cell>
          <table:table-cell table:formula="of:=IF([.B313]=[.E313]; &quot;&quot;; (([.E313]-[.B313])/[.B313])*100)">
            <text:p/>
          </table:table-cell>
          <table:table-cell/>
          <table:table-cell office:value-type="string" calcext:value-type="string">
            <text:p>language/unary_not_basic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313]=[.L313]" office:value-type="boolean" office:boolean-value="true" calcext:value-type="boolean">
            <text:p>TRUE</text:p>
          </table:table-cell>
          <table:table-cell table:formula="of:=IF([.B313]=[.M313]; &quot;&quot;; &quot;*&quot;)">
            <text:p/>
          </table:table-cell>
          <table:table-cell table:formula="of:=IF([.B313]=[.M313]; &quot;&quot;; [.M313]-[.B313])">
            <text:p/>
          </table:table-cell>
          <table:table-cell table:formula="of:=IF([.B313]=[.M313]; &quot;&quot;; (([.M313]-[.B313])/[.B313])*100)">
            <text:p/>
          </table:table-cell>
        </table:table-row>
        <table:table-row table:style-name="ro1">
          <table:table-cell office:value-type="string" calcext:value-type="string">
            <text:p>language/unit_type_variants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unit_type_variant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314]=[.D314]" office:value-type="boolean" office:boolean-value="true" calcext:value-type="boolean">
            <text:p>TRUE</text:p>
          </table:table-cell>
          <table:table-cell table:formula="of:=IF([.B314]=[.E314]; &quot;&quot;; &quot;*&quot;)">
            <text:p/>
          </table:table-cell>
          <table:table-cell table:formula="of:=IF([.B314]=[.E314]; &quot;&quot;; [.E314]-[.B314])">
            <text:p/>
          </table:table-cell>
          <table:table-cell table:formula="of:=IF([.B314]=[.E314]; &quot;&quot;; (([.E314]-[.B314])/[.B314])*100)">
            <text:p/>
          </table:table-cell>
          <table:table-cell/>
          <table:table-cell office:value-type="string" calcext:value-type="string">
            <text:p>language/unit_type_variant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314]=[.L314]" office:value-type="boolean" office:boolean-value="true" calcext:value-type="boolean">
            <text:p>TRUE</text:p>
          </table:table-cell>
          <table:table-cell table:formula="of:=IF([.B314]=[.M314]; &quot;&quot;; &quot;*&quot;)">
            <text:p/>
          </table:table-cell>
          <table:table-cell table:formula="of:=IF([.B314]=[.M314]; &quot;&quot;; [.M314]-[.B314])">
            <text:p/>
          </table:table-cell>
          <table:table-cell table:formula="of:=IF([.B314]=[.M314]; &quot;&quot;; (([.M314]-[.B314])/[.B314])*100)">
            <text:p/>
          </table:table-cell>
        </table:table-row>
        <table:table-row table:style-name="ro1">
          <table:table-cell office:value-type="string" calcext:value-type="string">
            <text:p>language/use_absolute_path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use_absolute_path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15]=[.D315]" office:value-type="boolean" office:boolean-value="true" calcext:value-type="boolean">
            <text:p>TRUE</text:p>
          </table:table-cell>
          <table:table-cell table:formula="of:=IF([.B315]=[.E315]; &quot;&quot;; &quot;*&quot;)">
            <text:p/>
          </table:table-cell>
          <table:table-cell table:formula="of:=IF([.B315]=[.E315]; &quot;&quot;; [.E315]-[.B315])">
            <text:p/>
          </table:table-cell>
          <table:table-cell table:formula="of:=IF([.B315]=[.E315]; &quot;&quot;; (([.E315]-[.B315])/[.B315])*100)">
            <text:p/>
          </table:table-cell>
          <table:table-cell/>
          <table:table-cell office:value-type="string" calcext:value-type="string">
            <text:p>language/use_absolute_path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315]=[.L315]" office:value-type="boolean" office:boolean-value="true" calcext:value-type="boolean">
            <text:p>TRUE</text:p>
          </table:table-cell>
          <table:table-cell table:formula="of:=IF([.B315]=[.M315]; &quot;&quot;; &quot;*&quot;)">
            <text:p/>
          </table:table-cell>
          <table:table-cell table:formula="of:=IF([.B315]=[.M315]; &quot;&quot;; [.M315]-[.B315])">
            <text:p/>
          </table:table-cell>
          <table:table-cell table:formula="of:=IF([.B315]=[.M315]; &quot;&quot;; (([.M315]-[.B315])/[.B315])*100)">
            <text:p/>
          </table:table-cell>
        </table:table-row>
        <table:table-row table:style-name="ro1">
          <table:table-cell office:value-type="string" calcext:value-type="string">
            <text:p>language/use_full_path_nam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use_full_path_name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16]=[.D316]" office:value-type="boolean" office:boolean-value="true" calcext:value-type="boolean">
            <text:p>TRUE</text:p>
          </table:table-cell>
          <table:table-cell table:formula="of:=IF([.B316]=[.E316]; &quot;&quot;; &quot;*&quot;)">
            <text:p/>
          </table:table-cell>
          <table:table-cell table:formula="of:=IF([.B316]=[.E316]; &quot;&quot;; [.E316]-[.B316])">
            <text:p/>
          </table:table-cell>
          <table:table-cell table:formula="of:=IF([.B316]=[.E316]; &quot;&quot;; (([.E316]-[.B316])/[.B316])*100)">
            <text:p/>
          </table:table-cell>
          <table:table-cell/>
          <table:table-cell office:value-type="string" calcext:value-type="string">
            <text:p>language/use_full_path_name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316]=[.L316]" office:value-type="boolean" office:boolean-value="true" calcext:value-type="boolean">
            <text:p>TRUE</text:p>
          </table:table-cell>
          <table:table-cell table:formula="of:=IF([.B316]=[.M316]; &quot;&quot;; &quot;*&quot;)">
            <text:p/>
          </table:table-cell>
          <table:table-cell table:formula="of:=IF([.B316]=[.M316]; &quot;&quot;; [.M316]-[.B316])">
            <text:p/>
          </table:table-cell>
          <table:table-cell table:formula="of:=IF([.B316]=[.M316]; &quot;&quot;; (([.M316]-[.B316])/[.B316])*100)">
            <text:p/>
          </table:table-cell>
        </table:table-row>
        <table:table-row table:style-name="ro1">
          <table:table-cell office:value-type="string" calcext:value-type="string">
            <text:p>language/valid_impurity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language/valid_impurity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317]=[.D317]" office:value-type="boolean" office:boolean-value="true" calcext:value-type="boolean">
            <text:p>TRUE</text:p>
          </table:table-cell>
          <table:table-cell table:formula="of:=IF([.B317]=[.E317]; &quot;&quot;; &quot;*&quot;)">
            <text:p/>
          </table:table-cell>
          <table:table-cell table:formula="of:=IF([.B317]=[.E317]; &quot;&quot;; [.E317]-[.B317])">
            <text:p/>
          </table:table-cell>
          <table:table-cell table:formula="of:=IF([.B317]=[.E317]; &quot;&quot;; (([.E317]-[.B317])/[.B317])*100)">
            <text:p/>
          </table:table-cell>
          <table:table-cell/>
          <table:table-cell office:value-type="string" calcext:value-type="string">
            <text:p>language/valid_impurity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317]=[.L317]" office:value-type="boolean" office:boolean-value="true" calcext:value-type="boolean">
            <text:p>TRUE</text:p>
          </table:table-cell>
          <table:table-cell table:formula="of:=IF([.B317]=[.M317]; &quot;&quot;; &quot;*&quot;)">
            <text:p/>
          </table:table-cell>
          <table:table-cell table:formula="of:=IF([.B317]=[.M317]; &quot;&quot;; [.M317]-[.B317])">
            <text:p/>
          </table:table-cell>
          <table:table-cell table:formula="of:=IF([.B317]=[.M317]; &quot;&quot;; (([.M317]-[.B317])/[.B317])*100)">
            <text:p/>
          </table:table-cell>
        </table:table-row>
        <table:table-row table:style-name="ro1">
          <table:table-cell office:value-type="string" calcext:value-type="string">
            <text:p>language/where_clause_enums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string" calcext:value-type="string">
            <text:p>language/where_clause_enums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[.A318]=[.D318]" office:value-type="boolean" office:boolean-value="true" calcext:value-type="boolean">
            <text:p>TRUE</text:p>
          </table:table-cell>
          <table:table-cell table:formula="of:=IF([.B318]=[.E318]; &quot;&quot;; &quot;*&quot;)" office:value-type="string" office:string-value="*" calcext:value-type="string">
            <text:p>*</text:p>
          </table:table-cell>
          <table:table-cell table:formula="of:=IF([.B318]=[.E318]; &quot;&quot;; [.E318]-[.B318])" office:value-type="float" office:value="8" calcext:value-type="float">
            <text:p>8</text:p>
          </table:table-cell>
          <table:table-cell table:formula="of:=IF([.B318]=[.E318]; &quot;&quot;; (([.E318]-[.B318])/[.B318])*100)" office:value-type="float" office:value="1.75438596491228" calcext:value-type="float">
            <text:p>1.75438596491228</text:p>
          </table:table-cell>
          <table:table-cell/>
          <table:table-cell office:value-type="string" calcext:value-type="string">
            <text:p>language/where_clause_enums</text:p>
          </table:table-cell>
          <table:table-cell office:value-type="float" office:value="456" calcext:value-type="float">
            <text:p>456</text:p>
          </table:table-cell>
          <table:table-cell/>
          <table:table-cell table:formula="of:=[.D318]=[.L318]" office:value-type="boolean" office:boolean-value="true" calcext:value-type="boolean">
            <text:p>TRUE</text:p>
          </table:table-cell>
          <table:table-cell table:formula="of:=IF([.B318]=[.M318]; &quot;&quot;; &quot;*&quot;)">
            <text:p/>
          </table:table-cell>
          <table:table-cell table:formula="of:=IF([.B318]=[.M318]; &quot;&quot;; [.M318]-[.B318])">
            <text:p/>
          </table:table-cell>
          <table:table-cell table:formula="of:=IF([.B318]=[.M318]; &quot;&quot;; (([.M318]-[.B318])/[.B318])*100)">
            <text:p/>
          </table:table-cell>
        </table:table-row>
        <table:table-row table:style-name="ro1">
          <table:table-cell office:value-type="string" calcext:value-type="string">
            <text:p>language/where_clause_functions</text:p>
          </table:table-cell>
          <table:table-cell office:value-type="float" office:value="1696" calcext:value-type="float">
            <text:p>1696</text:p>
          </table:table-cell>
          <table:table-cell/>
          <table:table-cell office:value-type="string" calcext:value-type="string">
            <text:p>language/where_clause_functions</text:p>
          </table:table-cell>
          <table:table-cell office:value-type="float" office:value="2040" calcext:value-type="float">
            <text:p>2040</text:p>
          </table:table-cell>
          <table:table-cell/>
          <table:table-cell table:formula="of:=[.A319]=[.D319]" office:value-type="boolean" office:boolean-value="true" calcext:value-type="boolean">
            <text:p>TRUE</text:p>
          </table:table-cell>
          <table:table-cell table:formula="of:=IF([.B319]=[.E319]; &quot;&quot;; &quot;*&quot;)" office:value-type="string" office:string-value="*" calcext:value-type="string">
            <text:p>*</text:p>
          </table:table-cell>
          <table:table-cell table:formula="of:=IF([.B319]=[.E319]; &quot;&quot;; [.E319]-[.B319])" office:value-type="float" office:value="344" calcext:value-type="float">
            <text:p>344</text:p>
          </table:table-cell>
          <table:table-cell table:formula="of:=IF([.B319]=[.E319]; &quot;&quot;; (([.E319]-[.B319])/[.B319])*100)" office:value-type="float" office:value="20.2830188679245" calcext:value-type="float">
            <text:p>20.2830188679245</text:p>
          </table:table-cell>
          <table:table-cell/>
          <table:table-cell office:value-type="string" calcext:value-type="string">
            <text:p>language/where_clause_functions</text:p>
          </table:table-cell>
          <table:table-cell office:value-type="float" office:value="1696" calcext:value-type="float">
            <text:p>1696</text:p>
          </table:table-cell>
          <table:table-cell/>
          <table:table-cell table:formula="of:=[.D319]=[.L319]" office:value-type="boolean" office:boolean-value="true" calcext:value-type="boolean">
            <text:p>TRUE</text:p>
          </table:table-cell>
          <table:table-cell table:formula="of:=IF([.B319]=[.M319]; &quot;&quot;; &quot;*&quot;)">
            <text:p/>
          </table:table-cell>
          <table:table-cell table:formula="of:=IF([.B319]=[.M319]; &quot;&quot;; [.M319]-[.B319])">
            <text:p/>
          </table:table-cell>
          <table:table-cell table:formula="of:=IF([.B319]=[.M319]; &quot;&quot;; (([.M319]-[.B319])/[.B319])*100)">
            <text:p/>
          </table:table-cell>
        </table:table-row>
        <table:table-row table:style-name="ro1">
          <table:table-cell office:value-type="string" calcext:value-type="string">
            <text:p>language/where_clause_generic_traits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language/where_clause_generic_traits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A320]=[.D320]" office:value-type="boolean" office:boolean-value="true" calcext:value-type="boolean">
            <text:p>TRUE</text:p>
          </table:table-cell>
          <table:table-cell table:formula="of:=IF([.B320]=[.E320]; &quot;&quot;; &quot;*&quot;)">
            <text:p/>
          </table:table-cell>
          <table:table-cell table:formula="of:=IF([.B320]=[.E320]; &quot;&quot;; [.E320]-[.B320])">
            <text:p/>
          </table:table-cell>
          <table:table-cell table:formula="of:=IF([.B320]=[.E320]; &quot;&quot;; (([.E320]-[.B320])/[.B320])*100)">
            <text:p/>
          </table:table-cell>
          <table:table-cell/>
          <table:table-cell office:value-type="string" calcext:value-type="string">
            <text:p>language/where_clause_generic_traits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D320]=[.L320]" office:value-type="boolean" office:boolean-value="true" calcext:value-type="boolean">
            <text:p>TRUE</text:p>
          </table:table-cell>
          <table:table-cell table:formula="of:=IF([.B320]=[.M320]; &quot;&quot;; &quot;*&quot;)">
            <text:p/>
          </table:table-cell>
          <table:table-cell table:formula="of:=IF([.B320]=[.M320]; &quot;&quot;; [.M320]-[.B320])">
            <text:p/>
          </table:table-cell>
          <table:table-cell table:formula="of:=IF([.B320]=[.M320]; &quot;&quot;; (([.M320]-[.B320])/[.B320])*100)">
            <text:p/>
          </table:table-cell>
        </table:table-row>
        <table:table-row table:style-name="ro1">
          <table:table-cell office:value-type="string" calcext:value-type="string">
            <text:p>language/where_clause_generic_tupl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where_clause_generic_tuple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321]=[.D321]" office:value-type="boolean" office:boolean-value="true" calcext:value-type="boolean">
            <text:p>TRUE</text:p>
          </table:table-cell>
          <table:table-cell table:formula="of:=IF([.B321]=[.E321]; &quot;&quot;; &quot;*&quot;)">
            <text:p/>
          </table:table-cell>
          <table:table-cell table:formula="of:=IF([.B321]=[.E321]; &quot;&quot;; [.E321]-[.B321])">
            <text:p/>
          </table:table-cell>
          <table:table-cell table:formula="of:=IF([.B321]=[.E321]; &quot;&quot;; (([.E321]-[.B321])/[.B321])*100)">
            <text:p/>
          </table:table-cell>
          <table:table-cell/>
          <table:table-cell office:value-type="string" calcext:value-type="string">
            <text:p>language/where_clause_generic_tuple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321]=[.L321]" office:value-type="boolean" office:boolean-value="true" calcext:value-type="boolean">
            <text:p>TRUE</text:p>
          </table:table-cell>
          <table:table-cell table:formula="of:=IF([.B321]=[.M321]; &quot;&quot;; &quot;*&quot;)">
            <text:p/>
          </table:table-cell>
          <table:table-cell table:formula="of:=IF([.B321]=[.M321]; &quot;&quot;; [.M321]-[.B321])">
            <text:p/>
          </table:table-cell>
          <table:table-cell table:formula="of:=IF([.B321]=[.M321]; &quot;&quot;; (([.M321]-[.B321])/[.B321])*100)">
            <text:p/>
          </table:table-cell>
        </table:table-row>
        <table:table-row table:style-name="ro1">
          <table:table-cell office:value-type="string" calcext:value-type="string">
            <text:p>language/where_clause_impls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anguage/where_clause_impls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[.A322]=[.D322]" office:value-type="boolean" office:boolean-value="true" calcext:value-type="boolean">
            <text:p>TRUE</text:p>
          </table:table-cell>
          <table:table-cell table:formula="of:=IF([.B322]=[.E322]; &quot;&quot;; &quot;*&quot;)">
            <text:p/>
          </table:table-cell>
          <table:table-cell table:formula="of:=IF([.B322]=[.E322]; &quot;&quot;; [.E322]-[.B322])">
            <text:p/>
          </table:table-cell>
          <table:table-cell table:formula="of:=IF([.B322]=[.E322]; &quot;&quot;; (([.E322]-[.B322])/[.B322])*100)">
            <text:p/>
          </table:table-cell>
          <table:table-cell/>
          <table:table-cell office:value-type="string" calcext:value-type="string">
            <text:p>language/where_clause_impls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[.D322]=[.L322]" office:value-type="boolean" office:boolean-value="true" calcext:value-type="boolean">
            <text:p>TRUE</text:p>
          </table:table-cell>
          <table:table-cell table:formula="of:=IF([.B322]=[.M322]; &quot;&quot;; &quot;*&quot;)">
            <text:p/>
          </table:table-cell>
          <table:table-cell table:formula="of:=IF([.B322]=[.M322]; &quot;&quot;; [.M322]-[.B322])">
            <text:p/>
          </table:table-cell>
          <table:table-cell table:formula="of:=IF([.B322]=[.M322]; &quot;&quot;; (([.M322]-[.B322])/[.B322])*100)">
            <text:p/>
          </table:table-cell>
        </table:table-row>
        <table:table-row table:style-name="ro1">
          <table:table-cell office:value-type="string" calcext:value-type="string">
            <text:p>language/where_clause_methods</text:p>
          </table:table-cell>
          <table:table-cell office:value-type="float" office:value="1728" calcext:value-type="float">
            <text:p>1728</text:p>
          </table:table-cell>
          <table:table-cell/>
          <table:table-cell office:value-type="string" calcext:value-type="string">
            <text:p>language/where_clause_methods</text:p>
          </table:table-cell>
          <table:table-cell office:value-type="float" office:value="2112" calcext:value-type="float">
            <text:p>2112</text:p>
          </table:table-cell>
          <table:table-cell/>
          <table:table-cell table:formula="of:=[.A323]=[.D323]" office:value-type="boolean" office:boolean-value="true" calcext:value-type="boolean">
            <text:p>TRUE</text:p>
          </table:table-cell>
          <table:table-cell table:formula="of:=IF([.B323]=[.E323]; &quot;&quot;; &quot;*&quot;)" office:value-type="string" office:string-value="*" calcext:value-type="string">
            <text:p>*</text:p>
          </table:table-cell>
          <table:table-cell table:formula="of:=IF([.B323]=[.E323]; &quot;&quot;; [.E323]-[.B323])" office:value-type="float" office:value="384" calcext:value-type="float">
            <text:p>384</text:p>
          </table:table-cell>
          <table:table-cell table:formula="of:=IF([.B323]=[.E323]; &quot;&quot;; (([.E323]-[.B323])/[.B323])*100)" office:value-type="float" office:value="22.2222222222222" calcext:value-type="float">
            <text:p>22.2222222222222</text:p>
          </table:table-cell>
          <table:table-cell/>
          <table:table-cell office:value-type="string" calcext:value-type="string">
            <text:p>language/where_clause_methods</text:p>
          </table:table-cell>
          <table:table-cell office:value-type="float" office:value="1728" calcext:value-type="float">
            <text:p>1728</text:p>
          </table:table-cell>
          <table:table-cell/>
          <table:table-cell table:formula="of:=[.D323]=[.L323]" office:value-type="boolean" office:boolean-value="true" calcext:value-type="boolean">
            <text:p>TRUE</text:p>
          </table:table-cell>
          <table:table-cell table:formula="of:=IF([.B323]=[.M323]; &quot;&quot;; &quot;*&quot;)">
            <text:p/>
          </table:table-cell>
          <table:table-cell table:formula="of:=IF([.B323]=[.M323]; &quot;&quot;; [.M323]-[.B323])">
            <text:p/>
          </table:table-cell>
          <table:table-cell table:formula="of:=IF([.B323]=[.M323]; &quot;&quot;; (([.M323]-[.B323])/[.B323])*100)">
            <text:p/>
          </table:table-cell>
        </table:table-row>
        <table:table-row table:style-name="ro1">
          <table:table-cell office:value-type="string" calcext:value-type="string">
            <text:p>language/where_clause_structs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language/where_clause_structs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324]=[.D324]" office:value-type="boolean" office:boolean-value="true" calcext:value-type="boolean">
            <text:p>TRUE</text:p>
          </table:table-cell>
          <table:table-cell table:formula="of:=IF([.B324]=[.E324]; &quot;&quot;; &quot;*&quot;)" office:value-type="string" office:string-value="*" calcext:value-type="string">
            <text:p>*</text:p>
          </table:table-cell>
          <table:table-cell table:formula="of:=IF([.B324]=[.E324]; &quot;&quot;; [.E324]-[.B324])" office:value-type="float" office:value="16" calcext:value-type="float">
            <text:p>16</text:p>
          </table:table-cell>
          <table:table-cell table:formula="of:=IF([.B324]=[.E324]; &quot;&quot;; (([.E324]-[.B324])/[.B324])*100)" office:value-type="float" office:value="5.26315789473684" calcext:value-type="float">
            <text:p>5.26315789473684</text:p>
          </table:table-cell>
          <table:table-cell/>
          <table:table-cell office:value-type="string" calcext:value-type="string">
            <text:p>language/where_clause_structs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D324]=[.L324]" office:value-type="boolean" office:boolean-value="true" calcext:value-type="boolean">
            <text:p>TRUE</text:p>
          </table:table-cell>
          <table:table-cell table:formula="of:=IF([.B324]=[.M324]; &quot;&quot;; &quot;*&quot;)" office:value-type="string" office:string-value="*" calcext:value-type="string">
            <text:p>*</text:p>
          </table:table-cell>
          <table:table-cell table:formula="of:=IF([.B324]=[.M324]; &quot;&quot;; [.M324]-[.B324])" office:value-type="float" office:value="8" calcext:value-type="float">
            <text:p>8</text:p>
          </table:table-cell>
          <table:table-cell table:formula="of:=IF([.B324]=[.M324]; &quot;&quot;; (([.M324]-[.B324])/[.B324])*100)" office:value-type="float" office:value="2.63157894736842" calcext:value-type="float">
            <text:p>2.63157894736842</text:p>
          </table:table-cell>
        </table:table-row>
        <table:table-row table:style-name="ro1">
          <table:table-cell office:value-type="string" calcext:value-type="string">
            <text:p>language/where_clause_trait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where_clause_trait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25]=[.D325]" office:value-type="boolean" office:boolean-value="true" calcext:value-type="boolean">
            <text:p>TRUE</text:p>
          </table:table-cell>
          <table:table-cell table:formula="of:=IF([.B325]=[.E325]; &quot;&quot;; &quot;*&quot;)">
            <text:p/>
          </table:table-cell>
          <table:table-cell table:formula="of:=IF([.B325]=[.E325]; &quot;&quot;; [.E325]-[.B325])">
            <text:p/>
          </table:table-cell>
          <table:table-cell table:formula="of:=IF([.B325]=[.E325]; &quot;&quot;; (([.E325]-[.B325])/[.B325])*100)">
            <text:p/>
          </table:table-cell>
          <table:table-cell/>
          <table:table-cell office:value-type="string" calcext:value-type="string">
            <text:p>language/where_clause_trait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325]=[.L325]" office:value-type="boolean" office:boolean-value="true" calcext:value-type="boolean">
            <text:p>TRUE</text:p>
          </table:table-cell>
          <table:table-cell table:formula="of:=IF([.B325]=[.M325]; &quot;&quot;; &quot;*&quot;)">
            <text:p/>
          </table:table-cell>
          <table:table-cell table:formula="of:=IF([.B325]=[.M325]; &quot;&quot;; [.M325]-[.B325])">
            <text:p/>
          </table:table-cell>
          <table:table-cell table:formula="of:=IF([.B325]=[.M325]; &quot;&quot;; (([.M325]-[.B325])/[.B325])*100)">
            <text:p/>
          </table:table-cell>
        </table:table-row>
        <table:table-row table:style-name="ro1">
          <table:table-cell office:value-type="string" calcext:value-type="string">
            <text:p>language/while_loops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while_loops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326]=[.D326]" office:value-type="boolean" office:boolean-value="true" calcext:value-type="boolean">
            <text:p>TRUE</text:p>
          </table:table-cell>
          <table:table-cell table:formula="of:=IF([.B326]=[.E326]; &quot;&quot;; &quot;*&quot;)">
            <text:p/>
          </table:table-cell>
          <table:table-cell table:formula="of:=IF([.B326]=[.E326]; &quot;&quot;; [.E326]-[.B326])">
            <text:p/>
          </table:table-cell>
          <table:table-cell table:formula="of:=IF([.B326]=[.E326]; &quot;&quot;; (([.E326]-[.B326])/[.B326])*100)">
            <text:p/>
          </table:table-cell>
          <table:table-cell/>
          <table:table-cell office:value-type="string" calcext:value-type="string">
            <text:p>language/while_loops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D326]=[.L326]" office:value-type="boolean" office:boolean-value="true" calcext:value-type="boolean">
            <text:p>TRUE</text:p>
          </table:table-cell>
          <table:table-cell table:formula="of:=IF([.B326]=[.M326]; &quot;&quot;; &quot;*&quot;)">
            <text:p/>
          </table:table-cell>
          <table:table-cell table:formula="of:=IF([.B326]=[.M326]; &quot;&quot;; [.M326]-[.B326])">
            <text:p/>
          </table:table-cell>
          <table:table-cell table:formula="of:=IF([.B326]=[.M326]; &quot;&quot;; (([.M326]-[.B326])/[.B326])*100)">
            <text:p/>
          </table:table-cell>
        </table:table-row>
        <table:table-row table:style-name="ro1">
          <table:table-cell office:value-type="string" calcext:value-type="string">
            <text:p>language/zero_field_type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zero_field_type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327]=[.D327]" office:value-type="boolean" office:boolean-value="true" calcext:value-type="boolean">
            <text:p>TRUE</text:p>
          </table:table-cell>
          <table:table-cell table:formula="of:=IF([.B327]=[.E327]; &quot;&quot;; &quot;*&quot;)">
            <text:p/>
          </table:table-cell>
          <table:table-cell table:formula="of:=IF([.B327]=[.E327]; &quot;&quot;; [.E327]-[.B327])">
            <text:p/>
          </table:table-cell>
          <table:table-cell table:formula="of:=IF([.B327]=[.E327]; &quot;&quot;; (([.E327]-[.B327])/[.B327])*100)">
            <text:p/>
          </table:table-cell>
          <table:table-cell/>
          <table:table-cell office:value-type="string" calcext:value-type="string">
            <text:p>language/zero_field_type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327]=[.L327]" office:value-type="boolean" office:boolean-value="true" calcext:value-type="boolean">
            <text:p>TRUE</text:p>
          </table:table-cell>
          <table:table-cell table:formula="of:=IF([.B327]=[.M327]; &quot;&quot;; &quot;*&quot;)">
            <text:p/>
          </table:table-cell>
          <table:table-cell table:formula="of:=IF([.B327]=[.M327]; &quot;&quot;; [.M327]-[.B327])">
            <text:p/>
          </table:table-cell>
          <table:table-cell table:formula="of:=IF([.B327]=[.M327]; &quot;&quot;; (([.M327]-[.B327])/[.B327])*100)">
            <text:p/>
          </table:table-cell>
        </table:table-row>
        <table:table-row table:style-name="ro1">
          <table:table-cell office:value-type="string" calcext:value-type="string">
            <text:p>multiple_supertraits_for_abis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multiple_supertraits_for_abis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328]=[.D328]" office:value-type="boolean" office:boolean-value="true" calcext:value-type="boolean">
            <text:p>TRUE</text:p>
          </table:table-cell>
          <table:table-cell table:formula="of:=IF([.B328]=[.E328]; &quot;&quot;; &quot;*&quot;)">
            <text:p/>
          </table:table-cell>
          <table:table-cell table:formula="of:=IF([.B328]=[.E328]; &quot;&quot;; [.E328]-[.B328])">
            <text:p/>
          </table:table-cell>
          <table:table-cell table:formula="of:=IF([.B328]=[.E328]; &quot;&quot;; (([.E328]-[.B328])/[.B328])*100)">
            <text:p/>
          </table:table-cell>
          <table:table-cell/>
          <table:table-cell office:value-type="string" calcext:value-type="string">
            <text:p>multiple_supertraits_for_abis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D328]=[.L328]" office:value-type="boolean" office:boolean-value="true" calcext:value-type="boolean">
            <text:p>TRUE</text:p>
          </table:table-cell>
          <table:table-cell table:formula="of:=IF([.B328]=[.M328]; &quot;&quot;; &quot;*&quot;)">
            <text:p/>
          </table:table-cell>
          <table:table-cell table:formula="of:=IF([.B328]=[.M328]; &quot;&quot;; [.M328]-[.B328])">
            <text:p/>
          </table:table-cell>
          <table:table-cell table:formula="of:=IF([.B328]=[.M328]; &quot;&quot;; (([.M328]-[.B328])/[.B328])*100)">
            <text:p/>
          </table:table-cell>
        </table:table-row>
        <table:table-row table:style-name="ro1">
          <table:table-cell office:value-type="string" calcext:value-type="string">
            <text:p>non_payable_implicit_zero_coins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non_payable_implicit_zero_coins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329]=[.D329]" office:value-type="boolean" office:boolean-value="true" calcext:value-type="boolean">
            <text:p>TRUE</text:p>
          </table:table-cell>
          <table:table-cell table:formula="of:=IF([.B329]=[.E329]; &quot;&quot;; &quot;*&quot;)">
            <text:p/>
          </table:table-cell>
          <table:table-cell table:formula="of:=IF([.B329]=[.E329]; &quot;&quot;; [.E329]-[.B329])">
            <text:p/>
          </table:table-cell>
          <table:table-cell table:formula="of:=IF([.B329]=[.E329]; &quot;&quot;; (([.E329]-[.B329])/[.B329])*100)">
            <text:p/>
          </table:table-cell>
          <table:table-cell/>
          <table:table-cell office:value-type="string" calcext:value-type="string">
            <text:p>non_payable_implicit_zero_coins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D329]=[.L329]" office:value-type="boolean" office:boolean-value="true" calcext:value-type="boolean">
            <text:p>TRUE</text:p>
          </table:table-cell>
          <table:table-cell table:formula="of:=IF([.B329]=[.M329]; &quot;&quot;; &quot;*&quot;)">
            <text:p/>
          </table:table-cell>
          <table:table-cell table:formula="of:=IF([.B329]=[.M329]; &quot;&quot;; [.M329]-[.B329])">
            <text:p/>
          </table:table-cell>
          <table:table-cell table:formula="of:=IF([.B329]=[.M329]; &quot;&quot;; (([.M329]-[.B329])/[.B329])*100)">
            <text:p/>
          </table:table-cell>
        </table:table-row>
        <table:table-row table:style-name="ro1">
          <table:table-cell office:value-type="string" calcext:value-type="string">
            <text:p>non_payable_zero_coins_let_binding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non_payable_zero_coins_let_binding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330]=[.D330]" office:value-type="boolean" office:boolean-value="true" calcext:value-type="boolean">
            <text:p>TRUE</text:p>
          </table:table-cell>
          <table:table-cell table:formula="of:=IF([.B330]=[.E330]; &quot;&quot;; &quot;*&quot;)">
            <text:p/>
          </table:table-cell>
          <table:table-cell table:formula="of:=IF([.B330]=[.E330]; &quot;&quot;; [.E330]-[.B330])">
            <text:p/>
          </table:table-cell>
          <table:table-cell table:formula="of:=IF([.B330]=[.E330]; &quot;&quot;; (([.E330]-[.B330])/[.B330])*100)">
            <text:p/>
          </table:table-cell>
          <table:table-cell/>
          <table:table-cell office:value-type="string" calcext:value-type="string">
            <text:p>non_payable_zero_coins_let_binding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D330]=[.L330]" office:value-type="boolean" office:boolean-value="true" calcext:value-type="boolean">
            <text:p>TRUE</text:p>
          </table:table-cell>
          <table:table-cell table:formula="of:=IF([.B330]=[.M330]; &quot;&quot;; &quot;*&quot;)">
            <text:p/>
          </table:table-cell>
          <table:table-cell table:formula="of:=IF([.B330]=[.M330]; &quot;&quot;; [.M330]-[.B330])">
            <text:p/>
          </table:table-cell>
          <table:table-cell table:formula="of:=IF([.B330]=[.M330]; &quot;&quot;; (([.M330]-[.B330])/[.B330])*100)">
            <text:p/>
          </table:table-cell>
        </table:table-row>
        <table:table-row table:style-name="ro1">
          <table:table-cell office:value-type="string" calcext:value-type="string">
            <text:p>resolve_local_items_that_shadow_imports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resolve_local_items_that_shadow_imports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331]=[.D331]" office:value-type="boolean" office:boolean-value="true" calcext:value-type="boolean">
            <text:p>TRUE</text:p>
          </table:table-cell>
          <table:table-cell table:formula="of:=IF([.B331]=[.E331]; &quot;&quot;; &quot;*&quot;)">
            <text:p/>
          </table:table-cell>
          <table:table-cell table:formula="of:=IF([.B331]=[.E331]; &quot;&quot;; [.E331]-[.B331])">
            <text:p/>
          </table:table-cell>
          <table:table-cell table:formula="of:=IF([.B331]=[.E331]; &quot;&quot;; (([.E331]-[.B331])/[.B331])*100)">
            <text:p/>
          </table:table-cell>
          <table:table-cell/>
          <table:table-cell office:value-type="string" calcext:value-type="string">
            <text:p>resolve_local_items_that_shadow_imports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D331]=[.L331]" office:value-type="boolean" office:boolean-value="true" calcext:value-type="boolean">
            <text:p>TRUE</text:p>
          </table:table-cell>
          <table:table-cell table:formula="of:=IF([.B331]=[.M331]; &quot;&quot;; &quot;*&quot;)">
            <text:p/>
          </table:table-cell>
          <table:table-cell table:formula="of:=IF([.B331]=[.M331]; &quot;&quot;; [.M331]-[.B331])">
            <text:p/>
          </table:table-cell>
          <table:table-cell table:formula="of:=IF([.B331]=[.M331]; &quot;&quot;; (([.M331]-[.B331])/[.B331])*100)">
            <text:p/>
          </table:table-cell>
        </table:table-row>
        <table:table-row table:style-name="ro1">
          <table:table-cell office:value-type="string" calcext:value-type="string">
            <text:p>return_in_strange_position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eturn_in_strange_position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332]=[.D332]" office:value-type="boolean" office:boolean-value="true" calcext:value-type="boolean">
            <text:p>TRUE</text:p>
          </table:table-cell>
          <table:table-cell table:formula="of:=IF([.B332]=[.E332]; &quot;&quot;; &quot;*&quot;)">
            <text:p/>
          </table:table-cell>
          <table:table-cell table:formula="of:=IF([.B332]=[.E332]; &quot;&quot;; [.E332]-[.B332])">
            <text:p/>
          </table:table-cell>
          <table:table-cell table:formula="of:=IF([.B332]=[.E332]; &quot;&quot;; (([.E332]-[.B332])/[.B332])*100)">
            <text:p/>
          </table:table-cell>
          <table:table-cell/>
          <table:table-cell office:value-type="string" calcext:value-type="string">
            <text:p>return_in_strange_position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332]=[.L332]" office:value-type="boolean" office:boolean-value="true" calcext:value-type="boolean">
            <text:p>TRUE</text:p>
          </table:table-cell>
          <table:table-cell table:formula="of:=IF([.B332]=[.M332]; &quot;&quot;; &quot;*&quot;)">
            <text:p/>
          </table:table-cell>
          <table:table-cell table:formula="of:=IF([.B332]=[.M332]; &quot;&quot;; [.M332]-[.B332])">
            <text:p/>
          </table:table-cell>
          <table:table-cell table:formula="of:=IF([.B332]=[.M332]; &quot;&quot;; (([.M332]-[.B332])/[.B332])*100)">
            <text:p/>
          </table:table-cell>
        </table:table-row>
        <table:table-row table:style-name="ro1">
          <table:table-cell office:value-type="string" calcext:value-type="string">
            <text:p>return_into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string" calcext:value-type="string">
            <text:p>return_into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[.A333]=[.D333]" office:value-type="boolean" office:boolean-value="true" calcext:value-type="boolean">
            <text:p>TRUE</text:p>
          </table:table-cell>
          <table:table-cell table:formula="of:=IF([.B333]=[.E333]; &quot;&quot;; &quot;*&quot;)" office:value-type="string" office:string-value="*" calcext:value-type="string">
            <text:p>*</text:p>
          </table:table-cell>
          <table:table-cell table:formula="of:=IF([.B333]=[.E333]; &quot;&quot;; [.E333]-[.B333])" office:value-type="float" office:value="64" calcext:value-type="float">
            <text:p>64</text:p>
          </table:table-cell>
          <table:table-cell table:formula="of:=IF([.B333]=[.E333]; &quot;&quot;; (([.E333]-[.B333])/[.B333])*100)" office:value-type="float" office:value="10" calcext:value-type="float">
            <text:p>10</text:p>
          </table:table-cell>
          <table:table-cell/>
          <table:table-cell office:value-type="string" calcext:value-type="string">
            <text:p>return_into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[.D333]=[.L333]" office:value-type="boolean" office:boolean-value="true" calcext:value-type="boolean">
            <text:p>TRUE</text:p>
          </table:table-cell>
          <table:table-cell table:formula="of:=IF([.B333]=[.M333]; &quot;&quot;; &quot;*&quot;)" office:value-type="string" office:string-value="*" calcext:value-type="string">
            <text:p>*</text:p>
          </table:table-cell>
          <table:table-cell table:formula="of:=IF([.B333]=[.M333]; &quot;&quot;; [.M333]-[.B333])" office:value-type="float" office:value="64" calcext:value-type="float">
            <text:p>64</text:p>
          </table:table-cell>
          <table:table-cell table:formula="of:=IF([.B333]=[.M333]; &quot;&quot;; (([.M333]-[.B333])/[.B333])*100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atic_analysis/cei_pattern_violation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34]=[.D334]" office:value-type="boolean" office:boolean-value="true" calcext:value-type="boolean">
            <text:p>TRUE</text:p>
          </table:table-cell>
          <table:table-cell table:formula="of:=IF([.B334]=[.E334]; &quot;&quot;; &quot;*&quot;)">
            <text:p/>
          </table:table-cell>
          <table:table-cell table:formula="of:=IF([.B334]=[.E334]; &quot;&quot;; [.E334]-[.B334])">
            <text:p/>
          </table:table-cell>
          <table:table-cell table:formula="of:=IF([.B334]=[.E334]; &quot;&quot;; (([.E334]-[.B334])/[.B334])*100)">
            <text:p/>
          </table:table-cell>
          <table:table-cell/>
          <table:table-cell office:value-type="string" calcext:value-type="string">
            <text:p>static_analysis/cei_pattern_violation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D334]=[.L334]" office:value-type="boolean" office:boolean-value="true" calcext:value-type="boolean">
            <text:p>TRUE</text:p>
          </table:table-cell>
          <table:table-cell table:formula="of:=IF([.B334]=[.M334]; &quot;&quot;; &quot;*&quot;)">
            <text:p/>
          </table:table-cell>
          <table:table-cell table:formula="of:=IF([.B334]=[.M334]; &quot;&quot;; [.M334]-[.B334])">
            <text:p/>
          </table:table-cell>
          <table:table-cell table:formula="of:=IF([.B334]=[.M334]; &quot;&quot;; (([.M334]-[.B334])/[.B334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in_asm_block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static_analysis/cei_pattern_violation_in_asm_block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A335]=[.D335]" office:value-type="boolean" office:boolean-value="true" calcext:value-type="boolean">
            <text:p>TRUE</text:p>
          </table:table-cell>
          <table:table-cell table:formula="of:=IF([.B335]=[.E335]; &quot;&quot;; &quot;*&quot;)">
            <text:p/>
          </table:table-cell>
          <table:table-cell table:formula="of:=IF([.B335]=[.E335]; &quot;&quot;; [.E335]-[.B335])">
            <text:p/>
          </table:table-cell>
          <table:table-cell table:formula="of:=IF([.B335]=[.E335]; &quot;&quot;; (([.E335]-[.B335])/[.B335])*100)">
            <text:p/>
          </table:table-cell>
          <table:table-cell/>
          <table:table-cell office:value-type="string" calcext:value-type="string">
            <text:p>static_analysis/cei_pattern_violation_in_asm_block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D335]=[.L335]" office:value-type="boolean" office:boolean-value="true" calcext:value-type="boolean">
            <text:p>TRUE</text:p>
          </table:table-cell>
          <table:table-cell table:formula="of:=IF([.B335]=[.M335]; &quot;&quot;; &quot;*&quot;)">
            <text:p/>
          </table:table-cell>
          <table:table-cell table:formula="of:=IF([.B335]=[.M335]; &quot;&quot;; [.M335]-[.B335])">
            <text:p/>
          </table:table-cell>
          <table:table-cell table:formula="of:=IF([.B335]=[.M335]; &quot;&quot;; (([.M335]-[.B335])/[.B335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in_asm_block_bal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static_analysis/cei_pattern_violation_in_asm_block_bal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[.A336]=[.D336]" office:value-type="boolean" office:boolean-value="true" calcext:value-type="boolean">
            <text:p>TRUE</text:p>
          </table:table-cell>
          <table:table-cell table:formula="of:=IF([.B336]=[.E336]; &quot;&quot;; &quot;*&quot;)">
            <text:p/>
          </table:table-cell>
          <table:table-cell table:formula="of:=IF([.B336]=[.E336]; &quot;&quot;; [.E336]-[.B336])">
            <text:p/>
          </table:table-cell>
          <table:table-cell table:formula="of:=IF([.B336]=[.E336]; &quot;&quot;; (([.E336]-[.B336])/[.B336])*100)">
            <text:p/>
          </table:table-cell>
          <table:table-cell/>
          <table:table-cell office:value-type="string" calcext:value-type="string">
            <text:p>static_analysis/cei_pattern_violation_in_asm_block_bal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[.D336]=[.L336]" office:value-type="boolean" office:boolean-value="true" calcext:value-type="boolean">
            <text:p>TRUE</text:p>
          </table:table-cell>
          <table:table-cell table:formula="of:=IF([.B336]=[.M336]; &quot;&quot;; &quot;*&quot;)">
            <text:p/>
          </table:table-cell>
          <table:table-cell table:formula="of:=IF([.B336]=[.M336]; &quot;&quot;; [.M336]-[.B336])">
            <text:p/>
          </table:table-cell>
          <table:table-cell table:formula="of:=IF([.B336]=[.M336]; &quot;&quot;; (([.M336]-[.B336])/[.B336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in_asm_block_read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static_analysis/cei_pattern_violation_in_asm_block_read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337]=[.D337]" office:value-type="boolean" office:boolean-value="true" calcext:value-type="boolean">
            <text:p>TRUE</text:p>
          </table:table-cell>
          <table:table-cell table:formula="of:=IF([.B337]=[.E337]; &quot;&quot;; &quot;*&quot;)">
            <text:p/>
          </table:table-cell>
          <table:table-cell table:formula="of:=IF([.B337]=[.E337]; &quot;&quot;; [.E337]-[.B337])">
            <text:p/>
          </table:table-cell>
          <table:table-cell table:formula="of:=IF([.B337]=[.E337]; &quot;&quot;; (([.E337]-[.B337])/[.B337])*100)">
            <text:p/>
          </table:table-cell>
          <table:table-cell/>
          <table:table-cell office:value-type="string" calcext:value-type="string">
            <text:p>static_analysis/cei_pattern_violation_in_asm_block_read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D337]=[.L337]" office:value-type="boolean" office:boolean-value="true" calcext:value-type="boolean">
            <text:p>TRUE</text:p>
          </table:table-cell>
          <table:table-cell table:formula="of:=IF([.B337]=[.M337]; &quot;&quot;; &quot;*&quot;)">
            <text:p/>
          </table:table-cell>
          <table:table-cell table:formula="of:=IF([.B337]=[.M337]; &quot;&quot;; [.M337]-[.B337])">
            <text:p/>
          </table:table-cell>
          <table:table-cell table:formula="of:=IF([.B337]=[.M337]; &quot;&quot;; (([.M337]-[.B337])/[.B337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in_asm_block_smo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static_analysis/cei_pattern_violation_in_asm_block_smo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[.A338]=[.D338]" office:value-type="boolean" office:boolean-value="true" calcext:value-type="boolean">
            <text:p>TRUE</text:p>
          </table:table-cell>
          <table:table-cell table:formula="of:=IF([.B338]=[.E338]; &quot;&quot;; &quot;*&quot;)">
            <text:p/>
          </table:table-cell>
          <table:table-cell table:formula="of:=IF([.B338]=[.E338]; &quot;&quot;; [.E338]-[.B338])">
            <text:p/>
          </table:table-cell>
          <table:table-cell table:formula="of:=IF([.B338]=[.E338]; &quot;&quot;; (([.E338]-[.B338])/[.B338])*100)">
            <text:p/>
          </table:table-cell>
          <table:table-cell/>
          <table:table-cell office:value-type="string" calcext:value-type="string">
            <text:p>static_analysis/cei_pattern_violation_in_asm_block_smo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[.D338]=[.L338]" office:value-type="boolean" office:boolean-value="true" calcext:value-type="boolean">
            <text:p>TRUE</text:p>
          </table:table-cell>
          <table:table-cell table:formula="of:=IF([.B338]=[.M338]; &quot;&quot;; &quot;*&quot;)">
            <text:p/>
          </table:table-cell>
          <table:table-cell table:formula="of:=IF([.B338]=[.M338]; &quot;&quot;; [.M338]-[.B338])">
            <text:p/>
          </table:table-cell>
          <table:table-cell table:formula="of:=IF([.B338]=[.M338]; &quot;&quot;; (([.M338]-[.B338])/[.B338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in_asm_block_tr</text:p>
          </table:table-cell>
          <table:table-cell office:value-type="float" office:value="1328" calcext:value-type="float">
            <text:p>1328</text:p>
          </table:table-cell>
          <table:table-cell/>
          <table:table-cell office:value-type="string" calcext:value-type="string">
            <text:p>static_analysis/cei_pattern_violation_in_asm_block_tr</text:p>
          </table:table-cell>
          <table:table-cell office:value-type="float" office:value="1416" calcext:value-type="float">
            <text:p>1416</text:p>
          </table:table-cell>
          <table:table-cell/>
          <table:table-cell table:formula="of:=[.A339]=[.D339]" office:value-type="boolean" office:boolean-value="true" calcext:value-type="boolean">
            <text:p>TRUE</text:p>
          </table:table-cell>
          <table:table-cell table:formula="of:=IF([.B339]=[.E339]; &quot;&quot;; &quot;*&quot;)" office:value-type="string" office:string-value="*" calcext:value-type="string">
            <text:p>*</text:p>
          </table:table-cell>
          <table:table-cell table:formula="of:=IF([.B339]=[.E339]; &quot;&quot;; [.E339]-[.B339])" office:value-type="float" office:value="88" calcext:value-type="float">
            <text:p>88</text:p>
          </table:table-cell>
          <table:table-cell table:formula="of:=IF([.B339]=[.E339]; &quot;&quot;; (([.E339]-[.B339])/[.B339])*100)" office:value-type="float" office:value="6.62650602409639" calcext:value-type="float">
            <text:p>6.62650602409639</text:p>
          </table:table-cell>
          <table:table-cell/>
          <table:table-cell office:value-type="string" calcext:value-type="string">
            <text:p>static_analysis/cei_pattern_violation_in_asm_block_tr</text:p>
          </table:table-cell>
          <table:table-cell office:value-type="float" office:value="1416" calcext:value-type="float">
            <text:p>1416</text:p>
          </table:table-cell>
          <table:table-cell/>
          <table:table-cell table:formula="of:=[.D339]=[.L339]" office:value-type="boolean" office:boolean-value="true" calcext:value-type="boolean">
            <text:p>TRUE</text:p>
          </table:table-cell>
          <table:table-cell table:formula="of:=IF([.B339]=[.M339]; &quot;&quot;; &quot;*&quot;)" office:value-type="string" office:string-value="*" calcext:value-type="string">
            <text:p>*</text:p>
          </table:table-cell>
          <table:table-cell table:formula="of:=IF([.B339]=[.M339]; &quot;&quot;; [.M339]-[.B339])" office:value-type="float" office:value="88" calcext:value-type="float">
            <text:p>88</text:p>
          </table:table-cell>
          <table:table-cell table:formula="of:=IF([.B339]=[.M339]; &quot;&quot;; (([.M339]-[.B339])/[.B339])*100)" office:value-type="float" office:value="6.62650602409639" calcext:value-type="float">
            <text:p>6.62650602409639</text:p>
          </table:table-cell>
        </table:table-row>
        <table:table-row table:style-name="ro1">
          <table:table-cell office:value-type="string" calcext:value-type="string">
            <text:p>static_analysis/cei_pattern_violation_in_asm_block_tro</text:p>
          </table:table-cell>
          <table:table-cell office:value-type="float" office:value="1328" calcext:value-type="float">
            <text:p>1328</text:p>
          </table:table-cell>
          <table:table-cell/>
          <table:table-cell office:value-type="string" calcext:value-type="string">
            <text:p>static_analysis/cei_pattern_violation_in_asm_block_tro</text:p>
          </table:table-cell>
          <table:table-cell office:value-type="float" office:value="1416" calcext:value-type="float">
            <text:p>1416</text:p>
          </table:table-cell>
          <table:table-cell/>
          <table:table-cell table:formula="of:=[.A340]=[.D340]" office:value-type="boolean" office:boolean-value="true" calcext:value-type="boolean">
            <text:p>TRUE</text:p>
          </table:table-cell>
          <table:table-cell table:formula="of:=IF([.B340]=[.E340]; &quot;&quot;; &quot;*&quot;)" office:value-type="string" office:string-value="*" calcext:value-type="string">
            <text:p>*</text:p>
          </table:table-cell>
          <table:table-cell table:formula="of:=IF([.B340]=[.E340]; &quot;&quot;; [.E340]-[.B340])" office:value-type="float" office:value="88" calcext:value-type="float">
            <text:p>88</text:p>
          </table:table-cell>
          <table:table-cell table:formula="of:=IF([.B340]=[.E340]; &quot;&quot;; (([.E340]-[.B340])/[.B340])*100)" office:value-type="float" office:value="6.62650602409639" calcext:value-type="float">
            <text:p>6.62650602409639</text:p>
          </table:table-cell>
          <table:table-cell/>
          <table:table-cell office:value-type="string" calcext:value-type="string">
            <text:p>static_analysis/cei_pattern_violation_in_asm_block_tro</text:p>
          </table:table-cell>
          <table:table-cell office:value-type="float" office:value="1416" calcext:value-type="float">
            <text:p>1416</text:p>
          </table:table-cell>
          <table:table-cell/>
          <table:table-cell table:formula="of:=[.D340]=[.L340]" office:value-type="boolean" office:boolean-value="true" calcext:value-type="boolean">
            <text:p>TRUE</text:p>
          </table:table-cell>
          <table:table-cell table:formula="of:=IF([.B340]=[.M340]; &quot;&quot;; &quot;*&quot;)" office:value-type="string" office:string-value="*" calcext:value-type="string">
            <text:p>*</text:p>
          </table:table-cell>
          <table:table-cell table:formula="of:=IF([.B340]=[.M340]; &quot;&quot;; [.M340]-[.B340])" office:value-type="float" office:value="88" calcext:value-type="float">
            <text:p>88</text:p>
          </table:table-cell>
          <table:table-cell table:formula="of:=IF([.B340]=[.M340]; &quot;&quot;; (([.M340]-[.B340])/[.B340])*100)" office:value-type="float" office:value="6.62650602409639" calcext:value-type="float">
            <text:p>6.62650602409639</text:p>
          </table:table-cell>
        </table:table-row>
        <table:table-row table:style-name="ro1">
          <table:table-cell office:value-type="string" calcext:value-type="string">
            <text:p>static_analysis/cei_pattern_violation_in_codeblocks_other_than_in_functions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codeblocks_other_than_in_functions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A341]=[.D341]" office:value-type="boolean" office:boolean-value="true" calcext:value-type="boolean">
            <text:p>TRUE</text:p>
          </table:table-cell>
          <table:table-cell table:formula="of:=IF([.B341]=[.E341]; &quot;&quot;; &quot;*&quot;)" office:value-type="string" office:string-value="*" calcext:value-type="string">
            <text:p>*</text:p>
          </table:table-cell>
          <table:table-cell table:formula="of:=IF([.B341]=[.E341]; &quot;&quot;; [.E341]-[.B341])" office:value-type="float" office:value="8" calcext:value-type="float">
            <text:p>8</text:p>
          </table:table-cell>
          <table:table-cell table:formula="of:=IF([.B341]=[.E341]; &quot;&quot;; (([.E341]-[.B341])/[.B341])*100)" office:value-type="float" office:value="1.40845070422535" calcext:value-type="float">
            <text:p>1.40845070422535</text:p>
          </table:table-cell>
          <table:table-cell/>
          <table:table-cell office:value-type="string" calcext:value-type="string">
            <text:p>static_analysis/cei_pattern_violation_in_codeblocks_other_than_in_functions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D341]=[.L341]" office:value-type="boolean" office:boolean-value="true" calcext:value-type="boolean">
            <text:p>TRUE</text:p>
          </table:table-cell>
          <table:table-cell table:formula="of:=IF([.B341]=[.M341]; &quot;&quot;; &quot;*&quot;)" office:value-type="string" office:string-value="*" calcext:value-type="string">
            <text:p>*</text:p>
          </table:table-cell>
          <table:table-cell table:formula="of:=IF([.B341]=[.M341]; &quot;&quot;; [.M341]-[.B341])" office:value-type="float" office:value="8" calcext:value-type="float">
            <text:p>8</text:p>
          </table:table-cell>
          <table:table-cell table:formula="of:=IF([.B341]=[.M341]; &quot;&quot;; (([.M341]-[.B341])/[.B341])*100)" office:value-type="float" office:value="1.40845070422535" calcext:value-type="float">
            <text:p>1.40845070422535</text:p>
          </table:table-cell>
        </table:table-row>
        <table:table-row table:style-name="ro1">
          <table:table-cell office:value-type="string" calcext:value-type="string">
            <text:p>static_analysis/cei_pattern_violation_in_func_app-1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func_app-1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A342]=[.D342]" office:value-type="boolean" office:boolean-value="true" calcext:value-type="boolean">
            <text:p>TRUE</text:p>
          </table:table-cell>
          <table:table-cell table:formula="of:=IF([.B342]=[.E342]; &quot;&quot;; &quot;*&quot;)" office:value-type="string" office:string-value="*" calcext:value-type="string">
            <text:p>*</text:p>
          </table:table-cell>
          <table:table-cell table:formula="of:=IF([.B342]=[.E342]; &quot;&quot;; [.E342]-[.B342])" office:value-type="float" office:value="8" calcext:value-type="float">
            <text:p>8</text:p>
          </table:table-cell>
          <table:table-cell table:formula="of:=IF([.B342]=[.E342]; &quot;&quot;; (([.E342]-[.B342])/[.B342])*100)" office:value-type="float" office:value="1.40845070422535" calcext:value-type="float">
            <text:p>1.40845070422535</text:p>
          </table:table-cell>
          <table:table-cell/>
          <table:table-cell office:value-type="string" calcext:value-type="string">
            <text:p>static_analysis/cei_pattern_violation_in_func_app-1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D342]=[.L342]" office:value-type="boolean" office:boolean-value="true" calcext:value-type="boolean">
            <text:p>TRUE</text:p>
          </table:table-cell>
          <table:table-cell table:formula="of:=IF([.B342]=[.M342]; &quot;&quot;; &quot;*&quot;)" office:value-type="string" office:string-value="*" calcext:value-type="string">
            <text:p>*</text:p>
          </table:table-cell>
          <table:table-cell table:formula="of:=IF([.B342]=[.M342]; &quot;&quot;; [.M342]-[.B342])" office:value-type="float" office:value="8" calcext:value-type="float">
            <text:p>8</text:p>
          </table:table-cell>
          <table:table-cell table:formula="of:=IF([.B342]=[.M342]; &quot;&quot;; (([.M342]-[.B342])/[.B342])*100)" office:value-type="float" office:value="1.40845070422535" calcext:value-type="float">
            <text:p>1.40845070422535</text:p>
          </table:table-cell>
        </table:table-row>
        <table:table-row table:style-name="ro1">
          <table:table-cell office:value-type="string" calcext:value-type="string">
            <text:p>static_analysis/cei_pattern_violation_in_func_app-2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func_app-2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A343]=[.D343]" office:value-type="boolean" office:boolean-value="true" calcext:value-type="boolean">
            <text:p>TRUE</text:p>
          </table:table-cell>
          <table:table-cell table:formula="of:=IF([.B343]=[.E343]; &quot;&quot;; &quot;*&quot;)" office:value-type="string" office:string-value="*" calcext:value-type="string">
            <text:p>*</text:p>
          </table:table-cell>
          <table:table-cell table:formula="of:=IF([.B343]=[.E343]; &quot;&quot;; [.E343]-[.B343])" office:value-type="float" office:value="8" calcext:value-type="float">
            <text:p>8</text:p>
          </table:table-cell>
          <table:table-cell table:formula="of:=IF([.B343]=[.E343]; &quot;&quot;; (([.E343]-[.B343])/[.B343])*100)" office:value-type="float" office:value="1.40845070422535" calcext:value-type="float">
            <text:p>1.40845070422535</text:p>
          </table:table-cell>
          <table:table-cell/>
          <table:table-cell office:value-type="string" calcext:value-type="string">
            <text:p>static_analysis/cei_pattern_violation_in_func_app-2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D343]=[.L343]" office:value-type="boolean" office:boolean-value="true" calcext:value-type="boolean">
            <text:p>TRUE</text:p>
          </table:table-cell>
          <table:table-cell table:formula="of:=IF([.B343]=[.M343]; &quot;&quot;; &quot;*&quot;)" office:value-type="string" office:string-value="*" calcext:value-type="string">
            <text:p>*</text:p>
          </table:table-cell>
          <table:table-cell table:formula="of:=IF([.B343]=[.M343]; &quot;&quot;; [.M343]-[.B343])" office:value-type="float" office:value="8" calcext:value-type="float">
            <text:p>8</text:p>
          </table:table-cell>
          <table:table-cell table:formula="of:=IF([.B343]=[.M343]; &quot;&quot;; (([.M343]-[.B343])/[.B343])*100)" office:value-type="float" office:value="1.40845070422535" calcext:value-type="float">
            <text:p>1.40845070422535</text:p>
          </table:table-cell>
        </table:table-row>
        <table:table-row table:style-name="ro1">
          <table:table-cell office:value-type="string" calcext:value-type="string">
            <text:p>static_analysis/cei_pattern_violation_in_func_app-3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func_app-3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A344]=[.D344]" office:value-type="boolean" office:boolean-value="true" calcext:value-type="boolean">
            <text:p>TRUE</text:p>
          </table:table-cell>
          <table:table-cell table:formula="of:=IF([.B344]=[.E344]; &quot;&quot;; &quot;*&quot;)" office:value-type="string" office:string-value="*" calcext:value-type="string">
            <text:p>*</text:p>
          </table:table-cell>
          <table:table-cell table:formula="of:=IF([.B344]=[.E344]; &quot;&quot;; [.E344]-[.B344])" office:value-type="float" office:value="8" calcext:value-type="float">
            <text:p>8</text:p>
          </table:table-cell>
          <table:table-cell table:formula="of:=IF([.B344]=[.E344]; &quot;&quot;; (([.E344]-[.B344])/[.B344])*100)" office:value-type="float" office:value="1.40845070422535" calcext:value-type="float">
            <text:p>1.40845070422535</text:p>
          </table:table-cell>
          <table:table-cell/>
          <table:table-cell office:value-type="string" calcext:value-type="string">
            <text:p>static_analysis/cei_pattern_violation_in_func_app-3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D344]=[.L344]" office:value-type="boolean" office:boolean-value="true" calcext:value-type="boolean">
            <text:p>TRUE</text:p>
          </table:table-cell>
          <table:table-cell table:formula="of:=IF([.B344]=[.M344]; &quot;&quot;; &quot;*&quot;)" office:value-type="string" office:string-value="*" calcext:value-type="string">
            <text:p>*</text:p>
          </table:table-cell>
          <table:table-cell table:formula="of:=IF([.B344]=[.M344]; &quot;&quot;; [.M344]-[.B344])" office:value-type="float" office:value="8" calcext:value-type="float">
            <text:p>8</text:p>
          </table:table-cell>
          <table:table-cell table:formula="of:=IF([.B344]=[.M344]; &quot;&quot;; (([.M344]-[.B344])/[.B344])*100)" office:value-type="float" office:value="1.40845070422535" calcext:value-type="float">
            <text:p>1.40845070422535</text:p>
          </table:table-cell>
        </table:table-row>
        <table:table-row table:style-name="ro1">
          <table:table-cell office:value-type="string" calcext:value-type="string">
            <text:p>static_analysis/cei_pattern_violation_in_if_statement-1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string" calcext:value-type="string">
            <text:p>static_analysis/cei_pattern_violation_in_if_statement-1</text:p>
          </table:table-cell>
          <table:table-cell office:value-type="float" office:value="592" calcext:value-type="float">
            <text:p>592</text:p>
          </table:table-cell>
          <table:table-cell/>
          <table:table-cell table:formula="of:=[.A345]=[.D345]" office:value-type="boolean" office:boolean-value="true" calcext:value-type="boolean">
            <text:p>TRUE</text:p>
          </table:table-cell>
          <table:table-cell table:formula="of:=IF([.B345]=[.E345]; &quot;&quot;; &quot;*&quot;)" office:value-type="string" office:string-value="*" calcext:value-type="string">
            <text:p>*</text:p>
          </table:table-cell>
          <table:table-cell table:formula="of:=IF([.B345]=[.E345]; &quot;&quot;; [.E345]-[.B345])" office:value-type="float" office:value="8" calcext:value-type="float">
            <text:p>8</text:p>
          </table:table-cell>
          <table:table-cell table:formula="of:=IF([.B345]=[.E345]; &quot;&quot;; (([.E345]-[.B345])/[.B345])*100)" office:value-type="float" office:value="1.36986301369863" calcext:value-type="float">
            <text:p>1.36986301369863</text:p>
          </table:table-cell>
          <table:table-cell/>
          <table:table-cell office:value-type="string" calcext:value-type="string">
            <text:p>static_analysis/cei_pattern_violation_in_if_statement-1</text:p>
          </table:table-cell>
          <table:table-cell office:value-type="float" office:value="592" calcext:value-type="float">
            <text:p>592</text:p>
          </table:table-cell>
          <table:table-cell/>
          <table:table-cell table:formula="of:=[.D345]=[.L345]" office:value-type="boolean" office:boolean-value="true" calcext:value-type="boolean">
            <text:p>TRUE</text:p>
          </table:table-cell>
          <table:table-cell table:formula="of:=IF([.B345]=[.M345]; &quot;&quot;; &quot;*&quot;)" office:value-type="string" office:string-value="*" calcext:value-type="string">
            <text:p>*</text:p>
          </table:table-cell>
          <table:table-cell table:formula="of:=IF([.B345]=[.M345]; &quot;&quot;; [.M345]-[.B345])" office:value-type="float" office:value="8" calcext:value-type="float">
            <text:p>8</text:p>
          </table:table-cell>
          <table:table-cell table:formula="of:=IF([.B345]=[.M345]; &quot;&quot;; (([.M345]-[.B345])/[.B345])*100)" office:value-type="float" office:value="1.36986301369863" calcext:value-type="float">
            <text:p>1.36986301369863</text:p>
          </table:table-cell>
        </table:table-row>
        <table:table-row table:style-name="ro1">
          <table:table-cell office:value-type="string" calcext:value-type="string">
            <text:p>static_analysis/cei_pattern_violation_in_if_statement-2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if_statement-2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A346]=[.D346]" office:value-type="boolean" office:boolean-value="true" calcext:value-type="boolean">
            <text:p>TRUE</text:p>
          </table:table-cell>
          <table:table-cell table:formula="of:=IF([.B346]=[.E346]; &quot;&quot;; &quot;*&quot;)" office:value-type="string" office:string-value="*" calcext:value-type="string">
            <text:p>*</text:p>
          </table:table-cell>
          <table:table-cell table:formula="of:=IF([.B346]=[.E346]; &quot;&quot;; [.E346]-[.B346])" office:value-type="float" office:value="8" calcext:value-type="float">
            <text:p>8</text:p>
          </table:table-cell>
          <table:table-cell table:formula="of:=IF([.B346]=[.E346]; &quot;&quot;; (([.E346]-[.B346])/[.B346])*100)" office:value-type="float" office:value="1.40845070422535" calcext:value-type="float">
            <text:p>1.40845070422535</text:p>
          </table:table-cell>
          <table:table-cell/>
          <table:table-cell office:value-type="string" calcext:value-type="string">
            <text:p>static_analysis/cei_pattern_violation_in_if_statement-2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D346]=[.L346]" office:value-type="boolean" office:boolean-value="true" calcext:value-type="boolean">
            <text:p>TRUE</text:p>
          </table:table-cell>
          <table:table-cell table:formula="of:=IF([.B346]=[.M346]; &quot;&quot;; &quot;*&quot;)" office:value-type="string" office:string-value="*" calcext:value-type="string">
            <text:p>*</text:p>
          </table:table-cell>
          <table:table-cell table:formula="of:=IF([.B346]=[.M346]; &quot;&quot;; [.M346]-[.B346])" office:value-type="float" office:value="8" calcext:value-type="float">
            <text:p>8</text:p>
          </table:table-cell>
          <table:table-cell table:formula="of:=IF([.B346]=[.M346]; &quot;&quot;; (([.M346]-[.B346])/[.B346])*100)" office:value-type="float" office:value="1.40845070422535" calcext:value-type="float">
            <text:p>1.40845070422535</text:p>
          </table:table-cell>
        </table:table-row>
        <table:table-row table:style-name="ro1">
          <table:table-cell office:value-type="string" calcext:value-type="string">
            <text:p>static_analysis/cei_pattern_violation_in_intrinsic_call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intrinsic_call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A347]=[.D347]" office:value-type="boolean" office:boolean-value="true" calcext:value-type="boolean">
            <text:p>TRUE</text:p>
          </table:table-cell>
          <table:table-cell table:formula="of:=IF([.B347]=[.E347]; &quot;&quot;; &quot;*&quot;)" office:value-type="string" office:string-value="*" calcext:value-type="string">
            <text:p>*</text:p>
          </table:table-cell>
          <table:table-cell table:formula="of:=IF([.B347]=[.E347]; &quot;&quot;; [.E347]-[.B347])" office:value-type="float" office:value="8" calcext:value-type="float">
            <text:p>8</text:p>
          </table:table-cell>
          <table:table-cell table:formula="of:=IF([.B347]=[.E347]; &quot;&quot;; (([.E347]-[.B347])/[.B347])*100)" office:value-type="float" office:value="1.40845070422535" calcext:value-type="float">
            <text:p>1.40845070422535</text:p>
          </table:table-cell>
          <table:table-cell/>
          <table:table-cell office:value-type="string" calcext:value-type="string">
            <text:p>static_analysis/cei_pattern_violation_in_intrinsic_call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D347]=[.L347]" office:value-type="boolean" office:boolean-value="true" calcext:value-type="boolean">
            <text:p>TRUE</text:p>
          </table:table-cell>
          <table:table-cell table:formula="of:=IF([.B347]=[.M347]; &quot;&quot;; &quot;*&quot;)" office:value-type="string" office:string-value="*" calcext:value-type="string">
            <text:p>*</text:p>
          </table:table-cell>
          <table:table-cell table:formula="of:=IF([.B347]=[.M347]; &quot;&quot;; [.M347]-[.B347])" office:value-type="float" office:value="8" calcext:value-type="float">
            <text:p>8</text:p>
          </table:table-cell>
          <table:table-cell table:formula="of:=IF([.B347]=[.M347]; &quot;&quot;; (([.M347]-[.B347])/[.B347])*100)" office:value-type="float" office:value="1.40845070422535" calcext:value-type="float">
            <text:p>1.40845070422535</text:p>
          </table:table-cell>
        </table:table-row>
        <table:table-row table:style-name="ro1">
          <table:table-cell office:value-type="string" calcext:value-type="string">
            <text:p>static_analysis/cei_pattern_violation_in_match_statement-1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string" calcext:value-type="string">
            <text:p>static_analysis/cei_pattern_violation_in_match_statement-1</text:p>
          </table:table-cell>
          <table:table-cell office:value-type="float" office:value="720" calcext:value-type="float">
            <text:p>720</text:p>
          </table:table-cell>
          <table:table-cell/>
          <table:table-cell table:formula="of:=[.A348]=[.D348]" office:value-type="boolean" office:boolean-value="true" calcext:value-type="boolean">
            <text:p>TRUE</text:p>
          </table:table-cell>
          <table:table-cell table:formula="of:=IF([.B348]=[.E348]; &quot;&quot;; &quot;*&quot;)" office:value-type="string" office:string-value="*" calcext:value-type="string">
            <text:p>*</text:p>
          </table:table-cell>
          <table:table-cell table:formula="of:=IF([.B348]=[.E348]; &quot;&quot;; [.E348]-[.B348])" office:value-type="float" office:value="48" calcext:value-type="float">
            <text:p>48</text:p>
          </table:table-cell>
          <table:table-cell table:formula="of:=IF([.B348]=[.E348]; &quot;&quot;; (([.E348]-[.B348])/[.B348])*100)" office:value-type="float" office:value="7.14285714285714" calcext:value-type="float">
            <text:p>7.14285714285714</text:p>
          </table:table-cell>
          <table:table-cell/>
          <table:table-cell office:value-type="string" calcext:value-type="string">
            <text:p>static_analysis/cei_pattern_violation_in_match_statement-1</text:p>
          </table:table-cell>
          <table:table-cell office:value-type="float" office:value="720" calcext:value-type="float">
            <text:p>720</text:p>
          </table:table-cell>
          <table:table-cell/>
          <table:table-cell table:formula="of:=[.D348]=[.L348]" office:value-type="boolean" office:boolean-value="true" calcext:value-type="boolean">
            <text:p>TRUE</text:p>
          </table:table-cell>
          <table:table-cell table:formula="of:=IF([.B348]=[.M348]; &quot;&quot;; &quot;*&quot;)" office:value-type="string" office:string-value="*" calcext:value-type="string">
            <text:p>*</text:p>
          </table:table-cell>
          <table:table-cell table:formula="of:=IF([.B348]=[.M348]; &quot;&quot;; [.M348]-[.B348])" office:value-type="float" office:value="48" calcext:value-type="float">
            <text:p>48</text:p>
          </table:table-cell>
          <table:table-cell table:formula="of:=IF([.B348]=[.M348]; &quot;&quot;; (([.M348]-[.B348])/[.B348])*100)" office:value-type="float" office:value="7.14285714285714" calcext:value-type="float">
            <text:p>7.14285714285714</text:p>
          </table:table-cell>
        </table:table-row>
        <table:table-row table:style-name="ro1">
          <table:table-cell office:value-type="string" calcext:value-type="string">
            <text:p>static_analysis/cei_pattern_violation_in_standalone_function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standalone_function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49]=[.D349]" office:value-type="boolean" office:boolean-value="true" calcext:value-type="boolean">
            <text:p>TRUE</text:p>
          </table:table-cell>
          <table:table-cell table:formula="of:=IF([.B349]=[.E349]; &quot;&quot;; &quot;*&quot;)">
            <text:p/>
          </table:table-cell>
          <table:table-cell table:formula="of:=IF([.B349]=[.E349]; &quot;&quot;; [.E349]-[.B349])">
            <text:p/>
          </table:table-cell>
          <table:table-cell table:formula="of:=IF([.B349]=[.E349]; &quot;&quot;; (([.E349]-[.B349])/[.B349])*100)">
            <text:p/>
          </table:table-cell>
          <table:table-cell/>
          <table:table-cell office:value-type="string" calcext:value-type="string">
            <text:p>static_analysis/cei_pattern_violation_in_standalone_function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D349]=[.L349]" office:value-type="boolean" office:boolean-value="true" calcext:value-type="boolean">
            <text:p>TRUE</text:p>
          </table:table-cell>
          <table:table-cell table:formula="of:=IF([.B349]=[.M349]; &quot;&quot;; &quot;*&quot;)">
            <text:p/>
          </table:table-cell>
          <table:table-cell table:formula="of:=IF([.B349]=[.M349]; &quot;&quot;; [.M349]-[.B349])">
            <text:p/>
          </table:table-cell>
          <table:table-cell table:formula="of:=IF([.B349]=[.M349]; &quot;&quot;; (([.M349]-[.B349])/[.B349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in_struct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struct</text:p>
          </table:table-cell>
          <table:table-cell office:value-type="float" office:value="592" calcext:value-type="float">
            <text:p>592</text:p>
          </table:table-cell>
          <table:table-cell/>
          <table:table-cell table:formula="of:=[.A350]=[.D350]" office:value-type="boolean" office:boolean-value="true" calcext:value-type="boolean">
            <text:p>TRUE</text:p>
          </table:table-cell>
          <table:table-cell table:formula="of:=IF([.B350]=[.E350]; &quot;&quot;; &quot;*&quot;)" office:value-type="string" office:string-value="*" calcext:value-type="string">
            <text:p>*</text:p>
          </table:table-cell>
          <table:table-cell table:formula="of:=IF([.B350]=[.E350]; &quot;&quot;; [.E350]-[.B350])" office:value-type="float" office:value="24" calcext:value-type="float">
            <text:p>24</text:p>
          </table:table-cell>
          <table:table-cell table:formula="of:=IF([.B350]=[.E350]; &quot;&quot;; (([.E350]-[.B350])/[.B350])*100)" office:value-type="float" office:value="4.22535211267606" calcext:value-type="float">
            <text:p>4.22535211267606</text:p>
          </table:table-cell>
          <table:table-cell/>
          <table:table-cell office:value-type="string" calcext:value-type="string">
            <text:p>static_analysis/cei_pattern_violation_in_struct</text:p>
          </table:table-cell>
          <table:table-cell office:value-type="float" office:value="592" calcext:value-type="float">
            <text:p>592</text:p>
          </table:table-cell>
          <table:table-cell/>
          <table:table-cell table:formula="of:=[.D350]=[.L350]" office:value-type="boolean" office:boolean-value="true" calcext:value-type="boolean">
            <text:p>TRUE</text:p>
          </table:table-cell>
          <table:table-cell table:formula="of:=IF([.B350]=[.M350]; &quot;&quot;; &quot;*&quot;)" office:value-type="string" office:string-value="*" calcext:value-type="string">
            <text:p>*</text:p>
          </table:table-cell>
          <table:table-cell table:formula="of:=IF([.B350]=[.M350]; &quot;&quot;; [.M350]-[.B350])" office:value-type="float" office:value="24" calcext:value-type="float">
            <text:p>24</text:p>
          </table:table-cell>
          <table:table-cell table:formula="of:=IF([.B350]=[.M350]; &quot;&quot;; (([.M350]-[.B350])/[.B350])*100)" office:value-type="float" office:value="4.22535211267606" calcext:value-type="float">
            <text:p>4.22535211267606</text:p>
          </table:table-cell>
        </table:table-row>
        <table:table-row table:style-name="ro1">
          <table:table-cell office:value-type="string" calcext:value-type="string">
            <text:p>static_analysis/cei_pattern_violation_in_tuple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tuple</text:p>
          </table:table-cell>
          <table:table-cell office:value-type="float" office:value="592" calcext:value-type="float">
            <text:p>592</text:p>
          </table:table-cell>
          <table:table-cell/>
          <table:table-cell table:formula="of:=[.A351]=[.D351]" office:value-type="boolean" office:boolean-value="true" calcext:value-type="boolean">
            <text:p>TRUE</text:p>
          </table:table-cell>
          <table:table-cell table:formula="of:=IF([.B351]=[.E351]; &quot;&quot;; &quot;*&quot;)" office:value-type="string" office:string-value="*" calcext:value-type="string">
            <text:p>*</text:p>
          </table:table-cell>
          <table:table-cell table:formula="of:=IF([.B351]=[.E351]; &quot;&quot;; [.E351]-[.B351])" office:value-type="float" office:value="24" calcext:value-type="float">
            <text:p>24</text:p>
          </table:table-cell>
          <table:table-cell table:formula="of:=IF([.B351]=[.E351]; &quot;&quot;; (([.E351]-[.B351])/[.B351])*100)" office:value-type="float" office:value="4.22535211267606" calcext:value-type="float">
            <text:p>4.22535211267606</text:p>
          </table:table-cell>
          <table:table-cell/>
          <table:table-cell office:value-type="string" calcext:value-type="string">
            <text:p>static_analysis/cei_pattern_violation_in_tuple</text:p>
          </table:table-cell>
          <table:table-cell office:value-type="float" office:value="592" calcext:value-type="float">
            <text:p>592</text:p>
          </table:table-cell>
          <table:table-cell/>
          <table:table-cell table:formula="of:=[.D351]=[.L351]" office:value-type="boolean" office:boolean-value="true" calcext:value-type="boolean">
            <text:p>TRUE</text:p>
          </table:table-cell>
          <table:table-cell table:formula="of:=IF([.B351]=[.M351]; &quot;&quot;; &quot;*&quot;)" office:value-type="string" office:string-value="*" calcext:value-type="string">
            <text:p>*</text:p>
          </table:table-cell>
          <table:table-cell table:formula="of:=IF([.B351]=[.M351]; &quot;&quot;; [.M351]-[.B351])" office:value-type="float" office:value="24" calcext:value-type="float">
            <text:p>24</text:p>
          </table:table-cell>
          <table:table-cell table:formula="of:=IF([.B351]=[.M351]; &quot;&quot;; (([.M351]-[.B351])/[.B351])*100)" office:value-type="float" office:value="4.22535211267606" calcext:value-type="float">
            <text:p>4.22535211267606</text:p>
          </table:table-cell>
        </table:table-row>
        <table:table-row table:style-name="ro1">
          <table:table-cell office:value-type="string" calcext:value-type="string">
            <text:p>static_analysis/cei_pattern_violation_in_while_loop-1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while_loop-1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A352]=[.D352]" office:value-type="boolean" office:boolean-value="true" calcext:value-type="boolean">
            <text:p>TRUE</text:p>
          </table:table-cell>
          <table:table-cell table:formula="of:=IF([.B352]=[.E352]; &quot;&quot;; &quot;*&quot;)" office:value-type="string" office:string-value="*" calcext:value-type="string">
            <text:p>*</text:p>
          </table:table-cell>
          <table:table-cell table:formula="of:=IF([.B352]=[.E352]; &quot;&quot;; [.E352]-[.B352])" office:value-type="float" office:value="8" calcext:value-type="float">
            <text:p>8</text:p>
          </table:table-cell>
          <table:table-cell table:formula="of:=IF([.B352]=[.E352]; &quot;&quot;; (([.E352]-[.B352])/[.B352])*100)" office:value-type="float" office:value="1.40845070422535" calcext:value-type="float">
            <text:p>1.40845070422535</text:p>
          </table:table-cell>
          <table:table-cell/>
          <table:table-cell office:value-type="string" calcext:value-type="string">
            <text:p>static_analysis/cei_pattern_violation_in_while_loop-1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D352]=[.L352]" office:value-type="boolean" office:boolean-value="true" calcext:value-type="boolean">
            <text:p>TRUE</text:p>
          </table:table-cell>
          <table:table-cell table:formula="of:=IF([.B352]=[.M352]; &quot;&quot;; &quot;*&quot;)" office:value-type="string" office:string-value="*" calcext:value-type="string">
            <text:p>*</text:p>
          </table:table-cell>
          <table:table-cell table:formula="of:=IF([.B352]=[.M352]; &quot;&quot;; [.M352]-[.B352])" office:value-type="float" office:value="8" calcext:value-type="float">
            <text:p>8</text:p>
          </table:table-cell>
          <table:table-cell table:formula="of:=IF([.B352]=[.M352]; &quot;&quot;; (([.M352]-[.B352])/[.B352])*100)" office:value-type="float" office:value="1.40845070422535" calcext:value-type="float">
            <text:p>1.40845070422535</text:p>
          </table:table-cell>
        </table:table-row>
        <table:table-row table:style-name="ro1">
          <table:table-cell office:value-type="string" calcext:value-type="string">
            <text:p>static_analysis/cei_pattern_violation_in_while_loop-2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while_loop-2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A353]=[.D353]" office:value-type="boolean" office:boolean-value="true" calcext:value-type="boolean">
            <text:p>TRUE</text:p>
          </table:table-cell>
          <table:table-cell table:formula="of:=IF([.B353]=[.E353]; &quot;&quot;; &quot;*&quot;)" office:value-type="string" office:string-value="*" calcext:value-type="string">
            <text:p>*</text:p>
          </table:table-cell>
          <table:table-cell table:formula="of:=IF([.B353]=[.E353]; &quot;&quot;; [.E353]-[.B353])" office:value-type="float" office:value="8" calcext:value-type="float">
            <text:p>8</text:p>
          </table:table-cell>
          <table:table-cell table:formula="of:=IF([.B353]=[.E353]; &quot;&quot;; (([.E353]-[.B353])/[.B353])*100)" office:value-type="float" office:value="1.40845070422535" calcext:value-type="float">
            <text:p>1.40845070422535</text:p>
          </table:table-cell>
          <table:table-cell/>
          <table:table-cell office:value-type="string" calcext:value-type="string">
            <text:p>static_analysis/cei_pattern_violation_in_while_loop-2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D353]=[.L353]" office:value-type="boolean" office:boolean-value="true" calcext:value-type="boolean">
            <text:p>TRUE</text:p>
          </table:table-cell>
          <table:table-cell table:formula="of:=IF([.B353]=[.M353]; &quot;&quot;; &quot;*&quot;)" office:value-type="string" office:string-value="*" calcext:value-type="string">
            <text:p>*</text:p>
          </table:table-cell>
          <table:table-cell table:formula="of:=IF([.B353]=[.M353]; &quot;&quot;; [.M353]-[.B353])" office:value-type="float" office:value="8" calcext:value-type="float">
            <text:p>8</text:p>
          </table:table-cell>
          <table:table-cell table:formula="of:=IF([.B353]=[.M353]; &quot;&quot;; (([.M353]-[.B353])/[.B353])*100)" office:value-type="float" office:value="1.40845070422535" calcext:value-type="float">
            <text:p>1.40845070422535</text:p>
          </table:table-cell>
        </table:table-row>
        <table:table-row table:style-name="ro1">
          <table:table-cell office:value-type="string" calcext:value-type="string">
            <text:p>static_analysis/cei_pattern_violation_in_while_loop-3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while_loop-3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A354]=[.D354]" office:value-type="boolean" office:boolean-value="true" calcext:value-type="boolean">
            <text:p>TRUE</text:p>
          </table:table-cell>
          <table:table-cell table:formula="of:=IF([.B354]=[.E354]; &quot;&quot;; &quot;*&quot;)" office:value-type="string" office:string-value="*" calcext:value-type="string">
            <text:p>*</text:p>
          </table:table-cell>
          <table:table-cell table:formula="of:=IF([.B354]=[.E354]; &quot;&quot;; [.E354]-[.B354])" office:value-type="float" office:value="8" calcext:value-type="float">
            <text:p>8</text:p>
          </table:table-cell>
          <table:table-cell table:formula="of:=IF([.B354]=[.E354]; &quot;&quot;; (([.E354]-[.B354])/[.B354])*100)" office:value-type="float" office:value="1.40845070422535" calcext:value-type="float">
            <text:p>1.40845070422535</text:p>
          </table:table-cell>
          <table:table-cell/>
          <table:table-cell office:value-type="string" calcext:value-type="string">
            <text:p>static_analysis/cei_pattern_violation_in_while_loop-3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D354]=[.L354]" office:value-type="boolean" office:boolean-value="true" calcext:value-type="boolean">
            <text:p>TRUE</text:p>
          </table:table-cell>
          <table:table-cell table:formula="of:=IF([.B354]=[.M354]; &quot;&quot;; &quot;*&quot;)" office:value-type="string" office:string-value="*" calcext:value-type="string">
            <text:p>*</text:p>
          </table:table-cell>
          <table:table-cell table:formula="of:=IF([.B354]=[.M354]; &quot;&quot;; [.M354]-[.B354])" office:value-type="float" office:value="8" calcext:value-type="float">
            <text:p>8</text:p>
          </table:table-cell>
          <table:table-cell table:formula="of:=IF([.B354]=[.M354]; &quot;&quot;; (([.M354]-[.B354])/[.B354])*100)" office:value-type="float" office:value="1.40845070422535" calcext:value-type="float">
            <text:p>1.40845070422535</text:p>
          </table:table-cell>
        </table:table-row>
        <table:table-row table:style-name="ro1">
          <table:table-cell office:value-type="string" calcext:value-type="string">
            <text:p>static_analysis/cei_pattern_violation_in_while_loop-4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while_loop-4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A355]=[.D355]" office:value-type="boolean" office:boolean-value="true" calcext:value-type="boolean">
            <text:p>TRUE</text:p>
          </table:table-cell>
          <table:table-cell table:formula="of:=IF([.B355]=[.E355]; &quot;&quot;; &quot;*&quot;)" office:value-type="string" office:string-value="*" calcext:value-type="string">
            <text:p>*</text:p>
          </table:table-cell>
          <table:table-cell table:formula="of:=IF([.B355]=[.E355]; &quot;&quot;; [.E355]-[.B355])" office:value-type="float" office:value="8" calcext:value-type="float">
            <text:p>8</text:p>
          </table:table-cell>
          <table:table-cell table:formula="of:=IF([.B355]=[.E355]; &quot;&quot;; (([.E355]-[.B355])/[.B355])*100)" office:value-type="float" office:value="1.40845070422535" calcext:value-type="float">
            <text:p>1.40845070422535</text:p>
          </table:table-cell>
          <table:table-cell/>
          <table:table-cell office:value-type="string" calcext:value-type="string">
            <text:p>static_analysis/cei_pattern_violation_in_while_loop-4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D355]=[.L355]" office:value-type="boolean" office:boolean-value="true" calcext:value-type="boolean">
            <text:p>TRUE</text:p>
          </table:table-cell>
          <table:table-cell table:formula="of:=IF([.B355]=[.M355]; &quot;&quot;; &quot;*&quot;)" office:value-type="string" office:string-value="*" calcext:value-type="string">
            <text:p>*</text:p>
          </table:table-cell>
          <table:table-cell table:formula="of:=IF([.B355]=[.M355]; &quot;&quot;; [.M355]-[.B355])" office:value-type="float" office:value="8" calcext:value-type="float">
            <text:p>8</text:p>
          </table:table-cell>
          <table:table-cell table:formula="of:=IF([.B355]=[.M355]; &quot;&quot;; (([.M355]-[.B355])/[.B355])*100)" office:value-type="float" office:value="1.40845070422535" calcext:value-type="float">
            <text:p>1.40845070422535</text:p>
          </table:table-cell>
        </table:table-row>
        <table:table-row table:style-name="ro1">
          <table:table-cell office:value-type="string" calcext:value-type="string">
            <text:p>static_analysis/cei_pattern_violation_more_complex_logic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string" calcext:value-type="string">
            <text:p>static_analysis/cei_pattern_violation_more_complex_logic</text:p>
          </table:table-cell>
          <table:table-cell office:value-type="float" office:value="11448" calcext:value-type="float">
            <text:p>11448</text:p>
          </table:table-cell>
          <table:table-cell/>
          <table:table-cell table:formula="of:=[.A356]=[.D356]" office:value-type="boolean" office:boolean-value="true" calcext:value-type="boolean">
            <text:p>TRUE</text:p>
          </table:table-cell>
          <table:table-cell table:formula="of:=IF([.B356]=[.E356]; &quot;&quot;; &quot;*&quot;)" office:value-type="string" office:string-value="*" calcext:value-type="string">
            <text:p>*</text:p>
          </table:table-cell>
          <table:table-cell table:formula="of:=IF([.B356]=[.E356]; &quot;&quot;; [.E356]-[.B356])" office:value-type="float" office:value="448" calcext:value-type="float">
            <text:p>448</text:p>
          </table:table-cell>
          <table:table-cell table:formula="of:=IF([.B356]=[.E356]; &quot;&quot;; (([.E356]-[.B356])/[.B356])*100)" office:value-type="float" office:value="4.07272727272727" calcext:value-type="float">
            <text:p>4.07272727272727</text:p>
          </table:table-cell>
          <table:table-cell/>
          <table:table-cell office:value-type="string" calcext:value-type="string">
            <text:p>static_analysis/cei_pattern_violation_more_complex_logic</text:p>
          </table:table-cell>
          <table:table-cell office:value-type="float" office:value="11432" calcext:value-type="float">
            <text:p>11432</text:p>
          </table:table-cell>
          <table:table-cell/>
          <table:table-cell table:formula="of:=[.D356]=[.L356]" office:value-type="boolean" office:boolean-value="true" calcext:value-type="boolean">
            <text:p>TRUE</text:p>
          </table:table-cell>
          <table:table-cell table:formula="of:=IF([.B356]=[.M356]; &quot;&quot;; &quot;*&quot;)" office:value-type="string" office:string-value="*" calcext:value-type="string">
            <text:p>*</text:p>
          </table:table-cell>
          <table:table-cell table:formula="of:=IF([.B356]=[.M356]; &quot;&quot;; [.M356]-[.B356])" office:value-type="float" office:value="432" calcext:value-type="float">
            <text:p>432</text:p>
          </table:table-cell>
          <table:table-cell table:formula="of:=IF([.B356]=[.M356]; &quot;&quot;; (([.M356]-[.B356])/[.B356])*100)" office:value-type="float" office:value="3.92727272727273" calcext:value-type="float">
            <text:p>3.92727272727273</text:p>
          </table:table-cell>
        </table:table-row>
        <table:table-row table:style-name="ro1">
          <table:table-cell office:value-type="string" calcext:value-type="string">
            <text:p>static_analysis/cei_pattern_violation_smo_intrinsic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static_analysis/cei_pattern_violation_smo_intrinsic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[.A357]=[.D357]" office:value-type="boolean" office:boolean-value="true" calcext:value-type="boolean">
            <text:p>TRUE</text:p>
          </table:table-cell>
          <table:table-cell table:formula="of:=IF([.B357]=[.E357]; &quot;&quot;; &quot;*&quot;)">
            <text:p/>
          </table:table-cell>
          <table:table-cell table:formula="of:=IF([.B357]=[.E357]; &quot;&quot;; [.E357]-[.B357])">
            <text:p/>
          </table:table-cell>
          <table:table-cell table:formula="of:=IF([.B357]=[.E357]; &quot;&quot;; (([.E357]-[.B357])/[.B357])*100)">
            <text:p/>
          </table:table-cell>
          <table:table-cell/>
          <table:table-cell office:value-type="string" calcext:value-type="string">
            <text:p>static_analysis/cei_pattern_violation_smo_intrinsic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[.D357]=[.L357]" office:value-type="boolean" office:boolean-value="true" calcext:value-type="boolean">
            <text:p>TRUE</text:p>
          </table:table-cell>
          <table:table-cell table:formula="of:=IF([.B357]=[.M357]; &quot;&quot;; &quot;*&quot;)">
            <text:p/>
          </table:table-cell>
          <table:table-cell table:formula="of:=IF([.B357]=[.M357]; &quot;&quot;; [.M357]-[.B357])">
            <text:p/>
          </table:table-cell>
          <table:table-cell table:formula="of:=IF([.B357]=[.M357]; &quot;&quot;; (([.M357]-[.B357])/[.B357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storage_map_and_vec</text:p>
          </table:table-cell>
          <table:table-cell office:value-type="float" office:value="5648" calcext:value-type="float">
            <text:p>5648</text:p>
          </table:table-cell>
          <table:table-cell/>
          <table:table-cell office:value-type="string" calcext:value-type="string">
            <text:p>static_analysis/cei_pattern_violation_storage_map_and_vec</text:p>
          </table:table-cell>
          <table:table-cell office:value-type="float" office:value="5960" calcext:value-type="float">
            <text:p>5960</text:p>
          </table:table-cell>
          <table:table-cell/>
          <table:table-cell table:formula="of:=[.A358]=[.D358]" office:value-type="boolean" office:boolean-value="true" calcext:value-type="boolean">
            <text:p>TRUE</text:p>
          </table:table-cell>
          <table:table-cell table:formula="of:=IF([.B358]=[.E358]; &quot;&quot;; &quot;*&quot;)" office:value-type="string" office:string-value="*" calcext:value-type="string">
            <text:p>*</text:p>
          </table:table-cell>
          <table:table-cell table:formula="of:=IF([.B358]=[.E358]; &quot;&quot;; [.E358]-[.B358])" office:value-type="float" office:value="312" calcext:value-type="float">
            <text:p>312</text:p>
          </table:table-cell>
          <table:table-cell table:formula="of:=IF([.B358]=[.E358]; &quot;&quot;; (([.E358]-[.B358])/[.B358])*100)" office:value-type="float" office:value="5.52407932011331" calcext:value-type="float">
            <text:p>5.52407932011331</text:p>
          </table:table-cell>
          <table:table-cell/>
          <table:table-cell office:value-type="string" calcext:value-type="string">
            <text:p>static_analysis/cei_pattern_violation_storage_map_and_vec</text:p>
          </table:table-cell>
          <table:table-cell office:value-type="float" office:value="5976" calcext:value-type="float">
            <text:p>5976</text:p>
          </table:table-cell>
          <table:table-cell/>
          <table:table-cell table:formula="of:=[.D358]=[.L358]" office:value-type="boolean" office:boolean-value="true" calcext:value-type="boolean">
            <text:p>TRUE</text:p>
          </table:table-cell>
          <table:table-cell table:formula="of:=IF([.B358]=[.M358]; &quot;&quot;; &quot;*&quot;)" office:value-type="string" office:string-value="*" calcext:value-type="string">
            <text:p>*</text:p>
          </table:table-cell>
          <table:table-cell table:formula="of:=IF([.B358]=[.M358]; &quot;&quot;; [.M358]-[.B358])" office:value-type="float" office:value="328" calcext:value-type="float">
            <text:p>328</text:p>
          </table:table-cell>
          <table:table-cell table:formula="of:=IF([.B358]=[.M358]; &quot;&quot;; (([.M358]-[.B358])/[.B358])*100)" office:value-type="float" office:value="5.80736543909348" calcext:value-type="float">
            <text:p>5.80736543909348</text:p>
          </table:table-cell>
        </table:table-row>
        <table:table-row table:style-name="ro1">
          <table:table-cell office:value-type="string" calcext:value-type="string">
            <text:p>static_analysis/cei_pattern_violation_storage_struct_read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string" calcext:value-type="string">
            <text:p>static_analysis/cei_pattern_violation_storage_struct_read</text:p>
          </table:table-cell>
          <table:table-cell office:value-type="float" office:value="816" calcext:value-type="float">
            <text:p>816</text:p>
          </table:table-cell>
          <table:table-cell/>
          <table:table-cell table:formula="of:=[.A359]=[.D359]" office:value-type="boolean" office:boolean-value="true" calcext:value-type="boolean">
            <text:p>TRUE</text:p>
          </table:table-cell>
          <table:table-cell table:formula="of:=IF([.B359]=[.E359]; &quot;&quot;; &quot;*&quot;)" office:value-type="string" office:string-value="*" calcext:value-type="string">
            <text:p>*</text:p>
          </table:table-cell>
          <table:table-cell table:formula="of:=IF([.B359]=[.E359]; &quot;&quot;; [.E359]-[.B359])" office:value-type="float" office:value="40" calcext:value-type="float">
            <text:p>40</text:p>
          </table:table-cell>
          <table:table-cell table:formula="of:=IF([.B359]=[.E359]; &quot;&quot;; (([.E359]-[.B359])/[.B359])*100)" office:value-type="float" office:value="5.15463917525773" calcext:value-type="float">
            <text:p>5.15463917525773</text:p>
          </table:table-cell>
          <table:table-cell/>
          <table:table-cell office:value-type="string" calcext:value-type="string">
            <text:p>static_analysis/cei_pattern_violation_storage_struct_read</text:p>
          </table:table-cell>
          <table:table-cell office:value-type="float" office:value="816" calcext:value-type="float">
            <text:p>816</text:p>
          </table:table-cell>
          <table:table-cell/>
          <table:table-cell table:formula="of:=[.D359]=[.L359]" office:value-type="boolean" office:boolean-value="true" calcext:value-type="boolean">
            <text:p>TRUE</text:p>
          </table:table-cell>
          <table:table-cell table:formula="of:=IF([.B359]=[.M359]; &quot;&quot;; &quot;*&quot;)" office:value-type="string" office:string-value="*" calcext:value-type="string">
            <text:p>*</text:p>
          </table:table-cell>
          <table:table-cell table:formula="of:=IF([.B359]=[.M359]; &quot;&quot;; [.M359]-[.B359])" office:value-type="float" office:value="40" calcext:value-type="float">
            <text:p>40</text:p>
          </table:table-cell>
          <table:table-cell table:formula="of:=IF([.B359]=[.M359]; &quot;&quot;; (([.M359]-[.B359])/[.B359])*100)" office:value-type="float" office:value="5.15463917525773" calcext:value-type="float">
            <text:p>5.15463917525773</text:p>
          </table:table-cell>
        </table:table-row>
        <table:table-row table:style-name="ro1">
          <table:table-cell office:value-type="string" calcext:value-type="string">
            <text:p>static_analysis/cei_pattern_violation_storage_var_read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string" calcext:value-type="string">
            <text:p>static_analysis/cei_pattern_violation_storage_var_read</text:p>
          </table:table-cell>
          <table:table-cell office:value-type="float" office:value="760" calcext:value-type="float">
            <text:p>760</text:p>
          </table:table-cell>
          <table:table-cell/>
          <table:table-cell table:formula="of:=[.A360]=[.D360]" office:value-type="boolean" office:boolean-value="true" calcext:value-type="boolean">
            <text:p>TRUE</text:p>
          </table:table-cell>
          <table:table-cell table:formula="of:=IF([.B360]=[.E360]; &quot;&quot;; &quot;*&quot;)">
            <text:p/>
          </table:table-cell>
          <table:table-cell table:formula="of:=IF([.B360]=[.E360]; &quot;&quot;; [.E360]-[.B360])">
            <text:p/>
          </table:table-cell>
          <table:table-cell table:formula="of:=IF([.B360]=[.E360]; &quot;&quot;; (([.E360]-[.B360])/[.B360])*100)">
            <text:p/>
          </table:table-cell>
          <table:table-cell/>
          <table:table-cell office:value-type="string" calcext:value-type="string">
            <text:p>static_analysis/cei_pattern_violation_storage_var_read</text:p>
          </table:table-cell>
          <table:table-cell office:value-type="float" office:value="760" calcext:value-type="float">
            <text:p>760</text:p>
          </table:table-cell>
          <table:table-cell/>
          <table:table-cell table:formula="of:=[.D360]=[.L360]" office:value-type="boolean" office:boolean-value="true" calcext:value-type="boolean">
            <text:p>TRUE</text:p>
          </table:table-cell>
          <table:table-cell table:formula="of:=IF([.B360]=[.M360]; &quot;&quot;; &quot;*&quot;)">
            <text:p/>
          </table:table-cell>
          <table:table-cell table:formula="of:=IF([.B360]=[.M360]; &quot;&quot;; [.M360]-[.B360])">
            <text:p/>
          </table:table-cell>
          <table:table-cell table:formula="of:=IF([.B360]=[.M360]; &quot;&quot;; (([.M360]-[.B360])/[.B360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storage_var_update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static_analysis/cei_pattern_violation_storage_var_update</text:p>
          </table:table-cell>
          <table:table-cell office:value-type="float" office:value="688" calcext:value-type="float">
            <text:p>688</text:p>
          </table:table-cell>
          <table:table-cell/>
          <table:table-cell table:formula="of:=[.A361]=[.D361]" office:value-type="boolean" office:boolean-value="true" calcext:value-type="boolean">
            <text:p>TRUE</text:p>
          </table:table-cell>
          <table:table-cell table:formula="of:=IF([.B361]=[.E361]; &quot;&quot;; &quot;*&quot;)">
            <text:p/>
          </table:table-cell>
          <table:table-cell table:formula="of:=IF([.B361]=[.E361]; &quot;&quot;; [.E361]-[.B361])">
            <text:p/>
          </table:table-cell>
          <table:table-cell table:formula="of:=IF([.B361]=[.E361]; &quot;&quot;; (([.E361]-[.B361])/[.B361])*100)">
            <text:p/>
          </table:table-cell>
          <table:table-cell/>
          <table:table-cell office:value-type="string" calcext:value-type="string">
            <text:p>static_analysis/cei_pattern_violation_storage_var_update</text:p>
          </table:table-cell>
          <table:table-cell office:value-type="float" office:value="688" calcext:value-type="float">
            <text:p>688</text:p>
          </table:table-cell>
          <table:table-cell/>
          <table:table-cell table:formula="of:=[.D361]=[.L361]" office:value-type="boolean" office:boolean-value="true" calcext:value-type="boolean">
            <text:p>TRUE</text:p>
          </table:table-cell>
          <table:table-cell table:formula="of:=IF([.B361]=[.M361]; &quot;&quot;; &quot;*&quot;)">
            <text:p/>
          </table:table-cell>
          <table:table-cell table:formula="of:=IF([.B361]=[.M361]; &quot;&quot;; [.M361]-[.B361])">
            <text:p/>
          </table:table-cell>
          <table:table-cell table:formula="of:=IF([.B361]=[.M361]; &quot;&quot;; (([.M361]-[.B361])/[.B361])*100)">
            <text:p/>
          </table:table-cell>
        </table:table-row>
        <table:table-row table:style-name="ro1">
          <table:table-cell office:value-type="string" calcext:value-type="string">
            <text:p>static_analysis/storage_annotations_unused_read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static_analysis/storage_annotations_unused_read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362]=[.D362]" office:value-type="boolean" office:boolean-value="true" calcext:value-type="boolean">
            <text:p>TRUE</text:p>
          </table:table-cell>
          <table:table-cell table:formula="of:=IF([.B362]=[.E362]; &quot;&quot;; &quot;*&quot;)">
            <text:p/>
          </table:table-cell>
          <table:table-cell table:formula="of:=IF([.B362]=[.E362]; &quot;&quot;; [.E362]-[.B362])">
            <text:p/>
          </table:table-cell>
          <table:table-cell table:formula="of:=IF([.B362]=[.E362]; &quot;&quot;; (([.E362]-[.B362])/[.B362])*100)">
            <text:p/>
          </table:table-cell>
          <table:table-cell/>
          <table:table-cell office:value-type="string" calcext:value-type="string">
            <text:p>static_analysis/storage_annotations_unused_read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D362]=[.L362]" office:value-type="boolean" office:boolean-value="true" calcext:value-type="boolean">
            <text:p>TRUE</text:p>
          </table:table-cell>
          <table:table-cell table:formula="of:=IF([.B362]=[.M362]; &quot;&quot;; &quot;*&quot;)">
            <text:p/>
          </table:table-cell>
          <table:table-cell table:formula="of:=IF([.B362]=[.M362]; &quot;&quot;; [.M362]-[.B362])">
            <text:p/>
          </table:table-cell>
          <table:table-cell table:formula="of:=IF([.B362]=[.M362]; &quot;&quot;; (([.M362]-[.B362])/[.B362])*100)">
            <text:p/>
          </table:table-cell>
        </table:table-row>
        <table:table-row table:style-name="ro1">
          <table:table-cell office:value-type="string" calcext:value-type="string">
            <text:p>static_analysis/storage_annotations_unused_read_and_write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static_analysis/storage_annotations_unused_read_and_writ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363]=[.D363]" office:value-type="boolean" office:boolean-value="true" calcext:value-type="boolean">
            <text:p>TRUE</text:p>
          </table:table-cell>
          <table:table-cell table:formula="of:=IF([.B363]=[.E363]; &quot;&quot;; &quot;*&quot;)">
            <text:p/>
          </table:table-cell>
          <table:table-cell table:formula="of:=IF([.B363]=[.E363]; &quot;&quot;; [.E363]-[.B363])">
            <text:p/>
          </table:table-cell>
          <table:table-cell table:formula="of:=IF([.B363]=[.E363]; &quot;&quot;; (([.E363]-[.B363])/[.B363])*100)">
            <text:p/>
          </table:table-cell>
          <table:table-cell/>
          <table:table-cell office:value-type="string" calcext:value-type="string">
            <text:p>static_analysis/storage_annotations_unused_read_and_writ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D363]=[.L363]" office:value-type="boolean" office:boolean-value="true" calcext:value-type="boolean">
            <text:p>TRUE</text:p>
          </table:table-cell>
          <table:table-cell table:formula="of:=IF([.B363]=[.M363]; &quot;&quot;; &quot;*&quot;)">
            <text:p/>
          </table:table-cell>
          <table:table-cell table:formula="of:=IF([.B363]=[.M363]; &quot;&quot;; [.M363]-[.B363])">
            <text:p/>
          </table:table-cell>
          <table:table-cell table:formula="of:=IF([.B363]=[.M363]; &quot;&quot;; (([.M363]-[.B363])/[.B363])*100)">
            <text:p/>
          </table:table-cell>
        </table:table-row>
        <table:table-row table:style-name="ro1">
          <table:table-cell office:value-type="string" calcext:value-type="string">
            <text:p>static_analysis/storage_annotations_unused_write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static_analysis/storage_annotations_unused_writ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364]=[.D364]" office:value-type="boolean" office:boolean-value="true" calcext:value-type="boolean">
            <text:p>TRUE</text:p>
          </table:table-cell>
          <table:table-cell table:formula="of:=IF([.B364]=[.E364]; &quot;&quot;; &quot;*&quot;)">
            <text:p/>
          </table:table-cell>
          <table:table-cell table:formula="of:=IF([.B364]=[.E364]; &quot;&quot;; [.E364]-[.B364])">
            <text:p/>
          </table:table-cell>
          <table:table-cell table:formula="of:=IF([.B364]=[.E364]; &quot;&quot;; (([.E364]-[.B364])/[.B364])*100)">
            <text:p/>
          </table:table-cell>
          <table:table-cell/>
          <table:table-cell office:value-type="string" calcext:value-type="string">
            <text:p>static_analysis/storage_annotations_unused_writ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D364]=[.L364]" office:value-type="boolean" office:boolean-value="true" calcext:value-type="boolean">
            <text:p>TRUE</text:p>
          </table:table-cell>
          <table:table-cell table:formula="of:=IF([.B364]=[.M364]; &quot;&quot;; &quot;*&quot;)">
            <text:p/>
          </table:table-cell>
          <table:table-cell table:formula="of:=IF([.B364]=[.M364]; &quot;&quot;; [.M364]-[.B364])">
            <text:p/>
          </table:table-cell>
          <table:table-cell table:formula="of:=IF([.B364]=[.M364]; &quot;&quot;; (([.M364]-[.B364])/[.B364])*100)">
            <text:p/>
          </table:table-cell>
        </table:table-row>
        <table:table-row table:style-name="ro1">
          <table:table-cell office:value-type="string" calcext:value-type="string">
            <text:p>stdlib/address_test</text:p>
          </table:table-cell>
          <table:table-cell office:value-type="float" office:value="3912" calcext:value-type="float">
            <text:p>3912</text:p>
          </table:table-cell>
          <table:table-cell/>
          <table:table-cell office:value-type="string" calcext:value-type="string">
            <text:p>stdlib/address_test</text:p>
          </table:table-cell>
          <table:table-cell office:value-type="float" office:value="3912" calcext:value-type="float">
            <text:p>3912</text:p>
          </table:table-cell>
          <table:table-cell/>
          <table:table-cell table:formula="of:=[.A365]=[.D365]" office:value-type="boolean" office:boolean-value="true" calcext:value-type="boolean">
            <text:p>TRUE</text:p>
          </table:table-cell>
          <table:table-cell table:formula="of:=IF([.B365]=[.E365]; &quot;&quot;; &quot;*&quot;)">
            <text:p/>
          </table:table-cell>
          <table:table-cell table:formula="of:=IF([.B365]=[.E365]; &quot;&quot;; [.E365]-[.B365])">
            <text:p/>
          </table:table-cell>
          <table:table-cell table:formula="of:=IF([.B365]=[.E365]; &quot;&quot;; (([.E365]-[.B365])/[.B365])*100)">
            <text:p/>
          </table:table-cell>
          <table:table-cell/>
          <table:table-cell office:value-type="string" calcext:value-type="string">
            <text:p>stdlib/address_test</text:p>
          </table:table-cell>
          <table:table-cell office:value-type="float" office:value="3912" calcext:value-type="float">
            <text:p>3912</text:p>
          </table:table-cell>
          <table:table-cell/>
          <table:table-cell table:formula="of:=[.D365]=[.L365]" office:value-type="boolean" office:boolean-value="true" calcext:value-type="boolean">
            <text:p>TRUE</text:p>
          </table:table-cell>
          <table:table-cell table:formula="of:=IF([.B365]=[.M365]; &quot;&quot;; &quot;*&quot;)">
            <text:p/>
          </table:table-cell>
          <table:table-cell table:formula="of:=IF([.B365]=[.M365]; &quot;&quot;; [.M365]-[.B365])">
            <text:p/>
          </table:table-cell>
          <table:table-cell table:formula="of:=IF([.B365]=[.M365]; &quot;&quot;; (([.M365]-[.B365])/[.B365])*100)">
            <text:p/>
          </table:table-cell>
        </table:table-row>
        <table:table-row table:style-name="ro1">
          <table:table-cell office:value-type="string" calcext:value-type="string">
            <text:p>stdlib/alloc_test</text:p>
          </table:table-cell>
          <table:table-cell office:value-type="float" office:value="576" calcext:value-type="float">
            <text:p>576</text:p>
          </table:table-cell>
          <table:table-cell/>
          <table:table-cell office:value-type="string" calcext:value-type="string">
            <text:p>stdlib/alloc_test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A366]=[.D366]" office:value-type="boolean" office:boolean-value="true" calcext:value-type="boolean">
            <text:p>TRUE</text:p>
          </table:table-cell>
          <table:table-cell table:formula="of:=IF([.B366]=[.E366]; &quot;&quot;; &quot;*&quot;)">
            <text:p/>
          </table:table-cell>
          <table:table-cell table:formula="of:=IF([.B366]=[.E366]; &quot;&quot;; [.E366]-[.B366])">
            <text:p/>
          </table:table-cell>
          <table:table-cell table:formula="of:=IF([.B366]=[.E366]; &quot;&quot;; (([.E366]-[.B366])/[.B366])*100)">
            <text:p/>
          </table:table-cell>
          <table:table-cell/>
          <table:table-cell office:value-type="string" calcext:value-type="string">
            <text:p>stdlib/alloc_test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D366]=[.L366]" office:value-type="boolean" office:boolean-value="true" calcext:value-type="boolean">
            <text:p>TRUE</text:p>
          </table:table-cell>
          <table:table-cell table:formula="of:=IF([.B366]=[.M366]; &quot;&quot;; &quot;*&quot;)">
            <text:p/>
          </table:table-cell>
          <table:table-cell table:formula="of:=IF([.B366]=[.M366]; &quot;&quot;; [.M366]-[.B366])">
            <text:p/>
          </table:table-cell>
          <table:table-cell table:formula="of:=IF([.B366]=[.M366]; &quot;&quot;; (([.M366]-[.B366])/[.B366])*100)">
            <text:p/>
          </table:table-cell>
        </table:table-row>
        <table:table-row table:style-name="ro1">
          <table:table-cell office:value-type="string" calcext:value-type="string">
            <text:p>stdlib/assert_eq</text:p>
          </table:table-cell>
          <table:table-cell office:value-type="float" office:value="3128" calcext:value-type="float">
            <text:p>3128</text:p>
          </table:table-cell>
          <table:table-cell/>
          <table:table-cell office:value-type="string" calcext:value-type="string">
            <text:p>stdlib/assert_eq</text:p>
          </table:table-cell>
          <table:table-cell office:value-type="float" office:value="3136" calcext:value-type="float">
            <text:p>3136</text:p>
          </table:table-cell>
          <table:table-cell/>
          <table:table-cell table:formula="of:=[.A367]=[.D367]" office:value-type="boolean" office:boolean-value="true" calcext:value-type="boolean">
            <text:p>TRUE</text:p>
          </table:table-cell>
          <table:table-cell table:formula="of:=IF([.B367]=[.E367]; &quot;&quot;; &quot;*&quot;)" office:value-type="string" office:string-value="*" calcext:value-type="string">
            <text:p>*</text:p>
          </table:table-cell>
          <table:table-cell table:formula="of:=IF([.B367]=[.E367]; &quot;&quot;; [.E367]-[.B367])" office:value-type="float" office:value="8" calcext:value-type="float">
            <text:p>8</text:p>
          </table:table-cell>
          <table:table-cell table:formula="of:=IF([.B367]=[.E367]; &quot;&quot;; (([.E367]-[.B367])/[.B367])*100)" office:value-type="float" office:value="0.255754475703325" calcext:value-type="float">
            <text:p>0.255754475703325</text:p>
          </table:table-cell>
          <table:table-cell/>
          <table:table-cell office:value-type="string" calcext:value-type="string">
            <text:p>stdlib/assert_eq</text:p>
          </table:table-cell>
          <table:table-cell office:value-type="float" office:value="3136" calcext:value-type="float">
            <text:p>3136</text:p>
          </table:table-cell>
          <table:table-cell/>
          <table:table-cell table:formula="of:=[.D367]=[.L367]" office:value-type="boolean" office:boolean-value="true" calcext:value-type="boolean">
            <text:p>TRUE</text:p>
          </table:table-cell>
          <table:table-cell table:formula="of:=IF([.B367]=[.M367]; &quot;&quot;; &quot;*&quot;)" office:value-type="string" office:string-value="*" calcext:value-type="string">
            <text:p>*</text:p>
          </table:table-cell>
          <table:table-cell table:formula="of:=IF([.B367]=[.M367]; &quot;&quot;; [.M367]-[.B367])" office:value-type="float" office:value="8" calcext:value-type="float">
            <text:p>8</text:p>
          </table:table-cell>
          <table:table-cell table:formula="of:=IF([.B367]=[.M367]; &quot;&quot;; (([.M367]-[.B367])/[.B367])*100)" office:value-type="float" office:value="0.255754475703325" calcext:value-type="float">
            <text:p>0.255754475703325</text:p>
          </table:table-cell>
        </table:table-row>
        <table:table-row table:style-name="ro1">
          <table:table-cell office:value-type="string" calcext:value-type="string">
            <text:p>stdlib/assert_eq_revert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stdlib/assert_eq_revert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368]=[.D368]" office:value-type="boolean" office:boolean-value="true" calcext:value-type="boolean">
            <text:p>TRUE</text:p>
          </table:table-cell>
          <table:table-cell table:formula="of:=IF([.B368]=[.E368]; &quot;&quot;; &quot;*&quot;)">
            <text:p/>
          </table:table-cell>
          <table:table-cell table:formula="of:=IF([.B368]=[.E368]; &quot;&quot;; [.E368]-[.B368])">
            <text:p/>
          </table:table-cell>
          <table:table-cell table:formula="of:=IF([.B368]=[.E368]; &quot;&quot;; (([.E368]-[.B368])/[.B368])*100)">
            <text:p/>
          </table:table-cell>
          <table:table-cell/>
          <table:table-cell office:value-type="string" calcext:value-type="string">
            <text:p>stdlib/assert_eq_revert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D368]=[.L368]" office:value-type="boolean" office:boolean-value="true" calcext:value-type="boolean">
            <text:p>TRUE</text:p>
          </table:table-cell>
          <table:table-cell table:formula="of:=IF([.B368]=[.M368]; &quot;&quot;; &quot;*&quot;)">
            <text:p/>
          </table:table-cell>
          <table:table-cell table:formula="of:=IF([.B368]=[.M368]; &quot;&quot;; [.M368]-[.B368])">
            <text:p/>
          </table:table-cell>
          <table:table-cell table:formula="of:=IF([.B368]=[.M368]; &quot;&quot;; (([.M368]-[.B368])/[.B368])*100)">
            <text:p/>
          </table:table-cell>
        </table:table-row>
        <table:table-row table:style-name="ro1">
          <table:table-cell office:value-type="string" calcext:value-type="string">
            <text:p>stdlib/assert_ne</text:p>
          </table:table-cell>
          <table:table-cell office:value-type="float" office:value="3072" calcext:value-type="float">
            <text:p>3072</text:p>
          </table:table-cell>
          <table:table-cell/>
          <table:table-cell office:value-type="string" calcext:value-type="string">
            <text:p>stdlib/assert_ne</text:p>
          </table:table-cell>
          <table:table-cell office:value-type="float" office:value="3080" calcext:value-type="float">
            <text:p>3080</text:p>
          </table:table-cell>
          <table:table-cell/>
          <table:table-cell table:formula="of:=[.A369]=[.D369]" office:value-type="boolean" office:boolean-value="true" calcext:value-type="boolean">
            <text:p>TRUE</text:p>
          </table:table-cell>
          <table:table-cell table:formula="of:=IF([.B369]=[.E369]; &quot;&quot;; &quot;*&quot;)" office:value-type="string" office:string-value="*" calcext:value-type="string">
            <text:p>*</text:p>
          </table:table-cell>
          <table:table-cell table:formula="of:=IF([.B369]=[.E369]; &quot;&quot;; [.E369]-[.B369])" office:value-type="float" office:value="8" calcext:value-type="float">
            <text:p>8</text:p>
          </table:table-cell>
          <table:table-cell table:formula="of:=IF([.B369]=[.E369]; &quot;&quot;; (([.E369]-[.B369])/[.B369])*100)" office:value-type="float" office:value="0.260416666666667" calcext:value-type="float">
            <text:p>0.260416666666667</text:p>
          </table:table-cell>
          <table:table-cell/>
          <table:table-cell office:value-type="string" calcext:value-type="string">
            <text:p>stdlib/assert_ne</text:p>
          </table:table-cell>
          <table:table-cell office:value-type="float" office:value="3080" calcext:value-type="float">
            <text:p>3080</text:p>
          </table:table-cell>
          <table:table-cell/>
          <table:table-cell table:formula="of:=[.D369]=[.L369]" office:value-type="boolean" office:boolean-value="true" calcext:value-type="boolean">
            <text:p>TRUE</text:p>
          </table:table-cell>
          <table:table-cell table:formula="of:=IF([.B369]=[.M369]; &quot;&quot;; &quot;*&quot;)" office:value-type="string" office:string-value="*" calcext:value-type="string">
            <text:p>*</text:p>
          </table:table-cell>
          <table:table-cell table:formula="of:=IF([.B369]=[.M369]; &quot;&quot;; [.M369]-[.B369])" office:value-type="float" office:value="8" calcext:value-type="float">
            <text:p>8</text:p>
          </table:table-cell>
          <table:table-cell table:formula="of:=IF([.B369]=[.M369]; &quot;&quot;; (([.M369]-[.B369])/[.B369])*100)" office:value-type="float" office:value="0.260416666666667" calcext:value-type="float">
            <text:p>0.260416666666667</text:p>
          </table:table-cell>
        </table:table-row>
        <table:table-row table:style-name="ro1">
          <table:table-cell office:value-type="string" calcext:value-type="string">
            <text:p>stdlib/assert_ne_revert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stdlib/assert_ne_revert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370]=[.D370]" office:value-type="boolean" office:boolean-value="true" calcext:value-type="boolean">
            <text:p>TRUE</text:p>
          </table:table-cell>
          <table:table-cell table:formula="of:=IF([.B370]=[.E370]; &quot;&quot;; &quot;*&quot;)">
            <text:p/>
          </table:table-cell>
          <table:table-cell table:formula="of:=IF([.B370]=[.E370]; &quot;&quot;; [.E370]-[.B370])">
            <text:p/>
          </table:table-cell>
          <table:table-cell table:formula="of:=IF([.B370]=[.E370]; &quot;&quot;; (([.E370]-[.B370])/[.B370])*100)">
            <text:p/>
          </table:table-cell>
          <table:table-cell/>
          <table:table-cell office:value-type="string" calcext:value-type="string">
            <text:p>stdlib/assert_ne_revert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D370]=[.L370]" office:value-type="boolean" office:boolean-value="true" calcext:value-type="boolean">
            <text:p>TRUE</text:p>
          </table:table-cell>
          <table:table-cell table:formula="of:=IF([.B370]=[.M370]; &quot;&quot;; &quot;*&quot;)">
            <text:p/>
          </table:table-cell>
          <table:table-cell table:formula="of:=IF([.B370]=[.M370]; &quot;&quot;; [.M370]-[.B370])">
            <text:p/>
          </table:table-cell>
          <table:table-cell table:formula="of:=IF([.B370]=[.M370]; &quot;&quot;; (([.M370]-[.B370])/[.B370])*100)">
            <text:p/>
          </table:table-cell>
        </table:table-row>
        <table:table-row table:style-name="ro1">
          <table:table-cell office:value-type="string" calcext:value-type="string">
            <text:p>stdlib/assert_test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stdlib/assert_test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371]=[.D371]" office:value-type="boolean" office:boolean-value="true" calcext:value-type="boolean">
            <text:p>TRUE</text:p>
          </table:table-cell>
          <table:table-cell table:formula="of:=IF([.B371]=[.E371]; &quot;&quot;; &quot;*&quot;)">
            <text:p/>
          </table:table-cell>
          <table:table-cell table:formula="of:=IF([.B371]=[.E371]; &quot;&quot;; [.E371]-[.B371])">
            <text:p/>
          </table:table-cell>
          <table:table-cell table:formula="of:=IF([.B371]=[.E371]; &quot;&quot;; (([.E371]-[.B371])/[.B371])*100)">
            <text:p/>
          </table:table-cell>
          <table:table-cell/>
          <table:table-cell office:value-type="string" calcext:value-type="string">
            <text:p>stdlib/assert_test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371]=[.L371]" office:value-type="boolean" office:boolean-value="true" calcext:value-type="boolean">
            <text:p>TRUE</text:p>
          </table:table-cell>
          <table:table-cell table:formula="of:=IF([.B371]=[.M371]; &quot;&quot;; &quot;*&quot;)">
            <text:p/>
          </table:table-cell>
          <table:table-cell table:formula="of:=IF([.B371]=[.M371]; &quot;&quot;; [.M371]-[.B371])">
            <text:p/>
          </table:table-cell>
          <table:table-cell table:formula="of:=IF([.B371]=[.M371]; &quot;&quot;; (([.M371]-[.B371])/[.B371])*100)">
            <text:p/>
          </table:table-cell>
        </table:table-row>
        <table:table-row table:style-name="ro1">
          <table:table-cell office:value-type="string" calcext:value-type="string">
            <text:p>stdlib/b512_struct_alignment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stdlib/b512_struct_alignment</text:p>
          </table:table-cell>
          <table:table-cell office:value-type="float" office:value="504" calcext:value-type="float">
            <text:p>504</text:p>
          </table:table-cell>
          <table:table-cell/>
          <table:table-cell table:formula="of:=[.A372]=[.D372]" office:value-type="boolean" office:boolean-value="true" calcext:value-type="boolean">
            <text:p>TRUE</text:p>
          </table:table-cell>
          <table:table-cell table:formula="of:=IF([.B372]=[.E372]; &quot;&quot;; &quot;*&quot;)">
            <text:p/>
          </table:table-cell>
          <table:table-cell table:formula="of:=IF([.B372]=[.E372]; &quot;&quot;; [.E372]-[.B372])">
            <text:p/>
          </table:table-cell>
          <table:table-cell table:formula="of:=IF([.B372]=[.E372]; &quot;&quot;; (([.E372]-[.B372])/[.B372])*100)">
            <text:p/>
          </table:table-cell>
          <table:table-cell/>
          <table:table-cell office:value-type="string" calcext:value-type="string">
            <text:p>stdlib/b512_struct_alignment</text:p>
          </table:table-cell>
          <table:table-cell office:value-type="float" office:value="504" calcext:value-type="float">
            <text:p>504</text:p>
          </table:table-cell>
          <table:table-cell/>
          <table:table-cell table:formula="of:=[.D372]=[.L372]" office:value-type="boolean" office:boolean-value="true" calcext:value-type="boolean">
            <text:p>TRUE</text:p>
          </table:table-cell>
          <table:table-cell table:formula="of:=IF([.B372]=[.M372]; &quot;&quot;; &quot;*&quot;)">
            <text:p/>
          </table:table-cell>
          <table:table-cell table:formula="of:=IF([.B372]=[.M372]; &quot;&quot;; [.M372]-[.B372])">
            <text:p/>
          </table:table-cell>
          <table:table-cell table:formula="of:=IF([.B372]=[.M372]; &quot;&quot;; (([.M372]-[.B372])/[.B372])*100)">
            <text:p/>
          </table:table-cell>
        </table:table-row>
        <table:table-row table:style-name="ro1">
          <table:table-cell office:value-type="string" calcext:value-type="string">
            <text:p>stdlib/b512_test</text:p>
          </table:table-cell>
          <table:table-cell office:value-type="float" office:value="3096" calcext:value-type="float">
            <text:p>3096</text:p>
          </table:table-cell>
          <table:table-cell/>
          <table:table-cell office:value-type="string" calcext:value-type="string">
            <text:p>stdlib/b512_test</text:p>
          </table:table-cell>
          <table:table-cell office:value-type="float" office:value="3096" calcext:value-type="float">
            <text:p>3096</text:p>
          </table:table-cell>
          <table:table-cell/>
          <table:table-cell table:formula="of:=[.A373]=[.D373]" office:value-type="boolean" office:boolean-value="true" calcext:value-type="boolean">
            <text:p>TRUE</text:p>
          </table:table-cell>
          <table:table-cell table:formula="of:=IF([.B373]=[.E373]; &quot;&quot;; &quot;*&quot;)">
            <text:p/>
          </table:table-cell>
          <table:table-cell table:formula="of:=IF([.B373]=[.E373]; &quot;&quot;; [.E373]-[.B373])">
            <text:p/>
          </table:table-cell>
          <table:table-cell table:formula="of:=IF([.B373]=[.E373]; &quot;&quot;; (([.E373]-[.B373])/[.B373])*100)">
            <text:p/>
          </table:table-cell>
          <table:table-cell/>
          <table:table-cell office:value-type="string" calcext:value-type="string">
            <text:p>stdlib/b512_test</text:p>
          </table:table-cell>
          <table:table-cell office:value-type="float" office:value="3096" calcext:value-type="float">
            <text:p>3096</text:p>
          </table:table-cell>
          <table:table-cell/>
          <table:table-cell table:formula="of:=[.D373]=[.L373]" office:value-type="boolean" office:boolean-value="true" calcext:value-type="boolean">
            <text:p>TRUE</text:p>
          </table:table-cell>
          <table:table-cell table:formula="of:=IF([.B373]=[.M373]; &quot;&quot;; &quot;*&quot;)">
            <text:p/>
          </table:table-cell>
          <table:table-cell table:formula="of:=IF([.B373]=[.M373]; &quot;&quot;; [.M373]-[.B373])">
            <text:p/>
          </table:table-cell>
          <table:table-cell table:formula="of:=IF([.B373]=[.M373]; &quot;&quot;; (([.M373]-[.B373])/[.B373])*100)">
            <text:p/>
          </table:table-cell>
        </table:table-row>
        <table:table-row table:style-name="ro1">
          <table:table-cell office:value-type="string" calcext:value-type="string">
            <text:p>stdlib/block_height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stdlib/block_height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A374]=[.D374]" office:value-type="boolean" office:boolean-value="true" calcext:value-type="boolean">
            <text:p>TRUE</text:p>
          </table:table-cell>
          <table:table-cell table:formula="of:=IF([.B374]=[.E374]; &quot;&quot;; &quot;*&quot;)">
            <text:p/>
          </table:table-cell>
          <table:table-cell table:formula="of:=IF([.B374]=[.E374]; &quot;&quot;; [.E374]-[.B374])">
            <text:p/>
          </table:table-cell>
          <table:table-cell table:formula="of:=IF([.B374]=[.E374]; &quot;&quot;; (([.E374]-[.B374])/[.B374])*100)">
            <text:p/>
          </table:table-cell>
          <table:table-cell/>
          <table:table-cell office:value-type="string" calcext:value-type="string">
            <text:p>stdlib/block_height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D374]=[.L374]" office:value-type="boolean" office:boolean-value="true" calcext:value-type="boolean">
            <text:p>TRUE</text:p>
          </table:table-cell>
          <table:table-cell table:formula="of:=IF([.B374]=[.M374]; &quot;&quot;; &quot;*&quot;)">
            <text:p/>
          </table:table-cell>
          <table:table-cell table:formula="of:=IF([.B374]=[.M374]; &quot;&quot;; [.M374]-[.B374])">
            <text:p/>
          </table:table-cell>
          <table:table-cell table:formula="of:=IF([.B374]=[.M374]; &quot;&quot;; (([.M374]-[.B374])/[.B374])*100)">
            <text:p/>
          </table:table-cell>
        </table:table-row>
        <table:table-row table:style-name="ro1">
          <table:table-cell office:value-type="string" calcext:value-type="string">
            <text:p>stdlib/chess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stdlib/chess</text:p>
          </table:table-cell>
          <table:table-cell office:value-type="float" office:value="1320" calcext:value-type="float">
            <text:p>1320</text:p>
          </table:table-cell>
          <table:table-cell/>
          <table:table-cell table:formula="of:=[.A375]=[.D375]" office:value-type="boolean" office:boolean-value="true" calcext:value-type="boolean">
            <text:p>TRUE</text:p>
          </table:table-cell>
          <table:table-cell table:formula="of:=IF([.B375]=[.E375]; &quot;&quot;; &quot;*&quot;)">
            <text:p/>
          </table:table-cell>
          <table:table-cell table:formula="of:=IF([.B375]=[.E375]; &quot;&quot;; [.E375]-[.B375])">
            <text:p/>
          </table:table-cell>
          <table:table-cell table:formula="of:=IF([.B375]=[.E375]; &quot;&quot;; (([.E375]-[.B375])/[.B375])*100)">
            <text:p/>
          </table:table-cell>
          <table:table-cell/>
          <table:table-cell office:value-type="string" calcext:value-type="string">
            <text:p>stdlib/chess</text:p>
          </table:table-cell>
          <table:table-cell office:value-type="float" office:value="1320" calcext:value-type="float">
            <text:p>1320</text:p>
          </table:table-cell>
          <table:table-cell/>
          <table:table-cell table:formula="of:=[.D375]=[.L375]" office:value-type="boolean" office:boolean-value="true" calcext:value-type="boolean">
            <text:p>TRUE</text:p>
          </table:table-cell>
          <table:table-cell table:formula="of:=IF([.B375]=[.M375]; &quot;&quot;; &quot;*&quot;)">
            <text:p/>
          </table:table-cell>
          <table:table-cell table:formula="of:=IF([.B375]=[.M375]; &quot;&quot;; [.M375]-[.B375])">
            <text:p/>
          </table:table-cell>
          <table:table-cell table:formula="of:=IF([.B375]=[.M375]; &quot;&quot;; (([.M375]-[.B375])/[.B375])*100)">
            <text:p/>
          </table:table-cell>
        </table:table-row>
        <table:table-row table:style-name="ro1">
          <table:table-cell office:value-type="string" calcext:value-type="string">
            <text:p>stdlib/contract_id_test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stdlib/contract_id_test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376]=[.D376]" office:value-type="boolean" office:boolean-value="true" calcext:value-type="boolean">
            <text:p>TRUE</text:p>
          </table:table-cell>
          <table:table-cell table:formula="of:=IF([.B376]=[.E376]; &quot;&quot;; &quot;*&quot;)">
            <text:p/>
          </table:table-cell>
          <table:table-cell table:formula="of:=IF([.B376]=[.E376]; &quot;&quot;; [.E376]-[.B376])">
            <text:p/>
          </table:table-cell>
          <table:table-cell table:formula="of:=IF([.B376]=[.E376]; &quot;&quot;; (([.E376]-[.B376])/[.B376])*100)">
            <text:p/>
          </table:table-cell>
          <table:table-cell/>
          <table:table-cell office:value-type="string" calcext:value-type="string">
            <text:p>stdlib/contract_id_test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D376]=[.L376]" office:value-type="boolean" office:boolean-value="true" calcext:value-type="boolean">
            <text:p>TRUE</text:p>
          </table:table-cell>
          <table:table-cell table:formula="of:=IF([.B376]=[.M376]; &quot;&quot;; &quot;*&quot;)">
            <text:p/>
          </table:table-cell>
          <table:table-cell table:formula="of:=IF([.B376]=[.M376]; &quot;&quot;; [.M376]-[.B376])">
            <text:p/>
          </table:table-cell>
          <table:table-cell table:formula="of:=IF([.B376]=[.M376]; &quot;&quot;; (([.M376]-[.B376])/[.B376])*100)">
            <text:p/>
          </table:table-cell>
        </table:table-row>
        <table:table-row table:style-name="ro1">
          <table:table-cell office:value-type="string" calcext:value-type="string">
            <text:p>stdlib/contract_id_type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stdlib/contract_id_type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377]=[.D377]" office:value-type="boolean" office:boolean-value="true" calcext:value-type="boolean">
            <text:p>TRUE</text:p>
          </table:table-cell>
          <table:table-cell table:formula="of:=IF([.B377]=[.E377]; &quot;&quot;; &quot;*&quot;)">
            <text:p/>
          </table:table-cell>
          <table:table-cell table:formula="of:=IF([.B377]=[.E377]; &quot;&quot;; [.E377]-[.B377])">
            <text:p/>
          </table:table-cell>
          <table:table-cell table:formula="of:=IF([.B377]=[.E377]; &quot;&quot;; (([.E377]-[.B377])/[.B377])*100)">
            <text:p/>
          </table:table-cell>
          <table:table-cell/>
          <table:table-cell office:value-type="string" calcext:value-type="string">
            <text:p>stdlib/contract_id_type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D377]=[.L377]" office:value-type="boolean" office:boolean-value="true" calcext:value-type="boolean">
            <text:p>TRUE</text:p>
          </table:table-cell>
          <table:table-cell table:formula="of:=IF([.B377]=[.M377]; &quot;&quot;; &quot;*&quot;)">
            <text:p/>
          </table:table-cell>
          <table:table-cell table:formula="of:=IF([.B377]=[.M377]; &quot;&quot;; [.M377]-[.B377])">
            <text:p/>
          </table:table-cell>
          <table:table-cell table:formula="of:=IF([.B377]=[.M377]; &quot;&quot;; (([.M377]-[.B377])/[.B377])*100)">
            <text:p/>
          </table:table-cell>
        </table:table-row>
        <table:table-row table:style-name="ro1">
          <table:table-cell office:value-type="string" calcext:value-type="string">
            <text:p>stdlib/eq_custom_type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string" calcext:value-type="string">
            <text:p>stdlib/eq_custom_type</text:p>
          </table:table-cell>
          <table:table-cell office:value-type="float" office:value="448" calcext:value-type="float">
            <text:p>448</text:p>
          </table:table-cell>
          <table:table-cell/>
          <table:table-cell table:formula="of:=[.A378]=[.D378]" office:value-type="boolean" office:boolean-value="true" calcext:value-type="boolean">
            <text:p>TRUE</text:p>
          </table:table-cell>
          <table:table-cell table:formula="of:=IF([.B378]=[.E378]; &quot;&quot;; &quot;*&quot;)">
            <text:p/>
          </table:table-cell>
          <table:table-cell table:formula="of:=IF([.B378]=[.E378]; &quot;&quot;; [.E378]-[.B378])">
            <text:p/>
          </table:table-cell>
          <table:table-cell table:formula="of:=IF([.B378]=[.E378]; &quot;&quot;; (([.E378]-[.B378])/[.B378])*100)">
            <text:p/>
          </table:table-cell>
          <table:table-cell/>
          <table:table-cell office:value-type="string" calcext:value-type="string">
            <text:p>stdlib/eq_custom_type</text:p>
          </table:table-cell>
          <table:table-cell office:value-type="float" office:value="448" calcext:value-type="float">
            <text:p>448</text:p>
          </table:table-cell>
          <table:table-cell/>
          <table:table-cell table:formula="of:=[.D378]=[.L378]" office:value-type="boolean" office:boolean-value="true" calcext:value-type="boolean">
            <text:p>TRUE</text:p>
          </table:table-cell>
          <table:table-cell table:formula="of:=IF([.B378]=[.M378]; &quot;&quot;; &quot;*&quot;)">
            <text:p/>
          </table:table-cell>
          <table:table-cell table:formula="of:=IF([.B378]=[.M378]; &quot;&quot;; [.M378]-[.B378])">
            <text:p/>
          </table:table-cell>
          <table:table-cell table:formula="of:=IF([.B378]=[.M378]; &quot;&quot;; (([.M378]-[.B378])/[.B378])*100)">
            <text:p/>
          </table:table-cell>
        </table:table-row>
        <table:table-row table:style-name="ro1">
          <table:table-cell office:value-type="string" calcext:value-type="string">
            <text:p>stdlib/eq_generic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dlib/eq_generic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79]=[.D379]" office:value-type="boolean" office:boolean-value="true" calcext:value-type="boolean">
            <text:p>TRUE</text:p>
          </table:table-cell>
          <table:table-cell table:formula="of:=IF([.B379]=[.E379]; &quot;&quot;; &quot;*&quot;)">
            <text:p/>
          </table:table-cell>
          <table:table-cell table:formula="of:=IF([.B379]=[.E379]; &quot;&quot;; [.E379]-[.B379])">
            <text:p/>
          </table:table-cell>
          <table:table-cell table:formula="of:=IF([.B379]=[.E379]; &quot;&quot;; (([.E379]-[.B379])/[.B379])*100)">
            <text:p/>
          </table:table-cell>
          <table:table-cell/>
          <table:table-cell office:value-type="string" calcext:value-type="string">
            <text:p>stdlib/eq_generic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379]=[.L379]" office:value-type="boolean" office:boolean-value="true" calcext:value-type="boolean">
            <text:p>TRUE</text:p>
          </table:table-cell>
          <table:table-cell table:formula="of:=IF([.B379]=[.M379]; &quot;&quot;; &quot;*&quot;)">
            <text:p/>
          </table:table-cell>
          <table:table-cell table:formula="of:=IF([.B379]=[.M379]; &quot;&quot;; [.M379]-[.B379])">
            <text:p/>
          </table:table-cell>
          <table:table-cell table:formula="of:=IF([.B379]=[.M379]; &quot;&quot;; (([.M379]-[.B379])/[.B379])*100)">
            <text:p/>
          </table:table-cell>
        </table:table-row>
        <table:table-row table:style-name="ro1">
          <table:table-cell office:value-type="string" calcext:value-type="string">
            <text:p>stdlib/generic_empty_struct_with_constrain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dlib/generic_empty_struct_with_constrain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80]=[.D380]" office:value-type="boolean" office:boolean-value="true" calcext:value-type="boolean">
            <text:p>TRUE</text:p>
          </table:table-cell>
          <table:table-cell table:formula="of:=IF([.B380]=[.E380]; &quot;&quot;; &quot;*&quot;)">
            <text:p/>
          </table:table-cell>
          <table:table-cell table:formula="of:=IF([.B380]=[.E380]; &quot;&quot;; [.E380]-[.B380])">
            <text:p/>
          </table:table-cell>
          <table:table-cell table:formula="of:=IF([.B380]=[.E380]; &quot;&quot;; (([.E380]-[.B380])/[.B380])*100)">
            <text:p/>
          </table:table-cell>
          <table:table-cell/>
          <table:table-cell office:value-type="string" calcext:value-type="string">
            <text:p>stdlib/generic_empty_struct_with_constrain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380]=[.L380]" office:value-type="boolean" office:boolean-value="true" calcext:value-type="boolean">
            <text:p>TRUE</text:p>
          </table:table-cell>
          <table:table-cell table:formula="of:=IF([.B380]=[.M380]; &quot;&quot;; &quot;*&quot;)">
            <text:p/>
          </table:table-cell>
          <table:table-cell table:formula="of:=IF([.B380]=[.M380]; &quot;&quot;; [.M380]-[.B380])">
            <text:p/>
          </table:table-cell>
          <table:table-cell table:formula="of:=IF([.B380]=[.M380]; &quot;&quot;; (([.M380]-[.B380])/[.B380])*100)">
            <text:p/>
          </table:table-cell>
        </table:table-row>
        <table:table-row table:style-name="ro1">
          <table:table-cell office:value-type="string" calcext:value-type="string">
            <text:p>stdlib/ge_test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stdlib/ge_test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381]=[.D381]" office:value-type="boolean" office:boolean-value="true" calcext:value-type="boolean">
            <text:p>TRUE</text:p>
          </table:table-cell>
          <table:table-cell table:formula="of:=IF([.B381]=[.E381]; &quot;&quot;; &quot;*&quot;)">
            <text:p/>
          </table:table-cell>
          <table:table-cell table:formula="of:=IF([.B381]=[.E381]; &quot;&quot;; [.E381]-[.B381])">
            <text:p/>
          </table:table-cell>
          <table:table-cell table:formula="of:=IF([.B381]=[.E381]; &quot;&quot;; (([.E381]-[.B381])/[.B381])*100)">
            <text:p/>
          </table:table-cell>
          <table:table-cell/>
          <table:table-cell office:value-type="string" calcext:value-type="string">
            <text:p>stdlib/ge_test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D381]=[.L381]" office:value-type="boolean" office:boolean-value="true" calcext:value-type="boolean">
            <text:p>TRUE</text:p>
          </table:table-cell>
          <table:table-cell table:formula="of:=IF([.B381]=[.M381]; &quot;&quot;; &quot;*&quot;)">
            <text:p/>
          </table:table-cell>
          <table:table-cell table:formula="of:=IF([.B381]=[.M381]; &quot;&quot;; [.M381]-[.B381])">
            <text:p/>
          </table:table-cell>
          <table:table-cell table:formula="of:=IF([.B381]=[.M381]; &quot;&quot;; (([.M381]-[.B381])/[.B381])*100)">
            <text:p/>
          </table:table-cell>
        </table:table-row>
        <table:table-row table:style-name="ro1">
          <table:table-cell office:value-type="string" calcext:value-type="string">
            <text:p>stdlib/identity_eq</text:p>
          </table:table-cell>
          <table:table-cell office:value-type="float" office:value="2200" calcext:value-type="float">
            <text:p>2200</text:p>
          </table:table-cell>
          <table:table-cell/>
          <table:table-cell office:value-type="string" calcext:value-type="string">
            <text:p>stdlib/identity_eq</text:p>
          </table:table-cell>
          <table:table-cell office:value-type="float" office:value="2248" calcext:value-type="float">
            <text:p>2248</text:p>
          </table:table-cell>
          <table:table-cell/>
          <table:table-cell table:formula="of:=[.A382]=[.D382]" office:value-type="boolean" office:boolean-value="true" calcext:value-type="boolean">
            <text:p>TRUE</text:p>
          </table:table-cell>
          <table:table-cell table:formula="of:=IF([.B382]=[.E382]; &quot;&quot;; &quot;*&quot;)" office:value-type="string" office:string-value="*" calcext:value-type="string">
            <text:p>*</text:p>
          </table:table-cell>
          <table:table-cell table:formula="of:=IF([.B382]=[.E382]; &quot;&quot;; [.E382]-[.B382])" office:value-type="float" office:value="48" calcext:value-type="float">
            <text:p>48</text:p>
          </table:table-cell>
          <table:table-cell table:formula="of:=IF([.B382]=[.E382]; &quot;&quot;; (([.E382]-[.B382])/[.B382])*100)" office:value-type="float" office:value="2.18181818181818" calcext:value-type="float">
            <text:p>2.18181818181818</text:p>
          </table:table-cell>
          <table:table-cell/>
          <table:table-cell office:value-type="string" calcext:value-type="string">
            <text:p>stdlib/identity_eq</text:p>
          </table:table-cell>
          <table:table-cell office:value-type="float" office:value="2248" calcext:value-type="float">
            <text:p>2248</text:p>
          </table:table-cell>
          <table:table-cell/>
          <table:table-cell table:formula="of:=[.D382]=[.L382]" office:value-type="boolean" office:boolean-value="true" calcext:value-type="boolean">
            <text:p>TRUE</text:p>
          </table:table-cell>
          <table:table-cell table:formula="of:=IF([.B382]=[.M382]; &quot;&quot;; &quot;*&quot;)" office:value-type="string" office:string-value="*" calcext:value-type="string">
            <text:p>*</text:p>
          </table:table-cell>
          <table:table-cell table:formula="of:=IF([.B382]=[.M382]; &quot;&quot;; [.M382]-[.B382])" office:value-type="float" office:value="48" calcext:value-type="float">
            <text:p>48</text:p>
          </table:table-cell>
          <table:table-cell table:formula="of:=IF([.B382]=[.M382]; &quot;&quot;; (([.M382]-[.B382])/[.B382])*100)" office:value-type="float" office:value="2.18181818181818" calcext:value-type="float">
            <text:p>2.18181818181818</text:p>
          </table:table-cell>
        </table:table-row>
        <table:table-row table:style-name="ro1">
          <table:table-cell office:value-type="string" calcext:value-type="string">
            <text:p>stdlib/if_type_rever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dlib/if_type_rever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83]=[.D383]" office:value-type="boolean" office:boolean-value="true" calcext:value-type="boolean">
            <text:p>TRUE</text:p>
          </table:table-cell>
          <table:table-cell table:formula="of:=IF([.B383]=[.E383]; &quot;&quot;; &quot;*&quot;)">
            <text:p/>
          </table:table-cell>
          <table:table-cell table:formula="of:=IF([.B383]=[.E383]; &quot;&quot;; [.E383]-[.B383])">
            <text:p/>
          </table:table-cell>
          <table:table-cell table:formula="of:=IF([.B383]=[.E383]; &quot;&quot;; (([.E383]-[.B383])/[.B383])*100)">
            <text:p/>
          </table:table-cell>
          <table:table-cell/>
          <table:table-cell office:value-type="string" calcext:value-type="string">
            <text:p>stdlib/if_type_rever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383]=[.L383]" office:value-type="boolean" office:boolean-value="true" calcext:value-type="boolean">
            <text:p>TRUE</text:p>
          </table:table-cell>
          <table:table-cell table:formula="of:=IF([.B383]=[.M383]; &quot;&quot;; &quot;*&quot;)">
            <text:p/>
          </table:table-cell>
          <table:table-cell table:formula="of:=IF([.B383]=[.M383]; &quot;&quot;; [.M383]-[.B383])">
            <text:p/>
          </table:table-cell>
          <table:table-cell table:formula="of:=IF([.B383]=[.M383]; &quot;&quot;; (([.M383]-[.B383])/[.B383])*100)">
            <text:p/>
          </table:table-cell>
        </table:table-row>
        <table:table-row table:style-name="ro1">
          <table:table-cell office:value-type="string" calcext:value-type="string">
            <text:p>stdlib/intrinsics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stdlib/intrinsic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384]=[.D384]" office:value-type="boolean" office:boolean-value="true" calcext:value-type="boolean">
            <text:p>TRUE</text:p>
          </table:table-cell>
          <table:table-cell table:formula="of:=IF([.B384]=[.E384]; &quot;&quot;; &quot;*&quot;)">
            <text:p/>
          </table:table-cell>
          <table:table-cell table:formula="of:=IF([.B384]=[.E384]; &quot;&quot;; [.E384]-[.B384])">
            <text:p/>
          </table:table-cell>
          <table:table-cell table:formula="of:=IF([.B384]=[.E384]; &quot;&quot;; (([.E384]-[.B384])/[.B384])*100)">
            <text:p/>
          </table:table-cell>
          <table:table-cell/>
          <table:table-cell office:value-type="string" calcext:value-type="string">
            <text:p>stdlib/intrinsic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384]=[.L384]" office:value-type="boolean" office:boolean-value="true" calcext:value-type="boolean">
            <text:p>TRUE</text:p>
          </table:table-cell>
          <table:table-cell table:formula="of:=IF([.B384]=[.M384]; &quot;&quot;; &quot;*&quot;)">
            <text:p/>
          </table:table-cell>
          <table:table-cell table:formula="of:=IF([.B384]=[.M384]; &quot;&quot;; [.M384]-[.B384])">
            <text:p/>
          </table:table-cell>
          <table:table-cell table:formula="of:=IF([.B384]=[.M384]; &quot;&quot;; (([.M384]-[.B384])/[.B384])*100)">
            <text:p/>
          </table:table-cell>
        </table:table-row>
        <table:table-row table:style-name="ro1">
          <table:table-cell office:value-type="string" calcext:value-type="string">
            <text:p>stdlib/iterator</text:p>
          </table:table-cell>
          <table:table-cell office:value-type="float" office:value="1552" calcext:value-type="float">
            <text:p>1552</text:p>
          </table:table-cell>
          <table:table-cell/>
          <table:table-cell office:value-type="string" calcext:value-type="string">
            <text:p>stdlib/iterator</text:p>
          </table:table-cell>
          <table:table-cell office:value-type="float" office:value="1552" calcext:value-type="float">
            <text:p>1552</text:p>
          </table:table-cell>
          <table:table-cell/>
          <table:table-cell table:formula="of:=[.A385]=[.D385]" office:value-type="boolean" office:boolean-value="true" calcext:value-type="boolean">
            <text:p>TRUE</text:p>
          </table:table-cell>
          <table:table-cell table:formula="of:=IF([.B385]=[.E385]; &quot;&quot;; &quot;*&quot;)">
            <text:p/>
          </table:table-cell>
          <table:table-cell table:formula="of:=IF([.B385]=[.E385]; &quot;&quot;; [.E385]-[.B385])">
            <text:p/>
          </table:table-cell>
          <table:table-cell table:formula="of:=IF([.B385]=[.E385]; &quot;&quot;; (([.E385]-[.B385])/[.B385])*100)">
            <text:p/>
          </table:table-cell>
          <table:table-cell/>
          <table:table-cell office:value-type="string" calcext:value-type="string">
            <text:p>stdlib/iterator</text:p>
          </table:table-cell>
          <table:table-cell office:value-type="float" office:value="1552" calcext:value-type="float">
            <text:p>1552</text:p>
          </table:table-cell>
          <table:table-cell/>
          <table:table-cell table:formula="of:=[.D385]=[.L385]" office:value-type="boolean" office:boolean-value="true" calcext:value-type="boolean">
            <text:p>TRUE</text:p>
          </table:table-cell>
          <table:table-cell table:formula="of:=IF([.B385]=[.M385]; &quot;&quot;; &quot;*&quot;)">
            <text:p/>
          </table:table-cell>
          <table:table-cell table:formula="of:=IF([.B385]=[.M385]; &quot;&quot;; [.M385]-[.B385])">
            <text:p/>
          </table:table-cell>
          <table:table-cell table:formula="of:=IF([.B385]=[.M385]; &quot;&quot;; (([.M385]-[.B385])/[.B385])*100)">
            <text:p/>
          </table:table-cell>
        </table:table-row>
        <table:table-row table:style-name="ro1">
          <table:table-cell office:value-type="string" calcext:value-type="string">
            <text:p>stdlib/option</text:p>
          </table:table-cell>
          <table:table-cell office:value-type="float" office:value="22456" calcext:value-type="float">
            <text:p>22456</text:p>
          </table:table-cell>
          <table:table-cell/>
          <table:table-cell office:value-type="string" calcext:value-type="string">
            <text:p>stdlib/option</text:p>
          </table:table-cell>
          <table:table-cell office:value-type="float" office:value="22712" calcext:value-type="float">
            <text:p>22712</text:p>
          </table:table-cell>
          <table:table-cell/>
          <table:table-cell table:formula="of:=[.A386]=[.D386]" office:value-type="boolean" office:boolean-value="true" calcext:value-type="boolean">
            <text:p>TRUE</text:p>
          </table:table-cell>
          <table:table-cell table:formula="of:=IF([.B386]=[.E386]; &quot;&quot;; &quot;*&quot;)" office:value-type="string" office:string-value="*" calcext:value-type="string">
            <text:p>*</text:p>
          </table:table-cell>
          <table:table-cell table:formula="of:=IF([.B386]=[.E386]; &quot;&quot;; [.E386]-[.B386])" office:value-type="float" office:value="256" calcext:value-type="float">
            <text:p>256</text:p>
          </table:table-cell>
          <table:table-cell table:formula="of:=IF([.B386]=[.E386]; &quot;&quot;; (([.E386]-[.B386])/[.B386])*100)" office:value-type="float" office:value="1.14000712504453" calcext:value-type="float">
            <text:p>1.14000712504453</text:p>
          </table:table-cell>
          <table:table-cell/>
          <table:table-cell office:value-type="string" calcext:value-type="string">
            <text:p>stdlib/option</text:p>
          </table:table-cell>
          <table:table-cell office:value-type="float" office:value="22736" calcext:value-type="float">
            <text:p>22736</text:p>
          </table:table-cell>
          <table:table-cell/>
          <table:table-cell table:formula="of:=[.D386]=[.L386]" office:value-type="boolean" office:boolean-value="true" calcext:value-type="boolean">
            <text:p>TRUE</text:p>
          </table:table-cell>
          <table:table-cell table:formula="of:=IF([.B386]=[.M386]; &quot;&quot;; &quot;*&quot;)" office:value-type="string" office:string-value="*" calcext:value-type="string">
            <text:p>*</text:p>
          </table:table-cell>
          <table:table-cell table:formula="of:=IF([.B386]=[.M386]; &quot;&quot;; [.M386]-[.B386])" office:value-type="float" office:value="280" calcext:value-type="float">
            <text:p>280</text:p>
          </table:table-cell>
          <table:table-cell table:formula="of:=IF([.B386]=[.M386]; &quot;&quot;; (([.M386]-[.B386])/[.B386])*100)" office:value-type="float" office:value="1.24688279301746" calcext:value-type="float">
            <text:p>1.24688279301746</text:p>
          </table:table-cell>
        </table:table-row>
        <table:table-row table:style-name="ro1">
          <table:table-cell office:value-type="string" calcext:value-type="string">
            <text:p>stdlib/option_eq</text:p>
          </table:table-cell>
          <table:table-cell office:value-type="float" office:value="11928" calcext:value-type="float">
            <text:p>11928</text:p>
          </table:table-cell>
          <table:table-cell/>
          <table:table-cell office:value-type="string" calcext:value-type="string">
            <text:p>stdlib/option_eq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[.A387]=[.D387]" office:value-type="boolean" office:boolean-value="true" calcext:value-type="boolean">
            <text:p>TRUE</text:p>
          </table:table-cell>
          <table:table-cell table:formula="of:=IF([.B387]=[.E387]; &quot;&quot;; &quot;*&quot;)" office:value-type="string" office:string-value="*" calcext:value-type="string">
            <text:p>*</text:p>
          </table:table-cell>
          <table:table-cell table:formula="of:=IF([.B387]=[.E387]; &quot;&quot;; [.E387]-[.B387])" office:value-type="float" office:value="72" calcext:value-type="float">
            <text:p>72</text:p>
          </table:table-cell>
          <table:table-cell table:formula="of:=IF([.B387]=[.E387]; &quot;&quot;; (([.E387]-[.B387])/[.B387])*100)" office:value-type="float" office:value="0.603621730382294" calcext:value-type="float">
            <text:p>0.603621730382294</text:p>
          </table:table-cell>
          <table:table-cell/>
          <table:table-cell office:value-type="string" calcext:value-type="string">
            <text:p>stdlib/option_eq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[.D387]=[.L387]" office:value-type="boolean" office:boolean-value="true" calcext:value-type="boolean">
            <text:p>TRUE</text:p>
          </table:table-cell>
          <table:table-cell table:formula="of:=IF([.B387]=[.M387]; &quot;&quot;; &quot;*&quot;)" office:value-type="string" office:string-value="*" calcext:value-type="string">
            <text:p>*</text:p>
          </table:table-cell>
          <table:table-cell table:formula="of:=IF([.B387]=[.M387]; &quot;&quot;; [.M387]-[.B387])" office:value-type="float" office:value="72" calcext:value-type="float">
            <text:p>72</text:p>
          </table:table-cell>
          <table:table-cell table:formula="of:=IF([.B387]=[.M387]; &quot;&quot;; (([.M387]-[.B387])/[.B387])*100)" office:value-type="float" office:value="0.603621730382294" calcext:value-type="float">
            <text:p>0.603621730382294</text:p>
          </table:table-cell>
        </table:table-row>
        <table:table-row table:style-name="ro1">
          <table:table-cell office:value-type="string" calcext:value-type="string">
            <text:p>stdlib/raw_ptr</text:p>
          </table:table-cell>
          <table:table-cell office:value-type="float" office:value="4240" calcext:value-type="float">
            <text:p>4240</text:p>
          </table:table-cell>
          <table:table-cell/>
          <table:table-cell office:value-type="string" calcext:value-type="string">
            <text:p>stdlib/raw_ptr</text:p>
          </table:table-cell>
          <table:table-cell office:value-type="float" office:value="4320" calcext:value-type="float">
            <text:p>4320</text:p>
          </table:table-cell>
          <table:table-cell/>
          <table:table-cell table:formula="of:=[.A388]=[.D388]" office:value-type="boolean" office:boolean-value="true" calcext:value-type="boolean">
            <text:p>TRUE</text:p>
          </table:table-cell>
          <table:table-cell table:formula="of:=IF([.B388]=[.E388]; &quot;&quot;; &quot;*&quot;)" office:value-type="string" office:string-value="*" calcext:value-type="string">
            <text:p>*</text:p>
          </table:table-cell>
          <table:table-cell table:formula="of:=IF([.B388]=[.E388]; &quot;&quot;; [.E388]-[.B388])" office:value-type="float" office:value="80" calcext:value-type="float">
            <text:p>80</text:p>
          </table:table-cell>
          <table:table-cell table:formula="of:=IF([.B388]=[.E388]; &quot;&quot;; (([.E388]-[.B388])/[.B388])*100)" office:value-type="float" office:value="1.88679245283019" calcext:value-type="float">
            <text:p>1.88679245283019</text:p>
          </table:table-cell>
          <table:table-cell/>
          <table:table-cell office:value-type="string" calcext:value-type="string">
            <text:p>stdlib/raw_ptr</text:p>
          </table:table-cell>
          <table:table-cell office:value-type="float" office:value="4320" calcext:value-type="float">
            <text:p>4320</text:p>
          </table:table-cell>
          <table:table-cell/>
          <table:table-cell table:formula="of:=[.D388]=[.L388]" office:value-type="boolean" office:boolean-value="true" calcext:value-type="boolean">
            <text:p>TRUE</text:p>
          </table:table-cell>
          <table:table-cell table:formula="of:=IF([.B388]=[.M388]; &quot;&quot;; &quot;*&quot;)" office:value-type="string" office:string-value="*" calcext:value-type="string">
            <text:p>*</text:p>
          </table:table-cell>
          <table:table-cell table:formula="of:=IF([.B388]=[.M388]; &quot;&quot;; [.M388]-[.B388])" office:value-type="float" office:value="80" calcext:value-type="float">
            <text:p>80</text:p>
          </table:table-cell>
          <table:table-cell table:formula="of:=IF([.B388]=[.M388]; &quot;&quot;; (([.M388]-[.B388])/[.B388])*100)" office:value-type="float" office:value="1.88679245283019" calcext:value-type="float">
            <text:p>1.88679245283019</text:p>
          </table:table-cell>
        </table:table-row>
        <table:table-row table:style-name="ro1">
          <table:table-cell office:value-type="string" calcext:value-type="string">
            <text:p>stdlib/raw_slice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stdlib/raw_slice</text:p>
          </table:table-cell>
          <table:table-cell office:value-type="float" office:value="728" calcext:value-type="float">
            <text:p>728</text:p>
          </table:table-cell>
          <table:table-cell/>
          <table:table-cell table:formula="of:=[.A389]=[.D389]" office:value-type="boolean" office:boolean-value="true" calcext:value-type="boolean">
            <text:p>TRUE</text:p>
          </table:table-cell>
          <table:table-cell table:formula="of:=IF([.B389]=[.E389]; &quot;&quot;; &quot;*&quot;)" office:value-type="string" office:string-value="*" calcext:value-type="string">
            <text:p>*</text:p>
          </table:table-cell>
          <table:table-cell table:formula="of:=IF([.B389]=[.E389]; &quot;&quot;; [.E389]-[.B389])" office:value-type="float" office:value="40" calcext:value-type="float">
            <text:p>40</text:p>
          </table:table-cell>
          <table:table-cell table:formula="of:=IF([.B389]=[.E389]; &quot;&quot;; (([.E389]-[.B389])/[.B389])*100)" office:value-type="float" office:value="5.81395348837209" calcext:value-type="float">
            <text:p>5.81395348837209</text:p>
          </table:table-cell>
          <table:table-cell/>
          <table:table-cell office:value-type="string" calcext:value-type="string">
            <text:p>stdlib/raw_slice</text:p>
          </table:table-cell>
          <table:table-cell office:value-type="float" office:value="688" calcext:value-type="float">
            <text:p>688</text:p>
          </table:table-cell>
          <table:table-cell/>
          <table:table-cell table:formula="of:=[.D389]=[.L389]" office:value-type="boolean" office:boolean-value="true" calcext:value-type="boolean">
            <text:p>TRUE</text:p>
          </table:table-cell>
          <table:table-cell table:formula="of:=IF([.B389]=[.M389]; &quot;&quot;; &quot;*&quot;)">
            <text:p/>
          </table:table-cell>
          <table:table-cell table:formula="of:=IF([.B389]=[.M389]; &quot;&quot;; [.M389]-[.B389])">
            <text:p/>
          </table:table-cell>
          <table:table-cell table:formula="of:=IF([.B389]=[.M389]; &quot;&quot;; (([.M389]-[.B389])/[.B389])*100)">
            <text:p/>
          </table:table-cell>
        </table:table-row>
        <table:table-row table:style-name="ro1">
          <table:table-cell office:value-type="string" calcext:value-type="string">
            <text:p>stdlib/require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stdlib/require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390]=[.D390]" office:value-type="boolean" office:boolean-value="true" calcext:value-type="boolean">
            <text:p>TRUE</text:p>
          </table:table-cell>
          <table:table-cell table:formula="of:=IF([.B390]=[.E390]; &quot;&quot;; &quot;*&quot;)">
            <text:p/>
          </table:table-cell>
          <table:table-cell table:formula="of:=IF([.B390]=[.E390]; &quot;&quot;; [.E390]-[.B390])">
            <text:p/>
          </table:table-cell>
          <table:table-cell table:formula="of:=IF([.B390]=[.E390]; &quot;&quot;; (([.E390]-[.B390])/[.B390])*100)">
            <text:p/>
          </table:table-cell>
          <table:table-cell/>
          <table:table-cell office:value-type="string" calcext:value-type="string">
            <text:p>stdlib/require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D390]=[.L390]" office:value-type="boolean" office:boolean-value="true" calcext:value-type="boolean">
            <text:p>TRUE</text:p>
          </table:table-cell>
          <table:table-cell table:formula="of:=IF([.B390]=[.M390]; &quot;&quot;; &quot;*&quot;)">
            <text:p/>
          </table:table-cell>
          <table:table-cell table:formula="of:=IF([.B390]=[.M390]; &quot;&quot;; [.M390]-[.B390])">
            <text:p/>
          </table:table-cell>
          <table:table-cell table:formula="of:=IF([.B390]=[.M390]; &quot;&quot;; (([.M390]-[.B390])/[.B390])*100)">
            <text:p/>
          </table:table-cell>
        </table:table-row>
        <table:table-row table:style-name="ro1">
          <table:table-cell office:value-type="string" calcext:value-type="string">
            <text:p>stdlib/result</text:p>
          </table:table-cell>
          <table:table-cell office:value-type="float" office:value="8640" calcext:value-type="float">
            <text:p>8640</text:p>
          </table:table-cell>
          <table:table-cell/>
          <table:table-cell office:value-type="string" calcext:value-type="string">
            <text:p>stdlib/result</text:p>
          </table:table-cell>
          <table:table-cell office:value-type="float" office:value="8664" calcext:value-type="float">
            <text:p>8664</text:p>
          </table:table-cell>
          <table:table-cell/>
          <table:table-cell table:formula="of:=[.A391]=[.D391]" office:value-type="boolean" office:boolean-value="true" calcext:value-type="boolean">
            <text:p>TRUE</text:p>
          </table:table-cell>
          <table:table-cell table:formula="of:=IF([.B391]=[.E391]; &quot;&quot;; &quot;*&quot;)" office:value-type="string" office:string-value="*" calcext:value-type="string">
            <text:p>*</text:p>
          </table:table-cell>
          <table:table-cell table:formula="of:=IF([.B391]=[.E391]; &quot;&quot;; [.E391]-[.B391])" office:value-type="float" office:value="24" calcext:value-type="float">
            <text:p>24</text:p>
          </table:table-cell>
          <table:table-cell table:formula="of:=IF([.B391]=[.E391]; &quot;&quot;; (([.E391]-[.B391])/[.B391])*100)" office:value-type="float" office:value="0.277777777777778" calcext:value-type="float">
            <text:p>0.277777777777778</text:p>
          </table:table-cell>
          <table:table-cell/>
          <table:table-cell office:value-type="string" calcext:value-type="string">
            <text:p>stdlib/result</text:p>
          </table:table-cell>
          <table:table-cell office:value-type="float" office:value="8664" calcext:value-type="float">
            <text:p>8664</text:p>
          </table:table-cell>
          <table:table-cell/>
          <table:table-cell table:formula="of:=[.D391]=[.L391]" office:value-type="boolean" office:boolean-value="true" calcext:value-type="boolean">
            <text:p>TRUE</text:p>
          </table:table-cell>
          <table:table-cell table:formula="of:=IF([.B391]=[.M391]; &quot;&quot;; &quot;*&quot;)" office:value-type="string" office:string-value="*" calcext:value-type="string">
            <text:p>*</text:p>
          </table:table-cell>
          <table:table-cell table:formula="of:=IF([.B391]=[.M391]; &quot;&quot;; [.M391]-[.B391])" office:value-type="float" office:value="24" calcext:value-type="float">
            <text:p>24</text:p>
          </table:table-cell>
          <table:table-cell table:formula="of:=IF([.B391]=[.M391]; &quot;&quot;; (([.M391]-[.B391])/[.B391])*100)" office:value-type="float" office:value="0.277777777777778" calcext:value-type="float">
            <text:p>0.277777777777778</text:p>
          </table:table-cell>
        </table:table-row>
        <table:table-row table:style-name="ro1">
          <table:table-cell office:value-type="string" calcext:value-type="string">
            <text:p>stdlib/sha256</text:p>
          </table:table-cell>
          <table:table-cell office:value-type="float" office:value="1928" calcext:value-type="float">
            <text:p>1928</text:p>
          </table:table-cell>
          <table:table-cell/>
          <table:table-cell office:value-type="string" calcext:value-type="string">
            <text:p>stdlib/sha256</text:p>
          </table:table-cell>
          <table:table-cell office:value-type="float" office:value="1968" calcext:value-type="float">
            <text:p>1968</text:p>
          </table:table-cell>
          <table:table-cell/>
          <table:table-cell table:formula="of:=[.A392]=[.D392]" office:value-type="boolean" office:boolean-value="true" calcext:value-type="boolean">
            <text:p>TRUE</text:p>
          </table:table-cell>
          <table:table-cell table:formula="of:=IF([.B392]=[.E392]; &quot;&quot;; &quot;*&quot;)" office:value-type="string" office:string-value="*" calcext:value-type="string">
            <text:p>*</text:p>
          </table:table-cell>
          <table:table-cell table:formula="of:=IF([.B392]=[.E392]; &quot;&quot;; [.E392]-[.B392])" office:value-type="float" office:value="40" calcext:value-type="float">
            <text:p>40</text:p>
          </table:table-cell>
          <table:table-cell table:formula="of:=IF([.B392]=[.E392]; &quot;&quot;; (([.E392]-[.B392])/[.B392])*100)" office:value-type="float" office:value="2.0746887966805" calcext:value-type="float">
            <text:p>2.0746887966805</text:p>
          </table:table-cell>
          <table:table-cell/>
          <table:table-cell office:value-type="string" calcext:value-type="string">
            <text:p>stdlib/sha256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[.D392]=[.L392]" office:value-type="boolean" office:boolean-value="true" calcext:value-type="boolean">
            <text:p>TRUE</text:p>
          </table:table-cell>
          <table:table-cell table:formula="of:=IF([.B392]=[.M392]; &quot;&quot;; &quot;*&quot;)" office:value-type="string" office:string-value="*" calcext:value-type="string">
            <text:p>*</text:p>
          </table:table-cell>
          <table:table-cell table:formula="of:=IF([.B392]=[.M392]; &quot;&quot;; [.M392]-[.B392])" office:value-type="float" office:value="72" calcext:value-type="float">
            <text:p>72</text:p>
          </table:table-cell>
          <table:table-cell table:formula="of:=IF([.B392]=[.M392]; &quot;&quot;; (([.M392]-[.B392])/[.B392])*100)" office:value-type="float" office:value="3.7344398340249" calcext:value-type="float">
            <text:p>3.7344398340249</text:p>
          </table:table-cell>
        </table:table-row>
        <table:table-row table:style-name="ro1">
          <table:table-cell office:value-type="string" calcext:value-type="string">
            <text:p>stdlib/storage_vec_insert</text:p>
          </table:table-cell>
          <table:table-cell office:value-type="float" office:value="5128" calcext:value-type="float">
            <text:p>5128</text:p>
          </table:table-cell>
          <table:table-cell/>
          <table:table-cell office:value-type="string" calcext:value-type="string">
            <text:p>stdlib/storage_vec_insert</text:p>
          </table:table-cell>
          <table:table-cell office:value-type="float" office:value="5520" calcext:value-type="float">
            <text:p>5520</text:p>
          </table:table-cell>
          <table:table-cell/>
          <table:table-cell table:formula="of:=[.A393]=[.D393]" office:value-type="boolean" office:boolean-value="true" calcext:value-type="boolean">
            <text:p>TRUE</text:p>
          </table:table-cell>
          <table:table-cell table:formula="of:=IF([.B393]=[.E393]; &quot;&quot;; &quot;*&quot;)" office:value-type="string" office:string-value="*" calcext:value-type="string">
            <text:p>*</text:p>
          </table:table-cell>
          <table:table-cell table:formula="of:=IF([.B393]=[.E393]; &quot;&quot;; [.E393]-[.B393])" office:value-type="float" office:value="392" calcext:value-type="float">
            <text:p>392</text:p>
          </table:table-cell>
          <table:table-cell table:formula="of:=IF([.B393]=[.E393]; &quot;&quot;; (([.E393]-[.B393])/[.B393])*100)" office:value-type="float" office:value="7.64430577223089" calcext:value-type="float">
            <text:p>7.64430577223089</text:p>
          </table:table-cell>
          <table:table-cell/>
          <table:table-cell office:value-type="string" calcext:value-type="string">
            <text:p>stdlib/storage_vec_insert</text:p>
          </table:table-cell>
          <table:table-cell office:value-type="float" office:value="5496" calcext:value-type="float">
            <text:p>5496</text:p>
          </table:table-cell>
          <table:table-cell/>
          <table:table-cell table:formula="of:=[.D393]=[.L393]" office:value-type="boolean" office:boolean-value="true" calcext:value-type="boolean">
            <text:p>TRUE</text:p>
          </table:table-cell>
          <table:table-cell table:formula="of:=IF([.B393]=[.M393]; &quot;&quot;; &quot;*&quot;)" office:value-type="string" office:string-value="*" calcext:value-type="string">
            <text:p>*</text:p>
          </table:table-cell>
          <table:table-cell table:formula="of:=IF([.B393]=[.M393]; &quot;&quot;; [.M393]-[.B393])" office:value-type="float" office:value="368" calcext:value-type="float">
            <text:p>368</text:p>
          </table:table-cell>
          <table:table-cell table:formula="of:=IF([.B393]=[.M393]; &quot;&quot;; (([.M393]-[.B393])/[.B393])*100)" office:value-type="float" office:value="7.17628705148206" calcext:value-type="float">
            <text:p>7.17628705148206</text:p>
          </table:table-cell>
        </table:table-row>
        <table:table-row table:style-name="ro1">
          <table:table-cell office:value-type="string" calcext:value-type="string">
            <text:p>stdlib/u128_div_test</text:p>
          </table:table-cell>
          <table:table-cell office:value-type="float" office:value="2456" calcext:value-type="float">
            <text:p>2456</text:p>
          </table:table-cell>
          <table:table-cell/>
          <table:table-cell office:value-type="string" calcext:value-type="string">
            <text:p>stdlib/u128_div_test</text:p>
          </table:table-cell>
          <table:table-cell office:value-type="float" office:value="2584" calcext:value-type="float">
            <text:p>2584</text:p>
          </table:table-cell>
          <table:table-cell/>
          <table:table-cell table:formula="of:=[.A394]=[.D394]" office:value-type="boolean" office:boolean-value="true" calcext:value-type="boolean">
            <text:p>TRUE</text:p>
          </table:table-cell>
          <table:table-cell table:formula="of:=IF([.B394]=[.E394]; &quot;&quot;; &quot;*&quot;)" office:value-type="string" office:string-value="*" calcext:value-type="string">
            <text:p>*</text:p>
          </table:table-cell>
          <table:table-cell table:formula="of:=IF([.B394]=[.E394]; &quot;&quot;; [.E394]-[.B394])" office:value-type="float" office:value="128" calcext:value-type="float">
            <text:p>128</text:p>
          </table:table-cell>
          <table:table-cell table:formula="of:=IF([.B394]=[.E394]; &quot;&quot;; (([.E394]-[.B394])/[.B394])*100)" office:value-type="float" office:value="5.21172638436482" calcext:value-type="float">
            <text:p>5.21172638436482</text:p>
          </table:table-cell>
          <table:table-cell/>
          <table:table-cell office:value-type="string" calcext:value-type="string">
            <text:p>stdlib/u128_div_test</text:p>
          </table:table-cell>
          <table:table-cell office:value-type="float" office:value="2584" calcext:value-type="float">
            <text:p>2584</text:p>
          </table:table-cell>
          <table:table-cell/>
          <table:table-cell table:formula="of:=[.D394]=[.L394]" office:value-type="boolean" office:boolean-value="true" calcext:value-type="boolean">
            <text:p>TRUE</text:p>
          </table:table-cell>
          <table:table-cell table:formula="of:=IF([.B394]=[.M394]; &quot;&quot;; &quot;*&quot;)" office:value-type="string" office:string-value="*" calcext:value-type="string">
            <text:p>*</text:p>
          </table:table-cell>
          <table:table-cell table:formula="of:=IF([.B394]=[.M394]; &quot;&quot;; [.M394]-[.B394])" office:value-type="float" office:value="128" calcext:value-type="float">
            <text:p>128</text:p>
          </table:table-cell>
          <table:table-cell table:formula="of:=IF([.B394]=[.M394]; &quot;&quot;; (([.M394]-[.B394])/[.B394])*100)" office:value-type="float" office:value="5.21172638436482" calcext:value-type="float">
            <text:p>5.21172638436482</text:p>
          </table:table-cell>
        </table:table-row>
        <table:table-row table:style-name="ro1">
          <table:table-cell office:value-type="string" calcext:value-type="string">
            <text:p>stdlib/u128_log_test</text:p>
          </table:table-cell>
          <table:table-cell office:value-type="float" office:value="4248" calcext:value-type="float">
            <text:p>4248</text:p>
          </table:table-cell>
          <table:table-cell/>
          <table:table-cell office:value-type="string" calcext:value-type="string">
            <text:p>stdlib/u128_log_test</text:p>
          </table:table-cell>
          <table:table-cell office:value-type="float" office:value="4456" calcext:value-type="float">
            <text:p>4456</text:p>
          </table:table-cell>
          <table:table-cell/>
          <table:table-cell table:formula="of:=[.A395]=[.D395]" office:value-type="boolean" office:boolean-value="true" calcext:value-type="boolean">
            <text:p>TRUE</text:p>
          </table:table-cell>
          <table:table-cell table:formula="of:=IF([.B395]=[.E395]; &quot;&quot;; &quot;*&quot;)" office:value-type="string" office:string-value="*" calcext:value-type="string">
            <text:p>*</text:p>
          </table:table-cell>
          <table:table-cell table:formula="of:=IF([.B395]=[.E395]; &quot;&quot;; [.E395]-[.B395])" office:value-type="float" office:value="208" calcext:value-type="float">
            <text:p>208</text:p>
          </table:table-cell>
          <table:table-cell table:formula="of:=IF([.B395]=[.E395]; &quot;&quot;; (([.E395]-[.B395])/[.B395])*100)" office:value-type="float" office:value="4.89642184557439" calcext:value-type="float">
            <text:p>4.89642184557439</text:p>
          </table:table-cell>
          <table:table-cell/>
          <table:table-cell office:value-type="string" calcext:value-type="string">
            <text:p>stdlib/u128_log_test</text:p>
          </table:table-cell>
          <table:table-cell office:value-type="float" office:value="4384" calcext:value-type="float">
            <text:p>4384</text:p>
          </table:table-cell>
          <table:table-cell/>
          <table:table-cell table:formula="of:=[.D395]=[.L395]" office:value-type="boolean" office:boolean-value="true" calcext:value-type="boolean">
            <text:p>TRUE</text:p>
          </table:table-cell>
          <table:table-cell table:formula="of:=IF([.B395]=[.M395]; &quot;&quot;; &quot;*&quot;)" office:value-type="string" office:string-value="*" calcext:value-type="string">
            <text:p>*</text:p>
          </table:table-cell>
          <table:table-cell table:formula="of:=IF([.B395]=[.M395]; &quot;&quot;; [.M395]-[.B395])" office:value-type="float" office:value="136" calcext:value-type="float">
            <text:p>136</text:p>
          </table:table-cell>
          <table:table-cell table:formula="of:=IF([.B395]=[.M395]; &quot;&quot;; (([.M395]-[.B395])/[.B395])*100)" office:value-type="float" office:value="3.2015065913371" calcext:value-type="float">
            <text:p>3.2015065913371</text:p>
          </table:table-cell>
        </table:table-row>
        <table:table-row table:style-name="ro1">
          <table:table-cell office:value-type="string" calcext:value-type="string">
            <text:p>stdlib/u128_mul_test</text:p>
          </table:table-cell>
          <table:table-cell office:value-type="float" office:value="1208" calcext:value-type="float">
            <text:p>1208</text:p>
          </table:table-cell>
          <table:table-cell/>
          <table:table-cell office:value-type="string" calcext:value-type="string">
            <text:p>stdlib/u128_mul_test</text:p>
          </table:table-cell>
          <table:table-cell office:value-type="float" office:value="1240" calcext:value-type="float">
            <text:p>1240</text:p>
          </table:table-cell>
          <table:table-cell/>
          <table:table-cell table:formula="of:=[.A396]=[.D396]" office:value-type="boolean" office:boolean-value="true" calcext:value-type="boolean">
            <text:p>TRUE</text:p>
          </table:table-cell>
          <table:table-cell table:formula="of:=IF([.B396]=[.E396]; &quot;&quot;; &quot;*&quot;)" office:value-type="string" office:string-value="*" calcext:value-type="string">
            <text:p>*</text:p>
          </table:table-cell>
          <table:table-cell table:formula="of:=IF([.B396]=[.E396]; &quot;&quot;; [.E396]-[.B396])" office:value-type="float" office:value="32" calcext:value-type="float">
            <text:p>32</text:p>
          </table:table-cell>
          <table:table-cell table:formula="of:=IF([.B396]=[.E396]; &quot;&quot;; (([.E396]-[.B396])/[.B396])*100)" office:value-type="float" office:value="2.64900662251656" calcext:value-type="float">
            <text:p>2.64900662251656</text:p>
          </table:table-cell>
          <table:table-cell/>
          <table:table-cell office:value-type="string" calcext:value-type="string">
            <text:p>stdlib/u128_mul_test</text:p>
          </table:table-cell>
          <table:table-cell office:value-type="float" office:value="1240" calcext:value-type="float">
            <text:p>1240</text:p>
          </table:table-cell>
          <table:table-cell/>
          <table:table-cell table:formula="of:=[.D396]=[.L396]" office:value-type="boolean" office:boolean-value="true" calcext:value-type="boolean">
            <text:p>TRUE</text:p>
          </table:table-cell>
          <table:table-cell table:formula="of:=IF([.B396]=[.M396]; &quot;&quot;; &quot;*&quot;)" office:value-type="string" office:string-value="*" calcext:value-type="string">
            <text:p>*</text:p>
          </table:table-cell>
          <table:table-cell table:formula="of:=IF([.B396]=[.M396]; &quot;&quot;; [.M396]-[.B396])" office:value-type="float" office:value="32" calcext:value-type="float">
            <text:p>32</text:p>
          </table:table-cell>
          <table:table-cell table:formula="of:=IF([.B396]=[.M396]; &quot;&quot;; (([.M396]-[.B396])/[.B396])*100)" office:value-type="float" office:value="2.64900662251656" calcext:value-type="float">
            <text:p>2.64900662251656</text:p>
          </table:table-cell>
        </table:table-row>
        <table:table-row table:style-name="ro1">
          <table:table-cell office:value-type="string" calcext:value-type="string">
            <text:p>stdlib/u128_root_test</text:p>
          </table:table-cell>
          <table:table-cell office:value-type="float" office:value="4072" calcext:value-type="float">
            <text:p>4072</text:p>
          </table:table-cell>
          <table:table-cell/>
          <table:table-cell office:value-type="string" calcext:value-type="string">
            <text:p>stdlib/u128_root_test</text:p>
          </table:table-cell>
          <table:table-cell office:value-type="float" office:value="4240" calcext:value-type="float">
            <text:p>4240</text:p>
          </table:table-cell>
          <table:table-cell/>
          <table:table-cell table:formula="of:=[.A397]=[.D397]" office:value-type="boolean" office:boolean-value="true" calcext:value-type="boolean">
            <text:p>TRUE</text:p>
          </table:table-cell>
          <table:table-cell table:formula="of:=IF([.B397]=[.E397]; &quot;&quot;; &quot;*&quot;)" office:value-type="string" office:string-value="*" calcext:value-type="string">
            <text:p>*</text:p>
          </table:table-cell>
          <table:table-cell table:formula="of:=IF([.B397]=[.E397]; &quot;&quot;; [.E397]-[.B397])" office:value-type="float" office:value="168" calcext:value-type="float">
            <text:p>168</text:p>
          </table:table-cell>
          <table:table-cell table:formula="of:=IF([.B397]=[.E397]; &quot;&quot;; (([.E397]-[.B397])/[.B397])*100)" office:value-type="float" office:value="4.12573673870334" calcext:value-type="float">
            <text:p>4.12573673870334</text:p>
          </table:table-cell>
          <table:table-cell/>
          <table:table-cell office:value-type="string" calcext:value-type="string">
            <text:p>stdlib/u128_root_test</text:p>
          </table:table-cell>
          <table:table-cell office:value-type="float" office:value="4208" calcext:value-type="float">
            <text:p>4208</text:p>
          </table:table-cell>
          <table:table-cell/>
          <table:table-cell table:formula="of:=[.D397]=[.L397]" office:value-type="boolean" office:boolean-value="true" calcext:value-type="boolean">
            <text:p>TRUE</text:p>
          </table:table-cell>
          <table:table-cell table:formula="of:=IF([.B397]=[.M397]; &quot;&quot;; &quot;*&quot;)" office:value-type="string" office:string-value="*" calcext:value-type="string">
            <text:p>*</text:p>
          </table:table-cell>
          <table:table-cell table:formula="of:=IF([.B397]=[.M397]; &quot;&quot;; [.M397]-[.B397])" office:value-type="float" office:value="136" calcext:value-type="float">
            <text:p>136</text:p>
          </table:table-cell>
          <table:table-cell table:formula="of:=IF([.B397]=[.M397]; &quot;&quot;; (([.M397]-[.B397])/[.B397])*100)" office:value-type="float" office:value="3.33988212180747" calcext:value-type="float">
            <text:p>3.33988212180747</text:p>
          </table:table-cell>
        </table:table-row>
        <table:table-row table:style-name="ro1">
          <table:table-cell office:value-type="string" calcext:value-type="string">
            <text:p>stdlib/u128_test</text:p>
          </table:table-cell>
          <table:table-cell office:value-type="float" office:value="6208" calcext:value-type="float">
            <text:p>6208</text:p>
          </table:table-cell>
          <table:table-cell/>
          <table:table-cell office:value-type="string" calcext:value-type="string">
            <text:p>stdlib/u128_test</text:p>
          </table:table-cell>
          <table:table-cell office:value-type="float" office:value="6304" calcext:value-type="float">
            <text:p>6304</text:p>
          </table:table-cell>
          <table:table-cell/>
          <table:table-cell table:formula="of:=[.A398]=[.D398]" office:value-type="boolean" office:boolean-value="true" calcext:value-type="boolean">
            <text:p>TRUE</text:p>
          </table:table-cell>
          <table:table-cell table:formula="of:=IF([.B398]=[.E398]; &quot;&quot;; &quot;*&quot;)" office:value-type="string" office:string-value="*" calcext:value-type="string">
            <text:p>*</text:p>
          </table:table-cell>
          <table:table-cell table:formula="of:=IF([.B398]=[.E398]; &quot;&quot;; [.E398]-[.B398])" office:value-type="float" office:value="96" calcext:value-type="float">
            <text:p>96</text:p>
          </table:table-cell>
          <table:table-cell table:formula="of:=IF([.B398]=[.E398]; &quot;&quot;; (([.E398]-[.B398])/[.B398])*100)" office:value-type="float" office:value="1.54639175257732" calcext:value-type="float">
            <text:p>1.54639175257732</text:p>
          </table:table-cell>
          <table:table-cell/>
          <table:table-cell office:value-type="string" calcext:value-type="string">
            <text:p>stdlib/u128_test</text:p>
          </table:table-cell>
          <table:table-cell office:value-type="float" office:value="6272" calcext:value-type="float">
            <text:p>6272</text:p>
          </table:table-cell>
          <table:table-cell/>
          <table:table-cell table:formula="of:=[.D398]=[.L398]" office:value-type="boolean" office:boolean-value="true" calcext:value-type="boolean">
            <text:p>TRUE</text:p>
          </table:table-cell>
          <table:table-cell table:formula="of:=IF([.B398]=[.M398]; &quot;&quot;; &quot;*&quot;)" office:value-type="string" office:string-value="*" calcext:value-type="string">
            <text:p>*</text:p>
          </table:table-cell>
          <table:table-cell table:formula="of:=IF([.B398]=[.M398]; &quot;&quot;; [.M398]-[.B398])" office:value-type="float" office:value="64" calcext:value-type="float">
            <text:p>64</text:p>
          </table:table-cell>
          <table:table-cell table:formula="of:=IF([.B398]=[.M398]; &quot;&quot;; (([.M398]-[.B398])/[.B398])*100)" office:value-type="float" office:value="1.03092783505155" calcext:value-type="float">
            <text:p>1.03092783505155</text:p>
          </table:table-cell>
        </table:table-row>
        <table:table-row table:style-name="ro1">
          <table:table-cell office:value-type="string" calcext:value-type="string">
            <text:p>stdlib/vec</text:p>
          </table:table-cell>
          <table:table-cell office:value-type="float" office:value="106264" calcext:value-type="float">
            <text:p>106264</text:p>
          </table:table-cell>
          <table:table-cell/>
          <table:table-cell office:value-type="string" calcext:value-type="string">
            <text:p>stdlib/vec</text:p>
          </table:table-cell>
          <table:table-cell office:value-type="float" office:value="111344" calcext:value-type="float">
            <text:p>111344</text:p>
          </table:table-cell>
          <table:table-cell/>
          <table:table-cell table:formula="of:=[.A399]=[.D399]" office:value-type="boolean" office:boolean-value="true" calcext:value-type="boolean">
            <text:p>TRUE</text:p>
          </table:table-cell>
          <table:table-cell table:formula="of:=IF([.B399]=[.E399]; &quot;&quot;; &quot;*&quot;)" office:value-type="string" office:string-value="*" calcext:value-type="string">
            <text:p>*</text:p>
          </table:table-cell>
          <table:table-cell table:formula="of:=IF([.B399]=[.E399]; &quot;&quot;; [.E399]-[.B399])" office:value-type="float" office:value="5080" calcext:value-type="float">
            <text:p>5080</text:p>
          </table:table-cell>
          <table:table-cell table:formula="of:=IF([.B399]=[.E399]; &quot;&quot;; (([.E399]-[.B399])/[.B399])*100)" office:value-type="float" office:value="4.78054656327637" calcext:value-type="float">
            <text:p>4.78054656327637</text:p>
          </table:table-cell>
          <table:table-cell/>
          <table:table-cell office:value-type="string" calcext:value-type="string">
            <text:p>stdlib/vec</text:p>
          </table:table-cell>
          <table:table-cell office:value-type="float" office:value="111328" calcext:value-type="float">
            <text:p>111328</text:p>
          </table:table-cell>
          <table:table-cell/>
          <table:table-cell table:formula="of:=[.D399]=[.L399]" office:value-type="boolean" office:boolean-value="true" calcext:value-type="boolean">
            <text:p>TRUE</text:p>
          </table:table-cell>
          <table:table-cell table:formula="of:=IF([.B399]=[.M399]; &quot;&quot;; &quot;*&quot;)" office:value-type="string" office:string-value="*" calcext:value-type="string">
            <text:p>*</text:p>
          </table:table-cell>
          <table:table-cell table:formula="of:=IF([.B399]=[.M399]; &quot;&quot;; [.M399]-[.B399])" office:value-type="float" office:value="5064" calcext:value-type="float">
            <text:p>5064</text:p>
          </table:table-cell>
          <table:table-cell table:formula="of:=IF([.B399]=[.M399]; &quot;&quot;; (([.M399]-[.B399])/[.B399])*100)" office:value-type="float" office:value="4.76548972370699" calcext:value-type="float">
            <text:p>4.76548972370699</text:p>
          </table:table-cell>
        </table:table-row>
        <table:table-row table:style-name="ro1">
          <table:table-cell office:value-type="string" calcext:value-type="string">
            <text:p>stdlib/vec_swap</text:p>
          </table:table-cell>
          <table:table-cell office:value-type="float" office:value="23400" calcext:value-type="float">
            <text:p>23400</text:p>
          </table:table-cell>
          <table:table-cell/>
          <table:table-cell office:value-type="string" calcext:value-type="string">
            <text:p>stdlib/vec_swap</text:p>
          </table:table-cell>
          <table:table-cell office:value-type="float" office:value="24432" calcext:value-type="float">
            <text:p>24432</text:p>
          </table:table-cell>
          <table:table-cell/>
          <table:table-cell table:formula="of:=[.A400]=[.D400]" office:value-type="boolean" office:boolean-value="true" calcext:value-type="boolean">
            <text:p>TRUE</text:p>
          </table:table-cell>
          <table:table-cell table:formula="of:=IF([.B400]=[.E400]; &quot;&quot;; &quot;*&quot;)" office:value-type="string" office:string-value="*" calcext:value-type="string">
            <text:p>*</text:p>
          </table:table-cell>
          <table:table-cell table:formula="of:=IF([.B400]=[.E400]; &quot;&quot;; [.E400]-[.B400])" office:value-type="float" office:value="1032" calcext:value-type="float">
            <text:p>1032</text:p>
          </table:table-cell>
          <table:table-cell table:formula="of:=IF([.B400]=[.E400]; &quot;&quot;; (([.E400]-[.B400])/[.B400])*100)" office:value-type="float" office:value="4.41025641025641" calcext:value-type="float">
            <text:p>4.41025641025641</text:p>
          </table:table-cell>
          <table:table-cell/>
          <table:table-cell office:value-type="string" calcext:value-type="string">
            <text:p>stdlib/vec_swap</text:p>
          </table:table-cell>
          <table:table-cell office:value-type="float" office:value="24464" calcext:value-type="float">
            <text:p>24464</text:p>
          </table:table-cell>
          <table:table-cell/>
          <table:table-cell table:formula="of:=[.D400]=[.L400]" office:value-type="boolean" office:boolean-value="true" calcext:value-type="boolean">
            <text:p>TRUE</text:p>
          </table:table-cell>
          <table:table-cell table:formula="of:=IF([.B400]=[.M400]; &quot;&quot;; &quot;*&quot;)" office:value-type="string" office:string-value="*" calcext:value-type="string">
            <text:p>*</text:p>
          </table:table-cell>
          <table:table-cell table:formula="of:=IF([.B400]=[.M400]; &quot;&quot;; [.M400]-[.B400])" office:value-type="float" office:value="1064" calcext:value-type="float">
            <text:p>1064</text:p>
          </table:table-cell>
          <table:table-cell table:formula="of:=IF([.B400]=[.M400]; &quot;&quot;; (([.M400]-[.B400])/[.B400])*100)" office:value-type="float" office:value="4.54700854700855" calcext:value-type="float">
            <text:p>4.54700854700855</text:p>
          </table:table-cell>
        </table:table-row>
        <table:table-row table:style-name="ro1">
          <table:table-cell office:value-type="string" calcext:value-type="string">
            <text:p>storage_into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string" calcext:value-type="string">
            <text:p>storage_into</text:p>
          </table:table-cell>
          <table:table-cell office:value-type="float" office:value="624" calcext:value-type="float">
            <text:p>624</text:p>
          </table:table-cell>
          <table:table-cell/>
          <table:table-cell table:formula="of:=[.A401]=[.D401]" office:value-type="boolean" office:boolean-value="true" calcext:value-type="boolean">
            <text:p>TRUE</text:p>
          </table:table-cell>
          <table:table-cell table:formula="of:=IF([.B401]=[.E401]; &quot;&quot;; &quot;*&quot;)" office:value-type="string" office:string-value="*" calcext:value-type="string">
            <text:p>*</text:p>
          </table:table-cell>
          <table:table-cell table:formula="of:=IF([.B401]=[.E401]; &quot;&quot;; [.E401]-[.B401])" office:value-type="float" office:value="8" calcext:value-type="float">
            <text:p>8</text:p>
          </table:table-cell>
          <table:table-cell table:formula="of:=IF([.B401]=[.E401]; &quot;&quot;; (([.E401]-[.B401])/[.B401])*100)" office:value-type="float" office:value="1.2987012987013" calcext:value-type="float">
            <text:p>1.2987012987013</text:p>
          </table:table-cell>
          <table:table-cell/>
          <table:table-cell office:value-type="string" calcext:value-type="string">
            <text:p>storage_into</text:p>
          </table:table-cell>
          <table:table-cell office:value-type="float" office:value="624" calcext:value-type="float">
            <text:p>624</text:p>
          </table:table-cell>
          <table:table-cell/>
          <table:table-cell table:formula="of:=[.D401]=[.L401]" office:value-type="boolean" office:boolean-value="true" calcext:value-type="boolean">
            <text:p>TRUE</text:p>
          </table:table-cell>
          <table:table-cell table:formula="of:=IF([.B401]=[.M401]; &quot;&quot;; &quot;*&quot;)" office:value-type="string" office:string-value="*" calcext:value-type="string">
            <text:p>*</text:p>
          </table:table-cell>
          <table:table-cell table:formula="of:=IF([.B401]=[.M401]; &quot;&quot;; [.M401]-[.B401])" office:value-type="float" office:value="8" calcext:value-type="float">
            <text:p>8</text:p>
          </table:table-cell>
          <table:table-cell table:formula="of:=IF([.B401]=[.M401]; &quot;&quot;; (([.M401]-[.B401])/[.B401])*100)" office:value-type="float" office:value="1.2987012987013" calcext:value-type="float">
            <text:p>1.2987012987013</text:p>
          </table:table-cell>
        </table:table-row>
        <table:table-row table:style-name="ro1">
          <table:table-cell office:value-type="string" calcext:value-type="string">
            <text:p>superabi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superabi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402]=[.D402]" office:value-type="boolean" office:boolean-value="true" calcext:value-type="boolean">
            <text:p>TRUE</text:p>
          </table:table-cell>
          <table:table-cell table:formula="of:=IF([.B402]=[.E402]; &quot;&quot;; &quot;*&quot;)">
            <text:p/>
          </table:table-cell>
          <table:table-cell table:formula="of:=IF([.B402]=[.E402]; &quot;&quot;; [.E402]-[.B402])">
            <text:p/>
          </table:table-cell>
          <table:table-cell table:formula="of:=IF([.B402]=[.E402]; &quot;&quot;; (([.E402]-[.B402])/[.B402])*100)">
            <text:p/>
          </table:table-cell>
          <table:table-cell/>
          <table:table-cell office:value-type="string" calcext:value-type="string">
            <text:p>superabi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D402]=[.L402]" office:value-type="boolean" office:boolean-value="true" calcext:value-type="boolean">
            <text:p>TRUE</text:p>
          </table:table-cell>
          <table:table-cell table:formula="of:=IF([.B402]=[.M402]; &quot;&quot;; &quot;*&quot;)">
            <text:p/>
          </table:table-cell>
          <table:table-cell table:formula="of:=IF([.B402]=[.M402]; &quot;&quot;; [.M402]-[.B402])">
            <text:p/>
          </table:table-cell>
          <table:table-cell table:formula="of:=IF([.B402]=[.M402]; &quot;&quot;; (([.M402]-[.B402])/[.B402])*100)">
            <text:p/>
          </table:table-cell>
        </table:table-row>
        <table:table-row table:style-name="ro1">
          <table:table-cell office:value-type="string" calcext:value-type="string">
            <text:p>superabi_diamond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superabi_diamond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A403]=[.D403]" office:value-type="boolean" office:boolean-value="true" calcext:value-type="boolean">
            <text:p>TRUE</text:p>
          </table:table-cell>
          <table:table-cell table:formula="of:=IF([.B403]=[.E403]; &quot;&quot;; &quot;*&quot;)">
            <text:p/>
          </table:table-cell>
          <table:table-cell table:formula="of:=IF([.B403]=[.E403]; &quot;&quot;; [.E403]-[.B403])">
            <text:p/>
          </table:table-cell>
          <table:table-cell table:formula="of:=IF([.B403]=[.E403]; &quot;&quot;; (([.E403]-[.B403])/[.B403])*100)">
            <text:p/>
          </table:table-cell>
          <table:table-cell/>
          <table:table-cell office:value-type="string" calcext:value-type="string">
            <text:p>superabi_diamond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D403]=[.L403]" office:value-type="boolean" office:boolean-value="true" calcext:value-type="boolean">
            <text:p>TRUE</text:p>
          </table:table-cell>
          <table:table-cell table:formula="of:=IF([.B403]=[.M403]; &quot;&quot;; &quot;*&quot;)">
            <text:p/>
          </table:table-cell>
          <table:table-cell table:formula="of:=IF([.B403]=[.M403]; &quot;&quot;; [.M403]-[.B403])">
            <text:p/>
          </table:table-cell>
          <table:table-cell table:formula="of:=IF([.B403]=[.M403]; &quot;&quot;; (([.M403]-[.B403])/[.B403])*100)">
            <text:p/>
          </table:table-cell>
        </table:table-row>
        <table:table-row table:style-name="ro1">
          <table:table-cell office:value-type="string" calcext:value-type="string">
            <text:p>superabi_diamond_impl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superabi_diamond_impl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A404]=[.D404]" office:value-type="boolean" office:boolean-value="true" calcext:value-type="boolean">
            <text:p>TRUE</text:p>
          </table:table-cell>
          <table:table-cell table:formula="of:=IF([.B404]=[.E404]; &quot;&quot;; &quot;*&quot;)">
            <text:p/>
          </table:table-cell>
          <table:table-cell table:formula="of:=IF([.B404]=[.E404]; &quot;&quot;; [.E404]-[.B404])">
            <text:p/>
          </table:table-cell>
          <table:table-cell table:formula="of:=IF([.B404]=[.E404]; &quot;&quot;; (([.E404]-[.B404])/[.B404])*100)">
            <text:p/>
          </table:table-cell>
          <table:table-cell/>
          <table:table-cell office:value-type="string" calcext:value-type="string">
            <text:p>superabi_diamond_impl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D404]=[.L404]" office:value-type="boolean" office:boolean-value="true" calcext:value-type="boolean">
            <text:p>TRUE</text:p>
          </table:table-cell>
          <table:table-cell table:formula="of:=IF([.B404]=[.M404]; &quot;&quot;; &quot;*&quot;)">
            <text:p/>
          </table:table-cell>
          <table:table-cell table:formula="of:=IF([.B404]=[.M404]; &quot;&quot;; [.M404]-[.B404])">
            <text:p/>
          </table:table-cell>
          <table:table-cell table:formula="of:=IF([.B404]=[.M404]; &quot;&quot;; (([.M404]-[.B404])/[.B404])*100)">
            <text:p/>
          </table:table-cell>
        </table:table-row>
        <table:table-row table:style-name="ro1">
          <table:table-cell office:value-type="string" calcext:value-type="string">
            <text:p>superabi_supertrait_same_methods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string" calcext:value-type="string">
            <text:p>superabi_supertrait_same_methods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[.A405]=[.D405]" office:value-type="boolean" office:boolean-value="true" calcext:value-type="boolean">
            <text:p>TRUE</text:p>
          </table:table-cell>
          <table:table-cell table:formula="of:=IF([.B405]=[.E405]; &quot;&quot;; &quot;*&quot;)">
            <text:p/>
          </table:table-cell>
          <table:table-cell table:formula="of:=IF([.B405]=[.E405]; &quot;&quot;; [.E405]-[.B405])">
            <text:p/>
          </table:table-cell>
          <table:table-cell table:formula="of:=IF([.B405]=[.E405]; &quot;&quot;; (([.E405]-[.B405])/[.B405])*100)">
            <text:p/>
          </table:table-cell>
          <table:table-cell/>
          <table:table-cell office:value-type="string" calcext:value-type="string">
            <text:p>superabi_supertrait_same_methods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[.D405]=[.L405]" office:value-type="boolean" office:boolean-value="true" calcext:value-type="boolean">
            <text:p>TRUE</text:p>
          </table:table-cell>
          <table:table-cell table:formula="of:=IF([.B405]=[.M405]; &quot;&quot;; &quot;*&quot;)">
            <text:p/>
          </table:table-cell>
          <table:table-cell table:formula="of:=IF([.B405]=[.M405]; &quot;&quot;; [.M405]-[.B405])">
            <text:p/>
          </table:table-cell>
          <table:table-cell table:formula="of:=IF([.B405]=[.M405]; &quot;&quot;; (([.M405]-[.B405])/[.B405])*100)">
            <text:p/>
          </table:table-cell>
        </table:table-row>
        <table:table-row table:style-name="ro1">
          <table:table-cell office:value-type="string" calcext:value-type="string">
            <text:p>supertraits_for_abis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supertraits_for_abis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406]=[.D406]" office:value-type="boolean" office:boolean-value="true" calcext:value-type="boolean">
            <text:p>TRUE</text:p>
          </table:table-cell>
          <table:table-cell table:formula="of:=IF([.B406]=[.E406]; &quot;&quot;; &quot;*&quot;)">
            <text:p/>
          </table:table-cell>
          <table:table-cell table:formula="of:=IF([.B406]=[.E406]; &quot;&quot;; [.E406]-[.B406])">
            <text:p/>
          </table:table-cell>
          <table:table-cell table:formula="of:=IF([.B406]=[.E406]; &quot;&quot;; (([.E406]-[.B406])/[.B406])*100)">
            <text:p/>
          </table:table-cell>
          <table:table-cell/>
          <table:table-cell office:value-type="string" calcext:value-type="string">
            <text:p>supertraits_for_abis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D406]=[.L406]" office:value-type="boolean" office:boolean-value="true" calcext:value-type="boolean">
            <text:p>TRUE</text:p>
          </table:table-cell>
          <table:table-cell table:formula="of:=IF([.B406]=[.M406]; &quot;&quot;; &quot;*&quot;)">
            <text:p/>
          </table:table-cell>
          <table:table-cell table:formula="of:=IF([.B406]=[.M406]; &quot;&quot;; [.M406]-[.B406])">
            <text:p/>
          </table:table-cell>
          <table:table-cell table:formula="of:=IF([.B406]=[.M406]; &quot;&quot;; (([.M406]-[.B406])/[.B406])*100)">
            <text:p/>
          </table:table-cell>
        </table:table-row>
        <table:table-row table:style-name="ro1">
          <table:table-cell office:value-type="string" calcext:value-type="string">
            <text:p>supertraits_for_abis_diamond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supertraits_for_abis_diamond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407]=[.D407]" office:value-type="boolean" office:boolean-value="true" calcext:value-type="boolean">
            <text:p>TRUE</text:p>
          </table:table-cell>
          <table:table-cell table:formula="of:=IF([.B407]=[.E407]; &quot;&quot;; &quot;*&quot;)">
            <text:p/>
          </table:table-cell>
          <table:table-cell table:formula="of:=IF([.B407]=[.E407]; &quot;&quot;; [.E407]-[.B407])">
            <text:p/>
          </table:table-cell>
          <table:table-cell table:formula="of:=IF([.B407]=[.E407]; &quot;&quot;; (([.E407]-[.B407])/[.B407])*100)">
            <text:p/>
          </table:table-cell>
          <table:table-cell/>
          <table:table-cell office:value-type="string" calcext:value-type="string">
            <text:p>supertraits_for_abis_diamond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D407]=[.L407]" office:value-type="boolean" office:boolean-value="true" calcext:value-type="boolean">
            <text:p>TRUE</text:p>
          </table:table-cell>
          <table:table-cell table:formula="of:=IF([.B407]=[.M407]; &quot;&quot;; &quot;*&quot;)">
            <text:p/>
          </table:table-cell>
          <table:table-cell table:formula="of:=IF([.B407]=[.M407]; &quot;&quot;; [.M407]-[.B407])">
            <text:p/>
          </table:table-cell>
          <table:table-cell table:formula="of:=IF([.B407]=[.M407]; &quot;&quot;; (([.M407]-[.B407])/[.B407])*100)">
            <text:p/>
          </table:table-cell>
        </table:table-row>
        <table:table-row table:style-name="ro1">
          <table:table-cell office:value-type="string" calcext:value-type="string">
            <text:p>supertraits_for_abis_ownable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string" calcext:value-type="string">
            <text:p>supertraits_for_abis_ownable</text:p>
          </table:table-cell>
          <table:table-cell office:value-type="float" office:value="3472" calcext:value-type="float">
            <text:p>3472</text:p>
          </table:table-cell>
          <table:table-cell/>
          <table:table-cell table:formula="of:=[.A408]=[.D408]" office:value-type="boolean" office:boolean-value="true" calcext:value-type="boolean">
            <text:p>TRUE</text:p>
          </table:table-cell>
          <table:table-cell table:formula="of:=IF([.B408]=[.E408]; &quot;&quot;; &quot;*&quot;)" office:value-type="string" office:string-value="*" calcext:value-type="string">
            <text:p>*</text:p>
          </table:table-cell>
          <table:table-cell table:formula="of:=IF([.B408]=[.E408]; &quot;&quot;; [.E408]-[.B408])" office:value-type="float" office:value="272" calcext:value-type="float">
            <text:p>272</text:p>
          </table:table-cell>
          <table:table-cell table:formula="of:=IF([.B408]=[.E408]; &quot;&quot;; (([.E408]-[.B408])/[.B408])*100)" office:value-type="float" office:value="8.5" calcext:value-type="float">
            <text:p>8.5</text:p>
          </table:table-cell>
          <table:table-cell/>
          <table:table-cell office:value-type="string" calcext:value-type="string">
            <text:p>supertraits_for_abis_ownable</text:p>
          </table:table-cell>
          <table:table-cell office:value-type="float" office:value="3472" calcext:value-type="float">
            <text:p>3472</text:p>
          </table:table-cell>
          <table:table-cell/>
          <table:table-cell table:formula="of:=[.D408]=[.L408]" office:value-type="boolean" office:boolean-value="true" calcext:value-type="boolean">
            <text:p>TRUE</text:p>
          </table:table-cell>
          <table:table-cell table:formula="of:=IF([.B408]=[.M408]; &quot;&quot;; &quot;*&quot;)" office:value-type="string" office:string-value="*" calcext:value-type="string">
            <text:p>*</text:p>
          </table:table-cell>
          <table:table-cell table:formula="of:=IF([.B408]=[.M408]; &quot;&quot;; [.M408]-[.B408])" office:value-type="float" office:value="272" calcext:value-type="float">
            <text:p>272</text:p>
          </table:table-cell>
          <table:table-cell table:formula="of:=IF([.B408]=[.M408]; &quot;&quot;; (([.M408]-[.B408])/[.B408])*100)" office:value-type="float" office:value="8.5" calcext:value-type="float">
            <text:p>8.5</text:p>
          </table:table-cell>
        </table:table-row>
        <table:table-row table:style-name="ro1">
          <table:table-cell office:value-type="string" calcext:value-type="string">
            <text:p>test_abis/abi_impl_methods_in_json_abi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test_abis/abi_impl_methods_in_json_abi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409]=[.D409]" office:value-type="boolean" office:boolean-value="true" calcext:value-type="boolean">
            <text:p>TRUE</text:p>
          </table:table-cell>
          <table:table-cell table:formula="of:=IF([.B409]=[.E409]; &quot;&quot;; &quot;*&quot;)">
            <text:p/>
          </table:table-cell>
          <table:table-cell table:formula="of:=IF([.B409]=[.E409]; &quot;&quot;; [.E409]-[.B409])">
            <text:p/>
          </table:table-cell>
          <table:table-cell table:formula="of:=IF([.B409]=[.E409]; &quot;&quot;; (([.E409]-[.B409])/[.B409])*100)">
            <text:p/>
          </table:table-cell>
          <table:table-cell/>
          <table:table-cell office:value-type="string" calcext:value-type="string">
            <text:p>test_abis/abi_impl_methods_in_json_abi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D409]=[.L409]" office:value-type="boolean" office:boolean-value="true" calcext:value-type="boolean">
            <text:p>TRUE</text:p>
          </table:table-cell>
          <table:table-cell table:formula="of:=IF([.B409]=[.M409]; &quot;&quot;; &quot;*&quot;)">
            <text:p/>
          </table:table-cell>
          <table:table-cell table:formula="of:=IF([.B409]=[.M409]; &quot;&quot;; [.M409]-[.B409])">
            <text:p/>
          </table:table-cell>
          <table:table-cell table:formula="of:=IF([.B409]=[.M409]; &quot;&quot;; (([.M409]-[.B409])/[.B409])*100)">
            <text:p/>
          </table:table-cell>
        </table:table-row>
        <table:table-row table:style-name="ro1">
          <table:table-cell office:value-type="string" calcext:value-type="string">
            <text:p>test_contracts/abi_with_generic_types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test_contracts/abi_with_generic_types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A410]=[.D410]" office:value-type="boolean" office:boolean-value="true" calcext:value-type="boolean">
            <text:p>TRUE</text:p>
          </table:table-cell>
          <table:table-cell table:formula="of:=IF([.B410]=[.E410]; &quot;&quot;; &quot;*&quot;)">
            <text:p/>
          </table:table-cell>
          <table:table-cell table:formula="of:=IF([.B410]=[.E410]; &quot;&quot;; [.E410]-[.B410])">
            <text:p/>
          </table:table-cell>
          <table:table-cell table:formula="of:=IF([.B410]=[.E410]; &quot;&quot;; (([.E410]-[.B410])/[.B410])*100)">
            <text:p/>
          </table:table-cell>
          <table:table-cell/>
          <table:table-cell office:value-type="string" calcext:value-type="string">
            <text:p>test_contracts/abi_with_generic_types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D410]=[.L410]" office:value-type="boolean" office:boolean-value="true" calcext:value-type="boolean">
            <text:p>TRUE</text:p>
          </table:table-cell>
          <table:table-cell table:formula="of:=IF([.B410]=[.M410]; &quot;&quot;; &quot;*&quot;)">
            <text:p/>
          </table:table-cell>
          <table:table-cell table:formula="of:=IF([.B410]=[.M410]; &quot;&quot;; [.M410]-[.B410])">
            <text:p/>
          </table:table-cell>
          <table:table-cell table:formula="of:=IF([.B410]=[.M410]; &quot;&quot;; (([.M410]-[.B410])/[.B410])*100)">
            <text:p/>
          </table:table-cell>
        </table:table-row>
        <table:table-row table:style-name="ro1">
          <table:table-cell office:value-type="string" calcext:value-type="string">
            <text:p>test_contracts/abi_with_same_name_types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test_contracts/abi_with_same_name_types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411]=[.D411]" office:value-type="boolean" office:boolean-value="true" calcext:value-type="boolean">
            <text:p>TRUE</text:p>
          </table:table-cell>
          <table:table-cell table:formula="of:=IF([.B411]=[.E411]; &quot;&quot;; &quot;*&quot;)">
            <text:p/>
          </table:table-cell>
          <table:table-cell table:formula="of:=IF([.B411]=[.E411]; &quot;&quot;; [.E411]-[.B411])">
            <text:p/>
          </table:table-cell>
          <table:table-cell table:formula="of:=IF([.B411]=[.E411]; &quot;&quot;; (([.E411]-[.B411])/[.B411])*100)">
            <text:p/>
          </table:table-cell>
          <table:table-cell/>
          <table:table-cell office:value-type="string" calcext:value-type="string">
            <text:p>test_contracts/abi_with_same_name_types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D411]=[.L411]" office:value-type="boolean" office:boolean-value="true" calcext:value-type="boolean">
            <text:p>TRUE</text:p>
          </table:table-cell>
          <table:table-cell table:formula="of:=IF([.B411]=[.M411]; &quot;&quot;; &quot;*&quot;)">
            <text:p/>
          </table:table-cell>
          <table:table-cell table:formula="of:=IF([.B411]=[.M411]; &quot;&quot;; [.M411]-[.B411])">
            <text:p/>
          </table:table-cell>
          <table:table-cell table:formula="of:=IF([.B411]=[.M411]; &quot;&quot;; (([.M411]-[.B411])/[.B411])*100)">
            <text:p/>
          </table:table-cell>
        </table:table-row>
        <table:table-row table:style-name="ro1">
          <table:table-cell office:value-type="string" calcext:value-type="string">
            <text:p>test_contracts/abi_with_tuples_contract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test_contracts/abi_with_tuples_contract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A412]=[.D412]" office:value-type="boolean" office:boolean-value="true" calcext:value-type="boolean">
            <text:p>TRUE</text:p>
          </table:table-cell>
          <table:table-cell table:formula="of:=IF([.B412]=[.E412]; &quot;&quot;; &quot;*&quot;)">
            <text:p/>
          </table:table-cell>
          <table:table-cell table:formula="of:=IF([.B412]=[.E412]; &quot;&quot;; [.E412]-[.B412])">
            <text:p/>
          </table:table-cell>
          <table:table-cell table:formula="of:=IF([.B412]=[.E412]; &quot;&quot;; (([.E412]-[.B412])/[.B412])*100)">
            <text:p/>
          </table:table-cell>
          <table:table-cell/>
          <table:table-cell office:value-type="string" calcext:value-type="string">
            <text:p>test_contracts/abi_with_tuples_contract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D412]=[.L412]" office:value-type="boolean" office:boolean-value="true" calcext:value-type="boolean">
            <text:p>TRUE</text:p>
          </table:table-cell>
          <table:table-cell table:formula="of:=IF([.B412]=[.M412]; &quot;&quot;; &quot;*&quot;)">
            <text:p/>
          </table:table-cell>
          <table:table-cell table:formula="of:=IF([.B412]=[.M412]; &quot;&quot;; [.M412]-[.B412])">
            <text:p/>
          </table:table-cell>
          <table:table-cell table:formula="of:=IF([.B412]=[.M412]; &quot;&quot;; (([.M412]-[.B412])/[.B412])*100)">
            <text:p/>
          </table:table-cell>
        </table:table-row>
        <table:table-row table:style-name="ro1">
          <table:table-cell office:value-type="string" calcext:value-type="string">
            <text:p>test_contracts/array_of_structs_contract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test_contracts/array_of_structs_contract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[.A413]=[.D413]" office:value-type="boolean" office:boolean-value="true" calcext:value-type="boolean">
            <text:p>TRUE</text:p>
          </table:table-cell>
          <table:table-cell table:formula="of:=IF([.B413]=[.E413]; &quot;&quot;; &quot;*&quot;)">
            <text:p/>
          </table:table-cell>
          <table:table-cell table:formula="of:=IF([.B413]=[.E413]; &quot;&quot;; [.E413]-[.B413])">
            <text:p/>
          </table:table-cell>
          <table:table-cell table:formula="of:=IF([.B413]=[.E413]; &quot;&quot;; (([.E413]-[.B413])/[.B413])*100)">
            <text:p/>
          </table:table-cell>
          <table:table-cell/>
          <table:table-cell office:value-type="string" calcext:value-type="string">
            <text:p>test_contracts/array_of_structs_contract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[.D413]=[.L413]" office:value-type="boolean" office:boolean-value="true" calcext:value-type="boolean">
            <text:p>TRUE</text:p>
          </table:table-cell>
          <table:table-cell table:formula="of:=IF([.B413]=[.M413]; &quot;&quot;; &quot;*&quot;)">
            <text:p/>
          </table:table-cell>
          <table:table-cell table:formula="of:=IF([.B413]=[.M413]; &quot;&quot;; [.M413]-[.B413])">
            <text:p/>
          </table:table-cell>
          <table:table-cell table:formula="of:=IF([.B413]=[.M413]; &quot;&quot;; (([.M413]-[.B413])/[.B413])*100)">
            <text:p/>
          </table:table-cell>
        </table:table-row>
        <table:table-row table:style-name="ro1">
          <table:table-cell office:value-type="string" calcext:value-type="string">
            <text:p>test_contracts/auth_testing_contract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test_contracts/auth_testing_contract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414]=[.D414]" office:value-type="boolean" office:boolean-value="true" calcext:value-type="boolean">
            <text:p>TRUE</text:p>
          </table:table-cell>
          <table:table-cell table:formula="of:=IF([.B414]=[.E414]; &quot;&quot;; &quot;*&quot;)">
            <text:p/>
          </table:table-cell>
          <table:table-cell table:formula="of:=IF([.B414]=[.E414]; &quot;&quot;; [.E414]-[.B414])">
            <text:p/>
          </table:table-cell>
          <table:table-cell table:formula="of:=IF([.B414]=[.E414]; &quot;&quot;; (([.E414]-[.B414])/[.B414])*100)">
            <text:p/>
          </table:table-cell>
          <table:table-cell/>
          <table:table-cell office:value-type="string" calcext:value-type="string">
            <text:p>test_contracts/auth_testing_contract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D414]=[.L414]" office:value-type="boolean" office:boolean-value="true" calcext:value-type="boolean">
            <text:p>TRUE</text:p>
          </table:table-cell>
          <table:table-cell table:formula="of:=IF([.B414]=[.M414]; &quot;&quot;; &quot;*&quot;)">
            <text:p/>
          </table:table-cell>
          <table:table-cell table:formula="of:=IF([.B414]=[.M414]; &quot;&quot;; [.M414]-[.B414])">
            <text:p/>
          </table:table-cell>
          <table:table-cell table:formula="of:=IF([.B414]=[.M414]; &quot;&quot;; (([.M414]-[.B414])/[.B414])*100)">
            <text:p/>
          </table:table-cell>
        </table:table-row>
        <table:table-row table:style-name="ro1">
          <table:table-cell office:value-type="string" calcext:value-type="string">
            <text:p>test_contracts/balance_test_contract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test_contracts/balance_test_contract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415]=[.D415]" office:value-type="boolean" office:boolean-value="true" calcext:value-type="boolean">
            <text:p>TRUE</text:p>
          </table:table-cell>
          <table:table-cell table:formula="of:=IF([.B415]=[.E415]; &quot;&quot;; &quot;*&quot;)">
            <text:p/>
          </table:table-cell>
          <table:table-cell table:formula="of:=IF([.B415]=[.E415]; &quot;&quot;; [.E415]-[.B415])">
            <text:p/>
          </table:table-cell>
          <table:table-cell table:formula="of:=IF([.B415]=[.E415]; &quot;&quot;; (([.E415]-[.B415])/[.B415])*100)">
            <text:p/>
          </table:table-cell>
          <table:table-cell/>
          <table:table-cell office:value-type="string" calcext:value-type="string">
            <text:p>test_contracts/balance_test_contract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D415]=[.L415]" office:value-type="boolean" office:boolean-value="true" calcext:value-type="boolean">
            <text:p>TRUE</text:p>
          </table:table-cell>
          <table:table-cell table:formula="of:=IF([.B415]=[.M415]; &quot;&quot;; &quot;*&quot;)">
            <text:p/>
          </table:table-cell>
          <table:table-cell table:formula="of:=IF([.B415]=[.M415]; &quot;&quot;; [.M415]-[.B415])">
            <text:p/>
          </table:table-cell>
          <table:table-cell table:formula="of:=IF([.B415]=[.M415]; &quot;&quot;; (([.M415]-[.B415])/[.B415])*100)">
            <text:p/>
          </table:table-cell>
        </table:table-row>
        <table:table-row table:style-name="ro1">
          <table:table-cell office:value-type="string" calcext:value-type="string">
            <text:p>test_contracts/basic_storage</text:p>
          </table:table-cell>
          <table:table-cell office:value-type="float" office:value="26912" calcext:value-type="float">
            <text:p>26912</text:p>
          </table:table-cell>
          <table:table-cell/>
          <table:table-cell office:value-type="string" calcext:value-type="string">
            <text:p>test_contracts/basic_storage</text:p>
          </table:table-cell>
          <table:table-cell office:value-type="float" office:value="27352" calcext:value-type="float">
            <text:p>27352</text:p>
          </table:table-cell>
          <table:table-cell/>
          <table:table-cell table:formula="of:=[.A416]=[.D416]" office:value-type="boolean" office:boolean-value="true" calcext:value-type="boolean">
            <text:p>TRUE</text:p>
          </table:table-cell>
          <table:table-cell table:formula="of:=IF([.B416]=[.E416]; &quot;&quot;; &quot;*&quot;)" office:value-type="string" office:string-value="*" calcext:value-type="string">
            <text:p>*</text:p>
          </table:table-cell>
          <table:table-cell table:formula="of:=IF([.B416]=[.E416]; &quot;&quot;; [.E416]-[.B416])" office:value-type="float" office:value="440" calcext:value-type="float">
            <text:p>440</text:p>
          </table:table-cell>
          <table:table-cell table:formula="of:=IF([.B416]=[.E416]; &quot;&quot;; (([.E416]-[.B416])/[.B416])*100)" office:value-type="float" office:value="1.63495838287753" calcext:value-type="float">
            <text:p>1.63495838287753</text:p>
          </table:table-cell>
          <table:table-cell/>
          <table:table-cell office:value-type="string" calcext:value-type="string">
            <text:p>test_contracts/basic_storage</text:p>
          </table:table-cell>
          <table:table-cell office:value-type="float" office:value="27360" calcext:value-type="float">
            <text:p>27360</text:p>
          </table:table-cell>
          <table:table-cell/>
          <table:table-cell table:formula="of:=[.D416]=[.L416]" office:value-type="boolean" office:boolean-value="true" calcext:value-type="boolean">
            <text:p>TRUE</text:p>
          </table:table-cell>
          <table:table-cell table:formula="of:=IF([.B416]=[.M416]; &quot;&quot;; &quot;*&quot;)" office:value-type="string" office:string-value="*" calcext:value-type="string">
            <text:p>*</text:p>
          </table:table-cell>
          <table:table-cell table:formula="of:=IF([.B416]=[.M416]; &quot;&quot;; [.M416]-[.B416])" office:value-type="float" office:value="448" calcext:value-type="float">
            <text:p>448</text:p>
          </table:table-cell>
          <table:table-cell table:formula="of:=IF([.B416]=[.M416]; &quot;&quot;; (([.M416]-[.B416])/[.B416])*100)" office:value-type="float" office:value="1.66468489892985" calcext:value-type="float">
            <text:p>1.66468489892985</text:p>
          </table:table-cell>
        </table:table-row>
        <table:table-row table:style-name="ro1">
          <table:table-cell office:value-type="string" calcext:value-type="string">
            <text:p>test_contracts/context_testing_contract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test_contracts/context_testing_contract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A417]=[.D417]" office:value-type="boolean" office:boolean-value="true" calcext:value-type="boolean">
            <text:p>TRUE</text:p>
          </table:table-cell>
          <table:table-cell table:formula="of:=IF([.B417]=[.E417]; &quot;&quot;; &quot;*&quot;)">
            <text:p/>
          </table:table-cell>
          <table:table-cell table:formula="of:=IF([.B417]=[.E417]; &quot;&quot;; [.E417]-[.B417])">
            <text:p/>
          </table:table-cell>
          <table:table-cell table:formula="of:=IF([.B417]=[.E417]; &quot;&quot;; (([.E417]-[.B417])/[.B417])*100)">
            <text:p/>
          </table:table-cell>
          <table:table-cell/>
          <table:table-cell office:value-type="string" calcext:value-type="string">
            <text:p>test_contracts/context_testing_contract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D417]=[.L417]" office:value-type="boolean" office:boolean-value="true" calcext:value-type="boolean">
            <text:p>TRUE</text:p>
          </table:table-cell>
          <table:table-cell table:formula="of:=IF([.B417]=[.M417]; &quot;&quot;; &quot;*&quot;)">
            <text:p/>
          </table:table-cell>
          <table:table-cell table:formula="of:=IF([.B417]=[.M417]; &quot;&quot;; [.M417]-[.B417])">
            <text:p/>
          </table:table-cell>
          <table:table-cell table:formula="of:=IF([.B417]=[.M417]; &quot;&quot;; (([.M417]-[.B417])/[.B417])*100)">
            <text:p/>
          </table:table-cell>
        </table:table-row>
        <table:table-row table:style-name="ro1">
          <table:table-cell office:value-type="string" calcext:value-type="string">
            <text:p>test_contracts/contract_with_type_aliases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test_contracts/contract_with_type_aliases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[.A418]=[.D418]" office:value-type="boolean" office:boolean-value="true" calcext:value-type="boolean">
            <text:p>TRUE</text:p>
          </table:table-cell>
          <table:table-cell table:formula="of:=IF([.B418]=[.E418]; &quot;&quot;; &quot;*&quot;)">
            <text:p/>
          </table:table-cell>
          <table:table-cell table:formula="of:=IF([.B418]=[.E418]; &quot;&quot;; [.E418]-[.B418])">
            <text:p/>
          </table:table-cell>
          <table:table-cell table:formula="of:=IF([.B418]=[.E418]; &quot;&quot;; (([.E418]-[.B418])/[.B418])*100)">
            <text:p/>
          </table:table-cell>
          <table:table-cell/>
          <table:table-cell office:value-type="string" calcext:value-type="string">
            <text:p>test_contracts/contract_with_type_aliases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[.D418]=[.L418]" office:value-type="boolean" office:boolean-value="true" calcext:value-type="boolean">
            <text:p>TRUE</text:p>
          </table:table-cell>
          <table:table-cell table:formula="of:=IF([.B418]=[.M418]; &quot;&quot;; &quot;*&quot;)">
            <text:p/>
          </table:table-cell>
          <table:table-cell table:formula="of:=IF([.B418]=[.M418]; &quot;&quot;; [.M418]-[.B418])">
            <text:p/>
          </table:table-cell>
          <table:table-cell table:formula="of:=IF([.B418]=[.M418]; &quot;&quot;; (([.M418]-[.B418])/[.B418])*100)">
            <text:p/>
          </table:table-cell>
        </table:table-row>
        <table:table-row table:style-name="ro1">
          <table:table-cell office:value-type="string" calcext:value-type="string">
            <text:p>test_contracts/increment_contract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string" calcext:value-type="string">
            <text:p>test_contracts/increment_contract</text:p>
          </table:table-cell>
          <table:table-cell office:value-type="float" office:value="1920" calcext:value-type="float">
            <text:p>1920</text:p>
          </table:table-cell>
          <table:table-cell/>
          <table:table-cell table:formula="of:=[.A419]=[.D419]" office:value-type="boolean" office:boolean-value="true" calcext:value-type="boolean">
            <text:p>TRUE</text:p>
          </table:table-cell>
          <table:table-cell table:formula="of:=IF([.B419]=[.E419]; &quot;&quot;; &quot;*&quot;)" office:value-type="string" office:string-value="*" calcext:value-type="string">
            <text:p>*</text:p>
          </table:table-cell>
          <table:table-cell table:formula="of:=IF([.B419]=[.E419]; &quot;&quot;; [.E419]-[.B419])" office:value-type="float" office:value="96" calcext:value-type="float">
            <text:p>96</text:p>
          </table:table-cell>
          <table:table-cell table:formula="of:=IF([.B419]=[.E419]; &quot;&quot;; (([.E419]-[.B419])/[.B419])*100)" office:value-type="float" office:value="5.26315789473684" calcext:value-type="float">
            <text:p>5.26315789473684</text:p>
          </table:table-cell>
          <table:table-cell/>
          <table:table-cell office:value-type="string" calcext:value-type="string">
            <text:p>test_contracts/increment_contract</text:p>
          </table:table-cell>
          <table:table-cell office:value-type="float" office:value="1920" calcext:value-type="float">
            <text:p>1920</text:p>
          </table:table-cell>
          <table:table-cell/>
          <table:table-cell table:formula="of:=[.D419]=[.L419]" office:value-type="boolean" office:boolean-value="true" calcext:value-type="boolean">
            <text:p>TRUE</text:p>
          </table:table-cell>
          <table:table-cell table:formula="of:=IF([.B419]=[.M419]; &quot;&quot;; &quot;*&quot;)" office:value-type="string" office:string-value="*" calcext:value-type="string">
            <text:p>*</text:p>
          </table:table-cell>
          <table:table-cell table:formula="of:=IF([.B419]=[.M419]; &quot;&quot;; [.M419]-[.B419])" office:value-type="float" office:value="96" calcext:value-type="float">
            <text:p>96</text:p>
          </table:table-cell>
          <table:table-cell table:formula="of:=IF([.B419]=[.M419]; &quot;&quot;; (([.M419]-[.B419])/[.B419])*100)" office:value-type="float" office:value="5.26315789473684" calcext:value-type="float">
            <text:p>5.26315789473684</text:p>
          </table:table-cell>
        </table:table-row>
        <table:table-row table:style-name="ro1">
          <table:table-cell office:value-type="string" calcext:value-type="string">
            <text:p>test_contracts/issue_1512_repro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string" calcext:value-type="string">
            <text:p>test_contracts/issue_1512_repro</text:p>
          </table:table-cell>
          <table:table-cell office:value-type="float" office:value="1192" calcext:value-type="float">
            <text:p>1192</text:p>
          </table:table-cell>
          <table:table-cell/>
          <table:table-cell table:formula="of:=[.A420]=[.D420]" office:value-type="boolean" office:boolean-value="true" calcext:value-type="boolean">
            <text:p>TRUE</text:p>
          </table:table-cell>
          <table:table-cell table:formula="of:=IF([.B420]=[.E420]; &quot;&quot;; &quot;*&quot;)" office:value-type="string" office:string-value="*" calcext:value-type="string">
            <text:p>*</text:p>
          </table:table-cell>
          <table:table-cell table:formula="of:=IF([.B420]=[.E420]; &quot;&quot;; [.E420]-[.B420])" office:value-type="float" office:value="32" calcext:value-type="float">
            <text:p>32</text:p>
          </table:table-cell>
          <table:table-cell table:formula="of:=IF([.B420]=[.E420]; &quot;&quot;; (([.E420]-[.B420])/[.B420])*100)" office:value-type="float" office:value="2.75862068965517" calcext:value-type="float">
            <text:p>2.75862068965517</text:p>
          </table:table-cell>
          <table:table-cell/>
          <table:table-cell office:value-type="string" calcext:value-type="string">
            <text:p>test_contracts/issue_1512_repro</text:p>
          </table:table-cell>
          <table:table-cell office:value-type="float" office:value="1192" calcext:value-type="float">
            <text:p>1192</text:p>
          </table:table-cell>
          <table:table-cell/>
          <table:table-cell table:formula="of:=[.D420]=[.L420]" office:value-type="boolean" office:boolean-value="true" calcext:value-type="boolean">
            <text:p>TRUE</text:p>
          </table:table-cell>
          <table:table-cell table:formula="of:=IF([.B420]=[.M420]; &quot;&quot;; &quot;*&quot;)" office:value-type="string" office:string-value="*" calcext:value-type="string">
            <text:p>*</text:p>
          </table:table-cell>
          <table:table-cell table:formula="of:=IF([.B420]=[.M420]; &quot;&quot;; [.M420]-[.B420])" office:value-type="float" office:value="32" calcext:value-type="float">
            <text:p>32</text:p>
          </table:table-cell>
          <table:table-cell table:formula="of:=IF([.B420]=[.M420]; &quot;&quot;; (([.M420]-[.B420])/[.B420])*100)" office:value-type="float" office:value="2.75862068965517" calcext:value-type="float">
            <text:p>2.75862068965517</text:p>
          </table:table-cell>
        </table:table-row>
        <table:table-row table:style-name="ro1">
          <table:table-cell office:value-type="string" calcext:value-type="string">
            <text:p>test_contracts/multiple_impl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test_contracts/multiple_impl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421]=[.D421]" office:value-type="boolean" office:boolean-value="true" calcext:value-type="boolean">
            <text:p>TRUE</text:p>
          </table:table-cell>
          <table:table-cell table:formula="of:=IF([.B421]=[.E421]; &quot;&quot;; &quot;*&quot;)">
            <text:p/>
          </table:table-cell>
          <table:table-cell table:formula="of:=IF([.B421]=[.E421]; &quot;&quot;; [.E421]-[.B421])">
            <text:p/>
          </table:table-cell>
          <table:table-cell table:formula="of:=IF([.B421]=[.E421]; &quot;&quot;; (([.E421]-[.B421])/[.B421])*100)">
            <text:p/>
          </table:table-cell>
          <table:table-cell/>
          <table:table-cell office:value-type="string" calcext:value-type="string">
            <text:p>test_contracts/multiple_impl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421]=[.L421]" office:value-type="boolean" office:boolean-value="true" calcext:value-type="boolean">
            <text:p>TRUE</text:p>
          </table:table-cell>
          <table:table-cell table:formula="of:=IF([.B421]=[.M421]; &quot;&quot;; &quot;*&quot;)">
            <text:p/>
          </table:table-cell>
          <table:table-cell table:formula="of:=IF([.B421]=[.M421]; &quot;&quot;; [.M421]-[.B421])">
            <text:p/>
          </table:table-cell>
          <table:table-cell table:formula="of:=IF([.B421]=[.M421]; &quot;&quot;; (([.M421]-[.B421])/[.B421])*100)">
            <text:p/>
          </table:table-cell>
        </table:table-row>
        <table:table-row table:style-name="ro1">
          <table:table-cell office:value-type="string" calcext:value-type="string">
            <text:p>test_contracts/nested_struct_args_contract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test_contracts/nested_struct_args_contract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422]=[.D422]" office:value-type="boolean" office:boolean-value="true" calcext:value-type="boolean">
            <text:p>TRUE</text:p>
          </table:table-cell>
          <table:table-cell table:formula="of:=IF([.B422]=[.E422]; &quot;&quot;; &quot;*&quot;)">
            <text:p/>
          </table:table-cell>
          <table:table-cell table:formula="of:=IF([.B422]=[.E422]; &quot;&quot;; [.E422]-[.B422])">
            <text:p/>
          </table:table-cell>
          <table:table-cell table:formula="of:=IF([.B422]=[.E422]; &quot;&quot;; (([.E422]-[.B422])/[.B422])*100)">
            <text:p/>
          </table:table-cell>
          <table:table-cell/>
          <table:table-cell office:value-type="string" calcext:value-type="string">
            <text:p>test_contracts/nested_struct_args_contract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D422]=[.L422]" office:value-type="boolean" office:boolean-value="true" calcext:value-type="boolean">
            <text:p>TRUE</text:p>
          </table:table-cell>
          <table:table-cell table:formula="of:=IF([.B422]=[.M422]; &quot;&quot;; &quot;*&quot;)">
            <text:p/>
          </table:table-cell>
          <table:table-cell table:formula="of:=IF([.B422]=[.M422]; &quot;&quot;; [.M422]-[.B422])">
            <text:p/>
          </table:table-cell>
          <table:table-cell table:formula="of:=IF([.B422]=[.M422]; &quot;&quot;; (([.M422]-[.B422])/[.B422])*100)">
            <text:p/>
          </table:table-cell>
        </table:table-row>
        <table:table-row table:style-name="ro1">
          <table:table-cell office:value-type="string" calcext:value-type="string">
            <text:p>test_contracts/return_struct</text:p>
          </table:table-cell>
          <table:table-cell office:value-type="float" office:value="2168" calcext:value-type="float">
            <text:p>2168</text:p>
          </table:table-cell>
          <table:table-cell/>
          <table:table-cell office:value-type="string" calcext:value-type="string">
            <text:p>test_contracts/return_struct</text:p>
          </table:table-cell>
          <table:table-cell office:value-type="float" office:value="2256" calcext:value-type="float">
            <text:p>2256</text:p>
          </table:table-cell>
          <table:table-cell/>
          <table:table-cell table:formula="of:=[.A423]=[.D423]" office:value-type="boolean" office:boolean-value="true" calcext:value-type="boolean">
            <text:p>TRUE</text:p>
          </table:table-cell>
          <table:table-cell table:formula="of:=IF([.B423]=[.E423]; &quot;&quot;; &quot;*&quot;)" office:value-type="string" office:string-value="*" calcext:value-type="string">
            <text:p>*</text:p>
          </table:table-cell>
          <table:table-cell table:formula="of:=IF([.B423]=[.E423]; &quot;&quot;; [.E423]-[.B423])" office:value-type="float" office:value="88" calcext:value-type="float">
            <text:p>88</text:p>
          </table:table-cell>
          <table:table-cell table:formula="of:=IF([.B423]=[.E423]; &quot;&quot;; (([.E423]-[.B423])/[.B423])*100)" office:value-type="float" office:value="4.0590405904059" calcext:value-type="float">
            <text:p>4.0590405904059</text:p>
          </table:table-cell>
          <table:table-cell/>
          <table:table-cell office:value-type="string" calcext:value-type="string">
            <text:p>test_contracts/return_struct</text:p>
          </table:table-cell>
          <table:table-cell office:value-type="float" office:value="2272" calcext:value-type="float">
            <text:p>2272</text:p>
          </table:table-cell>
          <table:table-cell/>
          <table:table-cell table:formula="of:=[.D423]=[.L423]" office:value-type="boolean" office:boolean-value="true" calcext:value-type="boolean">
            <text:p>TRUE</text:p>
          </table:table-cell>
          <table:table-cell table:formula="of:=IF([.B423]=[.M423]; &quot;&quot;; &quot;*&quot;)" office:value-type="string" office:string-value="*" calcext:value-type="string">
            <text:p>*</text:p>
          </table:table-cell>
          <table:table-cell table:formula="of:=IF([.B423]=[.M423]; &quot;&quot;; [.M423]-[.B423])" office:value-type="float" office:value="104" calcext:value-type="float">
            <text:p>104</text:p>
          </table:table-cell>
          <table:table-cell table:formula="of:=IF([.B423]=[.M423]; &quot;&quot;; (([.M423]-[.B423])/[.B423])*100)" office:value-type="float" office:value="4.7970479704797" calcext:value-type="float">
            <text:p>4.7970479704797</text:p>
          </table:table-cell>
        </table:table-row>
        <table:table-row table:style-name="ro1">
          <table:table-cell office:value-type="string" calcext:value-type="string">
            <text:p>test_contracts/storage_access_contract</text:p>
          </table:table-cell>
          <table:table-cell office:value-type="float" office:value="13768" calcext:value-type="float">
            <text:p>13768</text:p>
          </table:table-cell>
          <table:table-cell/>
          <table:table-cell office:value-type="string" calcext:value-type="string">
            <text:p>test_contracts/storage_access_contract</text:p>
          </table:table-cell>
          <table:table-cell office:value-type="float" office:value="14184" calcext:value-type="float">
            <text:p>14184</text:p>
          </table:table-cell>
          <table:table-cell/>
          <table:table-cell table:formula="of:=[.A424]=[.D424]" office:value-type="boolean" office:boolean-value="true" calcext:value-type="boolean">
            <text:p>TRUE</text:p>
          </table:table-cell>
          <table:table-cell table:formula="of:=IF([.B424]=[.E424]; &quot;&quot;; &quot;*&quot;)" office:value-type="string" office:string-value="*" calcext:value-type="string">
            <text:p>*</text:p>
          </table:table-cell>
          <table:table-cell table:formula="of:=IF([.B424]=[.E424]; &quot;&quot;; [.E424]-[.B424])" office:value-type="float" office:value="416" calcext:value-type="float">
            <text:p>416</text:p>
          </table:table-cell>
          <table:table-cell table:formula="of:=IF([.B424]=[.E424]; &quot;&quot;; (([.E424]-[.B424])/[.B424])*100)" office:value-type="float" office:value="3.02149912841371" calcext:value-type="float">
            <text:p>3.02149912841371</text:p>
          </table:table-cell>
          <table:table-cell/>
          <table:table-cell office:value-type="string" calcext:value-type="string">
            <text:p>test_contracts/storage_access_contract</text:p>
          </table:table-cell>
          <table:table-cell office:value-type="float" office:value="14184" calcext:value-type="float">
            <text:p>14184</text:p>
          </table:table-cell>
          <table:table-cell/>
          <table:table-cell table:formula="of:=[.D424]=[.L424]" office:value-type="boolean" office:boolean-value="true" calcext:value-type="boolean">
            <text:p>TRUE</text:p>
          </table:table-cell>
          <table:table-cell table:formula="of:=IF([.B424]=[.M424]; &quot;&quot;; &quot;*&quot;)" office:value-type="string" office:string-value="*" calcext:value-type="string">
            <text:p>*</text:p>
          </table:table-cell>
          <table:table-cell table:formula="of:=IF([.B424]=[.M424]; &quot;&quot;; [.M424]-[.B424])" office:value-type="float" office:value="416" calcext:value-type="float">
            <text:p>416</text:p>
          </table:table-cell>
          <table:table-cell table:formula="of:=IF([.B424]=[.M424]; &quot;&quot;; (([.M424]-[.B424])/[.B424])*100)" office:value-type="float" office:value="3.02149912841371" calcext:value-type="float">
            <text:p>3.02149912841371</text:p>
          </table:table-cell>
        </table:table-row>
        <table:table-row table:style-name="ro1">
          <table:table-cell office:value-type="string" calcext:value-type="string">
            <text:p>test_contracts/storage_enum_contract</text:p>
          </table:table-cell>
          <table:table-cell office:value-type="float" office:value="16768" calcext:value-type="float">
            <text:p>16768</text:p>
          </table:table-cell>
          <table:table-cell/>
          <table:table-cell office:value-type="string" calcext:value-type="string">
            <text:p>test_contracts/storage_enum_contract</text:p>
          </table:table-cell>
          <table:table-cell office:value-type="float" office:value="16968" calcext:value-type="float">
            <text:p>16968</text:p>
          </table:table-cell>
          <table:table-cell/>
          <table:table-cell table:formula="of:=[.A425]=[.D425]" office:value-type="boolean" office:boolean-value="true" calcext:value-type="boolean">
            <text:p>TRUE</text:p>
          </table:table-cell>
          <table:table-cell table:formula="of:=IF([.B425]=[.E425]; &quot;&quot;; &quot;*&quot;)" office:value-type="string" office:string-value="*" calcext:value-type="string">
            <text:p>*</text:p>
          </table:table-cell>
          <table:table-cell table:formula="of:=IF([.B425]=[.E425]; &quot;&quot;; [.E425]-[.B425])" office:value-type="float" office:value="200" calcext:value-type="float">
            <text:p>200</text:p>
          </table:table-cell>
          <table:table-cell table:formula="of:=IF([.B425]=[.E425]; &quot;&quot;; (([.E425]-[.B425])/[.B425])*100)" office:value-type="float" office:value="1.19274809160305" calcext:value-type="float">
            <text:p>1.19274809160305</text:p>
          </table:table-cell>
          <table:table-cell/>
          <table:table-cell office:value-type="string" calcext:value-type="string">
            <text:p>test_contracts/storage_enum_contract</text:p>
          </table:table-cell>
          <table:table-cell office:value-type="float" office:value="16968" calcext:value-type="float">
            <text:p>16968</text:p>
          </table:table-cell>
          <table:table-cell/>
          <table:table-cell table:formula="of:=[.D425]=[.L425]" office:value-type="boolean" office:boolean-value="true" calcext:value-type="boolean">
            <text:p>TRUE</text:p>
          </table:table-cell>
          <table:table-cell table:formula="of:=IF([.B425]=[.M425]; &quot;&quot;; &quot;*&quot;)" office:value-type="string" office:string-value="*" calcext:value-type="string">
            <text:p>*</text:p>
          </table:table-cell>
          <table:table-cell table:formula="of:=IF([.B425]=[.M425]; &quot;&quot;; [.M425]-[.B425])" office:value-type="float" office:value="200" calcext:value-type="float">
            <text:p>200</text:p>
          </table:table-cell>
          <table:table-cell table:formula="of:=IF([.B425]=[.M425]; &quot;&quot;; (([.M425]-[.B425])/[.B425])*100)" office:value-type="float" office:value="1.19274809160305" calcext:value-type="float">
            <text:p>1.19274809160305</text:p>
          </table:table-cell>
        </table:table-row>
        <table:table-row table:style-name="ro1">
          <table:table-cell office:value-type="string" calcext:value-type="string">
            <text:p>test_contracts/storage_namespace</text:p>
          </table:table-cell>
          <table:table-cell office:value-type="float" office:value="26912" calcext:value-type="float">
            <text:p>26912</text:p>
          </table:table-cell>
          <table:table-cell/>
          <table:table-cell office:value-type="string" calcext:value-type="string">
            <text:p>test_contracts/storage_namespace</text:p>
          </table:table-cell>
          <table:table-cell office:value-type="float" office:value="27352" calcext:value-type="float">
            <text:p>27352</text:p>
          </table:table-cell>
          <table:table-cell/>
          <table:table-cell table:formula="of:=[.A426]=[.D426]" office:value-type="boolean" office:boolean-value="true" calcext:value-type="boolean">
            <text:p>TRUE</text:p>
          </table:table-cell>
          <table:table-cell table:formula="of:=IF([.B426]=[.E426]; &quot;&quot;; &quot;*&quot;)" office:value-type="string" office:string-value="*" calcext:value-type="string">
            <text:p>*</text:p>
          </table:table-cell>
          <table:table-cell table:formula="of:=IF([.B426]=[.E426]; &quot;&quot;; [.E426]-[.B426])" office:value-type="float" office:value="440" calcext:value-type="float">
            <text:p>440</text:p>
          </table:table-cell>
          <table:table-cell table:formula="of:=IF([.B426]=[.E426]; &quot;&quot;; (([.E426]-[.B426])/[.B426])*100)" office:value-type="float" office:value="1.63495838287753" calcext:value-type="float">
            <text:p>1.63495838287753</text:p>
          </table:table-cell>
          <table:table-cell/>
          <table:table-cell office:value-type="string" calcext:value-type="string">
            <text:p>test_contracts/storage_namespace</text:p>
          </table:table-cell>
          <table:table-cell office:value-type="float" office:value="27360" calcext:value-type="float">
            <text:p>27360</text:p>
          </table:table-cell>
          <table:table-cell/>
          <table:table-cell table:formula="of:=[.D426]=[.L426]" office:value-type="boolean" office:boolean-value="true" calcext:value-type="boolean">
            <text:p>TRUE</text:p>
          </table:table-cell>
          <table:table-cell table:formula="of:=IF([.B426]=[.M426]; &quot;&quot;; &quot;*&quot;)" office:value-type="string" office:string-value="*" calcext:value-type="string">
            <text:p>*</text:p>
          </table:table-cell>
          <table:table-cell table:formula="of:=IF([.B426]=[.M426]; &quot;&quot;; [.M426]-[.B426])" office:value-type="float" office:value="448" calcext:value-type="float">
            <text:p>448</text:p>
          </table:table-cell>
          <table:table-cell table:formula="of:=IF([.B426]=[.M426]; &quot;&quot;; (([.M426]-[.B426])/[.B426])*100)" office:value-type="float" office:value="1.66468489892985" calcext:value-type="float">
            <text:p>1.66468489892985</text:p>
          </table:table-cell>
        </table:table-row>
        <table:table-row table:style-name="ro1">
          <table:table-cell office:value-type="string" calcext:value-type="string">
            <text:p>test_contracts/test_fuel_coin_contract</text:p>
          </table:table-cell>
          <table:table-cell office:value-type="float" office:value="1128" calcext:value-type="float">
            <text:p>1128</text:p>
          </table:table-cell>
          <table:table-cell/>
          <table:table-cell office:value-type="string" calcext:value-type="string">
            <text:p>test_contracts/test_fuel_coin_contract</text:p>
          </table:table-cell>
          <table:table-cell office:value-type="float" office:value="1208" calcext:value-type="float">
            <text:p>1208</text:p>
          </table:table-cell>
          <table:table-cell/>
          <table:table-cell table:formula="of:=[.A427]=[.D427]" office:value-type="boolean" office:boolean-value="true" calcext:value-type="boolean">
            <text:p>TRUE</text:p>
          </table:table-cell>
          <table:table-cell table:formula="of:=IF([.B427]=[.E427]; &quot;&quot;; &quot;*&quot;)" office:value-type="string" office:string-value="*" calcext:value-type="string">
            <text:p>*</text:p>
          </table:table-cell>
          <table:table-cell table:formula="of:=IF([.B427]=[.E427]; &quot;&quot;; [.E427]-[.B427])" office:value-type="float" office:value="80" calcext:value-type="float">
            <text:p>80</text:p>
          </table:table-cell>
          <table:table-cell table:formula="of:=IF([.B427]=[.E427]; &quot;&quot;; (([.E427]-[.B427])/[.B427])*100)" office:value-type="float" office:value="7.09219858156028" calcext:value-type="float">
            <text:p>7.09219858156028</text:p>
          </table:table-cell>
          <table:table-cell/>
          <table:table-cell office:value-type="string" calcext:value-type="string">
            <text:p>test_contracts/test_fuel_coin_contract</text:p>
          </table:table-cell>
          <table:table-cell office:value-type="float" office:value="1208" calcext:value-type="float">
            <text:p>1208</text:p>
          </table:table-cell>
          <table:table-cell/>
          <table:table-cell table:formula="of:=[.D427]=[.L427]" office:value-type="boolean" office:boolean-value="true" calcext:value-type="boolean">
            <text:p>TRUE</text:p>
          </table:table-cell>
          <table:table-cell table:formula="of:=IF([.B427]=[.M427]; &quot;&quot;; &quot;*&quot;)" office:value-type="string" office:string-value="*" calcext:value-type="string">
            <text:p>*</text:p>
          </table:table-cell>
          <table:table-cell table:formula="of:=IF([.B427]=[.M427]; &quot;&quot;; [.M427]-[.B427])" office:value-type="float" office:value="80" calcext:value-type="float">
            <text:p>80</text:p>
          </table:table-cell>
          <table:table-cell table:formula="of:=IF([.B427]=[.M427]; &quot;&quot;; (([.M427]-[.B427])/[.B427])*100)" office:value-type="float" office:value="7.09219858156028" calcext:value-type="float">
            <text:p>7.09219858156028</text:p>
          </table:table-cell>
        </table:table-row>
        <table:table-row table:style-name="ro1">
          <table:table-cell office:value-type="string" calcext:value-type="string">
            <text:p>unit_tests/aggr_indexing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string" calcext:value-type="string">
            <text:p>unit_tests/aggr_indexing</text:p>
          </table:table-cell>
          <table:table-cell office:value-type="float" office:value="896" calcext:value-type="float">
            <text:p>896</text:p>
          </table:table-cell>
          <table:table-cell/>
          <table:table-cell table:formula="of:=[.A428]=[.D428]" office:value-type="boolean" office:boolean-value="true" calcext:value-type="boolean">
            <text:p>TRUE</text:p>
          </table:table-cell>
          <table:table-cell table:formula="of:=IF([.B428]=[.E428]; &quot;&quot;; &quot;*&quot;)">
            <text:p/>
          </table:table-cell>
          <table:table-cell table:formula="of:=IF([.B428]=[.E428]; &quot;&quot;; [.E428]-[.B428])">
            <text:p/>
          </table:table-cell>
          <table:table-cell table:formula="of:=IF([.B428]=[.E428]; &quot;&quot;; (([.E428]-[.B428])/[.B428])*100)">
            <text:p/>
          </table:table-cell>
          <table:table-cell/>
          <table:table-cell office:value-type="string" calcext:value-type="string">
            <text:p>unit_tests/aggr_indexing</text:p>
          </table:table-cell>
          <table:table-cell office:value-type="float" office:value="896" calcext:value-type="float">
            <text:p>896</text:p>
          </table:table-cell>
          <table:table-cell/>
          <table:table-cell table:formula="of:=[.D428]=[.L428]" office:value-type="boolean" office:boolean-value="true" calcext:value-type="boolean">
            <text:p>TRUE</text:p>
          </table:table-cell>
          <table:table-cell table:formula="of:=IF([.B428]=[.M428]; &quot;&quot;; &quot;*&quot;)">
            <text:p/>
          </table:table-cell>
          <table:table-cell table:formula="of:=IF([.B428]=[.M428]; &quot;&quot;; [.M428]-[.B428])">
            <text:p/>
          </table:table-cell>
          <table:table-cell table:formula="of:=IF([.B428]=[.M428]; &quot;&quot;; (([.M428]-[.B428])/[.B428])*100)">
            <text:p/>
          </table:table-cell>
        </table:table-row>
        <table:table-row table:style-name="ro1">
          <table:table-cell office:value-type="string" calcext:value-type="string">
            <text:p>unit_tests/contract-multi-contract-call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unit_tests/contract-multi-contract-calls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429]=[.D429]" office:value-type="boolean" office:boolean-value="true" calcext:value-type="boolean">
            <text:p>TRUE</text:p>
          </table:table-cell>
          <table:table-cell table:formula="of:=IF([.B429]=[.E429]; &quot;&quot;; &quot;*&quot;)">
            <text:p/>
          </table:table-cell>
          <table:table-cell table:formula="of:=IF([.B429]=[.E429]; &quot;&quot;; [.E429]-[.B429])">
            <text:p/>
          </table:table-cell>
          <table:table-cell table:formula="of:=IF([.B429]=[.E429]; &quot;&quot;; (([.E429]-[.B429])/[.B429])*100)">
            <text:p/>
          </table:table-cell>
          <table:table-cell/>
          <table:table-cell office:value-type="string" calcext:value-type="string">
            <text:p>unit_tests/contract-multi-contract-calls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D429]=[.L429]" office:value-type="boolean" office:boolean-value="true" calcext:value-type="boolean">
            <text:p>TRUE</text:p>
          </table:table-cell>
          <table:table-cell table:formula="of:=IF([.B429]=[.M429]; &quot;&quot;; &quot;*&quot;)">
            <text:p/>
          </table:table-cell>
          <table:table-cell table:formula="of:=IF([.B429]=[.M429]; &quot;&quot;; [.M429]-[.B429])">
            <text:p/>
          </table:table-cell>
          <table:table-cell table:formula="of:=IF([.B429]=[.M429]; &quot;&quot;; (([.M429]-[.B429])/[.B429])*100)">
            <text:p/>
          </table:table-cell>
        </table:table-row>
        <table:table-row table:style-name="ro1">
          <table:table-cell office:value-type="string" calcext:value-type="string">
            <text:p>unit_tests/contract_with_nested_libs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unit_tests/contract_with_nested_libs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A430]=[.D430]" office:value-type="boolean" office:boolean-value="true" calcext:value-type="boolean">
            <text:p>TRUE</text:p>
          </table:table-cell>
          <table:table-cell table:formula="of:=IF([.B430]=[.E430]; &quot;&quot;; &quot;*&quot;)">
            <text:p/>
          </table:table-cell>
          <table:table-cell table:formula="of:=IF([.B430]=[.E430]; &quot;&quot;; [.E430]-[.B430])">
            <text:p/>
          </table:table-cell>
          <table:table-cell table:formula="of:=IF([.B430]=[.E430]; &quot;&quot;; (([.E430]-[.B430])/[.B430])*100)">
            <text:p/>
          </table:table-cell>
          <table:table-cell/>
          <table:table-cell office:value-type="string" calcext:value-type="string">
            <text:p>unit_tests/contract_with_nested_libs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D430]=[.L430]" office:value-type="boolean" office:boolean-value="true" calcext:value-type="boolean">
            <text:p>TRUE</text:p>
          </table:table-cell>
          <table:table-cell table:formula="of:=IF([.B430]=[.M430]; &quot;&quot;; &quot;*&quot;)">
            <text:p/>
          </table:table-cell>
          <table:table-cell table:formula="of:=IF([.B430]=[.M430]; &quot;&quot;; [.M430]-[.B430])">
            <text:p/>
          </table:table-cell>
          <table:table-cell table:formula="of:=IF([.B430]=[.M430]; &quot;&quot;; (([.M430]-[.B430])/[.B430])*100)">
            <text:p/>
          </table:table-cell>
        </table:table-row>
        <table:table-row table:style-name="ro1">
          <table:table-cell office:value-type="string" calcext:value-type="string">
            <text:p>unit_tests/lib_multi_test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unit_tests/lib_multi_test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431]=[.D431]" office:value-type="boolean" office:boolean-value="true" calcext:value-type="boolean">
            <text:p>TRUE</text:p>
          </table:table-cell>
          <table:table-cell table:formula="of:=IF([.B431]=[.E431]; &quot;&quot;; &quot;*&quot;)">
            <text:p/>
          </table:table-cell>
          <table:table-cell table:formula="of:=IF([.B431]=[.E431]; &quot;&quot;; [.E431]-[.B431])">
            <text:p/>
          </table:table-cell>
          <table:table-cell table:formula="of:=IF([.B431]=[.E431]; &quot;&quot;; (([.E431]-[.B431])/[.B431])*100)">
            <text:p/>
          </table:table-cell>
          <table:table-cell/>
          <table:table-cell office:value-type="string" calcext:value-type="string">
            <text:p>unit_tests/lib_multi_test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D431]=[.L431]" office:value-type="boolean" office:boolean-value="true" calcext:value-type="boolean">
            <text:p>TRUE</text:p>
          </table:table-cell>
          <table:table-cell table:formula="of:=IF([.B431]=[.M431]; &quot;&quot;; &quot;*&quot;)">
            <text:p/>
          </table:table-cell>
          <table:table-cell table:formula="of:=IF([.B431]=[.M431]; &quot;&quot;; [.M431]-[.B431])">
            <text:p/>
          </table:table-cell>
          <table:table-cell table:formula="of:=IF([.B431]=[.M431]; &quot;&quot;; (([.M431]-[.B431])/[.B431])*100)">
            <text:p/>
          </table:table-cell>
        </table:table-row>
        <table:table-row table:style-name="ro1">
          <table:table-cell office:value-type="string" calcext:value-type="string">
            <text:p>unit_tests/lib_single_test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unit_tests/lib_single_test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A432]=[.D432]" office:value-type="boolean" office:boolean-value="true" calcext:value-type="boolean">
            <text:p>TRUE</text:p>
          </table:table-cell>
          <table:table-cell table:formula="of:=IF([.B432]=[.E432]; &quot;&quot;; &quot;*&quot;)">
            <text:p/>
          </table:table-cell>
          <table:table-cell table:formula="of:=IF([.B432]=[.E432]; &quot;&quot;; [.E432]-[.B432])">
            <text:p/>
          </table:table-cell>
          <table:table-cell table:formula="of:=IF([.B432]=[.E432]; &quot;&quot;; (([.E432]-[.B432])/[.B432])*100)">
            <text:p/>
          </table:table-cell>
          <table:table-cell/>
          <table:table-cell office:value-type="string" calcext:value-type="string">
            <text:p>unit_tests/lib_single_test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D432]=[.L432]" office:value-type="boolean" office:boolean-value="true" calcext:value-type="boolean">
            <text:p>TRUE</text:p>
          </table:table-cell>
          <table:table-cell table:formula="of:=IF([.B432]=[.M432]; &quot;&quot;; &quot;*&quot;)">
            <text:p/>
          </table:table-cell>
          <table:table-cell table:formula="of:=IF([.B432]=[.M432]; &quot;&quot;; [.M432]-[.B432])">
            <text:p/>
          </table:table-cell>
          <table:table-cell table:formula="of:=IF([.B432]=[.M432]; &quot;&quot;; (([.M432]-[.B432])/[.B432])*100)">
            <text:p/>
          </table:table-cell>
        </table:table-row>
        <table:table-row table:style-name="ro1">
          <table:table-cell office:value-type="string" calcext:value-type="string">
            <text:p>unit_tests/predicate_multi_test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string" calcext:value-type="string">
            <text:p>unit_tests/predicate_multi_test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[.A433]=[.D433]" office:value-type="boolean" office:boolean-value="true" calcext:value-type="boolean">
            <text:p>TRUE</text:p>
          </table:table-cell>
          <table:table-cell table:formula="of:=IF([.B433]=[.E433]; &quot;&quot;; &quot;*&quot;)">
            <text:p/>
          </table:table-cell>
          <table:table-cell table:formula="of:=IF([.B433]=[.E433]; &quot;&quot;; [.E433]-[.B433])">
            <text:p/>
          </table:table-cell>
          <table:table-cell table:formula="of:=IF([.B433]=[.E433]; &quot;&quot;; (([.E433]-[.B433])/[.B433])*100)">
            <text:p/>
          </table:table-cell>
          <table:table-cell/>
          <table:table-cell office:value-type="string" calcext:value-type="string">
            <text:p>unit_tests/predicate_multi_test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[.D433]=[.L433]" office:value-type="boolean" office:boolean-value="true" calcext:value-type="boolean">
            <text:p>TRUE</text:p>
          </table:table-cell>
          <table:table-cell table:formula="of:=IF([.B433]=[.M433]; &quot;&quot;; &quot;*&quot;)">
            <text:p/>
          </table:table-cell>
          <table:table-cell table:formula="of:=IF([.B433]=[.M433]; &quot;&quot;; [.M433]-[.B433])">
            <text:p/>
          </table:table-cell>
          <table:table-cell table:formula="of:=IF([.B433]=[.M433]; &quot;&quot;; (([.M433]-[.B433])/[.B433])*100)">
            <text:p/>
          </table:table-cell>
        </table:table-row>
        <table:table-row table:style-name="ro1">
          <table:table-cell office:value-type="string" calcext:value-type="string">
            <text:p>unit_tests/predicate_with_nested_libs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unit_tests/predicate_with_nested_libs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A434]=[.D434]" office:value-type="boolean" office:boolean-value="true" calcext:value-type="boolean">
            <text:p>TRUE</text:p>
          </table:table-cell>
          <table:table-cell table:formula="of:=IF([.B434]=[.E434]; &quot;&quot;; &quot;*&quot;)">
            <text:p/>
          </table:table-cell>
          <table:table-cell table:formula="of:=IF([.B434]=[.E434]; &quot;&quot;; [.E434]-[.B434])">
            <text:p/>
          </table:table-cell>
          <table:table-cell table:formula="of:=IF([.B434]=[.E434]; &quot;&quot;; (([.E434]-[.B434])/[.B434])*100)">
            <text:p/>
          </table:table-cell>
          <table:table-cell/>
          <table:table-cell office:value-type="string" calcext:value-type="string">
            <text:p>unit_tests/predicate_with_nested_libs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D434]=[.L434]" office:value-type="boolean" office:boolean-value="true" calcext:value-type="boolean">
            <text:p>TRUE</text:p>
          </table:table-cell>
          <table:table-cell table:formula="of:=IF([.B434]=[.M434]; &quot;&quot;; &quot;*&quot;)">
            <text:p/>
          </table:table-cell>
          <table:table-cell table:formula="of:=IF([.B434]=[.M434]; &quot;&quot;; [.M434]-[.B434])">
            <text:p/>
          </table:table-cell>
          <table:table-cell table:formula="of:=IF([.B434]=[.M434]; &quot;&quot;; (([.M434]-[.B434])/[.B434])*100)">
            <text:p/>
          </table:table-cell>
        </table:table-row>
        <table:table-row table:style-name="ro1">
          <table:table-cell office:value-type="string" calcext:value-type="string">
            <text:p>unit_tests/regalloc_spill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string" calcext:value-type="string">
            <text:p>unit_tests/regalloc_spill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[.A435]=[.D435]" office:value-type="boolean" office:boolean-value="true" calcext:value-type="boolean">
            <text:p>TRUE</text:p>
          </table:table-cell>
          <table:table-cell table:formula="of:=IF([.B435]=[.E435]; &quot;&quot;; &quot;*&quot;)">
            <text:p/>
          </table:table-cell>
          <table:table-cell table:formula="of:=IF([.B435]=[.E435]; &quot;&quot;; [.E435]-[.B435])">
            <text:p/>
          </table:table-cell>
          <table:table-cell table:formula="of:=IF([.B435]=[.E435]; &quot;&quot;; (([.E435]-[.B435])/[.B435])*100)">
            <text:p/>
          </table:table-cell>
          <table:table-cell/>
          <table:table-cell office:value-type="string" calcext:value-type="string">
            <text:p>unit_tests/regalloc_spill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[.D435]=[.L435]" office:value-type="boolean" office:boolean-value="true" calcext:value-type="boolean">
            <text:p>TRUE</text:p>
          </table:table-cell>
          <table:table-cell table:formula="of:=IF([.B435]=[.M435]; &quot;&quot;; &quot;*&quot;)">
            <text:p/>
          </table:table-cell>
          <table:table-cell table:formula="of:=IF([.B435]=[.M435]; &quot;&quot;; [.M435]-[.B435])">
            <text:p/>
          </table:table-cell>
          <table:table-cell table:formula="of:=IF([.B435]=[.M435]; &quot;&quot;; (([.M435]-[.B435])/[.B435])*100)">
            <text:p/>
          </table:table-cell>
        </table:table-row>
        <table:table-row table:style-name="ro1">
          <table:table-cell office:value-type="string" calcext:value-type="string">
            <text:p>unit_tests/script-contract-call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unit_tests/script-contract-calls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436]=[.D436]" office:value-type="boolean" office:boolean-value="true" calcext:value-type="boolean">
            <text:p>TRUE</text:p>
          </table:table-cell>
          <table:table-cell table:formula="of:=IF([.B436]=[.E436]; &quot;&quot;; &quot;*&quot;)">
            <text:p/>
          </table:table-cell>
          <table:table-cell table:formula="of:=IF([.B436]=[.E436]; &quot;&quot;; [.E436]-[.B436])">
            <text:p/>
          </table:table-cell>
          <table:table-cell table:formula="of:=IF([.B436]=[.E436]; &quot;&quot;; (([.E436]-[.B436])/[.B436])*100)">
            <text:p/>
          </table:table-cell>
          <table:table-cell/>
          <table:table-cell office:value-type="string" calcext:value-type="string">
            <text:p>unit_tests/script-contract-calls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D436]=[.L436]" office:value-type="boolean" office:boolean-value="true" calcext:value-type="boolean">
            <text:p>TRUE</text:p>
          </table:table-cell>
          <table:table-cell table:formula="of:=IF([.B436]=[.M436]; &quot;&quot;; &quot;*&quot;)">
            <text:p/>
          </table:table-cell>
          <table:table-cell table:formula="of:=IF([.B436]=[.M436]; &quot;&quot;; [.M436]-[.B436])">
            <text:p/>
          </table:table-cell>
          <table:table-cell table:formula="of:=IF([.B436]=[.M436]; &quot;&quot;; (([.M436]-[.B436])/[.B436])*100)">
            <text:p/>
          </table:table-cell>
        </table:table-row>
        <table:table-row table:style-name="ro1">
          <table:table-cell office:value-type="string" calcext:value-type="string">
            <text:p>unit_tests/script_multi_test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unit_tests/script_multi_test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[.A437]=[.D437]" office:value-type="boolean" office:boolean-value="true" calcext:value-type="boolean">
            <text:p>TRUE</text:p>
          </table:table-cell>
          <table:table-cell table:formula="of:=IF([.B437]=[.E437]; &quot;&quot;; &quot;*&quot;)">
            <text:p/>
          </table:table-cell>
          <table:table-cell table:formula="of:=IF([.B437]=[.E437]; &quot;&quot;; [.E437]-[.B437])">
            <text:p/>
          </table:table-cell>
          <table:table-cell table:formula="of:=IF([.B437]=[.E437]; &quot;&quot;; (([.E437]-[.B437])/[.B437])*100)">
            <text:p/>
          </table:table-cell>
          <table:table-cell/>
          <table:table-cell office:value-type="string" calcext:value-type="string">
            <text:p>unit_tests/script_multi_test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[.D437]=[.L437]" office:value-type="boolean" office:boolean-value="true" calcext:value-type="boolean">
            <text:p>TRUE</text:p>
          </table:table-cell>
          <table:table-cell table:formula="of:=IF([.B437]=[.M437]; &quot;&quot;; &quot;*&quot;)">
            <text:p/>
          </table:table-cell>
          <table:table-cell table:formula="of:=IF([.B437]=[.M437]; &quot;&quot;; [.M437]-[.B437])">
            <text:p/>
          </table:table-cell>
          <table:table-cell table:formula="of:=IF([.B437]=[.M437]; &quot;&quot;; (([.M437]-[.B437])/[.B437])*100)">
            <text:p/>
          </table:table-cell>
        </table:table-row>
        <table:table-row table:style-name="ro1">
          <table:table-cell office:value-type="string" calcext:value-type="string">
            <text:p>unit_tests/script_with_nested_libs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unit_tests/script_with_nested_libs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438]=[.D438]" office:value-type="boolean" office:boolean-value="true" calcext:value-type="boolean">
            <text:p>TRUE</text:p>
          </table:table-cell>
          <table:table-cell table:formula="of:=IF([.B438]=[.E438]; &quot;&quot;; &quot;*&quot;)">
            <text:p/>
          </table:table-cell>
          <table:table-cell table:formula="of:=IF([.B438]=[.E438]; &quot;&quot;; [.E438]-[.B438])">
            <text:p/>
          </table:table-cell>
          <table:table-cell table:formula="of:=IF([.B438]=[.E438]; &quot;&quot;; (([.E438]-[.B438])/[.B438])*100)">
            <text:p/>
          </table:table-cell>
          <table:table-cell/>
          <table:table-cell office:value-type="string" calcext:value-type="string">
            <text:p>unit_tests/script_with_nested_libs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D438]=[.L438]" office:value-type="boolean" office:boolean-value="true" calcext:value-type="boolean">
            <text:p>TRUE</text:p>
          </table:table-cell>
          <table:table-cell table:formula="of:=IF([.B438]=[.M438]; &quot;&quot;; &quot;*&quot;)">
            <text:p/>
          </table:table-cell>
          <table:table-cell table:formula="of:=IF([.B438]=[.M438]; &quot;&quot;; [.M438]-[.B438])">
            <text:p/>
          </table:table-cell>
          <table:table-cell table:formula="of:=IF([.B438]=[.M438]; &quot;&quot;; (([.M438]-[.B438])/[.B438])*100)">
            <text:p/>
          </table:table-cell>
        </table:table-row>
        <table:table-row table:style-name="ro1">
          <table:table-cell office:value-type="string" calcext:value-type="string">
            <text:p>unit_tests/should_revert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unit_tests/should_revert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A439]=[.D439]" office:value-type="boolean" office:boolean-value="true" calcext:value-type="boolean">
            <text:p>TRUE</text:p>
          </table:table-cell>
          <table:table-cell table:formula="of:=IF([.B439]=[.E439]; &quot;&quot;; &quot;*&quot;)">
            <text:p/>
          </table:table-cell>
          <table:table-cell table:formula="of:=IF([.B439]=[.E439]; &quot;&quot;; [.E439]-[.B439])">
            <text:p/>
          </table:table-cell>
          <table:table-cell table:formula="of:=IF([.B439]=[.E439]; &quot;&quot;; (([.E439]-[.B439])/[.B439])*100)">
            <text:p/>
          </table:table-cell>
          <table:table-cell/>
          <table:table-cell office:value-type="string" calcext:value-type="string">
            <text:p>unit_tests/should_revert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D439]=[.L439]" office:value-type="boolean" office:boolean-value="true" calcext:value-type="boolean">
            <text:p>TRUE</text:p>
          </table:table-cell>
          <table:table-cell table:formula="of:=IF([.B439]=[.M439]; &quot;&quot;; &quot;*&quot;)">
            <text:p/>
          </table:table-cell>
          <table:table-cell table:formula="of:=IF([.B439]=[.M439]; &quot;&quot;; [.M439]-[.B439])">
            <text:p/>
          </table:table-cell>
          <table:table-cell table:formula="of:=IF([.B439]=[.M439]; &quot;&quot;; (([.M439]-[.B439])/[.B439])*100)">
            <text:p/>
          </table:table-cell>
        </table:table-row>
        <table:table-row table:style-name="ro1">
          <table:table-cell office:value-type="string" calcext:value-type="string">
            <text:p>unit_tests/stack_indexing_overflow</text:p>
          </table:table-cell>
          <table:table-cell office:value-type="float" office:value="3816" calcext:value-type="float">
            <text:p>3816</text:p>
          </table:table-cell>
          <table:table-cell/>
          <table:table-cell office:value-type="string" calcext:value-type="string">
            <text:p>unit_tests/stack_indexing_overflow</text:p>
          </table:table-cell>
          <table:table-cell office:value-type="float" office:value="3816" calcext:value-type="float">
            <text:p>3816</text:p>
          </table:table-cell>
          <table:table-cell/>
          <table:table-cell table:formula="of:=[.A440]=[.D440]" office:value-type="boolean" office:boolean-value="true" calcext:value-type="boolean">
            <text:p>TRUE</text:p>
          </table:table-cell>
          <table:table-cell table:formula="of:=IF([.B440]=[.E440]; &quot;&quot;; &quot;*&quot;)">
            <text:p/>
          </table:table-cell>
          <table:table-cell table:formula="of:=IF([.B440]=[.E440]; &quot;&quot;; [.E440]-[.B440])">
            <text:p/>
          </table:table-cell>
          <table:table-cell table:formula="of:=IF([.B440]=[.E440]; &quot;&quot;; (([.E440]-[.B440])/[.B440])*100)">
            <text:p/>
          </table:table-cell>
          <table:table-cell/>
          <table:table-cell office:value-type="string" calcext:value-type="string">
            <text:p>unit_tests/stack_indexing_overflow</text:p>
          </table:table-cell>
          <table:table-cell office:value-type="float" office:value="3816" calcext:value-type="float">
            <text:p>3816</text:p>
          </table:table-cell>
          <table:table-cell/>
          <table:table-cell table:formula="of:=[.D440]=[.L440]" office:value-type="boolean" office:boolean-value="true" calcext:value-type="boolean">
            <text:p>TRUE</text:p>
          </table:table-cell>
          <table:table-cell table:formula="of:=IF([.B440]=[.M440]; &quot;&quot;; &quot;*&quot;)">
            <text:p/>
          </table:table-cell>
          <table:table-cell table:formula="of:=IF([.B440]=[.M440]; &quot;&quot;; [.M440]-[.B440])">
            <text:p/>
          </table:table-cell>
          <table:table-cell table:formula="of:=IF([.B440]=[.M440]; &quot;&quot;; (([.M440]-[.B440])/[.B440])*100)">
            <text:p/>
          </table:table-cell>
        </table:table-row>
        <table:table-row table:style-name="ro1">
          <table:table-cell table:number-columns-repeated="14"/>
          <table:table-cell table:style-name="Default"/>
          <table:table-cell table:number-columns-repeated="3"/>
        </table:table-row>
      </table:table>
      <table:table table:name="2024-06-21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master</text:p>
          </table:table-cell>
          <table:table-cell table:number-columns-repeated="2"/>
          <table:table-cell table:style-name="ce1" office:value-type="string" calcext:value-type="string">
            <text:p>propagate incomplete</text:p>
          </table:table-cell>
          <table:table-cell table:number-columns-repeated="4"/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iff %</text:p>
          </table:table-cell>
          <table:table-cell/>
        </table:table-row>
        <table:table-row table:style-name="ro1" table:visibility="filter">
          <table:table-cell office:value-type="string" calcext:value-type="string">
            <text:p>blanket_impl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blanket_impl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]=[.D2]" office:value-type="boolean" office:boolean-value="true" calcext:value-type="boolean">
            <text:p>TRUE</text:p>
          </table:table-cell>
          <table:table-cell table:formula="of:=IF([.B2]=[.E2]; &quot;&quot;; &quot;*&quot;)">
            <text:p/>
          </table:table-cell>
          <table:table-cell table:formula="of:=IF([.B2]=[.E2]; &quot;&quot;; [.E2]-[.B2])">
            <text:p/>
          </table:table-cell>
          <table:table-cell table:formula="of:=IF([.B2]=[.E2]; &quot;&quot;; (([.E2]-[.B2])/[.B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blanket_impl_u1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blanket_impl_u16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3]=[.D3]" office:value-type="boolean" office:boolean-value="true" calcext:value-type="boolean">
            <text:p>TRUE</text:p>
          </table:table-cell>
          <table:table-cell table:formula="of:=IF([.B3]=[.E3]; &quot;&quot;; &quot;*&quot;)">
            <text:p/>
          </table:table-cell>
          <table:table-cell table:formula="of:=IF([.B3]=[.E3]; &quot;&quot;; [.E3]-[.B3])">
            <text:p/>
          </table:table-cell>
          <table:table-cell table:formula="of:=IF([.B3]=[.E3]; &quot;&quot;; (([.E3]-[.B3])/[.B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break_in_strange_positions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break_in_strange_positions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[.A4]=[.D4]" office:value-type="boolean" office:boolean-value="true" calcext:value-type="boolean">
            <text:p>TRUE</text:p>
          </table:table-cell>
          <table:table-cell table:formula="of:=IF([.B4]=[.E4]; &quot;&quot;; &quot;*&quot;)">
            <text:p/>
          </table:table-cell>
          <table:table-cell table:formula="of:=IF([.B4]=[.E4]; &quot;&quot;; [.E4]-[.B4])">
            <text:p/>
          </table:table-cell>
          <table:table-cell table:formula="of:=IF([.B4]=[.E4]; &quot;&quot;; (([.E4]-[.B4])/[.B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conditional_compilation/ru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conditional_compilation/run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5]=[.D5]" office:value-type="boolean" office:boolean-value="true" calcext:value-type="boolean">
            <text:p>TRUE</text:p>
          </table:table-cell>
          <table:table-cell table:formula="of:=IF([.B5]=[.E5]; &quot;&quot;; &quot;*&quot;)">
            <text:p/>
          </table:table-cell>
          <table:table-cell table:formula="of:=IF([.B5]=[.E5]; &quot;&quot;; [.E5]-[.B5])">
            <text:p/>
          </table:table-cell>
          <table:table-cell table:formula="of:=IF([.B5]=[.E5]; &quot;&quot;; (([.E5]-[.B5])/[.B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continue_in_strange_positions</text:p>
          </table:table-cell>
          <table:table-cell office:value-type="float" office:value="1072" calcext:value-type="float">
            <text:p>1072</text:p>
          </table:table-cell>
          <table:table-cell/>
          <table:table-cell office:value-type="string" calcext:value-type="string">
            <text:p>continue_in_strange_positions</text:p>
          </table:table-cell>
          <table:table-cell office:value-type="float" office:value="1072" calcext:value-type="float">
            <text:p>1072</text:p>
          </table:table-cell>
          <table:table-cell/>
          <table:table-cell table:formula="of:=[.A6]=[.D6]" office:value-type="boolean" office:boolean-value="true" calcext:value-type="boolean">
            <text:p>TRUE</text:p>
          </table:table-cell>
          <table:table-cell table:formula="of:=IF([.B6]=[.E6]; &quot;&quot;; &quot;*&quot;)">
            <text:p/>
          </table:table-cell>
          <table:table-cell table:formula="of:=IF([.B6]=[.E6]; &quot;&quot;; [.E6]-[.B6])">
            <text:p/>
          </table:table-cell>
          <table:table-cell table:formula="of:=IF([.B6]=[.E6]; &quot;&quot;; (([.E6]-[.B6])/[.B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alias_lib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dca/alias_lib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7]=[.D7]" office:value-type="boolean" office:boolean-value="true" calcext:value-type="boolean">
            <text:p>TRUE</text:p>
          </table:table-cell>
          <table:table-cell table:formula="of:=IF([.B7]=[.E7]; &quot;&quot;; &quot;*&quot;)">
            <text:p/>
          </table:table-cell>
          <table:table-cell table:formula="of:=IF([.B7]=[.E7]; &quot;&quot;; [.E7]-[.B7])">
            <text:p/>
          </table:table-cell>
          <table:table-cell table:formula="of:=IF([.B7]=[.E7]; &quot;&quot;; (([.E7]-[.B7])/[.B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alias_type_ascriptio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alias_type_ascriptio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8]=[.D8]" office:value-type="boolean" office:boolean-value="true" calcext:value-type="boolean">
            <text:p>TRUE</text:p>
          </table:table-cell>
          <table:table-cell table:formula="of:=IF([.B8]=[.E8]; &quot;&quot;; &quot;*&quot;)">
            <text:p/>
          </table:table-cell>
          <table:table-cell table:formula="of:=IF([.B8]=[.E8]; &quot;&quot;; [.E8]-[.B8])">
            <text:p/>
          </table:table-cell>
          <table:table-cell table:formula="of:=IF([.B8]=[.E8]; &quot;&quot;; (([.E8]-[.B8])/[.B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alias_type_ascription_generic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alias_type_ascription_generic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9]=[.D9]" office:value-type="boolean" office:boolean-value="true" calcext:value-type="boolean">
            <text:p>TRUE</text:p>
          </table:table-cell>
          <table:table-cell table:formula="of:=IF([.B9]=[.E9]; &quot;&quot;; &quot;*&quot;)">
            <text:p/>
          </table:table-cell>
          <table:table-cell table:formula="of:=IF([.B9]=[.E9]; &quot;&quot;; [.E9]-[.B9])">
            <text:p/>
          </table:table-cell>
          <table:table-cell table:formula="of:=IF([.B9]=[.E9]; &quot;&quot;; (([.E9]-[.B9])/[.B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alias_unuse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alias_unuse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10]=[.D10]" office:value-type="boolean" office:boolean-value="true" calcext:value-type="boolean">
            <text:p>TRUE</text:p>
          </table:table-cell>
          <table:table-cell table:formula="of:=IF([.B10]=[.E10]; &quot;&quot;; &quot;*&quot;)">
            <text:p/>
          </table:table-cell>
          <table:table-cell table:formula="of:=IF([.B10]=[.E10]; &quot;&quot;; [.E10]-[.B10])">
            <text:p/>
          </table:table-cell>
          <table:table-cell table:formula="of:=IF([.B10]=[.E10]; &quot;&quot;; (([.E10]-[.B10])/[.B1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allow_dead_cod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allow_dead_cod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11]=[.D11]" office:value-type="boolean" office:boolean-value="true" calcext:value-type="boolean">
            <text:p>TRUE</text:p>
          </table:table-cell>
          <table:table-cell table:formula="of:=IF([.B11]=[.E11]; &quot;&quot;; &quot;*&quot;)">
            <text:p/>
          </table:table-cell>
          <table:table-cell table:formula="of:=IF([.B11]=[.E11]; &quot;&quot;; [.E11]-[.B11])">
            <text:p/>
          </table:table-cell>
          <table:table-cell table:formula="of:=IF([.B11]=[.E11]; &quot;&quot;; (([.E11]-[.B11])/[.B1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all_paths_retur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all_paths_retur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12]=[.D12]" office:value-type="boolean" office:boolean-value="true" calcext:value-type="boolean">
            <text:p>TRUE</text:p>
          </table:table-cell>
          <table:table-cell table:formula="of:=IF([.B12]=[.E12]; &quot;&quot;; &quot;*&quot;)">
            <text:p/>
          </table:table-cell>
          <table:table-cell table:formula="of:=IF([.B12]=[.E12]; &quot;&quot;; [.E12]-[.B12])">
            <text:p/>
          </table:table-cell>
          <table:table-cell table:formula="of:=IF([.B12]=[.E12]; &quot;&quot;; (([.E12]-[.B12])/[.B1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constant_decl_expr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ca/constant_decl_expr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3]=[.D13]" office:value-type="boolean" office:boolean-value="true" calcext:value-type="boolean">
            <text:p>TRUE</text:p>
          </table:table-cell>
          <table:table-cell table:formula="of:=IF([.B13]=[.E13]; &quot;&quot;; &quot;*&quot;)">
            <text:p/>
          </table:table-cell>
          <table:table-cell table:formula="of:=IF([.B13]=[.E13]; &quot;&quot;; [.E13]-[.B13])">
            <text:p/>
          </table:table-cell>
          <table:table-cell table:formula="of:=IF([.B13]=[.E13]; &quot;&quot;; (([.E13]-[.B13])/[.B1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constant_struc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ca/constant_struc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4]=[.D14]" office:value-type="boolean" office:boolean-value="true" calcext:value-type="boolean">
            <text:p>TRUE</text:p>
          </table:table-cell>
          <table:table-cell table:formula="of:=IF([.B14]=[.E14]; &quot;&quot;; &quot;*&quot;)">
            <text:p/>
          </table:table-cell>
          <table:table-cell table:formula="of:=IF([.B14]=[.E14]; &quot;&quot;; [.E14]-[.B14])">
            <text:p/>
          </table:table-cell>
          <table:table-cell table:formula="of:=IF([.B14]=[.E14]; &quot;&quot;; (([.E14]-[.B14])/[.B1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constant_whil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constant_whil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15]=[.D15]" office:value-type="boolean" office:boolean-value="true" calcext:value-type="boolean">
            <text:p>TRUE</text:p>
          </table:table-cell>
          <table:table-cell table:formula="of:=IF([.B15]=[.E15]; &quot;&quot;; &quot;*&quot;)">
            <text:p/>
          </table:table-cell>
          <table:table-cell table:formula="of:=IF([.B15]=[.E15]; &quot;&quot;; [.E15]-[.B15])">
            <text:p/>
          </table:table-cell>
          <table:table-cell table:formula="of:=IF([.B15]=[.E15]; &quot;&quot;; (([.E15]-[.B15])/[.B1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contract/abi_fn_params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dca/contract/abi_fn_params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A16]=[.D16]" office:value-type="boolean" office:boolean-value="true" calcext:value-type="boolean">
            <text:p>TRUE</text:p>
          </table:table-cell>
          <table:table-cell table:formula="of:=IF([.B16]=[.E16]; &quot;&quot;; &quot;*&quot;)">
            <text:p/>
          </table:table-cell>
          <table:table-cell table:formula="of:=IF([.B16]=[.E16]; &quot;&quot;; [.E16]-[.B16])">
            <text:p/>
          </table:table-cell>
          <table:table-cell table:formula="of:=IF([.B16]=[.E16]; &quot;&quot;; (([.E16]-[.B16])/[.B1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contract/superabi_contract_calls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dca/contract/superabi_contract_calls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[.A17]=[.D17]" office:value-type="boolean" office:boolean-value="true" calcext:value-type="boolean">
            <text:p>TRUE</text:p>
          </table:table-cell>
          <table:table-cell table:formula="of:=IF([.B17]=[.E17]; &quot;&quot;; &quot;*&quot;)">
            <text:p/>
          </table:table-cell>
          <table:table-cell table:formula="of:=IF([.B17]=[.E17]; &quot;&quot;; [.E17]-[.B17])">
            <text:p/>
          </table:table-cell>
          <table:table-cell table:formula="of:=IF([.B17]=[.E17]; &quot;&quot;; (([.E17]-[.B17])/[.B1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contract/unused_struct_field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dca/contract/unused_struct_field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18]=[.D18]" office:value-type="boolean" office:boolean-value="true" calcext:value-type="boolean">
            <text:p>TRUE</text:p>
          </table:table-cell>
          <table:table-cell table:formula="of:=IF([.B18]=[.E18]; &quot;&quot;; &quot;*&quot;)">
            <text:p/>
          </table:table-cell>
          <table:table-cell table:formula="of:=IF([.B18]=[.E18]; &quot;&quot;; [.E18]-[.B18])">
            <text:p/>
          </table:table-cell>
          <table:table-cell table:formula="of:=IF([.B18]=[.E18]; &quot;&quot;; (([.E18]-[.B18])/[.B1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contract/unused_struct_field_array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dca/contract/unused_struct_field_array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19]=[.D19]" office:value-type="boolean" office:boolean-value="true" calcext:value-type="boolean">
            <text:p>TRUE</text:p>
          </table:table-cell>
          <table:table-cell table:formula="of:=IF([.B19]=[.E19]; &quot;&quot;; &quot;*&quot;)">
            <text:p/>
          </table:table-cell>
          <table:table-cell table:formula="of:=IF([.B19]=[.E19]; &quot;&quot;; [.E19]-[.B19])">
            <text:p/>
          </table:table-cell>
          <table:table-cell table:formula="of:=IF([.B19]=[.E19]; &quot;&quot;; (([.E19]-[.B19])/[.B1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contract/unused_struct_field_enum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dca/contract/unused_struct_field_enum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20]=[.D20]" office:value-type="boolean" office:boolean-value="true" calcext:value-type="boolean">
            <text:p>TRUE</text:p>
          </table:table-cell>
          <table:table-cell table:formula="of:=IF([.B20]=[.E20]; &quot;&quot;; &quot;*&quot;)">
            <text:p/>
          </table:table-cell>
          <table:table-cell table:formula="of:=IF([.B20]=[.E20]; &quot;&quot;; [.E20]-[.B20])">
            <text:p/>
          </table:table-cell>
          <table:table-cell table:formula="of:=IF([.B20]=[.E20]; &quot;&quot;; (([.E20]-[.B20])/[.B2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contract/unused_struct_field_tuple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dca/contract/unused_struct_field_tuple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21]=[.D21]" office:value-type="boolean" office:boolean-value="true" calcext:value-type="boolean">
            <text:p>TRUE</text:p>
          </table:table-cell>
          <table:table-cell table:formula="of:=IF([.B21]=[.E21]; &quot;&quot;; &quot;*&quot;)">
            <text:p/>
          </table:table-cell>
          <table:table-cell table:formula="of:=IF([.B21]=[.E21]; &quot;&quot;; [.E21]-[.B21])">
            <text:p/>
          </table:table-cell>
          <table:table-cell table:formula="of:=IF([.B21]=[.E21]; &quot;&quot;; (([.E21]-[.B21])/[.B2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func_param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func_param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2]=[.D22]" office:value-type="boolean" office:boolean-value="true" calcext:value-type="boolean">
            <text:p>TRUE</text:p>
          </table:table-cell>
          <table:table-cell table:formula="of:=IF([.B22]=[.E22]; &quot;&quot;; &quot;*&quot;)">
            <text:p/>
          </table:table-cell>
          <table:table-cell table:formula="of:=IF([.B22]=[.E22]; &quot;&quot;; [.E22]-[.B22])">
            <text:p/>
          </table:table-cell>
          <table:table-cell table:formula="of:=IF([.B22]=[.E22]; &quot;&quot;; (([.E22]-[.B22])/[.B2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generic_fn_trait_constrain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generic_fn_trait_constrain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3]=[.D23]" office:value-type="boolean" office:boolean-value="true" calcext:value-type="boolean">
            <text:p>TRUE</text:p>
          </table:table-cell>
          <table:table-cell table:formula="of:=IF([.B23]=[.E23]; &quot;&quot;; &quot;*&quot;)">
            <text:p/>
          </table:table-cell>
          <table:table-cell table:formula="of:=IF([.B23]=[.E23]; &quot;&quot;; [.E23]-[.B23])">
            <text:p/>
          </table:table-cell>
          <table:table-cell table:formula="of:=IF([.B23]=[.E23]; &quot;&quot;; (([.E23]-[.B23])/[.B2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impl_self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impl_self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4]=[.D24]" office:value-type="boolean" office:boolean-value="true" calcext:value-type="boolean">
            <text:p>TRUE</text:p>
          </table:table-cell>
          <table:table-cell table:formula="of:=IF([.B24]=[.E24]; &quot;&quot;; &quot;*&quot;)">
            <text:p/>
          </table:table-cell>
          <table:table-cell table:formula="of:=IF([.B24]=[.E24]; &quot;&quot;; [.E24]-[.B24])">
            <text:p/>
          </table:table-cell>
          <table:table-cell table:formula="of:=IF([.B24]=[.E24]; &quot;&quot;; (([.E24]-[.B24])/[.B2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impl_self_alias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impl_self_alias2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5]=[.D25]" office:value-type="boolean" office:boolean-value="true" calcext:value-type="boolean">
            <text:p>TRUE</text:p>
          </table:table-cell>
          <table:table-cell table:formula="of:=IF([.B25]=[.E25]; &quot;&quot;; &quot;*&quot;)">
            <text:p/>
          </table:table-cell>
          <table:table-cell table:formula="of:=IF([.B25]=[.E25]; &quot;&quot;; [.E25]-[.B25])">
            <text:p/>
          </table:table-cell>
          <table:table-cell table:formula="of:=IF([.B25]=[.E25]; &quot;&quot;; (([.E25]-[.B25])/[.B2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impl_self_alia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impl_self_alia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6]=[.D26]" office:value-type="boolean" office:boolean-value="true" calcext:value-type="boolean">
            <text:p>TRUE</text:p>
          </table:table-cell>
          <table:table-cell table:formula="of:=IF([.B26]=[.E26]; &quot;&quot;; &quot;*&quot;)">
            <text:p/>
          </table:table-cell>
          <table:table-cell table:formula="of:=IF([.B26]=[.E26]; &quot;&quot;; [.E26]-[.B26])">
            <text:p/>
          </table:table-cell>
          <table:table-cell table:formula="of:=IF([.B26]=[.E26]; &quot;&quot;; (([.E26]-[.B26])/[.B2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impl_trait_multipl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impl_trait_multipl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7]=[.D27]" office:value-type="boolean" office:boolean-value="true" calcext:value-type="boolean">
            <text:p>TRUE</text:p>
          </table:table-cell>
          <table:table-cell table:formula="of:=IF([.B27]=[.E27]; &quot;&quot;; &quot;*&quot;)">
            <text:p/>
          </table:table-cell>
          <table:table-cell table:formula="of:=IF([.B27]=[.E27]; &quot;&quot;; [.E27]-[.B27])">
            <text:p/>
          </table:table-cell>
          <table:table-cell table:formula="of:=IF([.B27]=[.E27]; &quot;&quot;; (([.E27]-[.B27])/[.B2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impl_trait_singl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impl_trait_singl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8]=[.D28]" office:value-type="boolean" office:boolean-value="true" calcext:value-type="boolean">
            <text:p>TRUE</text:p>
          </table:table-cell>
          <table:table-cell table:formula="of:=IF([.B28]=[.E28]; &quot;&quot;; &quot;*&quot;)">
            <text:p/>
          </table:table-cell>
          <table:table-cell table:formula="of:=IF([.B28]=[.E28]; &quot;&quot;; [.E28]-[.B28])">
            <text:p/>
          </table:table-cell>
          <table:table-cell table:formula="of:=IF([.B28]=[.E28]; &quot;&quot;; (([.E28]-[.B28])/[.B2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impl_unused_fn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dca/impl_unused_fn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29]=[.D29]" office:value-type="boolean" office:boolean-value="true" calcext:value-type="boolean">
            <text:p>TRUE</text:p>
          </table:table-cell>
          <table:table-cell table:formula="of:=IF([.B29]=[.E29]; &quot;&quot;; &quot;*&quot;)">
            <text:p/>
          </table:table-cell>
          <table:table-cell table:formula="of:=IF([.B29]=[.E29]; &quot;&quot;; [.E29]-[.B29])">
            <text:p/>
          </table:table-cell>
          <table:table-cell table:formula="of:=IF([.B29]=[.E29]; &quot;&quot;; (([.E29]-[.B29])/[.B2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library/fn_params_fre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library/fn_params_free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30]=[.D30]" office:value-type="boolean" office:boolean-value="true" calcext:value-type="boolean">
            <text:p>TRUE</text:p>
          </table:table-cell>
          <table:table-cell table:formula="of:=IF([.B30]=[.E30]; &quot;&quot;; &quot;*&quot;)">
            <text:p/>
          </table:table-cell>
          <table:table-cell table:formula="of:=IF([.B30]=[.E30]; &quot;&quot;; [.E30]-[.B30])">
            <text:p/>
          </table:table-cell>
          <table:table-cell table:formula="of:=IF([.B30]=[.E30]; &quot;&quot;; (([.E30]-[.B30])/[.B3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library/fn_params_impl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library/fn_params_impl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31]=[.D31]" office:value-type="boolean" office:boolean-value="true" calcext:value-type="boolean">
            <text:p>TRUE</text:p>
          </table:table-cell>
          <table:table-cell table:formula="of:=IF([.B31]=[.E31]; &quot;&quot;; &quot;*&quot;)">
            <text:p/>
          </table:table-cell>
          <table:table-cell table:formula="of:=IF([.B31]=[.E31]; &quot;&quot;; [.E31]-[.B31])">
            <text:p/>
          </table:table-cell>
          <table:table-cell table:formula="of:=IF([.B31]=[.E31]; &quot;&quot;; (([.E31]-[.B31])/[.B3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library/fn_params_trait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library/fn_params_trait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32]=[.D32]" office:value-type="boolean" office:boolean-value="true" calcext:value-type="boolean">
            <text:p>TRUE</text:p>
          </table:table-cell>
          <table:table-cell table:formula="of:=IF([.B32]=[.E32]; &quot;&quot;; &quot;*&quot;)">
            <text:p/>
          </table:table-cell>
          <table:table-cell table:formula="of:=IF([.B32]=[.E32]; &quot;&quot;; [.E32]-[.B32])">
            <text:p/>
          </table:table-cell>
          <table:table-cell table:formula="of:=IF([.B32]=[.E32]; &quot;&quot;; (([.E32]-[.B32])/[.B3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library/unused_priv_free_fn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library/unused_priv_free_fn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33]=[.D33]" office:value-type="boolean" office:boolean-value="true" calcext:value-type="boolean">
            <text:p>TRUE</text:p>
          </table:table-cell>
          <table:table-cell table:formula="of:=IF([.B33]=[.E33]; &quot;&quot;; &quot;*&quot;)">
            <text:p/>
          </table:table-cell>
          <table:table-cell table:formula="of:=IF([.B33]=[.E33]; &quot;&quot;; [.E33]-[.B33])">
            <text:p/>
          </table:table-cell>
          <table:table-cell table:formula="of:=IF([.B33]=[.E33]; &quot;&quot;; (([.E33]-[.B33])/[.B3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library/unused_pub_free_fn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library/unused_pub_free_fn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34]=[.D34]" office:value-type="boolean" office:boolean-value="true" calcext:value-type="boolean">
            <text:p>TRUE</text:p>
          </table:table-cell>
          <table:table-cell table:formula="of:=IF([.B34]=[.E34]; &quot;&quot;; &quot;*&quot;)">
            <text:p/>
          </table:table-cell>
          <table:table-cell table:formula="of:=IF([.B34]=[.E34]; &quot;&quot;; [.E34]-[.B34])">
            <text:p/>
          </table:table-cell>
          <table:table-cell table:formula="of:=IF([.B34]=[.E34]; &quot;&quot;; (([.E34]-[.B34])/[.B3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log_intrinsic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dca/log_intrinsic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35]=[.D35]" office:value-type="boolean" office:boolean-value="true" calcext:value-type="boolean">
            <text:p>TRUE</text:p>
          </table:table-cell>
          <table:table-cell table:formula="of:=IF([.B35]=[.E35]; &quot;&quot;; &quot;*&quot;)">
            <text:p/>
          </table:table-cell>
          <table:table-cell table:formula="of:=IF([.B35]=[.E35]; &quot;&quot;; [.E35]-[.B35])">
            <text:p/>
          </table:table-cell>
          <table:table-cell table:formula="of:=IF([.B35]=[.E35]; &quot;&quot;; (([.E35]-[.B35])/[.B3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log_stdlib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dca/log_stdlib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36]=[.D36]" office:value-type="boolean" office:boolean-value="true" calcext:value-type="boolean">
            <text:p>TRUE</text:p>
          </table:table-cell>
          <table:table-cell table:formula="of:=IF([.B36]=[.E36]; &quot;&quot;; &quot;*&quot;)">
            <text:p/>
          </table:table-cell>
          <table:table-cell table:formula="of:=IF([.B36]=[.E36]; &quot;&quot;; [.E36]-[.B36])">
            <text:p/>
          </table:table-cell>
          <table:table-cell table:formula="of:=IF([.B36]=[.E36]; &quot;&quot;; (([.E36]-[.B36])/[.B3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multiple_enums_same_nam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multiple_enums_same_nam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7]=[.D37]" office:value-type="boolean" office:boolean-value="true" calcext:value-type="boolean">
            <text:p>TRUE</text:p>
          </table:table-cell>
          <table:table-cell table:formula="of:=IF([.B37]=[.E37]; &quot;&quot;; &quot;*&quot;)">
            <text:p/>
          </table:table-cell>
          <table:table-cell table:formula="of:=IF([.B37]=[.E37]; &quot;&quot;; [.E37]-[.B37])">
            <text:p/>
          </table:table-cell>
          <table:table-cell table:formula="of:=IF([.B37]=[.E37]; &quot;&quot;; (([.E37]-[.B37])/[.B3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multiple_fns_same_nam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multiple_fns_same_nam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8]=[.D38]" office:value-type="boolean" office:boolean-value="true" calcext:value-type="boolean">
            <text:p>TRUE</text:p>
          </table:table-cell>
          <table:table-cell table:formula="of:=IF([.B38]=[.E38]; &quot;&quot;; &quot;*&quot;)">
            <text:p/>
          </table:table-cell>
          <table:table-cell table:formula="of:=IF([.B38]=[.E38]; &quot;&quot;; [.E38]-[.B38])">
            <text:p/>
          </table:table-cell>
          <table:table-cell table:formula="of:=IF([.B38]=[.E38]; &quot;&quot;; (([.E38]-[.B38])/[.B3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reassignment_lh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dca/reassignment_lhs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39]=[.D39]" office:value-type="boolean" office:boolean-value="true" calcext:value-type="boolean">
            <text:p>TRUE</text:p>
          </table:table-cell>
          <table:table-cell table:formula="of:=IF([.B39]=[.E39]; &quot;&quot;; &quot;*&quot;)">
            <text:p/>
          </table:table-cell>
          <table:table-cell table:formula="of:=IF([.B39]=[.E39]; &quot;&quot;; [.E39]-[.B39])">
            <text:p/>
          </table:table-cell>
          <table:table-cell table:formula="of:=IF([.B39]=[.E39]; &quot;&quot;; (([.E39]-[.B39])/[.B3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rever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rever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40]=[.D40]" office:value-type="boolean" office:boolean-value="true" calcext:value-type="boolean">
            <text:p>TRUE</text:p>
          </table:table-cell>
          <table:table-cell table:formula="of:=IF([.B40]=[.E40]; &quot;&quot;; &quot;*&quot;)">
            <text:p/>
          </table:table-cell>
          <table:table-cell table:formula="of:=IF([.B40]=[.E40]; &quot;&quot;; [.E40]-[.B40])">
            <text:p/>
          </table:table-cell>
          <table:table-cell table:formula="of:=IF([.B40]=[.E40]; &quot;&quot;; (([.E40]-[.B40])/[.B4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struct_field_no_warning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ca/struct_field_no_warning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41]=[.D41]" office:value-type="boolean" office:boolean-value="true" calcext:value-type="boolean">
            <text:p>TRUE</text:p>
          </table:table-cell>
          <table:table-cell table:formula="of:=IF([.B41]=[.E41]; &quot;&quot;; &quot;*&quot;)">
            <text:p/>
          </table:table-cell>
          <table:table-cell table:formula="of:=IF([.B41]=[.E41]; &quot;&quot;; [.E41]-[.B41])">
            <text:p/>
          </table:table-cell>
          <table:table-cell table:formula="of:=IF([.B41]=[.E41]; &quot;&quot;; (([.E41]-[.B41])/[.B4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trait_metho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trait_metho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42]=[.D42]" office:value-type="boolean" office:boolean-value="true" calcext:value-type="boolean">
            <text:p>TRUE</text:p>
          </table:table-cell>
          <table:table-cell table:formula="of:=IF([.B42]=[.E42]; &quot;&quot;; &quot;*&quot;)">
            <text:p/>
          </table:table-cell>
          <table:table-cell table:formula="of:=IF([.B42]=[.E42]; &quot;&quot;; [.E42]-[.B42])">
            <text:p/>
          </table:table-cell>
          <table:table-cell table:formula="of:=IF([.B42]=[.E42]; &quot;&quot;; (([.E42]-[.B42])/[.B4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trait_method_lib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trait_method_lib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43]=[.D43]" office:value-type="boolean" office:boolean-value="true" calcext:value-type="boolean">
            <text:p>TRUE</text:p>
          </table:table-cell>
          <table:table-cell table:formula="of:=IF([.B43]=[.E43]; &quot;&quot;; &quot;*&quot;)">
            <text:p/>
          </table:table-cell>
          <table:table-cell table:formula="of:=IF([.B43]=[.E43]; &quot;&quot;; [.E43]-[.B43])">
            <text:p/>
          </table:table-cell>
          <table:table-cell table:formula="of:=IF([.B43]=[.E43]; &quot;&quot;; (([.E43]-[.B43])/[.B4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trait_method_neq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dca/trait_method_neq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A44]=[.D44]" office:value-type="boolean" office:boolean-value="true" calcext:value-type="boolean">
            <text:p>TRUE</text:p>
          </table:table-cell>
          <table:table-cell table:formula="of:=IF([.B44]=[.E44]; &quot;&quot;; &quot;*&quot;)">
            <text:p/>
          </table:table-cell>
          <table:table-cell table:formula="of:=IF([.B44]=[.E44]; &quot;&quot;; [.E44]-[.B44])">
            <text:p/>
          </table:table-cell>
          <table:table-cell table:formula="of:=IF([.B44]=[.E44]; &quot;&quot;; (([.E44]-[.B44])/[.B4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unused_enum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unused_enum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45]=[.D45]" office:value-type="boolean" office:boolean-value="true" calcext:value-type="boolean">
            <text:p>TRUE</text:p>
          </table:table-cell>
          <table:table-cell table:formula="of:=IF([.B45]=[.E45]; &quot;&quot;; &quot;*&quot;)">
            <text:p/>
          </table:table-cell>
          <table:table-cell table:formula="of:=IF([.B45]=[.E45]; &quot;&quot;; [.E45]-[.B45])">
            <text:p/>
          </table:table-cell>
          <table:table-cell table:formula="of:=IF([.B45]=[.E45]; &quot;&quot;; (([.E45]-[.B45])/[.B4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unused_field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unused_field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46]=[.D46]" office:value-type="boolean" office:boolean-value="true" calcext:value-type="boolean">
            <text:p>TRUE</text:p>
          </table:table-cell>
          <table:table-cell table:formula="of:=IF([.B46]=[.E46]; &quot;&quot;; &quot;*&quot;)">
            <text:p/>
          </table:table-cell>
          <table:table-cell table:formula="of:=IF([.B46]=[.E46]; &quot;&quot;; [.E46]-[.B46])">
            <text:p/>
          </table:table-cell>
          <table:table-cell table:formula="of:=IF([.B46]=[.E46]; &quot;&quot;; (([.E46]-[.B46])/[.B4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unused_free_f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unused_free_f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47]=[.D47]" office:value-type="boolean" office:boolean-value="true" calcext:value-type="boolean">
            <text:p>TRUE</text:p>
          </table:table-cell>
          <table:table-cell table:formula="of:=IF([.B47]=[.E47]; &quot;&quot;; &quot;*&quot;)">
            <text:p/>
          </table:table-cell>
          <table:table-cell table:formula="of:=IF([.B47]=[.E47]; &quot;&quot;; [.E47]-[.B47])">
            <text:p/>
          </table:table-cell>
          <table:table-cell table:formula="of:=IF([.B47]=[.E47]; &quot;&quot;; (([.E47]-[.B47])/[.B4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unused_struc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unused_struc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48]=[.D48]" office:value-type="boolean" office:boolean-value="true" calcext:value-type="boolean">
            <text:p>TRUE</text:p>
          </table:table-cell>
          <table:table-cell table:formula="of:=IF([.B48]=[.E48]; &quot;&quot;; &quot;*&quot;)">
            <text:p/>
          </table:table-cell>
          <table:table-cell table:formula="of:=IF([.B48]=[.E48]; &quot;&quot;; [.E48]-[.B48])">
            <text:p/>
          </table:table-cell>
          <table:table-cell table:formula="of:=IF([.B48]=[.E48]; &quot;&quot;; (([.E48]-[.B48])/[.B4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unused_trai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unused_trai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49]=[.D49]" office:value-type="boolean" office:boolean-value="true" calcext:value-type="boolean">
            <text:p>TRUE</text:p>
          </table:table-cell>
          <table:table-cell table:formula="of:=IF([.B49]=[.E49]; &quot;&quot;; &quot;*&quot;)">
            <text:p/>
          </table:table-cell>
          <table:table-cell table:formula="of:=IF([.B49]=[.E49]; &quot;&quot;; [.E49]-[.B49])">
            <text:p/>
          </table:table-cell>
          <table:table-cell table:formula="of:=IF([.B49]=[.E49]; &quot;&quot;; (([.E49]-[.B49])/[.B4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unused_variabl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unused_variabl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50]=[.D50]" office:value-type="boolean" office:boolean-value="true" calcext:value-type="boolean">
            <text:p>TRUE</text:p>
          </table:table-cell>
          <table:table-cell table:formula="of:=IF([.B50]=[.E50]; &quot;&quot;; &quot;*&quot;)">
            <text:p/>
          </table:table-cell>
          <table:table-cell table:formula="of:=IF([.B50]=[.E50]; &quot;&quot;; [.E50]-[.B50])">
            <text:p/>
          </table:table-cell>
          <table:table-cell table:formula="of:=IF([.B50]=[.E50]; &quot;&quot;; (([.E50]-[.B50])/[.B5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unused_variable_in_free_f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unused_variable_in_free_f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51]=[.D51]" office:value-type="boolean" office:boolean-value="true" calcext:value-type="boolean">
            <text:p>TRUE</text:p>
          </table:table-cell>
          <table:table-cell table:formula="of:=IF([.B51]=[.E51]; &quot;&quot;; &quot;*&quot;)">
            <text:p/>
          </table:table-cell>
          <table:table-cell table:formula="of:=IF([.B51]=[.E51]; &quot;&quot;; [.E51]-[.B51])">
            <text:p/>
          </table:table-cell>
          <table:table-cell table:formula="of:=IF([.B51]=[.E51]; &quot;&quot;; (([.E51]-[.B51])/[.B51])*100)">
            <text:p/>
          </table:table-cell>
          <table:table-cell/>
        </table:table-row>
        <table:table-row table:style-name="ro1">
          <table:table-cell office:value-type="string" calcext:value-type="string">
            <text:p>empty_fields_in_storage_struct</text:p>
          </table:table-cell>
          <table:table-cell office:value-type="float" office:value="13800" calcext:value-type="float">
            <text:p>13800</text:p>
          </table:table-cell>
          <table:table-cell/>
          <table:table-cell office:value-type="string" calcext:value-type="string">
            <text:p>empty_fields_in_storage_struct</text:p>
          </table:table-cell>
          <table:table-cell office:value-type="float" office:value="13936" calcext:value-type="float">
            <text:p>13936</text:p>
          </table:table-cell>
          <table:table-cell/>
          <table:table-cell table:formula="of:=[.A52]=[.D52]" office:value-type="boolean" office:boolean-value="true" calcext:value-type="boolean">
            <text:p>TRUE</text:p>
          </table:table-cell>
          <table:table-cell table:formula="of:=IF([.B52]=[.E52]; &quot;&quot;; &quot;*&quot;)" office:value-type="string" office:string-value="*" calcext:value-type="string">
            <text:p>*</text:p>
          </table:table-cell>
          <table:table-cell table:formula="of:=IF([.B52]=[.E52]; &quot;&quot;; [.E52]-[.B52])" office:value-type="float" office:value="136" calcext:value-type="float">
            <text:p>136</text:p>
          </table:table-cell>
          <table:table-cell table:formula="of:=IF([.B52]=[.E52]; &quot;&quot;; (([.E52]-[.B52])/[.B52])*100)" office:value-type="float" office:value="0.985507246376812" calcext:value-type="float">
            <text:p>0.985507246376812</text:p>
          </table:table-cell>
          <table:table-cell/>
        </table:table-row>
        <table:table-row table:style-name="ro1" table:visibility="filter">
          <table:table-cell office:value-type="string" calcext:value-type="string">
            <text:p>evm/evm_basic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evm/evm_basic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53]=[.D53]" office:value-type="boolean" office:boolean-value="true" calcext:value-type="boolean">
            <text:p>TRUE</text:p>
          </table:table-cell>
          <table:table-cell table:formula="of:=IF([.B53]=[.E53]; &quot;&quot;; &quot;*&quot;)">
            <text:p/>
          </table:table-cell>
          <table:table-cell table:formula="of:=IF([.B53]=[.E53]; &quot;&quot;; [.E53]-[.B53])">
            <text:p/>
          </table:table-cell>
          <table:table-cell table:formula="of:=IF([.B53]=[.E53]; &quot;&quot;; (([.E53]-[.B53])/[.B5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forc/contract_dependencies/contract_a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forc/contract_dependencies/contract_a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54]=[.D54]" office:value-type="boolean" office:boolean-value="true" calcext:value-type="boolean">
            <text:p>TRUE</text:p>
          </table:table-cell>
          <table:table-cell table:formula="of:=IF([.B54]=[.E54]; &quot;&quot;; &quot;*&quot;)">
            <text:p/>
          </table:table-cell>
          <table:table-cell table:formula="of:=IF([.B54]=[.E54]; &quot;&quot;; [.E54]-[.B54])">
            <text:p/>
          </table:table-cell>
          <table:table-cell table:formula="of:=IF([.B54]=[.E54]; &quot;&quot;; (([.E54]-[.B54])/[.B5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forc/contract_dependencies/contract_b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orc/contract_dependencies/contract_b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55]=[.D55]" office:value-type="boolean" office:boolean-value="true" calcext:value-type="boolean">
            <text:p>TRUE</text:p>
          </table:table-cell>
          <table:table-cell table:formula="of:=IF([.B55]=[.E55]; &quot;&quot;; &quot;*&quot;)">
            <text:p/>
          </table:table-cell>
          <table:table-cell table:formula="of:=IF([.B55]=[.E55]; &quot;&quot;; [.E55]-[.B55])">
            <text:p/>
          </table:table-cell>
          <table:table-cell table:formula="of:=IF([.B55]=[.E55]; &quot;&quot;; (([.E55]-[.B55])/[.B5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forc/contract_dependencies/contract_c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orc/contract_dependencies/contract_c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56]=[.D56]" office:value-type="boolean" office:boolean-value="true" calcext:value-type="boolean">
            <text:p>TRUE</text:p>
          </table:table-cell>
          <table:table-cell table:formula="of:=IF([.B56]=[.E56]; &quot;&quot;; &quot;*&quot;)">
            <text:p/>
          </table:table-cell>
          <table:table-cell table:formula="of:=IF([.B56]=[.E56]; &quot;&quot;; [.E56]-[.B56])">
            <text:p/>
          </table:table-cell>
          <table:table-cell table:formula="of:=IF([.B56]=[.E56]; &quot;&quot;; (([.E56]-[.B56])/[.B5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forc/dependency_package_fiel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forc/dependency_package_fiel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57]=[.D57]" office:value-type="boolean" office:boolean-value="true" calcext:value-type="boolean">
            <text:p>TRUE</text:p>
          </table:table-cell>
          <table:table-cell table:formula="of:=IF([.B57]=[.E57]; &quot;&quot;; &quot;*&quot;)">
            <text:p/>
          </table:table-cell>
          <table:table-cell table:formula="of:=IF([.B57]=[.E57]; &quot;&quot;; [.E57]-[.B57])">
            <text:p/>
          </table:table-cell>
          <table:table-cell table:formula="of:=IF([.B57]=[.E57]; &quot;&quot;; (([.E57]-[.B57])/[.B5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forc/dependency_patching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forc/dependency_patching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58]=[.D58]" office:value-type="boolean" office:boolean-value="true" calcext:value-type="boolean">
            <text:p>TRUE</text:p>
          </table:table-cell>
          <table:table-cell table:formula="of:=IF([.B58]=[.E58]; &quot;&quot;; &quot;*&quot;)">
            <text:p/>
          </table:table-cell>
          <table:table-cell table:formula="of:=IF([.B58]=[.E58]; &quot;&quot;; [.E58]-[.B58])">
            <text:p/>
          </table:table-cell>
          <table:table-cell table:formula="of:=IF([.B58]=[.E58]; &quot;&quot;; (([.E58]-[.B58])/[.B5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forc/workspace_building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orc/workspace_building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59]=[.D59]" office:value-type="boolean" office:boolean-value="true" calcext:value-type="boolean">
            <text:p>TRUE</text:p>
          </table:table-cell>
          <table:table-cell table:formula="of:=IF([.B59]=[.E59]; &quot;&quot;; &quot;*&quot;)">
            <text:p/>
          </table:table-cell>
          <table:table-cell table:formula="of:=IF([.B59]=[.E59]; &quot;&quot;; [.E59]-[.B59])">
            <text:p/>
          </table:table-cell>
          <table:table-cell table:formula="of:=IF([.B59]=[.E59]; &quot;&quot;; (([.E59]-[.B59])/[.B5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bort_control_flow_good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abort_control_flow_good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60]=[.D60]" office:value-type="boolean" office:boolean-value="true" calcext:value-type="boolean">
            <text:p>TRUE</text:p>
          </table:table-cell>
          <table:table-cell table:formula="of:=IF([.B60]=[.E60]; &quot;&quot;; &quot;*&quot;)">
            <text:p/>
          </table:table-cell>
          <table:table-cell table:formula="of:=IF([.B60]=[.E60]; &quot;&quot;; [.E60]-[.B60])">
            <text:p/>
          </table:table-cell>
          <table:table-cell table:formula="of:=IF([.B60]=[.E60]; &quot;&quot;; (([.E60]-[.B60])/[.B6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liased_imports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language/aliased_imports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61]=[.D61]" office:value-type="boolean" office:boolean-value="true" calcext:value-type="boolean">
            <text:p>TRUE</text:p>
          </table:table-cell>
          <table:table-cell table:formula="of:=IF([.B61]=[.E61]; &quot;&quot;; &quot;*&quot;)">
            <text:p/>
          </table:table-cell>
          <table:table-cell table:formula="of:=IF([.B61]=[.E61]; &quot;&quot;; [.E61]-[.B61])">
            <text:p/>
          </table:table-cell>
          <table:table-cell table:formula="of:=IF([.B61]=[.E61]; &quot;&quot;; (([.E61]-[.B61])/[.B6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rg_demotion_inline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arg_demotion_inline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62]=[.D62]" office:value-type="boolean" office:boolean-value="true" calcext:value-type="boolean">
            <text:p>TRUE</text:p>
          </table:table-cell>
          <table:table-cell table:formula="of:=IF([.B62]=[.E62]; &quot;&quot;; &quot;*&quot;)">
            <text:p/>
          </table:table-cell>
          <table:table-cell table:formula="of:=IF([.B62]=[.E62]; &quot;&quot;; [.E62]-[.B62])">
            <text:p/>
          </table:table-cell>
          <table:table-cell table:formula="of:=IF([.B62]=[.E62]; &quot;&quot;; (([.E62]-[.B62])/[.B6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rgs_on_stack</text:p>
          </table:table-cell>
          <table:table-cell office:value-type="float" office:value="1304" calcext:value-type="float">
            <text:p>1304</text:p>
          </table:table-cell>
          <table:table-cell/>
          <table:table-cell office:value-type="string" calcext:value-type="string">
            <text:p>language/args_on_stack</text:p>
          </table:table-cell>
          <table:table-cell office:value-type="float" office:value="1304" calcext:value-type="float">
            <text:p>1304</text:p>
          </table:table-cell>
          <table:table-cell/>
          <table:table-cell table:formula="of:=[.A63]=[.D63]" office:value-type="boolean" office:boolean-value="true" calcext:value-type="boolean">
            <text:p>TRUE</text:p>
          </table:table-cell>
          <table:table-cell table:formula="of:=IF([.B63]=[.E63]; &quot;&quot;; &quot;*&quot;)">
            <text:p/>
          </table:table-cell>
          <table:table-cell table:formula="of:=IF([.B63]=[.E63]; &quot;&quot;; [.E63]-[.B63])">
            <text:p/>
          </table:table-cell>
          <table:table-cell table:formula="of:=IF([.B63]=[.E63]; &quot;&quot;; (([.E63]-[.B63])/[.B6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rray_basics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language/array_basics</text:p>
          </table:table-cell>
          <table:table-cell office:value-type="float" office:value="504" calcext:value-type="float">
            <text:p>504</text:p>
          </table:table-cell>
          <table:table-cell/>
          <table:table-cell table:formula="of:=[.A64]=[.D64]" office:value-type="boolean" office:boolean-value="true" calcext:value-type="boolean">
            <text:p>TRUE</text:p>
          </table:table-cell>
          <table:table-cell table:formula="of:=IF([.B64]=[.E64]; &quot;&quot;; &quot;*&quot;)">
            <text:p/>
          </table:table-cell>
          <table:table-cell table:formula="of:=IF([.B64]=[.E64]; &quot;&quot;; [.E64]-[.B64])">
            <text:p/>
          </table:table-cell>
          <table:table-cell table:formula="of:=IF([.B64]=[.E64]; &quot;&quot;; (([.E64]-[.B64])/[.B6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rray_generics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language/array_generics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A65]=[.D65]" office:value-type="boolean" office:boolean-value="true" calcext:value-type="boolean">
            <text:p>TRUE</text:p>
          </table:table-cell>
          <table:table-cell table:formula="of:=IF([.B65]=[.E65]; &quot;&quot;; &quot;*&quot;)">
            <text:p/>
          </table:table-cell>
          <table:table-cell table:formula="of:=IF([.B65]=[.E65]; &quot;&quot;; [.E65]-[.B65])">
            <text:p/>
          </table:table-cell>
          <table:table-cell table:formula="of:=IF([.B65]=[.E65]; &quot;&quot;; (([.E65]-[.B65])/[.B6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m_expr_basic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language/asm_expr_basic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A66]=[.D66]" office:value-type="boolean" office:boolean-value="true" calcext:value-type="boolean">
            <text:p>TRUE</text:p>
          </table:table-cell>
          <table:table-cell table:formula="of:=IF([.B66]=[.E66]; &quot;&quot;; &quot;*&quot;)">
            <text:p/>
          </table:table-cell>
          <table:table-cell table:formula="of:=IF([.B66]=[.E66]; &quot;&quot;; [.E66]-[.B66])">
            <text:p/>
          </table:table-cell>
          <table:table-cell table:formula="of:=IF([.B66]=[.E66]; &quot;&quot;; (([.E66]-[.B66])/[.B6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m_without_retur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m_without_retur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67]=[.D67]" office:value-type="boolean" office:boolean-value="true" calcext:value-type="boolean">
            <text:p>TRUE</text:p>
          </table:table-cell>
          <table:table-cell table:formula="of:=IF([.B67]=[.E67]; &quot;&quot;; &quot;*&quot;)">
            <text:p/>
          </table:table-cell>
          <table:table-cell table:formula="of:=IF([.B67]=[.E67]; &quot;&quot;; [.E67]-[.B67])">
            <text:p/>
          </table:table-cell>
          <table:table-cell table:formula="of:=IF([.B67]=[.E67]; &quot;&quot;; (([.E67]-[.B67])/[.B6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sociated_const_abi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abi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68]=[.D68]" office:value-type="boolean" office:boolean-value="true" calcext:value-type="boolean">
            <text:p>TRUE</text:p>
          </table:table-cell>
          <table:table-cell table:formula="of:=IF([.B68]=[.E68]; &quot;&quot;; &quot;*&quot;)">
            <text:p/>
          </table:table-cell>
          <table:table-cell table:formula="of:=IF([.B68]=[.E68]; &quot;&quot;; [.E68]-[.B68])">
            <text:p/>
          </table:table-cell>
          <table:table-cell table:formula="of:=IF([.B68]=[.E68]; &quot;&quot;; (([.E68]-[.B68])/[.B6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sociated_const_abi_defaul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abi_defaul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69]=[.D69]" office:value-type="boolean" office:boolean-value="true" calcext:value-type="boolean">
            <text:p>TRUE</text:p>
          </table:table-cell>
          <table:table-cell table:formula="of:=IF([.B69]=[.E69]; &quot;&quot;; &quot;*&quot;)">
            <text:p/>
          </table:table-cell>
          <table:table-cell table:formula="of:=IF([.B69]=[.E69]; &quot;&quot;; [.E69]-[.B69])">
            <text:p/>
          </table:table-cell>
          <table:table-cell table:formula="of:=IF([.B69]=[.E69]; &quot;&quot;; (([.E69]-[.B69])/[.B6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sociated_const_abi_multipl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abi_multipl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70]=[.D70]" office:value-type="boolean" office:boolean-value="true" calcext:value-type="boolean">
            <text:p>TRUE</text:p>
          </table:table-cell>
          <table:table-cell table:formula="of:=IF([.B70]=[.E70]; &quot;&quot;; &quot;*&quot;)">
            <text:p/>
          </table:table-cell>
          <table:table-cell table:formula="of:=IF([.B70]=[.E70]; &quot;&quot;; [.E70]-[.B70])">
            <text:p/>
          </table:table-cell>
          <table:table-cell table:formula="of:=IF([.B70]=[.E70]; &quot;&quot;; (([.E70]-[.B70])/[.B7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sociated_const_impl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impl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71]=[.D71]" office:value-type="boolean" office:boolean-value="true" calcext:value-type="boolean">
            <text:p>TRUE</text:p>
          </table:table-cell>
          <table:table-cell table:formula="of:=IF([.B71]=[.E71]; &quot;&quot;; &quot;*&quot;)">
            <text:p/>
          </table:table-cell>
          <table:table-cell table:formula="of:=IF([.B71]=[.E71]; &quot;&quot;; [.E71]-[.B71])">
            <text:p/>
          </table:table-cell>
          <table:table-cell table:formula="of:=IF([.B71]=[.E71]; &quot;&quot;; (([.E71]-[.B71])/[.B7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sociated_const_impl_local_same_nam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impl_local_same_nam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72]=[.D72]" office:value-type="boolean" office:boolean-value="true" calcext:value-type="boolean">
            <text:p>TRUE</text:p>
          </table:table-cell>
          <table:table-cell table:formula="of:=IF([.B72]=[.E72]; &quot;&quot;; &quot;*&quot;)">
            <text:p/>
          </table:table-cell>
          <table:table-cell table:formula="of:=IF([.B72]=[.E72]; &quot;&quot;; [.E72]-[.B72])">
            <text:p/>
          </table:table-cell>
          <table:table-cell table:formula="of:=IF([.B72]=[.E72]; &quot;&quot;; (([.E72]-[.B72])/[.B7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sociated_const_impl_multipl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impl_multipl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73]=[.D73]" office:value-type="boolean" office:boolean-value="true" calcext:value-type="boolean">
            <text:p>TRUE</text:p>
          </table:table-cell>
          <table:table-cell table:formula="of:=IF([.B73]=[.E73]; &quot;&quot;; &quot;*&quot;)">
            <text:p/>
          </table:table-cell>
          <table:table-cell table:formula="of:=IF([.B73]=[.E73]; &quot;&quot;; [.E73]-[.B73])">
            <text:p/>
          </table:table-cell>
          <table:table-cell table:formula="of:=IF([.B73]=[.E73]; &quot;&quot;; (([.E73]-[.B73])/[.B7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sociated_const_impl_self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impl_self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74]=[.D74]" office:value-type="boolean" office:boolean-value="true" calcext:value-type="boolean">
            <text:p>TRUE</text:p>
          </table:table-cell>
          <table:table-cell table:formula="of:=IF([.B74]=[.E74]; &quot;&quot;; &quot;*&quot;)">
            <text:p/>
          </table:table-cell>
          <table:table-cell table:formula="of:=IF([.B74]=[.E74]; &quot;&quot;; [.E74]-[.B74])">
            <text:p/>
          </table:table-cell>
          <table:table-cell table:formula="of:=IF([.B74]=[.E74]; &quot;&quot;; (([.E74]-[.B74])/[.B7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sociated_const_impl_self_order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impl_self_order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75]=[.D75]" office:value-type="boolean" office:boolean-value="true" calcext:value-type="boolean">
            <text:p>TRUE</text:p>
          </table:table-cell>
          <table:table-cell table:formula="of:=IF([.B75]=[.E75]; &quot;&quot;; &quot;*&quot;)">
            <text:p/>
          </table:table-cell>
          <table:table-cell table:formula="of:=IF([.B75]=[.E75]; &quot;&quot;; [.E75]-[.B75])">
            <text:p/>
          </table:table-cell>
          <table:table-cell table:formula="of:=IF([.B75]=[.E75]; &quot;&quot;; (([.E75]-[.B75])/[.B7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sociated_const_trai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trai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76]=[.D76]" office:value-type="boolean" office:boolean-value="true" calcext:value-type="boolean">
            <text:p>TRUE</text:p>
          </table:table-cell>
          <table:table-cell table:formula="of:=IF([.B76]=[.E76]; &quot;&quot;; &quot;*&quot;)">
            <text:p/>
          </table:table-cell>
          <table:table-cell table:formula="of:=IF([.B76]=[.E76]; &quot;&quot;; [.E76]-[.B76])">
            <text:p/>
          </table:table-cell>
          <table:table-cell table:formula="of:=IF([.B76]=[.E76]; &quot;&quot;; (([.E76]-[.B76])/[.B7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sociated_const_trait_const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associated_const_trait_const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77]=[.D77]" office:value-type="boolean" office:boolean-value="true" calcext:value-type="boolean">
            <text:p>TRUE</text:p>
          </table:table-cell>
          <table:table-cell table:formula="of:=IF([.B77]=[.E77]; &quot;&quot;; &quot;*&quot;)">
            <text:p/>
          </table:table-cell>
          <table:table-cell table:formula="of:=IF([.B77]=[.E77]; &quot;&quot;; [.E77]-[.B77])">
            <text:p/>
          </table:table-cell>
          <table:table-cell table:formula="of:=IF([.B77]=[.E77]; &quot;&quot;; (([.E77]-[.B77])/[.B7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sociated_const_trait_defaul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associated_const_trait_defaul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78]=[.D78]" office:value-type="boolean" office:boolean-value="true" calcext:value-type="boolean">
            <text:p>TRUE</text:p>
          </table:table-cell>
          <table:table-cell table:formula="of:=IF([.B78]=[.E78]; &quot;&quot;; &quot;*&quot;)">
            <text:p/>
          </table:table-cell>
          <table:table-cell table:formula="of:=IF([.B78]=[.E78]; &quot;&quot;; [.E78]-[.B78])">
            <text:p/>
          </table:table-cell>
          <table:table-cell table:formula="of:=IF([.B78]=[.E78]; &quot;&quot;; (([.E78]-[.B78])/[.B7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sociated_const_trait_impl_metho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trait_impl_metho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79]=[.D79]" office:value-type="boolean" office:boolean-value="true" calcext:value-type="boolean">
            <text:p>TRUE</text:p>
          </table:table-cell>
          <table:table-cell table:formula="of:=IF([.B79]=[.E79]; &quot;&quot;; &quot;*&quot;)">
            <text:p/>
          </table:table-cell>
          <table:table-cell table:formula="of:=IF([.B79]=[.E79]; &quot;&quot;; [.E79]-[.B79])">
            <text:p/>
          </table:table-cell>
          <table:table-cell table:formula="of:=IF([.B79]=[.E79]; &quot;&quot;; (([.E79]-[.B79])/[.B7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sociated_const_trait_metho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trait_metho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80]=[.D80]" office:value-type="boolean" office:boolean-value="true" calcext:value-type="boolean">
            <text:p>TRUE</text:p>
          </table:table-cell>
          <table:table-cell table:formula="of:=IF([.B80]=[.E80]; &quot;&quot;; &quot;*&quot;)">
            <text:p/>
          </table:table-cell>
          <table:table-cell table:formula="of:=IF([.B80]=[.E80]; &quot;&quot;; [.E80]-[.B80])">
            <text:p/>
          </table:table-cell>
          <table:table-cell table:formula="of:=IF([.B80]=[.E80]; &quot;&quot;; (([.E80]-[.B80])/[.B8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sociated_type_and_associated_cons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type_and_associated_cons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81]=[.D81]" office:value-type="boolean" office:boolean-value="true" calcext:value-type="boolean">
            <text:p>TRUE</text:p>
          </table:table-cell>
          <table:table-cell table:formula="of:=IF([.B81]=[.E81]; &quot;&quot;; &quot;*&quot;)">
            <text:p/>
          </table:table-cell>
          <table:table-cell table:formula="of:=IF([.B81]=[.E81]; &quot;&quot;; [.E81]-[.B81])">
            <text:p/>
          </table:table-cell>
          <table:table-cell table:formula="of:=IF([.B81]=[.E81]; &quot;&quot;; (([.E81]-[.B81])/[.B8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sociated_type_ascriptio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type_ascriptio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82]=[.D82]" office:value-type="boolean" office:boolean-value="true" calcext:value-type="boolean">
            <text:p>TRUE</text:p>
          </table:table-cell>
          <table:table-cell table:formula="of:=IF([.B82]=[.E82]; &quot;&quot;; &quot;*&quot;)">
            <text:p/>
          </table:table-cell>
          <table:table-cell table:formula="of:=IF([.B82]=[.E82]; &quot;&quot;; [.E82]-[.B82])">
            <text:p/>
          </table:table-cell>
          <table:table-cell table:formula="of:=IF([.B82]=[.E82]; &quot;&quot;; (([.E82]-[.B82])/[.B8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sociated_type_container</text:p>
          </table:table-cell>
          <table:table-cell office:value-type="float" office:value="1088" calcext:value-type="float">
            <text:p>1088</text:p>
          </table:table-cell>
          <table:table-cell/>
          <table:table-cell office:value-type="string" calcext:value-type="string">
            <text:p>language/associated_type_container</text:p>
          </table:table-cell>
          <table:table-cell office:value-type="float" office:value="1088" calcext:value-type="float">
            <text:p>1088</text:p>
          </table:table-cell>
          <table:table-cell/>
          <table:table-cell table:formula="of:=[.A83]=[.D83]" office:value-type="boolean" office:boolean-value="true" calcext:value-type="boolean">
            <text:p>TRUE</text:p>
          </table:table-cell>
          <table:table-cell table:formula="of:=IF([.B83]=[.E83]; &quot;&quot;; &quot;*&quot;)">
            <text:p/>
          </table:table-cell>
          <table:table-cell table:formula="of:=IF([.B83]=[.E83]; &quot;&quot;; [.E83]-[.B83])">
            <text:p/>
          </table:table-cell>
          <table:table-cell table:formula="of:=IF([.B83]=[.E83]; &quot;&quot;; (([.E83]-[.B83])/[.B8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sociated_type_container_in_library</text:p>
          </table:table-cell>
          <table:table-cell office:value-type="float" office:value="1088" calcext:value-type="float">
            <text:p>1088</text:p>
          </table:table-cell>
          <table:table-cell/>
          <table:table-cell office:value-type="string" calcext:value-type="string">
            <text:p>language/associated_type_container_in_library</text:p>
          </table:table-cell>
          <table:table-cell office:value-type="float" office:value="1088" calcext:value-type="float">
            <text:p>1088</text:p>
          </table:table-cell>
          <table:table-cell/>
          <table:table-cell table:formula="of:=[.A84]=[.D84]" office:value-type="boolean" office:boolean-value="true" calcext:value-type="boolean">
            <text:p>TRUE</text:p>
          </table:table-cell>
          <table:table-cell table:formula="of:=IF([.B84]=[.E84]; &quot;&quot;; &quot;*&quot;)">
            <text:p/>
          </table:table-cell>
          <table:table-cell table:formula="of:=IF([.B84]=[.E84]; &quot;&quot;; [.E84]-[.B84])">
            <text:p/>
          </table:table-cell>
          <table:table-cell table:formula="of:=IF([.B84]=[.E84]; &quot;&quot;; (([.E84]-[.B84])/[.B8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sociated_type_fully_qualifie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type_fully_qualifie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85]=[.D85]" office:value-type="boolean" office:boolean-value="true" calcext:value-type="boolean">
            <text:p>TRUE</text:p>
          </table:table-cell>
          <table:table-cell table:formula="of:=IF([.B85]=[.E85]; &quot;&quot;; &quot;*&quot;)">
            <text:p/>
          </table:table-cell>
          <table:table-cell table:formula="of:=IF([.B85]=[.E85]; &quot;&quot;; [.E85]-[.B85])">
            <text:p/>
          </table:table-cell>
          <table:table-cell table:formula="of:=IF([.B85]=[.E85]; &quot;&quot;; (([.E85]-[.B85])/[.B8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sociated_type_iterator</text:p>
          </table:table-cell>
          <table:table-cell office:value-type="float" office:value="1176" calcext:value-type="float">
            <text:p>1176</text:p>
          </table:table-cell>
          <table:table-cell/>
          <table:table-cell office:value-type="string" calcext:value-type="string">
            <text:p>language/associated_type_iterator</text:p>
          </table:table-cell>
          <table:table-cell office:value-type="float" office:value="1176" calcext:value-type="float">
            <text:p>1176</text:p>
          </table:table-cell>
          <table:table-cell/>
          <table:table-cell table:formula="of:=[.A86]=[.D86]" office:value-type="boolean" office:boolean-value="true" calcext:value-type="boolean">
            <text:p>TRUE</text:p>
          </table:table-cell>
          <table:table-cell table:formula="of:=IF([.B86]=[.E86]; &quot;&quot;; &quot;*&quot;)">
            <text:p/>
          </table:table-cell>
          <table:table-cell table:formula="of:=IF([.B86]=[.E86]; &quot;&quot;; [.E86]-[.B86])">
            <text:p/>
          </table:table-cell>
          <table:table-cell table:formula="of:=IF([.B86]=[.E86]; &quot;&quot;; (([.E86]-[.B86])/[.B8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sociated_type_metho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type_metho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87]=[.D87]" office:value-type="boolean" office:boolean-value="true" calcext:value-type="boolean">
            <text:p>TRUE</text:p>
          </table:table-cell>
          <table:table-cell table:formula="of:=IF([.B87]=[.E87]; &quot;&quot;; &quot;*&quot;)">
            <text:p/>
          </table:table-cell>
          <table:table-cell table:formula="of:=IF([.B87]=[.E87]; &quot;&quot;; [.E87]-[.B87])">
            <text:p/>
          </table:table-cell>
          <table:table-cell table:formula="of:=IF([.B87]=[.E87]; &quot;&quot;; (([.E87]-[.B87])/[.B8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sociated_type_parameter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type_parameter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88]=[.D88]" office:value-type="boolean" office:boolean-value="true" calcext:value-type="boolean">
            <text:p>TRUE</text:p>
          </table:table-cell>
          <table:table-cell table:formula="of:=IF([.B88]=[.E88]; &quot;&quot;; &quot;*&quot;)">
            <text:p/>
          </table:table-cell>
          <table:table-cell table:formula="of:=IF([.B88]=[.E88]; &quot;&quot;; [.E88]-[.B88])">
            <text:p/>
          </table:table-cell>
          <table:table-cell table:formula="of:=IF([.B88]=[.E88]; &quot;&quot;; (([.E88]-[.B88])/[.B8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ttributes_warning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ttributes_warning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89]=[.D89]" office:value-type="boolean" office:boolean-value="true" calcext:value-type="boolean">
            <text:p>TRUE</text:p>
          </table:table-cell>
          <table:table-cell table:formula="of:=IF([.B89]=[.E89]; &quot;&quot;; &quot;*&quot;)">
            <text:p/>
          </table:table-cell>
          <table:table-cell table:formula="of:=IF([.B89]=[.E89]; &quot;&quot;; [.E89]-[.B89])">
            <text:p/>
          </table:table-cell>
          <table:table-cell table:formula="of:=IF([.B89]=[.E89]; &quot;&quot;; (([.E89]-[.B89])/[.B8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b256_bad_jump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b256_bad_jump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90]=[.D90]" office:value-type="boolean" office:boolean-value="true" calcext:value-type="boolean">
            <text:p>TRUE</text:p>
          </table:table-cell>
          <table:table-cell table:formula="of:=IF([.B90]=[.E90]; &quot;&quot;; &quot;*&quot;)">
            <text:p/>
          </table:table-cell>
          <table:table-cell table:formula="of:=IF([.B90]=[.E90]; &quot;&quot;; [.E90]-[.B90])">
            <text:p/>
          </table:table-cell>
          <table:table-cell table:formula="of:=IF([.B90]=[.E90]; &quot;&quot;; (([.E90]-[.B90])/[.B9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b256_bitwise_ops</text:p>
          </table:table-cell>
          <table:table-cell office:value-type="float" office:value="6536" calcext:value-type="float">
            <text:p>6536</text:p>
          </table:table-cell>
          <table:table-cell/>
          <table:table-cell office:value-type="string" calcext:value-type="string">
            <text:p>language/b256_bitwise_ops</text:p>
          </table:table-cell>
          <table:table-cell office:value-type="float" office:value="6536" calcext:value-type="float">
            <text:p>6536</text:p>
          </table:table-cell>
          <table:table-cell/>
          <table:table-cell table:formula="of:=[.A91]=[.D91]" office:value-type="boolean" office:boolean-value="true" calcext:value-type="boolean">
            <text:p>TRUE</text:p>
          </table:table-cell>
          <table:table-cell table:formula="of:=IF([.B91]=[.E91]; &quot;&quot;; &quot;*&quot;)">
            <text:p/>
          </table:table-cell>
          <table:table-cell table:formula="of:=IF([.B91]=[.E91]; &quot;&quot;; [.E91]-[.B91])">
            <text:p/>
          </table:table-cell>
          <table:table-cell table:formula="of:=IF([.B91]=[.E91]; &quot;&quot;; (([.E91]-[.B91])/[.B9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b256_ops</text:p>
          </table:table-cell>
          <table:table-cell office:value-type="float" office:value="3496" calcext:value-type="float">
            <text:p>3496</text:p>
          </table:table-cell>
          <table:table-cell/>
          <table:table-cell office:value-type="string" calcext:value-type="string">
            <text:p>language/b256_ops</text:p>
          </table:table-cell>
          <table:table-cell office:value-type="float" office:value="3496" calcext:value-type="float">
            <text:p>3496</text:p>
          </table:table-cell>
          <table:table-cell/>
          <table:table-cell table:formula="of:=[.A92]=[.D92]" office:value-type="boolean" office:boolean-value="true" calcext:value-type="boolean">
            <text:p>TRUE</text:p>
          </table:table-cell>
          <table:table-cell table:formula="of:=IF([.B92]=[.E92]; &quot;&quot;; &quot;*&quot;)">
            <text:p/>
          </table:table-cell>
          <table:table-cell table:formula="of:=IF([.B92]=[.E92]; &quot;&quot;; [.E92]-[.B92])">
            <text:p/>
          </table:table-cell>
          <table:table-cell table:formula="of:=IF([.B92]=[.E92]; &quot;&quot;; (([.E92]-[.B92])/[.B9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basic_func_decl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basic_func_decl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93]=[.D93]" office:value-type="boolean" office:boolean-value="true" calcext:value-type="boolean">
            <text:p>TRUE</text:p>
          </table:table-cell>
          <table:table-cell table:formula="of:=IF([.B93]=[.E93]; &quot;&quot;; &quot;*&quot;)">
            <text:p/>
          </table:table-cell>
          <table:table-cell table:formula="of:=IF([.B93]=[.E93]; &quot;&quot;; [.E93]-[.B93])">
            <text:p/>
          </table:table-cell>
          <table:table-cell table:formula="of:=IF([.B93]=[.E93]; &quot;&quot;; (([.E93]-[.B93])/[.B9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basic_predicate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basic_predicate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94]=[.D94]" office:value-type="boolean" office:boolean-value="true" calcext:value-type="boolean">
            <text:p>TRUE</text:p>
          </table:table-cell>
          <table:table-cell table:formula="of:=IF([.B94]=[.E94]; &quot;&quot;; &quot;*&quot;)">
            <text:p/>
          </table:table-cell>
          <table:table-cell table:formula="of:=IF([.B94]=[.E94]; &quot;&quot;; [.E94]-[.B94])">
            <text:p/>
          </table:table-cell>
          <table:table-cell table:formula="of:=IF([.B94]=[.E94]; &quot;&quot;; (([.E94]-[.B94])/[.B9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binary_and_hex_literals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binary_and_hex_literal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95]=[.D95]" office:value-type="boolean" office:boolean-value="true" calcext:value-type="boolean">
            <text:p>TRUE</text:p>
          </table:table-cell>
          <table:table-cell table:formula="of:=IF([.B95]=[.E95]; &quot;&quot;; &quot;*&quot;)">
            <text:p/>
          </table:table-cell>
          <table:table-cell table:formula="of:=IF([.B95]=[.E95]; &quot;&quot;; [.E95]-[.B95])">
            <text:p/>
          </table:table-cell>
          <table:table-cell table:formula="of:=IF([.B95]=[.E95]; &quot;&quot;; (([.E95]-[.B95])/[.B9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binop_intrinsic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binop_intrinsic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96]=[.D96]" office:value-type="boolean" office:boolean-value="true" calcext:value-type="boolean">
            <text:p>TRUE</text:p>
          </table:table-cell>
          <table:table-cell table:formula="of:=IF([.B96]=[.E96]; &quot;&quot;; &quot;*&quot;)">
            <text:p/>
          </table:table-cell>
          <table:table-cell table:formula="of:=IF([.B96]=[.E96]; &quot;&quot;; [.E96]-[.B96])">
            <text:p/>
          </table:table-cell>
          <table:table-cell table:formula="of:=IF([.B96]=[.E96]; &quot;&quot;; (([.E96]-[.B96])/[.B9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bitwise_not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bitwise_not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97]=[.D97]" office:value-type="boolean" office:boolean-value="true" calcext:value-type="boolean">
            <text:p>TRUE</text:p>
          </table:table-cell>
          <table:table-cell table:formula="of:=IF([.B97]=[.E97]; &quot;&quot;; &quot;*&quot;)">
            <text:p/>
          </table:table-cell>
          <table:table-cell table:formula="of:=IF([.B97]=[.E97]; &quot;&quot;; [.E97]-[.B97])">
            <text:p/>
          </table:table-cell>
          <table:table-cell table:formula="of:=IF([.B97]=[.E97]; &quot;&quot;; (([.E97]-[.B97])/[.B9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blanket_trait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blanket_trait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98]=[.D98]" office:value-type="boolean" office:boolean-value="true" calcext:value-type="boolean">
            <text:p>TRUE</text:p>
          </table:table-cell>
          <table:table-cell table:formula="of:=IF([.B98]=[.E98]; &quot;&quot;; &quot;*&quot;)">
            <text:p/>
          </table:table-cell>
          <table:table-cell table:formula="of:=IF([.B98]=[.E98]; &quot;&quot;; [.E98]-[.B98])">
            <text:p/>
          </table:table-cell>
          <table:table-cell table:formula="of:=IF([.B98]=[.E98]; &quot;&quot;; (([.E98]-[.B98])/[.B9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bool_and_or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language/bool_and_or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99]=[.D99]" office:value-type="boolean" office:boolean-value="true" calcext:value-type="boolean">
            <text:p>TRUE</text:p>
          </table:table-cell>
          <table:table-cell table:formula="of:=IF([.B99]=[.E99]; &quot;&quot;; &quot;*&quot;)">
            <text:p/>
          </table:table-cell>
          <table:table-cell table:formula="of:=IF([.B99]=[.E99]; &quot;&quot;; [.E99]-[.B99])">
            <text:p/>
          </table:table-cell>
          <table:table-cell table:formula="of:=IF([.B99]=[.E99]; &quot;&quot;; (([.E99]-[.B99])/[.B9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break_and_continue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string" calcext:value-type="string">
            <text:p>language/break_and_continue</text:p>
          </table:table-cell>
          <table:table-cell office:value-type="float" office:value="616" calcext:value-type="float">
            <text:p>616</text:p>
          </table:table-cell>
          <table:table-cell/>
          <table:table-cell table:formula="of:=[.A100]=[.D100]" office:value-type="boolean" office:boolean-value="true" calcext:value-type="boolean">
            <text:p>TRUE</text:p>
          </table:table-cell>
          <table:table-cell table:formula="of:=IF([.B100]=[.E100]; &quot;&quot;; &quot;*&quot;)">
            <text:p/>
          </table:table-cell>
          <table:table-cell table:formula="of:=IF([.B100]=[.E100]; &quot;&quot;; [.E100]-[.B100])">
            <text:p/>
          </table:table-cell>
          <table:table-cell table:formula="of:=IF([.B100]=[.E100]; &quot;&quot;; (([.E100]-[.B100])/[.B10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break_and_continue_block_re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break_and_continue_block_re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01]=[.D101]" office:value-type="boolean" office:boolean-value="true" calcext:value-type="boolean">
            <text:p>TRUE</text:p>
          </table:table-cell>
          <table:table-cell table:formula="of:=IF([.B101]=[.E101]; &quot;&quot;; &quot;*&quot;)">
            <text:p/>
          </table:table-cell>
          <table:table-cell table:formula="of:=IF([.B101]=[.E101]; &quot;&quot;; [.E101]-[.B101])">
            <text:p/>
          </table:table-cell>
          <table:table-cell table:formula="of:=IF([.B101]=[.E101]; &quot;&quot;; (([.E101]-[.B101])/[.B10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builtin_type_method_call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builtin_type_method_call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02]=[.D102]" office:value-type="boolean" office:boolean-value="true" calcext:value-type="boolean">
            <text:p>TRUE</text:p>
          </table:table-cell>
          <table:table-cell table:formula="of:=IF([.B102]=[.E102]; &quot;&quot;; &quot;*&quot;)">
            <text:p/>
          </table:table-cell>
          <table:table-cell table:formula="of:=IF([.B102]=[.E102]; &quot;&quot;; [.E102]-[.B102])">
            <text:p/>
          </table:table-cell>
          <table:table-cell table:formula="of:=IF([.B102]=[.E102]; &quot;&quot;; (([.E102]-[.B102])/[.B10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callpath_local_shadowing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callpath_local_shadowing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103]=[.D103]" office:value-type="boolean" office:boolean-value="true" calcext:value-type="boolean">
            <text:p>TRUE</text:p>
          </table:table-cell>
          <table:table-cell table:formula="of:=IF([.B103]=[.E103]; &quot;&quot;; &quot;*&quot;)">
            <text:p/>
          </table:table-cell>
          <table:table-cell table:formula="of:=IF([.B103]=[.E103]; &quot;&quot;; [.E103]-[.B103])">
            <text:p/>
          </table:table-cell>
          <table:table-cell table:formula="of:=IF([.B103]=[.E103]; &quot;&quot;; (([.E103]-[.B103])/[.B10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chained_if_let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language/chained_if_let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A104]=[.D104]" office:value-type="boolean" office:boolean-value="true" calcext:value-type="boolean">
            <text:p>TRUE</text:p>
          </table:table-cell>
          <table:table-cell table:formula="of:=IF([.B104]=[.E104]; &quot;&quot;; &quot;*&quot;)">
            <text:p/>
          </table:table-cell>
          <table:table-cell table:formula="of:=IF([.B104]=[.E104]; &quot;&quot;; [.E104]-[.B104])">
            <text:p/>
          </table:table-cell>
          <table:table-cell table:formula="of:=IF([.B104]=[.E104]; &quot;&quot;; (([.E104]-[.B104])/[.B104])*100)">
            <text:p/>
          </table:table-cell>
          <table:table-cell/>
        </table:table-row>
        <table:table-row table:style-name="ro1">
          <table:table-cell office:value-type="string" calcext:value-type="string">
            <text:p>language/complex_cfg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language/complex_cfg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[.A105]=[.D105]" office:value-type="boolean" office:boolean-value="true" calcext:value-type="boolean">
            <text:p>TRUE</text:p>
          </table:table-cell>
          <table:table-cell table:formula="of:=IF([.B105]=[.E105]; &quot;&quot;; &quot;*&quot;)" office:value-type="string" office:string-value="*" calcext:value-type="string">
            <text:p>*</text:p>
          </table:table-cell>
          <table:table-cell table:formula="of:=IF([.B105]=[.E105]; &quot;&quot;; [.E105]-[.B105])" office:value-type="float" office:value="48" calcext:value-type="float">
            <text:p>48</text:p>
          </table:table-cell>
          <table:table-cell table:formula="of:=IF([.B105]=[.E105]; &quot;&quot;; (([.E105]-[.B105])/[.B105])*100)" office:value-type="float" office:value="12.5" calcext:value-type="float">
            <text:p>12.5</text:p>
          </table:table-cell>
          <table:table-cell office:value-type="string" calcext:value-type="string">
            <office:annotation draw:style-name="gr2" draw:text-style-name="P2" svg:width="1.1413in" svg:height="1.3232in" svg:x="17.0626in" svg:y="0in" draw:caption-point-x="-0.2402in" draw:caption-point-y="0.3594in">
              <dc:date>2024-06-21T00:00:00</dc:date>
              <text:p text:style-name="P1"><text:span text:style-name="T1">SROA stopped </text:span><text:span text:style-name="T1">because of the </text:span><text:span text:style-name="T1">int_to_ptr → </text:span><text:span text:style-name="T1">ptr_to_int → call </text:span><text:span text:style-name="T1">from_0()</text:span></text:p>
              <text:p text:style-name="P1"><text:span text:style-name="T1"/></text:p>
              <text:p text:style-name="P1"><text:span text:style-name="T1">Line 2746 in </text:span><text:span text:style-name="T1">Before.</text:span></text:p>
            </office:annotation>
            <text:p>OK</text:p>
          </table:table-cell>
        </table:table-row>
        <table:table-row table:style-name="ro1" table:visibility="filter">
          <table:table-cell office:value-type="string" calcext:value-type="string">
            <text:p>language/configurable_consts</text:p>
          </table:table-cell>
          <table:table-cell office:value-type="float" office:value="3712" calcext:value-type="float">
            <text:p>3712</text:p>
          </table:table-cell>
          <table:table-cell/>
          <table:table-cell office:value-type="string" calcext:value-type="string">
            <text:p>language/configurable_consts</text:p>
          </table:table-cell>
          <table:table-cell office:value-type="float" office:value="3712" calcext:value-type="float">
            <text:p>3712</text:p>
          </table:table-cell>
          <table:table-cell/>
          <table:table-cell table:formula="of:=[.A106]=[.D106]" office:value-type="boolean" office:boolean-value="true" calcext:value-type="boolean">
            <text:p>TRUE</text:p>
          </table:table-cell>
          <table:table-cell table:formula="of:=IF([.B106]=[.E106]; &quot;&quot;; &quot;*&quot;)">
            <text:p/>
          </table:table-cell>
          <table:table-cell table:formula="of:=IF([.B106]=[.E106]; &quot;&quot;; [.E106]-[.B106])">
            <text:p/>
          </table:table-cell>
          <table:table-cell table:formula="of:=IF([.B106]=[.E106]; &quot;&quot;; (([.E106]-[.B106])/[.B10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const_decl_and_use_in_library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const_decl_and_use_in_library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07]=[.D107]" office:value-type="boolean" office:boolean-value="true" calcext:value-type="boolean">
            <text:p>TRUE</text:p>
          </table:table-cell>
          <table:table-cell table:formula="of:=IF([.B107]=[.E107]; &quot;&quot;; &quot;*&quot;)">
            <text:p/>
          </table:table-cell>
          <table:table-cell table:formula="of:=IF([.B107]=[.E107]; &quot;&quot;; [.E107]-[.B107])">
            <text:p/>
          </table:table-cell>
          <table:table-cell table:formula="of:=IF([.B107]=[.E107]; &quot;&quot;; (([.E107]-[.B107])/[.B10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const_decl_in_library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language/const_decl_in_library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108]=[.D108]" office:value-type="boolean" office:boolean-value="true" calcext:value-type="boolean">
            <text:p>TRUE</text:p>
          </table:table-cell>
          <table:table-cell table:formula="of:=IF([.B108]=[.E108]; &quot;&quot;; &quot;*&quot;)">
            <text:p/>
          </table:table-cell>
          <table:table-cell table:formula="of:=IF([.B108]=[.E108]; &quot;&quot;; [.E108]-[.B108])">
            <text:p/>
          </table:table-cell>
          <table:table-cell table:formula="of:=IF([.B108]=[.E108]; &quot;&quot;; (([.E108]-[.B108])/[.B10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const_decl_literal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const_decl_literal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09]=[.D109]" office:value-type="boolean" office:boolean-value="true" calcext:value-type="boolean">
            <text:p>TRUE</text:p>
          </table:table-cell>
          <table:table-cell table:formula="of:=IF([.B109]=[.E109]; &quot;&quot;; &quot;*&quot;)">
            <text:p/>
          </table:table-cell>
          <table:table-cell table:formula="of:=IF([.B109]=[.E109]; &quot;&quot;; [.E109]-[.B109])">
            <text:p/>
          </table:table-cell>
          <table:table-cell table:formula="of:=IF([.B109]=[.E109]; &quot;&quot;; (([.E109]-[.B109])/[.B10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const_decl_with_call_path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language/const_decl_with_call_path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[.A110]=[.D110]" office:value-type="boolean" office:boolean-value="true" calcext:value-type="boolean">
            <text:p>TRUE</text:p>
          </table:table-cell>
          <table:table-cell table:formula="of:=IF([.B110]=[.E110]; &quot;&quot;; &quot;*&quot;)">
            <text:p/>
          </table:table-cell>
          <table:table-cell table:formula="of:=IF([.B110]=[.E110]; &quot;&quot;; [.E110]-[.B110])">
            <text:p/>
          </table:table-cell>
          <table:table-cell table:formula="of:=IF([.B110]=[.E110]; &quot;&quot;; (([.E110]-[.B110])/[.B11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const_inits</text:p>
          </table:table-cell>
          <table:table-cell office:value-type="float" office:value="1560" calcext:value-type="float">
            <text:p>1560</text:p>
          </table:table-cell>
          <table:table-cell/>
          <table:table-cell office:value-type="string" calcext:value-type="string">
            <text:p>language/const_inits</text:p>
          </table:table-cell>
          <table:table-cell office:value-type="float" office:value="1560" calcext:value-type="float">
            <text:p>1560</text:p>
          </table:table-cell>
          <table:table-cell/>
          <table:table-cell table:formula="of:=[.A111]=[.D111]" office:value-type="boolean" office:boolean-value="true" calcext:value-type="boolean">
            <text:p>TRUE</text:p>
          </table:table-cell>
          <table:table-cell table:formula="of:=IF([.B111]=[.E111]; &quot;&quot;; &quot;*&quot;)">
            <text:p/>
          </table:table-cell>
          <table:table-cell table:formula="of:=IF([.B111]=[.E111]; &quot;&quot;; [.E111]-[.B111])">
            <text:p/>
          </table:table-cell>
          <table:table-cell table:formula="of:=IF([.B111]=[.E111]; &quot;&quot;; (([.E111]-[.B111])/[.B11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contract_caller_as_ret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language/contract_caller_as_ret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112]=[.D112]" office:value-type="boolean" office:boolean-value="true" calcext:value-type="boolean">
            <text:p>TRUE</text:p>
          </table:table-cell>
          <table:table-cell table:formula="of:=IF([.B112]=[.E112]; &quot;&quot;; &quot;*&quot;)">
            <text:p/>
          </table:table-cell>
          <table:table-cell table:formula="of:=IF([.B112]=[.E112]; &quot;&quot;; [.E112]-[.B112])">
            <text:p/>
          </table:table-cell>
          <table:table-cell table:formula="of:=IF([.B112]=[.E112]; &quot;&quot;; (([.E112]-[.B112])/[.B11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contract_caller_dynamic_address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language/contract_caller_dynamic_address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A113]=[.D113]" office:value-type="boolean" office:boolean-value="true" calcext:value-type="boolean">
            <text:p>TRUE</text:p>
          </table:table-cell>
          <table:table-cell table:formula="of:=IF([.B113]=[.E113]; &quot;&quot;; &quot;*&quot;)">
            <text:p/>
          </table:table-cell>
          <table:table-cell table:formula="of:=IF([.B113]=[.E113]; &quot;&quot;; [.E113]-[.B113])">
            <text:p/>
          </table:table-cell>
          <table:table-cell table:formula="of:=IF([.B113]=[.E113]; &quot;&quot;; (([.E113]-[.B113])/[.B11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deprecated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deprecated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114]=[.D114]" office:value-type="boolean" office:boolean-value="true" calcext:value-type="boolean">
            <text:p>TRUE</text:p>
          </table:table-cell>
          <table:table-cell table:formula="of:=IF([.B114]=[.E114]; &quot;&quot;; &quot;*&quot;)">
            <text:p/>
          </table:table-cell>
          <table:table-cell table:formula="of:=IF([.B114]=[.E114]; &quot;&quot;; [.E114]-[.B114])">
            <text:p/>
          </table:table-cell>
          <table:table-cell table:formula="of:=IF([.B114]=[.E114]; &quot;&quot;; (([.E114]-[.B114])/[.B11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deprecated_attribut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deprecated_attribute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15]=[.D115]" office:value-type="boolean" office:boolean-value="true" calcext:value-type="boolean">
            <text:p>TRUE</text:p>
          </table:table-cell>
          <table:table-cell table:formula="of:=IF([.B115]=[.E115]; &quot;&quot;; &quot;*&quot;)">
            <text:p/>
          </table:table-cell>
          <table:table-cell table:formula="of:=IF([.B115]=[.E115]; &quot;&quot;; [.E115]-[.B115])">
            <text:p/>
          </table:table-cell>
          <table:table-cell table:formula="of:=IF([.B115]=[.E115]; &quot;&quot;; (([.E115]-[.B115])/[.B11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diagnose_unknown_annotations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language/diagnose_unknown_annotations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A116]=[.D116]" office:value-type="boolean" office:boolean-value="true" calcext:value-type="boolean">
            <text:p>TRUE</text:p>
          </table:table-cell>
          <table:table-cell table:formula="of:=IF([.B116]=[.E116]; &quot;&quot;; &quot;*&quot;)">
            <text:p/>
          </table:table-cell>
          <table:table-cell table:formula="of:=IF([.B116]=[.E116]; &quot;&quot;; [.E116]-[.B116])">
            <text:p/>
          </table:table-cell>
          <table:table-cell table:formula="of:=IF([.B116]=[.E116]; &quot;&quot;; (([.E116]-[.B116])/[.B11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diverging_exprs</text:p>
          </table:table-cell>
          <table:table-cell office:value-type="float" office:value="856" calcext:value-type="float">
            <text:p>856</text:p>
          </table:table-cell>
          <table:table-cell/>
          <table:table-cell office:value-type="string" calcext:value-type="string">
            <text:p>language/diverging_exprs</text:p>
          </table:table-cell>
          <table:table-cell office:value-type="float" office:value="856" calcext:value-type="float">
            <text:p>856</text:p>
          </table:table-cell>
          <table:table-cell/>
          <table:table-cell table:formula="of:=[.A117]=[.D117]" office:value-type="boolean" office:boolean-value="true" calcext:value-type="boolean">
            <text:p>TRUE</text:p>
          </table:table-cell>
          <table:table-cell table:formula="of:=IF([.B117]=[.E117]; &quot;&quot;; &quot;*&quot;)">
            <text:p/>
          </table:table-cell>
          <table:table-cell table:formula="of:=IF([.B117]=[.E117]; &quot;&quot;; [.E117]-[.B117])">
            <text:p/>
          </table:table-cell>
          <table:table-cell table:formula="of:=IF([.B117]=[.E117]; &quot;&quot;; (([.E117]-[.B117])/[.B11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doc_comments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language/doc_comments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118]=[.D118]" office:value-type="boolean" office:boolean-value="true" calcext:value-type="boolean">
            <text:p>TRUE</text:p>
          </table:table-cell>
          <table:table-cell table:formula="of:=IF([.B118]=[.E118]; &quot;&quot;; &quot;*&quot;)">
            <text:p/>
          </table:table-cell>
          <table:table-cell table:formula="of:=IF([.B118]=[.E118]; &quot;&quot;; [.E118]-[.B118])">
            <text:p/>
          </table:table-cell>
          <table:table-cell table:formula="of:=IF([.B118]=[.E118]; &quot;&quot;; (([.E118]-[.B118])/[.B118])*100)">
            <text:p/>
          </table:table-cell>
          <table:table-cell/>
        </table:table-row>
        <table:table-row table:style-name="ro1">
          <table:table-cell office:value-type="string" calcext:value-type="string">
            <text:p>language/dummy_method_issue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language/dummy_method_issue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119]=[.D119]" office:value-type="boolean" office:boolean-value="true" calcext:value-type="boolean">
            <text:p>TRUE</text:p>
          </table:table-cell>
          <table:table-cell table:formula="of:=IF([.B119]=[.E119]; &quot;&quot;; &quot;*&quot;)" office:value-type="string" office:string-value="*" calcext:value-type="string">
            <text:p>*</text:p>
          </table:table-cell>
          <table:table-cell table:formula="of:=IF([.B119]=[.E119]; &quot;&quot;; [.E119]-[.B119])" office:value-type="float" office:value="24" calcext:value-type="float">
            <text:p>24</text:p>
          </table:table-cell>
          <table:table-cell table:formula="of:=IF([.B119]=[.E119]; &quot;&quot;; (([.E119]-[.B119])/[.B119])*100)" office:value-type="float" office:value="15.7894736842105" calcext:value-type="float">
            <text:p>15.7894736842105</text:p>
          </table:table-cell>
          <table:table-cell office:value-type="string" calcext:value-type="string">
            <office:annotation draw:style-name="gr1" draw:text-style-name="P2" svg:width="1.1413in" svg:height="2.7228in" svg:x="17.0626in" svg:y="0in" draw:caption-point-x="-0.2402in" draw:caption-point-y="0.5374in">
              <dc:date>2024-06-21T00:00:00</dc:date>
              <text:p text:style-name="P1"><text:span text:style-name="T1"><text:s text:c="4"/></text:span><text:span text:style-name="T1">let mut buffer </text:span><text:span text:style-name="T1">= Buffer::new();</text:span></text:p>
              <text:p text:style-name="P1"><text:span text:style-name="T1"><text:s text:c="4"/></text:span><text:span text:style-name="T1">item.abi_encode2</text:span><text:span text:style-name="T1">(buffer);</text:span></text:p>
              <text:p text:style-name="P1"><text:span text:style-name="T1"><text:s text:c="4"/></text:span><text:span text:style-name="T1">buffer.as_raw_sli</text:span><text:span text:style-name="T1">ce()</text:span></text:p>
              <text:p text:style-name="P1"><text:span text:style-name="T1"/></text:p>
              <text:p text:style-name="P1"><text:span text:style-name="T1"><text:s text:c="8"/></text:span><text:span text:style-name="T1">v1 = </text:span><text:span text:style-name="T1">asm(cap: v0) -&gt; </text:span><text:span text:style-name="T1">u64 hp {</text:span></text:p>
              <text:p text:style-name="P1"><text:span text:style-name="T1"><text:s text:c="12"/></text:span><text:span text:style-name="T1">aloc <text:s text:c="2"/></text:span><text:span text:style-name="T1">cap</text:span></text:p>
              <text:p text:style-name="P1"><text:span text:style-name="T1"><text:s text:c="8"/></text:span><text:span text:style-name="T1">}</text:span></text:p>
              <text:p text:style-name="P1"><text:span text:style-name="T1"><text:s text:c="8"/></text:span><text:span text:style-name="T1">v2 = </text:span><text:span text:style-name="T1">int_to_ptr v1 to </text:span><text:span text:style-name="T1">ptr u8</text:span></text:p>
            </office:annotation>
            <text:p>OK</text:p>
          </table:table-cell>
        </table:table-row>
        <table:table-row table:style-name="ro1" table:visibility="filter">
          <table:table-cell office:value-type="string" calcext:value-type="string">
            <text:p>language/duplicated_storage_key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duplicated_storage_key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20]=[.D120]" office:value-type="boolean" office:boolean-value="true" calcext:value-type="boolean">
            <text:p>TRUE</text:p>
          </table:table-cell>
          <table:table-cell table:formula="of:=IF([.B120]=[.E120]; &quot;&quot;; &quot;*&quot;)">
            <text:p/>
          </table:table-cell>
          <table:table-cell table:formula="of:=IF([.B120]=[.E120]; &quot;&quot;; [.E120]-[.B120])">
            <text:p/>
          </table:table-cell>
          <table:table-cell table:formula="of:=IF([.B120]=[.E120]; &quot;&quot;; (([.E120]-[.B120])/[.B12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empty_method_initializer</text:p>
          </table:table-cell>
          <table:table-cell office:value-type="float" office:value="712" calcext:value-type="float">
            <text:p>712</text:p>
          </table:table-cell>
          <table:table-cell/>
          <table:table-cell office:value-type="string" calcext:value-type="string">
            <text:p>language/empty_method_initializer</text:p>
          </table:table-cell>
          <table:table-cell office:value-type="float" office:value="712" calcext:value-type="float">
            <text:p>712</text:p>
          </table:table-cell>
          <table:table-cell/>
          <table:table-cell table:formula="of:=[.A121]=[.D121]" office:value-type="boolean" office:boolean-value="true" calcext:value-type="boolean">
            <text:p>TRUE</text:p>
          </table:table-cell>
          <table:table-cell table:formula="of:=IF([.B121]=[.E121]; &quot;&quot;; &quot;*&quot;)">
            <text:p/>
          </table:table-cell>
          <table:table-cell table:formula="of:=IF([.B121]=[.E121]; &quot;&quot;; [.E121]-[.B121])">
            <text:p/>
          </table:table-cell>
          <table:table-cell table:formula="of:=IF([.B121]=[.E121]; &quot;&quot;; (([.E121]-[.B121])/[.B12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enum_destructuring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language/enum_destructuring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122]=[.D122]" office:value-type="boolean" office:boolean-value="true" calcext:value-type="boolean">
            <text:p>TRUE</text:p>
          </table:table-cell>
          <table:table-cell table:formula="of:=IF([.B122]=[.E122]; &quot;&quot;; &quot;*&quot;)">
            <text:p/>
          </table:table-cell>
          <table:table-cell table:formula="of:=IF([.B122]=[.E122]; &quot;&quot;; [.E122]-[.B122])">
            <text:p/>
          </table:table-cell>
          <table:table-cell table:formula="of:=IF([.B122]=[.E122]; &quot;&quot;; (([.E122]-[.B122])/[.B12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enum_if_let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language/enum_if_let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[.A123]=[.D123]" office:value-type="boolean" office:boolean-value="true" calcext:value-type="boolean">
            <text:p>TRUE</text:p>
          </table:table-cell>
          <table:table-cell table:formula="of:=IF([.B123]=[.E123]; &quot;&quot;; &quot;*&quot;)">
            <text:p/>
          </table:table-cell>
          <table:table-cell table:formula="of:=IF([.B123]=[.E123]; &quot;&quot;; [.E123]-[.B123])">
            <text:p/>
          </table:table-cell>
          <table:table-cell table:formula="of:=IF([.B123]=[.E123]; &quot;&quot;; (([.E123]-[.B123])/[.B12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enum_if_let_large_type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language/enum_if_let_large_type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A124]=[.D124]" office:value-type="boolean" office:boolean-value="true" calcext:value-type="boolean">
            <text:p>TRUE</text:p>
          </table:table-cell>
          <table:table-cell table:formula="of:=IF([.B124]=[.E124]; &quot;&quot;; &quot;*&quot;)">
            <text:p/>
          </table:table-cell>
          <table:table-cell table:formula="of:=IF([.B124]=[.E124]; &quot;&quot;; [.E124]-[.B124])">
            <text:p/>
          </table:table-cell>
          <table:table-cell table:formula="of:=IF([.B124]=[.E124]; &quot;&quot;; (([.E124]-[.B124])/[.B12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enum_in_fn_decl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language/enum_in_fn_decl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A125]=[.D125]" office:value-type="boolean" office:boolean-value="true" calcext:value-type="boolean">
            <text:p>TRUE</text:p>
          </table:table-cell>
          <table:table-cell table:formula="of:=IF([.B125]=[.E125]; &quot;&quot;; &quot;*&quot;)">
            <text:p/>
          </table:table-cell>
          <table:table-cell table:formula="of:=IF([.B125]=[.E125]; &quot;&quot;; [.E125]-[.B125])">
            <text:p/>
          </table:table-cell>
          <table:table-cell table:formula="of:=IF([.B125]=[.E125]; &quot;&quot;; (([.E125]-[.B125])/[.B12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enum_init_fn_call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anguage/enum_init_fn_call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[.A126]=[.D126]" office:value-type="boolean" office:boolean-value="true" calcext:value-type="boolean">
            <text:p>TRUE</text:p>
          </table:table-cell>
          <table:table-cell table:formula="of:=IF([.B126]=[.E126]; &quot;&quot;; &quot;*&quot;)">
            <text:p/>
          </table:table-cell>
          <table:table-cell table:formula="of:=IF([.B126]=[.E126]; &quot;&quot;; [.E126]-[.B126])">
            <text:p/>
          </table:table-cell>
          <table:table-cell table:formula="of:=IF([.B126]=[.E126]; &quot;&quot;; (([.E126]-[.B126])/[.B12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enum_instantiation</text:p>
          </table:table-cell>
          <table:table-cell office:value-type="float" office:value="3464" calcext:value-type="float">
            <text:p>3464</text:p>
          </table:table-cell>
          <table:table-cell/>
          <table:table-cell office:value-type="string" calcext:value-type="string">
            <text:p>language/enum_instantiation</text:p>
          </table:table-cell>
          <table:table-cell office:value-type="float" office:value="3464" calcext:value-type="float">
            <text:p>3464</text:p>
          </table:table-cell>
          <table:table-cell/>
          <table:table-cell table:formula="of:=[.A127]=[.D127]" office:value-type="boolean" office:boolean-value="true" calcext:value-type="boolean">
            <text:p>TRUE</text:p>
          </table:table-cell>
          <table:table-cell table:formula="of:=IF([.B127]=[.E127]; &quot;&quot;; &quot;*&quot;)">
            <text:p/>
          </table:table-cell>
          <table:table-cell table:formula="of:=IF([.B127]=[.E127]; &quot;&quot;; [.E127]-[.B127])">
            <text:p/>
          </table:table-cell>
          <table:table-cell table:formula="of:=IF([.B127]=[.E127]; &quot;&quot;; (([.E127]-[.B127])/[.B12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enum_padding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language/enum_padding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128]=[.D128]" office:value-type="boolean" office:boolean-value="true" calcext:value-type="boolean">
            <text:p>TRUE</text:p>
          </table:table-cell>
          <table:table-cell table:formula="of:=IF([.B128]=[.E128]; &quot;&quot;; &quot;*&quot;)">
            <text:p/>
          </table:table-cell>
          <table:table-cell table:formula="of:=IF([.B128]=[.E128]; &quot;&quot;; [.E128]-[.B128])">
            <text:p/>
          </table:table-cell>
          <table:table-cell table:formula="of:=IF([.B128]=[.E128]; &quot;&quot;; (([.E128]-[.B128])/[.B12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enum_type_inferenc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enum_type_inference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29]=[.D129]" office:value-type="boolean" office:boolean-value="true" calcext:value-type="boolean">
            <text:p>TRUE</text:p>
          </table:table-cell>
          <table:table-cell table:formula="of:=IF([.B129]=[.E129]; &quot;&quot;; &quot;*&quot;)">
            <text:p/>
          </table:table-cell>
          <table:table-cell table:formula="of:=IF([.B129]=[.E129]; &quot;&quot;; [.E129]-[.B129])">
            <text:p/>
          </table:table-cell>
          <table:table-cell table:formula="of:=IF([.B129]=[.E129]; &quot;&quot;; (([.E129]-[.B129])/[.B12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enum_variant_imports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language/enum_variant_imports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A130]=[.D130]" office:value-type="boolean" office:boolean-value="true" calcext:value-type="boolean">
            <text:p>TRUE</text:p>
          </table:table-cell>
          <table:table-cell table:formula="of:=IF([.B130]=[.E130]; &quot;&quot;; &quot;*&quot;)">
            <text:p/>
          </table:table-cell>
          <table:table-cell table:formula="of:=IF([.B130]=[.E130]; &quot;&quot;; [.E130]-[.B130])">
            <text:p/>
          </table:table-cell>
          <table:table-cell table:formula="of:=IF([.B130]=[.E130]; &quot;&quot;; (([.E130]-[.B130])/[.B13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eq_and_neq</text:p>
          </table:table-cell>
          <table:table-cell office:value-type="float" office:value="1784" calcext:value-type="float">
            <text:p>1784</text:p>
          </table:table-cell>
          <table:table-cell/>
          <table:table-cell office:value-type="string" calcext:value-type="string">
            <text:p>language/eq_and_neq</text:p>
          </table:table-cell>
          <table:table-cell office:value-type="float" office:value="1784" calcext:value-type="float">
            <text:p>1784</text:p>
          </table:table-cell>
          <table:table-cell/>
          <table:table-cell table:formula="of:=[.A131]=[.D131]" office:value-type="boolean" office:boolean-value="true" calcext:value-type="boolean">
            <text:p>TRUE</text:p>
          </table:table-cell>
          <table:table-cell table:formula="of:=IF([.B131]=[.E131]; &quot;&quot;; &quot;*&quot;)">
            <text:p/>
          </table:table-cell>
          <table:table-cell table:formula="of:=IF([.B131]=[.E131]; &quot;&quot;; [.E131]-[.B131])">
            <text:p/>
          </table:table-cell>
          <table:table-cell table:formula="of:=IF([.B131]=[.E131]; &quot;&quot;; (([.E131]-[.B131])/[.B13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eq_intrinsic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eq_intrinsic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32]=[.D132]" office:value-type="boolean" office:boolean-value="true" calcext:value-type="boolean">
            <text:p>TRUE</text:p>
          </table:table-cell>
          <table:table-cell table:formula="of:=IF([.B132]=[.E132]; &quot;&quot;; &quot;*&quot;)">
            <text:p/>
          </table:table-cell>
          <table:table-cell table:formula="of:=IF([.B132]=[.E132]; &quot;&quot;; [.E132]-[.B132])">
            <text:p/>
          </table:table-cell>
          <table:table-cell table:formula="of:=IF([.B132]=[.E132]; &quot;&quot;; (([.E132]-[.B132])/[.B132])*100)">
            <text:p/>
          </table:table-cell>
          <table:table-cell/>
        </table:table-row>
        <table:table-row table:style-name="ro1">
          <table:table-cell office:value-type="string" calcext:value-type="string">
            <text:p>language/fallback_only</text:p>
          </table:table-cell>
          <table:table-cell office:value-type="float" office:value="816" calcext:value-type="float">
            <text:p>816</text:p>
          </table:table-cell>
          <table:table-cell/>
          <table:table-cell office:value-type="string" calcext:value-type="string">
            <text:p>language/fallback_only</text:p>
          </table:table-cell>
          <table:table-cell office:value-type="float" office:value="832" calcext:value-type="float">
            <text:p>832</text:p>
          </table:table-cell>
          <table:table-cell/>
          <table:table-cell table:formula="of:=[.A133]=[.D133]" office:value-type="boolean" office:boolean-value="true" calcext:value-type="boolean">
            <text:p>TRUE</text:p>
          </table:table-cell>
          <table:table-cell table:formula="of:=IF([.B133]=[.E133]; &quot;&quot;; &quot;*&quot;)" office:value-type="string" office:string-value="*" calcext:value-type="string">
            <text:p>*</text:p>
          </table:table-cell>
          <table:table-cell table:formula="of:=IF([.B133]=[.E133]; &quot;&quot;; [.E133]-[.B133])" office:value-type="float" office:value="16" calcext:value-type="float">
            <text:p>16</text:p>
          </table:table-cell>
          <table:table-cell table:formula="of:=IF([.B133]=[.E133]; &quot;&quot;; (([.E133]-[.B133])/[.B133])*100)" office:value-type="float" office:value="1.96078431372549" calcext:value-type="float">
            <text:p>1.96078431372549</text:p>
          </table:table-cell>
          <table:table-cell/>
        </table:table-row>
        <table:table-row table:style-name="ro1" table:visibility="filter">
          <table:table-cell office:value-type="string" calcext:value-type="string">
            <text:p>language/far_jumps/many_blobs</text:p>
          </table:table-cell>
          <table:table-cell office:value-type="float" office:value="11640232" calcext:value-type="float">
            <text:p>11640232</text:p>
          </table:table-cell>
          <table:table-cell/>
          <table:table-cell office:value-type="string" calcext:value-type="string">
            <text:p>language/far_jumps/many_blobs</text:p>
          </table:table-cell>
          <table:table-cell office:value-type="float" office:value="11640232" calcext:value-type="float">
            <text:p>11640232</text:p>
          </table:table-cell>
          <table:table-cell/>
          <table:table-cell table:formula="of:=[.A134]=[.D134]" office:value-type="boolean" office:boolean-value="true" calcext:value-type="boolean">
            <text:p>TRUE</text:p>
          </table:table-cell>
          <table:table-cell table:formula="of:=IF([.B134]=[.E134]; &quot;&quot;; &quot;*&quot;)">
            <text:p/>
          </table:table-cell>
          <table:table-cell table:formula="of:=IF([.B134]=[.E134]; &quot;&quot;; [.E134]-[.B134])">
            <text:p/>
          </table:table-cell>
          <table:table-cell table:formula="of:=IF([.B134]=[.E134]; &quot;&quot;; (([.E134]-[.B134])/[.B13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far_jumps/single_blob</text:p>
          </table:table-cell>
          <table:table-cell office:value-type="float" office:value="1048640" calcext:value-type="float">
            <text:p>1048640</text:p>
          </table:table-cell>
          <table:table-cell/>
          <table:table-cell office:value-type="string" calcext:value-type="string">
            <text:p>language/far_jumps/single_blob</text:p>
          </table:table-cell>
          <table:table-cell office:value-type="float" office:value="1048640" calcext:value-type="float">
            <text:p>1048640</text:p>
          </table:table-cell>
          <table:table-cell/>
          <table:table-cell table:formula="of:=[.A135]=[.D135]" office:value-type="boolean" office:boolean-value="true" calcext:value-type="boolean">
            <text:p>TRUE</text:p>
          </table:table-cell>
          <table:table-cell table:formula="of:=IF([.B135]=[.E135]; &quot;&quot;; &quot;*&quot;)">
            <text:p/>
          </table:table-cell>
          <table:table-cell table:formula="of:=IF([.B135]=[.E135]; &quot;&quot;; [.E135]-[.B135])">
            <text:p/>
          </table:table-cell>
          <table:table-cell table:formula="of:=IF([.B135]=[.E135]; &quot;&quot;; (([.E135]-[.B135])/[.B13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fix_opcode_bug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fix_opcode_bug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36]=[.D136]" office:value-type="boolean" office:boolean-value="true" calcext:value-type="boolean">
            <text:p>TRUE</text:p>
          </table:table-cell>
          <table:table-cell table:formula="of:=IF([.B136]=[.E136]; &quot;&quot;; &quot;*&quot;)">
            <text:p/>
          </table:table-cell>
          <table:table-cell table:formula="of:=IF([.B136]=[.E136]; &quot;&quot;; [.E136]-[.B136])">
            <text:p/>
          </table:table-cell>
          <table:table-cell table:formula="of:=IF([.B136]=[.E136]; &quot;&quot;; (([.E136]-[.B136])/[.B13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for_loops</text:p>
          </table:table-cell>
          <table:table-cell office:value-type="float" office:value="4200" calcext:value-type="float">
            <text:p>4200</text:p>
          </table:table-cell>
          <table:table-cell/>
          <table:table-cell office:value-type="string" calcext:value-type="string">
            <text:p>language/for_loops</text:p>
          </table:table-cell>
          <table:table-cell office:value-type="float" office:value="4200" calcext:value-type="float">
            <text:p>4200</text:p>
          </table:table-cell>
          <table:table-cell/>
          <table:table-cell table:formula="of:=[.A137]=[.D137]" office:value-type="boolean" office:boolean-value="true" calcext:value-type="boolean">
            <text:p>TRUE</text:p>
          </table:table-cell>
          <table:table-cell table:formula="of:=IF([.B137]=[.E137]; &quot;&quot;; &quot;*&quot;)">
            <text:p/>
          </table:table-cell>
          <table:table-cell table:formula="of:=IF([.B137]=[.E137]; &quot;&quot;; [.E137]-[.B137])">
            <text:p/>
          </table:table-cell>
          <table:table-cell table:formula="of:=IF([.B137]=[.E137]; &quot;&quot;; (([.E137]-[.B137])/[.B13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fqp_in_lib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language/fqp_in_lib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A138]=[.D138]" office:value-type="boolean" office:boolean-value="true" calcext:value-type="boolean">
            <text:p>TRUE</text:p>
          </table:table-cell>
          <table:table-cell table:formula="of:=IF([.B138]=[.E138]; &quot;&quot;; &quot;*&quot;)">
            <text:p/>
          </table:table-cell>
          <table:table-cell table:formula="of:=IF([.B138]=[.E138]; &quot;&quot;; [.E138]-[.B138])">
            <text:p/>
          </table:table-cell>
          <table:table-cell table:formula="of:=IF([.B138]=[.E138]; &quot;&quot;; (([.E138]-[.B138])/[.B13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funcs_with_generic_types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funcs_with_generic_type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139]=[.D139]" office:value-type="boolean" office:boolean-value="true" calcext:value-type="boolean">
            <text:p>TRUE</text:p>
          </table:table-cell>
          <table:table-cell table:formula="of:=IF([.B139]=[.E139]; &quot;&quot;; &quot;*&quot;)">
            <text:p/>
          </table:table-cell>
          <table:table-cell table:formula="of:=IF([.B139]=[.E139]; &quot;&quot;; [.E139]-[.B139])">
            <text:p/>
          </table:table-cell>
          <table:table-cell table:formula="of:=IF([.B139]=[.E139]; &quot;&quot;; (([.E139]-[.B139])/[.B13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generic_functions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generic_function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140]=[.D140]" office:value-type="boolean" office:boolean-value="true" calcext:value-type="boolean">
            <text:p>TRUE</text:p>
          </table:table-cell>
          <table:table-cell table:formula="of:=IF([.B140]=[.E140]; &quot;&quot;; &quot;*&quot;)">
            <text:p/>
          </table:table-cell>
          <table:table-cell table:formula="of:=IF([.B140]=[.E140]; &quot;&quot;; [.E140]-[.B140])">
            <text:p/>
          </table:table-cell>
          <table:table-cell table:formula="of:=IF([.B140]=[.E140]; &quot;&quot;; (([.E140]-[.B140])/[.B14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generic_impl_self</text:p>
          </table:table-cell>
          <table:table-cell office:value-type="float" office:value="2312" calcext:value-type="float">
            <text:p>2312</text:p>
          </table:table-cell>
          <table:table-cell/>
          <table:table-cell office:value-type="string" calcext:value-type="string">
            <text:p>language/generic_impl_self</text:p>
          </table:table-cell>
          <table:table-cell office:value-type="float" office:value="2312" calcext:value-type="float">
            <text:p>2312</text:p>
          </table:table-cell>
          <table:table-cell/>
          <table:table-cell table:formula="of:=[.A141]=[.D141]" office:value-type="boolean" office:boolean-value="true" calcext:value-type="boolean">
            <text:p>TRUE</text:p>
          </table:table-cell>
          <table:table-cell table:formula="of:=IF([.B141]=[.E141]; &quot;&quot;; &quot;*&quot;)">
            <text:p/>
          </table:table-cell>
          <table:table-cell table:formula="of:=IF([.B141]=[.E141]; &quot;&quot;; [.E141]-[.B141])">
            <text:p/>
          </table:table-cell>
          <table:table-cell table:formula="of:=IF([.B141]=[.E141]; &quot;&quot;; (([.E141]-[.B141])/[.B14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generic_impl_self_where</text:p>
          </table:table-cell>
          <table:table-cell office:value-type="float" office:value="2128" calcext:value-type="float">
            <text:p>2128</text:p>
          </table:table-cell>
          <table:table-cell/>
          <table:table-cell office:value-type="string" calcext:value-type="string">
            <text:p>language/generic_impl_self_where</text:p>
          </table:table-cell>
          <table:table-cell office:value-type="float" office:value="2128" calcext:value-type="float">
            <text:p>2128</text:p>
          </table:table-cell>
          <table:table-cell/>
          <table:table-cell table:formula="of:=[.A142]=[.D142]" office:value-type="boolean" office:boolean-value="true" calcext:value-type="boolean">
            <text:p>TRUE</text:p>
          </table:table-cell>
          <table:table-cell table:formula="of:=IF([.B142]=[.E142]; &quot;&quot;; &quot;*&quot;)">
            <text:p/>
          </table:table-cell>
          <table:table-cell table:formula="of:=IF([.B142]=[.E142]; &quot;&quot;; [.E142]-[.B142])">
            <text:p/>
          </table:table-cell>
          <table:table-cell table:formula="of:=IF([.B142]=[.E142]; &quot;&quot;; (([.E142]-[.B142])/[.B14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generic_inside_generic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language/generic_inside_generic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A143]=[.D143]" office:value-type="boolean" office:boolean-value="true" calcext:value-type="boolean">
            <text:p>TRUE</text:p>
          </table:table-cell>
          <table:table-cell table:formula="of:=IF([.B143]=[.E143]; &quot;&quot;; &quot;*&quot;)">
            <text:p/>
          </table:table-cell>
          <table:table-cell table:formula="of:=IF([.B143]=[.E143]; &quot;&quot;; [.E143]-[.B143])">
            <text:p/>
          </table:table-cell>
          <table:table-cell table:formula="of:=IF([.B143]=[.E143]; &quot;&quot;; (([.E143]-[.B143])/[.B14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generic_result_method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language/generic_result_method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[.A144]=[.D144]" office:value-type="boolean" office:boolean-value="true" calcext:value-type="boolean">
            <text:p>TRUE</text:p>
          </table:table-cell>
          <table:table-cell table:formula="of:=IF([.B144]=[.E144]; &quot;&quot;; &quot;*&quot;)">
            <text:p/>
          </table:table-cell>
          <table:table-cell table:formula="of:=IF([.B144]=[.E144]; &quot;&quot;; [.E144]-[.B144])">
            <text:p/>
          </table:table-cell>
          <table:table-cell table:formula="of:=IF([.B144]=[.E144]; &quot;&quot;; (([.E144]-[.B144])/[.B14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generics_in_contract</text:p>
          </table:table-cell>
          <table:table-cell office:value-type="float" office:value="2784" calcext:value-type="float">
            <text:p>2784</text:p>
          </table:table-cell>
          <table:table-cell/>
          <table:table-cell office:value-type="string" calcext:value-type="string">
            <text:p>language/generics_in_contract</text:p>
          </table:table-cell>
          <table:table-cell office:value-type="float" office:value="2784" calcext:value-type="float">
            <text:p>2784</text:p>
          </table:table-cell>
          <table:table-cell/>
          <table:table-cell table:formula="of:=[.A145]=[.D145]" office:value-type="boolean" office:boolean-value="true" calcext:value-type="boolean">
            <text:p>TRUE</text:p>
          </table:table-cell>
          <table:table-cell table:formula="of:=IF([.B145]=[.E145]; &quot;&quot;; &quot;*&quot;)">
            <text:p/>
          </table:table-cell>
          <table:table-cell table:formula="of:=IF([.B145]=[.E145]; &quot;&quot;; [.E145]-[.B145])">
            <text:p/>
          </table:table-cell>
          <table:table-cell table:formula="of:=IF([.B145]=[.E145]; &quot;&quot;; (([.E145]-[.B145])/[.B14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generic_struct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language/generic_struct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A146]=[.D146]" office:value-type="boolean" office:boolean-value="true" calcext:value-type="boolean">
            <text:p>TRUE</text:p>
          </table:table-cell>
          <table:table-cell table:formula="of:=IF([.B146]=[.E146]; &quot;&quot;; &quot;*&quot;)">
            <text:p/>
          </table:table-cell>
          <table:table-cell table:formula="of:=IF([.B146]=[.E146]; &quot;&quot;; [.E146]-[.B146])">
            <text:p/>
          </table:table-cell>
          <table:table-cell table:formula="of:=IF([.B146]=[.E146]; &quot;&quot;; (([.E146]-[.B146])/[.B14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generic_struct_instantiatio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generic_struct_instantiatio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147]=[.D147]" office:value-type="boolean" office:boolean-value="true" calcext:value-type="boolean">
            <text:p>TRUE</text:p>
          </table:table-cell>
          <table:table-cell table:formula="of:=IF([.B147]=[.E147]; &quot;&quot;; &quot;*&quot;)">
            <text:p/>
          </table:table-cell>
          <table:table-cell table:formula="of:=IF([.B147]=[.E147]; &quot;&quot;; [.E147]-[.B147])">
            <text:p/>
          </table:table-cell>
          <table:table-cell table:formula="of:=IF([.B147]=[.E147]; &quot;&quot;; (([.E147]-[.B147])/[.B14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generic_structs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language/generic_structs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A148]=[.D148]" office:value-type="boolean" office:boolean-value="true" calcext:value-type="boolean">
            <text:p>TRUE</text:p>
          </table:table-cell>
          <table:table-cell table:formula="of:=IF([.B148]=[.E148]; &quot;&quot;; &quot;*&quot;)">
            <text:p/>
          </table:table-cell>
          <table:table-cell table:formula="of:=IF([.B148]=[.E148]; &quot;&quot;; [.E148]-[.B148])">
            <text:p/>
          </table:table-cell>
          <table:table-cell table:formula="of:=IF([.B148]=[.E148]; &quot;&quot;; (([.E148]-[.B148])/[.B14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generic_trait_constraints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generic_trait_constraints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149]=[.D149]" office:value-type="boolean" office:boolean-value="true" calcext:value-type="boolean">
            <text:p>TRUE</text:p>
          </table:table-cell>
          <table:table-cell table:formula="of:=IF([.B149]=[.E149]; &quot;&quot;; &quot;*&quot;)">
            <text:p/>
          </table:table-cell>
          <table:table-cell table:formula="of:=IF([.B149]=[.E149]; &quot;&quot;; [.E149]-[.B149])">
            <text:p/>
          </table:table-cell>
          <table:table-cell table:formula="of:=IF([.B149]=[.E149]; &quot;&quot;; (([.E149]-[.B149])/[.B14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generic_traits</text:p>
          </table:table-cell>
          <table:table-cell office:value-type="float" office:value="1032" calcext:value-type="float">
            <text:p>1032</text:p>
          </table:table-cell>
          <table:table-cell/>
          <table:table-cell office:value-type="string" calcext:value-type="string">
            <text:p>language/generic_traits</text:p>
          </table:table-cell>
          <table:table-cell office:value-type="float" office:value="1032" calcext:value-type="float">
            <text:p>1032</text:p>
          </table:table-cell>
          <table:table-cell/>
          <table:table-cell table:formula="of:=[.A150]=[.D150]" office:value-type="boolean" office:boolean-value="true" calcext:value-type="boolean">
            <text:p>TRUE</text:p>
          </table:table-cell>
          <table:table-cell table:formula="of:=IF([.B150]=[.E150]; &quot;&quot;; &quot;*&quot;)">
            <text:p/>
          </table:table-cell>
          <table:table-cell table:formula="of:=IF([.B150]=[.E150]; &quot;&quot;; [.E150]-[.B150])">
            <text:p/>
          </table:table-cell>
          <table:table-cell table:formula="of:=IF([.B150]=[.E150]; &quot;&quot;; (([.E150]-[.B150])/[.B15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generic_transpose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string" calcext:value-type="string">
            <text:p>language/generic_transpose</text:p>
          </table:table-cell>
          <table:table-cell office:value-type="float" office:value="632" calcext:value-type="float">
            <text:p>632</text:p>
          </table:table-cell>
          <table:table-cell/>
          <table:table-cell table:formula="of:=[.A151]=[.D151]" office:value-type="boolean" office:boolean-value="true" calcext:value-type="boolean">
            <text:p>TRUE</text:p>
          </table:table-cell>
          <table:table-cell table:formula="of:=IF([.B151]=[.E151]; &quot;&quot;; &quot;*&quot;)">
            <text:p/>
          </table:table-cell>
          <table:table-cell table:formula="of:=IF([.B151]=[.E151]; &quot;&quot;; [.E151]-[.B151])">
            <text:p/>
          </table:table-cell>
          <table:table-cell table:formula="of:=IF([.B151]=[.E151]; &quot;&quot;; (([.E151]-[.B151])/[.B15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generic_tuple_trait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string" calcext:value-type="string">
            <text:p>language/generic_tuple_trait</text:p>
          </table:table-cell>
          <table:table-cell office:value-type="float" office:value="552" calcext:value-type="float">
            <text:p>552</text:p>
          </table:table-cell>
          <table:table-cell/>
          <table:table-cell table:formula="of:=[.A152]=[.D152]" office:value-type="boolean" office:boolean-value="true" calcext:value-type="boolean">
            <text:p>TRUE</text:p>
          </table:table-cell>
          <table:table-cell table:formula="of:=IF([.B152]=[.E152]; &quot;&quot;; &quot;*&quot;)">
            <text:p/>
          </table:table-cell>
          <table:table-cell table:formula="of:=IF([.B152]=[.E152]; &quot;&quot;; [.E152]-[.B152])">
            <text:p/>
          </table:table-cell>
          <table:table-cell table:formula="of:=IF([.B152]=[.E152]; &quot;&quot;; (([.E152]-[.B152])/[.B152])*100)">
            <text:p/>
          </table:table-cell>
          <table:table-cell/>
        </table:table-row>
        <table:table-row table:style-name="ro1">
          <table:table-cell office:value-type="string" calcext:value-type="string">
            <text:p>language/generic_type_inference</text:p>
          </table:table-cell>
          <table:table-cell office:value-type="float" office:value="3152" calcext:value-type="float">
            <text:p>3152</text:p>
          </table:table-cell>
          <table:table-cell/>
          <table:table-cell office:value-type="string" calcext:value-type="string">
            <text:p>language/generic_type_inference</text:p>
          </table:table-cell>
          <table:table-cell office:value-type="float" office:value="3224" calcext:value-type="float">
            <text:p>3224</text:p>
          </table:table-cell>
          <table:table-cell/>
          <table:table-cell table:formula="of:=[.A153]=[.D153]" office:value-type="boolean" office:boolean-value="true" calcext:value-type="boolean">
            <text:p>TRUE</text:p>
          </table:table-cell>
          <table:table-cell table:formula="of:=IF([.B153]=[.E153]; &quot;&quot;; &quot;*&quot;)" office:value-type="string" office:string-value="*" calcext:value-type="string">
            <text:p>*</text:p>
          </table:table-cell>
          <table:table-cell table:formula="of:=IF([.B153]=[.E153]; &quot;&quot;; [.E153]-[.B153])" office:value-type="float" office:value="72" calcext:value-type="float">
            <text:p>72</text:p>
          </table:table-cell>
          <table:table-cell table:formula="of:=IF([.B153]=[.E153]; &quot;&quot;; (([.E153]-[.B153])/[.B153])*100)" office:value-type="float" office:value="2.28426395939086" calcext:value-type="float">
            <text:p>2.28426395939086</text:p>
          </table:table-cell>
          <table:table-cell/>
        </table:table-row>
        <table:table-row table:style-name="ro1" table:visibility="filter">
          <table:table-cell office:value-type="string" calcext:value-type="string">
            <text:p>language/generic_where_in_impl_self2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language/generic_where_in_impl_self2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154]=[.D154]" office:value-type="boolean" office:boolean-value="true" calcext:value-type="boolean">
            <text:p>TRUE</text:p>
          </table:table-cell>
          <table:table-cell table:formula="of:=IF([.B154]=[.E154]; &quot;&quot;; &quot;*&quot;)">
            <text:p/>
          </table:table-cell>
          <table:table-cell table:formula="of:=IF([.B154]=[.E154]; &quot;&quot;; [.E154]-[.B154])">
            <text:p/>
          </table:table-cell>
          <table:table-cell table:formula="of:=IF([.B154]=[.E154]; &quot;&quot;; (([.E154]-[.B154])/[.B15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generic_where_in_impl_self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language/generic_where_in_impl_self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155]=[.D155]" office:value-type="boolean" office:boolean-value="true" calcext:value-type="boolean">
            <text:p>TRUE</text:p>
          </table:table-cell>
          <table:table-cell table:formula="of:=IF([.B155]=[.E155]; &quot;&quot;; &quot;*&quot;)">
            <text:p/>
          </table:table-cell>
          <table:table-cell table:formula="of:=IF([.B155]=[.E155]; &quot;&quot;; [.E155]-[.B155])">
            <text:p/>
          </table:table-cell>
          <table:table-cell table:formula="of:=IF([.B155]=[.E155]; &quot;&quot;; (([.E155]-[.B155])/[.B15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gtf_intrinsic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gtf_intrinsic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156]=[.D156]" office:value-type="boolean" office:boolean-value="true" calcext:value-type="boolean">
            <text:p>TRUE</text:p>
          </table:table-cell>
          <table:table-cell table:formula="of:=IF([.B156]=[.E156]; &quot;&quot;; &quot;*&quot;)">
            <text:p/>
          </table:table-cell>
          <table:table-cell table:formula="of:=IF([.B156]=[.E156]; &quot;&quot;; [.E156]-[.B156])">
            <text:p/>
          </table:table-cell>
          <table:table-cell table:formula="of:=IF([.B156]=[.E156]; &quot;&quot;; (([.E156]-[.B156])/[.B15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if_elseif_enum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language/if_elseif_enum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[.A157]=[.D157]" office:value-type="boolean" office:boolean-value="true" calcext:value-type="boolean">
            <text:p>TRUE</text:p>
          </table:table-cell>
          <table:table-cell table:formula="of:=IF([.B157]=[.E157]; &quot;&quot;; &quot;*&quot;)">
            <text:p/>
          </table:table-cell>
          <table:table-cell table:formula="of:=IF([.B157]=[.E157]; &quot;&quot;; [.E157]-[.B157])">
            <text:p/>
          </table:table-cell>
          <table:table-cell table:formula="of:=IF([.B157]=[.E157]; &quot;&quot;; (([.E157]-[.B157])/[.B15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if_implicit_uni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if_implicit_uni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158]=[.D158]" office:value-type="boolean" office:boolean-value="true" calcext:value-type="boolean">
            <text:p>TRUE</text:p>
          </table:table-cell>
          <table:table-cell table:formula="of:=IF([.B158]=[.E158]; &quot;&quot;; &quot;*&quot;)">
            <text:p/>
          </table:table-cell>
          <table:table-cell table:formula="of:=IF([.B158]=[.E158]; &quot;&quot;; [.E158]-[.B158])">
            <text:p/>
          </table:table-cell>
          <table:table-cell table:formula="of:=IF([.B158]=[.E158]; &quot;&quot;; (([.E158]-[.B158])/[.B15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if_let_no_side_effects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language/if_let_no_side_effects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A159]=[.D159]" office:value-type="boolean" office:boolean-value="true" calcext:value-type="boolean">
            <text:p>TRUE</text:p>
          </table:table-cell>
          <table:table-cell table:formula="of:=IF([.B159]=[.E159]; &quot;&quot;; &quot;*&quot;)">
            <text:p/>
          </table:table-cell>
          <table:table-cell table:formula="of:=IF([.B159]=[.E159]; &quot;&quot;; [.E159]-[.B159])">
            <text:p/>
          </table:table-cell>
          <table:table-cell table:formula="of:=IF([.B159]=[.E159]; &quot;&quot;; (([.E159]-[.B159])/[.B15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implicit_casting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implicit_casting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60]=[.D160]" office:value-type="boolean" office:boolean-value="true" calcext:value-type="boolean">
            <text:p>TRUE</text:p>
          </table:table-cell>
          <table:table-cell table:formula="of:=IF([.B160]=[.E160]; &quot;&quot;; &quot;*&quot;)">
            <text:p/>
          </table:table-cell>
          <table:table-cell table:formula="of:=IF([.B160]=[.E160]; &quot;&quot;; [.E160]-[.B160])">
            <text:p/>
          </table:table-cell>
          <table:table-cell table:formula="of:=IF([.B160]=[.E160]; &quot;&quot;; (([.E160]-[.B160])/[.B16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implicit_retur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implicit_return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61]=[.D161]" office:value-type="boolean" office:boolean-value="true" calcext:value-type="boolean">
            <text:p>TRUE</text:p>
          </table:table-cell>
          <table:table-cell table:formula="of:=IF([.B161]=[.E161]; &quot;&quot;; &quot;*&quot;)">
            <text:p/>
          </table:table-cell>
          <table:table-cell table:formula="of:=IF([.B161]=[.E161]; &quot;&quot;; [.E161]-[.B161])">
            <text:p/>
          </table:table-cell>
          <table:table-cell table:formula="of:=IF([.B161]=[.E161]; &quot;&quot;; (([.E161]-[.B161])/[.B16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impl_self_method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impl_self_method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62]=[.D162]" office:value-type="boolean" office:boolean-value="true" calcext:value-type="boolean">
            <text:p>TRUE</text:p>
          </table:table-cell>
          <table:table-cell table:formula="of:=IF([.B162]=[.E162]; &quot;&quot;; &quot;*&quot;)">
            <text:p/>
          </table:table-cell>
          <table:table-cell table:formula="of:=IF([.B162]=[.E162]; &quot;&quot;; [.E162]-[.B162])">
            <text:p/>
          </table:table-cell>
          <table:table-cell table:formula="of:=IF([.B162]=[.E162]; &quot;&quot;; (([.E162]-[.B162])/[.B16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impl_self_method_order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impl_self_method_order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63]=[.D163]" office:value-type="boolean" office:boolean-value="true" calcext:value-type="boolean">
            <text:p>TRUE</text:p>
          </table:table-cell>
          <table:table-cell table:formula="of:=IF([.B163]=[.E163]; &quot;&quot;; &quot;*&quot;)">
            <text:p/>
          </table:table-cell>
          <table:table-cell table:formula="of:=IF([.B163]=[.E163]; &quot;&quot;; [.E163]-[.B163])">
            <text:p/>
          </table:table-cell>
          <table:table-cell table:formula="of:=IF([.B163]=[.E163]; &quot;&quot;; (([.E163]-[.B163])/[.B16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import_method_from_other_file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language/import_method_from_other_file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A164]=[.D164]" office:value-type="boolean" office:boolean-value="true" calcext:value-type="boolean">
            <text:p>TRUE</text:p>
          </table:table-cell>
          <table:table-cell table:formula="of:=IF([.B164]=[.E164]; &quot;&quot;; &quot;*&quot;)">
            <text:p/>
          </table:table-cell>
          <table:table-cell table:formula="of:=IF([.B164]=[.E164]; &quot;&quot;; [.E164]-[.B164])">
            <text:p/>
          </table:table-cell>
          <table:table-cell table:formula="of:=IF([.B164]=[.E164]; &quot;&quot;; (([.E164]-[.B164])/[.B16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import_star_name_clash</text:p>
          </table:table-cell>
          <table:table-cell office:value-type="float" office:value="2096" calcext:value-type="float">
            <text:p>2096</text:p>
          </table:table-cell>
          <table:table-cell/>
          <table:table-cell office:value-type="string" calcext:value-type="string">
            <text:p>language/import_star_name_clash</text:p>
          </table:table-cell>
          <table:table-cell office:value-type="float" office:value="2096" calcext:value-type="float">
            <text:p>2096</text:p>
          </table:table-cell>
          <table:table-cell/>
          <table:table-cell table:formula="of:=[.A165]=[.D165]" office:value-type="boolean" office:boolean-value="true" calcext:value-type="boolean">
            <text:p>TRUE</text:p>
          </table:table-cell>
          <table:table-cell table:formula="of:=IF([.B165]=[.E165]; &quot;&quot;; &quot;*&quot;)">
            <text:p/>
          </table:table-cell>
          <table:table-cell table:formula="of:=IF([.B165]=[.E165]; &quot;&quot;; [.E165]-[.B165])">
            <text:p/>
          </table:table-cell>
          <table:table-cell table:formula="of:=IF([.B165]=[.E165]; &quot;&quot;; (([.E165]-[.B165])/[.B16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import_trailing_comma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import_trailing_comma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66]=[.D166]" office:value-type="boolean" office:boolean-value="true" calcext:value-type="boolean">
            <text:p>TRUE</text:p>
          </table:table-cell>
          <table:table-cell table:formula="of:=IF([.B166]=[.E166]; &quot;&quot;; &quot;*&quot;)">
            <text:p/>
          </table:table-cell>
          <table:table-cell table:formula="of:=IF([.B166]=[.E166]; &quot;&quot;; [.E166]-[.B166])">
            <text:p/>
          </table:table-cell>
          <table:table-cell table:formula="of:=IF([.B166]=[.E166]; &quot;&quot;; (([.E166]-[.B166])/[.B166])*100)">
            <text:p/>
          </table:table-cell>
          <table:table-cell/>
        </table:table-row>
        <table:table-row table:style-name="ro1">
          <table:table-cell office:value-type="string" calcext:value-type="string">
            <text:p>language/import_with_different_callpaths</text:p>
          </table:table-cell>
          <table:table-cell office:value-type="float" office:value="2536" calcext:value-type="float">
            <text:p>2536</text:p>
          </table:table-cell>
          <table:table-cell/>
          <table:table-cell office:value-type="string" calcext:value-type="string">
            <text:p>language/import_with_different_callpaths</text:p>
          </table:table-cell>
          <table:table-cell office:value-type="float" office:value="2560" calcext:value-type="float">
            <text:p>2560</text:p>
          </table:table-cell>
          <table:table-cell/>
          <table:table-cell table:formula="of:=[.A167]=[.D167]" office:value-type="boolean" office:boolean-value="true" calcext:value-type="boolean">
            <text:p>TRUE</text:p>
          </table:table-cell>
          <table:table-cell table:formula="of:=IF([.B167]=[.E167]; &quot;&quot;; &quot;*&quot;)" office:value-type="string" office:string-value="*" calcext:value-type="string">
            <text:p>*</text:p>
          </table:table-cell>
          <table:table-cell table:formula="of:=IF([.B167]=[.E167]; &quot;&quot;; [.E167]-[.B167])" office:value-type="float" office:value="24" calcext:value-type="float">
            <text:p>24</text:p>
          </table:table-cell>
          <table:table-cell table:formula="of:=IF([.B167]=[.E167]; &quot;&quot;; (([.E167]-[.B167])/[.B167])*100)" office:value-type="float" office:value="0.946372239747634" calcext:value-type="float">
            <text:p>0.946372239747634</text:p>
          </table:table-cell>
          <table:table-cell/>
        </table:table-row>
        <table:table-row table:style-name="ro1" table:visibility="filter">
          <table:table-cell office:value-type="string" calcext:value-type="string">
            <text:p>language/impure_ifs</text:p>
          </table:table-cell>
          <table:table-cell office:value-type="float" office:value="816" calcext:value-type="float">
            <text:p>816</text:p>
          </table:table-cell>
          <table:table-cell/>
          <table:table-cell office:value-type="string" calcext:value-type="string">
            <text:p>language/impure_ifs</text:p>
          </table:table-cell>
          <table:table-cell office:value-type="float" office:value="816" calcext:value-type="float">
            <text:p>816</text:p>
          </table:table-cell>
          <table:table-cell/>
          <table:table-cell table:formula="of:=[.A168]=[.D168]" office:value-type="boolean" office:boolean-value="true" calcext:value-type="boolean">
            <text:p>TRUE</text:p>
          </table:table-cell>
          <table:table-cell table:formula="of:=IF([.B168]=[.E168]; &quot;&quot;; &quot;*&quot;)">
            <text:p/>
          </table:table-cell>
          <table:table-cell table:formula="of:=IF([.B168]=[.E168]; &quot;&quot;; [.E168]-[.B168])">
            <text:p/>
          </table:table-cell>
          <table:table-cell table:formula="of:=IF([.B168]=[.E168]; &quot;&quot;; (([.E168]-[.B168])/[.B16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inline_if_expr_cons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inline_if_expr_cons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169]=[.D169]" office:value-type="boolean" office:boolean-value="true" calcext:value-type="boolean">
            <text:p>TRUE</text:p>
          </table:table-cell>
          <table:table-cell table:formula="of:=IF([.B169]=[.E169]; &quot;&quot;; &quot;*&quot;)">
            <text:p/>
          </table:table-cell>
          <table:table-cell table:formula="of:=IF([.B169]=[.E169]; &quot;&quot;; [.E169]-[.B169])">
            <text:p/>
          </table:table-cell>
          <table:table-cell table:formula="of:=IF([.B169]=[.E169]; &quot;&quot;; (([.E169]-[.B169])/[.B16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insert_element_reg_reuse</text:p>
          </table:table-cell>
          <table:table-cell office:value-type="float" office:value="2208" calcext:value-type="float">
            <text:p>2208</text:p>
          </table:table-cell>
          <table:table-cell/>
          <table:table-cell office:value-type="string" calcext:value-type="string">
            <text:p>language/insert_element_reg_reuse</text:p>
          </table:table-cell>
          <table:table-cell office:value-type="float" office:value="2208" calcext:value-type="float">
            <text:p>2208</text:p>
          </table:table-cell>
          <table:table-cell/>
          <table:table-cell table:formula="of:=[.A170]=[.D170]" office:value-type="boolean" office:boolean-value="true" calcext:value-type="boolean">
            <text:p>TRUE</text:p>
          </table:table-cell>
          <table:table-cell table:formula="of:=IF([.B170]=[.E170]; &quot;&quot;; &quot;*&quot;)">
            <text:p/>
          </table:table-cell>
          <table:table-cell table:formula="of:=IF([.B170]=[.E170]; &quot;&quot;; [.E170]-[.B170])">
            <text:p/>
          </table:table-cell>
          <table:table-cell table:formula="of:=IF([.B170]=[.E170]; &quot;&quot;; (([.E170]-[.B170])/[.B17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integer_type_inference</text:p>
          </table:table-cell>
          <table:table-cell office:value-type="float" office:value="1344" calcext:value-type="float">
            <text:p>1344</text:p>
          </table:table-cell>
          <table:table-cell/>
          <table:table-cell office:value-type="string" calcext:value-type="string">
            <text:p>language/integer_type_inference</text:p>
          </table:table-cell>
          <table:table-cell office:value-type="float" office:value="1344" calcext:value-type="float">
            <text:p>1344</text:p>
          </table:table-cell>
          <table:table-cell/>
          <table:table-cell table:formula="of:=[.A171]=[.D171]" office:value-type="boolean" office:boolean-value="true" calcext:value-type="boolean">
            <text:p>TRUE</text:p>
          </table:table-cell>
          <table:table-cell table:formula="of:=IF([.B171]=[.E171]; &quot;&quot;; &quot;*&quot;)">
            <text:p/>
          </table:table-cell>
          <table:table-cell table:formula="of:=IF([.B171]=[.E171]; &quot;&quot;; [.E171]-[.B171])">
            <text:p/>
          </table:table-cell>
          <table:table-cell table:formula="of:=IF([.B171]=[.E171]; &quot;&quot;; (([.E171]-[.B171])/[.B17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is_prime</text:p>
          </table:table-cell>
          <table:table-cell office:value-type="float" office:value="864" calcext:value-type="float">
            <text:p>864</text:p>
          </table:table-cell>
          <table:table-cell/>
          <table:table-cell office:value-type="string" calcext:value-type="string">
            <text:p>language/is_prime</text:p>
          </table:table-cell>
          <table:table-cell office:value-type="float" office:value="864" calcext:value-type="float">
            <text:p>864</text:p>
          </table:table-cell>
          <table:table-cell/>
          <table:table-cell table:formula="of:=[.A172]=[.D172]" office:value-type="boolean" office:boolean-value="true" calcext:value-type="boolean">
            <text:p>TRUE</text:p>
          </table:table-cell>
          <table:table-cell table:formula="of:=IF([.B172]=[.E172]; &quot;&quot;; &quot;*&quot;)">
            <text:p/>
          </table:table-cell>
          <table:table-cell table:formula="of:=IF([.B172]=[.E172]; &quot;&quot;; [.E172]-[.B172])">
            <text:p/>
          </table:table-cell>
          <table:table-cell table:formula="of:=IF([.B172]=[.E172]; &quot;&quot;; (([.E172]-[.B172])/[.B17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is_reference_type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is_reference_type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173]=[.D173]" office:value-type="boolean" office:boolean-value="true" calcext:value-type="boolean">
            <text:p>TRUE</text:p>
          </table:table-cell>
          <table:table-cell table:formula="of:=IF([.B173]=[.E173]; &quot;&quot;; &quot;*&quot;)">
            <text:p/>
          </table:table-cell>
          <table:table-cell table:formula="of:=IF([.B173]=[.E173]; &quot;&quot;; [.E173]-[.B173])">
            <text:p/>
          </table:table-cell>
          <table:table-cell table:formula="of:=IF([.B173]=[.E173]; &quot;&quot;; (([.E173]-[.B173])/[.B17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largeint_sroa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string" calcext:value-type="string">
            <text:p>language/largeint_sroa</text:p>
          </table:table-cell>
          <table:table-cell office:value-type="float" office:value="584" calcext:value-type="float">
            <text:p>584</text:p>
          </table:table-cell>
          <table:table-cell/>
          <table:table-cell table:formula="of:=[.A174]=[.D174]" office:value-type="boolean" office:boolean-value="true" calcext:value-type="boolean">
            <text:p>TRUE</text:p>
          </table:table-cell>
          <table:table-cell table:formula="of:=IF([.B174]=[.E174]; &quot;&quot;; &quot;*&quot;)">
            <text:p/>
          </table:table-cell>
          <table:table-cell table:formula="of:=IF([.B174]=[.E174]; &quot;&quot;; [.E174]-[.B174])">
            <text:p/>
          </table:table-cell>
          <table:table-cell table:formula="of:=IF([.B174]=[.E174]; &quot;&quot;; (([.E174]-[.B174])/[.B17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left_to_right_func_args_evaluation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language/left_to_right_func_args_evaluation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175]=[.D175]" office:value-type="boolean" office:boolean-value="true" calcext:value-type="boolean">
            <text:p>TRUE</text:p>
          </table:table-cell>
          <table:table-cell table:formula="of:=IF([.B175]=[.E175]; &quot;&quot;; &quot;*&quot;)">
            <text:p/>
          </table:table-cell>
          <table:table-cell table:formula="of:=IF([.B175]=[.E175]; &quot;&quot;; [.E175]-[.B175])">
            <text:p/>
          </table:table-cell>
          <table:table-cell table:formula="of:=IF([.B175]=[.E175]; &quot;&quot;; (([.E175]-[.B175])/[.B17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local_impl_for_ord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local_impl_for_ord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176]=[.D176]" office:value-type="boolean" office:boolean-value="true" calcext:value-type="boolean">
            <text:p>TRUE</text:p>
          </table:table-cell>
          <table:table-cell table:formula="of:=IF([.B176]=[.E176]; &quot;&quot;; &quot;*&quot;)">
            <text:p/>
          </table:table-cell>
          <table:table-cell table:formula="of:=IF([.B176]=[.E176]; &quot;&quot;; [.E176]-[.B176])">
            <text:p/>
          </table:table-cell>
          <table:table-cell table:formula="of:=IF([.B176]=[.E176]; &quot;&quot;; (([.E176]-[.B176])/[.B17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logging</text:p>
          </table:table-cell>
          <table:table-cell office:value-type="float" office:value="648" calcext:value-type="float">
            <text:p>648</text:p>
          </table:table-cell>
          <table:table-cell/>
          <table:table-cell office:value-type="string" calcext:value-type="string">
            <text:p>language/logging</text:p>
          </table:table-cell>
          <table:table-cell office:value-type="float" office:value="648" calcext:value-type="float">
            <text:p>648</text:p>
          </table:table-cell>
          <table:table-cell/>
          <table:table-cell table:formula="of:=[.A177]=[.D177]" office:value-type="boolean" office:boolean-value="true" calcext:value-type="boolean">
            <text:p>TRUE</text:p>
          </table:table-cell>
          <table:table-cell table:formula="of:=IF([.B177]=[.E177]; &quot;&quot;; &quot;*&quot;)">
            <text:p/>
          </table:table-cell>
          <table:table-cell table:formula="of:=IF([.B177]=[.E177]; &quot;&quot;; [.E177]-[.B177])">
            <text:p/>
          </table:table-cell>
          <table:table-cell table:formula="of:=IF([.B177]=[.E177]; &quot;&quot;; (([.E177]-[.B177])/[.B17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in_args/main_args_empty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main_args/main_args_empty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78]=[.D178]" office:value-type="boolean" office:boolean-value="true" calcext:value-type="boolean">
            <text:p>TRUE</text:p>
          </table:table-cell>
          <table:table-cell table:formula="of:=IF([.B178]=[.E178]; &quot;&quot;; &quot;*&quot;)">
            <text:p/>
          </table:table-cell>
          <table:table-cell table:formula="of:=IF([.B178]=[.E178]; &quot;&quot;; [.E178]-[.B178])">
            <text:p/>
          </table:table-cell>
          <table:table-cell table:formula="of:=IF([.B178]=[.E178]; &quot;&quot;; (([.E178]-[.B178])/[.B17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in_args/main_args_generics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language/main_args/main_args_generics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A179]=[.D179]" office:value-type="boolean" office:boolean-value="true" calcext:value-type="boolean">
            <text:p>TRUE</text:p>
          </table:table-cell>
          <table:table-cell table:formula="of:=IF([.B179]=[.E179]; &quot;&quot;; &quot;*&quot;)">
            <text:p/>
          </table:table-cell>
          <table:table-cell table:formula="of:=IF([.B179]=[.E179]; &quot;&quot;; [.E179]-[.B179])">
            <text:p/>
          </table:table-cell>
          <table:table-cell table:formula="of:=IF([.B179]=[.E179]; &quot;&quot;; (([.E179]-[.B179])/[.B17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in_args/main_args_one_u64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main_args/main_args_one_u64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180]=[.D180]" office:value-type="boolean" office:boolean-value="true" calcext:value-type="boolean">
            <text:p>TRUE</text:p>
          </table:table-cell>
          <table:table-cell table:formula="of:=IF([.B180]=[.E180]; &quot;&quot;; &quot;*&quot;)">
            <text:p/>
          </table:table-cell>
          <table:table-cell table:formula="of:=IF([.B180]=[.E180]; &quot;&quot;; [.E180]-[.B180])">
            <text:p/>
          </table:table-cell>
          <table:table-cell table:formula="of:=IF([.B180]=[.E180]; &quot;&quot;; (([.E180]-[.B180])/[.B18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in_args/main_args_ref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main_args/main_args_ref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181]=[.D181]" office:value-type="boolean" office:boolean-value="true" calcext:value-type="boolean">
            <text:p>TRUE</text:p>
          </table:table-cell>
          <table:table-cell table:formula="of:=IF([.B181]=[.E181]; &quot;&quot;; &quot;*&quot;)">
            <text:p/>
          </table:table-cell>
          <table:table-cell table:formula="of:=IF([.B181]=[.E181]; &quot;&quot;; [.E181]-[.B181])">
            <text:p/>
          </table:table-cell>
          <table:table-cell table:formula="of:=IF([.B181]=[.E181]; &quot;&quot;; (([.E181]-[.B181])/[.B18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in_args/main_args_ref_copy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language/main_args/main_args_ref_copy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A182]=[.D182]" office:value-type="boolean" office:boolean-value="true" calcext:value-type="boolean">
            <text:p>TRUE</text:p>
          </table:table-cell>
          <table:table-cell table:formula="of:=IF([.B182]=[.E182]; &quot;&quot;; &quot;*&quot;)">
            <text:p/>
          </table:table-cell>
          <table:table-cell table:formula="of:=IF([.B182]=[.E182]; &quot;&quot;; [.E182]-[.B182])">
            <text:p/>
          </table:table-cell>
          <table:table-cell table:formula="of:=IF([.B182]=[.E182]; &quot;&quot;; (([.E182]-[.B182])/[.B18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in_args/main_args_ref_ref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language/main_args/main_args_ref_ref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A183]=[.D183]" office:value-type="boolean" office:boolean-value="true" calcext:value-type="boolean">
            <text:p>TRUE</text:p>
          </table:table-cell>
          <table:table-cell table:formula="of:=IF([.B183]=[.E183]; &quot;&quot;; &quot;*&quot;)">
            <text:p/>
          </table:table-cell>
          <table:table-cell table:formula="of:=IF([.B183]=[.E183]; &quot;&quot;; [.E183]-[.B183])">
            <text:p/>
          </table:table-cell>
          <table:table-cell table:formula="of:=IF([.B183]=[.E183]; &quot;&quot;; (([.E183]-[.B183])/[.B18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in_args/main_args_two_u64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main_args/main_args_two_u64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184]=[.D184]" office:value-type="boolean" office:boolean-value="true" calcext:value-type="boolean">
            <text:p>TRUE</text:p>
          </table:table-cell>
          <table:table-cell table:formula="of:=IF([.B184]=[.E184]; &quot;&quot;; &quot;*&quot;)">
            <text:p/>
          </table:table-cell>
          <table:table-cell table:formula="of:=IF([.B184]=[.E184]; &quot;&quot;; [.E184]-[.B184])">
            <text:p/>
          </table:table-cell>
          <table:table-cell table:formula="of:=IF([.B184]=[.E184]; &quot;&quot;; (([.E184]-[.B184])/[.B18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in_args/main_args_various_types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language/main_args/main_args_various_types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[.A185]=[.D185]" office:value-type="boolean" office:boolean-value="true" calcext:value-type="boolean">
            <text:p>TRUE</text:p>
          </table:table-cell>
          <table:table-cell table:formula="of:=IF([.B185]=[.E185]; &quot;&quot;; &quot;*&quot;)">
            <text:p/>
          </table:table-cell>
          <table:table-cell table:formula="of:=IF([.B185]=[.E185]; &quot;&quot;; [.E185]-[.B185])">
            <text:p/>
          </table:table-cell>
          <table:table-cell table:formula="of:=IF([.B185]=[.E185]; &quot;&quot;; (([.E185]-[.B185])/[.B18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in_returns_uni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main_returns_uni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186]=[.D186]" office:value-type="boolean" office:boolean-value="true" calcext:value-type="boolean">
            <text:p>TRUE</text:p>
          </table:table-cell>
          <table:table-cell table:formula="of:=IF([.B186]=[.E186]; &quot;&quot;; &quot;*&quot;)">
            <text:p/>
          </table:table-cell>
          <table:table-cell table:formula="of:=IF([.B186]=[.E186]; &quot;&quot;; [.E186]-[.B186])">
            <text:p/>
          </table:table-cell>
          <table:table-cell table:formula="of:=IF([.B186]=[.E186]; &quot;&quot;; (([.E186]-[.B186])/[.B18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ny_stack_variables</text:p>
          </table:table-cell>
          <table:table-cell office:value-type="float" office:value="656" calcext:value-type="float">
            <text:p>656</text:p>
          </table:table-cell>
          <table:table-cell/>
          <table:table-cell office:value-type="string" calcext:value-type="string">
            <text:p>language/many_stack_variables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[.A187]=[.D187]" office:value-type="boolean" office:boolean-value="true" calcext:value-type="boolean">
            <text:p>TRUE</text:p>
          </table:table-cell>
          <table:table-cell table:formula="of:=IF([.B187]=[.E187]; &quot;&quot;; &quot;*&quot;)">
            <text:p/>
          </table:table-cell>
          <table:table-cell table:formula="of:=IF([.B187]=[.E187]; &quot;&quot;; [.E187]-[.B187])">
            <text:p/>
          </table:table-cell>
          <table:table-cell table:formula="of:=IF([.B187]=[.E187]; &quot;&quot;; (([.E187]-[.B187])/[.B18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tch_expressions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string" calcext:value-type="string">
            <text:p>language/match_expressions</text:p>
          </table:table-cell>
          <table:table-cell office:value-type="float" office:value="592" calcext:value-type="float">
            <text:p>592</text:p>
          </table:table-cell>
          <table:table-cell/>
          <table:table-cell table:formula="of:=[.A188]=[.D188]" office:value-type="boolean" office:boolean-value="true" calcext:value-type="boolean">
            <text:p>TRUE</text:p>
          </table:table-cell>
          <table:table-cell table:formula="of:=IF([.B188]=[.E188]; &quot;&quot;; &quot;*&quot;)">
            <text:p/>
          </table:table-cell>
          <table:table-cell table:formula="of:=IF([.B188]=[.E188]; &quot;&quot;; [.E188]-[.B188])">
            <text:p/>
          </table:table-cell>
          <table:table-cell table:formula="of:=IF([.B188]=[.E188]; &quot;&quot;; (([.E188]-[.B188])/[.B18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tch_expressions_constants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language/match_expressions_constants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[.A189]=[.D189]" office:value-type="boolean" office:boolean-value="true" calcext:value-type="boolean">
            <text:p>TRUE</text:p>
          </table:table-cell>
          <table:table-cell table:formula="of:=IF([.B189]=[.E189]; &quot;&quot;; &quot;*&quot;)">
            <text:p/>
          </table:table-cell>
          <table:table-cell table:formula="of:=IF([.B189]=[.E189]; &quot;&quot;; [.E189]-[.B189])">
            <text:p/>
          </table:table-cell>
          <table:table-cell table:formula="of:=IF([.B189]=[.E189]; &quot;&quot;; (([.E189]-[.B189])/[.B18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tch_expressions_empty_enum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match_expressions_empty_enum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90]=[.D190]" office:value-type="boolean" office:boolean-value="true" calcext:value-type="boolean">
            <text:p>TRUE</text:p>
          </table:table-cell>
          <table:table-cell table:formula="of:=IF([.B190]=[.E190]; &quot;&quot;; &quot;*&quot;)">
            <text:p/>
          </table:table-cell>
          <table:table-cell table:formula="of:=IF([.B190]=[.E190]; &quot;&quot;; [.E190]-[.B190])">
            <text:p/>
          </table:table-cell>
          <table:table-cell table:formula="of:=IF([.B190]=[.E190]; &quot;&quot;; (([.E190]-[.B190])/[.B19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tch_expressions_enums</text:p>
          </table:table-cell>
          <table:table-cell office:value-type="float" office:value="3048" calcext:value-type="float">
            <text:p>3048</text:p>
          </table:table-cell>
          <table:table-cell/>
          <table:table-cell office:value-type="string" calcext:value-type="string">
            <text:p>language/match_expressions_enums</text:p>
          </table:table-cell>
          <table:table-cell office:value-type="float" office:value="3048" calcext:value-type="float">
            <text:p>3048</text:p>
          </table:table-cell>
          <table:table-cell/>
          <table:table-cell table:formula="of:=[.A191]=[.D191]" office:value-type="boolean" office:boolean-value="true" calcext:value-type="boolean">
            <text:p>TRUE</text:p>
          </table:table-cell>
          <table:table-cell table:formula="of:=IF([.B191]=[.E191]; &quot;&quot;; &quot;*&quot;)">
            <text:p/>
          </table:table-cell>
          <table:table-cell table:formula="of:=IF([.B191]=[.E191]; &quot;&quot;; [.E191]-[.B191])">
            <text:p/>
          </table:table-cell>
          <table:table-cell table:formula="of:=IF([.B191]=[.E191]; &quot;&quot;; (([.E191]-[.B191])/[.B19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tch_expressions_explicit_rets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match_expressions_explicit_ret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192]=[.D192]" office:value-type="boolean" office:boolean-value="true" calcext:value-type="boolean">
            <text:p>TRUE</text:p>
          </table:table-cell>
          <table:table-cell table:formula="of:=IF([.B192]=[.E192]; &quot;&quot;; &quot;*&quot;)">
            <text:p/>
          </table:table-cell>
          <table:table-cell table:formula="of:=IF([.B192]=[.E192]; &quot;&quot;; [.E192]-[.B192])">
            <text:p/>
          </table:table-cell>
          <table:table-cell table:formula="of:=IF([.B192]=[.E192]; &quot;&quot;; (([.E192]-[.B192])/[.B19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tch_expressions_inside_generic_functions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language/match_expressions_inside_generic_functions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A193]=[.D193]" office:value-type="boolean" office:boolean-value="true" calcext:value-type="boolean">
            <text:p>TRUE</text:p>
          </table:table-cell>
          <table:table-cell table:formula="of:=IF([.B193]=[.E193]; &quot;&quot;; &quot;*&quot;)">
            <text:p/>
          </table:table-cell>
          <table:table-cell table:formula="of:=IF([.B193]=[.E193]; &quot;&quot;; [.E193]-[.B193])">
            <text:p/>
          </table:table-cell>
          <table:table-cell table:formula="of:=IF([.B193]=[.E193]; &quot;&quot;; (([.E193]-[.B193])/[.B19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tch_expressions_mismatched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language/match_expressions_mismatched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A194]=[.D194]" office:value-type="boolean" office:boolean-value="true" calcext:value-type="boolean">
            <text:p>TRUE</text:p>
          </table:table-cell>
          <table:table-cell table:formula="of:=IF([.B194]=[.E194]; &quot;&quot;; &quot;*&quot;)">
            <text:p/>
          </table:table-cell>
          <table:table-cell table:formula="of:=IF([.B194]=[.E194]; &quot;&quot;; [.E194]-[.B194])">
            <text:p/>
          </table:table-cell>
          <table:table-cell table:formula="of:=IF([.B194]=[.E194]; &quot;&quot;; (([.E194]-[.B194])/[.B19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tch_expressions_nested</text:p>
          </table:table-cell>
          <table:table-cell office:value-type="float" office:value="1384" calcext:value-type="float">
            <text:p>1384</text:p>
          </table:table-cell>
          <table:table-cell/>
          <table:table-cell office:value-type="string" calcext:value-type="string">
            <text:p>language/match_expressions_nested</text:p>
          </table:table-cell>
          <table:table-cell office:value-type="float" office:value="1384" calcext:value-type="float">
            <text:p>1384</text:p>
          </table:table-cell>
          <table:table-cell/>
          <table:table-cell table:formula="of:=[.A195]=[.D195]" office:value-type="boolean" office:boolean-value="true" calcext:value-type="boolean">
            <text:p>TRUE</text:p>
          </table:table-cell>
          <table:table-cell table:formula="of:=IF([.B195]=[.E195]; &quot;&quot;; &quot;*&quot;)">
            <text:p/>
          </table:table-cell>
          <table:table-cell table:formula="of:=IF([.B195]=[.E195]; &quot;&quot;; [.E195]-[.B195])">
            <text:p/>
          </table:table-cell>
          <table:table-cell table:formula="of:=IF([.B195]=[.E195]; &quot;&quot;; (([.E195]-[.B195])/[.B19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tch_expressions_or</text:p>
          </table:table-cell>
          <table:table-cell office:value-type="float" office:value="8896" calcext:value-type="float">
            <text:p>8896</text:p>
          </table:table-cell>
          <table:table-cell/>
          <table:table-cell office:value-type="string" calcext:value-type="string">
            <text:p>language/match_expressions_or</text:p>
          </table:table-cell>
          <table:table-cell office:value-type="float" office:value="8896" calcext:value-type="float">
            <text:p>8896</text:p>
          </table:table-cell>
          <table:table-cell/>
          <table:table-cell table:formula="of:=[.A196]=[.D196]" office:value-type="boolean" office:boolean-value="true" calcext:value-type="boolean">
            <text:p>TRUE</text:p>
          </table:table-cell>
          <table:table-cell table:formula="of:=IF([.B196]=[.E196]; &quot;&quot;; &quot;*&quot;)">
            <text:p/>
          </table:table-cell>
          <table:table-cell table:formula="of:=IF([.B196]=[.E196]; &quot;&quot;; [.E196]-[.B196])">
            <text:p/>
          </table:table-cell>
          <table:table-cell table:formula="of:=IF([.B196]=[.E196]; &quot;&quot;; (([.E196]-[.B196])/[.B19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tch_expressions_rest</text:p>
          </table:table-cell>
          <table:table-cell office:value-type="float" office:value="1432" calcext:value-type="float">
            <text:p>1432</text:p>
          </table:table-cell>
          <table:table-cell/>
          <table:table-cell office:value-type="string" calcext:value-type="string">
            <text:p>language/match_expressions_rest</text:p>
          </table:table-cell>
          <table:table-cell office:value-type="float" office:value="1432" calcext:value-type="float">
            <text:p>1432</text:p>
          </table:table-cell>
          <table:table-cell/>
          <table:table-cell table:formula="of:=[.A197]=[.D197]" office:value-type="boolean" office:boolean-value="true" calcext:value-type="boolean">
            <text:p>TRUE</text:p>
          </table:table-cell>
          <table:table-cell table:formula="of:=IF([.B197]=[.E197]; &quot;&quot;; &quot;*&quot;)">
            <text:p/>
          </table:table-cell>
          <table:table-cell table:formula="of:=IF([.B197]=[.E197]; &quot;&quot;; [.E197]-[.B197])">
            <text:p/>
          </table:table-cell>
          <table:table-cell table:formula="of:=IF([.B197]=[.E197]; &quot;&quot;; (([.E197]-[.B197])/[.B19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tch_expressions_simpl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language/match_expressions_simpl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A198]=[.D198]" office:value-type="boolean" office:boolean-value="true" calcext:value-type="boolean">
            <text:p>TRUE</text:p>
          </table:table-cell>
          <table:table-cell table:formula="of:=IF([.B198]=[.E198]; &quot;&quot;; &quot;*&quot;)">
            <text:p/>
          </table:table-cell>
          <table:table-cell table:formula="of:=IF([.B198]=[.E198]; &quot;&quot;; [.E198]-[.B198])">
            <text:p/>
          </table:table-cell>
          <table:table-cell table:formula="of:=IF([.B198]=[.E198]; &quot;&quot;; (([.E198]-[.B198])/[.B19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tch_expressions_structs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language/match_expressions_structs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A199]=[.D199]" office:value-type="boolean" office:boolean-value="true" calcext:value-type="boolean">
            <text:p>TRUE</text:p>
          </table:table-cell>
          <table:table-cell table:formula="of:=IF([.B199]=[.E199]; &quot;&quot;; &quot;*&quot;)">
            <text:p/>
          </table:table-cell>
          <table:table-cell table:formula="of:=IF([.B199]=[.E199]; &quot;&quot;; [.E199]-[.B199])">
            <text:p/>
          </table:table-cell>
          <table:table-cell table:formula="of:=IF([.B199]=[.E199]; &quot;&quot;; (([.E199]-[.B199])/[.B199])*100)">
            <text:p/>
          </table:table-cell>
          <table:table-cell/>
        </table:table-row>
        <table:table-row table:style-name="ro1">
          <table:table-cell office:value-type="string" calcext:value-type="string">
            <text:p>language/match_expressions_unreachable_catch_all_last_arm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language/match_expressions_unreachable_catch_all_last_arm</text:p>
          </table:table-cell>
          <table:table-cell office:value-type="float" office:value="2104" calcext:value-type="float">
            <text:p>2104</text:p>
          </table:table-cell>
          <table:table-cell/>
          <table:table-cell table:formula="of:=[.A200]=[.D200]" office:value-type="boolean" office:boolean-value="true" calcext:value-type="boolean">
            <text:p>TRUE</text:p>
          </table:table-cell>
          <table:table-cell table:formula="of:=IF([.B200]=[.E200]; &quot;&quot;; &quot;*&quot;)" office:value-type="string" office:string-value="*" calcext:value-type="string">
            <text:p>*</text:p>
          </table:table-cell>
          <table:table-cell table:formula="of:=IF([.B200]=[.E200]; &quot;&quot;; [.E200]-[.B200])" office:value-type="float" office:value="88" calcext:value-type="float">
            <text:p>88</text:p>
          </table:table-cell>
          <table:table-cell table:formula="of:=IF([.B200]=[.E200]; &quot;&quot;; (([.E200]-[.B200])/[.B200])*100)" office:value-type="float" office:value="4.36507936507936" calcext:value-type="float">
            <text:p>4.365079365079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anguage/match_expressions_unreachable_catch_all_middle_arm</text:p>
          </table:table-cell>
          <table:table-cell office:value-type="float" office:value="1664" calcext:value-type="float">
            <text:p>1664</text:p>
          </table:table-cell>
          <table:table-cell/>
          <table:table-cell office:value-type="string" calcext:value-type="string">
            <text:p>language/match_expressions_unreachable_catch_all_middle_arm</text:p>
          </table:table-cell>
          <table:table-cell office:value-type="float" office:value="1896" calcext:value-type="float">
            <text:p>1896</text:p>
          </table:table-cell>
          <table:table-cell/>
          <table:table-cell table:formula="of:=[.A201]=[.D201]" office:value-type="boolean" office:boolean-value="true" calcext:value-type="boolean">
            <text:p>TRUE</text:p>
          </table:table-cell>
          <table:table-cell table:formula="of:=IF([.B201]=[.E201]; &quot;&quot;; &quot;*&quot;)" office:value-type="string" office:string-value="*" calcext:value-type="string">
            <text:p>*</text:p>
          </table:table-cell>
          <table:table-cell table:formula="of:=IF([.B201]=[.E201]; &quot;&quot;; [.E201]-[.B201])" office:value-type="float" office:value="232" calcext:value-type="float">
            <text:p>232</text:p>
          </table:table-cell>
          <table:table-cell table:formula="of:=IF([.B201]=[.E201]; &quot;&quot;; (([.E201]-[.B201])/[.B201])*100)" office:value-type="float" office:value="13.9423076923077" calcext:value-type="float">
            <text:p>13.9423076923077</text:p>
          </table:table-cell>
          <table:table-cell office:value-type="string" calcext:value-type="string">
            <office:annotation draw:style-name="gr2" draw:text-style-name="P2" svg:width="1.1413in" svg:height="1.3232in" svg:x="17.0626in" svg:y="0.8315in" draw:caption-point-x="-0.2402in" draw:caption-point-y="0.5945in">
              <dc:date>2024-06-21T00:00:00</dc:date>
              <text:p text:style-name="P1"><text:span text:style-name="T1">Pointer coming </text:span><text:span text:style-name="T1">from a call:</text:span></text:p>
              <text:p text:style-name="P1"><text:span text:style-name="T1"/></text:p>
              <text:p text:style-name="P1"><text:span text:style-name="T1"><text:s text:c="8"/></text:span><text:span text:style-name="T1">v1049 = </text:span><text:span text:style-name="T1">call new_2(), !381</text:span></text:p>
              <text:p text:style-name="P1"><text:span text:style-name="T1"><text:s text:c="8"/></text:span><text:span text:style-name="T1">v1050 = </text:span><text:span text:style-name="T1">ptr_to_int v1049 </text:span><text:span text:style-name="T1">to u64, !382</text:span></text:p>
            </office:annotation>
            <text:p>OK</text:p>
          </table:table-cell>
        </table:table-row>
        <table:table-row table:style-name="ro1">
          <table:table-cell office:value-type="string" calcext:value-type="string">
            <text:p>language/match_expressions_unreachable_last_arm</text:p>
          </table:table-cell>
          <table:table-cell office:value-type="float" office:value="2808" calcext:value-type="float">
            <text:p>2808</text:p>
          </table:table-cell>
          <table:table-cell/>
          <table:table-cell office:value-type="string" calcext:value-type="string">
            <text:p>language/match_expressions_unreachable_last_arm</text:p>
          </table:table-cell>
          <table:table-cell office:value-type="float" office:value="2840" calcext:value-type="float">
            <text:p>2840</text:p>
          </table:table-cell>
          <table:table-cell/>
          <table:table-cell table:formula="of:=[.A202]=[.D202]" office:value-type="boolean" office:boolean-value="true" calcext:value-type="boolean">
            <text:p>TRUE</text:p>
          </table:table-cell>
          <table:table-cell table:formula="of:=IF([.B202]=[.E202]; &quot;&quot;; &quot;*&quot;)" office:value-type="string" office:string-value="*" calcext:value-type="string">
            <text:p>*</text:p>
          </table:table-cell>
          <table:table-cell table:formula="of:=IF([.B202]=[.E202]; &quot;&quot;; [.E202]-[.B202])" office:value-type="float" office:value="32" calcext:value-type="float">
            <text:p>32</text:p>
          </table:table-cell>
          <table:table-cell table:formula="of:=IF([.B202]=[.E202]; &quot;&quot;; (([.E202]-[.B202])/[.B202])*100)" office:value-type="float" office:value="1.13960113960114" calcext:value-type="float">
            <text:p>1.139601139601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anguage/match_expressions_unreachable_middle_arm</text:p>
          </table:table-cell>
          <table:table-cell office:value-type="float" office:value="3216" calcext:value-type="float">
            <text:p>3216</text:p>
          </table:table-cell>
          <table:table-cell/>
          <table:table-cell office:value-type="string" calcext:value-type="string">
            <text:p>language/match_expressions_unreachable_middle_arm</text:p>
          </table:table-cell>
          <table:table-cell office:value-type="float" office:value="3248" calcext:value-type="float">
            <text:p>3248</text:p>
          </table:table-cell>
          <table:table-cell/>
          <table:table-cell table:formula="of:=[.A203]=[.D203]" office:value-type="boolean" office:boolean-value="true" calcext:value-type="boolean">
            <text:p>TRUE</text:p>
          </table:table-cell>
          <table:table-cell table:formula="of:=IF([.B203]=[.E203]; &quot;&quot;; &quot;*&quot;)" office:value-type="string" office:string-value="*" calcext:value-type="string">
            <text:p>*</text:p>
          </table:table-cell>
          <table:table-cell table:formula="of:=IF([.B203]=[.E203]; &quot;&quot;; [.E203]-[.B203])" office:value-type="float" office:value="32" calcext:value-type="float">
            <text:p>32</text:p>
          </table:table-cell>
          <table:table-cell table:formula="of:=IF([.B203]=[.E203]; &quot;&quot;; (([.E203]-[.B203])/[.B203])*100)" office:value-type="float" office:value="0.99502487562189" calcext:value-type="float">
            <text:p>0.99502487562189</text:p>
          </table:table-cell>
          <table:table-cell office:value-type="string" calcext:value-type="string">
            <text:p>OK</text:p>
          </table:table-cell>
        </table:table-row>
        <table:table-row table:style-name="ro1" table:visibility="filter">
          <table:table-cell office:value-type="string" calcext:value-type="string">
            <text:p>language/match_expressions_with_self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language/match_expressions_with_self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204]=[.D204]" office:value-type="boolean" office:boolean-value="true" calcext:value-type="boolean">
            <text:p>TRUE</text:p>
          </table:table-cell>
          <table:table-cell table:formula="of:=IF([.B204]=[.E204]; &quot;&quot;; &quot;*&quot;)">
            <text:p/>
          </table:table-cell>
          <table:table-cell table:formula="of:=IF([.B204]=[.E204]; &quot;&quot;; [.E204]-[.B204])">
            <text:p/>
          </table:table-cell>
          <table:table-cell table:formula="of:=IF([.B204]=[.E204]; &quot;&quot;; (([.E204]-[.B204])/[.B20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ega_example</text:p>
          </table:table-cell>
          <table:table-cell office:value-type="float" office:value="2416" calcext:value-type="float">
            <text:p>2416</text:p>
          </table:table-cell>
          <table:table-cell/>
          <table:table-cell office:value-type="string" calcext:value-type="string">
            <text:p>language/mega_example</text:p>
          </table:table-cell>
          <table:table-cell office:value-type="float" office:value="2416" calcext:value-type="float">
            <text:p>2416</text:p>
          </table:table-cell>
          <table:table-cell/>
          <table:table-cell table:formula="of:=[.A205]=[.D205]" office:value-type="boolean" office:boolean-value="true" calcext:value-type="boolean">
            <text:p>TRUE</text:p>
          </table:table-cell>
          <table:table-cell table:formula="of:=IF([.B205]=[.E205]; &quot;&quot;; &quot;*&quot;)">
            <text:p/>
          </table:table-cell>
          <table:table-cell table:formula="of:=IF([.B205]=[.E205]; &quot;&quot;; [.E205]-[.B205])">
            <text:p/>
          </table:table-cell>
          <table:table-cell table:formula="of:=IF([.B205]=[.E205]; &quot;&quot;; (([.E205]-[.B205])/[.B20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emcpy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language/memcpy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206]=[.D206]" office:value-type="boolean" office:boolean-value="true" calcext:value-type="boolean">
            <text:p>TRUE</text:p>
          </table:table-cell>
          <table:table-cell table:formula="of:=IF([.B206]=[.E206]; &quot;&quot;; &quot;*&quot;)">
            <text:p/>
          </table:table-cell>
          <table:table-cell table:formula="of:=IF([.B206]=[.E206]; &quot;&quot;; [.E206]-[.B206])">
            <text:p/>
          </table:table-cell>
          <table:table-cell table:formula="of:=IF([.B206]=[.E206]; &quot;&quot;; (([.E206]-[.B206])/[.B20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ethod_indirect_inference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language/method_indirect_inference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A207]=[.D207]" office:value-type="boolean" office:boolean-value="true" calcext:value-type="boolean">
            <text:p>TRUE</text:p>
          </table:table-cell>
          <table:table-cell table:formula="of:=IF([.B207]=[.E207]; &quot;&quot;; &quot;*&quot;)">
            <text:p/>
          </table:table-cell>
          <table:table-cell table:formula="of:=IF([.B207]=[.E207]; &quot;&quot;; [.E207]-[.B207])">
            <text:p/>
          </table:table-cell>
          <table:table-cell table:formula="of:=IF([.B207]=[.E207]; &quot;&quot;; (([.E207]-[.B207])/[.B20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ethod_on_empty_struc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method_on_empty_struc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08]=[.D208]" office:value-type="boolean" office:boolean-value="true" calcext:value-type="boolean">
            <text:p>TRUE</text:p>
          </table:table-cell>
          <table:table-cell table:formula="of:=IF([.B208]=[.E208]; &quot;&quot;; &quot;*&quot;)">
            <text:p/>
          </table:table-cell>
          <table:table-cell table:formula="of:=IF([.B208]=[.E208]; &quot;&quot;; [.E208]-[.B208])">
            <text:p/>
          </table:table-cell>
          <table:table-cell table:formula="of:=IF([.B208]=[.E208]; &quot;&quot;; (([.E208]-[.B208])/[.B20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ethod_type_arg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method_type_arg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09]=[.D209]" office:value-type="boolean" office:boolean-value="true" calcext:value-type="boolean">
            <text:p>TRUE</text:p>
          </table:table-cell>
          <table:table-cell table:formula="of:=IF([.B209]=[.E209]; &quot;&quot;; &quot;*&quot;)">
            <text:p/>
          </table:table-cell>
          <table:table-cell table:formula="of:=IF([.B209]=[.E209]; &quot;&quot;; [.E209]-[.B209])">
            <text:p/>
          </table:table-cell>
          <table:table-cell table:formula="of:=IF([.B209]=[.E209]; &quot;&quot;; (([.E209]-[.B209])/[.B20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ethod_unambiguous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language/method_unambiguous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[.A210]=[.D210]" office:value-type="boolean" office:boolean-value="true" calcext:value-type="boolean">
            <text:p>TRUE</text:p>
          </table:table-cell>
          <table:table-cell table:formula="of:=IF([.B210]=[.E210]; &quot;&quot;; &quot;*&quot;)">
            <text:p/>
          </table:table-cell>
          <table:table-cell table:formula="of:=IF([.B210]=[.E210]; &quot;&quot;; [.E210]-[.B210])">
            <text:p/>
          </table:table-cell>
          <table:table-cell table:formula="of:=IF([.B210]=[.E210]; &quot;&quot;; (([.E210]-[.B210])/[.B21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odule_dep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module_dep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11]=[.D211]" office:value-type="boolean" office:boolean-value="true" calcext:value-type="boolean">
            <text:p>TRUE</text:p>
          </table:table-cell>
          <table:table-cell table:formula="of:=IF([.B211]=[.E211]; &quot;&quot;; &quot;*&quot;)">
            <text:p/>
          </table:table-cell>
          <table:table-cell table:formula="of:=IF([.B211]=[.E211]; &quot;&quot;; [.E211]-[.B211])">
            <text:p/>
          </table:table-cell>
          <table:table-cell table:formula="of:=IF([.B211]=[.E211]; &quot;&quot;; (([.E211]-[.B211])/[.B21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odule_dep_multip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module_dep_multiple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12]=[.D212]" office:value-type="boolean" office:boolean-value="true" calcext:value-type="boolean">
            <text:p>TRUE</text:p>
          </table:table-cell>
          <table:table-cell table:formula="of:=IF([.B212]=[.E212]; &quot;&quot;; &quot;*&quot;)">
            <text:p/>
          </table:table-cell>
          <table:table-cell table:formula="of:=IF([.B212]=[.E212]; &quot;&quot;; [.E212]-[.B212])">
            <text:p/>
          </table:table-cell>
          <table:table-cell table:formula="of:=IF([.B212]=[.E212]; &quot;&quot;; (([.E212]-[.B212])/[.B21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odule_dep_self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module_dep_self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13]=[.D213]" office:value-type="boolean" office:boolean-value="true" calcext:value-type="boolean">
            <text:p>TRUE</text:p>
          </table:table-cell>
          <table:table-cell table:formula="of:=IF([.B213]=[.E213]; &quot;&quot;; &quot;*&quot;)">
            <text:p/>
          </table:table-cell>
          <table:table-cell table:formula="of:=IF([.B213]=[.E213]; &quot;&quot;; [.E213]-[.B213])">
            <text:p/>
          </table:table-cell>
          <table:table-cell table:formula="of:=IF([.B213]=[.E213]; &quot;&quot;; (([.E213]-[.B213])/[.B21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odulo_uint_test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modulo_uint_test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214]=[.D214]" office:value-type="boolean" office:boolean-value="true" calcext:value-type="boolean">
            <text:p>TRUE</text:p>
          </table:table-cell>
          <table:table-cell table:formula="of:=IF([.B214]=[.E214]; &quot;&quot;; &quot;*&quot;)">
            <text:p/>
          </table:table-cell>
          <table:table-cell table:formula="of:=IF([.B214]=[.E214]; &quot;&quot;; [.E214]-[.B214])">
            <text:p/>
          </table:table-cell>
          <table:table-cell table:formula="of:=IF([.B214]=[.E214]; &quot;&quot;; (([.E214]-[.B214])/[.B21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ulti_impl_self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multi_impl_self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15]=[.D215]" office:value-type="boolean" office:boolean-value="true" calcext:value-type="boolean">
            <text:p>TRUE</text:p>
          </table:table-cell>
          <table:table-cell table:formula="of:=IF([.B215]=[.E215]; &quot;&quot;; &quot;*&quot;)">
            <text:p/>
          </table:table-cell>
          <table:table-cell table:formula="of:=IF([.B215]=[.E215]; &quot;&quot;; [.E215]-[.B215])">
            <text:p/>
          </table:table-cell>
          <table:table-cell table:formula="of:=IF([.B215]=[.E215]; &quot;&quot;; (([.E215]-[.B215])/[.B21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ulti_item_impor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multi_item_impor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16]=[.D216]" office:value-type="boolean" office:boolean-value="true" calcext:value-type="boolean">
            <text:p>TRUE</text:p>
          </table:table-cell>
          <table:table-cell table:formula="of:=IF([.B216]=[.E216]; &quot;&quot;; &quot;*&quot;)">
            <text:p/>
          </table:table-cell>
          <table:table-cell table:formula="of:=IF([.B216]=[.E216]; &quot;&quot;; [.E216]-[.B216])">
            <text:p/>
          </table:table-cell>
          <table:table-cell table:formula="of:=IF([.B216]=[.E216]; &quot;&quot;; (([.E216]-[.B216])/[.B21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utable_and_initd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language/mutable_and_initd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A217]=[.D217]" office:value-type="boolean" office:boolean-value="true" calcext:value-type="boolean">
            <text:p>TRUE</text:p>
          </table:table-cell>
          <table:table-cell table:formula="of:=IF([.B217]=[.E217]; &quot;&quot;; &quot;*&quot;)">
            <text:p/>
          </table:table-cell>
          <table:table-cell table:formula="of:=IF([.B217]=[.E217]; &quot;&quot;; [.E217]-[.B217])">
            <text:p/>
          </table:table-cell>
          <table:table-cell table:formula="of:=IF([.B217]=[.E217]; &quot;&quot;; (([.E217]-[.B217])/[.B21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utable_array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mutable_array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18]=[.D218]" office:value-type="boolean" office:boolean-value="true" calcext:value-type="boolean">
            <text:p>TRUE</text:p>
          </table:table-cell>
          <table:table-cell table:formula="of:=IF([.B218]=[.E218]; &quot;&quot;; &quot;*&quot;)">
            <text:p/>
          </table:table-cell>
          <table:table-cell table:formula="of:=IF([.B218]=[.E218]; &quot;&quot;; [.E218]-[.B218])">
            <text:p/>
          </table:table-cell>
          <table:table-cell table:formula="of:=IF([.B218]=[.E218]; &quot;&quot;; (([.E218]-[.B218])/[.B21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utable_arrays_enum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language/mutable_arrays_enum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219]=[.D219]" office:value-type="boolean" office:boolean-value="true" calcext:value-type="boolean">
            <text:p>TRUE</text:p>
          </table:table-cell>
          <table:table-cell table:formula="of:=IF([.B219]=[.E219]; &quot;&quot;; &quot;*&quot;)">
            <text:p/>
          </table:table-cell>
          <table:table-cell table:formula="of:=IF([.B219]=[.E219]; &quot;&quot;; [.E219]-[.B219])">
            <text:p/>
          </table:table-cell>
          <table:table-cell table:formula="of:=IF([.B219]=[.E219]; &quot;&quot;; (([.E219]-[.B219])/[.B21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utable_arrays_multiple_neste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mutable_arrays_multiple_neste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20]=[.D220]" office:value-type="boolean" office:boolean-value="true" calcext:value-type="boolean">
            <text:p>TRUE</text:p>
          </table:table-cell>
          <table:table-cell table:formula="of:=IF([.B220]=[.E220]; &quot;&quot;; &quot;*&quot;)">
            <text:p/>
          </table:table-cell>
          <table:table-cell table:formula="of:=IF([.B220]=[.E220]; &quot;&quot;; [.E220]-[.B220])">
            <text:p/>
          </table:table-cell>
          <table:table-cell table:formula="of:=IF([.B220]=[.E220]; &quot;&quot;; (([.E220]-[.B220])/[.B22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utable_arrays_neste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mutable_arrays_neste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21]=[.D221]" office:value-type="boolean" office:boolean-value="true" calcext:value-type="boolean">
            <text:p>TRUE</text:p>
          </table:table-cell>
          <table:table-cell table:formula="of:=IF([.B221]=[.E221]; &quot;&quot;; &quot;*&quot;)">
            <text:p/>
          </table:table-cell>
          <table:table-cell table:formula="of:=IF([.B221]=[.E221]; &quot;&quot;; [.E221]-[.B221])">
            <text:p/>
          </table:table-cell>
          <table:table-cell table:formula="of:=IF([.B221]=[.E221]; &quot;&quot;; (([.E221]-[.B221])/[.B22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utable_arrays_struc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mutable_arrays_struc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22]=[.D222]" office:value-type="boolean" office:boolean-value="true" calcext:value-type="boolean">
            <text:p>TRUE</text:p>
          </table:table-cell>
          <table:table-cell table:formula="of:=IF([.B222]=[.E222]; &quot;&quot;; &quot;*&quot;)">
            <text:p/>
          </table:table-cell>
          <table:table-cell table:formula="of:=IF([.B222]=[.E222]; &quot;&quot;; [.E222]-[.B222])">
            <text:p/>
          </table:table-cell>
          <table:table-cell table:formula="of:=IF([.B222]=[.E222]; &quot;&quot;; (([.E222]-[.B222])/[.B22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utable_arrays_swap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mutable_arrays_swap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23]=[.D223]" office:value-type="boolean" office:boolean-value="true" calcext:value-type="boolean">
            <text:p>TRUE</text:p>
          </table:table-cell>
          <table:table-cell table:formula="of:=IF([.B223]=[.E223]; &quot;&quot;; &quot;*&quot;)">
            <text:p/>
          </table:table-cell>
          <table:table-cell table:formula="of:=IF([.B223]=[.E223]; &quot;&quot;; [.E223]-[.B223])">
            <text:p/>
          </table:table-cell>
          <table:table-cell table:formula="of:=IF([.B223]=[.E223]; &quot;&quot;; (([.E223]-[.B223])/[.B22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ut_ref_empty_type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language/mut_ref_empty_type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[.A224]=[.D224]" office:value-type="boolean" office:boolean-value="true" calcext:value-type="boolean">
            <text:p>TRUE</text:p>
          </table:table-cell>
          <table:table-cell table:formula="of:=IF([.B224]=[.E224]; &quot;&quot;; &quot;*&quot;)">
            <text:p/>
          </table:table-cell>
          <table:table-cell table:formula="of:=IF([.B224]=[.E224]; &quot;&quot;; [.E224]-[.B224])">
            <text:p/>
          </table:table-cell>
          <table:table-cell table:formula="of:=IF([.B224]=[.E224]; &quot;&quot;; (([.E224]-[.B224])/[.B22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name_resolution_after_monomorphization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language/name_resolution_after_monomorphization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A225]=[.D225]" office:value-type="boolean" office:boolean-value="true" calcext:value-type="boolean">
            <text:p>TRUE</text:p>
          </table:table-cell>
          <table:table-cell table:formula="of:=IF([.B225]=[.E225]; &quot;&quot;; &quot;*&quot;)">
            <text:p/>
          </table:table-cell>
          <table:table-cell table:formula="of:=IF([.B225]=[.E225]; &quot;&quot;; [.E225]-[.B225])">
            <text:p/>
          </table:table-cell>
          <table:table-cell table:formula="of:=IF([.B225]=[.E225]; &quot;&quot;; (([.E225]-[.B225])/[.B22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nested_struct_destructuring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nested_struct_destructuring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26]=[.D226]" office:value-type="boolean" office:boolean-value="true" calcext:value-type="boolean">
            <text:p>TRUE</text:p>
          </table:table-cell>
          <table:table-cell table:formula="of:=IF([.B226]=[.E226]; &quot;&quot;; &quot;*&quot;)">
            <text:p/>
          </table:table-cell>
          <table:table-cell table:formula="of:=IF([.B226]=[.E226]; &quot;&quot;; [.E226]-[.B226])">
            <text:p/>
          </table:table-cell>
          <table:table-cell table:formula="of:=IF([.B226]=[.E226]; &quot;&quot;; (([.E226]-[.B226])/[.B22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nested_structs</text:p>
          </table:table-cell>
          <table:table-cell office:value-type="float" office:value="824" calcext:value-type="float">
            <text:p>824</text:p>
          </table:table-cell>
          <table:table-cell/>
          <table:table-cell office:value-type="string" calcext:value-type="string">
            <text:p>language/nested_structs</text:p>
          </table:table-cell>
          <table:table-cell office:value-type="float" office:value="824" calcext:value-type="float">
            <text:p>824</text:p>
          </table:table-cell>
          <table:table-cell/>
          <table:table-cell table:formula="of:=[.A227]=[.D227]" office:value-type="boolean" office:boolean-value="true" calcext:value-type="boolean">
            <text:p>TRUE</text:p>
          </table:table-cell>
          <table:table-cell table:formula="of:=IF([.B227]=[.E227]; &quot;&quot;; &quot;*&quot;)">
            <text:p/>
          </table:table-cell>
          <table:table-cell table:formula="of:=IF([.B227]=[.E227]; &quot;&quot;; [.E227]-[.B227])">
            <text:p/>
          </table:table-cell>
          <table:table-cell table:formula="of:=IF([.B227]=[.E227]; &quot;&quot;; (([.E227]-[.B227])/[.B22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nested_while_and_if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language/nested_while_and_if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A228]=[.D228]" office:value-type="boolean" office:boolean-value="true" calcext:value-type="boolean">
            <text:p>TRUE</text:p>
          </table:table-cell>
          <table:table-cell table:formula="of:=IF([.B228]=[.E228]; &quot;&quot;; &quot;*&quot;)">
            <text:p/>
          </table:table-cell>
          <table:table-cell table:formula="of:=IF([.B228]=[.E228]; &quot;&quot;; [.E228]-[.B228])">
            <text:p/>
          </table:table-cell>
          <table:table-cell table:formula="of:=IF([.B228]=[.E228]; &quot;&quot;; (([.E228]-[.B228])/[.B22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new_allocator_test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language/new_allocator_test</text:p>
          </table:table-cell>
          <table:table-cell office:value-type="float" office:value="504" calcext:value-type="float">
            <text:p>504</text:p>
          </table:table-cell>
          <table:table-cell/>
          <table:table-cell table:formula="of:=[.A229]=[.D229]" office:value-type="boolean" office:boolean-value="true" calcext:value-type="boolean">
            <text:p>TRUE</text:p>
          </table:table-cell>
          <table:table-cell table:formula="of:=IF([.B229]=[.E229]; &quot;&quot;; &quot;*&quot;)">
            <text:p/>
          </table:table-cell>
          <table:table-cell table:formula="of:=IF([.B229]=[.E229]; &quot;&quot;; [.E229]-[.B229])">
            <text:p/>
          </table:table-cell>
          <table:table-cell table:formula="of:=IF([.B229]=[.E229]; &quot;&quot;; (([.E229]-[.B229])/[.B22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non_literal_const_decl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non_literal_const_decl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30]=[.D230]" office:value-type="boolean" office:boolean-value="true" calcext:value-type="boolean">
            <text:p>TRUE</text:p>
          </table:table-cell>
          <table:table-cell table:formula="of:=IF([.B230]=[.E230]; &quot;&quot;; &quot;*&quot;)">
            <text:p/>
          </table:table-cell>
          <table:table-cell table:formula="of:=IF([.B230]=[.E230]; &quot;&quot;; [.E230]-[.B230])">
            <text:p/>
          </table:table-cell>
          <table:table-cell table:formula="of:=IF([.B230]=[.E230]; &quot;&quot;; (([.E230]-[.B230])/[.B23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numeric_constants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numeric_constant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231]=[.D231]" office:value-type="boolean" office:boolean-value="true" calcext:value-type="boolean">
            <text:p>TRUE</text:p>
          </table:table-cell>
          <table:table-cell table:formula="of:=IF([.B231]=[.E231]; &quot;&quot;; &quot;*&quot;)">
            <text:p/>
          </table:table-cell>
          <table:table-cell table:formula="of:=IF([.B231]=[.E231]; &quot;&quot;; [.E231]-[.B231])">
            <text:p/>
          </table:table-cell>
          <table:table-cell table:formula="of:=IF([.B231]=[.E231]; &quot;&quot;; (([.E231]-[.B231])/[.B23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op_precedenc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op_precedenc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32]=[.D232]" office:value-type="boolean" office:boolean-value="true" calcext:value-type="boolean">
            <text:p>TRUE</text:p>
          </table:table-cell>
          <table:table-cell table:formula="of:=IF([.B232]=[.E232]; &quot;&quot;; &quot;*&quot;)">
            <text:p/>
          </table:table-cell>
          <table:table-cell table:formula="of:=IF([.B232]=[.E232]; &quot;&quot;; [.E232]-[.B232])">
            <text:p/>
          </table:table-cell>
          <table:table-cell table:formula="of:=IF([.B232]=[.E232]; &quot;&quot;; (([.E232]-[.B232])/[.B23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ops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language/ops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A233]=[.D233]" office:value-type="boolean" office:boolean-value="true" calcext:value-type="boolean">
            <text:p>TRUE</text:p>
          </table:table-cell>
          <table:table-cell table:formula="of:=IF([.B233]=[.E233]; &quot;&quot;; &quot;*&quot;)">
            <text:p/>
          </table:table-cell>
          <table:table-cell table:formula="of:=IF([.B233]=[.E233]; &quot;&quot;; [.E233]-[.B233])">
            <text:p/>
          </table:table-cell>
          <table:table-cell table:formula="of:=IF([.B233]=[.E233]; &quot;&quot;; (([.E233]-[.B233])/[.B23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out_of_order_decl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language/out_of_order_decl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A234]=[.D234]" office:value-type="boolean" office:boolean-value="true" calcext:value-type="boolean">
            <text:p>TRUE</text:p>
          </table:table-cell>
          <table:table-cell table:formula="of:=IF([.B234]=[.E234]; &quot;&quot;; &quot;*&quot;)">
            <text:p/>
          </table:table-cell>
          <table:table-cell table:formula="of:=IF([.B234]=[.E234]; &quot;&quot;; [.E234]-[.B234])">
            <text:p/>
          </table:table-cell>
          <table:table-cell table:formula="of:=IF([.B234]=[.E234]; &quot;&quot;; (([.E234]-[.B234])/[.B23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predicate_while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language/predicate_while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235]=[.D235]" office:value-type="boolean" office:boolean-value="true" calcext:value-type="boolean">
            <text:p>TRUE</text:p>
          </table:table-cell>
          <table:table-cell table:formula="of:=IF([.B235]=[.E235]; &quot;&quot;; &quot;*&quot;)">
            <text:p/>
          </table:table-cell>
          <table:table-cell table:formula="of:=IF([.B235]=[.E235]; &quot;&quot;; [.E235]-[.B235])">
            <text:p/>
          </table:table-cell>
          <table:table-cell table:formula="of:=IF([.B235]=[.E235]; &quot;&quot;; (([.E235]-[.B235])/[.B23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predicate_while_dep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language/predicate_while_dep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236]=[.D236]" office:value-type="boolean" office:boolean-value="true" calcext:value-type="boolean">
            <text:p>TRUE</text:p>
          </table:table-cell>
          <table:table-cell table:formula="of:=IF([.B236]=[.E236]; &quot;&quot;; &quot;*&quot;)">
            <text:p/>
          </table:table-cell>
          <table:table-cell table:formula="of:=IF([.B236]=[.E236]; &quot;&quot;; [.E236]-[.B236])">
            <text:p/>
          </table:table-cell>
          <table:table-cell table:formula="of:=IF([.B236]=[.E236]; &quot;&quot;; (([.E236]-[.B236])/[.B23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prelude_access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prelude_access2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37]=[.D237]" office:value-type="boolean" office:boolean-value="true" calcext:value-type="boolean">
            <text:p>TRUE</text:p>
          </table:table-cell>
          <table:table-cell table:formula="of:=IF([.B237]=[.E237]; &quot;&quot;; &quot;*&quot;)">
            <text:p/>
          </table:table-cell>
          <table:table-cell table:formula="of:=IF([.B237]=[.E237]; &quot;&quot;; [.E237]-[.B237])">
            <text:p/>
          </table:table-cell>
          <table:table-cell table:formula="of:=IF([.B237]=[.E237]; &quot;&quot;; (([.E237]-[.B237])/[.B23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prelude_acces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prelude_acces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38]=[.D238]" office:value-type="boolean" office:boolean-value="true" calcext:value-type="boolean">
            <text:p>TRUE</text:p>
          </table:table-cell>
          <table:table-cell table:formula="of:=IF([.B238]=[.E238]; &quot;&quot;; &quot;*&quot;)">
            <text:p/>
          </table:table-cell>
          <table:table-cell table:formula="of:=IF([.B238]=[.E238]; &quot;&quot;; [.E238]-[.B238])">
            <text:p/>
          </table:table-cell>
          <table:table-cell table:formula="of:=IF([.B238]=[.E238]; &quot;&quot;; (([.E238]-[.B238])/[.B23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primitive_type_argumen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primitive_type_argumen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39]=[.D239]" office:value-type="boolean" office:boolean-value="true" calcext:value-type="boolean">
            <text:p>TRUE</text:p>
          </table:table-cell>
          <table:table-cell table:formula="of:=IF([.B239]=[.E239]; &quot;&quot;; &quot;*&quot;)">
            <text:p/>
          </table:table-cell>
          <table:table-cell table:formula="of:=IF([.B239]=[.E239]; &quot;&quot;; [.E239]-[.B239])">
            <text:p/>
          </table:table-cell>
          <table:table-cell table:formula="of:=IF([.B239]=[.E239]; &quot;&quot;; (([.E239]-[.B239])/[.B23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aw_identifiers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language/raw_identifiers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A240]=[.D240]" office:value-type="boolean" office:boolean-value="true" calcext:value-type="boolean">
            <text:p>TRUE</text:p>
          </table:table-cell>
          <table:table-cell table:formula="of:=IF([.B240]=[.E240]; &quot;&quot;; &quot;*&quot;)">
            <text:p/>
          </table:table-cell>
          <table:table-cell table:formula="of:=IF([.B240]=[.E240]; &quot;&quot;; [.E240]-[.B240])">
            <text:p/>
          </table:table-cell>
          <table:table-cell table:formula="of:=IF([.B240]=[.E240]; &quot;&quot;; (([.E240]-[.B240])/[.B24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aw_ptr/raw_ptr_ret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raw_ptr/raw_ptr_ret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241]=[.D241]" office:value-type="boolean" office:boolean-value="true" calcext:value-type="boolean">
            <text:p>TRUE</text:p>
          </table:table-cell>
          <table:table-cell table:formula="of:=IF([.B241]=[.E241]; &quot;&quot;; &quot;*&quot;)">
            <text:p/>
          </table:table-cell>
          <table:table-cell table:formula="of:=IF([.B241]=[.E241]; &quot;&quot;; [.E241]-[.B241])">
            <text:p/>
          </table:table-cell>
          <table:table-cell table:formula="of:=IF([.B241]=[.E241]; &quot;&quot;; (([.E241]-[.B241])/[.B24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aw_ptr/vec_ret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raw_ptr/vec_ret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242]=[.D242]" office:value-type="boolean" office:boolean-value="true" calcext:value-type="boolean">
            <text:p>TRUE</text:p>
          </table:table-cell>
          <table:table-cell table:formula="of:=IF([.B242]=[.E242]; &quot;&quot;; &quot;*&quot;)">
            <text:p/>
          </table:table-cell>
          <table:table-cell table:formula="of:=IF([.B242]=[.E242]; &quot;&quot;; [.E242]-[.B242])">
            <text:p/>
          </table:table-cell>
          <table:table-cell table:formula="of:=IF([.B242]=[.E242]; &quot;&quot;; (([.E242]-[.B242])/[.B24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assignment_operator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reassignment_operator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43]=[.D243]" office:value-type="boolean" office:boolean-value="true" calcext:value-type="boolean">
            <text:p>TRUE</text:p>
          </table:table-cell>
          <table:table-cell table:formula="of:=IF([.B243]=[.E243]; &quot;&quot;; &quot;*&quot;)">
            <text:p/>
          </table:table-cell>
          <table:table-cell table:formula="of:=IF([.B243]=[.E243]; &quot;&quot;; [.E243]-[.B243])">
            <text:p/>
          </table:table-cell>
          <table:table-cell table:formula="of:=IF([.B243]=[.E243]; &quot;&quot;; (([.E243]-[.B243])/[.B24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assignment_rhs_lhs_evaluation_order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language/reassignment_rhs_lhs_evaluation_order</text:p>
          </table:table-cell>
          <table:table-cell office:value-type="float" office:value="416" calcext:value-type="float">
            <text:p>416</text:p>
          </table:table-cell>
          <table:table-cell/>
          <table:table-cell table:formula="of:=[.A244]=[.D244]" office:value-type="boolean" office:boolean-value="true" calcext:value-type="boolean">
            <text:p>TRUE</text:p>
          </table:table-cell>
          <table:table-cell table:formula="of:=IF([.B244]=[.E244]; &quot;&quot;; &quot;*&quot;)">
            <text:p/>
          </table:table-cell>
          <table:table-cell table:formula="of:=IF([.B244]=[.E244]; &quot;&quot;; [.E244]-[.B244])">
            <text:p/>
          </table:table-cell>
          <table:table-cell table:formula="of:=IF([.B244]=[.E244]; &quot;&quot;; (([.E244]-[.B244])/[.B24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dundant_retur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redundant_retur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45]=[.D245]" office:value-type="boolean" office:boolean-value="true" calcext:value-type="boolean">
            <text:p>TRUE</text:p>
          </table:table-cell>
          <table:table-cell table:formula="of:=IF([.B245]=[.E245]; &quot;&quot;; &quot;*&quot;)">
            <text:p/>
          </table:table-cell>
          <table:table-cell table:formula="of:=IF([.B245]=[.E245]; &quot;&quot;; [.E245]-[.B245])">
            <text:p/>
          </table:table-cell>
          <table:table-cell table:formula="of:=IF([.B245]=[.E245]; &quot;&quot;; (([.E245]-[.B245])/[.B24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erences/dereferencing_control_flow_expressions</text:p>
          </table:table-cell>
          <table:table-cell office:value-type="float" office:value="712" calcext:value-type="float">
            <text:p>712</text:p>
          </table:table-cell>
          <table:table-cell/>
          <table:table-cell office:value-type="string" calcext:value-type="string">
            <text:p>language/references/dereferencing_control_flow_expressions</text:p>
          </table:table-cell>
          <table:table-cell office:value-type="float" office:value="712" calcext:value-type="float">
            <text:p>712</text:p>
          </table:table-cell>
          <table:table-cell/>
          <table:table-cell table:formula="of:=[.A246]=[.D246]" office:value-type="boolean" office:boolean-value="true" calcext:value-type="boolean">
            <text:p>TRUE</text:p>
          </table:table-cell>
          <table:table-cell table:formula="of:=IF([.B246]=[.E246]; &quot;&quot;; &quot;*&quot;)">
            <text:p/>
          </table:table-cell>
          <table:table-cell table:formula="of:=IF([.B246]=[.E246]; &quot;&quot;; [.E246]-[.B246])">
            <text:p/>
          </table:table-cell>
          <table:table-cell table:formula="of:=IF([.B246]=[.E246]; &quot;&quot;; (([.E246]-[.B246])/[.B24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erences/dereferencing_operator_dot_on_structs</text:p>
          </table:table-cell>
          <table:table-cell office:value-type="float" office:value="124712" calcext:value-type="float">
            <text:p>124712</text:p>
          </table:table-cell>
          <table:table-cell/>
          <table:table-cell office:value-type="string" calcext:value-type="string">
            <text:p>language/references/dereferencing_operator_dot_on_structs</text:p>
          </table:table-cell>
          <table:table-cell office:value-type="float" office:value="124712" calcext:value-type="float">
            <text:p>124712</text:p>
          </table:table-cell>
          <table:table-cell/>
          <table:table-cell table:formula="of:=[.A247]=[.D247]" office:value-type="boolean" office:boolean-value="true" calcext:value-type="boolean">
            <text:p>TRUE</text:p>
          </table:table-cell>
          <table:table-cell table:formula="of:=IF([.B247]=[.E247]; &quot;&quot;; &quot;*&quot;)">
            <text:p/>
          </table:table-cell>
          <table:table-cell table:formula="of:=IF([.B247]=[.E247]; &quot;&quot;; [.E247]-[.B247])">
            <text:p/>
          </table:table-cell>
          <table:table-cell table:formula="of:=IF([.B247]=[.E247]; &quot;&quot;; (([.E247]-[.B247])/[.B24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erences/dereferencing_operator_dot_on_tuples</text:p>
          </table:table-cell>
          <table:table-cell office:value-type="float" office:value="124712" calcext:value-type="float">
            <text:p>124712</text:p>
          </table:table-cell>
          <table:table-cell/>
          <table:table-cell office:value-type="string" calcext:value-type="string">
            <text:p>language/references/dereferencing_operator_dot_on_tuples</text:p>
          </table:table-cell>
          <table:table-cell office:value-type="float" office:value="124712" calcext:value-type="float">
            <text:p>124712</text:p>
          </table:table-cell>
          <table:table-cell/>
          <table:table-cell table:formula="of:=[.A248]=[.D248]" office:value-type="boolean" office:boolean-value="true" calcext:value-type="boolean">
            <text:p>TRUE</text:p>
          </table:table-cell>
          <table:table-cell table:formula="of:=IF([.B248]=[.E248]; &quot;&quot;; &quot;*&quot;)">
            <text:p/>
          </table:table-cell>
          <table:table-cell table:formula="of:=IF([.B248]=[.E248]; &quot;&quot;; [.E248]-[.B248])">
            <text:p/>
          </table:table-cell>
          <table:table-cell table:formula="of:=IF([.B248]=[.E248]; &quot;&quot;; (([.E248]-[.B248])/[.B24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erences/dereferencing_operator_index</text:p>
          </table:table-cell>
          <table:table-cell office:value-type="float" office:value="92088" calcext:value-type="float">
            <text:p>92088</text:p>
          </table:table-cell>
          <table:table-cell/>
          <table:table-cell office:value-type="string" calcext:value-type="string">
            <text:p>language/references/dereferencing_operator_index</text:p>
          </table:table-cell>
          <table:table-cell office:value-type="float" office:value="92088" calcext:value-type="float">
            <text:p>92088</text:p>
          </table:table-cell>
          <table:table-cell/>
          <table:table-cell table:formula="of:=[.A249]=[.D249]" office:value-type="boolean" office:boolean-value="true" calcext:value-type="boolean">
            <text:p>TRUE</text:p>
          </table:table-cell>
          <table:table-cell table:formula="of:=IF([.B249]=[.E249]; &quot;&quot;; &quot;*&quot;)">
            <text:p/>
          </table:table-cell>
          <table:table-cell table:formula="of:=IF([.B249]=[.E249]; &quot;&quot;; [.E249]-[.B249])">
            <text:p/>
          </table:table-cell>
          <table:table-cell table:formula="of:=IF([.B249]=[.E249]; &quot;&quot;; (([.E249]-[.B249])/[.B24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erences/dereferencing_operator_star</text:p>
          </table:table-cell>
          <table:table-cell office:value-type="float" office:value="150744" calcext:value-type="float">
            <text:p>150744</text:p>
          </table:table-cell>
          <table:table-cell/>
          <table:table-cell office:value-type="string" calcext:value-type="string">
            <text:p>language/references/dereferencing_operator_star</text:p>
          </table:table-cell>
          <table:table-cell office:value-type="float" office:value="150744" calcext:value-type="float">
            <text:p>150744</text:p>
          </table:table-cell>
          <table:table-cell/>
          <table:table-cell table:formula="of:=[.A250]=[.D250]" office:value-type="boolean" office:boolean-value="true" calcext:value-type="boolean">
            <text:p>TRUE</text:p>
          </table:table-cell>
          <table:table-cell table:formula="of:=IF([.B250]=[.E250]; &quot;&quot;; &quot;*&quot;)">
            <text:p/>
          </table:table-cell>
          <table:table-cell table:formula="of:=IF([.B250]=[.E250]; &quot;&quot;; [.E250]-[.B250])">
            <text:p/>
          </table:table-cell>
          <table:table-cell table:formula="of:=IF([.B250]=[.E250]; &quot;&quot;; (([.E250]-[.B250])/[.B25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erences/impl_reference_types</text:p>
          </table:table-cell>
          <table:table-cell office:value-type="float" office:value="7328" calcext:value-type="float">
            <text:p>7328</text:p>
          </table:table-cell>
          <table:table-cell/>
          <table:table-cell office:value-type="string" calcext:value-type="string">
            <text:p>language/references/impl_reference_types</text:p>
          </table:table-cell>
          <table:table-cell office:value-type="float" office:value="7328" calcext:value-type="float">
            <text:p>7328</text:p>
          </table:table-cell>
          <table:table-cell/>
          <table:table-cell table:formula="of:=[.A251]=[.D251]" office:value-type="boolean" office:boolean-value="true" calcext:value-type="boolean">
            <text:p>TRUE</text:p>
          </table:table-cell>
          <table:table-cell table:formula="of:=IF([.B251]=[.E251]; &quot;&quot;; &quot;*&quot;)">
            <text:p/>
          </table:table-cell>
          <table:table-cell table:formula="of:=IF([.B251]=[.E251]; &quot;&quot;; [.E251]-[.B251])">
            <text:p/>
          </table:table-cell>
          <table:table-cell table:formula="of:=IF([.B251]=[.E251]; &quot;&quot;; (([.E251]-[.B251])/[.B25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erences/mutability_of_references</text:p>
          </table:table-cell>
          <table:table-cell office:value-type="float" office:value="648" calcext:value-type="float">
            <text:p>648</text:p>
          </table:table-cell>
          <table:table-cell/>
          <table:table-cell office:value-type="string" calcext:value-type="string">
            <text:p>language/references/mutability_of_references</text:p>
          </table:table-cell>
          <table:table-cell office:value-type="float" office:value="648" calcext:value-type="float">
            <text:p>648</text:p>
          </table:table-cell>
          <table:table-cell/>
          <table:table-cell table:formula="of:=[.A252]=[.D252]" office:value-type="boolean" office:boolean-value="true" calcext:value-type="boolean">
            <text:p>TRUE</text:p>
          </table:table-cell>
          <table:table-cell table:formula="of:=IF([.B252]=[.E252]; &quot;&quot;; &quot;*&quot;)">
            <text:p/>
          </table:table-cell>
          <table:table-cell table:formula="of:=IF([.B252]=[.E252]; &quot;&quot;; [.E252]-[.B252])">
            <text:p/>
          </table:table-cell>
          <table:table-cell table:formula="of:=IF([.B252]=[.E252]; &quot;&quot;; (([.E252]-[.B252])/[.B25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erences/passing_and_returning_references_to_and_from_functions</text:p>
          </table:table-cell>
          <table:table-cell office:value-type="float" office:value="15648" calcext:value-type="float">
            <text:p>15648</text:p>
          </table:table-cell>
          <table:table-cell/>
          <table:table-cell office:value-type="string" calcext:value-type="string">
            <text:p>language/references/passing_and_returning_references_to_and_from_functions</text:p>
          </table:table-cell>
          <table:table-cell office:value-type="float" office:value="15648" calcext:value-type="float">
            <text:p>15648</text:p>
          </table:table-cell>
          <table:table-cell/>
          <table:table-cell table:formula="of:=[.A253]=[.D253]" office:value-type="boolean" office:boolean-value="true" calcext:value-type="boolean">
            <text:p>TRUE</text:p>
          </table:table-cell>
          <table:table-cell table:formula="of:=IF([.B253]=[.E253]; &quot;&quot;; &quot;*&quot;)">
            <text:p/>
          </table:table-cell>
          <table:table-cell table:formula="of:=IF([.B253]=[.E253]; &quot;&quot;; [.E253]-[.B253])">
            <text:p/>
          </table:table-cell>
          <table:table-cell table:formula="of:=IF([.B253]=[.E253]; &quot;&quot;; (([.E253]-[.B253])/[.B25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erences/reassigning_via_references_to_values</text:p>
          </table:table-cell>
          <table:table-cell office:value-type="float" office:value="13696" calcext:value-type="float">
            <text:p>13696</text:p>
          </table:table-cell>
          <table:table-cell/>
          <table:table-cell office:value-type="string" calcext:value-type="string">
            <text:p>language/references/reassigning_via_references_to_values</text:p>
          </table:table-cell>
          <table:table-cell office:value-type="float" office:value="13696" calcext:value-type="float">
            <text:p>13696</text:p>
          </table:table-cell>
          <table:table-cell/>
          <table:table-cell table:formula="of:=[.A254]=[.D254]" office:value-type="boolean" office:boolean-value="true" calcext:value-type="boolean">
            <text:p>TRUE</text:p>
          </table:table-cell>
          <table:table-cell table:formula="of:=IF([.B254]=[.E254]; &quot;&quot;; &quot;*&quot;)">
            <text:p/>
          </table:table-cell>
          <table:table-cell table:formula="of:=IF([.B254]=[.E254]; &quot;&quot;; [.E254]-[.B254])">
            <text:p/>
          </table:table-cell>
          <table:table-cell table:formula="of:=IF([.B254]=[.E254]; &quot;&quot;; (([.E254]-[.B254])/[.B25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erences/references_and_generics</text:p>
          </table:table-cell>
          <table:table-cell office:value-type="float" office:value="3304" calcext:value-type="float">
            <text:p>3304</text:p>
          </table:table-cell>
          <table:table-cell/>
          <table:table-cell office:value-type="string" calcext:value-type="string">
            <text:p>language/references/references_and_generics</text:p>
          </table:table-cell>
          <table:table-cell office:value-type="float" office:value="3304" calcext:value-type="float">
            <text:p>3304</text:p>
          </table:table-cell>
          <table:table-cell/>
          <table:table-cell table:formula="of:=[.A255]=[.D255]" office:value-type="boolean" office:boolean-value="true" calcext:value-type="boolean">
            <text:p>TRUE</text:p>
          </table:table-cell>
          <table:table-cell table:formula="of:=IF([.B255]=[.E255]; &quot;&quot;; &quot;*&quot;)">
            <text:p/>
          </table:table-cell>
          <table:table-cell table:formula="of:=IF([.B255]=[.E255]; &quot;&quot;; [.E255]-[.B255])">
            <text:p/>
          </table:table-cell>
          <table:table-cell table:formula="of:=IF([.B255]=[.E255]; &quot;&quot;; (([.E255]-[.B255])/[.B25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erences/references_in_aggregates</text:p>
          </table:table-cell>
          <table:table-cell office:value-type="float" office:value="3616" calcext:value-type="float">
            <text:p>3616</text:p>
          </table:table-cell>
          <table:table-cell/>
          <table:table-cell office:value-type="string" calcext:value-type="string">
            <text:p>language/references/references_in_aggregates</text:p>
          </table:table-cell>
          <table:table-cell office:value-type="float" office:value="3616" calcext:value-type="float">
            <text:p>3616</text:p>
          </table:table-cell>
          <table:table-cell/>
          <table:table-cell table:formula="of:=[.A256]=[.D256]" office:value-type="boolean" office:boolean-value="true" calcext:value-type="boolean">
            <text:p>TRUE</text:p>
          </table:table-cell>
          <table:table-cell table:formula="of:=IF([.B256]=[.E256]; &quot;&quot;; &quot;*&quot;)">
            <text:p/>
          </table:table-cell>
          <table:table-cell table:formula="of:=IF([.B256]=[.E256]; &quot;&quot;; [.E256]-[.B256])">
            <text:p/>
          </table:table-cell>
          <table:table-cell table:formula="of:=IF([.B256]=[.E256]; &quot;&quot;; (([.E256]-[.B256])/[.B25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erences/references_in_asm_blocks</text:p>
          </table:table-cell>
          <table:table-cell office:value-type="float" office:value="1904" calcext:value-type="float">
            <text:p>1904</text:p>
          </table:table-cell>
          <table:table-cell/>
          <table:table-cell office:value-type="string" calcext:value-type="string">
            <text:p>language/references/references_in_asm_blocks</text:p>
          </table:table-cell>
          <table:table-cell office:value-type="float" office:value="1904" calcext:value-type="float">
            <text:p>1904</text:p>
          </table:table-cell>
          <table:table-cell/>
          <table:table-cell table:formula="of:=[.A257]=[.D257]" office:value-type="boolean" office:boolean-value="true" calcext:value-type="boolean">
            <text:p>TRUE</text:p>
          </table:table-cell>
          <table:table-cell table:formula="of:=IF([.B257]=[.E257]; &quot;&quot;; &quot;*&quot;)">
            <text:p/>
          </table:table-cell>
          <table:table-cell table:formula="of:=IF([.B257]=[.E257]; &quot;&quot;; [.E257]-[.B257])">
            <text:p/>
          </table:table-cell>
          <table:table-cell table:formula="of:=IF([.B257]=[.E257]; &quot;&quot;; (([.E257]-[.B257])/[.B25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erences/referencing_control_flow_expressions</text:p>
          </table:table-cell>
          <table:table-cell office:value-type="float" office:value="536" calcext:value-type="float">
            <text:p>536</text:p>
          </table:table-cell>
          <table:table-cell/>
          <table:table-cell office:value-type="string" calcext:value-type="string">
            <text:p>language/references/referencing_control_flow_expressions</text:p>
          </table:table-cell>
          <table:table-cell office:value-type="float" office:value="536" calcext:value-type="float">
            <text:p>536</text:p>
          </table:table-cell>
          <table:table-cell/>
          <table:table-cell table:formula="of:=[.A258]=[.D258]" office:value-type="boolean" office:boolean-value="true" calcext:value-type="boolean">
            <text:p>TRUE</text:p>
          </table:table-cell>
          <table:table-cell table:formula="of:=IF([.B258]=[.E258]; &quot;&quot;; &quot;*&quot;)">
            <text:p/>
          </table:table-cell>
          <table:table-cell table:formula="of:=IF([.B258]=[.E258]; &quot;&quot;; [.E258]-[.B258])">
            <text:p/>
          </table:table-cell>
          <table:table-cell table:formula="of:=IF([.B258]=[.E258]; &quot;&quot;; (([.E258]-[.B258])/[.B25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erences/referencing_function_parameters</text:p>
          </table:table-cell>
          <table:table-cell office:value-type="float" office:value="3656" calcext:value-type="float">
            <text:p>3656</text:p>
          </table:table-cell>
          <table:table-cell/>
          <table:table-cell office:value-type="string" calcext:value-type="string">
            <text:p>language/references/referencing_function_parameters</text:p>
          </table:table-cell>
          <table:table-cell office:value-type="float" office:value="3656" calcext:value-type="float">
            <text:p>3656</text:p>
          </table:table-cell>
          <table:table-cell/>
          <table:table-cell table:formula="of:=[.A259]=[.D259]" office:value-type="boolean" office:boolean-value="true" calcext:value-type="boolean">
            <text:p>TRUE</text:p>
          </table:table-cell>
          <table:table-cell table:formula="of:=IF([.B259]=[.E259]; &quot;&quot;; &quot;*&quot;)">
            <text:p/>
          </table:table-cell>
          <table:table-cell table:formula="of:=IF([.B259]=[.E259]; &quot;&quot;; [.E259]-[.B259])">
            <text:p/>
          </table:table-cell>
          <table:table-cell table:formula="of:=IF([.B259]=[.E259]; &quot;&quot;; (([.E259]-[.B259])/[.B25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erences/referencing_local_vars_and_values</text:p>
          </table:table-cell>
          <table:table-cell office:value-type="float" office:value="36144" calcext:value-type="float">
            <text:p>36144</text:p>
          </table:table-cell>
          <table:table-cell/>
          <table:table-cell office:value-type="string" calcext:value-type="string">
            <text:p>language/references/referencing_local_vars_and_values</text:p>
          </table:table-cell>
          <table:table-cell office:value-type="float" office:value="36144" calcext:value-type="float">
            <text:p>36144</text:p>
          </table:table-cell>
          <table:table-cell/>
          <table:table-cell table:formula="of:=[.A260]=[.D260]" office:value-type="boolean" office:boolean-value="true" calcext:value-type="boolean">
            <text:p>TRUE</text:p>
          </table:table-cell>
          <table:table-cell table:formula="of:=IF([.B260]=[.E260]; &quot;&quot;; &quot;*&quot;)">
            <text:p/>
          </table:table-cell>
          <table:table-cell table:formula="of:=IF([.B260]=[.E260]; &quot;&quot;; [.E260]-[.B260])">
            <text:p/>
          </table:table-cell>
          <table:table-cell table:formula="of:=IF([.B260]=[.E260]; &quot;&quot;; (([.E260]-[.B260])/[.B26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erences/referencing_parts_of_aggregates</text:p>
          </table:table-cell>
          <table:table-cell office:value-type="float" office:value="6552" calcext:value-type="float">
            <text:p>6552</text:p>
          </table:table-cell>
          <table:table-cell/>
          <table:table-cell office:value-type="string" calcext:value-type="string">
            <text:p>language/references/referencing_parts_of_aggregates</text:p>
          </table:table-cell>
          <table:table-cell office:value-type="float" office:value="6552" calcext:value-type="float">
            <text:p>6552</text:p>
          </table:table-cell>
          <table:table-cell/>
          <table:table-cell table:formula="of:=[.A261]=[.D261]" office:value-type="boolean" office:boolean-value="true" calcext:value-type="boolean">
            <text:p>TRUE</text:p>
          </table:table-cell>
          <table:table-cell table:formula="of:=IF([.B261]=[.E261]; &quot;&quot;; &quot;*&quot;)">
            <text:p/>
          </table:table-cell>
          <table:table-cell table:formula="of:=IF([.B261]=[.E261]; &quot;&quot;; [.E261]-[.B261])">
            <text:p/>
          </table:table-cell>
          <table:table-cell table:formula="of:=IF([.B261]=[.E261]; &quot;&quot;; (([.E261]-[.B261])/[.B26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erences/referencing_references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string" calcext:value-type="string">
            <text:p>language/references/referencing_references</text:p>
          </table:table-cell>
          <table:table-cell office:value-type="float" office:value="848" calcext:value-type="float">
            <text:p>848</text:p>
          </table:table-cell>
          <table:table-cell/>
          <table:table-cell table:formula="of:=[.A262]=[.D262]" office:value-type="boolean" office:boolean-value="true" calcext:value-type="boolean">
            <text:p>TRUE</text:p>
          </table:table-cell>
          <table:table-cell table:formula="of:=IF([.B262]=[.E262]; &quot;&quot;; &quot;*&quot;)">
            <text:p/>
          </table:table-cell>
          <table:table-cell table:formula="of:=IF([.B262]=[.E262]; &quot;&quot;; [.E262]-[.B262])">
            <text:p/>
          </table:table-cell>
          <table:table-cell table:formula="of:=IF([.B262]=[.E262]; &quot;&quot;; (([.E262]-[.B262])/[.B26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erences/type_unification_of_references</text:p>
          </table:table-cell>
          <table:table-cell office:value-type="float" office:value="3168" calcext:value-type="float">
            <text:p>3168</text:p>
          </table:table-cell>
          <table:table-cell/>
          <table:table-cell office:value-type="string" calcext:value-type="string">
            <text:p>language/references/type_unification_of_references</text:p>
          </table:table-cell>
          <table:table-cell office:value-type="float" office:value="3168" calcext:value-type="float">
            <text:p>3168</text:p>
          </table:table-cell>
          <table:table-cell/>
          <table:table-cell table:formula="of:=[.A263]=[.D263]" office:value-type="boolean" office:boolean-value="true" calcext:value-type="boolean">
            <text:p>TRUE</text:p>
          </table:table-cell>
          <table:table-cell table:formula="of:=IF([.B263]=[.E263]; &quot;&quot;; &quot;*&quot;)">
            <text:p/>
          </table:table-cell>
          <table:table-cell table:formula="of:=IF([.B263]=[.E263]; &quot;&quot;; [.E263]-[.B263])">
            <text:p/>
          </table:table-cell>
          <table:table-cell table:formula="of:=IF([.B263]=[.E263]; &quot;&quot;; (([.E263]-[.B263])/[.B26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_mutable_array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ref_mutable_array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64]=[.D264]" office:value-type="boolean" office:boolean-value="true" calcext:value-type="boolean">
            <text:p>TRUE</text:p>
          </table:table-cell>
          <table:table-cell table:formula="of:=IF([.B264]=[.E264]; &quot;&quot;; &quot;*&quot;)">
            <text:p/>
          </table:table-cell>
          <table:table-cell table:formula="of:=IF([.B264]=[.E264]; &quot;&quot;; [.E264]-[.B264])">
            <text:p/>
          </table:table-cell>
          <table:table-cell table:formula="of:=IF([.B264]=[.E264]; &quot;&quot;; (([.E264]-[.B264])/[.B26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_mutable_arrays_inli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ref_mutable_arrays_inline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65]=[.D265]" office:value-type="boolean" office:boolean-value="true" calcext:value-type="boolean">
            <text:p>TRUE</text:p>
          </table:table-cell>
          <table:table-cell table:formula="of:=IF([.B265]=[.E265]; &quot;&quot;; &quot;*&quot;)">
            <text:p/>
          </table:table-cell>
          <table:table-cell table:formula="of:=IF([.B265]=[.E265]; &quot;&quot;; [.E265]-[.B265])">
            <text:p/>
          </table:table-cell>
          <table:table-cell table:formula="of:=IF([.B265]=[.E265]; &quot;&quot;; (([.E265]-[.B265])/[.B26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_mutable_fn_args_bool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ref_mutable_fn_args_bool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266]=[.D266]" office:value-type="boolean" office:boolean-value="true" calcext:value-type="boolean">
            <text:p>TRUE</text:p>
          </table:table-cell>
          <table:table-cell table:formula="of:=IF([.B266]=[.E266]; &quot;&quot;; &quot;*&quot;)">
            <text:p/>
          </table:table-cell>
          <table:table-cell table:formula="of:=IF([.B266]=[.E266]; &quot;&quot;; [.E266]-[.B266])">
            <text:p/>
          </table:table-cell>
          <table:table-cell table:formula="of:=IF([.B266]=[.E266]; &quot;&quot;; (([.E266]-[.B266])/[.B26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_mutable_fn_args_call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ref_mutable_fn_args_call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67]=[.D267]" office:value-type="boolean" office:boolean-value="true" calcext:value-type="boolean">
            <text:p>TRUE</text:p>
          </table:table-cell>
          <table:table-cell table:formula="of:=IF([.B267]=[.E267]; &quot;&quot;; &quot;*&quot;)">
            <text:p/>
          </table:table-cell>
          <table:table-cell table:formula="of:=IF([.B267]=[.E267]; &quot;&quot;; [.E267]-[.B267])">
            <text:p/>
          </table:table-cell>
          <table:table-cell table:formula="of:=IF([.B267]=[.E267]; &quot;&quot;; (([.E267]-[.B267])/[.B26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_mutable_fn_args_struc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ref_mutable_fn_args_struc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68]=[.D268]" office:value-type="boolean" office:boolean-value="true" calcext:value-type="boolean">
            <text:p>TRUE</text:p>
          </table:table-cell>
          <table:table-cell table:formula="of:=IF([.B268]=[.E268]; &quot;&quot;; &quot;*&quot;)">
            <text:p/>
          </table:table-cell>
          <table:table-cell table:formula="of:=IF([.B268]=[.E268]; &quot;&quot;; [.E268]-[.B268])">
            <text:p/>
          </table:table-cell>
          <table:table-cell table:formula="of:=IF([.B268]=[.E268]; &quot;&quot;; (([.E268]-[.B268])/[.B26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_mutable_fn_args_struct_assig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ref_mutable_fn_args_struct_assign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69]=[.D269]" office:value-type="boolean" office:boolean-value="true" calcext:value-type="boolean">
            <text:p>TRUE</text:p>
          </table:table-cell>
          <table:table-cell table:formula="of:=IF([.B269]=[.E269]; &quot;&quot;; &quot;*&quot;)">
            <text:p/>
          </table:table-cell>
          <table:table-cell table:formula="of:=IF([.B269]=[.E269]; &quot;&quot;; [.E269]-[.B269])">
            <text:p/>
          </table:table-cell>
          <table:table-cell table:formula="of:=IF([.B269]=[.E269]; &quot;&quot;; (([.E269]-[.B269])/[.B26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_mutable_fn_args_u3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ref_mutable_fn_args_u3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70]=[.D270]" office:value-type="boolean" office:boolean-value="true" calcext:value-type="boolean">
            <text:p>TRUE</text:p>
          </table:table-cell>
          <table:table-cell table:formula="of:=IF([.B270]=[.E270]; &quot;&quot;; &quot;*&quot;)">
            <text:p/>
          </table:table-cell>
          <table:table-cell table:formula="of:=IF([.B270]=[.E270]; &quot;&quot;; [.E270]-[.B270])">
            <text:p/>
          </table:table-cell>
          <table:table-cell table:formula="of:=IF([.B270]=[.E270]; &quot;&quot;; (([.E270]-[.B270])/[.B27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td_b256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language/retd_b256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A271]=[.D271]" office:value-type="boolean" office:boolean-value="true" calcext:value-type="boolean">
            <text:p>TRUE</text:p>
          </table:table-cell>
          <table:table-cell table:formula="of:=IF([.B271]=[.E271]; &quot;&quot;; &quot;*&quot;)">
            <text:p/>
          </table:table-cell>
          <table:table-cell table:formula="of:=IF([.B271]=[.E271]; &quot;&quot;; [.E271]-[.B271])">
            <text:p/>
          </table:table-cell>
          <table:table-cell table:formula="of:=IF([.B271]=[.E271]; &quot;&quot;; (([.E271]-[.B271])/[.B27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td_small_array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language/retd_small_array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A272]=[.D272]" office:value-type="boolean" office:boolean-value="true" calcext:value-type="boolean">
            <text:p>TRUE</text:p>
          </table:table-cell>
          <table:table-cell table:formula="of:=IF([.B272]=[.E272]; &quot;&quot;; &quot;*&quot;)">
            <text:p/>
          </table:table-cell>
          <table:table-cell table:formula="of:=IF([.B272]=[.E272]; &quot;&quot;; [.E272]-[.B272])">
            <text:p/>
          </table:table-cell>
          <table:table-cell table:formula="of:=IF([.B272]=[.E272]; &quot;&quot;; (([.E272]-[.B272])/[.B27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td_struct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language/retd_struct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A273]=[.D273]" office:value-type="boolean" office:boolean-value="true" calcext:value-type="boolean">
            <text:p>TRUE</text:p>
          </table:table-cell>
          <table:table-cell table:formula="of:=IF([.B273]=[.E273]; &quot;&quot;; &quot;*&quot;)">
            <text:p/>
          </table:table-cell>
          <table:table-cell table:formula="of:=IF([.B273]=[.E273]; &quot;&quot;; [.E273]-[.B273])">
            <text:p/>
          </table:table-cell>
          <table:table-cell table:formula="of:=IF([.B273]=[.E273]; &quot;&quot;; (([.E273]-[.B273])/[.B27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td_zero_len_array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retd_zero_len_array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274]=[.D274]" office:value-type="boolean" office:boolean-value="true" calcext:value-type="boolean">
            <text:p>TRUE</text:p>
          </table:table-cell>
          <table:table-cell table:formula="of:=IF([.B274]=[.E274]; &quot;&quot;; &quot;*&quot;)">
            <text:p/>
          </table:table-cell>
          <table:table-cell table:formula="of:=IF([.B274]=[.E274]; &quot;&quot;; [.E274]-[.B274])">
            <text:p/>
          </table:table-cell>
          <table:table-cell table:formula="of:=IF([.B274]=[.E274]; &quot;&quot;; (([.E274]-[.B274])/[.B27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t_small_string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language/ret_small_string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275]=[.D275]" office:value-type="boolean" office:boolean-value="true" calcext:value-type="boolean">
            <text:p>TRUE</text:p>
          </table:table-cell>
          <table:table-cell table:formula="of:=IF([.B275]=[.E275]; &quot;&quot;; &quot;*&quot;)">
            <text:p/>
          </table:table-cell>
          <table:table-cell table:formula="of:=IF([.B275]=[.E275]; &quot;&quot;; [.E275]-[.B275])">
            <text:p/>
          </table:table-cell>
          <table:table-cell table:formula="of:=IF([.B275]=[.E275]; &quot;&quot;; (([.E275]-[.B275])/[.B27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t_string_in_struct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language/ret_string_in_struct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276]=[.D276]" office:value-type="boolean" office:boolean-value="true" calcext:value-type="boolean">
            <text:p>TRUE</text:p>
          </table:table-cell>
          <table:table-cell table:formula="of:=IF([.B276]=[.E276]; &quot;&quot;; &quot;*&quot;)">
            <text:p/>
          </table:table-cell>
          <table:table-cell table:formula="of:=IF([.B276]=[.E276]; &quot;&quot;; [.E276]-[.B276])">
            <text:p/>
          </table:table-cell>
          <table:table-cell table:formula="of:=IF([.B276]=[.E276]; &quot;&quot;; (([.E276]-[.B276])/[.B27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vert_in_first_if_branch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revert_in_first_if_branch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77]=[.D277]" office:value-type="boolean" office:boolean-value="true" calcext:value-type="boolean">
            <text:p>TRUE</text:p>
          </table:table-cell>
          <table:table-cell table:formula="of:=IF([.B277]=[.E277]; &quot;&quot;; &quot;*&quot;)">
            <text:p/>
          </table:table-cell>
          <table:table-cell table:formula="of:=IF([.B277]=[.E277]; &quot;&quot;; [.E277]-[.B277])">
            <text:p/>
          </table:table-cell>
          <table:table-cell table:formula="of:=IF([.B277]=[.E277]; &quot;&quot;; (([.E277]-[.B277])/[.B27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same_const_name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language/same_const_name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A278]=[.D278]" office:value-type="boolean" office:boolean-value="true" calcext:value-type="boolean">
            <text:p>TRUE</text:p>
          </table:table-cell>
          <table:table-cell table:formula="of:=IF([.B278]=[.E278]; &quot;&quot;; &quot;*&quot;)">
            <text:p/>
          </table:table-cell>
          <table:table-cell table:formula="of:=IF([.B278]=[.E278]; &quot;&quot;; [.E278]-[.B278])">
            <text:p/>
          </table:table-cell>
          <table:table-cell table:formula="of:=IF([.B278]=[.E278]; &quot;&quot;; (([.E278]-[.B278])/[.B27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same_const_name_lib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same_const_name_lib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79]=[.D279]" office:value-type="boolean" office:boolean-value="true" calcext:value-type="boolean">
            <text:p>TRUE</text:p>
          </table:table-cell>
          <table:table-cell table:formula="of:=IF([.B279]=[.E279]; &quot;&quot;; &quot;*&quot;)">
            <text:p/>
          </table:table-cell>
          <table:table-cell table:formula="of:=IF([.B279]=[.E279]; &quot;&quot;; [.E279]-[.B279])">
            <text:p/>
          </table:table-cell>
          <table:table-cell table:formula="of:=IF([.B279]=[.E279]; &quot;&quot;; (([.E279]-[.B279])/[.B27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self_impl_reassignment</text:p>
          </table:table-cell>
          <table:table-cell office:value-type="float" office:value="656" calcext:value-type="float">
            <text:p>656</text:p>
          </table:table-cell>
          <table:table-cell/>
          <table:table-cell office:value-type="string" calcext:value-type="string">
            <text:p>language/self_impl_reassignment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[.A280]=[.D280]" office:value-type="boolean" office:boolean-value="true" calcext:value-type="boolean">
            <text:p>TRUE</text:p>
          </table:table-cell>
          <table:table-cell table:formula="of:=IF([.B280]=[.E280]; &quot;&quot;; &quot;*&quot;)">
            <text:p/>
          </table:table-cell>
          <table:table-cell table:formula="of:=IF([.B280]=[.E280]; &quot;&quot;; [.E280]-[.B280])">
            <text:p/>
          </table:table-cell>
          <table:table-cell table:formula="of:=IF([.B280]=[.E280]; &quot;&quot;; (([.E280]-[.B280])/[.B28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shadowing/shadowed_glob_import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shadowing/shadowed_glob_import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81]=[.D281]" office:value-type="boolean" office:boolean-value="true" calcext:value-type="boolean">
            <text:p>TRUE</text:p>
          </table:table-cell>
          <table:table-cell table:formula="of:=IF([.B281]=[.E281]; &quot;&quot;; &quot;*&quot;)">
            <text:p/>
          </table:table-cell>
          <table:table-cell table:formula="of:=IF([.B281]=[.E281]; &quot;&quot;; [.E281]-[.B281])">
            <text:p/>
          </table:table-cell>
          <table:table-cell table:formula="of:=IF([.B281]=[.E281]; &quot;&quot;; (([.E281]-[.B281])/[.B28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size_of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size_of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82]=[.D282]" office:value-type="boolean" office:boolean-value="true" calcext:value-type="boolean">
            <text:p>TRUE</text:p>
          </table:table-cell>
          <table:table-cell table:formula="of:=IF([.B282]=[.E282]; &quot;&quot;; &quot;*&quot;)">
            <text:p/>
          </table:table-cell>
          <table:table-cell table:formula="of:=IF([.B282]=[.E282]; &quot;&quot;; [.E282]-[.B282])">
            <text:p/>
          </table:table-cell>
          <table:table-cell table:formula="of:=IF([.B282]=[.E282]; &quot;&quot;; (([.E282]-[.B282])/[.B28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smo</text:p>
          </table:table-cell>
          <table:table-cell office:value-type="float" office:value="880" calcext:value-type="float">
            <text:p>880</text:p>
          </table:table-cell>
          <table:table-cell/>
          <table:table-cell office:value-type="string" calcext:value-type="string">
            <text:p>language/smo</text:p>
          </table:table-cell>
          <table:table-cell office:value-type="float" office:value="880" calcext:value-type="float">
            <text:p>880</text:p>
          </table:table-cell>
          <table:table-cell/>
          <table:table-cell table:formula="of:=[.A283]=[.D283]" office:value-type="boolean" office:boolean-value="true" calcext:value-type="boolean">
            <text:p>TRUE</text:p>
          </table:table-cell>
          <table:table-cell table:formula="of:=IF([.B283]=[.E283]; &quot;&quot;; &quot;*&quot;)">
            <text:p/>
          </table:table-cell>
          <table:table-cell table:formula="of:=IF([.B283]=[.E283]; &quot;&quot;; [.E283]-[.B283])">
            <text:p/>
          </table:table-cell>
          <table:table-cell table:formula="of:=IF([.B283]=[.E283]; &quot;&quot;; (([.E283]-[.B283])/[.B28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smo_opcod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language/smo_opcod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A284]=[.D284]" office:value-type="boolean" office:boolean-value="true" calcext:value-type="boolean">
            <text:p>TRUE</text:p>
          </table:table-cell>
          <table:table-cell table:formula="of:=IF([.B284]=[.E284]; &quot;&quot;; &quot;*&quot;)">
            <text:p/>
          </table:table-cell>
          <table:table-cell table:formula="of:=IF([.B284]=[.E284]; &quot;&quot;; [.E284]-[.B284])">
            <text:p/>
          </table:table-cell>
          <table:table-cell table:formula="of:=IF([.B284]=[.E284]; &quot;&quot;; (([.E284]-[.B284])/[.B28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struct_destructuring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language/struct_destructuring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A285]=[.D285]" office:value-type="boolean" office:boolean-value="true" calcext:value-type="boolean">
            <text:p>TRUE</text:p>
          </table:table-cell>
          <table:table-cell table:formula="of:=IF([.B285]=[.E285]; &quot;&quot;; &quot;*&quot;)">
            <text:p/>
          </table:table-cell>
          <table:table-cell table:formula="of:=IF([.B285]=[.E285]; &quot;&quot;; [.E285]-[.B285])">
            <text:p/>
          </table:table-cell>
          <table:table-cell table:formula="of:=IF([.B285]=[.E285]; &quot;&quot;; (([.E285]-[.B285])/[.B28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struct_field_acces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struct_field_acces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86]=[.D286]" office:value-type="boolean" office:boolean-value="true" calcext:value-type="boolean">
            <text:p>TRUE</text:p>
          </table:table-cell>
          <table:table-cell table:formula="of:=IF([.B286]=[.E286]; &quot;&quot;; &quot;*&quot;)">
            <text:p/>
          </table:table-cell>
          <table:table-cell table:formula="of:=IF([.B286]=[.E286]; &quot;&quot;; [.E286]-[.B286])">
            <text:p/>
          </table:table-cell>
          <table:table-cell table:formula="of:=IF([.B286]=[.E286]; &quot;&quot;; (([.E286]-[.B286])/[.B28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struct_field_reassignmen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struct_field_reassignmen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87]=[.D287]" office:value-type="boolean" office:boolean-value="true" calcext:value-type="boolean">
            <text:p>TRUE</text:p>
          </table:table-cell>
          <table:table-cell table:formula="of:=IF([.B287]=[.E287]; &quot;&quot;; &quot;*&quot;)">
            <text:p/>
          </table:table-cell>
          <table:table-cell table:formula="of:=IF([.B287]=[.E287]; &quot;&quot;; [.E287]-[.B287])">
            <text:p/>
          </table:table-cell>
          <table:table-cell table:formula="of:=IF([.B287]=[.E287]; &quot;&quot;; (([.E287]-[.B287])/[.B28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struct_init_reorder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language/struct_init_reorder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A288]=[.D288]" office:value-type="boolean" office:boolean-value="true" calcext:value-type="boolean">
            <text:p>TRUE</text:p>
          </table:table-cell>
          <table:table-cell table:formula="of:=IF([.B288]=[.E288]; &quot;&quot;; &quot;*&quot;)">
            <text:p/>
          </table:table-cell>
          <table:table-cell table:formula="of:=IF([.B288]=[.E288]; &quot;&quot;; [.E288]-[.B288])">
            <text:p/>
          </table:table-cell>
          <table:table-cell table:formula="of:=IF([.B288]=[.E288]; &quot;&quot;; (([.E288]-[.B288])/[.B28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struct_instantiation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language/struct_instantiation</text:p>
          </table:table-cell>
          <table:table-cell office:value-type="float" office:value="2008" calcext:value-type="float">
            <text:p>2008</text:p>
          </table:table-cell>
          <table:table-cell/>
          <table:table-cell table:formula="of:=[.A289]=[.D289]" office:value-type="boolean" office:boolean-value="true" calcext:value-type="boolean">
            <text:p>TRUE</text:p>
          </table:table-cell>
          <table:table-cell table:formula="of:=IF([.B289]=[.E289]; &quot;&quot;; &quot;*&quot;)">
            <text:p/>
          </table:table-cell>
          <table:table-cell table:formula="of:=IF([.B289]=[.E289]; &quot;&quot;; [.E289]-[.B289])">
            <text:p/>
          </table:table-cell>
          <table:table-cell table:formula="of:=IF([.B289]=[.E289]; &quot;&quot;; (([.E289]-[.B289])/[.B28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supertraits</text:p>
          </table:table-cell>
          <table:table-cell office:value-type="float" office:value="6936" calcext:value-type="float">
            <text:p>6936</text:p>
          </table:table-cell>
          <table:table-cell/>
          <table:table-cell office:value-type="string" calcext:value-type="string">
            <text:p>language/supertraits</text:p>
          </table:table-cell>
          <table:table-cell office:value-type="float" office:value="6936" calcext:value-type="float">
            <text:p>6936</text:p>
          </table:table-cell>
          <table:table-cell/>
          <table:table-cell table:formula="of:=[.A290]=[.D290]" office:value-type="boolean" office:boolean-value="true" calcext:value-type="boolean">
            <text:p>TRUE</text:p>
          </table:table-cell>
          <table:table-cell table:formula="of:=IF([.B290]=[.E290]; &quot;&quot;; &quot;*&quot;)">
            <text:p/>
          </table:table-cell>
          <table:table-cell table:formula="of:=IF([.B290]=[.E290]; &quot;&quot;; [.E290]-[.B290])">
            <text:p/>
          </table:table-cell>
          <table:table-cell table:formula="of:=IF([.B290]=[.E290]; &quot;&quot;; (([.E290]-[.B290])/[.B29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supertraits_with_trait_methods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language/supertraits_with_trait_methods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A291]=[.D291]" office:value-type="boolean" office:boolean-value="true" calcext:value-type="boolean">
            <text:p>TRUE</text:p>
          </table:table-cell>
          <table:table-cell table:formula="of:=IF([.B291]=[.E291]; &quot;&quot;; &quot;*&quot;)">
            <text:p/>
          </table:table-cell>
          <table:table-cell table:formula="of:=IF([.B291]=[.E291]; &quot;&quot;; [.E291]-[.B291])">
            <text:p/>
          </table:table-cell>
          <table:table-cell table:formula="of:=IF([.B291]=[.E291]; &quot;&quot;; (([.E291]-[.B291])/[.B29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test_attribut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test_attribute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92]=[.D292]" office:value-type="boolean" office:boolean-value="true" calcext:value-type="boolean">
            <text:p>TRUE</text:p>
          </table:table-cell>
          <table:table-cell table:formula="of:=IF([.B292]=[.E292]; &quot;&quot;; &quot;*&quot;)">
            <text:p/>
          </table:table-cell>
          <table:table-cell table:formula="of:=IF([.B292]=[.E292]; &quot;&quot;; [.E292]-[.B292])">
            <text:p/>
          </table:table-cell>
          <table:table-cell table:formula="of:=IF([.B292]=[.E292]; &quot;&quot;; (([.E292]-[.B292])/[.B29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test_multiple_attributes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test_multiple_attributes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93]=[.D293]" office:value-type="boolean" office:boolean-value="true" calcext:value-type="boolean">
            <text:p>TRUE</text:p>
          </table:table-cell>
          <table:table-cell table:formula="of:=IF([.B293]=[.E293]; &quot;&quot;; &quot;*&quot;)">
            <text:p/>
          </table:table-cell>
          <table:table-cell table:formula="of:=IF([.B293]=[.E293]; &quot;&quot;; [.E293]-[.B293])">
            <text:p/>
          </table:table-cell>
          <table:table-cell table:formula="of:=IF([.B293]=[.E293]; &quot;&quot;; (([.E293]-[.B293])/[.B29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trait_import_with_star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trait_import_with_star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94]=[.D294]" office:value-type="boolean" office:boolean-value="true" calcext:value-type="boolean">
            <text:p>TRUE</text:p>
          </table:table-cell>
          <table:table-cell table:formula="of:=IF([.B294]=[.E294]; &quot;&quot;; &quot;*&quot;)">
            <text:p/>
          </table:table-cell>
          <table:table-cell table:formula="of:=IF([.B294]=[.E294]; &quot;&quot;; [.E294]-[.B294])">
            <text:p/>
          </table:table-cell>
          <table:table-cell table:formula="of:=IF([.B294]=[.E294]; &quot;&quot;; (([.E294]-[.B294])/[.B29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trait_method_ascription_disambiguate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language/trait_method_ascription_disambiguate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A295]=[.D295]" office:value-type="boolean" office:boolean-value="true" calcext:value-type="boolean">
            <text:p>TRUE</text:p>
          </table:table-cell>
          <table:table-cell table:formula="of:=IF([.B295]=[.E295]; &quot;&quot;; &quot;*&quot;)">
            <text:p/>
          </table:table-cell>
          <table:table-cell table:formula="of:=IF([.B295]=[.E295]; &quot;&quot;; [.E295]-[.B295])">
            <text:p/>
          </table:table-cell>
          <table:table-cell table:formula="of:=IF([.B295]=[.E295]; &quot;&quot;; (([.E295]-[.B295])/[.B29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trait_method_generic_qualified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language/trait_method_generic_qualified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A296]=[.D296]" office:value-type="boolean" office:boolean-value="true" calcext:value-type="boolean">
            <text:p>TRUE</text:p>
          </table:table-cell>
          <table:table-cell table:formula="of:=IF([.B296]=[.E296]; &quot;&quot;; &quot;*&quot;)">
            <text:p/>
          </table:table-cell>
          <table:table-cell table:formula="of:=IF([.B296]=[.E296]; &quot;&quot;; [.E296]-[.B296])">
            <text:p/>
          </table:table-cell>
          <table:table-cell table:formula="of:=IF([.B296]=[.E296]; &quot;&quot;; (([.E296]-[.B296])/[.B29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trait_method_qualified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trait_method_qualified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297]=[.D297]" office:value-type="boolean" office:boolean-value="true" calcext:value-type="boolean">
            <text:p>TRUE</text:p>
          </table:table-cell>
          <table:table-cell table:formula="of:=IF([.B297]=[.E297]; &quot;&quot;; &quot;*&quot;)">
            <text:p/>
          </table:table-cell>
          <table:table-cell table:formula="of:=IF([.B297]=[.E297]; &quot;&quot;; [.E297]-[.B297])">
            <text:p/>
          </table:table-cell>
          <table:table-cell table:formula="of:=IF([.B297]=[.E297]; &quot;&quot;; (([.E297]-[.B297])/[.B29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trait_nested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language/trait_nested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A298]=[.D298]" office:value-type="boolean" office:boolean-value="true" calcext:value-type="boolean">
            <text:p>TRUE</text:p>
          </table:table-cell>
          <table:table-cell table:formula="of:=IF([.B298]=[.E298]; &quot;&quot;; &quot;*&quot;)">
            <text:p/>
          </table:table-cell>
          <table:table-cell table:formula="of:=IF([.B298]=[.E298]; &quot;&quot;; [.E298]-[.B298])">
            <text:p/>
          </table:table-cell>
          <table:table-cell table:formula="of:=IF([.B298]=[.E298]; &quot;&quot;; (([.E298]-[.B298])/[.B29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tuple_access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language/tuple_access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[.A299]=[.D299]" office:value-type="boolean" office:boolean-value="true" calcext:value-type="boolean">
            <text:p>TRUE</text:p>
          </table:table-cell>
          <table:table-cell table:formula="of:=IF([.B299]=[.E299]; &quot;&quot;; &quot;*&quot;)">
            <text:p/>
          </table:table-cell>
          <table:table-cell table:formula="of:=IF([.B299]=[.E299]; &quot;&quot;; [.E299]-[.B299])">
            <text:p/>
          </table:table-cell>
          <table:table-cell table:formula="of:=IF([.B299]=[.E299]; &quot;&quot;; (([.E299]-[.B299])/[.B29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tuple_desugaring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language/tuple_desugaring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300]=[.D300]" office:value-type="boolean" office:boolean-value="true" calcext:value-type="boolean">
            <text:p>TRUE</text:p>
          </table:table-cell>
          <table:table-cell table:formula="of:=IF([.B300]=[.E300]; &quot;&quot;; &quot;*&quot;)">
            <text:p/>
          </table:table-cell>
          <table:table-cell table:formula="of:=IF([.B300]=[.E300]; &quot;&quot;; [.E300]-[.B300])">
            <text:p/>
          </table:table-cell>
          <table:table-cell table:formula="of:=IF([.B300]=[.E300]; &quot;&quot;; (([.E300]-[.B300])/[.B30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tuple_field_reassignment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language/tuple_field_reassignment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A301]=[.D301]" office:value-type="boolean" office:boolean-value="true" calcext:value-type="boolean">
            <text:p>TRUE</text:p>
          </table:table-cell>
          <table:table-cell table:formula="of:=IF([.B301]=[.E301]; &quot;&quot;; &quot;*&quot;)">
            <text:p/>
          </table:table-cell>
          <table:table-cell table:formula="of:=IF([.B301]=[.E301]; &quot;&quot;; [.E301]-[.B301])">
            <text:p/>
          </table:table-cell>
          <table:table-cell table:formula="of:=IF([.B301]=[.E301]; &quot;&quot;; (([.E301]-[.B301])/[.B30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tuple_indexing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tuple_indexing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02]=[.D302]" office:value-type="boolean" office:boolean-value="true" calcext:value-type="boolean">
            <text:p>TRUE</text:p>
          </table:table-cell>
          <table:table-cell table:formula="of:=IF([.B302]=[.E302]; &quot;&quot;; &quot;*&quot;)">
            <text:p/>
          </table:table-cell>
          <table:table-cell table:formula="of:=IF([.B302]=[.E302]; &quot;&quot;; [.E302]-[.B302])">
            <text:p/>
          </table:table-cell>
          <table:table-cell table:formula="of:=IF([.B302]=[.E302]; &quot;&quot;; (([.E302]-[.B302])/[.B30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tuple_in_struct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language/tuple_in_struct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A303]=[.D303]" office:value-type="boolean" office:boolean-value="true" calcext:value-type="boolean">
            <text:p>TRUE</text:p>
          </table:table-cell>
          <table:table-cell table:formula="of:=IF([.B303]=[.E303]; &quot;&quot;; &quot;*&quot;)">
            <text:p/>
          </table:table-cell>
          <table:table-cell table:formula="of:=IF([.B303]=[.E303]; &quot;&quot;; [.E303]-[.B303])">
            <text:p/>
          </table:table-cell>
          <table:table-cell table:formula="of:=IF([.B303]=[.E303]; &quot;&quot;; (([.E303]-[.B303])/[.B30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tuple_trait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language/tuple_trait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A304]=[.D304]" office:value-type="boolean" office:boolean-value="true" calcext:value-type="boolean">
            <text:p>TRUE</text:p>
          </table:table-cell>
          <table:table-cell table:formula="of:=IF([.B304]=[.E304]; &quot;&quot;; &quot;*&quot;)">
            <text:p/>
          </table:table-cell>
          <table:table-cell table:formula="of:=IF([.B304]=[.E304]; &quot;&quot;; [.E304]-[.B304])">
            <text:p/>
          </table:table-cell>
          <table:table-cell table:formula="of:=IF([.B304]=[.E304]; &quot;&quot;; (([.E304]-[.B304])/[.B30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tuple_type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tuple_type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305]=[.D305]" office:value-type="boolean" office:boolean-value="true" calcext:value-type="boolean">
            <text:p>TRUE</text:p>
          </table:table-cell>
          <table:table-cell table:formula="of:=IF([.B305]=[.E305]; &quot;&quot;; &quot;*&quot;)">
            <text:p/>
          </table:table-cell>
          <table:table-cell table:formula="of:=IF([.B305]=[.E305]; &quot;&quot;; [.E305]-[.B305])">
            <text:p/>
          </table:table-cell>
          <table:table-cell table:formula="of:=IF([.B305]=[.E305]; &quot;&quot;; (([.E305]-[.B305])/[.B305])*100)">
            <text:p/>
          </table:table-cell>
          <table:table-cell/>
        </table:table-row>
        <table:table-row table:style-name="ro1">
          <table:table-cell office:value-type="string" calcext:value-type="string">
            <text:p>language/type_alias</text:p>
          </table:table-cell>
          <table:table-cell office:value-type="float" office:value="3624" calcext:value-type="float">
            <text:p>3624</text:p>
          </table:table-cell>
          <table:table-cell/>
          <table:table-cell office:value-type="string" calcext:value-type="string">
            <text:p>language/type_alias</text:p>
          </table:table-cell>
          <table:table-cell office:value-type="float" office:value="3680" calcext:value-type="float">
            <text:p>3680</text:p>
          </table:table-cell>
          <table:table-cell/>
          <table:table-cell table:formula="of:=[.A306]=[.D306]" office:value-type="boolean" office:boolean-value="true" calcext:value-type="boolean">
            <text:p>TRUE</text:p>
          </table:table-cell>
          <table:table-cell table:formula="of:=IF([.B306]=[.E306]; &quot;&quot;; &quot;*&quot;)" office:value-type="string" office:string-value="*" calcext:value-type="string">
            <text:p>*</text:p>
          </table:table-cell>
          <table:table-cell table:formula="of:=IF([.B306]=[.E306]; &quot;&quot;; [.E306]-[.B306])" office:value-type="float" office:value="56" calcext:value-type="float">
            <text:p>56</text:p>
          </table:table-cell>
          <table:table-cell table:formula="of:=IF([.B306]=[.E306]; &quot;&quot;; (([.E306]-[.B306])/[.B306])*100)" office:value-type="float" office:value="1.54525386313466" calcext:value-type="float">
            <text:p>1.54525386313466</text:p>
          </table:table-cell>
          <table:table-cell/>
        </table:table-row>
        <table:table-row table:style-name="ro1" table:visibility="filter">
          <table:table-cell office:value-type="string" calcext:value-type="string">
            <text:p>language/typeinfo_custom_callpath2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language/typeinfo_custom_callpath2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307]=[.D307]" office:value-type="boolean" office:boolean-value="true" calcext:value-type="boolean">
            <text:p>TRUE</text:p>
          </table:table-cell>
          <table:table-cell table:formula="of:=IF([.B307]=[.E307]; &quot;&quot;; &quot;*&quot;)">
            <text:p/>
          </table:table-cell>
          <table:table-cell table:formula="of:=IF([.B307]=[.E307]; &quot;&quot;; [.E307]-[.B307])">
            <text:p/>
          </table:table-cell>
          <table:table-cell table:formula="of:=IF([.B307]=[.E307]; &quot;&quot;; (([.E307]-[.B307])/[.B30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typeinfo_custom_callpath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language/typeinfo_custom_callpath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308]=[.D308]" office:value-type="boolean" office:boolean-value="true" calcext:value-type="boolean">
            <text:p>TRUE</text:p>
          </table:table-cell>
          <table:table-cell table:formula="of:=IF([.B308]=[.E308]; &quot;&quot;; &quot;*&quot;)">
            <text:p/>
          </table:table-cell>
          <table:table-cell table:formula="of:=IF([.B308]=[.E308]; &quot;&quot;; [.E308]-[.B308])">
            <text:p/>
          </table:table-cell>
          <table:table-cell table:formula="of:=IF([.B308]=[.E308]; &quot;&quot;; (([.E308]-[.B308])/[.B30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typeinfo_custom_callpath_with_import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language/typeinfo_custom_callpath_with_import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309]=[.D309]" office:value-type="boolean" office:boolean-value="true" calcext:value-type="boolean">
            <text:p>TRUE</text:p>
          </table:table-cell>
          <table:table-cell table:formula="of:=IF([.B309]=[.E309]; &quot;&quot;; &quot;*&quot;)">
            <text:p/>
          </table:table-cell>
          <table:table-cell table:formula="of:=IF([.B309]=[.E309]; &quot;&quot;; [.E309]-[.B309])">
            <text:p/>
          </table:table-cell>
          <table:table-cell table:formula="of:=IF([.B309]=[.E309]; &quot;&quot;; (([.E309]-[.B309])/[.B30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u256/u256_abi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language/u256/u256_abi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A310]=[.D310]" office:value-type="boolean" office:boolean-value="true" calcext:value-type="boolean">
            <text:p>TRUE</text:p>
          </table:table-cell>
          <table:table-cell table:formula="of:=IF([.B310]=[.E310]; &quot;&quot;; &quot;*&quot;)">
            <text:p/>
          </table:table-cell>
          <table:table-cell table:formula="of:=IF([.B310]=[.E310]; &quot;&quot;; [.E310]-[.B310])">
            <text:p/>
          </table:table-cell>
          <table:table-cell table:formula="of:=IF([.B310]=[.E310]; &quot;&quot;; (([.E310]-[.B310])/[.B310])*100)">
            <text:p/>
          </table:table-cell>
          <table:table-cell/>
        </table:table-row>
        <table:table-row table:style-name="ro1">
          <table:table-cell office:value-type="string" calcext:value-type="string">
            <text:p>language/u256/u256_operators</text:p>
          </table:table-cell>
          <table:table-cell office:value-type="float" office:value="5152" calcext:value-type="float">
            <text:p>5152</text:p>
          </table:table-cell>
          <table:table-cell/>
          <table:table-cell office:value-type="string" calcext:value-type="string">
            <text:p>language/u256/u256_operators</text:p>
          </table:table-cell>
          <table:table-cell office:value-type="float" office:value="5192" calcext:value-type="float">
            <text:p>5192</text:p>
          </table:table-cell>
          <table:table-cell/>
          <table:table-cell table:formula="of:=[.A311]=[.D311]" office:value-type="boolean" office:boolean-value="true" calcext:value-type="boolean">
            <text:p>TRUE</text:p>
          </table:table-cell>
          <table:table-cell table:formula="of:=IF([.B311]=[.E311]; &quot;&quot;; &quot;*&quot;)" office:value-type="string" office:string-value="*" calcext:value-type="string">
            <text:p>*</text:p>
          </table:table-cell>
          <table:table-cell table:formula="of:=IF([.B311]=[.E311]; &quot;&quot;; [.E311]-[.B311])" office:value-type="float" office:value="40" calcext:value-type="float">
            <text:p>40</text:p>
          </table:table-cell>
          <table:table-cell table:formula="of:=IF([.B311]=[.E311]; &quot;&quot;; (([.E311]-[.B311])/[.B311])*100)" office:value-type="float" office:value="0.77639751552795" calcext:value-type="float">
            <text:p>0.77639751552795</text:p>
          </table:table-cell>
          <table:table-cell/>
        </table:table-row>
        <table:table-row table:style-name="ro1" table:visibility="filter">
          <table:table-cell office:value-type="string" calcext:value-type="string">
            <text:p>language/unary_not_basic_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unary_not_basic_2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312]=[.D312]" office:value-type="boolean" office:boolean-value="true" calcext:value-type="boolean">
            <text:p>TRUE</text:p>
          </table:table-cell>
          <table:table-cell table:formula="of:=IF([.B312]=[.E312]; &quot;&quot;; &quot;*&quot;)">
            <text:p/>
          </table:table-cell>
          <table:table-cell table:formula="of:=IF([.B312]=[.E312]; &quot;&quot;; [.E312]-[.B312])">
            <text:p/>
          </table:table-cell>
          <table:table-cell table:formula="of:=IF([.B312]=[.E312]; &quot;&quot;; (([.E312]-[.B312])/[.B31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unary_not_basic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unary_not_basic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313]=[.D313]" office:value-type="boolean" office:boolean-value="true" calcext:value-type="boolean">
            <text:p>TRUE</text:p>
          </table:table-cell>
          <table:table-cell table:formula="of:=IF([.B313]=[.E313]; &quot;&quot;; &quot;*&quot;)">
            <text:p/>
          </table:table-cell>
          <table:table-cell table:formula="of:=IF([.B313]=[.E313]; &quot;&quot;; [.E313]-[.B313])">
            <text:p/>
          </table:table-cell>
          <table:table-cell table:formula="of:=IF([.B313]=[.E313]; &quot;&quot;; (([.E313]-[.B313])/[.B31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unit_type_variants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unit_type_variant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314]=[.D314]" office:value-type="boolean" office:boolean-value="true" calcext:value-type="boolean">
            <text:p>TRUE</text:p>
          </table:table-cell>
          <table:table-cell table:formula="of:=IF([.B314]=[.E314]; &quot;&quot;; &quot;*&quot;)">
            <text:p/>
          </table:table-cell>
          <table:table-cell table:formula="of:=IF([.B314]=[.E314]; &quot;&quot;; [.E314]-[.B314])">
            <text:p/>
          </table:table-cell>
          <table:table-cell table:formula="of:=IF([.B314]=[.E314]; &quot;&quot;; (([.E314]-[.B314])/[.B31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use_absolute_path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use_absolute_path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15]=[.D315]" office:value-type="boolean" office:boolean-value="true" calcext:value-type="boolean">
            <text:p>TRUE</text:p>
          </table:table-cell>
          <table:table-cell table:formula="of:=IF([.B315]=[.E315]; &quot;&quot;; &quot;*&quot;)">
            <text:p/>
          </table:table-cell>
          <table:table-cell table:formula="of:=IF([.B315]=[.E315]; &quot;&quot;; [.E315]-[.B315])">
            <text:p/>
          </table:table-cell>
          <table:table-cell table:formula="of:=IF([.B315]=[.E315]; &quot;&quot;; (([.E315]-[.B315])/[.B31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use_full_path_nam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use_full_path_name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16]=[.D316]" office:value-type="boolean" office:boolean-value="true" calcext:value-type="boolean">
            <text:p>TRUE</text:p>
          </table:table-cell>
          <table:table-cell table:formula="of:=IF([.B316]=[.E316]; &quot;&quot;; &quot;*&quot;)">
            <text:p/>
          </table:table-cell>
          <table:table-cell table:formula="of:=IF([.B316]=[.E316]; &quot;&quot;; [.E316]-[.B316])">
            <text:p/>
          </table:table-cell>
          <table:table-cell table:formula="of:=IF([.B316]=[.E316]; &quot;&quot;; (([.E316]-[.B316])/[.B31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valid_impurity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language/valid_impurity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317]=[.D317]" office:value-type="boolean" office:boolean-value="true" calcext:value-type="boolean">
            <text:p>TRUE</text:p>
          </table:table-cell>
          <table:table-cell table:formula="of:=IF([.B317]=[.E317]; &quot;&quot;; &quot;*&quot;)">
            <text:p/>
          </table:table-cell>
          <table:table-cell table:formula="of:=IF([.B317]=[.E317]; &quot;&quot;; [.E317]-[.B317])">
            <text:p/>
          </table:table-cell>
          <table:table-cell table:formula="of:=IF([.B317]=[.E317]; &quot;&quot;; (([.E317]-[.B317])/[.B31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where_clause_enums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string" calcext:value-type="string">
            <text:p>language/where_clause_enums</text:p>
          </table:table-cell>
          <table:table-cell office:value-type="float" office:value="456" calcext:value-type="float">
            <text:p>456</text:p>
          </table:table-cell>
          <table:table-cell/>
          <table:table-cell table:formula="of:=[.A318]=[.D318]" office:value-type="boolean" office:boolean-value="true" calcext:value-type="boolean">
            <text:p>TRUE</text:p>
          </table:table-cell>
          <table:table-cell table:formula="of:=IF([.B318]=[.E318]; &quot;&quot;; &quot;*&quot;)">
            <text:p/>
          </table:table-cell>
          <table:table-cell table:formula="of:=IF([.B318]=[.E318]; &quot;&quot;; [.E318]-[.B318])">
            <text:p/>
          </table:table-cell>
          <table:table-cell table:formula="of:=IF([.B318]=[.E318]; &quot;&quot;; (([.E318]-[.B318])/[.B31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where_clause_functions</text:p>
          </table:table-cell>
          <table:table-cell office:value-type="float" office:value="1696" calcext:value-type="float">
            <text:p>1696</text:p>
          </table:table-cell>
          <table:table-cell/>
          <table:table-cell office:value-type="string" calcext:value-type="string">
            <text:p>language/where_clause_functions</text:p>
          </table:table-cell>
          <table:table-cell office:value-type="float" office:value="1696" calcext:value-type="float">
            <text:p>1696</text:p>
          </table:table-cell>
          <table:table-cell/>
          <table:table-cell table:formula="of:=[.A319]=[.D319]" office:value-type="boolean" office:boolean-value="true" calcext:value-type="boolean">
            <text:p>TRUE</text:p>
          </table:table-cell>
          <table:table-cell table:formula="of:=IF([.B319]=[.E319]; &quot;&quot;; &quot;*&quot;)">
            <text:p/>
          </table:table-cell>
          <table:table-cell table:formula="of:=IF([.B319]=[.E319]; &quot;&quot;; [.E319]-[.B319])">
            <text:p/>
          </table:table-cell>
          <table:table-cell table:formula="of:=IF([.B319]=[.E319]; &quot;&quot;; (([.E319]-[.B319])/[.B31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where_clause_generic_traits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language/where_clause_generic_traits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A320]=[.D320]" office:value-type="boolean" office:boolean-value="true" calcext:value-type="boolean">
            <text:p>TRUE</text:p>
          </table:table-cell>
          <table:table-cell table:formula="of:=IF([.B320]=[.E320]; &quot;&quot;; &quot;*&quot;)">
            <text:p/>
          </table:table-cell>
          <table:table-cell table:formula="of:=IF([.B320]=[.E320]; &quot;&quot;; [.E320]-[.B320])">
            <text:p/>
          </table:table-cell>
          <table:table-cell table:formula="of:=IF([.B320]=[.E320]; &quot;&quot;; (([.E320]-[.B320])/[.B32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where_clause_generic_tupl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where_clause_generic_tuple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321]=[.D321]" office:value-type="boolean" office:boolean-value="true" calcext:value-type="boolean">
            <text:p>TRUE</text:p>
          </table:table-cell>
          <table:table-cell table:formula="of:=IF([.B321]=[.E321]; &quot;&quot;; &quot;*&quot;)">
            <text:p/>
          </table:table-cell>
          <table:table-cell table:formula="of:=IF([.B321]=[.E321]; &quot;&quot;; [.E321]-[.B321])">
            <text:p/>
          </table:table-cell>
          <table:table-cell table:formula="of:=IF([.B321]=[.E321]; &quot;&quot;; (([.E321]-[.B321])/[.B32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where_clause_impls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anguage/where_clause_impls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[.A322]=[.D322]" office:value-type="boolean" office:boolean-value="true" calcext:value-type="boolean">
            <text:p>TRUE</text:p>
          </table:table-cell>
          <table:table-cell table:formula="of:=IF([.B322]=[.E322]; &quot;&quot;; &quot;*&quot;)">
            <text:p/>
          </table:table-cell>
          <table:table-cell table:formula="of:=IF([.B322]=[.E322]; &quot;&quot;; [.E322]-[.B322])">
            <text:p/>
          </table:table-cell>
          <table:table-cell table:formula="of:=IF([.B322]=[.E322]; &quot;&quot;; (([.E322]-[.B322])/[.B32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where_clause_methods</text:p>
          </table:table-cell>
          <table:table-cell office:value-type="float" office:value="1728" calcext:value-type="float">
            <text:p>1728</text:p>
          </table:table-cell>
          <table:table-cell/>
          <table:table-cell office:value-type="string" calcext:value-type="string">
            <text:p>language/where_clause_methods</text:p>
          </table:table-cell>
          <table:table-cell office:value-type="float" office:value="1728" calcext:value-type="float">
            <text:p>1728</text:p>
          </table:table-cell>
          <table:table-cell/>
          <table:table-cell table:formula="of:=[.A323]=[.D323]" office:value-type="boolean" office:boolean-value="true" calcext:value-type="boolean">
            <text:p>TRUE</text:p>
          </table:table-cell>
          <table:table-cell table:formula="of:=IF([.B323]=[.E323]; &quot;&quot;; &quot;*&quot;)">
            <text:p/>
          </table:table-cell>
          <table:table-cell table:formula="of:=IF([.B323]=[.E323]; &quot;&quot;; [.E323]-[.B323])">
            <text:p/>
          </table:table-cell>
          <table:table-cell table:formula="of:=IF([.B323]=[.E323]; &quot;&quot;; (([.E323]-[.B323])/[.B32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where_clause_structs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language/where_clause_structs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A324]=[.D324]" office:value-type="boolean" office:boolean-value="true" calcext:value-type="boolean">
            <text:p>TRUE</text:p>
          </table:table-cell>
          <table:table-cell table:formula="of:=IF([.B324]=[.E324]; &quot;&quot;; &quot;*&quot;)">
            <text:p/>
          </table:table-cell>
          <table:table-cell table:formula="of:=IF([.B324]=[.E324]; &quot;&quot;; [.E324]-[.B324])">
            <text:p/>
          </table:table-cell>
          <table:table-cell table:formula="of:=IF([.B324]=[.E324]; &quot;&quot;; (([.E324]-[.B324])/[.B32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where_clause_trait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where_clause_trait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25]=[.D325]" office:value-type="boolean" office:boolean-value="true" calcext:value-type="boolean">
            <text:p>TRUE</text:p>
          </table:table-cell>
          <table:table-cell table:formula="of:=IF([.B325]=[.E325]; &quot;&quot;; &quot;*&quot;)">
            <text:p/>
          </table:table-cell>
          <table:table-cell table:formula="of:=IF([.B325]=[.E325]; &quot;&quot;; [.E325]-[.B325])">
            <text:p/>
          </table:table-cell>
          <table:table-cell table:formula="of:=IF([.B325]=[.E325]; &quot;&quot;; (([.E325]-[.B325])/[.B32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while_loops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language/while_loops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A326]=[.D326]" office:value-type="boolean" office:boolean-value="true" calcext:value-type="boolean">
            <text:p>TRUE</text:p>
          </table:table-cell>
          <table:table-cell table:formula="of:=IF([.B326]=[.E326]; &quot;&quot;; &quot;*&quot;)">
            <text:p/>
          </table:table-cell>
          <table:table-cell table:formula="of:=IF([.B326]=[.E326]; &quot;&quot;; [.E326]-[.B326])">
            <text:p/>
          </table:table-cell>
          <table:table-cell table:formula="of:=IF([.B326]=[.E326]; &quot;&quot;; (([.E326]-[.B326])/[.B32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zero_field_type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zero_field_type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327]=[.D327]" office:value-type="boolean" office:boolean-value="true" calcext:value-type="boolean">
            <text:p>TRUE</text:p>
          </table:table-cell>
          <table:table-cell table:formula="of:=IF([.B327]=[.E327]; &quot;&quot;; &quot;*&quot;)">
            <text:p/>
          </table:table-cell>
          <table:table-cell table:formula="of:=IF([.B327]=[.E327]; &quot;&quot;; [.E327]-[.B327])">
            <text:p/>
          </table:table-cell>
          <table:table-cell table:formula="of:=IF([.B327]=[.E327]; &quot;&quot;; (([.E327]-[.B327])/[.B32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multiple_supertraits_for_abis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multiple_supertraits_for_abis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328]=[.D328]" office:value-type="boolean" office:boolean-value="true" calcext:value-type="boolean">
            <text:p>TRUE</text:p>
          </table:table-cell>
          <table:table-cell table:formula="of:=IF([.B328]=[.E328]; &quot;&quot;; &quot;*&quot;)">
            <text:p/>
          </table:table-cell>
          <table:table-cell table:formula="of:=IF([.B328]=[.E328]; &quot;&quot;; [.E328]-[.B328])">
            <text:p/>
          </table:table-cell>
          <table:table-cell table:formula="of:=IF([.B328]=[.E328]; &quot;&quot;; (([.E328]-[.B328])/[.B32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non_payable_implicit_zero_coins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non_payable_implicit_zero_coins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329]=[.D329]" office:value-type="boolean" office:boolean-value="true" calcext:value-type="boolean">
            <text:p>TRUE</text:p>
          </table:table-cell>
          <table:table-cell table:formula="of:=IF([.B329]=[.E329]; &quot;&quot;; &quot;*&quot;)">
            <text:p/>
          </table:table-cell>
          <table:table-cell table:formula="of:=IF([.B329]=[.E329]; &quot;&quot;; [.E329]-[.B329])">
            <text:p/>
          </table:table-cell>
          <table:table-cell table:formula="of:=IF([.B329]=[.E329]; &quot;&quot;; (([.E329]-[.B329])/[.B32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non_payable_zero_coins_let_binding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non_payable_zero_coins_let_binding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330]=[.D330]" office:value-type="boolean" office:boolean-value="true" calcext:value-type="boolean">
            <text:p>TRUE</text:p>
          </table:table-cell>
          <table:table-cell table:formula="of:=IF([.B330]=[.E330]; &quot;&quot;; &quot;*&quot;)">
            <text:p/>
          </table:table-cell>
          <table:table-cell table:formula="of:=IF([.B330]=[.E330]; &quot;&quot;; [.E330]-[.B330])">
            <text:p/>
          </table:table-cell>
          <table:table-cell table:formula="of:=IF([.B330]=[.E330]; &quot;&quot;; (([.E330]-[.B330])/[.B33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resolve_local_items_that_shadow_imports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resolve_local_items_that_shadow_imports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331]=[.D331]" office:value-type="boolean" office:boolean-value="true" calcext:value-type="boolean">
            <text:p>TRUE</text:p>
          </table:table-cell>
          <table:table-cell table:formula="of:=IF([.B331]=[.E331]; &quot;&quot;; &quot;*&quot;)">
            <text:p/>
          </table:table-cell>
          <table:table-cell table:formula="of:=IF([.B331]=[.E331]; &quot;&quot;; [.E331]-[.B331])">
            <text:p/>
          </table:table-cell>
          <table:table-cell table:formula="of:=IF([.B331]=[.E331]; &quot;&quot;; (([.E331]-[.B331])/[.B33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return_in_strange_position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eturn_in_strange_position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332]=[.D332]" office:value-type="boolean" office:boolean-value="true" calcext:value-type="boolean">
            <text:p>TRUE</text:p>
          </table:table-cell>
          <table:table-cell table:formula="of:=IF([.B332]=[.E332]; &quot;&quot;; &quot;*&quot;)">
            <text:p/>
          </table:table-cell>
          <table:table-cell table:formula="of:=IF([.B332]=[.E332]; &quot;&quot;; [.E332]-[.B332])">
            <text:p/>
          </table:table-cell>
          <table:table-cell table:formula="of:=IF([.B332]=[.E332]; &quot;&quot;; (([.E332]-[.B332])/[.B33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return_into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string" calcext:value-type="string">
            <text:p>return_into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[.A333]=[.D333]" office:value-type="boolean" office:boolean-value="true" calcext:value-type="boolean">
            <text:p>TRUE</text:p>
          </table:table-cell>
          <table:table-cell table:formula="of:=IF([.B333]=[.E333]; &quot;&quot;; &quot;*&quot;)">
            <text:p/>
          </table:table-cell>
          <table:table-cell table:formula="of:=IF([.B333]=[.E333]; &quot;&quot;; [.E333]-[.B333])">
            <text:p/>
          </table:table-cell>
          <table:table-cell table:formula="of:=IF([.B333]=[.E333]; &quot;&quot;; (([.E333]-[.B333])/[.B33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34]=[.D334]" office:value-type="boolean" office:boolean-value="true" calcext:value-type="boolean">
            <text:p>TRUE</text:p>
          </table:table-cell>
          <table:table-cell table:formula="of:=IF([.B334]=[.E334]; &quot;&quot;; &quot;*&quot;)">
            <text:p/>
          </table:table-cell>
          <table:table-cell table:formula="of:=IF([.B334]=[.E334]; &quot;&quot;; [.E334]-[.B334])">
            <text:p/>
          </table:table-cell>
          <table:table-cell table:formula="of:=IF([.B334]=[.E334]; &quot;&quot;; (([.E334]-[.B334])/[.B33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in_asm_block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static_analysis/cei_pattern_violation_in_asm_block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A335]=[.D335]" office:value-type="boolean" office:boolean-value="true" calcext:value-type="boolean">
            <text:p>TRUE</text:p>
          </table:table-cell>
          <table:table-cell table:formula="of:=IF([.B335]=[.E335]; &quot;&quot;; &quot;*&quot;)">
            <text:p/>
          </table:table-cell>
          <table:table-cell table:formula="of:=IF([.B335]=[.E335]; &quot;&quot;; [.E335]-[.B335])">
            <text:p/>
          </table:table-cell>
          <table:table-cell table:formula="of:=IF([.B335]=[.E335]; &quot;&quot;; (([.E335]-[.B335])/[.B33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in_asm_block_bal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static_analysis/cei_pattern_violation_in_asm_block_bal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[.A336]=[.D336]" office:value-type="boolean" office:boolean-value="true" calcext:value-type="boolean">
            <text:p>TRUE</text:p>
          </table:table-cell>
          <table:table-cell table:formula="of:=IF([.B336]=[.E336]; &quot;&quot;; &quot;*&quot;)">
            <text:p/>
          </table:table-cell>
          <table:table-cell table:formula="of:=IF([.B336]=[.E336]; &quot;&quot;; [.E336]-[.B336])">
            <text:p/>
          </table:table-cell>
          <table:table-cell table:formula="of:=IF([.B336]=[.E336]; &quot;&quot;; (([.E336]-[.B336])/[.B33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in_asm_block_mint_burn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static_analysis/cei_pattern_violation_in_asm_block_mint_burn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[.A337]=[.D337]" office:value-type="boolean" office:boolean-value="true" calcext:value-type="boolean">
            <text:p>TRUE</text:p>
          </table:table-cell>
          <table:table-cell table:formula="of:=IF([.B337]=[.E337]; &quot;&quot;; &quot;*&quot;)">
            <text:p/>
          </table:table-cell>
          <table:table-cell table:formula="of:=IF([.B337]=[.E337]; &quot;&quot;; [.E337]-[.B337])">
            <text:p/>
          </table:table-cell>
          <table:table-cell table:formula="of:=IF([.B337]=[.E337]; &quot;&quot;; (([.E337]-[.B337])/[.B33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in_asm_block_read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static_analysis/cei_pattern_violation_in_asm_block_read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338]=[.D338]" office:value-type="boolean" office:boolean-value="true" calcext:value-type="boolean">
            <text:p>TRUE</text:p>
          </table:table-cell>
          <table:table-cell table:formula="of:=IF([.B338]=[.E338]; &quot;&quot;; &quot;*&quot;)">
            <text:p/>
          </table:table-cell>
          <table:table-cell table:formula="of:=IF([.B338]=[.E338]; &quot;&quot;; [.E338]-[.B338])">
            <text:p/>
          </table:table-cell>
          <table:table-cell table:formula="of:=IF([.B338]=[.E338]; &quot;&quot;; (([.E338]-[.B338])/[.B33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in_asm_block_smo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static_analysis/cei_pattern_violation_in_asm_block_smo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[.A339]=[.D339]" office:value-type="boolean" office:boolean-value="true" calcext:value-type="boolean">
            <text:p>TRUE</text:p>
          </table:table-cell>
          <table:table-cell table:formula="of:=IF([.B339]=[.E339]; &quot;&quot;; &quot;*&quot;)">
            <text:p/>
          </table:table-cell>
          <table:table-cell table:formula="of:=IF([.B339]=[.E339]; &quot;&quot;; [.E339]-[.B339])">
            <text:p/>
          </table:table-cell>
          <table:table-cell table:formula="of:=IF([.B339]=[.E339]; &quot;&quot;; (([.E339]-[.B339])/[.B339])*100)">
            <text:p/>
          </table:table-cell>
          <table:table-cell/>
        </table:table-row>
        <table:table-row table:style-name="ro1">
          <table:table-cell office:value-type="string" calcext:value-type="string">
            <text:p>static_analysis/cei_pattern_violation_in_asm_block_tr</text:p>
          </table:table-cell>
          <table:table-cell office:value-type="float" office:value="1328" calcext:value-type="float">
            <text:p>1328</text:p>
          </table:table-cell>
          <table:table-cell/>
          <table:table-cell office:value-type="string" calcext:value-type="string">
            <text:p>static_analysis/cei_pattern_violation_in_asm_block_tr</text:p>
          </table:table-cell>
          <table:table-cell office:value-type="float" office:value="1344" calcext:value-type="float">
            <text:p>1344</text:p>
          </table:table-cell>
          <table:table-cell/>
          <table:table-cell table:formula="of:=[.A340]=[.D340]" office:value-type="boolean" office:boolean-value="true" calcext:value-type="boolean">
            <text:p>TRUE</text:p>
          </table:table-cell>
          <table:table-cell table:formula="of:=IF([.B340]=[.E340]; &quot;&quot;; &quot;*&quot;)" office:value-type="string" office:string-value="*" calcext:value-type="string">
            <text:p>*</text:p>
          </table:table-cell>
          <table:table-cell table:formula="of:=IF([.B340]=[.E340]; &quot;&quot;; [.E340]-[.B340])" office:value-type="float" office:value="16" calcext:value-type="float">
            <text:p>16</text:p>
          </table:table-cell>
          <table:table-cell table:formula="of:=IF([.B340]=[.E340]; &quot;&quot;; (([.E340]-[.B340])/[.B340])*100)" office:value-type="float" office:value="1.20481927710843" calcext:value-type="float">
            <text:p>1.20481927710843</text:p>
          </table:table-cell>
          <table:table-cell/>
        </table:table-row>
        <table:table-row table:style-name="ro1">
          <table:table-cell office:value-type="string" calcext:value-type="string">
            <text:p>static_analysis/cei_pattern_violation_in_asm_block_tro</text:p>
          </table:table-cell>
          <table:table-cell office:value-type="float" office:value="1328" calcext:value-type="float">
            <text:p>1328</text:p>
          </table:table-cell>
          <table:table-cell/>
          <table:table-cell office:value-type="string" calcext:value-type="string">
            <text:p>static_analysis/cei_pattern_violation_in_asm_block_tro</text:p>
          </table:table-cell>
          <table:table-cell office:value-type="float" office:value="1344" calcext:value-type="float">
            <text:p>1344</text:p>
          </table:table-cell>
          <table:table-cell/>
          <table:table-cell table:formula="of:=[.A341]=[.D341]" office:value-type="boolean" office:boolean-value="true" calcext:value-type="boolean">
            <text:p>TRUE</text:p>
          </table:table-cell>
          <table:table-cell table:formula="of:=IF([.B341]=[.E341]; &quot;&quot;; &quot;*&quot;)" office:value-type="string" office:string-value="*" calcext:value-type="string">
            <text:p>*</text:p>
          </table:table-cell>
          <table:table-cell table:formula="of:=IF([.B341]=[.E341]; &quot;&quot;; [.E341]-[.B341])" office:value-type="float" office:value="16" calcext:value-type="float">
            <text:p>16</text:p>
          </table:table-cell>
          <table:table-cell table:formula="of:=IF([.B341]=[.E341]; &quot;&quot;; (([.E341]-[.B341])/[.B341])*100)" office:value-type="float" office:value="1.20481927710843" calcext:value-type="float">
            <text:p>1.20481927710843</text:p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in_codeblocks_other_than_in_functions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codeblocks_other_than_in_functions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42]=[.D342]" office:value-type="boolean" office:boolean-value="true" calcext:value-type="boolean">
            <text:p>TRUE</text:p>
          </table:table-cell>
          <table:table-cell table:formula="of:=IF([.B342]=[.E342]; &quot;&quot;; &quot;*&quot;)">
            <text:p/>
          </table:table-cell>
          <table:table-cell table:formula="of:=IF([.B342]=[.E342]; &quot;&quot;; [.E342]-[.B342])">
            <text:p/>
          </table:table-cell>
          <table:table-cell table:formula="of:=IF([.B342]=[.E342]; &quot;&quot;; (([.E342]-[.B342])/[.B34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in_func_app-1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func_app-1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43]=[.D343]" office:value-type="boolean" office:boolean-value="true" calcext:value-type="boolean">
            <text:p>TRUE</text:p>
          </table:table-cell>
          <table:table-cell table:formula="of:=IF([.B343]=[.E343]; &quot;&quot;; &quot;*&quot;)">
            <text:p/>
          </table:table-cell>
          <table:table-cell table:formula="of:=IF([.B343]=[.E343]; &quot;&quot;; [.E343]-[.B343])">
            <text:p/>
          </table:table-cell>
          <table:table-cell table:formula="of:=IF([.B343]=[.E343]; &quot;&quot;; (([.E343]-[.B343])/[.B34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in_func_app-2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func_app-2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44]=[.D344]" office:value-type="boolean" office:boolean-value="true" calcext:value-type="boolean">
            <text:p>TRUE</text:p>
          </table:table-cell>
          <table:table-cell table:formula="of:=IF([.B344]=[.E344]; &quot;&quot;; &quot;*&quot;)">
            <text:p/>
          </table:table-cell>
          <table:table-cell table:formula="of:=IF([.B344]=[.E344]; &quot;&quot;; [.E344]-[.B344])">
            <text:p/>
          </table:table-cell>
          <table:table-cell table:formula="of:=IF([.B344]=[.E344]; &quot;&quot;; (([.E344]-[.B344])/[.B34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in_func_app-3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func_app-3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45]=[.D345]" office:value-type="boolean" office:boolean-value="true" calcext:value-type="boolean">
            <text:p>TRUE</text:p>
          </table:table-cell>
          <table:table-cell table:formula="of:=IF([.B345]=[.E345]; &quot;&quot;; &quot;*&quot;)">
            <text:p/>
          </table:table-cell>
          <table:table-cell table:formula="of:=IF([.B345]=[.E345]; &quot;&quot;; [.E345]-[.B345])">
            <text:p/>
          </table:table-cell>
          <table:table-cell table:formula="of:=IF([.B345]=[.E345]; &quot;&quot;; (([.E345]-[.B345])/[.B34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in_if_statement-1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string" calcext:value-type="string">
            <text:p>static_analysis/cei_pattern_violation_in_if_statement-1</text:p>
          </table:table-cell>
          <table:table-cell office:value-type="float" office:value="584" calcext:value-type="float">
            <text:p>584</text:p>
          </table:table-cell>
          <table:table-cell/>
          <table:table-cell table:formula="of:=[.A346]=[.D346]" office:value-type="boolean" office:boolean-value="true" calcext:value-type="boolean">
            <text:p>TRUE</text:p>
          </table:table-cell>
          <table:table-cell table:formula="of:=IF([.B346]=[.E346]; &quot;&quot;; &quot;*&quot;)">
            <text:p/>
          </table:table-cell>
          <table:table-cell table:formula="of:=IF([.B346]=[.E346]; &quot;&quot;; [.E346]-[.B346])">
            <text:p/>
          </table:table-cell>
          <table:table-cell table:formula="of:=IF([.B346]=[.E346]; &quot;&quot;; (([.E346]-[.B346])/[.B34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in_if_statement-2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if_statement-2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47]=[.D347]" office:value-type="boolean" office:boolean-value="true" calcext:value-type="boolean">
            <text:p>TRUE</text:p>
          </table:table-cell>
          <table:table-cell table:formula="of:=IF([.B347]=[.E347]; &quot;&quot;; &quot;*&quot;)">
            <text:p/>
          </table:table-cell>
          <table:table-cell table:formula="of:=IF([.B347]=[.E347]; &quot;&quot;; [.E347]-[.B347])">
            <text:p/>
          </table:table-cell>
          <table:table-cell table:formula="of:=IF([.B347]=[.E347]; &quot;&quot;; (([.E347]-[.B347])/[.B34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in_intrinsic_call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intrinsic_call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48]=[.D348]" office:value-type="boolean" office:boolean-value="true" calcext:value-type="boolean">
            <text:p>TRUE</text:p>
          </table:table-cell>
          <table:table-cell table:formula="of:=IF([.B348]=[.E348]; &quot;&quot;; &quot;*&quot;)">
            <text:p/>
          </table:table-cell>
          <table:table-cell table:formula="of:=IF([.B348]=[.E348]; &quot;&quot;; [.E348]-[.B348])">
            <text:p/>
          </table:table-cell>
          <table:table-cell table:formula="of:=IF([.B348]=[.E348]; &quot;&quot;; (([.E348]-[.B348])/[.B34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in_match_statement-1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string" calcext:value-type="string">
            <text:p>static_analysis/cei_pattern_violation_in_match_statement-1</text:p>
          </table:table-cell>
          <table:table-cell office:value-type="float" office:value="672" calcext:value-type="float">
            <text:p>672</text:p>
          </table:table-cell>
          <table:table-cell/>
          <table:table-cell table:formula="of:=[.A349]=[.D349]" office:value-type="boolean" office:boolean-value="true" calcext:value-type="boolean">
            <text:p>TRUE</text:p>
          </table:table-cell>
          <table:table-cell table:formula="of:=IF([.B349]=[.E349]; &quot;&quot;; &quot;*&quot;)">
            <text:p/>
          </table:table-cell>
          <table:table-cell table:formula="of:=IF([.B349]=[.E349]; &quot;&quot;; [.E349]-[.B349])">
            <text:p/>
          </table:table-cell>
          <table:table-cell table:formula="of:=IF([.B349]=[.E349]; &quot;&quot;; (([.E349]-[.B349])/[.B34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in_standalone_function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standalone_function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50]=[.D350]" office:value-type="boolean" office:boolean-value="true" calcext:value-type="boolean">
            <text:p>TRUE</text:p>
          </table:table-cell>
          <table:table-cell table:formula="of:=IF([.B350]=[.E350]; &quot;&quot;; &quot;*&quot;)">
            <text:p/>
          </table:table-cell>
          <table:table-cell table:formula="of:=IF([.B350]=[.E350]; &quot;&quot;; [.E350]-[.B350])">
            <text:p/>
          </table:table-cell>
          <table:table-cell table:formula="of:=IF([.B350]=[.E350]; &quot;&quot;; (([.E350]-[.B350])/[.B35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in_struct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struct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51]=[.D351]" office:value-type="boolean" office:boolean-value="true" calcext:value-type="boolean">
            <text:p>TRUE</text:p>
          </table:table-cell>
          <table:table-cell table:formula="of:=IF([.B351]=[.E351]; &quot;&quot;; &quot;*&quot;)">
            <text:p/>
          </table:table-cell>
          <table:table-cell table:formula="of:=IF([.B351]=[.E351]; &quot;&quot;; [.E351]-[.B351])">
            <text:p/>
          </table:table-cell>
          <table:table-cell table:formula="of:=IF([.B351]=[.E351]; &quot;&quot;; (([.E351]-[.B351])/[.B35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in_tuple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tuple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52]=[.D352]" office:value-type="boolean" office:boolean-value="true" calcext:value-type="boolean">
            <text:p>TRUE</text:p>
          </table:table-cell>
          <table:table-cell table:formula="of:=IF([.B352]=[.E352]; &quot;&quot;; &quot;*&quot;)">
            <text:p/>
          </table:table-cell>
          <table:table-cell table:formula="of:=IF([.B352]=[.E352]; &quot;&quot;; [.E352]-[.B352])">
            <text:p/>
          </table:table-cell>
          <table:table-cell table:formula="of:=IF([.B352]=[.E352]; &quot;&quot;; (([.E352]-[.B352])/[.B35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in_while_loop-1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while_loop-1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53]=[.D353]" office:value-type="boolean" office:boolean-value="true" calcext:value-type="boolean">
            <text:p>TRUE</text:p>
          </table:table-cell>
          <table:table-cell table:formula="of:=IF([.B353]=[.E353]; &quot;&quot;; &quot;*&quot;)">
            <text:p/>
          </table:table-cell>
          <table:table-cell table:formula="of:=IF([.B353]=[.E353]; &quot;&quot;; [.E353]-[.B353])">
            <text:p/>
          </table:table-cell>
          <table:table-cell table:formula="of:=IF([.B353]=[.E353]; &quot;&quot;; (([.E353]-[.B353])/[.B35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in_while_loop-2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while_loop-2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54]=[.D354]" office:value-type="boolean" office:boolean-value="true" calcext:value-type="boolean">
            <text:p>TRUE</text:p>
          </table:table-cell>
          <table:table-cell table:formula="of:=IF([.B354]=[.E354]; &quot;&quot;; &quot;*&quot;)">
            <text:p/>
          </table:table-cell>
          <table:table-cell table:formula="of:=IF([.B354]=[.E354]; &quot;&quot;; [.E354]-[.B354])">
            <text:p/>
          </table:table-cell>
          <table:table-cell table:formula="of:=IF([.B354]=[.E354]; &quot;&quot;; (([.E354]-[.B354])/[.B35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in_while_loop-3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while_loop-3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55]=[.D355]" office:value-type="boolean" office:boolean-value="true" calcext:value-type="boolean">
            <text:p>TRUE</text:p>
          </table:table-cell>
          <table:table-cell table:formula="of:=IF([.B355]=[.E355]; &quot;&quot;; &quot;*&quot;)">
            <text:p/>
          </table:table-cell>
          <table:table-cell table:formula="of:=IF([.B355]=[.E355]; &quot;&quot;; [.E355]-[.B355])">
            <text:p/>
          </table:table-cell>
          <table:table-cell table:formula="of:=IF([.B355]=[.E355]; &quot;&quot;; (([.E355]-[.B355])/[.B35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in_while_loop-4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while_loop-4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56]=[.D356]" office:value-type="boolean" office:boolean-value="true" calcext:value-type="boolean">
            <text:p>TRUE</text:p>
          </table:table-cell>
          <table:table-cell table:formula="of:=IF([.B356]=[.E356]; &quot;&quot;; &quot;*&quot;)">
            <text:p/>
          </table:table-cell>
          <table:table-cell table:formula="of:=IF([.B356]=[.E356]; &quot;&quot;; [.E356]-[.B356])">
            <text:p/>
          </table:table-cell>
          <table:table-cell table:formula="of:=IF([.B356]=[.E356]; &quot;&quot;; (([.E356]-[.B356])/[.B356])*100)">
            <text:p/>
          </table:table-cell>
          <table:table-cell/>
        </table:table-row>
        <table:table-row table:style-name="ro1">
          <table:table-cell office:value-type="string" calcext:value-type="string">
            <text:p>static_analysis/cei_pattern_violation_more_complex_logic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string" calcext:value-type="string">
            <text:p>static_analysis/cei_pattern_violation_more_complex_logic</text:p>
          </table:table-cell>
          <table:table-cell office:value-type="float" office:value="11144" calcext:value-type="float">
            <text:p>11144</text:p>
          </table:table-cell>
          <table:table-cell/>
          <table:table-cell table:formula="of:=[.A357]=[.D357]" office:value-type="boolean" office:boolean-value="true" calcext:value-type="boolean">
            <text:p>TRUE</text:p>
          </table:table-cell>
          <table:table-cell table:formula="of:=IF([.B357]=[.E357]; &quot;&quot;; &quot;*&quot;)" office:value-type="string" office:string-value="*" calcext:value-type="string">
            <text:p>*</text:p>
          </table:table-cell>
          <table:table-cell table:formula="of:=IF([.B357]=[.E357]; &quot;&quot;; [.E357]-[.B357])" office:value-type="float" office:value="144" calcext:value-type="float">
            <text:p>144</text:p>
          </table:table-cell>
          <table:table-cell table:formula="of:=IF([.B357]=[.E357]; &quot;&quot;; (([.E357]-[.B357])/[.B357])*100)" office:value-type="float" office:value="1.30909090909091" calcext:value-type="float">
            <text:p>1.30909090909091</text:p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smo_intrinsic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static_analysis/cei_pattern_violation_smo_intrinsic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[.A358]=[.D358]" office:value-type="boolean" office:boolean-value="true" calcext:value-type="boolean">
            <text:p>TRUE</text:p>
          </table:table-cell>
          <table:table-cell table:formula="of:=IF([.B358]=[.E358]; &quot;&quot;; &quot;*&quot;)">
            <text:p/>
          </table:table-cell>
          <table:table-cell table:formula="of:=IF([.B358]=[.E358]; &quot;&quot;; [.E358]-[.B358])">
            <text:p/>
          </table:table-cell>
          <table:table-cell table:formula="of:=IF([.B358]=[.E358]; &quot;&quot;; (([.E358]-[.B358])/[.B358])*100)">
            <text:p/>
          </table:table-cell>
          <table:table-cell/>
        </table:table-row>
        <table:table-row table:style-name="ro1">
          <table:table-cell office:value-type="string" calcext:value-type="string">
            <text:p>static_analysis/cei_pattern_violation_storage_map_and_vec</text:p>
          </table:table-cell>
          <table:table-cell office:value-type="float" office:value="5640" calcext:value-type="float">
            <text:p>5640</text:p>
          </table:table-cell>
          <table:table-cell/>
          <table:table-cell office:value-type="string" calcext:value-type="string">
            <text:p>static_analysis/cei_pattern_violation_storage_map_and_vec</text:p>
          </table:table-cell>
          <table:table-cell office:value-type="float" office:value="5848" calcext:value-type="float">
            <text:p>5848</text:p>
          </table:table-cell>
          <table:table-cell/>
          <table:table-cell table:formula="of:=[.A359]=[.D359]" office:value-type="boolean" office:boolean-value="true" calcext:value-type="boolean">
            <text:p>TRUE</text:p>
          </table:table-cell>
          <table:table-cell table:formula="of:=IF([.B359]=[.E359]; &quot;&quot;; &quot;*&quot;)" office:value-type="string" office:string-value="*" calcext:value-type="string">
            <text:p>*</text:p>
          </table:table-cell>
          <table:table-cell table:formula="of:=IF([.B359]=[.E359]; &quot;&quot;; [.E359]-[.B359])" office:value-type="float" office:value="208" calcext:value-type="float">
            <text:p>208</text:p>
          </table:table-cell>
          <table:table-cell table:formula="of:=IF([.B359]=[.E359]; &quot;&quot;; (([.E359]-[.B359])/[.B359])*100)" office:value-type="float" office:value="3.68794326241135" calcext:value-type="float">
            <text:p>3.68794326241135</text:p>
          </table:table-cell>
          <table:table-cell/>
        </table:table-row>
        <table:table-row table:style-name="ro1">
          <table:table-cell office:value-type="string" calcext:value-type="string">
            <text:p>static_analysis/cei_pattern_violation_storage_struct_read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string" calcext:value-type="string">
            <text:p>static_analysis/cei_pattern_violation_storage_struct_read</text:p>
          </table:table-cell>
          <table:table-cell office:value-type="float" office:value="792" calcext:value-type="float">
            <text:p>792</text:p>
          </table:table-cell>
          <table:table-cell/>
          <table:table-cell table:formula="of:=[.A360]=[.D360]" office:value-type="boolean" office:boolean-value="true" calcext:value-type="boolean">
            <text:p>TRUE</text:p>
          </table:table-cell>
          <table:table-cell table:formula="of:=IF([.B360]=[.E360]; &quot;&quot;; &quot;*&quot;)" office:value-type="string" office:string-value="*" calcext:value-type="string">
            <text:p>*</text:p>
          </table:table-cell>
          <table:table-cell table:formula="of:=IF([.B360]=[.E360]; &quot;&quot;; [.E360]-[.B360])" office:value-type="float" office:value="16" calcext:value-type="float">
            <text:p>16</text:p>
          </table:table-cell>
          <table:table-cell table:formula="of:=IF([.B360]=[.E360]; &quot;&quot;; (([.E360]-[.B360])/[.B360])*100)" office:value-type="float" office:value="2.06185567010309" calcext:value-type="float">
            <text:p>2.06185567010309</text:p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storage_var_read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string" calcext:value-type="string">
            <text:p>static_analysis/cei_pattern_violation_storage_var_read</text:p>
          </table:table-cell>
          <table:table-cell office:value-type="float" office:value="760" calcext:value-type="float">
            <text:p>760</text:p>
          </table:table-cell>
          <table:table-cell/>
          <table:table-cell table:formula="of:=[.A361]=[.D361]" office:value-type="boolean" office:boolean-value="true" calcext:value-type="boolean">
            <text:p>TRUE</text:p>
          </table:table-cell>
          <table:table-cell table:formula="of:=IF([.B361]=[.E361]; &quot;&quot;; &quot;*&quot;)">
            <text:p/>
          </table:table-cell>
          <table:table-cell table:formula="of:=IF([.B361]=[.E361]; &quot;&quot;; [.E361]-[.B361])">
            <text:p/>
          </table:table-cell>
          <table:table-cell table:formula="of:=IF([.B361]=[.E361]; &quot;&quot;; (([.E361]-[.B361])/[.B36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storage_var_update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static_analysis/cei_pattern_violation_storage_var_update</text:p>
          </table:table-cell>
          <table:table-cell office:value-type="float" office:value="688" calcext:value-type="float">
            <text:p>688</text:p>
          </table:table-cell>
          <table:table-cell/>
          <table:table-cell table:formula="of:=[.A362]=[.D362]" office:value-type="boolean" office:boolean-value="true" calcext:value-type="boolean">
            <text:p>TRUE</text:p>
          </table:table-cell>
          <table:table-cell table:formula="of:=IF([.B362]=[.E362]; &quot;&quot;; &quot;*&quot;)">
            <text:p/>
          </table:table-cell>
          <table:table-cell table:formula="of:=IF([.B362]=[.E362]; &quot;&quot;; [.E362]-[.B362])">
            <text:p/>
          </table:table-cell>
          <table:table-cell table:formula="of:=IF([.B362]=[.E362]; &quot;&quot;; (([.E362]-[.B362])/[.B36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storage_annotations_unused_read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static_analysis/storage_annotations_unused_read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363]=[.D363]" office:value-type="boolean" office:boolean-value="true" calcext:value-type="boolean">
            <text:p>TRUE</text:p>
          </table:table-cell>
          <table:table-cell table:formula="of:=IF([.B363]=[.E363]; &quot;&quot;; &quot;*&quot;)">
            <text:p/>
          </table:table-cell>
          <table:table-cell table:formula="of:=IF([.B363]=[.E363]; &quot;&quot;; [.E363]-[.B363])">
            <text:p/>
          </table:table-cell>
          <table:table-cell table:formula="of:=IF([.B363]=[.E363]; &quot;&quot;; (([.E363]-[.B363])/[.B36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storage_annotations_unused_read_and_write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static_analysis/storage_annotations_unused_read_and_writ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364]=[.D364]" office:value-type="boolean" office:boolean-value="true" calcext:value-type="boolean">
            <text:p>TRUE</text:p>
          </table:table-cell>
          <table:table-cell table:formula="of:=IF([.B364]=[.E364]; &quot;&quot;; &quot;*&quot;)">
            <text:p/>
          </table:table-cell>
          <table:table-cell table:formula="of:=IF([.B364]=[.E364]; &quot;&quot;; [.E364]-[.B364])">
            <text:p/>
          </table:table-cell>
          <table:table-cell table:formula="of:=IF([.B364]=[.E364]; &quot;&quot;; (([.E364]-[.B364])/[.B36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storage_annotations_unused_write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static_analysis/storage_annotations_unused_writ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365]=[.D365]" office:value-type="boolean" office:boolean-value="true" calcext:value-type="boolean">
            <text:p>TRUE</text:p>
          </table:table-cell>
          <table:table-cell table:formula="of:=IF([.B365]=[.E365]; &quot;&quot;; &quot;*&quot;)">
            <text:p/>
          </table:table-cell>
          <table:table-cell table:formula="of:=IF([.B365]=[.E365]; &quot;&quot;; [.E365]-[.B365])">
            <text:p/>
          </table:table-cell>
          <table:table-cell table:formula="of:=IF([.B365]=[.E365]; &quot;&quot;; (([.E365]-[.B365])/[.B36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address_test</text:p>
          </table:table-cell>
          <table:table-cell office:value-type="float" office:value="3912" calcext:value-type="float">
            <text:p>3912</text:p>
          </table:table-cell>
          <table:table-cell/>
          <table:table-cell office:value-type="string" calcext:value-type="string">
            <text:p>stdlib/address_test</text:p>
          </table:table-cell>
          <table:table-cell office:value-type="float" office:value="3912" calcext:value-type="float">
            <text:p>3912</text:p>
          </table:table-cell>
          <table:table-cell/>
          <table:table-cell table:formula="of:=[.A366]=[.D366]" office:value-type="boolean" office:boolean-value="true" calcext:value-type="boolean">
            <text:p>TRUE</text:p>
          </table:table-cell>
          <table:table-cell table:formula="of:=IF([.B366]=[.E366]; &quot;&quot;; &quot;*&quot;)">
            <text:p/>
          </table:table-cell>
          <table:table-cell table:formula="of:=IF([.B366]=[.E366]; &quot;&quot;; [.E366]-[.B366])">
            <text:p/>
          </table:table-cell>
          <table:table-cell table:formula="of:=IF([.B366]=[.E366]; &quot;&quot;; (([.E366]-[.B366])/[.B36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alloc_test</text:p>
          </table:table-cell>
          <table:table-cell office:value-type="float" office:value="576" calcext:value-type="float">
            <text:p>576</text:p>
          </table:table-cell>
          <table:table-cell/>
          <table:table-cell office:value-type="string" calcext:value-type="string">
            <text:p>stdlib/alloc_test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A367]=[.D367]" office:value-type="boolean" office:boolean-value="true" calcext:value-type="boolean">
            <text:p>TRUE</text:p>
          </table:table-cell>
          <table:table-cell table:formula="of:=IF([.B367]=[.E367]; &quot;&quot;; &quot;*&quot;)">
            <text:p/>
          </table:table-cell>
          <table:table-cell table:formula="of:=IF([.B367]=[.E367]; &quot;&quot;; [.E367]-[.B367])">
            <text:p/>
          </table:table-cell>
          <table:table-cell table:formula="of:=IF([.B367]=[.E367]; &quot;&quot;; (([.E367]-[.B367])/[.B36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assert_eq</text:p>
          </table:table-cell>
          <table:table-cell office:value-type="float" office:value="3128" calcext:value-type="float">
            <text:p>3128</text:p>
          </table:table-cell>
          <table:table-cell/>
          <table:table-cell office:value-type="string" calcext:value-type="string">
            <text:p>stdlib/assert_eq</text:p>
          </table:table-cell>
          <table:table-cell office:value-type="float" office:value="3128" calcext:value-type="float">
            <text:p>3128</text:p>
          </table:table-cell>
          <table:table-cell/>
          <table:table-cell table:formula="of:=[.A368]=[.D368]" office:value-type="boolean" office:boolean-value="true" calcext:value-type="boolean">
            <text:p>TRUE</text:p>
          </table:table-cell>
          <table:table-cell table:formula="of:=IF([.B368]=[.E368]; &quot;&quot;; &quot;*&quot;)">
            <text:p/>
          </table:table-cell>
          <table:table-cell table:formula="of:=IF([.B368]=[.E368]; &quot;&quot;; [.E368]-[.B368])">
            <text:p/>
          </table:table-cell>
          <table:table-cell table:formula="of:=IF([.B368]=[.E368]; &quot;&quot;; (([.E368]-[.B368])/[.B36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assert_eq_revert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stdlib/assert_eq_revert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369]=[.D369]" office:value-type="boolean" office:boolean-value="true" calcext:value-type="boolean">
            <text:p>TRUE</text:p>
          </table:table-cell>
          <table:table-cell table:formula="of:=IF([.B369]=[.E369]; &quot;&quot;; &quot;*&quot;)">
            <text:p/>
          </table:table-cell>
          <table:table-cell table:formula="of:=IF([.B369]=[.E369]; &quot;&quot;; [.E369]-[.B369])">
            <text:p/>
          </table:table-cell>
          <table:table-cell table:formula="of:=IF([.B369]=[.E369]; &quot;&quot;; (([.E369]-[.B369])/[.B36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assert_ne</text:p>
          </table:table-cell>
          <table:table-cell office:value-type="float" office:value="3072" calcext:value-type="float">
            <text:p>3072</text:p>
          </table:table-cell>
          <table:table-cell/>
          <table:table-cell office:value-type="string" calcext:value-type="string">
            <text:p>stdlib/assert_ne</text:p>
          </table:table-cell>
          <table:table-cell office:value-type="float" office:value="3072" calcext:value-type="float">
            <text:p>3072</text:p>
          </table:table-cell>
          <table:table-cell/>
          <table:table-cell table:formula="of:=[.A370]=[.D370]" office:value-type="boolean" office:boolean-value="true" calcext:value-type="boolean">
            <text:p>TRUE</text:p>
          </table:table-cell>
          <table:table-cell table:formula="of:=IF([.B370]=[.E370]; &quot;&quot;; &quot;*&quot;)">
            <text:p/>
          </table:table-cell>
          <table:table-cell table:formula="of:=IF([.B370]=[.E370]; &quot;&quot;; [.E370]-[.B370])">
            <text:p/>
          </table:table-cell>
          <table:table-cell table:formula="of:=IF([.B370]=[.E370]; &quot;&quot;; (([.E370]-[.B370])/[.B37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assert_ne_revert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stdlib/assert_ne_revert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371]=[.D371]" office:value-type="boolean" office:boolean-value="true" calcext:value-type="boolean">
            <text:p>TRUE</text:p>
          </table:table-cell>
          <table:table-cell table:formula="of:=IF([.B371]=[.E371]; &quot;&quot;; &quot;*&quot;)">
            <text:p/>
          </table:table-cell>
          <table:table-cell table:formula="of:=IF([.B371]=[.E371]; &quot;&quot;; [.E371]-[.B371])">
            <text:p/>
          </table:table-cell>
          <table:table-cell table:formula="of:=IF([.B371]=[.E371]; &quot;&quot;; (([.E371]-[.B371])/[.B37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assert_test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stdlib/assert_test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372]=[.D372]" office:value-type="boolean" office:boolean-value="true" calcext:value-type="boolean">
            <text:p>TRUE</text:p>
          </table:table-cell>
          <table:table-cell table:formula="of:=IF([.B372]=[.E372]; &quot;&quot;; &quot;*&quot;)">
            <text:p/>
          </table:table-cell>
          <table:table-cell table:formula="of:=IF([.B372]=[.E372]; &quot;&quot;; [.E372]-[.B372])">
            <text:p/>
          </table:table-cell>
          <table:table-cell table:formula="of:=IF([.B372]=[.E372]; &quot;&quot;; (([.E372]-[.B372])/[.B37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b512_struct_alignment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stdlib/b512_struct_alignment</text:p>
          </table:table-cell>
          <table:table-cell office:value-type="float" office:value="504" calcext:value-type="float">
            <text:p>504</text:p>
          </table:table-cell>
          <table:table-cell/>
          <table:table-cell table:formula="of:=[.A373]=[.D373]" office:value-type="boolean" office:boolean-value="true" calcext:value-type="boolean">
            <text:p>TRUE</text:p>
          </table:table-cell>
          <table:table-cell table:formula="of:=IF([.B373]=[.E373]; &quot;&quot;; &quot;*&quot;)">
            <text:p/>
          </table:table-cell>
          <table:table-cell table:formula="of:=IF([.B373]=[.E373]; &quot;&quot;; [.E373]-[.B373])">
            <text:p/>
          </table:table-cell>
          <table:table-cell table:formula="of:=IF([.B373]=[.E373]; &quot;&quot;; (([.E373]-[.B373])/[.B37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b512_test</text:p>
          </table:table-cell>
          <table:table-cell office:value-type="float" office:value="3096" calcext:value-type="float">
            <text:p>3096</text:p>
          </table:table-cell>
          <table:table-cell/>
          <table:table-cell office:value-type="string" calcext:value-type="string">
            <text:p>stdlib/b512_test</text:p>
          </table:table-cell>
          <table:table-cell office:value-type="float" office:value="3096" calcext:value-type="float">
            <text:p>3096</text:p>
          </table:table-cell>
          <table:table-cell/>
          <table:table-cell table:formula="of:=[.A374]=[.D374]" office:value-type="boolean" office:boolean-value="true" calcext:value-type="boolean">
            <text:p>TRUE</text:p>
          </table:table-cell>
          <table:table-cell table:formula="of:=IF([.B374]=[.E374]; &quot;&quot;; &quot;*&quot;)">
            <text:p/>
          </table:table-cell>
          <table:table-cell table:formula="of:=IF([.B374]=[.E374]; &quot;&quot;; [.E374]-[.B374])">
            <text:p/>
          </table:table-cell>
          <table:table-cell table:formula="of:=IF([.B374]=[.E374]; &quot;&quot;; (([.E374]-[.B374])/[.B37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block_height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stdlib/block_height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A375]=[.D375]" office:value-type="boolean" office:boolean-value="true" calcext:value-type="boolean">
            <text:p>TRUE</text:p>
          </table:table-cell>
          <table:table-cell table:formula="of:=IF([.B375]=[.E375]; &quot;&quot;; &quot;*&quot;)">
            <text:p/>
          </table:table-cell>
          <table:table-cell table:formula="of:=IF([.B375]=[.E375]; &quot;&quot;; [.E375]-[.B375])">
            <text:p/>
          </table:table-cell>
          <table:table-cell table:formula="of:=IF([.B375]=[.E375]; &quot;&quot;; (([.E375]-[.B375])/[.B37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chess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stdlib/chess</text:p>
          </table:table-cell>
          <table:table-cell office:value-type="float" office:value="1320" calcext:value-type="float">
            <text:p>1320</text:p>
          </table:table-cell>
          <table:table-cell/>
          <table:table-cell table:formula="of:=[.A376]=[.D376]" office:value-type="boolean" office:boolean-value="true" calcext:value-type="boolean">
            <text:p>TRUE</text:p>
          </table:table-cell>
          <table:table-cell table:formula="of:=IF([.B376]=[.E376]; &quot;&quot;; &quot;*&quot;)">
            <text:p/>
          </table:table-cell>
          <table:table-cell table:formula="of:=IF([.B376]=[.E376]; &quot;&quot;; [.E376]-[.B376])">
            <text:p/>
          </table:table-cell>
          <table:table-cell table:formula="of:=IF([.B376]=[.E376]; &quot;&quot;; (([.E376]-[.B376])/[.B37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contract_id_test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stdlib/contract_id_test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377]=[.D377]" office:value-type="boolean" office:boolean-value="true" calcext:value-type="boolean">
            <text:p>TRUE</text:p>
          </table:table-cell>
          <table:table-cell table:formula="of:=IF([.B377]=[.E377]; &quot;&quot;; &quot;*&quot;)">
            <text:p/>
          </table:table-cell>
          <table:table-cell table:formula="of:=IF([.B377]=[.E377]; &quot;&quot;; [.E377]-[.B377])">
            <text:p/>
          </table:table-cell>
          <table:table-cell table:formula="of:=IF([.B377]=[.E377]; &quot;&quot;; (([.E377]-[.B377])/[.B37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contract_id_type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stdlib/contract_id_type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378]=[.D378]" office:value-type="boolean" office:boolean-value="true" calcext:value-type="boolean">
            <text:p>TRUE</text:p>
          </table:table-cell>
          <table:table-cell table:formula="of:=IF([.B378]=[.E378]; &quot;&quot;; &quot;*&quot;)">
            <text:p/>
          </table:table-cell>
          <table:table-cell table:formula="of:=IF([.B378]=[.E378]; &quot;&quot;; [.E378]-[.B378])">
            <text:p/>
          </table:table-cell>
          <table:table-cell table:formula="of:=IF([.B378]=[.E378]; &quot;&quot;; (([.E378]-[.B378])/[.B37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eq_custom_type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string" calcext:value-type="string">
            <text:p>stdlib/eq_custom_type</text:p>
          </table:table-cell>
          <table:table-cell office:value-type="float" office:value="448" calcext:value-type="float">
            <text:p>448</text:p>
          </table:table-cell>
          <table:table-cell/>
          <table:table-cell table:formula="of:=[.A379]=[.D379]" office:value-type="boolean" office:boolean-value="true" calcext:value-type="boolean">
            <text:p>TRUE</text:p>
          </table:table-cell>
          <table:table-cell table:formula="of:=IF([.B379]=[.E379]; &quot;&quot;; &quot;*&quot;)">
            <text:p/>
          </table:table-cell>
          <table:table-cell table:formula="of:=IF([.B379]=[.E379]; &quot;&quot;; [.E379]-[.B379])">
            <text:p/>
          </table:table-cell>
          <table:table-cell table:formula="of:=IF([.B379]=[.E379]; &quot;&quot;; (([.E379]-[.B379])/[.B37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eq_generic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dlib/eq_generic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80]=[.D380]" office:value-type="boolean" office:boolean-value="true" calcext:value-type="boolean">
            <text:p>TRUE</text:p>
          </table:table-cell>
          <table:table-cell table:formula="of:=IF([.B380]=[.E380]; &quot;&quot;; &quot;*&quot;)">
            <text:p/>
          </table:table-cell>
          <table:table-cell table:formula="of:=IF([.B380]=[.E380]; &quot;&quot;; [.E380]-[.B380])">
            <text:p/>
          </table:table-cell>
          <table:table-cell table:formula="of:=IF([.B380]=[.E380]; &quot;&quot;; (([.E380]-[.B380])/[.B38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generic_empty_struct_with_constrain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dlib/generic_empty_struct_with_constrain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81]=[.D381]" office:value-type="boolean" office:boolean-value="true" calcext:value-type="boolean">
            <text:p>TRUE</text:p>
          </table:table-cell>
          <table:table-cell table:formula="of:=IF([.B381]=[.E381]; &quot;&quot;; &quot;*&quot;)">
            <text:p/>
          </table:table-cell>
          <table:table-cell table:formula="of:=IF([.B381]=[.E381]; &quot;&quot;; [.E381]-[.B381])">
            <text:p/>
          </table:table-cell>
          <table:table-cell table:formula="of:=IF([.B381]=[.E381]; &quot;&quot;; (([.E381]-[.B381])/[.B38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ge_test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stdlib/ge_test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382]=[.D382]" office:value-type="boolean" office:boolean-value="true" calcext:value-type="boolean">
            <text:p>TRUE</text:p>
          </table:table-cell>
          <table:table-cell table:formula="of:=IF([.B382]=[.E382]; &quot;&quot;; &quot;*&quot;)">
            <text:p/>
          </table:table-cell>
          <table:table-cell table:formula="of:=IF([.B382]=[.E382]; &quot;&quot;; [.E382]-[.B382])">
            <text:p/>
          </table:table-cell>
          <table:table-cell table:formula="of:=IF([.B382]=[.E382]; &quot;&quot;; (([.E382]-[.B382])/[.B38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identity_eq</text:p>
          </table:table-cell>
          <table:table-cell office:value-type="float" office:value="2200" calcext:value-type="float">
            <text:p>2200</text:p>
          </table:table-cell>
          <table:table-cell/>
          <table:table-cell office:value-type="string" calcext:value-type="string">
            <text:p>stdlib/identity_eq</text:p>
          </table:table-cell>
          <table:table-cell office:value-type="float" office:value="2200" calcext:value-type="float">
            <text:p>2200</text:p>
          </table:table-cell>
          <table:table-cell/>
          <table:table-cell table:formula="of:=[.A383]=[.D383]" office:value-type="boolean" office:boolean-value="true" calcext:value-type="boolean">
            <text:p>TRUE</text:p>
          </table:table-cell>
          <table:table-cell table:formula="of:=IF([.B383]=[.E383]; &quot;&quot;; &quot;*&quot;)">
            <text:p/>
          </table:table-cell>
          <table:table-cell table:formula="of:=IF([.B383]=[.E383]; &quot;&quot;; [.E383]-[.B383])">
            <text:p/>
          </table:table-cell>
          <table:table-cell table:formula="of:=IF([.B383]=[.E383]; &quot;&quot;; (([.E383]-[.B383])/[.B38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if_type_rever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dlib/if_type_rever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84]=[.D384]" office:value-type="boolean" office:boolean-value="true" calcext:value-type="boolean">
            <text:p>TRUE</text:p>
          </table:table-cell>
          <table:table-cell table:formula="of:=IF([.B384]=[.E384]; &quot;&quot;; &quot;*&quot;)">
            <text:p/>
          </table:table-cell>
          <table:table-cell table:formula="of:=IF([.B384]=[.E384]; &quot;&quot;; [.E384]-[.B384])">
            <text:p/>
          </table:table-cell>
          <table:table-cell table:formula="of:=IF([.B384]=[.E384]; &quot;&quot;; (([.E384]-[.B384])/[.B38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intrinsics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stdlib/intrinsic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385]=[.D385]" office:value-type="boolean" office:boolean-value="true" calcext:value-type="boolean">
            <text:p>TRUE</text:p>
          </table:table-cell>
          <table:table-cell table:formula="of:=IF([.B385]=[.E385]; &quot;&quot;; &quot;*&quot;)">
            <text:p/>
          </table:table-cell>
          <table:table-cell table:formula="of:=IF([.B385]=[.E385]; &quot;&quot;; [.E385]-[.B385])">
            <text:p/>
          </table:table-cell>
          <table:table-cell table:formula="of:=IF([.B385]=[.E385]; &quot;&quot;; (([.E385]-[.B385])/[.B38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iterator</text:p>
          </table:table-cell>
          <table:table-cell office:value-type="float" office:value="1552" calcext:value-type="float">
            <text:p>1552</text:p>
          </table:table-cell>
          <table:table-cell/>
          <table:table-cell office:value-type="string" calcext:value-type="string">
            <text:p>stdlib/iterator</text:p>
          </table:table-cell>
          <table:table-cell office:value-type="float" office:value="1552" calcext:value-type="float">
            <text:p>1552</text:p>
          </table:table-cell>
          <table:table-cell/>
          <table:table-cell table:formula="of:=[.A386]=[.D386]" office:value-type="boolean" office:boolean-value="true" calcext:value-type="boolean">
            <text:p>TRUE</text:p>
          </table:table-cell>
          <table:table-cell table:formula="of:=IF([.B386]=[.E386]; &quot;&quot;; &quot;*&quot;)">
            <text:p/>
          </table:table-cell>
          <table:table-cell table:formula="of:=IF([.B386]=[.E386]; &quot;&quot;; [.E386]-[.B386])">
            <text:p/>
          </table:table-cell>
          <table:table-cell table:formula="of:=IF([.B386]=[.E386]; &quot;&quot;; (([.E386]-[.B386])/[.B386])*100)">
            <text:p/>
          </table:table-cell>
          <table:table-cell/>
        </table:table-row>
        <table:table-row table:style-name="ro1">
          <table:table-cell office:value-type="string" calcext:value-type="string">
            <text:p>stdlib/option</text:p>
          </table:table-cell>
          <table:table-cell office:value-type="float" office:value="22456" calcext:value-type="float">
            <text:p>22456</text:p>
          </table:table-cell>
          <table:table-cell/>
          <table:table-cell office:value-type="string" calcext:value-type="string">
            <text:p>stdlib/option</text:p>
          </table:table-cell>
          <table:table-cell office:value-type="float" office:value="22648" calcext:value-type="float">
            <text:p>22648</text:p>
          </table:table-cell>
          <table:table-cell/>
          <table:table-cell table:formula="of:=[.A387]=[.D387]" office:value-type="boolean" office:boolean-value="true" calcext:value-type="boolean">
            <text:p>TRUE</text:p>
          </table:table-cell>
          <table:table-cell table:formula="of:=IF([.B387]=[.E387]; &quot;&quot;; &quot;*&quot;)" office:value-type="string" office:string-value="*" calcext:value-type="string">
            <text:p>*</text:p>
          </table:table-cell>
          <table:table-cell table:formula="of:=IF([.B387]=[.E387]; &quot;&quot;; [.E387]-[.B387])" office:value-type="float" office:value="192" calcext:value-type="float">
            <text:p>192</text:p>
          </table:table-cell>
          <table:table-cell table:formula="of:=IF([.B387]=[.E387]; &quot;&quot;; (([.E387]-[.B387])/[.B387])*100)" office:value-type="float" office:value="0.855005343783399" calcext:value-type="float">
            <text:p>0.855005343783399</text:p>
          </table:table-cell>
          <table:table-cell/>
        </table:table-row>
        <table:table-row table:style-name="ro1">
          <table:table-cell office:value-type="string" calcext:value-type="string">
            <text:p>stdlib/option_eq</text:p>
          </table:table-cell>
          <table:table-cell office:value-type="float" office:value="11928" calcext:value-type="float">
            <text:p>11928</text:p>
          </table:table-cell>
          <table:table-cell/>
          <table:table-cell office:value-type="string" calcext:value-type="string">
            <text:p>stdlib/option_eq</text:p>
          </table:table-cell>
          <table:table-cell office:value-type="float" office:value="11952" calcext:value-type="float">
            <text:p>11952</text:p>
          </table:table-cell>
          <table:table-cell/>
          <table:table-cell table:formula="of:=[.A388]=[.D388]" office:value-type="boolean" office:boolean-value="true" calcext:value-type="boolean">
            <text:p>TRUE</text:p>
          </table:table-cell>
          <table:table-cell table:formula="of:=IF([.B388]=[.E388]; &quot;&quot;; &quot;*&quot;)" office:value-type="string" office:string-value="*" calcext:value-type="string">
            <text:p>*</text:p>
          </table:table-cell>
          <table:table-cell table:formula="of:=IF([.B388]=[.E388]; &quot;&quot;; [.E388]-[.B388])" office:value-type="float" office:value="24" calcext:value-type="float">
            <text:p>24</text:p>
          </table:table-cell>
          <table:table-cell table:formula="of:=IF([.B388]=[.E388]; &quot;&quot;; (([.E388]-[.B388])/[.B388])*100)" office:value-type="float" office:value="0.201207243460765" calcext:value-type="float">
            <text:p>0.201207243460765</text:p>
          </table:table-cell>
          <table:table-cell/>
        </table:table-row>
        <table:table-row table:style-name="ro1" table:visibility="filter">
          <table:table-cell office:value-type="string" calcext:value-type="string">
            <text:p>stdlib/raw_ptr</text:p>
          </table:table-cell>
          <table:table-cell office:value-type="float" office:value="4232" calcext:value-type="float">
            <text:p>4232</text:p>
          </table:table-cell>
          <table:table-cell/>
          <table:table-cell office:value-type="string" calcext:value-type="string">
            <text:p>stdlib/raw_ptr</text:p>
          </table:table-cell>
          <table:table-cell office:value-type="float" office:value="4232" calcext:value-type="float">
            <text:p>4232</text:p>
          </table:table-cell>
          <table:table-cell/>
          <table:table-cell table:formula="of:=[.A389]=[.D389]" office:value-type="boolean" office:boolean-value="true" calcext:value-type="boolean">
            <text:p>TRUE</text:p>
          </table:table-cell>
          <table:table-cell table:formula="of:=IF([.B389]=[.E389]; &quot;&quot;; &quot;*&quot;)">
            <text:p/>
          </table:table-cell>
          <table:table-cell table:formula="of:=IF([.B389]=[.E389]; &quot;&quot;; [.E389]-[.B389])">
            <text:p/>
          </table:table-cell>
          <table:table-cell table:formula="of:=IF([.B389]=[.E389]; &quot;&quot;; (([.E389]-[.B389])/[.B38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raw_slice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stdlib/raw_slice</text:p>
          </table:table-cell>
          <table:table-cell office:value-type="float" office:value="688" calcext:value-type="float">
            <text:p>688</text:p>
          </table:table-cell>
          <table:table-cell/>
          <table:table-cell table:formula="of:=[.A390]=[.D390]" office:value-type="boolean" office:boolean-value="true" calcext:value-type="boolean">
            <text:p>TRUE</text:p>
          </table:table-cell>
          <table:table-cell table:formula="of:=IF([.B390]=[.E390]; &quot;&quot;; &quot;*&quot;)">
            <text:p/>
          </table:table-cell>
          <table:table-cell table:formula="of:=IF([.B390]=[.E390]; &quot;&quot;; [.E390]-[.B390])">
            <text:p/>
          </table:table-cell>
          <table:table-cell table:formula="of:=IF([.B390]=[.E390]; &quot;&quot;; (([.E390]-[.B390])/[.B39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require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stdlib/require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391]=[.D391]" office:value-type="boolean" office:boolean-value="true" calcext:value-type="boolean">
            <text:p>TRUE</text:p>
          </table:table-cell>
          <table:table-cell table:formula="of:=IF([.B391]=[.E391]; &quot;&quot;; &quot;*&quot;)">
            <text:p/>
          </table:table-cell>
          <table:table-cell table:formula="of:=IF([.B391]=[.E391]; &quot;&quot;; [.E391]-[.B391])">
            <text:p/>
          </table:table-cell>
          <table:table-cell table:formula="of:=IF([.B391]=[.E391]; &quot;&quot;; (([.E391]-[.B391])/[.B391])*100)">
            <text:p/>
          </table:table-cell>
          <table:table-cell/>
        </table:table-row>
        <table:table-row table:style-name="ro1">
          <table:table-cell office:value-type="string" calcext:value-type="string">
            <text:p>stdlib/result</text:p>
          </table:table-cell>
          <table:table-cell office:value-type="float" office:value="8640" calcext:value-type="float">
            <text:p>8640</text:p>
          </table:table-cell>
          <table:table-cell/>
          <table:table-cell office:value-type="string" calcext:value-type="string">
            <text:p>stdlib/result</text:p>
          </table:table-cell>
          <table:table-cell office:value-type="float" office:value="8664" calcext:value-type="float">
            <text:p>8664</text:p>
          </table:table-cell>
          <table:table-cell/>
          <table:table-cell table:formula="of:=[.A392]=[.D392]" office:value-type="boolean" office:boolean-value="true" calcext:value-type="boolean">
            <text:p>TRUE</text:p>
          </table:table-cell>
          <table:table-cell table:formula="of:=IF([.B392]=[.E392]; &quot;&quot;; &quot;*&quot;)" office:value-type="string" office:string-value="*" calcext:value-type="string">
            <text:p>*</text:p>
          </table:table-cell>
          <table:table-cell table:formula="of:=IF([.B392]=[.E392]; &quot;&quot;; [.E392]-[.B392])" office:value-type="float" office:value="24" calcext:value-type="float">
            <text:p>24</text:p>
          </table:table-cell>
          <table:table-cell table:formula="of:=IF([.B392]=[.E392]; &quot;&quot;; (([.E392]-[.B392])/[.B392])*100)" office:value-type="float" office:value="0.277777777777778" calcext:value-type="float">
            <text:p>0.277777777777778</text:p>
          </table:table-cell>
          <table:table-cell/>
        </table:table-row>
        <table:table-row table:style-name="ro1" table:visibility="filter">
          <table:table-cell office:value-type="string" calcext:value-type="string">
            <text:p>stdlib/sha256</text:p>
          </table:table-cell>
          <table:table-cell office:value-type="float" office:value="1920" calcext:value-type="float">
            <text:p>1920</text:p>
          </table:table-cell>
          <table:table-cell/>
          <table:table-cell office:value-type="string" calcext:value-type="string">
            <text:p>stdlib/sha256</text:p>
          </table:table-cell>
          <table:table-cell office:value-type="float" office:value="1920" calcext:value-type="float">
            <text:p>1920</text:p>
          </table:table-cell>
          <table:table-cell/>
          <table:table-cell table:formula="of:=[.A393]=[.D393]" office:value-type="boolean" office:boolean-value="true" calcext:value-type="boolean">
            <text:p>TRUE</text:p>
          </table:table-cell>
          <table:table-cell table:formula="of:=IF([.B393]=[.E393]; &quot;&quot;; &quot;*&quot;)">
            <text:p/>
          </table:table-cell>
          <table:table-cell table:formula="of:=IF([.B393]=[.E393]; &quot;&quot;; [.E393]-[.B393])">
            <text:p/>
          </table:table-cell>
          <table:table-cell table:formula="of:=IF([.B393]=[.E393]; &quot;&quot;; (([.E393]-[.B393])/[.B393])*100)">
            <text:p/>
          </table:table-cell>
          <table:table-cell/>
        </table:table-row>
        <table:table-row table:style-name="ro1">
          <table:table-cell office:value-type="string" calcext:value-type="string">
            <text:p>stdlib/storage_vec_insert</text:p>
          </table:table-cell>
          <table:table-cell office:value-type="float" office:value="5128" calcext:value-type="float">
            <text:p>5128</text:p>
          </table:table-cell>
          <table:table-cell/>
          <table:table-cell office:value-type="string" calcext:value-type="string">
            <text:p>stdlib/storage_vec_insert</text:p>
          </table:table-cell>
          <table:table-cell office:value-type="float" office:value="5240" calcext:value-type="float">
            <text:p>5240</text:p>
          </table:table-cell>
          <table:table-cell/>
          <table:table-cell table:formula="of:=[.A394]=[.D394]" office:value-type="boolean" office:boolean-value="true" calcext:value-type="boolean">
            <text:p>TRUE</text:p>
          </table:table-cell>
          <table:table-cell table:formula="of:=IF([.B394]=[.E394]; &quot;&quot;; &quot;*&quot;)" office:value-type="string" office:string-value="*" calcext:value-type="string">
            <text:p>*</text:p>
          </table:table-cell>
          <table:table-cell table:formula="of:=IF([.B394]=[.E394]; &quot;&quot;; [.E394]-[.B394])" office:value-type="float" office:value="112" calcext:value-type="float">
            <text:p>112</text:p>
          </table:table-cell>
          <table:table-cell table:formula="of:=IF([.B394]=[.E394]; &quot;&quot;; (([.E394]-[.B394])/[.B394])*100)" office:value-type="float" office:value="2.18408736349454" calcext:value-type="float">
            <text:p>2.18408736349454</text:p>
          </table:table-cell>
          <table:table-cell/>
        </table:table-row>
        <table:table-row table:style-name="ro1">
          <table:table-cell office:value-type="string" calcext:value-type="string">
            <text:p>stdlib/u128_div_test</text:p>
          </table:table-cell>
          <table:table-cell office:value-type="float" office:value="2456" calcext:value-type="float">
            <text:p>2456</text:p>
          </table:table-cell>
          <table:table-cell/>
          <table:table-cell office:value-type="string" calcext:value-type="string">
            <text:p>stdlib/u128_div_test</text:p>
          </table:table-cell>
          <table:table-cell office:value-type="float" office:value="2472" calcext:value-type="float">
            <text:p>2472</text:p>
          </table:table-cell>
          <table:table-cell/>
          <table:table-cell table:formula="of:=[.A395]=[.D395]" office:value-type="boolean" office:boolean-value="true" calcext:value-type="boolean">
            <text:p>TRUE</text:p>
          </table:table-cell>
          <table:table-cell table:formula="of:=IF([.B395]=[.E395]; &quot;&quot;; &quot;*&quot;)" office:value-type="string" office:string-value="*" calcext:value-type="string">
            <text:p>*</text:p>
          </table:table-cell>
          <table:table-cell table:formula="of:=IF([.B395]=[.E395]; &quot;&quot;; [.E395]-[.B395])" office:value-type="float" office:value="16" calcext:value-type="float">
            <text:p>16</text:p>
          </table:table-cell>
          <table:table-cell table:formula="of:=IF([.B395]=[.E395]; &quot;&quot;; (([.E395]-[.B395])/[.B395])*100)" office:value-type="float" office:value="0.651465798045603" calcext:value-type="float">
            <text:p>0.651465798045603</text:p>
          </table:table-cell>
          <table:table-cell/>
        </table:table-row>
        <table:table-row table:style-name="ro1">
          <table:table-cell office:value-type="string" calcext:value-type="string">
            <text:p>stdlib/u128_log_test</text:p>
          </table:table-cell>
          <table:table-cell office:value-type="float" office:value="4248" calcext:value-type="float">
            <text:p>4248</text:p>
          </table:table-cell>
          <table:table-cell/>
          <table:table-cell office:value-type="string" calcext:value-type="string">
            <text:p>stdlib/u128_log_test</text:p>
          </table:table-cell>
          <table:table-cell office:value-type="float" office:value="4264" calcext:value-type="float">
            <text:p>4264</text:p>
          </table:table-cell>
          <table:table-cell/>
          <table:table-cell table:formula="of:=[.A396]=[.D396]" office:value-type="boolean" office:boolean-value="true" calcext:value-type="boolean">
            <text:p>TRUE</text:p>
          </table:table-cell>
          <table:table-cell table:formula="of:=IF([.B396]=[.E396]; &quot;&quot;; &quot;*&quot;)" office:value-type="string" office:string-value="*" calcext:value-type="string">
            <text:p>*</text:p>
          </table:table-cell>
          <table:table-cell table:formula="of:=IF([.B396]=[.E396]; &quot;&quot;; [.E396]-[.B396])" office:value-type="float" office:value="16" calcext:value-type="float">
            <text:p>16</text:p>
          </table:table-cell>
          <table:table-cell table:formula="of:=IF([.B396]=[.E396]; &quot;&quot;; (([.E396]-[.B396])/[.B396])*100)" office:value-type="float" office:value="0.376647834274953" calcext:value-type="float">
            <text:p>0.376647834274953</text:p>
          </table:table-cell>
          <table:table-cell/>
        </table:table-row>
        <table:table-row table:style-name="ro1" table:visibility="filter">
          <table:table-cell office:value-type="string" calcext:value-type="string">
            <text:p>stdlib/u128_mul_test</text:p>
          </table:table-cell>
          <table:table-cell office:value-type="float" office:value="1208" calcext:value-type="float">
            <text:p>1208</text:p>
          </table:table-cell>
          <table:table-cell/>
          <table:table-cell office:value-type="string" calcext:value-type="string">
            <text:p>stdlib/u128_mul_test</text:p>
          </table:table-cell>
          <table:table-cell office:value-type="float" office:value="1208" calcext:value-type="float">
            <text:p>1208</text:p>
          </table:table-cell>
          <table:table-cell/>
          <table:table-cell table:formula="of:=[.A397]=[.D397]" office:value-type="boolean" office:boolean-value="true" calcext:value-type="boolean">
            <text:p>TRUE</text:p>
          </table:table-cell>
          <table:table-cell table:formula="of:=IF([.B397]=[.E397]; &quot;&quot;; &quot;*&quot;)">
            <text:p/>
          </table:table-cell>
          <table:table-cell table:formula="of:=IF([.B397]=[.E397]; &quot;&quot;; [.E397]-[.B397])">
            <text:p/>
          </table:table-cell>
          <table:table-cell table:formula="of:=IF([.B397]=[.E397]; &quot;&quot;; (([.E397]-[.B397])/[.B39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u128_root_test</text:p>
          </table:table-cell>
          <table:table-cell office:value-type="float" office:value="4072" calcext:value-type="float">
            <text:p>4072</text:p>
          </table:table-cell>
          <table:table-cell/>
          <table:table-cell office:value-type="string" calcext:value-type="string">
            <text:p>stdlib/u128_root_test</text:p>
          </table:table-cell>
          <table:table-cell office:value-type="float" office:value="4072" calcext:value-type="float">
            <text:p>4072</text:p>
          </table:table-cell>
          <table:table-cell/>
          <table:table-cell table:formula="of:=[.A398]=[.D398]" office:value-type="boolean" office:boolean-value="true" calcext:value-type="boolean">
            <text:p>TRUE</text:p>
          </table:table-cell>
          <table:table-cell table:formula="of:=IF([.B398]=[.E398]; &quot;&quot;; &quot;*&quot;)">
            <text:p/>
          </table:table-cell>
          <table:table-cell table:formula="of:=IF([.B398]=[.E398]; &quot;&quot;; [.E398]-[.B398])">
            <text:p/>
          </table:table-cell>
          <table:table-cell table:formula="of:=IF([.B398]=[.E398]; &quot;&quot;; (([.E398]-[.B398])/[.B39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u128_test</text:p>
          </table:table-cell>
          <table:table-cell office:value-type="float" office:value="6208" calcext:value-type="float">
            <text:p>6208</text:p>
          </table:table-cell>
          <table:table-cell/>
          <table:table-cell office:value-type="string" calcext:value-type="string">
            <text:p>stdlib/u128_test</text:p>
          </table:table-cell>
          <table:table-cell office:value-type="float" office:value="6208" calcext:value-type="float">
            <text:p>6208</text:p>
          </table:table-cell>
          <table:table-cell/>
          <table:table-cell table:formula="of:=[.A399]=[.D399]" office:value-type="boolean" office:boolean-value="true" calcext:value-type="boolean">
            <text:p>TRUE</text:p>
          </table:table-cell>
          <table:table-cell table:formula="of:=IF([.B399]=[.E399]; &quot;&quot;; &quot;*&quot;)">
            <text:p/>
          </table:table-cell>
          <table:table-cell table:formula="of:=IF([.B399]=[.E399]; &quot;&quot;; [.E399]-[.B399])">
            <text:p/>
          </table:table-cell>
          <table:table-cell table:formula="of:=IF([.B399]=[.E399]; &quot;&quot;; (([.E399]-[.B399])/[.B399])*100)">
            <text:p/>
          </table:table-cell>
          <table:table-cell/>
        </table:table-row>
        <table:table-row table:style-name="ro1">
          <table:table-cell office:value-type="string" calcext:value-type="string">
            <text:p>stdlib/vec</text:p>
          </table:table-cell>
          <table:table-cell office:value-type="float" office:value="106224" calcext:value-type="float">
            <text:p>106224</text:p>
          </table:table-cell>
          <table:table-cell/>
          <table:table-cell office:value-type="string" calcext:value-type="string">
            <text:p>stdlib/vec</text:p>
          </table:table-cell>
          <table:table-cell office:value-type="float" office:value="106856" calcext:value-type="float">
            <text:p>106856</text:p>
          </table:table-cell>
          <table:table-cell/>
          <table:table-cell table:formula="of:=[.A400]=[.D400]" office:value-type="boolean" office:boolean-value="true" calcext:value-type="boolean">
            <text:p>TRUE</text:p>
          </table:table-cell>
          <table:table-cell table:formula="of:=IF([.B400]=[.E400]; &quot;&quot;; &quot;*&quot;)" office:value-type="string" office:string-value="*" calcext:value-type="string">
            <text:p>*</text:p>
          </table:table-cell>
          <table:table-cell table:formula="of:=IF([.B400]=[.E400]; &quot;&quot;; [.E400]-[.B400])" office:value-type="float" office:value="632" calcext:value-type="float">
            <text:p>632</text:p>
          </table:table-cell>
          <table:table-cell table:formula="of:=IF([.B400]=[.E400]; &quot;&quot;; (([.E400]-[.B400])/[.B400])*100)" office:value-type="float" office:value="0.594969121855701" calcext:value-type="float">
            <text:p>0.594969121855701</text:p>
          </table:table-cell>
          <table:table-cell/>
        </table:table-row>
        <table:table-row table:style-name="ro1">
          <table:table-cell office:value-type="string" calcext:value-type="string">
            <text:p>stdlib/vec_swap</text:p>
          </table:table-cell>
          <table:table-cell office:value-type="float" office:value="23352" calcext:value-type="float">
            <text:p>23352</text:p>
          </table:table-cell>
          <table:table-cell/>
          <table:table-cell office:value-type="string" calcext:value-type="string">
            <text:p>stdlib/vec_swap</text:p>
          </table:table-cell>
          <table:table-cell office:value-type="float" office:value="23536" calcext:value-type="float">
            <text:p>23536</text:p>
          </table:table-cell>
          <table:table-cell/>
          <table:table-cell table:formula="of:=[.A401]=[.D401]" office:value-type="boolean" office:boolean-value="true" calcext:value-type="boolean">
            <text:p>TRUE</text:p>
          </table:table-cell>
          <table:table-cell table:formula="of:=IF([.B401]=[.E401]; &quot;&quot;; &quot;*&quot;)" office:value-type="string" office:string-value="*" calcext:value-type="string">
            <text:p>*</text:p>
          </table:table-cell>
          <table:table-cell table:formula="of:=IF([.B401]=[.E401]; &quot;&quot;; [.E401]-[.B401])" office:value-type="float" office:value="184" calcext:value-type="float">
            <text:p>184</text:p>
          </table:table-cell>
          <table:table-cell table:formula="of:=IF([.B401]=[.E401]; &quot;&quot;; (([.E401]-[.B401])/[.B401])*100)" office:value-type="float" office:value="0.78794107571086" calcext:value-type="float">
            <text:p>0.78794107571086</text:p>
          </table:table-cell>
          <table:table-cell/>
        </table:table-row>
        <table:table-row table:style-name="ro1" table:visibility="filter">
          <table:table-cell office:value-type="string" calcext:value-type="string">
            <text:p>storage_into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string" calcext:value-type="string">
            <text:p>storage_into</text:p>
          </table:table-cell>
          <table:table-cell office:value-type="float" office:value="616" calcext:value-type="float">
            <text:p>616</text:p>
          </table:table-cell>
          <table:table-cell/>
          <table:table-cell table:formula="of:=[.A402]=[.D402]" office:value-type="boolean" office:boolean-value="true" calcext:value-type="boolean">
            <text:p>TRUE</text:p>
          </table:table-cell>
          <table:table-cell table:formula="of:=IF([.B402]=[.E402]; &quot;&quot;; &quot;*&quot;)">
            <text:p/>
          </table:table-cell>
          <table:table-cell table:formula="of:=IF([.B402]=[.E402]; &quot;&quot;; [.E402]-[.B402])">
            <text:p/>
          </table:table-cell>
          <table:table-cell table:formula="of:=IF([.B402]=[.E402]; &quot;&quot;; (([.E402]-[.B402])/[.B40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uperabi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superabi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403]=[.D403]" office:value-type="boolean" office:boolean-value="true" calcext:value-type="boolean">
            <text:p>TRUE</text:p>
          </table:table-cell>
          <table:table-cell table:formula="of:=IF([.B403]=[.E403]; &quot;&quot;; &quot;*&quot;)">
            <text:p/>
          </table:table-cell>
          <table:table-cell table:formula="of:=IF([.B403]=[.E403]; &quot;&quot;; [.E403]-[.B403])">
            <text:p/>
          </table:table-cell>
          <table:table-cell table:formula="of:=IF([.B403]=[.E403]; &quot;&quot;; (([.E403]-[.B403])/[.B40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uperabi_diamond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superabi_diamond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A404]=[.D404]" office:value-type="boolean" office:boolean-value="true" calcext:value-type="boolean">
            <text:p>TRUE</text:p>
          </table:table-cell>
          <table:table-cell table:formula="of:=IF([.B404]=[.E404]; &quot;&quot;; &quot;*&quot;)">
            <text:p/>
          </table:table-cell>
          <table:table-cell table:formula="of:=IF([.B404]=[.E404]; &quot;&quot;; [.E404]-[.B404])">
            <text:p/>
          </table:table-cell>
          <table:table-cell table:formula="of:=IF([.B404]=[.E404]; &quot;&quot;; (([.E404]-[.B404])/[.B40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uperabi_diamond_impl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superabi_diamond_impl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A405]=[.D405]" office:value-type="boolean" office:boolean-value="true" calcext:value-type="boolean">
            <text:p>TRUE</text:p>
          </table:table-cell>
          <table:table-cell table:formula="of:=IF([.B405]=[.E405]; &quot;&quot;; &quot;*&quot;)">
            <text:p/>
          </table:table-cell>
          <table:table-cell table:formula="of:=IF([.B405]=[.E405]; &quot;&quot;; [.E405]-[.B405])">
            <text:p/>
          </table:table-cell>
          <table:table-cell table:formula="of:=IF([.B405]=[.E405]; &quot;&quot;; (([.E405]-[.B405])/[.B40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uperabi_supertrait_same_methods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string" calcext:value-type="string">
            <text:p>superabi_supertrait_same_methods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[.A406]=[.D406]" office:value-type="boolean" office:boolean-value="true" calcext:value-type="boolean">
            <text:p>TRUE</text:p>
          </table:table-cell>
          <table:table-cell table:formula="of:=IF([.B406]=[.E406]; &quot;&quot;; &quot;*&quot;)">
            <text:p/>
          </table:table-cell>
          <table:table-cell table:formula="of:=IF([.B406]=[.E406]; &quot;&quot;; [.E406]-[.B406])">
            <text:p/>
          </table:table-cell>
          <table:table-cell table:formula="of:=IF([.B406]=[.E406]; &quot;&quot;; (([.E406]-[.B406])/[.B40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upertraits_for_abis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supertraits_for_abis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407]=[.D407]" office:value-type="boolean" office:boolean-value="true" calcext:value-type="boolean">
            <text:p>TRUE</text:p>
          </table:table-cell>
          <table:table-cell table:formula="of:=IF([.B407]=[.E407]; &quot;&quot;; &quot;*&quot;)">
            <text:p/>
          </table:table-cell>
          <table:table-cell table:formula="of:=IF([.B407]=[.E407]; &quot;&quot;; [.E407]-[.B407])">
            <text:p/>
          </table:table-cell>
          <table:table-cell table:formula="of:=IF([.B407]=[.E407]; &quot;&quot;; (([.E407]-[.B407])/[.B40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upertraits_for_abis_diamond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supertraits_for_abis_diamond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408]=[.D408]" office:value-type="boolean" office:boolean-value="true" calcext:value-type="boolean">
            <text:p>TRUE</text:p>
          </table:table-cell>
          <table:table-cell table:formula="of:=IF([.B408]=[.E408]; &quot;&quot;; &quot;*&quot;)">
            <text:p/>
          </table:table-cell>
          <table:table-cell table:formula="of:=IF([.B408]=[.E408]; &quot;&quot;; [.E408]-[.B408])">
            <text:p/>
          </table:table-cell>
          <table:table-cell table:formula="of:=IF([.B408]=[.E408]; &quot;&quot;; (([.E408]-[.B408])/[.B408])*100)">
            <text:p/>
          </table:table-cell>
          <table:table-cell/>
        </table:table-row>
        <table:table-row table:style-name="ro1">
          <table:table-cell office:value-type="string" calcext:value-type="string">
            <text:p>supertraits_for_abis_ownable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string" calcext:value-type="string">
            <text:p>supertraits_for_abis_ownable</text:p>
          </table:table-cell>
          <table:table-cell office:value-type="float" office:value="3296" calcext:value-type="float">
            <text:p>3296</text:p>
          </table:table-cell>
          <table:table-cell/>
          <table:table-cell table:formula="of:=[.A409]=[.D409]" office:value-type="boolean" office:boolean-value="true" calcext:value-type="boolean">
            <text:p>TRUE</text:p>
          </table:table-cell>
          <table:table-cell table:formula="of:=IF([.B409]=[.E409]; &quot;&quot;; &quot;*&quot;)" office:value-type="string" office:string-value="*" calcext:value-type="string">
            <text:p>*</text:p>
          </table:table-cell>
          <table:table-cell table:formula="of:=IF([.B409]=[.E409]; &quot;&quot;; [.E409]-[.B409])" office:value-type="float" office:value="96" calcext:value-type="float">
            <text:p>96</text:p>
          </table:table-cell>
          <table:table-cell table:formula="of:=IF([.B409]=[.E409]; &quot;&quot;; (([.E409]-[.B409])/[.B409])*100)" office:value-type="float" office:value="3" calcext:value-type="float">
            <text:p>3</text:p>
          </table:table-cell>
          <table:table-cell office:value-type="string" calcext:value-type="string">
            <office:annotation draw:style-name="gr3" draw:text-style-name="P2" svg:width="1.1413in" svg:height="2.1008in" svg:x="17.0626in" svg:y="4.0315in" draw:caption-point-x="-0.2402in" draw:caption-point-y="0.5945in">
              <dc:date>2024-06-21T00:00:00</dc:date>
              <text:p text:style-name="P1"><text:span text:style-name="T1">Int_to_ptr coming from ASM:</text:span></text:p>
              <text:p text:style-name="P1"><text:span text:style-name="T1"/></text:p>
              <text:p text:style-name="P1"><text:span text:style-name="T1"><text:s text:c="8"/></text:span><text:span text:style-name="T1">v416 = asm(size: v415, ptr) -&gt; u64 ptr, !404 {</text:span></text:p>
              <text:p text:style-name="P1"><text:span text:style-name="T1"><text:s text:c="12"/></text:span><text:span text:style-name="T1">aloc <text:s text:c="2"/>size, !405</text:span></text:p>
              <text:p text:style-name="P1"><text:span text:style-name="T1"><text:s text:c="12"/></text:span><text:span text:style-name="T1">move <text:s text:c="2"/>ptr hp, !406</text:span></text:p>
              <text:p text:style-name="P1"><text:span text:style-name="T1"><text:s text:c="8"/></text:span><text:span text:style-name="T1">}</text:span></text:p>
            </office:annotation>
            <text:p>OK</text:p>
          </table:table-cell>
        </table:table-row>
        <table:table-row table:style-name="ro1" table:visibility="filter">
          <table:table-cell office:value-type="string" calcext:value-type="string">
            <text:p>test_abis/abi_impl_methods_in_json_abi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test_abis/abi_impl_methods_in_json_abi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410]=[.D410]" office:value-type="boolean" office:boolean-value="true" calcext:value-type="boolean">
            <text:p>TRUE</text:p>
          </table:table-cell>
          <table:table-cell table:formula="of:=IF([.B410]=[.E410]; &quot;&quot;; &quot;*&quot;)">
            <text:p/>
          </table:table-cell>
          <table:table-cell table:formula="of:=IF([.B410]=[.E410]; &quot;&quot;; [.E410]-[.B410])">
            <text:p/>
          </table:table-cell>
          <table:table-cell table:formula="of:=IF([.B410]=[.E410]; &quot;&quot;; (([.E410]-[.B410])/[.B41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test_contracts/abi_with_generic_types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test_contracts/abi_with_generic_types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A411]=[.D411]" office:value-type="boolean" office:boolean-value="true" calcext:value-type="boolean">
            <text:p>TRUE</text:p>
          </table:table-cell>
          <table:table-cell table:formula="of:=IF([.B411]=[.E411]; &quot;&quot;; &quot;*&quot;)">
            <text:p/>
          </table:table-cell>
          <table:table-cell table:formula="of:=IF([.B411]=[.E411]; &quot;&quot;; [.E411]-[.B411])">
            <text:p/>
          </table:table-cell>
          <table:table-cell table:formula="of:=IF([.B411]=[.E411]; &quot;&quot;; (([.E411]-[.B411])/[.B41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test_contracts/abi_with_same_name_types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test_contracts/abi_with_same_name_types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412]=[.D412]" office:value-type="boolean" office:boolean-value="true" calcext:value-type="boolean">
            <text:p>TRUE</text:p>
          </table:table-cell>
          <table:table-cell table:formula="of:=IF([.B412]=[.E412]; &quot;&quot;; &quot;*&quot;)">
            <text:p/>
          </table:table-cell>
          <table:table-cell table:formula="of:=IF([.B412]=[.E412]; &quot;&quot;; [.E412]-[.B412])">
            <text:p/>
          </table:table-cell>
          <table:table-cell table:formula="of:=IF([.B412]=[.E412]; &quot;&quot;; (([.E412]-[.B412])/[.B41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test_contracts/abi_with_tuples_contract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test_contracts/abi_with_tuples_contract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A413]=[.D413]" office:value-type="boolean" office:boolean-value="true" calcext:value-type="boolean">
            <text:p>TRUE</text:p>
          </table:table-cell>
          <table:table-cell table:formula="of:=IF([.B413]=[.E413]; &quot;&quot;; &quot;*&quot;)">
            <text:p/>
          </table:table-cell>
          <table:table-cell table:formula="of:=IF([.B413]=[.E413]; &quot;&quot;; [.E413]-[.B413])">
            <text:p/>
          </table:table-cell>
          <table:table-cell table:formula="of:=IF([.B413]=[.E413]; &quot;&quot;; (([.E413]-[.B413])/[.B41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test_contracts/array_of_structs_contract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test_contracts/array_of_structs_contract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[.A414]=[.D414]" office:value-type="boolean" office:boolean-value="true" calcext:value-type="boolean">
            <text:p>TRUE</text:p>
          </table:table-cell>
          <table:table-cell table:formula="of:=IF([.B414]=[.E414]; &quot;&quot;; &quot;*&quot;)">
            <text:p/>
          </table:table-cell>
          <table:table-cell table:formula="of:=IF([.B414]=[.E414]; &quot;&quot;; [.E414]-[.B414])">
            <text:p/>
          </table:table-cell>
          <table:table-cell table:formula="of:=IF([.B414]=[.E414]; &quot;&quot;; (([.E414]-[.B414])/[.B41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test_contracts/auth_testing_contract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test_contracts/auth_testing_contract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415]=[.D415]" office:value-type="boolean" office:boolean-value="true" calcext:value-type="boolean">
            <text:p>TRUE</text:p>
          </table:table-cell>
          <table:table-cell table:formula="of:=IF([.B415]=[.E415]; &quot;&quot;; &quot;*&quot;)">
            <text:p/>
          </table:table-cell>
          <table:table-cell table:formula="of:=IF([.B415]=[.E415]; &quot;&quot;; [.E415]-[.B415])">
            <text:p/>
          </table:table-cell>
          <table:table-cell table:formula="of:=IF([.B415]=[.E415]; &quot;&quot;; (([.E415]-[.B415])/[.B41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test_contracts/balance_test_contract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test_contracts/balance_test_contract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416]=[.D416]" office:value-type="boolean" office:boolean-value="true" calcext:value-type="boolean">
            <text:p>TRUE</text:p>
          </table:table-cell>
          <table:table-cell table:formula="of:=IF([.B416]=[.E416]; &quot;&quot;; &quot;*&quot;)">
            <text:p/>
          </table:table-cell>
          <table:table-cell table:formula="of:=IF([.B416]=[.E416]; &quot;&quot;; [.E416]-[.B416])">
            <text:p/>
          </table:table-cell>
          <table:table-cell table:formula="of:=IF([.B416]=[.E416]; &quot;&quot;; (([.E416]-[.B416])/[.B416])*100)">
            <text:p/>
          </table:table-cell>
          <table:table-cell/>
        </table:table-row>
        <table:table-row table:style-name="ro1">
          <table:table-cell office:value-type="string" calcext:value-type="string">
            <text:p>test_contracts/basic_storage</text:p>
          </table:table-cell>
          <table:table-cell office:value-type="float" office:value="28272" calcext:value-type="float">
            <text:p>28272</text:p>
          </table:table-cell>
          <table:table-cell/>
          <table:table-cell office:value-type="string" calcext:value-type="string">
            <text:p>test_contracts/basic_storage</text:p>
          </table:table-cell>
          <table:table-cell office:value-type="float" office:value="28464" calcext:value-type="float">
            <text:p>28464</text:p>
          </table:table-cell>
          <table:table-cell/>
          <table:table-cell table:formula="of:=[.A417]=[.D417]" office:value-type="boolean" office:boolean-value="true" calcext:value-type="boolean">
            <text:p>TRUE</text:p>
          </table:table-cell>
          <table:table-cell table:formula="of:=IF([.B417]=[.E417]; &quot;&quot;; &quot;*&quot;)" office:value-type="string" office:string-value="*" calcext:value-type="string">
            <text:p>*</text:p>
          </table:table-cell>
          <table:table-cell table:formula="of:=IF([.B417]=[.E417]; &quot;&quot;; [.E417]-[.B417])" office:value-type="float" office:value="192" calcext:value-type="float">
            <text:p>192</text:p>
          </table:table-cell>
          <table:table-cell table:formula="of:=IF([.B417]=[.E417]; &quot;&quot;; (([.E417]-[.B417])/[.B417])*100)" office:value-type="float" office:value="0.67911714770798" calcext:value-type="float">
            <text:p>0.67911714770798</text:p>
          </table:table-cell>
          <table:table-cell/>
        </table:table-row>
        <table:table-row table:style-name="ro1" table:visibility="filter">
          <table:table-cell office:value-type="string" calcext:value-type="string">
            <text:p>test_contracts/context_testing_contract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test_contracts/context_testing_contract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A418]=[.D418]" office:value-type="boolean" office:boolean-value="true" calcext:value-type="boolean">
            <text:p>TRUE</text:p>
          </table:table-cell>
          <table:table-cell table:formula="of:=IF([.B418]=[.E418]; &quot;&quot;; &quot;*&quot;)">
            <text:p/>
          </table:table-cell>
          <table:table-cell table:formula="of:=IF([.B418]=[.E418]; &quot;&quot;; [.E418]-[.B418])">
            <text:p/>
          </table:table-cell>
          <table:table-cell table:formula="of:=IF([.B418]=[.E418]; &quot;&quot;; (([.E418]-[.B418])/[.B41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test_contracts/contract_with_type_aliases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test_contracts/contract_with_type_aliases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[.A419]=[.D419]" office:value-type="boolean" office:boolean-value="true" calcext:value-type="boolean">
            <text:p>TRUE</text:p>
          </table:table-cell>
          <table:table-cell table:formula="of:=IF([.B419]=[.E419]; &quot;&quot;; &quot;*&quot;)">
            <text:p/>
          </table:table-cell>
          <table:table-cell table:formula="of:=IF([.B419]=[.E419]; &quot;&quot;; [.E419]-[.B419])">
            <text:p/>
          </table:table-cell>
          <table:table-cell table:formula="of:=IF([.B419]=[.E419]; &quot;&quot;; (([.E419]-[.B419])/[.B41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test_contracts/increment_contract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string" calcext:value-type="string">
            <text:p>test_contracts/increment_contract</text:p>
          </table:table-cell>
          <table:table-cell office:value-type="float" office:value="1824" calcext:value-type="float">
            <text:p>1824</text:p>
          </table:table-cell>
          <table:table-cell/>
          <table:table-cell table:formula="of:=[.A420]=[.D420]" office:value-type="boolean" office:boolean-value="true" calcext:value-type="boolean">
            <text:p>TRUE</text:p>
          </table:table-cell>
          <table:table-cell table:formula="of:=IF([.B420]=[.E420]; &quot;&quot;; &quot;*&quot;)">
            <text:p/>
          </table:table-cell>
          <table:table-cell table:formula="of:=IF([.B420]=[.E420]; &quot;&quot;; [.E420]-[.B420])">
            <text:p/>
          </table:table-cell>
          <table:table-cell table:formula="of:=IF([.B420]=[.E420]; &quot;&quot;; (([.E420]-[.B420])/[.B42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test_contracts/issue_1512_repro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string" calcext:value-type="string">
            <text:p>test_contracts/issue_1512_repro</text:p>
          </table:table-cell>
          <table:table-cell office:value-type="float" office:value="1160" calcext:value-type="float">
            <text:p>1160</text:p>
          </table:table-cell>
          <table:table-cell/>
          <table:table-cell table:formula="of:=[.A421]=[.D421]" office:value-type="boolean" office:boolean-value="true" calcext:value-type="boolean">
            <text:p>TRUE</text:p>
          </table:table-cell>
          <table:table-cell table:formula="of:=IF([.B421]=[.E421]; &quot;&quot;; &quot;*&quot;)">
            <text:p/>
          </table:table-cell>
          <table:table-cell table:formula="of:=IF([.B421]=[.E421]; &quot;&quot;; [.E421]-[.B421])">
            <text:p/>
          </table:table-cell>
          <table:table-cell table:formula="of:=IF([.B421]=[.E421]; &quot;&quot;; (([.E421]-[.B421])/[.B42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test_contracts/multiple_impl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test_contracts/multiple_impl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422]=[.D422]" office:value-type="boolean" office:boolean-value="true" calcext:value-type="boolean">
            <text:p>TRUE</text:p>
          </table:table-cell>
          <table:table-cell table:formula="of:=IF([.B422]=[.E422]; &quot;&quot;; &quot;*&quot;)">
            <text:p/>
          </table:table-cell>
          <table:table-cell table:formula="of:=IF([.B422]=[.E422]; &quot;&quot;; [.E422]-[.B422])">
            <text:p/>
          </table:table-cell>
          <table:table-cell table:formula="of:=IF([.B422]=[.E422]; &quot;&quot;; (([.E422]-[.B422])/[.B42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test_contracts/nested_struct_args_contract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test_contracts/nested_struct_args_contract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423]=[.D423]" office:value-type="boolean" office:boolean-value="true" calcext:value-type="boolean">
            <text:p>TRUE</text:p>
          </table:table-cell>
          <table:table-cell table:formula="of:=IF([.B423]=[.E423]; &quot;&quot;; &quot;*&quot;)">
            <text:p/>
          </table:table-cell>
          <table:table-cell table:formula="of:=IF([.B423]=[.E423]; &quot;&quot;; [.E423]-[.B423])">
            <text:p/>
          </table:table-cell>
          <table:table-cell table:formula="of:=IF([.B423]=[.E423]; &quot;&quot;; (([.E423]-[.B423])/[.B423])*100)">
            <text:p/>
          </table:table-cell>
          <table:table-cell/>
        </table:table-row>
        <table:table-row table:style-name="ro1">
          <table:table-cell office:value-type="string" calcext:value-type="string">
            <text:p>test_contracts/return_struct</text:p>
          </table:table-cell>
          <table:table-cell office:value-type="float" office:value="2168" calcext:value-type="float">
            <text:p>2168</text:p>
          </table:table-cell>
          <table:table-cell/>
          <table:table-cell office:value-type="string" calcext:value-type="string">
            <text:p>test_contracts/return_struct</text:p>
          </table:table-cell>
          <table:table-cell office:value-type="float" office:value="2168" calcext:value-type="float">
            <text:p>2168</text:p>
          </table:table-cell>
          <table:table-cell/>
          <table:table-cell table:formula="of:=[.A424]=[.D424]" office:value-type="boolean" office:boolean-value="true" calcext:value-type="boolean">
            <text:p>TRUE</text:p>
          </table:table-cell>
          <table:table-cell table:formula="of:=IF([.B424]=[.E424]; &quot;&quot;; &quot;*&quot;)">
            <text:p/>
          </table:table-cell>
          <table:table-cell table:formula="of:=IF([.B424]=[.E424]; &quot;&quot;; [.E424]-[.B424])">
            <text:p/>
          </table:table-cell>
          <table:table-cell table:formula="of:=IF([.B424]=[.E424]; &quot;&quot;; (([.E424]-[.B424])/[.B424])*100)">
            <text:p/>
          </table:table-cell>
          <table:table-cell/>
        </table:table-row>
        <table:table-row table:style-name="ro1">
          <table:table-cell office:value-type="string" calcext:value-type="string">
            <text:p>test_contracts/storage_access_contract</text:p>
          </table:table-cell>
          <table:table-cell office:value-type="float" office:value="13768" calcext:value-type="float">
            <text:p>13768</text:p>
          </table:table-cell>
          <table:table-cell/>
          <table:table-cell office:value-type="string" calcext:value-type="string">
            <text:p>test_contracts/storage_access_contract</text:p>
          </table:table-cell>
          <table:table-cell office:value-type="float" office:value="13792" calcext:value-type="float">
            <text:p>13792</text:p>
          </table:table-cell>
          <table:table-cell/>
          <table:table-cell table:formula="of:=[.A425]=[.D425]" office:value-type="boolean" office:boolean-value="true" calcext:value-type="boolean">
            <text:p>TRUE</text:p>
          </table:table-cell>
          <table:table-cell table:formula="of:=IF([.B425]=[.E425]; &quot;&quot;; &quot;*&quot;)" office:value-type="string" office:string-value="*" calcext:value-type="string">
            <text:p>*</text:p>
          </table:table-cell>
          <table:table-cell table:formula="of:=IF([.B425]=[.E425]; &quot;&quot;; [.E425]-[.B425])" office:value-type="float" office:value="24" calcext:value-type="float">
            <text:p>24</text:p>
          </table:table-cell>
          <table:table-cell table:formula="of:=IF([.B425]=[.E425]; &quot;&quot;; (([.E425]-[.B425])/[.B425])*100)" office:value-type="float" office:value="0.174317257408483" calcext:value-type="float">
            <text:p>0.174317257408483</text:p>
          </table:table-cell>
          <table:table-cell/>
        </table:table-row>
        <table:table-row table:style-name="ro1">
          <table:table-cell office:value-type="string" calcext:value-type="string">
            <text:p>test_contracts/storage_enum_contract</text:p>
          </table:table-cell>
          <table:table-cell office:value-type="float" office:value="16768" calcext:value-type="float">
            <text:p>16768</text:p>
          </table:table-cell>
          <table:table-cell/>
          <table:table-cell office:value-type="string" calcext:value-type="string">
            <text:p>test_contracts/storage_enum_contract</text:p>
          </table:table-cell>
          <table:table-cell office:value-type="float" office:value="16848" calcext:value-type="float">
            <text:p>16848</text:p>
          </table:table-cell>
          <table:table-cell/>
          <table:table-cell table:formula="of:=[.A426]=[.D426]" office:value-type="boolean" office:boolean-value="true" calcext:value-type="boolean">
            <text:p>TRUE</text:p>
          </table:table-cell>
          <table:table-cell table:formula="of:=IF([.B426]=[.E426]; &quot;&quot;; &quot;*&quot;)" office:value-type="string" office:string-value="*" calcext:value-type="string">
            <text:p>*</text:p>
          </table:table-cell>
          <table:table-cell table:formula="of:=IF([.B426]=[.E426]; &quot;&quot;; [.E426]-[.B426])" office:value-type="float" office:value="80" calcext:value-type="float">
            <text:p>80</text:p>
          </table:table-cell>
          <table:table-cell table:formula="of:=IF([.B426]=[.E426]; &quot;&quot;; (([.E426]-[.B426])/[.B426])*100)" office:value-type="float" office:value="0.477099236641221" calcext:value-type="float">
            <text:p>0.477099236641221</text:p>
          </table:table-cell>
          <table:table-cell/>
        </table:table-row>
        <table:table-row table:style-name="ro1">
          <table:table-cell office:value-type="string" calcext:value-type="string">
            <text:p>test_contracts/storage_namespace</text:p>
          </table:table-cell>
          <table:table-cell office:value-type="float" office:value="26904" calcext:value-type="float">
            <text:p>26904</text:p>
          </table:table-cell>
          <table:table-cell/>
          <table:table-cell office:value-type="string" calcext:value-type="string">
            <text:p>test_contracts/storage_namespace</text:p>
          </table:table-cell>
          <table:table-cell office:value-type="float" office:value="27096" calcext:value-type="float">
            <text:p>27096</text:p>
          </table:table-cell>
          <table:table-cell/>
          <table:table-cell table:formula="of:=[.A427]=[.D427]" office:value-type="boolean" office:boolean-value="true" calcext:value-type="boolean">
            <text:p>TRUE</text:p>
          </table:table-cell>
          <table:table-cell table:formula="of:=IF([.B427]=[.E427]; &quot;&quot;; &quot;*&quot;)" office:value-type="string" office:string-value="*" calcext:value-type="string">
            <text:p>*</text:p>
          </table:table-cell>
          <table:table-cell table:formula="of:=IF([.B427]=[.E427]; &quot;&quot;; [.E427]-[.B427])" office:value-type="float" office:value="192" calcext:value-type="float">
            <text:p>192</text:p>
          </table:table-cell>
          <table:table-cell table:formula="of:=IF([.B427]=[.E427]; &quot;&quot;; (([.E427]-[.B427])/[.B427])*100)" office:value-type="float" office:value="0.713648528099911" calcext:value-type="float">
            <text:p>0.713648528099911</text:p>
          </table:table-cell>
          <table:table-cell/>
        </table:table-row>
        <table:table-row table:style-name="ro1">
          <table:table-cell office:value-type="string" calcext:value-type="string">
            <text:p>test_contracts/test_fuel_coin_contract</text:p>
          </table:table-cell>
          <table:table-cell office:value-type="float" office:value="1128" calcext:value-type="float">
            <text:p>1128</text:p>
          </table:table-cell>
          <table:table-cell/>
          <table:table-cell office:value-type="string" calcext:value-type="string">
            <text:p>test_contracts/test_fuel_coin_contract</text:p>
          </table:table-cell>
          <table:table-cell office:value-type="float" office:value="1136" calcext:value-type="float">
            <text:p>1136</text:p>
          </table:table-cell>
          <table:table-cell/>
          <table:table-cell table:formula="of:=[.A428]=[.D428]" office:value-type="boolean" office:boolean-value="true" calcext:value-type="boolean">
            <text:p>TRUE</text:p>
          </table:table-cell>
          <table:table-cell table:formula="of:=IF([.B428]=[.E428]; &quot;&quot;; &quot;*&quot;)" office:value-type="string" office:string-value="*" calcext:value-type="string">
            <text:p>*</text:p>
          </table:table-cell>
          <table:table-cell table:formula="of:=IF([.B428]=[.E428]; &quot;&quot;; [.E428]-[.B428])" office:value-type="float" office:value="8" calcext:value-type="float">
            <text:p>8</text:p>
          </table:table-cell>
          <table:table-cell table:formula="of:=IF([.B428]=[.E428]; &quot;&quot;; (([.E428]-[.B428])/[.B428])*100)" office:value-type="float" office:value="0.709219858156028" calcext:value-type="float">
            <text:p>0.709219858156028</text:p>
          </table:table-cell>
          <table:table-cell/>
        </table:table-row>
        <table:table-row table:style-name="ro1" table:visibility="filter">
          <table:table-cell office:value-type="string" calcext:value-type="string">
            <text:p>unit_tests/aggr_indexing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string" calcext:value-type="string">
            <text:p>unit_tests/aggr_indexing</text:p>
          </table:table-cell>
          <table:table-cell office:value-type="float" office:value="896" calcext:value-type="float">
            <text:p>896</text:p>
          </table:table-cell>
          <table:table-cell/>
          <table:table-cell table:formula="of:=[.A429]=[.D429]" office:value-type="boolean" office:boolean-value="true" calcext:value-type="boolean">
            <text:p>TRUE</text:p>
          </table:table-cell>
          <table:table-cell table:formula="of:=IF([.B429]=[.E429]; &quot;&quot;; &quot;*&quot;)">
            <text:p/>
          </table:table-cell>
          <table:table-cell table:formula="of:=IF([.B429]=[.E429]; &quot;&quot;; [.E429]-[.B429])">
            <text:p/>
          </table:table-cell>
          <table:table-cell table:formula="of:=IF([.B429]=[.E429]; &quot;&quot;; (([.E429]-[.B429])/[.B42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unit_tests/contract-multi-contract-call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unit_tests/contract-multi-contract-calls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430]=[.D430]" office:value-type="boolean" office:boolean-value="true" calcext:value-type="boolean">
            <text:p>TRUE</text:p>
          </table:table-cell>
          <table:table-cell table:formula="of:=IF([.B430]=[.E430]; &quot;&quot;; &quot;*&quot;)">
            <text:p/>
          </table:table-cell>
          <table:table-cell table:formula="of:=IF([.B430]=[.E430]; &quot;&quot;; [.E430]-[.B430])">
            <text:p/>
          </table:table-cell>
          <table:table-cell table:formula="of:=IF([.B430]=[.E430]; &quot;&quot;; (([.E430]-[.B430])/[.B43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unit_tests/contract_with_nested_libs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unit_tests/contract_with_nested_libs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A431]=[.D431]" office:value-type="boolean" office:boolean-value="true" calcext:value-type="boolean">
            <text:p>TRUE</text:p>
          </table:table-cell>
          <table:table-cell table:formula="of:=IF([.B431]=[.E431]; &quot;&quot;; &quot;*&quot;)">
            <text:p/>
          </table:table-cell>
          <table:table-cell table:formula="of:=IF([.B431]=[.E431]; &quot;&quot;; [.E431]-[.B431])">
            <text:p/>
          </table:table-cell>
          <table:table-cell table:formula="of:=IF([.B431]=[.E431]; &quot;&quot;; (([.E431]-[.B431])/[.B43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unit_tests/lib_multi_test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unit_tests/lib_multi_test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432]=[.D432]" office:value-type="boolean" office:boolean-value="true" calcext:value-type="boolean">
            <text:p>TRUE</text:p>
          </table:table-cell>
          <table:table-cell table:formula="of:=IF([.B432]=[.E432]; &quot;&quot;; &quot;*&quot;)">
            <text:p/>
          </table:table-cell>
          <table:table-cell table:formula="of:=IF([.B432]=[.E432]; &quot;&quot;; [.E432]-[.B432])">
            <text:p/>
          </table:table-cell>
          <table:table-cell table:formula="of:=IF([.B432]=[.E432]; &quot;&quot;; (([.E432]-[.B432])/[.B43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unit_tests/lib_single_test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unit_tests/lib_single_test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A433]=[.D433]" office:value-type="boolean" office:boolean-value="true" calcext:value-type="boolean">
            <text:p>TRUE</text:p>
          </table:table-cell>
          <table:table-cell table:formula="of:=IF([.B433]=[.E433]; &quot;&quot;; &quot;*&quot;)">
            <text:p/>
          </table:table-cell>
          <table:table-cell table:formula="of:=IF([.B433]=[.E433]; &quot;&quot;; [.E433]-[.B433])">
            <text:p/>
          </table:table-cell>
          <table:table-cell table:formula="of:=IF([.B433]=[.E433]; &quot;&quot;; (([.E433]-[.B433])/[.B43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unit_tests/nested_libs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unit_tests/nested_libs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A434]=[.D434]" office:value-type="boolean" office:boolean-value="true" calcext:value-type="boolean">
            <text:p>TRUE</text:p>
          </table:table-cell>
          <table:table-cell table:formula="of:=IF([.B434]=[.E434]; &quot;&quot;; &quot;*&quot;)">
            <text:p/>
          </table:table-cell>
          <table:table-cell table:formula="of:=IF([.B434]=[.E434]; &quot;&quot;; [.E434]-[.B434])">
            <text:p/>
          </table:table-cell>
          <table:table-cell table:formula="of:=IF([.B434]=[.E434]; &quot;&quot;; (([.E434]-[.B434])/[.B43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unit_tests/predicate_multi_test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string" calcext:value-type="string">
            <text:p>unit_tests/predicate_multi_test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[.A435]=[.D435]" office:value-type="boolean" office:boolean-value="true" calcext:value-type="boolean">
            <text:p>TRUE</text:p>
          </table:table-cell>
          <table:table-cell table:formula="of:=IF([.B435]=[.E435]; &quot;&quot;; &quot;*&quot;)">
            <text:p/>
          </table:table-cell>
          <table:table-cell table:formula="of:=IF([.B435]=[.E435]; &quot;&quot;; [.E435]-[.B435])">
            <text:p/>
          </table:table-cell>
          <table:table-cell table:formula="of:=IF([.B435]=[.E435]; &quot;&quot;; (([.E435]-[.B435])/[.B43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unit_tests/predicate_with_nested_libs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unit_tests/predicate_with_nested_libs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A436]=[.D436]" office:value-type="boolean" office:boolean-value="true" calcext:value-type="boolean">
            <text:p>TRUE</text:p>
          </table:table-cell>
          <table:table-cell table:formula="of:=IF([.B436]=[.E436]; &quot;&quot;; &quot;*&quot;)">
            <text:p/>
          </table:table-cell>
          <table:table-cell table:formula="of:=IF([.B436]=[.E436]; &quot;&quot;; [.E436]-[.B436])">
            <text:p/>
          </table:table-cell>
          <table:table-cell table:formula="of:=IF([.B436]=[.E436]; &quot;&quot;; (([.E436]-[.B436])/[.B43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unit_tests/regalloc_spill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string" calcext:value-type="string">
            <text:p>unit_tests/regalloc_spill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[.A437]=[.D437]" office:value-type="boolean" office:boolean-value="true" calcext:value-type="boolean">
            <text:p>TRUE</text:p>
          </table:table-cell>
          <table:table-cell table:formula="of:=IF([.B437]=[.E437]; &quot;&quot;; &quot;*&quot;)">
            <text:p/>
          </table:table-cell>
          <table:table-cell table:formula="of:=IF([.B437]=[.E437]; &quot;&quot;; [.E437]-[.B437])">
            <text:p/>
          </table:table-cell>
          <table:table-cell table:formula="of:=IF([.B437]=[.E437]; &quot;&quot;; (([.E437]-[.B437])/[.B43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unit_tests/script-contract-call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unit_tests/script-contract-calls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438]=[.D438]" office:value-type="boolean" office:boolean-value="true" calcext:value-type="boolean">
            <text:p>TRUE</text:p>
          </table:table-cell>
          <table:table-cell table:formula="of:=IF([.B438]=[.E438]; &quot;&quot;; &quot;*&quot;)">
            <text:p/>
          </table:table-cell>
          <table:table-cell table:formula="of:=IF([.B438]=[.E438]; &quot;&quot;; [.E438]-[.B438])">
            <text:p/>
          </table:table-cell>
          <table:table-cell table:formula="of:=IF([.B438]=[.E438]; &quot;&quot;; (([.E438]-[.B438])/[.B43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unit_tests/script_multi_test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unit_tests/script_multi_test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[.A439]=[.D439]" office:value-type="boolean" office:boolean-value="true" calcext:value-type="boolean">
            <text:p>TRUE</text:p>
          </table:table-cell>
          <table:table-cell table:formula="of:=IF([.B439]=[.E439]; &quot;&quot;; &quot;*&quot;)">
            <text:p/>
          </table:table-cell>
          <table:table-cell table:formula="of:=IF([.B439]=[.E439]; &quot;&quot;; [.E439]-[.B439])">
            <text:p/>
          </table:table-cell>
          <table:table-cell table:formula="of:=IF([.B439]=[.E439]; &quot;&quot;; (([.E439]-[.B439])/[.B43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unit_tests/script_with_nested_libs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unit_tests/script_with_nested_libs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440]=[.D440]" office:value-type="boolean" office:boolean-value="true" calcext:value-type="boolean">
            <text:p>TRUE</text:p>
          </table:table-cell>
          <table:table-cell table:formula="of:=IF([.B440]=[.E440]; &quot;&quot;; &quot;*&quot;)">
            <text:p/>
          </table:table-cell>
          <table:table-cell table:formula="of:=IF([.B440]=[.E440]; &quot;&quot;; [.E440]-[.B440])">
            <text:p/>
          </table:table-cell>
          <table:table-cell table:formula="of:=IF([.B440]=[.E440]; &quot;&quot;; (([.E440]-[.B440])/[.B44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unit_tests/should_revert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unit_tests/should_revert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A441]=[.D441]" office:value-type="boolean" office:boolean-value="true" calcext:value-type="boolean">
            <text:p>TRUE</text:p>
          </table:table-cell>
          <table:table-cell table:formula="of:=IF([.B441]=[.E441]; &quot;&quot;; &quot;*&quot;)">
            <text:p/>
          </table:table-cell>
          <table:table-cell table:formula="of:=IF([.B441]=[.E441]; &quot;&quot;; [.E441]-[.B441])">
            <text:p/>
          </table:table-cell>
          <table:table-cell table:formula="of:=IF([.B441]=[.E441]; &quot;&quot;; (([.E441]-[.B441])/[.B44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unit_tests/stack_indexing_overflow</text:p>
          </table:table-cell>
          <table:table-cell office:value-type="float" office:value="3816" calcext:value-type="float">
            <text:p>3816</text:p>
          </table:table-cell>
          <table:table-cell/>
          <table:table-cell office:value-type="string" calcext:value-type="string">
            <text:p>unit_tests/stack_indexing_overflow</text:p>
          </table:table-cell>
          <table:table-cell office:value-type="float" office:value="3816" calcext:value-type="float">
            <text:p>3816</text:p>
          </table:table-cell>
          <table:table-cell/>
          <table:table-cell table:formula="of:=[.A442]=[.D442]" office:value-type="boolean" office:boolean-value="true" calcext:value-type="boolean">
            <text:p>TRUE</text:p>
          </table:table-cell>
          <table:table-cell table:formula="of:=IF([.B442]=[.E442]; &quot;&quot;; &quot;*&quot;)">
            <text:p/>
          </table:table-cell>
          <table:table-cell table:formula="of:=IF([.B442]=[.E442]; &quot;&quot;; [.E442]-[.B442])">
            <text:p/>
          </table:table-cell>
          <table:table-cell table:formula="of:=IF([.B442]=[.E442]; &quot;&quot;; (([.E442]-[.B442])/[.B442])*100)">
            <text:p/>
          </table:table-cell>
          <table:table-cell/>
        </table:table-row>
      </table:table>
      <table:table table:name="2024-06-23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4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master</text:p>
          </table:table-cell>
          <table:table-cell table:number-columns-repeated="2"/>
          <table:table-cell table:style-name="ce1" office:value-type="string" calcext:value-type="string">
            <text:p>propagate incomplete</text:p>
          </table:table-cell>
          <table:table-cell table:number-columns-repeated="4"/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iff %</text:p>
          </table:table-cell>
          <table:table-cell table:number-columns-repeated="2"/>
          <table:table-cell table:style-name="ce1" office:value-type="string" calcext:value-type="string">
            <text:p>propagate incomplete no load following</text:p>
          </table:table-cell>
          <table:table-cell table:number-columns-repeated="2"/>
          <table:table-cell table:style-name="Default"/>
          <table:table-cell/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iff %</text:p>
          </table:table-cell>
          <table:table-cell/>
          <table:table-cell table:style-name="ce1" office:value-type="string" calcext:value-type="string">
            <text:p>propagate incomplete proper escape analysis</text:p>
          </table:table-cell>
          <table:table-cell table:number-columns-repeated="2"/>
          <table:table-cell table:style-name="Default"/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iff %</text:p>
          </table:table-cell>
        </table:table-row>
        <table:table-row table:style-name="ro1">
          <table:table-cell office:value-type="string" calcext:value-type="string">
            <text:p>blanket_impl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blanket_impl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]=[.D2]" office:value-type="boolean" office:boolean-value="true" calcext:value-type="boolean">
            <text:p>TRUE</text:p>
          </table:table-cell>
          <table:table-cell table:formula="of:=IF([.B2]=[.E2]; &quot;&quot;; &quot;*&quot;)">
            <text:p/>
          </table:table-cell>
          <table:table-cell table:formula="of:=IF([.B2]=[.E2]; &quot;&quot;; [.E2]-[.B2])">
            <text:p/>
          </table:table-cell>
          <table:table-cell table:formula="of:=IF([.B2]=[.E2]; &quot;&quot;; (([.E2]-[.B2])/[.B2])*100)">
            <text:p/>
          </table:table-cell>
          <table:table-cell table:number-columns-repeated="2"/>
          <table:table-cell office:value-type="string" calcext:value-type="string">
            <text:p>blanket_impl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2]=[.M2]" office:value-type="boolean" office:boolean-value="true" calcext:value-type="boolean">
            <text:p>TRUE</text:p>
          </table:table-cell>
          <table:table-cell table:formula="of:=IF([.E2]=[.N2]; &quot;&quot;; &quot;*&quot;)">
            <text:p/>
          </table:table-cell>
          <table:table-cell table:formula="of:=IF([.E2]=[.N2]; &quot;&quot;; [.E2]-[.N2])">
            <text:p/>
          </table:table-cell>
          <table:table-cell table:formula="of:=IF([.E2]=[.N2]; &quot;&quot;; (([.N2]-[.E2])/[.E2])*100)">
            <text:p/>
          </table:table-cell>
          <table:table-cell/>
          <table:table-cell office:value-type="string" calcext:value-type="string">
            <text:p>blanket_impl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M2]=[.U2]" office:value-type="boolean" office:boolean-value="true" calcext:value-type="boolean">
            <text:p>TRUE</text:p>
          </table:table-cell>
          <table:table-cell table:formula="of:=IF([.N2]=[.V2]; &quot;&quot;; [.V2]-[.N2])">
            <text:p/>
          </table:table-cell>
          <table:table-cell table:formula="of:=IF([.N2]=[.V2]; &quot;&quot;; (([.V2]-[.N2])/[.N2])*100)">
            <text:p/>
          </table:table-cell>
        </table:table-row>
        <table:table-row table:style-name="ro1">
          <table:table-cell office:value-type="string" calcext:value-type="string">
            <text:p>blanket_impl_u1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blanket_impl_u16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3]=[.D3]" office:value-type="boolean" office:boolean-value="true" calcext:value-type="boolean">
            <text:p>TRUE</text:p>
          </table:table-cell>
          <table:table-cell table:formula="of:=IF([.B3]=[.E3]; &quot;&quot;; &quot;*&quot;)">
            <text:p/>
          </table:table-cell>
          <table:table-cell table:formula="of:=IF([.B3]=[.E3]; &quot;&quot;; [.E3]-[.B3])">
            <text:p/>
          </table:table-cell>
          <table:table-cell table:formula="of:=IF([.B3]=[.E3]; &quot;&quot;; (([.E3]-[.B3])/[.B3])*100)">
            <text:p/>
          </table:table-cell>
          <table:table-cell table:number-columns-repeated="2"/>
          <table:table-cell office:value-type="string" calcext:value-type="string">
            <text:p>blanket_impl_u16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3]=[.M3]" office:value-type="boolean" office:boolean-value="true" calcext:value-type="boolean">
            <text:p>TRUE</text:p>
          </table:table-cell>
          <table:table-cell table:formula="of:=IF([.E3]=[.N3]; &quot;&quot;; &quot;*&quot;)">
            <text:p/>
          </table:table-cell>
          <table:table-cell table:formula="of:=IF([.E3]=[.N3]; &quot;&quot;; [.E3]-[.N3])">
            <text:p/>
          </table:table-cell>
          <table:table-cell table:formula="of:=IF([.E3]=[.N3]; &quot;&quot;; (([.N3]-[.E3])/[.E3])*100)">
            <text:p/>
          </table:table-cell>
          <table:table-cell/>
          <table:table-cell office:value-type="string" calcext:value-type="string">
            <text:p>blanket_impl_u16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M3]=[.U3]" office:value-type="boolean" office:boolean-value="true" calcext:value-type="boolean">
            <text:p>TRUE</text:p>
          </table:table-cell>
          <table:table-cell table:formula="of:=IF([.N3]=[.V3]; &quot;&quot;; [.V3]-[.N3])">
            <text:p/>
          </table:table-cell>
          <table:table-cell table:formula="of:=IF([.N3]=[.V3]; &quot;&quot;; (([.V3]-[.N3])/[.N3])*100)">
            <text:p/>
          </table:table-cell>
        </table:table-row>
        <table:table-row table:style-name="ro1">
          <table:table-cell office:value-type="string" calcext:value-type="string">
            <text:p>break_in_strange_positions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break_in_strange_positions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[.A4]=[.D4]" office:value-type="boolean" office:boolean-value="true" calcext:value-type="boolean">
            <text:p>TRUE</text:p>
          </table:table-cell>
          <table:table-cell table:formula="of:=IF([.B4]=[.E4]; &quot;&quot;; &quot;*&quot;)">
            <text:p/>
          </table:table-cell>
          <table:table-cell table:formula="of:=IF([.B4]=[.E4]; &quot;&quot;; [.E4]-[.B4])">
            <text:p/>
          </table:table-cell>
          <table:table-cell table:formula="of:=IF([.B4]=[.E4]; &quot;&quot;; (([.E4]-[.B4])/[.B4])*100)">
            <text:p/>
          </table:table-cell>
          <table:table-cell table:number-columns-repeated="2"/>
          <table:table-cell office:value-type="string" calcext:value-type="string">
            <text:p>break_in_strange_positions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[.D4]=[.M4]" office:value-type="boolean" office:boolean-value="true" calcext:value-type="boolean">
            <text:p>TRUE</text:p>
          </table:table-cell>
          <table:table-cell table:formula="of:=IF([.E4]=[.N4]; &quot;&quot;; &quot;*&quot;)">
            <text:p/>
          </table:table-cell>
          <table:table-cell table:formula="of:=IF([.E4]=[.N4]; &quot;&quot;; [.E4]-[.N4])">
            <text:p/>
          </table:table-cell>
          <table:table-cell table:formula="of:=IF([.E4]=[.N4]; &quot;&quot;; (([.N4]-[.E4])/[.E4])*100)">
            <text:p/>
          </table:table-cell>
          <table:table-cell/>
          <table:table-cell office:value-type="string" calcext:value-type="string">
            <text:p>break_in_strange_positions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[.M4]=[.U4]" office:value-type="boolean" office:boolean-value="true" calcext:value-type="boolean">
            <text:p>TRUE</text:p>
          </table:table-cell>
          <table:table-cell table:formula="of:=IF([.N4]=[.V4]; &quot;&quot;; [.V4]-[.N4])">
            <text:p/>
          </table:table-cell>
          <table:table-cell table:formula="of:=IF([.N4]=[.V4]; &quot;&quot;; (([.V4]-[.N4])/[.N4])*100)">
            <text:p/>
          </table:table-cell>
        </table:table-row>
        <table:table-row table:style-name="ro1">
          <table:table-cell office:value-type="string" calcext:value-type="string">
            <text:p>conditional_compilation/ru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conditional_compilation/run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5]=[.D5]" office:value-type="boolean" office:boolean-value="true" calcext:value-type="boolean">
            <text:p>TRUE</text:p>
          </table:table-cell>
          <table:table-cell table:formula="of:=IF([.B5]=[.E5]; &quot;&quot;; &quot;*&quot;)">
            <text:p/>
          </table:table-cell>
          <table:table-cell table:formula="of:=IF([.B5]=[.E5]; &quot;&quot;; [.E5]-[.B5])">
            <text:p/>
          </table:table-cell>
          <table:table-cell table:formula="of:=IF([.B5]=[.E5]; &quot;&quot;; (([.E5]-[.B5])/[.B5])*100)">
            <text:p/>
          </table:table-cell>
          <table:table-cell table:number-columns-repeated="2"/>
          <table:table-cell office:value-type="string" calcext:value-type="string">
            <text:p>conditional_compilation/run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5]=[.M5]" office:value-type="boolean" office:boolean-value="true" calcext:value-type="boolean">
            <text:p>TRUE</text:p>
          </table:table-cell>
          <table:table-cell table:formula="of:=IF([.E5]=[.N5]; &quot;&quot;; &quot;*&quot;)">
            <text:p/>
          </table:table-cell>
          <table:table-cell table:formula="of:=IF([.E5]=[.N5]; &quot;&quot;; [.E5]-[.N5])">
            <text:p/>
          </table:table-cell>
          <table:table-cell table:formula="of:=IF([.E5]=[.N5]; &quot;&quot;; (([.N5]-[.E5])/[.E5])*100)">
            <text:p/>
          </table:table-cell>
          <table:table-cell/>
          <table:table-cell office:value-type="string" calcext:value-type="string">
            <text:p>conditional_compilation/run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M5]=[.U5]" office:value-type="boolean" office:boolean-value="true" calcext:value-type="boolean">
            <text:p>TRUE</text:p>
          </table:table-cell>
          <table:table-cell table:formula="of:=IF([.N5]=[.V5]; &quot;&quot;; [.V5]-[.N5])">
            <text:p/>
          </table:table-cell>
          <table:table-cell table:formula="of:=IF([.N5]=[.V5]; &quot;&quot;; (([.V5]-[.N5])/[.N5])*100)">
            <text:p/>
          </table:table-cell>
        </table:table-row>
        <table:table-row table:style-name="ro1">
          <table:table-cell office:value-type="string" calcext:value-type="string">
            <text:p>continue_in_strange_positions</text:p>
          </table:table-cell>
          <table:table-cell office:value-type="float" office:value="1072" calcext:value-type="float">
            <text:p>1072</text:p>
          </table:table-cell>
          <table:table-cell/>
          <table:table-cell office:value-type="string" calcext:value-type="string">
            <text:p>continue_in_strange_positions</text:p>
          </table:table-cell>
          <table:table-cell office:value-type="float" office:value="1072" calcext:value-type="float">
            <text:p>1072</text:p>
          </table:table-cell>
          <table:table-cell/>
          <table:table-cell table:formula="of:=[.A6]=[.D6]" office:value-type="boolean" office:boolean-value="true" calcext:value-type="boolean">
            <text:p>TRUE</text:p>
          </table:table-cell>
          <table:table-cell table:formula="of:=IF([.B6]=[.E6]; &quot;&quot;; &quot;*&quot;)">
            <text:p/>
          </table:table-cell>
          <table:table-cell table:formula="of:=IF([.B6]=[.E6]; &quot;&quot;; [.E6]-[.B6])">
            <text:p/>
          </table:table-cell>
          <table:table-cell table:formula="of:=IF([.B6]=[.E6]; &quot;&quot;; (([.E6]-[.B6])/[.B6])*100)">
            <text:p/>
          </table:table-cell>
          <table:table-cell table:number-columns-repeated="2"/>
          <table:table-cell office:value-type="string" calcext:value-type="string">
            <text:p>continue_in_strange_positions</text:p>
          </table:table-cell>
          <table:table-cell office:value-type="float" office:value="1072" calcext:value-type="float">
            <text:p>1072</text:p>
          </table:table-cell>
          <table:table-cell/>
          <table:table-cell table:formula="of:=[.D6]=[.M6]" office:value-type="boolean" office:boolean-value="true" calcext:value-type="boolean">
            <text:p>TRUE</text:p>
          </table:table-cell>
          <table:table-cell table:formula="of:=IF([.E6]=[.N6]; &quot;&quot;; &quot;*&quot;)">
            <text:p/>
          </table:table-cell>
          <table:table-cell table:formula="of:=IF([.E6]=[.N6]; &quot;&quot;; [.E6]-[.N6])">
            <text:p/>
          </table:table-cell>
          <table:table-cell table:formula="of:=IF([.E6]=[.N6]; &quot;&quot;; (([.N6]-[.E6])/[.E6])*100)">
            <text:p/>
          </table:table-cell>
          <table:table-cell/>
          <table:table-cell office:value-type="string" calcext:value-type="string">
            <text:p>continue_in_strange_positions</text:p>
          </table:table-cell>
          <table:table-cell office:value-type="float" office:value="1072" calcext:value-type="float">
            <text:p>1072</text:p>
          </table:table-cell>
          <table:table-cell/>
          <table:table-cell table:formula="of:=[.M6]=[.U6]" office:value-type="boolean" office:boolean-value="true" calcext:value-type="boolean">
            <text:p>TRUE</text:p>
          </table:table-cell>
          <table:table-cell table:formula="of:=IF([.N6]=[.V6]; &quot;&quot;; [.V6]-[.N6])">
            <text:p/>
          </table:table-cell>
          <table:table-cell table:formula="of:=IF([.N6]=[.V6]; &quot;&quot;; (([.V6]-[.N6])/[.N6])*100)">
            <text:p/>
          </table:table-cell>
        </table:table-row>
        <table:table-row table:style-name="ro1">
          <table:table-cell office:value-type="string" calcext:value-type="string">
            <text:p>dca/alias_lib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dca/alias_lib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7]=[.D7]" office:value-type="boolean" office:boolean-value="true" calcext:value-type="boolean">
            <text:p>TRUE</text:p>
          </table:table-cell>
          <table:table-cell table:formula="of:=IF([.B7]=[.E7]; &quot;&quot;; &quot;*&quot;)">
            <text:p/>
          </table:table-cell>
          <table:table-cell table:formula="of:=IF([.B7]=[.E7]; &quot;&quot;; [.E7]-[.B7])">
            <text:p/>
          </table:table-cell>
          <table:table-cell table:formula="of:=IF([.B7]=[.E7]; &quot;&quot;; (([.E7]-[.B7])/[.B7])*100)">
            <text:p/>
          </table:table-cell>
          <table:table-cell table:number-columns-repeated="2"/>
          <table:table-cell office:value-type="string" calcext:value-type="string">
            <text:p>dca/alias_lib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7]=[.M7]" office:value-type="boolean" office:boolean-value="true" calcext:value-type="boolean">
            <text:p>TRUE</text:p>
          </table:table-cell>
          <table:table-cell table:formula="of:=IF([.E7]=[.N7]; &quot;&quot;; &quot;*&quot;)">
            <text:p/>
          </table:table-cell>
          <table:table-cell table:formula="of:=IF([.E7]=[.N7]; &quot;&quot;; [.E7]-[.N7])">
            <text:p/>
          </table:table-cell>
          <table:table-cell table:formula="of:=IF([.E7]=[.N7]; &quot;&quot;; (([.N7]-[.E7])/[.E7])*100)">
            <text:p/>
          </table:table-cell>
          <table:table-cell/>
          <table:table-cell office:value-type="string" calcext:value-type="string">
            <text:p>dca/alias_lib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M7]=[.U7]" office:value-type="boolean" office:boolean-value="true" calcext:value-type="boolean">
            <text:p>TRUE</text:p>
          </table:table-cell>
          <table:table-cell table:formula="of:=IF([.N7]=[.V7]; &quot;&quot;; [.V7]-[.N7])">
            <text:p/>
          </table:table-cell>
          <table:table-cell table:formula="of:=IF([.N7]=[.V7]; &quot;&quot;; (([.V7]-[.N7])/[.N7])*100)">
            <text:p/>
          </table:table-cell>
        </table:table-row>
        <table:table-row table:style-name="ro1">
          <table:table-cell office:value-type="string" calcext:value-type="string">
            <text:p>dca/alias_type_ascriptio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alias_type_ascriptio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8]=[.D8]" office:value-type="boolean" office:boolean-value="true" calcext:value-type="boolean">
            <text:p>TRUE</text:p>
          </table:table-cell>
          <table:table-cell table:formula="of:=IF([.B8]=[.E8]; &quot;&quot;; &quot;*&quot;)">
            <text:p/>
          </table:table-cell>
          <table:table-cell table:formula="of:=IF([.B8]=[.E8]; &quot;&quot;; [.E8]-[.B8])">
            <text:p/>
          </table:table-cell>
          <table:table-cell table:formula="of:=IF([.B8]=[.E8]; &quot;&quot;; (([.E8]-[.B8])/[.B8])*100)">
            <text:p/>
          </table:table-cell>
          <table:table-cell table:number-columns-repeated="2"/>
          <table:table-cell office:value-type="string" calcext:value-type="string">
            <text:p>dca/alias_type_ascriptio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8]=[.M8]" office:value-type="boolean" office:boolean-value="true" calcext:value-type="boolean">
            <text:p>TRUE</text:p>
          </table:table-cell>
          <table:table-cell table:formula="of:=IF([.E8]=[.N8]; &quot;&quot;; &quot;*&quot;)">
            <text:p/>
          </table:table-cell>
          <table:table-cell table:formula="of:=IF([.E8]=[.N8]; &quot;&quot;; [.E8]-[.N8])">
            <text:p/>
          </table:table-cell>
          <table:table-cell table:formula="of:=IF([.E8]=[.N8]; &quot;&quot;; (([.N8]-[.E8])/[.E8])*100)">
            <text:p/>
          </table:table-cell>
          <table:table-cell/>
          <table:table-cell office:value-type="string" calcext:value-type="string">
            <text:p>dca/alias_type_ascriptio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8]=[.U8]" office:value-type="boolean" office:boolean-value="true" calcext:value-type="boolean">
            <text:p>TRUE</text:p>
          </table:table-cell>
          <table:table-cell table:formula="of:=IF([.N8]=[.V8]; &quot;&quot;; [.V8]-[.N8])">
            <text:p/>
          </table:table-cell>
          <table:table-cell table:formula="of:=IF([.N8]=[.V8]; &quot;&quot;; (([.V8]-[.N8])/[.N8])*100)">
            <text:p/>
          </table:table-cell>
        </table:table-row>
        <table:table-row table:style-name="ro1">
          <table:table-cell office:value-type="string" calcext:value-type="string">
            <text:p>dca/alias_type_ascription_generic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alias_type_ascription_generic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9]=[.D9]" office:value-type="boolean" office:boolean-value="true" calcext:value-type="boolean">
            <text:p>TRUE</text:p>
          </table:table-cell>
          <table:table-cell table:formula="of:=IF([.B9]=[.E9]; &quot;&quot;; &quot;*&quot;)">
            <text:p/>
          </table:table-cell>
          <table:table-cell table:formula="of:=IF([.B9]=[.E9]; &quot;&quot;; [.E9]-[.B9])">
            <text:p/>
          </table:table-cell>
          <table:table-cell table:formula="of:=IF([.B9]=[.E9]; &quot;&quot;; (([.E9]-[.B9])/[.B9])*100)">
            <text:p/>
          </table:table-cell>
          <table:table-cell table:number-columns-repeated="2"/>
          <table:table-cell office:value-type="string" calcext:value-type="string">
            <text:p>dca/alias_type_ascription_generic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9]=[.M9]" office:value-type="boolean" office:boolean-value="true" calcext:value-type="boolean">
            <text:p>TRUE</text:p>
          </table:table-cell>
          <table:table-cell table:formula="of:=IF([.E9]=[.N9]; &quot;&quot;; &quot;*&quot;)">
            <text:p/>
          </table:table-cell>
          <table:table-cell table:formula="of:=IF([.E9]=[.N9]; &quot;&quot;; [.E9]-[.N9])">
            <text:p/>
          </table:table-cell>
          <table:table-cell table:formula="of:=IF([.E9]=[.N9]; &quot;&quot;; (([.N9]-[.E9])/[.E9])*100)">
            <text:p/>
          </table:table-cell>
          <table:table-cell/>
          <table:table-cell office:value-type="string" calcext:value-type="string">
            <text:p>dca/alias_type_ascription_generic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9]=[.U9]" office:value-type="boolean" office:boolean-value="true" calcext:value-type="boolean">
            <text:p>TRUE</text:p>
          </table:table-cell>
          <table:table-cell table:formula="of:=IF([.N9]=[.V9]; &quot;&quot;; [.V9]-[.N9])">
            <text:p/>
          </table:table-cell>
          <table:table-cell table:formula="of:=IF([.N9]=[.V9]; &quot;&quot;; (([.V9]-[.N9])/[.N9])*100)">
            <text:p/>
          </table:table-cell>
        </table:table-row>
        <table:table-row table:style-name="ro1">
          <table:table-cell office:value-type="string" calcext:value-type="string">
            <text:p>dca/alias_unuse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alias_unuse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10]=[.D10]" office:value-type="boolean" office:boolean-value="true" calcext:value-type="boolean">
            <text:p>TRUE</text:p>
          </table:table-cell>
          <table:table-cell table:formula="of:=IF([.B10]=[.E10]; &quot;&quot;; &quot;*&quot;)">
            <text:p/>
          </table:table-cell>
          <table:table-cell table:formula="of:=IF([.B10]=[.E10]; &quot;&quot;; [.E10]-[.B10])">
            <text:p/>
          </table:table-cell>
          <table:table-cell table:formula="of:=IF([.B10]=[.E10]; &quot;&quot;; (([.E10]-[.B10])/[.B10])*100)">
            <text:p/>
          </table:table-cell>
          <table:table-cell table:number-columns-repeated="2"/>
          <table:table-cell office:value-type="string" calcext:value-type="string">
            <text:p>dca/alias_unuse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10]=[.M10]" office:value-type="boolean" office:boolean-value="true" calcext:value-type="boolean">
            <text:p>TRUE</text:p>
          </table:table-cell>
          <table:table-cell table:formula="of:=IF([.E10]=[.N10]; &quot;&quot;; &quot;*&quot;)">
            <text:p/>
          </table:table-cell>
          <table:table-cell table:formula="of:=IF([.E10]=[.N10]; &quot;&quot;; [.E10]-[.N10])">
            <text:p/>
          </table:table-cell>
          <table:table-cell table:formula="of:=IF([.E10]=[.N10]; &quot;&quot;; (([.N10]-[.E10])/[.E10])*100)">
            <text:p/>
          </table:table-cell>
          <table:table-cell/>
          <table:table-cell office:value-type="string" calcext:value-type="string">
            <text:p>dca/alias_unuse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10]=[.U10]" office:value-type="boolean" office:boolean-value="true" calcext:value-type="boolean">
            <text:p>TRUE</text:p>
          </table:table-cell>
          <table:table-cell table:formula="of:=IF([.N10]=[.V10]; &quot;&quot;; [.V10]-[.N10])">
            <text:p/>
          </table:table-cell>
          <table:table-cell table:formula="of:=IF([.N10]=[.V10]; &quot;&quot;; (([.V10]-[.N10])/[.N10])*100)">
            <text:p/>
          </table:table-cell>
        </table:table-row>
        <table:table-row table:style-name="ro1">
          <table:table-cell office:value-type="string" calcext:value-type="string">
            <text:p>dca/allow_dead_cod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allow_dead_cod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11]=[.D11]" office:value-type="boolean" office:boolean-value="true" calcext:value-type="boolean">
            <text:p>TRUE</text:p>
          </table:table-cell>
          <table:table-cell table:formula="of:=IF([.B11]=[.E11]; &quot;&quot;; &quot;*&quot;)">
            <text:p/>
          </table:table-cell>
          <table:table-cell table:formula="of:=IF([.B11]=[.E11]; &quot;&quot;; [.E11]-[.B11])">
            <text:p/>
          </table:table-cell>
          <table:table-cell table:formula="of:=IF([.B11]=[.E11]; &quot;&quot;; (([.E11]-[.B11])/[.B11])*100)">
            <text:p/>
          </table:table-cell>
          <table:table-cell table:number-columns-repeated="2"/>
          <table:table-cell office:value-type="string" calcext:value-type="string">
            <text:p>dca/allow_dead_cod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11]=[.M11]" office:value-type="boolean" office:boolean-value="true" calcext:value-type="boolean">
            <text:p>TRUE</text:p>
          </table:table-cell>
          <table:table-cell table:formula="of:=IF([.E11]=[.N11]; &quot;&quot;; &quot;*&quot;)">
            <text:p/>
          </table:table-cell>
          <table:table-cell table:formula="of:=IF([.E11]=[.N11]; &quot;&quot;; [.E11]-[.N11])">
            <text:p/>
          </table:table-cell>
          <table:table-cell table:formula="of:=IF([.E11]=[.N11]; &quot;&quot;; (([.N11]-[.E11])/[.E11])*100)">
            <text:p/>
          </table:table-cell>
          <table:table-cell/>
          <table:table-cell office:value-type="string" calcext:value-type="string">
            <text:p>dca/allow_dead_cod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11]=[.U11]" office:value-type="boolean" office:boolean-value="true" calcext:value-type="boolean">
            <text:p>TRUE</text:p>
          </table:table-cell>
          <table:table-cell table:formula="of:=IF([.N11]=[.V11]; &quot;&quot;; [.V11]-[.N11])">
            <text:p/>
          </table:table-cell>
          <table:table-cell table:formula="of:=IF([.N11]=[.V11]; &quot;&quot;; (([.V11]-[.N11])/[.N11])*100)">
            <text:p/>
          </table:table-cell>
        </table:table-row>
        <table:table-row table:style-name="ro1">
          <table:table-cell office:value-type="string" calcext:value-type="string">
            <text:p>dca/all_paths_retur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all_paths_retur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12]=[.D12]" office:value-type="boolean" office:boolean-value="true" calcext:value-type="boolean">
            <text:p>TRUE</text:p>
          </table:table-cell>
          <table:table-cell table:formula="of:=IF([.B12]=[.E12]; &quot;&quot;; &quot;*&quot;)">
            <text:p/>
          </table:table-cell>
          <table:table-cell table:formula="of:=IF([.B12]=[.E12]; &quot;&quot;; [.E12]-[.B12])">
            <text:p/>
          </table:table-cell>
          <table:table-cell table:formula="of:=IF([.B12]=[.E12]; &quot;&quot;; (([.E12]-[.B12])/[.B12])*100)">
            <text:p/>
          </table:table-cell>
          <table:table-cell table:number-columns-repeated="2"/>
          <table:table-cell office:value-type="string" calcext:value-type="string">
            <text:p>dca/all_paths_retur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12]=[.M12]" office:value-type="boolean" office:boolean-value="true" calcext:value-type="boolean">
            <text:p>TRUE</text:p>
          </table:table-cell>
          <table:table-cell table:formula="of:=IF([.E12]=[.N12]; &quot;&quot;; &quot;*&quot;)">
            <text:p/>
          </table:table-cell>
          <table:table-cell table:formula="of:=IF([.E12]=[.N12]; &quot;&quot;; [.E12]-[.N12])">
            <text:p/>
          </table:table-cell>
          <table:table-cell table:formula="of:=IF([.E12]=[.N12]; &quot;&quot;; (([.N12]-[.E12])/[.E12])*100)">
            <text:p/>
          </table:table-cell>
          <table:table-cell/>
          <table:table-cell office:value-type="string" calcext:value-type="string">
            <text:p>dca/all_paths_retur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12]=[.U12]" office:value-type="boolean" office:boolean-value="true" calcext:value-type="boolean">
            <text:p>TRUE</text:p>
          </table:table-cell>
          <table:table-cell table:formula="of:=IF([.N12]=[.V12]; &quot;&quot;; [.V12]-[.N12])">
            <text:p/>
          </table:table-cell>
          <table:table-cell table:formula="of:=IF([.N12]=[.V12]; &quot;&quot;; (([.V12]-[.N12])/[.N12])*100)">
            <text:p/>
          </table:table-cell>
        </table:table-row>
        <table:table-row table:style-name="ro1">
          <table:table-cell office:value-type="string" calcext:value-type="string">
            <text:p>dca/constant_decl_expr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ca/constant_decl_expr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3]=[.D13]" office:value-type="boolean" office:boolean-value="true" calcext:value-type="boolean">
            <text:p>TRUE</text:p>
          </table:table-cell>
          <table:table-cell table:formula="of:=IF([.B13]=[.E13]; &quot;&quot;; &quot;*&quot;)">
            <text:p/>
          </table:table-cell>
          <table:table-cell table:formula="of:=IF([.B13]=[.E13]; &quot;&quot;; [.E13]-[.B13])">
            <text:p/>
          </table:table-cell>
          <table:table-cell table:formula="of:=IF([.B13]=[.E13]; &quot;&quot;; (([.E13]-[.B13])/[.B13])*100)">
            <text:p/>
          </table:table-cell>
          <table:table-cell table:number-columns-repeated="2"/>
          <table:table-cell office:value-type="string" calcext:value-type="string">
            <text:p>dca/constant_decl_expr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13]=[.M13]" office:value-type="boolean" office:boolean-value="true" calcext:value-type="boolean">
            <text:p>TRUE</text:p>
          </table:table-cell>
          <table:table-cell table:formula="of:=IF([.E13]=[.N13]; &quot;&quot;; &quot;*&quot;)">
            <text:p/>
          </table:table-cell>
          <table:table-cell table:formula="of:=IF([.E13]=[.N13]; &quot;&quot;; [.E13]-[.N13])">
            <text:p/>
          </table:table-cell>
          <table:table-cell table:formula="of:=IF([.E13]=[.N13]; &quot;&quot;; (([.N13]-[.E13])/[.E13])*100)">
            <text:p/>
          </table:table-cell>
          <table:table-cell/>
          <table:table-cell office:value-type="string" calcext:value-type="string">
            <text:p>dca/constant_decl_expr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M13]=[.U13]" office:value-type="boolean" office:boolean-value="true" calcext:value-type="boolean">
            <text:p>TRUE</text:p>
          </table:table-cell>
          <table:table-cell table:formula="of:=IF([.N13]=[.V13]; &quot;&quot;; [.V13]-[.N13])">
            <text:p/>
          </table:table-cell>
          <table:table-cell table:formula="of:=IF([.N13]=[.V13]; &quot;&quot;; (([.V13]-[.N13])/[.N13])*100)">
            <text:p/>
          </table:table-cell>
        </table:table-row>
        <table:table-row table:style-name="ro1">
          <table:table-cell office:value-type="string" calcext:value-type="string">
            <text:p>dca/constant_struc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ca/constant_struc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4]=[.D14]" office:value-type="boolean" office:boolean-value="true" calcext:value-type="boolean">
            <text:p>TRUE</text:p>
          </table:table-cell>
          <table:table-cell table:formula="of:=IF([.B14]=[.E14]; &quot;&quot;; &quot;*&quot;)">
            <text:p/>
          </table:table-cell>
          <table:table-cell table:formula="of:=IF([.B14]=[.E14]; &quot;&quot;; [.E14]-[.B14])">
            <text:p/>
          </table:table-cell>
          <table:table-cell table:formula="of:=IF([.B14]=[.E14]; &quot;&quot;; (([.E14]-[.B14])/[.B14])*100)">
            <text:p/>
          </table:table-cell>
          <table:table-cell table:number-columns-repeated="2"/>
          <table:table-cell office:value-type="string" calcext:value-type="string">
            <text:p>dca/constant_struc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14]=[.M14]" office:value-type="boolean" office:boolean-value="true" calcext:value-type="boolean">
            <text:p>TRUE</text:p>
          </table:table-cell>
          <table:table-cell table:formula="of:=IF([.E14]=[.N14]; &quot;&quot;; &quot;*&quot;)">
            <text:p/>
          </table:table-cell>
          <table:table-cell table:formula="of:=IF([.E14]=[.N14]; &quot;&quot;; [.E14]-[.N14])">
            <text:p/>
          </table:table-cell>
          <table:table-cell table:formula="of:=IF([.E14]=[.N14]; &quot;&quot;; (([.N14]-[.E14])/[.E14])*100)">
            <text:p/>
          </table:table-cell>
          <table:table-cell/>
          <table:table-cell office:value-type="string" calcext:value-type="string">
            <text:p>dca/constant_struc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M14]=[.U14]" office:value-type="boolean" office:boolean-value="true" calcext:value-type="boolean">
            <text:p>TRUE</text:p>
          </table:table-cell>
          <table:table-cell table:formula="of:=IF([.N14]=[.V14]; &quot;&quot;; [.V14]-[.N14])">
            <text:p/>
          </table:table-cell>
          <table:table-cell table:formula="of:=IF([.N14]=[.V14]; &quot;&quot;; (([.V14]-[.N14])/[.N14])*100)">
            <text:p/>
          </table:table-cell>
        </table:table-row>
        <table:table-row table:style-name="ro1">
          <table:table-cell office:value-type="string" calcext:value-type="string">
            <text:p>dca/constant_whil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constant_whil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15]=[.D15]" office:value-type="boolean" office:boolean-value="true" calcext:value-type="boolean">
            <text:p>TRUE</text:p>
          </table:table-cell>
          <table:table-cell table:formula="of:=IF([.B15]=[.E15]; &quot;&quot;; &quot;*&quot;)">
            <text:p/>
          </table:table-cell>
          <table:table-cell table:formula="of:=IF([.B15]=[.E15]; &quot;&quot;; [.E15]-[.B15])">
            <text:p/>
          </table:table-cell>
          <table:table-cell table:formula="of:=IF([.B15]=[.E15]; &quot;&quot;; (([.E15]-[.B15])/[.B15])*100)">
            <text:p/>
          </table:table-cell>
          <table:table-cell table:number-columns-repeated="2"/>
          <table:table-cell office:value-type="string" calcext:value-type="string">
            <text:p>dca/constant_whil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15]=[.M15]" office:value-type="boolean" office:boolean-value="true" calcext:value-type="boolean">
            <text:p>TRUE</text:p>
          </table:table-cell>
          <table:table-cell table:formula="of:=IF([.E15]=[.N15]; &quot;&quot;; &quot;*&quot;)">
            <text:p/>
          </table:table-cell>
          <table:table-cell table:formula="of:=IF([.E15]=[.N15]; &quot;&quot;; [.E15]-[.N15])">
            <text:p/>
          </table:table-cell>
          <table:table-cell table:formula="of:=IF([.E15]=[.N15]; &quot;&quot;; (([.N15]-[.E15])/[.E15])*100)">
            <text:p/>
          </table:table-cell>
          <table:table-cell/>
          <table:table-cell office:value-type="string" calcext:value-type="string">
            <text:p>dca/constant_whil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15]=[.U15]" office:value-type="boolean" office:boolean-value="true" calcext:value-type="boolean">
            <text:p>TRUE</text:p>
          </table:table-cell>
          <table:table-cell table:formula="of:=IF([.N15]=[.V15]; &quot;&quot;; [.V15]-[.N15])">
            <text:p/>
          </table:table-cell>
          <table:table-cell table:formula="of:=IF([.N15]=[.V15]; &quot;&quot;; (([.V15]-[.N15])/[.N15])*100)">
            <text:p/>
          </table:table-cell>
        </table:table-row>
        <table:table-row table:style-name="ro1">
          <table:table-cell office:value-type="string" calcext:value-type="string">
            <text:p>dca/contract/abi_fn_params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dca/contract/abi_fn_params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A16]=[.D16]" office:value-type="boolean" office:boolean-value="true" calcext:value-type="boolean">
            <text:p>TRUE</text:p>
          </table:table-cell>
          <table:table-cell table:formula="of:=IF([.B16]=[.E16]; &quot;&quot;; &quot;*&quot;)">
            <text:p/>
          </table:table-cell>
          <table:table-cell table:formula="of:=IF([.B16]=[.E16]; &quot;&quot;; [.E16]-[.B16])">
            <text:p/>
          </table:table-cell>
          <table:table-cell table:formula="of:=IF([.B16]=[.E16]; &quot;&quot;; (([.E16]-[.B16])/[.B16])*100)">
            <text:p/>
          </table:table-cell>
          <table:table-cell table:number-columns-repeated="2"/>
          <table:table-cell office:value-type="string" calcext:value-type="string">
            <text:p>dca/contract/abi_fn_params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D16]=[.M16]" office:value-type="boolean" office:boolean-value="true" calcext:value-type="boolean">
            <text:p>TRUE</text:p>
          </table:table-cell>
          <table:table-cell table:formula="of:=IF([.E16]=[.N16]; &quot;&quot;; &quot;*&quot;)">
            <text:p/>
          </table:table-cell>
          <table:table-cell table:formula="of:=IF([.E16]=[.N16]; &quot;&quot;; [.E16]-[.N16])">
            <text:p/>
          </table:table-cell>
          <table:table-cell table:formula="of:=IF([.E16]=[.N16]; &quot;&quot;; (([.N16]-[.E16])/[.E16])*100)">
            <text:p/>
          </table:table-cell>
          <table:table-cell/>
          <table:table-cell office:value-type="string" calcext:value-type="string">
            <text:p>dca/contract/abi_fn_params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M16]=[.U16]" office:value-type="boolean" office:boolean-value="true" calcext:value-type="boolean">
            <text:p>TRUE</text:p>
          </table:table-cell>
          <table:table-cell table:formula="of:=IF([.N16]=[.V16]; &quot;&quot;; [.V16]-[.N16])">
            <text:p/>
          </table:table-cell>
          <table:table-cell table:formula="of:=IF([.N16]=[.V16]; &quot;&quot;; (([.V16]-[.N16])/[.N16])*100)">
            <text:p/>
          </table:table-cell>
        </table:table-row>
        <table:table-row table:style-name="ro1">
          <table:table-cell office:value-type="string" calcext:value-type="string">
            <text:p>dca/contract/superabi_contract_calls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dca/contract/superabi_contract_calls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[.A17]=[.D17]" office:value-type="boolean" office:boolean-value="true" calcext:value-type="boolean">
            <text:p>TRUE</text:p>
          </table:table-cell>
          <table:table-cell table:formula="of:=IF([.B17]=[.E17]; &quot;&quot;; &quot;*&quot;)">
            <text:p/>
          </table:table-cell>
          <table:table-cell table:formula="of:=IF([.B17]=[.E17]; &quot;&quot;; [.E17]-[.B17])">
            <text:p/>
          </table:table-cell>
          <table:table-cell table:formula="of:=IF([.B17]=[.E17]; &quot;&quot;; (([.E17]-[.B17])/[.B17])*100)">
            <text:p/>
          </table:table-cell>
          <table:table-cell table:number-columns-repeated="2"/>
          <table:table-cell office:value-type="string" calcext:value-type="string">
            <text:p>dca/contract/superabi_contract_calls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[.D17]=[.M17]" office:value-type="boolean" office:boolean-value="true" calcext:value-type="boolean">
            <text:p>TRUE</text:p>
          </table:table-cell>
          <table:table-cell table:formula="of:=IF([.E17]=[.N17]; &quot;&quot;; &quot;*&quot;)">
            <text:p/>
          </table:table-cell>
          <table:table-cell table:formula="of:=IF([.E17]=[.N17]; &quot;&quot;; [.E17]-[.N17])">
            <text:p/>
          </table:table-cell>
          <table:table-cell table:formula="of:=IF([.E17]=[.N17]; &quot;&quot;; (([.N17]-[.E17])/[.E17])*100)">
            <text:p/>
          </table:table-cell>
          <table:table-cell/>
          <table:table-cell office:value-type="string" calcext:value-type="string">
            <text:p>dca/contract/superabi_contract_calls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[.M17]=[.U17]" office:value-type="boolean" office:boolean-value="true" calcext:value-type="boolean">
            <text:p>TRUE</text:p>
          </table:table-cell>
          <table:table-cell table:formula="of:=IF([.N17]=[.V17]; &quot;&quot;; [.V17]-[.N17])">
            <text:p/>
          </table:table-cell>
          <table:table-cell table:formula="of:=IF([.N17]=[.V17]; &quot;&quot;; (([.V17]-[.N17])/[.N17])*100)">
            <text:p/>
          </table:table-cell>
        </table:table-row>
        <table:table-row table:style-name="ro1">
          <table:table-cell office:value-type="string" calcext:value-type="string">
            <text:p>dca/contract/unused_struct_field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dca/contract/unused_struct_field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18]=[.D18]" office:value-type="boolean" office:boolean-value="true" calcext:value-type="boolean">
            <text:p>TRUE</text:p>
          </table:table-cell>
          <table:table-cell table:formula="of:=IF([.B18]=[.E18]; &quot;&quot;; &quot;*&quot;)">
            <text:p/>
          </table:table-cell>
          <table:table-cell table:formula="of:=IF([.B18]=[.E18]; &quot;&quot;; [.E18]-[.B18])">
            <text:p/>
          </table:table-cell>
          <table:table-cell table:formula="of:=IF([.B18]=[.E18]; &quot;&quot;; (([.E18]-[.B18])/[.B18])*100)">
            <text:p/>
          </table:table-cell>
          <table:table-cell table:number-columns-repeated="2"/>
          <table:table-cell office:value-type="string" calcext:value-type="string">
            <text:p>dca/contract/unused_struct_field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D18]=[.M18]" office:value-type="boolean" office:boolean-value="true" calcext:value-type="boolean">
            <text:p>TRUE</text:p>
          </table:table-cell>
          <table:table-cell table:formula="of:=IF([.E18]=[.N18]; &quot;&quot;; &quot;*&quot;)">
            <text:p/>
          </table:table-cell>
          <table:table-cell table:formula="of:=IF([.E18]=[.N18]; &quot;&quot;; [.E18]-[.N18])">
            <text:p/>
          </table:table-cell>
          <table:table-cell table:formula="of:=IF([.E18]=[.N18]; &quot;&quot;; (([.N18]-[.E18])/[.E18])*100)">
            <text:p/>
          </table:table-cell>
          <table:table-cell/>
          <table:table-cell office:value-type="string" calcext:value-type="string">
            <text:p>dca/contract/unused_struct_field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M18]=[.U18]" office:value-type="boolean" office:boolean-value="true" calcext:value-type="boolean">
            <text:p>TRUE</text:p>
          </table:table-cell>
          <table:table-cell table:formula="of:=IF([.N18]=[.V18]; &quot;&quot;; [.V18]-[.N18])">
            <text:p/>
          </table:table-cell>
          <table:table-cell table:formula="of:=IF([.N18]=[.V18]; &quot;&quot;; (([.V18]-[.N18])/[.N18])*100)">
            <text:p/>
          </table:table-cell>
        </table:table-row>
        <table:table-row table:style-name="ro1">
          <table:table-cell office:value-type="string" calcext:value-type="string">
            <text:p>dca/contract/unused_struct_field_array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dca/contract/unused_struct_field_array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19]=[.D19]" office:value-type="boolean" office:boolean-value="true" calcext:value-type="boolean">
            <text:p>TRUE</text:p>
          </table:table-cell>
          <table:table-cell table:formula="of:=IF([.B19]=[.E19]; &quot;&quot;; &quot;*&quot;)">
            <text:p/>
          </table:table-cell>
          <table:table-cell table:formula="of:=IF([.B19]=[.E19]; &quot;&quot;; [.E19]-[.B19])">
            <text:p/>
          </table:table-cell>
          <table:table-cell table:formula="of:=IF([.B19]=[.E19]; &quot;&quot;; (([.E19]-[.B19])/[.B19])*100)">
            <text:p/>
          </table:table-cell>
          <table:table-cell table:number-columns-repeated="2"/>
          <table:table-cell office:value-type="string" calcext:value-type="string">
            <text:p>dca/contract/unused_struct_field_array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D19]=[.M19]" office:value-type="boolean" office:boolean-value="true" calcext:value-type="boolean">
            <text:p>TRUE</text:p>
          </table:table-cell>
          <table:table-cell table:formula="of:=IF([.E19]=[.N19]; &quot;&quot;; &quot;*&quot;)">
            <text:p/>
          </table:table-cell>
          <table:table-cell table:formula="of:=IF([.E19]=[.N19]; &quot;&quot;; [.E19]-[.N19])">
            <text:p/>
          </table:table-cell>
          <table:table-cell table:formula="of:=IF([.E19]=[.N19]; &quot;&quot;; (([.N19]-[.E19])/[.E19])*100)">
            <text:p/>
          </table:table-cell>
          <table:table-cell/>
          <table:table-cell office:value-type="string" calcext:value-type="string">
            <text:p>dca/contract/unused_struct_field_array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M19]=[.U19]" office:value-type="boolean" office:boolean-value="true" calcext:value-type="boolean">
            <text:p>TRUE</text:p>
          </table:table-cell>
          <table:table-cell table:formula="of:=IF([.N19]=[.V19]; &quot;&quot;; [.V19]-[.N19])">
            <text:p/>
          </table:table-cell>
          <table:table-cell table:formula="of:=IF([.N19]=[.V19]; &quot;&quot;; (([.V19]-[.N19])/[.N19])*100)">
            <text:p/>
          </table:table-cell>
        </table:table-row>
        <table:table-row table:style-name="ro1">
          <table:table-cell office:value-type="string" calcext:value-type="string">
            <text:p>dca/contract/unused_struct_field_enum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dca/contract/unused_struct_field_enum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20]=[.D20]" office:value-type="boolean" office:boolean-value="true" calcext:value-type="boolean">
            <text:p>TRUE</text:p>
          </table:table-cell>
          <table:table-cell table:formula="of:=IF([.B20]=[.E20]; &quot;&quot;; &quot;*&quot;)">
            <text:p/>
          </table:table-cell>
          <table:table-cell table:formula="of:=IF([.B20]=[.E20]; &quot;&quot;; [.E20]-[.B20])">
            <text:p/>
          </table:table-cell>
          <table:table-cell table:formula="of:=IF([.B20]=[.E20]; &quot;&quot;; (([.E20]-[.B20])/[.B20])*100)">
            <text:p/>
          </table:table-cell>
          <table:table-cell table:number-columns-repeated="2"/>
          <table:table-cell office:value-type="string" calcext:value-type="string">
            <text:p>dca/contract/unused_struct_field_enum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D20]=[.M20]" office:value-type="boolean" office:boolean-value="true" calcext:value-type="boolean">
            <text:p>TRUE</text:p>
          </table:table-cell>
          <table:table-cell table:formula="of:=IF([.E20]=[.N20]; &quot;&quot;; &quot;*&quot;)">
            <text:p/>
          </table:table-cell>
          <table:table-cell table:formula="of:=IF([.E20]=[.N20]; &quot;&quot;; [.E20]-[.N20])">
            <text:p/>
          </table:table-cell>
          <table:table-cell table:formula="of:=IF([.E20]=[.N20]; &quot;&quot;; (([.N20]-[.E20])/[.E20])*100)">
            <text:p/>
          </table:table-cell>
          <table:table-cell/>
          <table:table-cell office:value-type="string" calcext:value-type="string">
            <text:p>dca/contract/unused_struct_field_enum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M20]=[.U20]" office:value-type="boolean" office:boolean-value="true" calcext:value-type="boolean">
            <text:p>TRUE</text:p>
          </table:table-cell>
          <table:table-cell table:formula="of:=IF([.N20]=[.V20]; &quot;&quot;; [.V20]-[.N20])">
            <text:p/>
          </table:table-cell>
          <table:table-cell table:formula="of:=IF([.N20]=[.V20]; &quot;&quot;; (([.V20]-[.N20])/[.N20])*100)">
            <text:p/>
          </table:table-cell>
        </table:table-row>
        <table:table-row table:style-name="ro1">
          <table:table-cell office:value-type="string" calcext:value-type="string">
            <text:p>dca/contract/unused_struct_field_tuple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dca/contract/unused_struct_field_tuple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21]=[.D21]" office:value-type="boolean" office:boolean-value="true" calcext:value-type="boolean">
            <text:p>TRUE</text:p>
          </table:table-cell>
          <table:table-cell table:formula="of:=IF([.B21]=[.E21]; &quot;&quot;; &quot;*&quot;)">
            <text:p/>
          </table:table-cell>
          <table:table-cell table:formula="of:=IF([.B21]=[.E21]; &quot;&quot;; [.E21]-[.B21])">
            <text:p/>
          </table:table-cell>
          <table:table-cell table:formula="of:=IF([.B21]=[.E21]; &quot;&quot;; (([.E21]-[.B21])/[.B21])*100)">
            <text:p/>
          </table:table-cell>
          <table:table-cell table:number-columns-repeated="2"/>
          <table:table-cell office:value-type="string" calcext:value-type="string">
            <text:p>dca/contract/unused_struct_field_tuple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D21]=[.M21]" office:value-type="boolean" office:boolean-value="true" calcext:value-type="boolean">
            <text:p>TRUE</text:p>
          </table:table-cell>
          <table:table-cell table:formula="of:=IF([.E21]=[.N21]; &quot;&quot;; &quot;*&quot;)">
            <text:p/>
          </table:table-cell>
          <table:table-cell table:formula="of:=IF([.E21]=[.N21]; &quot;&quot;; [.E21]-[.N21])">
            <text:p/>
          </table:table-cell>
          <table:table-cell table:formula="of:=IF([.E21]=[.N21]; &quot;&quot;; (([.N21]-[.E21])/[.E21])*100)">
            <text:p/>
          </table:table-cell>
          <table:table-cell/>
          <table:table-cell office:value-type="string" calcext:value-type="string">
            <text:p>dca/contract/unused_struct_field_tuple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M21]=[.U21]" office:value-type="boolean" office:boolean-value="true" calcext:value-type="boolean">
            <text:p>TRUE</text:p>
          </table:table-cell>
          <table:table-cell table:formula="of:=IF([.N21]=[.V21]; &quot;&quot;; [.V21]-[.N21])">
            <text:p/>
          </table:table-cell>
          <table:table-cell table:formula="of:=IF([.N21]=[.V21]; &quot;&quot;; (([.V21]-[.N21])/[.N21])*100)">
            <text:p/>
          </table:table-cell>
        </table:table-row>
        <table:table-row table:style-name="ro1">
          <table:table-cell office:value-type="string" calcext:value-type="string">
            <text:p>dca/func_param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func_param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2]=[.D22]" office:value-type="boolean" office:boolean-value="true" calcext:value-type="boolean">
            <text:p>TRUE</text:p>
          </table:table-cell>
          <table:table-cell table:formula="of:=IF([.B22]=[.E22]; &quot;&quot;; &quot;*&quot;)">
            <text:p/>
          </table:table-cell>
          <table:table-cell table:formula="of:=IF([.B22]=[.E22]; &quot;&quot;; [.E22]-[.B22])">
            <text:p/>
          </table:table-cell>
          <table:table-cell table:formula="of:=IF([.B22]=[.E22]; &quot;&quot;; (([.E22]-[.B22])/[.B22])*100)">
            <text:p/>
          </table:table-cell>
          <table:table-cell table:number-columns-repeated="2"/>
          <table:table-cell office:value-type="string" calcext:value-type="string">
            <text:p>dca/func_param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2]=[.M22]" office:value-type="boolean" office:boolean-value="true" calcext:value-type="boolean">
            <text:p>TRUE</text:p>
          </table:table-cell>
          <table:table-cell table:formula="of:=IF([.E22]=[.N22]; &quot;&quot;; &quot;*&quot;)">
            <text:p/>
          </table:table-cell>
          <table:table-cell table:formula="of:=IF([.E22]=[.N22]; &quot;&quot;; [.E22]-[.N22])">
            <text:p/>
          </table:table-cell>
          <table:table-cell table:formula="of:=IF([.E22]=[.N22]; &quot;&quot;; (([.N22]-[.E22])/[.E22])*100)">
            <text:p/>
          </table:table-cell>
          <table:table-cell/>
          <table:table-cell office:value-type="string" calcext:value-type="string">
            <text:p>dca/func_param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22]=[.U22]" office:value-type="boolean" office:boolean-value="true" calcext:value-type="boolean">
            <text:p>TRUE</text:p>
          </table:table-cell>
          <table:table-cell table:formula="of:=IF([.N22]=[.V22]; &quot;&quot;; [.V22]-[.N22])">
            <text:p/>
          </table:table-cell>
          <table:table-cell table:formula="of:=IF([.N22]=[.V22]; &quot;&quot;; (([.V22]-[.N22])/[.N22])*100)">
            <text:p/>
          </table:table-cell>
        </table:table-row>
        <table:table-row table:style-name="ro1">
          <table:table-cell office:value-type="string" calcext:value-type="string">
            <text:p>dca/generic_fn_trait_constrain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generic_fn_trait_constrain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3]=[.D23]" office:value-type="boolean" office:boolean-value="true" calcext:value-type="boolean">
            <text:p>TRUE</text:p>
          </table:table-cell>
          <table:table-cell table:formula="of:=IF([.B23]=[.E23]; &quot;&quot;; &quot;*&quot;)">
            <text:p/>
          </table:table-cell>
          <table:table-cell table:formula="of:=IF([.B23]=[.E23]; &quot;&quot;; [.E23]-[.B23])">
            <text:p/>
          </table:table-cell>
          <table:table-cell table:formula="of:=IF([.B23]=[.E23]; &quot;&quot;; (([.E23]-[.B23])/[.B23])*100)">
            <text:p/>
          </table:table-cell>
          <table:table-cell table:number-columns-repeated="2"/>
          <table:table-cell office:value-type="string" calcext:value-type="string">
            <text:p>dca/generic_fn_trait_constrain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3]=[.M23]" office:value-type="boolean" office:boolean-value="true" calcext:value-type="boolean">
            <text:p>TRUE</text:p>
          </table:table-cell>
          <table:table-cell table:formula="of:=IF([.E23]=[.N23]; &quot;&quot;; &quot;*&quot;)">
            <text:p/>
          </table:table-cell>
          <table:table-cell table:formula="of:=IF([.E23]=[.N23]; &quot;&quot;; [.E23]-[.N23])">
            <text:p/>
          </table:table-cell>
          <table:table-cell table:formula="of:=IF([.E23]=[.N23]; &quot;&quot;; (([.N23]-[.E23])/[.E23])*100)">
            <text:p/>
          </table:table-cell>
          <table:table-cell/>
          <table:table-cell office:value-type="string" calcext:value-type="string">
            <text:p>dca/generic_fn_trait_constrain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23]=[.U23]" office:value-type="boolean" office:boolean-value="true" calcext:value-type="boolean">
            <text:p>TRUE</text:p>
          </table:table-cell>
          <table:table-cell table:formula="of:=IF([.N23]=[.V23]; &quot;&quot;; [.V23]-[.N23])">
            <text:p/>
          </table:table-cell>
          <table:table-cell table:formula="of:=IF([.N23]=[.V23]; &quot;&quot;; (([.V23]-[.N23])/[.N23])*100)">
            <text:p/>
          </table:table-cell>
        </table:table-row>
        <table:table-row table:style-name="ro1">
          <table:table-cell office:value-type="string" calcext:value-type="string">
            <text:p>dca/impl_self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impl_self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4]=[.D24]" office:value-type="boolean" office:boolean-value="true" calcext:value-type="boolean">
            <text:p>TRUE</text:p>
          </table:table-cell>
          <table:table-cell table:formula="of:=IF([.B24]=[.E24]; &quot;&quot;; &quot;*&quot;)">
            <text:p/>
          </table:table-cell>
          <table:table-cell table:formula="of:=IF([.B24]=[.E24]; &quot;&quot;; [.E24]-[.B24])">
            <text:p/>
          </table:table-cell>
          <table:table-cell table:formula="of:=IF([.B24]=[.E24]; &quot;&quot;; (([.E24]-[.B24])/[.B24])*100)">
            <text:p/>
          </table:table-cell>
          <table:table-cell table:number-columns-repeated="2"/>
          <table:table-cell office:value-type="string" calcext:value-type="string">
            <text:p>dca/impl_self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4]=[.M24]" office:value-type="boolean" office:boolean-value="true" calcext:value-type="boolean">
            <text:p>TRUE</text:p>
          </table:table-cell>
          <table:table-cell table:formula="of:=IF([.E24]=[.N24]; &quot;&quot;; &quot;*&quot;)">
            <text:p/>
          </table:table-cell>
          <table:table-cell table:formula="of:=IF([.E24]=[.N24]; &quot;&quot;; [.E24]-[.N24])">
            <text:p/>
          </table:table-cell>
          <table:table-cell table:formula="of:=IF([.E24]=[.N24]; &quot;&quot;; (([.N24]-[.E24])/[.E24])*100)">
            <text:p/>
          </table:table-cell>
          <table:table-cell/>
          <table:table-cell office:value-type="string" calcext:value-type="string">
            <text:p>dca/impl_self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24]=[.U24]" office:value-type="boolean" office:boolean-value="true" calcext:value-type="boolean">
            <text:p>TRUE</text:p>
          </table:table-cell>
          <table:table-cell table:formula="of:=IF([.N24]=[.V24]; &quot;&quot;; [.V24]-[.N24])">
            <text:p/>
          </table:table-cell>
          <table:table-cell table:formula="of:=IF([.N24]=[.V24]; &quot;&quot;; (([.V24]-[.N24])/[.N24])*100)">
            <text:p/>
          </table:table-cell>
        </table:table-row>
        <table:table-row table:style-name="ro1">
          <table:table-cell office:value-type="string" calcext:value-type="string">
            <text:p>dca/impl_self_alias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impl_self_alias2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5]=[.D25]" office:value-type="boolean" office:boolean-value="true" calcext:value-type="boolean">
            <text:p>TRUE</text:p>
          </table:table-cell>
          <table:table-cell table:formula="of:=IF([.B25]=[.E25]; &quot;&quot;; &quot;*&quot;)">
            <text:p/>
          </table:table-cell>
          <table:table-cell table:formula="of:=IF([.B25]=[.E25]; &quot;&quot;; [.E25]-[.B25])">
            <text:p/>
          </table:table-cell>
          <table:table-cell table:formula="of:=IF([.B25]=[.E25]; &quot;&quot;; (([.E25]-[.B25])/[.B25])*100)">
            <text:p/>
          </table:table-cell>
          <table:table-cell table:number-columns-repeated="2"/>
          <table:table-cell office:value-type="string" calcext:value-type="string">
            <text:p>dca/impl_self_alias2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5]=[.M25]" office:value-type="boolean" office:boolean-value="true" calcext:value-type="boolean">
            <text:p>TRUE</text:p>
          </table:table-cell>
          <table:table-cell table:formula="of:=IF([.E25]=[.N25]; &quot;&quot;; &quot;*&quot;)">
            <text:p/>
          </table:table-cell>
          <table:table-cell table:formula="of:=IF([.E25]=[.N25]; &quot;&quot;; [.E25]-[.N25])">
            <text:p/>
          </table:table-cell>
          <table:table-cell table:formula="of:=IF([.E25]=[.N25]; &quot;&quot;; (([.N25]-[.E25])/[.E25])*100)">
            <text:p/>
          </table:table-cell>
          <table:table-cell/>
          <table:table-cell office:value-type="string" calcext:value-type="string">
            <text:p>dca/impl_self_alias2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25]=[.U25]" office:value-type="boolean" office:boolean-value="true" calcext:value-type="boolean">
            <text:p>TRUE</text:p>
          </table:table-cell>
          <table:table-cell table:formula="of:=IF([.N25]=[.V25]; &quot;&quot;; [.V25]-[.N25])">
            <text:p/>
          </table:table-cell>
          <table:table-cell table:formula="of:=IF([.N25]=[.V25]; &quot;&quot;; (([.V25]-[.N25])/[.N25])*100)">
            <text:p/>
          </table:table-cell>
        </table:table-row>
        <table:table-row table:style-name="ro1">
          <table:table-cell office:value-type="string" calcext:value-type="string">
            <text:p>dca/impl_self_alia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impl_self_alia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6]=[.D26]" office:value-type="boolean" office:boolean-value="true" calcext:value-type="boolean">
            <text:p>TRUE</text:p>
          </table:table-cell>
          <table:table-cell table:formula="of:=IF([.B26]=[.E26]; &quot;&quot;; &quot;*&quot;)">
            <text:p/>
          </table:table-cell>
          <table:table-cell table:formula="of:=IF([.B26]=[.E26]; &quot;&quot;; [.E26]-[.B26])">
            <text:p/>
          </table:table-cell>
          <table:table-cell table:formula="of:=IF([.B26]=[.E26]; &quot;&quot;; (([.E26]-[.B26])/[.B26])*100)">
            <text:p/>
          </table:table-cell>
          <table:table-cell table:number-columns-repeated="2"/>
          <table:table-cell office:value-type="string" calcext:value-type="string">
            <text:p>dca/impl_self_alia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6]=[.M26]" office:value-type="boolean" office:boolean-value="true" calcext:value-type="boolean">
            <text:p>TRUE</text:p>
          </table:table-cell>
          <table:table-cell table:formula="of:=IF([.E26]=[.N26]; &quot;&quot;; &quot;*&quot;)">
            <text:p/>
          </table:table-cell>
          <table:table-cell table:formula="of:=IF([.E26]=[.N26]; &quot;&quot;; [.E26]-[.N26])">
            <text:p/>
          </table:table-cell>
          <table:table-cell table:formula="of:=IF([.E26]=[.N26]; &quot;&quot;; (([.N26]-[.E26])/[.E26])*100)">
            <text:p/>
          </table:table-cell>
          <table:table-cell/>
          <table:table-cell office:value-type="string" calcext:value-type="string">
            <text:p>dca/impl_self_alia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26]=[.U26]" office:value-type="boolean" office:boolean-value="true" calcext:value-type="boolean">
            <text:p>TRUE</text:p>
          </table:table-cell>
          <table:table-cell table:formula="of:=IF([.N26]=[.V26]; &quot;&quot;; [.V26]-[.N26])">
            <text:p/>
          </table:table-cell>
          <table:table-cell table:formula="of:=IF([.N26]=[.V26]; &quot;&quot;; (([.V26]-[.N26])/[.N26])*100)">
            <text:p/>
          </table:table-cell>
        </table:table-row>
        <table:table-row table:style-name="ro1">
          <table:table-cell office:value-type="string" calcext:value-type="string">
            <text:p>dca/impl_trait_multipl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impl_trait_multipl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7]=[.D27]" office:value-type="boolean" office:boolean-value="true" calcext:value-type="boolean">
            <text:p>TRUE</text:p>
          </table:table-cell>
          <table:table-cell table:formula="of:=IF([.B27]=[.E27]; &quot;&quot;; &quot;*&quot;)">
            <text:p/>
          </table:table-cell>
          <table:table-cell table:formula="of:=IF([.B27]=[.E27]; &quot;&quot;; [.E27]-[.B27])">
            <text:p/>
          </table:table-cell>
          <table:table-cell table:formula="of:=IF([.B27]=[.E27]; &quot;&quot;; (([.E27]-[.B27])/[.B27])*100)">
            <text:p/>
          </table:table-cell>
          <table:table-cell table:number-columns-repeated="2"/>
          <table:table-cell office:value-type="string" calcext:value-type="string">
            <text:p>dca/impl_trait_multipl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7]=[.M27]" office:value-type="boolean" office:boolean-value="true" calcext:value-type="boolean">
            <text:p>TRUE</text:p>
          </table:table-cell>
          <table:table-cell table:formula="of:=IF([.E27]=[.N27]; &quot;&quot;; &quot;*&quot;)">
            <text:p/>
          </table:table-cell>
          <table:table-cell table:formula="of:=IF([.E27]=[.N27]; &quot;&quot;; [.E27]-[.N27])">
            <text:p/>
          </table:table-cell>
          <table:table-cell table:formula="of:=IF([.E27]=[.N27]; &quot;&quot;; (([.N27]-[.E27])/[.E27])*100)">
            <text:p/>
          </table:table-cell>
          <table:table-cell/>
          <table:table-cell office:value-type="string" calcext:value-type="string">
            <text:p>dca/impl_trait_multipl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27]=[.U27]" office:value-type="boolean" office:boolean-value="true" calcext:value-type="boolean">
            <text:p>TRUE</text:p>
          </table:table-cell>
          <table:table-cell table:formula="of:=IF([.N27]=[.V27]; &quot;&quot;; [.V27]-[.N27])">
            <text:p/>
          </table:table-cell>
          <table:table-cell table:formula="of:=IF([.N27]=[.V27]; &quot;&quot;; (([.V27]-[.N27])/[.N27])*100)">
            <text:p/>
          </table:table-cell>
        </table:table-row>
        <table:table-row table:style-name="ro1">
          <table:table-cell office:value-type="string" calcext:value-type="string">
            <text:p>dca/impl_trait_singl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impl_trait_singl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8]=[.D28]" office:value-type="boolean" office:boolean-value="true" calcext:value-type="boolean">
            <text:p>TRUE</text:p>
          </table:table-cell>
          <table:table-cell table:formula="of:=IF([.B28]=[.E28]; &quot;&quot;; &quot;*&quot;)">
            <text:p/>
          </table:table-cell>
          <table:table-cell table:formula="of:=IF([.B28]=[.E28]; &quot;&quot;; [.E28]-[.B28])">
            <text:p/>
          </table:table-cell>
          <table:table-cell table:formula="of:=IF([.B28]=[.E28]; &quot;&quot;; (([.E28]-[.B28])/[.B28])*100)">
            <text:p/>
          </table:table-cell>
          <table:table-cell table:number-columns-repeated="2"/>
          <table:table-cell office:value-type="string" calcext:value-type="string">
            <text:p>dca/impl_trait_singl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8]=[.M28]" office:value-type="boolean" office:boolean-value="true" calcext:value-type="boolean">
            <text:p>TRUE</text:p>
          </table:table-cell>
          <table:table-cell table:formula="of:=IF([.E28]=[.N28]; &quot;&quot;; &quot;*&quot;)">
            <text:p/>
          </table:table-cell>
          <table:table-cell table:formula="of:=IF([.E28]=[.N28]; &quot;&quot;; [.E28]-[.N28])">
            <text:p/>
          </table:table-cell>
          <table:table-cell table:formula="of:=IF([.E28]=[.N28]; &quot;&quot;; (([.N28]-[.E28])/[.E28])*100)">
            <text:p/>
          </table:table-cell>
          <table:table-cell/>
          <table:table-cell office:value-type="string" calcext:value-type="string">
            <text:p>dca/impl_trait_singl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28]=[.U28]" office:value-type="boolean" office:boolean-value="true" calcext:value-type="boolean">
            <text:p>TRUE</text:p>
          </table:table-cell>
          <table:table-cell table:formula="of:=IF([.N28]=[.V28]; &quot;&quot;; [.V28]-[.N28])">
            <text:p/>
          </table:table-cell>
          <table:table-cell table:formula="of:=IF([.N28]=[.V28]; &quot;&quot;; (([.V28]-[.N28])/[.N28])*100)">
            <text:p/>
          </table:table-cell>
        </table:table-row>
        <table:table-row table:style-name="ro1">
          <table:table-cell office:value-type="string" calcext:value-type="string">
            <text:p>dca/impl_unused_fn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dca/impl_unused_fn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29]=[.D29]" office:value-type="boolean" office:boolean-value="true" calcext:value-type="boolean">
            <text:p>TRUE</text:p>
          </table:table-cell>
          <table:table-cell table:formula="of:=IF([.B29]=[.E29]; &quot;&quot;; &quot;*&quot;)">
            <text:p/>
          </table:table-cell>
          <table:table-cell table:formula="of:=IF([.B29]=[.E29]; &quot;&quot;; [.E29]-[.B29])">
            <text:p/>
          </table:table-cell>
          <table:table-cell table:formula="of:=IF([.B29]=[.E29]; &quot;&quot;; (([.E29]-[.B29])/[.B29])*100)">
            <text:p/>
          </table:table-cell>
          <table:table-cell table:number-columns-repeated="2"/>
          <table:table-cell office:value-type="string" calcext:value-type="string">
            <text:p>dca/impl_unused_fn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29]=[.M29]" office:value-type="boolean" office:boolean-value="true" calcext:value-type="boolean">
            <text:p>TRUE</text:p>
          </table:table-cell>
          <table:table-cell table:formula="of:=IF([.E29]=[.N29]; &quot;&quot;; &quot;*&quot;)">
            <text:p/>
          </table:table-cell>
          <table:table-cell table:formula="of:=IF([.E29]=[.N29]; &quot;&quot;; [.E29]-[.N29])">
            <text:p/>
          </table:table-cell>
          <table:table-cell table:formula="of:=IF([.E29]=[.N29]; &quot;&quot;; (([.N29]-[.E29])/[.E29])*100)">
            <text:p/>
          </table:table-cell>
          <table:table-cell/>
          <table:table-cell office:value-type="string" calcext:value-type="string">
            <text:p>dca/impl_unused_fn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M29]=[.U29]" office:value-type="boolean" office:boolean-value="true" calcext:value-type="boolean">
            <text:p>TRUE</text:p>
          </table:table-cell>
          <table:table-cell table:formula="of:=IF([.N29]=[.V29]; &quot;&quot;; [.V29]-[.N29])">
            <text:p/>
          </table:table-cell>
          <table:table-cell table:formula="of:=IF([.N29]=[.V29]; &quot;&quot;; (([.V29]-[.N29])/[.N29])*100)">
            <text:p/>
          </table:table-cell>
        </table:table-row>
        <table:table-row table:style-name="ro1">
          <table:table-cell office:value-type="string" calcext:value-type="string">
            <text:p>dca/library/fn_params_fre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library/fn_params_free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30]=[.D30]" office:value-type="boolean" office:boolean-value="true" calcext:value-type="boolean">
            <text:p>TRUE</text:p>
          </table:table-cell>
          <table:table-cell table:formula="of:=IF([.B30]=[.E30]; &quot;&quot;; &quot;*&quot;)">
            <text:p/>
          </table:table-cell>
          <table:table-cell table:formula="of:=IF([.B30]=[.E30]; &quot;&quot;; [.E30]-[.B30])">
            <text:p/>
          </table:table-cell>
          <table:table-cell table:formula="of:=IF([.B30]=[.E30]; &quot;&quot;; (([.E30]-[.B30])/[.B30])*100)">
            <text:p/>
          </table:table-cell>
          <table:table-cell table:number-columns-repeated="2"/>
          <table:table-cell office:value-type="string" calcext:value-type="string">
            <text:p>dca/library/fn_params_free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D30]=[.M30]" office:value-type="boolean" office:boolean-value="true" calcext:value-type="boolean">
            <text:p>TRUE</text:p>
          </table:table-cell>
          <table:table-cell table:formula="of:=IF([.E30]=[.N30]; &quot;&quot;; &quot;*&quot;)">
            <text:p/>
          </table:table-cell>
          <table:table-cell table:formula="of:=IF([.E30]=[.N30]; &quot;&quot;; [.E30]-[.N30])">
            <text:p/>
          </table:table-cell>
          <table:table-cell table:formula="of:=IF([.E30]=[.N30]; &quot;&quot;; (([.N30]-[.E30])/[.E30])*100)">
            <text:p/>
          </table:table-cell>
          <table:table-cell/>
          <table:table-cell office:value-type="string" calcext:value-type="string">
            <text:p>dca/library/fn_params_free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M30]=[.U30]" office:value-type="boolean" office:boolean-value="true" calcext:value-type="boolean">
            <text:p>TRUE</text:p>
          </table:table-cell>
          <table:table-cell table:formula="of:=IF([.N30]=[.V30]; &quot;&quot;; [.V30]-[.N30])">
            <text:p/>
          </table:table-cell>
          <table:table-cell table:formula="of:=IF([.N30]=[.V30]; &quot;&quot;; (([.V30]-[.N30])/[.N30])*100)">
            <text:p/>
          </table:table-cell>
        </table:table-row>
        <table:table-row table:style-name="ro1">
          <table:table-cell office:value-type="string" calcext:value-type="string">
            <text:p>dca/library/fn_params_impl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library/fn_params_impl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31]=[.D31]" office:value-type="boolean" office:boolean-value="true" calcext:value-type="boolean">
            <text:p>TRUE</text:p>
          </table:table-cell>
          <table:table-cell table:formula="of:=IF([.B31]=[.E31]; &quot;&quot;; &quot;*&quot;)">
            <text:p/>
          </table:table-cell>
          <table:table-cell table:formula="of:=IF([.B31]=[.E31]; &quot;&quot;; [.E31]-[.B31])">
            <text:p/>
          </table:table-cell>
          <table:table-cell table:formula="of:=IF([.B31]=[.E31]; &quot;&quot;; (([.E31]-[.B31])/[.B31])*100)">
            <text:p/>
          </table:table-cell>
          <table:table-cell table:number-columns-repeated="2"/>
          <table:table-cell office:value-type="string" calcext:value-type="string">
            <text:p>dca/library/fn_params_impl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D31]=[.M31]" office:value-type="boolean" office:boolean-value="true" calcext:value-type="boolean">
            <text:p>TRUE</text:p>
          </table:table-cell>
          <table:table-cell table:formula="of:=IF([.E31]=[.N31]; &quot;&quot;; &quot;*&quot;)">
            <text:p/>
          </table:table-cell>
          <table:table-cell table:formula="of:=IF([.E31]=[.N31]; &quot;&quot;; [.E31]-[.N31])">
            <text:p/>
          </table:table-cell>
          <table:table-cell table:formula="of:=IF([.E31]=[.N31]; &quot;&quot;; (([.N31]-[.E31])/[.E31])*100)">
            <text:p/>
          </table:table-cell>
          <table:table-cell/>
          <table:table-cell office:value-type="string" calcext:value-type="string">
            <text:p>dca/library/fn_params_impl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M31]=[.U31]" office:value-type="boolean" office:boolean-value="true" calcext:value-type="boolean">
            <text:p>TRUE</text:p>
          </table:table-cell>
          <table:table-cell table:formula="of:=IF([.N31]=[.V31]; &quot;&quot;; [.V31]-[.N31])">
            <text:p/>
          </table:table-cell>
          <table:table-cell table:formula="of:=IF([.N31]=[.V31]; &quot;&quot;; (([.V31]-[.N31])/[.N31])*100)">
            <text:p/>
          </table:table-cell>
        </table:table-row>
        <table:table-row table:style-name="ro1">
          <table:table-cell office:value-type="string" calcext:value-type="string">
            <text:p>dca/library/fn_params_trait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library/fn_params_trait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32]=[.D32]" office:value-type="boolean" office:boolean-value="true" calcext:value-type="boolean">
            <text:p>TRUE</text:p>
          </table:table-cell>
          <table:table-cell table:formula="of:=IF([.B32]=[.E32]; &quot;&quot;; &quot;*&quot;)">
            <text:p/>
          </table:table-cell>
          <table:table-cell table:formula="of:=IF([.B32]=[.E32]; &quot;&quot;; [.E32]-[.B32])">
            <text:p/>
          </table:table-cell>
          <table:table-cell table:formula="of:=IF([.B32]=[.E32]; &quot;&quot;; (([.E32]-[.B32])/[.B32])*100)">
            <text:p/>
          </table:table-cell>
          <table:table-cell table:number-columns-repeated="2"/>
          <table:table-cell office:value-type="string" calcext:value-type="string">
            <text:p>dca/library/fn_params_trait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D32]=[.M32]" office:value-type="boolean" office:boolean-value="true" calcext:value-type="boolean">
            <text:p>TRUE</text:p>
          </table:table-cell>
          <table:table-cell table:formula="of:=IF([.E32]=[.N32]; &quot;&quot;; &quot;*&quot;)">
            <text:p/>
          </table:table-cell>
          <table:table-cell table:formula="of:=IF([.E32]=[.N32]; &quot;&quot;; [.E32]-[.N32])">
            <text:p/>
          </table:table-cell>
          <table:table-cell table:formula="of:=IF([.E32]=[.N32]; &quot;&quot;; (([.N32]-[.E32])/[.E32])*100)">
            <text:p/>
          </table:table-cell>
          <table:table-cell/>
          <table:table-cell office:value-type="string" calcext:value-type="string">
            <text:p>dca/library/fn_params_trait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M32]=[.U32]" office:value-type="boolean" office:boolean-value="true" calcext:value-type="boolean">
            <text:p>TRUE</text:p>
          </table:table-cell>
          <table:table-cell table:formula="of:=IF([.N32]=[.V32]; &quot;&quot;; [.V32]-[.N32])">
            <text:p/>
          </table:table-cell>
          <table:table-cell table:formula="of:=IF([.N32]=[.V32]; &quot;&quot;; (([.V32]-[.N32])/[.N32])*100)">
            <text:p/>
          </table:table-cell>
        </table:table-row>
        <table:table-row table:style-name="ro1">
          <table:table-cell office:value-type="string" calcext:value-type="string">
            <text:p>dca/library/unused_priv_free_fn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library/unused_priv_free_fn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33]=[.D33]" office:value-type="boolean" office:boolean-value="true" calcext:value-type="boolean">
            <text:p>TRUE</text:p>
          </table:table-cell>
          <table:table-cell table:formula="of:=IF([.B33]=[.E33]; &quot;&quot;; &quot;*&quot;)">
            <text:p/>
          </table:table-cell>
          <table:table-cell table:formula="of:=IF([.B33]=[.E33]; &quot;&quot;; [.E33]-[.B33])">
            <text:p/>
          </table:table-cell>
          <table:table-cell table:formula="of:=IF([.B33]=[.E33]; &quot;&quot;; (([.E33]-[.B33])/[.B33])*100)">
            <text:p/>
          </table:table-cell>
          <table:table-cell table:number-columns-repeated="2"/>
          <table:table-cell office:value-type="string" calcext:value-type="string">
            <text:p>dca/library/unused_priv_free_fn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D33]=[.M33]" office:value-type="boolean" office:boolean-value="true" calcext:value-type="boolean">
            <text:p>TRUE</text:p>
          </table:table-cell>
          <table:table-cell table:formula="of:=IF([.E33]=[.N33]; &quot;&quot;; &quot;*&quot;)">
            <text:p/>
          </table:table-cell>
          <table:table-cell table:formula="of:=IF([.E33]=[.N33]; &quot;&quot;; [.E33]-[.N33])">
            <text:p/>
          </table:table-cell>
          <table:table-cell table:formula="of:=IF([.E33]=[.N33]; &quot;&quot;; (([.N33]-[.E33])/[.E33])*100)">
            <text:p/>
          </table:table-cell>
          <table:table-cell/>
          <table:table-cell office:value-type="string" calcext:value-type="string">
            <text:p>dca/library/unused_priv_free_fn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M33]=[.U33]" office:value-type="boolean" office:boolean-value="true" calcext:value-type="boolean">
            <text:p>TRUE</text:p>
          </table:table-cell>
          <table:table-cell table:formula="of:=IF([.N33]=[.V33]; &quot;&quot;; [.V33]-[.N33])">
            <text:p/>
          </table:table-cell>
          <table:table-cell table:formula="of:=IF([.N33]=[.V33]; &quot;&quot;; (([.V33]-[.N33])/[.N33])*100)">
            <text:p/>
          </table:table-cell>
        </table:table-row>
        <table:table-row table:style-name="ro1">
          <table:table-cell office:value-type="string" calcext:value-type="string">
            <text:p>dca/library/unused_pub_free_fn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library/unused_pub_free_fn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34]=[.D34]" office:value-type="boolean" office:boolean-value="true" calcext:value-type="boolean">
            <text:p>TRUE</text:p>
          </table:table-cell>
          <table:table-cell table:formula="of:=IF([.B34]=[.E34]; &quot;&quot;; &quot;*&quot;)">
            <text:p/>
          </table:table-cell>
          <table:table-cell table:formula="of:=IF([.B34]=[.E34]; &quot;&quot;; [.E34]-[.B34])">
            <text:p/>
          </table:table-cell>
          <table:table-cell table:formula="of:=IF([.B34]=[.E34]; &quot;&quot;; (([.E34]-[.B34])/[.B34])*100)">
            <text:p/>
          </table:table-cell>
          <table:table-cell table:number-columns-repeated="2"/>
          <table:table-cell office:value-type="string" calcext:value-type="string">
            <text:p>dca/library/unused_pub_free_fn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D34]=[.M34]" office:value-type="boolean" office:boolean-value="true" calcext:value-type="boolean">
            <text:p>TRUE</text:p>
          </table:table-cell>
          <table:table-cell table:formula="of:=IF([.E34]=[.N34]; &quot;&quot;; &quot;*&quot;)">
            <text:p/>
          </table:table-cell>
          <table:table-cell table:formula="of:=IF([.E34]=[.N34]; &quot;&quot;; [.E34]-[.N34])">
            <text:p/>
          </table:table-cell>
          <table:table-cell table:formula="of:=IF([.E34]=[.N34]; &quot;&quot;; (([.N34]-[.E34])/[.E34])*100)">
            <text:p/>
          </table:table-cell>
          <table:table-cell/>
          <table:table-cell office:value-type="string" calcext:value-type="string">
            <text:p>dca/library/unused_pub_free_fn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M34]=[.U34]" office:value-type="boolean" office:boolean-value="true" calcext:value-type="boolean">
            <text:p>TRUE</text:p>
          </table:table-cell>
          <table:table-cell table:formula="of:=IF([.N34]=[.V34]; &quot;&quot;; [.V34]-[.N34])">
            <text:p/>
          </table:table-cell>
          <table:table-cell table:formula="of:=IF([.N34]=[.V34]; &quot;&quot;; (([.V34]-[.N34])/[.N34])*100)">
            <text:p/>
          </table:table-cell>
        </table:table-row>
        <table:table-row table:style-name="ro1">
          <table:table-cell office:value-type="string" calcext:value-type="string">
            <text:p>dca/log_intrinsic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dca/log_intrinsic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35]=[.D35]" office:value-type="boolean" office:boolean-value="true" calcext:value-type="boolean">
            <text:p>TRUE</text:p>
          </table:table-cell>
          <table:table-cell table:formula="of:=IF([.B35]=[.E35]; &quot;&quot;; &quot;*&quot;)">
            <text:p/>
          </table:table-cell>
          <table:table-cell table:formula="of:=IF([.B35]=[.E35]; &quot;&quot;; [.E35]-[.B35])">
            <text:p/>
          </table:table-cell>
          <table:table-cell table:formula="of:=IF([.B35]=[.E35]; &quot;&quot;; (([.E35]-[.B35])/[.B35])*100)">
            <text:p/>
          </table:table-cell>
          <table:table-cell table:number-columns-repeated="2"/>
          <table:table-cell office:value-type="string" calcext:value-type="string">
            <text:p>dca/log_intrinsic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D35]=[.M35]" office:value-type="boolean" office:boolean-value="true" calcext:value-type="boolean">
            <text:p>TRUE</text:p>
          </table:table-cell>
          <table:table-cell table:formula="of:=IF([.E35]=[.N35]; &quot;&quot;; &quot;*&quot;)">
            <text:p/>
          </table:table-cell>
          <table:table-cell table:formula="of:=IF([.E35]=[.N35]; &quot;&quot;; [.E35]-[.N35])">
            <text:p/>
          </table:table-cell>
          <table:table-cell table:formula="of:=IF([.E35]=[.N35]; &quot;&quot;; (([.N35]-[.E35])/[.E35])*100)">
            <text:p/>
          </table:table-cell>
          <table:table-cell/>
          <table:table-cell office:value-type="string" calcext:value-type="string">
            <text:p>dca/log_intrinsic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M35]=[.U35]" office:value-type="boolean" office:boolean-value="true" calcext:value-type="boolean">
            <text:p>TRUE</text:p>
          </table:table-cell>
          <table:table-cell table:formula="of:=IF([.N35]=[.V35]; &quot;&quot;; [.V35]-[.N35])">
            <text:p/>
          </table:table-cell>
          <table:table-cell table:formula="of:=IF([.N35]=[.V35]; &quot;&quot;; (([.V35]-[.N35])/[.N35])*100)">
            <text:p/>
          </table:table-cell>
        </table:table-row>
        <table:table-row table:style-name="ro1">
          <table:table-cell office:value-type="string" calcext:value-type="string">
            <text:p>dca/log_stdlib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dca/log_stdlib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36]=[.D36]" office:value-type="boolean" office:boolean-value="true" calcext:value-type="boolean">
            <text:p>TRUE</text:p>
          </table:table-cell>
          <table:table-cell table:formula="of:=IF([.B36]=[.E36]; &quot;&quot;; &quot;*&quot;)">
            <text:p/>
          </table:table-cell>
          <table:table-cell table:formula="of:=IF([.B36]=[.E36]; &quot;&quot;; [.E36]-[.B36])">
            <text:p/>
          </table:table-cell>
          <table:table-cell table:formula="of:=IF([.B36]=[.E36]; &quot;&quot;; (([.E36]-[.B36])/[.B36])*100)">
            <text:p/>
          </table:table-cell>
          <table:table-cell table:number-columns-repeated="2"/>
          <table:table-cell office:value-type="string" calcext:value-type="string">
            <text:p>dca/log_stdlib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D36]=[.M36]" office:value-type="boolean" office:boolean-value="true" calcext:value-type="boolean">
            <text:p>TRUE</text:p>
          </table:table-cell>
          <table:table-cell table:formula="of:=IF([.E36]=[.N36]; &quot;&quot;; &quot;*&quot;)">
            <text:p/>
          </table:table-cell>
          <table:table-cell table:formula="of:=IF([.E36]=[.N36]; &quot;&quot;; [.E36]-[.N36])">
            <text:p/>
          </table:table-cell>
          <table:table-cell table:formula="of:=IF([.E36]=[.N36]; &quot;&quot;; (([.N36]-[.E36])/[.E36])*100)">
            <text:p/>
          </table:table-cell>
          <table:table-cell/>
          <table:table-cell office:value-type="string" calcext:value-type="string">
            <text:p>dca/log_stdlib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M36]=[.U36]" office:value-type="boolean" office:boolean-value="true" calcext:value-type="boolean">
            <text:p>TRUE</text:p>
          </table:table-cell>
          <table:table-cell table:formula="of:=IF([.N36]=[.V36]; &quot;&quot;; [.V36]-[.N36])">
            <text:p/>
          </table:table-cell>
          <table:table-cell table:formula="of:=IF([.N36]=[.V36]; &quot;&quot;; (([.V36]-[.N36])/[.N36])*100)">
            <text:p/>
          </table:table-cell>
        </table:table-row>
        <table:table-row table:style-name="ro1">
          <table:table-cell office:value-type="string" calcext:value-type="string">
            <text:p>dca/multiple_enums_same_nam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multiple_enums_same_nam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7]=[.D37]" office:value-type="boolean" office:boolean-value="true" calcext:value-type="boolean">
            <text:p>TRUE</text:p>
          </table:table-cell>
          <table:table-cell table:formula="of:=IF([.B37]=[.E37]; &quot;&quot;; &quot;*&quot;)">
            <text:p/>
          </table:table-cell>
          <table:table-cell table:formula="of:=IF([.B37]=[.E37]; &quot;&quot;; [.E37]-[.B37])">
            <text:p/>
          </table:table-cell>
          <table:table-cell table:formula="of:=IF([.B37]=[.E37]; &quot;&quot;; (([.E37]-[.B37])/[.B37])*100)">
            <text:p/>
          </table:table-cell>
          <table:table-cell table:number-columns-repeated="2"/>
          <table:table-cell office:value-type="string" calcext:value-type="string">
            <text:p>dca/multiple_enums_same_nam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37]=[.M37]" office:value-type="boolean" office:boolean-value="true" calcext:value-type="boolean">
            <text:p>TRUE</text:p>
          </table:table-cell>
          <table:table-cell table:formula="of:=IF([.E37]=[.N37]; &quot;&quot;; &quot;*&quot;)">
            <text:p/>
          </table:table-cell>
          <table:table-cell table:formula="of:=IF([.E37]=[.N37]; &quot;&quot;; [.E37]-[.N37])">
            <text:p/>
          </table:table-cell>
          <table:table-cell table:formula="of:=IF([.E37]=[.N37]; &quot;&quot;; (([.N37]-[.E37])/[.E37])*100)">
            <text:p/>
          </table:table-cell>
          <table:table-cell/>
          <table:table-cell office:value-type="string" calcext:value-type="string">
            <text:p>dca/multiple_enums_same_nam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37]=[.U37]" office:value-type="boolean" office:boolean-value="true" calcext:value-type="boolean">
            <text:p>TRUE</text:p>
          </table:table-cell>
          <table:table-cell table:formula="of:=IF([.N37]=[.V37]; &quot;&quot;; [.V37]-[.N37])">
            <text:p/>
          </table:table-cell>
          <table:table-cell table:formula="of:=IF([.N37]=[.V37]; &quot;&quot;; (([.V37]-[.N37])/[.N37])*100)">
            <text:p/>
          </table:table-cell>
        </table:table-row>
        <table:table-row table:style-name="ro1">
          <table:table-cell office:value-type="string" calcext:value-type="string">
            <text:p>dca/multiple_fns_same_nam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multiple_fns_same_nam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8]=[.D38]" office:value-type="boolean" office:boolean-value="true" calcext:value-type="boolean">
            <text:p>TRUE</text:p>
          </table:table-cell>
          <table:table-cell table:formula="of:=IF([.B38]=[.E38]; &quot;&quot;; &quot;*&quot;)">
            <text:p/>
          </table:table-cell>
          <table:table-cell table:formula="of:=IF([.B38]=[.E38]; &quot;&quot;; [.E38]-[.B38])">
            <text:p/>
          </table:table-cell>
          <table:table-cell table:formula="of:=IF([.B38]=[.E38]; &quot;&quot;; (([.E38]-[.B38])/[.B38])*100)">
            <text:p/>
          </table:table-cell>
          <table:table-cell table:number-columns-repeated="2"/>
          <table:table-cell office:value-type="string" calcext:value-type="string">
            <text:p>dca/multiple_fns_same_nam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38]=[.M38]" office:value-type="boolean" office:boolean-value="true" calcext:value-type="boolean">
            <text:p>TRUE</text:p>
          </table:table-cell>
          <table:table-cell table:formula="of:=IF([.E38]=[.N38]; &quot;&quot;; &quot;*&quot;)">
            <text:p/>
          </table:table-cell>
          <table:table-cell table:formula="of:=IF([.E38]=[.N38]; &quot;&quot;; [.E38]-[.N38])">
            <text:p/>
          </table:table-cell>
          <table:table-cell table:formula="of:=IF([.E38]=[.N38]; &quot;&quot;; (([.N38]-[.E38])/[.E38])*100)">
            <text:p/>
          </table:table-cell>
          <table:table-cell/>
          <table:table-cell office:value-type="string" calcext:value-type="string">
            <text:p>dca/multiple_fns_same_nam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38]=[.U38]" office:value-type="boolean" office:boolean-value="true" calcext:value-type="boolean">
            <text:p>TRUE</text:p>
          </table:table-cell>
          <table:table-cell table:formula="of:=IF([.N38]=[.V38]; &quot;&quot;; [.V38]-[.N38])">
            <text:p/>
          </table:table-cell>
          <table:table-cell table:formula="of:=IF([.N38]=[.V38]; &quot;&quot;; (([.V38]-[.N38])/[.N38])*100)">
            <text:p/>
          </table:table-cell>
        </table:table-row>
        <table:table-row table:style-name="ro1">
          <table:table-cell office:value-type="string" calcext:value-type="string">
            <text:p>dca/reassignment_lh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dca/reassignment_lhs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39]=[.D39]" office:value-type="boolean" office:boolean-value="true" calcext:value-type="boolean">
            <text:p>TRUE</text:p>
          </table:table-cell>
          <table:table-cell table:formula="of:=IF([.B39]=[.E39]; &quot;&quot;; &quot;*&quot;)">
            <text:p/>
          </table:table-cell>
          <table:table-cell table:formula="of:=IF([.B39]=[.E39]; &quot;&quot;; [.E39]-[.B39])">
            <text:p/>
          </table:table-cell>
          <table:table-cell table:formula="of:=IF([.B39]=[.E39]; &quot;&quot;; (([.E39]-[.B39])/[.B39])*100)">
            <text:p/>
          </table:table-cell>
          <table:table-cell table:number-columns-repeated="2"/>
          <table:table-cell office:value-type="string" calcext:value-type="string">
            <text:p>dca/reassignment_lhs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D39]=[.M39]" office:value-type="boolean" office:boolean-value="true" calcext:value-type="boolean">
            <text:p>TRUE</text:p>
          </table:table-cell>
          <table:table-cell table:formula="of:=IF([.E39]=[.N39]; &quot;&quot;; &quot;*&quot;)">
            <text:p/>
          </table:table-cell>
          <table:table-cell table:formula="of:=IF([.E39]=[.N39]; &quot;&quot;; [.E39]-[.N39])">
            <text:p/>
          </table:table-cell>
          <table:table-cell table:formula="of:=IF([.E39]=[.N39]; &quot;&quot;; (([.N39]-[.E39])/[.E39])*100)">
            <text:p/>
          </table:table-cell>
          <table:table-cell/>
          <table:table-cell office:value-type="string" calcext:value-type="string">
            <text:p>dca/reassignment_lhs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M39]=[.U39]" office:value-type="boolean" office:boolean-value="true" calcext:value-type="boolean">
            <text:p>TRUE</text:p>
          </table:table-cell>
          <table:table-cell table:formula="of:=IF([.N39]=[.V39]; &quot;&quot;; [.V39]-[.N39])">
            <text:p/>
          </table:table-cell>
          <table:table-cell table:formula="of:=IF([.N39]=[.V39]; &quot;&quot;; (([.V39]-[.N39])/[.N39])*100)">
            <text:p/>
          </table:table-cell>
        </table:table-row>
        <table:table-row table:style-name="ro1">
          <table:table-cell office:value-type="string" calcext:value-type="string">
            <text:p>dca/rever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rever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40]=[.D40]" office:value-type="boolean" office:boolean-value="true" calcext:value-type="boolean">
            <text:p>TRUE</text:p>
          </table:table-cell>
          <table:table-cell table:formula="of:=IF([.B40]=[.E40]; &quot;&quot;; &quot;*&quot;)">
            <text:p/>
          </table:table-cell>
          <table:table-cell table:formula="of:=IF([.B40]=[.E40]; &quot;&quot;; [.E40]-[.B40])">
            <text:p/>
          </table:table-cell>
          <table:table-cell table:formula="of:=IF([.B40]=[.E40]; &quot;&quot;; (([.E40]-[.B40])/[.B40])*100)">
            <text:p/>
          </table:table-cell>
          <table:table-cell table:number-columns-repeated="2"/>
          <table:table-cell office:value-type="string" calcext:value-type="string">
            <text:p>dca/rever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40]=[.M40]" office:value-type="boolean" office:boolean-value="true" calcext:value-type="boolean">
            <text:p>TRUE</text:p>
          </table:table-cell>
          <table:table-cell table:formula="of:=IF([.E40]=[.N40]; &quot;&quot;; &quot;*&quot;)">
            <text:p/>
          </table:table-cell>
          <table:table-cell table:formula="of:=IF([.E40]=[.N40]; &quot;&quot;; [.E40]-[.N40])">
            <text:p/>
          </table:table-cell>
          <table:table-cell table:formula="of:=IF([.E40]=[.N40]; &quot;&quot;; (([.N40]-[.E40])/[.E40])*100)">
            <text:p/>
          </table:table-cell>
          <table:table-cell/>
          <table:table-cell office:value-type="string" calcext:value-type="string">
            <text:p>dca/rever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40]=[.U40]" office:value-type="boolean" office:boolean-value="true" calcext:value-type="boolean">
            <text:p>TRUE</text:p>
          </table:table-cell>
          <table:table-cell table:formula="of:=IF([.N40]=[.V40]; &quot;&quot;; [.V40]-[.N40])">
            <text:p/>
          </table:table-cell>
          <table:table-cell table:formula="of:=IF([.N40]=[.V40]; &quot;&quot;; (([.V40]-[.N40])/[.N40])*100)">
            <text:p/>
          </table:table-cell>
        </table:table-row>
        <table:table-row table:style-name="ro1">
          <table:table-cell office:value-type="string" calcext:value-type="string">
            <text:p>dca/struct_field_no_warning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ca/struct_field_no_warning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41]=[.D41]" office:value-type="boolean" office:boolean-value="true" calcext:value-type="boolean">
            <text:p>TRUE</text:p>
          </table:table-cell>
          <table:table-cell table:formula="of:=IF([.B41]=[.E41]; &quot;&quot;; &quot;*&quot;)">
            <text:p/>
          </table:table-cell>
          <table:table-cell table:formula="of:=IF([.B41]=[.E41]; &quot;&quot;; [.E41]-[.B41])">
            <text:p/>
          </table:table-cell>
          <table:table-cell table:formula="of:=IF([.B41]=[.E41]; &quot;&quot;; (([.E41]-[.B41])/[.B41])*100)">
            <text:p/>
          </table:table-cell>
          <table:table-cell table:number-columns-repeated="2"/>
          <table:table-cell office:value-type="string" calcext:value-type="string">
            <text:p>dca/struct_field_no_warning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41]=[.M41]" office:value-type="boolean" office:boolean-value="true" calcext:value-type="boolean">
            <text:p>TRUE</text:p>
          </table:table-cell>
          <table:table-cell table:formula="of:=IF([.E41]=[.N41]; &quot;&quot;; &quot;*&quot;)">
            <text:p/>
          </table:table-cell>
          <table:table-cell table:formula="of:=IF([.E41]=[.N41]; &quot;&quot;; [.E41]-[.N41])">
            <text:p/>
          </table:table-cell>
          <table:table-cell table:formula="of:=IF([.E41]=[.N41]; &quot;&quot;; (([.N41]-[.E41])/[.E41])*100)">
            <text:p/>
          </table:table-cell>
          <table:table-cell/>
          <table:table-cell office:value-type="string" calcext:value-type="string">
            <text:p>dca/struct_field_no_warning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M41]=[.U41]" office:value-type="boolean" office:boolean-value="true" calcext:value-type="boolean">
            <text:p>TRUE</text:p>
          </table:table-cell>
          <table:table-cell table:formula="of:=IF([.N41]=[.V41]; &quot;&quot;; [.V41]-[.N41])">
            <text:p/>
          </table:table-cell>
          <table:table-cell table:formula="of:=IF([.N41]=[.V41]; &quot;&quot;; (([.V41]-[.N41])/[.N41])*100)">
            <text:p/>
          </table:table-cell>
        </table:table-row>
        <table:table-row table:style-name="ro1">
          <table:table-cell office:value-type="string" calcext:value-type="string">
            <text:p>dca/trait_metho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trait_metho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42]=[.D42]" office:value-type="boolean" office:boolean-value="true" calcext:value-type="boolean">
            <text:p>TRUE</text:p>
          </table:table-cell>
          <table:table-cell table:formula="of:=IF([.B42]=[.E42]; &quot;&quot;; &quot;*&quot;)">
            <text:p/>
          </table:table-cell>
          <table:table-cell table:formula="of:=IF([.B42]=[.E42]; &quot;&quot;; [.E42]-[.B42])">
            <text:p/>
          </table:table-cell>
          <table:table-cell table:formula="of:=IF([.B42]=[.E42]; &quot;&quot;; (([.E42]-[.B42])/[.B42])*100)">
            <text:p/>
          </table:table-cell>
          <table:table-cell table:number-columns-repeated="2"/>
          <table:table-cell office:value-type="string" calcext:value-type="string">
            <text:p>dca/trait_metho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42]=[.M42]" office:value-type="boolean" office:boolean-value="true" calcext:value-type="boolean">
            <text:p>TRUE</text:p>
          </table:table-cell>
          <table:table-cell table:formula="of:=IF([.E42]=[.N42]; &quot;&quot;; &quot;*&quot;)">
            <text:p/>
          </table:table-cell>
          <table:table-cell table:formula="of:=IF([.E42]=[.N42]; &quot;&quot;; [.E42]-[.N42])">
            <text:p/>
          </table:table-cell>
          <table:table-cell table:formula="of:=IF([.E42]=[.N42]; &quot;&quot;; (([.N42]-[.E42])/[.E42])*100)">
            <text:p/>
          </table:table-cell>
          <table:table-cell/>
          <table:table-cell office:value-type="string" calcext:value-type="string">
            <text:p>dca/trait_metho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42]=[.U42]" office:value-type="boolean" office:boolean-value="true" calcext:value-type="boolean">
            <text:p>TRUE</text:p>
          </table:table-cell>
          <table:table-cell table:formula="of:=IF([.N42]=[.V42]; &quot;&quot;; [.V42]-[.N42])">
            <text:p/>
          </table:table-cell>
          <table:table-cell table:formula="of:=IF([.N42]=[.V42]; &quot;&quot;; (([.V42]-[.N42])/[.N42])*100)">
            <text:p/>
          </table:table-cell>
        </table:table-row>
        <table:table-row table:style-name="ro1">
          <table:table-cell office:value-type="string" calcext:value-type="string">
            <text:p>dca/trait_method_lib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trait_method_lib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43]=[.D43]" office:value-type="boolean" office:boolean-value="true" calcext:value-type="boolean">
            <text:p>TRUE</text:p>
          </table:table-cell>
          <table:table-cell table:formula="of:=IF([.B43]=[.E43]; &quot;&quot;; &quot;*&quot;)">
            <text:p/>
          </table:table-cell>
          <table:table-cell table:formula="of:=IF([.B43]=[.E43]; &quot;&quot;; [.E43]-[.B43])">
            <text:p/>
          </table:table-cell>
          <table:table-cell table:formula="of:=IF([.B43]=[.E43]; &quot;&quot;; (([.E43]-[.B43])/[.B43])*100)">
            <text:p/>
          </table:table-cell>
          <table:table-cell table:number-columns-repeated="2"/>
          <table:table-cell office:value-type="string" calcext:value-type="string">
            <text:p>dca/trait_method_lib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D43]=[.M43]" office:value-type="boolean" office:boolean-value="true" calcext:value-type="boolean">
            <text:p>TRUE</text:p>
          </table:table-cell>
          <table:table-cell table:formula="of:=IF([.E43]=[.N43]; &quot;&quot;; &quot;*&quot;)">
            <text:p/>
          </table:table-cell>
          <table:table-cell table:formula="of:=IF([.E43]=[.N43]; &quot;&quot;; [.E43]-[.N43])">
            <text:p/>
          </table:table-cell>
          <table:table-cell table:formula="of:=IF([.E43]=[.N43]; &quot;&quot;; (([.N43]-[.E43])/[.E43])*100)">
            <text:p/>
          </table:table-cell>
          <table:table-cell/>
          <table:table-cell office:value-type="string" calcext:value-type="string">
            <text:p>dca/trait_method_lib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M43]=[.U43]" office:value-type="boolean" office:boolean-value="true" calcext:value-type="boolean">
            <text:p>TRUE</text:p>
          </table:table-cell>
          <table:table-cell table:formula="of:=IF([.N43]=[.V43]; &quot;&quot;; [.V43]-[.N43])">
            <text:p/>
          </table:table-cell>
          <table:table-cell table:formula="of:=IF([.N43]=[.V43]; &quot;&quot;; (([.V43]-[.N43])/[.N43])*100)">
            <text:p/>
          </table:table-cell>
        </table:table-row>
        <table:table-row table:style-name="ro1">
          <table:table-cell office:value-type="string" calcext:value-type="string">
            <text:p>dca/trait_method_neq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dca/trait_method_neq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A44]=[.D44]" office:value-type="boolean" office:boolean-value="true" calcext:value-type="boolean">
            <text:p>TRUE</text:p>
          </table:table-cell>
          <table:table-cell table:formula="of:=IF([.B44]=[.E44]; &quot;&quot;; &quot;*&quot;)">
            <text:p/>
          </table:table-cell>
          <table:table-cell table:formula="of:=IF([.B44]=[.E44]; &quot;&quot;; [.E44]-[.B44])">
            <text:p/>
          </table:table-cell>
          <table:table-cell table:formula="of:=IF([.B44]=[.E44]; &quot;&quot;; (([.E44]-[.B44])/[.B44])*100)">
            <text:p/>
          </table:table-cell>
          <table:table-cell table:number-columns-repeated="2"/>
          <table:table-cell office:value-type="string" calcext:value-type="string">
            <text:p>dca/trait_method_neq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D44]=[.M44]" office:value-type="boolean" office:boolean-value="true" calcext:value-type="boolean">
            <text:p>TRUE</text:p>
          </table:table-cell>
          <table:table-cell table:formula="of:=IF([.E44]=[.N44]; &quot;&quot;; &quot;*&quot;)">
            <text:p/>
          </table:table-cell>
          <table:table-cell table:formula="of:=IF([.E44]=[.N44]; &quot;&quot;; [.E44]-[.N44])">
            <text:p/>
          </table:table-cell>
          <table:table-cell table:formula="of:=IF([.E44]=[.N44]; &quot;&quot;; (([.N44]-[.E44])/[.E44])*100)">
            <text:p/>
          </table:table-cell>
          <table:table-cell/>
          <table:table-cell office:value-type="string" calcext:value-type="string">
            <text:p>dca/trait_method_neq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M44]=[.U44]" office:value-type="boolean" office:boolean-value="true" calcext:value-type="boolean">
            <text:p>TRUE</text:p>
          </table:table-cell>
          <table:table-cell table:formula="of:=IF([.N44]=[.V44]; &quot;&quot;; [.V44]-[.N44])">
            <text:p/>
          </table:table-cell>
          <table:table-cell table:formula="of:=IF([.N44]=[.V44]; &quot;&quot;; (([.V44]-[.N44])/[.N44])*100)">
            <text:p/>
          </table:table-cell>
        </table:table-row>
        <table:table-row table:style-name="ro1">
          <table:table-cell office:value-type="string" calcext:value-type="string">
            <text:p>dca/unused_enum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unused_enum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45]=[.D45]" office:value-type="boolean" office:boolean-value="true" calcext:value-type="boolean">
            <text:p>TRUE</text:p>
          </table:table-cell>
          <table:table-cell table:formula="of:=IF([.B45]=[.E45]; &quot;&quot;; &quot;*&quot;)">
            <text:p/>
          </table:table-cell>
          <table:table-cell table:formula="of:=IF([.B45]=[.E45]; &quot;&quot;; [.E45]-[.B45])">
            <text:p/>
          </table:table-cell>
          <table:table-cell table:formula="of:=IF([.B45]=[.E45]; &quot;&quot;; (([.E45]-[.B45])/[.B45])*100)">
            <text:p/>
          </table:table-cell>
          <table:table-cell table:number-columns-repeated="2"/>
          <table:table-cell office:value-type="string" calcext:value-type="string">
            <text:p>dca/unused_enum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45]=[.M45]" office:value-type="boolean" office:boolean-value="true" calcext:value-type="boolean">
            <text:p>TRUE</text:p>
          </table:table-cell>
          <table:table-cell table:formula="of:=IF([.E45]=[.N45]; &quot;&quot;; &quot;*&quot;)">
            <text:p/>
          </table:table-cell>
          <table:table-cell table:formula="of:=IF([.E45]=[.N45]; &quot;&quot;; [.E45]-[.N45])">
            <text:p/>
          </table:table-cell>
          <table:table-cell table:formula="of:=IF([.E45]=[.N45]; &quot;&quot;; (([.N45]-[.E45])/[.E45])*100)">
            <text:p/>
          </table:table-cell>
          <table:table-cell/>
          <table:table-cell office:value-type="string" calcext:value-type="string">
            <text:p>dca/unused_enum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45]=[.U45]" office:value-type="boolean" office:boolean-value="true" calcext:value-type="boolean">
            <text:p>TRUE</text:p>
          </table:table-cell>
          <table:table-cell table:formula="of:=IF([.N45]=[.V45]; &quot;&quot;; [.V45]-[.N45])">
            <text:p/>
          </table:table-cell>
          <table:table-cell table:formula="of:=IF([.N45]=[.V45]; &quot;&quot;; (([.V45]-[.N45])/[.N45])*100)">
            <text:p/>
          </table:table-cell>
        </table:table-row>
        <table:table-row table:style-name="ro1">
          <table:table-cell office:value-type="string" calcext:value-type="string">
            <text:p>dca/unused_field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unused_field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46]=[.D46]" office:value-type="boolean" office:boolean-value="true" calcext:value-type="boolean">
            <text:p>TRUE</text:p>
          </table:table-cell>
          <table:table-cell table:formula="of:=IF([.B46]=[.E46]; &quot;&quot;; &quot;*&quot;)">
            <text:p/>
          </table:table-cell>
          <table:table-cell table:formula="of:=IF([.B46]=[.E46]; &quot;&quot;; [.E46]-[.B46])">
            <text:p/>
          </table:table-cell>
          <table:table-cell table:formula="of:=IF([.B46]=[.E46]; &quot;&quot;; (([.E46]-[.B46])/[.B46])*100)">
            <text:p/>
          </table:table-cell>
          <table:table-cell table:number-columns-repeated="2"/>
          <table:table-cell office:value-type="string" calcext:value-type="string">
            <text:p>dca/unused_field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46]=[.M46]" office:value-type="boolean" office:boolean-value="true" calcext:value-type="boolean">
            <text:p>TRUE</text:p>
          </table:table-cell>
          <table:table-cell table:formula="of:=IF([.E46]=[.N46]; &quot;&quot;; &quot;*&quot;)">
            <text:p/>
          </table:table-cell>
          <table:table-cell table:formula="of:=IF([.E46]=[.N46]; &quot;&quot;; [.E46]-[.N46])">
            <text:p/>
          </table:table-cell>
          <table:table-cell table:formula="of:=IF([.E46]=[.N46]; &quot;&quot;; (([.N46]-[.E46])/[.E46])*100)">
            <text:p/>
          </table:table-cell>
          <table:table-cell/>
          <table:table-cell office:value-type="string" calcext:value-type="string">
            <text:p>dca/unused_field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46]=[.U46]" office:value-type="boolean" office:boolean-value="true" calcext:value-type="boolean">
            <text:p>TRUE</text:p>
          </table:table-cell>
          <table:table-cell table:formula="of:=IF([.N46]=[.V46]; &quot;&quot;; [.V46]-[.N46])">
            <text:p/>
          </table:table-cell>
          <table:table-cell table:formula="of:=IF([.N46]=[.V46]; &quot;&quot;; (([.V46]-[.N46])/[.N46])*100)">
            <text:p/>
          </table:table-cell>
        </table:table-row>
        <table:table-row table:style-name="ro1">
          <table:table-cell office:value-type="string" calcext:value-type="string">
            <text:p>dca/unused_free_f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unused_free_f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47]=[.D47]" office:value-type="boolean" office:boolean-value="true" calcext:value-type="boolean">
            <text:p>TRUE</text:p>
          </table:table-cell>
          <table:table-cell table:formula="of:=IF([.B47]=[.E47]; &quot;&quot;; &quot;*&quot;)">
            <text:p/>
          </table:table-cell>
          <table:table-cell table:formula="of:=IF([.B47]=[.E47]; &quot;&quot;; [.E47]-[.B47])">
            <text:p/>
          </table:table-cell>
          <table:table-cell table:formula="of:=IF([.B47]=[.E47]; &quot;&quot;; (([.E47]-[.B47])/[.B47])*100)">
            <text:p/>
          </table:table-cell>
          <table:table-cell table:number-columns-repeated="2"/>
          <table:table-cell office:value-type="string" calcext:value-type="string">
            <text:p>dca/unused_free_f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47]=[.M47]" office:value-type="boolean" office:boolean-value="true" calcext:value-type="boolean">
            <text:p>TRUE</text:p>
          </table:table-cell>
          <table:table-cell table:formula="of:=IF([.E47]=[.N47]; &quot;&quot;; &quot;*&quot;)">
            <text:p/>
          </table:table-cell>
          <table:table-cell table:formula="of:=IF([.E47]=[.N47]; &quot;&quot;; [.E47]-[.N47])">
            <text:p/>
          </table:table-cell>
          <table:table-cell table:formula="of:=IF([.E47]=[.N47]; &quot;&quot;; (([.N47]-[.E47])/[.E47])*100)">
            <text:p/>
          </table:table-cell>
          <table:table-cell/>
          <table:table-cell office:value-type="string" calcext:value-type="string">
            <text:p>dca/unused_free_f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47]=[.U47]" office:value-type="boolean" office:boolean-value="true" calcext:value-type="boolean">
            <text:p>TRUE</text:p>
          </table:table-cell>
          <table:table-cell table:formula="of:=IF([.N47]=[.V47]; &quot;&quot;; [.V47]-[.N47])">
            <text:p/>
          </table:table-cell>
          <table:table-cell table:formula="of:=IF([.N47]=[.V47]; &quot;&quot;; (([.V47]-[.N47])/[.N47])*100)">
            <text:p/>
          </table:table-cell>
        </table:table-row>
        <table:table-row table:style-name="ro1">
          <table:table-cell office:value-type="string" calcext:value-type="string">
            <text:p>dca/unused_struc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unused_struc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48]=[.D48]" office:value-type="boolean" office:boolean-value="true" calcext:value-type="boolean">
            <text:p>TRUE</text:p>
          </table:table-cell>
          <table:table-cell table:formula="of:=IF([.B48]=[.E48]; &quot;&quot;; &quot;*&quot;)">
            <text:p/>
          </table:table-cell>
          <table:table-cell table:formula="of:=IF([.B48]=[.E48]; &quot;&quot;; [.E48]-[.B48])">
            <text:p/>
          </table:table-cell>
          <table:table-cell table:formula="of:=IF([.B48]=[.E48]; &quot;&quot;; (([.E48]-[.B48])/[.B48])*100)">
            <text:p/>
          </table:table-cell>
          <table:table-cell table:number-columns-repeated="2"/>
          <table:table-cell office:value-type="string" calcext:value-type="string">
            <text:p>dca/unused_struc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48]=[.M48]" office:value-type="boolean" office:boolean-value="true" calcext:value-type="boolean">
            <text:p>TRUE</text:p>
          </table:table-cell>
          <table:table-cell table:formula="of:=IF([.E48]=[.N48]; &quot;&quot;; &quot;*&quot;)">
            <text:p/>
          </table:table-cell>
          <table:table-cell table:formula="of:=IF([.E48]=[.N48]; &quot;&quot;; [.E48]-[.N48])">
            <text:p/>
          </table:table-cell>
          <table:table-cell table:formula="of:=IF([.E48]=[.N48]; &quot;&quot;; (([.N48]-[.E48])/[.E48])*100)">
            <text:p/>
          </table:table-cell>
          <table:table-cell/>
          <table:table-cell office:value-type="string" calcext:value-type="string">
            <text:p>dca/unused_struc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48]=[.U48]" office:value-type="boolean" office:boolean-value="true" calcext:value-type="boolean">
            <text:p>TRUE</text:p>
          </table:table-cell>
          <table:table-cell table:formula="of:=IF([.N48]=[.V48]; &quot;&quot;; [.V48]-[.N48])">
            <text:p/>
          </table:table-cell>
          <table:table-cell table:formula="of:=IF([.N48]=[.V48]; &quot;&quot;; (([.V48]-[.N48])/[.N48])*100)">
            <text:p/>
          </table:table-cell>
        </table:table-row>
        <table:table-row table:style-name="ro1">
          <table:table-cell office:value-type="string" calcext:value-type="string">
            <text:p>dca/unused_trai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unused_trai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49]=[.D49]" office:value-type="boolean" office:boolean-value="true" calcext:value-type="boolean">
            <text:p>TRUE</text:p>
          </table:table-cell>
          <table:table-cell table:formula="of:=IF([.B49]=[.E49]; &quot;&quot;; &quot;*&quot;)">
            <text:p/>
          </table:table-cell>
          <table:table-cell table:formula="of:=IF([.B49]=[.E49]; &quot;&quot;; [.E49]-[.B49])">
            <text:p/>
          </table:table-cell>
          <table:table-cell table:formula="of:=IF([.B49]=[.E49]; &quot;&quot;; (([.E49]-[.B49])/[.B49])*100)">
            <text:p/>
          </table:table-cell>
          <table:table-cell table:number-columns-repeated="2"/>
          <table:table-cell office:value-type="string" calcext:value-type="string">
            <text:p>dca/unused_trai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49]=[.M49]" office:value-type="boolean" office:boolean-value="true" calcext:value-type="boolean">
            <text:p>TRUE</text:p>
          </table:table-cell>
          <table:table-cell table:formula="of:=IF([.E49]=[.N49]; &quot;&quot;; &quot;*&quot;)">
            <text:p/>
          </table:table-cell>
          <table:table-cell table:formula="of:=IF([.E49]=[.N49]; &quot;&quot;; [.E49]-[.N49])">
            <text:p/>
          </table:table-cell>
          <table:table-cell table:formula="of:=IF([.E49]=[.N49]; &quot;&quot;; (([.N49]-[.E49])/[.E49])*100)">
            <text:p/>
          </table:table-cell>
          <table:table-cell/>
          <table:table-cell office:value-type="string" calcext:value-type="string">
            <text:p>dca/unused_trai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49]=[.U49]" office:value-type="boolean" office:boolean-value="true" calcext:value-type="boolean">
            <text:p>TRUE</text:p>
          </table:table-cell>
          <table:table-cell table:formula="of:=IF([.N49]=[.V49]; &quot;&quot;; [.V49]-[.N49])">
            <text:p/>
          </table:table-cell>
          <table:table-cell table:formula="of:=IF([.N49]=[.V49]; &quot;&quot;; (([.V49]-[.N49])/[.N49])*100)">
            <text:p/>
          </table:table-cell>
        </table:table-row>
        <table:table-row table:style-name="ro1">
          <table:table-cell office:value-type="string" calcext:value-type="string">
            <text:p>dca/unused_variabl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unused_variabl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50]=[.D50]" office:value-type="boolean" office:boolean-value="true" calcext:value-type="boolean">
            <text:p>TRUE</text:p>
          </table:table-cell>
          <table:table-cell table:formula="of:=IF([.B50]=[.E50]; &quot;&quot;; &quot;*&quot;)">
            <text:p/>
          </table:table-cell>
          <table:table-cell table:formula="of:=IF([.B50]=[.E50]; &quot;&quot;; [.E50]-[.B50])">
            <text:p/>
          </table:table-cell>
          <table:table-cell table:formula="of:=IF([.B50]=[.E50]; &quot;&quot;; (([.E50]-[.B50])/[.B50])*100)">
            <text:p/>
          </table:table-cell>
          <table:table-cell table:number-columns-repeated="2"/>
          <table:table-cell office:value-type="string" calcext:value-type="string">
            <text:p>dca/unused_variabl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50]=[.M50]" office:value-type="boolean" office:boolean-value="true" calcext:value-type="boolean">
            <text:p>TRUE</text:p>
          </table:table-cell>
          <table:table-cell table:formula="of:=IF([.E50]=[.N50]; &quot;&quot;; &quot;*&quot;)">
            <text:p/>
          </table:table-cell>
          <table:table-cell table:formula="of:=IF([.E50]=[.N50]; &quot;&quot;; [.E50]-[.N50])">
            <text:p/>
          </table:table-cell>
          <table:table-cell table:formula="of:=IF([.E50]=[.N50]; &quot;&quot;; (([.N50]-[.E50])/[.E50])*100)">
            <text:p/>
          </table:table-cell>
          <table:table-cell/>
          <table:table-cell office:value-type="string" calcext:value-type="string">
            <text:p>dca/unused_variabl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50]=[.U50]" office:value-type="boolean" office:boolean-value="true" calcext:value-type="boolean">
            <text:p>TRUE</text:p>
          </table:table-cell>
          <table:table-cell table:formula="of:=IF([.N50]=[.V50]; &quot;&quot;; [.V50]-[.N50])">
            <text:p/>
          </table:table-cell>
          <table:table-cell table:formula="of:=IF([.N50]=[.V50]; &quot;&quot;; (([.V50]-[.N50])/[.N50])*100)">
            <text:p/>
          </table:table-cell>
        </table:table-row>
        <table:table-row table:style-name="ro1">
          <table:table-cell office:value-type="string" calcext:value-type="string">
            <text:p>dca/unused_variable_in_free_f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unused_variable_in_free_f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51]=[.D51]" office:value-type="boolean" office:boolean-value="true" calcext:value-type="boolean">
            <text:p>TRUE</text:p>
          </table:table-cell>
          <table:table-cell table:formula="of:=IF([.B51]=[.E51]; &quot;&quot;; &quot;*&quot;)">
            <text:p/>
          </table:table-cell>
          <table:table-cell table:formula="of:=IF([.B51]=[.E51]; &quot;&quot;; [.E51]-[.B51])">
            <text:p/>
          </table:table-cell>
          <table:table-cell table:formula="of:=IF([.B51]=[.E51]; &quot;&quot;; (([.E51]-[.B51])/[.B51])*100)">
            <text:p/>
          </table:table-cell>
          <table:table-cell table:number-columns-repeated="2"/>
          <table:table-cell office:value-type="string" calcext:value-type="string">
            <text:p>dca/unused_variable_in_free_f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51]=[.M51]" office:value-type="boolean" office:boolean-value="true" calcext:value-type="boolean">
            <text:p>TRUE</text:p>
          </table:table-cell>
          <table:table-cell table:formula="of:=IF([.E51]=[.N51]; &quot;&quot;; &quot;*&quot;)">
            <text:p/>
          </table:table-cell>
          <table:table-cell table:formula="of:=IF([.E51]=[.N51]; &quot;&quot;; [.E51]-[.N51])">
            <text:p/>
          </table:table-cell>
          <table:table-cell table:formula="of:=IF([.E51]=[.N51]; &quot;&quot;; (([.N51]-[.E51])/[.E51])*100)">
            <text:p/>
          </table:table-cell>
          <table:table-cell/>
          <table:table-cell office:value-type="string" calcext:value-type="string">
            <text:p>dca/unused_variable_in_free_f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51]=[.U51]" office:value-type="boolean" office:boolean-value="true" calcext:value-type="boolean">
            <text:p>TRUE</text:p>
          </table:table-cell>
          <table:table-cell table:formula="of:=IF([.N51]=[.V51]; &quot;&quot;; [.V51]-[.N51])">
            <text:p/>
          </table:table-cell>
          <table:table-cell table:formula="of:=IF([.N51]=[.V51]; &quot;&quot;; (([.V51]-[.N51])/[.N51])*100)">
            <text:p/>
          </table:table-cell>
        </table:table-row>
        <table:table-row table:style-name="ro1">
          <table:table-cell office:value-type="string" calcext:value-type="string">
            <text:p>empty_fields_in_storage_struct</text:p>
          </table:table-cell>
          <table:table-cell office:value-type="float" office:value="13800" calcext:value-type="float">
            <text:p>13800</text:p>
          </table:table-cell>
          <table:table-cell/>
          <table:table-cell office:value-type="string" calcext:value-type="string">
            <text:p>empty_fields_in_storage_struct</text:p>
          </table:table-cell>
          <table:table-cell office:value-type="float" office:value="13936" calcext:value-type="float">
            <text:p>13936</text:p>
          </table:table-cell>
          <table:table-cell/>
          <table:table-cell table:formula="of:=[.A52]=[.D52]" office:value-type="boolean" office:boolean-value="true" calcext:value-type="boolean">
            <text:p>TRUE</text:p>
          </table:table-cell>
          <table:table-cell table:formula="of:=IF([.B52]=[.E52]; &quot;&quot;; &quot;*&quot;)" office:value-type="string" office:string-value="*" calcext:value-type="string">
            <text:p>*</text:p>
          </table:table-cell>
          <table:table-cell table:formula="of:=IF([.B52]=[.E52]; &quot;&quot;; [.E52]-[.B52])" office:value-type="float" office:value="136" calcext:value-type="float">
            <text:p>136</text:p>
          </table:table-cell>
          <table:table-cell table:formula="of:=IF([.B52]=[.E52]; &quot;&quot;; (([.E52]-[.B52])/[.B52])*100)" office:value-type="float" office:value="0.985507246376812" calcext:value-type="float">
            <text:p>0.985507246376812</text:p>
          </table:table-cell>
          <table:table-cell table:number-columns-repeated="2"/>
          <table:table-cell office:value-type="string" calcext:value-type="string">
            <text:p>empty_fields_in_storage_struct</text:p>
          </table:table-cell>
          <table:table-cell office:value-type="float" office:value="13960" calcext:value-type="float">
            <text:p>13960</text:p>
          </table:table-cell>
          <table:table-cell/>
          <table:table-cell table:formula="of:=[.D52]=[.M52]" office:value-type="boolean" office:boolean-value="true" calcext:value-type="boolean">
            <text:p>TRUE</text:p>
          </table:table-cell>
          <table:table-cell table:formula="of:=IF([.E52]=[.N52]; &quot;&quot;; &quot;*&quot;)" office:value-type="string" office:string-value="*" calcext:value-type="string">
            <text:p>*</text:p>
          </table:table-cell>
          <table:table-cell table:formula="of:=IF([.E52]=[.N52]; &quot;&quot;; [.E52]-[.N52])" office:value-type="float" office:value="-24" calcext:value-type="float">
            <text:p>-24</text:p>
          </table:table-cell>
          <table:table-cell table:formula="of:=IF([.E52]=[.N52]; &quot;&quot;; (([.N52]-[.E52])/[.E52])*100)" office:value-type="float" office:value="0.172215843857635" calcext:value-type="float">
            <text:p>0.172215843857635</text:p>
          </table:table-cell>
          <table:table-cell/>
          <table:table-cell office:value-type="string" calcext:value-type="string">
            <text:p>empty_fields_in_storage_struct</text:p>
          </table:table-cell>
          <table:table-cell office:value-type="float" office:value="13960" calcext:value-type="float">
            <text:p>13960</text:p>
          </table:table-cell>
          <table:table-cell/>
          <table:table-cell table:formula="of:=[.M52]=[.U52]" office:value-type="boolean" office:boolean-value="true" calcext:value-type="boolean">
            <text:p>TRUE</text:p>
          </table:table-cell>
          <table:table-cell table:formula="of:=IF([.N52]=[.V52]; &quot;&quot;; [.V52]-[.N52])">
            <text:p/>
          </table:table-cell>
          <table:table-cell table:formula="of:=IF([.N52]=[.V52]; &quot;&quot;; (([.V52]-[.N52])/[.N52])*100)">
            <text:p/>
          </table:table-cell>
        </table:table-row>
        <table:table-row table:style-name="ro1">
          <table:table-cell office:value-type="string" calcext:value-type="string">
            <text:p>evm/evm_basic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evm/evm_basic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53]=[.D53]" office:value-type="boolean" office:boolean-value="true" calcext:value-type="boolean">
            <text:p>TRUE</text:p>
          </table:table-cell>
          <table:table-cell table:formula="of:=IF([.B53]=[.E53]; &quot;&quot;; &quot;*&quot;)">
            <text:p/>
          </table:table-cell>
          <table:table-cell table:formula="of:=IF([.B53]=[.E53]; &quot;&quot;; [.E53]-[.B53])">
            <text:p/>
          </table:table-cell>
          <table:table-cell table:formula="of:=IF([.B53]=[.E53]; &quot;&quot;; (([.E53]-[.B53])/[.B53])*100)">
            <text:p/>
          </table:table-cell>
          <table:table-cell table:number-columns-repeated="2"/>
          <table:table-cell office:value-type="string" calcext:value-type="string">
            <text:p>evm/evm_basic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53]=[.M53]" office:value-type="boolean" office:boolean-value="true" calcext:value-type="boolean">
            <text:p>TRUE</text:p>
          </table:table-cell>
          <table:table-cell table:formula="of:=IF([.E53]=[.N53]; &quot;&quot;; &quot;*&quot;)">
            <text:p/>
          </table:table-cell>
          <table:table-cell table:formula="of:=IF([.E53]=[.N53]; &quot;&quot;; [.E53]-[.N53])">
            <text:p/>
          </table:table-cell>
          <table:table-cell table:formula="of:=IF([.E53]=[.N53]; &quot;&quot;; (([.N53]-[.E53])/[.E53])*100)">
            <text:p/>
          </table:table-cell>
          <table:table-cell/>
          <table:table-cell office:value-type="string" calcext:value-type="string">
            <text:p>evm/evm_basic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53]=[.U53]" office:value-type="boolean" office:boolean-value="true" calcext:value-type="boolean">
            <text:p>TRUE</text:p>
          </table:table-cell>
          <table:table-cell table:formula="of:=IF([.N53]=[.V53]; &quot;&quot;; [.V53]-[.N53])">
            <text:p/>
          </table:table-cell>
          <table:table-cell table:formula="of:=IF([.N53]=[.V53]; &quot;&quot;; (([.V53]-[.N53])/[.N53])*100)">
            <text:p/>
          </table:table-cell>
        </table:table-row>
        <table:table-row table:style-name="ro1">
          <table:table-cell office:value-type="string" calcext:value-type="string">
            <text:p>forc/contract_dependencies/contract_a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forc/contract_dependencies/contract_a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54]=[.D54]" office:value-type="boolean" office:boolean-value="true" calcext:value-type="boolean">
            <text:p>TRUE</text:p>
          </table:table-cell>
          <table:table-cell table:formula="of:=IF([.B54]=[.E54]; &quot;&quot;; &quot;*&quot;)">
            <text:p/>
          </table:table-cell>
          <table:table-cell table:formula="of:=IF([.B54]=[.E54]; &quot;&quot;; [.E54]-[.B54])">
            <text:p/>
          </table:table-cell>
          <table:table-cell table:formula="of:=IF([.B54]=[.E54]; &quot;&quot;; (([.E54]-[.B54])/[.B54])*100)">
            <text:p/>
          </table:table-cell>
          <table:table-cell table:number-columns-repeated="2"/>
          <table:table-cell office:value-type="string" calcext:value-type="string">
            <text:p>forc/contract_dependencies/contract_a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D54]=[.M54]" office:value-type="boolean" office:boolean-value="true" calcext:value-type="boolean">
            <text:p>TRUE</text:p>
          </table:table-cell>
          <table:table-cell table:formula="of:=IF([.E54]=[.N54]; &quot;&quot;; &quot;*&quot;)">
            <text:p/>
          </table:table-cell>
          <table:table-cell table:formula="of:=IF([.E54]=[.N54]; &quot;&quot;; [.E54]-[.N54])">
            <text:p/>
          </table:table-cell>
          <table:table-cell table:formula="of:=IF([.E54]=[.N54]; &quot;&quot;; (([.N54]-[.E54])/[.E54])*100)">
            <text:p/>
          </table:table-cell>
          <table:table-cell/>
          <table:table-cell office:value-type="string" calcext:value-type="string">
            <text:p>forc/contract_dependencies/contract_a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M54]=[.U54]" office:value-type="boolean" office:boolean-value="true" calcext:value-type="boolean">
            <text:p>TRUE</text:p>
          </table:table-cell>
          <table:table-cell table:formula="of:=IF([.N54]=[.V54]; &quot;&quot;; [.V54]-[.N54])">
            <text:p/>
          </table:table-cell>
          <table:table-cell table:formula="of:=IF([.N54]=[.V54]; &quot;&quot;; (([.V54]-[.N54])/[.N54])*100)">
            <text:p/>
          </table:table-cell>
        </table:table-row>
        <table:table-row table:style-name="ro1">
          <table:table-cell office:value-type="string" calcext:value-type="string">
            <text:p>forc/contract_dependencies/contract_b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orc/contract_dependencies/contract_b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55]=[.D55]" office:value-type="boolean" office:boolean-value="true" calcext:value-type="boolean">
            <text:p>TRUE</text:p>
          </table:table-cell>
          <table:table-cell table:formula="of:=IF([.B55]=[.E55]; &quot;&quot;; &quot;*&quot;)">
            <text:p/>
          </table:table-cell>
          <table:table-cell table:formula="of:=IF([.B55]=[.E55]; &quot;&quot;; [.E55]-[.B55])">
            <text:p/>
          </table:table-cell>
          <table:table-cell table:formula="of:=IF([.B55]=[.E55]; &quot;&quot;; (([.E55]-[.B55])/[.B55])*100)">
            <text:p/>
          </table:table-cell>
          <table:table-cell table:number-columns-repeated="2"/>
          <table:table-cell office:value-type="string" calcext:value-type="string">
            <text:p>forc/contract_dependencies/contract_b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55]=[.M55]" office:value-type="boolean" office:boolean-value="true" calcext:value-type="boolean">
            <text:p>TRUE</text:p>
          </table:table-cell>
          <table:table-cell table:formula="of:=IF([.E55]=[.N55]; &quot;&quot;; &quot;*&quot;)">
            <text:p/>
          </table:table-cell>
          <table:table-cell table:formula="of:=IF([.E55]=[.N55]; &quot;&quot;; [.E55]-[.N55])">
            <text:p/>
          </table:table-cell>
          <table:table-cell table:formula="of:=IF([.E55]=[.N55]; &quot;&quot;; (([.N55]-[.E55])/[.E55])*100)">
            <text:p/>
          </table:table-cell>
          <table:table-cell/>
          <table:table-cell office:value-type="string" calcext:value-type="string">
            <text:p>forc/contract_dependencies/contract_b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M55]=[.U55]" office:value-type="boolean" office:boolean-value="true" calcext:value-type="boolean">
            <text:p>TRUE</text:p>
          </table:table-cell>
          <table:table-cell table:formula="of:=IF([.N55]=[.V55]; &quot;&quot;; [.V55]-[.N55])">
            <text:p/>
          </table:table-cell>
          <table:table-cell table:formula="of:=IF([.N55]=[.V55]; &quot;&quot;; (([.V55]-[.N55])/[.N55])*100)">
            <text:p/>
          </table:table-cell>
        </table:table-row>
        <table:table-row table:style-name="ro1">
          <table:table-cell office:value-type="string" calcext:value-type="string">
            <text:p>forc/contract_dependencies/contract_c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orc/contract_dependencies/contract_c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56]=[.D56]" office:value-type="boolean" office:boolean-value="true" calcext:value-type="boolean">
            <text:p>TRUE</text:p>
          </table:table-cell>
          <table:table-cell table:formula="of:=IF([.B56]=[.E56]; &quot;&quot;; &quot;*&quot;)">
            <text:p/>
          </table:table-cell>
          <table:table-cell table:formula="of:=IF([.B56]=[.E56]; &quot;&quot;; [.E56]-[.B56])">
            <text:p/>
          </table:table-cell>
          <table:table-cell table:formula="of:=IF([.B56]=[.E56]; &quot;&quot;; (([.E56]-[.B56])/[.B56])*100)">
            <text:p/>
          </table:table-cell>
          <table:table-cell table:number-columns-repeated="2"/>
          <table:table-cell office:value-type="string" calcext:value-type="string">
            <text:p>forc/contract_dependencies/contract_c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56]=[.M56]" office:value-type="boolean" office:boolean-value="true" calcext:value-type="boolean">
            <text:p>TRUE</text:p>
          </table:table-cell>
          <table:table-cell table:formula="of:=IF([.E56]=[.N56]; &quot;&quot;; &quot;*&quot;)">
            <text:p/>
          </table:table-cell>
          <table:table-cell table:formula="of:=IF([.E56]=[.N56]; &quot;&quot;; [.E56]-[.N56])">
            <text:p/>
          </table:table-cell>
          <table:table-cell table:formula="of:=IF([.E56]=[.N56]; &quot;&quot;; (([.N56]-[.E56])/[.E56])*100)">
            <text:p/>
          </table:table-cell>
          <table:table-cell/>
          <table:table-cell office:value-type="string" calcext:value-type="string">
            <text:p>forc/contract_dependencies/contract_c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M56]=[.U56]" office:value-type="boolean" office:boolean-value="true" calcext:value-type="boolean">
            <text:p>TRUE</text:p>
          </table:table-cell>
          <table:table-cell table:formula="of:=IF([.N56]=[.V56]; &quot;&quot;; [.V56]-[.N56])">
            <text:p/>
          </table:table-cell>
          <table:table-cell table:formula="of:=IF([.N56]=[.V56]; &quot;&quot;; (([.V56]-[.N56])/[.N56])*100)">
            <text:p/>
          </table:table-cell>
        </table:table-row>
        <table:table-row table:style-name="ro1">
          <table:table-cell office:value-type="string" calcext:value-type="string">
            <text:p>forc/dependency_package_fiel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forc/dependency_package_fiel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57]=[.D57]" office:value-type="boolean" office:boolean-value="true" calcext:value-type="boolean">
            <text:p>TRUE</text:p>
          </table:table-cell>
          <table:table-cell table:formula="of:=IF([.B57]=[.E57]; &quot;&quot;; &quot;*&quot;)">
            <text:p/>
          </table:table-cell>
          <table:table-cell table:formula="of:=IF([.B57]=[.E57]; &quot;&quot;; [.E57]-[.B57])">
            <text:p/>
          </table:table-cell>
          <table:table-cell table:formula="of:=IF([.B57]=[.E57]; &quot;&quot;; (([.E57]-[.B57])/[.B57])*100)">
            <text:p/>
          </table:table-cell>
          <table:table-cell table:number-columns-repeated="2"/>
          <table:table-cell office:value-type="string" calcext:value-type="string">
            <text:p>forc/dependency_package_fiel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57]=[.M57]" office:value-type="boolean" office:boolean-value="true" calcext:value-type="boolean">
            <text:p>TRUE</text:p>
          </table:table-cell>
          <table:table-cell table:formula="of:=IF([.E57]=[.N57]; &quot;&quot;; &quot;*&quot;)">
            <text:p/>
          </table:table-cell>
          <table:table-cell table:formula="of:=IF([.E57]=[.N57]; &quot;&quot;; [.E57]-[.N57])">
            <text:p/>
          </table:table-cell>
          <table:table-cell table:formula="of:=IF([.E57]=[.N57]; &quot;&quot;; (([.N57]-[.E57])/[.E57])*100)">
            <text:p/>
          </table:table-cell>
          <table:table-cell/>
          <table:table-cell office:value-type="string" calcext:value-type="string">
            <text:p>forc/dependency_package_fiel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57]=[.U57]" office:value-type="boolean" office:boolean-value="true" calcext:value-type="boolean">
            <text:p>TRUE</text:p>
          </table:table-cell>
          <table:table-cell table:formula="of:=IF([.N57]=[.V57]; &quot;&quot;; [.V57]-[.N57])">
            <text:p/>
          </table:table-cell>
          <table:table-cell table:formula="of:=IF([.N57]=[.V57]; &quot;&quot;; (([.V57]-[.N57])/[.N57])*100)">
            <text:p/>
          </table:table-cell>
        </table:table-row>
        <table:table-row table:style-name="ro1">
          <table:table-cell office:value-type="string" calcext:value-type="string">
            <text:p>forc/dependency_patching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forc/dependency_patching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58]=[.D58]" office:value-type="boolean" office:boolean-value="true" calcext:value-type="boolean">
            <text:p>TRUE</text:p>
          </table:table-cell>
          <table:table-cell table:formula="of:=IF([.B58]=[.E58]; &quot;&quot;; &quot;*&quot;)">
            <text:p/>
          </table:table-cell>
          <table:table-cell table:formula="of:=IF([.B58]=[.E58]; &quot;&quot;; [.E58]-[.B58])">
            <text:p/>
          </table:table-cell>
          <table:table-cell table:formula="of:=IF([.B58]=[.E58]; &quot;&quot;; (([.E58]-[.B58])/[.B58])*100)">
            <text:p/>
          </table:table-cell>
          <table:table-cell table:number-columns-repeated="2"/>
          <table:table-cell office:value-type="string" calcext:value-type="string">
            <text:p>forc/dependency_patching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58]=[.M58]" office:value-type="boolean" office:boolean-value="true" calcext:value-type="boolean">
            <text:p>TRUE</text:p>
          </table:table-cell>
          <table:table-cell table:formula="of:=IF([.E58]=[.N58]; &quot;&quot;; &quot;*&quot;)">
            <text:p/>
          </table:table-cell>
          <table:table-cell table:formula="of:=IF([.E58]=[.N58]; &quot;&quot;; [.E58]-[.N58])">
            <text:p/>
          </table:table-cell>
          <table:table-cell table:formula="of:=IF([.E58]=[.N58]; &quot;&quot;; (([.N58]-[.E58])/[.E58])*100)">
            <text:p/>
          </table:table-cell>
          <table:table-cell/>
          <table:table-cell office:value-type="string" calcext:value-type="string">
            <text:p>forc/dependency_patching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58]=[.U58]" office:value-type="boolean" office:boolean-value="true" calcext:value-type="boolean">
            <text:p>TRUE</text:p>
          </table:table-cell>
          <table:table-cell table:formula="of:=IF([.N58]=[.V58]; &quot;&quot;; [.V58]-[.N58])">
            <text:p/>
          </table:table-cell>
          <table:table-cell table:formula="of:=IF([.N58]=[.V58]; &quot;&quot;; (([.V58]-[.N58])/[.N58])*100)">
            <text:p/>
          </table:table-cell>
        </table:table-row>
        <table:table-row table:style-name="ro1">
          <table:table-cell office:value-type="string" calcext:value-type="string">
            <text:p>forc/workspace_building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orc/workspace_building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59]=[.D59]" office:value-type="boolean" office:boolean-value="true" calcext:value-type="boolean">
            <text:p>TRUE</text:p>
          </table:table-cell>
          <table:table-cell table:formula="of:=IF([.B59]=[.E59]; &quot;&quot;; &quot;*&quot;)">
            <text:p/>
          </table:table-cell>
          <table:table-cell table:formula="of:=IF([.B59]=[.E59]; &quot;&quot;; [.E59]-[.B59])">
            <text:p/>
          </table:table-cell>
          <table:table-cell table:formula="of:=IF([.B59]=[.E59]; &quot;&quot;; (([.E59]-[.B59])/[.B59])*100)">
            <text:p/>
          </table:table-cell>
          <table:table-cell table:number-columns-repeated="2"/>
          <table:table-cell office:value-type="string" calcext:value-type="string">
            <text:p>forc/workspace_building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D59]=[.M59]" office:value-type="boolean" office:boolean-value="true" calcext:value-type="boolean">
            <text:p>TRUE</text:p>
          </table:table-cell>
          <table:table-cell table:formula="of:=IF([.E59]=[.N59]; &quot;&quot;; &quot;*&quot;)">
            <text:p/>
          </table:table-cell>
          <table:table-cell table:formula="of:=IF([.E59]=[.N59]; &quot;&quot;; [.E59]-[.N59])">
            <text:p/>
          </table:table-cell>
          <table:table-cell table:formula="of:=IF([.E59]=[.N59]; &quot;&quot;; (([.N59]-[.E59])/[.E59])*100)">
            <text:p/>
          </table:table-cell>
          <table:table-cell/>
          <table:table-cell office:value-type="string" calcext:value-type="string">
            <text:p>forc/workspace_building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M59]=[.U59]" office:value-type="boolean" office:boolean-value="true" calcext:value-type="boolean">
            <text:p>TRUE</text:p>
          </table:table-cell>
          <table:table-cell table:formula="of:=IF([.N59]=[.V59]; &quot;&quot;; [.V59]-[.N59])">
            <text:p/>
          </table:table-cell>
          <table:table-cell table:formula="of:=IF([.N59]=[.V59]; &quot;&quot;; (([.V59]-[.N59])/[.N59])*100)">
            <text:p/>
          </table:table-cell>
        </table:table-row>
        <table:table-row table:style-name="ro1">
          <table:table-cell office:value-type="string" calcext:value-type="string">
            <text:p>language/abort_control_flow_good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abort_control_flow_good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60]=[.D60]" office:value-type="boolean" office:boolean-value="true" calcext:value-type="boolean">
            <text:p>TRUE</text:p>
          </table:table-cell>
          <table:table-cell table:formula="of:=IF([.B60]=[.E60]; &quot;&quot;; &quot;*&quot;)">
            <text:p/>
          </table:table-cell>
          <table:table-cell table:formula="of:=IF([.B60]=[.E60]; &quot;&quot;; [.E60]-[.B60])">
            <text:p/>
          </table:table-cell>
          <table:table-cell table:formula="of:=IF([.B60]=[.E60]; &quot;&quot;; (([.E60]-[.B60])/[.B60])*100)">
            <text:p/>
          </table:table-cell>
          <table:table-cell table:number-columns-repeated="2"/>
          <table:table-cell office:value-type="string" calcext:value-type="string">
            <text:p>language/abort_control_flow_good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60]=[.M60]" office:value-type="boolean" office:boolean-value="true" calcext:value-type="boolean">
            <text:p>TRUE</text:p>
          </table:table-cell>
          <table:table-cell table:formula="of:=IF([.E60]=[.N60]; &quot;&quot;; &quot;*&quot;)">
            <text:p/>
          </table:table-cell>
          <table:table-cell table:formula="of:=IF([.E60]=[.N60]; &quot;&quot;; [.E60]-[.N60])">
            <text:p/>
          </table:table-cell>
          <table:table-cell table:formula="of:=IF([.E60]=[.N60]; &quot;&quot;; (([.N60]-[.E60])/[.E60])*100)">
            <text:p/>
          </table:table-cell>
          <table:table-cell/>
          <table:table-cell office:value-type="string" calcext:value-type="string">
            <text:p>language/abort_control_flow_good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M60]=[.U60]" office:value-type="boolean" office:boolean-value="true" calcext:value-type="boolean">
            <text:p>TRUE</text:p>
          </table:table-cell>
          <table:table-cell table:formula="of:=IF([.N60]=[.V60]; &quot;&quot;; [.V60]-[.N60])">
            <text:p/>
          </table:table-cell>
          <table:table-cell table:formula="of:=IF([.N60]=[.V60]; &quot;&quot;; (([.V60]-[.N60])/[.N60])*100)">
            <text:p/>
          </table:table-cell>
        </table:table-row>
        <table:table-row table:style-name="ro1">
          <table:table-cell office:value-type="string" calcext:value-type="string">
            <text:p>language/aliased_imports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language/aliased_imports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61]=[.D61]" office:value-type="boolean" office:boolean-value="true" calcext:value-type="boolean">
            <text:p>TRUE</text:p>
          </table:table-cell>
          <table:table-cell table:formula="of:=IF([.B61]=[.E61]; &quot;&quot;; &quot;*&quot;)">
            <text:p/>
          </table:table-cell>
          <table:table-cell table:formula="of:=IF([.B61]=[.E61]; &quot;&quot;; [.E61]-[.B61])">
            <text:p/>
          </table:table-cell>
          <table:table-cell table:formula="of:=IF([.B61]=[.E61]; &quot;&quot;; (([.E61]-[.B61])/[.B61])*100)">
            <text:p/>
          </table:table-cell>
          <table:table-cell table:number-columns-repeated="2"/>
          <table:table-cell office:value-type="string" calcext:value-type="string">
            <text:p>language/aliased_imports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D61]=[.M61]" office:value-type="boolean" office:boolean-value="true" calcext:value-type="boolean">
            <text:p>TRUE</text:p>
          </table:table-cell>
          <table:table-cell table:formula="of:=IF([.E61]=[.N61]; &quot;&quot;; &quot;*&quot;)">
            <text:p/>
          </table:table-cell>
          <table:table-cell table:formula="of:=IF([.E61]=[.N61]; &quot;&quot;; [.E61]-[.N61])">
            <text:p/>
          </table:table-cell>
          <table:table-cell table:formula="of:=IF([.E61]=[.N61]; &quot;&quot;; (([.N61]-[.E61])/[.E61])*100)">
            <text:p/>
          </table:table-cell>
          <table:table-cell/>
          <table:table-cell office:value-type="string" calcext:value-type="string">
            <text:p>language/aliased_imports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M61]=[.U61]" office:value-type="boolean" office:boolean-value="true" calcext:value-type="boolean">
            <text:p>TRUE</text:p>
          </table:table-cell>
          <table:table-cell table:formula="of:=IF([.N61]=[.V61]; &quot;&quot;; [.V61]-[.N61])">
            <text:p/>
          </table:table-cell>
          <table:table-cell table:formula="of:=IF([.N61]=[.V61]; &quot;&quot;; (([.V61]-[.N61])/[.N61])*100)">
            <text:p/>
          </table:table-cell>
        </table:table-row>
        <table:table-row table:style-name="ro1">
          <table:table-cell office:value-type="string" calcext:value-type="string">
            <text:p>language/arg_demotion_inline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arg_demotion_inline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62]=[.D62]" office:value-type="boolean" office:boolean-value="true" calcext:value-type="boolean">
            <text:p>TRUE</text:p>
          </table:table-cell>
          <table:table-cell table:formula="of:=IF([.B62]=[.E62]; &quot;&quot;; &quot;*&quot;)">
            <text:p/>
          </table:table-cell>
          <table:table-cell table:formula="of:=IF([.B62]=[.E62]; &quot;&quot;; [.E62]-[.B62])">
            <text:p/>
          </table:table-cell>
          <table:table-cell table:formula="of:=IF([.B62]=[.E62]; &quot;&quot;; (([.E62]-[.B62])/[.B62])*100)">
            <text:p/>
          </table:table-cell>
          <table:table-cell table:number-columns-repeated="2"/>
          <table:table-cell office:value-type="string" calcext:value-type="string">
            <text:p>language/arg_demotion_inline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D62]=[.M62]" office:value-type="boolean" office:boolean-value="true" calcext:value-type="boolean">
            <text:p>TRUE</text:p>
          </table:table-cell>
          <table:table-cell table:formula="of:=IF([.E62]=[.N62]; &quot;&quot;; &quot;*&quot;)">
            <text:p/>
          </table:table-cell>
          <table:table-cell table:formula="of:=IF([.E62]=[.N62]; &quot;&quot;; [.E62]-[.N62])">
            <text:p/>
          </table:table-cell>
          <table:table-cell table:formula="of:=IF([.E62]=[.N62]; &quot;&quot;; (([.N62]-[.E62])/[.E62])*100)">
            <text:p/>
          </table:table-cell>
          <table:table-cell/>
          <table:table-cell office:value-type="string" calcext:value-type="string">
            <text:p>language/arg_demotion_inline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M62]=[.U62]" office:value-type="boolean" office:boolean-value="true" calcext:value-type="boolean">
            <text:p>TRUE</text:p>
          </table:table-cell>
          <table:table-cell table:formula="of:=IF([.N62]=[.V62]; &quot;&quot;; [.V62]-[.N62])">
            <text:p/>
          </table:table-cell>
          <table:table-cell table:formula="of:=IF([.N62]=[.V62]; &quot;&quot;; (([.V62]-[.N62])/[.N62])*100)">
            <text:p/>
          </table:table-cell>
        </table:table-row>
        <table:table-row table:style-name="ro1">
          <table:table-cell office:value-type="string" calcext:value-type="string">
            <text:p>language/args_on_stack</text:p>
          </table:table-cell>
          <table:table-cell office:value-type="float" office:value="1304" calcext:value-type="float">
            <text:p>1304</text:p>
          </table:table-cell>
          <table:table-cell/>
          <table:table-cell office:value-type="string" calcext:value-type="string">
            <text:p>language/args_on_stack</text:p>
          </table:table-cell>
          <table:table-cell office:value-type="float" office:value="1304" calcext:value-type="float">
            <text:p>1304</text:p>
          </table:table-cell>
          <table:table-cell/>
          <table:table-cell table:formula="of:=[.A63]=[.D63]" office:value-type="boolean" office:boolean-value="true" calcext:value-type="boolean">
            <text:p>TRUE</text:p>
          </table:table-cell>
          <table:table-cell table:formula="of:=IF([.B63]=[.E63]; &quot;&quot;; &quot;*&quot;)">
            <text:p/>
          </table:table-cell>
          <table:table-cell table:formula="of:=IF([.B63]=[.E63]; &quot;&quot;; [.E63]-[.B63])">
            <text:p/>
          </table:table-cell>
          <table:table-cell table:formula="of:=IF([.B63]=[.E63]; &quot;&quot;; (([.E63]-[.B63])/[.B63])*100)">
            <text:p/>
          </table:table-cell>
          <table:table-cell table:number-columns-repeated="2"/>
          <table:table-cell office:value-type="string" calcext:value-type="string">
            <text:p>language/args_on_stack</text:p>
          </table:table-cell>
          <table:table-cell office:value-type="float" office:value="1304" calcext:value-type="float">
            <text:p>1304</text:p>
          </table:table-cell>
          <table:table-cell/>
          <table:table-cell table:formula="of:=[.D63]=[.M63]" office:value-type="boolean" office:boolean-value="true" calcext:value-type="boolean">
            <text:p>TRUE</text:p>
          </table:table-cell>
          <table:table-cell table:formula="of:=IF([.E63]=[.N63]; &quot;&quot;; &quot;*&quot;)">
            <text:p/>
          </table:table-cell>
          <table:table-cell table:formula="of:=IF([.E63]=[.N63]; &quot;&quot;; [.E63]-[.N63])">
            <text:p/>
          </table:table-cell>
          <table:table-cell table:formula="of:=IF([.E63]=[.N63]; &quot;&quot;; (([.N63]-[.E63])/[.E63])*100)">
            <text:p/>
          </table:table-cell>
          <table:table-cell/>
          <table:table-cell office:value-type="string" calcext:value-type="string">
            <text:p>language/args_on_stack</text:p>
          </table:table-cell>
          <table:table-cell office:value-type="float" office:value="1304" calcext:value-type="float">
            <text:p>1304</text:p>
          </table:table-cell>
          <table:table-cell/>
          <table:table-cell table:formula="of:=[.M63]=[.U63]" office:value-type="boolean" office:boolean-value="true" calcext:value-type="boolean">
            <text:p>TRUE</text:p>
          </table:table-cell>
          <table:table-cell table:formula="of:=IF([.N63]=[.V63]; &quot;&quot;; [.V63]-[.N63])">
            <text:p/>
          </table:table-cell>
          <table:table-cell table:formula="of:=IF([.N63]=[.V63]; &quot;&quot;; (([.V63]-[.N63])/[.N63])*100)">
            <text:p/>
          </table:table-cell>
        </table:table-row>
        <table:table-row table:style-name="ro1">
          <table:table-cell office:value-type="string" calcext:value-type="string">
            <text:p>language/array_basics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language/array_basics</text:p>
          </table:table-cell>
          <table:table-cell office:value-type="float" office:value="504" calcext:value-type="float">
            <text:p>504</text:p>
          </table:table-cell>
          <table:table-cell/>
          <table:table-cell table:formula="of:=[.A64]=[.D64]" office:value-type="boolean" office:boolean-value="true" calcext:value-type="boolean">
            <text:p>TRUE</text:p>
          </table:table-cell>
          <table:table-cell table:formula="of:=IF([.B64]=[.E64]; &quot;&quot;; &quot;*&quot;)">
            <text:p/>
          </table:table-cell>
          <table:table-cell table:formula="of:=IF([.B64]=[.E64]; &quot;&quot;; [.E64]-[.B64])">
            <text:p/>
          </table:table-cell>
          <table:table-cell table:formula="of:=IF([.B64]=[.E64]; &quot;&quot;; (([.E64]-[.B64])/[.B64])*100)">
            <text:p/>
          </table:table-cell>
          <table:table-cell table:number-columns-repeated="2"/>
          <table:table-cell office:value-type="string" calcext:value-type="string">
            <text:p>language/array_basics</text:p>
          </table:table-cell>
          <table:table-cell office:value-type="float" office:value="504" calcext:value-type="float">
            <text:p>504</text:p>
          </table:table-cell>
          <table:table-cell/>
          <table:table-cell table:formula="of:=[.D64]=[.M64]" office:value-type="boolean" office:boolean-value="true" calcext:value-type="boolean">
            <text:p>TRUE</text:p>
          </table:table-cell>
          <table:table-cell table:formula="of:=IF([.E64]=[.N64]; &quot;&quot;; &quot;*&quot;)">
            <text:p/>
          </table:table-cell>
          <table:table-cell table:formula="of:=IF([.E64]=[.N64]; &quot;&quot;; [.E64]-[.N64])">
            <text:p/>
          </table:table-cell>
          <table:table-cell table:formula="of:=IF([.E64]=[.N64]; &quot;&quot;; (([.N64]-[.E64])/[.E64])*100)">
            <text:p/>
          </table:table-cell>
          <table:table-cell/>
          <table:table-cell office:value-type="string" calcext:value-type="string">
            <text:p>language/array_basics</text:p>
          </table:table-cell>
          <table:table-cell office:value-type="float" office:value="504" calcext:value-type="float">
            <text:p>504</text:p>
          </table:table-cell>
          <table:table-cell/>
          <table:table-cell table:formula="of:=[.M64]=[.U64]" office:value-type="boolean" office:boolean-value="true" calcext:value-type="boolean">
            <text:p>TRUE</text:p>
          </table:table-cell>
          <table:table-cell table:formula="of:=IF([.N64]=[.V64]; &quot;&quot;; [.V64]-[.N64])">
            <text:p/>
          </table:table-cell>
          <table:table-cell table:formula="of:=IF([.N64]=[.V64]; &quot;&quot;; (([.V64]-[.N64])/[.N64])*100)">
            <text:p/>
          </table:table-cell>
        </table:table-row>
        <table:table-row table:style-name="ro1">
          <table:table-cell office:value-type="string" calcext:value-type="string">
            <text:p>language/array_generics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language/array_generics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A65]=[.D65]" office:value-type="boolean" office:boolean-value="true" calcext:value-type="boolean">
            <text:p>TRUE</text:p>
          </table:table-cell>
          <table:table-cell table:formula="of:=IF([.B65]=[.E65]; &quot;&quot;; &quot;*&quot;)">
            <text:p/>
          </table:table-cell>
          <table:table-cell table:formula="of:=IF([.B65]=[.E65]; &quot;&quot;; [.E65]-[.B65])">
            <text:p/>
          </table:table-cell>
          <table:table-cell table:formula="of:=IF([.B65]=[.E65]; &quot;&quot;; (([.E65]-[.B65])/[.B65])*100)">
            <text:p/>
          </table:table-cell>
          <table:table-cell table:number-columns-repeated="2"/>
          <table:table-cell office:value-type="string" calcext:value-type="string">
            <text:p>language/array_generics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D65]=[.M65]" office:value-type="boolean" office:boolean-value="true" calcext:value-type="boolean">
            <text:p>TRUE</text:p>
          </table:table-cell>
          <table:table-cell table:formula="of:=IF([.E65]=[.N65]; &quot;&quot;; &quot;*&quot;)">
            <text:p/>
          </table:table-cell>
          <table:table-cell table:formula="of:=IF([.E65]=[.N65]; &quot;&quot;; [.E65]-[.N65])">
            <text:p/>
          </table:table-cell>
          <table:table-cell table:formula="of:=IF([.E65]=[.N65]; &quot;&quot;; (([.N65]-[.E65])/[.E65])*100)">
            <text:p/>
          </table:table-cell>
          <table:table-cell/>
          <table:table-cell office:value-type="string" calcext:value-type="string">
            <text:p>language/array_generics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M65]=[.U65]" office:value-type="boolean" office:boolean-value="true" calcext:value-type="boolean">
            <text:p>TRUE</text:p>
          </table:table-cell>
          <table:table-cell table:formula="of:=IF([.N65]=[.V65]; &quot;&quot;; [.V65]-[.N65])">
            <text:p/>
          </table:table-cell>
          <table:table-cell table:formula="of:=IF([.N65]=[.V65]; &quot;&quot;; (([.V65]-[.N65])/[.N65])*100)">
            <text:p/>
          </table:table-cell>
        </table:table-row>
        <table:table-row table:style-name="ro1">
          <table:table-cell office:value-type="string" calcext:value-type="string">
            <text:p>language/asm_expr_basic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language/asm_expr_basic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A66]=[.D66]" office:value-type="boolean" office:boolean-value="true" calcext:value-type="boolean">
            <text:p>TRUE</text:p>
          </table:table-cell>
          <table:table-cell table:formula="of:=IF([.B66]=[.E66]; &quot;&quot;; &quot;*&quot;)">
            <text:p/>
          </table:table-cell>
          <table:table-cell table:formula="of:=IF([.B66]=[.E66]; &quot;&quot;; [.E66]-[.B66])">
            <text:p/>
          </table:table-cell>
          <table:table-cell table:formula="of:=IF([.B66]=[.E66]; &quot;&quot;; (([.E66]-[.B66])/[.B66])*100)">
            <text:p/>
          </table:table-cell>
          <table:table-cell table:number-columns-repeated="2"/>
          <table:table-cell office:value-type="string" calcext:value-type="string">
            <text:p>language/asm_expr_basic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D66]=[.M66]" office:value-type="boolean" office:boolean-value="true" calcext:value-type="boolean">
            <text:p>TRUE</text:p>
          </table:table-cell>
          <table:table-cell table:formula="of:=IF([.E66]=[.N66]; &quot;&quot;; &quot;*&quot;)">
            <text:p/>
          </table:table-cell>
          <table:table-cell table:formula="of:=IF([.E66]=[.N66]; &quot;&quot;; [.E66]-[.N66])">
            <text:p/>
          </table:table-cell>
          <table:table-cell table:formula="of:=IF([.E66]=[.N66]; &quot;&quot;; (([.N66]-[.E66])/[.E66])*100)">
            <text:p/>
          </table:table-cell>
          <table:table-cell/>
          <table:table-cell office:value-type="string" calcext:value-type="string">
            <text:p>language/asm_expr_basic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M66]=[.U66]" office:value-type="boolean" office:boolean-value="true" calcext:value-type="boolean">
            <text:p>TRUE</text:p>
          </table:table-cell>
          <table:table-cell table:formula="of:=IF([.N66]=[.V66]; &quot;&quot;; [.V66]-[.N66])">
            <text:p/>
          </table:table-cell>
          <table:table-cell table:formula="of:=IF([.N66]=[.V66]; &quot;&quot;; (([.V66]-[.N66])/[.N66])*100)">
            <text:p/>
          </table:table-cell>
        </table:table-row>
        <table:table-row table:style-name="ro1">
          <table:table-cell office:value-type="string" calcext:value-type="string">
            <text:p>language/asm_without_retur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m_without_retur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67]=[.D67]" office:value-type="boolean" office:boolean-value="true" calcext:value-type="boolean">
            <text:p>TRUE</text:p>
          </table:table-cell>
          <table:table-cell table:formula="of:=IF([.B67]=[.E67]; &quot;&quot;; &quot;*&quot;)">
            <text:p/>
          </table:table-cell>
          <table:table-cell table:formula="of:=IF([.B67]=[.E67]; &quot;&quot;; [.E67]-[.B67])">
            <text:p/>
          </table:table-cell>
          <table:table-cell table:formula="of:=IF([.B67]=[.E67]; &quot;&quot;; (([.E67]-[.B67])/[.B67])*100)">
            <text:p/>
          </table:table-cell>
          <table:table-cell table:number-columns-repeated="2"/>
          <table:table-cell office:value-type="string" calcext:value-type="string">
            <text:p>language/asm_without_retur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67]=[.M67]" office:value-type="boolean" office:boolean-value="true" calcext:value-type="boolean">
            <text:p>TRUE</text:p>
          </table:table-cell>
          <table:table-cell table:formula="of:=IF([.E67]=[.N67]; &quot;&quot;; &quot;*&quot;)">
            <text:p/>
          </table:table-cell>
          <table:table-cell table:formula="of:=IF([.E67]=[.N67]; &quot;&quot;; [.E67]-[.N67])">
            <text:p/>
          </table:table-cell>
          <table:table-cell table:formula="of:=IF([.E67]=[.N67]; &quot;&quot;; (([.N67]-[.E67])/[.E67])*100)">
            <text:p/>
          </table:table-cell>
          <table:table-cell/>
          <table:table-cell office:value-type="string" calcext:value-type="string">
            <text:p>language/asm_without_retur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67]=[.U67]" office:value-type="boolean" office:boolean-value="true" calcext:value-type="boolean">
            <text:p>TRUE</text:p>
          </table:table-cell>
          <table:table-cell table:formula="of:=IF([.N67]=[.V67]; &quot;&quot;; [.V67]-[.N67])">
            <text:p/>
          </table:table-cell>
          <table:table-cell table:formula="of:=IF([.N67]=[.V67]; &quot;&quot;; (([.V67]-[.N67])/[.N67])*100)">
            <text:p/>
          </table:table-cell>
        </table:table-row>
        <table:table-row table:style-name="ro1">
          <table:table-cell office:value-type="string" calcext:value-type="string">
            <text:p>language/associated_const_abi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abi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68]=[.D68]" office:value-type="boolean" office:boolean-value="true" calcext:value-type="boolean">
            <text:p>TRUE</text:p>
          </table:table-cell>
          <table:table-cell table:formula="of:=IF([.B68]=[.E68]; &quot;&quot;; &quot;*&quot;)">
            <text:p/>
          </table:table-cell>
          <table:table-cell table:formula="of:=IF([.B68]=[.E68]; &quot;&quot;; [.E68]-[.B68])">
            <text:p/>
          </table:table-cell>
          <table:table-cell table:formula="of:=IF([.B68]=[.E68]; &quot;&quot;; (([.E68]-[.B68])/[.B68])*100)">
            <text:p/>
          </table:table-cell>
          <table:table-cell table:number-columns-repeated="2"/>
          <table:table-cell office:value-type="string" calcext:value-type="string">
            <text:p>language/associated_const_abi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68]=[.M68]" office:value-type="boolean" office:boolean-value="true" calcext:value-type="boolean">
            <text:p>TRUE</text:p>
          </table:table-cell>
          <table:table-cell table:formula="of:=IF([.E68]=[.N68]; &quot;&quot;; &quot;*&quot;)">
            <text:p/>
          </table:table-cell>
          <table:table-cell table:formula="of:=IF([.E68]=[.N68]; &quot;&quot;; [.E68]-[.N68])">
            <text:p/>
          </table:table-cell>
          <table:table-cell table:formula="of:=IF([.E68]=[.N68]; &quot;&quot;; (([.N68]-[.E68])/[.E68])*100)">
            <text:p/>
          </table:table-cell>
          <table:table-cell/>
          <table:table-cell office:value-type="string" calcext:value-type="string">
            <text:p>language/associated_const_abi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68]=[.U68]" office:value-type="boolean" office:boolean-value="true" calcext:value-type="boolean">
            <text:p>TRUE</text:p>
          </table:table-cell>
          <table:table-cell table:formula="of:=IF([.N68]=[.V68]; &quot;&quot;; [.V68]-[.N68])">
            <text:p/>
          </table:table-cell>
          <table:table-cell table:formula="of:=IF([.N68]=[.V68]; &quot;&quot;; (([.V68]-[.N68])/[.N68])*100)">
            <text:p/>
          </table:table-cell>
        </table:table-row>
        <table:table-row table:style-name="ro1">
          <table:table-cell office:value-type="string" calcext:value-type="string">
            <text:p>language/associated_const_abi_defaul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abi_defaul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69]=[.D69]" office:value-type="boolean" office:boolean-value="true" calcext:value-type="boolean">
            <text:p>TRUE</text:p>
          </table:table-cell>
          <table:table-cell table:formula="of:=IF([.B69]=[.E69]; &quot;&quot;; &quot;*&quot;)">
            <text:p/>
          </table:table-cell>
          <table:table-cell table:formula="of:=IF([.B69]=[.E69]; &quot;&quot;; [.E69]-[.B69])">
            <text:p/>
          </table:table-cell>
          <table:table-cell table:formula="of:=IF([.B69]=[.E69]; &quot;&quot;; (([.E69]-[.B69])/[.B69])*100)">
            <text:p/>
          </table:table-cell>
          <table:table-cell table:number-columns-repeated="2"/>
          <table:table-cell office:value-type="string" calcext:value-type="string">
            <text:p>language/associated_const_abi_defaul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69]=[.M69]" office:value-type="boolean" office:boolean-value="true" calcext:value-type="boolean">
            <text:p>TRUE</text:p>
          </table:table-cell>
          <table:table-cell table:formula="of:=IF([.E69]=[.N69]; &quot;&quot;; &quot;*&quot;)">
            <text:p/>
          </table:table-cell>
          <table:table-cell table:formula="of:=IF([.E69]=[.N69]; &quot;&quot;; [.E69]-[.N69])">
            <text:p/>
          </table:table-cell>
          <table:table-cell table:formula="of:=IF([.E69]=[.N69]; &quot;&quot;; (([.N69]-[.E69])/[.E69])*100)">
            <text:p/>
          </table:table-cell>
          <table:table-cell/>
          <table:table-cell office:value-type="string" calcext:value-type="string">
            <text:p>language/associated_const_abi_defaul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69]=[.U69]" office:value-type="boolean" office:boolean-value="true" calcext:value-type="boolean">
            <text:p>TRUE</text:p>
          </table:table-cell>
          <table:table-cell table:formula="of:=IF([.N69]=[.V69]; &quot;&quot;; [.V69]-[.N69])">
            <text:p/>
          </table:table-cell>
          <table:table-cell table:formula="of:=IF([.N69]=[.V69]; &quot;&quot;; (([.V69]-[.N69])/[.N69])*100)">
            <text:p/>
          </table:table-cell>
        </table:table-row>
        <table:table-row table:style-name="ro1">
          <table:table-cell office:value-type="string" calcext:value-type="string">
            <text:p>language/associated_const_abi_multipl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abi_multipl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70]=[.D70]" office:value-type="boolean" office:boolean-value="true" calcext:value-type="boolean">
            <text:p>TRUE</text:p>
          </table:table-cell>
          <table:table-cell table:formula="of:=IF([.B70]=[.E70]; &quot;&quot;; &quot;*&quot;)">
            <text:p/>
          </table:table-cell>
          <table:table-cell table:formula="of:=IF([.B70]=[.E70]; &quot;&quot;; [.E70]-[.B70])">
            <text:p/>
          </table:table-cell>
          <table:table-cell table:formula="of:=IF([.B70]=[.E70]; &quot;&quot;; (([.E70]-[.B70])/[.B70])*100)">
            <text:p/>
          </table:table-cell>
          <table:table-cell table:number-columns-repeated="2"/>
          <table:table-cell office:value-type="string" calcext:value-type="string">
            <text:p>language/associated_const_abi_multipl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70]=[.M70]" office:value-type="boolean" office:boolean-value="true" calcext:value-type="boolean">
            <text:p>TRUE</text:p>
          </table:table-cell>
          <table:table-cell table:formula="of:=IF([.E70]=[.N70]; &quot;&quot;; &quot;*&quot;)">
            <text:p/>
          </table:table-cell>
          <table:table-cell table:formula="of:=IF([.E70]=[.N70]; &quot;&quot;; [.E70]-[.N70])">
            <text:p/>
          </table:table-cell>
          <table:table-cell table:formula="of:=IF([.E70]=[.N70]; &quot;&quot;; (([.N70]-[.E70])/[.E70])*100)">
            <text:p/>
          </table:table-cell>
          <table:table-cell/>
          <table:table-cell office:value-type="string" calcext:value-type="string">
            <text:p>language/associated_const_abi_multipl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70]=[.U70]" office:value-type="boolean" office:boolean-value="true" calcext:value-type="boolean">
            <text:p>TRUE</text:p>
          </table:table-cell>
          <table:table-cell table:formula="of:=IF([.N70]=[.V70]; &quot;&quot;; [.V70]-[.N70])">
            <text:p/>
          </table:table-cell>
          <table:table-cell table:formula="of:=IF([.N70]=[.V70]; &quot;&quot;; (([.V70]-[.N70])/[.N70])*100)">
            <text:p/>
          </table:table-cell>
        </table:table-row>
        <table:table-row table:style-name="ro1">
          <table:table-cell office:value-type="string" calcext:value-type="string">
            <text:p>language/associated_const_impl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impl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71]=[.D71]" office:value-type="boolean" office:boolean-value="true" calcext:value-type="boolean">
            <text:p>TRUE</text:p>
          </table:table-cell>
          <table:table-cell table:formula="of:=IF([.B71]=[.E71]; &quot;&quot;; &quot;*&quot;)">
            <text:p/>
          </table:table-cell>
          <table:table-cell table:formula="of:=IF([.B71]=[.E71]; &quot;&quot;; [.E71]-[.B71])">
            <text:p/>
          </table:table-cell>
          <table:table-cell table:formula="of:=IF([.B71]=[.E71]; &quot;&quot;; (([.E71]-[.B71])/[.B71])*100)">
            <text:p/>
          </table:table-cell>
          <table:table-cell table:number-columns-repeated="2"/>
          <table:table-cell office:value-type="string" calcext:value-type="string">
            <text:p>language/associated_const_impl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71]=[.M71]" office:value-type="boolean" office:boolean-value="true" calcext:value-type="boolean">
            <text:p>TRUE</text:p>
          </table:table-cell>
          <table:table-cell table:formula="of:=IF([.E71]=[.N71]; &quot;&quot;; &quot;*&quot;)">
            <text:p/>
          </table:table-cell>
          <table:table-cell table:formula="of:=IF([.E71]=[.N71]; &quot;&quot;; [.E71]-[.N71])">
            <text:p/>
          </table:table-cell>
          <table:table-cell table:formula="of:=IF([.E71]=[.N71]; &quot;&quot;; (([.N71]-[.E71])/[.E71])*100)">
            <text:p/>
          </table:table-cell>
          <table:table-cell/>
          <table:table-cell office:value-type="string" calcext:value-type="string">
            <text:p>language/associated_const_impl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71]=[.U71]" office:value-type="boolean" office:boolean-value="true" calcext:value-type="boolean">
            <text:p>TRUE</text:p>
          </table:table-cell>
          <table:table-cell table:formula="of:=IF([.N71]=[.V71]; &quot;&quot;; [.V71]-[.N71])">
            <text:p/>
          </table:table-cell>
          <table:table-cell table:formula="of:=IF([.N71]=[.V71]; &quot;&quot;; (([.V71]-[.N71])/[.N71])*100)">
            <text:p/>
          </table:table-cell>
        </table:table-row>
        <table:table-row table:style-name="ro1">
          <table:table-cell office:value-type="string" calcext:value-type="string">
            <text:p>language/associated_const_impl_local_same_nam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impl_local_same_nam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72]=[.D72]" office:value-type="boolean" office:boolean-value="true" calcext:value-type="boolean">
            <text:p>TRUE</text:p>
          </table:table-cell>
          <table:table-cell table:formula="of:=IF([.B72]=[.E72]; &quot;&quot;; &quot;*&quot;)">
            <text:p/>
          </table:table-cell>
          <table:table-cell table:formula="of:=IF([.B72]=[.E72]; &quot;&quot;; [.E72]-[.B72])">
            <text:p/>
          </table:table-cell>
          <table:table-cell table:formula="of:=IF([.B72]=[.E72]; &quot;&quot;; (([.E72]-[.B72])/[.B72])*100)">
            <text:p/>
          </table:table-cell>
          <table:table-cell table:number-columns-repeated="2"/>
          <table:table-cell office:value-type="string" calcext:value-type="string">
            <text:p>language/associated_const_impl_local_same_nam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72]=[.M72]" office:value-type="boolean" office:boolean-value="true" calcext:value-type="boolean">
            <text:p>TRUE</text:p>
          </table:table-cell>
          <table:table-cell table:formula="of:=IF([.E72]=[.N72]; &quot;&quot;; &quot;*&quot;)">
            <text:p/>
          </table:table-cell>
          <table:table-cell table:formula="of:=IF([.E72]=[.N72]; &quot;&quot;; [.E72]-[.N72])">
            <text:p/>
          </table:table-cell>
          <table:table-cell table:formula="of:=IF([.E72]=[.N72]; &quot;&quot;; (([.N72]-[.E72])/[.E72])*100)">
            <text:p/>
          </table:table-cell>
          <table:table-cell/>
          <table:table-cell office:value-type="string" calcext:value-type="string">
            <text:p>language/associated_const_impl_local_same_nam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72]=[.U72]" office:value-type="boolean" office:boolean-value="true" calcext:value-type="boolean">
            <text:p>TRUE</text:p>
          </table:table-cell>
          <table:table-cell table:formula="of:=IF([.N72]=[.V72]; &quot;&quot;; [.V72]-[.N72])">
            <text:p/>
          </table:table-cell>
          <table:table-cell table:formula="of:=IF([.N72]=[.V72]; &quot;&quot;; (([.V72]-[.N72])/[.N72])*100)">
            <text:p/>
          </table:table-cell>
        </table:table-row>
        <table:table-row table:style-name="ro1">
          <table:table-cell office:value-type="string" calcext:value-type="string">
            <text:p>language/associated_const_impl_multipl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impl_multipl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73]=[.D73]" office:value-type="boolean" office:boolean-value="true" calcext:value-type="boolean">
            <text:p>TRUE</text:p>
          </table:table-cell>
          <table:table-cell table:formula="of:=IF([.B73]=[.E73]; &quot;&quot;; &quot;*&quot;)">
            <text:p/>
          </table:table-cell>
          <table:table-cell table:formula="of:=IF([.B73]=[.E73]; &quot;&quot;; [.E73]-[.B73])">
            <text:p/>
          </table:table-cell>
          <table:table-cell table:formula="of:=IF([.B73]=[.E73]; &quot;&quot;; (([.E73]-[.B73])/[.B73])*100)">
            <text:p/>
          </table:table-cell>
          <table:table-cell table:number-columns-repeated="2"/>
          <table:table-cell office:value-type="string" calcext:value-type="string">
            <text:p>language/associated_const_impl_multipl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73]=[.M73]" office:value-type="boolean" office:boolean-value="true" calcext:value-type="boolean">
            <text:p>TRUE</text:p>
          </table:table-cell>
          <table:table-cell table:formula="of:=IF([.E73]=[.N73]; &quot;&quot;; &quot;*&quot;)">
            <text:p/>
          </table:table-cell>
          <table:table-cell table:formula="of:=IF([.E73]=[.N73]; &quot;&quot;; [.E73]-[.N73])">
            <text:p/>
          </table:table-cell>
          <table:table-cell table:formula="of:=IF([.E73]=[.N73]; &quot;&quot;; (([.N73]-[.E73])/[.E73])*100)">
            <text:p/>
          </table:table-cell>
          <table:table-cell/>
          <table:table-cell office:value-type="string" calcext:value-type="string">
            <text:p>language/associated_const_impl_multipl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73]=[.U73]" office:value-type="boolean" office:boolean-value="true" calcext:value-type="boolean">
            <text:p>TRUE</text:p>
          </table:table-cell>
          <table:table-cell table:formula="of:=IF([.N73]=[.V73]; &quot;&quot;; [.V73]-[.N73])">
            <text:p/>
          </table:table-cell>
          <table:table-cell table:formula="of:=IF([.N73]=[.V73]; &quot;&quot;; (([.V73]-[.N73])/[.N73])*100)">
            <text:p/>
          </table:table-cell>
        </table:table-row>
        <table:table-row table:style-name="ro1">
          <table:table-cell office:value-type="string" calcext:value-type="string">
            <text:p>language/associated_const_impl_self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impl_self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74]=[.D74]" office:value-type="boolean" office:boolean-value="true" calcext:value-type="boolean">
            <text:p>TRUE</text:p>
          </table:table-cell>
          <table:table-cell table:formula="of:=IF([.B74]=[.E74]; &quot;&quot;; &quot;*&quot;)">
            <text:p/>
          </table:table-cell>
          <table:table-cell table:formula="of:=IF([.B74]=[.E74]; &quot;&quot;; [.E74]-[.B74])">
            <text:p/>
          </table:table-cell>
          <table:table-cell table:formula="of:=IF([.B74]=[.E74]; &quot;&quot;; (([.E74]-[.B74])/[.B74])*100)">
            <text:p/>
          </table:table-cell>
          <table:table-cell table:number-columns-repeated="2"/>
          <table:table-cell office:value-type="string" calcext:value-type="string">
            <text:p>language/associated_const_impl_self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74]=[.M74]" office:value-type="boolean" office:boolean-value="true" calcext:value-type="boolean">
            <text:p>TRUE</text:p>
          </table:table-cell>
          <table:table-cell table:formula="of:=IF([.E74]=[.N74]; &quot;&quot;; &quot;*&quot;)">
            <text:p/>
          </table:table-cell>
          <table:table-cell table:formula="of:=IF([.E74]=[.N74]; &quot;&quot;; [.E74]-[.N74])">
            <text:p/>
          </table:table-cell>
          <table:table-cell table:formula="of:=IF([.E74]=[.N74]; &quot;&quot;; (([.N74]-[.E74])/[.E74])*100)">
            <text:p/>
          </table:table-cell>
          <table:table-cell/>
          <table:table-cell office:value-type="string" calcext:value-type="string">
            <text:p>language/associated_const_impl_self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74]=[.U74]" office:value-type="boolean" office:boolean-value="true" calcext:value-type="boolean">
            <text:p>TRUE</text:p>
          </table:table-cell>
          <table:table-cell table:formula="of:=IF([.N74]=[.V74]; &quot;&quot;; [.V74]-[.N74])">
            <text:p/>
          </table:table-cell>
          <table:table-cell table:formula="of:=IF([.N74]=[.V74]; &quot;&quot;; (([.V74]-[.N74])/[.N74])*100)">
            <text:p/>
          </table:table-cell>
        </table:table-row>
        <table:table-row table:style-name="ro1">
          <table:table-cell office:value-type="string" calcext:value-type="string">
            <text:p>language/associated_const_impl_self_order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impl_self_order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75]=[.D75]" office:value-type="boolean" office:boolean-value="true" calcext:value-type="boolean">
            <text:p>TRUE</text:p>
          </table:table-cell>
          <table:table-cell table:formula="of:=IF([.B75]=[.E75]; &quot;&quot;; &quot;*&quot;)">
            <text:p/>
          </table:table-cell>
          <table:table-cell table:formula="of:=IF([.B75]=[.E75]; &quot;&quot;; [.E75]-[.B75])">
            <text:p/>
          </table:table-cell>
          <table:table-cell table:formula="of:=IF([.B75]=[.E75]; &quot;&quot;; (([.E75]-[.B75])/[.B75])*100)">
            <text:p/>
          </table:table-cell>
          <table:table-cell table:number-columns-repeated="2"/>
          <table:table-cell office:value-type="string" calcext:value-type="string">
            <text:p>language/associated_const_impl_self_order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75]=[.M75]" office:value-type="boolean" office:boolean-value="true" calcext:value-type="boolean">
            <text:p>TRUE</text:p>
          </table:table-cell>
          <table:table-cell table:formula="of:=IF([.E75]=[.N75]; &quot;&quot;; &quot;*&quot;)">
            <text:p/>
          </table:table-cell>
          <table:table-cell table:formula="of:=IF([.E75]=[.N75]; &quot;&quot;; [.E75]-[.N75])">
            <text:p/>
          </table:table-cell>
          <table:table-cell table:formula="of:=IF([.E75]=[.N75]; &quot;&quot;; (([.N75]-[.E75])/[.E75])*100)">
            <text:p/>
          </table:table-cell>
          <table:table-cell/>
          <table:table-cell office:value-type="string" calcext:value-type="string">
            <text:p>language/associated_const_impl_self_order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75]=[.U75]" office:value-type="boolean" office:boolean-value="true" calcext:value-type="boolean">
            <text:p>TRUE</text:p>
          </table:table-cell>
          <table:table-cell table:formula="of:=IF([.N75]=[.V75]; &quot;&quot;; [.V75]-[.N75])">
            <text:p/>
          </table:table-cell>
          <table:table-cell table:formula="of:=IF([.N75]=[.V75]; &quot;&quot;; (([.V75]-[.N75])/[.N75])*100)">
            <text:p/>
          </table:table-cell>
        </table:table-row>
        <table:table-row table:style-name="ro1">
          <table:table-cell office:value-type="string" calcext:value-type="string">
            <text:p>language/associated_const_trai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trai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76]=[.D76]" office:value-type="boolean" office:boolean-value="true" calcext:value-type="boolean">
            <text:p>TRUE</text:p>
          </table:table-cell>
          <table:table-cell table:formula="of:=IF([.B76]=[.E76]; &quot;&quot;; &quot;*&quot;)">
            <text:p/>
          </table:table-cell>
          <table:table-cell table:formula="of:=IF([.B76]=[.E76]; &quot;&quot;; [.E76]-[.B76])">
            <text:p/>
          </table:table-cell>
          <table:table-cell table:formula="of:=IF([.B76]=[.E76]; &quot;&quot;; (([.E76]-[.B76])/[.B76])*100)">
            <text:p/>
          </table:table-cell>
          <table:table-cell table:number-columns-repeated="2"/>
          <table:table-cell office:value-type="string" calcext:value-type="string">
            <text:p>language/associated_const_trai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76]=[.M76]" office:value-type="boolean" office:boolean-value="true" calcext:value-type="boolean">
            <text:p>TRUE</text:p>
          </table:table-cell>
          <table:table-cell table:formula="of:=IF([.E76]=[.N76]; &quot;&quot;; &quot;*&quot;)">
            <text:p/>
          </table:table-cell>
          <table:table-cell table:formula="of:=IF([.E76]=[.N76]; &quot;&quot;; [.E76]-[.N76])">
            <text:p/>
          </table:table-cell>
          <table:table-cell table:formula="of:=IF([.E76]=[.N76]; &quot;&quot;; (([.N76]-[.E76])/[.E76])*100)">
            <text:p/>
          </table:table-cell>
          <table:table-cell/>
          <table:table-cell office:value-type="string" calcext:value-type="string">
            <text:p>language/associated_const_trai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76]=[.U76]" office:value-type="boolean" office:boolean-value="true" calcext:value-type="boolean">
            <text:p>TRUE</text:p>
          </table:table-cell>
          <table:table-cell table:formula="of:=IF([.N76]=[.V76]; &quot;&quot;; [.V76]-[.N76])">
            <text:p/>
          </table:table-cell>
          <table:table-cell table:formula="of:=IF([.N76]=[.V76]; &quot;&quot;; (([.V76]-[.N76])/[.N76])*100)">
            <text:p/>
          </table:table-cell>
        </table:table-row>
        <table:table-row table:style-name="ro1">
          <table:table-cell office:value-type="string" calcext:value-type="string">
            <text:p>language/associated_const_trait_const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associated_const_trait_const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77]=[.D77]" office:value-type="boolean" office:boolean-value="true" calcext:value-type="boolean">
            <text:p>TRUE</text:p>
          </table:table-cell>
          <table:table-cell table:formula="of:=IF([.B77]=[.E77]; &quot;&quot;; &quot;*&quot;)">
            <text:p/>
          </table:table-cell>
          <table:table-cell table:formula="of:=IF([.B77]=[.E77]; &quot;&quot;; [.E77]-[.B77])">
            <text:p/>
          </table:table-cell>
          <table:table-cell table:formula="of:=IF([.B77]=[.E77]; &quot;&quot;; (([.E77]-[.B77])/[.B77])*100)">
            <text:p/>
          </table:table-cell>
          <table:table-cell table:number-columns-repeated="2"/>
          <table:table-cell office:value-type="string" calcext:value-type="string">
            <text:p>language/associated_const_trait_const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77]=[.M77]" office:value-type="boolean" office:boolean-value="true" calcext:value-type="boolean">
            <text:p>TRUE</text:p>
          </table:table-cell>
          <table:table-cell table:formula="of:=IF([.E77]=[.N77]; &quot;&quot;; &quot;*&quot;)">
            <text:p/>
          </table:table-cell>
          <table:table-cell table:formula="of:=IF([.E77]=[.N77]; &quot;&quot;; [.E77]-[.N77])">
            <text:p/>
          </table:table-cell>
          <table:table-cell table:formula="of:=IF([.E77]=[.N77]; &quot;&quot;; (([.N77]-[.E77])/[.E77])*100)">
            <text:p/>
          </table:table-cell>
          <table:table-cell/>
          <table:table-cell office:value-type="string" calcext:value-type="string">
            <text:p>language/associated_const_trait_const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M77]=[.U77]" office:value-type="boolean" office:boolean-value="true" calcext:value-type="boolean">
            <text:p>TRUE</text:p>
          </table:table-cell>
          <table:table-cell table:formula="of:=IF([.N77]=[.V77]; &quot;&quot;; [.V77]-[.N77])">
            <text:p/>
          </table:table-cell>
          <table:table-cell table:formula="of:=IF([.N77]=[.V77]; &quot;&quot;; (([.V77]-[.N77])/[.N77])*100)">
            <text:p/>
          </table:table-cell>
        </table:table-row>
        <table:table-row table:style-name="ro1">
          <table:table-cell office:value-type="string" calcext:value-type="string">
            <text:p>language/associated_const_trait_defaul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associated_const_trait_defaul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78]=[.D78]" office:value-type="boolean" office:boolean-value="true" calcext:value-type="boolean">
            <text:p>TRUE</text:p>
          </table:table-cell>
          <table:table-cell table:formula="of:=IF([.B78]=[.E78]; &quot;&quot;; &quot;*&quot;)">
            <text:p/>
          </table:table-cell>
          <table:table-cell table:formula="of:=IF([.B78]=[.E78]; &quot;&quot;; [.E78]-[.B78])">
            <text:p/>
          </table:table-cell>
          <table:table-cell table:formula="of:=IF([.B78]=[.E78]; &quot;&quot;; (([.E78]-[.B78])/[.B78])*100)">
            <text:p/>
          </table:table-cell>
          <table:table-cell table:number-columns-repeated="2"/>
          <table:table-cell office:value-type="string" calcext:value-type="string">
            <text:p>language/associated_const_trait_defaul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78]=[.M78]" office:value-type="boolean" office:boolean-value="true" calcext:value-type="boolean">
            <text:p>TRUE</text:p>
          </table:table-cell>
          <table:table-cell table:formula="of:=IF([.E78]=[.N78]; &quot;&quot;; &quot;*&quot;)">
            <text:p/>
          </table:table-cell>
          <table:table-cell table:formula="of:=IF([.E78]=[.N78]; &quot;&quot;; [.E78]-[.N78])">
            <text:p/>
          </table:table-cell>
          <table:table-cell table:formula="of:=IF([.E78]=[.N78]; &quot;&quot;; (([.N78]-[.E78])/[.E78])*100)">
            <text:p/>
          </table:table-cell>
          <table:table-cell/>
          <table:table-cell office:value-type="string" calcext:value-type="string">
            <text:p>language/associated_const_trait_defaul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M78]=[.U78]" office:value-type="boolean" office:boolean-value="true" calcext:value-type="boolean">
            <text:p>TRUE</text:p>
          </table:table-cell>
          <table:table-cell table:formula="of:=IF([.N78]=[.V78]; &quot;&quot;; [.V78]-[.N78])">
            <text:p/>
          </table:table-cell>
          <table:table-cell table:formula="of:=IF([.N78]=[.V78]; &quot;&quot;; (([.V78]-[.N78])/[.N78])*100)">
            <text:p/>
          </table:table-cell>
        </table:table-row>
        <table:table-row table:style-name="ro1">
          <table:table-cell office:value-type="string" calcext:value-type="string">
            <text:p>language/associated_const_trait_impl_metho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trait_impl_metho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79]=[.D79]" office:value-type="boolean" office:boolean-value="true" calcext:value-type="boolean">
            <text:p>TRUE</text:p>
          </table:table-cell>
          <table:table-cell table:formula="of:=IF([.B79]=[.E79]; &quot;&quot;; &quot;*&quot;)">
            <text:p/>
          </table:table-cell>
          <table:table-cell table:formula="of:=IF([.B79]=[.E79]; &quot;&quot;; [.E79]-[.B79])">
            <text:p/>
          </table:table-cell>
          <table:table-cell table:formula="of:=IF([.B79]=[.E79]; &quot;&quot;; (([.E79]-[.B79])/[.B79])*100)">
            <text:p/>
          </table:table-cell>
          <table:table-cell table:number-columns-repeated="2"/>
          <table:table-cell office:value-type="string" calcext:value-type="string">
            <text:p>language/associated_const_trait_impl_metho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79]=[.M79]" office:value-type="boolean" office:boolean-value="true" calcext:value-type="boolean">
            <text:p>TRUE</text:p>
          </table:table-cell>
          <table:table-cell table:formula="of:=IF([.E79]=[.N79]; &quot;&quot;; &quot;*&quot;)">
            <text:p/>
          </table:table-cell>
          <table:table-cell table:formula="of:=IF([.E79]=[.N79]; &quot;&quot;; [.E79]-[.N79])">
            <text:p/>
          </table:table-cell>
          <table:table-cell table:formula="of:=IF([.E79]=[.N79]; &quot;&quot;; (([.N79]-[.E79])/[.E79])*100)">
            <text:p/>
          </table:table-cell>
          <table:table-cell/>
          <table:table-cell office:value-type="string" calcext:value-type="string">
            <text:p>language/associated_const_trait_impl_metho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79]=[.U79]" office:value-type="boolean" office:boolean-value="true" calcext:value-type="boolean">
            <text:p>TRUE</text:p>
          </table:table-cell>
          <table:table-cell table:formula="of:=IF([.N79]=[.V79]; &quot;&quot;; [.V79]-[.N79])">
            <text:p/>
          </table:table-cell>
          <table:table-cell table:formula="of:=IF([.N79]=[.V79]; &quot;&quot;; (([.V79]-[.N79])/[.N79])*100)">
            <text:p/>
          </table:table-cell>
        </table:table-row>
        <table:table-row table:style-name="ro1">
          <table:table-cell office:value-type="string" calcext:value-type="string">
            <text:p>language/associated_const_trait_metho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trait_metho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80]=[.D80]" office:value-type="boolean" office:boolean-value="true" calcext:value-type="boolean">
            <text:p>TRUE</text:p>
          </table:table-cell>
          <table:table-cell table:formula="of:=IF([.B80]=[.E80]; &quot;&quot;; &quot;*&quot;)">
            <text:p/>
          </table:table-cell>
          <table:table-cell table:formula="of:=IF([.B80]=[.E80]; &quot;&quot;; [.E80]-[.B80])">
            <text:p/>
          </table:table-cell>
          <table:table-cell table:formula="of:=IF([.B80]=[.E80]; &quot;&quot;; (([.E80]-[.B80])/[.B80])*100)">
            <text:p/>
          </table:table-cell>
          <table:table-cell table:number-columns-repeated="2"/>
          <table:table-cell office:value-type="string" calcext:value-type="string">
            <text:p>language/associated_const_trait_metho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80]=[.M80]" office:value-type="boolean" office:boolean-value="true" calcext:value-type="boolean">
            <text:p>TRUE</text:p>
          </table:table-cell>
          <table:table-cell table:formula="of:=IF([.E80]=[.N80]; &quot;&quot;; &quot;*&quot;)">
            <text:p/>
          </table:table-cell>
          <table:table-cell table:formula="of:=IF([.E80]=[.N80]; &quot;&quot;; [.E80]-[.N80])">
            <text:p/>
          </table:table-cell>
          <table:table-cell table:formula="of:=IF([.E80]=[.N80]; &quot;&quot;; (([.N80]-[.E80])/[.E80])*100)">
            <text:p/>
          </table:table-cell>
          <table:table-cell/>
          <table:table-cell office:value-type="string" calcext:value-type="string">
            <text:p>language/associated_const_trait_metho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80]=[.U80]" office:value-type="boolean" office:boolean-value="true" calcext:value-type="boolean">
            <text:p>TRUE</text:p>
          </table:table-cell>
          <table:table-cell table:formula="of:=IF([.N80]=[.V80]; &quot;&quot;; [.V80]-[.N80])">
            <text:p/>
          </table:table-cell>
          <table:table-cell table:formula="of:=IF([.N80]=[.V80]; &quot;&quot;; (([.V80]-[.N80])/[.N80])*100)">
            <text:p/>
          </table:table-cell>
        </table:table-row>
        <table:table-row table:style-name="ro1">
          <table:table-cell office:value-type="string" calcext:value-type="string">
            <text:p>language/associated_type_and_associated_cons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type_and_associated_cons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81]=[.D81]" office:value-type="boolean" office:boolean-value="true" calcext:value-type="boolean">
            <text:p>TRUE</text:p>
          </table:table-cell>
          <table:table-cell table:formula="of:=IF([.B81]=[.E81]; &quot;&quot;; &quot;*&quot;)">
            <text:p/>
          </table:table-cell>
          <table:table-cell table:formula="of:=IF([.B81]=[.E81]; &quot;&quot;; [.E81]-[.B81])">
            <text:p/>
          </table:table-cell>
          <table:table-cell table:formula="of:=IF([.B81]=[.E81]; &quot;&quot;; (([.E81]-[.B81])/[.B81])*100)">
            <text:p/>
          </table:table-cell>
          <table:table-cell table:number-columns-repeated="2"/>
          <table:table-cell office:value-type="string" calcext:value-type="string">
            <text:p>language/associated_type_and_associated_cons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81]=[.M81]" office:value-type="boolean" office:boolean-value="true" calcext:value-type="boolean">
            <text:p>TRUE</text:p>
          </table:table-cell>
          <table:table-cell table:formula="of:=IF([.E81]=[.N81]; &quot;&quot;; &quot;*&quot;)">
            <text:p/>
          </table:table-cell>
          <table:table-cell table:formula="of:=IF([.E81]=[.N81]; &quot;&quot;; [.E81]-[.N81])">
            <text:p/>
          </table:table-cell>
          <table:table-cell table:formula="of:=IF([.E81]=[.N81]; &quot;&quot;; (([.N81]-[.E81])/[.E81])*100)">
            <text:p/>
          </table:table-cell>
          <table:table-cell/>
          <table:table-cell office:value-type="string" calcext:value-type="string">
            <text:p>language/associated_type_and_associated_cons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81]=[.U81]" office:value-type="boolean" office:boolean-value="true" calcext:value-type="boolean">
            <text:p>TRUE</text:p>
          </table:table-cell>
          <table:table-cell table:formula="of:=IF([.N81]=[.V81]; &quot;&quot;; [.V81]-[.N81])">
            <text:p/>
          </table:table-cell>
          <table:table-cell table:formula="of:=IF([.N81]=[.V81]; &quot;&quot;; (([.V81]-[.N81])/[.N81])*100)">
            <text:p/>
          </table:table-cell>
        </table:table-row>
        <table:table-row table:style-name="ro1">
          <table:table-cell office:value-type="string" calcext:value-type="string">
            <text:p>language/associated_type_ascriptio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type_ascriptio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82]=[.D82]" office:value-type="boolean" office:boolean-value="true" calcext:value-type="boolean">
            <text:p>TRUE</text:p>
          </table:table-cell>
          <table:table-cell table:formula="of:=IF([.B82]=[.E82]; &quot;&quot;; &quot;*&quot;)">
            <text:p/>
          </table:table-cell>
          <table:table-cell table:formula="of:=IF([.B82]=[.E82]; &quot;&quot;; [.E82]-[.B82])">
            <text:p/>
          </table:table-cell>
          <table:table-cell table:formula="of:=IF([.B82]=[.E82]; &quot;&quot;; (([.E82]-[.B82])/[.B82])*100)">
            <text:p/>
          </table:table-cell>
          <table:table-cell table:number-columns-repeated="2"/>
          <table:table-cell office:value-type="string" calcext:value-type="string">
            <text:p>language/associated_type_ascriptio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82]=[.M82]" office:value-type="boolean" office:boolean-value="true" calcext:value-type="boolean">
            <text:p>TRUE</text:p>
          </table:table-cell>
          <table:table-cell table:formula="of:=IF([.E82]=[.N82]; &quot;&quot;; &quot;*&quot;)">
            <text:p/>
          </table:table-cell>
          <table:table-cell table:formula="of:=IF([.E82]=[.N82]; &quot;&quot;; [.E82]-[.N82])">
            <text:p/>
          </table:table-cell>
          <table:table-cell table:formula="of:=IF([.E82]=[.N82]; &quot;&quot;; (([.N82]-[.E82])/[.E82])*100)">
            <text:p/>
          </table:table-cell>
          <table:table-cell/>
          <table:table-cell office:value-type="string" calcext:value-type="string">
            <text:p>language/associated_type_ascriptio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82]=[.U82]" office:value-type="boolean" office:boolean-value="true" calcext:value-type="boolean">
            <text:p>TRUE</text:p>
          </table:table-cell>
          <table:table-cell table:formula="of:=IF([.N82]=[.V82]; &quot;&quot;; [.V82]-[.N82])">
            <text:p/>
          </table:table-cell>
          <table:table-cell table:formula="of:=IF([.N82]=[.V82]; &quot;&quot;; (([.V82]-[.N82])/[.N82])*100)">
            <text:p/>
          </table:table-cell>
        </table:table-row>
        <table:table-row table:style-name="ro1">
          <table:table-cell office:value-type="string" calcext:value-type="string">
            <text:p>language/associated_type_container</text:p>
          </table:table-cell>
          <table:table-cell office:value-type="float" office:value="1088" calcext:value-type="float">
            <text:p>1088</text:p>
          </table:table-cell>
          <table:table-cell/>
          <table:table-cell office:value-type="string" calcext:value-type="string">
            <text:p>language/associated_type_container</text:p>
          </table:table-cell>
          <table:table-cell office:value-type="float" office:value="1088" calcext:value-type="float">
            <text:p>1088</text:p>
          </table:table-cell>
          <table:table-cell/>
          <table:table-cell table:formula="of:=[.A83]=[.D83]" office:value-type="boolean" office:boolean-value="true" calcext:value-type="boolean">
            <text:p>TRUE</text:p>
          </table:table-cell>
          <table:table-cell table:formula="of:=IF([.B83]=[.E83]; &quot;&quot;; &quot;*&quot;)">
            <text:p/>
          </table:table-cell>
          <table:table-cell table:formula="of:=IF([.B83]=[.E83]; &quot;&quot;; [.E83]-[.B83])">
            <text:p/>
          </table:table-cell>
          <table:table-cell table:formula="of:=IF([.B83]=[.E83]; &quot;&quot;; (([.E83]-[.B83])/[.B83])*100)">
            <text:p/>
          </table:table-cell>
          <table:table-cell table:number-columns-repeated="2"/>
          <table:table-cell office:value-type="string" calcext:value-type="string">
            <text:p>language/associated_type_container</text:p>
          </table:table-cell>
          <table:table-cell office:value-type="float" office:value="1088" calcext:value-type="float">
            <text:p>1088</text:p>
          </table:table-cell>
          <table:table-cell/>
          <table:table-cell table:formula="of:=[.D83]=[.M83]" office:value-type="boolean" office:boolean-value="true" calcext:value-type="boolean">
            <text:p>TRUE</text:p>
          </table:table-cell>
          <table:table-cell table:formula="of:=IF([.E83]=[.N83]; &quot;&quot;; &quot;*&quot;)">
            <text:p/>
          </table:table-cell>
          <table:table-cell table:formula="of:=IF([.E83]=[.N83]; &quot;&quot;; [.E83]-[.N83])">
            <text:p/>
          </table:table-cell>
          <table:table-cell table:formula="of:=IF([.E83]=[.N83]; &quot;&quot;; (([.N83]-[.E83])/[.E83])*100)">
            <text:p/>
          </table:table-cell>
          <table:table-cell/>
          <table:table-cell office:value-type="string" calcext:value-type="string">
            <text:p>language/associated_type_container</text:p>
          </table:table-cell>
          <table:table-cell office:value-type="float" office:value="1088" calcext:value-type="float">
            <text:p>1088</text:p>
          </table:table-cell>
          <table:table-cell/>
          <table:table-cell table:formula="of:=[.M83]=[.U83]" office:value-type="boolean" office:boolean-value="true" calcext:value-type="boolean">
            <text:p>TRUE</text:p>
          </table:table-cell>
          <table:table-cell table:formula="of:=IF([.N83]=[.V83]; &quot;&quot;; [.V83]-[.N83])">
            <text:p/>
          </table:table-cell>
          <table:table-cell table:formula="of:=IF([.N83]=[.V83]; &quot;&quot;; (([.V83]-[.N83])/[.N83])*100)">
            <text:p/>
          </table:table-cell>
        </table:table-row>
        <table:table-row table:style-name="ro1">
          <table:table-cell office:value-type="string" calcext:value-type="string">
            <text:p>language/associated_type_container_in_library</text:p>
          </table:table-cell>
          <table:table-cell office:value-type="float" office:value="1088" calcext:value-type="float">
            <text:p>1088</text:p>
          </table:table-cell>
          <table:table-cell/>
          <table:table-cell office:value-type="string" calcext:value-type="string">
            <text:p>language/associated_type_container_in_library</text:p>
          </table:table-cell>
          <table:table-cell office:value-type="float" office:value="1088" calcext:value-type="float">
            <text:p>1088</text:p>
          </table:table-cell>
          <table:table-cell/>
          <table:table-cell table:formula="of:=[.A84]=[.D84]" office:value-type="boolean" office:boolean-value="true" calcext:value-type="boolean">
            <text:p>TRUE</text:p>
          </table:table-cell>
          <table:table-cell table:formula="of:=IF([.B84]=[.E84]; &quot;&quot;; &quot;*&quot;)">
            <text:p/>
          </table:table-cell>
          <table:table-cell table:formula="of:=IF([.B84]=[.E84]; &quot;&quot;; [.E84]-[.B84])">
            <text:p/>
          </table:table-cell>
          <table:table-cell table:formula="of:=IF([.B84]=[.E84]; &quot;&quot;; (([.E84]-[.B84])/[.B84])*100)">
            <text:p/>
          </table:table-cell>
          <table:table-cell table:number-columns-repeated="2"/>
          <table:table-cell office:value-type="string" calcext:value-type="string">
            <text:p>language/associated_type_container_in_library</text:p>
          </table:table-cell>
          <table:table-cell office:value-type="float" office:value="1088" calcext:value-type="float">
            <text:p>1088</text:p>
          </table:table-cell>
          <table:table-cell/>
          <table:table-cell table:formula="of:=[.D84]=[.M84]" office:value-type="boolean" office:boolean-value="true" calcext:value-type="boolean">
            <text:p>TRUE</text:p>
          </table:table-cell>
          <table:table-cell table:formula="of:=IF([.E84]=[.N84]; &quot;&quot;; &quot;*&quot;)">
            <text:p/>
          </table:table-cell>
          <table:table-cell table:formula="of:=IF([.E84]=[.N84]; &quot;&quot;; [.E84]-[.N84])">
            <text:p/>
          </table:table-cell>
          <table:table-cell table:formula="of:=IF([.E84]=[.N84]; &quot;&quot;; (([.N84]-[.E84])/[.E84])*100)">
            <text:p/>
          </table:table-cell>
          <table:table-cell/>
          <table:table-cell office:value-type="string" calcext:value-type="string">
            <text:p>language/associated_type_container_in_library</text:p>
          </table:table-cell>
          <table:table-cell office:value-type="float" office:value="1088" calcext:value-type="float">
            <text:p>1088</text:p>
          </table:table-cell>
          <table:table-cell/>
          <table:table-cell table:formula="of:=[.M84]=[.U84]" office:value-type="boolean" office:boolean-value="true" calcext:value-type="boolean">
            <text:p>TRUE</text:p>
          </table:table-cell>
          <table:table-cell table:formula="of:=IF([.N84]=[.V84]; &quot;&quot;; [.V84]-[.N84])">
            <text:p/>
          </table:table-cell>
          <table:table-cell table:formula="of:=IF([.N84]=[.V84]; &quot;&quot;; (([.V84]-[.N84])/[.N84])*100)">
            <text:p/>
          </table:table-cell>
        </table:table-row>
        <table:table-row table:style-name="ro1">
          <table:table-cell office:value-type="string" calcext:value-type="string">
            <text:p>language/associated_type_fully_qualifie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type_fully_qualifie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85]=[.D85]" office:value-type="boolean" office:boolean-value="true" calcext:value-type="boolean">
            <text:p>TRUE</text:p>
          </table:table-cell>
          <table:table-cell table:formula="of:=IF([.B85]=[.E85]; &quot;&quot;; &quot;*&quot;)">
            <text:p/>
          </table:table-cell>
          <table:table-cell table:formula="of:=IF([.B85]=[.E85]; &quot;&quot;; [.E85]-[.B85])">
            <text:p/>
          </table:table-cell>
          <table:table-cell table:formula="of:=IF([.B85]=[.E85]; &quot;&quot;; (([.E85]-[.B85])/[.B85])*100)">
            <text:p/>
          </table:table-cell>
          <table:table-cell table:number-columns-repeated="2"/>
          <table:table-cell office:value-type="string" calcext:value-type="string">
            <text:p>language/associated_type_fully_qualifie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85]=[.M85]" office:value-type="boolean" office:boolean-value="true" calcext:value-type="boolean">
            <text:p>TRUE</text:p>
          </table:table-cell>
          <table:table-cell table:formula="of:=IF([.E85]=[.N85]; &quot;&quot;; &quot;*&quot;)">
            <text:p/>
          </table:table-cell>
          <table:table-cell table:formula="of:=IF([.E85]=[.N85]; &quot;&quot;; [.E85]-[.N85])">
            <text:p/>
          </table:table-cell>
          <table:table-cell table:formula="of:=IF([.E85]=[.N85]; &quot;&quot;; (([.N85]-[.E85])/[.E85])*100)">
            <text:p/>
          </table:table-cell>
          <table:table-cell/>
          <table:table-cell office:value-type="string" calcext:value-type="string">
            <text:p>language/associated_type_fully_qualifie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85]=[.U85]" office:value-type="boolean" office:boolean-value="true" calcext:value-type="boolean">
            <text:p>TRUE</text:p>
          </table:table-cell>
          <table:table-cell table:formula="of:=IF([.N85]=[.V85]; &quot;&quot;; [.V85]-[.N85])">
            <text:p/>
          </table:table-cell>
          <table:table-cell table:formula="of:=IF([.N85]=[.V85]; &quot;&quot;; (([.V85]-[.N85])/[.N85])*100)">
            <text:p/>
          </table:table-cell>
        </table:table-row>
        <table:table-row table:style-name="ro1">
          <table:table-cell office:value-type="string" calcext:value-type="string">
            <text:p>language/associated_type_iterator</text:p>
          </table:table-cell>
          <table:table-cell office:value-type="float" office:value="1176" calcext:value-type="float">
            <text:p>1176</text:p>
          </table:table-cell>
          <table:table-cell/>
          <table:table-cell office:value-type="string" calcext:value-type="string">
            <text:p>language/associated_type_iterator</text:p>
          </table:table-cell>
          <table:table-cell office:value-type="float" office:value="1176" calcext:value-type="float">
            <text:p>1176</text:p>
          </table:table-cell>
          <table:table-cell/>
          <table:table-cell table:formula="of:=[.A86]=[.D86]" office:value-type="boolean" office:boolean-value="true" calcext:value-type="boolean">
            <text:p>TRUE</text:p>
          </table:table-cell>
          <table:table-cell table:formula="of:=IF([.B86]=[.E86]; &quot;&quot;; &quot;*&quot;)">
            <text:p/>
          </table:table-cell>
          <table:table-cell table:formula="of:=IF([.B86]=[.E86]; &quot;&quot;; [.E86]-[.B86])">
            <text:p/>
          </table:table-cell>
          <table:table-cell table:formula="of:=IF([.B86]=[.E86]; &quot;&quot;; (([.E86]-[.B86])/[.B86])*100)">
            <text:p/>
          </table:table-cell>
          <table:table-cell table:number-columns-repeated="2"/>
          <table:table-cell office:value-type="string" calcext:value-type="string">
            <text:p>language/associated_type_iterator</text:p>
          </table:table-cell>
          <table:table-cell office:value-type="float" office:value="1176" calcext:value-type="float">
            <text:p>1176</text:p>
          </table:table-cell>
          <table:table-cell/>
          <table:table-cell table:formula="of:=[.D86]=[.M86]" office:value-type="boolean" office:boolean-value="true" calcext:value-type="boolean">
            <text:p>TRUE</text:p>
          </table:table-cell>
          <table:table-cell table:formula="of:=IF([.E86]=[.N86]; &quot;&quot;; &quot;*&quot;)">
            <text:p/>
          </table:table-cell>
          <table:table-cell table:formula="of:=IF([.E86]=[.N86]; &quot;&quot;; [.E86]-[.N86])">
            <text:p/>
          </table:table-cell>
          <table:table-cell table:formula="of:=IF([.E86]=[.N86]; &quot;&quot;; (([.N86]-[.E86])/[.E86])*100)">
            <text:p/>
          </table:table-cell>
          <table:table-cell/>
          <table:table-cell office:value-type="string" calcext:value-type="string">
            <text:p>language/associated_type_iterator</text:p>
          </table:table-cell>
          <table:table-cell office:value-type="float" office:value="1176" calcext:value-type="float">
            <text:p>1176</text:p>
          </table:table-cell>
          <table:table-cell/>
          <table:table-cell table:formula="of:=[.M86]=[.U86]" office:value-type="boolean" office:boolean-value="true" calcext:value-type="boolean">
            <text:p>TRUE</text:p>
          </table:table-cell>
          <table:table-cell table:formula="of:=IF([.N86]=[.V86]; &quot;&quot;; [.V86]-[.N86])">
            <text:p/>
          </table:table-cell>
          <table:table-cell table:formula="of:=IF([.N86]=[.V86]; &quot;&quot;; (([.V86]-[.N86])/[.N86])*100)">
            <text:p/>
          </table:table-cell>
        </table:table-row>
        <table:table-row table:style-name="ro1">
          <table:table-cell office:value-type="string" calcext:value-type="string">
            <text:p>language/associated_type_metho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type_metho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87]=[.D87]" office:value-type="boolean" office:boolean-value="true" calcext:value-type="boolean">
            <text:p>TRUE</text:p>
          </table:table-cell>
          <table:table-cell table:formula="of:=IF([.B87]=[.E87]; &quot;&quot;; &quot;*&quot;)">
            <text:p/>
          </table:table-cell>
          <table:table-cell table:formula="of:=IF([.B87]=[.E87]; &quot;&quot;; [.E87]-[.B87])">
            <text:p/>
          </table:table-cell>
          <table:table-cell table:formula="of:=IF([.B87]=[.E87]; &quot;&quot;; (([.E87]-[.B87])/[.B87])*100)">
            <text:p/>
          </table:table-cell>
          <table:table-cell table:number-columns-repeated="2"/>
          <table:table-cell office:value-type="string" calcext:value-type="string">
            <text:p>language/associated_type_metho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87]=[.M87]" office:value-type="boolean" office:boolean-value="true" calcext:value-type="boolean">
            <text:p>TRUE</text:p>
          </table:table-cell>
          <table:table-cell table:formula="of:=IF([.E87]=[.N87]; &quot;&quot;; &quot;*&quot;)">
            <text:p/>
          </table:table-cell>
          <table:table-cell table:formula="of:=IF([.E87]=[.N87]; &quot;&quot;; [.E87]-[.N87])">
            <text:p/>
          </table:table-cell>
          <table:table-cell table:formula="of:=IF([.E87]=[.N87]; &quot;&quot;; (([.N87]-[.E87])/[.E87])*100)">
            <text:p/>
          </table:table-cell>
          <table:table-cell/>
          <table:table-cell office:value-type="string" calcext:value-type="string">
            <text:p>language/associated_type_metho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87]=[.U87]" office:value-type="boolean" office:boolean-value="true" calcext:value-type="boolean">
            <text:p>TRUE</text:p>
          </table:table-cell>
          <table:table-cell table:formula="of:=IF([.N87]=[.V87]; &quot;&quot;; [.V87]-[.N87])">
            <text:p/>
          </table:table-cell>
          <table:table-cell table:formula="of:=IF([.N87]=[.V87]; &quot;&quot;; (([.V87]-[.N87])/[.N87])*100)">
            <text:p/>
          </table:table-cell>
        </table:table-row>
        <table:table-row table:style-name="ro1">
          <table:table-cell office:value-type="string" calcext:value-type="string">
            <text:p>language/associated_type_parameter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type_parameter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88]=[.D88]" office:value-type="boolean" office:boolean-value="true" calcext:value-type="boolean">
            <text:p>TRUE</text:p>
          </table:table-cell>
          <table:table-cell table:formula="of:=IF([.B88]=[.E88]; &quot;&quot;; &quot;*&quot;)">
            <text:p/>
          </table:table-cell>
          <table:table-cell table:formula="of:=IF([.B88]=[.E88]; &quot;&quot;; [.E88]-[.B88])">
            <text:p/>
          </table:table-cell>
          <table:table-cell table:formula="of:=IF([.B88]=[.E88]; &quot;&quot;; (([.E88]-[.B88])/[.B88])*100)">
            <text:p/>
          </table:table-cell>
          <table:table-cell table:number-columns-repeated="2"/>
          <table:table-cell office:value-type="string" calcext:value-type="string">
            <text:p>language/associated_type_parameter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88]=[.M88]" office:value-type="boolean" office:boolean-value="true" calcext:value-type="boolean">
            <text:p>TRUE</text:p>
          </table:table-cell>
          <table:table-cell table:formula="of:=IF([.E88]=[.N88]; &quot;&quot;; &quot;*&quot;)">
            <text:p/>
          </table:table-cell>
          <table:table-cell table:formula="of:=IF([.E88]=[.N88]; &quot;&quot;; [.E88]-[.N88])">
            <text:p/>
          </table:table-cell>
          <table:table-cell table:formula="of:=IF([.E88]=[.N88]; &quot;&quot;; (([.N88]-[.E88])/[.E88])*100)">
            <text:p/>
          </table:table-cell>
          <table:table-cell/>
          <table:table-cell office:value-type="string" calcext:value-type="string">
            <text:p>language/associated_type_parameter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88]=[.U88]" office:value-type="boolean" office:boolean-value="true" calcext:value-type="boolean">
            <text:p>TRUE</text:p>
          </table:table-cell>
          <table:table-cell table:formula="of:=IF([.N88]=[.V88]; &quot;&quot;; [.V88]-[.N88])">
            <text:p/>
          </table:table-cell>
          <table:table-cell table:formula="of:=IF([.N88]=[.V88]; &quot;&quot;; (([.V88]-[.N88])/[.N88])*100)">
            <text:p/>
          </table:table-cell>
        </table:table-row>
        <table:table-row table:style-name="ro1">
          <table:table-cell office:value-type="string" calcext:value-type="string">
            <text:p>language/attributes_warning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ttributes_warning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89]=[.D89]" office:value-type="boolean" office:boolean-value="true" calcext:value-type="boolean">
            <text:p>TRUE</text:p>
          </table:table-cell>
          <table:table-cell table:formula="of:=IF([.B89]=[.E89]; &quot;&quot;; &quot;*&quot;)">
            <text:p/>
          </table:table-cell>
          <table:table-cell table:formula="of:=IF([.B89]=[.E89]; &quot;&quot;; [.E89]-[.B89])">
            <text:p/>
          </table:table-cell>
          <table:table-cell table:formula="of:=IF([.B89]=[.E89]; &quot;&quot;; (([.E89]-[.B89])/[.B89])*100)">
            <text:p/>
          </table:table-cell>
          <table:table-cell table:number-columns-repeated="2"/>
          <table:table-cell office:value-type="string" calcext:value-type="string">
            <text:p>language/attributes_warning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89]=[.M89]" office:value-type="boolean" office:boolean-value="true" calcext:value-type="boolean">
            <text:p>TRUE</text:p>
          </table:table-cell>
          <table:table-cell table:formula="of:=IF([.E89]=[.N89]; &quot;&quot;; &quot;*&quot;)">
            <text:p/>
          </table:table-cell>
          <table:table-cell table:formula="of:=IF([.E89]=[.N89]; &quot;&quot;; [.E89]-[.N89])">
            <text:p/>
          </table:table-cell>
          <table:table-cell table:formula="of:=IF([.E89]=[.N89]; &quot;&quot;; (([.N89]-[.E89])/[.E89])*100)">
            <text:p/>
          </table:table-cell>
          <table:table-cell/>
          <table:table-cell office:value-type="string" calcext:value-type="string">
            <text:p>language/attributes_warning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89]=[.U89]" office:value-type="boolean" office:boolean-value="true" calcext:value-type="boolean">
            <text:p>TRUE</text:p>
          </table:table-cell>
          <table:table-cell table:formula="of:=IF([.N89]=[.V89]; &quot;&quot;; [.V89]-[.N89])">
            <text:p/>
          </table:table-cell>
          <table:table-cell table:formula="of:=IF([.N89]=[.V89]; &quot;&quot;; (([.V89]-[.N89])/[.N89])*100)">
            <text:p/>
          </table:table-cell>
        </table:table-row>
        <table:table-row table:style-name="ro1">
          <table:table-cell office:value-type="string" calcext:value-type="string">
            <text:p>language/b256_bad_jump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b256_bad_jump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90]=[.D90]" office:value-type="boolean" office:boolean-value="true" calcext:value-type="boolean">
            <text:p>TRUE</text:p>
          </table:table-cell>
          <table:table-cell table:formula="of:=IF([.B90]=[.E90]; &quot;&quot;; &quot;*&quot;)">
            <text:p/>
          </table:table-cell>
          <table:table-cell table:formula="of:=IF([.B90]=[.E90]; &quot;&quot;; [.E90]-[.B90])">
            <text:p/>
          </table:table-cell>
          <table:table-cell table:formula="of:=IF([.B90]=[.E90]; &quot;&quot;; (([.E90]-[.B90])/[.B90])*100)">
            <text:p/>
          </table:table-cell>
          <table:table-cell table:number-columns-repeated="2"/>
          <table:table-cell office:value-type="string" calcext:value-type="string">
            <text:p>language/b256_bad_jump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90]=[.M90]" office:value-type="boolean" office:boolean-value="true" calcext:value-type="boolean">
            <text:p>TRUE</text:p>
          </table:table-cell>
          <table:table-cell table:formula="of:=IF([.E90]=[.N90]; &quot;&quot;; &quot;*&quot;)">
            <text:p/>
          </table:table-cell>
          <table:table-cell table:formula="of:=IF([.E90]=[.N90]; &quot;&quot;; [.E90]-[.N90])">
            <text:p/>
          </table:table-cell>
          <table:table-cell table:formula="of:=IF([.E90]=[.N90]; &quot;&quot;; (([.N90]-[.E90])/[.E90])*100)">
            <text:p/>
          </table:table-cell>
          <table:table-cell/>
          <table:table-cell office:value-type="string" calcext:value-type="string">
            <text:p>language/b256_bad_jump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90]=[.U90]" office:value-type="boolean" office:boolean-value="true" calcext:value-type="boolean">
            <text:p>TRUE</text:p>
          </table:table-cell>
          <table:table-cell table:formula="of:=IF([.N90]=[.V90]; &quot;&quot;; [.V90]-[.N90])">
            <text:p/>
          </table:table-cell>
          <table:table-cell table:formula="of:=IF([.N90]=[.V90]; &quot;&quot;; (([.V90]-[.N90])/[.N90])*100)">
            <text:p/>
          </table:table-cell>
        </table:table-row>
        <table:table-row table:style-name="ro1">
          <table:table-cell office:value-type="string" calcext:value-type="string">
            <text:p>language/b256_bitwise_ops</text:p>
          </table:table-cell>
          <table:table-cell office:value-type="float" office:value="6536" calcext:value-type="float">
            <text:p>6536</text:p>
          </table:table-cell>
          <table:table-cell/>
          <table:table-cell office:value-type="string" calcext:value-type="string">
            <text:p>language/b256_bitwise_ops</text:p>
          </table:table-cell>
          <table:table-cell office:value-type="float" office:value="6536" calcext:value-type="float">
            <text:p>6536</text:p>
          </table:table-cell>
          <table:table-cell/>
          <table:table-cell table:formula="of:=[.A91]=[.D91]" office:value-type="boolean" office:boolean-value="true" calcext:value-type="boolean">
            <text:p>TRUE</text:p>
          </table:table-cell>
          <table:table-cell table:formula="of:=IF([.B91]=[.E91]; &quot;&quot;; &quot;*&quot;)">
            <text:p/>
          </table:table-cell>
          <table:table-cell table:formula="of:=IF([.B91]=[.E91]; &quot;&quot;; [.E91]-[.B91])">
            <text:p/>
          </table:table-cell>
          <table:table-cell table:formula="of:=IF([.B91]=[.E91]; &quot;&quot;; (([.E91]-[.B91])/[.B91])*100)">
            <text:p/>
          </table:table-cell>
          <table:table-cell table:number-columns-repeated="2"/>
          <table:table-cell office:value-type="string" calcext:value-type="string">
            <text:p>language/b256_bitwise_ops</text:p>
          </table:table-cell>
          <table:table-cell office:value-type="float" office:value="6536" calcext:value-type="float">
            <text:p>6536</text:p>
          </table:table-cell>
          <table:table-cell/>
          <table:table-cell table:formula="of:=[.D91]=[.M91]" office:value-type="boolean" office:boolean-value="true" calcext:value-type="boolean">
            <text:p>TRUE</text:p>
          </table:table-cell>
          <table:table-cell table:formula="of:=IF([.E91]=[.N91]; &quot;&quot;; &quot;*&quot;)">
            <text:p/>
          </table:table-cell>
          <table:table-cell table:formula="of:=IF([.E91]=[.N91]; &quot;&quot;; [.E91]-[.N91])">
            <text:p/>
          </table:table-cell>
          <table:table-cell table:formula="of:=IF([.E91]=[.N91]; &quot;&quot;; (([.N91]-[.E91])/[.E91])*100)">
            <text:p/>
          </table:table-cell>
          <table:table-cell/>
          <table:table-cell office:value-type="string" calcext:value-type="string">
            <text:p>language/b256_bitwise_ops</text:p>
          </table:table-cell>
          <table:table-cell office:value-type="float" office:value="6536" calcext:value-type="float">
            <text:p>6536</text:p>
          </table:table-cell>
          <table:table-cell/>
          <table:table-cell table:formula="of:=[.M91]=[.U91]" office:value-type="boolean" office:boolean-value="true" calcext:value-type="boolean">
            <text:p>TRUE</text:p>
          </table:table-cell>
          <table:table-cell table:formula="of:=IF([.N91]=[.V91]; &quot;&quot;; [.V91]-[.N91])">
            <text:p/>
          </table:table-cell>
          <table:table-cell table:formula="of:=IF([.N91]=[.V91]; &quot;&quot;; (([.V91]-[.N91])/[.N91])*100)">
            <text:p/>
          </table:table-cell>
        </table:table-row>
        <table:table-row table:style-name="ro1">
          <table:table-cell office:value-type="string" calcext:value-type="string">
            <text:p>language/b256_ops</text:p>
          </table:table-cell>
          <table:table-cell office:value-type="float" office:value="3496" calcext:value-type="float">
            <text:p>3496</text:p>
          </table:table-cell>
          <table:table-cell/>
          <table:table-cell office:value-type="string" calcext:value-type="string">
            <text:p>language/b256_ops</text:p>
          </table:table-cell>
          <table:table-cell office:value-type="float" office:value="3496" calcext:value-type="float">
            <text:p>3496</text:p>
          </table:table-cell>
          <table:table-cell/>
          <table:table-cell table:formula="of:=[.A92]=[.D92]" office:value-type="boolean" office:boolean-value="true" calcext:value-type="boolean">
            <text:p>TRUE</text:p>
          </table:table-cell>
          <table:table-cell table:formula="of:=IF([.B92]=[.E92]; &quot;&quot;; &quot;*&quot;)">
            <text:p/>
          </table:table-cell>
          <table:table-cell table:formula="of:=IF([.B92]=[.E92]; &quot;&quot;; [.E92]-[.B92])">
            <text:p/>
          </table:table-cell>
          <table:table-cell table:formula="of:=IF([.B92]=[.E92]; &quot;&quot;; (([.E92]-[.B92])/[.B92])*100)">
            <text:p/>
          </table:table-cell>
          <table:table-cell table:number-columns-repeated="2"/>
          <table:table-cell office:value-type="string" calcext:value-type="string">
            <text:p>language/b256_ops</text:p>
          </table:table-cell>
          <table:table-cell office:value-type="float" office:value="3496" calcext:value-type="float">
            <text:p>3496</text:p>
          </table:table-cell>
          <table:table-cell/>
          <table:table-cell table:formula="of:=[.D92]=[.M92]" office:value-type="boolean" office:boolean-value="true" calcext:value-type="boolean">
            <text:p>TRUE</text:p>
          </table:table-cell>
          <table:table-cell table:formula="of:=IF([.E92]=[.N92]; &quot;&quot;; &quot;*&quot;)">
            <text:p/>
          </table:table-cell>
          <table:table-cell table:formula="of:=IF([.E92]=[.N92]; &quot;&quot;; [.E92]-[.N92])">
            <text:p/>
          </table:table-cell>
          <table:table-cell table:formula="of:=IF([.E92]=[.N92]; &quot;&quot;; (([.N92]-[.E92])/[.E92])*100)">
            <text:p/>
          </table:table-cell>
          <table:table-cell/>
          <table:table-cell office:value-type="string" calcext:value-type="string">
            <text:p>language/b256_ops</text:p>
          </table:table-cell>
          <table:table-cell office:value-type="float" office:value="3496" calcext:value-type="float">
            <text:p>3496</text:p>
          </table:table-cell>
          <table:table-cell/>
          <table:table-cell table:formula="of:=[.M92]=[.U92]" office:value-type="boolean" office:boolean-value="true" calcext:value-type="boolean">
            <text:p>TRUE</text:p>
          </table:table-cell>
          <table:table-cell table:formula="of:=IF([.N92]=[.V92]; &quot;&quot;; [.V92]-[.N92])">
            <text:p/>
          </table:table-cell>
          <table:table-cell table:formula="of:=IF([.N92]=[.V92]; &quot;&quot;; (([.V92]-[.N92])/[.N92])*100)">
            <text:p/>
          </table:table-cell>
        </table:table-row>
        <table:table-row table:style-name="ro1">
          <table:table-cell office:value-type="string" calcext:value-type="string">
            <text:p>language/basic_func_decl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basic_func_decl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93]=[.D93]" office:value-type="boolean" office:boolean-value="true" calcext:value-type="boolean">
            <text:p>TRUE</text:p>
          </table:table-cell>
          <table:table-cell table:formula="of:=IF([.B93]=[.E93]; &quot;&quot;; &quot;*&quot;)">
            <text:p/>
          </table:table-cell>
          <table:table-cell table:formula="of:=IF([.B93]=[.E93]; &quot;&quot;; [.E93]-[.B93])">
            <text:p/>
          </table:table-cell>
          <table:table-cell table:formula="of:=IF([.B93]=[.E93]; &quot;&quot;; (([.E93]-[.B93])/[.B93])*100)">
            <text:p/>
          </table:table-cell>
          <table:table-cell table:number-columns-repeated="2"/>
          <table:table-cell office:value-type="string" calcext:value-type="string">
            <text:p>language/basic_func_decl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93]=[.M93]" office:value-type="boolean" office:boolean-value="true" calcext:value-type="boolean">
            <text:p>TRUE</text:p>
          </table:table-cell>
          <table:table-cell table:formula="of:=IF([.E93]=[.N93]; &quot;&quot;; &quot;*&quot;)">
            <text:p/>
          </table:table-cell>
          <table:table-cell table:formula="of:=IF([.E93]=[.N93]; &quot;&quot;; [.E93]-[.N93])">
            <text:p/>
          </table:table-cell>
          <table:table-cell table:formula="of:=IF([.E93]=[.N93]; &quot;&quot;; (([.N93]-[.E93])/[.E93])*100)">
            <text:p/>
          </table:table-cell>
          <table:table-cell/>
          <table:table-cell office:value-type="string" calcext:value-type="string">
            <text:p>language/basic_func_decl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M93]=[.U93]" office:value-type="boolean" office:boolean-value="true" calcext:value-type="boolean">
            <text:p>TRUE</text:p>
          </table:table-cell>
          <table:table-cell table:formula="of:=IF([.N93]=[.V93]; &quot;&quot;; [.V93]-[.N93])">
            <text:p/>
          </table:table-cell>
          <table:table-cell table:formula="of:=IF([.N93]=[.V93]; &quot;&quot;; (([.V93]-[.N93])/[.N93])*100)">
            <text:p/>
          </table:table-cell>
        </table:table-row>
        <table:table-row table:style-name="ro1">
          <table:table-cell office:value-type="string" calcext:value-type="string">
            <text:p>language/basic_predicate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basic_predicate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94]=[.D94]" office:value-type="boolean" office:boolean-value="true" calcext:value-type="boolean">
            <text:p>TRUE</text:p>
          </table:table-cell>
          <table:table-cell table:formula="of:=IF([.B94]=[.E94]; &quot;&quot;; &quot;*&quot;)">
            <text:p/>
          </table:table-cell>
          <table:table-cell table:formula="of:=IF([.B94]=[.E94]; &quot;&quot;; [.E94]-[.B94])">
            <text:p/>
          </table:table-cell>
          <table:table-cell table:formula="of:=IF([.B94]=[.E94]; &quot;&quot;; (([.E94]-[.B94])/[.B94])*100)">
            <text:p/>
          </table:table-cell>
          <table:table-cell table:number-columns-repeated="2"/>
          <table:table-cell office:value-type="string" calcext:value-type="string">
            <text:p>language/basic_predicate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94]=[.M94]" office:value-type="boolean" office:boolean-value="true" calcext:value-type="boolean">
            <text:p>TRUE</text:p>
          </table:table-cell>
          <table:table-cell table:formula="of:=IF([.E94]=[.N94]; &quot;&quot;; &quot;*&quot;)">
            <text:p/>
          </table:table-cell>
          <table:table-cell table:formula="of:=IF([.E94]=[.N94]; &quot;&quot;; [.E94]-[.N94])">
            <text:p/>
          </table:table-cell>
          <table:table-cell table:formula="of:=IF([.E94]=[.N94]; &quot;&quot;; (([.N94]-[.E94])/[.E94])*100)">
            <text:p/>
          </table:table-cell>
          <table:table-cell/>
          <table:table-cell office:value-type="string" calcext:value-type="string">
            <text:p>language/basic_predicate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M94]=[.U94]" office:value-type="boolean" office:boolean-value="true" calcext:value-type="boolean">
            <text:p>TRUE</text:p>
          </table:table-cell>
          <table:table-cell table:formula="of:=IF([.N94]=[.V94]; &quot;&quot;; [.V94]-[.N94])">
            <text:p/>
          </table:table-cell>
          <table:table-cell table:formula="of:=IF([.N94]=[.V94]; &quot;&quot;; (([.V94]-[.N94])/[.N94])*100)">
            <text:p/>
          </table:table-cell>
        </table:table-row>
        <table:table-row table:style-name="ro1">
          <table:table-cell office:value-type="string" calcext:value-type="string">
            <text:p>language/binary_and_hex_literals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binary_and_hex_literal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95]=[.D95]" office:value-type="boolean" office:boolean-value="true" calcext:value-type="boolean">
            <text:p>TRUE</text:p>
          </table:table-cell>
          <table:table-cell table:formula="of:=IF([.B95]=[.E95]; &quot;&quot;; &quot;*&quot;)">
            <text:p/>
          </table:table-cell>
          <table:table-cell table:formula="of:=IF([.B95]=[.E95]; &quot;&quot;; [.E95]-[.B95])">
            <text:p/>
          </table:table-cell>
          <table:table-cell table:formula="of:=IF([.B95]=[.E95]; &quot;&quot;; (([.E95]-[.B95])/[.B95])*100)">
            <text:p/>
          </table:table-cell>
          <table:table-cell table:number-columns-repeated="2"/>
          <table:table-cell office:value-type="string" calcext:value-type="string">
            <text:p>language/binary_and_hex_literal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95]=[.M95]" office:value-type="boolean" office:boolean-value="true" calcext:value-type="boolean">
            <text:p>TRUE</text:p>
          </table:table-cell>
          <table:table-cell table:formula="of:=IF([.E95]=[.N95]; &quot;&quot;; &quot;*&quot;)">
            <text:p/>
          </table:table-cell>
          <table:table-cell table:formula="of:=IF([.E95]=[.N95]; &quot;&quot;; [.E95]-[.N95])">
            <text:p/>
          </table:table-cell>
          <table:table-cell table:formula="of:=IF([.E95]=[.N95]; &quot;&quot;; (([.N95]-[.E95])/[.E95])*100)">
            <text:p/>
          </table:table-cell>
          <table:table-cell/>
          <table:table-cell office:value-type="string" calcext:value-type="string">
            <text:p>language/binary_and_hex_literal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M95]=[.U95]" office:value-type="boolean" office:boolean-value="true" calcext:value-type="boolean">
            <text:p>TRUE</text:p>
          </table:table-cell>
          <table:table-cell table:formula="of:=IF([.N95]=[.V95]; &quot;&quot;; [.V95]-[.N95])">
            <text:p/>
          </table:table-cell>
          <table:table-cell table:formula="of:=IF([.N95]=[.V95]; &quot;&quot;; (([.V95]-[.N95])/[.N95])*100)">
            <text:p/>
          </table:table-cell>
        </table:table-row>
        <table:table-row table:style-name="ro1">
          <table:table-cell office:value-type="string" calcext:value-type="string">
            <text:p>language/binop_intrinsic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binop_intrinsic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96]=[.D96]" office:value-type="boolean" office:boolean-value="true" calcext:value-type="boolean">
            <text:p>TRUE</text:p>
          </table:table-cell>
          <table:table-cell table:formula="of:=IF([.B96]=[.E96]; &quot;&quot;; &quot;*&quot;)">
            <text:p/>
          </table:table-cell>
          <table:table-cell table:formula="of:=IF([.B96]=[.E96]; &quot;&quot;; [.E96]-[.B96])">
            <text:p/>
          </table:table-cell>
          <table:table-cell table:formula="of:=IF([.B96]=[.E96]; &quot;&quot;; (([.E96]-[.B96])/[.B96])*100)">
            <text:p/>
          </table:table-cell>
          <table:table-cell table:number-columns-repeated="2"/>
          <table:table-cell office:value-type="string" calcext:value-type="string">
            <text:p>language/binop_intrinsic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96]=[.M96]" office:value-type="boolean" office:boolean-value="true" calcext:value-type="boolean">
            <text:p>TRUE</text:p>
          </table:table-cell>
          <table:table-cell table:formula="of:=IF([.E96]=[.N96]; &quot;&quot;; &quot;*&quot;)">
            <text:p/>
          </table:table-cell>
          <table:table-cell table:formula="of:=IF([.E96]=[.N96]; &quot;&quot;; [.E96]-[.N96])">
            <text:p/>
          </table:table-cell>
          <table:table-cell table:formula="of:=IF([.E96]=[.N96]; &quot;&quot;; (([.N96]-[.E96])/[.E96])*100)">
            <text:p/>
          </table:table-cell>
          <table:table-cell/>
          <table:table-cell office:value-type="string" calcext:value-type="string">
            <text:p>language/binop_intrinsic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M96]=[.U96]" office:value-type="boolean" office:boolean-value="true" calcext:value-type="boolean">
            <text:p>TRUE</text:p>
          </table:table-cell>
          <table:table-cell table:formula="of:=IF([.N96]=[.V96]; &quot;&quot;; [.V96]-[.N96])">
            <text:p/>
          </table:table-cell>
          <table:table-cell table:formula="of:=IF([.N96]=[.V96]; &quot;&quot;; (([.V96]-[.N96])/[.N96])*100)">
            <text:p/>
          </table:table-cell>
        </table:table-row>
        <table:table-row table:style-name="ro1">
          <table:table-cell office:value-type="string" calcext:value-type="string">
            <text:p>language/bitwise_not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bitwise_not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97]=[.D97]" office:value-type="boolean" office:boolean-value="true" calcext:value-type="boolean">
            <text:p>TRUE</text:p>
          </table:table-cell>
          <table:table-cell table:formula="of:=IF([.B97]=[.E97]; &quot;&quot;; &quot;*&quot;)">
            <text:p/>
          </table:table-cell>
          <table:table-cell table:formula="of:=IF([.B97]=[.E97]; &quot;&quot;; [.E97]-[.B97])">
            <text:p/>
          </table:table-cell>
          <table:table-cell table:formula="of:=IF([.B97]=[.E97]; &quot;&quot;; (([.E97]-[.B97])/[.B97])*100)">
            <text:p/>
          </table:table-cell>
          <table:table-cell table:number-columns-repeated="2"/>
          <table:table-cell office:value-type="string" calcext:value-type="string">
            <text:p>language/bitwise_not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97]=[.M97]" office:value-type="boolean" office:boolean-value="true" calcext:value-type="boolean">
            <text:p>TRUE</text:p>
          </table:table-cell>
          <table:table-cell table:formula="of:=IF([.E97]=[.N97]; &quot;&quot;; &quot;*&quot;)">
            <text:p/>
          </table:table-cell>
          <table:table-cell table:formula="of:=IF([.E97]=[.N97]; &quot;&quot;; [.E97]-[.N97])">
            <text:p/>
          </table:table-cell>
          <table:table-cell table:formula="of:=IF([.E97]=[.N97]; &quot;&quot;; (([.N97]-[.E97])/[.E97])*100)">
            <text:p/>
          </table:table-cell>
          <table:table-cell/>
          <table:table-cell office:value-type="string" calcext:value-type="string">
            <text:p>language/bitwise_not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M97]=[.U97]" office:value-type="boolean" office:boolean-value="true" calcext:value-type="boolean">
            <text:p>TRUE</text:p>
          </table:table-cell>
          <table:table-cell table:formula="of:=IF([.N97]=[.V97]; &quot;&quot;; [.V97]-[.N97])">
            <text:p/>
          </table:table-cell>
          <table:table-cell table:formula="of:=IF([.N97]=[.V97]; &quot;&quot;; (([.V97]-[.N97])/[.N97])*100)">
            <text:p/>
          </table:table-cell>
        </table:table-row>
        <table:table-row table:style-name="ro1">
          <table:table-cell office:value-type="string" calcext:value-type="string">
            <text:p>language/blanket_trait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blanket_trait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98]=[.D98]" office:value-type="boolean" office:boolean-value="true" calcext:value-type="boolean">
            <text:p>TRUE</text:p>
          </table:table-cell>
          <table:table-cell table:formula="of:=IF([.B98]=[.E98]; &quot;&quot;; &quot;*&quot;)">
            <text:p/>
          </table:table-cell>
          <table:table-cell table:formula="of:=IF([.B98]=[.E98]; &quot;&quot;; [.E98]-[.B98])">
            <text:p/>
          </table:table-cell>
          <table:table-cell table:formula="of:=IF([.B98]=[.E98]; &quot;&quot;; (([.E98]-[.B98])/[.B98])*100)">
            <text:p/>
          </table:table-cell>
          <table:table-cell table:number-columns-repeated="2"/>
          <table:table-cell office:value-type="string" calcext:value-type="string">
            <text:p>language/blanket_trait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98]=[.M98]" office:value-type="boolean" office:boolean-value="true" calcext:value-type="boolean">
            <text:p>TRUE</text:p>
          </table:table-cell>
          <table:table-cell table:formula="of:=IF([.E98]=[.N98]; &quot;&quot;; &quot;*&quot;)">
            <text:p/>
          </table:table-cell>
          <table:table-cell table:formula="of:=IF([.E98]=[.N98]; &quot;&quot;; [.E98]-[.N98])">
            <text:p/>
          </table:table-cell>
          <table:table-cell table:formula="of:=IF([.E98]=[.N98]; &quot;&quot;; (([.N98]-[.E98])/[.E98])*100)">
            <text:p/>
          </table:table-cell>
          <table:table-cell/>
          <table:table-cell office:value-type="string" calcext:value-type="string">
            <text:p>language/blanket_trait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M98]=[.U98]" office:value-type="boolean" office:boolean-value="true" calcext:value-type="boolean">
            <text:p>TRUE</text:p>
          </table:table-cell>
          <table:table-cell table:formula="of:=IF([.N98]=[.V98]; &quot;&quot;; [.V98]-[.N98])">
            <text:p/>
          </table:table-cell>
          <table:table-cell table:formula="of:=IF([.N98]=[.V98]; &quot;&quot;; (([.V98]-[.N98])/[.N98])*100)">
            <text:p/>
          </table:table-cell>
        </table:table-row>
        <table:table-row table:style-name="ro1">
          <table:table-cell office:value-type="string" calcext:value-type="string">
            <text:p>language/bool_and_or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language/bool_and_or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99]=[.D99]" office:value-type="boolean" office:boolean-value="true" calcext:value-type="boolean">
            <text:p>TRUE</text:p>
          </table:table-cell>
          <table:table-cell table:formula="of:=IF([.B99]=[.E99]; &quot;&quot;; &quot;*&quot;)">
            <text:p/>
          </table:table-cell>
          <table:table-cell table:formula="of:=IF([.B99]=[.E99]; &quot;&quot;; [.E99]-[.B99])">
            <text:p/>
          </table:table-cell>
          <table:table-cell table:formula="of:=IF([.B99]=[.E99]; &quot;&quot;; (([.E99]-[.B99])/[.B99])*100)">
            <text:p/>
          </table:table-cell>
          <table:table-cell table:number-columns-repeated="2"/>
          <table:table-cell office:value-type="string" calcext:value-type="string">
            <text:p>language/bool_and_or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D99]=[.M99]" office:value-type="boolean" office:boolean-value="true" calcext:value-type="boolean">
            <text:p>TRUE</text:p>
          </table:table-cell>
          <table:table-cell table:formula="of:=IF([.E99]=[.N99]; &quot;&quot;; &quot;*&quot;)">
            <text:p/>
          </table:table-cell>
          <table:table-cell table:formula="of:=IF([.E99]=[.N99]; &quot;&quot;; [.E99]-[.N99])">
            <text:p/>
          </table:table-cell>
          <table:table-cell table:formula="of:=IF([.E99]=[.N99]; &quot;&quot;; (([.N99]-[.E99])/[.E99])*100)">
            <text:p/>
          </table:table-cell>
          <table:table-cell/>
          <table:table-cell office:value-type="string" calcext:value-type="string">
            <text:p>language/bool_and_or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M99]=[.U99]" office:value-type="boolean" office:boolean-value="true" calcext:value-type="boolean">
            <text:p>TRUE</text:p>
          </table:table-cell>
          <table:table-cell table:formula="of:=IF([.N99]=[.V99]; &quot;&quot;; [.V99]-[.N99])">
            <text:p/>
          </table:table-cell>
          <table:table-cell table:formula="of:=IF([.N99]=[.V99]; &quot;&quot;; (([.V99]-[.N99])/[.N99])*100)">
            <text:p/>
          </table:table-cell>
        </table:table-row>
        <table:table-row table:style-name="ro1">
          <table:table-cell office:value-type="string" calcext:value-type="string">
            <text:p>language/break_and_continue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string" calcext:value-type="string">
            <text:p>language/break_and_continue</text:p>
          </table:table-cell>
          <table:table-cell office:value-type="float" office:value="616" calcext:value-type="float">
            <text:p>616</text:p>
          </table:table-cell>
          <table:table-cell/>
          <table:table-cell table:formula="of:=[.A100]=[.D100]" office:value-type="boolean" office:boolean-value="true" calcext:value-type="boolean">
            <text:p>TRUE</text:p>
          </table:table-cell>
          <table:table-cell table:formula="of:=IF([.B100]=[.E100]; &quot;&quot;; &quot;*&quot;)">
            <text:p/>
          </table:table-cell>
          <table:table-cell table:formula="of:=IF([.B100]=[.E100]; &quot;&quot;; [.E100]-[.B100])">
            <text:p/>
          </table:table-cell>
          <table:table-cell table:formula="of:=IF([.B100]=[.E100]; &quot;&quot;; (([.E100]-[.B100])/[.B100])*100)">
            <text:p/>
          </table:table-cell>
          <table:table-cell table:number-columns-repeated="2"/>
          <table:table-cell office:value-type="string" calcext:value-type="string">
            <text:p>language/break_and_continue</text:p>
          </table:table-cell>
          <table:table-cell office:value-type="float" office:value="616" calcext:value-type="float">
            <text:p>616</text:p>
          </table:table-cell>
          <table:table-cell/>
          <table:table-cell table:formula="of:=[.D100]=[.M100]" office:value-type="boolean" office:boolean-value="true" calcext:value-type="boolean">
            <text:p>TRUE</text:p>
          </table:table-cell>
          <table:table-cell table:formula="of:=IF([.E100]=[.N100]; &quot;&quot;; &quot;*&quot;)">
            <text:p/>
          </table:table-cell>
          <table:table-cell table:formula="of:=IF([.E100]=[.N100]; &quot;&quot;; [.E100]-[.N100])">
            <text:p/>
          </table:table-cell>
          <table:table-cell table:formula="of:=IF([.E100]=[.N100]; &quot;&quot;; (([.N100]-[.E100])/[.E100])*100)">
            <text:p/>
          </table:table-cell>
          <table:table-cell/>
          <table:table-cell office:value-type="string" calcext:value-type="string">
            <text:p>language/break_and_continue</text:p>
          </table:table-cell>
          <table:table-cell office:value-type="float" office:value="616" calcext:value-type="float">
            <text:p>616</text:p>
          </table:table-cell>
          <table:table-cell/>
          <table:table-cell table:formula="of:=[.M100]=[.U100]" office:value-type="boolean" office:boolean-value="true" calcext:value-type="boolean">
            <text:p>TRUE</text:p>
          </table:table-cell>
          <table:table-cell table:formula="of:=IF([.N100]=[.V100]; &quot;&quot;; [.V100]-[.N100])">
            <text:p/>
          </table:table-cell>
          <table:table-cell table:formula="of:=IF([.N100]=[.V100]; &quot;&quot;; (([.V100]-[.N100])/[.N100])*100)">
            <text:p/>
          </table:table-cell>
        </table:table-row>
        <table:table-row table:style-name="ro1">
          <table:table-cell office:value-type="string" calcext:value-type="string">
            <text:p>language/break_and_continue_block_re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break_and_continue_block_re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01]=[.D101]" office:value-type="boolean" office:boolean-value="true" calcext:value-type="boolean">
            <text:p>TRUE</text:p>
          </table:table-cell>
          <table:table-cell table:formula="of:=IF([.B101]=[.E101]; &quot;&quot;; &quot;*&quot;)">
            <text:p/>
          </table:table-cell>
          <table:table-cell table:formula="of:=IF([.B101]=[.E101]; &quot;&quot;; [.E101]-[.B101])">
            <text:p/>
          </table:table-cell>
          <table:table-cell table:formula="of:=IF([.B101]=[.E101]; &quot;&quot;; (([.E101]-[.B101])/[.B101])*100)">
            <text:p/>
          </table:table-cell>
          <table:table-cell table:number-columns-repeated="2"/>
          <table:table-cell office:value-type="string" calcext:value-type="string">
            <text:p>language/break_and_continue_block_re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101]=[.M101]" office:value-type="boolean" office:boolean-value="true" calcext:value-type="boolean">
            <text:p>TRUE</text:p>
          </table:table-cell>
          <table:table-cell table:formula="of:=IF([.E101]=[.N101]; &quot;&quot;; &quot;*&quot;)">
            <text:p/>
          </table:table-cell>
          <table:table-cell table:formula="of:=IF([.E101]=[.N101]; &quot;&quot;; [.E101]-[.N101])">
            <text:p/>
          </table:table-cell>
          <table:table-cell table:formula="of:=IF([.E101]=[.N101]; &quot;&quot;; (([.N101]-[.E101])/[.E101])*100)">
            <text:p/>
          </table:table-cell>
          <table:table-cell/>
          <table:table-cell office:value-type="string" calcext:value-type="string">
            <text:p>language/break_and_continue_block_re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M101]=[.U101]" office:value-type="boolean" office:boolean-value="true" calcext:value-type="boolean">
            <text:p>TRUE</text:p>
          </table:table-cell>
          <table:table-cell table:formula="of:=IF([.N101]=[.V101]; &quot;&quot;; [.V101]-[.N101])">
            <text:p/>
          </table:table-cell>
          <table:table-cell table:formula="of:=IF([.N101]=[.V101]; &quot;&quot;; (([.V101]-[.N101])/[.N101])*100)">
            <text:p/>
          </table:table-cell>
        </table:table-row>
        <table:table-row table:style-name="ro1">
          <table:table-cell office:value-type="string" calcext:value-type="string">
            <text:p>language/builtin_type_method_call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builtin_type_method_call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02]=[.D102]" office:value-type="boolean" office:boolean-value="true" calcext:value-type="boolean">
            <text:p>TRUE</text:p>
          </table:table-cell>
          <table:table-cell table:formula="of:=IF([.B102]=[.E102]; &quot;&quot;; &quot;*&quot;)">
            <text:p/>
          </table:table-cell>
          <table:table-cell table:formula="of:=IF([.B102]=[.E102]; &quot;&quot;; [.E102]-[.B102])">
            <text:p/>
          </table:table-cell>
          <table:table-cell table:formula="of:=IF([.B102]=[.E102]; &quot;&quot;; (([.E102]-[.B102])/[.B102])*100)">
            <text:p/>
          </table:table-cell>
          <table:table-cell table:number-columns-repeated="2"/>
          <table:table-cell office:value-type="string" calcext:value-type="string">
            <text:p>language/builtin_type_method_call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102]=[.M102]" office:value-type="boolean" office:boolean-value="true" calcext:value-type="boolean">
            <text:p>TRUE</text:p>
          </table:table-cell>
          <table:table-cell table:formula="of:=IF([.E102]=[.N102]; &quot;&quot;; &quot;*&quot;)">
            <text:p/>
          </table:table-cell>
          <table:table-cell table:formula="of:=IF([.E102]=[.N102]; &quot;&quot;; [.E102]-[.N102])">
            <text:p/>
          </table:table-cell>
          <table:table-cell table:formula="of:=IF([.E102]=[.N102]; &quot;&quot;; (([.N102]-[.E102])/[.E102])*100)">
            <text:p/>
          </table:table-cell>
          <table:table-cell/>
          <table:table-cell office:value-type="string" calcext:value-type="string">
            <text:p>language/builtin_type_method_call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M102]=[.U102]" office:value-type="boolean" office:boolean-value="true" calcext:value-type="boolean">
            <text:p>TRUE</text:p>
          </table:table-cell>
          <table:table-cell table:formula="of:=IF([.N102]=[.V102]; &quot;&quot;; [.V102]-[.N102])">
            <text:p/>
          </table:table-cell>
          <table:table-cell table:formula="of:=IF([.N102]=[.V102]; &quot;&quot;; (([.V102]-[.N102])/[.N102])*100)">
            <text:p/>
          </table:table-cell>
        </table:table-row>
        <table:table-row table:style-name="ro1">
          <table:table-cell office:value-type="string" calcext:value-type="string">
            <text:p>language/callpath_local_shadowing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callpath_local_shadowing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103]=[.D103]" office:value-type="boolean" office:boolean-value="true" calcext:value-type="boolean">
            <text:p>TRUE</text:p>
          </table:table-cell>
          <table:table-cell table:formula="of:=IF([.B103]=[.E103]; &quot;&quot;; &quot;*&quot;)">
            <text:p/>
          </table:table-cell>
          <table:table-cell table:formula="of:=IF([.B103]=[.E103]; &quot;&quot;; [.E103]-[.B103])">
            <text:p/>
          </table:table-cell>
          <table:table-cell table:formula="of:=IF([.B103]=[.E103]; &quot;&quot;; (([.E103]-[.B103])/[.B103])*100)">
            <text:p/>
          </table:table-cell>
          <table:table-cell table:number-columns-repeated="2"/>
          <table:table-cell office:value-type="string" calcext:value-type="string">
            <text:p>language/callpath_local_shadowing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103]=[.M103]" office:value-type="boolean" office:boolean-value="true" calcext:value-type="boolean">
            <text:p>TRUE</text:p>
          </table:table-cell>
          <table:table-cell table:formula="of:=IF([.E103]=[.N103]; &quot;&quot;; &quot;*&quot;)">
            <text:p/>
          </table:table-cell>
          <table:table-cell table:formula="of:=IF([.E103]=[.N103]; &quot;&quot;; [.E103]-[.N103])">
            <text:p/>
          </table:table-cell>
          <table:table-cell table:formula="of:=IF([.E103]=[.N103]; &quot;&quot;; (([.N103]-[.E103])/[.E103])*100)">
            <text:p/>
          </table:table-cell>
          <table:table-cell/>
          <table:table-cell office:value-type="string" calcext:value-type="string">
            <text:p>language/callpath_local_shadowing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103]=[.U103]" office:value-type="boolean" office:boolean-value="true" calcext:value-type="boolean">
            <text:p>TRUE</text:p>
          </table:table-cell>
          <table:table-cell table:formula="of:=IF([.N103]=[.V103]; &quot;&quot;; [.V103]-[.N103])">
            <text:p/>
          </table:table-cell>
          <table:table-cell table:formula="of:=IF([.N103]=[.V103]; &quot;&quot;; (([.V103]-[.N103])/[.N103])*100)">
            <text:p/>
          </table:table-cell>
        </table:table-row>
        <table:table-row table:style-name="ro1">
          <table:table-cell office:value-type="string" calcext:value-type="string">
            <text:p>language/chained_if_let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language/chained_if_let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A104]=[.D104]" office:value-type="boolean" office:boolean-value="true" calcext:value-type="boolean">
            <text:p>TRUE</text:p>
          </table:table-cell>
          <table:table-cell table:formula="of:=IF([.B104]=[.E104]; &quot;&quot;; &quot;*&quot;)">
            <text:p/>
          </table:table-cell>
          <table:table-cell table:formula="of:=IF([.B104]=[.E104]; &quot;&quot;; [.E104]-[.B104])">
            <text:p/>
          </table:table-cell>
          <table:table-cell table:formula="of:=IF([.B104]=[.E104]; &quot;&quot;; (([.E104]-[.B104])/[.B104])*100)">
            <text:p/>
          </table:table-cell>
          <table:table-cell table:number-columns-repeated="2"/>
          <table:table-cell office:value-type="string" calcext:value-type="string">
            <text:p>language/chained_if_let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D104]=[.M104]" office:value-type="boolean" office:boolean-value="true" calcext:value-type="boolean">
            <text:p>TRUE</text:p>
          </table:table-cell>
          <table:table-cell table:formula="of:=IF([.E104]=[.N104]; &quot;&quot;; &quot;*&quot;)">
            <text:p/>
          </table:table-cell>
          <table:table-cell table:formula="of:=IF([.E104]=[.N104]; &quot;&quot;; [.E104]-[.N104])">
            <text:p/>
          </table:table-cell>
          <table:table-cell table:formula="of:=IF([.E104]=[.N104]; &quot;&quot;; (([.N104]-[.E104])/[.E104])*100)">
            <text:p/>
          </table:table-cell>
          <table:table-cell/>
          <table:table-cell office:value-type="string" calcext:value-type="string">
            <text:p>language/chained_if_let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M104]=[.U104]" office:value-type="boolean" office:boolean-value="true" calcext:value-type="boolean">
            <text:p>TRUE</text:p>
          </table:table-cell>
          <table:table-cell table:formula="of:=IF([.N104]=[.V104]; &quot;&quot;; [.V104]-[.N104])">
            <text:p/>
          </table:table-cell>
          <table:table-cell table:formula="of:=IF([.N104]=[.V104]; &quot;&quot;; (([.V104]-[.N104])/[.N104])*100)">
            <text:p/>
          </table:table-cell>
        </table:table-row>
        <table:table-row table:style-name="ro1">
          <table:table-cell office:value-type="string" calcext:value-type="string">
            <text:p>language/complex_cfg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language/complex_cfg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[.A105]=[.D105]" office:value-type="boolean" office:boolean-value="true" calcext:value-type="boolean">
            <text:p>TRUE</text:p>
          </table:table-cell>
          <table:table-cell table:formula="of:=IF([.B105]=[.E105]; &quot;&quot;; &quot;*&quot;)" office:value-type="string" office:string-value="*" calcext:value-type="string">
            <text:p>*</text:p>
          </table:table-cell>
          <table:table-cell table:formula="of:=IF([.B105]=[.E105]; &quot;&quot;; [.E105]-[.B105])" office:value-type="float" office:value="48" calcext:value-type="float">
            <text:p>48</text:p>
          </table:table-cell>
          <table:table-cell table:formula="of:=IF([.B105]=[.E105]; &quot;&quot;; (([.E105]-[.B105])/[.B105])*100)" office:value-type="float" office:value="12.5" calcext:value-type="float">
            <text:p>12.5</text:p>
          </table:table-cell>
          <table:table-cell office:value-type="string" calcext:value-type="string">
            <office:annotation draw:style-name="gr2" draw:text-style-name="P2" svg:width="1.1413in" svg:height="1.3232in" svg:x="17.0626in" svg:y="18.1335in" draw:caption-point-x="-0.2402in" draw:caption-point-y="0.3594in">
              <dc:date>2024-06-21T00:00:00</dc:date>
              <text:p text:style-name="P1"><text:span text:style-name="T1">SROA stopped </text:span><text:span text:style-name="T1">because of the </text:span><text:span text:style-name="T1">int_to_ptr → </text:span><text:span text:style-name="T1">ptr_to_int → call </text:span><text:span text:style-name="T1">from_0()</text:span></text:p>
              <text:p text:style-name="P1"><text:span text:style-name="T1"/></text:p>
              <text:p text:style-name="P1"><text:span text:style-name="T1">Line 2746 in </text:span><text:span text:style-name="T1">Before.</text:span></text:p>
            </office:annotation>
            <text:p>OK</text:p>
          </table:table-cell>
          <table:table-cell/>
          <table:table-cell office:value-type="string" calcext:value-type="string">
            <text:p>language/complex_cfg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[.D105]=[.M105]" office:value-type="boolean" office:boolean-value="true" calcext:value-type="boolean">
            <text:p>TRUE</text:p>
          </table:table-cell>
          <table:table-cell table:formula="of:=IF([.E105]=[.N105]; &quot;&quot;; &quot;*&quot;)">
            <text:p/>
          </table:table-cell>
          <table:table-cell table:formula="of:=IF([.E105]=[.N105]; &quot;&quot;; [.E105]-[.N105])">
            <text:p/>
          </table:table-cell>
          <table:table-cell table:formula="of:=IF([.E105]=[.N105]; &quot;&quot;; (([.N105]-[.E105])/[.E105])*100)">
            <text:p/>
          </table:table-cell>
          <table:table-cell/>
          <table:table-cell office:value-type="string" calcext:value-type="string">
            <text:p>language/complex_cfg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[.M105]=[.U105]" office:value-type="boolean" office:boolean-value="true" calcext:value-type="boolean">
            <text:p>TRUE</text:p>
          </table:table-cell>
          <table:table-cell table:formula="of:=IF([.N105]=[.V105]; &quot;&quot;; [.V105]-[.N105])">
            <text:p/>
          </table:table-cell>
          <table:table-cell table:formula="of:=IF([.N105]=[.V105]; &quot;&quot;; (([.V105]-[.N105])/[.N105])*100)">
            <text:p/>
          </table:table-cell>
        </table:table-row>
        <table:table-row table:style-name="ro1">
          <table:table-cell office:value-type="string" calcext:value-type="string">
            <text:p>language/configurable_consts</text:p>
          </table:table-cell>
          <table:table-cell office:value-type="float" office:value="3712" calcext:value-type="float">
            <text:p>3712</text:p>
          </table:table-cell>
          <table:table-cell/>
          <table:table-cell office:value-type="string" calcext:value-type="string">
            <text:p>language/configurable_consts</text:p>
          </table:table-cell>
          <table:table-cell office:value-type="float" office:value="3712" calcext:value-type="float">
            <text:p>3712</text:p>
          </table:table-cell>
          <table:table-cell/>
          <table:table-cell table:formula="of:=[.A106]=[.D106]" office:value-type="boolean" office:boolean-value="true" calcext:value-type="boolean">
            <text:p>TRUE</text:p>
          </table:table-cell>
          <table:table-cell table:formula="of:=IF([.B106]=[.E106]; &quot;&quot;; &quot;*&quot;)">
            <text:p/>
          </table:table-cell>
          <table:table-cell table:formula="of:=IF([.B106]=[.E106]; &quot;&quot;; [.E106]-[.B106])">
            <text:p/>
          </table:table-cell>
          <table:table-cell table:formula="of:=IF([.B106]=[.E106]; &quot;&quot;; (([.E106]-[.B106])/[.B106])*100)">
            <text:p/>
          </table:table-cell>
          <table:table-cell table:number-columns-repeated="2"/>
          <table:table-cell office:value-type="string" calcext:value-type="string">
            <text:p>language/configurable_consts</text:p>
          </table:table-cell>
          <table:table-cell office:value-type="float" office:value="3712" calcext:value-type="float">
            <text:p>3712</text:p>
          </table:table-cell>
          <table:table-cell/>
          <table:table-cell table:formula="of:=[.D106]=[.M106]" office:value-type="boolean" office:boolean-value="true" calcext:value-type="boolean">
            <text:p>TRUE</text:p>
          </table:table-cell>
          <table:table-cell table:formula="of:=IF([.E106]=[.N106]; &quot;&quot;; &quot;*&quot;)">
            <text:p/>
          </table:table-cell>
          <table:table-cell table:formula="of:=IF([.E106]=[.N106]; &quot;&quot;; [.E106]-[.N106])">
            <text:p/>
          </table:table-cell>
          <table:table-cell table:formula="of:=IF([.E106]=[.N106]; &quot;&quot;; (([.N106]-[.E106])/[.E106])*100)">
            <text:p/>
          </table:table-cell>
          <table:table-cell/>
          <table:table-cell office:value-type="string" calcext:value-type="string">
            <text:p>language/configurable_consts</text:p>
          </table:table-cell>
          <table:table-cell office:value-type="float" office:value="3712" calcext:value-type="float">
            <text:p>3712</text:p>
          </table:table-cell>
          <table:table-cell/>
          <table:table-cell table:formula="of:=[.M106]=[.U106]" office:value-type="boolean" office:boolean-value="true" calcext:value-type="boolean">
            <text:p>TRUE</text:p>
          </table:table-cell>
          <table:table-cell table:formula="of:=IF([.N106]=[.V106]; &quot;&quot;; [.V106]-[.N106])">
            <text:p/>
          </table:table-cell>
          <table:table-cell table:formula="of:=IF([.N106]=[.V106]; &quot;&quot;; (([.V106]-[.N106])/[.N106])*100)">
            <text:p/>
          </table:table-cell>
        </table:table-row>
        <table:table-row table:style-name="ro1">
          <table:table-cell office:value-type="string" calcext:value-type="string">
            <text:p>language/const_decl_and_use_in_library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const_decl_and_use_in_library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07]=[.D107]" office:value-type="boolean" office:boolean-value="true" calcext:value-type="boolean">
            <text:p>TRUE</text:p>
          </table:table-cell>
          <table:table-cell table:formula="of:=IF([.B107]=[.E107]; &quot;&quot;; &quot;*&quot;)">
            <text:p/>
          </table:table-cell>
          <table:table-cell table:formula="of:=IF([.B107]=[.E107]; &quot;&quot;; [.E107]-[.B107])">
            <text:p/>
          </table:table-cell>
          <table:table-cell table:formula="of:=IF([.B107]=[.E107]; &quot;&quot;; (([.E107]-[.B107])/[.B107])*100)">
            <text:p/>
          </table:table-cell>
          <table:table-cell table:number-columns-repeated="2"/>
          <table:table-cell office:value-type="string" calcext:value-type="string">
            <text:p>language/const_decl_and_use_in_library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107]=[.M107]" office:value-type="boolean" office:boolean-value="true" calcext:value-type="boolean">
            <text:p>TRUE</text:p>
          </table:table-cell>
          <table:table-cell table:formula="of:=IF([.E107]=[.N107]; &quot;&quot;; &quot;*&quot;)">
            <text:p/>
          </table:table-cell>
          <table:table-cell table:formula="of:=IF([.E107]=[.N107]; &quot;&quot;; [.E107]-[.N107])">
            <text:p/>
          </table:table-cell>
          <table:table-cell table:formula="of:=IF([.E107]=[.N107]; &quot;&quot;; (([.N107]-[.E107])/[.E107])*100)">
            <text:p/>
          </table:table-cell>
          <table:table-cell/>
          <table:table-cell office:value-type="string" calcext:value-type="string">
            <text:p>language/const_decl_and_use_in_library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M107]=[.U107]" office:value-type="boolean" office:boolean-value="true" calcext:value-type="boolean">
            <text:p>TRUE</text:p>
          </table:table-cell>
          <table:table-cell table:formula="of:=IF([.N107]=[.V107]; &quot;&quot;; [.V107]-[.N107])">
            <text:p/>
          </table:table-cell>
          <table:table-cell table:formula="of:=IF([.N107]=[.V107]; &quot;&quot;; (([.V107]-[.N107])/[.N107])*100)">
            <text:p/>
          </table:table-cell>
        </table:table-row>
        <table:table-row table:style-name="ro1">
          <table:table-cell office:value-type="string" calcext:value-type="string">
            <text:p>language/const_decl_in_library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language/const_decl_in_library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108]=[.D108]" office:value-type="boolean" office:boolean-value="true" calcext:value-type="boolean">
            <text:p>TRUE</text:p>
          </table:table-cell>
          <table:table-cell table:formula="of:=IF([.B108]=[.E108]; &quot;&quot;; &quot;*&quot;)">
            <text:p/>
          </table:table-cell>
          <table:table-cell table:formula="of:=IF([.B108]=[.E108]; &quot;&quot;; [.E108]-[.B108])">
            <text:p/>
          </table:table-cell>
          <table:table-cell table:formula="of:=IF([.B108]=[.E108]; &quot;&quot;; (([.E108]-[.B108])/[.B108])*100)">
            <text:p/>
          </table:table-cell>
          <table:table-cell table:number-columns-repeated="2"/>
          <table:table-cell office:value-type="string" calcext:value-type="string">
            <text:p>language/const_decl_in_library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D108]=[.M108]" office:value-type="boolean" office:boolean-value="true" calcext:value-type="boolean">
            <text:p>TRUE</text:p>
          </table:table-cell>
          <table:table-cell table:formula="of:=IF([.E108]=[.N108]; &quot;&quot;; &quot;*&quot;)">
            <text:p/>
          </table:table-cell>
          <table:table-cell table:formula="of:=IF([.E108]=[.N108]; &quot;&quot;; [.E108]-[.N108])">
            <text:p/>
          </table:table-cell>
          <table:table-cell table:formula="of:=IF([.E108]=[.N108]; &quot;&quot;; (([.N108]-[.E108])/[.E108])*100)">
            <text:p/>
          </table:table-cell>
          <table:table-cell/>
          <table:table-cell office:value-type="string" calcext:value-type="string">
            <text:p>language/const_decl_in_library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M108]=[.U108]" office:value-type="boolean" office:boolean-value="true" calcext:value-type="boolean">
            <text:p>TRUE</text:p>
          </table:table-cell>
          <table:table-cell table:formula="of:=IF([.N108]=[.V108]; &quot;&quot;; [.V108]-[.N108])">
            <text:p/>
          </table:table-cell>
          <table:table-cell table:formula="of:=IF([.N108]=[.V108]; &quot;&quot;; (([.V108]-[.N108])/[.N108])*100)">
            <text:p/>
          </table:table-cell>
        </table:table-row>
        <table:table-row table:style-name="ro1">
          <table:table-cell office:value-type="string" calcext:value-type="string">
            <text:p>language/const_decl_literal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const_decl_literal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09]=[.D109]" office:value-type="boolean" office:boolean-value="true" calcext:value-type="boolean">
            <text:p>TRUE</text:p>
          </table:table-cell>
          <table:table-cell table:formula="of:=IF([.B109]=[.E109]; &quot;&quot;; &quot;*&quot;)">
            <text:p/>
          </table:table-cell>
          <table:table-cell table:formula="of:=IF([.B109]=[.E109]; &quot;&quot;; [.E109]-[.B109])">
            <text:p/>
          </table:table-cell>
          <table:table-cell table:formula="of:=IF([.B109]=[.E109]; &quot;&quot;; (([.E109]-[.B109])/[.B109])*100)">
            <text:p/>
          </table:table-cell>
          <table:table-cell table:number-columns-repeated="2"/>
          <table:table-cell office:value-type="string" calcext:value-type="string">
            <text:p>language/const_decl_literal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109]=[.M109]" office:value-type="boolean" office:boolean-value="true" calcext:value-type="boolean">
            <text:p>TRUE</text:p>
          </table:table-cell>
          <table:table-cell table:formula="of:=IF([.E109]=[.N109]; &quot;&quot;; &quot;*&quot;)">
            <text:p/>
          </table:table-cell>
          <table:table-cell table:formula="of:=IF([.E109]=[.N109]; &quot;&quot;; [.E109]-[.N109])">
            <text:p/>
          </table:table-cell>
          <table:table-cell table:formula="of:=IF([.E109]=[.N109]; &quot;&quot;; (([.N109]-[.E109])/[.E109])*100)">
            <text:p/>
          </table:table-cell>
          <table:table-cell/>
          <table:table-cell office:value-type="string" calcext:value-type="string">
            <text:p>language/const_decl_literal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M109]=[.U109]" office:value-type="boolean" office:boolean-value="true" calcext:value-type="boolean">
            <text:p>TRUE</text:p>
          </table:table-cell>
          <table:table-cell table:formula="of:=IF([.N109]=[.V109]; &quot;&quot;; [.V109]-[.N109])">
            <text:p/>
          </table:table-cell>
          <table:table-cell table:formula="of:=IF([.N109]=[.V109]; &quot;&quot;; (([.V109]-[.N109])/[.N109])*100)">
            <text:p/>
          </table:table-cell>
        </table:table-row>
        <table:table-row table:style-name="ro1">
          <table:table-cell office:value-type="string" calcext:value-type="string">
            <text:p>language/const_decl_with_call_path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language/const_decl_with_call_path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[.A110]=[.D110]" office:value-type="boolean" office:boolean-value="true" calcext:value-type="boolean">
            <text:p>TRUE</text:p>
          </table:table-cell>
          <table:table-cell table:formula="of:=IF([.B110]=[.E110]; &quot;&quot;; &quot;*&quot;)">
            <text:p/>
          </table:table-cell>
          <table:table-cell table:formula="of:=IF([.B110]=[.E110]; &quot;&quot;; [.E110]-[.B110])">
            <text:p/>
          </table:table-cell>
          <table:table-cell table:formula="of:=IF([.B110]=[.E110]; &quot;&quot;; (([.E110]-[.B110])/[.B110])*100)">
            <text:p/>
          </table:table-cell>
          <table:table-cell table:number-columns-repeated="2"/>
          <table:table-cell office:value-type="string" calcext:value-type="string">
            <text:p>language/const_decl_with_call_path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[.D110]=[.M110]" office:value-type="boolean" office:boolean-value="true" calcext:value-type="boolean">
            <text:p>TRUE</text:p>
          </table:table-cell>
          <table:table-cell table:formula="of:=IF([.E110]=[.N110]; &quot;&quot;; &quot;*&quot;)">
            <text:p/>
          </table:table-cell>
          <table:table-cell table:formula="of:=IF([.E110]=[.N110]; &quot;&quot;; [.E110]-[.N110])">
            <text:p/>
          </table:table-cell>
          <table:table-cell table:formula="of:=IF([.E110]=[.N110]; &quot;&quot;; (([.N110]-[.E110])/[.E110])*100)">
            <text:p/>
          </table:table-cell>
          <table:table-cell/>
          <table:table-cell office:value-type="string" calcext:value-type="string">
            <text:p>language/const_decl_with_call_path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[.M110]=[.U110]" office:value-type="boolean" office:boolean-value="true" calcext:value-type="boolean">
            <text:p>TRUE</text:p>
          </table:table-cell>
          <table:table-cell table:formula="of:=IF([.N110]=[.V110]; &quot;&quot;; [.V110]-[.N110])">
            <text:p/>
          </table:table-cell>
          <table:table-cell table:formula="of:=IF([.N110]=[.V110]; &quot;&quot;; (([.V110]-[.N110])/[.N110])*100)">
            <text:p/>
          </table:table-cell>
        </table:table-row>
        <table:table-row table:style-name="ro1">
          <table:table-cell office:value-type="string" calcext:value-type="string">
            <text:p>language/const_inits</text:p>
          </table:table-cell>
          <table:table-cell office:value-type="float" office:value="1560" calcext:value-type="float">
            <text:p>1560</text:p>
          </table:table-cell>
          <table:table-cell/>
          <table:table-cell office:value-type="string" calcext:value-type="string">
            <text:p>language/const_inits</text:p>
          </table:table-cell>
          <table:table-cell office:value-type="float" office:value="1560" calcext:value-type="float">
            <text:p>1560</text:p>
          </table:table-cell>
          <table:table-cell/>
          <table:table-cell table:formula="of:=[.A111]=[.D111]" office:value-type="boolean" office:boolean-value="true" calcext:value-type="boolean">
            <text:p>TRUE</text:p>
          </table:table-cell>
          <table:table-cell table:formula="of:=IF([.B111]=[.E111]; &quot;&quot;; &quot;*&quot;)">
            <text:p/>
          </table:table-cell>
          <table:table-cell table:formula="of:=IF([.B111]=[.E111]; &quot;&quot;; [.E111]-[.B111])">
            <text:p/>
          </table:table-cell>
          <table:table-cell table:formula="of:=IF([.B111]=[.E111]; &quot;&quot;; (([.E111]-[.B111])/[.B111])*100)">
            <text:p/>
          </table:table-cell>
          <table:table-cell table:number-columns-repeated="2"/>
          <table:table-cell office:value-type="string" calcext:value-type="string">
            <text:p>language/const_inits</text:p>
          </table:table-cell>
          <table:table-cell office:value-type="float" office:value="1560" calcext:value-type="float">
            <text:p>1560</text:p>
          </table:table-cell>
          <table:table-cell/>
          <table:table-cell table:formula="of:=[.D111]=[.M111]" office:value-type="boolean" office:boolean-value="true" calcext:value-type="boolean">
            <text:p>TRUE</text:p>
          </table:table-cell>
          <table:table-cell table:formula="of:=IF([.E111]=[.N111]; &quot;&quot;; &quot;*&quot;)">
            <text:p/>
          </table:table-cell>
          <table:table-cell table:formula="of:=IF([.E111]=[.N111]; &quot;&quot;; [.E111]-[.N111])">
            <text:p/>
          </table:table-cell>
          <table:table-cell table:formula="of:=IF([.E111]=[.N111]; &quot;&quot;; (([.N111]-[.E111])/[.E111])*100)">
            <text:p/>
          </table:table-cell>
          <table:table-cell/>
          <table:table-cell office:value-type="string" calcext:value-type="string">
            <text:p>language/const_inits</text:p>
          </table:table-cell>
          <table:table-cell office:value-type="float" office:value="1560" calcext:value-type="float">
            <text:p>1560</text:p>
          </table:table-cell>
          <table:table-cell/>
          <table:table-cell table:formula="of:=[.M111]=[.U111]" office:value-type="boolean" office:boolean-value="true" calcext:value-type="boolean">
            <text:p>TRUE</text:p>
          </table:table-cell>
          <table:table-cell table:formula="of:=IF([.N111]=[.V111]; &quot;&quot;; [.V111]-[.N111])">
            <text:p/>
          </table:table-cell>
          <table:table-cell table:formula="of:=IF([.N111]=[.V111]; &quot;&quot;; (([.V111]-[.N111])/[.N111])*100)">
            <text:p/>
          </table:table-cell>
        </table:table-row>
        <table:table-row table:style-name="ro1">
          <table:table-cell office:value-type="string" calcext:value-type="string">
            <text:p>language/contract_caller_as_ret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language/contract_caller_as_ret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112]=[.D112]" office:value-type="boolean" office:boolean-value="true" calcext:value-type="boolean">
            <text:p>TRUE</text:p>
          </table:table-cell>
          <table:table-cell table:formula="of:=IF([.B112]=[.E112]; &quot;&quot;; &quot;*&quot;)">
            <text:p/>
          </table:table-cell>
          <table:table-cell table:formula="of:=IF([.B112]=[.E112]; &quot;&quot;; [.E112]-[.B112])">
            <text:p/>
          </table:table-cell>
          <table:table-cell table:formula="of:=IF([.B112]=[.E112]; &quot;&quot;; (([.E112]-[.B112])/[.B112])*100)">
            <text:p/>
          </table:table-cell>
          <table:table-cell table:number-columns-repeated="2"/>
          <table:table-cell office:value-type="string" calcext:value-type="string">
            <text:p>language/contract_caller_as_ret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112]=[.M112]" office:value-type="boolean" office:boolean-value="true" calcext:value-type="boolean">
            <text:p>TRUE</text:p>
          </table:table-cell>
          <table:table-cell table:formula="of:=IF([.E112]=[.N112]; &quot;&quot;; &quot;*&quot;)">
            <text:p/>
          </table:table-cell>
          <table:table-cell table:formula="of:=IF([.E112]=[.N112]; &quot;&quot;; [.E112]-[.N112])">
            <text:p/>
          </table:table-cell>
          <table:table-cell table:formula="of:=IF([.E112]=[.N112]; &quot;&quot;; (([.N112]-[.E112])/[.E112])*100)">
            <text:p/>
          </table:table-cell>
          <table:table-cell/>
          <table:table-cell office:value-type="string" calcext:value-type="string">
            <text:p>language/contract_caller_as_ret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M112]=[.U112]" office:value-type="boolean" office:boolean-value="true" calcext:value-type="boolean">
            <text:p>TRUE</text:p>
          </table:table-cell>
          <table:table-cell table:formula="of:=IF([.N112]=[.V112]; &quot;&quot;; [.V112]-[.N112])">
            <text:p/>
          </table:table-cell>
          <table:table-cell table:formula="of:=IF([.N112]=[.V112]; &quot;&quot;; (([.V112]-[.N112])/[.N112])*100)">
            <text:p/>
          </table:table-cell>
        </table:table-row>
        <table:table-row table:style-name="ro1">
          <table:table-cell office:value-type="string" calcext:value-type="string">
            <text:p>language/contract_caller_dynamic_address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language/contract_caller_dynamic_address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A113]=[.D113]" office:value-type="boolean" office:boolean-value="true" calcext:value-type="boolean">
            <text:p>TRUE</text:p>
          </table:table-cell>
          <table:table-cell table:formula="of:=IF([.B113]=[.E113]; &quot;&quot;; &quot;*&quot;)">
            <text:p/>
          </table:table-cell>
          <table:table-cell table:formula="of:=IF([.B113]=[.E113]; &quot;&quot;; [.E113]-[.B113])">
            <text:p/>
          </table:table-cell>
          <table:table-cell table:formula="of:=IF([.B113]=[.E113]; &quot;&quot;; (([.E113]-[.B113])/[.B113])*100)">
            <text:p/>
          </table:table-cell>
          <table:table-cell table:number-columns-repeated="2"/>
          <table:table-cell office:value-type="string" calcext:value-type="string">
            <text:p>language/contract_caller_dynamic_address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D113]=[.M113]" office:value-type="boolean" office:boolean-value="true" calcext:value-type="boolean">
            <text:p>TRUE</text:p>
          </table:table-cell>
          <table:table-cell table:formula="of:=IF([.E113]=[.N113]; &quot;&quot;; &quot;*&quot;)">
            <text:p/>
          </table:table-cell>
          <table:table-cell table:formula="of:=IF([.E113]=[.N113]; &quot;&quot;; [.E113]-[.N113])">
            <text:p/>
          </table:table-cell>
          <table:table-cell table:formula="of:=IF([.E113]=[.N113]; &quot;&quot;; (([.N113]-[.E113])/[.E113])*100)">
            <text:p/>
          </table:table-cell>
          <table:table-cell/>
          <table:table-cell office:value-type="string" calcext:value-type="string">
            <text:p>language/contract_caller_dynamic_address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M113]=[.U113]" office:value-type="boolean" office:boolean-value="true" calcext:value-type="boolean">
            <text:p>TRUE</text:p>
          </table:table-cell>
          <table:table-cell table:formula="of:=IF([.N113]=[.V113]; &quot;&quot;; [.V113]-[.N113])">
            <text:p/>
          </table:table-cell>
          <table:table-cell table:formula="of:=IF([.N113]=[.V113]; &quot;&quot;; (([.V113]-[.N113])/[.N113])*100)">
            <text:p/>
          </table:table-cell>
        </table:table-row>
        <table:table-row table:style-name="ro1">
          <table:table-cell office:value-type="string" calcext:value-type="string">
            <text:p>language/deprecated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deprecated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114]=[.D114]" office:value-type="boolean" office:boolean-value="true" calcext:value-type="boolean">
            <text:p>TRUE</text:p>
          </table:table-cell>
          <table:table-cell table:formula="of:=IF([.B114]=[.E114]; &quot;&quot;; &quot;*&quot;)">
            <text:p/>
          </table:table-cell>
          <table:table-cell table:formula="of:=IF([.B114]=[.E114]; &quot;&quot;; [.E114]-[.B114])">
            <text:p/>
          </table:table-cell>
          <table:table-cell table:formula="of:=IF([.B114]=[.E114]; &quot;&quot;; (([.E114]-[.B114])/[.B114])*100)">
            <text:p/>
          </table:table-cell>
          <table:table-cell table:number-columns-repeated="2"/>
          <table:table-cell office:value-type="string" calcext:value-type="string">
            <text:p>language/deprecated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D114]=[.M114]" office:value-type="boolean" office:boolean-value="true" calcext:value-type="boolean">
            <text:p>TRUE</text:p>
          </table:table-cell>
          <table:table-cell table:formula="of:=IF([.E114]=[.N114]; &quot;&quot;; &quot;*&quot;)">
            <text:p/>
          </table:table-cell>
          <table:table-cell table:formula="of:=IF([.E114]=[.N114]; &quot;&quot;; [.E114]-[.N114])">
            <text:p/>
          </table:table-cell>
          <table:table-cell table:formula="of:=IF([.E114]=[.N114]; &quot;&quot;; (([.N114]-[.E114])/[.E114])*100)">
            <text:p/>
          </table:table-cell>
          <table:table-cell/>
          <table:table-cell office:value-type="string" calcext:value-type="string">
            <text:p>language/deprecated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M114]=[.U114]" office:value-type="boolean" office:boolean-value="true" calcext:value-type="boolean">
            <text:p>TRUE</text:p>
          </table:table-cell>
          <table:table-cell table:formula="of:=IF([.N114]=[.V114]; &quot;&quot;; [.V114]-[.N114])">
            <text:p/>
          </table:table-cell>
          <table:table-cell table:formula="of:=IF([.N114]=[.V114]; &quot;&quot;; (([.V114]-[.N114])/[.N114])*100)">
            <text:p/>
          </table:table-cell>
        </table:table-row>
        <table:table-row table:style-name="ro1">
          <table:table-cell office:value-type="string" calcext:value-type="string">
            <text:p>language/deprecated_attribut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deprecated_attribute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15]=[.D115]" office:value-type="boolean" office:boolean-value="true" calcext:value-type="boolean">
            <text:p>TRUE</text:p>
          </table:table-cell>
          <table:table-cell table:formula="of:=IF([.B115]=[.E115]; &quot;&quot;; &quot;*&quot;)">
            <text:p/>
          </table:table-cell>
          <table:table-cell table:formula="of:=IF([.B115]=[.E115]; &quot;&quot;; [.E115]-[.B115])">
            <text:p/>
          </table:table-cell>
          <table:table-cell table:formula="of:=IF([.B115]=[.E115]; &quot;&quot;; (([.E115]-[.B115])/[.B115])*100)">
            <text:p/>
          </table:table-cell>
          <table:table-cell table:number-columns-repeated="2"/>
          <table:table-cell office:value-type="string" calcext:value-type="string">
            <text:p>language/deprecated_attribute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115]=[.M115]" office:value-type="boolean" office:boolean-value="true" calcext:value-type="boolean">
            <text:p>TRUE</text:p>
          </table:table-cell>
          <table:table-cell table:formula="of:=IF([.E115]=[.N115]; &quot;&quot;; &quot;*&quot;)">
            <text:p/>
          </table:table-cell>
          <table:table-cell table:formula="of:=IF([.E115]=[.N115]; &quot;&quot;; [.E115]-[.N115])">
            <text:p/>
          </table:table-cell>
          <table:table-cell table:formula="of:=IF([.E115]=[.N115]; &quot;&quot;; (([.N115]-[.E115])/[.E115])*100)">
            <text:p/>
          </table:table-cell>
          <table:table-cell/>
          <table:table-cell office:value-type="string" calcext:value-type="string">
            <text:p>language/deprecated_attribute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M115]=[.U115]" office:value-type="boolean" office:boolean-value="true" calcext:value-type="boolean">
            <text:p>TRUE</text:p>
          </table:table-cell>
          <table:table-cell table:formula="of:=IF([.N115]=[.V115]; &quot;&quot;; [.V115]-[.N115])">
            <text:p/>
          </table:table-cell>
          <table:table-cell table:formula="of:=IF([.N115]=[.V115]; &quot;&quot;; (([.V115]-[.N115])/[.N115])*100)">
            <text:p/>
          </table:table-cell>
        </table:table-row>
        <table:table-row table:style-name="ro1">
          <table:table-cell office:value-type="string" calcext:value-type="string">
            <text:p>language/diagnose_unknown_annotations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language/diagnose_unknown_annotations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A116]=[.D116]" office:value-type="boolean" office:boolean-value="true" calcext:value-type="boolean">
            <text:p>TRUE</text:p>
          </table:table-cell>
          <table:table-cell table:formula="of:=IF([.B116]=[.E116]; &quot;&quot;; &quot;*&quot;)">
            <text:p/>
          </table:table-cell>
          <table:table-cell table:formula="of:=IF([.B116]=[.E116]; &quot;&quot;; [.E116]-[.B116])">
            <text:p/>
          </table:table-cell>
          <table:table-cell table:formula="of:=IF([.B116]=[.E116]; &quot;&quot;; (([.E116]-[.B116])/[.B116])*100)">
            <text:p/>
          </table:table-cell>
          <table:table-cell table:number-columns-repeated="2"/>
          <table:table-cell office:value-type="string" calcext:value-type="string">
            <text:p>language/diagnose_unknown_annotations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D116]=[.M116]" office:value-type="boolean" office:boolean-value="true" calcext:value-type="boolean">
            <text:p>TRUE</text:p>
          </table:table-cell>
          <table:table-cell table:formula="of:=IF([.E116]=[.N116]; &quot;&quot;; &quot;*&quot;)">
            <text:p/>
          </table:table-cell>
          <table:table-cell table:formula="of:=IF([.E116]=[.N116]; &quot;&quot;; [.E116]-[.N116])">
            <text:p/>
          </table:table-cell>
          <table:table-cell table:formula="of:=IF([.E116]=[.N116]; &quot;&quot;; (([.N116]-[.E116])/[.E116])*100)">
            <text:p/>
          </table:table-cell>
          <table:table-cell/>
          <table:table-cell office:value-type="string" calcext:value-type="string">
            <text:p>language/diagnose_unknown_annotations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M116]=[.U116]" office:value-type="boolean" office:boolean-value="true" calcext:value-type="boolean">
            <text:p>TRUE</text:p>
          </table:table-cell>
          <table:table-cell table:formula="of:=IF([.N116]=[.V116]; &quot;&quot;; [.V116]-[.N116])">
            <text:p/>
          </table:table-cell>
          <table:table-cell table:formula="of:=IF([.N116]=[.V116]; &quot;&quot;; (([.V116]-[.N116])/[.N116])*100)">
            <text:p/>
          </table:table-cell>
        </table:table-row>
        <table:table-row table:style-name="ro1">
          <table:table-cell office:value-type="string" calcext:value-type="string">
            <text:p>language/diverging_exprs</text:p>
          </table:table-cell>
          <table:table-cell office:value-type="float" office:value="856" calcext:value-type="float">
            <text:p>856</text:p>
          </table:table-cell>
          <table:table-cell/>
          <table:table-cell office:value-type="string" calcext:value-type="string">
            <text:p>language/diverging_exprs</text:p>
          </table:table-cell>
          <table:table-cell office:value-type="float" office:value="856" calcext:value-type="float">
            <text:p>856</text:p>
          </table:table-cell>
          <table:table-cell/>
          <table:table-cell table:formula="of:=[.A117]=[.D117]" office:value-type="boolean" office:boolean-value="true" calcext:value-type="boolean">
            <text:p>TRUE</text:p>
          </table:table-cell>
          <table:table-cell table:formula="of:=IF([.B117]=[.E117]; &quot;&quot;; &quot;*&quot;)">
            <text:p/>
          </table:table-cell>
          <table:table-cell table:formula="of:=IF([.B117]=[.E117]; &quot;&quot;; [.E117]-[.B117])">
            <text:p/>
          </table:table-cell>
          <table:table-cell table:formula="of:=IF([.B117]=[.E117]; &quot;&quot;; (([.E117]-[.B117])/[.B117])*100)">
            <text:p/>
          </table:table-cell>
          <table:table-cell table:number-columns-repeated="2"/>
          <table:table-cell office:value-type="string" calcext:value-type="string">
            <text:p>language/diverging_exprs</text:p>
          </table:table-cell>
          <table:table-cell office:value-type="float" office:value="856" calcext:value-type="float">
            <text:p>856</text:p>
          </table:table-cell>
          <table:table-cell/>
          <table:table-cell table:formula="of:=[.D117]=[.M117]" office:value-type="boolean" office:boolean-value="true" calcext:value-type="boolean">
            <text:p>TRUE</text:p>
          </table:table-cell>
          <table:table-cell table:formula="of:=IF([.E117]=[.N117]; &quot;&quot;; &quot;*&quot;)">
            <text:p/>
          </table:table-cell>
          <table:table-cell table:formula="of:=IF([.E117]=[.N117]; &quot;&quot;; [.E117]-[.N117])">
            <text:p/>
          </table:table-cell>
          <table:table-cell table:formula="of:=IF([.E117]=[.N117]; &quot;&quot;; (([.N117]-[.E117])/[.E117])*100)">
            <text:p/>
          </table:table-cell>
          <table:table-cell/>
          <table:table-cell office:value-type="string" calcext:value-type="string">
            <text:p>language/diverging_exprs</text:p>
          </table:table-cell>
          <table:table-cell office:value-type="float" office:value="856" calcext:value-type="float">
            <text:p>856</text:p>
          </table:table-cell>
          <table:table-cell/>
          <table:table-cell table:formula="of:=[.M117]=[.U117]" office:value-type="boolean" office:boolean-value="true" calcext:value-type="boolean">
            <text:p>TRUE</text:p>
          </table:table-cell>
          <table:table-cell table:formula="of:=IF([.N117]=[.V117]; &quot;&quot;; [.V117]-[.N117])">
            <text:p/>
          </table:table-cell>
          <table:table-cell table:formula="of:=IF([.N117]=[.V117]; &quot;&quot;; (([.V117]-[.N117])/[.N117])*100)">
            <text:p/>
          </table:table-cell>
        </table:table-row>
        <table:table-row table:style-name="ro1">
          <table:table-cell office:value-type="string" calcext:value-type="string">
            <text:p>language/doc_comments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language/doc_comments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118]=[.D118]" office:value-type="boolean" office:boolean-value="true" calcext:value-type="boolean">
            <text:p>TRUE</text:p>
          </table:table-cell>
          <table:table-cell table:formula="of:=IF([.B118]=[.E118]; &quot;&quot;; &quot;*&quot;)">
            <text:p/>
          </table:table-cell>
          <table:table-cell table:formula="of:=IF([.B118]=[.E118]; &quot;&quot;; [.E118]-[.B118])">
            <text:p/>
          </table:table-cell>
          <table:table-cell table:formula="of:=IF([.B118]=[.E118]; &quot;&quot;; (([.E118]-[.B118])/[.B118])*100)">
            <text:p/>
          </table:table-cell>
          <table:table-cell table:number-columns-repeated="2"/>
          <table:table-cell office:value-type="string" calcext:value-type="string">
            <text:p>language/doc_comments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D118]=[.M118]" office:value-type="boolean" office:boolean-value="true" calcext:value-type="boolean">
            <text:p>TRUE</text:p>
          </table:table-cell>
          <table:table-cell table:formula="of:=IF([.E118]=[.N118]; &quot;&quot;; &quot;*&quot;)">
            <text:p/>
          </table:table-cell>
          <table:table-cell table:formula="of:=IF([.E118]=[.N118]; &quot;&quot;; [.E118]-[.N118])">
            <text:p/>
          </table:table-cell>
          <table:table-cell table:formula="of:=IF([.E118]=[.N118]; &quot;&quot;; (([.N118]-[.E118])/[.E118])*100)">
            <text:p/>
          </table:table-cell>
          <table:table-cell/>
          <table:table-cell office:value-type="string" calcext:value-type="string">
            <text:p>language/doc_comments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M118]=[.U118]" office:value-type="boolean" office:boolean-value="true" calcext:value-type="boolean">
            <text:p>TRUE</text:p>
          </table:table-cell>
          <table:table-cell table:formula="of:=IF([.N118]=[.V118]; &quot;&quot;; [.V118]-[.N118])">
            <text:p/>
          </table:table-cell>
          <table:table-cell table:formula="of:=IF([.N118]=[.V118]; &quot;&quot;; (([.V118]-[.N118])/[.N118])*100)">
            <text:p/>
          </table:table-cell>
        </table:table-row>
        <table:table-row table:style-name="ro1">
          <table:table-cell office:value-type="string" calcext:value-type="string">
            <text:p>language/dummy_method_issue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language/dummy_method_issue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119]=[.D119]" office:value-type="boolean" office:boolean-value="true" calcext:value-type="boolean">
            <text:p>TRUE</text:p>
          </table:table-cell>
          <table:table-cell table:formula="of:=IF([.B119]=[.E119]; &quot;&quot;; &quot;*&quot;)" office:value-type="string" office:string-value="*" calcext:value-type="string">
            <text:p>*</text:p>
          </table:table-cell>
          <table:table-cell table:formula="of:=IF([.B119]=[.E119]; &quot;&quot;; [.E119]-[.B119])" office:value-type="float" office:value="24" calcext:value-type="float">
            <text:p>24</text:p>
          </table:table-cell>
          <table:table-cell table:formula="of:=IF([.B119]=[.E119]; &quot;&quot;; (([.E119]-[.B119])/[.B119])*100)" office:value-type="float" office:value="15.7894736842105" calcext:value-type="float">
            <text:p>15.7894736842105</text:p>
          </table:table-cell>
          <table:table-cell office:value-type="string" calcext:value-type="string">
            <office:annotation draw:style-name="gr1" draw:text-style-name="P2" svg:width="1.1413in" svg:height="2.7228in" svg:x="17.0626in" svg:y="20.4445in" draw:caption-point-x="-0.2402in" draw:caption-point-y="0.5374in">
              <dc:date>2024-06-21T00:00:00</dc:date>
              <text:p text:style-name="P1"><text:span text:style-name="T1"><text:s text:c="4"/></text:span><text:span text:style-name="T1">let mut buffer </text:span><text:span text:style-name="T1">= Buffer::new();</text:span></text:p>
              <text:p text:style-name="P1"><text:span text:style-name="T1"><text:s text:c="4"/></text:span><text:span text:style-name="T1">item.abi_encode2</text:span><text:span text:style-name="T1">(buffer);</text:span></text:p>
              <text:p text:style-name="P1"><text:span text:style-name="T1"><text:s text:c="4"/></text:span><text:span text:style-name="T1">buffer.as_raw_sli</text:span><text:span text:style-name="T1">ce()</text:span></text:p>
              <text:p text:style-name="P1"><text:span text:style-name="T1"/></text:p>
              <text:p text:style-name="P1"><text:span text:style-name="T1"><text:s text:c="8"/></text:span><text:span text:style-name="T1">v1 = </text:span><text:span text:style-name="T1">asm(cap: v0) -&gt; </text:span><text:span text:style-name="T1">u64 hp {</text:span></text:p>
              <text:p text:style-name="P1"><text:span text:style-name="T1"><text:s text:c="12"/></text:span><text:span text:style-name="T1">aloc <text:s text:c="2"/></text:span><text:span text:style-name="T1">cap</text:span></text:p>
              <text:p text:style-name="P1"><text:span text:style-name="T1"><text:s text:c="8"/></text:span><text:span text:style-name="T1">}</text:span></text:p>
              <text:p text:style-name="P1"><text:span text:style-name="T1"><text:s text:c="8"/></text:span><text:span text:style-name="T1">v2 = </text:span><text:span text:style-name="T1">int_to_ptr v1 to </text:span><text:span text:style-name="T1">ptr u8</text:span></text:p>
            </office:annotation>
            <text:p>OK</text:p>
          </table:table-cell>
          <table:table-cell/>
          <table:table-cell office:value-type="string" calcext:value-type="string">
            <text:p>language/dummy_method_issue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D119]=[.M119]" office:value-type="boolean" office:boolean-value="true" calcext:value-type="boolean">
            <text:p>TRUE</text:p>
          </table:table-cell>
          <table:table-cell table:formula="of:=IF([.E119]=[.N119]; &quot;&quot;; &quot;*&quot;)">
            <text:p/>
          </table:table-cell>
          <table:table-cell table:formula="of:=IF([.E119]=[.N119]; &quot;&quot;; [.E119]-[.N119])">
            <text:p/>
          </table:table-cell>
          <table:table-cell table:formula="of:=IF([.E119]=[.N119]; &quot;&quot;; (([.N119]-[.E119])/[.E119])*100)">
            <text:p/>
          </table:table-cell>
          <table:table-cell/>
          <table:table-cell office:value-type="string" calcext:value-type="string">
            <text:p>language/dummy_method_issue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M119]=[.U119]" office:value-type="boolean" office:boolean-value="true" calcext:value-type="boolean">
            <text:p>TRUE</text:p>
          </table:table-cell>
          <table:table-cell table:formula="of:=IF([.N119]=[.V119]; &quot;&quot;; [.V119]-[.N119])">
            <text:p/>
          </table:table-cell>
          <table:table-cell table:formula="of:=IF([.N119]=[.V119]; &quot;&quot;; (([.V119]-[.N119])/[.N119])*100)">
            <text:p/>
          </table:table-cell>
        </table:table-row>
        <table:table-row table:style-name="ro1">
          <table:table-cell office:value-type="string" calcext:value-type="string">
            <text:p>language/duplicated_storage_key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duplicated_storage_key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20]=[.D120]" office:value-type="boolean" office:boolean-value="true" calcext:value-type="boolean">
            <text:p>TRUE</text:p>
          </table:table-cell>
          <table:table-cell table:formula="of:=IF([.B120]=[.E120]; &quot;&quot;; &quot;*&quot;)">
            <text:p/>
          </table:table-cell>
          <table:table-cell table:formula="of:=IF([.B120]=[.E120]; &quot;&quot;; [.E120]-[.B120])">
            <text:p/>
          </table:table-cell>
          <table:table-cell table:formula="of:=IF([.B120]=[.E120]; &quot;&quot;; (([.E120]-[.B120])/[.B120])*100)">
            <text:p/>
          </table:table-cell>
          <table:table-cell table:number-columns-repeated="2"/>
          <table:table-cell office:value-type="string" calcext:value-type="string">
            <text:p>language/duplicated_storage_key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120]=[.M120]" office:value-type="boolean" office:boolean-value="true" calcext:value-type="boolean">
            <text:p>TRUE</text:p>
          </table:table-cell>
          <table:table-cell table:formula="of:=IF([.E120]=[.N120]; &quot;&quot;; &quot;*&quot;)">
            <text:p/>
          </table:table-cell>
          <table:table-cell table:formula="of:=IF([.E120]=[.N120]; &quot;&quot;; [.E120]-[.N120])">
            <text:p/>
          </table:table-cell>
          <table:table-cell table:formula="of:=IF([.E120]=[.N120]; &quot;&quot;; (([.N120]-[.E120])/[.E120])*100)">
            <text:p/>
          </table:table-cell>
          <table:table-cell/>
          <table:table-cell office:value-type="string" calcext:value-type="string">
            <text:p>language/duplicated_storage_key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M120]=[.U120]" office:value-type="boolean" office:boolean-value="true" calcext:value-type="boolean">
            <text:p>TRUE</text:p>
          </table:table-cell>
          <table:table-cell table:formula="of:=IF([.N120]=[.V120]; &quot;&quot;; [.V120]-[.N120])">
            <text:p/>
          </table:table-cell>
          <table:table-cell table:formula="of:=IF([.N120]=[.V120]; &quot;&quot;; (([.V120]-[.N120])/[.N120])*100)">
            <text:p/>
          </table:table-cell>
        </table:table-row>
        <table:table-row table:style-name="ro1">
          <table:table-cell office:value-type="string" calcext:value-type="string">
            <text:p>language/empty_method_initializer</text:p>
          </table:table-cell>
          <table:table-cell office:value-type="float" office:value="712" calcext:value-type="float">
            <text:p>712</text:p>
          </table:table-cell>
          <table:table-cell/>
          <table:table-cell office:value-type="string" calcext:value-type="string">
            <text:p>language/empty_method_initializer</text:p>
          </table:table-cell>
          <table:table-cell office:value-type="float" office:value="712" calcext:value-type="float">
            <text:p>712</text:p>
          </table:table-cell>
          <table:table-cell/>
          <table:table-cell table:formula="of:=[.A121]=[.D121]" office:value-type="boolean" office:boolean-value="true" calcext:value-type="boolean">
            <text:p>TRUE</text:p>
          </table:table-cell>
          <table:table-cell table:formula="of:=IF([.B121]=[.E121]; &quot;&quot;; &quot;*&quot;)">
            <text:p/>
          </table:table-cell>
          <table:table-cell table:formula="of:=IF([.B121]=[.E121]; &quot;&quot;; [.E121]-[.B121])">
            <text:p/>
          </table:table-cell>
          <table:table-cell table:formula="of:=IF([.B121]=[.E121]; &quot;&quot;; (([.E121]-[.B121])/[.B121])*100)">
            <text:p/>
          </table:table-cell>
          <table:table-cell table:number-columns-repeated="2"/>
          <table:table-cell office:value-type="string" calcext:value-type="string">
            <text:p>language/empty_method_initializer</text:p>
          </table:table-cell>
          <table:table-cell office:value-type="float" office:value="712" calcext:value-type="float">
            <text:p>712</text:p>
          </table:table-cell>
          <table:table-cell/>
          <table:table-cell table:formula="of:=[.D121]=[.M121]" office:value-type="boolean" office:boolean-value="true" calcext:value-type="boolean">
            <text:p>TRUE</text:p>
          </table:table-cell>
          <table:table-cell table:formula="of:=IF([.E121]=[.N121]; &quot;&quot;; &quot;*&quot;)">
            <text:p/>
          </table:table-cell>
          <table:table-cell table:formula="of:=IF([.E121]=[.N121]; &quot;&quot;; [.E121]-[.N121])">
            <text:p/>
          </table:table-cell>
          <table:table-cell table:formula="of:=IF([.E121]=[.N121]; &quot;&quot;; (([.N121]-[.E121])/[.E121])*100)">
            <text:p/>
          </table:table-cell>
          <table:table-cell/>
          <table:table-cell office:value-type="string" calcext:value-type="string">
            <text:p>language/empty_method_initializer</text:p>
          </table:table-cell>
          <table:table-cell office:value-type="float" office:value="712" calcext:value-type="float">
            <text:p>712</text:p>
          </table:table-cell>
          <table:table-cell/>
          <table:table-cell table:formula="of:=[.M121]=[.U121]" office:value-type="boolean" office:boolean-value="true" calcext:value-type="boolean">
            <text:p>TRUE</text:p>
          </table:table-cell>
          <table:table-cell table:formula="of:=IF([.N121]=[.V121]; &quot;&quot;; [.V121]-[.N121])">
            <text:p/>
          </table:table-cell>
          <table:table-cell table:formula="of:=IF([.N121]=[.V121]; &quot;&quot;; (([.V121]-[.N121])/[.N121])*100)">
            <text:p/>
          </table:table-cell>
        </table:table-row>
        <table:table-row table:style-name="ro1">
          <table:table-cell office:value-type="string" calcext:value-type="string">
            <text:p>language/enum_destructuring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language/enum_destructuring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122]=[.D122]" office:value-type="boolean" office:boolean-value="true" calcext:value-type="boolean">
            <text:p>TRUE</text:p>
          </table:table-cell>
          <table:table-cell table:formula="of:=IF([.B122]=[.E122]; &quot;&quot;; &quot;*&quot;)">
            <text:p/>
          </table:table-cell>
          <table:table-cell table:formula="of:=IF([.B122]=[.E122]; &quot;&quot;; [.E122]-[.B122])">
            <text:p/>
          </table:table-cell>
          <table:table-cell table:formula="of:=IF([.B122]=[.E122]; &quot;&quot;; (([.E122]-[.B122])/[.B122])*100)">
            <text:p/>
          </table:table-cell>
          <table:table-cell table:number-columns-repeated="2"/>
          <table:table-cell office:value-type="string" calcext:value-type="string">
            <text:p>language/enum_destructuring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D122]=[.M122]" office:value-type="boolean" office:boolean-value="true" calcext:value-type="boolean">
            <text:p>TRUE</text:p>
          </table:table-cell>
          <table:table-cell table:formula="of:=IF([.E122]=[.N122]; &quot;&quot;; &quot;*&quot;)">
            <text:p/>
          </table:table-cell>
          <table:table-cell table:formula="of:=IF([.E122]=[.N122]; &quot;&quot;; [.E122]-[.N122])">
            <text:p/>
          </table:table-cell>
          <table:table-cell table:formula="of:=IF([.E122]=[.N122]; &quot;&quot;; (([.N122]-[.E122])/[.E122])*100)">
            <text:p/>
          </table:table-cell>
          <table:table-cell/>
          <table:table-cell office:value-type="string" calcext:value-type="string">
            <text:p>language/enum_destructuring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M122]=[.U122]" office:value-type="boolean" office:boolean-value="true" calcext:value-type="boolean">
            <text:p>TRUE</text:p>
          </table:table-cell>
          <table:table-cell table:formula="of:=IF([.N122]=[.V122]; &quot;&quot;; [.V122]-[.N122])">
            <text:p/>
          </table:table-cell>
          <table:table-cell table:formula="of:=IF([.N122]=[.V122]; &quot;&quot;; (([.V122]-[.N122])/[.N122])*100)">
            <text:p/>
          </table:table-cell>
        </table:table-row>
        <table:table-row table:style-name="ro1">
          <table:table-cell office:value-type="string" calcext:value-type="string">
            <text:p>language/enum_if_let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language/enum_if_let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[.A123]=[.D123]" office:value-type="boolean" office:boolean-value="true" calcext:value-type="boolean">
            <text:p>TRUE</text:p>
          </table:table-cell>
          <table:table-cell table:formula="of:=IF([.B123]=[.E123]; &quot;&quot;; &quot;*&quot;)">
            <text:p/>
          </table:table-cell>
          <table:table-cell table:formula="of:=IF([.B123]=[.E123]; &quot;&quot;; [.E123]-[.B123])">
            <text:p/>
          </table:table-cell>
          <table:table-cell table:formula="of:=IF([.B123]=[.E123]; &quot;&quot;; (([.E123]-[.B123])/[.B123])*100)">
            <text:p/>
          </table:table-cell>
          <table:table-cell table:number-columns-repeated="2"/>
          <table:table-cell office:value-type="string" calcext:value-type="string">
            <text:p>language/enum_if_let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[.D123]=[.M123]" office:value-type="boolean" office:boolean-value="true" calcext:value-type="boolean">
            <text:p>TRUE</text:p>
          </table:table-cell>
          <table:table-cell table:formula="of:=IF([.E123]=[.N123]; &quot;&quot;; &quot;*&quot;)">
            <text:p/>
          </table:table-cell>
          <table:table-cell table:formula="of:=IF([.E123]=[.N123]; &quot;&quot;; [.E123]-[.N123])">
            <text:p/>
          </table:table-cell>
          <table:table-cell table:formula="of:=IF([.E123]=[.N123]; &quot;&quot;; (([.N123]-[.E123])/[.E123])*100)">
            <text:p/>
          </table:table-cell>
          <table:table-cell/>
          <table:table-cell office:value-type="string" calcext:value-type="string">
            <text:p>language/enum_if_let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[.M123]=[.U123]" office:value-type="boolean" office:boolean-value="true" calcext:value-type="boolean">
            <text:p>TRUE</text:p>
          </table:table-cell>
          <table:table-cell table:formula="of:=IF([.N123]=[.V123]; &quot;&quot;; [.V123]-[.N123])">
            <text:p/>
          </table:table-cell>
          <table:table-cell table:formula="of:=IF([.N123]=[.V123]; &quot;&quot;; (([.V123]-[.N123])/[.N123])*100)">
            <text:p/>
          </table:table-cell>
        </table:table-row>
        <table:table-row table:style-name="ro1">
          <table:table-cell office:value-type="string" calcext:value-type="string">
            <text:p>language/enum_if_let_large_type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language/enum_if_let_large_type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A124]=[.D124]" office:value-type="boolean" office:boolean-value="true" calcext:value-type="boolean">
            <text:p>TRUE</text:p>
          </table:table-cell>
          <table:table-cell table:formula="of:=IF([.B124]=[.E124]; &quot;&quot;; &quot;*&quot;)">
            <text:p/>
          </table:table-cell>
          <table:table-cell table:formula="of:=IF([.B124]=[.E124]; &quot;&quot;; [.E124]-[.B124])">
            <text:p/>
          </table:table-cell>
          <table:table-cell table:formula="of:=IF([.B124]=[.E124]; &quot;&quot;; (([.E124]-[.B124])/[.B124])*100)">
            <text:p/>
          </table:table-cell>
          <table:table-cell table:number-columns-repeated="2"/>
          <table:table-cell office:value-type="string" calcext:value-type="string">
            <text:p>language/enum_if_let_large_type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D124]=[.M124]" office:value-type="boolean" office:boolean-value="true" calcext:value-type="boolean">
            <text:p>TRUE</text:p>
          </table:table-cell>
          <table:table-cell table:formula="of:=IF([.E124]=[.N124]; &quot;&quot;; &quot;*&quot;)">
            <text:p/>
          </table:table-cell>
          <table:table-cell table:formula="of:=IF([.E124]=[.N124]; &quot;&quot;; [.E124]-[.N124])">
            <text:p/>
          </table:table-cell>
          <table:table-cell table:formula="of:=IF([.E124]=[.N124]; &quot;&quot;; (([.N124]-[.E124])/[.E124])*100)">
            <text:p/>
          </table:table-cell>
          <table:table-cell/>
          <table:table-cell office:value-type="string" calcext:value-type="string">
            <text:p>language/enum_if_let_large_type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M124]=[.U124]" office:value-type="boolean" office:boolean-value="true" calcext:value-type="boolean">
            <text:p>TRUE</text:p>
          </table:table-cell>
          <table:table-cell table:formula="of:=IF([.N124]=[.V124]; &quot;&quot;; [.V124]-[.N124])">
            <text:p/>
          </table:table-cell>
          <table:table-cell table:formula="of:=IF([.N124]=[.V124]; &quot;&quot;; (([.V124]-[.N124])/[.N124])*100)">
            <text:p/>
          </table:table-cell>
        </table:table-row>
        <table:table-row table:style-name="ro1">
          <table:table-cell office:value-type="string" calcext:value-type="string">
            <text:p>language/enum_in_fn_decl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language/enum_in_fn_decl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A125]=[.D125]" office:value-type="boolean" office:boolean-value="true" calcext:value-type="boolean">
            <text:p>TRUE</text:p>
          </table:table-cell>
          <table:table-cell table:formula="of:=IF([.B125]=[.E125]; &quot;&quot;; &quot;*&quot;)">
            <text:p/>
          </table:table-cell>
          <table:table-cell table:formula="of:=IF([.B125]=[.E125]; &quot;&quot;; [.E125]-[.B125])">
            <text:p/>
          </table:table-cell>
          <table:table-cell table:formula="of:=IF([.B125]=[.E125]; &quot;&quot;; (([.E125]-[.B125])/[.B125])*100)">
            <text:p/>
          </table:table-cell>
          <table:table-cell table:number-columns-repeated="2"/>
          <table:table-cell office:value-type="string" calcext:value-type="string">
            <text:p>language/enum_in_fn_decl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D125]=[.M125]" office:value-type="boolean" office:boolean-value="true" calcext:value-type="boolean">
            <text:p>TRUE</text:p>
          </table:table-cell>
          <table:table-cell table:formula="of:=IF([.E125]=[.N125]; &quot;&quot;; &quot;*&quot;)">
            <text:p/>
          </table:table-cell>
          <table:table-cell table:formula="of:=IF([.E125]=[.N125]; &quot;&quot;; [.E125]-[.N125])">
            <text:p/>
          </table:table-cell>
          <table:table-cell table:formula="of:=IF([.E125]=[.N125]; &quot;&quot;; (([.N125]-[.E125])/[.E125])*100)">
            <text:p/>
          </table:table-cell>
          <table:table-cell/>
          <table:table-cell office:value-type="string" calcext:value-type="string">
            <text:p>language/enum_in_fn_decl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M125]=[.U125]" office:value-type="boolean" office:boolean-value="true" calcext:value-type="boolean">
            <text:p>TRUE</text:p>
          </table:table-cell>
          <table:table-cell table:formula="of:=IF([.N125]=[.V125]; &quot;&quot;; [.V125]-[.N125])">
            <text:p/>
          </table:table-cell>
          <table:table-cell table:formula="of:=IF([.N125]=[.V125]; &quot;&quot;; (([.V125]-[.N125])/[.N125])*100)">
            <text:p/>
          </table:table-cell>
        </table:table-row>
        <table:table-row table:style-name="ro1">
          <table:table-cell office:value-type="string" calcext:value-type="string">
            <text:p>language/enum_init_fn_call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anguage/enum_init_fn_call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[.A126]=[.D126]" office:value-type="boolean" office:boolean-value="true" calcext:value-type="boolean">
            <text:p>TRUE</text:p>
          </table:table-cell>
          <table:table-cell table:formula="of:=IF([.B126]=[.E126]; &quot;&quot;; &quot;*&quot;)">
            <text:p/>
          </table:table-cell>
          <table:table-cell table:formula="of:=IF([.B126]=[.E126]; &quot;&quot;; [.E126]-[.B126])">
            <text:p/>
          </table:table-cell>
          <table:table-cell table:formula="of:=IF([.B126]=[.E126]; &quot;&quot;; (([.E126]-[.B126])/[.B126])*100)">
            <text:p/>
          </table:table-cell>
          <table:table-cell table:number-columns-repeated="2"/>
          <table:table-cell office:value-type="string" calcext:value-type="string">
            <text:p>language/enum_init_fn_call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[.D126]=[.M126]" office:value-type="boolean" office:boolean-value="true" calcext:value-type="boolean">
            <text:p>TRUE</text:p>
          </table:table-cell>
          <table:table-cell table:formula="of:=IF([.E126]=[.N126]; &quot;&quot;; &quot;*&quot;)">
            <text:p/>
          </table:table-cell>
          <table:table-cell table:formula="of:=IF([.E126]=[.N126]; &quot;&quot;; [.E126]-[.N126])">
            <text:p/>
          </table:table-cell>
          <table:table-cell table:formula="of:=IF([.E126]=[.N126]; &quot;&quot;; (([.N126]-[.E126])/[.E126])*100)">
            <text:p/>
          </table:table-cell>
          <table:table-cell/>
          <table:table-cell office:value-type="string" calcext:value-type="string">
            <text:p>language/enum_init_fn_call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[.M126]=[.U126]" office:value-type="boolean" office:boolean-value="true" calcext:value-type="boolean">
            <text:p>TRUE</text:p>
          </table:table-cell>
          <table:table-cell table:formula="of:=IF([.N126]=[.V126]; &quot;&quot;; [.V126]-[.N126])">
            <text:p/>
          </table:table-cell>
          <table:table-cell table:formula="of:=IF([.N126]=[.V126]; &quot;&quot;; (([.V126]-[.N126])/[.N126])*100)">
            <text:p/>
          </table:table-cell>
        </table:table-row>
        <table:table-row table:style-name="ro1">
          <table:table-cell office:value-type="string" calcext:value-type="string">
            <text:p>language/enum_instantiation</text:p>
          </table:table-cell>
          <table:table-cell office:value-type="float" office:value="3464" calcext:value-type="float">
            <text:p>3464</text:p>
          </table:table-cell>
          <table:table-cell/>
          <table:table-cell office:value-type="string" calcext:value-type="string">
            <text:p>language/enum_instantiation</text:p>
          </table:table-cell>
          <table:table-cell office:value-type="float" office:value="3464" calcext:value-type="float">
            <text:p>3464</text:p>
          </table:table-cell>
          <table:table-cell/>
          <table:table-cell table:formula="of:=[.A127]=[.D127]" office:value-type="boolean" office:boolean-value="true" calcext:value-type="boolean">
            <text:p>TRUE</text:p>
          </table:table-cell>
          <table:table-cell table:formula="of:=IF([.B127]=[.E127]; &quot;&quot;; &quot;*&quot;)">
            <text:p/>
          </table:table-cell>
          <table:table-cell table:formula="of:=IF([.B127]=[.E127]; &quot;&quot;; [.E127]-[.B127])">
            <text:p/>
          </table:table-cell>
          <table:table-cell table:formula="of:=IF([.B127]=[.E127]; &quot;&quot;; (([.E127]-[.B127])/[.B127])*100)">
            <text:p/>
          </table:table-cell>
          <table:table-cell table:number-columns-repeated="2"/>
          <table:table-cell office:value-type="string" calcext:value-type="string">
            <text:p>language/enum_instantiation</text:p>
          </table:table-cell>
          <table:table-cell office:value-type="float" office:value="3464" calcext:value-type="float">
            <text:p>3464</text:p>
          </table:table-cell>
          <table:table-cell/>
          <table:table-cell table:formula="of:=[.D127]=[.M127]" office:value-type="boolean" office:boolean-value="true" calcext:value-type="boolean">
            <text:p>TRUE</text:p>
          </table:table-cell>
          <table:table-cell table:formula="of:=IF([.E127]=[.N127]; &quot;&quot;; &quot;*&quot;)">
            <text:p/>
          </table:table-cell>
          <table:table-cell table:formula="of:=IF([.E127]=[.N127]; &quot;&quot;; [.E127]-[.N127])">
            <text:p/>
          </table:table-cell>
          <table:table-cell table:formula="of:=IF([.E127]=[.N127]; &quot;&quot;; (([.N127]-[.E127])/[.E127])*100)">
            <text:p/>
          </table:table-cell>
          <table:table-cell/>
          <table:table-cell office:value-type="string" calcext:value-type="string">
            <text:p>language/enum_instantiation</text:p>
          </table:table-cell>
          <table:table-cell office:value-type="float" office:value="3464" calcext:value-type="float">
            <text:p>3464</text:p>
          </table:table-cell>
          <table:table-cell/>
          <table:table-cell table:formula="of:=[.M127]=[.U127]" office:value-type="boolean" office:boolean-value="true" calcext:value-type="boolean">
            <text:p>TRUE</text:p>
          </table:table-cell>
          <table:table-cell table:formula="of:=IF([.N127]=[.V127]; &quot;&quot;; [.V127]-[.N127])">
            <text:p/>
          </table:table-cell>
          <table:table-cell table:formula="of:=IF([.N127]=[.V127]; &quot;&quot;; (([.V127]-[.N127])/[.N127])*100)">
            <text:p/>
          </table:table-cell>
        </table:table-row>
        <table:table-row table:style-name="ro1">
          <table:table-cell office:value-type="string" calcext:value-type="string">
            <text:p>language/enum_padding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language/enum_padding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128]=[.D128]" office:value-type="boolean" office:boolean-value="true" calcext:value-type="boolean">
            <text:p>TRUE</text:p>
          </table:table-cell>
          <table:table-cell table:formula="of:=IF([.B128]=[.E128]; &quot;&quot;; &quot;*&quot;)">
            <text:p/>
          </table:table-cell>
          <table:table-cell table:formula="of:=IF([.B128]=[.E128]; &quot;&quot;; [.E128]-[.B128])">
            <text:p/>
          </table:table-cell>
          <table:table-cell table:formula="of:=IF([.B128]=[.E128]; &quot;&quot;; (([.E128]-[.B128])/[.B128])*100)">
            <text:p/>
          </table:table-cell>
          <table:table-cell table:number-columns-repeated="2"/>
          <table:table-cell office:value-type="string" calcext:value-type="string">
            <text:p>language/enum_padding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D128]=[.M128]" office:value-type="boolean" office:boolean-value="true" calcext:value-type="boolean">
            <text:p>TRUE</text:p>
          </table:table-cell>
          <table:table-cell table:formula="of:=IF([.E128]=[.N128]; &quot;&quot;; &quot;*&quot;)">
            <text:p/>
          </table:table-cell>
          <table:table-cell table:formula="of:=IF([.E128]=[.N128]; &quot;&quot;; [.E128]-[.N128])">
            <text:p/>
          </table:table-cell>
          <table:table-cell table:formula="of:=IF([.E128]=[.N128]; &quot;&quot;; (([.N128]-[.E128])/[.E128])*100)">
            <text:p/>
          </table:table-cell>
          <table:table-cell/>
          <table:table-cell office:value-type="string" calcext:value-type="string">
            <text:p>language/enum_padding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M128]=[.U128]" office:value-type="boolean" office:boolean-value="true" calcext:value-type="boolean">
            <text:p>TRUE</text:p>
          </table:table-cell>
          <table:table-cell table:formula="of:=IF([.N128]=[.V128]; &quot;&quot;; [.V128]-[.N128])">
            <text:p/>
          </table:table-cell>
          <table:table-cell table:formula="of:=IF([.N128]=[.V128]; &quot;&quot;; (([.V128]-[.N128])/[.N128])*100)">
            <text:p/>
          </table:table-cell>
        </table:table-row>
        <table:table-row table:style-name="ro1">
          <table:table-cell office:value-type="string" calcext:value-type="string">
            <text:p>language/enum_type_inferenc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enum_type_inference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29]=[.D129]" office:value-type="boolean" office:boolean-value="true" calcext:value-type="boolean">
            <text:p>TRUE</text:p>
          </table:table-cell>
          <table:table-cell table:formula="of:=IF([.B129]=[.E129]; &quot;&quot;; &quot;*&quot;)">
            <text:p/>
          </table:table-cell>
          <table:table-cell table:formula="of:=IF([.B129]=[.E129]; &quot;&quot;; [.E129]-[.B129])">
            <text:p/>
          </table:table-cell>
          <table:table-cell table:formula="of:=IF([.B129]=[.E129]; &quot;&quot;; (([.E129]-[.B129])/[.B129])*100)">
            <text:p/>
          </table:table-cell>
          <table:table-cell table:number-columns-repeated="2"/>
          <table:table-cell office:value-type="string" calcext:value-type="string">
            <text:p>language/enum_type_inference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129]=[.M129]" office:value-type="boolean" office:boolean-value="true" calcext:value-type="boolean">
            <text:p>TRUE</text:p>
          </table:table-cell>
          <table:table-cell table:formula="of:=IF([.E129]=[.N129]; &quot;&quot;; &quot;*&quot;)">
            <text:p/>
          </table:table-cell>
          <table:table-cell table:formula="of:=IF([.E129]=[.N129]; &quot;&quot;; [.E129]-[.N129])">
            <text:p/>
          </table:table-cell>
          <table:table-cell table:formula="of:=IF([.E129]=[.N129]; &quot;&quot;; (([.N129]-[.E129])/[.E129])*100)">
            <text:p/>
          </table:table-cell>
          <table:table-cell/>
          <table:table-cell office:value-type="string" calcext:value-type="string">
            <text:p>language/enum_type_inference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M129]=[.U129]" office:value-type="boolean" office:boolean-value="true" calcext:value-type="boolean">
            <text:p>TRUE</text:p>
          </table:table-cell>
          <table:table-cell table:formula="of:=IF([.N129]=[.V129]; &quot;&quot;; [.V129]-[.N129])">
            <text:p/>
          </table:table-cell>
          <table:table-cell table:formula="of:=IF([.N129]=[.V129]; &quot;&quot;; (([.V129]-[.N129])/[.N129])*100)">
            <text:p/>
          </table:table-cell>
        </table:table-row>
        <table:table-row table:style-name="ro1">
          <table:table-cell office:value-type="string" calcext:value-type="string">
            <text:p>language/enum_variant_imports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language/enum_variant_imports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A130]=[.D130]" office:value-type="boolean" office:boolean-value="true" calcext:value-type="boolean">
            <text:p>TRUE</text:p>
          </table:table-cell>
          <table:table-cell table:formula="of:=IF([.B130]=[.E130]; &quot;&quot;; &quot;*&quot;)">
            <text:p/>
          </table:table-cell>
          <table:table-cell table:formula="of:=IF([.B130]=[.E130]; &quot;&quot;; [.E130]-[.B130])">
            <text:p/>
          </table:table-cell>
          <table:table-cell table:formula="of:=IF([.B130]=[.E130]; &quot;&quot;; (([.E130]-[.B130])/[.B130])*100)">
            <text:p/>
          </table:table-cell>
          <table:table-cell table:number-columns-repeated="2"/>
          <table:table-cell office:value-type="string" calcext:value-type="string">
            <text:p>language/enum_variant_imports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D130]=[.M130]" office:value-type="boolean" office:boolean-value="true" calcext:value-type="boolean">
            <text:p>TRUE</text:p>
          </table:table-cell>
          <table:table-cell table:formula="of:=IF([.E130]=[.N130]; &quot;&quot;; &quot;*&quot;)">
            <text:p/>
          </table:table-cell>
          <table:table-cell table:formula="of:=IF([.E130]=[.N130]; &quot;&quot;; [.E130]-[.N130])">
            <text:p/>
          </table:table-cell>
          <table:table-cell table:formula="of:=IF([.E130]=[.N130]; &quot;&quot;; (([.N130]-[.E130])/[.E130])*100)">
            <text:p/>
          </table:table-cell>
          <table:table-cell/>
          <table:table-cell office:value-type="string" calcext:value-type="string">
            <text:p>language/enum_variant_imports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M130]=[.U130]" office:value-type="boolean" office:boolean-value="true" calcext:value-type="boolean">
            <text:p>TRUE</text:p>
          </table:table-cell>
          <table:table-cell table:formula="of:=IF([.N130]=[.V130]; &quot;&quot;; [.V130]-[.N130])">
            <text:p/>
          </table:table-cell>
          <table:table-cell table:formula="of:=IF([.N130]=[.V130]; &quot;&quot;; (([.V130]-[.N130])/[.N130])*100)">
            <text:p/>
          </table:table-cell>
        </table:table-row>
        <table:table-row table:style-name="ro1">
          <table:table-cell office:value-type="string" calcext:value-type="string">
            <text:p>language/eq_and_neq</text:p>
          </table:table-cell>
          <table:table-cell office:value-type="float" office:value="1784" calcext:value-type="float">
            <text:p>1784</text:p>
          </table:table-cell>
          <table:table-cell/>
          <table:table-cell office:value-type="string" calcext:value-type="string">
            <text:p>language/eq_and_neq</text:p>
          </table:table-cell>
          <table:table-cell office:value-type="float" office:value="1784" calcext:value-type="float">
            <text:p>1784</text:p>
          </table:table-cell>
          <table:table-cell/>
          <table:table-cell table:formula="of:=[.A131]=[.D131]" office:value-type="boolean" office:boolean-value="true" calcext:value-type="boolean">
            <text:p>TRUE</text:p>
          </table:table-cell>
          <table:table-cell table:formula="of:=IF([.B131]=[.E131]; &quot;&quot;; &quot;*&quot;)">
            <text:p/>
          </table:table-cell>
          <table:table-cell table:formula="of:=IF([.B131]=[.E131]; &quot;&quot;; [.E131]-[.B131])">
            <text:p/>
          </table:table-cell>
          <table:table-cell table:formula="of:=IF([.B131]=[.E131]; &quot;&quot;; (([.E131]-[.B131])/[.B131])*100)">
            <text:p/>
          </table:table-cell>
          <table:table-cell table:number-columns-repeated="2"/>
          <table:table-cell office:value-type="string" calcext:value-type="string">
            <text:p>language/eq_and_neq</text:p>
          </table:table-cell>
          <table:table-cell office:value-type="float" office:value="1784" calcext:value-type="float">
            <text:p>1784</text:p>
          </table:table-cell>
          <table:table-cell/>
          <table:table-cell table:formula="of:=[.D131]=[.M131]" office:value-type="boolean" office:boolean-value="true" calcext:value-type="boolean">
            <text:p>TRUE</text:p>
          </table:table-cell>
          <table:table-cell table:formula="of:=IF([.E131]=[.N131]; &quot;&quot;; &quot;*&quot;)">
            <text:p/>
          </table:table-cell>
          <table:table-cell table:formula="of:=IF([.E131]=[.N131]; &quot;&quot;; [.E131]-[.N131])">
            <text:p/>
          </table:table-cell>
          <table:table-cell table:formula="of:=IF([.E131]=[.N131]; &quot;&quot;; (([.N131]-[.E131])/[.E131])*100)">
            <text:p/>
          </table:table-cell>
          <table:table-cell/>
          <table:table-cell office:value-type="string" calcext:value-type="string">
            <text:p>language/eq_and_neq</text:p>
          </table:table-cell>
          <table:table-cell office:value-type="float" office:value="1784" calcext:value-type="float">
            <text:p>1784</text:p>
          </table:table-cell>
          <table:table-cell/>
          <table:table-cell table:formula="of:=[.M131]=[.U131]" office:value-type="boolean" office:boolean-value="true" calcext:value-type="boolean">
            <text:p>TRUE</text:p>
          </table:table-cell>
          <table:table-cell table:formula="of:=IF([.N131]=[.V131]; &quot;&quot;; [.V131]-[.N131])">
            <text:p/>
          </table:table-cell>
          <table:table-cell table:formula="of:=IF([.N131]=[.V131]; &quot;&quot;; (([.V131]-[.N131])/[.N131])*100)">
            <text:p/>
          </table:table-cell>
        </table:table-row>
        <table:table-row table:style-name="ro1">
          <table:table-cell office:value-type="string" calcext:value-type="string">
            <text:p>language/eq_intrinsic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eq_intrinsic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32]=[.D132]" office:value-type="boolean" office:boolean-value="true" calcext:value-type="boolean">
            <text:p>TRUE</text:p>
          </table:table-cell>
          <table:table-cell table:formula="of:=IF([.B132]=[.E132]; &quot;&quot;; &quot;*&quot;)">
            <text:p/>
          </table:table-cell>
          <table:table-cell table:formula="of:=IF([.B132]=[.E132]; &quot;&quot;; [.E132]-[.B132])">
            <text:p/>
          </table:table-cell>
          <table:table-cell table:formula="of:=IF([.B132]=[.E132]; &quot;&quot;; (([.E132]-[.B132])/[.B132])*100)">
            <text:p/>
          </table:table-cell>
          <table:table-cell table:number-columns-repeated="2"/>
          <table:table-cell office:value-type="string" calcext:value-type="string">
            <text:p>language/eq_intrinsic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132]=[.M132]" office:value-type="boolean" office:boolean-value="true" calcext:value-type="boolean">
            <text:p>TRUE</text:p>
          </table:table-cell>
          <table:table-cell table:formula="of:=IF([.E132]=[.N132]; &quot;&quot;; &quot;*&quot;)">
            <text:p/>
          </table:table-cell>
          <table:table-cell table:formula="of:=IF([.E132]=[.N132]; &quot;&quot;; [.E132]-[.N132])">
            <text:p/>
          </table:table-cell>
          <table:table-cell table:formula="of:=IF([.E132]=[.N132]; &quot;&quot;; (([.N132]-[.E132])/[.E132])*100)">
            <text:p/>
          </table:table-cell>
          <table:table-cell/>
          <table:table-cell office:value-type="string" calcext:value-type="string">
            <text:p>language/eq_intrinsic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M132]=[.U132]" office:value-type="boolean" office:boolean-value="true" calcext:value-type="boolean">
            <text:p>TRUE</text:p>
          </table:table-cell>
          <table:table-cell table:formula="of:=IF([.N132]=[.V132]; &quot;&quot;; [.V132]-[.N132])">
            <text:p/>
          </table:table-cell>
          <table:table-cell table:formula="of:=IF([.N132]=[.V132]; &quot;&quot;; (([.V132]-[.N132])/[.N132])*100)">
            <text:p/>
          </table:table-cell>
        </table:table-row>
        <table:table-row table:style-name="ro1">
          <table:table-cell office:value-type="string" calcext:value-type="string">
            <text:p>language/fallback_only</text:p>
          </table:table-cell>
          <table:table-cell office:value-type="float" office:value="816" calcext:value-type="float">
            <text:p>816</text:p>
          </table:table-cell>
          <table:table-cell/>
          <table:table-cell office:value-type="string" calcext:value-type="string">
            <text:p>language/fallback_only</text:p>
          </table:table-cell>
          <table:table-cell office:value-type="float" office:value="832" calcext:value-type="float">
            <text:p>832</text:p>
          </table:table-cell>
          <table:table-cell/>
          <table:table-cell table:formula="of:=[.A133]=[.D133]" office:value-type="boolean" office:boolean-value="true" calcext:value-type="boolean">
            <text:p>TRUE</text:p>
          </table:table-cell>
          <table:table-cell table:formula="of:=IF([.B133]=[.E133]; &quot;&quot;; &quot;*&quot;)" office:value-type="string" office:string-value="*" calcext:value-type="string">
            <text:p>*</text:p>
          </table:table-cell>
          <table:table-cell table:formula="of:=IF([.B133]=[.E133]; &quot;&quot;; [.E133]-[.B133])" office:value-type="float" office:value="16" calcext:value-type="float">
            <text:p>16</text:p>
          </table:table-cell>
          <table:table-cell table:formula="of:=IF([.B133]=[.E133]; &quot;&quot;; (([.E133]-[.B133])/[.B133])*100)" office:value-type="float" office:value="1.96078431372549" calcext:value-type="float">
            <text:p>1.96078431372549</text:p>
          </table:table-cell>
          <table:table-cell table:number-columns-repeated="2"/>
          <table:table-cell office:value-type="string" calcext:value-type="string">
            <text:p>language/fallback_only</text:p>
          </table:table-cell>
          <table:table-cell office:value-type="float" office:value="832" calcext:value-type="float">
            <text:p>832</text:p>
          </table:table-cell>
          <table:table-cell/>
          <table:table-cell table:formula="of:=[.D133]=[.M133]" office:value-type="boolean" office:boolean-value="true" calcext:value-type="boolean">
            <text:p>TRUE</text:p>
          </table:table-cell>
          <table:table-cell table:formula="of:=IF([.E133]=[.N133]; &quot;&quot;; &quot;*&quot;)">
            <text:p/>
          </table:table-cell>
          <table:table-cell table:formula="of:=IF([.E133]=[.N133]; &quot;&quot;; [.E133]-[.N133])">
            <text:p/>
          </table:table-cell>
          <table:table-cell table:formula="of:=IF([.E133]=[.N133]; &quot;&quot;; (([.N133]-[.E133])/[.E133])*100)">
            <text:p/>
          </table:table-cell>
          <table:table-cell/>
          <table:table-cell office:value-type="string" calcext:value-type="string">
            <text:p>language/fallback_only</text:p>
          </table:table-cell>
          <table:table-cell office:value-type="float" office:value="832" calcext:value-type="float">
            <text:p>832</text:p>
          </table:table-cell>
          <table:table-cell/>
          <table:table-cell table:formula="of:=[.M133]=[.U133]" office:value-type="boolean" office:boolean-value="true" calcext:value-type="boolean">
            <text:p>TRUE</text:p>
          </table:table-cell>
          <table:table-cell table:formula="of:=IF([.N133]=[.V133]; &quot;&quot;; [.V133]-[.N133])">
            <text:p/>
          </table:table-cell>
          <table:table-cell table:formula="of:=IF([.N133]=[.V133]; &quot;&quot;; (([.V133]-[.N133])/[.N133])*100)">
            <text:p/>
          </table:table-cell>
        </table:table-row>
        <table:table-row table:style-name="ro1">
          <table:table-cell office:value-type="string" calcext:value-type="string">
            <text:p>language/far_jumps/many_blobs</text:p>
          </table:table-cell>
          <table:table-cell office:value-type="float" office:value="11640232" calcext:value-type="float">
            <text:p>11640232</text:p>
          </table:table-cell>
          <table:table-cell/>
          <table:table-cell office:value-type="string" calcext:value-type="string">
            <text:p>language/far_jumps/many_blobs</text:p>
          </table:table-cell>
          <table:table-cell office:value-type="float" office:value="11640232" calcext:value-type="float">
            <text:p>11640232</text:p>
          </table:table-cell>
          <table:table-cell/>
          <table:table-cell table:formula="of:=[.A134]=[.D134]" office:value-type="boolean" office:boolean-value="true" calcext:value-type="boolean">
            <text:p>TRUE</text:p>
          </table:table-cell>
          <table:table-cell table:formula="of:=IF([.B134]=[.E134]; &quot;&quot;; &quot;*&quot;)">
            <text:p/>
          </table:table-cell>
          <table:table-cell table:formula="of:=IF([.B134]=[.E134]; &quot;&quot;; [.E134]-[.B134])">
            <text:p/>
          </table:table-cell>
          <table:table-cell table:formula="of:=IF([.B134]=[.E134]; &quot;&quot;; (([.E134]-[.B134])/[.B134])*100)">
            <text:p/>
          </table:table-cell>
          <table:table-cell table:number-columns-repeated="2"/>
          <table:table-cell office:value-type="string" calcext:value-type="string">
            <text:p>language/far_jumps/many_blobs</text:p>
          </table:table-cell>
          <table:table-cell office:value-type="float" office:value="11640232" calcext:value-type="float">
            <text:p>11640232</text:p>
          </table:table-cell>
          <table:table-cell/>
          <table:table-cell table:formula="of:=[.D134]=[.M134]" office:value-type="boolean" office:boolean-value="true" calcext:value-type="boolean">
            <text:p>TRUE</text:p>
          </table:table-cell>
          <table:table-cell table:formula="of:=IF([.E134]=[.N134]; &quot;&quot;; &quot;*&quot;)">
            <text:p/>
          </table:table-cell>
          <table:table-cell table:formula="of:=IF([.E134]=[.N134]; &quot;&quot;; [.E134]-[.N134])">
            <text:p/>
          </table:table-cell>
          <table:table-cell table:formula="of:=IF([.E134]=[.N134]; &quot;&quot;; (([.N134]-[.E134])/[.E134])*100)">
            <text:p/>
          </table:table-cell>
          <table:table-cell/>
          <table:table-cell office:value-type="string" calcext:value-type="string">
            <text:p>language/far_jumps/many_blobs</text:p>
          </table:table-cell>
          <table:table-cell office:value-type="float" office:value="11640232" calcext:value-type="float">
            <text:p>11640232</text:p>
          </table:table-cell>
          <table:table-cell/>
          <table:table-cell table:formula="of:=[.M134]=[.U134]" office:value-type="boolean" office:boolean-value="true" calcext:value-type="boolean">
            <text:p>TRUE</text:p>
          </table:table-cell>
          <table:table-cell table:formula="of:=IF([.N134]=[.V134]; &quot;&quot;; [.V134]-[.N134])">
            <text:p/>
          </table:table-cell>
          <table:table-cell table:formula="of:=IF([.N134]=[.V134]; &quot;&quot;; (([.V134]-[.N134])/[.N134])*100)">
            <text:p/>
          </table:table-cell>
        </table:table-row>
        <table:table-row table:style-name="ro1">
          <table:table-cell office:value-type="string" calcext:value-type="string">
            <text:p>language/far_jumps/single_blob</text:p>
          </table:table-cell>
          <table:table-cell office:value-type="float" office:value="1048640" calcext:value-type="float">
            <text:p>1048640</text:p>
          </table:table-cell>
          <table:table-cell/>
          <table:table-cell office:value-type="string" calcext:value-type="string">
            <text:p>language/far_jumps/single_blob</text:p>
          </table:table-cell>
          <table:table-cell office:value-type="float" office:value="1048640" calcext:value-type="float">
            <text:p>1048640</text:p>
          </table:table-cell>
          <table:table-cell/>
          <table:table-cell table:formula="of:=[.A135]=[.D135]" office:value-type="boolean" office:boolean-value="true" calcext:value-type="boolean">
            <text:p>TRUE</text:p>
          </table:table-cell>
          <table:table-cell table:formula="of:=IF([.B135]=[.E135]; &quot;&quot;; &quot;*&quot;)">
            <text:p/>
          </table:table-cell>
          <table:table-cell table:formula="of:=IF([.B135]=[.E135]; &quot;&quot;; [.E135]-[.B135])">
            <text:p/>
          </table:table-cell>
          <table:table-cell table:formula="of:=IF([.B135]=[.E135]; &quot;&quot;; (([.E135]-[.B135])/[.B135])*100)">
            <text:p/>
          </table:table-cell>
          <table:table-cell table:number-columns-repeated="2"/>
          <table:table-cell office:value-type="string" calcext:value-type="string">
            <text:p>language/far_jumps/single_blob</text:p>
          </table:table-cell>
          <table:table-cell office:value-type="float" office:value="1048640" calcext:value-type="float">
            <text:p>1048640</text:p>
          </table:table-cell>
          <table:table-cell/>
          <table:table-cell table:formula="of:=[.D135]=[.M135]" office:value-type="boolean" office:boolean-value="true" calcext:value-type="boolean">
            <text:p>TRUE</text:p>
          </table:table-cell>
          <table:table-cell table:formula="of:=IF([.E135]=[.N135]; &quot;&quot;; &quot;*&quot;)">
            <text:p/>
          </table:table-cell>
          <table:table-cell table:formula="of:=IF([.E135]=[.N135]; &quot;&quot;; [.E135]-[.N135])">
            <text:p/>
          </table:table-cell>
          <table:table-cell table:formula="of:=IF([.E135]=[.N135]; &quot;&quot;; (([.N135]-[.E135])/[.E135])*100)">
            <text:p/>
          </table:table-cell>
          <table:table-cell/>
          <table:table-cell office:value-type="string" calcext:value-type="string">
            <text:p>language/far_jumps/single_blob</text:p>
          </table:table-cell>
          <table:table-cell office:value-type="float" office:value="1048640" calcext:value-type="float">
            <text:p>1048640</text:p>
          </table:table-cell>
          <table:table-cell/>
          <table:table-cell table:formula="of:=[.M135]=[.U135]" office:value-type="boolean" office:boolean-value="true" calcext:value-type="boolean">
            <text:p>TRUE</text:p>
          </table:table-cell>
          <table:table-cell table:formula="of:=IF([.N135]=[.V135]; &quot;&quot;; [.V135]-[.N135])">
            <text:p/>
          </table:table-cell>
          <table:table-cell table:formula="of:=IF([.N135]=[.V135]; &quot;&quot;; (([.V135]-[.N135])/[.N135])*100)">
            <text:p/>
          </table:table-cell>
        </table:table-row>
        <table:table-row table:style-name="ro1">
          <table:table-cell office:value-type="string" calcext:value-type="string">
            <text:p>language/fix_opcode_bug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fix_opcode_bug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36]=[.D136]" office:value-type="boolean" office:boolean-value="true" calcext:value-type="boolean">
            <text:p>TRUE</text:p>
          </table:table-cell>
          <table:table-cell table:formula="of:=IF([.B136]=[.E136]; &quot;&quot;; &quot;*&quot;)">
            <text:p/>
          </table:table-cell>
          <table:table-cell table:formula="of:=IF([.B136]=[.E136]; &quot;&quot;; [.E136]-[.B136])">
            <text:p/>
          </table:table-cell>
          <table:table-cell table:formula="of:=IF([.B136]=[.E136]; &quot;&quot;; (([.E136]-[.B136])/[.B136])*100)">
            <text:p/>
          </table:table-cell>
          <table:table-cell table:number-columns-repeated="2"/>
          <table:table-cell office:value-type="string" calcext:value-type="string">
            <text:p>language/fix_opcode_bug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136]=[.M136]" office:value-type="boolean" office:boolean-value="true" calcext:value-type="boolean">
            <text:p>TRUE</text:p>
          </table:table-cell>
          <table:table-cell table:formula="of:=IF([.E136]=[.N136]; &quot;&quot;; &quot;*&quot;)">
            <text:p/>
          </table:table-cell>
          <table:table-cell table:formula="of:=IF([.E136]=[.N136]; &quot;&quot;; [.E136]-[.N136])">
            <text:p/>
          </table:table-cell>
          <table:table-cell table:formula="of:=IF([.E136]=[.N136]; &quot;&quot;; (([.N136]-[.E136])/[.E136])*100)">
            <text:p/>
          </table:table-cell>
          <table:table-cell/>
          <table:table-cell office:value-type="string" calcext:value-type="string">
            <text:p>language/fix_opcode_bug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M136]=[.U136]" office:value-type="boolean" office:boolean-value="true" calcext:value-type="boolean">
            <text:p>TRUE</text:p>
          </table:table-cell>
          <table:table-cell table:formula="of:=IF([.N136]=[.V136]; &quot;&quot;; [.V136]-[.N136])">
            <text:p/>
          </table:table-cell>
          <table:table-cell table:formula="of:=IF([.N136]=[.V136]; &quot;&quot;; (([.V136]-[.N136])/[.N136])*100)">
            <text:p/>
          </table:table-cell>
        </table:table-row>
        <table:table-row table:style-name="ro1">
          <table:table-cell office:value-type="string" calcext:value-type="string">
            <text:p>language/for_loops</text:p>
          </table:table-cell>
          <table:table-cell office:value-type="float" office:value="4200" calcext:value-type="float">
            <text:p>4200</text:p>
          </table:table-cell>
          <table:table-cell/>
          <table:table-cell office:value-type="string" calcext:value-type="string">
            <text:p>language/for_loops</text:p>
          </table:table-cell>
          <table:table-cell office:value-type="float" office:value="4200" calcext:value-type="float">
            <text:p>4200</text:p>
          </table:table-cell>
          <table:table-cell/>
          <table:table-cell table:formula="of:=[.A137]=[.D137]" office:value-type="boolean" office:boolean-value="true" calcext:value-type="boolean">
            <text:p>TRUE</text:p>
          </table:table-cell>
          <table:table-cell table:formula="of:=IF([.B137]=[.E137]; &quot;&quot;; &quot;*&quot;)">
            <text:p/>
          </table:table-cell>
          <table:table-cell table:formula="of:=IF([.B137]=[.E137]; &quot;&quot;; [.E137]-[.B137])">
            <text:p/>
          </table:table-cell>
          <table:table-cell table:formula="of:=IF([.B137]=[.E137]; &quot;&quot;; (([.E137]-[.B137])/[.B137])*100)">
            <text:p/>
          </table:table-cell>
          <table:table-cell table:number-columns-repeated="2"/>
          <table:table-cell office:value-type="string" calcext:value-type="string">
            <text:p>language/for_loops</text:p>
          </table:table-cell>
          <table:table-cell office:value-type="float" office:value="4200" calcext:value-type="float">
            <text:p>4200</text:p>
          </table:table-cell>
          <table:table-cell/>
          <table:table-cell table:formula="of:=[.D137]=[.M137]" office:value-type="boolean" office:boolean-value="true" calcext:value-type="boolean">
            <text:p>TRUE</text:p>
          </table:table-cell>
          <table:table-cell table:formula="of:=IF([.E137]=[.N137]; &quot;&quot;; &quot;*&quot;)">
            <text:p/>
          </table:table-cell>
          <table:table-cell table:formula="of:=IF([.E137]=[.N137]; &quot;&quot;; [.E137]-[.N137])">
            <text:p/>
          </table:table-cell>
          <table:table-cell table:formula="of:=IF([.E137]=[.N137]; &quot;&quot;; (([.N137]-[.E137])/[.E137])*100)">
            <text:p/>
          </table:table-cell>
          <table:table-cell/>
          <table:table-cell office:value-type="string" calcext:value-type="string">
            <text:p>language/for_loops</text:p>
          </table:table-cell>
          <table:table-cell office:value-type="float" office:value="4200" calcext:value-type="float">
            <text:p>4200</text:p>
          </table:table-cell>
          <table:table-cell/>
          <table:table-cell table:formula="of:=[.M137]=[.U137]" office:value-type="boolean" office:boolean-value="true" calcext:value-type="boolean">
            <text:p>TRUE</text:p>
          </table:table-cell>
          <table:table-cell table:formula="of:=IF([.N137]=[.V137]; &quot;&quot;; [.V137]-[.N137])">
            <text:p/>
          </table:table-cell>
          <table:table-cell table:formula="of:=IF([.N137]=[.V137]; &quot;&quot;; (([.V137]-[.N137])/[.N137])*100)">
            <text:p/>
          </table:table-cell>
        </table:table-row>
        <table:table-row table:style-name="ro1">
          <table:table-cell office:value-type="string" calcext:value-type="string">
            <text:p>language/fqp_in_lib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language/fqp_in_lib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A138]=[.D138]" office:value-type="boolean" office:boolean-value="true" calcext:value-type="boolean">
            <text:p>TRUE</text:p>
          </table:table-cell>
          <table:table-cell table:formula="of:=IF([.B138]=[.E138]; &quot;&quot;; &quot;*&quot;)">
            <text:p/>
          </table:table-cell>
          <table:table-cell table:formula="of:=IF([.B138]=[.E138]; &quot;&quot;; [.E138]-[.B138])">
            <text:p/>
          </table:table-cell>
          <table:table-cell table:formula="of:=IF([.B138]=[.E138]; &quot;&quot;; (([.E138]-[.B138])/[.B138])*100)">
            <text:p/>
          </table:table-cell>
          <table:table-cell table:number-columns-repeated="2"/>
          <table:table-cell office:value-type="string" calcext:value-type="string">
            <text:p>language/fqp_in_lib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D138]=[.M138]" office:value-type="boolean" office:boolean-value="true" calcext:value-type="boolean">
            <text:p>TRUE</text:p>
          </table:table-cell>
          <table:table-cell table:formula="of:=IF([.E138]=[.N138]; &quot;&quot;; &quot;*&quot;)">
            <text:p/>
          </table:table-cell>
          <table:table-cell table:formula="of:=IF([.E138]=[.N138]; &quot;&quot;; [.E138]-[.N138])">
            <text:p/>
          </table:table-cell>
          <table:table-cell table:formula="of:=IF([.E138]=[.N138]; &quot;&quot;; (([.N138]-[.E138])/[.E138])*100)">
            <text:p/>
          </table:table-cell>
          <table:table-cell/>
          <table:table-cell office:value-type="string" calcext:value-type="string">
            <text:p>language/fqp_in_lib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M138]=[.U138]" office:value-type="boolean" office:boolean-value="true" calcext:value-type="boolean">
            <text:p>TRUE</text:p>
          </table:table-cell>
          <table:table-cell table:formula="of:=IF([.N138]=[.V138]; &quot;&quot;; [.V138]-[.N138])">
            <text:p/>
          </table:table-cell>
          <table:table-cell table:formula="of:=IF([.N138]=[.V138]; &quot;&quot;; (([.V138]-[.N138])/[.N138])*100)">
            <text:p/>
          </table:table-cell>
        </table:table-row>
        <table:table-row table:style-name="ro1">
          <table:table-cell office:value-type="string" calcext:value-type="string">
            <text:p>language/funcs_with_generic_types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funcs_with_generic_type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139]=[.D139]" office:value-type="boolean" office:boolean-value="true" calcext:value-type="boolean">
            <text:p>TRUE</text:p>
          </table:table-cell>
          <table:table-cell table:formula="of:=IF([.B139]=[.E139]; &quot;&quot;; &quot;*&quot;)">
            <text:p/>
          </table:table-cell>
          <table:table-cell table:formula="of:=IF([.B139]=[.E139]; &quot;&quot;; [.E139]-[.B139])">
            <text:p/>
          </table:table-cell>
          <table:table-cell table:formula="of:=IF([.B139]=[.E139]; &quot;&quot;; (([.E139]-[.B139])/[.B139])*100)">
            <text:p/>
          </table:table-cell>
          <table:table-cell table:number-columns-repeated="2"/>
          <table:table-cell office:value-type="string" calcext:value-type="string">
            <text:p>language/funcs_with_generic_type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139]=[.M139]" office:value-type="boolean" office:boolean-value="true" calcext:value-type="boolean">
            <text:p>TRUE</text:p>
          </table:table-cell>
          <table:table-cell table:formula="of:=IF([.E139]=[.N139]; &quot;&quot;; &quot;*&quot;)">
            <text:p/>
          </table:table-cell>
          <table:table-cell table:formula="of:=IF([.E139]=[.N139]; &quot;&quot;; [.E139]-[.N139])">
            <text:p/>
          </table:table-cell>
          <table:table-cell table:formula="of:=IF([.E139]=[.N139]; &quot;&quot;; (([.N139]-[.E139])/[.E139])*100)">
            <text:p/>
          </table:table-cell>
          <table:table-cell/>
          <table:table-cell office:value-type="string" calcext:value-type="string">
            <text:p>language/funcs_with_generic_type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M139]=[.U139]" office:value-type="boolean" office:boolean-value="true" calcext:value-type="boolean">
            <text:p>TRUE</text:p>
          </table:table-cell>
          <table:table-cell table:formula="of:=IF([.N139]=[.V139]; &quot;&quot;; [.V139]-[.N139])">
            <text:p/>
          </table:table-cell>
          <table:table-cell table:formula="of:=IF([.N139]=[.V139]; &quot;&quot;; (([.V139]-[.N139])/[.N139])*100)">
            <text:p/>
          </table:table-cell>
        </table:table-row>
        <table:table-row table:style-name="ro1">
          <table:table-cell office:value-type="string" calcext:value-type="string">
            <text:p>language/generic_functions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generic_function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140]=[.D140]" office:value-type="boolean" office:boolean-value="true" calcext:value-type="boolean">
            <text:p>TRUE</text:p>
          </table:table-cell>
          <table:table-cell table:formula="of:=IF([.B140]=[.E140]; &quot;&quot;; &quot;*&quot;)">
            <text:p/>
          </table:table-cell>
          <table:table-cell table:formula="of:=IF([.B140]=[.E140]; &quot;&quot;; [.E140]-[.B140])">
            <text:p/>
          </table:table-cell>
          <table:table-cell table:formula="of:=IF([.B140]=[.E140]; &quot;&quot;; (([.E140]-[.B140])/[.B140])*100)">
            <text:p/>
          </table:table-cell>
          <table:table-cell table:number-columns-repeated="2"/>
          <table:table-cell office:value-type="string" calcext:value-type="string">
            <text:p>language/generic_function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140]=[.M140]" office:value-type="boolean" office:boolean-value="true" calcext:value-type="boolean">
            <text:p>TRUE</text:p>
          </table:table-cell>
          <table:table-cell table:formula="of:=IF([.E140]=[.N140]; &quot;&quot;; &quot;*&quot;)">
            <text:p/>
          </table:table-cell>
          <table:table-cell table:formula="of:=IF([.E140]=[.N140]; &quot;&quot;; [.E140]-[.N140])">
            <text:p/>
          </table:table-cell>
          <table:table-cell table:formula="of:=IF([.E140]=[.N140]; &quot;&quot;; (([.N140]-[.E140])/[.E140])*100)">
            <text:p/>
          </table:table-cell>
          <table:table-cell/>
          <table:table-cell office:value-type="string" calcext:value-type="string">
            <text:p>language/generic_function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M140]=[.U140]" office:value-type="boolean" office:boolean-value="true" calcext:value-type="boolean">
            <text:p>TRUE</text:p>
          </table:table-cell>
          <table:table-cell table:formula="of:=IF([.N140]=[.V140]; &quot;&quot;; [.V140]-[.N140])">
            <text:p/>
          </table:table-cell>
          <table:table-cell table:formula="of:=IF([.N140]=[.V140]; &quot;&quot;; (([.V140]-[.N140])/[.N140])*100)">
            <text:p/>
          </table:table-cell>
        </table:table-row>
        <table:table-row table:style-name="ro1">
          <table:table-cell office:value-type="string" calcext:value-type="string">
            <text:p>language/generic_impl_self</text:p>
          </table:table-cell>
          <table:table-cell office:value-type="float" office:value="2312" calcext:value-type="float">
            <text:p>2312</text:p>
          </table:table-cell>
          <table:table-cell/>
          <table:table-cell office:value-type="string" calcext:value-type="string">
            <text:p>language/generic_impl_self</text:p>
          </table:table-cell>
          <table:table-cell office:value-type="float" office:value="2312" calcext:value-type="float">
            <text:p>2312</text:p>
          </table:table-cell>
          <table:table-cell/>
          <table:table-cell table:formula="of:=[.A141]=[.D141]" office:value-type="boolean" office:boolean-value="true" calcext:value-type="boolean">
            <text:p>TRUE</text:p>
          </table:table-cell>
          <table:table-cell table:formula="of:=IF([.B141]=[.E141]; &quot;&quot;; &quot;*&quot;)">
            <text:p/>
          </table:table-cell>
          <table:table-cell table:formula="of:=IF([.B141]=[.E141]; &quot;&quot;; [.E141]-[.B141])">
            <text:p/>
          </table:table-cell>
          <table:table-cell table:formula="of:=IF([.B141]=[.E141]; &quot;&quot;; (([.E141]-[.B141])/[.B141])*100)">
            <text:p/>
          </table:table-cell>
          <table:table-cell table:number-columns-repeated="2"/>
          <table:table-cell office:value-type="string" calcext:value-type="string">
            <text:p>language/generic_impl_self</text:p>
          </table:table-cell>
          <table:table-cell office:value-type="float" office:value="2312" calcext:value-type="float">
            <text:p>2312</text:p>
          </table:table-cell>
          <table:table-cell/>
          <table:table-cell table:formula="of:=[.D141]=[.M141]" office:value-type="boolean" office:boolean-value="true" calcext:value-type="boolean">
            <text:p>TRUE</text:p>
          </table:table-cell>
          <table:table-cell table:formula="of:=IF([.E141]=[.N141]; &quot;&quot;; &quot;*&quot;)">
            <text:p/>
          </table:table-cell>
          <table:table-cell table:formula="of:=IF([.E141]=[.N141]; &quot;&quot;; [.E141]-[.N141])">
            <text:p/>
          </table:table-cell>
          <table:table-cell table:formula="of:=IF([.E141]=[.N141]; &quot;&quot;; (([.N141]-[.E141])/[.E141])*100)">
            <text:p/>
          </table:table-cell>
          <table:table-cell/>
          <table:table-cell office:value-type="string" calcext:value-type="string">
            <text:p>language/generic_impl_self</text:p>
          </table:table-cell>
          <table:table-cell office:value-type="float" office:value="2312" calcext:value-type="float">
            <text:p>2312</text:p>
          </table:table-cell>
          <table:table-cell/>
          <table:table-cell table:formula="of:=[.M141]=[.U141]" office:value-type="boolean" office:boolean-value="true" calcext:value-type="boolean">
            <text:p>TRUE</text:p>
          </table:table-cell>
          <table:table-cell table:formula="of:=IF([.N141]=[.V141]; &quot;&quot;; [.V141]-[.N141])">
            <text:p/>
          </table:table-cell>
          <table:table-cell table:formula="of:=IF([.N141]=[.V141]; &quot;&quot;; (([.V141]-[.N141])/[.N141])*100)">
            <text:p/>
          </table:table-cell>
        </table:table-row>
        <table:table-row table:style-name="ro1">
          <table:table-cell office:value-type="string" calcext:value-type="string">
            <text:p>language/generic_impl_self_where</text:p>
          </table:table-cell>
          <table:table-cell office:value-type="float" office:value="2128" calcext:value-type="float">
            <text:p>2128</text:p>
          </table:table-cell>
          <table:table-cell/>
          <table:table-cell office:value-type="string" calcext:value-type="string">
            <text:p>language/generic_impl_self_where</text:p>
          </table:table-cell>
          <table:table-cell office:value-type="float" office:value="2128" calcext:value-type="float">
            <text:p>2128</text:p>
          </table:table-cell>
          <table:table-cell/>
          <table:table-cell table:formula="of:=[.A142]=[.D142]" office:value-type="boolean" office:boolean-value="true" calcext:value-type="boolean">
            <text:p>TRUE</text:p>
          </table:table-cell>
          <table:table-cell table:formula="of:=IF([.B142]=[.E142]; &quot;&quot;; &quot;*&quot;)">
            <text:p/>
          </table:table-cell>
          <table:table-cell table:formula="of:=IF([.B142]=[.E142]; &quot;&quot;; [.E142]-[.B142])">
            <text:p/>
          </table:table-cell>
          <table:table-cell table:formula="of:=IF([.B142]=[.E142]; &quot;&quot;; (([.E142]-[.B142])/[.B142])*100)">
            <text:p/>
          </table:table-cell>
          <table:table-cell table:number-columns-repeated="2"/>
          <table:table-cell office:value-type="string" calcext:value-type="string">
            <text:p>language/generic_impl_self_where</text:p>
          </table:table-cell>
          <table:table-cell office:value-type="float" office:value="2128" calcext:value-type="float">
            <text:p>2128</text:p>
          </table:table-cell>
          <table:table-cell/>
          <table:table-cell table:formula="of:=[.D142]=[.M142]" office:value-type="boolean" office:boolean-value="true" calcext:value-type="boolean">
            <text:p>TRUE</text:p>
          </table:table-cell>
          <table:table-cell table:formula="of:=IF([.E142]=[.N142]; &quot;&quot;; &quot;*&quot;)">
            <text:p/>
          </table:table-cell>
          <table:table-cell table:formula="of:=IF([.E142]=[.N142]; &quot;&quot;; [.E142]-[.N142])">
            <text:p/>
          </table:table-cell>
          <table:table-cell table:formula="of:=IF([.E142]=[.N142]; &quot;&quot;; (([.N142]-[.E142])/[.E142])*100)">
            <text:p/>
          </table:table-cell>
          <table:table-cell/>
          <table:table-cell office:value-type="string" calcext:value-type="string">
            <text:p>language/generic_impl_self_where</text:p>
          </table:table-cell>
          <table:table-cell office:value-type="float" office:value="2072" calcext:value-type="float">
            <text:p>2072</text:p>
          </table:table-cell>
          <table:table-cell/>
          <table:table-cell table:formula="of:=[.M142]=[.U142]" office:value-type="boolean" office:boolean-value="true" calcext:value-type="boolean">
            <text:p>TRUE</text:p>
          </table:table-cell>
          <table:table-cell table:formula="of:=IF([.N142]=[.V142]; &quot;&quot;; [.V142]-[.N142])" office:value-type="float" office:value="-56" calcext:value-type="float">
            <text:p>-56</text:p>
          </table:table-cell>
          <table:table-cell table:formula="of:=IF([.N142]=[.V142]; &quot;&quot;; (([.V142]-[.N142])/[.N142])*100)" office:value-type="float" office:value="-2.63157894736842" calcext:value-type="float">
            <text:p>-2.63157894736842</text:p>
          </table:table-cell>
        </table:table-row>
        <table:table-row table:style-name="ro1">
          <table:table-cell office:value-type="string" calcext:value-type="string">
            <text:p>language/generic_inside_generic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language/generic_inside_generic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A143]=[.D143]" office:value-type="boolean" office:boolean-value="true" calcext:value-type="boolean">
            <text:p>TRUE</text:p>
          </table:table-cell>
          <table:table-cell table:formula="of:=IF([.B143]=[.E143]; &quot;&quot;; &quot;*&quot;)">
            <text:p/>
          </table:table-cell>
          <table:table-cell table:formula="of:=IF([.B143]=[.E143]; &quot;&quot;; [.E143]-[.B143])">
            <text:p/>
          </table:table-cell>
          <table:table-cell table:formula="of:=IF([.B143]=[.E143]; &quot;&quot;; (([.E143]-[.B143])/[.B143])*100)">
            <text:p/>
          </table:table-cell>
          <table:table-cell table:number-columns-repeated="2"/>
          <table:table-cell office:value-type="string" calcext:value-type="string">
            <text:p>language/generic_inside_generic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D143]=[.M143]" office:value-type="boolean" office:boolean-value="true" calcext:value-type="boolean">
            <text:p>TRUE</text:p>
          </table:table-cell>
          <table:table-cell table:formula="of:=IF([.E143]=[.N143]; &quot;&quot;; &quot;*&quot;)">
            <text:p/>
          </table:table-cell>
          <table:table-cell table:formula="of:=IF([.E143]=[.N143]; &quot;&quot;; [.E143]-[.N143])">
            <text:p/>
          </table:table-cell>
          <table:table-cell table:formula="of:=IF([.E143]=[.N143]; &quot;&quot;; (([.N143]-[.E143])/[.E143])*100)">
            <text:p/>
          </table:table-cell>
          <table:table-cell/>
          <table:table-cell office:value-type="string" calcext:value-type="string">
            <text:p>language/generic_inside_generic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M143]=[.U143]" office:value-type="boolean" office:boolean-value="true" calcext:value-type="boolean">
            <text:p>TRUE</text:p>
          </table:table-cell>
          <table:table-cell table:formula="of:=IF([.N143]=[.V143]; &quot;&quot;; [.V143]-[.N143])">
            <text:p/>
          </table:table-cell>
          <table:table-cell table:formula="of:=IF([.N143]=[.V143]; &quot;&quot;; (([.V143]-[.N143])/[.N143])*100)">
            <text:p/>
          </table:table-cell>
        </table:table-row>
        <table:table-row table:style-name="ro1">
          <table:table-cell office:value-type="string" calcext:value-type="string">
            <text:p>language/generic_result_method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language/generic_result_method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[.A144]=[.D144]" office:value-type="boolean" office:boolean-value="true" calcext:value-type="boolean">
            <text:p>TRUE</text:p>
          </table:table-cell>
          <table:table-cell table:formula="of:=IF([.B144]=[.E144]; &quot;&quot;; &quot;*&quot;)">
            <text:p/>
          </table:table-cell>
          <table:table-cell table:formula="of:=IF([.B144]=[.E144]; &quot;&quot;; [.E144]-[.B144])">
            <text:p/>
          </table:table-cell>
          <table:table-cell table:formula="of:=IF([.B144]=[.E144]; &quot;&quot;; (([.E144]-[.B144])/[.B144])*100)">
            <text:p/>
          </table:table-cell>
          <table:table-cell table:number-columns-repeated="2"/>
          <table:table-cell office:value-type="string" calcext:value-type="string">
            <text:p>language/generic_result_method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[.D144]=[.M144]" office:value-type="boolean" office:boolean-value="true" calcext:value-type="boolean">
            <text:p>TRUE</text:p>
          </table:table-cell>
          <table:table-cell table:formula="of:=IF([.E144]=[.N144]; &quot;&quot;; &quot;*&quot;)">
            <text:p/>
          </table:table-cell>
          <table:table-cell table:formula="of:=IF([.E144]=[.N144]; &quot;&quot;; [.E144]-[.N144])">
            <text:p/>
          </table:table-cell>
          <table:table-cell table:formula="of:=IF([.E144]=[.N144]; &quot;&quot;; (([.N144]-[.E144])/[.E144])*100)">
            <text:p/>
          </table:table-cell>
          <table:table-cell/>
          <table:table-cell office:value-type="string" calcext:value-type="string">
            <text:p>language/generic_result_method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[.M144]=[.U144]" office:value-type="boolean" office:boolean-value="true" calcext:value-type="boolean">
            <text:p>TRUE</text:p>
          </table:table-cell>
          <table:table-cell table:formula="of:=IF([.N144]=[.V144]; &quot;&quot;; [.V144]-[.N144])" office:value-type="float" office:value="-16" calcext:value-type="float">
            <text:p>-16</text:p>
          </table:table-cell>
          <table:table-cell table:formula="of:=IF([.N144]=[.V144]; &quot;&quot;; (([.V144]-[.N144])/[.N144])*100)" office:value-type="float" office:value="-3.77358490566038" calcext:value-type="float">
            <text:p>-3.77358490566038</text:p>
          </table:table-cell>
        </table:table-row>
        <table:table-row table:style-name="ro1">
          <table:table-cell office:value-type="string" calcext:value-type="string">
            <text:p>language/generics_in_contract</text:p>
          </table:table-cell>
          <table:table-cell office:value-type="float" office:value="2784" calcext:value-type="float">
            <text:p>2784</text:p>
          </table:table-cell>
          <table:table-cell/>
          <table:table-cell office:value-type="string" calcext:value-type="string">
            <text:p>language/generics_in_contract</text:p>
          </table:table-cell>
          <table:table-cell office:value-type="float" office:value="2784" calcext:value-type="float">
            <text:p>2784</text:p>
          </table:table-cell>
          <table:table-cell/>
          <table:table-cell table:formula="of:=[.A145]=[.D145]" office:value-type="boolean" office:boolean-value="true" calcext:value-type="boolean">
            <text:p>TRUE</text:p>
          </table:table-cell>
          <table:table-cell table:formula="of:=IF([.B145]=[.E145]; &quot;&quot;; &quot;*&quot;)">
            <text:p/>
          </table:table-cell>
          <table:table-cell table:formula="of:=IF([.B145]=[.E145]; &quot;&quot;; [.E145]-[.B145])">
            <text:p/>
          </table:table-cell>
          <table:table-cell table:formula="of:=IF([.B145]=[.E145]; &quot;&quot;; (([.E145]-[.B145])/[.B145])*100)">
            <text:p/>
          </table:table-cell>
          <table:table-cell table:number-columns-repeated="2"/>
          <table:table-cell office:value-type="string" calcext:value-type="string">
            <text:p>language/generics_in_contract</text:p>
          </table:table-cell>
          <table:table-cell office:value-type="float" office:value="2784" calcext:value-type="float">
            <text:p>2784</text:p>
          </table:table-cell>
          <table:table-cell/>
          <table:table-cell table:formula="of:=[.D145]=[.M145]" office:value-type="boolean" office:boolean-value="true" calcext:value-type="boolean">
            <text:p>TRUE</text:p>
          </table:table-cell>
          <table:table-cell table:formula="of:=IF([.E145]=[.N145]; &quot;&quot;; &quot;*&quot;)">
            <text:p/>
          </table:table-cell>
          <table:table-cell table:formula="of:=IF([.E145]=[.N145]; &quot;&quot;; [.E145]-[.N145])">
            <text:p/>
          </table:table-cell>
          <table:table-cell table:formula="of:=IF([.E145]=[.N145]; &quot;&quot;; (([.N145]-[.E145])/[.E145])*100)">
            <text:p/>
          </table:table-cell>
          <table:table-cell/>
          <table:table-cell office:value-type="string" calcext:value-type="string">
            <text:p>language/generics_in_contract</text:p>
          </table:table-cell>
          <table:table-cell office:value-type="float" office:value="2784" calcext:value-type="float">
            <text:p>2784</text:p>
          </table:table-cell>
          <table:table-cell/>
          <table:table-cell table:formula="of:=[.M145]=[.U145]" office:value-type="boolean" office:boolean-value="true" calcext:value-type="boolean">
            <text:p>TRUE</text:p>
          </table:table-cell>
          <table:table-cell table:formula="of:=IF([.N145]=[.V145]; &quot;&quot;; [.V145]-[.N145])">
            <text:p/>
          </table:table-cell>
          <table:table-cell table:formula="of:=IF([.N145]=[.V145]; &quot;&quot;; (([.V145]-[.N145])/[.N145])*100)">
            <text:p/>
          </table:table-cell>
        </table:table-row>
        <table:table-row table:style-name="ro1">
          <table:table-cell office:value-type="string" calcext:value-type="string">
            <text:p>language/generic_struct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language/generic_struct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A146]=[.D146]" office:value-type="boolean" office:boolean-value="true" calcext:value-type="boolean">
            <text:p>TRUE</text:p>
          </table:table-cell>
          <table:table-cell table:formula="of:=IF([.B146]=[.E146]; &quot;&quot;; &quot;*&quot;)">
            <text:p/>
          </table:table-cell>
          <table:table-cell table:formula="of:=IF([.B146]=[.E146]; &quot;&quot;; [.E146]-[.B146])">
            <text:p/>
          </table:table-cell>
          <table:table-cell table:formula="of:=IF([.B146]=[.E146]; &quot;&quot;; (([.E146]-[.B146])/[.B146])*100)">
            <text:p/>
          </table:table-cell>
          <table:table-cell table:number-columns-repeated="2"/>
          <table:table-cell office:value-type="string" calcext:value-type="string">
            <text:p>language/generic_struct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D146]=[.M146]" office:value-type="boolean" office:boolean-value="true" calcext:value-type="boolean">
            <text:p>TRUE</text:p>
          </table:table-cell>
          <table:table-cell table:formula="of:=IF([.E146]=[.N146]; &quot;&quot;; &quot;*&quot;)">
            <text:p/>
          </table:table-cell>
          <table:table-cell table:formula="of:=IF([.E146]=[.N146]; &quot;&quot;; [.E146]-[.N146])">
            <text:p/>
          </table:table-cell>
          <table:table-cell table:formula="of:=IF([.E146]=[.N146]; &quot;&quot;; (([.N146]-[.E146])/[.E146])*100)">
            <text:p/>
          </table:table-cell>
          <table:table-cell/>
          <table:table-cell office:value-type="string" calcext:value-type="string">
            <text:p>language/generic_struct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M146]=[.U146]" office:value-type="boolean" office:boolean-value="true" calcext:value-type="boolean">
            <text:p>TRUE</text:p>
          </table:table-cell>
          <table:table-cell table:formula="of:=IF([.N146]=[.V146]; &quot;&quot;; [.V146]-[.N146])">
            <text:p/>
          </table:table-cell>
          <table:table-cell table:formula="of:=IF([.N146]=[.V146]; &quot;&quot;; (([.V146]-[.N146])/[.N146])*100)">
            <text:p/>
          </table:table-cell>
        </table:table-row>
        <table:table-row table:style-name="ro1">
          <table:table-cell office:value-type="string" calcext:value-type="string">
            <text:p>language/generic_struct_instantiatio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generic_struct_instantiatio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147]=[.D147]" office:value-type="boolean" office:boolean-value="true" calcext:value-type="boolean">
            <text:p>TRUE</text:p>
          </table:table-cell>
          <table:table-cell table:formula="of:=IF([.B147]=[.E147]; &quot;&quot;; &quot;*&quot;)">
            <text:p/>
          </table:table-cell>
          <table:table-cell table:formula="of:=IF([.B147]=[.E147]; &quot;&quot;; [.E147]-[.B147])">
            <text:p/>
          </table:table-cell>
          <table:table-cell table:formula="of:=IF([.B147]=[.E147]; &quot;&quot;; (([.E147]-[.B147])/[.B147])*100)">
            <text:p/>
          </table:table-cell>
          <table:table-cell table:number-columns-repeated="2"/>
          <table:table-cell office:value-type="string" calcext:value-type="string">
            <text:p>language/generic_struct_instantiatio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147]=[.M147]" office:value-type="boolean" office:boolean-value="true" calcext:value-type="boolean">
            <text:p>TRUE</text:p>
          </table:table-cell>
          <table:table-cell table:formula="of:=IF([.E147]=[.N147]; &quot;&quot;; &quot;*&quot;)">
            <text:p/>
          </table:table-cell>
          <table:table-cell table:formula="of:=IF([.E147]=[.N147]; &quot;&quot;; [.E147]-[.N147])">
            <text:p/>
          </table:table-cell>
          <table:table-cell table:formula="of:=IF([.E147]=[.N147]; &quot;&quot;; (([.N147]-[.E147])/[.E147])*100)">
            <text:p/>
          </table:table-cell>
          <table:table-cell/>
          <table:table-cell office:value-type="string" calcext:value-type="string">
            <text:p>language/generic_struct_instantiatio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147]=[.U147]" office:value-type="boolean" office:boolean-value="true" calcext:value-type="boolean">
            <text:p>TRUE</text:p>
          </table:table-cell>
          <table:table-cell table:formula="of:=IF([.N147]=[.V147]; &quot;&quot;; [.V147]-[.N147])">
            <text:p/>
          </table:table-cell>
          <table:table-cell table:formula="of:=IF([.N147]=[.V147]; &quot;&quot;; (([.V147]-[.N147])/[.N147])*100)">
            <text:p/>
          </table:table-cell>
        </table:table-row>
        <table:table-row table:style-name="ro1">
          <table:table-cell office:value-type="string" calcext:value-type="string">
            <text:p>language/generic_structs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language/generic_structs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A148]=[.D148]" office:value-type="boolean" office:boolean-value="true" calcext:value-type="boolean">
            <text:p>TRUE</text:p>
          </table:table-cell>
          <table:table-cell table:formula="of:=IF([.B148]=[.E148]; &quot;&quot;; &quot;*&quot;)">
            <text:p/>
          </table:table-cell>
          <table:table-cell table:formula="of:=IF([.B148]=[.E148]; &quot;&quot;; [.E148]-[.B148])">
            <text:p/>
          </table:table-cell>
          <table:table-cell table:formula="of:=IF([.B148]=[.E148]; &quot;&quot;; (([.E148]-[.B148])/[.B148])*100)">
            <text:p/>
          </table:table-cell>
          <table:table-cell table:number-columns-repeated="2"/>
          <table:table-cell office:value-type="string" calcext:value-type="string">
            <text:p>language/generic_structs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D148]=[.M148]" office:value-type="boolean" office:boolean-value="true" calcext:value-type="boolean">
            <text:p>TRUE</text:p>
          </table:table-cell>
          <table:table-cell table:formula="of:=IF([.E148]=[.N148]; &quot;&quot;; &quot;*&quot;)">
            <text:p/>
          </table:table-cell>
          <table:table-cell table:formula="of:=IF([.E148]=[.N148]; &quot;&quot;; [.E148]-[.N148])">
            <text:p/>
          </table:table-cell>
          <table:table-cell table:formula="of:=IF([.E148]=[.N148]; &quot;&quot;; (([.N148]-[.E148])/[.E148])*100)">
            <text:p/>
          </table:table-cell>
          <table:table-cell/>
          <table:table-cell office:value-type="string" calcext:value-type="string">
            <text:p>language/generic_structs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M148]=[.U148]" office:value-type="boolean" office:boolean-value="true" calcext:value-type="boolean">
            <text:p>TRUE</text:p>
          </table:table-cell>
          <table:table-cell table:formula="of:=IF([.N148]=[.V148]; &quot;&quot;; [.V148]-[.N148])">
            <text:p/>
          </table:table-cell>
          <table:table-cell table:formula="of:=IF([.N148]=[.V148]; &quot;&quot;; (([.V148]-[.N148])/[.N148])*100)">
            <text:p/>
          </table:table-cell>
        </table:table-row>
        <table:table-row table:style-name="ro1">
          <table:table-cell office:value-type="string" calcext:value-type="string">
            <text:p>language/generic_trait_constraints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generic_trait_constraints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149]=[.D149]" office:value-type="boolean" office:boolean-value="true" calcext:value-type="boolean">
            <text:p>TRUE</text:p>
          </table:table-cell>
          <table:table-cell table:formula="of:=IF([.B149]=[.E149]; &quot;&quot;; &quot;*&quot;)">
            <text:p/>
          </table:table-cell>
          <table:table-cell table:formula="of:=IF([.B149]=[.E149]; &quot;&quot;; [.E149]-[.B149])">
            <text:p/>
          </table:table-cell>
          <table:table-cell table:formula="of:=IF([.B149]=[.E149]; &quot;&quot;; (([.E149]-[.B149])/[.B149])*100)">
            <text:p/>
          </table:table-cell>
          <table:table-cell table:number-columns-repeated="2"/>
          <table:table-cell office:value-type="string" calcext:value-type="string">
            <text:p>language/generic_trait_constraints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D149]=[.M149]" office:value-type="boolean" office:boolean-value="true" calcext:value-type="boolean">
            <text:p>TRUE</text:p>
          </table:table-cell>
          <table:table-cell table:formula="of:=IF([.E149]=[.N149]; &quot;&quot;; &quot;*&quot;)">
            <text:p/>
          </table:table-cell>
          <table:table-cell table:formula="of:=IF([.E149]=[.N149]; &quot;&quot;; [.E149]-[.N149])">
            <text:p/>
          </table:table-cell>
          <table:table-cell table:formula="of:=IF([.E149]=[.N149]; &quot;&quot;; (([.N149]-[.E149])/[.E149])*100)">
            <text:p/>
          </table:table-cell>
          <table:table-cell/>
          <table:table-cell office:value-type="string" calcext:value-type="string">
            <text:p>language/generic_trait_constraints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M149]=[.U149]" office:value-type="boolean" office:boolean-value="true" calcext:value-type="boolean">
            <text:p>TRUE</text:p>
          </table:table-cell>
          <table:table-cell table:formula="of:=IF([.N149]=[.V149]; &quot;&quot;; [.V149]-[.N149])">
            <text:p/>
          </table:table-cell>
          <table:table-cell table:formula="of:=IF([.N149]=[.V149]; &quot;&quot;; (([.V149]-[.N149])/[.N149])*100)">
            <text:p/>
          </table:table-cell>
        </table:table-row>
        <table:table-row table:style-name="ro1">
          <table:table-cell office:value-type="string" calcext:value-type="string">
            <text:p>language/generic_traits</text:p>
          </table:table-cell>
          <table:table-cell office:value-type="float" office:value="1032" calcext:value-type="float">
            <text:p>1032</text:p>
          </table:table-cell>
          <table:table-cell/>
          <table:table-cell office:value-type="string" calcext:value-type="string">
            <text:p>language/generic_traits</text:p>
          </table:table-cell>
          <table:table-cell office:value-type="float" office:value="1032" calcext:value-type="float">
            <text:p>1032</text:p>
          </table:table-cell>
          <table:table-cell/>
          <table:table-cell table:formula="of:=[.A150]=[.D150]" office:value-type="boolean" office:boolean-value="true" calcext:value-type="boolean">
            <text:p>TRUE</text:p>
          </table:table-cell>
          <table:table-cell table:formula="of:=IF([.B150]=[.E150]; &quot;&quot;; &quot;*&quot;)">
            <text:p/>
          </table:table-cell>
          <table:table-cell table:formula="of:=IF([.B150]=[.E150]; &quot;&quot;; [.E150]-[.B150])">
            <text:p/>
          </table:table-cell>
          <table:table-cell table:formula="of:=IF([.B150]=[.E150]; &quot;&quot;; (([.E150]-[.B150])/[.B150])*100)">
            <text:p/>
          </table:table-cell>
          <table:table-cell table:number-columns-repeated="2"/>
          <table:table-cell office:value-type="string" calcext:value-type="string">
            <text:p>language/generic_traits</text:p>
          </table:table-cell>
          <table:table-cell office:value-type="float" office:value="1032" calcext:value-type="float">
            <text:p>1032</text:p>
          </table:table-cell>
          <table:table-cell/>
          <table:table-cell table:formula="of:=[.D150]=[.M150]" office:value-type="boolean" office:boolean-value="true" calcext:value-type="boolean">
            <text:p>TRUE</text:p>
          </table:table-cell>
          <table:table-cell table:formula="of:=IF([.E150]=[.N150]; &quot;&quot;; &quot;*&quot;)">
            <text:p/>
          </table:table-cell>
          <table:table-cell table:formula="of:=IF([.E150]=[.N150]; &quot;&quot;; [.E150]-[.N150])">
            <text:p/>
          </table:table-cell>
          <table:table-cell table:formula="of:=IF([.E150]=[.N150]; &quot;&quot;; (([.N150]-[.E150])/[.E150])*100)">
            <text:p/>
          </table:table-cell>
          <table:table-cell/>
          <table:table-cell office:value-type="string" calcext:value-type="string">
            <text:p>language/generic_traits</text:p>
          </table:table-cell>
          <table:table-cell office:value-type="float" office:value="1032" calcext:value-type="float">
            <text:p>1032</text:p>
          </table:table-cell>
          <table:table-cell/>
          <table:table-cell table:formula="of:=[.M150]=[.U150]" office:value-type="boolean" office:boolean-value="true" calcext:value-type="boolean">
            <text:p>TRUE</text:p>
          </table:table-cell>
          <table:table-cell table:formula="of:=IF([.N150]=[.V150]; &quot;&quot;; [.V150]-[.N150])">
            <text:p/>
          </table:table-cell>
          <table:table-cell table:formula="of:=IF([.N150]=[.V150]; &quot;&quot;; (([.V150]-[.N150])/[.N150])*100)">
            <text:p/>
          </table:table-cell>
        </table:table-row>
        <table:table-row table:style-name="ro1">
          <table:table-cell office:value-type="string" calcext:value-type="string">
            <text:p>language/generic_transpose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string" calcext:value-type="string">
            <text:p>language/generic_transpose</text:p>
          </table:table-cell>
          <table:table-cell office:value-type="float" office:value="632" calcext:value-type="float">
            <text:p>632</text:p>
          </table:table-cell>
          <table:table-cell/>
          <table:table-cell table:formula="of:=[.A151]=[.D151]" office:value-type="boolean" office:boolean-value="true" calcext:value-type="boolean">
            <text:p>TRUE</text:p>
          </table:table-cell>
          <table:table-cell table:formula="of:=IF([.B151]=[.E151]; &quot;&quot;; &quot;*&quot;)">
            <text:p/>
          </table:table-cell>
          <table:table-cell table:formula="of:=IF([.B151]=[.E151]; &quot;&quot;; [.E151]-[.B151])">
            <text:p/>
          </table:table-cell>
          <table:table-cell table:formula="of:=IF([.B151]=[.E151]; &quot;&quot;; (([.E151]-[.B151])/[.B151])*100)">
            <text:p/>
          </table:table-cell>
          <table:table-cell table:number-columns-repeated="2"/>
          <table:table-cell office:value-type="string" calcext:value-type="string">
            <text:p>language/generic_transpose</text:p>
          </table:table-cell>
          <table:table-cell office:value-type="float" office:value="632" calcext:value-type="float">
            <text:p>632</text:p>
          </table:table-cell>
          <table:table-cell/>
          <table:table-cell table:formula="of:=[.D151]=[.M151]" office:value-type="boolean" office:boolean-value="true" calcext:value-type="boolean">
            <text:p>TRUE</text:p>
          </table:table-cell>
          <table:table-cell table:formula="of:=IF([.E151]=[.N151]; &quot;&quot;; &quot;*&quot;)">
            <text:p/>
          </table:table-cell>
          <table:table-cell table:formula="of:=IF([.E151]=[.N151]; &quot;&quot;; [.E151]-[.N151])">
            <text:p/>
          </table:table-cell>
          <table:table-cell table:formula="of:=IF([.E151]=[.N151]; &quot;&quot;; (([.N151]-[.E151])/[.E151])*100)">
            <text:p/>
          </table:table-cell>
          <table:table-cell/>
          <table:table-cell office:value-type="string" calcext:value-type="string">
            <text:p>language/generic_transpose</text:p>
          </table:table-cell>
          <table:table-cell office:value-type="float" office:value="632" calcext:value-type="float">
            <text:p>632</text:p>
          </table:table-cell>
          <table:table-cell/>
          <table:table-cell table:formula="of:=[.M151]=[.U151]" office:value-type="boolean" office:boolean-value="true" calcext:value-type="boolean">
            <text:p>TRUE</text:p>
          </table:table-cell>
          <table:table-cell table:formula="of:=IF([.N151]=[.V151]; &quot;&quot;; [.V151]-[.N151])">
            <text:p/>
          </table:table-cell>
          <table:table-cell table:formula="of:=IF([.N151]=[.V151]; &quot;&quot;; (([.V151]-[.N151])/[.N151])*100)">
            <text:p/>
          </table:table-cell>
        </table:table-row>
        <table:table-row table:style-name="ro1">
          <table:table-cell office:value-type="string" calcext:value-type="string">
            <text:p>language/generic_tuple_trait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string" calcext:value-type="string">
            <text:p>language/generic_tuple_trait</text:p>
          </table:table-cell>
          <table:table-cell office:value-type="float" office:value="552" calcext:value-type="float">
            <text:p>552</text:p>
          </table:table-cell>
          <table:table-cell/>
          <table:table-cell table:formula="of:=[.A152]=[.D152]" office:value-type="boolean" office:boolean-value="true" calcext:value-type="boolean">
            <text:p>TRUE</text:p>
          </table:table-cell>
          <table:table-cell table:formula="of:=IF([.B152]=[.E152]; &quot;&quot;; &quot;*&quot;)">
            <text:p/>
          </table:table-cell>
          <table:table-cell table:formula="of:=IF([.B152]=[.E152]; &quot;&quot;; [.E152]-[.B152])">
            <text:p/>
          </table:table-cell>
          <table:table-cell table:formula="of:=IF([.B152]=[.E152]; &quot;&quot;; (([.E152]-[.B152])/[.B152])*100)">
            <text:p/>
          </table:table-cell>
          <table:table-cell table:number-columns-repeated="2"/>
          <table:table-cell office:value-type="string" calcext:value-type="string">
            <text:p>language/generic_tuple_trait</text:p>
          </table:table-cell>
          <table:table-cell office:value-type="float" office:value="552" calcext:value-type="float">
            <text:p>552</text:p>
          </table:table-cell>
          <table:table-cell/>
          <table:table-cell table:formula="of:=[.D152]=[.M152]" office:value-type="boolean" office:boolean-value="true" calcext:value-type="boolean">
            <text:p>TRUE</text:p>
          </table:table-cell>
          <table:table-cell table:formula="of:=IF([.E152]=[.N152]; &quot;&quot;; &quot;*&quot;)">
            <text:p/>
          </table:table-cell>
          <table:table-cell table:formula="of:=IF([.E152]=[.N152]; &quot;&quot;; [.E152]-[.N152])">
            <text:p/>
          </table:table-cell>
          <table:table-cell table:formula="of:=IF([.E152]=[.N152]; &quot;&quot;; (([.N152]-[.E152])/[.E152])*100)">
            <text:p/>
          </table:table-cell>
          <table:table-cell/>
          <table:table-cell office:value-type="string" calcext:value-type="string">
            <text:p>language/generic_tuple_trait</text:p>
          </table:table-cell>
          <table:table-cell office:value-type="float" office:value="552" calcext:value-type="float">
            <text:p>552</text:p>
          </table:table-cell>
          <table:table-cell/>
          <table:table-cell table:formula="of:=[.M152]=[.U152]" office:value-type="boolean" office:boolean-value="true" calcext:value-type="boolean">
            <text:p>TRUE</text:p>
          </table:table-cell>
          <table:table-cell table:formula="of:=IF([.N152]=[.V152]; &quot;&quot;; [.V152]-[.N152])">
            <text:p/>
          </table:table-cell>
          <table:table-cell table:formula="of:=IF([.N152]=[.V152]; &quot;&quot;; (([.V152]-[.N152])/[.N152])*100)">
            <text:p/>
          </table:table-cell>
        </table:table-row>
        <table:table-row table:style-name="ro1">
          <table:table-cell office:value-type="string" calcext:value-type="string">
            <text:p>language/generic_type_inference</text:p>
          </table:table-cell>
          <table:table-cell office:value-type="float" office:value="3152" calcext:value-type="float">
            <text:p>3152</text:p>
          </table:table-cell>
          <table:table-cell/>
          <table:table-cell office:value-type="string" calcext:value-type="string">
            <text:p>language/generic_type_inference</text:p>
          </table:table-cell>
          <table:table-cell office:value-type="float" office:value="3152" calcext:value-type="float">
            <text:p>3152</text:p>
          </table:table-cell>
          <table:table-cell/>
          <table:table-cell table:formula="of:=[.A153]=[.D153]" office:value-type="boolean" office:boolean-value="true" calcext:value-type="boolean">
            <text:p>TRUE</text:p>
          </table:table-cell>
          <table:table-cell table:formula="of:=IF([.B153]=[.E153]; &quot;&quot;; &quot;*&quot;)">
            <text:p/>
          </table:table-cell>
          <table:table-cell table:formula="of:=IF([.B153]=[.E153]; &quot;&quot;; [.E153]-[.B153])">
            <text:p/>
          </table:table-cell>
          <table:table-cell table:formula="of:=IF([.B153]=[.E153]; &quot;&quot;; (([.E153]-[.B153])/[.B153])*100)">
            <text:p/>
          </table:table-cell>
          <table:table-cell table:number-columns-repeated="2"/>
          <table:table-cell office:value-type="string" calcext:value-type="string">
            <text:p>language/generic_type_inference</text:p>
          </table:table-cell>
          <table:table-cell office:value-type="float" office:value="3152" calcext:value-type="float">
            <text:p>3152</text:p>
          </table:table-cell>
          <table:table-cell/>
          <table:table-cell table:formula="of:=[.D153]=[.M153]" office:value-type="boolean" office:boolean-value="true" calcext:value-type="boolean">
            <text:p>TRUE</text:p>
          </table:table-cell>
          <table:table-cell table:formula="of:=IF([.E153]=[.N153]; &quot;&quot;; &quot;*&quot;)">
            <text:p/>
          </table:table-cell>
          <table:table-cell table:formula="of:=IF([.E153]=[.N153]; &quot;&quot;; [.E153]-[.N153])">
            <text:p/>
          </table:table-cell>
          <table:table-cell table:formula="of:=IF([.E153]=[.N153]; &quot;&quot;; (([.N153]-[.E153])/[.E153])*100)">
            <text:p/>
          </table:table-cell>
          <table:table-cell/>
          <table:table-cell office:value-type="string" calcext:value-type="string">
            <text:p>language/generic_type_inference</text:p>
          </table:table-cell>
          <table:table-cell office:value-type="float" office:value="3152" calcext:value-type="float">
            <text:p>3152</text:p>
          </table:table-cell>
          <table:table-cell/>
          <table:table-cell table:formula="of:=[.M153]=[.U153]" office:value-type="boolean" office:boolean-value="true" calcext:value-type="boolean">
            <text:p>TRUE</text:p>
          </table:table-cell>
          <table:table-cell table:formula="of:=IF([.N153]=[.V153]; &quot;&quot;; [.V153]-[.N153])">
            <text:p/>
          </table:table-cell>
          <table:table-cell table:formula="of:=IF([.N153]=[.V153]; &quot;&quot;; (([.V153]-[.N153])/[.N153])*100)">
            <text:p/>
          </table:table-cell>
        </table:table-row>
        <table:table-row table:style-name="ro1">
          <table:table-cell office:value-type="string" calcext:value-type="string">
            <text:p>language/generic_where_in_impl_self2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language/generic_where_in_impl_self2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154]=[.D154]" office:value-type="boolean" office:boolean-value="true" calcext:value-type="boolean">
            <text:p>TRUE</text:p>
          </table:table-cell>
          <table:table-cell table:formula="of:=IF([.B154]=[.E154]; &quot;&quot;; &quot;*&quot;)">
            <text:p/>
          </table:table-cell>
          <table:table-cell table:formula="of:=IF([.B154]=[.E154]; &quot;&quot;; [.E154]-[.B154])">
            <text:p/>
          </table:table-cell>
          <table:table-cell table:formula="of:=IF([.B154]=[.E154]; &quot;&quot;; (([.E154]-[.B154])/[.B154])*100)">
            <text:p/>
          </table:table-cell>
          <table:table-cell table:number-columns-repeated="2"/>
          <table:table-cell office:value-type="string" calcext:value-type="string">
            <text:p>language/generic_where_in_impl_self2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D154]=[.M154]" office:value-type="boolean" office:boolean-value="true" calcext:value-type="boolean">
            <text:p>TRUE</text:p>
          </table:table-cell>
          <table:table-cell table:formula="of:=IF([.E154]=[.N154]; &quot;&quot;; &quot;*&quot;)">
            <text:p/>
          </table:table-cell>
          <table:table-cell table:formula="of:=IF([.E154]=[.N154]; &quot;&quot;; [.E154]-[.N154])">
            <text:p/>
          </table:table-cell>
          <table:table-cell table:formula="of:=IF([.E154]=[.N154]; &quot;&quot;; (([.N154]-[.E154])/[.E154])*100)">
            <text:p/>
          </table:table-cell>
          <table:table-cell/>
          <table:table-cell office:value-type="string" calcext:value-type="string">
            <text:p>language/generic_where_in_impl_self2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M154]=[.U154]" office:value-type="boolean" office:boolean-value="true" calcext:value-type="boolean">
            <text:p>TRUE</text:p>
          </table:table-cell>
          <table:table-cell table:formula="of:=IF([.N154]=[.V154]; &quot;&quot;; [.V154]-[.N154])">
            <text:p/>
          </table:table-cell>
          <table:table-cell table:formula="of:=IF([.N154]=[.V154]; &quot;&quot;; (([.V154]-[.N154])/[.N154])*100)">
            <text:p/>
          </table:table-cell>
        </table:table-row>
        <table:table-row table:style-name="ro1">
          <table:table-cell office:value-type="string" calcext:value-type="string">
            <text:p>language/generic_where_in_impl_self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language/generic_where_in_impl_self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155]=[.D155]" office:value-type="boolean" office:boolean-value="true" calcext:value-type="boolean">
            <text:p>TRUE</text:p>
          </table:table-cell>
          <table:table-cell table:formula="of:=IF([.B155]=[.E155]; &quot;&quot;; &quot;*&quot;)">
            <text:p/>
          </table:table-cell>
          <table:table-cell table:formula="of:=IF([.B155]=[.E155]; &quot;&quot;; [.E155]-[.B155])">
            <text:p/>
          </table:table-cell>
          <table:table-cell table:formula="of:=IF([.B155]=[.E155]; &quot;&quot;; (([.E155]-[.B155])/[.B155])*100)">
            <text:p/>
          </table:table-cell>
          <table:table-cell table:number-columns-repeated="2"/>
          <table:table-cell office:value-type="string" calcext:value-type="string">
            <text:p>language/generic_where_in_impl_self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D155]=[.M155]" office:value-type="boolean" office:boolean-value="true" calcext:value-type="boolean">
            <text:p>TRUE</text:p>
          </table:table-cell>
          <table:table-cell table:formula="of:=IF([.E155]=[.N155]; &quot;&quot;; &quot;*&quot;)">
            <text:p/>
          </table:table-cell>
          <table:table-cell table:formula="of:=IF([.E155]=[.N155]; &quot;&quot;; [.E155]-[.N155])">
            <text:p/>
          </table:table-cell>
          <table:table-cell table:formula="of:=IF([.E155]=[.N155]; &quot;&quot;; (([.N155]-[.E155])/[.E155])*100)">
            <text:p/>
          </table:table-cell>
          <table:table-cell/>
          <table:table-cell office:value-type="string" calcext:value-type="string">
            <text:p>language/generic_where_in_impl_self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M155]=[.U155]" office:value-type="boolean" office:boolean-value="true" calcext:value-type="boolean">
            <text:p>TRUE</text:p>
          </table:table-cell>
          <table:table-cell table:formula="of:=IF([.N155]=[.V155]; &quot;&quot;; [.V155]-[.N155])">
            <text:p/>
          </table:table-cell>
          <table:table-cell table:formula="of:=IF([.N155]=[.V155]; &quot;&quot;; (([.V155]-[.N155])/[.N155])*100)">
            <text:p/>
          </table:table-cell>
        </table:table-row>
        <table:table-row table:style-name="ro1">
          <table:table-cell office:value-type="string" calcext:value-type="string">
            <text:p>language/gtf_intrinsic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gtf_intrinsic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156]=[.D156]" office:value-type="boolean" office:boolean-value="true" calcext:value-type="boolean">
            <text:p>TRUE</text:p>
          </table:table-cell>
          <table:table-cell table:formula="of:=IF([.B156]=[.E156]; &quot;&quot;; &quot;*&quot;)">
            <text:p/>
          </table:table-cell>
          <table:table-cell table:formula="of:=IF([.B156]=[.E156]; &quot;&quot;; [.E156]-[.B156])">
            <text:p/>
          </table:table-cell>
          <table:table-cell table:formula="of:=IF([.B156]=[.E156]; &quot;&quot;; (([.E156]-[.B156])/[.B156])*100)">
            <text:p/>
          </table:table-cell>
          <table:table-cell table:number-columns-repeated="2"/>
          <table:table-cell office:value-type="string" calcext:value-type="string">
            <text:p>language/gtf_intrinsic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D156]=[.M156]" office:value-type="boolean" office:boolean-value="true" calcext:value-type="boolean">
            <text:p>TRUE</text:p>
          </table:table-cell>
          <table:table-cell table:formula="of:=IF([.E156]=[.N156]; &quot;&quot;; &quot;*&quot;)">
            <text:p/>
          </table:table-cell>
          <table:table-cell table:formula="of:=IF([.E156]=[.N156]; &quot;&quot;; [.E156]-[.N156])">
            <text:p/>
          </table:table-cell>
          <table:table-cell table:formula="of:=IF([.E156]=[.N156]; &quot;&quot;; (([.N156]-[.E156])/[.E156])*100)">
            <text:p/>
          </table:table-cell>
          <table:table-cell/>
          <table:table-cell office:value-type="string" calcext:value-type="string">
            <text:p>language/gtf_intrinsic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M156]=[.U156]" office:value-type="boolean" office:boolean-value="true" calcext:value-type="boolean">
            <text:p>TRUE</text:p>
          </table:table-cell>
          <table:table-cell table:formula="of:=IF([.N156]=[.V156]; &quot;&quot;; [.V156]-[.N156])">
            <text:p/>
          </table:table-cell>
          <table:table-cell table:formula="of:=IF([.N156]=[.V156]; &quot;&quot;; (([.V156]-[.N156])/[.N156])*100)">
            <text:p/>
          </table:table-cell>
        </table:table-row>
        <table:table-row table:style-name="ro1">
          <table:table-cell office:value-type="string" calcext:value-type="string">
            <text:p>language/if_elseif_enum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language/if_elseif_enum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[.A157]=[.D157]" office:value-type="boolean" office:boolean-value="true" calcext:value-type="boolean">
            <text:p>TRUE</text:p>
          </table:table-cell>
          <table:table-cell table:formula="of:=IF([.B157]=[.E157]; &quot;&quot;; &quot;*&quot;)">
            <text:p/>
          </table:table-cell>
          <table:table-cell table:formula="of:=IF([.B157]=[.E157]; &quot;&quot;; [.E157]-[.B157])">
            <text:p/>
          </table:table-cell>
          <table:table-cell table:formula="of:=IF([.B157]=[.E157]; &quot;&quot;; (([.E157]-[.B157])/[.B157])*100)">
            <text:p/>
          </table:table-cell>
          <table:table-cell table:number-columns-repeated="2"/>
          <table:table-cell office:value-type="string" calcext:value-type="string">
            <text:p>language/if_elseif_enum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[.D157]=[.M157]" office:value-type="boolean" office:boolean-value="true" calcext:value-type="boolean">
            <text:p>TRUE</text:p>
          </table:table-cell>
          <table:table-cell table:formula="of:=IF([.E157]=[.N157]; &quot;&quot;; &quot;*&quot;)">
            <text:p/>
          </table:table-cell>
          <table:table-cell table:formula="of:=IF([.E157]=[.N157]; &quot;&quot;; [.E157]-[.N157])">
            <text:p/>
          </table:table-cell>
          <table:table-cell table:formula="of:=IF([.E157]=[.N157]; &quot;&quot;; (([.N157]-[.E157])/[.E157])*100)">
            <text:p/>
          </table:table-cell>
          <table:table-cell/>
          <table:table-cell office:value-type="string" calcext:value-type="string">
            <text:p>language/if_elseif_enum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[.M157]=[.U157]" office:value-type="boolean" office:boolean-value="true" calcext:value-type="boolean">
            <text:p>TRUE</text:p>
          </table:table-cell>
          <table:table-cell table:formula="of:=IF([.N157]=[.V157]; &quot;&quot;; [.V157]-[.N157])">
            <text:p/>
          </table:table-cell>
          <table:table-cell table:formula="of:=IF([.N157]=[.V157]; &quot;&quot;; (([.V157]-[.N157])/[.N157])*100)">
            <text:p/>
          </table:table-cell>
        </table:table-row>
        <table:table-row table:style-name="ro1">
          <table:table-cell office:value-type="string" calcext:value-type="string">
            <text:p>language/if_implicit_uni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if_implicit_uni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158]=[.D158]" office:value-type="boolean" office:boolean-value="true" calcext:value-type="boolean">
            <text:p>TRUE</text:p>
          </table:table-cell>
          <table:table-cell table:formula="of:=IF([.B158]=[.E158]; &quot;&quot;; &quot;*&quot;)">
            <text:p/>
          </table:table-cell>
          <table:table-cell table:formula="of:=IF([.B158]=[.E158]; &quot;&quot;; [.E158]-[.B158])">
            <text:p/>
          </table:table-cell>
          <table:table-cell table:formula="of:=IF([.B158]=[.E158]; &quot;&quot;; (([.E158]-[.B158])/[.B158])*100)">
            <text:p/>
          </table:table-cell>
          <table:table-cell table:number-columns-repeated="2"/>
          <table:table-cell office:value-type="string" calcext:value-type="string">
            <text:p>language/if_implicit_uni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158]=[.M158]" office:value-type="boolean" office:boolean-value="true" calcext:value-type="boolean">
            <text:p>TRUE</text:p>
          </table:table-cell>
          <table:table-cell table:formula="of:=IF([.E158]=[.N158]; &quot;&quot;; &quot;*&quot;)">
            <text:p/>
          </table:table-cell>
          <table:table-cell table:formula="of:=IF([.E158]=[.N158]; &quot;&quot;; [.E158]-[.N158])">
            <text:p/>
          </table:table-cell>
          <table:table-cell table:formula="of:=IF([.E158]=[.N158]; &quot;&quot;; (([.N158]-[.E158])/[.E158])*100)">
            <text:p/>
          </table:table-cell>
          <table:table-cell/>
          <table:table-cell office:value-type="string" calcext:value-type="string">
            <text:p>language/if_implicit_uni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158]=[.U158]" office:value-type="boolean" office:boolean-value="true" calcext:value-type="boolean">
            <text:p>TRUE</text:p>
          </table:table-cell>
          <table:table-cell table:formula="of:=IF([.N158]=[.V158]; &quot;&quot;; [.V158]-[.N158])">
            <text:p/>
          </table:table-cell>
          <table:table-cell table:formula="of:=IF([.N158]=[.V158]; &quot;&quot;; (([.V158]-[.N158])/[.N158])*100)">
            <text:p/>
          </table:table-cell>
        </table:table-row>
        <table:table-row table:style-name="ro1">
          <table:table-cell office:value-type="string" calcext:value-type="string">
            <text:p>language/if_let_no_side_effects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language/if_let_no_side_effects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A159]=[.D159]" office:value-type="boolean" office:boolean-value="true" calcext:value-type="boolean">
            <text:p>TRUE</text:p>
          </table:table-cell>
          <table:table-cell table:formula="of:=IF([.B159]=[.E159]; &quot;&quot;; &quot;*&quot;)">
            <text:p/>
          </table:table-cell>
          <table:table-cell table:formula="of:=IF([.B159]=[.E159]; &quot;&quot;; [.E159]-[.B159])">
            <text:p/>
          </table:table-cell>
          <table:table-cell table:formula="of:=IF([.B159]=[.E159]; &quot;&quot;; (([.E159]-[.B159])/[.B159])*100)">
            <text:p/>
          </table:table-cell>
          <table:table-cell table:number-columns-repeated="2"/>
          <table:table-cell office:value-type="string" calcext:value-type="string">
            <text:p>language/if_let_no_side_effects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D159]=[.M159]" office:value-type="boolean" office:boolean-value="true" calcext:value-type="boolean">
            <text:p>TRUE</text:p>
          </table:table-cell>
          <table:table-cell table:formula="of:=IF([.E159]=[.N159]; &quot;&quot;; &quot;*&quot;)">
            <text:p/>
          </table:table-cell>
          <table:table-cell table:formula="of:=IF([.E159]=[.N159]; &quot;&quot;; [.E159]-[.N159])">
            <text:p/>
          </table:table-cell>
          <table:table-cell table:formula="of:=IF([.E159]=[.N159]; &quot;&quot;; (([.N159]-[.E159])/[.E159])*100)">
            <text:p/>
          </table:table-cell>
          <table:table-cell/>
          <table:table-cell office:value-type="string" calcext:value-type="string">
            <text:p>language/if_let_no_side_effects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M159]=[.U159]" office:value-type="boolean" office:boolean-value="true" calcext:value-type="boolean">
            <text:p>TRUE</text:p>
          </table:table-cell>
          <table:table-cell table:formula="of:=IF([.N159]=[.V159]; &quot;&quot;; [.V159]-[.N159])">
            <text:p/>
          </table:table-cell>
          <table:table-cell table:formula="of:=IF([.N159]=[.V159]; &quot;&quot;; (([.V159]-[.N159])/[.N159])*100)">
            <text:p/>
          </table:table-cell>
        </table:table-row>
        <table:table-row table:style-name="ro1">
          <table:table-cell office:value-type="string" calcext:value-type="string">
            <text:p>language/implicit_casting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implicit_casting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60]=[.D160]" office:value-type="boolean" office:boolean-value="true" calcext:value-type="boolean">
            <text:p>TRUE</text:p>
          </table:table-cell>
          <table:table-cell table:formula="of:=IF([.B160]=[.E160]; &quot;&quot;; &quot;*&quot;)">
            <text:p/>
          </table:table-cell>
          <table:table-cell table:formula="of:=IF([.B160]=[.E160]; &quot;&quot;; [.E160]-[.B160])">
            <text:p/>
          </table:table-cell>
          <table:table-cell table:formula="of:=IF([.B160]=[.E160]; &quot;&quot;; (([.E160]-[.B160])/[.B160])*100)">
            <text:p/>
          </table:table-cell>
          <table:table-cell table:number-columns-repeated="2"/>
          <table:table-cell office:value-type="string" calcext:value-type="string">
            <text:p>language/implicit_casting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160]=[.M160]" office:value-type="boolean" office:boolean-value="true" calcext:value-type="boolean">
            <text:p>TRUE</text:p>
          </table:table-cell>
          <table:table-cell table:formula="of:=IF([.E160]=[.N160]; &quot;&quot;; &quot;*&quot;)">
            <text:p/>
          </table:table-cell>
          <table:table-cell table:formula="of:=IF([.E160]=[.N160]; &quot;&quot;; [.E160]-[.N160])">
            <text:p/>
          </table:table-cell>
          <table:table-cell table:formula="of:=IF([.E160]=[.N160]; &quot;&quot;; (([.N160]-[.E160])/[.E160])*100)">
            <text:p/>
          </table:table-cell>
          <table:table-cell/>
          <table:table-cell office:value-type="string" calcext:value-type="string">
            <text:p>language/implicit_casting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M160]=[.U160]" office:value-type="boolean" office:boolean-value="true" calcext:value-type="boolean">
            <text:p>TRUE</text:p>
          </table:table-cell>
          <table:table-cell table:formula="of:=IF([.N160]=[.V160]; &quot;&quot;; [.V160]-[.N160])">
            <text:p/>
          </table:table-cell>
          <table:table-cell table:formula="of:=IF([.N160]=[.V160]; &quot;&quot;; (([.V160]-[.N160])/[.N160])*100)">
            <text:p/>
          </table:table-cell>
        </table:table-row>
        <table:table-row table:style-name="ro1">
          <table:table-cell office:value-type="string" calcext:value-type="string">
            <text:p>language/implicit_retur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implicit_return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61]=[.D161]" office:value-type="boolean" office:boolean-value="true" calcext:value-type="boolean">
            <text:p>TRUE</text:p>
          </table:table-cell>
          <table:table-cell table:formula="of:=IF([.B161]=[.E161]; &quot;&quot;; &quot;*&quot;)">
            <text:p/>
          </table:table-cell>
          <table:table-cell table:formula="of:=IF([.B161]=[.E161]; &quot;&quot;; [.E161]-[.B161])">
            <text:p/>
          </table:table-cell>
          <table:table-cell table:formula="of:=IF([.B161]=[.E161]; &quot;&quot;; (([.E161]-[.B161])/[.B161])*100)">
            <text:p/>
          </table:table-cell>
          <table:table-cell table:number-columns-repeated="2"/>
          <table:table-cell office:value-type="string" calcext:value-type="string">
            <text:p>language/implicit_return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161]=[.M161]" office:value-type="boolean" office:boolean-value="true" calcext:value-type="boolean">
            <text:p>TRUE</text:p>
          </table:table-cell>
          <table:table-cell table:formula="of:=IF([.E161]=[.N161]; &quot;&quot;; &quot;*&quot;)">
            <text:p/>
          </table:table-cell>
          <table:table-cell table:formula="of:=IF([.E161]=[.N161]; &quot;&quot;; [.E161]-[.N161])">
            <text:p/>
          </table:table-cell>
          <table:table-cell table:formula="of:=IF([.E161]=[.N161]; &quot;&quot;; (([.N161]-[.E161])/[.E161])*100)">
            <text:p/>
          </table:table-cell>
          <table:table-cell/>
          <table:table-cell office:value-type="string" calcext:value-type="string">
            <text:p>language/implicit_return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M161]=[.U161]" office:value-type="boolean" office:boolean-value="true" calcext:value-type="boolean">
            <text:p>TRUE</text:p>
          </table:table-cell>
          <table:table-cell table:formula="of:=IF([.N161]=[.V161]; &quot;&quot;; [.V161]-[.N161])">
            <text:p/>
          </table:table-cell>
          <table:table-cell table:formula="of:=IF([.N161]=[.V161]; &quot;&quot;; (([.V161]-[.N161])/[.N161])*100)">
            <text:p/>
          </table:table-cell>
        </table:table-row>
        <table:table-row table:style-name="ro1">
          <table:table-cell office:value-type="string" calcext:value-type="string">
            <text:p>language/impl_self_method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impl_self_method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62]=[.D162]" office:value-type="boolean" office:boolean-value="true" calcext:value-type="boolean">
            <text:p>TRUE</text:p>
          </table:table-cell>
          <table:table-cell table:formula="of:=IF([.B162]=[.E162]; &quot;&quot;; &quot;*&quot;)">
            <text:p/>
          </table:table-cell>
          <table:table-cell table:formula="of:=IF([.B162]=[.E162]; &quot;&quot;; [.E162]-[.B162])">
            <text:p/>
          </table:table-cell>
          <table:table-cell table:formula="of:=IF([.B162]=[.E162]; &quot;&quot;; (([.E162]-[.B162])/[.B162])*100)">
            <text:p/>
          </table:table-cell>
          <table:table-cell table:number-columns-repeated="2"/>
          <table:table-cell office:value-type="string" calcext:value-type="string">
            <text:p>language/impl_self_method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162]=[.M162]" office:value-type="boolean" office:boolean-value="true" calcext:value-type="boolean">
            <text:p>TRUE</text:p>
          </table:table-cell>
          <table:table-cell table:formula="of:=IF([.E162]=[.N162]; &quot;&quot;; &quot;*&quot;)">
            <text:p/>
          </table:table-cell>
          <table:table-cell table:formula="of:=IF([.E162]=[.N162]; &quot;&quot;; [.E162]-[.N162])">
            <text:p/>
          </table:table-cell>
          <table:table-cell table:formula="of:=IF([.E162]=[.N162]; &quot;&quot;; (([.N162]-[.E162])/[.E162])*100)">
            <text:p/>
          </table:table-cell>
          <table:table-cell/>
          <table:table-cell office:value-type="string" calcext:value-type="string">
            <text:p>language/impl_self_method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M162]=[.U162]" office:value-type="boolean" office:boolean-value="true" calcext:value-type="boolean">
            <text:p>TRUE</text:p>
          </table:table-cell>
          <table:table-cell table:formula="of:=IF([.N162]=[.V162]; &quot;&quot;; [.V162]-[.N162])">
            <text:p/>
          </table:table-cell>
          <table:table-cell table:formula="of:=IF([.N162]=[.V162]; &quot;&quot;; (([.V162]-[.N162])/[.N162])*100)">
            <text:p/>
          </table:table-cell>
        </table:table-row>
        <table:table-row table:style-name="ro1">
          <table:table-cell office:value-type="string" calcext:value-type="string">
            <text:p>language/impl_self_method_order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impl_self_method_order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63]=[.D163]" office:value-type="boolean" office:boolean-value="true" calcext:value-type="boolean">
            <text:p>TRUE</text:p>
          </table:table-cell>
          <table:table-cell table:formula="of:=IF([.B163]=[.E163]; &quot;&quot;; &quot;*&quot;)">
            <text:p/>
          </table:table-cell>
          <table:table-cell table:formula="of:=IF([.B163]=[.E163]; &quot;&quot;; [.E163]-[.B163])">
            <text:p/>
          </table:table-cell>
          <table:table-cell table:formula="of:=IF([.B163]=[.E163]; &quot;&quot;; (([.E163]-[.B163])/[.B163])*100)">
            <text:p/>
          </table:table-cell>
          <table:table-cell table:number-columns-repeated="2"/>
          <table:table-cell office:value-type="string" calcext:value-type="string">
            <text:p>language/impl_self_method_order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163]=[.M163]" office:value-type="boolean" office:boolean-value="true" calcext:value-type="boolean">
            <text:p>TRUE</text:p>
          </table:table-cell>
          <table:table-cell table:formula="of:=IF([.E163]=[.N163]; &quot;&quot;; &quot;*&quot;)">
            <text:p/>
          </table:table-cell>
          <table:table-cell table:formula="of:=IF([.E163]=[.N163]; &quot;&quot;; [.E163]-[.N163])">
            <text:p/>
          </table:table-cell>
          <table:table-cell table:formula="of:=IF([.E163]=[.N163]; &quot;&quot;; (([.N163]-[.E163])/[.E163])*100)">
            <text:p/>
          </table:table-cell>
          <table:table-cell/>
          <table:table-cell office:value-type="string" calcext:value-type="string">
            <text:p>language/impl_self_method_order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M163]=[.U163]" office:value-type="boolean" office:boolean-value="true" calcext:value-type="boolean">
            <text:p>TRUE</text:p>
          </table:table-cell>
          <table:table-cell table:formula="of:=IF([.N163]=[.V163]; &quot;&quot;; [.V163]-[.N163])">
            <text:p/>
          </table:table-cell>
          <table:table-cell table:formula="of:=IF([.N163]=[.V163]; &quot;&quot;; (([.V163]-[.N163])/[.N163])*100)">
            <text:p/>
          </table:table-cell>
        </table:table-row>
        <table:table-row table:style-name="ro1">
          <table:table-cell office:value-type="string" calcext:value-type="string">
            <text:p>language/import_method_from_other_file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language/import_method_from_other_file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A164]=[.D164]" office:value-type="boolean" office:boolean-value="true" calcext:value-type="boolean">
            <text:p>TRUE</text:p>
          </table:table-cell>
          <table:table-cell table:formula="of:=IF([.B164]=[.E164]; &quot;&quot;; &quot;*&quot;)">
            <text:p/>
          </table:table-cell>
          <table:table-cell table:formula="of:=IF([.B164]=[.E164]; &quot;&quot;; [.E164]-[.B164])">
            <text:p/>
          </table:table-cell>
          <table:table-cell table:formula="of:=IF([.B164]=[.E164]; &quot;&quot;; (([.E164]-[.B164])/[.B164])*100)">
            <text:p/>
          </table:table-cell>
          <table:table-cell table:number-columns-repeated="2"/>
          <table:table-cell office:value-type="string" calcext:value-type="string">
            <text:p>language/import_method_from_other_file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D164]=[.M164]" office:value-type="boolean" office:boolean-value="true" calcext:value-type="boolean">
            <text:p>TRUE</text:p>
          </table:table-cell>
          <table:table-cell table:formula="of:=IF([.E164]=[.N164]; &quot;&quot;; &quot;*&quot;)">
            <text:p/>
          </table:table-cell>
          <table:table-cell table:formula="of:=IF([.E164]=[.N164]; &quot;&quot;; [.E164]-[.N164])">
            <text:p/>
          </table:table-cell>
          <table:table-cell table:formula="of:=IF([.E164]=[.N164]; &quot;&quot;; (([.N164]-[.E164])/[.E164])*100)">
            <text:p/>
          </table:table-cell>
          <table:table-cell/>
          <table:table-cell office:value-type="string" calcext:value-type="string">
            <text:p>language/import_method_from_other_file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M164]=[.U164]" office:value-type="boolean" office:boolean-value="true" calcext:value-type="boolean">
            <text:p>TRUE</text:p>
          </table:table-cell>
          <table:table-cell table:formula="of:=IF([.N164]=[.V164]; &quot;&quot;; [.V164]-[.N164])">
            <text:p/>
          </table:table-cell>
          <table:table-cell table:formula="of:=IF([.N164]=[.V164]; &quot;&quot;; (([.V164]-[.N164])/[.N164])*100)">
            <text:p/>
          </table:table-cell>
        </table:table-row>
        <table:table-row table:style-name="ro1">
          <table:table-cell office:value-type="string" calcext:value-type="string">
            <text:p>language/import_star_name_clash</text:p>
          </table:table-cell>
          <table:table-cell office:value-type="float" office:value="2096" calcext:value-type="float">
            <text:p>2096</text:p>
          </table:table-cell>
          <table:table-cell/>
          <table:table-cell office:value-type="string" calcext:value-type="string">
            <text:p>language/import_star_name_clash</text:p>
          </table:table-cell>
          <table:table-cell office:value-type="float" office:value="2096" calcext:value-type="float">
            <text:p>2096</text:p>
          </table:table-cell>
          <table:table-cell/>
          <table:table-cell table:formula="of:=[.A165]=[.D165]" office:value-type="boolean" office:boolean-value="true" calcext:value-type="boolean">
            <text:p>TRUE</text:p>
          </table:table-cell>
          <table:table-cell table:formula="of:=IF([.B165]=[.E165]; &quot;&quot;; &quot;*&quot;)">
            <text:p/>
          </table:table-cell>
          <table:table-cell table:formula="of:=IF([.B165]=[.E165]; &quot;&quot;; [.E165]-[.B165])">
            <text:p/>
          </table:table-cell>
          <table:table-cell table:formula="of:=IF([.B165]=[.E165]; &quot;&quot;; (([.E165]-[.B165])/[.B165])*100)">
            <text:p/>
          </table:table-cell>
          <table:table-cell table:number-columns-repeated="2"/>
          <table:table-cell office:value-type="string" calcext:value-type="string">
            <text:p>language/import_star_name_clash</text:p>
          </table:table-cell>
          <table:table-cell office:value-type="float" office:value="2096" calcext:value-type="float">
            <text:p>2096</text:p>
          </table:table-cell>
          <table:table-cell/>
          <table:table-cell table:formula="of:=[.D165]=[.M165]" office:value-type="boolean" office:boolean-value="true" calcext:value-type="boolean">
            <text:p>TRUE</text:p>
          </table:table-cell>
          <table:table-cell table:formula="of:=IF([.E165]=[.N165]; &quot;&quot;; &quot;*&quot;)">
            <text:p/>
          </table:table-cell>
          <table:table-cell table:formula="of:=IF([.E165]=[.N165]; &quot;&quot;; [.E165]-[.N165])">
            <text:p/>
          </table:table-cell>
          <table:table-cell table:formula="of:=IF([.E165]=[.N165]; &quot;&quot;; (([.N165]-[.E165])/[.E165])*100)">
            <text:p/>
          </table:table-cell>
          <table:table-cell/>
          <table:table-cell office:value-type="string" calcext:value-type="string">
            <text:p>language/import_star_name_clash</text:p>
          </table:table-cell>
          <table:table-cell office:value-type="float" office:value="2096" calcext:value-type="float">
            <text:p>2096</text:p>
          </table:table-cell>
          <table:table-cell/>
          <table:table-cell table:formula="of:=[.M165]=[.U165]" office:value-type="boolean" office:boolean-value="true" calcext:value-type="boolean">
            <text:p>TRUE</text:p>
          </table:table-cell>
          <table:table-cell table:formula="of:=IF([.N165]=[.V165]; &quot;&quot;; [.V165]-[.N165])">
            <text:p/>
          </table:table-cell>
          <table:table-cell table:formula="of:=IF([.N165]=[.V165]; &quot;&quot;; (([.V165]-[.N165])/[.N165])*100)">
            <text:p/>
          </table:table-cell>
        </table:table-row>
        <table:table-row table:style-name="ro1">
          <table:table-cell office:value-type="string" calcext:value-type="string">
            <text:p>language/import_trailing_comma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import_trailing_comma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66]=[.D166]" office:value-type="boolean" office:boolean-value="true" calcext:value-type="boolean">
            <text:p>TRUE</text:p>
          </table:table-cell>
          <table:table-cell table:formula="of:=IF([.B166]=[.E166]; &quot;&quot;; &quot;*&quot;)">
            <text:p/>
          </table:table-cell>
          <table:table-cell table:formula="of:=IF([.B166]=[.E166]; &quot;&quot;; [.E166]-[.B166])">
            <text:p/>
          </table:table-cell>
          <table:table-cell table:formula="of:=IF([.B166]=[.E166]; &quot;&quot;; (([.E166]-[.B166])/[.B166])*100)">
            <text:p/>
          </table:table-cell>
          <table:table-cell table:number-columns-repeated="2"/>
          <table:table-cell office:value-type="string" calcext:value-type="string">
            <text:p>language/import_trailing_comma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166]=[.M166]" office:value-type="boolean" office:boolean-value="true" calcext:value-type="boolean">
            <text:p>TRUE</text:p>
          </table:table-cell>
          <table:table-cell table:formula="of:=IF([.E166]=[.N166]; &quot;&quot;; &quot;*&quot;)">
            <text:p/>
          </table:table-cell>
          <table:table-cell table:formula="of:=IF([.E166]=[.N166]; &quot;&quot;; [.E166]-[.N166])">
            <text:p/>
          </table:table-cell>
          <table:table-cell table:formula="of:=IF([.E166]=[.N166]; &quot;&quot;; (([.N166]-[.E166])/[.E166])*100)">
            <text:p/>
          </table:table-cell>
          <table:table-cell/>
          <table:table-cell office:value-type="string" calcext:value-type="string">
            <text:p>language/import_trailing_comma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M166]=[.U166]" office:value-type="boolean" office:boolean-value="true" calcext:value-type="boolean">
            <text:p>TRUE</text:p>
          </table:table-cell>
          <table:table-cell table:formula="of:=IF([.N166]=[.V166]; &quot;&quot;; [.V166]-[.N166])">
            <text:p/>
          </table:table-cell>
          <table:table-cell table:formula="of:=IF([.N166]=[.V166]; &quot;&quot;; (([.V166]-[.N166])/[.N166])*100)">
            <text:p/>
          </table:table-cell>
        </table:table-row>
        <table:table-row table:style-name="ro1">
          <table:table-cell office:value-type="string" calcext:value-type="string">
            <text:p>language/import_with_different_callpaths</text:p>
          </table:table-cell>
          <table:table-cell office:value-type="float" office:value="2536" calcext:value-type="float">
            <text:p>2536</text:p>
          </table:table-cell>
          <table:table-cell/>
          <table:table-cell office:value-type="string" calcext:value-type="string">
            <text:p>language/import_with_different_callpaths</text:p>
          </table:table-cell>
          <table:table-cell office:value-type="float" office:value="2560" calcext:value-type="float">
            <text:p>2560</text:p>
          </table:table-cell>
          <table:table-cell/>
          <table:table-cell table:formula="of:=[.A167]=[.D167]" office:value-type="boolean" office:boolean-value="true" calcext:value-type="boolean">
            <text:p>TRUE</text:p>
          </table:table-cell>
          <table:table-cell table:formula="of:=IF([.B167]=[.E167]; &quot;&quot;; &quot;*&quot;)" office:value-type="string" office:string-value="*" calcext:value-type="string">
            <text:p>*</text:p>
          </table:table-cell>
          <table:table-cell table:formula="of:=IF([.B167]=[.E167]; &quot;&quot;; [.E167]-[.B167])" office:value-type="float" office:value="24" calcext:value-type="float">
            <text:p>24</text:p>
          </table:table-cell>
          <table:table-cell table:formula="of:=IF([.B167]=[.E167]; &quot;&quot;; (([.E167]-[.B167])/[.B167])*100)" office:value-type="float" office:value="0.946372239747634" calcext:value-type="float">
            <text:p>0.946372239747634</text:p>
          </table:table-cell>
          <table:table-cell table:number-columns-repeated="2"/>
          <table:table-cell office:value-type="string" calcext:value-type="string">
            <text:p>language/import_with_different_callpaths</text:p>
          </table:table-cell>
          <table:table-cell office:value-type="float" office:value="2560" calcext:value-type="float">
            <text:p>2560</text:p>
          </table:table-cell>
          <table:table-cell/>
          <table:table-cell table:formula="of:=[.D167]=[.M167]" office:value-type="boolean" office:boolean-value="true" calcext:value-type="boolean">
            <text:p>TRUE</text:p>
          </table:table-cell>
          <table:table-cell table:formula="of:=IF([.E167]=[.N167]; &quot;&quot;; &quot;*&quot;)">
            <text:p/>
          </table:table-cell>
          <table:table-cell table:formula="of:=IF([.E167]=[.N167]; &quot;&quot;; [.E167]-[.N167])">
            <text:p/>
          </table:table-cell>
          <table:table-cell table:formula="of:=IF([.E167]=[.N167]; &quot;&quot;; (([.N167]-[.E167])/[.E167])*100)">
            <text:p/>
          </table:table-cell>
          <table:table-cell/>
          <table:table-cell office:value-type="string" calcext:value-type="string">
            <text:p>language/import_with_different_callpaths</text:p>
          </table:table-cell>
          <table:table-cell office:value-type="float" office:value="2560" calcext:value-type="float">
            <text:p>2560</text:p>
          </table:table-cell>
          <table:table-cell/>
          <table:table-cell table:formula="of:=[.M167]=[.U167]" office:value-type="boolean" office:boolean-value="true" calcext:value-type="boolean">
            <text:p>TRUE</text:p>
          </table:table-cell>
          <table:table-cell table:formula="of:=IF([.N167]=[.V167]; &quot;&quot;; [.V167]-[.N167])">
            <text:p/>
          </table:table-cell>
          <table:table-cell table:formula="of:=IF([.N167]=[.V167]; &quot;&quot;; (([.V167]-[.N167])/[.N167])*100)">
            <text:p/>
          </table:table-cell>
        </table:table-row>
        <table:table-row table:style-name="ro1">
          <table:table-cell office:value-type="string" calcext:value-type="string">
            <text:p>language/impure_ifs</text:p>
          </table:table-cell>
          <table:table-cell office:value-type="float" office:value="816" calcext:value-type="float">
            <text:p>816</text:p>
          </table:table-cell>
          <table:table-cell/>
          <table:table-cell office:value-type="string" calcext:value-type="string">
            <text:p>language/impure_ifs</text:p>
          </table:table-cell>
          <table:table-cell office:value-type="float" office:value="816" calcext:value-type="float">
            <text:p>816</text:p>
          </table:table-cell>
          <table:table-cell/>
          <table:table-cell table:formula="of:=[.A168]=[.D168]" office:value-type="boolean" office:boolean-value="true" calcext:value-type="boolean">
            <text:p>TRUE</text:p>
          </table:table-cell>
          <table:table-cell table:formula="of:=IF([.B168]=[.E168]; &quot;&quot;; &quot;*&quot;)">
            <text:p/>
          </table:table-cell>
          <table:table-cell table:formula="of:=IF([.B168]=[.E168]; &quot;&quot;; [.E168]-[.B168])">
            <text:p/>
          </table:table-cell>
          <table:table-cell table:formula="of:=IF([.B168]=[.E168]; &quot;&quot;; (([.E168]-[.B168])/[.B168])*100)">
            <text:p/>
          </table:table-cell>
          <table:table-cell table:number-columns-repeated="2"/>
          <table:table-cell office:value-type="string" calcext:value-type="string">
            <text:p>language/impure_ifs</text:p>
          </table:table-cell>
          <table:table-cell office:value-type="float" office:value="816" calcext:value-type="float">
            <text:p>816</text:p>
          </table:table-cell>
          <table:table-cell/>
          <table:table-cell table:formula="of:=[.D168]=[.M168]" office:value-type="boolean" office:boolean-value="true" calcext:value-type="boolean">
            <text:p>TRUE</text:p>
          </table:table-cell>
          <table:table-cell table:formula="of:=IF([.E168]=[.N168]; &quot;&quot;; &quot;*&quot;)">
            <text:p/>
          </table:table-cell>
          <table:table-cell table:formula="of:=IF([.E168]=[.N168]; &quot;&quot;; [.E168]-[.N168])">
            <text:p/>
          </table:table-cell>
          <table:table-cell table:formula="of:=IF([.E168]=[.N168]; &quot;&quot;; (([.N168]-[.E168])/[.E168])*100)">
            <text:p/>
          </table:table-cell>
          <table:table-cell/>
          <table:table-cell office:value-type="string" calcext:value-type="string">
            <text:p>language/impure_ifs</text:p>
          </table:table-cell>
          <table:table-cell office:value-type="float" office:value="816" calcext:value-type="float">
            <text:p>816</text:p>
          </table:table-cell>
          <table:table-cell/>
          <table:table-cell table:formula="of:=[.M168]=[.U168]" office:value-type="boolean" office:boolean-value="true" calcext:value-type="boolean">
            <text:p>TRUE</text:p>
          </table:table-cell>
          <table:table-cell table:formula="of:=IF([.N168]=[.V168]; &quot;&quot;; [.V168]-[.N168])">
            <text:p/>
          </table:table-cell>
          <table:table-cell table:formula="of:=IF([.N168]=[.V168]; &quot;&quot;; (([.V168]-[.N168])/[.N168])*100)">
            <text:p/>
          </table:table-cell>
        </table:table-row>
        <table:table-row table:style-name="ro1">
          <table:table-cell office:value-type="string" calcext:value-type="string">
            <text:p>language/inline_if_expr_cons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inline_if_expr_cons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169]=[.D169]" office:value-type="boolean" office:boolean-value="true" calcext:value-type="boolean">
            <text:p>TRUE</text:p>
          </table:table-cell>
          <table:table-cell table:formula="of:=IF([.B169]=[.E169]; &quot;&quot;; &quot;*&quot;)">
            <text:p/>
          </table:table-cell>
          <table:table-cell table:formula="of:=IF([.B169]=[.E169]; &quot;&quot;; [.E169]-[.B169])">
            <text:p/>
          </table:table-cell>
          <table:table-cell table:formula="of:=IF([.B169]=[.E169]; &quot;&quot;; (([.E169]-[.B169])/[.B169])*100)">
            <text:p/>
          </table:table-cell>
          <table:table-cell table:number-columns-repeated="2"/>
          <table:table-cell office:value-type="string" calcext:value-type="string">
            <text:p>language/inline_if_expr_cons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169]=[.M169]" office:value-type="boolean" office:boolean-value="true" calcext:value-type="boolean">
            <text:p>TRUE</text:p>
          </table:table-cell>
          <table:table-cell table:formula="of:=IF([.E169]=[.N169]; &quot;&quot;; &quot;*&quot;)">
            <text:p/>
          </table:table-cell>
          <table:table-cell table:formula="of:=IF([.E169]=[.N169]; &quot;&quot;; [.E169]-[.N169])">
            <text:p/>
          </table:table-cell>
          <table:table-cell table:formula="of:=IF([.E169]=[.N169]; &quot;&quot;; (([.N169]-[.E169])/[.E169])*100)">
            <text:p/>
          </table:table-cell>
          <table:table-cell/>
          <table:table-cell office:value-type="string" calcext:value-type="string">
            <text:p>language/inline_if_expr_cons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169]=[.U169]" office:value-type="boolean" office:boolean-value="true" calcext:value-type="boolean">
            <text:p>TRUE</text:p>
          </table:table-cell>
          <table:table-cell table:formula="of:=IF([.N169]=[.V169]; &quot;&quot;; [.V169]-[.N169])">
            <text:p/>
          </table:table-cell>
          <table:table-cell table:formula="of:=IF([.N169]=[.V169]; &quot;&quot;; (([.V169]-[.N169])/[.N169])*100)">
            <text:p/>
          </table:table-cell>
        </table:table-row>
        <table:table-row table:style-name="ro1">
          <table:table-cell office:value-type="string" calcext:value-type="string">
            <text:p>language/insert_element_reg_reuse</text:p>
          </table:table-cell>
          <table:table-cell office:value-type="float" office:value="2208" calcext:value-type="float">
            <text:p>2208</text:p>
          </table:table-cell>
          <table:table-cell/>
          <table:table-cell office:value-type="string" calcext:value-type="string">
            <text:p>language/insert_element_reg_reuse</text:p>
          </table:table-cell>
          <table:table-cell office:value-type="float" office:value="2208" calcext:value-type="float">
            <text:p>2208</text:p>
          </table:table-cell>
          <table:table-cell/>
          <table:table-cell table:formula="of:=[.A170]=[.D170]" office:value-type="boolean" office:boolean-value="true" calcext:value-type="boolean">
            <text:p>TRUE</text:p>
          </table:table-cell>
          <table:table-cell table:formula="of:=IF([.B170]=[.E170]; &quot;&quot;; &quot;*&quot;)">
            <text:p/>
          </table:table-cell>
          <table:table-cell table:formula="of:=IF([.B170]=[.E170]; &quot;&quot;; [.E170]-[.B170])">
            <text:p/>
          </table:table-cell>
          <table:table-cell table:formula="of:=IF([.B170]=[.E170]; &quot;&quot;; (([.E170]-[.B170])/[.B170])*100)">
            <text:p/>
          </table:table-cell>
          <table:table-cell table:number-columns-repeated="2"/>
          <table:table-cell office:value-type="string" calcext:value-type="string">
            <text:p>language/insert_element_reg_reuse</text:p>
          </table:table-cell>
          <table:table-cell office:value-type="float" office:value="2208" calcext:value-type="float">
            <text:p>2208</text:p>
          </table:table-cell>
          <table:table-cell/>
          <table:table-cell table:formula="of:=[.D170]=[.M170]" office:value-type="boolean" office:boolean-value="true" calcext:value-type="boolean">
            <text:p>TRUE</text:p>
          </table:table-cell>
          <table:table-cell table:formula="of:=IF([.E170]=[.N170]; &quot;&quot;; &quot;*&quot;)">
            <text:p/>
          </table:table-cell>
          <table:table-cell table:formula="of:=IF([.E170]=[.N170]; &quot;&quot;; [.E170]-[.N170])">
            <text:p/>
          </table:table-cell>
          <table:table-cell table:formula="of:=IF([.E170]=[.N170]; &quot;&quot;; (([.N170]-[.E170])/[.E170])*100)">
            <text:p/>
          </table:table-cell>
          <table:table-cell/>
          <table:table-cell office:value-type="string" calcext:value-type="string">
            <text:p>language/insert_element_reg_reuse</text:p>
          </table:table-cell>
          <table:table-cell office:value-type="float" office:value="2200" calcext:value-type="float">
            <text:p>2200</text:p>
          </table:table-cell>
          <table:table-cell/>
          <table:table-cell table:formula="of:=[.M170]=[.U170]" office:value-type="boolean" office:boolean-value="true" calcext:value-type="boolean">
            <text:p>TRUE</text:p>
          </table:table-cell>
          <table:table-cell table:formula="of:=IF([.N170]=[.V170]; &quot;&quot;; [.V170]-[.N170])" office:value-type="float" office:value="-8" calcext:value-type="float">
            <text:p>-8</text:p>
          </table:table-cell>
          <table:table-cell table:formula="of:=IF([.N170]=[.V170]; &quot;&quot;; (([.V170]-[.N170])/[.N170])*100)" office:value-type="float" office:value="-0.36231884057971" calcext:value-type="float">
            <text:p>-0.36231884057971</text:p>
          </table:table-cell>
        </table:table-row>
        <table:table-row table:style-name="ro1">
          <table:table-cell office:value-type="string" calcext:value-type="string">
            <text:p>language/integer_type_inference</text:p>
          </table:table-cell>
          <table:table-cell office:value-type="float" office:value="1344" calcext:value-type="float">
            <text:p>1344</text:p>
          </table:table-cell>
          <table:table-cell/>
          <table:table-cell office:value-type="string" calcext:value-type="string">
            <text:p>language/integer_type_inference</text:p>
          </table:table-cell>
          <table:table-cell office:value-type="float" office:value="1344" calcext:value-type="float">
            <text:p>1344</text:p>
          </table:table-cell>
          <table:table-cell/>
          <table:table-cell table:formula="of:=[.A171]=[.D171]" office:value-type="boolean" office:boolean-value="true" calcext:value-type="boolean">
            <text:p>TRUE</text:p>
          </table:table-cell>
          <table:table-cell table:formula="of:=IF([.B171]=[.E171]; &quot;&quot;; &quot;*&quot;)">
            <text:p/>
          </table:table-cell>
          <table:table-cell table:formula="of:=IF([.B171]=[.E171]; &quot;&quot;; [.E171]-[.B171])">
            <text:p/>
          </table:table-cell>
          <table:table-cell table:formula="of:=IF([.B171]=[.E171]; &quot;&quot;; (([.E171]-[.B171])/[.B171])*100)">
            <text:p/>
          </table:table-cell>
          <table:table-cell table:number-columns-repeated="2"/>
          <table:table-cell office:value-type="string" calcext:value-type="string">
            <text:p>language/integer_type_inference</text:p>
          </table:table-cell>
          <table:table-cell office:value-type="float" office:value="1344" calcext:value-type="float">
            <text:p>1344</text:p>
          </table:table-cell>
          <table:table-cell/>
          <table:table-cell table:formula="of:=[.D171]=[.M171]" office:value-type="boolean" office:boolean-value="true" calcext:value-type="boolean">
            <text:p>TRUE</text:p>
          </table:table-cell>
          <table:table-cell table:formula="of:=IF([.E171]=[.N171]; &quot;&quot;; &quot;*&quot;)">
            <text:p/>
          </table:table-cell>
          <table:table-cell table:formula="of:=IF([.E171]=[.N171]; &quot;&quot;; [.E171]-[.N171])">
            <text:p/>
          </table:table-cell>
          <table:table-cell table:formula="of:=IF([.E171]=[.N171]; &quot;&quot;; (([.N171]-[.E171])/[.E171])*100)">
            <text:p/>
          </table:table-cell>
          <table:table-cell/>
          <table:table-cell office:value-type="string" calcext:value-type="string">
            <text:p>language/integer_type_inference</text:p>
          </table:table-cell>
          <table:table-cell office:value-type="float" office:value="1344" calcext:value-type="float">
            <text:p>1344</text:p>
          </table:table-cell>
          <table:table-cell/>
          <table:table-cell table:formula="of:=[.M171]=[.U171]" office:value-type="boolean" office:boolean-value="true" calcext:value-type="boolean">
            <text:p>TRUE</text:p>
          </table:table-cell>
          <table:table-cell table:formula="of:=IF([.N171]=[.V171]; &quot;&quot;; [.V171]-[.N171])">
            <text:p/>
          </table:table-cell>
          <table:table-cell table:formula="of:=IF([.N171]=[.V171]; &quot;&quot;; (([.V171]-[.N171])/[.N171])*100)">
            <text:p/>
          </table:table-cell>
        </table:table-row>
        <table:table-row table:style-name="ro1">
          <table:table-cell office:value-type="string" calcext:value-type="string">
            <text:p>language/is_prime</text:p>
          </table:table-cell>
          <table:table-cell office:value-type="float" office:value="864" calcext:value-type="float">
            <text:p>864</text:p>
          </table:table-cell>
          <table:table-cell/>
          <table:table-cell office:value-type="string" calcext:value-type="string">
            <text:p>language/is_prime</text:p>
          </table:table-cell>
          <table:table-cell office:value-type="float" office:value="864" calcext:value-type="float">
            <text:p>864</text:p>
          </table:table-cell>
          <table:table-cell/>
          <table:table-cell table:formula="of:=[.A172]=[.D172]" office:value-type="boolean" office:boolean-value="true" calcext:value-type="boolean">
            <text:p>TRUE</text:p>
          </table:table-cell>
          <table:table-cell table:formula="of:=IF([.B172]=[.E172]; &quot;&quot;; &quot;*&quot;)">
            <text:p/>
          </table:table-cell>
          <table:table-cell table:formula="of:=IF([.B172]=[.E172]; &quot;&quot;; [.E172]-[.B172])">
            <text:p/>
          </table:table-cell>
          <table:table-cell table:formula="of:=IF([.B172]=[.E172]; &quot;&quot;; (([.E172]-[.B172])/[.B172])*100)">
            <text:p/>
          </table:table-cell>
          <table:table-cell table:number-columns-repeated="2"/>
          <table:table-cell office:value-type="string" calcext:value-type="string">
            <text:p>language/is_prime</text:p>
          </table:table-cell>
          <table:table-cell office:value-type="float" office:value="864" calcext:value-type="float">
            <text:p>864</text:p>
          </table:table-cell>
          <table:table-cell/>
          <table:table-cell table:formula="of:=[.D172]=[.M172]" office:value-type="boolean" office:boolean-value="true" calcext:value-type="boolean">
            <text:p>TRUE</text:p>
          </table:table-cell>
          <table:table-cell table:formula="of:=IF([.E172]=[.N172]; &quot;&quot;; &quot;*&quot;)">
            <text:p/>
          </table:table-cell>
          <table:table-cell table:formula="of:=IF([.E172]=[.N172]; &quot;&quot;; [.E172]-[.N172])">
            <text:p/>
          </table:table-cell>
          <table:table-cell table:formula="of:=IF([.E172]=[.N172]; &quot;&quot;; (([.N172]-[.E172])/[.E172])*100)">
            <text:p/>
          </table:table-cell>
          <table:table-cell/>
          <table:table-cell office:value-type="string" calcext:value-type="string">
            <text:p>language/is_prime</text:p>
          </table:table-cell>
          <table:table-cell office:value-type="float" office:value="864" calcext:value-type="float">
            <text:p>864</text:p>
          </table:table-cell>
          <table:table-cell/>
          <table:table-cell table:formula="of:=[.M172]=[.U172]" office:value-type="boolean" office:boolean-value="true" calcext:value-type="boolean">
            <text:p>TRUE</text:p>
          </table:table-cell>
          <table:table-cell table:formula="of:=IF([.N172]=[.V172]; &quot;&quot;; [.V172]-[.N172])">
            <text:p/>
          </table:table-cell>
          <table:table-cell table:formula="of:=IF([.N172]=[.V172]; &quot;&quot;; (([.V172]-[.N172])/[.N172])*100)">
            <text:p/>
          </table:table-cell>
        </table:table-row>
        <table:table-row table:style-name="ro1">
          <table:table-cell office:value-type="string" calcext:value-type="string">
            <text:p>language/is_reference_type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is_reference_type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173]=[.D173]" office:value-type="boolean" office:boolean-value="true" calcext:value-type="boolean">
            <text:p>TRUE</text:p>
          </table:table-cell>
          <table:table-cell table:formula="of:=IF([.B173]=[.E173]; &quot;&quot;; &quot;*&quot;)">
            <text:p/>
          </table:table-cell>
          <table:table-cell table:formula="of:=IF([.B173]=[.E173]; &quot;&quot;; [.E173]-[.B173])">
            <text:p/>
          </table:table-cell>
          <table:table-cell table:formula="of:=IF([.B173]=[.E173]; &quot;&quot;; (([.E173]-[.B173])/[.B173])*100)">
            <text:p/>
          </table:table-cell>
          <table:table-cell table:number-columns-repeated="2"/>
          <table:table-cell office:value-type="string" calcext:value-type="string">
            <text:p>language/is_reference_type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173]=[.M173]" office:value-type="boolean" office:boolean-value="true" calcext:value-type="boolean">
            <text:p>TRUE</text:p>
          </table:table-cell>
          <table:table-cell table:formula="of:=IF([.E173]=[.N173]; &quot;&quot;; &quot;*&quot;)">
            <text:p/>
          </table:table-cell>
          <table:table-cell table:formula="of:=IF([.E173]=[.N173]; &quot;&quot;; [.E173]-[.N173])">
            <text:p/>
          </table:table-cell>
          <table:table-cell table:formula="of:=IF([.E173]=[.N173]; &quot;&quot;; (([.N173]-[.E173])/[.E173])*100)">
            <text:p/>
          </table:table-cell>
          <table:table-cell/>
          <table:table-cell office:value-type="string" calcext:value-type="string">
            <text:p>language/is_reference_type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M173]=[.U173]" office:value-type="boolean" office:boolean-value="true" calcext:value-type="boolean">
            <text:p>TRUE</text:p>
          </table:table-cell>
          <table:table-cell table:formula="of:=IF([.N173]=[.V173]; &quot;&quot;; [.V173]-[.N173])">
            <text:p/>
          </table:table-cell>
          <table:table-cell table:formula="of:=IF([.N173]=[.V173]; &quot;&quot;; (([.V173]-[.N173])/[.N173])*100)">
            <text:p/>
          </table:table-cell>
        </table:table-row>
        <table:table-row table:style-name="ro1">
          <table:table-cell office:value-type="string" calcext:value-type="string">
            <text:p>language/largeint_sroa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string" calcext:value-type="string">
            <text:p>language/largeint_sroa</text:p>
          </table:table-cell>
          <table:table-cell office:value-type="float" office:value="584" calcext:value-type="float">
            <text:p>584</text:p>
          </table:table-cell>
          <table:table-cell/>
          <table:table-cell table:formula="of:=[.A174]=[.D174]" office:value-type="boolean" office:boolean-value="true" calcext:value-type="boolean">
            <text:p>TRUE</text:p>
          </table:table-cell>
          <table:table-cell table:formula="of:=IF([.B174]=[.E174]; &quot;&quot;; &quot;*&quot;)">
            <text:p/>
          </table:table-cell>
          <table:table-cell table:formula="of:=IF([.B174]=[.E174]; &quot;&quot;; [.E174]-[.B174])">
            <text:p/>
          </table:table-cell>
          <table:table-cell table:formula="of:=IF([.B174]=[.E174]; &quot;&quot;; (([.E174]-[.B174])/[.B174])*100)">
            <text:p/>
          </table:table-cell>
          <table:table-cell table:number-columns-repeated="2"/>
          <table:table-cell office:value-type="string" calcext:value-type="string">
            <text:p>language/largeint_sroa</text:p>
          </table:table-cell>
          <table:table-cell office:value-type="float" office:value="584" calcext:value-type="float">
            <text:p>584</text:p>
          </table:table-cell>
          <table:table-cell/>
          <table:table-cell table:formula="of:=[.D174]=[.M174]" office:value-type="boolean" office:boolean-value="true" calcext:value-type="boolean">
            <text:p>TRUE</text:p>
          </table:table-cell>
          <table:table-cell table:formula="of:=IF([.E174]=[.N174]; &quot;&quot;; &quot;*&quot;)">
            <text:p/>
          </table:table-cell>
          <table:table-cell table:formula="of:=IF([.E174]=[.N174]; &quot;&quot;; [.E174]-[.N174])">
            <text:p/>
          </table:table-cell>
          <table:table-cell table:formula="of:=IF([.E174]=[.N174]; &quot;&quot;; (([.N174]-[.E174])/[.E174])*100)">
            <text:p/>
          </table:table-cell>
          <table:table-cell/>
          <table:table-cell office:value-type="string" calcext:value-type="string">
            <text:p>language/largeint_sroa</text:p>
          </table:table-cell>
          <table:table-cell office:value-type="float" office:value="584" calcext:value-type="float">
            <text:p>584</text:p>
          </table:table-cell>
          <table:table-cell/>
          <table:table-cell table:formula="of:=[.M174]=[.U174]" office:value-type="boolean" office:boolean-value="true" calcext:value-type="boolean">
            <text:p>TRUE</text:p>
          </table:table-cell>
          <table:table-cell table:formula="of:=IF([.N174]=[.V174]; &quot;&quot;; [.V174]-[.N174])">
            <text:p/>
          </table:table-cell>
          <table:table-cell table:formula="of:=IF([.N174]=[.V174]; &quot;&quot;; (([.V174]-[.N174])/[.N174])*100)">
            <text:p/>
          </table:table-cell>
        </table:table-row>
        <table:table-row table:style-name="ro1">
          <table:table-cell office:value-type="string" calcext:value-type="string">
            <text:p>language/left_to_right_func_args_evaluation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language/left_to_right_func_args_evaluation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175]=[.D175]" office:value-type="boolean" office:boolean-value="true" calcext:value-type="boolean">
            <text:p>TRUE</text:p>
          </table:table-cell>
          <table:table-cell table:formula="of:=IF([.B175]=[.E175]; &quot;&quot;; &quot;*&quot;)">
            <text:p/>
          </table:table-cell>
          <table:table-cell table:formula="of:=IF([.B175]=[.E175]; &quot;&quot;; [.E175]-[.B175])">
            <text:p/>
          </table:table-cell>
          <table:table-cell table:formula="of:=IF([.B175]=[.E175]; &quot;&quot;; (([.E175]-[.B175])/[.B175])*100)">
            <text:p/>
          </table:table-cell>
          <table:table-cell table:number-columns-repeated="2"/>
          <table:table-cell office:value-type="string" calcext:value-type="string">
            <text:p>language/left_to_right_func_args_evaluation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D175]=[.M175]" office:value-type="boolean" office:boolean-value="true" calcext:value-type="boolean">
            <text:p>TRUE</text:p>
          </table:table-cell>
          <table:table-cell table:formula="of:=IF([.E175]=[.N175]; &quot;&quot;; &quot;*&quot;)">
            <text:p/>
          </table:table-cell>
          <table:table-cell table:formula="of:=IF([.E175]=[.N175]; &quot;&quot;; [.E175]-[.N175])">
            <text:p/>
          </table:table-cell>
          <table:table-cell table:formula="of:=IF([.E175]=[.N175]; &quot;&quot;; (([.N175]-[.E175])/[.E175])*100)">
            <text:p/>
          </table:table-cell>
          <table:table-cell/>
          <table:table-cell office:value-type="string" calcext:value-type="string">
            <text:p>language/left_to_right_func_args_evaluation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M175]=[.U175]" office:value-type="boolean" office:boolean-value="true" calcext:value-type="boolean">
            <text:p>TRUE</text:p>
          </table:table-cell>
          <table:table-cell table:formula="of:=IF([.N175]=[.V175]; &quot;&quot;; [.V175]-[.N175])">
            <text:p/>
          </table:table-cell>
          <table:table-cell table:formula="of:=IF([.N175]=[.V175]; &quot;&quot;; (([.V175]-[.N175])/[.N175])*100)">
            <text:p/>
          </table:table-cell>
        </table:table-row>
        <table:table-row table:style-name="ro1">
          <table:table-cell office:value-type="string" calcext:value-type="string">
            <text:p>language/local_impl_for_ord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local_impl_for_ord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176]=[.D176]" office:value-type="boolean" office:boolean-value="true" calcext:value-type="boolean">
            <text:p>TRUE</text:p>
          </table:table-cell>
          <table:table-cell table:formula="of:=IF([.B176]=[.E176]; &quot;&quot;; &quot;*&quot;)">
            <text:p/>
          </table:table-cell>
          <table:table-cell table:formula="of:=IF([.B176]=[.E176]; &quot;&quot;; [.E176]-[.B176])">
            <text:p/>
          </table:table-cell>
          <table:table-cell table:formula="of:=IF([.B176]=[.E176]; &quot;&quot;; (([.E176]-[.B176])/[.B176])*100)">
            <text:p/>
          </table:table-cell>
          <table:table-cell table:number-columns-repeated="2"/>
          <table:table-cell office:value-type="string" calcext:value-type="string">
            <text:p>language/local_impl_for_ord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176]=[.M176]" office:value-type="boolean" office:boolean-value="true" calcext:value-type="boolean">
            <text:p>TRUE</text:p>
          </table:table-cell>
          <table:table-cell table:formula="of:=IF([.E176]=[.N176]; &quot;&quot;; &quot;*&quot;)">
            <text:p/>
          </table:table-cell>
          <table:table-cell table:formula="of:=IF([.E176]=[.N176]; &quot;&quot;; [.E176]-[.N176])">
            <text:p/>
          </table:table-cell>
          <table:table-cell table:formula="of:=IF([.E176]=[.N176]; &quot;&quot;; (([.N176]-[.E176])/[.E176])*100)">
            <text:p/>
          </table:table-cell>
          <table:table-cell/>
          <table:table-cell office:value-type="string" calcext:value-type="string">
            <text:p>language/local_impl_for_ord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M176]=[.U176]" office:value-type="boolean" office:boolean-value="true" calcext:value-type="boolean">
            <text:p>TRUE</text:p>
          </table:table-cell>
          <table:table-cell table:formula="of:=IF([.N176]=[.V176]; &quot;&quot;; [.V176]-[.N176])">
            <text:p/>
          </table:table-cell>
          <table:table-cell table:formula="of:=IF([.N176]=[.V176]; &quot;&quot;; (([.V176]-[.N176])/[.N176])*100)">
            <text:p/>
          </table:table-cell>
        </table:table-row>
        <table:table-row table:style-name="ro1">
          <table:table-cell office:value-type="string" calcext:value-type="string">
            <text:p>language/logging</text:p>
          </table:table-cell>
          <table:table-cell office:value-type="float" office:value="648" calcext:value-type="float">
            <text:p>648</text:p>
          </table:table-cell>
          <table:table-cell/>
          <table:table-cell office:value-type="string" calcext:value-type="string">
            <text:p>language/logging</text:p>
          </table:table-cell>
          <table:table-cell office:value-type="float" office:value="648" calcext:value-type="float">
            <text:p>648</text:p>
          </table:table-cell>
          <table:table-cell/>
          <table:table-cell table:formula="of:=[.A177]=[.D177]" office:value-type="boolean" office:boolean-value="true" calcext:value-type="boolean">
            <text:p>TRUE</text:p>
          </table:table-cell>
          <table:table-cell table:formula="of:=IF([.B177]=[.E177]; &quot;&quot;; &quot;*&quot;)">
            <text:p/>
          </table:table-cell>
          <table:table-cell table:formula="of:=IF([.B177]=[.E177]; &quot;&quot;; [.E177]-[.B177])">
            <text:p/>
          </table:table-cell>
          <table:table-cell table:formula="of:=IF([.B177]=[.E177]; &quot;&quot;; (([.E177]-[.B177])/[.B177])*100)">
            <text:p/>
          </table:table-cell>
          <table:table-cell table:number-columns-repeated="2"/>
          <table:table-cell office:value-type="string" calcext:value-type="string">
            <text:p>language/logging</text:p>
          </table:table-cell>
          <table:table-cell office:value-type="float" office:value="648" calcext:value-type="float">
            <text:p>648</text:p>
          </table:table-cell>
          <table:table-cell/>
          <table:table-cell table:formula="of:=[.D177]=[.M177]" office:value-type="boolean" office:boolean-value="true" calcext:value-type="boolean">
            <text:p>TRUE</text:p>
          </table:table-cell>
          <table:table-cell table:formula="of:=IF([.E177]=[.N177]; &quot;&quot;; &quot;*&quot;)">
            <text:p/>
          </table:table-cell>
          <table:table-cell table:formula="of:=IF([.E177]=[.N177]; &quot;&quot;; [.E177]-[.N177])">
            <text:p/>
          </table:table-cell>
          <table:table-cell table:formula="of:=IF([.E177]=[.N177]; &quot;&quot;; (([.N177]-[.E177])/[.E177])*100)">
            <text:p/>
          </table:table-cell>
          <table:table-cell/>
          <table:table-cell office:value-type="string" calcext:value-type="string">
            <text:p>language/logging</text:p>
          </table:table-cell>
          <table:table-cell office:value-type="float" office:value="648" calcext:value-type="float">
            <text:p>648</text:p>
          </table:table-cell>
          <table:table-cell/>
          <table:table-cell table:formula="of:=[.M177]=[.U177]" office:value-type="boolean" office:boolean-value="true" calcext:value-type="boolean">
            <text:p>TRUE</text:p>
          </table:table-cell>
          <table:table-cell table:formula="of:=IF([.N177]=[.V177]; &quot;&quot;; [.V177]-[.N177])">
            <text:p/>
          </table:table-cell>
          <table:table-cell table:formula="of:=IF([.N177]=[.V177]; &quot;&quot;; (([.V177]-[.N177])/[.N177])*100)">
            <text:p/>
          </table:table-cell>
        </table:table-row>
        <table:table-row table:style-name="ro1">
          <table:table-cell office:value-type="string" calcext:value-type="string">
            <text:p>language/main_args/main_args_empty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main_args/main_args_empty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78]=[.D178]" office:value-type="boolean" office:boolean-value="true" calcext:value-type="boolean">
            <text:p>TRUE</text:p>
          </table:table-cell>
          <table:table-cell table:formula="of:=IF([.B178]=[.E178]; &quot;&quot;; &quot;*&quot;)">
            <text:p/>
          </table:table-cell>
          <table:table-cell table:formula="of:=IF([.B178]=[.E178]; &quot;&quot;; [.E178]-[.B178])">
            <text:p/>
          </table:table-cell>
          <table:table-cell table:formula="of:=IF([.B178]=[.E178]; &quot;&quot;; (([.E178]-[.B178])/[.B178])*100)">
            <text:p/>
          </table:table-cell>
          <table:table-cell table:number-columns-repeated="2"/>
          <table:table-cell office:value-type="string" calcext:value-type="string">
            <text:p>language/main_args/main_args_empty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178]=[.M178]" office:value-type="boolean" office:boolean-value="true" calcext:value-type="boolean">
            <text:p>TRUE</text:p>
          </table:table-cell>
          <table:table-cell table:formula="of:=IF([.E178]=[.N178]; &quot;&quot;; &quot;*&quot;)">
            <text:p/>
          </table:table-cell>
          <table:table-cell table:formula="of:=IF([.E178]=[.N178]; &quot;&quot;; [.E178]-[.N178])">
            <text:p/>
          </table:table-cell>
          <table:table-cell table:formula="of:=IF([.E178]=[.N178]; &quot;&quot;; (([.N178]-[.E178])/[.E178])*100)">
            <text:p/>
          </table:table-cell>
          <table:table-cell/>
          <table:table-cell office:value-type="string" calcext:value-type="string">
            <text:p>language/main_args/main_args_empty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M178]=[.U178]" office:value-type="boolean" office:boolean-value="true" calcext:value-type="boolean">
            <text:p>TRUE</text:p>
          </table:table-cell>
          <table:table-cell table:formula="of:=IF([.N178]=[.V178]; &quot;&quot;; [.V178]-[.N178])">
            <text:p/>
          </table:table-cell>
          <table:table-cell table:formula="of:=IF([.N178]=[.V178]; &quot;&quot;; (([.V178]-[.N178])/[.N178])*100)">
            <text:p/>
          </table:table-cell>
        </table:table-row>
        <table:table-row table:style-name="ro1">
          <table:table-cell office:value-type="string" calcext:value-type="string">
            <text:p>language/main_args/main_args_generics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language/main_args/main_args_generics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A179]=[.D179]" office:value-type="boolean" office:boolean-value="true" calcext:value-type="boolean">
            <text:p>TRUE</text:p>
          </table:table-cell>
          <table:table-cell table:formula="of:=IF([.B179]=[.E179]; &quot;&quot;; &quot;*&quot;)">
            <text:p/>
          </table:table-cell>
          <table:table-cell table:formula="of:=IF([.B179]=[.E179]; &quot;&quot;; [.E179]-[.B179])">
            <text:p/>
          </table:table-cell>
          <table:table-cell table:formula="of:=IF([.B179]=[.E179]; &quot;&quot;; (([.E179]-[.B179])/[.B179])*100)">
            <text:p/>
          </table:table-cell>
          <table:table-cell table:number-columns-repeated="2"/>
          <table:table-cell office:value-type="string" calcext:value-type="string">
            <text:p>language/main_args/main_args_generics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D179]=[.M179]" office:value-type="boolean" office:boolean-value="true" calcext:value-type="boolean">
            <text:p>TRUE</text:p>
          </table:table-cell>
          <table:table-cell table:formula="of:=IF([.E179]=[.N179]; &quot;&quot;; &quot;*&quot;)">
            <text:p/>
          </table:table-cell>
          <table:table-cell table:formula="of:=IF([.E179]=[.N179]; &quot;&quot;; [.E179]-[.N179])">
            <text:p/>
          </table:table-cell>
          <table:table-cell table:formula="of:=IF([.E179]=[.N179]; &quot;&quot;; (([.N179]-[.E179])/[.E179])*100)">
            <text:p/>
          </table:table-cell>
          <table:table-cell/>
          <table:table-cell office:value-type="string" calcext:value-type="string">
            <text:p>language/main_args/main_args_generics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M179]=[.U179]" office:value-type="boolean" office:boolean-value="true" calcext:value-type="boolean">
            <text:p>TRUE</text:p>
          </table:table-cell>
          <table:table-cell table:formula="of:=IF([.N179]=[.V179]; &quot;&quot;; [.V179]-[.N179])">
            <text:p/>
          </table:table-cell>
          <table:table-cell table:formula="of:=IF([.N179]=[.V179]; &quot;&quot;; (([.V179]-[.N179])/[.N179])*100)">
            <text:p/>
          </table:table-cell>
        </table:table-row>
        <table:table-row table:style-name="ro1">
          <table:table-cell office:value-type="string" calcext:value-type="string">
            <text:p>language/main_args/main_args_one_u64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main_args/main_args_one_u64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180]=[.D180]" office:value-type="boolean" office:boolean-value="true" calcext:value-type="boolean">
            <text:p>TRUE</text:p>
          </table:table-cell>
          <table:table-cell table:formula="of:=IF([.B180]=[.E180]; &quot;&quot;; &quot;*&quot;)">
            <text:p/>
          </table:table-cell>
          <table:table-cell table:formula="of:=IF([.B180]=[.E180]; &quot;&quot;; [.E180]-[.B180])">
            <text:p/>
          </table:table-cell>
          <table:table-cell table:formula="of:=IF([.B180]=[.E180]; &quot;&quot;; (([.E180]-[.B180])/[.B180])*100)">
            <text:p/>
          </table:table-cell>
          <table:table-cell table:number-columns-repeated="2"/>
          <table:table-cell office:value-type="string" calcext:value-type="string">
            <text:p>language/main_args/main_args_one_u64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180]=[.M180]" office:value-type="boolean" office:boolean-value="true" calcext:value-type="boolean">
            <text:p>TRUE</text:p>
          </table:table-cell>
          <table:table-cell table:formula="of:=IF([.E180]=[.N180]; &quot;&quot;; &quot;*&quot;)">
            <text:p/>
          </table:table-cell>
          <table:table-cell table:formula="of:=IF([.E180]=[.N180]; &quot;&quot;; [.E180]-[.N180])">
            <text:p/>
          </table:table-cell>
          <table:table-cell table:formula="of:=IF([.E180]=[.N180]; &quot;&quot;; (([.N180]-[.E180])/[.E180])*100)">
            <text:p/>
          </table:table-cell>
          <table:table-cell/>
          <table:table-cell office:value-type="string" calcext:value-type="string">
            <text:p>language/main_args/main_args_one_u64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M180]=[.U180]" office:value-type="boolean" office:boolean-value="true" calcext:value-type="boolean">
            <text:p>TRUE</text:p>
          </table:table-cell>
          <table:table-cell table:formula="of:=IF([.N180]=[.V180]; &quot;&quot;; [.V180]-[.N180])">
            <text:p/>
          </table:table-cell>
          <table:table-cell table:formula="of:=IF([.N180]=[.V180]; &quot;&quot;; (([.V180]-[.N180])/[.N180])*100)">
            <text:p/>
          </table:table-cell>
        </table:table-row>
        <table:table-row table:style-name="ro1">
          <table:table-cell office:value-type="string" calcext:value-type="string">
            <text:p>language/main_args/main_args_ref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main_args/main_args_ref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181]=[.D181]" office:value-type="boolean" office:boolean-value="true" calcext:value-type="boolean">
            <text:p>TRUE</text:p>
          </table:table-cell>
          <table:table-cell table:formula="of:=IF([.B181]=[.E181]; &quot;&quot;; &quot;*&quot;)">
            <text:p/>
          </table:table-cell>
          <table:table-cell table:formula="of:=IF([.B181]=[.E181]; &quot;&quot;; [.E181]-[.B181])">
            <text:p/>
          </table:table-cell>
          <table:table-cell table:formula="of:=IF([.B181]=[.E181]; &quot;&quot;; (([.E181]-[.B181])/[.B181])*100)">
            <text:p/>
          </table:table-cell>
          <table:table-cell table:number-columns-repeated="2"/>
          <table:table-cell office:value-type="string" calcext:value-type="string">
            <text:p>language/main_args/main_args_ref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181]=[.M181]" office:value-type="boolean" office:boolean-value="true" calcext:value-type="boolean">
            <text:p>TRUE</text:p>
          </table:table-cell>
          <table:table-cell table:formula="of:=IF([.E181]=[.N181]; &quot;&quot;; &quot;*&quot;)">
            <text:p/>
          </table:table-cell>
          <table:table-cell table:formula="of:=IF([.E181]=[.N181]; &quot;&quot;; [.E181]-[.N181])">
            <text:p/>
          </table:table-cell>
          <table:table-cell table:formula="of:=IF([.E181]=[.N181]; &quot;&quot;; (([.N181]-[.E181])/[.E181])*100)">
            <text:p/>
          </table:table-cell>
          <table:table-cell/>
          <table:table-cell office:value-type="string" calcext:value-type="string">
            <text:p>language/main_args/main_args_ref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M181]=[.U181]" office:value-type="boolean" office:boolean-value="true" calcext:value-type="boolean">
            <text:p>TRUE</text:p>
          </table:table-cell>
          <table:table-cell table:formula="of:=IF([.N181]=[.V181]; &quot;&quot;; [.V181]-[.N181])">
            <text:p/>
          </table:table-cell>
          <table:table-cell table:formula="of:=IF([.N181]=[.V181]; &quot;&quot;; (([.V181]-[.N181])/[.N181])*100)">
            <text:p/>
          </table:table-cell>
        </table:table-row>
        <table:table-row table:style-name="ro1">
          <table:table-cell office:value-type="string" calcext:value-type="string">
            <text:p>language/main_args/main_args_ref_copy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language/main_args/main_args_ref_copy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A182]=[.D182]" office:value-type="boolean" office:boolean-value="true" calcext:value-type="boolean">
            <text:p>TRUE</text:p>
          </table:table-cell>
          <table:table-cell table:formula="of:=IF([.B182]=[.E182]; &quot;&quot;; &quot;*&quot;)">
            <text:p/>
          </table:table-cell>
          <table:table-cell table:formula="of:=IF([.B182]=[.E182]; &quot;&quot;; [.E182]-[.B182])">
            <text:p/>
          </table:table-cell>
          <table:table-cell table:formula="of:=IF([.B182]=[.E182]; &quot;&quot;; (([.E182]-[.B182])/[.B182])*100)">
            <text:p/>
          </table:table-cell>
          <table:table-cell table:number-columns-repeated="2"/>
          <table:table-cell office:value-type="string" calcext:value-type="string">
            <text:p>language/main_args/main_args_ref_copy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D182]=[.M182]" office:value-type="boolean" office:boolean-value="true" calcext:value-type="boolean">
            <text:p>TRUE</text:p>
          </table:table-cell>
          <table:table-cell table:formula="of:=IF([.E182]=[.N182]; &quot;&quot;; &quot;*&quot;)">
            <text:p/>
          </table:table-cell>
          <table:table-cell table:formula="of:=IF([.E182]=[.N182]; &quot;&quot;; [.E182]-[.N182])">
            <text:p/>
          </table:table-cell>
          <table:table-cell table:formula="of:=IF([.E182]=[.N182]; &quot;&quot;; (([.N182]-[.E182])/[.E182])*100)">
            <text:p/>
          </table:table-cell>
          <table:table-cell/>
          <table:table-cell office:value-type="string" calcext:value-type="string">
            <text:p>language/main_args/main_args_ref_copy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M182]=[.U182]" office:value-type="boolean" office:boolean-value="true" calcext:value-type="boolean">
            <text:p>TRUE</text:p>
          </table:table-cell>
          <table:table-cell table:formula="of:=IF([.N182]=[.V182]; &quot;&quot;; [.V182]-[.N182])">
            <text:p/>
          </table:table-cell>
          <table:table-cell table:formula="of:=IF([.N182]=[.V182]; &quot;&quot;; (([.V182]-[.N182])/[.N182])*100)">
            <text:p/>
          </table:table-cell>
        </table:table-row>
        <table:table-row table:style-name="ro1">
          <table:table-cell office:value-type="string" calcext:value-type="string">
            <text:p>language/main_args/main_args_ref_ref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language/main_args/main_args_ref_ref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A183]=[.D183]" office:value-type="boolean" office:boolean-value="true" calcext:value-type="boolean">
            <text:p>TRUE</text:p>
          </table:table-cell>
          <table:table-cell table:formula="of:=IF([.B183]=[.E183]; &quot;&quot;; &quot;*&quot;)">
            <text:p/>
          </table:table-cell>
          <table:table-cell table:formula="of:=IF([.B183]=[.E183]; &quot;&quot;; [.E183]-[.B183])">
            <text:p/>
          </table:table-cell>
          <table:table-cell table:formula="of:=IF([.B183]=[.E183]; &quot;&quot;; (([.E183]-[.B183])/[.B183])*100)">
            <text:p/>
          </table:table-cell>
          <table:table-cell table:number-columns-repeated="2"/>
          <table:table-cell office:value-type="string" calcext:value-type="string">
            <text:p>language/main_args/main_args_ref_ref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D183]=[.M183]" office:value-type="boolean" office:boolean-value="true" calcext:value-type="boolean">
            <text:p>TRUE</text:p>
          </table:table-cell>
          <table:table-cell table:formula="of:=IF([.E183]=[.N183]; &quot;&quot;; &quot;*&quot;)">
            <text:p/>
          </table:table-cell>
          <table:table-cell table:formula="of:=IF([.E183]=[.N183]; &quot;&quot;; [.E183]-[.N183])">
            <text:p/>
          </table:table-cell>
          <table:table-cell table:formula="of:=IF([.E183]=[.N183]; &quot;&quot;; (([.N183]-[.E183])/[.E183])*100)">
            <text:p/>
          </table:table-cell>
          <table:table-cell/>
          <table:table-cell office:value-type="string" calcext:value-type="string">
            <text:p>language/main_args/main_args_ref_ref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M183]=[.U183]" office:value-type="boolean" office:boolean-value="true" calcext:value-type="boolean">
            <text:p>TRUE</text:p>
          </table:table-cell>
          <table:table-cell table:formula="of:=IF([.N183]=[.V183]; &quot;&quot;; [.V183]-[.N183])">
            <text:p/>
          </table:table-cell>
          <table:table-cell table:formula="of:=IF([.N183]=[.V183]; &quot;&quot;; (([.V183]-[.N183])/[.N183])*100)">
            <text:p/>
          </table:table-cell>
        </table:table-row>
        <table:table-row table:style-name="ro1">
          <table:table-cell office:value-type="string" calcext:value-type="string">
            <text:p>language/main_args/main_args_two_u64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main_args/main_args_two_u64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184]=[.D184]" office:value-type="boolean" office:boolean-value="true" calcext:value-type="boolean">
            <text:p>TRUE</text:p>
          </table:table-cell>
          <table:table-cell table:formula="of:=IF([.B184]=[.E184]; &quot;&quot;; &quot;*&quot;)">
            <text:p/>
          </table:table-cell>
          <table:table-cell table:formula="of:=IF([.B184]=[.E184]; &quot;&quot;; [.E184]-[.B184])">
            <text:p/>
          </table:table-cell>
          <table:table-cell table:formula="of:=IF([.B184]=[.E184]; &quot;&quot;; (([.E184]-[.B184])/[.B184])*100)">
            <text:p/>
          </table:table-cell>
          <table:table-cell table:number-columns-repeated="2"/>
          <table:table-cell office:value-type="string" calcext:value-type="string">
            <text:p>language/main_args/main_args_two_u64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184]=[.M184]" office:value-type="boolean" office:boolean-value="true" calcext:value-type="boolean">
            <text:p>TRUE</text:p>
          </table:table-cell>
          <table:table-cell table:formula="of:=IF([.E184]=[.N184]; &quot;&quot;; &quot;*&quot;)">
            <text:p/>
          </table:table-cell>
          <table:table-cell table:formula="of:=IF([.E184]=[.N184]; &quot;&quot;; [.E184]-[.N184])">
            <text:p/>
          </table:table-cell>
          <table:table-cell table:formula="of:=IF([.E184]=[.N184]; &quot;&quot;; (([.N184]-[.E184])/[.E184])*100)">
            <text:p/>
          </table:table-cell>
          <table:table-cell/>
          <table:table-cell office:value-type="string" calcext:value-type="string">
            <text:p>language/main_args/main_args_two_u64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M184]=[.U184]" office:value-type="boolean" office:boolean-value="true" calcext:value-type="boolean">
            <text:p>TRUE</text:p>
          </table:table-cell>
          <table:table-cell table:formula="of:=IF([.N184]=[.V184]; &quot;&quot;; [.V184]-[.N184])">
            <text:p/>
          </table:table-cell>
          <table:table-cell table:formula="of:=IF([.N184]=[.V184]; &quot;&quot;; (([.V184]-[.N184])/[.N184])*100)">
            <text:p/>
          </table:table-cell>
        </table:table-row>
        <table:table-row table:style-name="ro1">
          <table:table-cell office:value-type="string" calcext:value-type="string">
            <text:p>language/main_args/main_args_various_types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language/main_args/main_args_various_types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[.A185]=[.D185]" office:value-type="boolean" office:boolean-value="true" calcext:value-type="boolean">
            <text:p>TRUE</text:p>
          </table:table-cell>
          <table:table-cell table:formula="of:=IF([.B185]=[.E185]; &quot;&quot;; &quot;*&quot;)">
            <text:p/>
          </table:table-cell>
          <table:table-cell table:formula="of:=IF([.B185]=[.E185]; &quot;&quot;; [.E185]-[.B185])">
            <text:p/>
          </table:table-cell>
          <table:table-cell table:formula="of:=IF([.B185]=[.E185]; &quot;&quot;; (([.E185]-[.B185])/[.B185])*100)">
            <text:p/>
          </table:table-cell>
          <table:table-cell table:number-columns-repeated="2"/>
          <table:table-cell office:value-type="string" calcext:value-type="string">
            <text:p>language/main_args/main_args_various_types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[.D185]=[.M185]" office:value-type="boolean" office:boolean-value="true" calcext:value-type="boolean">
            <text:p>TRUE</text:p>
          </table:table-cell>
          <table:table-cell table:formula="of:=IF([.E185]=[.N185]; &quot;&quot;; &quot;*&quot;)">
            <text:p/>
          </table:table-cell>
          <table:table-cell table:formula="of:=IF([.E185]=[.N185]; &quot;&quot;; [.E185]-[.N185])">
            <text:p/>
          </table:table-cell>
          <table:table-cell table:formula="of:=IF([.E185]=[.N185]; &quot;&quot;; (([.N185]-[.E185])/[.E185])*100)">
            <text:p/>
          </table:table-cell>
          <table:table-cell/>
          <table:table-cell office:value-type="string" calcext:value-type="string">
            <text:p>language/main_args/main_args_various_types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[.M185]=[.U185]" office:value-type="boolean" office:boolean-value="true" calcext:value-type="boolean">
            <text:p>TRUE</text:p>
          </table:table-cell>
          <table:table-cell table:formula="of:=IF([.N185]=[.V185]; &quot;&quot;; [.V185]-[.N185])">
            <text:p/>
          </table:table-cell>
          <table:table-cell table:formula="of:=IF([.N185]=[.V185]; &quot;&quot;; (([.V185]-[.N185])/[.N185])*100)">
            <text:p/>
          </table:table-cell>
        </table:table-row>
        <table:table-row table:style-name="ro1">
          <table:table-cell office:value-type="string" calcext:value-type="string">
            <text:p>language/main_returns_uni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main_returns_uni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186]=[.D186]" office:value-type="boolean" office:boolean-value="true" calcext:value-type="boolean">
            <text:p>TRUE</text:p>
          </table:table-cell>
          <table:table-cell table:formula="of:=IF([.B186]=[.E186]; &quot;&quot;; &quot;*&quot;)">
            <text:p/>
          </table:table-cell>
          <table:table-cell table:formula="of:=IF([.B186]=[.E186]; &quot;&quot;; [.E186]-[.B186])">
            <text:p/>
          </table:table-cell>
          <table:table-cell table:formula="of:=IF([.B186]=[.E186]; &quot;&quot;; (([.E186]-[.B186])/[.B186])*100)">
            <text:p/>
          </table:table-cell>
          <table:table-cell table:number-columns-repeated="2"/>
          <table:table-cell office:value-type="string" calcext:value-type="string">
            <text:p>language/main_returns_uni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186]=[.M186]" office:value-type="boolean" office:boolean-value="true" calcext:value-type="boolean">
            <text:p>TRUE</text:p>
          </table:table-cell>
          <table:table-cell table:formula="of:=IF([.E186]=[.N186]; &quot;&quot;; &quot;*&quot;)">
            <text:p/>
          </table:table-cell>
          <table:table-cell table:formula="of:=IF([.E186]=[.N186]; &quot;&quot;; [.E186]-[.N186])">
            <text:p/>
          </table:table-cell>
          <table:table-cell table:formula="of:=IF([.E186]=[.N186]; &quot;&quot;; (([.N186]-[.E186])/[.E186])*100)">
            <text:p/>
          </table:table-cell>
          <table:table-cell/>
          <table:table-cell office:value-type="string" calcext:value-type="string">
            <text:p>language/main_returns_uni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186]=[.U186]" office:value-type="boolean" office:boolean-value="true" calcext:value-type="boolean">
            <text:p>TRUE</text:p>
          </table:table-cell>
          <table:table-cell table:formula="of:=IF([.N186]=[.V186]; &quot;&quot;; [.V186]-[.N186])">
            <text:p/>
          </table:table-cell>
          <table:table-cell table:formula="of:=IF([.N186]=[.V186]; &quot;&quot;; (([.V186]-[.N186])/[.N186])*100)">
            <text:p/>
          </table:table-cell>
        </table:table-row>
        <table:table-row table:style-name="ro1">
          <table:table-cell office:value-type="string" calcext:value-type="string">
            <text:p>language/many_stack_variables</text:p>
          </table:table-cell>
          <table:table-cell office:value-type="float" office:value="656" calcext:value-type="float">
            <text:p>656</text:p>
          </table:table-cell>
          <table:table-cell/>
          <table:table-cell office:value-type="string" calcext:value-type="string">
            <text:p>language/many_stack_variables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[.A187]=[.D187]" office:value-type="boolean" office:boolean-value="true" calcext:value-type="boolean">
            <text:p>TRUE</text:p>
          </table:table-cell>
          <table:table-cell table:formula="of:=IF([.B187]=[.E187]; &quot;&quot;; &quot;*&quot;)">
            <text:p/>
          </table:table-cell>
          <table:table-cell table:formula="of:=IF([.B187]=[.E187]; &quot;&quot;; [.E187]-[.B187])">
            <text:p/>
          </table:table-cell>
          <table:table-cell table:formula="of:=IF([.B187]=[.E187]; &quot;&quot;; (([.E187]-[.B187])/[.B187])*100)">
            <text:p/>
          </table:table-cell>
          <table:table-cell table:number-columns-repeated="2"/>
          <table:table-cell office:value-type="string" calcext:value-type="string">
            <text:p>language/many_stack_variables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[.D187]=[.M187]" office:value-type="boolean" office:boolean-value="true" calcext:value-type="boolean">
            <text:p>TRUE</text:p>
          </table:table-cell>
          <table:table-cell table:formula="of:=IF([.E187]=[.N187]; &quot;&quot;; &quot;*&quot;)">
            <text:p/>
          </table:table-cell>
          <table:table-cell table:formula="of:=IF([.E187]=[.N187]; &quot;&quot;; [.E187]-[.N187])">
            <text:p/>
          </table:table-cell>
          <table:table-cell table:formula="of:=IF([.E187]=[.N187]; &quot;&quot;; (([.N187]-[.E187])/[.E187])*100)">
            <text:p/>
          </table:table-cell>
          <table:table-cell/>
          <table:table-cell office:value-type="string" calcext:value-type="string">
            <text:p>language/many_stack_variables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[.M187]=[.U187]" office:value-type="boolean" office:boolean-value="true" calcext:value-type="boolean">
            <text:p>TRUE</text:p>
          </table:table-cell>
          <table:table-cell table:formula="of:=IF([.N187]=[.V187]; &quot;&quot;; [.V187]-[.N187])">
            <text:p/>
          </table:table-cell>
          <table:table-cell table:formula="of:=IF([.N187]=[.V187]; &quot;&quot;; (([.V187]-[.N187])/[.N187])*100)">
            <text:p/>
          </table:table-cell>
        </table:table-row>
        <table:table-row table:style-name="ro1">
          <table:table-cell office:value-type="string" calcext:value-type="string">
            <text:p>language/match_expressions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string" calcext:value-type="string">
            <text:p>language/match_expressions</text:p>
          </table:table-cell>
          <table:table-cell office:value-type="float" office:value="592" calcext:value-type="float">
            <text:p>592</text:p>
          </table:table-cell>
          <table:table-cell/>
          <table:table-cell table:formula="of:=[.A188]=[.D188]" office:value-type="boolean" office:boolean-value="true" calcext:value-type="boolean">
            <text:p>TRUE</text:p>
          </table:table-cell>
          <table:table-cell table:formula="of:=IF([.B188]=[.E188]; &quot;&quot;; &quot;*&quot;)">
            <text:p/>
          </table:table-cell>
          <table:table-cell table:formula="of:=IF([.B188]=[.E188]; &quot;&quot;; [.E188]-[.B188])">
            <text:p/>
          </table:table-cell>
          <table:table-cell table:formula="of:=IF([.B188]=[.E188]; &quot;&quot;; (([.E188]-[.B188])/[.B188])*100)">
            <text:p/>
          </table:table-cell>
          <table:table-cell table:number-columns-repeated="2"/>
          <table:table-cell office:value-type="string" calcext:value-type="string">
            <text:p>language/match_expressions</text:p>
          </table:table-cell>
          <table:table-cell office:value-type="float" office:value="592" calcext:value-type="float">
            <text:p>592</text:p>
          </table:table-cell>
          <table:table-cell/>
          <table:table-cell table:formula="of:=[.D188]=[.M188]" office:value-type="boolean" office:boolean-value="true" calcext:value-type="boolean">
            <text:p>TRUE</text:p>
          </table:table-cell>
          <table:table-cell table:formula="of:=IF([.E188]=[.N188]; &quot;&quot;; &quot;*&quot;)">
            <text:p/>
          </table:table-cell>
          <table:table-cell table:formula="of:=IF([.E188]=[.N188]; &quot;&quot;; [.E188]-[.N188])">
            <text:p/>
          </table:table-cell>
          <table:table-cell table:formula="of:=IF([.E188]=[.N188]; &quot;&quot;; (([.N188]-[.E188])/[.E188])*100)">
            <text:p/>
          </table:table-cell>
          <table:table-cell/>
          <table:table-cell office:value-type="string" calcext:value-type="string">
            <text:p>language/match_expressions</text:p>
          </table:table-cell>
          <table:table-cell office:value-type="float" office:value="592" calcext:value-type="float">
            <text:p>592</text:p>
          </table:table-cell>
          <table:table-cell/>
          <table:table-cell table:formula="of:=[.M188]=[.U188]" office:value-type="boolean" office:boolean-value="true" calcext:value-type="boolean">
            <text:p>TRUE</text:p>
          </table:table-cell>
          <table:table-cell table:formula="of:=IF([.N188]=[.V188]; &quot;&quot;; [.V188]-[.N188])">
            <text:p/>
          </table:table-cell>
          <table:table-cell table:formula="of:=IF([.N188]=[.V188]; &quot;&quot;; (([.V188]-[.N188])/[.N188])*100)">
            <text:p/>
          </table:table-cell>
        </table:table-row>
        <table:table-row table:style-name="ro1">
          <table:table-cell office:value-type="string" calcext:value-type="string">
            <text:p>language/match_expressions_constants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language/match_expressions_constants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[.A189]=[.D189]" office:value-type="boolean" office:boolean-value="true" calcext:value-type="boolean">
            <text:p>TRUE</text:p>
          </table:table-cell>
          <table:table-cell table:formula="of:=IF([.B189]=[.E189]; &quot;&quot;; &quot;*&quot;)">
            <text:p/>
          </table:table-cell>
          <table:table-cell table:formula="of:=IF([.B189]=[.E189]; &quot;&quot;; [.E189]-[.B189])">
            <text:p/>
          </table:table-cell>
          <table:table-cell table:formula="of:=IF([.B189]=[.E189]; &quot;&quot;; (([.E189]-[.B189])/[.B189])*100)">
            <text:p/>
          </table:table-cell>
          <table:table-cell table:number-columns-repeated="2"/>
          <table:table-cell office:value-type="string" calcext:value-type="string">
            <text:p>language/match_expressions_constants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[.D189]=[.M189]" office:value-type="boolean" office:boolean-value="true" calcext:value-type="boolean">
            <text:p>TRUE</text:p>
          </table:table-cell>
          <table:table-cell table:formula="of:=IF([.E189]=[.N189]; &quot;&quot;; &quot;*&quot;)">
            <text:p/>
          </table:table-cell>
          <table:table-cell table:formula="of:=IF([.E189]=[.N189]; &quot;&quot;; [.E189]-[.N189])">
            <text:p/>
          </table:table-cell>
          <table:table-cell table:formula="of:=IF([.E189]=[.N189]; &quot;&quot;; (([.N189]-[.E189])/[.E189])*100)">
            <text:p/>
          </table:table-cell>
          <table:table-cell/>
          <table:table-cell office:value-type="string" calcext:value-type="string">
            <text:p>language/match_expressions_constants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[.M189]=[.U189]" office:value-type="boolean" office:boolean-value="true" calcext:value-type="boolean">
            <text:p>TRUE</text:p>
          </table:table-cell>
          <table:table-cell table:formula="of:=IF([.N189]=[.V189]; &quot;&quot;; [.V189]-[.N189])">
            <text:p/>
          </table:table-cell>
          <table:table-cell table:formula="of:=IF([.N189]=[.V189]; &quot;&quot;; (([.V189]-[.N189])/[.N189])*100)">
            <text:p/>
          </table:table-cell>
        </table:table-row>
        <table:table-row table:style-name="ro1">
          <table:table-cell office:value-type="string" calcext:value-type="string">
            <text:p>language/match_expressions_empty_enum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match_expressions_empty_enum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90]=[.D190]" office:value-type="boolean" office:boolean-value="true" calcext:value-type="boolean">
            <text:p>TRUE</text:p>
          </table:table-cell>
          <table:table-cell table:formula="of:=IF([.B190]=[.E190]; &quot;&quot;; &quot;*&quot;)">
            <text:p/>
          </table:table-cell>
          <table:table-cell table:formula="of:=IF([.B190]=[.E190]; &quot;&quot;; [.E190]-[.B190])">
            <text:p/>
          </table:table-cell>
          <table:table-cell table:formula="of:=IF([.B190]=[.E190]; &quot;&quot;; (([.E190]-[.B190])/[.B190])*100)">
            <text:p/>
          </table:table-cell>
          <table:table-cell table:number-columns-repeated="2"/>
          <table:table-cell office:value-type="string" calcext:value-type="string">
            <text:p>language/match_expressions_empty_enum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190]=[.M190]" office:value-type="boolean" office:boolean-value="true" calcext:value-type="boolean">
            <text:p>TRUE</text:p>
          </table:table-cell>
          <table:table-cell table:formula="of:=IF([.E190]=[.N190]; &quot;&quot;; &quot;*&quot;)">
            <text:p/>
          </table:table-cell>
          <table:table-cell table:formula="of:=IF([.E190]=[.N190]; &quot;&quot;; [.E190]-[.N190])">
            <text:p/>
          </table:table-cell>
          <table:table-cell table:formula="of:=IF([.E190]=[.N190]; &quot;&quot;; (([.N190]-[.E190])/[.E190])*100)">
            <text:p/>
          </table:table-cell>
          <table:table-cell/>
          <table:table-cell office:value-type="string" calcext:value-type="string">
            <text:p>language/match_expressions_empty_enum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M190]=[.U190]" office:value-type="boolean" office:boolean-value="true" calcext:value-type="boolean">
            <text:p>TRUE</text:p>
          </table:table-cell>
          <table:table-cell table:formula="of:=IF([.N190]=[.V190]; &quot;&quot;; [.V190]-[.N190])">
            <text:p/>
          </table:table-cell>
          <table:table-cell table:formula="of:=IF([.N190]=[.V190]; &quot;&quot;; (([.V190]-[.N190])/[.N190])*100)">
            <text:p/>
          </table:table-cell>
        </table:table-row>
        <table:table-row table:style-name="ro1">
          <table:table-cell office:value-type="string" calcext:value-type="string">
            <text:p>language/match_expressions_enums</text:p>
          </table:table-cell>
          <table:table-cell office:value-type="float" office:value="3048" calcext:value-type="float">
            <text:p>3048</text:p>
          </table:table-cell>
          <table:table-cell/>
          <table:table-cell office:value-type="string" calcext:value-type="string">
            <text:p>language/match_expressions_enums</text:p>
          </table:table-cell>
          <table:table-cell office:value-type="float" office:value="3048" calcext:value-type="float">
            <text:p>3048</text:p>
          </table:table-cell>
          <table:table-cell/>
          <table:table-cell table:formula="of:=[.A191]=[.D191]" office:value-type="boolean" office:boolean-value="true" calcext:value-type="boolean">
            <text:p>TRUE</text:p>
          </table:table-cell>
          <table:table-cell table:formula="of:=IF([.B191]=[.E191]; &quot;&quot;; &quot;*&quot;)">
            <text:p/>
          </table:table-cell>
          <table:table-cell table:formula="of:=IF([.B191]=[.E191]; &quot;&quot;; [.E191]-[.B191])">
            <text:p/>
          </table:table-cell>
          <table:table-cell table:formula="of:=IF([.B191]=[.E191]; &quot;&quot;; (([.E191]-[.B191])/[.B191])*100)">
            <text:p/>
          </table:table-cell>
          <table:table-cell table:number-columns-repeated="2"/>
          <table:table-cell office:value-type="string" calcext:value-type="string">
            <text:p>language/match_expressions_enums</text:p>
          </table:table-cell>
          <table:table-cell office:value-type="float" office:value="3048" calcext:value-type="float">
            <text:p>3048</text:p>
          </table:table-cell>
          <table:table-cell/>
          <table:table-cell table:formula="of:=[.D191]=[.M191]" office:value-type="boolean" office:boolean-value="true" calcext:value-type="boolean">
            <text:p>TRUE</text:p>
          </table:table-cell>
          <table:table-cell table:formula="of:=IF([.E191]=[.N191]; &quot;&quot;; &quot;*&quot;)">
            <text:p/>
          </table:table-cell>
          <table:table-cell table:formula="of:=IF([.E191]=[.N191]; &quot;&quot;; [.E191]-[.N191])">
            <text:p/>
          </table:table-cell>
          <table:table-cell table:formula="of:=IF([.E191]=[.N191]; &quot;&quot;; (([.N191]-[.E191])/[.E191])*100)">
            <text:p/>
          </table:table-cell>
          <table:table-cell/>
          <table:table-cell office:value-type="string" calcext:value-type="string">
            <text:p>language/match_expressions_enums</text:p>
          </table:table-cell>
          <table:table-cell office:value-type="float" office:value="3048" calcext:value-type="float">
            <text:p>3048</text:p>
          </table:table-cell>
          <table:table-cell/>
          <table:table-cell table:formula="of:=[.M191]=[.U191]" office:value-type="boolean" office:boolean-value="true" calcext:value-type="boolean">
            <text:p>TRUE</text:p>
          </table:table-cell>
          <table:table-cell table:formula="of:=IF([.N191]=[.V191]; &quot;&quot;; [.V191]-[.N191])">
            <text:p/>
          </table:table-cell>
          <table:table-cell table:formula="of:=IF([.N191]=[.V191]; &quot;&quot;; (([.V191]-[.N191])/[.N191])*100)">
            <text:p/>
          </table:table-cell>
        </table:table-row>
        <table:table-row table:style-name="ro1">
          <table:table-cell office:value-type="string" calcext:value-type="string">
            <text:p>language/match_expressions_explicit_rets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match_expressions_explicit_ret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192]=[.D192]" office:value-type="boolean" office:boolean-value="true" calcext:value-type="boolean">
            <text:p>TRUE</text:p>
          </table:table-cell>
          <table:table-cell table:formula="of:=IF([.B192]=[.E192]; &quot;&quot;; &quot;*&quot;)">
            <text:p/>
          </table:table-cell>
          <table:table-cell table:formula="of:=IF([.B192]=[.E192]; &quot;&quot;; [.E192]-[.B192])">
            <text:p/>
          </table:table-cell>
          <table:table-cell table:formula="of:=IF([.B192]=[.E192]; &quot;&quot;; (([.E192]-[.B192])/[.B192])*100)">
            <text:p/>
          </table:table-cell>
          <table:table-cell table:number-columns-repeated="2"/>
          <table:table-cell office:value-type="string" calcext:value-type="string">
            <text:p>language/match_expressions_explicit_ret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192]=[.M192]" office:value-type="boolean" office:boolean-value="true" calcext:value-type="boolean">
            <text:p>TRUE</text:p>
          </table:table-cell>
          <table:table-cell table:formula="of:=IF([.E192]=[.N192]; &quot;&quot;; &quot;*&quot;)">
            <text:p/>
          </table:table-cell>
          <table:table-cell table:formula="of:=IF([.E192]=[.N192]; &quot;&quot;; [.E192]-[.N192])">
            <text:p/>
          </table:table-cell>
          <table:table-cell table:formula="of:=IF([.E192]=[.N192]; &quot;&quot;; (([.N192]-[.E192])/[.E192])*100)">
            <text:p/>
          </table:table-cell>
          <table:table-cell/>
          <table:table-cell office:value-type="string" calcext:value-type="string">
            <text:p>language/match_expressions_explicit_ret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M192]=[.U192]" office:value-type="boolean" office:boolean-value="true" calcext:value-type="boolean">
            <text:p>TRUE</text:p>
          </table:table-cell>
          <table:table-cell table:formula="of:=IF([.N192]=[.V192]; &quot;&quot;; [.V192]-[.N192])">
            <text:p/>
          </table:table-cell>
          <table:table-cell table:formula="of:=IF([.N192]=[.V192]; &quot;&quot;; (([.V192]-[.N192])/[.N192])*100)">
            <text:p/>
          </table:table-cell>
        </table:table-row>
        <table:table-row table:style-name="ro1">
          <table:table-cell office:value-type="string" calcext:value-type="string">
            <text:p>language/match_expressions_inside_generic_functions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language/match_expressions_inside_generic_functions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A193]=[.D193]" office:value-type="boolean" office:boolean-value="true" calcext:value-type="boolean">
            <text:p>TRUE</text:p>
          </table:table-cell>
          <table:table-cell table:formula="of:=IF([.B193]=[.E193]; &quot;&quot;; &quot;*&quot;)">
            <text:p/>
          </table:table-cell>
          <table:table-cell table:formula="of:=IF([.B193]=[.E193]; &quot;&quot;; [.E193]-[.B193])">
            <text:p/>
          </table:table-cell>
          <table:table-cell table:formula="of:=IF([.B193]=[.E193]; &quot;&quot;; (([.E193]-[.B193])/[.B193])*100)">
            <text:p/>
          </table:table-cell>
          <table:table-cell table:number-columns-repeated="2"/>
          <table:table-cell office:value-type="string" calcext:value-type="string">
            <text:p>language/match_expressions_inside_generic_functions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D193]=[.M193]" office:value-type="boolean" office:boolean-value="true" calcext:value-type="boolean">
            <text:p>TRUE</text:p>
          </table:table-cell>
          <table:table-cell table:formula="of:=IF([.E193]=[.N193]; &quot;&quot;; &quot;*&quot;)">
            <text:p/>
          </table:table-cell>
          <table:table-cell table:formula="of:=IF([.E193]=[.N193]; &quot;&quot;; [.E193]-[.N193])">
            <text:p/>
          </table:table-cell>
          <table:table-cell table:formula="of:=IF([.E193]=[.N193]; &quot;&quot;; (([.N193]-[.E193])/[.E193])*100)">
            <text:p/>
          </table:table-cell>
          <table:table-cell/>
          <table:table-cell office:value-type="string" calcext:value-type="string">
            <text:p>language/match_expressions_inside_generic_functions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M193]=[.U193]" office:value-type="boolean" office:boolean-value="true" calcext:value-type="boolean">
            <text:p>TRUE</text:p>
          </table:table-cell>
          <table:table-cell table:formula="of:=IF([.N193]=[.V193]; &quot;&quot;; [.V193]-[.N193])">
            <text:p/>
          </table:table-cell>
          <table:table-cell table:formula="of:=IF([.N193]=[.V193]; &quot;&quot;; (([.V193]-[.N193])/[.N193])*100)">
            <text:p/>
          </table:table-cell>
        </table:table-row>
        <table:table-row table:style-name="ro1">
          <table:table-cell office:value-type="string" calcext:value-type="string">
            <text:p>language/match_expressions_mismatched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language/match_expressions_mismatched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A194]=[.D194]" office:value-type="boolean" office:boolean-value="true" calcext:value-type="boolean">
            <text:p>TRUE</text:p>
          </table:table-cell>
          <table:table-cell table:formula="of:=IF([.B194]=[.E194]; &quot;&quot;; &quot;*&quot;)">
            <text:p/>
          </table:table-cell>
          <table:table-cell table:formula="of:=IF([.B194]=[.E194]; &quot;&quot;; [.E194]-[.B194])">
            <text:p/>
          </table:table-cell>
          <table:table-cell table:formula="of:=IF([.B194]=[.E194]; &quot;&quot;; (([.E194]-[.B194])/[.B194])*100)">
            <text:p/>
          </table:table-cell>
          <table:table-cell table:number-columns-repeated="2"/>
          <table:table-cell office:value-type="string" calcext:value-type="string">
            <text:p>language/match_expressions_mismatched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D194]=[.M194]" office:value-type="boolean" office:boolean-value="true" calcext:value-type="boolean">
            <text:p>TRUE</text:p>
          </table:table-cell>
          <table:table-cell table:formula="of:=IF([.E194]=[.N194]; &quot;&quot;; &quot;*&quot;)">
            <text:p/>
          </table:table-cell>
          <table:table-cell table:formula="of:=IF([.E194]=[.N194]; &quot;&quot;; [.E194]-[.N194])">
            <text:p/>
          </table:table-cell>
          <table:table-cell table:formula="of:=IF([.E194]=[.N194]; &quot;&quot;; (([.N194]-[.E194])/[.E194])*100)">
            <text:p/>
          </table:table-cell>
          <table:table-cell/>
          <table:table-cell office:value-type="string" calcext:value-type="string">
            <text:p>language/match_expressions_mismatched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M194]=[.U194]" office:value-type="boolean" office:boolean-value="true" calcext:value-type="boolean">
            <text:p>TRUE</text:p>
          </table:table-cell>
          <table:table-cell table:formula="of:=IF([.N194]=[.V194]; &quot;&quot;; [.V194]-[.N194])">
            <text:p/>
          </table:table-cell>
          <table:table-cell table:formula="of:=IF([.N194]=[.V194]; &quot;&quot;; (([.V194]-[.N194])/[.N194])*100)">
            <text:p/>
          </table:table-cell>
        </table:table-row>
        <table:table-row table:style-name="ro1">
          <table:table-cell office:value-type="string" calcext:value-type="string">
            <text:p>language/match_expressions_nested</text:p>
          </table:table-cell>
          <table:table-cell office:value-type="float" office:value="1384" calcext:value-type="float">
            <text:p>1384</text:p>
          </table:table-cell>
          <table:table-cell/>
          <table:table-cell office:value-type="string" calcext:value-type="string">
            <text:p>language/match_expressions_nested</text:p>
          </table:table-cell>
          <table:table-cell office:value-type="float" office:value="1384" calcext:value-type="float">
            <text:p>1384</text:p>
          </table:table-cell>
          <table:table-cell/>
          <table:table-cell table:formula="of:=[.A195]=[.D195]" office:value-type="boolean" office:boolean-value="true" calcext:value-type="boolean">
            <text:p>TRUE</text:p>
          </table:table-cell>
          <table:table-cell table:formula="of:=IF([.B195]=[.E195]; &quot;&quot;; &quot;*&quot;)">
            <text:p/>
          </table:table-cell>
          <table:table-cell table:formula="of:=IF([.B195]=[.E195]; &quot;&quot;; [.E195]-[.B195])">
            <text:p/>
          </table:table-cell>
          <table:table-cell table:formula="of:=IF([.B195]=[.E195]; &quot;&quot;; (([.E195]-[.B195])/[.B195])*100)">
            <text:p/>
          </table:table-cell>
          <table:table-cell table:number-columns-repeated="2"/>
          <table:table-cell office:value-type="string" calcext:value-type="string">
            <text:p>language/match_expressions_nested</text:p>
          </table:table-cell>
          <table:table-cell office:value-type="float" office:value="1384" calcext:value-type="float">
            <text:p>1384</text:p>
          </table:table-cell>
          <table:table-cell/>
          <table:table-cell table:formula="of:=[.D195]=[.M195]" office:value-type="boolean" office:boolean-value="true" calcext:value-type="boolean">
            <text:p>TRUE</text:p>
          </table:table-cell>
          <table:table-cell table:formula="of:=IF([.E195]=[.N195]; &quot;&quot;; &quot;*&quot;)">
            <text:p/>
          </table:table-cell>
          <table:table-cell table:formula="of:=IF([.E195]=[.N195]; &quot;&quot;; [.E195]-[.N195])">
            <text:p/>
          </table:table-cell>
          <table:table-cell table:formula="of:=IF([.E195]=[.N195]; &quot;&quot;; (([.N195]-[.E195])/[.E195])*100)">
            <text:p/>
          </table:table-cell>
          <table:table-cell/>
          <table:table-cell office:value-type="string" calcext:value-type="string">
            <text:p>language/match_expressions_nested</text:p>
          </table:table-cell>
          <table:table-cell office:value-type="float" office:value="1384" calcext:value-type="float">
            <text:p>1384</text:p>
          </table:table-cell>
          <table:table-cell/>
          <table:table-cell table:formula="of:=[.M195]=[.U195]" office:value-type="boolean" office:boolean-value="true" calcext:value-type="boolean">
            <text:p>TRUE</text:p>
          </table:table-cell>
          <table:table-cell table:formula="of:=IF([.N195]=[.V195]; &quot;&quot;; [.V195]-[.N195])">
            <text:p/>
          </table:table-cell>
          <table:table-cell table:formula="of:=IF([.N195]=[.V195]; &quot;&quot;; (([.V195]-[.N195])/[.N195])*100)">
            <text:p/>
          </table:table-cell>
        </table:table-row>
        <table:table-row table:style-name="ro1">
          <table:table-cell office:value-type="string" calcext:value-type="string">
            <text:p>language/match_expressions_or</text:p>
          </table:table-cell>
          <table:table-cell office:value-type="float" office:value="8896" calcext:value-type="float">
            <text:p>8896</text:p>
          </table:table-cell>
          <table:table-cell/>
          <table:table-cell office:value-type="string" calcext:value-type="string">
            <text:p>language/match_expressions_or</text:p>
          </table:table-cell>
          <table:table-cell office:value-type="float" office:value="8896" calcext:value-type="float">
            <text:p>8896</text:p>
          </table:table-cell>
          <table:table-cell/>
          <table:table-cell table:formula="of:=[.A196]=[.D196]" office:value-type="boolean" office:boolean-value="true" calcext:value-type="boolean">
            <text:p>TRUE</text:p>
          </table:table-cell>
          <table:table-cell table:formula="of:=IF([.B196]=[.E196]; &quot;&quot;; &quot;*&quot;)">
            <text:p/>
          </table:table-cell>
          <table:table-cell table:formula="of:=IF([.B196]=[.E196]; &quot;&quot;; [.E196]-[.B196])">
            <text:p/>
          </table:table-cell>
          <table:table-cell table:formula="of:=IF([.B196]=[.E196]; &quot;&quot;; (([.E196]-[.B196])/[.B196])*100)">
            <text:p/>
          </table:table-cell>
          <table:table-cell table:number-columns-repeated="2"/>
          <table:table-cell office:value-type="string" calcext:value-type="string">
            <text:p>language/match_expressions_or</text:p>
          </table:table-cell>
          <table:table-cell office:value-type="float" office:value="8896" calcext:value-type="float">
            <text:p>8896</text:p>
          </table:table-cell>
          <table:table-cell/>
          <table:table-cell table:formula="of:=[.D196]=[.M196]" office:value-type="boolean" office:boolean-value="true" calcext:value-type="boolean">
            <text:p>TRUE</text:p>
          </table:table-cell>
          <table:table-cell table:formula="of:=IF([.E196]=[.N196]; &quot;&quot;; &quot;*&quot;)">
            <text:p/>
          </table:table-cell>
          <table:table-cell table:formula="of:=IF([.E196]=[.N196]; &quot;&quot;; [.E196]-[.N196])">
            <text:p/>
          </table:table-cell>
          <table:table-cell table:formula="of:=IF([.E196]=[.N196]; &quot;&quot;; (([.N196]-[.E196])/[.E196])*100)">
            <text:p/>
          </table:table-cell>
          <table:table-cell/>
          <table:table-cell office:value-type="string" calcext:value-type="string">
            <text:p>language/match_expressions_or</text:p>
          </table:table-cell>
          <table:table-cell office:value-type="float" office:value="8896" calcext:value-type="float">
            <text:p>8896</text:p>
          </table:table-cell>
          <table:table-cell/>
          <table:table-cell table:formula="of:=[.M196]=[.U196]" office:value-type="boolean" office:boolean-value="true" calcext:value-type="boolean">
            <text:p>TRUE</text:p>
          </table:table-cell>
          <table:table-cell table:formula="of:=IF([.N196]=[.V196]; &quot;&quot;; [.V196]-[.N196])">
            <text:p/>
          </table:table-cell>
          <table:table-cell table:formula="of:=IF([.N196]=[.V196]; &quot;&quot;; (([.V196]-[.N196])/[.N196])*100)">
            <text:p/>
          </table:table-cell>
        </table:table-row>
        <table:table-row table:style-name="ro1">
          <table:table-cell office:value-type="string" calcext:value-type="string">
            <text:p>language/match_expressions_rest</text:p>
          </table:table-cell>
          <table:table-cell office:value-type="float" office:value="1432" calcext:value-type="float">
            <text:p>1432</text:p>
          </table:table-cell>
          <table:table-cell/>
          <table:table-cell office:value-type="string" calcext:value-type="string">
            <text:p>language/match_expressions_rest</text:p>
          </table:table-cell>
          <table:table-cell office:value-type="float" office:value="1432" calcext:value-type="float">
            <text:p>1432</text:p>
          </table:table-cell>
          <table:table-cell/>
          <table:table-cell table:formula="of:=[.A197]=[.D197]" office:value-type="boolean" office:boolean-value="true" calcext:value-type="boolean">
            <text:p>TRUE</text:p>
          </table:table-cell>
          <table:table-cell table:formula="of:=IF([.B197]=[.E197]; &quot;&quot;; &quot;*&quot;)">
            <text:p/>
          </table:table-cell>
          <table:table-cell table:formula="of:=IF([.B197]=[.E197]; &quot;&quot;; [.E197]-[.B197])">
            <text:p/>
          </table:table-cell>
          <table:table-cell table:formula="of:=IF([.B197]=[.E197]; &quot;&quot;; (([.E197]-[.B197])/[.B197])*100)">
            <text:p/>
          </table:table-cell>
          <table:table-cell table:number-columns-repeated="2"/>
          <table:table-cell office:value-type="string" calcext:value-type="string">
            <text:p>language/match_expressions_rest</text:p>
          </table:table-cell>
          <table:table-cell office:value-type="float" office:value="1432" calcext:value-type="float">
            <text:p>1432</text:p>
          </table:table-cell>
          <table:table-cell/>
          <table:table-cell table:formula="of:=[.D197]=[.M197]" office:value-type="boolean" office:boolean-value="true" calcext:value-type="boolean">
            <text:p>TRUE</text:p>
          </table:table-cell>
          <table:table-cell table:formula="of:=IF([.E197]=[.N197]; &quot;&quot;; &quot;*&quot;)">
            <text:p/>
          </table:table-cell>
          <table:table-cell table:formula="of:=IF([.E197]=[.N197]; &quot;&quot;; [.E197]-[.N197])">
            <text:p/>
          </table:table-cell>
          <table:table-cell table:formula="of:=IF([.E197]=[.N197]; &quot;&quot;; (([.N197]-[.E197])/[.E197])*100)">
            <text:p/>
          </table:table-cell>
          <table:table-cell/>
          <table:table-cell office:value-type="string" calcext:value-type="string">
            <text:p>language/match_expressions_rest</text:p>
          </table:table-cell>
          <table:table-cell office:value-type="float" office:value="1432" calcext:value-type="float">
            <text:p>1432</text:p>
          </table:table-cell>
          <table:table-cell/>
          <table:table-cell table:formula="of:=[.M197]=[.U197]" office:value-type="boolean" office:boolean-value="true" calcext:value-type="boolean">
            <text:p>TRUE</text:p>
          </table:table-cell>
          <table:table-cell table:formula="of:=IF([.N197]=[.V197]; &quot;&quot;; [.V197]-[.N197])">
            <text:p/>
          </table:table-cell>
          <table:table-cell table:formula="of:=IF([.N197]=[.V197]; &quot;&quot;; (([.V197]-[.N197])/[.N197])*100)">
            <text:p/>
          </table:table-cell>
        </table:table-row>
        <table:table-row table:style-name="ro1">
          <table:table-cell office:value-type="string" calcext:value-type="string">
            <text:p>language/match_expressions_simpl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language/match_expressions_simpl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A198]=[.D198]" office:value-type="boolean" office:boolean-value="true" calcext:value-type="boolean">
            <text:p>TRUE</text:p>
          </table:table-cell>
          <table:table-cell table:formula="of:=IF([.B198]=[.E198]; &quot;&quot;; &quot;*&quot;)">
            <text:p/>
          </table:table-cell>
          <table:table-cell table:formula="of:=IF([.B198]=[.E198]; &quot;&quot;; [.E198]-[.B198])">
            <text:p/>
          </table:table-cell>
          <table:table-cell table:formula="of:=IF([.B198]=[.E198]; &quot;&quot;; (([.E198]-[.B198])/[.B198])*100)">
            <text:p/>
          </table:table-cell>
          <table:table-cell table:number-columns-repeated="2"/>
          <table:table-cell office:value-type="string" calcext:value-type="string">
            <text:p>language/match_expressions_simpl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D198]=[.M198]" office:value-type="boolean" office:boolean-value="true" calcext:value-type="boolean">
            <text:p>TRUE</text:p>
          </table:table-cell>
          <table:table-cell table:formula="of:=IF([.E198]=[.N198]; &quot;&quot;; &quot;*&quot;)">
            <text:p/>
          </table:table-cell>
          <table:table-cell table:formula="of:=IF([.E198]=[.N198]; &quot;&quot;; [.E198]-[.N198])">
            <text:p/>
          </table:table-cell>
          <table:table-cell table:formula="of:=IF([.E198]=[.N198]; &quot;&quot;; (([.N198]-[.E198])/[.E198])*100)">
            <text:p/>
          </table:table-cell>
          <table:table-cell/>
          <table:table-cell office:value-type="string" calcext:value-type="string">
            <text:p>language/match_expressions_simpl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M198]=[.U198]" office:value-type="boolean" office:boolean-value="true" calcext:value-type="boolean">
            <text:p>TRUE</text:p>
          </table:table-cell>
          <table:table-cell table:formula="of:=IF([.N198]=[.V198]; &quot;&quot;; [.V198]-[.N198])">
            <text:p/>
          </table:table-cell>
          <table:table-cell table:formula="of:=IF([.N198]=[.V198]; &quot;&quot;; (([.V198]-[.N198])/[.N198])*100)">
            <text:p/>
          </table:table-cell>
        </table:table-row>
        <table:table-row table:style-name="ro1">
          <table:table-cell office:value-type="string" calcext:value-type="string">
            <text:p>language/match_expressions_structs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language/match_expressions_structs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A199]=[.D199]" office:value-type="boolean" office:boolean-value="true" calcext:value-type="boolean">
            <text:p>TRUE</text:p>
          </table:table-cell>
          <table:table-cell table:formula="of:=IF([.B199]=[.E199]; &quot;&quot;; &quot;*&quot;)">
            <text:p/>
          </table:table-cell>
          <table:table-cell table:formula="of:=IF([.B199]=[.E199]; &quot;&quot;; [.E199]-[.B199])">
            <text:p/>
          </table:table-cell>
          <table:table-cell table:formula="of:=IF([.B199]=[.E199]; &quot;&quot;; (([.E199]-[.B199])/[.B199])*100)">
            <text:p/>
          </table:table-cell>
          <table:table-cell table:number-columns-repeated="2"/>
          <table:table-cell office:value-type="string" calcext:value-type="string">
            <text:p>language/match_expressions_structs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D199]=[.M199]" office:value-type="boolean" office:boolean-value="true" calcext:value-type="boolean">
            <text:p>TRUE</text:p>
          </table:table-cell>
          <table:table-cell table:formula="of:=IF([.E199]=[.N199]; &quot;&quot;; &quot;*&quot;)">
            <text:p/>
          </table:table-cell>
          <table:table-cell table:formula="of:=IF([.E199]=[.N199]; &quot;&quot;; [.E199]-[.N199])">
            <text:p/>
          </table:table-cell>
          <table:table-cell table:formula="of:=IF([.E199]=[.N199]; &quot;&quot;; (([.N199]-[.E199])/[.E199])*100)">
            <text:p/>
          </table:table-cell>
          <table:table-cell/>
          <table:table-cell office:value-type="string" calcext:value-type="string">
            <text:p>language/match_expressions_structs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M199]=[.U199]" office:value-type="boolean" office:boolean-value="true" calcext:value-type="boolean">
            <text:p>TRUE</text:p>
          </table:table-cell>
          <table:table-cell table:formula="of:=IF([.N199]=[.V199]; &quot;&quot;; [.V199]-[.N199])">
            <text:p/>
          </table:table-cell>
          <table:table-cell table:formula="of:=IF([.N199]=[.V199]; &quot;&quot;; (([.V199]-[.N199])/[.N199])*100)">
            <text:p/>
          </table:table-cell>
        </table:table-row>
        <table:table-row table:style-name="ro1">
          <table:table-cell office:value-type="string" calcext:value-type="string">
            <text:p>language/match_expressions_unreachable_catch_all_last_arm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language/match_expressions_unreachable_catch_all_last_arm</text:p>
          </table:table-cell>
          <table:table-cell office:value-type="float" office:value="2104" calcext:value-type="float">
            <text:p>2104</text:p>
          </table:table-cell>
          <table:table-cell/>
          <table:table-cell table:formula="of:=[.A200]=[.D200]" office:value-type="boolean" office:boolean-value="true" calcext:value-type="boolean">
            <text:p>TRUE</text:p>
          </table:table-cell>
          <table:table-cell table:formula="of:=IF([.B200]=[.E200]; &quot;&quot;; &quot;*&quot;)" office:value-type="string" office:string-value="*" calcext:value-type="string">
            <text:p>*</text:p>
          </table:table-cell>
          <table:table-cell table:formula="of:=IF([.B200]=[.E200]; &quot;&quot;; [.E200]-[.B200])" office:value-type="float" office:value="88" calcext:value-type="float">
            <text:p>88</text:p>
          </table:table-cell>
          <table:table-cell table:formula="of:=IF([.B200]=[.E200]; &quot;&quot;; (([.E200]-[.B200])/[.B200])*100)" office:value-type="float" office:value="4.36507936507936" calcext:value-type="float">
            <text:p>4.36507936507936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language/match_expressions_unreachable_catch_all_last_arm</text:p>
          </table:table-cell>
          <table:table-cell office:value-type="float" office:value="2104" calcext:value-type="float">
            <text:p>2104</text:p>
          </table:table-cell>
          <table:table-cell/>
          <table:table-cell table:formula="of:=[.D200]=[.M200]" office:value-type="boolean" office:boolean-value="true" calcext:value-type="boolean">
            <text:p>TRUE</text:p>
          </table:table-cell>
          <table:table-cell table:formula="of:=IF([.E200]=[.N200]; &quot;&quot;; &quot;*&quot;)">
            <text:p/>
          </table:table-cell>
          <table:table-cell table:formula="of:=IF([.E200]=[.N200]; &quot;&quot;; [.E200]-[.N200])">
            <text:p/>
          </table:table-cell>
          <table:table-cell table:formula="of:=IF([.E200]=[.N200]; &quot;&quot;; (([.N200]-[.E200])/[.E200])*100)">
            <text:p/>
          </table:table-cell>
          <table:table-cell/>
          <table:table-cell office:value-type="string" calcext:value-type="string">
            <text:p>language/match_expressions_unreachable_catch_all_last_arm</text:p>
          </table:table-cell>
          <table:table-cell office:value-type="float" office:value="2104" calcext:value-type="float">
            <text:p>2104</text:p>
          </table:table-cell>
          <table:table-cell/>
          <table:table-cell table:formula="of:=[.M200]=[.U200]" office:value-type="boolean" office:boolean-value="true" calcext:value-type="boolean">
            <text:p>TRUE</text:p>
          </table:table-cell>
          <table:table-cell table:formula="of:=IF([.N200]=[.V200]; &quot;&quot;; [.V200]-[.N200])">
            <text:p/>
          </table:table-cell>
          <table:table-cell table:formula="of:=IF([.N200]=[.V200]; &quot;&quot;; (([.V200]-[.N200])/[.N200])*100)">
            <text:p/>
          </table:table-cell>
        </table:table-row>
        <table:table-row table:style-name="ro1">
          <table:table-cell office:value-type="string" calcext:value-type="string">
            <text:p>language/match_expressions_unreachable_catch_all_middle_arm</text:p>
          </table:table-cell>
          <table:table-cell office:value-type="float" office:value="1664" calcext:value-type="float">
            <text:p>1664</text:p>
          </table:table-cell>
          <table:table-cell/>
          <table:table-cell office:value-type="string" calcext:value-type="string">
            <text:p>language/match_expressions_unreachable_catch_all_middle_arm</text:p>
          </table:table-cell>
          <table:table-cell office:value-type="float" office:value="1896" calcext:value-type="float">
            <text:p>1896</text:p>
          </table:table-cell>
          <table:table-cell/>
          <table:table-cell table:formula="of:=[.A201]=[.D201]" office:value-type="boolean" office:boolean-value="true" calcext:value-type="boolean">
            <text:p>TRUE</text:p>
          </table:table-cell>
          <table:table-cell table:formula="of:=IF([.B201]=[.E201]; &quot;&quot;; &quot;*&quot;)" office:value-type="string" office:string-value="*" calcext:value-type="string">
            <text:p>*</text:p>
          </table:table-cell>
          <table:table-cell table:formula="of:=IF([.B201]=[.E201]; &quot;&quot;; [.E201]-[.B201])" office:value-type="float" office:value="232" calcext:value-type="float">
            <text:p>232</text:p>
          </table:table-cell>
          <table:table-cell table:formula="of:=IF([.B201]=[.E201]; &quot;&quot;; (([.E201]-[.B201])/[.B201])*100)" office:value-type="float" office:value="13.9423076923077" calcext:value-type="float">
            <text:p>13.9423076923077</text:p>
          </table:table-cell>
          <table:table-cell office:value-type="string" calcext:value-type="string">
            <office:annotation draw:style-name="gr2" draw:text-style-name="P2" svg:width="1.1413in" svg:height="1.3232in" svg:x="17.0626in" svg:y="34.965in" draw:caption-point-x="-0.2402in" draw:caption-point-y="0.5945in">
              <dc:date>2024-06-21T00:00:00</dc:date>
              <text:p text:style-name="P1"><text:span text:style-name="T1">Pointer coming </text:span><text:span text:style-name="T1">from a call:</text:span></text:p>
              <text:p text:style-name="P1"><text:span text:style-name="T1"/></text:p>
              <text:p text:style-name="P1"><text:span text:style-name="T1"><text:s text:c="8"/></text:span><text:span text:style-name="T1">v1049 = </text:span><text:span text:style-name="T1">call new_2(), !381</text:span></text:p>
              <text:p text:style-name="P1"><text:span text:style-name="T1"><text:s text:c="8"/></text:span><text:span text:style-name="T1">v1050 = </text:span><text:span text:style-name="T1">ptr_to_int v1049 </text:span><text:span text:style-name="T1">to u64, !382</text:span></text:p>
            </office:annotation>
            <text:p>OK</text:p>
          </table:table-cell>
          <table:table-cell/>
          <table:table-cell office:value-type="string" calcext:value-type="string">
            <text:p>language/match_expressions_unreachable_catch_all_middle_arm</text:p>
          </table:table-cell>
          <table:table-cell office:value-type="float" office:value="1896" calcext:value-type="float">
            <text:p>1896</text:p>
          </table:table-cell>
          <table:table-cell/>
          <table:table-cell table:formula="of:=[.D201]=[.M201]" office:value-type="boolean" office:boolean-value="true" calcext:value-type="boolean">
            <text:p>TRUE</text:p>
          </table:table-cell>
          <table:table-cell table:formula="of:=IF([.E201]=[.N201]; &quot;&quot;; &quot;*&quot;)">
            <text:p/>
          </table:table-cell>
          <table:table-cell table:formula="of:=IF([.E201]=[.N201]; &quot;&quot;; [.E201]-[.N201])">
            <text:p/>
          </table:table-cell>
          <table:table-cell table:formula="of:=IF([.E201]=[.N201]; &quot;&quot;; (([.N201]-[.E201])/[.E201])*100)">
            <text:p/>
          </table:table-cell>
          <table:table-cell/>
          <table:table-cell office:value-type="string" calcext:value-type="string">
            <text:p>language/match_expressions_unreachable_catch_all_middle_arm</text:p>
          </table:table-cell>
          <table:table-cell office:value-type="float" office:value="1896" calcext:value-type="float">
            <text:p>1896</text:p>
          </table:table-cell>
          <table:table-cell/>
          <table:table-cell table:formula="of:=[.M201]=[.U201]" office:value-type="boolean" office:boolean-value="true" calcext:value-type="boolean">
            <text:p>TRUE</text:p>
          </table:table-cell>
          <table:table-cell table:formula="of:=IF([.N201]=[.V201]; &quot;&quot;; [.V201]-[.N201])">
            <text:p/>
          </table:table-cell>
          <table:table-cell table:formula="of:=IF([.N201]=[.V201]; &quot;&quot;; (([.V201]-[.N201])/[.N201])*100)">
            <text:p/>
          </table:table-cell>
        </table:table-row>
        <table:table-row table:style-name="ro1">
          <table:table-cell office:value-type="string" calcext:value-type="string">
            <text:p>language/match_expressions_unreachable_last_arm</text:p>
          </table:table-cell>
          <table:table-cell office:value-type="float" office:value="2808" calcext:value-type="float">
            <text:p>2808</text:p>
          </table:table-cell>
          <table:table-cell/>
          <table:table-cell office:value-type="string" calcext:value-type="string">
            <text:p>language/match_expressions_unreachable_last_arm</text:p>
          </table:table-cell>
          <table:table-cell office:value-type="float" office:value="2840" calcext:value-type="float">
            <text:p>2840</text:p>
          </table:table-cell>
          <table:table-cell/>
          <table:table-cell table:formula="of:=[.A202]=[.D202]" office:value-type="boolean" office:boolean-value="true" calcext:value-type="boolean">
            <text:p>TRUE</text:p>
          </table:table-cell>
          <table:table-cell table:formula="of:=IF([.B202]=[.E202]; &quot;&quot;; &quot;*&quot;)" office:value-type="string" office:string-value="*" calcext:value-type="string">
            <text:p>*</text:p>
          </table:table-cell>
          <table:table-cell table:formula="of:=IF([.B202]=[.E202]; &quot;&quot;; [.E202]-[.B202])" office:value-type="float" office:value="32" calcext:value-type="float">
            <text:p>32</text:p>
          </table:table-cell>
          <table:table-cell table:formula="of:=IF([.B202]=[.E202]; &quot;&quot;; (([.E202]-[.B202])/[.B202])*100)" office:value-type="float" office:value="1.13960113960114" calcext:value-type="float">
            <text:p>1.13960113960114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language/match_expressions_unreachable_last_arm</text:p>
          </table:table-cell>
          <table:table-cell office:value-type="float" office:value="2840" calcext:value-type="float">
            <text:p>2840</text:p>
          </table:table-cell>
          <table:table-cell/>
          <table:table-cell table:formula="of:=[.D202]=[.M202]" office:value-type="boolean" office:boolean-value="true" calcext:value-type="boolean">
            <text:p>TRUE</text:p>
          </table:table-cell>
          <table:table-cell table:formula="of:=IF([.E202]=[.N202]; &quot;&quot;; &quot;*&quot;)">
            <text:p/>
          </table:table-cell>
          <table:table-cell table:formula="of:=IF([.E202]=[.N202]; &quot;&quot;; [.E202]-[.N202])">
            <text:p/>
          </table:table-cell>
          <table:table-cell table:formula="of:=IF([.E202]=[.N202]; &quot;&quot;; (([.N202]-[.E202])/[.E202])*100)">
            <text:p/>
          </table:table-cell>
          <table:table-cell/>
          <table:table-cell office:value-type="string" calcext:value-type="string">
            <text:p>language/match_expressions_unreachable_last_arm</text:p>
          </table:table-cell>
          <table:table-cell office:value-type="float" office:value="2840" calcext:value-type="float">
            <text:p>2840</text:p>
          </table:table-cell>
          <table:table-cell/>
          <table:table-cell table:formula="of:=[.M202]=[.U202]" office:value-type="boolean" office:boolean-value="true" calcext:value-type="boolean">
            <text:p>TRUE</text:p>
          </table:table-cell>
          <table:table-cell table:formula="of:=IF([.N202]=[.V202]; &quot;&quot;; [.V202]-[.N202])">
            <text:p/>
          </table:table-cell>
          <table:table-cell table:formula="of:=IF([.N202]=[.V202]; &quot;&quot;; (([.V202]-[.N202])/[.N202])*100)">
            <text:p/>
          </table:table-cell>
        </table:table-row>
        <table:table-row table:style-name="ro1">
          <table:table-cell office:value-type="string" calcext:value-type="string">
            <text:p>language/match_expressions_unreachable_middle_arm</text:p>
          </table:table-cell>
          <table:table-cell office:value-type="float" office:value="3216" calcext:value-type="float">
            <text:p>3216</text:p>
          </table:table-cell>
          <table:table-cell/>
          <table:table-cell office:value-type="string" calcext:value-type="string">
            <text:p>language/match_expressions_unreachable_middle_arm</text:p>
          </table:table-cell>
          <table:table-cell office:value-type="float" office:value="3248" calcext:value-type="float">
            <text:p>3248</text:p>
          </table:table-cell>
          <table:table-cell/>
          <table:table-cell table:formula="of:=[.A203]=[.D203]" office:value-type="boolean" office:boolean-value="true" calcext:value-type="boolean">
            <text:p>TRUE</text:p>
          </table:table-cell>
          <table:table-cell table:formula="of:=IF([.B203]=[.E203]; &quot;&quot;; &quot;*&quot;)" office:value-type="string" office:string-value="*" calcext:value-type="string">
            <text:p>*</text:p>
          </table:table-cell>
          <table:table-cell table:formula="of:=IF([.B203]=[.E203]; &quot;&quot;; [.E203]-[.B203])" office:value-type="float" office:value="32" calcext:value-type="float">
            <text:p>32</text:p>
          </table:table-cell>
          <table:table-cell table:formula="of:=IF([.B203]=[.E203]; &quot;&quot;; (([.E203]-[.B203])/[.B203])*100)" office:value-type="float" office:value="0.99502487562189" calcext:value-type="float">
            <text:p>0.99502487562189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language/match_expressions_unreachable_middle_arm</text:p>
          </table:table-cell>
          <table:table-cell office:value-type="float" office:value="3248" calcext:value-type="float">
            <text:p>3248</text:p>
          </table:table-cell>
          <table:table-cell/>
          <table:table-cell table:formula="of:=[.D203]=[.M203]" office:value-type="boolean" office:boolean-value="true" calcext:value-type="boolean">
            <text:p>TRUE</text:p>
          </table:table-cell>
          <table:table-cell table:formula="of:=IF([.E203]=[.N203]; &quot;&quot;; &quot;*&quot;)">
            <text:p/>
          </table:table-cell>
          <table:table-cell table:formula="of:=IF([.E203]=[.N203]; &quot;&quot;; [.E203]-[.N203])">
            <text:p/>
          </table:table-cell>
          <table:table-cell table:formula="of:=IF([.E203]=[.N203]; &quot;&quot;; (([.N203]-[.E203])/[.E203])*100)">
            <text:p/>
          </table:table-cell>
          <table:table-cell/>
          <table:table-cell office:value-type="string" calcext:value-type="string">
            <text:p>language/match_expressions_unreachable_middle_arm</text:p>
          </table:table-cell>
          <table:table-cell office:value-type="float" office:value="3248" calcext:value-type="float">
            <text:p>3248</text:p>
          </table:table-cell>
          <table:table-cell/>
          <table:table-cell table:formula="of:=[.M203]=[.U203]" office:value-type="boolean" office:boolean-value="true" calcext:value-type="boolean">
            <text:p>TRUE</text:p>
          </table:table-cell>
          <table:table-cell table:formula="of:=IF([.N203]=[.V203]; &quot;&quot;; [.V203]-[.N203])">
            <text:p/>
          </table:table-cell>
          <table:table-cell table:formula="of:=IF([.N203]=[.V203]; &quot;&quot;; (([.V203]-[.N203])/[.N203])*100)">
            <text:p/>
          </table:table-cell>
        </table:table-row>
        <table:table-row table:style-name="ro1">
          <table:table-cell office:value-type="string" calcext:value-type="string">
            <text:p>language/match_expressions_with_self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language/match_expressions_with_self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204]=[.D204]" office:value-type="boolean" office:boolean-value="true" calcext:value-type="boolean">
            <text:p>TRUE</text:p>
          </table:table-cell>
          <table:table-cell table:formula="of:=IF([.B204]=[.E204]; &quot;&quot;; &quot;*&quot;)">
            <text:p/>
          </table:table-cell>
          <table:table-cell table:formula="of:=IF([.B204]=[.E204]; &quot;&quot;; [.E204]-[.B204])">
            <text:p/>
          </table:table-cell>
          <table:table-cell table:formula="of:=IF([.B204]=[.E204]; &quot;&quot;; (([.E204]-[.B204])/[.B204])*100)">
            <text:p/>
          </table:table-cell>
          <table:table-cell table:number-columns-repeated="2"/>
          <table:table-cell office:value-type="string" calcext:value-type="string">
            <text:p>language/match_expressions_with_self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D204]=[.M204]" office:value-type="boolean" office:boolean-value="true" calcext:value-type="boolean">
            <text:p>TRUE</text:p>
          </table:table-cell>
          <table:table-cell table:formula="of:=IF([.E204]=[.N204]; &quot;&quot;; &quot;*&quot;)">
            <text:p/>
          </table:table-cell>
          <table:table-cell table:formula="of:=IF([.E204]=[.N204]; &quot;&quot;; [.E204]-[.N204])">
            <text:p/>
          </table:table-cell>
          <table:table-cell table:formula="of:=IF([.E204]=[.N204]; &quot;&quot;; (([.N204]-[.E204])/[.E204])*100)">
            <text:p/>
          </table:table-cell>
          <table:table-cell/>
          <table:table-cell office:value-type="string" calcext:value-type="string">
            <text:p>language/match_expressions_with_self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M204]=[.U204]" office:value-type="boolean" office:boolean-value="true" calcext:value-type="boolean">
            <text:p>TRUE</text:p>
          </table:table-cell>
          <table:table-cell table:formula="of:=IF([.N204]=[.V204]; &quot;&quot;; [.V204]-[.N204])">
            <text:p/>
          </table:table-cell>
          <table:table-cell table:formula="of:=IF([.N204]=[.V204]; &quot;&quot;; (([.V204]-[.N204])/[.N204])*100)">
            <text:p/>
          </table:table-cell>
        </table:table-row>
        <table:table-row table:style-name="ro1">
          <table:table-cell office:value-type="string" calcext:value-type="string">
            <text:p>language/mega_example</text:p>
          </table:table-cell>
          <table:table-cell office:value-type="float" office:value="2416" calcext:value-type="float">
            <text:p>2416</text:p>
          </table:table-cell>
          <table:table-cell/>
          <table:table-cell office:value-type="string" calcext:value-type="string">
            <text:p>language/mega_example</text:p>
          </table:table-cell>
          <table:table-cell office:value-type="float" office:value="2416" calcext:value-type="float">
            <text:p>2416</text:p>
          </table:table-cell>
          <table:table-cell/>
          <table:table-cell table:formula="of:=[.A205]=[.D205]" office:value-type="boolean" office:boolean-value="true" calcext:value-type="boolean">
            <text:p>TRUE</text:p>
          </table:table-cell>
          <table:table-cell table:formula="of:=IF([.B205]=[.E205]; &quot;&quot;; &quot;*&quot;)">
            <text:p/>
          </table:table-cell>
          <table:table-cell table:formula="of:=IF([.B205]=[.E205]; &quot;&quot;; [.E205]-[.B205])">
            <text:p/>
          </table:table-cell>
          <table:table-cell table:formula="of:=IF([.B205]=[.E205]; &quot;&quot;; (([.E205]-[.B205])/[.B205])*100)">
            <text:p/>
          </table:table-cell>
          <table:table-cell table:number-columns-repeated="2"/>
          <table:table-cell office:value-type="string" calcext:value-type="string">
            <text:p>language/mega_example</text:p>
          </table:table-cell>
          <table:table-cell office:value-type="float" office:value="2416" calcext:value-type="float">
            <text:p>2416</text:p>
          </table:table-cell>
          <table:table-cell/>
          <table:table-cell table:formula="of:=[.D205]=[.M205]" office:value-type="boolean" office:boolean-value="true" calcext:value-type="boolean">
            <text:p>TRUE</text:p>
          </table:table-cell>
          <table:table-cell table:formula="of:=IF([.E205]=[.N205]; &quot;&quot;; &quot;*&quot;)">
            <text:p/>
          </table:table-cell>
          <table:table-cell table:formula="of:=IF([.E205]=[.N205]; &quot;&quot;; [.E205]-[.N205])">
            <text:p/>
          </table:table-cell>
          <table:table-cell table:formula="of:=IF([.E205]=[.N205]; &quot;&quot;; (([.N205]-[.E205])/[.E205])*100)">
            <text:p/>
          </table:table-cell>
          <table:table-cell/>
          <table:table-cell office:value-type="string" calcext:value-type="string">
            <text:p>language/mega_example</text:p>
          </table:table-cell>
          <table:table-cell office:value-type="float" office:value="2416" calcext:value-type="float">
            <text:p>2416</text:p>
          </table:table-cell>
          <table:table-cell/>
          <table:table-cell table:formula="of:=[.M205]=[.U205]" office:value-type="boolean" office:boolean-value="true" calcext:value-type="boolean">
            <text:p>TRUE</text:p>
          </table:table-cell>
          <table:table-cell table:formula="of:=IF([.N205]=[.V205]; &quot;&quot;; [.V205]-[.N205])">
            <text:p/>
          </table:table-cell>
          <table:table-cell table:formula="of:=IF([.N205]=[.V205]; &quot;&quot;; (([.V205]-[.N205])/[.N205])*100)">
            <text:p/>
          </table:table-cell>
        </table:table-row>
        <table:table-row table:style-name="ro1">
          <table:table-cell office:value-type="string" calcext:value-type="string">
            <text:p>language/memcpy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language/memcpy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206]=[.D206]" office:value-type="boolean" office:boolean-value="true" calcext:value-type="boolean">
            <text:p>TRUE</text:p>
          </table:table-cell>
          <table:table-cell table:formula="of:=IF([.B206]=[.E206]; &quot;&quot;; &quot;*&quot;)">
            <text:p/>
          </table:table-cell>
          <table:table-cell table:formula="of:=IF([.B206]=[.E206]; &quot;&quot;; [.E206]-[.B206])">
            <text:p/>
          </table:table-cell>
          <table:table-cell table:formula="of:=IF([.B206]=[.E206]; &quot;&quot;; (([.E206]-[.B206])/[.B206])*100)">
            <text:p/>
          </table:table-cell>
          <table:table-cell table:number-columns-repeated="2"/>
          <table:table-cell office:value-type="string" calcext:value-type="string">
            <text:p>language/memcpy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D206]=[.M206]" office:value-type="boolean" office:boolean-value="true" calcext:value-type="boolean">
            <text:p>TRUE</text:p>
          </table:table-cell>
          <table:table-cell table:formula="of:=IF([.E206]=[.N206]; &quot;&quot;; &quot;*&quot;)">
            <text:p/>
          </table:table-cell>
          <table:table-cell table:formula="of:=IF([.E206]=[.N206]; &quot;&quot;; [.E206]-[.N206])">
            <text:p/>
          </table:table-cell>
          <table:table-cell table:formula="of:=IF([.E206]=[.N206]; &quot;&quot;; (([.N206]-[.E206])/[.E206])*100)">
            <text:p/>
          </table:table-cell>
          <table:table-cell/>
          <table:table-cell office:value-type="string" calcext:value-type="string">
            <text:p>language/memcpy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M206]=[.U206]" office:value-type="boolean" office:boolean-value="true" calcext:value-type="boolean">
            <text:p>TRUE</text:p>
          </table:table-cell>
          <table:table-cell table:formula="of:=IF([.N206]=[.V206]; &quot;&quot;; [.V206]-[.N206])">
            <text:p/>
          </table:table-cell>
          <table:table-cell table:formula="of:=IF([.N206]=[.V206]; &quot;&quot;; (([.V206]-[.N206])/[.N206])*100)">
            <text:p/>
          </table:table-cell>
        </table:table-row>
        <table:table-row table:style-name="ro1">
          <table:table-cell office:value-type="string" calcext:value-type="string">
            <text:p>language/method_indirect_inference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language/method_indirect_inference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A207]=[.D207]" office:value-type="boolean" office:boolean-value="true" calcext:value-type="boolean">
            <text:p>TRUE</text:p>
          </table:table-cell>
          <table:table-cell table:formula="of:=IF([.B207]=[.E207]; &quot;&quot;; &quot;*&quot;)">
            <text:p/>
          </table:table-cell>
          <table:table-cell table:formula="of:=IF([.B207]=[.E207]; &quot;&quot;; [.E207]-[.B207])">
            <text:p/>
          </table:table-cell>
          <table:table-cell table:formula="of:=IF([.B207]=[.E207]; &quot;&quot;; (([.E207]-[.B207])/[.B207])*100)">
            <text:p/>
          </table:table-cell>
          <table:table-cell table:number-columns-repeated="2"/>
          <table:table-cell office:value-type="string" calcext:value-type="string">
            <text:p>language/method_indirect_inference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D207]=[.M207]" office:value-type="boolean" office:boolean-value="true" calcext:value-type="boolean">
            <text:p>TRUE</text:p>
          </table:table-cell>
          <table:table-cell table:formula="of:=IF([.E207]=[.N207]; &quot;&quot;; &quot;*&quot;)">
            <text:p/>
          </table:table-cell>
          <table:table-cell table:formula="of:=IF([.E207]=[.N207]; &quot;&quot;; [.E207]-[.N207])">
            <text:p/>
          </table:table-cell>
          <table:table-cell table:formula="of:=IF([.E207]=[.N207]; &quot;&quot;; (([.N207]-[.E207])/[.E207])*100)">
            <text:p/>
          </table:table-cell>
          <table:table-cell/>
          <table:table-cell office:value-type="string" calcext:value-type="string">
            <text:p>language/method_indirect_inference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M207]=[.U207]" office:value-type="boolean" office:boolean-value="true" calcext:value-type="boolean">
            <text:p>TRUE</text:p>
          </table:table-cell>
          <table:table-cell table:formula="of:=IF([.N207]=[.V207]; &quot;&quot;; [.V207]-[.N207])">
            <text:p/>
          </table:table-cell>
          <table:table-cell table:formula="of:=IF([.N207]=[.V207]; &quot;&quot;; (([.V207]-[.N207])/[.N207])*100)">
            <text:p/>
          </table:table-cell>
        </table:table-row>
        <table:table-row table:style-name="ro1">
          <table:table-cell office:value-type="string" calcext:value-type="string">
            <text:p>language/method_on_empty_struc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method_on_empty_struc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08]=[.D208]" office:value-type="boolean" office:boolean-value="true" calcext:value-type="boolean">
            <text:p>TRUE</text:p>
          </table:table-cell>
          <table:table-cell table:formula="of:=IF([.B208]=[.E208]; &quot;&quot;; &quot;*&quot;)">
            <text:p/>
          </table:table-cell>
          <table:table-cell table:formula="of:=IF([.B208]=[.E208]; &quot;&quot;; [.E208]-[.B208])">
            <text:p/>
          </table:table-cell>
          <table:table-cell table:formula="of:=IF([.B208]=[.E208]; &quot;&quot;; (([.E208]-[.B208])/[.B208])*100)">
            <text:p/>
          </table:table-cell>
          <table:table-cell table:number-columns-repeated="2"/>
          <table:table-cell office:value-type="string" calcext:value-type="string">
            <text:p>language/method_on_empty_struc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08]=[.M208]" office:value-type="boolean" office:boolean-value="true" calcext:value-type="boolean">
            <text:p>TRUE</text:p>
          </table:table-cell>
          <table:table-cell table:formula="of:=IF([.E208]=[.N208]; &quot;&quot;; &quot;*&quot;)">
            <text:p/>
          </table:table-cell>
          <table:table-cell table:formula="of:=IF([.E208]=[.N208]; &quot;&quot;; [.E208]-[.N208])">
            <text:p/>
          </table:table-cell>
          <table:table-cell table:formula="of:=IF([.E208]=[.N208]; &quot;&quot;; (([.N208]-[.E208])/[.E208])*100)">
            <text:p/>
          </table:table-cell>
          <table:table-cell/>
          <table:table-cell office:value-type="string" calcext:value-type="string">
            <text:p>language/method_on_empty_struc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208]=[.U208]" office:value-type="boolean" office:boolean-value="true" calcext:value-type="boolean">
            <text:p>TRUE</text:p>
          </table:table-cell>
          <table:table-cell table:formula="of:=IF([.N208]=[.V208]; &quot;&quot;; [.V208]-[.N208])">
            <text:p/>
          </table:table-cell>
          <table:table-cell table:formula="of:=IF([.N208]=[.V208]; &quot;&quot;; (([.V208]-[.N208])/[.N208])*100)">
            <text:p/>
          </table:table-cell>
        </table:table-row>
        <table:table-row table:style-name="ro1">
          <table:table-cell office:value-type="string" calcext:value-type="string">
            <text:p>language/method_type_arg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method_type_arg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09]=[.D209]" office:value-type="boolean" office:boolean-value="true" calcext:value-type="boolean">
            <text:p>TRUE</text:p>
          </table:table-cell>
          <table:table-cell table:formula="of:=IF([.B209]=[.E209]; &quot;&quot;; &quot;*&quot;)">
            <text:p/>
          </table:table-cell>
          <table:table-cell table:formula="of:=IF([.B209]=[.E209]; &quot;&quot;; [.E209]-[.B209])">
            <text:p/>
          </table:table-cell>
          <table:table-cell table:formula="of:=IF([.B209]=[.E209]; &quot;&quot;; (([.E209]-[.B209])/[.B209])*100)">
            <text:p/>
          </table:table-cell>
          <table:table-cell table:number-columns-repeated="2"/>
          <table:table-cell office:value-type="string" calcext:value-type="string">
            <text:p>language/method_type_arg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09]=[.M209]" office:value-type="boolean" office:boolean-value="true" calcext:value-type="boolean">
            <text:p>TRUE</text:p>
          </table:table-cell>
          <table:table-cell table:formula="of:=IF([.E209]=[.N209]; &quot;&quot;; &quot;*&quot;)">
            <text:p/>
          </table:table-cell>
          <table:table-cell table:formula="of:=IF([.E209]=[.N209]; &quot;&quot;; [.E209]-[.N209])">
            <text:p/>
          </table:table-cell>
          <table:table-cell table:formula="of:=IF([.E209]=[.N209]; &quot;&quot;; (([.N209]-[.E209])/[.E209])*100)">
            <text:p/>
          </table:table-cell>
          <table:table-cell/>
          <table:table-cell office:value-type="string" calcext:value-type="string">
            <text:p>language/method_type_arg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209]=[.U209]" office:value-type="boolean" office:boolean-value="true" calcext:value-type="boolean">
            <text:p>TRUE</text:p>
          </table:table-cell>
          <table:table-cell table:formula="of:=IF([.N209]=[.V209]; &quot;&quot;; [.V209]-[.N209])">
            <text:p/>
          </table:table-cell>
          <table:table-cell table:formula="of:=IF([.N209]=[.V209]; &quot;&quot;; (([.V209]-[.N209])/[.N209])*100)">
            <text:p/>
          </table:table-cell>
        </table:table-row>
        <table:table-row table:style-name="ro1">
          <table:table-cell office:value-type="string" calcext:value-type="string">
            <text:p>language/method_unambiguous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language/method_unambiguous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[.A210]=[.D210]" office:value-type="boolean" office:boolean-value="true" calcext:value-type="boolean">
            <text:p>TRUE</text:p>
          </table:table-cell>
          <table:table-cell table:formula="of:=IF([.B210]=[.E210]; &quot;&quot;; &quot;*&quot;)">
            <text:p/>
          </table:table-cell>
          <table:table-cell table:formula="of:=IF([.B210]=[.E210]; &quot;&quot;; [.E210]-[.B210])">
            <text:p/>
          </table:table-cell>
          <table:table-cell table:formula="of:=IF([.B210]=[.E210]; &quot;&quot;; (([.E210]-[.B210])/[.B210])*100)">
            <text:p/>
          </table:table-cell>
          <table:table-cell table:number-columns-repeated="2"/>
          <table:table-cell office:value-type="string" calcext:value-type="string">
            <text:p>language/method_unambiguous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[.D210]=[.M210]" office:value-type="boolean" office:boolean-value="true" calcext:value-type="boolean">
            <text:p>TRUE</text:p>
          </table:table-cell>
          <table:table-cell table:formula="of:=IF([.E210]=[.N210]; &quot;&quot;; &quot;*&quot;)">
            <text:p/>
          </table:table-cell>
          <table:table-cell table:formula="of:=IF([.E210]=[.N210]; &quot;&quot;; [.E210]-[.N210])">
            <text:p/>
          </table:table-cell>
          <table:table-cell table:formula="of:=IF([.E210]=[.N210]; &quot;&quot;; (([.N210]-[.E210])/[.E210])*100)">
            <text:p/>
          </table:table-cell>
          <table:table-cell/>
          <table:table-cell office:value-type="string" calcext:value-type="string">
            <text:p>language/method_unambiguous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[.M210]=[.U210]" office:value-type="boolean" office:boolean-value="true" calcext:value-type="boolean">
            <text:p>TRUE</text:p>
          </table:table-cell>
          <table:table-cell table:formula="of:=IF([.N210]=[.V210]; &quot;&quot;; [.V210]-[.N210])">
            <text:p/>
          </table:table-cell>
          <table:table-cell table:formula="of:=IF([.N210]=[.V210]; &quot;&quot;; (([.V210]-[.N210])/[.N210])*100)">
            <text:p/>
          </table:table-cell>
        </table:table-row>
        <table:table-row table:style-name="ro1">
          <table:table-cell office:value-type="string" calcext:value-type="string">
            <text:p>language/module_dep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module_dep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11]=[.D211]" office:value-type="boolean" office:boolean-value="true" calcext:value-type="boolean">
            <text:p>TRUE</text:p>
          </table:table-cell>
          <table:table-cell table:formula="of:=IF([.B211]=[.E211]; &quot;&quot;; &quot;*&quot;)">
            <text:p/>
          </table:table-cell>
          <table:table-cell table:formula="of:=IF([.B211]=[.E211]; &quot;&quot;; [.E211]-[.B211])">
            <text:p/>
          </table:table-cell>
          <table:table-cell table:formula="of:=IF([.B211]=[.E211]; &quot;&quot;; (([.E211]-[.B211])/[.B211])*100)">
            <text:p/>
          </table:table-cell>
          <table:table-cell table:number-columns-repeated="2"/>
          <table:table-cell office:value-type="string" calcext:value-type="string">
            <text:p>language/module_dep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D211]=[.M211]" office:value-type="boolean" office:boolean-value="true" calcext:value-type="boolean">
            <text:p>TRUE</text:p>
          </table:table-cell>
          <table:table-cell table:formula="of:=IF([.E211]=[.N211]; &quot;&quot;; &quot;*&quot;)">
            <text:p/>
          </table:table-cell>
          <table:table-cell table:formula="of:=IF([.E211]=[.N211]; &quot;&quot;; [.E211]-[.N211])">
            <text:p/>
          </table:table-cell>
          <table:table-cell table:formula="of:=IF([.E211]=[.N211]; &quot;&quot;; (([.N211]-[.E211])/[.E211])*100)">
            <text:p/>
          </table:table-cell>
          <table:table-cell/>
          <table:table-cell office:value-type="string" calcext:value-type="string">
            <text:p>language/module_dep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M211]=[.U211]" office:value-type="boolean" office:boolean-value="true" calcext:value-type="boolean">
            <text:p>TRUE</text:p>
          </table:table-cell>
          <table:table-cell table:formula="of:=IF([.N211]=[.V211]; &quot;&quot;; [.V211]-[.N211])">
            <text:p/>
          </table:table-cell>
          <table:table-cell table:formula="of:=IF([.N211]=[.V211]; &quot;&quot;; (([.V211]-[.N211])/[.N211])*100)">
            <text:p/>
          </table:table-cell>
        </table:table-row>
        <table:table-row table:style-name="ro1">
          <table:table-cell office:value-type="string" calcext:value-type="string">
            <text:p>language/module_dep_multip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module_dep_multiple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12]=[.D212]" office:value-type="boolean" office:boolean-value="true" calcext:value-type="boolean">
            <text:p>TRUE</text:p>
          </table:table-cell>
          <table:table-cell table:formula="of:=IF([.B212]=[.E212]; &quot;&quot;; &quot;*&quot;)">
            <text:p/>
          </table:table-cell>
          <table:table-cell table:formula="of:=IF([.B212]=[.E212]; &quot;&quot;; [.E212]-[.B212])">
            <text:p/>
          </table:table-cell>
          <table:table-cell table:formula="of:=IF([.B212]=[.E212]; &quot;&quot;; (([.E212]-[.B212])/[.B212])*100)">
            <text:p/>
          </table:table-cell>
          <table:table-cell table:number-columns-repeated="2"/>
          <table:table-cell office:value-type="string" calcext:value-type="string">
            <text:p>language/module_dep_multiple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D212]=[.M212]" office:value-type="boolean" office:boolean-value="true" calcext:value-type="boolean">
            <text:p>TRUE</text:p>
          </table:table-cell>
          <table:table-cell table:formula="of:=IF([.E212]=[.N212]; &quot;&quot;; &quot;*&quot;)">
            <text:p/>
          </table:table-cell>
          <table:table-cell table:formula="of:=IF([.E212]=[.N212]; &quot;&quot;; [.E212]-[.N212])">
            <text:p/>
          </table:table-cell>
          <table:table-cell table:formula="of:=IF([.E212]=[.N212]; &quot;&quot;; (([.N212]-[.E212])/[.E212])*100)">
            <text:p/>
          </table:table-cell>
          <table:table-cell/>
          <table:table-cell office:value-type="string" calcext:value-type="string">
            <text:p>language/module_dep_multiple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M212]=[.U212]" office:value-type="boolean" office:boolean-value="true" calcext:value-type="boolean">
            <text:p>TRUE</text:p>
          </table:table-cell>
          <table:table-cell table:formula="of:=IF([.N212]=[.V212]; &quot;&quot;; [.V212]-[.N212])">
            <text:p/>
          </table:table-cell>
          <table:table-cell table:formula="of:=IF([.N212]=[.V212]; &quot;&quot;; (([.V212]-[.N212])/[.N212])*100)">
            <text:p/>
          </table:table-cell>
        </table:table-row>
        <table:table-row table:style-name="ro1">
          <table:table-cell office:value-type="string" calcext:value-type="string">
            <text:p>language/module_dep_self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module_dep_self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13]=[.D213]" office:value-type="boolean" office:boolean-value="true" calcext:value-type="boolean">
            <text:p>TRUE</text:p>
          </table:table-cell>
          <table:table-cell table:formula="of:=IF([.B213]=[.E213]; &quot;&quot;; &quot;*&quot;)">
            <text:p/>
          </table:table-cell>
          <table:table-cell table:formula="of:=IF([.B213]=[.E213]; &quot;&quot;; [.E213]-[.B213])">
            <text:p/>
          </table:table-cell>
          <table:table-cell table:formula="of:=IF([.B213]=[.E213]; &quot;&quot;; (([.E213]-[.B213])/[.B213])*100)">
            <text:p/>
          </table:table-cell>
          <table:table-cell table:number-columns-repeated="2"/>
          <table:table-cell office:value-type="string" calcext:value-type="string">
            <text:p>language/module_dep_self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D213]=[.M213]" office:value-type="boolean" office:boolean-value="true" calcext:value-type="boolean">
            <text:p>TRUE</text:p>
          </table:table-cell>
          <table:table-cell table:formula="of:=IF([.E213]=[.N213]; &quot;&quot;; &quot;*&quot;)">
            <text:p/>
          </table:table-cell>
          <table:table-cell table:formula="of:=IF([.E213]=[.N213]; &quot;&quot;; [.E213]-[.N213])">
            <text:p/>
          </table:table-cell>
          <table:table-cell table:formula="of:=IF([.E213]=[.N213]; &quot;&quot;; (([.N213]-[.E213])/[.E213])*100)">
            <text:p/>
          </table:table-cell>
          <table:table-cell/>
          <table:table-cell office:value-type="string" calcext:value-type="string">
            <text:p>language/module_dep_self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M213]=[.U213]" office:value-type="boolean" office:boolean-value="true" calcext:value-type="boolean">
            <text:p>TRUE</text:p>
          </table:table-cell>
          <table:table-cell table:formula="of:=IF([.N213]=[.V213]; &quot;&quot;; [.V213]-[.N213])">
            <text:p/>
          </table:table-cell>
          <table:table-cell table:formula="of:=IF([.N213]=[.V213]; &quot;&quot;; (([.V213]-[.N213])/[.N213])*100)">
            <text:p/>
          </table:table-cell>
        </table:table-row>
        <table:table-row table:style-name="ro1">
          <table:table-cell office:value-type="string" calcext:value-type="string">
            <text:p>language/modulo_uint_test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modulo_uint_test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214]=[.D214]" office:value-type="boolean" office:boolean-value="true" calcext:value-type="boolean">
            <text:p>TRUE</text:p>
          </table:table-cell>
          <table:table-cell table:formula="of:=IF([.B214]=[.E214]; &quot;&quot;; &quot;*&quot;)">
            <text:p/>
          </table:table-cell>
          <table:table-cell table:formula="of:=IF([.B214]=[.E214]; &quot;&quot;; [.E214]-[.B214])">
            <text:p/>
          </table:table-cell>
          <table:table-cell table:formula="of:=IF([.B214]=[.E214]; &quot;&quot;; (([.E214]-[.B214])/[.B214])*100)">
            <text:p/>
          </table:table-cell>
          <table:table-cell table:number-columns-repeated="2"/>
          <table:table-cell office:value-type="string" calcext:value-type="string">
            <text:p>language/modulo_uint_test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214]=[.M214]" office:value-type="boolean" office:boolean-value="true" calcext:value-type="boolean">
            <text:p>TRUE</text:p>
          </table:table-cell>
          <table:table-cell table:formula="of:=IF([.E214]=[.N214]; &quot;&quot;; &quot;*&quot;)">
            <text:p/>
          </table:table-cell>
          <table:table-cell table:formula="of:=IF([.E214]=[.N214]; &quot;&quot;; [.E214]-[.N214])">
            <text:p/>
          </table:table-cell>
          <table:table-cell table:formula="of:=IF([.E214]=[.N214]; &quot;&quot;; (([.N214]-[.E214])/[.E214])*100)">
            <text:p/>
          </table:table-cell>
          <table:table-cell/>
          <table:table-cell office:value-type="string" calcext:value-type="string">
            <text:p>language/modulo_uint_test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M214]=[.U214]" office:value-type="boolean" office:boolean-value="true" calcext:value-type="boolean">
            <text:p>TRUE</text:p>
          </table:table-cell>
          <table:table-cell table:formula="of:=IF([.N214]=[.V214]; &quot;&quot;; [.V214]-[.N214])">
            <text:p/>
          </table:table-cell>
          <table:table-cell table:formula="of:=IF([.N214]=[.V214]; &quot;&quot;; (([.V214]-[.N214])/[.N214])*100)">
            <text:p/>
          </table:table-cell>
        </table:table-row>
        <table:table-row table:style-name="ro1">
          <table:table-cell office:value-type="string" calcext:value-type="string">
            <text:p>language/multi_impl_self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multi_impl_self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15]=[.D215]" office:value-type="boolean" office:boolean-value="true" calcext:value-type="boolean">
            <text:p>TRUE</text:p>
          </table:table-cell>
          <table:table-cell table:formula="of:=IF([.B215]=[.E215]; &quot;&quot;; &quot;*&quot;)">
            <text:p/>
          </table:table-cell>
          <table:table-cell table:formula="of:=IF([.B215]=[.E215]; &quot;&quot;; [.E215]-[.B215])">
            <text:p/>
          </table:table-cell>
          <table:table-cell table:formula="of:=IF([.B215]=[.E215]; &quot;&quot;; (([.E215]-[.B215])/[.B215])*100)">
            <text:p/>
          </table:table-cell>
          <table:table-cell table:number-columns-repeated="2"/>
          <table:table-cell office:value-type="string" calcext:value-type="string">
            <text:p>language/multi_impl_self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215]=[.M215]" office:value-type="boolean" office:boolean-value="true" calcext:value-type="boolean">
            <text:p>TRUE</text:p>
          </table:table-cell>
          <table:table-cell table:formula="of:=IF([.E215]=[.N215]; &quot;&quot;; &quot;*&quot;)">
            <text:p/>
          </table:table-cell>
          <table:table-cell table:formula="of:=IF([.E215]=[.N215]; &quot;&quot;; [.E215]-[.N215])">
            <text:p/>
          </table:table-cell>
          <table:table-cell table:formula="of:=IF([.E215]=[.N215]; &quot;&quot;; (([.N215]-[.E215])/[.E215])*100)">
            <text:p/>
          </table:table-cell>
          <table:table-cell/>
          <table:table-cell office:value-type="string" calcext:value-type="string">
            <text:p>language/multi_impl_self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M215]=[.U215]" office:value-type="boolean" office:boolean-value="true" calcext:value-type="boolean">
            <text:p>TRUE</text:p>
          </table:table-cell>
          <table:table-cell table:formula="of:=IF([.N215]=[.V215]; &quot;&quot;; [.V215]-[.N215])">
            <text:p/>
          </table:table-cell>
          <table:table-cell table:formula="of:=IF([.N215]=[.V215]; &quot;&quot;; (([.V215]-[.N215])/[.N215])*100)">
            <text:p/>
          </table:table-cell>
        </table:table-row>
        <table:table-row table:style-name="ro1">
          <table:table-cell office:value-type="string" calcext:value-type="string">
            <text:p>language/multi_item_impor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multi_item_impor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16]=[.D216]" office:value-type="boolean" office:boolean-value="true" calcext:value-type="boolean">
            <text:p>TRUE</text:p>
          </table:table-cell>
          <table:table-cell table:formula="of:=IF([.B216]=[.E216]; &quot;&quot;; &quot;*&quot;)">
            <text:p/>
          </table:table-cell>
          <table:table-cell table:formula="of:=IF([.B216]=[.E216]; &quot;&quot;; [.E216]-[.B216])">
            <text:p/>
          </table:table-cell>
          <table:table-cell table:formula="of:=IF([.B216]=[.E216]; &quot;&quot;; (([.E216]-[.B216])/[.B216])*100)">
            <text:p/>
          </table:table-cell>
          <table:table-cell table:number-columns-repeated="2"/>
          <table:table-cell office:value-type="string" calcext:value-type="string">
            <text:p>language/multi_item_impor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16]=[.M216]" office:value-type="boolean" office:boolean-value="true" calcext:value-type="boolean">
            <text:p>TRUE</text:p>
          </table:table-cell>
          <table:table-cell table:formula="of:=IF([.E216]=[.N216]; &quot;&quot;; &quot;*&quot;)">
            <text:p/>
          </table:table-cell>
          <table:table-cell table:formula="of:=IF([.E216]=[.N216]; &quot;&quot;; [.E216]-[.N216])">
            <text:p/>
          </table:table-cell>
          <table:table-cell table:formula="of:=IF([.E216]=[.N216]; &quot;&quot;; (([.N216]-[.E216])/[.E216])*100)">
            <text:p/>
          </table:table-cell>
          <table:table-cell/>
          <table:table-cell office:value-type="string" calcext:value-type="string">
            <text:p>language/multi_item_impor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216]=[.U216]" office:value-type="boolean" office:boolean-value="true" calcext:value-type="boolean">
            <text:p>TRUE</text:p>
          </table:table-cell>
          <table:table-cell table:formula="of:=IF([.N216]=[.V216]; &quot;&quot;; [.V216]-[.N216])">
            <text:p/>
          </table:table-cell>
          <table:table-cell table:formula="of:=IF([.N216]=[.V216]; &quot;&quot;; (([.V216]-[.N216])/[.N216])*100)">
            <text:p/>
          </table:table-cell>
        </table:table-row>
        <table:table-row table:style-name="ro1">
          <table:table-cell office:value-type="string" calcext:value-type="string">
            <text:p>language/mutable_and_initd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language/mutable_and_initd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A217]=[.D217]" office:value-type="boolean" office:boolean-value="true" calcext:value-type="boolean">
            <text:p>TRUE</text:p>
          </table:table-cell>
          <table:table-cell table:formula="of:=IF([.B217]=[.E217]; &quot;&quot;; &quot;*&quot;)">
            <text:p/>
          </table:table-cell>
          <table:table-cell table:formula="of:=IF([.B217]=[.E217]; &quot;&quot;; [.E217]-[.B217])">
            <text:p/>
          </table:table-cell>
          <table:table-cell table:formula="of:=IF([.B217]=[.E217]; &quot;&quot;; (([.E217]-[.B217])/[.B217])*100)">
            <text:p/>
          </table:table-cell>
          <table:table-cell table:number-columns-repeated="2"/>
          <table:table-cell office:value-type="string" calcext:value-type="string">
            <text:p>language/mutable_and_initd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D217]=[.M217]" office:value-type="boolean" office:boolean-value="true" calcext:value-type="boolean">
            <text:p>TRUE</text:p>
          </table:table-cell>
          <table:table-cell table:formula="of:=IF([.E217]=[.N217]; &quot;&quot;; &quot;*&quot;)">
            <text:p/>
          </table:table-cell>
          <table:table-cell table:formula="of:=IF([.E217]=[.N217]; &quot;&quot;; [.E217]-[.N217])">
            <text:p/>
          </table:table-cell>
          <table:table-cell table:formula="of:=IF([.E217]=[.N217]; &quot;&quot;; (([.N217]-[.E217])/[.E217])*100)">
            <text:p/>
          </table:table-cell>
          <table:table-cell/>
          <table:table-cell office:value-type="string" calcext:value-type="string">
            <text:p>language/mutable_and_initd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M217]=[.U217]" office:value-type="boolean" office:boolean-value="true" calcext:value-type="boolean">
            <text:p>TRUE</text:p>
          </table:table-cell>
          <table:table-cell table:formula="of:=IF([.N217]=[.V217]; &quot;&quot;; [.V217]-[.N217])">
            <text:p/>
          </table:table-cell>
          <table:table-cell table:formula="of:=IF([.N217]=[.V217]; &quot;&quot;; (([.V217]-[.N217])/[.N217])*100)">
            <text:p/>
          </table:table-cell>
        </table:table-row>
        <table:table-row table:style-name="ro1">
          <table:table-cell office:value-type="string" calcext:value-type="string">
            <text:p>language/mutable_array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mutable_array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18]=[.D218]" office:value-type="boolean" office:boolean-value="true" calcext:value-type="boolean">
            <text:p>TRUE</text:p>
          </table:table-cell>
          <table:table-cell table:formula="of:=IF([.B218]=[.E218]; &quot;&quot;; &quot;*&quot;)">
            <text:p/>
          </table:table-cell>
          <table:table-cell table:formula="of:=IF([.B218]=[.E218]; &quot;&quot;; [.E218]-[.B218])">
            <text:p/>
          </table:table-cell>
          <table:table-cell table:formula="of:=IF([.B218]=[.E218]; &quot;&quot;; (([.E218]-[.B218])/[.B218])*100)">
            <text:p/>
          </table:table-cell>
          <table:table-cell table:number-columns-repeated="2"/>
          <table:table-cell office:value-type="string" calcext:value-type="string">
            <text:p>language/mutable_array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218]=[.M218]" office:value-type="boolean" office:boolean-value="true" calcext:value-type="boolean">
            <text:p>TRUE</text:p>
          </table:table-cell>
          <table:table-cell table:formula="of:=IF([.E218]=[.N218]; &quot;&quot;; &quot;*&quot;)">
            <text:p/>
          </table:table-cell>
          <table:table-cell table:formula="of:=IF([.E218]=[.N218]; &quot;&quot;; [.E218]-[.N218])">
            <text:p/>
          </table:table-cell>
          <table:table-cell table:formula="of:=IF([.E218]=[.N218]; &quot;&quot;; (([.N218]-[.E218])/[.E218])*100)">
            <text:p/>
          </table:table-cell>
          <table:table-cell/>
          <table:table-cell office:value-type="string" calcext:value-type="string">
            <text:p>language/mutable_array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M218]=[.U218]" office:value-type="boolean" office:boolean-value="true" calcext:value-type="boolean">
            <text:p>TRUE</text:p>
          </table:table-cell>
          <table:table-cell table:formula="of:=IF([.N218]=[.V218]; &quot;&quot;; [.V218]-[.N218])">
            <text:p/>
          </table:table-cell>
          <table:table-cell table:formula="of:=IF([.N218]=[.V218]; &quot;&quot;; (([.V218]-[.N218])/[.N218])*100)">
            <text:p/>
          </table:table-cell>
        </table:table-row>
        <table:table-row table:style-name="ro1">
          <table:table-cell office:value-type="string" calcext:value-type="string">
            <text:p>language/mutable_arrays_enum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language/mutable_arrays_enum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219]=[.D219]" office:value-type="boolean" office:boolean-value="true" calcext:value-type="boolean">
            <text:p>TRUE</text:p>
          </table:table-cell>
          <table:table-cell table:formula="of:=IF([.B219]=[.E219]; &quot;&quot;; &quot;*&quot;)">
            <text:p/>
          </table:table-cell>
          <table:table-cell table:formula="of:=IF([.B219]=[.E219]; &quot;&quot;; [.E219]-[.B219])">
            <text:p/>
          </table:table-cell>
          <table:table-cell table:formula="of:=IF([.B219]=[.E219]; &quot;&quot;; (([.E219]-[.B219])/[.B219])*100)">
            <text:p/>
          </table:table-cell>
          <table:table-cell table:number-columns-repeated="2"/>
          <table:table-cell office:value-type="string" calcext:value-type="string">
            <text:p>language/mutable_arrays_enum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D219]=[.M219]" office:value-type="boolean" office:boolean-value="true" calcext:value-type="boolean">
            <text:p>TRUE</text:p>
          </table:table-cell>
          <table:table-cell table:formula="of:=IF([.E219]=[.N219]; &quot;&quot;; &quot;*&quot;)">
            <text:p/>
          </table:table-cell>
          <table:table-cell table:formula="of:=IF([.E219]=[.N219]; &quot;&quot;; [.E219]-[.N219])">
            <text:p/>
          </table:table-cell>
          <table:table-cell table:formula="of:=IF([.E219]=[.N219]; &quot;&quot;; (([.N219]-[.E219])/[.E219])*100)">
            <text:p/>
          </table:table-cell>
          <table:table-cell/>
          <table:table-cell office:value-type="string" calcext:value-type="string">
            <text:p>language/mutable_arrays_enum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M219]=[.U219]" office:value-type="boolean" office:boolean-value="true" calcext:value-type="boolean">
            <text:p>TRUE</text:p>
          </table:table-cell>
          <table:table-cell table:formula="of:=IF([.N219]=[.V219]; &quot;&quot;; [.V219]-[.N219])">
            <text:p/>
          </table:table-cell>
          <table:table-cell table:formula="of:=IF([.N219]=[.V219]; &quot;&quot;; (([.V219]-[.N219])/[.N219])*100)">
            <text:p/>
          </table:table-cell>
        </table:table-row>
        <table:table-row table:style-name="ro1">
          <table:table-cell office:value-type="string" calcext:value-type="string">
            <text:p>language/mutable_arrays_multiple_neste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mutable_arrays_multiple_neste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20]=[.D220]" office:value-type="boolean" office:boolean-value="true" calcext:value-type="boolean">
            <text:p>TRUE</text:p>
          </table:table-cell>
          <table:table-cell table:formula="of:=IF([.B220]=[.E220]; &quot;&quot;; &quot;*&quot;)">
            <text:p/>
          </table:table-cell>
          <table:table-cell table:formula="of:=IF([.B220]=[.E220]; &quot;&quot;; [.E220]-[.B220])">
            <text:p/>
          </table:table-cell>
          <table:table-cell table:formula="of:=IF([.B220]=[.E220]; &quot;&quot;; (([.E220]-[.B220])/[.B220])*100)">
            <text:p/>
          </table:table-cell>
          <table:table-cell table:number-columns-repeated="2"/>
          <table:table-cell office:value-type="string" calcext:value-type="string">
            <text:p>language/mutable_arrays_multiple_neste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20]=[.M220]" office:value-type="boolean" office:boolean-value="true" calcext:value-type="boolean">
            <text:p>TRUE</text:p>
          </table:table-cell>
          <table:table-cell table:formula="of:=IF([.E220]=[.N220]; &quot;&quot;; &quot;*&quot;)">
            <text:p/>
          </table:table-cell>
          <table:table-cell table:formula="of:=IF([.E220]=[.N220]; &quot;&quot;; [.E220]-[.N220])">
            <text:p/>
          </table:table-cell>
          <table:table-cell table:formula="of:=IF([.E220]=[.N220]; &quot;&quot;; (([.N220]-[.E220])/[.E220])*100)">
            <text:p/>
          </table:table-cell>
          <table:table-cell/>
          <table:table-cell office:value-type="string" calcext:value-type="string">
            <text:p>language/mutable_arrays_multiple_neste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220]=[.U220]" office:value-type="boolean" office:boolean-value="true" calcext:value-type="boolean">
            <text:p>TRUE</text:p>
          </table:table-cell>
          <table:table-cell table:formula="of:=IF([.N220]=[.V220]; &quot;&quot;; [.V220]-[.N220])">
            <text:p/>
          </table:table-cell>
          <table:table-cell table:formula="of:=IF([.N220]=[.V220]; &quot;&quot;; (([.V220]-[.N220])/[.N220])*100)">
            <text:p/>
          </table:table-cell>
        </table:table-row>
        <table:table-row table:style-name="ro1">
          <table:table-cell office:value-type="string" calcext:value-type="string">
            <text:p>language/mutable_arrays_neste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mutable_arrays_neste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21]=[.D221]" office:value-type="boolean" office:boolean-value="true" calcext:value-type="boolean">
            <text:p>TRUE</text:p>
          </table:table-cell>
          <table:table-cell table:formula="of:=IF([.B221]=[.E221]; &quot;&quot;; &quot;*&quot;)">
            <text:p/>
          </table:table-cell>
          <table:table-cell table:formula="of:=IF([.B221]=[.E221]; &quot;&quot;; [.E221]-[.B221])">
            <text:p/>
          </table:table-cell>
          <table:table-cell table:formula="of:=IF([.B221]=[.E221]; &quot;&quot;; (([.E221]-[.B221])/[.B221])*100)">
            <text:p/>
          </table:table-cell>
          <table:table-cell table:number-columns-repeated="2"/>
          <table:table-cell office:value-type="string" calcext:value-type="string">
            <text:p>language/mutable_arrays_neste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21]=[.M221]" office:value-type="boolean" office:boolean-value="true" calcext:value-type="boolean">
            <text:p>TRUE</text:p>
          </table:table-cell>
          <table:table-cell table:formula="of:=IF([.E221]=[.N221]; &quot;&quot;; &quot;*&quot;)">
            <text:p/>
          </table:table-cell>
          <table:table-cell table:formula="of:=IF([.E221]=[.N221]; &quot;&quot;; [.E221]-[.N221])">
            <text:p/>
          </table:table-cell>
          <table:table-cell table:formula="of:=IF([.E221]=[.N221]; &quot;&quot;; (([.N221]-[.E221])/[.E221])*100)">
            <text:p/>
          </table:table-cell>
          <table:table-cell/>
          <table:table-cell office:value-type="string" calcext:value-type="string">
            <text:p>language/mutable_arrays_neste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221]=[.U221]" office:value-type="boolean" office:boolean-value="true" calcext:value-type="boolean">
            <text:p>TRUE</text:p>
          </table:table-cell>
          <table:table-cell table:formula="of:=IF([.N221]=[.V221]; &quot;&quot;; [.V221]-[.N221])">
            <text:p/>
          </table:table-cell>
          <table:table-cell table:formula="of:=IF([.N221]=[.V221]; &quot;&quot;; (([.V221]-[.N221])/[.N221])*100)">
            <text:p/>
          </table:table-cell>
        </table:table-row>
        <table:table-row table:style-name="ro1">
          <table:table-cell office:value-type="string" calcext:value-type="string">
            <text:p>language/mutable_arrays_struc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mutable_arrays_struc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22]=[.D222]" office:value-type="boolean" office:boolean-value="true" calcext:value-type="boolean">
            <text:p>TRUE</text:p>
          </table:table-cell>
          <table:table-cell table:formula="of:=IF([.B222]=[.E222]; &quot;&quot;; &quot;*&quot;)">
            <text:p/>
          </table:table-cell>
          <table:table-cell table:formula="of:=IF([.B222]=[.E222]; &quot;&quot;; [.E222]-[.B222])">
            <text:p/>
          </table:table-cell>
          <table:table-cell table:formula="of:=IF([.B222]=[.E222]; &quot;&quot;; (([.E222]-[.B222])/[.B222])*100)">
            <text:p/>
          </table:table-cell>
          <table:table-cell table:number-columns-repeated="2"/>
          <table:table-cell office:value-type="string" calcext:value-type="string">
            <text:p>language/mutable_arrays_struc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222]=[.M222]" office:value-type="boolean" office:boolean-value="true" calcext:value-type="boolean">
            <text:p>TRUE</text:p>
          </table:table-cell>
          <table:table-cell table:formula="of:=IF([.E222]=[.N222]; &quot;&quot;; &quot;*&quot;)">
            <text:p/>
          </table:table-cell>
          <table:table-cell table:formula="of:=IF([.E222]=[.N222]; &quot;&quot;; [.E222]-[.N222])">
            <text:p/>
          </table:table-cell>
          <table:table-cell table:formula="of:=IF([.E222]=[.N222]; &quot;&quot;; (([.N222]-[.E222])/[.E222])*100)">
            <text:p/>
          </table:table-cell>
          <table:table-cell/>
          <table:table-cell office:value-type="string" calcext:value-type="string">
            <text:p>language/mutable_arrays_struc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M222]=[.U222]" office:value-type="boolean" office:boolean-value="true" calcext:value-type="boolean">
            <text:p>TRUE</text:p>
          </table:table-cell>
          <table:table-cell table:formula="of:=IF([.N222]=[.V222]; &quot;&quot;; [.V222]-[.N222])">
            <text:p/>
          </table:table-cell>
          <table:table-cell table:formula="of:=IF([.N222]=[.V222]; &quot;&quot;; (([.V222]-[.N222])/[.N222])*100)">
            <text:p/>
          </table:table-cell>
        </table:table-row>
        <table:table-row table:style-name="ro1">
          <table:table-cell office:value-type="string" calcext:value-type="string">
            <text:p>language/mutable_arrays_swap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mutable_arrays_swap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23]=[.D223]" office:value-type="boolean" office:boolean-value="true" calcext:value-type="boolean">
            <text:p>TRUE</text:p>
          </table:table-cell>
          <table:table-cell table:formula="of:=IF([.B223]=[.E223]; &quot;&quot;; &quot;*&quot;)">
            <text:p/>
          </table:table-cell>
          <table:table-cell table:formula="of:=IF([.B223]=[.E223]; &quot;&quot;; [.E223]-[.B223])">
            <text:p/>
          </table:table-cell>
          <table:table-cell table:formula="of:=IF([.B223]=[.E223]; &quot;&quot;; (([.E223]-[.B223])/[.B223])*100)">
            <text:p/>
          </table:table-cell>
          <table:table-cell table:number-columns-repeated="2"/>
          <table:table-cell office:value-type="string" calcext:value-type="string">
            <text:p>language/mutable_arrays_swap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223]=[.M223]" office:value-type="boolean" office:boolean-value="true" calcext:value-type="boolean">
            <text:p>TRUE</text:p>
          </table:table-cell>
          <table:table-cell table:formula="of:=IF([.E223]=[.N223]; &quot;&quot;; &quot;*&quot;)">
            <text:p/>
          </table:table-cell>
          <table:table-cell table:formula="of:=IF([.E223]=[.N223]; &quot;&quot;; [.E223]-[.N223])">
            <text:p/>
          </table:table-cell>
          <table:table-cell table:formula="of:=IF([.E223]=[.N223]; &quot;&quot;; (([.N223]-[.E223])/[.E223])*100)">
            <text:p/>
          </table:table-cell>
          <table:table-cell/>
          <table:table-cell office:value-type="string" calcext:value-type="string">
            <text:p>language/mutable_arrays_swap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M223]=[.U223]" office:value-type="boolean" office:boolean-value="true" calcext:value-type="boolean">
            <text:p>TRUE</text:p>
          </table:table-cell>
          <table:table-cell table:formula="of:=IF([.N223]=[.V223]; &quot;&quot;; [.V223]-[.N223])">
            <text:p/>
          </table:table-cell>
          <table:table-cell table:formula="of:=IF([.N223]=[.V223]; &quot;&quot;; (([.V223]-[.N223])/[.N223])*100)">
            <text:p/>
          </table:table-cell>
        </table:table-row>
        <table:table-row table:style-name="ro1">
          <table:table-cell office:value-type="string" calcext:value-type="string">
            <text:p>language/mut_ref_empty_type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language/mut_ref_empty_type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[.A224]=[.D224]" office:value-type="boolean" office:boolean-value="true" calcext:value-type="boolean">
            <text:p>TRUE</text:p>
          </table:table-cell>
          <table:table-cell table:formula="of:=IF([.B224]=[.E224]; &quot;&quot;; &quot;*&quot;)">
            <text:p/>
          </table:table-cell>
          <table:table-cell table:formula="of:=IF([.B224]=[.E224]; &quot;&quot;; [.E224]-[.B224])">
            <text:p/>
          </table:table-cell>
          <table:table-cell table:formula="of:=IF([.B224]=[.E224]; &quot;&quot;; (([.E224]-[.B224])/[.B224])*100)">
            <text:p/>
          </table:table-cell>
          <table:table-cell table:number-columns-repeated="2"/>
          <table:table-cell office:value-type="string" calcext:value-type="string">
            <text:p>language/mut_ref_empty_type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[.D224]=[.M224]" office:value-type="boolean" office:boolean-value="true" calcext:value-type="boolean">
            <text:p>TRUE</text:p>
          </table:table-cell>
          <table:table-cell table:formula="of:=IF([.E224]=[.N224]; &quot;&quot;; &quot;*&quot;)">
            <text:p/>
          </table:table-cell>
          <table:table-cell table:formula="of:=IF([.E224]=[.N224]; &quot;&quot;; [.E224]-[.N224])">
            <text:p/>
          </table:table-cell>
          <table:table-cell table:formula="of:=IF([.E224]=[.N224]; &quot;&quot;; (([.N224]-[.E224])/[.E224])*100)">
            <text:p/>
          </table:table-cell>
          <table:table-cell/>
          <table:table-cell office:value-type="string" calcext:value-type="string">
            <text:p>language/mut_ref_empty_type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[.M224]=[.U224]" office:value-type="boolean" office:boolean-value="true" calcext:value-type="boolean">
            <text:p>TRUE</text:p>
          </table:table-cell>
          <table:table-cell table:formula="of:=IF([.N224]=[.V224]; &quot;&quot;; [.V224]-[.N224])">
            <text:p/>
          </table:table-cell>
          <table:table-cell table:formula="of:=IF([.N224]=[.V224]; &quot;&quot;; (([.V224]-[.N224])/[.N224])*100)">
            <text:p/>
          </table:table-cell>
        </table:table-row>
        <table:table-row table:style-name="ro1">
          <table:table-cell office:value-type="string" calcext:value-type="string">
            <text:p>language/name_resolution_after_monomorphization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language/name_resolution_after_monomorphization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A225]=[.D225]" office:value-type="boolean" office:boolean-value="true" calcext:value-type="boolean">
            <text:p>TRUE</text:p>
          </table:table-cell>
          <table:table-cell table:formula="of:=IF([.B225]=[.E225]; &quot;&quot;; &quot;*&quot;)">
            <text:p/>
          </table:table-cell>
          <table:table-cell table:formula="of:=IF([.B225]=[.E225]; &quot;&quot;; [.E225]-[.B225])">
            <text:p/>
          </table:table-cell>
          <table:table-cell table:formula="of:=IF([.B225]=[.E225]; &quot;&quot;; (([.E225]-[.B225])/[.B225])*100)">
            <text:p/>
          </table:table-cell>
          <table:table-cell table:number-columns-repeated="2"/>
          <table:table-cell office:value-type="string" calcext:value-type="string">
            <text:p>language/name_resolution_after_monomorphization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D225]=[.M225]" office:value-type="boolean" office:boolean-value="true" calcext:value-type="boolean">
            <text:p>TRUE</text:p>
          </table:table-cell>
          <table:table-cell table:formula="of:=IF([.E225]=[.N225]; &quot;&quot;; &quot;*&quot;)">
            <text:p/>
          </table:table-cell>
          <table:table-cell table:formula="of:=IF([.E225]=[.N225]; &quot;&quot;; [.E225]-[.N225])">
            <text:p/>
          </table:table-cell>
          <table:table-cell table:formula="of:=IF([.E225]=[.N225]; &quot;&quot;; (([.N225]-[.E225])/[.E225])*100)">
            <text:p/>
          </table:table-cell>
          <table:table-cell/>
          <table:table-cell office:value-type="string" calcext:value-type="string">
            <text:p>language/name_resolution_after_monomorphization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M225]=[.U225]" office:value-type="boolean" office:boolean-value="true" calcext:value-type="boolean">
            <text:p>TRUE</text:p>
          </table:table-cell>
          <table:table-cell table:formula="of:=IF([.N225]=[.V225]; &quot;&quot;; [.V225]-[.N225])">
            <text:p/>
          </table:table-cell>
          <table:table-cell table:formula="of:=IF([.N225]=[.V225]; &quot;&quot;; (([.V225]-[.N225])/[.N225])*100)">
            <text:p/>
          </table:table-cell>
        </table:table-row>
        <table:table-row table:style-name="ro1">
          <table:table-cell office:value-type="string" calcext:value-type="string">
            <text:p>language/nested_struct_destructuring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nested_struct_destructuring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26]=[.D226]" office:value-type="boolean" office:boolean-value="true" calcext:value-type="boolean">
            <text:p>TRUE</text:p>
          </table:table-cell>
          <table:table-cell table:formula="of:=IF([.B226]=[.E226]; &quot;&quot;; &quot;*&quot;)">
            <text:p/>
          </table:table-cell>
          <table:table-cell table:formula="of:=IF([.B226]=[.E226]; &quot;&quot;; [.E226]-[.B226])">
            <text:p/>
          </table:table-cell>
          <table:table-cell table:formula="of:=IF([.B226]=[.E226]; &quot;&quot;; (([.E226]-[.B226])/[.B226])*100)">
            <text:p/>
          </table:table-cell>
          <table:table-cell table:number-columns-repeated="2"/>
          <table:table-cell office:value-type="string" calcext:value-type="string">
            <text:p>language/nested_struct_destructuring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26]=[.M226]" office:value-type="boolean" office:boolean-value="true" calcext:value-type="boolean">
            <text:p>TRUE</text:p>
          </table:table-cell>
          <table:table-cell table:formula="of:=IF([.E226]=[.N226]; &quot;&quot;; &quot;*&quot;)">
            <text:p/>
          </table:table-cell>
          <table:table-cell table:formula="of:=IF([.E226]=[.N226]; &quot;&quot;; [.E226]-[.N226])">
            <text:p/>
          </table:table-cell>
          <table:table-cell table:formula="of:=IF([.E226]=[.N226]; &quot;&quot;; (([.N226]-[.E226])/[.E226])*100)">
            <text:p/>
          </table:table-cell>
          <table:table-cell/>
          <table:table-cell office:value-type="string" calcext:value-type="string">
            <text:p>language/nested_struct_destructuring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226]=[.U226]" office:value-type="boolean" office:boolean-value="true" calcext:value-type="boolean">
            <text:p>TRUE</text:p>
          </table:table-cell>
          <table:table-cell table:formula="of:=IF([.N226]=[.V226]; &quot;&quot;; [.V226]-[.N226])">
            <text:p/>
          </table:table-cell>
          <table:table-cell table:formula="of:=IF([.N226]=[.V226]; &quot;&quot;; (([.V226]-[.N226])/[.N226])*100)">
            <text:p/>
          </table:table-cell>
        </table:table-row>
        <table:table-row table:style-name="ro1">
          <table:table-cell office:value-type="string" calcext:value-type="string">
            <text:p>language/nested_structs</text:p>
          </table:table-cell>
          <table:table-cell office:value-type="float" office:value="824" calcext:value-type="float">
            <text:p>824</text:p>
          </table:table-cell>
          <table:table-cell/>
          <table:table-cell office:value-type="string" calcext:value-type="string">
            <text:p>language/nested_structs</text:p>
          </table:table-cell>
          <table:table-cell office:value-type="float" office:value="824" calcext:value-type="float">
            <text:p>824</text:p>
          </table:table-cell>
          <table:table-cell/>
          <table:table-cell table:formula="of:=[.A227]=[.D227]" office:value-type="boolean" office:boolean-value="true" calcext:value-type="boolean">
            <text:p>TRUE</text:p>
          </table:table-cell>
          <table:table-cell table:formula="of:=IF([.B227]=[.E227]; &quot;&quot;; &quot;*&quot;)">
            <text:p/>
          </table:table-cell>
          <table:table-cell table:formula="of:=IF([.B227]=[.E227]; &quot;&quot;; [.E227]-[.B227])">
            <text:p/>
          </table:table-cell>
          <table:table-cell table:formula="of:=IF([.B227]=[.E227]; &quot;&quot;; (([.E227]-[.B227])/[.B227])*100)">
            <text:p/>
          </table:table-cell>
          <table:table-cell table:number-columns-repeated="2"/>
          <table:table-cell office:value-type="string" calcext:value-type="string">
            <text:p>language/nested_structs</text:p>
          </table:table-cell>
          <table:table-cell office:value-type="float" office:value="824" calcext:value-type="float">
            <text:p>824</text:p>
          </table:table-cell>
          <table:table-cell/>
          <table:table-cell table:formula="of:=[.D227]=[.M227]" office:value-type="boolean" office:boolean-value="true" calcext:value-type="boolean">
            <text:p>TRUE</text:p>
          </table:table-cell>
          <table:table-cell table:formula="of:=IF([.E227]=[.N227]; &quot;&quot;; &quot;*&quot;)">
            <text:p/>
          </table:table-cell>
          <table:table-cell table:formula="of:=IF([.E227]=[.N227]; &quot;&quot;; [.E227]-[.N227])">
            <text:p/>
          </table:table-cell>
          <table:table-cell table:formula="of:=IF([.E227]=[.N227]; &quot;&quot;; (([.N227]-[.E227])/[.E227])*100)">
            <text:p/>
          </table:table-cell>
          <table:table-cell/>
          <table:table-cell office:value-type="string" calcext:value-type="string">
            <text:p>language/nested_structs</text:p>
          </table:table-cell>
          <table:table-cell office:value-type="float" office:value="824" calcext:value-type="float">
            <text:p>824</text:p>
          </table:table-cell>
          <table:table-cell/>
          <table:table-cell table:formula="of:=[.M227]=[.U227]" office:value-type="boolean" office:boolean-value="true" calcext:value-type="boolean">
            <text:p>TRUE</text:p>
          </table:table-cell>
          <table:table-cell table:formula="of:=IF([.N227]=[.V227]; &quot;&quot;; [.V227]-[.N227])">
            <text:p/>
          </table:table-cell>
          <table:table-cell table:formula="of:=IF([.N227]=[.V227]; &quot;&quot;; (([.V227]-[.N227])/[.N227])*100)">
            <text:p/>
          </table:table-cell>
        </table:table-row>
        <table:table-row table:style-name="ro1">
          <table:table-cell office:value-type="string" calcext:value-type="string">
            <text:p>language/nested_while_and_if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language/nested_while_and_if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A228]=[.D228]" office:value-type="boolean" office:boolean-value="true" calcext:value-type="boolean">
            <text:p>TRUE</text:p>
          </table:table-cell>
          <table:table-cell table:formula="of:=IF([.B228]=[.E228]; &quot;&quot;; &quot;*&quot;)">
            <text:p/>
          </table:table-cell>
          <table:table-cell table:formula="of:=IF([.B228]=[.E228]; &quot;&quot;; [.E228]-[.B228])">
            <text:p/>
          </table:table-cell>
          <table:table-cell table:formula="of:=IF([.B228]=[.E228]; &quot;&quot;; (([.E228]-[.B228])/[.B228])*100)">
            <text:p/>
          </table:table-cell>
          <table:table-cell table:number-columns-repeated="2"/>
          <table:table-cell office:value-type="string" calcext:value-type="string">
            <text:p>language/nested_while_and_if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D228]=[.M228]" office:value-type="boolean" office:boolean-value="true" calcext:value-type="boolean">
            <text:p>TRUE</text:p>
          </table:table-cell>
          <table:table-cell table:formula="of:=IF([.E228]=[.N228]; &quot;&quot;; &quot;*&quot;)">
            <text:p/>
          </table:table-cell>
          <table:table-cell table:formula="of:=IF([.E228]=[.N228]; &quot;&quot;; [.E228]-[.N228])">
            <text:p/>
          </table:table-cell>
          <table:table-cell table:formula="of:=IF([.E228]=[.N228]; &quot;&quot;; (([.N228]-[.E228])/[.E228])*100)">
            <text:p/>
          </table:table-cell>
          <table:table-cell/>
          <table:table-cell office:value-type="string" calcext:value-type="string">
            <text:p>language/nested_while_and_if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M228]=[.U228]" office:value-type="boolean" office:boolean-value="true" calcext:value-type="boolean">
            <text:p>TRUE</text:p>
          </table:table-cell>
          <table:table-cell table:formula="of:=IF([.N228]=[.V228]; &quot;&quot;; [.V228]-[.N228])">
            <text:p/>
          </table:table-cell>
          <table:table-cell table:formula="of:=IF([.N228]=[.V228]; &quot;&quot;; (([.V228]-[.N228])/[.N228])*100)">
            <text:p/>
          </table:table-cell>
        </table:table-row>
        <table:table-row table:style-name="ro1">
          <table:table-cell office:value-type="string" calcext:value-type="string">
            <text:p>language/new_allocator_test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language/new_allocator_test</text:p>
          </table:table-cell>
          <table:table-cell office:value-type="float" office:value="504" calcext:value-type="float">
            <text:p>504</text:p>
          </table:table-cell>
          <table:table-cell/>
          <table:table-cell table:formula="of:=[.A229]=[.D229]" office:value-type="boolean" office:boolean-value="true" calcext:value-type="boolean">
            <text:p>TRUE</text:p>
          </table:table-cell>
          <table:table-cell table:formula="of:=IF([.B229]=[.E229]; &quot;&quot;; &quot;*&quot;)">
            <text:p/>
          </table:table-cell>
          <table:table-cell table:formula="of:=IF([.B229]=[.E229]; &quot;&quot;; [.E229]-[.B229])">
            <text:p/>
          </table:table-cell>
          <table:table-cell table:formula="of:=IF([.B229]=[.E229]; &quot;&quot;; (([.E229]-[.B229])/[.B229])*100)">
            <text:p/>
          </table:table-cell>
          <table:table-cell table:number-columns-repeated="2"/>
          <table:table-cell office:value-type="string" calcext:value-type="string">
            <text:p>language/new_allocator_test</text:p>
          </table:table-cell>
          <table:table-cell office:value-type="float" office:value="504" calcext:value-type="float">
            <text:p>504</text:p>
          </table:table-cell>
          <table:table-cell/>
          <table:table-cell table:formula="of:=[.D229]=[.M229]" office:value-type="boolean" office:boolean-value="true" calcext:value-type="boolean">
            <text:p>TRUE</text:p>
          </table:table-cell>
          <table:table-cell table:formula="of:=IF([.E229]=[.N229]; &quot;&quot;; &quot;*&quot;)">
            <text:p/>
          </table:table-cell>
          <table:table-cell table:formula="of:=IF([.E229]=[.N229]; &quot;&quot;; [.E229]-[.N229])">
            <text:p/>
          </table:table-cell>
          <table:table-cell table:formula="of:=IF([.E229]=[.N229]; &quot;&quot;; (([.N229]-[.E229])/[.E229])*100)">
            <text:p/>
          </table:table-cell>
          <table:table-cell/>
          <table:table-cell office:value-type="string" calcext:value-type="string">
            <text:p>language/new_allocator_test</text:p>
          </table:table-cell>
          <table:table-cell office:value-type="float" office:value="504" calcext:value-type="float">
            <text:p>504</text:p>
          </table:table-cell>
          <table:table-cell/>
          <table:table-cell table:formula="of:=[.M229]=[.U229]" office:value-type="boolean" office:boolean-value="true" calcext:value-type="boolean">
            <text:p>TRUE</text:p>
          </table:table-cell>
          <table:table-cell table:formula="of:=IF([.N229]=[.V229]; &quot;&quot;; [.V229]-[.N229])">
            <text:p/>
          </table:table-cell>
          <table:table-cell table:formula="of:=IF([.N229]=[.V229]; &quot;&quot;; (([.V229]-[.N229])/[.N229])*100)">
            <text:p/>
          </table:table-cell>
        </table:table-row>
        <table:table-row table:style-name="ro1">
          <table:table-cell office:value-type="string" calcext:value-type="string">
            <text:p>language/non_literal_const_decl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non_literal_const_decl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30]=[.D230]" office:value-type="boolean" office:boolean-value="true" calcext:value-type="boolean">
            <text:p>TRUE</text:p>
          </table:table-cell>
          <table:table-cell table:formula="of:=IF([.B230]=[.E230]; &quot;&quot;; &quot;*&quot;)">
            <text:p/>
          </table:table-cell>
          <table:table-cell table:formula="of:=IF([.B230]=[.E230]; &quot;&quot;; [.E230]-[.B230])">
            <text:p/>
          </table:table-cell>
          <table:table-cell table:formula="of:=IF([.B230]=[.E230]; &quot;&quot;; (([.E230]-[.B230])/[.B230])*100)">
            <text:p/>
          </table:table-cell>
          <table:table-cell table:number-columns-repeated="2"/>
          <table:table-cell office:value-type="string" calcext:value-type="string">
            <text:p>language/non_literal_const_decl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230]=[.M230]" office:value-type="boolean" office:boolean-value="true" calcext:value-type="boolean">
            <text:p>TRUE</text:p>
          </table:table-cell>
          <table:table-cell table:formula="of:=IF([.E230]=[.N230]; &quot;&quot;; &quot;*&quot;)">
            <text:p/>
          </table:table-cell>
          <table:table-cell table:formula="of:=IF([.E230]=[.N230]; &quot;&quot;; [.E230]-[.N230])">
            <text:p/>
          </table:table-cell>
          <table:table-cell table:formula="of:=IF([.E230]=[.N230]; &quot;&quot;; (([.N230]-[.E230])/[.E230])*100)">
            <text:p/>
          </table:table-cell>
          <table:table-cell/>
          <table:table-cell office:value-type="string" calcext:value-type="string">
            <text:p>language/non_literal_const_decl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M230]=[.U230]" office:value-type="boolean" office:boolean-value="true" calcext:value-type="boolean">
            <text:p>TRUE</text:p>
          </table:table-cell>
          <table:table-cell table:formula="of:=IF([.N230]=[.V230]; &quot;&quot;; [.V230]-[.N230])">
            <text:p/>
          </table:table-cell>
          <table:table-cell table:formula="of:=IF([.N230]=[.V230]; &quot;&quot;; (([.V230]-[.N230])/[.N230])*100)">
            <text:p/>
          </table:table-cell>
        </table:table-row>
        <table:table-row table:style-name="ro1">
          <table:table-cell office:value-type="string" calcext:value-type="string">
            <text:p>language/numeric_constants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numeric_constant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231]=[.D231]" office:value-type="boolean" office:boolean-value="true" calcext:value-type="boolean">
            <text:p>TRUE</text:p>
          </table:table-cell>
          <table:table-cell table:formula="of:=IF([.B231]=[.E231]; &quot;&quot;; &quot;*&quot;)">
            <text:p/>
          </table:table-cell>
          <table:table-cell table:formula="of:=IF([.B231]=[.E231]; &quot;&quot;; [.E231]-[.B231])">
            <text:p/>
          </table:table-cell>
          <table:table-cell table:formula="of:=IF([.B231]=[.E231]; &quot;&quot;; (([.E231]-[.B231])/[.B231])*100)">
            <text:p/>
          </table:table-cell>
          <table:table-cell table:number-columns-repeated="2"/>
          <table:table-cell office:value-type="string" calcext:value-type="string">
            <text:p>language/numeric_constant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231]=[.M231]" office:value-type="boolean" office:boolean-value="true" calcext:value-type="boolean">
            <text:p>TRUE</text:p>
          </table:table-cell>
          <table:table-cell table:formula="of:=IF([.E231]=[.N231]; &quot;&quot;; &quot;*&quot;)">
            <text:p/>
          </table:table-cell>
          <table:table-cell table:formula="of:=IF([.E231]=[.N231]; &quot;&quot;; [.E231]-[.N231])">
            <text:p/>
          </table:table-cell>
          <table:table-cell table:formula="of:=IF([.E231]=[.N231]; &quot;&quot;; (([.N231]-[.E231])/[.E231])*100)">
            <text:p/>
          </table:table-cell>
          <table:table-cell/>
          <table:table-cell office:value-type="string" calcext:value-type="string">
            <text:p>language/numeric_constant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M231]=[.U231]" office:value-type="boolean" office:boolean-value="true" calcext:value-type="boolean">
            <text:p>TRUE</text:p>
          </table:table-cell>
          <table:table-cell table:formula="of:=IF([.N231]=[.V231]; &quot;&quot;; [.V231]-[.N231])">
            <text:p/>
          </table:table-cell>
          <table:table-cell table:formula="of:=IF([.N231]=[.V231]; &quot;&quot;; (([.V231]-[.N231])/[.N231])*100)">
            <text:p/>
          </table:table-cell>
        </table:table-row>
        <table:table-row table:style-name="ro1">
          <table:table-cell office:value-type="string" calcext:value-type="string">
            <text:p>language/op_precedenc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op_precedenc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32]=[.D232]" office:value-type="boolean" office:boolean-value="true" calcext:value-type="boolean">
            <text:p>TRUE</text:p>
          </table:table-cell>
          <table:table-cell table:formula="of:=IF([.B232]=[.E232]; &quot;&quot;; &quot;*&quot;)">
            <text:p/>
          </table:table-cell>
          <table:table-cell table:formula="of:=IF([.B232]=[.E232]; &quot;&quot;; [.E232]-[.B232])">
            <text:p/>
          </table:table-cell>
          <table:table-cell table:formula="of:=IF([.B232]=[.E232]; &quot;&quot;; (([.E232]-[.B232])/[.B232])*100)">
            <text:p/>
          </table:table-cell>
          <table:table-cell table:number-columns-repeated="2"/>
          <table:table-cell office:value-type="string" calcext:value-type="string">
            <text:p>language/op_precedenc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32]=[.M232]" office:value-type="boolean" office:boolean-value="true" calcext:value-type="boolean">
            <text:p>TRUE</text:p>
          </table:table-cell>
          <table:table-cell table:formula="of:=IF([.E232]=[.N232]; &quot;&quot;; &quot;*&quot;)">
            <text:p/>
          </table:table-cell>
          <table:table-cell table:formula="of:=IF([.E232]=[.N232]; &quot;&quot;; [.E232]-[.N232])">
            <text:p/>
          </table:table-cell>
          <table:table-cell table:formula="of:=IF([.E232]=[.N232]; &quot;&quot;; (([.N232]-[.E232])/[.E232])*100)">
            <text:p/>
          </table:table-cell>
          <table:table-cell/>
          <table:table-cell office:value-type="string" calcext:value-type="string">
            <text:p>language/op_precedenc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232]=[.U232]" office:value-type="boolean" office:boolean-value="true" calcext:value-type="boolean">
            <text:p>TRUE</text:p>
          </table:table-cell>
          <table:table-cell table:formula="of:=IF([.N232]=[.V232]; &quot;&quot;; [.V232]-[.N232])">
            <text:p/>
          </table:table-cell>
          <table:table-cell table:formula="of:=IF([.N232]=[.V232]; &quot;&quot;; (([.V232]-[.N232])/[.N232])*100)">
            <text:p/>
          </table:table-cell>
        </table:table-row>
        <table:table-row table:style-name="ro1">
          <table:table-cell office:value-type="string" calcext:value-type="string">
            <text:p>language/ops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language/ops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A233]=[.D233]" office:value-type="boolean" office:boolean-value="true" calcext:value-type="boolean">
            <text:p>TRUE</text:p>
          </table:table-cell>
          <table:table-cell table:formula="of:=IF([.B233]=[.E233]; &quot;&quot;; &quot;*&quot;)">
            <text:p/>
          </table:table-cell>
          <table:table-cell table:formula="of:=IF([.B233]=[.E233]; &quot;&quot;; [.E233]-[.B233])">
            <text:p/>
          </table:table-cell>
          <table:table-cell table:formula="of:=IF([.B233]=[.E233]; &quot;&quot;; (([.E233]-[.B233])/[.B233])*100)">
            <text:p/>
          </table:table-cell>
          <table:table-cell table:number-columns-repeated="2"/>
          <table:table-cell office:value-type="string" calcext:value-type="string">
            <text:p>language/ops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D233]=[.M233]" office:value-type="boolean" office:boolean-value="true" calcext:value-type="boolean">
            <text:p>TRUE</text:p>
          </table:table-cell>
          <table:table-cell table:formula="of:=IF([.E233]=[.N233]; &quot;&quot;; &quot;*&quot;)">
            <text:p/>
          </table:table-cell>
          <table:table-cell table:formula="of:=IF([.E233]=[.N233]; &quot;&quot;; [.E233]-[.N233])">
            <text:p/>
          </table:table-cell>
          <table:table-cell table:formula="of:=IF([.E233]=[.N233]; &quot;&quot;; (([.N233]-[.E233])/[.E233])*100)">
            <text:p/>
          </table:table-cell>
          <table:table-cell/>
          <table:table-cell office:value-type="string" calcext:value-type="string">
            <text:p>language/ops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M233]=[.U233]" office:value-type="boolean" office:boolean-value="true" calcext:value-type="boolean">
            <text:p>TRUE</text:p>
          </table:table-cell>
          <table:table-cell table:formula="of:=IF([.N233]=[.V233]; &quot;&quot;; [.V233]-[.N233])">
            <text:p/>
          </table:table-cell>
          <table:table-cell table:formula="of:=IF([.N233]=[.V233]; &quot;&quot;; (([.V233]-[.N233])/[.N233])*100)">
            <text:p/>
          </table:table-cell>
        </table:table-row>
        <table:table-row table:style-name="ro1">
          <table:table-cell office:value-type="string" calcext:value-type="string">
            <text:p>language/out_of_order_decl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language/out_of_order_decl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A234]=[.D234]" office:value-type="boolean" office:boolean-value="true" calcext:value-type="boolean">
            <text:p>TRUE</text:p>
          </table:table-cell>
          <table:table-cell table:formula="of:=IF([.B234]=[.E234]; &quot;&quot;; &quot;*&quot;)">
            <text:p/>
          </table:table-cell>
          <table:table-cell table:formula="of:=IF([.B234]=[.E234]; &quot;&quot;; [.E234]-[.B234])">
            <text:p/>
          </table:table-cell>
          <table:table-cell table:formula="of:=IF([.B234]=[.E234]; &quot;&quot;; (([.E234]-[.B234])/[.B234])*100)">
            <text:p/>
          </table:table-cell>
          <table:table-cell table:number-columns-repeated="2"/>
          <table:table-cell office:value-type="string" calcext:value-type="string">
            <text:p>language/out_of_order_decl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D234]=[.M234]" office:value-type="boolean" office:boolean-value="true" calcext:value-type="boolean">
            <text:p>TRUE</text:p>
          </table:table-cell>
          <table:table-cell table:formula="of:=IF([.E234]=[.N234]; &quot;&quot;; &quot;*&quot;)">
            <text:p/>
          </table:table-cell>
          <table:table-cell table:formula="of:=IF([.E234]=[.N234]; &quot;&quot;; [.E234]-[.N234])">
            <text:p/>
          </table:table-cell>
          <table:table-cell table:formula="of:=IF([.E234]=[.N234]; &quot;&quot;; (([.N234]-[.E234])/[.E234])*100)">
            <text:p/>
          </table:table-cell>
          <table:table-cell/>
          <table:table-cell office:value-type="string" calcext:value-type="string">
            <text:p>language/out_of_order_decl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M234]=[.U234]" office:value-type="boolean" office:boolean-value="true" calcext:value-type="boolean">
            <text:p>TRUE</text:p>
          </table:table-cell>
          <table:table-cell table:formula="of:=IF([.N234]=[.V234]; &quot;&quot;; [.V234]-[.N234])">
            <text:p/>
          </table:table-cell>
          <table:table-cell table:formula="of:=IF([.N234]=[.V234]; &quot;&quot;; (([.V234]-[.N234])/[.N234])*100)">
            <text:p/>
          </table:table-cell>
        </table:table-row>
        <table:table-row table:style-name="ro1">
          <table:table-cell office:value-type="string" calcext:value-type="string">
            <text:p>language/predicate_while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language/predicate_while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235]=[.D235]" office:value-type="boolean" office:boolean-value="true" calcext:value-type="boolean">
            <text:p>TRUE</text:p>
          </table:table-cell>
          <table:table-cell table:formula="of:=IF([.B235]=[.E235]; &quot;&quot;; &quot;*&quot;)">
            <text:p/>
          </table:table-cell>
          <table:table-cell table:formula="of:=IF([.B235]=[.E235]; &quot;&quot;; [.E235]-[.B235])">
            <text:p/>
          </table:table-cell>
          <table:table-cell table:formula="of:=IF([.B235]=[.E235]; &quot;&quot;; (([.E235]-[.B235])/[.B235])*100)">
            <text:p/>
          </table:table-cell>
          <table:table-cell table:number-columns-repeated="2"/>
          <table:table-cell office:value-type="string" calcext:value-type="string">
            <text:p>language/predicate_while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D235]=[.M235]" office:value-type="boolean" office:boolean-value="true" calcext:value-type="boolean">
            <text:p>TRUE</text:p>
          </table:table-cell>
          <table:table-cell table:formula="of:=IF([.E235]=[.N235]; &quot;&quot;; &quot;*&quot;)">
            <text:p/>
          </table:table-cell>
          <table:table-cell table:formula="of:=IF([.E235]=[.N235]; &quot;&quot;; [.E235]-[.N235])">
            <text:p/>
          </table:table-cell>
          <table:table-cell table:formula="of:=IF([.E235]=[.N235]; &quot;&quot;; (([.N235]-[.E235])/[.E235])*100)">
            <text:p/>
          </table:table-cell>
          <table:table-cell/>
          <table:table-cell office:value-type="string" calcext:value-type="string">
            <text:p>language/predicate_while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M235]=[.U235]" office:value-type="boolean" office:boolean-value="true" calcext:value-type="boolean">
            <text:p>TRUE</text:p>
          </table:table-cell>
          <table:table-cell table:formula="of:=IF([.N235]=[.V235]; &quot;&quot;; [.V235]-[.N235])">
            <text:p/>
          </table:table-cell>
          <table:table-cell table:formula="of:=IF([.N235]=[.V235]; &quot;&quot;; (([.V235]-[.N235])/[.N235])*100)">
            <text:p/>
          </table:table-cell>
        </table:table-row>
        <table:table-row table:style-name="ro1">
          <table:table-cell office:value-type="string" calcext:value-type="string">
            <text:p>language/predicate_while_dep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language/predicate_while_dep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236]=[.D236]" office:value-type="boolean" office:boolean-value="true" calcext:value-type="boolean">
            <text:p>TRUE</text:p>
          </table:table-cell>
          <table:table-cell table:formula="of:=IF([.B236]=[.E236]; &quot;&quot;; &quot;*&quot;)">
            <text:p/>
          </table:table-cell>
          <table:table-cell table:formula="of:=IF([.B236]=[.E236]; &quot;&quot;; [.E236]-[.B236])">
            <text:p/>
          </table:table-cell>
          <table:table-cell table:formula="of:=IF([.B236]=[.E236]; &quot;&quot;; (([.E236]-[.B236])/[.B236])*100)">
            <text:p/>
          </table:table-cell>
          <table:table-cell table:number-columns-repeated="2"/>
          <table:table-cell office:value-type="string" calcext:value-type="string">
            <text:p>language/predicate_while_dep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D236]=[.M236]" office:value-type="boolean" office:boolean-value="true" calcext:value-type="boolean">
            <text:p>TRUE</text:p>
          </table:table-cell>
          <table:table-cell table:formula="of:=IF([.E236]=[.N236]; &quot;&quot;; &quot;*&quot;)">
            <text:p/>
          </table:table-cell>
          <table:table-cell table:formula="of:=IF([.E236]=[.N236]; &quot;&quot;; [.E236]-[.N236])">
            <text:p/>
          </table:table-cell>
          <table:table-cell table:formula="of:=IF([.E236]=[.N236]; &quot;&quot;; (([.N236]-[.E236])/[.E236])*100)">
            <text:p/>
          </table:table-cell>
          <table:table-cell/>
          <table:table-cell office:value-type="string" calcext:value-type="string">
            <text:p>language/predicate_while_dep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M236]=[.U236]" office:value-type="boolean" office:boolean-value="true" calcext:value-type="boolean">
            <text:p>TRUE</text:p>
          </table:table-cell>
          <table:table-cell table:formula="of:=IF([.N236]=[.V236]; &quot;&quot;; [.V236]-[.N236])">
            <text:p/>
          </table:table-cell>
          <table:table-cell table:formula="of:=IF([.N236]=[.V236]; &quot;&quot;; (([.V236]-[.N236])/[.N236])*100)">
            <text:p/>
          </table:table-cell>
        </table:table-row>
        <table:table-row table:style-name="ro1">
          <table:table-cell office:value-type="string" calcext:value-type="string">
            <text:p>language/prelude_access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prelude_access2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37]=[.D237]" office:value-type="boolean" office:boolean-value="true" calcext:value-type="boolean">
            <text:p>TRUE</text:p>
          </table:table-cell>
          <table:table-cell table:formula="of:=IF([.B237]=[.E237]; &quot;&quot;; &quot;*&quot;)">
            <text:p/>
          </table:table-cell>
          <table:table-cell table:formula="of:=IF([.B237]=[.E237]; &quot;&quot;; [.E237]-[.B237])">
            <text:p/>
          </table:table-cell>
          <table:table-cell table:formula="of:=IF([.B237]=[.E237]; &quot;&quot;; (([.E237]-[.B237])/[.B237])*100)">
            <text:p/>
          </table:table-cell>
          <table:table-cell table:number-columns-repeated="2"/>
          <table:table-cell office:value-type="string" calcext:value-type="string">
            <text:p>language/prelude_access2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37]=[.M237]" office:value-type="boolean" office:boolean-value="true" calcext:value-type="boolean">
            <text:p>TRUE</text:p>
          </table:table-cell>
          <table:table-cell table:formula="of:=IF([.E237]=[.N237]; &quot;&quot;; &quot;*&quot;)">
            <text:p/>
          </table:table-cell>
          <table:table-cell table:formula="of:=IF([.E237]=[.N237]; &quot;&quot;; [.E237]-[.N237])">
            <text:p/>
          </table:table-cell>
          <table:table-cell table:formula="of:=IF([.E237]=[.N237]; &quot;&quot;; (([.N237]-[.E237])/[.E237])*100)">
            <text:p/>
          </table:table-cell>
          <table:table-cell/>
          <table:table-cell office:value-type="string" calcext:value-type="string">
            <text:p>language/prelude_access2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237]=[.U237]" office:value-type="boolean" office:boolean-value="true" calcext:value-type="boolean">
            <text:p>TRUE</text:p>
          </table:table-cell>
          <table:table-cell table:formula="of:=IF([.N237]=[.V237]; &quot;&quot;; [.V237]-[.N237])">
            <text:p/>
          </table:table-cell>
          <table:table-cell table:formula="of:=IF([.N237]=[.V237]; &quot;&quot;; (([.V237]-[.N237])/[.N237])*100)">
            <text:p/>
          </table:table-cell>
        </table:table-row>
        <table:table-row table:style-name="ro1">
          <table:table-cell office:value-type="string" calcext:value-type="string">
            <text:p>language/prelude_acces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prelude_acces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38]=[.D238]" office:value-type="boolean" office:boolean-value="true" calcext:value-type="boolean">
            <text:p>TRUE</text:p>
          </table:table-cell>
          <table:table-cell table:formula="of:=IF([.B238]=[.E238]; &quot;&quot;; &quot;*&quot;)">
            <text:p/>
          </table:table-cell>
          <table:table-cell table:formula="of:=IF([.B238]=[.E238]; &quot;&quot;; [.E238]-[.B238])">
            <text:p/>
          </table:table-cell>
          <table:table-cell table:formula="of:=IF([.B238]=[.E238]; &quot;&quot;; (([.E238]-[.B238])/[.B238])*100)">
            <text:p/>
          </table:table-cell>
          <table:table-cell table:number-columns-repeated="2"/>
          <table:table-cell office:value-type="string" calcext:value-type="string">
            <text:p>language/prelude_acces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38]=[.M238]" office:value-type="boolean" office:boolean-value="true" calcext:value-type="boolean">
            <text:p>TRUE</text:p>
          </table:table-cell>
          <table:table-cell table:formula="of:=IF([.E238]=[.N238]; &quot;&quot;; &quot;*&quot;)">
            <text:p/>
          </table:table-cell>
          <table:table-cell table:formula="of:=IF([.E238]=[.N238]; &quot;&quot;; [.E238]-[.N238])">
            <text:p/>
          </table:table-cell>
          <table:table-cell table:formula="of:=IF([.E238]=[.N238]; &quot;&quot;; (([.N238]-[.E238])/[.E238])*100)">
            <text:p/>
          </table:table-cell>
          <table:table-cell/>
          <table:table-cell office:value-type="string" calcext:value-type="string">
            <text:p>language/prelude_acces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238]=[.U238]" office:value-type="boolean" office:boolean-value="true" calcext:value-type="boolean">
            <text:p>TRUE</text:p>
          </table:table-cell>
          <table:table-cell table:formula="of:=IF([.N238]=[.V238]; &quot;&quot;; [.V238]-[.N238])">
            <text:p/>
          </table:table-cell>
          <table:table-cell table:formula="of:=IF([.N238]=[.V238]; &quot;&quot;; (([.V238]-[.N238])/[.N238])*100)">
            <text:p/>
          </table:table-cell>
        </table:table-row>
        <table:table-row table:style-name="ro1">
          <table:table-cell office:value-type="string" calcext:value-type="string">
            <text:p>language/primitive_type_argumen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primitive_type_argumen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39]=[.D239]" office:value-type="boolean" office:boolean-value="true" calcext:value-type="boolean">
            <text:p>TRUE</text:p>
          </table:table-cell>
          <table:table-cell table:formula="of:=IF([.B239]=[.E239]; &quot;&quot;; &quot;*&quot;)">
            <text:p/>
          </table:table-cell>
          <table:table-cell table:formula="of:=IF([.B239]=[.E239]; &quot;&quot;; [.E239]-[.B239])">
            <text:p/>
          </table:table-cell>
          <table:table-cell table:formula="of:=IF([.B239]=[.E239]; &quot;&quot;; (([.E239]-[.B239])/[.B239])*100)">
            <text:p/>
          </table:table-cell>
          <table:table-cell table:number-columns-repeated="2"/>
          <table:table-cell office:value-type="string" calcext:value-type="string">
            <text:p>language/primitive_type_argumen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239]=[.M239]" office:value-type="boolean" office:boolean-value="true" calcext:value-type="boolean">
            <text:p>TRUE</text:p>
          </table:table-cell>
          <table:table-cell table:formula="of:=IF([.E239]=[.N239]; &quot;&quot;; &quot;*&quot;)">
            <text:p/>
          </table:table-cell>
          <table:table-cell table:formula="of:=IF([.E239]=[.N239]; &quot;&quot;; [.E239]-[.N239])">
            <text:p/>
          </table:table-cell>
          <table:table-cell table:formula="of:=IF([.E239]=[.N239]; &quot;&quot;; (([.N239]-[.E239])/[.E239])*100)">
            <text:p/>
          </table:table-cell>
          <table:table-cell/>
          <table:table-cell office:value-type="string" calcext:value-type="string">
            <text:p>language/primitive_type_argumen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M239]=[.U239]" office:value-type="boolean" office:boolean-value="true" calcext:value-type="boolean">
            <text:p>TRUE</text:p>
          </table:table-cell>
          <table:table-cell table:formula="of:=IF([.N239]=[.V239]; &quot;&quot;; [.V239]-[.N239])">
            <text:p/>
          </table:table-cell>
          <table:table-cell table:formula="of:=IF([.N239]=[.V239]; &quot;&quot;; (([.V239]-[.N239])/[.N239])*100)">
            <text:p/>
          </table:table-cell>
        </table:table-row>
        <table:table-row table:style-name="ro1">
          <table:table-cell office:value-type="string" calcext:value-type="string">
            <text:p>language/raw_identifiers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language/raw_identifiers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A240]=[.D240]" office:value-type="boolean" office:boolean-value="true" calcext:value-type="boolean">
            <text:p>TRUE</text:p>
          </table:table-cell>
          <table:table-cell table:formula="of:=IF([.B240]=[.E240]; &quot;&quot;; &quot;*&quot;)">
            <text:p/>
          </table:table-cell>
          <table:table-cell table:formula="of:=IF([.B240]=[.E240]; &quot;&quot;; [.E240]-[.B240])">
            <text:p/>
          </table:table-cell>
          <table:table-cell table:formula="of:=IF([.B240]=[.E240]; &quot;&quot;; (([.E240]-[.B240])/[.B240])*100)">
            <text:p/>
          </table:table-cell>
          <table:table-cell table:number-columns-repeated="2"/>
          <table:table-cell office:value-type="string" calcext:value-type="string">
            <text:p>language/raw_identifiers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D240]=[.M240]" office:value-type="boolean" office:boolean-value="true" calcext:value-type="boolean">
            <text:p>TRUE</text:p>
          </table:table-cell>
          <table:table-cell table:formula="of:=IF([.E240]=[.N240]; &quot;&quot;; &quot;*&quot;)">
            <text:p/>
          </table:table-cell>
          <table:table-cell table:formula="of:=IF([.E240]=[.N240]; &quot;&quot;; [.E240]-[.N240])">
            <text:p/>
          </table:table-cell>
          <table:table-cell table:formula="of:=IF([.E240]=[.N240]; &quot;&quot;; (([.N240]-[.E240])/[.E240])*100)">
            <text:p/>
          </table:table-cell>
          <table:table-cell/>
          <table:table-cell office:value-type="string" calcext:value-type="string">
            <text:p>language/raw_identifiers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M240]=[.U240]" office:value-type="boolean" office:boolean-value="true" calcext:value-type="boolean">
            <text:p>TRUE</text:p>
          </table:table-cell>
          <table:table-cell table:formula="of:=IF([.N240]=[.V240]; &quot;&quot;; [.V240]-[.N240])">
            <text:p/>
          </table:table-cell>
          <table:table-cell table:formula="of:=IF([.N240]=[.V240]; &quot;&quot;; (([.V240]-[.N240])/[.N240])*100)">
            <text:p/>
          </table:table-cell>
        </table:table-row>
        <table:table-row table:style-name="ro1">
          <table:table-cell office:value-type="string" calcext:value-type="string">
            <text:p>language/raw_ptr/raw_ptr_ret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raw_ptr/raw_ptr_ret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241]=[.D241]" office:value-type="boolean" office:boolean-value="true" calcext:value-type="boolean">
            <text:p>TRUE</text:p>
          </table:table-cell>
          <table:table-cell table:formula="of:=IF([.B241]=[.E241]; &quot;&quot;; &quot;*&quot;)">
            <text:p/>
          </table:table-cell>
          <table:table-cell table:formula="of:=IF([.B241]=[.E241]; &quot;&quot;; [.E241]-[.B241])">
            <text:p/>
          </table:table-cell>
          <table:table-cell table:formula="of:=IF([.B241]=[.E241]; &quot;&quot;; (([.E241]-[.B241])/[.B241])*100)">
            <text:p/>
          </table:table-cell>
          <table:table-cell table:number-columns-repeated="2"/>
          <table:table-cell office:value-type="string" calcext:value-type="string">
            <text:p>language/raw_ptr/raw_ptr_ret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241]=[.M241]" office:value-type="boolean" office:boolean-value="true" calcext:value-type="boolean">
            <text:p>TRUE</text:p>
          </table:table-cell>
          <table:table-cell table:formula="of:=IF([.E241]=[.N241]; &quot;&quot;; &quot;*&quot;)">
            <text:p/>
          </table:table-cell>
          <table:table-cell table:formula="of:=IF([.E241]=[.N241]; &quot;&quot;; [.E241]-[.N241])">
            <text:p/>
          </table:table-cell>
          <table:table-cell table:formula="of:=IF([.E241]=[.N241]; &quot;&quot;; (([.N241]-[.E241])/[.E241])*100)">
            <text:p/>
          </table:table-cell>
          <table:table-cell/>
          <table:table-cell office:value-type="string" calcext:value-type="string">
            <text:p>language/raw_ptr/raw_ptr_ret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M241]=[.U241]" office:value-type="boolean" office:boolean-value="true" calcext:value-type="boolean">
            <text:p>TRUE</text:p>
          </table:table-cell>
          <table:table-cell table:formula="of:=IF([.N241]=[.V241]; &quot;&quot;; [.V241]-[.N241])">
            <text:p/>
          </table:table-cell>
          <table:table-cell table:formula="of:=IF([.N241]=[.V241]; &quot;&quot;; (([.V241]-[.N241])/[.N241])*100)">
            <text:p/>
          </table:table-cell>
        </table:table-row>
        <table:table-row table:style-name="ro1">
          <table:table-cell office:value-type="string" calcext:value-type="string">
            <text:p>language/raw_ptr/vec_ret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raw_ptr/vec_ret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242]=[.D242]" office:value-type="boolean" office:boolean-value="true" calcext:value-type="boolean">
            <text:p>TRUE</text:p>
          </table:table-cell>
          <table:table-cell table:formula="of:=IF([.B242]=[.E242]; &quot;&quot;; &quot;*&quot;)">
            <text:p/>
          </table:table-cell>
          <table:table-cell table:formula="of:=IF([.B242]=[.E242]; &quot;&quot;; [.E242]-[.B242])">
            <text:p/>
          </table:table-cell>
          <table:table-cell table:formula="of:=IF([.B242]=[.E242]; &quot;&quot;; (([.E242]-[.B242])/[.B242])*100)">
            <text:p/>
          </table:table-cell>
          <table:table-cell table:number-columns-repeated="2"/>
          <table:table-cell office:value-type="string" calcext:value-type="string">
            <text:p>language/raw_ptr/vec_ret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D242]=[.M242]" office:value-type="boolean" office:boolean-value="true" calcext:value-type="boolean">
            <text:p>TRUE</text:p>
          </table:table-cell>
          <table:table-cell table:formula="of:=IF([.E242]=[.N242]; &quot;&quot;; &quot;*&quot;)">
            <text:p/>
          </table:table-cell>
          <table:table-cell table:formula="of:=IF([.E242]=[.N242]; &quot;&quot;; [.E242]-[.N242])">
            <text:p/>
          </table:table-cell>
          <table:table-cell table:formula="of:=IF([.E242]=[.N242]; &quot;&quot;; (([.N242]-[.E242])/[.E242])*100)">
            <text:p/>
          </table:table-cell>
          <table:table-cell/>
          <table:table-cell office:value-type="string" calcext:value-type="string">
            <text:p>language/raw_ptr/vec_ret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M242]=[.U242]" office:value-type="boolean" office:boolean-value="true" calcext:value-type="boolean">
            <text:p>TRUE</text:p>
          </table:table-cell>
          <table:table-cell table:formula="of:=IF([.N242]=[.V242]; &quot;&quot;; [.V242]-[.N242])">
            <text:p/>
          </table:table-cell>
          <table:table-cell table:formula="of:=IF([.N242]=[.V242]; &quot;&quot;; (([.V242]-[.N242])/[.N242])*100)">
            <text:p/>
          </table:table-cell>
        </table:table-row>
        <table:table-row table:style-name="ro1">
          <table:table-cell office:value-type="string" calcext:value-type="string">
            <text:p>language/reassignment_operator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reassignment_operator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43]=[.D243]" office:value-type="boolean" office:boolean-value="true" calcext:value-type="boolean">
            <text:p>TRUE</text:p>
          </table:table-cell>
          <table:table-cell table:formula="of:=IF([.B243]=[.E243]; &quot;&quot;; &quot;*&quot;)">
            <text:p/>
          </table:table-cell>
          <table:table-cell table:formula="of:=IF([.B243]=[.E243]; &quot;&quot;; [.E243]-[.B243])">
            <text:p/>
          </table:table-cell>
          <table:table-cell table:formula="of:=IF([.B243]=[.E243]; &quot;&quot;; (([.E243]-[.B243])/[.B243])*100)">
            <text:p/>
          </table:table-cell>
          <table:table-cell table:number-columns-repeated="2"/>
          <table:table-cell office:value-type="string" calcext:value-type="string">
            <text:p>language/reassignment_operator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43]=[.M243]" office:value-type="boolean" office:boolean-value="true" calcext:value-type="boolean">
            <text:p>TRUE</text:p>
          </table:table-cell>
          <table:table-cell table:formula="of:=IF([.E243]=[.N243]; &quot;&quot;; &quot;*&quot;)">
            <text:p/>
          </table:table-cell>
          <table:table-cell table:formula="of:=IF([.E243]=[.N243]; &quot;&quot;; [.E243]-[.N243])">
            <text:p/>
          </table:table-cell>
          <table:table-cell table:formula="of:=IF([.E243]=[.N243]; &quot;&quot;; (([.N243]-[.E243])/[.E243])*100)">
            <text:p/>
          </table:table-cell>
          <table:table-cell/>
          <table:table-cell office:value-type="string" calcext:value-type="string">
            <text:p>language/reassignment_operator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243]=[.U243]" office:value-type="boolean" office:boolean-value="true" calcext:value-type="boolean">
            <text:p>TRUE</text:p>
          </table:table-cell>
          <table:table-cell table:formula="of:=IF([.N243]=[.V243]; &quot;&quot;; [.V243]-[.N243])">
            <text:p/>
          </table:table-cell>
          <table:table-cell table:formula="of:=IF([.N243]=[.V243]; &quot;&quot;; (([.V243]-[.N243])/[.N243])*100)">
            <text:p/>
          </table:table-cell>
        </table:table-row>
        <table:table-row table:style-name="ro1">
          <table:table-cell office:value-type="string" calcext:value-type="string">
            <text:p>language/reassignment_rhs_lhs_evaluation_order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language/reassignment_rhs_lhs_evaluation_order</text:p>
          </table:table-cell>
          <table:table-cell office:value-type="float" office:value="416" calcext:value-type="float">
            <text:p>416</text:p>
          </table:table-cell>
          <table:table-cell/>
          <table:table-cell table:formula="of:=[.A244]=[.D244]" office:value-type="boolean" office:boolean-value="true" calcext:value-type="boolean">
            <text:p>TRUE</text:p>
          </table:table-cell>
          <table:table-cell table:formula="of:=IF([.B244]=[.E244]; &quot;&quot;; &quot;*&quot;)">
            <text:p/>
          </table:table-cell>
          <table:table-cell table:formula="of:=IF([.B244]=[.E244]; &quot;&quot;; [.E244]-[.B244])">
            <text:p/>
          </table:table-cell>
          <table:table-cell table:formula="of:=IF([.B244]=[.E244]; &quot;&quot;; (([.E244]-[.B244])/[.B244])*100)">
            <text:p/>
          </table:table-cell>
          <table:table-cell table:number-columns-repeated="2"/>
          <table:table-cell office:value-type="string" calcext:value-type="string">
            <text:p>language/reassignment_rhs_lhs_evaluation_order</text:p>
          </table:table-cell>
          <table:table-cell office:value-type="float" office:value="416" calcext:value-type="float">
            <text:p>416</text:p>
          </table:table-cell>
          <table:table-cell/>
          <table:table-cell table:formula="of:=[.D244]=[.M244]" office:value-type="boolean" office:boolean-value="true" calcext:value-type="boolean">
            <text:p>TRUE</text:p>
          </table:table-cell>
          <table:table-cell table:formula="of:=IF([.E244]=[.N244]; &quot;&quot;; &quot;*&quot;)">
            <text:p/>
          </table:table-cell>
          <table:table-cell table:formula="of:=IF([.E244]=[.N244]; &quot;&quot;; [.E244]-[.N244])">
            <text:p/>
          </table:table-cell>
          <table:table-cell table:formula="of:=IF([.E244]=[.N244]; &quot;&quot;; (([.N244]-[.E244])/[.E244])*100)">
            <text:p/>
          </table:table-cell>
          <table:table-cell/>
          <table:table-cell office:value-type="string" calcext:value-type="string">
            <text:p>language/reassignment_rhs_lhs_evaluation_order</text:p>
          </table:table-cell>
          <table:table-cell office:value-type="float" office:value="416" calcext:value-type="float">
            <text:p>416</text:p>
          </table:table-cell>
          <table:table-cell/>
          <table:table-cell table:formula="of:=[.M244]=[.U244]" office:value-type="boolean" office:boolean-value="true" calcext:value-type="boolean">
            <text:p>TRUE</text:p>
          </table:table-cell>
          <table:table-cell table:formula="of:=IF([.N244]=[.V244]; &quot;&quot;; [.V244]-[.N244])">
            <text:p/>
          </table:table-cell>
          <table:table-cell table:formula="of:=IF([.N244]=[.V244]; &quot;&quot;; (([.V244]-[.N244])/[.N244])*100)">
            <text:p/>
          </table:table-cell>
        </table:table-row>
        <table:table-row table:style-name="ro1">
          <table:table-cell office:value-type="string" calcext:value-type="string">
            <text:p>language/redundant_retur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redundant_retur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45]=[.D245]" office:value-type="boolean" office:boolean-value="true" calcext:value-type="boolean">
            <text:p>TRUE</text:p>
          </table:table-cell>
          <table:table-cell table:formula="of:=IF([.B245]=[.E245]; &quot;&quot;; &quot;*&quot;)">
            <text:p/>
          </table:table-cell>
          <table:table-cell table:formula="of:=IF([.B245]=[.E245]; &quot;&quot;; [.E245]-[.B245])">
            <text:p/>
          </table:table-cell>
          <table:table-cell table:formula="of:=IF([.B245]=[.E245]; &quot;&quot;; (([.E245]-[.B245])/[.B245])*100)">
            <text:p/>
          </table:table-cell>
          <table:table-cell table:number-columns-repeated="2"/>
          <table:table-cell office:value-type="string" calcext:value-type="string">
            <text:p>language/redundant_retur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45]=[.M245]" office:value-type="boolean" office:boolean-value="true" calcext:value-type="boolean">
            <text:p>TRUE</text:p>
          </table:table-cell>
          <table:table-cell table:formula="of:=IF([.E245]=[.N245]; &quot;&quot;; &quot;*&quot;)">
            <text:p/>
          </table:table-cell>
          <table:table-cell table:formula="of:=IF([.E245]=[.N245]; &quot;&quot;; [.E245]-[.N245])">
            <text:p/>
          </table:table-cell>
          <table:table-cell table:formula="of:=IF([.E245]=[.N245]; &quot;&quot;; (([.N245]-[.E245])/[.E245])*100)">
            <text:p/>
          </table:table-cell>
          <table:table-cell/>
          <table:table-cell office:value-type="string" calcext:value-type="string">
            <text:p>language/redundant_retur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245]=[.U245]" office:value-type="boolean" office:boolean-value="true" calcext:value-type="boolean">
            <text:p>TRUE</text:p>
          </table:table-cell>
          <table:table-cell table:formula="of:=IF([.N245]=[.V245]; &quot;&quot;; [.V245]-[.N245])">
            <text:p/>
          </table:table-cell>
          <table:table-cell table:formula="of:=IF([.N245]=[.V245]; &quot;&quot;; (([.V245]-[.N245])/[.N245])*100)">
            <text:p/>
          </table:table-cell>
        </table:table-row>
        <table:table-row table:style-name="ro1">
          <table:table-cell office:value-type="string" calcext:value-type="string">
            <text:p>language/references/dereferencing_control_flow_expressions</text:p>
          </table:table-cell>
          <table:table-cell office:value-type="float" office:value="712" calcext:value-type="float">
            <text:p>712</text:p>
          </table:table-cell>
          <table:table-cell/>
          <table:table-cell office:value-type="string" calcext:value-type="string">
            <text:p>language/references/dereferencing_control_flow_expressions</text:p>
          </table:table-cell>
          <table:table-cell office:value-type="float" office:value="712" calcext:value-type="float">
            <text:p>712</text:p>
          </table:table-cell>
          <table:table-cell/>
          <table:table-cell table:formula="of:=[.A246]=[.D246]" office:value-type="boolean" office:boolean-value="true" calcext:value-type="boolean">
            <text:p>TRUE</text:p>
          </table:table-cell>
          <table:table-cell table:formula="of:=IF([.B246]=[.E246]; &quot;&quot;; &quot;*&quot;)">
            <text:p/>
          </table:table-cell>
          <table:table-cell table:formula="of:=IF([.B246]=[.E246]; &quot;&quot;; [.E246]-[.B246])">
            <text:p/>
          </table:table-cell>
          <table:table-cell table:formula="of:=IF([.B246]=[.E246]; &quot;&quot;; (([.E246]-[.B246])/[.B246])*100)">
            <text:p/>
          </table:table-cell>
          <table:table-cell table:number-columns-repeated="2"/>
          <table:table-cell office:value-type="string" calcext:value-type="string">
            <text:p>language/references/dereferencing_control_flow_expressions</text:p>
          </table:table-cell>
          <table:table-cell office:value-type="float" office:value="712" calcext:value-type="float">
            <text:p>712</text:p>
          </table:table-cell>
          <table:table-cell/>
          <table:table-cell table:formula="of:=[.D246]=[.M246]" office:value-type="boolean" office:boolean-value="true" calcext:value-type="boolean">
            <text:p>TRUE</text:p>
          </table:table-cell>
          <table:table-cell table:formula="of:=IF([.E246]=[.N246]; &quot;&quot;; &quot;*&quot;)">
            <text:p/>
          </table:table-cell>
          <table:table-cell table:formula="of:=IF([.E246]=[.N246]; &quot;&quot;; [.E246]-[.N246])">
            <text:p/>
          </table:table-cell>
          <table:table-cell table:formula="of:=IF([.E246]=[.N246]; &quot;&quot;; (([.N246]-[.E246])/[.E246])*100)">
            <text:p/>
          </table:table-cell>
          <table:table-cell/>
          <table:table-cell office:value-type="string" calcext:value-type="string">
            <text:p>language/references/dereferencing_control_flow_expressions</text:p>
          </table:table-cell>
          <table:table-cell office:value-type="float" office:value="712" calcext:value-type="float">
            <text:p>712</text:p>
          </table:table-cell>
          <table:table-cell/>
          <table:table-cell table:formula="of:=[.M246]=[.U246]" office:value-type="boolean" office:boolean-value="true" calcext:value-type="boolean">
            <text:p>TRUE</text:p>
          </table:table-cell>
          <table:table-cell table:formula="of:=IF([.N246]=[.V246]; &quot;&quot;; [.V246]-[.N246])">
            <text:p/>
          </table:table-cell>
          <table:table-cell table:formula="of:=IF([.N246]=[.V246]; &quot;&quot;; (([.V246]-[.N246])/[.N246])*100)">
            <text:p/>
          </table:table-cell>
        </table:table-row>
        <table:table-row table:style-name="ro1">
          <table:table-cell office:value-type="string" calcext:value-type="string">
            <text:p>language/references/dereferencing_operator_dot_on_structs</text:p>
          </table:table-cell>
          <table:table-cell office:value-type="float" office:value="124712" calcext:value-type="float">
            <text:p>124712</text:p>
          </table:table-cell>
          <table:table-cell/>
          <table:table-cell office:value-type="string" calcext:value-type="string">
            <text:p>language/references/dereferencing_operator_dot_on_structs</text:p>
          </table:table-cell>
          <table:table-cell office:value-type="float" office:value="124712" calcext:value-type="float">
            <text:p>124712</text:p>
          </table:table-cell>
          <table:table-cell/>
          <table:table-cell table:formula="of:=[.A247]=[.D247]" office:value-type="boolean" office:boolean-value="true" calcext:value-type="boolean">
            <text:p>TRUE</text:p>
          </table:table-cell>
          <table:table-cell table:formula="of:=IF([.B247]=[.E247]; &quot;&quot;; &quot;*&quot;)">
            <text:p/>
          </table:table-cell>
          <table:table-cell table:formula="of:=IF([.B247]=[.E247]; &quot;&quot;; [.E247]-[.B247])">
            <text:p/>
          </table:table-cell>
          <table:table-cell table:formula="of:=IF([.B247]=[.E247]; &quot;&quot;; (([.E247]-[.B247])/[.B247])*100)">
            <text:p/>
          </table:table-cell>
          <table:table-cell table:number-columns-repeated="2"/>
          <table:table-cell office:value-type="string" calcext:value-type="string">
            <text:p>language/references/dereferencing_operator_dot_on_structs</text:p>
          </table:table-cell>
          <table:table-cell office:value-type="float" office:value="124760" calcext:value-type="float">
            <text:p>124760</text:p>
          </table:table-cell>
          <table:table-cell/>
          <table:table-cell table:formula="of:=[.D247]=[.M247]" office:value-type="boolean" office:boolean-value="true" calcext:value-type="boolean">
            <text:p>TRUE</text:p>
          </table:table-cell>
          <table:table-cell table:formula="of:=IF([.E247]=[.N247]; &quot;&quot;; &quot;*&quot;)" office:value-type="string" office:string-value="*" calcext:value-type="string">
            <text:p>*</text:p>
          </table:table-cell>
          <table:table-cell table:formula="of:=IF([.E247]=[.N247]; &quot;&quot;; [.E247]-[.N247])" office:value-type="float" office:value="-48" calcext:value-type="float">
            <text:p>-48</text:p>
          </table:table-cell>
          <table:table-cell table:formula="of:=IF([.E247]=[.N247]; &quot;&quot;; (([.N247]-[.E247])/[.E247])*100)" office:value-type="float" office:value="0.0384886779139137" calcext:value-type="float">
            <text:p>0.0384886779139137</text:p>
          </table:table-cell>
          <table:table-cell/>
          <table:table-cell office:value-type="string" calcext:value-type="string">
            <text:p>language/references/dereferencing_operator_dot_on_structs</text:p>
          </table:table-cell>
          <table:table-cell office:value-type="float" office:value="124760" calcext:value-type="float">
            <text:p>124760</text:p>
          </table:table-cell>
          <table:table-cell/>
          <table:table-cell table:formula="of:=[.M247]=[.U247]" office:value-type="boolean" office:boolean-value="true" calcext:value-type="boolean">
            <text:p>TRUE</text:p>
          </table:table-cell>
          <table:table-cell table:formula="of:=IF([.N247]=[.V247]; &quot;&quot;; [.V247]-[.N247])">
            <text:p/>
          </table:table-cell>
          <table:table-cell table:formula="of:=IF([.N247]=[.V247]; &quot;&quot;; (([.V247]-[.N247])/[.N247])*100)">
            <text:p/>
          </table:table-cell>
        </table:table-row>
        <table:table-row table:style-name="ro1">
          <table:table-cell office:value-type="string" calcext:value-type="string">
            <text:p>language/references/dereferencing_operator_dot_on_tuples</text:p>
          </table:table-cell>
          <table:table-cell office:value-type="float" office:value="124712" calcext:value-type="float">
            <text:p>124712</text:p>
          </table:table-cell>
          <table:table-cell/>
          <table:table-cell office:value-type="string" calcext:value-type="string">
            <text:p>language/references/dereferencing_operator_dot_on_tuples</text:p>
          </table:table-cell>
          <table:table-cell office:value-type="float" office:value="124712" calcext:value-type="float">
            <text:p>124712</text:p>
          </table:table-cell>
          <table:table-cell/>
          <table:table-cell table:formula="of:=[.A248]=[.D248]" office:value-type="boolean" office:boolean-value="true" calcext:value-type="boolean">
            <text:p>TRUE</text:p>
          </table:table-cell>
          <table:table-cell table:formula="of:=IF([.B248]=[.E248]; &quot;&quot;; &quot;*&quot;)">
            <text:p/>
          </table:table-cell>
          <table:table-cell table:formula="of:=IF([.B248]=[.E248]; &quot;&quot;; [.E248]-[.B248])">
            <text:p/>
          </table:table-cell>
          <table:table-cell table:formula="of:=IF([.B248]=[.E248]; &quot;&quot;; (([.E248]-[.B248])/[.B248])*100)">
            <text:p/>
          </table:table-cell>
          <table:table-cell table:number-columns-repeated="2"/>
          <table:table-cell office:value-type="string" calcext:value-type="string">
            <text:p>language/references/dereferencing_operator_dot_on_tuples</text:p>
          </table:table-cell>
          <table:table-cell office:value-type="float" office:value="124760" calcext:value-type="float">
            <text:p>124760</text:p>
          </table:table-cell>
          <table:table-cell/>
          <table:table-cell table:formula="of:=[.D248]=[.M248]" office:value-type="boolean" office:boolean-value="true" calcext:value-type="boolean">
            <text:p>TRUE</text:p>
          </table:table-cell>
          <table:table-cell table:formula="of:=IF([.E248]=[.N248]; &quot;&quot;; &quot;*&quot;)" office:value-type="string" office:string-value="*" calcext:value-type="string">
            <text:p>*</text:p>
          </table:table-cell>
          <table:table-cell table:formula="of:=IF([.E248]=[.N248]; &quot;&quot;; [.E248]-[.N248])" office:value-type="float" office:value="-48" calcext:value-type="float">
            <text:p>-48</text:p>
          </table:table-cell>
          <table:table-cell table:formula="of:=IF([.E248]=[.N248]; &quot;&quot;; (([.N248]-[.E248])/[.E248])*100)" office:value-type="float" office:value="0.0384886779139137" calcext:value-type="float">
            <text:p>0.0384886779139137</text:p>
          </table:table-cell>
          <table:table-cell/>
          <table:table-cell office:value-type="string" calcext:value-type="string">
            <text:p>language/references/dereferencing_operator_dot_on_tuples</text:p>
          </table:table-cell>
          <table:table-cell office:value-type="float" office:value="124760" calcext:value-type="float">
            <text:p>124760</text:p>
          </table:table-cell>
          <table:table-cell/>
          <table:table-cell table:formula="of:=[.M248]=[.U248]" office:value-type="boolean" office:boolean-value="true" calcext:value-type="boolean">
            <text:p>TRUE</text:p>
          </table:table-cell>
          <table:table-cell table:formula="of:=IF([.N248]=[.V248]; &quot;&quot;; [.V248]-[.N248])">
            <text:p/>
          </table:table-cell>
          <table:table-cell table:formula="of:=IF([.N248]=[.V248]; &quot;&quot;; (([.V248]-[.N248])/[.N248])*100)">
            <text:p/>
          </table:table-cell>
        </table:table-row>
        <table:table-row table:style-name="ro1">
          <table:table-cell office:value-type="string" calcext:value-type="string">
            <text:p>language/references/dereferencing_operator_index</text:p>
          </table:table-cell>
          <table:table-cell office:value-type="float" office:value="92088" calcext:value-type="float">
            <text:p>92088</text:p>
          </table:table-cell>
          <table:table-cell/>
          <table:table-cell office:value-type="string" calcext:value-type="string">
            <text:p>language/references/dereferencing_operator_index</text:p>
          </table:table-cell>
          <table:table-cell office:value-type="float" office:value="92088" calcext:value-type="float">
            <text:p>92088</text:p>
          </table:table-cell>
          <table:table-cell/>
          <table:table-cell table:formula="of:=[.A249]=[.D249]" office:value-type="boolean" office:boolean-value="true" calcext:value-type="boolean">
            <text:p>TRUE</text:p>
          </table:table-cell>
          <table:table-cell table:formula="of:=IF([.B249]=[.E249]; &quot;&quot;; &quot;*&quot;)">
            <text:p/>
          </table:table-cell>
          <table:table-cell table:formula="of:=IF([.B249]=[.E249]; &quot;&quot;; [.E249]-[.B249])">
            <text:p/>
          </table:table-cell>
          <table:table-cell table:formula="of:=IF([.B249]=[.E249]; &quot;&quot;; (([.E249]-[.B249])/[.B249])*100)">
            <text:p/>
          </table:table-cell>
          <table:table-cell table:number-columns-repeated="2"/>
          <table:table-cell office:value-type="string" calcext:value-type="string">
            <text:p>language/references/dereferencing_operator_index</text:p>
          </table:table-cell>
          <table:table-cell office:value-type="float" office:value="92088" calcext:value-type="float">
            <text:p>92088</text:p>
          </table:table-cell>
          <table:table-cell/>
          <table:table-cell table:formula="of:=[.D249]=[.M249]" office:value-type="boolean" office:boolean-value="true" calcext:value-type="boolean">
            <text:p>TRUE</text:p>
          </table:table-cell>
          <table:table-cell table:formula="of:=IF([.E249]=[.N249]; &quot;&quot;; &quot;*&quot;)">
            <text:p/>
          </table:table-cell>
          <table:table-cell table:formula="of:=IF([.E249]=[.N249]; &quot;&quot;; [.E249]-[.N249])">
            <text:p/>
          </table:table-cell>
          <table:table-cell table:formula="of:=IF([.E249]=[.N249]; &quot;&quot;; (([.N249]-[.E249])/[.E249])*100)">
            <text:p/>
          </table:table-cell>
          <table:table-cell/>
          <table:table-cell office:value-type="string" calcext:value-type="string">
            <text:p>language/references/dereferencing_operator_index</text:p>
          </table:table-cell>
          <table:table-cell office:value-type="float" office:value="92088" calcext:value-type="float">
            <text:p>92088</text:p>
          </table:table-cell>
          <table:table-cell/>
          <table:table-cell table:formula="of:=[.M249]=[.U249]" office:value-type="boolean" office:boolean-value="true" calcext:value-type="boolean">
            <text:p>TRUE</text:p>
          </table:table-cell>
          <table:table-cell table:formula="of:=IF([.N249]=[.V249]; &quot;&quot;; [.V249]-[.N249])">
            <text:p/>
          </table:table-cell>
          <table:table-cell table:formula="of:=IF([.N249]=[.V249]; &quot;&quot;; (([.V249]-[.N249])/[.N249])*100)">
            <text:p/>
          </table:table-cell>
        </table:table-row>
        <table:table-row table:style-name="ro1">
          <table:table-cell office:value-type="string" calcext:value-type="string">
            <text:p>language/references/dereferencing_operator_star</text:p>
          </table:table-cell>
          <table:table-cell office:value-type="float" office:value="150744" calcext:value-type="float">
            <text:p>150744</text:p>
          </table:table-cell>
          <table:table-cell/>
          <table:table-cell office:value-type="string" calcext:value-type="string">
            <text:p>language/references/dereferencing_operator_star</text:p>
          </table:table-cell>
          <table:table-cell office:value-type="float" office:value="150744" calcext:value-type="float">
            <text:p>150744</text:p>
          </table:table-cell>
          <table:table-cell/>
          <table:table-cell table:formula="of:=[.A250]=[.D250]" office:value-type="boolean" office:boolean-value="true" calcext:value-type="boolean">
            <text:p>TRUE</text:p>
          </table:table-cell>
          <table:table-cell table:formula="of:=IF([.B250]=[.E250]; &quot;&quot;; &quot;*&quot;)">
            <text:p/>
          </table:table-cell>
          <table:table-cell table:formula="of:=IF([.B250]=[.E250]; &quot;&quot;; [.E250]-[.B250])">
            <text:p/>
          </table:table-cell>
          <table:table-cell table:formula="of:=IF([.B250]=[.E250]; &quot;&quot;; (([.E250]-[.B250])/[.B250])*100)">
            <text:p/>
          </table:table-cell>
          <table:table-cell table:number-columns-repeated="2"/>
          <table:table-cell office:value-type="string" calcext:value-type="string">
            <text:p>language/references/dereferencing_operator_star</text:p>
          </table:table-cell>
          <table:table-cell office:value-type="float" office:value="150768" calcext:value-type="float">
            <text:p>150768</text:p>
          </table:table-cell>
          <table:table-cell/>
          <table:table-cell table:formula="of:=[.D250]=[.M250]" office:value-type="boolean" office:boolean-value="true" calcext:value-type="boolean">
            <text:p>TRUE</text:p>
          </table:table-cell>
          <table:table-cell table:formula="of:=IF([.E250]=[.N250]; &quot;&quot;; &quot;*&quot;)" office:value-type="string" office:string-value="*" calcext:value-type="string">
            <text:p>*</text:p>
          </table:table-cell>
          <table:table-cell table:formula="of:=IF([.E250]=[.N250]; &quot;&quot;; [.E250]-[.N250])" office:value-type="float" office:value="-24" calcext:value-type="float">
            <text:p>-24</text:p>
          </table:table-cell>
          <table:table-cell table:formula="of:=IF([.E250]=[.N250]; &quot;&quot;; (([.N250]-[.E250])/[.E250])*100)" office:value-type="float" office:value="0.0159210316828531" calcext:value-type="float">
            <text:p>0.0159210316828531</text:p>
          </table:table-cell>
          <table:table-cell/>
          <table:table-cell office:value-type="string" calcext:value-type="string">
            <text:p>language/references/dereferencing_operator_star</text:p>
          </table:table-cell>
          <table:table-cell office:value-type="float" office:value="150768" calcext:value-type="float">
            <text:p>150768</text:p>
          </table:table-cell>
          <table:table-cell/>
          <table:table-cell table:formula="of:=[.M250]=[.U250]" office:value-type="boolean" office:boolean-value="true" calcext:value-type="boolean">
            <text:p>TRUE</text:p>
          </table:table-cell>
          <table:table-cell table:formula="of:=IF([.N250]=[.V250]; &quot;&quot;; [.V250]-[.N250])">
            <text:p/>
          </table:table-cell>
          <table:table-cell table:formula="of:=IF([.N250]=[.V250]; &quot;&quot;; (([.V250]-[.N250])/[.N250])*100)">
            <text:p/>
          </table:table-cell>
        </table:table-row>
        <table:table-row table:style-name="ro1">
          <table:table-cell office:value-type="string" calcext:value-type="string">
            <text:p>language/references/impl_reference_types</text:p>
          </table:table-cell>
          <table:table-cell office:value-type="float" office:value="7328" calcext:value-type="float">
            <text:p>7328</text:p>
          </table:table-cell>
          <table:table-cell/>
          <table:table-cell office:value-type="string" calcext:value-type="string">
            <text:p>language/references/impl_reference_types</text:p>
          </table:table-cell>
          <table:table-cell office:value-type="float" office:value="7328" calcext:value-type="float">
            <text:p>7328</text:p>
          </table:table-cell>
          <table:table-cell/>
          <table:table-cell table:formula="of:=[.A251]=[.D251]" office:value-type="boolean" office:boolean-value="true" calcext:value-type="boolean">
            <text:p>TRUE</text:p>
          </table:table-cell>
          <table:table-cell table:formula="of:=IF([.B251]=[.E251]; &quot;&quot;; &quot;*&quot;)">
            <text:p/>
          </table:table-cell>
          <table:table-cell table:formula="of:=IF([.B251]=[.E251]; &quot;&quot;; [.E251]-[.B251])">
            <text:p/>
          </table:table-cell>
          <table:table-cell table:formula="of:=IF([.B251]=[.E251]; &quot;&quot;; (([.E251]-[.B251])/[.B251])*100)">
            <text:p/>
          </table:table-cell>
          <table:table-cell table:number-columns-repeated="2"/>
          <table:table-cell office:value-type="string" calcext:value-type="string">
            <text:p>language/references/impl_reference_types</text:p>
          </table:table-cell>
          <table:table-cell office:value-type="float" office:value="7328" calcext:value-type="float">
            <text:p>7328</text:p>
          </table:table-cell>
          <table:table-cell/>
          <table:table-cell table:formula="of:=[.D251]=[.M251]" office:value-type="boolean" office:boolean-value="true" calcext:value-type="boolean">
            <text:p>TRUE</text:p>
          </table:table-cell>
          <table:table-cell table:formula="of:=IF([.E251]=[.N251]; &quot;&quot;; &quot;*&quot;)">
            <text:p/>
          </table:table-cell>
          <table:table-cell table:formula="of:=IF([.E251]=[.N251]; &quot;&quot;; [.E251]-[.N251])">
            <text:p/>
          </table:table-cell>
          <table:table-cell table:formula="of:=IF([.E251]=[.N251]; &quot;&quot;; (([.N251]-[.E251])/[.E251])*100)">
            <text:p/>
          </table:table-cell>
          <table:table-cell/>
          <table:table-cell office:value-type="string" calcext:value-type="string">
            <text:p>language/references/impl_reference_types</text:p>
          </table:table-cell>
          <table:table-cell office:value-type="float" office:value="7328" calcext:value-type="float">
            <text:p>7328</text:p>
          </table:table-cell>
          <table:table-cell/>
          <table:table-cell table:formula="of:=[.M251]=[.U251]" office:value-type="boolean" office:boolean-value="true" calcext:value-type="boolean">
            <text:p>TRUE</text:p>
          </table:table-cell>
          <table:table-cell table:formula="of:=IF([.N251]=[.V251]; &quot;&quot;; [.V251]-[.N251])">
            <text:p/>
          </table:table-cell>
          <table:table-cell table:formula="of:=IF([.N251]=[.V251]; &quot;&quot;; (([.V251]-[.N251])/[.N251])*100)">
            <text:p/>
          </table:table-cell>
        </table:table-row>
        <table:table-row table:style-name="ro1">
          <table:table-cell office:value-type="string" calcext:value-type="string">
            <text:p>language/references/mutability_of_references</text:p>
          </table:table-cell>
          <table:table-cell office:value-type="float" office:value="648" calcext:value-type="float">
            <text:p>648</text:p>
          </table:table-cell>
          <table:table-cell/>
          <table:table-cell office:value-type="string" calcext:value-type="string">
            <text:p>language/references/mutability_of_references</text:p>
          </table:table-cell>
          <table:table-cell office:value-type="float" office:value="648" calcext:value-type="float">
            <text:p>648</text:p>
          </table:table-cell>
          <table:table-cell/>
          <table:table-cell table:formula="of:=[.A252]=[.D252]" office:value-type="boolean" office:boolean-value="true" calcext:value-type="boolean">
            <text:p>TRUE</text:p>
          </table:table-cell>
          <table:table-cell table:formula="of:=IF([.B252]=[.E252]; &quot;&quot;; &quot;*&quot;)">
            <text:p/>
          </table:table-cell>
          <table:table-cell table:formula="of:=IF([.B252]=[.E252]; &quot;&quot;; [.E252]-[.B252])">
            <text:p/>
          </table:table-cell>
          <table:table-cell table:formula="of:=IF([.B252]=[.E252]; &quot;&quot;; (([.E252]-[.B252])/[.B252])*100)">
            <text:p/>
          </table:table-cell>
          <table:table-cell table:number-columns-repeated="2"/>
          <table:table-cell office:value-type="string" calcext:value-type="string">
            <text:p>language/references/mutability_of_references</text:p>
          </table:table-cell>
          <table:table-cell office:value-type="float" office:value="648" calcext:value-type="float">
            <text:p>648</text:p>
          </table:table-cell>
          <table:table-cell/>
          <table:table-cell table:formula="of:=[.D252]=[.M252]" office:value-type="boolean" office:boolean-value="true" calcext:value-type="boolean">
            <text:p>TRUE</text:p>
          </table:table-cell>
          <table:table-cell table:formula="of:=IF([.E252]=[.N252]; &quot;&quot;; &quot;*&quot;)">
            <text:p/>
          </table:table-cell>
          <table:table-cell table:formula="of:=IF([.E252]=[.N252]; &quot;&quot;; [.E252]-[.N252])">
            <text:p/>
          </table:table-cell>
          <table:table-cell table:formula="of:=IF([.E252]=[.N252]; &quot;&quot;; (([.N252]-[.E252])/[.E252])*100)">
            <text:p/>
          </table:table-cell>
          <table:table-cell/>
          <table:table-cell office:value-type="string" calcext:value-type="string">
            <text:p>language/references/mutability_of_references</text:p>
          </table:table-cell>
          <table:table-cell office:value-type="float" office:value="648" calcext:value-type="float">
            <text:p>648</text:p>
          </table:table-cell>
          <table:table-cell/>
          <table:table-cell table:formula="of:=[.M252]=[.U252]" office:value-type="boolean" office:boolean-value="true" calcext:value-type="boolean">
            <text:p>TRUE</text:p>
          </table:table-cell>
          <table:table-cell table:formula="of:=IF([.N252]=[.V252]; &quot;&quot;; [.V252]-[.N252])">
            <text:p/>
          </table:table-cell>
          <table:table-cell table:formula="of:=IF([.N252]=[.V252]; &quot;&quot;; (([.V252]-[.N252])/[.N252])*100)">
            <text:p/>
          </table:table-cell>
        </table:table-row>
        <table:table-row table:style-name="ro1">
          <table:table-cell office:value-type="string" calcext:value-type="string">
            <text:p>language/references/passing_and_returning_references_to_and_from_functions</text:p>
          </table:table-cell>
          <table:table-cell office:value-type="float" office:value="15648" calcext:value-type="float">
            <text:p>15648</text:p>
          </table:table-cell>
          <table:table-cell/>
          <table:table-cell office:value-type="string" calcext:value-type="string">
            <text:p>language/references/passing_and_returning_references_to_and_from_functions</text:p>
          </table:table-cell>
          <table:table-cell office:value-type="float" office:value="15648" calcext:value-type="float">
            <text:p>15648</text:p>
          </table:table-cell>
          <table:table-cell/>
          <table:table-cell table:formula="of:=[.A253]=[.D253]" office:value-type="boolean" office:boolean-value="true" calcext:value-type="boolean">
            <text:p>TRUE</text:p>
          </table:table-cell>
          <table:table-cell table:formula="of:=IF([.B253]=[.E253]; &quot;&quot;; &quot;*&quot;)">
            <text:p/>
          </table:table-cell>
          <table:table-cell table:formula="of:=IF([.B253]=[.E253]; &quot;&quot;; [.E253]-[.B253])">
            <text:p/>
          </table:table-cell>
          <table:table-cell table:formula="of:=IF([.B253]=[.E253]; &quot;&quot;; (([.E253]-[.B253])/[.B253])*100)">
            <text:p/>
          </table:table-cell>
          <table:table-cell table:number-columns-repeated="2"/>
          <table:table-cell office:value-type="string" calcext:value-type="string">
            <text:p>language/references/passing_and_returning_references_to_and_from_functions</text:p>
          </table:table-cell>
          <table:table-cell office:value-type="float" office:value="15648" calcext:value-type="float">
            <text:p>15648</text:p>
          </table:table-cell>
          <table:table-cell/>
          <table:table-cell table:formula="of:=[.D253]=[.M253]" office:value-type="boolean" office:boolean-value="true" calcext:value-type="boolean">
            <text:p>TRUE</text:p>
          </table:table-cell>
          <table:table-cell table:formula="of:=IF([.E253]=[.N253]; &quot;&quot;; &quot;*&quot;)">
            <text:p/>
          </table:table-cell>
          <table:table-cell table:formula="of:=IF([.E253]=[.N253]; &quot;&quot;; [.E253]-[.N253])">
            <text:p/>
          </table:table-cell>
          <table:table-cell table:formula="of:=IF([.E253]=[.N253]; &quot;&quot;; (([.N253]-[.E253])/[.E253])*100)">
            <text:p/>
          </table:table-cell>
          <table:table-cell/>
          <table:table-cell office:value-type="string" calcext:value-type="string">
            <text:p>language/references/passing_and_returning_references_to_and_from_functions</text:p>
          </table:table-cell>
          <table:table-cell office:value-type="float" office:value="15648" calcext:value-type="float">
            <text:p>15648</text:p>
          </table:table-cell>
          <table:table-cell/>
          <table:table-cell table:formula="of:=[.M253]=[.U253]" office:value-type="boolean" office:boolean-value="true" calcext:value-type="boolean">
            <text:p>TRUE</text:p>
          </table:table-cell>
          <table:table-cell table:formula="of:=IF([.N253]=[.V253]; &quot;&quot;; [.V253]-[.N253])">
            <text:p/>
          </table:table-cell>
          <table:table-cell table:formula="of:=IF([.N253]=[.V253]; &quot;&quot;; (([.V253]-[.N253])/[.N253])*100)">
            <text:p/>
          </table:table-cell>
        </table:table-row>
        <table:table-row table:style-name="ro1">
          <table:table-cell office:value-type="string" calcext:value-type="string">
            <text:p>language/references/reassigning_via_references_to_values</text:p>
          </table:table-cell>
          <table:table-cell office:value-type="float" office:value="13696" calcext:value-type="float">
            <text:p>13696</text:p>
          </table:table-cell>
          <table:table-cell/>
          <table:table-cell office:value-type="string" calcext:value-type="string">
            <text:p>language/references/reassigning_via_references_to_values</text:p>
          </table:table-cell>
          <table:table-cell office:value-type="float" office:value="13696" calcext:value-type="float">
            <text:p>13696</text:p>
          </table:table-cell>
          <table:table-cell/>
          <table:table-cell table:formula="of:=[.A254]=[.D254]" office:value-type="boolean" office:boolean-value="true" calcext:value-type="boolean">
            <text:p>TRUE</text:p>
          </table:table-cell>
          <table:table-cell table:formula="of:=IF([.B254]=[.E254]; &quot;&quot;; &quot;*&quot;)">
            <text:p/>
          </table:table-cell>
          <table:table-cell table:formula="of:=IF([.B254]=[.E254]; &quot;&quot;; [.E254]-[.B254])">
            <text:p/>
          </table:table-cell>
          <table:table-cell table:formula="of:=IF([.B254]=[.E254]; &quot;&quot;; (([.E254]-[.B254])/[.B254])*100)">
            <text:p/>
          </table:table-cell>
          <table:table-cell table:number-columns-repeated="2"/>
          <table:table-cell office:value-type="string" calcext:value-type="string">
            <text:p>language/references/reassigning_via_references_to_values</text:p>
          </table:table-cell>
          <table:table-cell office:value-type="float" office:value="13696" calcext:value-type="float">
            <text:p>13696</text:p>
          </table:table-cell>
          <table:table-cell/>
          <table:table-cell table:formula="of:=[.D254]=[.M254]" office:value-type="boolean" office:boolean-value="true" calcext:value-type="boolean">
            <text:p>TRUE</text:p>
          </table:table-cell>
          <table:table-cell table:formula="of:=IF([.E254]=[.N254]; &quot;&quot;; &quot;*&quot;)">
            <text:p/>
          </table:table-cell>
          <table:table-cell table:formula="of:=IF([.E254]=[.N254]; &quot;&quot;; [.E254]-[.N254])">
            <text:p/>
          </table:table-cell>
          <table:table-cell table:formula="of:=IF([.E254]=[.N254]; &quot;&quot;; (([.N254]-[.E254])/[.E254])*100)">
            <text:p/>
          </table:table-cell>
          <table:table-cell/>
          <table:table-cell office:value-type="string" calcext:value-type="string">
            <text:p>language/references/reassigning_via_references_to_values</text:p>
          </table:table-cell>
          <table:table-cell office:value-type="float" office:value="13696" calcext:value-type="float">
            <text:p>13696</text:p>
          </table:table-cell>
          <table:table-cell/>
          <table:table-cell table:formula="of:=[.M254]=[.U254]" office:value-type="boolean" office:boolean-value="true" calcext:value-type="boolean">
            <text:p>TRUE</text:p>
          </table:table-cell>
          <table:table-cell table:formula="of:=IF([.N254]=[.V254]; &quot;&quot;; [.V254]-[.N254])">
            <text:p/>
          </table:table-cell>
          <table:table-cell table:formula="of:=IF([.N254]=[.V254]; &quot;&quot;; (([.V254]-[.N254])/[.N254])*100)">
            <text:p/>
          </table:table-cell>
        </table:table-row>
        <table:table-row table:style-name="ro1">
          <table:table-cell office:value-type="string" calcext:value-type="string">
            <text:p>language/references/references_and_generics</text:p>
          </table:table-cell>
          <table:table-cell office:value-type="float" office:value="3304" calcext:value-type="float">
            <text:p>3304</text:p>
          </table:table-cell>
          <table:table-cell/>
          <table:table-cell office:value-type="string" calcext:value-type="string">
            <text:p>language/references/references_and_generics</text:p>
          </table:table-cell>
          <table:table-cell office:value-type="float" office:value="3304" calcext:value-type="float">
            <text:p>3304</text:p>
          </table:table-cell>
          <table:table-cell/>
          <table:table-cell table:formula="of:=[.A255]=[.D255]" office:value-type="boolean" office:boolean-value="true" calcext:value-type="boolean">
            <text:p>TRUE</text:p>
          </table:table-cell>
          <table:table-cell table:formula="of:=IF([.B255]=[.E255]; &quot;&quot;; &quot;*&quot;)">
            <text:p/>
          </table:table-cell>
          <table:table-cell table:formula="of:=IF([.B255]=[.E255]; &quot;&quot;; [.E255]-[.B255])">
            <text:p/>
          </table:table-cell>
          <table:table-cell table:formula="of:=IF([.B255]=[.E255]; &quot;&quot;; (([.E255]-[.B255])/[.B255])*100)">
            <text:p/>
          </table:table-cell>
          <table:table-cell table:number-columns-repeated="2"/>
          <table:table-cell office:value-type="string" calcext:value-type="string">
            <text:p>language/references/references_and_generics</text:p>
          </table:table-cell>
          <table:table-cell office:value-type="float" office:value="3304" calcext:value-type="float">
            <text:p>3304</text:p>
          </table:table-cell>
          <table:table-cell/>
          <table:table-cell table:formula="of:=[.D255]=[.M255]" office:value-type="boolean" office:boolean-value="true" calcext:value-type="boolean">
            <text:p>TRUE</text:p>
          </table:table-cell>
          <table:table-cell table:formula="of:=IF([.E255]=[.N255]; &quot;&quot;; &quot;*&quot;)">
            <text:p/>
          </table:table-cell>
          <table:table-cell table:formula="of:=IF([.E255]=[.N255]; &quot;&quot;; [.E255]-[.N255])">
            <text:p/>
          </table:table-cell>
          <table:table-cell table:formula="of:=IF([.E255]=[.N255]; &quot;&quot;; (([.N255]-[.E255])/[.E255])*100)">
            <text:p/>
          </table:table-cell>
          <table:table-cell/>
          <table:table-cell office:value-type="string" calcext:value-type="string">
            <text:p>language/references/references_and_generics</text:p>
          </table:table-cell>
          <table:table-cell office:value-type="float" office:value="3304" calcext:value-type="float">
            <text:p>3304</text:p>
          </table:table-cell>
          <table:table-cell/>
          <table:table-cell table:formula="of:=[.M255]=[.U255]" office:value-type="boolean" office:boolean-value="true" calcext:value-type="boolean">
            <text:p>TRUE</text:p>
          </table:table-cell>
          <table:table-cell table:formula="of:=IF([.N255]=[.V255]; &quot;&quot;; [.V255]-[.N255])">
            <text:p/>
          </table:table-cell>
          <table:table-cell table:formula="of:=IF([.N255]=[.V255]; &quot;&quot;; (([.V255]-[.N255])/[.N255])*100)">
            <text:p/>
          </table:table-cell>
        </table:table-row>
        <table:table-row table:style-name="ro1">
          <table:table-cell office:value-type="string" calcext:value-type="string">
            <text:p>language/references/references_in_aggregates</text:p>
          </table:table-cell>
          <table:table-cell office:value-type="float" office:value="3616" calcext:value-type="float">
            <text:p>3616</text:p>
          </table:table-cell>
          <table:table-cell/>
          <table:table-cell office:value-type="string" calcext:value-type="string">
            <text:p>language/references/references_in_aggregates</text:p>
          </table:table-cell>
          <table:table-cell office:value-type="float" office:value="3616" calcext:value-type="float">
            <text:p>3616</text:p>
          </table:table-cell>
          <table:table-cell/>
          <table:table-cell table:formula="of:=[.A256]=[.D256]" office:value-type="boolean" office:boolean-value="true" calcext:value-type="boolean">
            <text:p>TRUE</text:p>
          </table:table-cell>
          <table:table-cell table:formula="of:=IF([.B256]=[.E256]; &quot;&quot;; &quot;*&quot;)">
            <text:p/>
          </table:table-cell>
          <table:table-cell table:formula="of:=IF([.B256]=[.E256]; &quot;&quot;; [.E256]-[.B256])">
            <text:p/>
          </table:table-cell>
          <table:table-cell table:formula="of:=IF([.B256]=[.E256]; &quot;&quot;; (([.E256]-[.B256])/[.B256])*100)">
            <text:p/>
          </table:table-cell>
          <table:table-cell table:number-columns-repeated="2"/>
          <table:table-cell office:value-type="string" calcext:value-type="string">
            <text:p>language/references/references_in_aggregates</text:p>
          </table:table-cell>
          <table:table-cell office:value-type="float" office:value="3616" calcext:value-type="float">
            <text:p>3616</text:p>
          </table:table-cell>
          <table:table-cell/>
          <table:table-cell table:formula="of:=[.D256]=[.M256]" office:value-type="boolean" office:boolean-value="true" calcext:value-type="boolean">
            <text:p>TRUE</text:p>
          </table:table-cell>
          <table:table-cell table:formula="of:=IF([.E256]=[.N256]; &quot;&quot;; &quot;*&quot;)">
            <text:p/>
          </table:table-cell>
          <table:table-cell table:formula="of:=IF([.E256]=[.N256]; &quot;&quot;; [.E256]-[.N256])">
            <text:p/>
          </table:table-cell>
          <table:table-cell table:formula="of:=IF([.E256]=[.N256]; &quot;&quot;; (([.N256]-[.E256])/[.E256])*100)">
            <text:p/>
          </table:table-cell>
          <table:table-cell/>
          <table:table-cell office:value-type="string" calcext:value-type="string">
            <text:p>language/references/references_in_aggregates</text:p>
          </table:table-cell>
          <table:table-cell office:value-type="float" office:value="3616" calcext:value-type="float">
            <text:p>3616</text:p>
          </table:table-cell>
          <table:table-cell/>
          <table:table-cell table:formula="of:=[.M256]=[.U256]" office:value-type="boolean" office:boolean-value="true" calcext:value-type="boolean">
            <text:p>TRUE</text:p>
          </table:table-cell>
          <table:table-cell table:formula="of:=IF([.N256]=[.V256]; &quot;&quot;; [.V256]-[.N256])">
            <text:p/>
          </table:table-cell>
          <table:table-cell table:formula="of:=IF([.N256]=[.V256]; &quot;&quot;; (([.V256]-[.N256])/[.N256])*100)">
            <text:p/>
          </table:table-cell>
        </table:table-row>
        <table:table-row table:style-name="ro1">
          <table:table-cell office:value-type="string" calcext:value-type="string">
            <text:p>language/references/references_in_asm_blocks</text:p>
          </table:table-cell>
          <table:table-cell office:value-type="float" office:value="1904" calcext:value-type="float">
            <text:p>1904</text:p>
          </table:table-cell>
          <table:table-cell/>
          <table:table-cell office:value-type="string" calcext:value-type="string">
            <text:p>language/references/references_in_asm_blocks</text:p>
          </table:table-cell>
          <table:table-cell office:value-type="float" office:value="1904" calcext:value-type="float">
            <text:p>1904</text:p>
          </table:table-cell>
          <table:table-cell/>
          <table:table-cell table:formula="of:=[.A257]=[.D257]" office:value-type="boolean" office:boolean-value="true" calcext:value-type="boolean">
            <text:p>TRUE</text:p>
          </table:table-cell>
          <table:table-cell table:formula="of:=IF([.B257]=[.E257]; &quot;&quot;; &quot;*&quot;)">
            <text:p/>
          </table:table-cell>
          <table:table-cell table:formula="of:=IF([.B257]=[.E257]; &quot;&quot;; [.E257]-[.B257])">
            <text:p/>
          </table:table-cell>
          <table:table-cell table:formula="of:=IF([.B257]=[.E257]; &quot;&quot;; (([.E257]-[.B257])/[.B257])*100)">
            <text:p/>
          </table:table-cell>
          <table:table-cell table:number-columns-repeated="2"/>
          <table:table-cell office:value-type="string" calcext:value-type="string">
            <text:p>language/references/references_in_asm_blocks</text:p>
          </table:table-cell>
          <table:table-cell office:value-type="float" office:value="1904" calcext:value-type="float">
            <text:p>1904</text:p>
          </table:table-cell>
          <table:table-cell/>
          <table:table-cell table:formula="of:=[.D257]=[.M257]" office:value-type="boolean" office:boolean-value="true" calcext:value-type="boolean">
            <text:p>TRUE</text:p>
          </table:table-cell>
          <table:table-cell table:formula="of:=IF([.E257]=[.N257]; &quot;&quot;; &quot;*&quot;)">
            <text:p/>
          </table:table-cell>
          <table:table-cell table:formula="of:=IF([.E257]=[.N257]; &quot;&quot;; [.E257]-[.N257])">
            <text:p/>
          </table:table-cell>
          <table:table-cell table:formula="of:=IF([.E257]=[.N257]; &quot;&quot;; (([.N257]-[.E257])/[.E257])*100)">
            <text:p/>
          </table:table-cell>
          <table:table-cell/>
          <table:table-cell office:value-type="string" calcext:value-type="string">
            <text:p>language/references/references_in_asm_blocks</text:p>
          </table:table-cell>
          <table:table-cell office:value-type="float" office:value="1904" calcext:value-type="float">
            <text:p>1904</text:p>
          </table:table-cell>
          <table:table-cell/>
          <table:table-cell table:formula="of:=[.M257]=[.U257]" office:value-type="boolean" office:boolean-value="true" calcext:value-type="boolean">
            <text:p>TRUE</text:p>
          </table:table-cell>
          <table:table-cell table:formula="of:=IF([.N257]=[.V257]; &quot;&quot;; [.V257]-[.N257])">
            <text:p/>
          </table:table-cell>
          <table:table-cell table:formula="of:=IF([.N257]=[.V257]; &quot;&quot;; (([.V257]-[.N257])/[.N257])*100)">
            <text:p/>
          </table:table-cell>
        </table:table-row>
        <table:table-row table:style-name="ro1">
          <table:table-cell office:value-type="string" calcext:value-type="string">
            <text:p>language/references/referencing_control_flow_expressions</text:p>
          </table:table-cell>
          <table:table-cell office:value-type="float" office:value="536" calcext:value-type="float">
            <text:p>536</text:p>
          </table:table-cell>
          <table:table-cell/>
          <table:table-cell office:value-type="string" calcext:value-type="string">
            <text:p>language/references/referencing_control_flow_expressions</text:p>
          </table:table-cell>
          <table:table-cell office:value-type="float" office:value="536" calcext:value-type="float">
            <text:p>536</text:p>
          </table:table-cell>
          <table:table-cell/>
          <table:table-cell table:formula="of:=[.A258]=[.D258]" office:value-type="boolean" office:boolean-value="true" calcext:value-type="boolean">
            <text:p>TRUE</text:p>
          </table:table-cell>
          <table:table-cell table:formula="of:=IF([.B258]=[.E258]; &quot;&quot;; &quot;*&quot;)">
            <text:p/>
          </table:table-cell>
          <table:table-cell table:formula="of:=IF([.B258]=[.E258]; &quot;&quot;; [.E258]-[.B258])">
            <text:p/>
          </table:table-cell>
          <table:table-cell table:formula="of:=IF([.B258]=[.E258]; &quot;&quot;; (([.E258]-[.B258])/[.B258])*100)">
            <text:p/>
          </table:table-cell>
          <table:table-cell table:number-columns-repeated="2"/>
          <table:table-cell office:value-type="string" calcext:value-type="string">
            <text:p>language/references/referencing_control_flow_expressions</text:p>
          </table:table-cell>
          <table:table-cell office:value-type="float" office:value="536" calcext:value-type="float">
            <text:p>536</text:p>
          </table:table-cell>
          <table:table-cell/>
          <table:table-cell table:formula="of:=[.D258]=[.M258]" office:value-type="boolean" office:boolean-value="true" calcext:value-type="boolean">
            <text:p>TRUE</text:p>
          </table:table-cell>
          <table:table-cell table:formula="of:=IF([.E258]=[.N258]; &quot;&quot;; &quot;*&quot;)">
            <text:p/>
          </table:table-cell>
          <table:table-cell table:formula="of:=IF([.E258]=[.N258]; &quot;&quot;; [.E258]-[.N258])">
            <text:p/>
          </table:table-cell>
          <table:table-cell table:formula="of:=IF([.E258]=[.N258]; &quot;&quot;; (([.N258]-[.E258])/[.E258])*100)">
            <text:p/>
          </table:table-cell>
          <table:table-cell/>
          <table:table-cell office:value-type="string" calcext:value-type="string">
            <text:p>language/references/referencing_control_flow_expressions</text:p>
          </table:table-cell>
          <table:table-cell office:value-type="float" office:value="536" calcext:value-type="float">
            <text:p>536</text:p>
          </table:table-cell>
          <table:table-cell/>
          <table:table-cell table:formula="of:=[.M258]=[.U258]" office:value-type="boolean" office:boolean-value="true" calcext:value-type="boolean">
            <text:p>TRUE</text:p>
          </table:table-cell>
          <table:table-cell table:formula="of:=IF([.N258]=[.V258]; &quot;&quot;; [.V258]-[.N258])">
            <text:p/>
          </table:table-cell>
          <table:table-cell table:formula="of:=IF([.N258]=[.V258]; &quot;&quot;; (([.V258]-[.N258])/[.N258])*100)">
            <text:p/>
          </table:table-cell>
        </table:table-row>
        <table:table-row table:style-name="ro1">
          <table:table-cell office:value-type="string" calcext:value-type="string">
            <text:p>language/references/referencing_function_parameters</text:p>
          </table:table-cell>
          <table:table-cell office:value-type="float" office:value="3656" calcext:value-type="float">
            <text:p>3656</text:p>
          </table:table-cell>
          <table:table-cell/>
          <table:table-cell office:value-type="string" calcext:value-type="string">
            <text:p>language/references/referencing_function_parameters</text:p>
          </table:table-cell>
          <table:table-cell office:value-type="float" office:value="3656" calcext:value-type="float">
            <text:p>3656</text:p>
          </table:table-cell>
          <table:table-cell/>
          <table:table-cell table:formula="of:=[.A259]=[.D259]" office:value-type="boolean" office:boolean-value="true" calcext:value-type="boolean">
            <text:p>TRUE</text:p>
          </table:table-cell>
          <table:table-cell table:formula="of:=IF([.B259]=[.E259]; &quot;&quot;; &quot;*&quot;)">
            <text:p/>
          </table:table-cell>
          <table:table-cell table:formula="of:=IF([.B259]=[.E259]; &quot;&quot;; [.E259]-[.B259])">
            <text:p/>
          </table:table-cell>
          <table:table-cell table:formula="of:=IF([.B259]=[.E259]; &quot;&quot;; (([.E259]-[.B259])/[.B259])*100)">
            <text:p/>
          </table:table-cell>
          <table:table-cell table:number-columns-repeated="2"/>
          <table:table-cell office:value-type="string" calcext:value-type="string">
            <text:p>language/references/referencing_function_parameters</text:p>
          </table:table-cell>
          <table:table-cell office:value-type="float" office:value="3656" calcext:value-type="float">
            <text:p>3656</text:p>
          </table:table-cell>
          <table:table-cell/>
          <table:table-cell table:formula="of:=[.D259]=[.M259]" office:value-type="boolean" office:boolean-value="true" calcext:value-type="boolean">
            <text:p>TRUE</text:p>
          </table:table-cell>
          <table:table-cell table:formula="of:=IF([.E259]=[.N259]; &quot;&quot;; &quot;*&quot;)">
            <text:p/>
          </table:table-cell>
          <table:table-cell table:formula="of:=IF([.E259]=[.N259]; &quot;&quot;; [.E259]-[.N259])">
            <text:p/>
          </table:table-cell>
          <table:table-cell table:formula="of:=IF([.E259]=[.N259]; &quot;&quot;; (([.N259]-[.E259])/[.E259])*100)">
            <text:p/>
          </table:table-cell>
          <table:table-cell/>
          <table:table-cell office:value-type="string" calcext:value-type="string">
            <text:p>language/references/referencing_function_parameters</text:p>
          </table:table-cell>
          <table:table-cell office:value-type="float" office:value="3648" calcext:value-type="float">
            <text:p>3648</text:p>
          </table:table-cell>
          <table:table-cell/>
          <table:table-cell table:formula="of:=[.M259]=[.U259]" office:value-type="boolean" office:boolean-value="true" calcext:value-type="boolean">
            <text:p>TRUE</text:p>
          </table:table-cell>
          <table:table-cell table:formula="of:=IF([.N259]=[.V259]; &quot;&quot;; [.V259]-[.N259])" office:value-type="float" office:value="-8" calcext:value-type="float">
            <text:p>-8</text:p>
          </table:table-cell>
          <table:table-cell table:formula="of:=IF([.N259]=[.V259]; &quot;&quot;; (([.V259]-[.N259])/[.N259])*100)" office:value-type="float" office:value="-0.218818380743982" calcext:value-type="float">
            <text:p>-0.218818380743982</text:p>
          </table:table-cell>
        </table:table-row>
        <table:table-row table:style-name="ro1">
          <table:table-cell office:value-type="string" calcext:value-type="string">
            <text:p>language/references/referencing_local_vars_and_values</text:p>
          </table:table-cell>
          <table:table-cell office:value-type="float" office:value="36144" calcext:value-type="float">
            <text:p>36144</text:p>
          </table:table-cell>
          <table:table-cell/>
          <table:table-cell office:value-type="string" calcext:value-type="string">
            <text:p>language/references/referencing_local_vars_and_values</text:p>
          </table:table-cell>
          <table:table-cell office:value-type="float" office:value="36144" calcext:value-type="float">
            <text:p>36144</text:p>
          </table:table-cell>
          <table:table-cell/>
          <table:table-cell table:formula="of:=[.A260]=[.D260]" office:value-type="boolean" office:boolean-value="true" calcext:value-type="boolean">
            <text:p>TRUE</text:p>
          </table:table-cell>
          <table:table-cell table:formula="of:=IF([.B260]=[.E260]; &quot;&quot;; &quot;*&quot;)">
            <text:p/>
          </table:table-cell>
          <table:table-cell table:formula="of:=IF([.B260]=[.E260]; &quot;&quot;; [.E260]-[.B260])">
            <text:p/>
          </table:table-cell>
          <table:table-cell table:formula="of:=IF([.B260]=[.E260]; &quot;&quot;; (([.E260]-[.B260])/[.B260])*100)">
            <text:p/>
          </table:table-cell>
          <table:table-cell table:number-columns-repeated="2"/>
          <table:table-cell office:value-type="string" calcext:value-type="string">
            <text:p>language/references/referencing_local_vars_and_values</text:p>
          </table:table-cell>
          <table:table-cell office:value-type="float" office:value="36144" calcext:value-type="float">
            <text:p>36144</text:p>
          </table:table-cell>
          <table:table-cell/>
          <table:table-cell table:formula="of:=[.D260]=[.M260]" office:value-type="boolean" office:boolean-value="true" calcext:value-type="boolean">
            <text:p>TRUE</text:p>
          </table:table-cell>
          <table:table-cell table:formula="of:=IF([.E260]=[.N260]; &quot;&quot;; &quot;*&quot;)">
            <text:p/>
          </table:table-cell>
          <table:table-cell table:formula="of:=IF([.E260]=[.N260]; &quot;&quot;; [.E260]-[.N260])">
            <text:p/>
          </table:table-cell>
          <table:table-cell table:formula="of:=IF([.E260]=[.N260]; &quot;&quot;; (([.N260]-[.E260])/[.E260])*100)">
            <text:p/>
          </table:table-cell>
          <table:table-cell/>
          <table:table-cell office:value-type="string" calcext:value-type="string">
            <text:p>language/references/referencing_local_vars_and_values</text:p>
          </table:table-cell>
          <table:table-cell office:value-type="float" office:value="36144" calcext:value-type="float">
            <text:p>36144</text:p>
          </table:table-cell>
          <table:table-cell/>
          <table:table-cell table:formula="of:=[.M260]=[.U260]" office:value-type="boolean" office:boolean-value="true" calcext:value-type="boolean">
            <text:p>TRUE</text:p>
          </table:table-cell>
          <table:table-cell table:formula="of:=IF([.N260]=[.V260]; &quot;&quot;; [.V260]-[.N260])">
            <text:p/>
          </table:table-cell>
          <table:table-cell table:formula="of:=IF([.N260]=[.V260]; &quot;&quot;; (([.V260]-[.N260])/[.N260])*100)">
            <text:p/>
          </table:table-cell>
        </table:table-row>
        <table:table-row table:style-name="ro1">
          <table:table-cell office:value-type="string" calcext:value-type="string">
            <text:p>language/references/referencing_parts_of_aggregates</text:p>
          </table:table-cell>
          <table:table-cell office:value-type="float" office:value="6552" calcext:value-type="float">
            <text:p>6552</text:p>
          </table:table-cell>
          <table:table-cell/>
          <table:table-cell office:value-type="string" calcext:value-type="string">
            <text:p>language/references/referencing_parts_of_aggregates</text:p>
          </table:table-cell>
          <table:table-cell office:value-type="float" office:value="6552" calcext:value-type="float">
            <text:p>6552</text:p>
          </table:table-cell>
          <table:table-cell/>
          <table:table-cell table:formula="of:=[.A261]=[.D261]" office:value-type="boolean" office:boolean-value="true" calcext:value-type="boolean">
            <text:p>TRUE</text:p>
          </table:table-cell>
          <table:table-cell table:formula="of:=IF([.B261]=[.E261]; &quot;&quot;; &quot;*&quot;)">
            <text:p/>
          </table:table-cell>
          <table:table-cell table:formula="of:=IF([.B261]=[.E261]; &quot;&quot;; [.E261]-[.B261])">
            <text:p/>
          </table:table-cell>
          <table:table-cell table:formula="of:=IF([.B261]=[.E261]; &quot;&quot;; (([.E261]-[.B261])/[.B261])*100)">
            <text:p/>
          </table:table-cell>
          <table:table-cell table:number-columns-repeated="2"/>
          <table:table-cell office:value-type="string" calcext:value-type="string">
            <text:p>language/references/referencing_parts_of_aggregates</text:p>
          </table:table-cell>
          <table:table-cell office:value-type="float" office:value="6320" calcext:value-type="float">
            <text:p>6320</text:p>
          </table:table-cell>
          <table:table-cell/>
          <table:table-cell table:formula="of:=[.D261]=[.M261]" office:value-type="boolean" office:boolean-value="true" calcext:value-type="boolean">
            <text:p>TRUE</text:p>
          </table:table-cell>
          <table:table-cell table:formula="of:=IF([.E261]=[.N261]; &quot;&quot;; &quot;*&quot;)" office:value-type="string" office:string-value="*" calcext:value-type="string">
            <text:p>*</text:p>
          </table:table-cell>
          <table:table-cell table:formula="of:=IF([.E261]=[.N261]; &quot;&quot;; [.E261]-[.N261])" office:value-type="float" office:value="232" calcext:value-type="float">
            <text:p>232</text:p>
          </table:table-cell>
          <table:table-cell table:formula="of:=IF([.E261]=[.N261]; &quot;&quot;; (([.N261]-[.E261])/[.E261])*100)" office:value-type="float" office:value="-3.54090354090354" calcext:value-type="float">
            <text:p>-3.54090354090354</text:p>
          </table:table-cell>
          <table:table-cell/>
          <table:table-cell office:value-type="string" calcext:value-type="string">
            <text:p>language/references/referencing_parts_of_aggregates</text:p>
          </table:table-cell>
          <table:table-cell office:value-type="float" office:value="6336" calcext:value-type="float">
            <text:p>6336</text:p>
          </table:table-cell>
          <table:table-cell/>
          <table:table-cell table:formula="of:=[.M261]=[.U261]" office:value-type="boolean" office:boolean-value="true" calcext:value-type="boolean">
            <text:p>TRUE</text:p>
          </table:table-cell>
          <table:table-cell table:formula="of:=IF([.N261]=[.V261]; &quot;&quot;; [.V261]-[.N261])" office:value-type="float" office:value="16" calcext:value-type="float">
            <text:p>16</text:p>
          </table:table-cell>
          <table:table-cell table:formula="of:=IF([.N261]=[.V261]; &quot;&quot;; (([.V261]-[.N261])/[.N261])*100)" office:value-type="float" office:value="0.253164556962025" calcext:value-type="float">
            <text:p>0.253164556962025</text:p>
          </table:table-cell>
        </table:table-row>
        <table:table-row table:style-name="ro1">
          <table:table-cell office:value-type="string" calcext:value-type="string">
            <text:p>language/references/referencing_references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string" calcext:value-type="string">
            <text:p>language/references/referencing_references</text:p>
          </table:table-cell>
          <table:table-cell office:value-type="float" office:value="848" calcext:value-type="float">
            <text:p>848</text:p>
          </table:table-cell>
          <table:table-cell/>
          <table:table-cell table:formula="of:=[.A262]=[.D262]" office:value-type="boolean" office:boolean-value="true" calcext:value-type="boolean">
            <text:p>TRUE</text:p>
          </table:table-cell>
          <table:table-cell table:formula="of:=IF([.B262]=[.E262]; &quot;&quot;; &quot;*&quot;)">
            <text:p/>
          </table:table-cell>
          <table:table-cell table:formula="of:=IF([.B262]=[.E262]; &quot;&quot;; [.E262]-[.B262])">
            <text:p/>
          </table:table-cell>
          <table:table-cell table:formula="of:=IF([.B262]=[.E262]; &quot;&quot;; (([.E262]-[.B262])/[.B262])*100)">
            <text:p/>
          </table:table-cell>
          <table:table-cell table:number-columns-repeated="2"/>
          <table:table-cell office:value-type="string" calcext:value-type="string">
            <text:p>language/references/referencing_references</text:p>
          </table:table-cell>
          <table:table-cell office:value-type="float" office:value="848" calcext:value-type="float">
            <text:p>848</text:p>
          </table:table-cell>
          <table:table-cell/>
          <table:table-cell table:formula="of:=[.D262]=[.M262]" office:value-type="boolean" office:boolean-value="true" calcext:value-type="boolean">
            <text:p>TRUE</text:p>
          </table:table-cell>
          <table:table-cell table:formula="of:=IF([.E262]=[.N262]; &quot;&quot;; &quot;*&quot;)">
            <text:p/>
          </table:table-cell>
          <table:table-cell table:formula="of:=IF([.E262]=[.N262]; &quot;&quot;; [.E262]-[.N262])">
            <text:p/>
          </table:table-cell>
          <table:table-cell table:formula="of:=IF([.E262]=[.N262]; &quot;&quot;; (([.N262]-[.E262])/[.E262])*100)">
            <text:p/>
          </table:table-cell>
          <table:table-cell/>
          <table:table-cell office:value-type="string" calcext:value-type="string">
            <text:p>language/references/referencing_references</text:p>
          </table:table-cell>
          <table:table-cell office:value-type="float" office:value="848" calcext:value-type="float">
            <text:p>848</text:p>
          </table:table-cell>
          <table:table-cell/>
          <table:table-cell table:formula="of:=[.M262]=[.U262]" office:value-type="boolean" office:boolean-value="true" calcext:value-type="boolean">
            <text:p>TRUE</text:p>
          </table:table-cell>
          <table:table-cell table:formula="of:=IF([.N262]=[.V262]; &quot;&quot;; [.V262]-[.N262])">
            <text:p/>
          </table:table-cell>
          <table:table-cell table:formula="of:=IF([.N262]=[.V262]; &quot;&quot;; (([.V262]-[.N262])/[.N262])*100)">
            <text:p/>
          </table:table-cell>
        </table:table-row>
        <table:table-row table:style-name="ro1">
          <table:table-cell office:value-type="string" calcext:value-type="string">
            <text:p>language/references/type_unification_of_references</text:p>
          </table:table-cell>
          <table:table-cell office:value-type="float" office:value="3168" calcext:value-type="float">
            <text:p>3168</text:p>
          </table:table-cell>
          <table:table-cell/>
          <table:table-cell office:value-type="string" calcext:value-type="string">
            <text:p>language/references/type_unification_of_references</text:p>
          </table:table-cell>
          <table:table-cell office:value-type="float" office:value="3168" calcext:value-type="float">
            <text:p>3168</text:p>
          </table:table-cell>
          <table:table-cell/>
          <table:table-cell table:formula="of:=[.A263]=[.D263]" office:value-type="boolean" office:boolean-value="true" calcext:value-type="boolean">
            <text:p>TRUE</text:p>
          </table:table-cell>
          <table:table-cell table:formula="of:=IF([.B263]=[.E263]; &quot;&quot;; &quot;*&quot;)">
            <text:p/>
          </table:table-cell>
          <table:table-cell table:formula="of:=IF([.B263]=[.E263]; &quot;&quot;; [.E263]-[.B263])">
            <text:p/>
          </table:table-cell>
          <table:table-cell table:formula="of:=IF([.B263]=[.E263]; &quot;&quot;; (([.E263]-[.B263])/[.B263])*100)">
            <text:p/>
          </table:table-cell>
          <table:table-cell table:number-columns-repeated="2"/>
          <table:table-cell office:value-type="string" calcext:value-type="string">
            <text:p>language/references/type_unification_of_references</text:p>
          </table:table-cell>
          <table:table-cell office:value-type="float" office:value="3168" calcext:value-type="float">
            <text:p>3168</text:p>
          </table:table-cell>
          <table:table-cell/>
          <table:table-cell table:formula="of:=[.D263]=[.M263]" office:value-type="boolean" office:boolean-value="true" calcext:value-type="boolean">
            <text:p>TRUE</text:p>
          </table:table-cell>
          <table:table-cell table:formula="of:=IF([.E263]=[.N263]; &quot;&quot;; &quot;*&quot;)">
            <text:p/>
          </table:table-cell>
          <table:table-cell table:formula="of:=IF([.E263]=[.N263]; &quot;&quot;; [.E263]-[.N263])">
            <text:p/>
          </table:table-cell>
          <table:table-cell table:formula="of:=IF([.E263]=[.N263]; &quot;&quot;; (([.N263]-[.E263])/[.E263])*100)">
            <text:p/>
          </table:table-cell>
          <table:table-cell/>
          <table:table-cell office:value-type="string" calcext:value-type="string">
            <text:p>language/references/type_unification_of_references</text:p>
          </table:table-cell>
          <table:table-cell office:value-type="float" office:value="3168" calcext:value-type="float">
            <text:p>3168</text:p>
          </table:table-cell>
          <table:table-cell/>
          <table:table-cell table:formula="of:=[.M263]=[.U263]" office:value-type="boolean" office:boolean-value="true" calcext:value-type="boolean">
            <text:p>TRUE</text:p>
          </table:table-cell>
          <table:table-cell table:formula="of:=IF([.N263]=[.V263]; &quot;&quot;; [.V263]-[.N263])">
            <text:p/>
          </table:table-cell>
          <table:table-cell table:formula="of:=IF([.N263]=[.V263]; &quot;&quot;; (([.V263]-[.N263])/[.N263])*100)">
            <text:p/>
          </table:table-cell>
        </table:table-row>
        <table:table-row table:style-name="ro1">
          <table:table-cell office:value-type="string" calcext:value-type="string">
            <text:p>language/ref_mutable_array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ref_mutable_array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64]=[.D264]" office:value-type="boolean" office:boolean-value="true" calcext:value-type="boolean">
            <text:p>TRUE</text:p>
          </table:table-cell>
          <table:table-cell table:formula="of:=IF([.B264]=[.E264]; &quot;&quot;; &quot;*&quot;)">
            <text:p/>
          </table:table-cell>
          <table:table-cell table:formula="of:=IF([.B264]=[.E264]; &quot;&quot;; [.E264]-[.B264])">
            <text:p/>
          </table:table-cell>
          <table:table-cell table:formula="of:=IF([.B264]=[.E264]; &quot;&quot;; (([.E264]-[.B264])/[.B264])*100)">
            <text:p/>
          </table:table-cell>
          <table:table-cell table:number-columns-repeated="2"/>
          <table:table-cell office:value-type="string" calcext:value-type="string">
            <text:p>language/ref_mutable_array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264]=[.M264]" office:value-type="boolean" office:boolean-value="true" calcext:value-type="boolean">
            <text:p>TRUE</text:p>
          </table:table-cell>
          <table:table-cell table:formula="of:=IF([.E264]=[.N264]; &quot;&quot;; &quot;*&quot;)">
            <text:p/>
          </table:table-cell>
          <table:table-cell table:formula="of:=IF([.E264]=[.N264]; &quot;&quot;; [.E264]-[.N264])">
            <text:p/>
          </table:table-cell>
          <table:table-cell table:formula="of:=IF([.E264]=[.N264]; &quot;&quot;; (([.N264]-[.E264])/[.E264])*100)">
            <text:p/>
          </table:table-cell>
          <table:table-cell/>
          <table:table-cell office:value-type="string" calcext:value-type="string">
            <text:p>language/ref_mutable_array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M264]=[.U264]" office:value-type="boolean" office:boolean-value="true" calcext:value-type="boolean">
            <text:p>TRUE</text:p>
          </table:table-cell>
          <table:table-cell table:formula="of:=IF([.N264]=[.V264]; &quot;&quot;; [.V264]-[.N264])">
            <text:p/>
          </table:table-cell>
          <table:table-cell table:formula="of:=IF([.N264]=[.V264]; &quot;&quot;; (([.V264]-[.N264])/[.N264])*100)">
            <text:p/>
          </table:table-cell>
        </table:table-row>
        <table:table-row table:style-name="ro1">
          <table:table-cell office:value-type="string" calcext:value-type="string">
            <text:p>language/ref_mutable_arrays_inli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ref_mutable_arrays_inline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65]=[.D265]" office:value-type="boolean" office:boolean-value="true" calcext:value-type="boolean">
            <text:p>TRUE</text:p>
          </table:table-cell>
          <table:table-cell table:formula="of:=IF([.B265]=[.E265]; &quot;&quot;; &quot;*&quot;)">
            <text:p/>
          </table:table-cell>
          <table:table-cell table:formula="of:=IF([.B265]=[.E265]; &quot;&quot;; [.E265]-[.B265])">
            <text:p/>
          </table:table-cell>
          <table:table-cell table:formula="of:=IF([.B265]=[.E265]; &quot;&quot;; (([.E265]-[.B265])/[.B265])*100)">
            <text:p/>
          </table:table-cell>
          <table:table-cell table:number-columns-repeated="2"/>
          <table:table-cell office:value-type="string" calcext:value-type="string">
            <text:p>language/ref_mutable_arrays_inline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265]=[.M265]" office:value-type="boolean" office:boolean-value="true" calcext:value-type="boolean">
            <text:p>TRUE</text:p>
          </table:table-cell>
          <table:table-cell table:formula="of:=IF([.E265]=[.N265]; &quot;&quot;; &quot;*&quot;)">
            <text:p/>
          </table:table-cell>
          <table:table-cell table:formula="of:=IF([.E265]=[.N265]; &quot;&quot;; [.E265]-[.N265])">
            <text:p/>
          </table:table-cell>
          <table:table-cell table:formula="of:=IF([.E265]=[.N265]; &quot;&quot;; (([.N265]-[.E265])/[.E265])*100)">
            <text:p/>
          </table:table-cell>
          <table:table-cell/>
          <table:table-cell office:value-type="string" calcext:value-type="string">
            <text:p>language/ref_mutable_arrays_inline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M265]=[.U265]" office:value-type="boolean" office:boolean-value="true" calcext:value-type="boolean">
            <text:p>TRUE</text:p>
          </table:table-cell>
          <table:table-cell table:formula="of:=IF([.N265]=[.V265]; &quot;&quot;; [.V265]-[.N265])">
            <text:p/>
          </table:table-cell>
          <table:table-cell table:formula="of:=IF([.N265]=[.V265]; &quot;&quot;; (([.V265]-[.N265])/[.N265])*100)">
            <text:p/>
          </table:table-cell>
        </table:table-row>
        <table:table-row table:style-name="ro1">
          <table:table-cell office:value-type="string" calcext:value-type="string">
            <text:p>language/ref_mutable_fn_args_bool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ref_mutable_fn_args_bool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266]=[.D266]" office:value-type="boolean" office:boolean-value="true" calcext:value-type="boolean">
            <text:p>TRUE</text:p>
          </table:table-cell>
          <table:table-cell table:formula="of:=IF([.B266]=[.E266]; &quot;&quot;; &quot;*&quot;)">
            <text:p/>
          </table:table-cell>
          <table:table-cell table:formula="of:=IF([.B266]=[.E266]; &quot;&quot;; [.E266]-[.B266])">
            <text:p/>
          </table:table-cell>
          <table:table-cell table:formula="of:=IF([.B266]=[.E266]; &quot;&quot;; (([.E266]-[.B266])/[.B266])*100)">
            <text:p/>
          </table:table-cell>
          <table:table-cell table:number-columns-repeated="2"/>
          <table:table-cell office:value-type="string" calcext:value-type="string">
            <text:p>language/ref_mutable_fn_args_bool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266]=[.M266]" office:value-type="boolean" office:boolean-value="true" calcext:value-type="boolean">
            <text:p>TRUE</text:p>
          </table:table-cell>
          <table:table-cell table:formula="of:=IF([.E266]=[.N266]; &quot;&quot;; &quot;*&quot;)">
            <text:p/>
          </table:table-cell>
          <table:table-cell table:formula="of:=IF([.E266]=[.N266]; &quot;&quot;; [.E266]-[.N266])">
            <text:p/>
          </table:table-cell>
          <table:table-cell table:formula="of:=IF([.E266]=[.N266]; &quot;&quot;; (([.N266]-[.E266])/[.E266])*100)">
            <text:p/>
          </table:table-cell>
          <table:table-cell/>
          <table:table-cell office:value-type="string" calcext:value-type="string">
            <text:p>language/ref_mutable_fn_args_bool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M266]=[.U266]" office:value-type="boolean" office:boolean-value="true" calcext:value-type="boolean">
            <text:p>TRUE</text:p>
          </table:table-cell>
          <table:table-cell table:formula="of:=IF([.N266]=[.V266]; &quot;&quot;; [.V266]-[.N266])">
            <text:p/>
          </table:table-cell>
          <table:table-cell table:formula="of:=IF([.N266]=[.V266]; &quot;&quot;; (([.V266]-[.N266])/[.N266])*100)">
            <text:p/>
          </table:table-cell>
        </table:table-row>
        <table:table-row table:style-name="ro1">
          <table:table-cell office:value-type="string" calcext:value-type="string">
            <text:p>language/ref_mutable_fn_args_call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ref_mutable_fn_args_call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67]=[.D267]" office:value-type="boolean" office:boolean-value="true" calcext:value-type="boolean">
            <text:p>TRUE</text:p>
          </table:table-cell>
          <table:table-cell table:formula="of:=IF([.B267]=[.E267]; &quot;&quot;; &quot;*&quot;)">
            <text:p/>
          </table:table-cell>
          <table:table-cell table:formula="of:=IF([.B267]=[.E267]; &quot;&quot;; [.E267]-[.B267])">
            <text:p/>
          </table:table-cell>
          <table:table-cell table:formula="of:=IF([.B267]=[.E267]; &quot;&quot;; (([.E267]-[.B267])/[.B267])*100)">
            <text:p/>
          </table:table-cell>
          <table:table-cell table:number-columns-repeated="2"/>
          <table:table-cell office:value-type="string" calcext:value-type="string">
            <text:p>language/ref_mutable_fn_args_call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267]=[.M267]" office:value-type="boolean" office:boolean-value="true" calcext:value-type="boolean">
            <text:p>TRUE</text:p>
          </table:table-cell>
          <table:table-cell table:formula="of:=IF([.E267]=[.N267]; &quot;&quot;; &quot;*&quot;)">
            <text:p/>
          </table:table-cell>
          <table:table-cell table:formula="of:=IF([.E267]=[.N267]; &quot;&quot;; [.E267]-[.N267])">
            <text:p/>
          </table:table-cell>
          <table:table-cell table:formula="of:=IF([.E267]=[.N267]; &quot;&quot;; (([.N267]-[.E267])/[.E267])*100)">
            <text:p/>
          </table:table-cell>
          <table:table-cell/>
          <table:table-cell office:value-type="string" calcext:value-type="string">
            <text:p>language/ref_mutable_fn_args_call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M267]=[.U267]" office:value-type="boolean" office:boolean-value="true" calcext:value-type="boolean">
            <text:p>TRUE</text:p>
          </table:table-cell>
          <table:table-cell table:formula="of:=IF([.N267]=[.V267]; &quot;&quot;; [.V267]-[.N267])">
            <text:p/>
          </table:table-cell>
          <table:table-cell table:formula="of:=IF([.N267]=[.V267]; &quot;&quot;; (([.V267]-[.N267])/[.N267])*100)">
            <text:p/>
          </table:table-cell>
        </table:table-row>
        <table:table-row table:style-name="ro1">
          <table:table-cell office:value-type="string" calcext:value-type="string">
            <text:p>language/ref_mutable_fn_args_struc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ref_mutable_fn_args_struc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68]=[.D268]" office:value-type="boolean" office:boolean-value="true" calcext:value-type="boolean">
            <text:p>TRUE</text:p>
          </table:table-cell>
          <table:table-cell table:formula="of:=IF([.B268]=[.E268]; &quot;&quot;; &quot;*&quot;)">
            <text:p/>
          </table:table-cell>
          <table:table-cell table:formula="of:=IF([.B268]=[.E268]; &quot;&quot;; [.E268]-[.B268])">
            <text:p/>
          </table:table-cell>
          <table:table-cell table:formula="of:=IF([.B268]=[.E268]; &quot;&quot;; (([.E268]-[.B268])/[.B268])*100)">
            <text:p/>
          </table:table-cell>
          <table:table-cell table:number-columns-repeated="2"/>
          <table:table-cell office:value-type="string" calcext:value-type="string">
            <text:p>language/ref_mutable_fn_args_struc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268]=[.M268]" office:value-type="boolean" office:boolean-value="true" calcext:value-type="boolean">
            <text:p>TRUE</text:p>
          </table:table-cell>
          <table:table-cell table:formula="of:=IF([.E268]=[.N268]; &quot;&quot;; &quot;*&quot;)">
            <text:p/>
          </table:table-cell>
          <table:table-cell table:formula="of:=IF([.E268]=[.N268]; &quot;&quot;; [.E268]-[.N268])">
            <text:p/>
          </table:table-cell>
          <table:table-cell table:formula="of:=IF([.E268]=[.N268]; &quot;&quot;; (([.N268]-[.E268])/[.E268])*100)">
            <text:p/>
          </table:table-cell>
          <table:table-cell/>
          <table:table-cell office:value-type="string" calcext:value-type="string">
            <text:p>language/ref_mutable_fn_args_struc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M268]=[.U268]" office:value-type="boolean" office:boolean-value="true" calcext:value-type="boolean">
            <text:p>TRUE</text:p>
          </table:table-cell>
          <table:table-cell table:formula="of:=IF([.N268]=[.V268]; &quot;&quot;; [.V268]-[.N268])">
            <text:p/>
          </table:table-cell>
          <table:table-cell table:formula="of:=IF([.N268]=[.V268]; &quot;&quot;; (([.V268]-[.N268])/[.N268])*100)">
            <text:p/>
          </table:table-cell>
        </table:table-row>
        <table:table-row table:style-name="ro1">
          <table:table-cell office:value-type="string" calcext:value-type="string">
            <text:p>language/ref_mutable_fn_args_struct_assig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ref_mutable_fn_args_struct_assign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69]=[.D269]" office:value-type="boolean" office:boolean-value="true" calcext:value-type="boolean">
            <text:p>TRUE</text:p>
          </table:table-cell>
          <table:table-cell table:formula="of:=IF([.B269]=[.E269]; &quot;&quot;; &quot;*&quot;)">
            <text:p/>
          </table:table-cell>
          <table:table-cell table:formula="of:=IF([.B269]=[.E269]; &quot;&quot;; [.E269]-[.B269])">
            <text:p/>
          </table:table-cell>
          <table:table-cell table:formula="of:=IF([.B269]=[.E269]; &quot;&quot;; (([.E269]-[.B269])/[.B269])*100)">
            <text:p/>
          </table:table-cell>
          <table:table-cell table:number-columns-repeated="2"/>
          <table:table-cell office:value-type="string" calcext:value-type="string">
            <text:p>language/ref_mutable_fn_args_struct_assign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269]=[.M269]" office:value-type="boolean" office:boolean-value="true" calcext:value-type="boolean">
            <text:p>TRUE</text:p>
          </table:table-cell>
          <table:table-cell table:formula="of:=IF([.E269]=[.N269]; &quot;&quot;; &quot;*&quot;)">
            <text:p/>
          </table:table-cell>
          <table:table-cell table:formula="of:=IF([.E269]=[.N269]; &quot;&quot;; [.E269]-[.N269])">
            <text:p/>
          </table:table-cell>
          <table:table-cell table:formula="of:=IF([.E269]=[.N269]; &quot;&quot;; (([.N269]-[.E269])/[.E269])*100)">
            <text:p/>
          </table:table-cell>
          <table:table-cell/>
          <table:table-cell office:value-type="string" calcext:value-type="string">
            <text:p>language/ref_mutable_fn_args_struct_assign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M269]=[.U269]" office:value-type="boolean" office:boolean-value="true" calcext:value-type="boolean">
            <text:p>TRUE</text:p>
          </table:table-cell>
          <table:table-cell table:formula="of:=IF([.N269]=[.V269]; &quot;&quot;; [.V269]-[.N269])">
            <text:p/>
          </table:table-cell>
          <table:table-cell table:formula="of:=IF([.N269]=[.V269]; &quot;&quot;; (([.V269]-[.N269])/[.N269])*100)">
            <text:p/>
          </table:table-cell>
        </table:table-row>
        <table:table-row table:style-name="ro1">
          <table:table-cell office:value-type="string" calcext:value-type="string">
            <text:p>language/ref_mutable_fn_args_u3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ref_mutable_fn_args_u3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70]=[.D270]" office:value-type="boolean" office:boolean-value="true" calcext:value-type="boolean">
            <text:p>TRUE</text:p>
          </table:table-cell>
          <table:table-cell table:formula="of:=IF([.B270]=[.E270]; &quot;&quot;; &quot;*&quot;)">
            <text:p/>
          </table:table-cell>
          <table:table-cell table:formula="of:=IF([.B270]=[.E270]; &quot;&quot;; [.E270]-[.B270])">
            <text:p/>
          </table:table-cell>
          <table:table-cell table:formula="of:=IF([.B270]=[.E270]; &quot;&quot;; (([.E270]-[.B270])/[.B270])*100)">
            <text:p/>
          </table:table-cell>
          <table:table-cell table:number-columns-repeated="2"/>
          <table:table-cell office:value-type="string" calcext:value-type="string">
            <text:p>language/ref_mutable_fn_args_u3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270]=[.M270]" office:value-type="boolean" office:boolean-value="true" calcext:value-type="boolean">
            <text:p>TRUE</text:p>
          </table:table-cell>
          <table:table-cell table:formula="of:=IF([.E270]=[.N270]; &quot;&quot;; &quot;*&quot;)">
            <text:p/>
          </table:table-cell>
          <table:table-cell table:formula="of:=IF([.E270]=[.N270]; &quot;&quot;; [.E270]-[.N270])">
            <text:p/>
          </table:table-cell>
          <table:table-cell table:formula="of:=IF([.E270]=[.N270]; &quot;&quot;; (([.N270]-[.E270])/[.E270])*100)">
            <text:p/>
          </table:table-cell>
          <table:table-cell/>
          <table:table-cell office:value-type="string" calcext:value-type="string">
            <text:p>language/ref_mutable_fn_args_u3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M270]=[.U270]" office:value-type="boolean" office:boolean-value="true" calcext:value-type="boolean">
            <text:p>TRUE</text:p>
          </table:table-cell>
          <table:table-cell table:formula="of:=IF([.N270]=[.V270]; &quot;&quot;; [.V270]-[.N270])">
            <text:p/>
          </table:table-cell>
          <table:table-cell table:formula="of:=IF([.N270]=[.V270]; &quot;&quot;; (([.V270]-[.N270])/[.N270])*100)">
            <text:p/>
          </table:table-cell>
        </table:table-row>
        <table:table-row table:style-name="ro1">
          <table:table-cell office:value-type="string" calcext:value-type="string">
            <text:p>language/retd_b256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language/retd_b256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A271]=[.D271]" office:value-type="boolean" office:boolean-value="true" calcext:value-type="boolean">
            <text:p>TRUE</text:p>
          </table:table-cell>
          <table:table-cell table:formula="of:=IF([.B271]=[.E271]; &quot;&quot;; &quot;*&quot;)">
            <text:p/>
          </table:table-cell>
          <table:table-cell table:formula="of:=IF([.B271]=[.E271]; &quot;&quot;; [.E271]-[.B271])">
            <text:p/>
          </table:table-cell>
          <table:table-cell table:formula="of:=IF([.B271]=[.E271]; &quot;&quot;; (([.E271]-[.B271])/[.B271])*100)">
            <text:p/>
          </table:table-cell>
          <table:table-cell table:number-columns-repeated="2"/>
          <table:table-cell office:value-type="string" calcext:value-type="string">
            <text:p>language/retd_b256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D271]=[.M271]" office:value-type="boolean" office:boolean-value="true" calcext:value-type="boolean">
            <text:p>TRUE</text:p>
          </table:table-cell>
          <table:table-cell table:formula="of:=IF([.E271]=[.N271]; &quot;&quot;; &quot;*&quot;)">
            <text:p/>
          </table:table-cell>
          <table:table-cell table:formula="of:=IF([.E271]=[.N271]; &quot;&quot;; [.E271]-[.N271])">
            <text:p/>
          </table:table-cell>
          <table:table-cell table:formula="of:=IF([.E271]=[.N271]; &quot;&quot;; (([.N271]-[.E271])/[.E271])*100)">
            <text:p/>
          </table:table-cell>
          <table:table-cell/>
          <table:table-cell office:value-type="string" calcext:value-type="string">
            <text:p>language/retd_b256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M271]=[.U271]" office:value-type="boolean" office:boolean-value="true" calcext:value-type="boolean">
            <text:p>TRUE</text:p>
          </table:table-cell>
          <table:table-cell table:formula="of:=IF([.N271]=[.V271]; &quot;&quot;; [.V271]-[.N271])">
            <text:p/>
          </table:table-cell>
          <table:table-cell table:formula="of:=IF([.N271]=[.V271]; &quot;&quot;; (([.V271]-[.N271])/[.N271])*100)">
            <text:p/>
          </table:table-cell>
        </table:table-row>
        <table:table-row table:style-name="ro1">
          <table:table-cell office:value-type="string" calcext:value-type="string">
            <text:p>language/retd_small_array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language/retd_small_array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A272]=[.D272]" office:value-type="boolean" office:boolean-value="true" calcext:value-type="boolean">
            <text:p>TRUE</text:p>
          </table:table-cell>
          <table:table-cell table:formula="of:=IF([.B272]=[.E272]; &quot;&quot;; &quot;*&quot;)">
            <text:p/>
          </table:table-cell>
          <table:table-cell table:formula="of:=IF([.B272]=[.E272]; &quot;&quot;; [.E272]-[.B272])">
            <text:p/>
          </table:table-cell>
          <table:table-cell table:formula="of:=IF([.B272]=[.E272]; &quot;&quot;; (([.E272]-[.B272])/[.B272])*100)">
            <text:p/>
          </table:table-cell>
          <table:table-cell table:number-columns-repeated="2"/>
          <table:table-cell office:value-type="string" calcext:value-type="string">
            <text:p>language/retd_small_array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D272]=[.M272]" office:value-type="boolean" office:boolean-value="true" calcext:value-type="boolean">
            <text:p>TRUE</text:p>
          </table:table-cell>
          <table:table-cell table:formula="of:=IF([.E272]=[.N272]; &quot;&quot;; &quot;*&quot;)">
            <text:p/>
          </table:table-cell>
          <table:table-cell table:formula="of:=IF([.E272]=[.N272]; &quot;&quot;; [.E272]-[.N272])">
            <text:p/>
          </table:table-cell>
          <table:table-cell table:formula="of:=IF([.E272]=[.N272]; &quot;&quot;; (([.N272]-[.E272])/[.E272])*100)">
            <text:p/>
          </table:table-cell>
          <table:table-cell/>
          <table:table-cell office:value-type="string" calcext:value-type="string">
            <text:p>language/retd_small_array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M272]=[.U272]" office:value-type="boolean" office:boolean-value="true" calcext:value-type="boolean">
            <text:p>TRUE</text:p>
          </table:table-cell>
          <table:table-cell table:formula="of:=IF([.N272]=[.V272]; &quot;&quot;; [.V272]-[.N272])">
            <text:p/>
          </table:table-cell>
          <table:table-cell table:formula="of:=IF([.N272]=[.V272]; &quot;&quot;; (([.V272]-[.N272])/[.N272])*100)">
            <text:p/>
          </table:table-cell>
        </table:table-row>
        <table:table-row table:style-name="ro1">
          <table:table-cell office:value-type="string" calcext:value-type="string">
            <text:p>language/retd_struct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language/retd_struct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A273]=[.D273]" office:value-type="boolean" office:boolean-value="true" calcext:value-type="boolean">
            <text:p>TRUE</text:p>
          </table:table-cell>
          <table:table-cell table:formula="of:=IF([.B273]=[.E273]; &quot;&quot;; &quot;*&quot;)">
            <text:p/>
          </table:table-cell>
          <table:table-cell table:formula="of:=IF([.B273]=[.E273]; &quot;&quot;; [.E273]-[.B273])">
            <text:p/>
          </table:table-cell>
          <table:table-cell table:formula="of:=IF([.B273]=[.E273]; &quot;&quot;; (([.E273]-[.B273])/[.B273])*100)">
            <text:p/>
          </table:table-cell>
          <table:table-cell table:number-columns-repeated="2"/>
          <table:table-cell office:value-type="string" calcext:value-type="string">
            <text:p>language/retd_struct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D273]=[.M273]" office:value-type="boolean" office:boolean-value="true" calcext:value-type="boolean">
            <text:p>TRUE</text:p>
          </table:table-cell>
          <table:table-cell table:formula="of:=IF([.E273]=[.N273]; &quot;&quot;; &quot;*&quot;)">
            <text:p/>
          </table:table-cell>
          <table:table-cell table:formula="of:=IF([.E273]=[.N273]; &quot;&quot;; [.E273]-[.N273])">
            <text:p/>
          </table:table-cell>
          <table:table-cell table:formula="of:=IF([.E273]=[.N273]; &quot;&quot;; (([.N273]-[.E273])/[.E273])*100)">
            <text:p/>
          </table:table-cell>
          <table:table-cell/>
          <table:table-cell office:value-type="string" calcext:value-type="string">
            <text:p>language/retd_struct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M273]=[.U273]" office:value-type="boolean" office:boolean-value="true" calcext:value-type="boolean">
            <text:p>TRUE</text:p>
          </table:table-cell>
          <table:table-cell table:formula="of:=IF([.N273]=[.V273]; &quot;&quot;; [.V273]-[.N273])">
            <text:p/>
          </table:table-cell>
          <table:table-cell table:formula="of:=IF([.N273]=[.V273]; &quot;&quot;; (([.V273]-[.N273])/[.N273])*100)">
            <text:p/>
          </table:table-cell>
        </table:table-row>
        <table:table-row table:style-name="ro1">
          <table:table-cell office:value-type="string" calcext:value-type="string">
            <text:p>language/retd_zero_len_array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retd_zero_len_array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274]=[.D274]" office:value-type="boolean" office:boolean-value="true" calcext:value-type="boolean">
            <text:p>TRUE</text:p>
          </table:table-cell>
          <table:table-cell table:formula="of:=IF([.B274]=[.E274]; &quot;&quot;; &quot;*&quot;)">
            <text:p/>
          </table:table-cell>
          <table:table-cell table:formula="of:=IF([.B274]=[.E274]; &quot;&quot;; [.E274]-[.B274])">
            <text:p/>
          </table:table-cell>
          <table:table-cell table:formula="of:=IF([.B274]=[.E274]; &quot;&quot;; (([.E274]-[.B274])/[.B274])*100)">
            <text:p/>
          </table:table-cell>
          <table:table-cell table:number-columns-repeated="2"/>
          <table:table-cell office:value-type="string" calcext:value-type="string">
            <text:p>language/retd_zero_len_array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274]=[.M274]" office:value-type="boolean" office:boolean-value="true" calcext:value-type="boolean">
            <text:p>TRUE</text:p>
          </table:table-cell>
          <table:table-cell table:formula="of:=IF([.E274]=[.N274]; &quot;&quot;; &quot;*&quot;)">
            <text:p/>
          </table:table-cell>
          <table:table-cell table:formula="of:=IF([.E274]=[.N274]; &quot;&quot;; [.E274]-[.N274])">
            <text:p/>
          </table:table-cell>
          <table:table-cell table:formula="of:=IF([.E274]=[.N274]; &quot;&quot;; (([.N274]-[.E274])/[.E274])*100)">
            <text:p/>
          </table:table-cell>
          <table:table-cell/>
          <table:table-cell office:value-type="string" calcext:value-type="string">
            <text:p>language/retd_zero_len_array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M274]=[.U274]" office:value-type="boolean" office:boolean-value="true" calcext:value-type="boolean">
            <text:p>TRUE</text:p>
          </table:table-cell>
          <table:table-cell table:formula="of:=IF([.N274]=[.V274]; &quot;&quot;; [.V274]-[.N274])">
            <text:p/>
          </table:table-cell>
          <table:table-cell table:formula="of:=IF([.N274]=[.V274]; &quot;&quot;; (([.V274]-[.N274])/[.N274])*100)">
            <text:p/>
          </table:table-cell>
        </table:table-row>
        <table:table-row table:style-name="ro1">
          <table:table-cell office:value-type="string" calcext:value-type="string">
            <text:p>language/ret_small_string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language/ret_small_string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275]=[.D275]" office:value-type="boolean" office:boolean-value="true" calcext:value-type="boolean">
            <text:p>TRUE</text:p>
          </table:table-cell>
          <table:table-cell table:formula="of:=IF([.B275]=[.E275]; &quot;&quot;; &quot;*&quot;)">
            <text:p/>
          </table:table-cell>
          <table:table-cell table:formula="of:=IF([.B275]=[.E275]; &quot;&quot;; [.E275]-[.B275])">
            <text:p/>
          </table:table-cell>
          <table:table-cell table:formula="of:=IF([.B275]=[.E275]; &quot;&quot;; (([.E275]-[.B275])/[.B275])*100)">
            <text:p/>
          </table:table-cell>
          <table:table-cell table:number-columns-repeated="2"/>
          <table:table-cell office:value-type="string" calcext:value-type="string">
            <text:p>language/ret_small_string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D275]=[.M275]" office:value-type="boolean" office:boolean-value="true" calcext:value-type="boolean">
            <text:p>TRUE</text:p>
          </table:table-cell>
          <table:table-cell table:formula="of:=IF([.E275]=[.N275]; &quot;&quot;; &quot;*&quot;)">
            <text:p/>
          </table:table-cell>
          <table:table-cell table:formula="of:=IF([.E275]=[.N275]; &quot;&quot;; [.E275]-[.N275])">
            <text:p/>
          </table:table-cell>
          <table:table-cell table:formula="of:=IF([.E275]=[.N275]; &quot;&quot;; (([.N275]-[.E275])/[.E275])*100)">
            <text:p/>
          </table:table-cell>
          <table:table-cell/>
          <table:table-cell office:value-type="string" calcext:value-type="string">
            <text:p>language/ret_small_string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M275]=[.U275]" office:value-type="boolean" office:boolean-value="true" calcext:value-type="boolean">
            <text:p>TRUE</text:p>
          </table:table-cell>
          <table:table-cell table:formula="of:=IF([.N275]=[.V275]; &quot;&quot;; [.V275]-[.N275])">
            <text:p/>
          </table:table-cell>
          <table:table-cell table:formula="of:=IF([.N275]=[.V275]; &quot;&quot;; (([.V275]-[.N275])/[.N275])*100)">
            <text:p/>
          </table:table-cell>
        </table:table-row>
        <table:table-row table:style-name="ro1">
          <table:table-cell office:value-type="string" calcext:value-type="string">
            <text:p>language/ret_string_in_struct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language/ret_string_in_struct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276]=[.D276]" office:value-type="boolean" office:boolean-value="true" calcext:value-type="boolean">
            <text:p>TRUE</text:p>
          </table:table-cell>
          <table:table-cell table:formula="of:=IF([.B276]=[.E276]; &quot;&quot;; &quot;*&quot;)">
            <text:p/>
          </table:table-cell>
          <table:table-cell table:formula="of:=IF([.B276]=[.E276]; &quot;&quot;; [.E276]-[.B276])">
            <text:p/>
          </table:table-cell>
          <table:table-cell table:formula="of:=IF([.B276]=[.E276]; &quot;&quot;; (([.E276]-[.B276])/[.B276])*100)">
            <text:p/>
          </table:table-cell>
          <table:table-cell table:number-columns-repeated="2"/>
          <table:table-cell office:value-type="string" calcext:value-type="string">
            <text:p>language/ret_string_in_struct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276]=[.M276]" office:value-type="boolean" office:boolean-value="true" calcext:value-type="boolean">
            <text:p>TRUE</text:p>
          </table:table-cell>
          <table:table-cell table:formula="of:=IF([.E276]=[.N276]; &quot;&quot;; &quot;*&quot;)">
            <text:p/>
          </table:table-cell>
          <table:table-cell table:formula="of:=IF([.E276]=[.N276]; &quot;&quot;; [.E276]-[.N276])">
            <text:p/>
          </table:table-cell>
          <table:table-cell table:formula="of:=IF([.E276]=[.N276]; &quot;&quot;; (([.N276]-[.E276])/[.E276])*100)">
            <text:p/>
          </table:table-cell>
          <table:table-cell/>
          <table:table-cell office:value-type="string" calcext:value-type="string">
            <text:p>language/ret_string_in_struct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M276]=[.U276]" office:value-type="boolean" office:boolean-value="true" calcext:value-type="boolean">
            <text:p>TRUE</text:p>
          </table:table-cell>
          <table:table-cell table:formula="of:=IF([.N276]=[.V276]; &quot;&quot;; [.V276]-[.N276])">
            <text:p/>
          </table:table-cell>
          <table:table-cell table:formula="of:=IF([.N276]=[.V276]; &quot;&quot;; (([.V276]-[.N276])/[.N276])*100)">
            <text:p/>
          </table:table-cell>
        </table:table-row>
        <table:table-row table:style-name="ro1">
          <table:table-cell office:value-type="string" calcext:value-type="string">
            <text:p>language/revert_in_first_if_branch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revert_in_first_if_branch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77]=[.D277]" office:value-type="boolean" office:boolean-value="true" calcext:value-type="boolean">
            <text:p>TRUE</text:p>
          </table:table-cell>
          <table:table-cell table:formula="of:=IF([.B277]=[.E277]; &quot;&quot;; &quot;*&quot;)">
            <text:p/>
          </table:table-cell>
          <table:table-cell table:formula="of:=IF([.B277]=[.E277]; &quot;&quot;; [.E277]-[.B277])">
            <text:p/>
          </table:table-cell>
          <table:table-cell table:formula="of:=IF([.B277]=[.E277]; &quot;&quot;; (([.E277]-[.B277])/[.B277])*100)">
            <text:p/>
          </table:table-cell>
          <table:table-cell table:number-columns-repeated="2"/>
          <table:table-cell office:value-type="string" calcext:value-type="string">
            <text:p>language/revert_in_first_if_branch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277]=[.M277]" office:value-type="boolean" office:boolean-value="true" calcext:value-type="boolean">
            <text:p>TRUE</text:p>
          </table:table-cell>
          <table:table-cell table:formula="of:=IF([.E277]=[.N277]; &quot;&quot;; &quot;*&quot;)">
            <text:p/>
          </table:table-cell>
          <table:table-cell table:formula="of:=IF([.E277]=[.N277]; &quot;&quot;; [.E277]-[.N277])">
            <text:p/>
          </table:table-cell>
          <table:table-cell table:formula="of:=IF([.E277]=[.N277]; &quot;&quot;; (([.N277]-[.E277])/[.E277])*100)">
            <text:p/>
          </table:table-cell>
          <table:table-cell/>
          <table:table-cell office:value-type="string" calcext:value-type="string">
            <text:p>language/revert_in_first_if_branch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M277]=[.U277]" office:value-type="boolean" office:boolean-value="true" calcext:value-type="boolean">
            <text:p>TRUE</text:p>
          </table:table-cell>
          <table:table-cell table:formula="of:=IF([.N277]=[.V277]; &quot;&quot;; [.V277]-[.N277])">
            <text:p/>
          </table:table-cell>
          <table:table-cell table:formula="of:=IF([.N277]=[.V277]; &quot;&quot;; (([.V277]-[.N277])/[.N277])*100)">
            <text:p/>
          </table:table-cell>
        </table:table-row>
        <table:table-row table:style-name="ro1">
          <table:table-cell office:value-type="string" calcext:value-type="string">
            <text:p>language/same_const_name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language/same_const_name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A278]=[.D278]" office:value-type="boolean" office:boolean-value="true" calcext:value-type="boolean">
            <text:p>TRUE</text:p>
          </table:table-cell>
          <table:table-cell table:formula="of:=IF([.B278]=[.E278]; &quot;&quot;; &quot;*&quot;)">
            <text:p/>
          </table:table-cell>
          <table:table-cell table:formula="of:=IF([.B278]=[.E278]; &quot;&quot;; [.E278]-[.B278])">
            <text:p/>
          </table:table-cell>
          <table:table-cell table:formula="of:=IF([.B278]=[.E278]; &quot;&quot;; (([.E278]-[.B278])/[.B278])*100)">
            <text:p/>
          </table:table-cell>
          <table:table-cell table:number-columns-repeated="2"/>
          <table:table-cell office:value-type="string" calcext:value-type="string">
            <text:p>language/same_const_name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D278]=[.M278]" office:value-type="boolean" office:boolean-value="true" calcext:value-type="boolean">
            <text:p>TRUE</text:p>
          </table:table-cell>
          <table:table-cell table:formula="of:=IF([.E278]=[.N278]; &quot;&quot;; &quot;*&quot;)">
            <text:p/>
          </table:table-cell>
          <table:table-cell table:formula="of:=IF([.E278]=[.N278]; &quot;&quot;; [.E278]-[.N278])">
            <text:p/>
          </table:table-cell>
          <table:table-cell table:formula="of:=IF([.E278]=[.N278]; &quot;&quot;; (([.N278]-[.E278])/[.E278])*100)">
            <text:p/>
          </table:table-cell>
          <table:table-cell/>
          <table:table-cell office:value-type="string" calcext:value-type="string">
            <text:p>language/same_const_name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M278]=[.U278]" office:value-type="boolean" office:boolean-value="true" calcext:value-type="boolean">
            <text:p>TRUE</text:p>
          </table:table-cell>
          <table:table-cell table:formula="of:=IF([.N278]=[.V278]; &quot;&quot;; [.V278]-[.N278])">
            <text:p/>
          </table:table-cell>
          <table:table-cell table:formula="of:=IF([.N278]=[.V278]; &quot;&quot;; (([.V278]-[.N278])/[.N278])*100)">
            <text:p/>
          </table:table-cell>
        </table:table-row>
        <table:table-row table:style-name="ro1">
          <table:table-cell office:value-type="string" calcext:value-type="string">
            <text:p>language/same_const_name_lib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same_const_name_lib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79]=[.D279]" office:value-type="boolean" office:boolean-value="true" calcext:value-type="boolean">
            <text:p>TRUE</text:p>
          </table:table-cell>
          <table:table-cell table:formula="of:=IF([.B279]=[.E279]; &quot;&quot;; &quot;*&quot;)">
            <text:p/>
          </table:table-cell>
          <table:table-cell table:formula="of:=IF([.B279]=[.E279]; &quot;&quot;; [.E279]-[.B279])">
            <text:p/>
          </table:table-cell>
          <table:table-cell table:formula="of:=IF([.B279]=[.E279]; &quot;&quot;; (([.E279]-[.B279])/[.B279])*100)">
            <text:p/>
          </table:table-cell>
          <table:table-cell table:number-columns-repeated="2"/>
          <table:table-cell office:value-type="string" calcext:value-type="string">
            <text:p>language/same_const_name_lib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D279]=[.M279]" office:value-type="boolean" office:boolean-value="true" calcext:value-type="boolean">
            <text:p>TRUE</text:p>
          </table:table-cell>
          <table:table-cell table:formula="of:=IF([.E279]=[.N279]; &quot;&quot;; &quot;*&quot;)">
            <text:p/>
          </table:table-cell>
          <table:table-cell table:formula="of:=IF([.E279]=[.N279]; &quot;&quot;; [.E279]-[.N279])">
            <text:p/>
          </table:table-cell>
          <table:table-cell table:formula="of:=IF([.E279]=[.N279]; &quot;&quot;; (([.N279]-[.E279])/[.E279])*100)">
            <text:p/>
          </table:table-cell>
          <table:table-cell/>
          <table:table-cell office:value-type="string" calcext:value-type="string">
            <text:p>language/same_const_name_lib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M279]=[.U279]" office:value-type="boolean" office:boolean-value="true" calcext:value-type="boolean">
            <text:p>TRUE</text:p>
          </table:table-cell>
          <table:table-cell table:formula="of:=IF([.N279]=[.V279]; &quot;&quot;; [.V279]-[.N279])">
            <text:p/>
          </table:table-cell>
          <table:table-cell table:formula="of:=IF([.N279]=[.V279]; &quot;&quot;; (([.V279]-[.N279])/[.N279])*100)">
            <text:p/>
          </table:table-cell>
        </table:table-row>
        <table:table-row table:style-name="ro1">
          <table:table-cell office:value-type="string" calcext:value-type="string">
            <text:p>language/self_impl_reassignment</text:p>
          </table:table-cell>
          <table:table-cell office:value-type="float" office:value="656" calcext:value-type="float">
            <text:p>656</text:p>
          </table:table-cell>
          <table:table-cell/>
          <table:table-cell office:value-type="string" calcext:value-type="string">
            <text:p>language/self_impl_reassignment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[.A280]=[.D280]" office:value-type="boolean" office:boolean-value="true" calcext:value-type="boolean">
            <text:p>TRUE</text:p>
          </table:table-cell>
          <table:table-cell table:formula="of:=IF([.B280]=[.E280]; &quot;&quot;; &quot;*&quot;)">
            <text:p/>
          </table:table-cell>
          <table:table-cell table:formula="of:=IF([.B280]=[.E280]; &quot;&quot;; [.E280]-[.B280])">
            <text:p/>
          </table:table-cell>
          <table:table-cell table:formula="of:=IF([.B280]=[.E280]; &quot;&quot;; (([.E280]-[.B280])/[.B280])*100)">
            <text:p/>
          </table:table-cell>
          <table:table-cell table:number-columns-repeated="2"/>
          <table:table-cell office:value-type="string" calcext:value-type="string">
            <text:p>language/self_impl_reassignment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[.D280]=[.M280]" office:value-type="boolean" office:boolean-value="true" calcext:value-type="boolean">
            <text:p>TRUE</text:p>
          </table:table-cell>
          <table:table-cell table:formula="of:=IF([.E280]=[.N280]; &quot;&quot;; &quot;*&quot;)">
            <text:p/>
          </table:table-cell>
          <table:table-cell table:formula="of:=IF([.E280]=[.N280]; &quot;&quot;; [.E280]-[.N280])">
            <text:p/>
          </table:table-cell>
          <table:table-cell table:formula="of:=IF([.E280]=[.N280]; &quot;&quot;; (([.N280]-[.E280])/[.E280])*100)">
            <text:p/>
          </table:table-cell>
          <table:table-cell/>
          <table:table-cell office:value-type="string" calcext:value-type="string">
            <text:p>language/self_impl_reassignment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[.M280]=[.U280]" office:value-type="boolean" office:boolean-value="true" calcext:value-type="boolean">
            <text:p>TRUE</text:p>
          </table:table-cell>
          <table:table-cell table:formula="of:=IF([.N280]=[.V280]; &quot;&quot;; [.V280]-[.N280])">
            <text:p/>
          </table:table-cell>
          <table:table-cell table:formula="of:=IF([.N280]=[.V280]; &quot;&quot;; (([.V280]-[.N280])/[.N280])*100)">
            <text:p/>
          </table:table-cell>
        </table:table-row>
        <table:table-row table:style-name="ro1">
          <table:table-cell office:value-type="string" calcext:value-type="string">
            <text:p>language/shadowing/shadowed_glob_import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shadowing/shadowed_glob_import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81]=[.D281]" office:value-type="boolean" office:boolean-value="true" calcext:value-type="boolean">
            <text:p>TRUE</text:p>
          </table:table-cell>
          <table:table-cell table:formula="of:=IF([.B281]=[.E281]; &quot;&quot;; &quot;*&quot;)">
            <text:p/>
          </table:table-cell>
          <table:table-cell table:formula="of:=IF([.B281]=[.E281]; &quot;&quot;; [.E281]-[.B281])">
            <text:p/>
          </table:table-cell>
          <table:table-cell table:formula="of:=IF([.B281]=[.E281]; &quot;&quot;; (([.E281]-[.B281])/[.B281])*100)">
            <text:p/>
          </table:table-cell>
          <table:table-cell table:number-columns-repeated="2"/>
          <table:table-cell office:value-type="string" calcext:value-type="string">
            <text:p>language/shadowing/shadowed_glob_import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81]=[.M281]" office:value-type="boolean" office:boolean-value="true" calcext:value-type="boolean">
            <text:p>TRUE</text:p>
          </table:table-cell>
          <table:table-cell table:formula="of:=IF([.E281]=[.N281]; &quot;&quot;; &quot;*&quot;)">
            <text:p/>
          </table:table-cell>
          <table:table-cell table:formula="of:=IF([.E281]=[.N281]; &quot;&quot;; [.E281]-[.N281])">
            <text:p/>
          </table:table-cell>
          <table:table-cell table:formula="of:=IF([.E281]=[.N281]; &quot;&quot;; (([.N281]-[.E281])/[.E281])*100)">
            <text:p/>
          </table:table-cell>
          <table:table-cell/>
          <table:table-cell office:value-type="string" calcext:value-type="string">
            <text:p>language/shadowing/shadowed_glob_import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281]=[.U281]" office:value-type="boolean" office:boolean-value="true" calcext:value-type="boolean">
            <text:p>TRUE</text:p>
          </table:table-cell>
          <table:table-cell table:formula="of:=IF([.N281]=[.V281]; &quot;&quot;; [.V281]-[.N281])">
            <text:p/>
          </table:table-cell>
          <table:table-cell table:formula="of:=IF([.N281]=[.V281]; &quot;&quot;; (([.V281]-[.N281])/[.N281])*100)">
            <text:p/>
          </table:table-cell>
        </table:table-row>
        <table:table-row table:style-name="ro1">
          <table:table-cell office:value-type="string" calcext:value-type="string">
            <text:p>language/size_of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size_of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82]=[.D282]" office:value-type="boolean" office:boolean-value="true" calcext:value-type="boolean">
            <text:p>TRUE</text:p>
          </table:table-cell>
          <table:table-cell table:formula="of:=IF([.B282]=[.E282]; &quot;&quot;; &quot;*&quot;)">
            <text:p/>
          </table:table-cell>
          <table:table-cell table:formula="of:=IF([.B282]=[.E282]; &quot;&quot;; [.E282]-[.B282])">
            <text:p/>
          </table:table-cell>
          <table:table-cell table:formula="of:=IF([.B282]=[.E282]; &quot;&quot;; (([.E282]-[.B282])/[.B282])*100)">
            <text:p/>
          </table:table-cell>
          <table:table-cell table:number-columns-repeated="2"/>
          <table:table-cell office:value-type="string" calcext:value-type="string">
            <text:p>language/size_of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82]=[.M282]" office:value-type="boolean" office:boolean-value="true" calcext:value-type="boolean">
            <text:p>TRUE</text:p>
          </table:table-cell>
          <table:table-cell table:formula="of:=IF([.E282]=[.N282]; &quot;&quot;; &quot;*&quot;)">
            <text:p/>
          </table:table-cell>
          <table:table-cell table:formula="of:=IF([.E282]=[.N282]; &quot;&quot;; [.E282]-[.N282])">
            <text:p/>
          </table:table-cell>
          <table:table-cell table:formula="of:=IF([.E282]=[.N282]; &quot;&quot;; (([.N282]-[.E282])/[.E282])*100)">
            <text:p/>
          </table:table-cell>
          <table:table-cell/>
          <table:table-cell office:value-type="string" calcext:value-type="string">
            <text:p>language/size_of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282]=[.U282]" office:value-type="boolean" office:boolean-value="true" calcext:value-type="boolean">
            <text:p>TRUE</text:p>
          </table:table-cell>
          <table:table-cell table:formula="of:=IF([.N282]=[.V282]; &quot;&quot;; [.V282]-[.N282])">
            <text:p/>
          </table:table-cell>
          <table:table-cell table:formula="of:=IF([.N282]=[.V282]; &quot;&quot;; (([.V282]-[.N282])/[.N282])*100)">
            <text:p/>
          </table:table-cell>
        </table:table-row>
        <table:table-row table:style-name="ro1">
          <table:table-cell office:value-type="string" calcext:value-type="string">
            <text:p>language/smo</text:p>
          </table:table-cell>
          <table:table-cell office:value-type="float" office:value="880" calcext:value-type="float">
            <text:p>880</text:p>
          </table:table-cell>
          <table:table-cell/>
          <table:table-cell office:value-type="string" calcext:value-type="string">
            <text:p>language/smo</text:p>
          </table:table-cell>
          <table:table-cell office:value-type="float" office:value="880" calcext:value-type="float">
            <text:p>880</text:p>
          </table:table-cell>
          <table:table-cell/>
          <table:table-cell table:formula="of:=[.A283]=[.D283]" office:value-type="boolean" office:boolean-value="true" calcext:value-type="boolean">
            <text:p>TRUE</text:p>
          </table:table-cell>
          <table:table-cell table:formula="of:=IF([.B283]=[.E283]; &quot;&quot;; &quot;*&quot;)">
            <text:p/>
          </table:table-cell>
          <table:table-cell table:formula="of:=IF([.B283]=[.E283]; &quot;&quot;; [.E283]-[.B283])">
            <text:p/>
          </table:table-cell>
          <table:table-cell table:formula="of:=IF([.B283]=[.E283]; &quot;&quot;; (([.E283]-[.B283])/[.B283])*100)">
            <text:p/>
          </table:table-cell>
          <table:table-cell table:number-columns-repeated="2"/>
          <table:table-cell office:value-type="string" calcext:value-type="string">
            <text:p>language/smo</text:p>
          </table:table-cell>
          <table:table-cell office:value-type="float" office:value="880" calcext:value-type="float">
            <text:p>880</text:p>
          </table:table-cell>
          <table:table-cell/>
          <table:table-cell table:formula="of:=[.D283]=[.M283]" office:value-type="boolean" office:boolean-value="true" calcext:value-type="boolean">
            <text:p>TRUE</text:p>
          </table:table-cell>
          <table:table-cell table:formula="of:=IF([.E283]=[.N283]; &quot;&quot;; &quot;*&quot;)">
            <text:p/>
          </table:table-cell>
          <table:table-cell table:formula="of:=IF([.E283]=[.N283]; &quot;&quot;; [.E283]-[.N283])">
            <text:p/>
          </table:table-cell>
          <table:table-cell table:formula="of:=IF([.E283]=[.N283]; &quot;&quot;; (([.N283]-[.E283])/[.E283])*100)">
            <text:p/>
          </table:table-cell>
          <table:table-cell/>
          <table:table-cell office:value-type="string" calcext:value-type="string">
            <text:p>language/smo</text:p>
          </table:table-cell>
          <table:table-cell office:value-type="float" office:value="880" calcext:value-type="float">
            <text:p>880</text:p>
          </table:table-cell>
          <table:table-cell/>
          <table:table-cell table:formula="of:=[.M283]=[.U283]" office:value-type="boolean" office:boolean-value="true" calcext:value-type="boolean">
            <text:p>TRUE</text:p>
          </table:table-cell>
          <table:table-cell table:formula="of:=IF([.N283]=[.V283]; &quot;&quot;; [.V283]-[.N283])">
            <text:p/>
          </table:table-cell>
          <table:table-cell table:formula="of:=IF([.N283]=[.V283]; &quot;&quot;; (([.V283]-[.N283])/[.N283])*100)">
            <text:p/>
          </table:table-cell>
        </table:table-row>
        <table:table-row table:style-name="ro1">
          <table:table-cell office:value-type="string" calcext:value-type="string">
            <text:p>language/smo_opcod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language/smo_opcod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A284]=[.D284]" office:value-type="boolean" office:boolean-value="true" calcext:value-type="boolean">
            <text:p>TRUE</text:p>
          </table:table-cell>
          <table:table-cell table:formula="of:=IF([.B284]=[.E284]; &quot;&quot;; &quot;*&quot;)">
            <text:p/>
          </table:table-cell>
          <table:table-cell table:formula="of:=IF([.B284]=[.E284]; &quot;&quot;; [.E284]-[.B284])">
            <text:p/>
          </table:table-cell>
          <table:table-cell table:formula="of:=IF([.B284]=[.E284]; &quot;&quot;; (([.E284]-[.B284])/[.B284])*100)">
            <text:p/>
          </table:table-cell>
          <table:table-cell table:number-columns-repeated="2"/>
          <table:table-cell office:value-type="string" calcext:value-type="string">
            <text:p>language/smo_opcod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D284]=[.M284]" office:value-type="boolean" office:boolean-value="true" calcext:value-type="boolean">
            <text:p>TRUE</text:p>
          </table:table-cell>
          <table:table-cell table:formula="of:=IF([.E284]=[.N284]; &quot;&quot;; &quot;*&quot;)">
            <text:p/>
          </table:table-cell>
          <table:table-cell table:formula="of:=IF([.E284]=[.N284]; &quot;&quot;; [.E284]-[.N284])">
            <text:p/>
          </table:table-cell>
          <table:table-cell table:formula="of:=IF([.E284]=[.N284]; &quot;&quot;; (([.N284]-[.E284])/[.E284])*100)">
            <text:p/>
          </table:table-cell>
          <table:table-cell/>
          <table:table-cell office:value-type="string" calcext:value-type="string">
            <text:p>language/smo_opcod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M284]=[.U284]" office:value-type="boolean" office:boolean-value="true" calcext:value-type="boolean">
            <text:p>TRUE</text:p>
          </table:table-cell>
          <table:table-cell table:formula="of:=IF([.N284]=[.V284]; &quot;&quot;; [.V284]-[.N284])">
            <text:p/>
          </table:table-cell>
          <table:table-cell table:formula="of:=IF([.N284]=[.V284]; &quot;&quot;; (([.V284]-[.N284])/[.N284])*100)">
            <text:p/>
          </table:table-cell>
        </table:table-row>
        <table:table-row table:style-name="ro1">
          <table:table-cell office:value-type="string" calcext:value-type="string">
            <text:p>language/struct_destructuring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language/struct_destructuring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A285]=[.D285]" office:value-type="boolean" office:boolean-value="true" calcext:value-type="boolean">
            <text:p>TRUE</text:p>
          </table:table-cell>
          <table:table-cell table:formula="of:=IF([.B285]=[.E285]; &quot;&quot;; &quot;*&quot;)">
            <text:p/>
          </table:table-cell>
          <table:table-cell table:formula="of:=IF([.B285]=[.E285]; &quot;&quot;; [.E285]-[.B285])">
            <text:p/>
          </table:table-cell>
          <table:table-cell table:formula="of:=IF([.B285]=[.E285]; &quot;&quot;; (([.E285]-[.B285])/[.B285])*100)">
            <text:p/>
          </table:table-cell>
          <table:table-cell table:number-columns-repeated="2"/>
          <table:table-cell office:value-type="string" calcext:value-type="string">
            <text:p>language/struct_destructuring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D285]=[.M285]" office:value-type="boolean" office:boolean-value="true" calcext:value-type="boolean">
            <text:p>TRUE</text:p>
          </table:table-cell>
          <table:table-cell table:formula="of:=IF([.E285]=[.N285]; &quot;&quot;; &quot;*&quot;)">
            <text:p/>
          </table:table-cell>
          <table:table-cell table:formula="of:=IF([.E285]=[.N285]; &quot;&quot;; [.E285]-[.N285])">
            <text:p/>
          </table:table-cell>
          <table:table-cell table:formula="of:=IF([.E285]=[.N285]; &quot;&quot;; (([.N285]-[.E285])/[.E285])*100)">
            <text:p/>
          </table:table-cell>
          <table:table-cell/>
          <table:table-cell office:value-type="string" calcext:value-type="string">
            <text:p>language/struct_destructuring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M285]=[.U285]" office:value-type="boolean" office:boolean-value="true" calcext:value-type="boolean">
            <text:p>TRUE</text:p>
          </table:table-cell>
          <table:table-cell table:formula="of:=IF([.N285]=[.V285]; &quot;&quot;; [.V285]-[.N285])">
            <text:p/>
          </table:table-cell>
          <table:table-cell table:formula="of:=IF([.N285]=[.V285]; &quot;&quot;; (([.V285]-[.N285])/[.N285])*100)">
            <text:p/>
          </table:table-cell>
        </table:table-row>
        <table:table-row table:style-name="ro1">
          <table:table-cell office:value-type="string" calcext:value-type="string">
            <text:p>language/struct_field_acces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struct_field_acces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86]=[.D286]" office:value-type="boolean" office:boolean-value="true" calcext:value-type="boolean">
            <text:p>TRUE</text:p>
          </table:table-cell>
          <table:table-cell table:formula="of:=IF([.B286]=[.E286]; &quot;&quot;; &quot;*&quot;)">
            <text:p/>
          </table:table-cell>
          <table:table-cell table:formula="of:=IF([.B286]=[.E286]; &quot;&quot;; [.E286]-[.B286])">
            <text:p/>
          </table:table-cell>
          <table:table-cell table:formula="of:=IF([.B286]=[.E286]; &quot;&quot;; (([.E286]-[.B286])/[.B286])*100)">
            <text:p/>
          </table:table-cell>
          <table:table-cell table:number-columns-repeated="2"/>
          <table:table-cell office:value-type="string" calcext:value-type="string">
            <text:p>language/struct_field_acces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286]=[.M286]" office:value-type="boolean" office:boolean-value="true" calcext:value-type="boolean">
            <text:p>TRUE</text:p>
          </table:table-cell>
          <table:table-cell table:formula="of:=IF([.E286]=[.N286]; &quot;&quot;; &quot;*&quot;)">
            <text:p/>
          </table:table-cell>
          <table:table-cell table:formula="of:=IF([.E286]=[.N286]; &quot;&quot;; [.E286]-[.N286])">
            <text:p/>
          </table:table-cell>
          <table:table-cell table:formula="of:=IF([.E286]=[.N286]; &quot;&quot;; (([.N286]-[.E286])/[.E286])*100)">
            <text:p/>
          </table:table-cell>
          <table:table-cell/>
          <table:table-cell office:value-type="string" calcext:value-type="string">
            <text:p>language/struct_field_acces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M286]=[.U286]" office:value-type="boolean" office:boolean-value="true" calcext:value-type="boolean">
            <text:p>TRUE</text:p>
          </table:table-cell>
          <table:table-cell table:formula="of:=IF([.N286]=[.V286]; &quot;&quot;; [.V286]-[.N286])">
            <text:p/>
          </table:table-cell>
          <table:table-cell table:formula="of:=IF([.N286]=[.V286]; &quot;&quot;; (([.V286]-[.N286])/[.N286])*100)">
            <text:p/>
          </table:table-cell>
        </table:table-row>
        <table:table-row table:style-name="ro1">
          <table:table-cell office:value-type="string" calcext:value-type="string">
            <text:p>language/struct_field_reassignmen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struct_field_reassignmen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87]=[.D287]" office:value-type="boolean" office:boolean-value="true" calcext:value-type="boolean">
            <text:p>TRUE</text:p>
          </table:table-cell>
          <table:table-cell table:formula="of:=IF([.B287]=[.E287]; &quot;&quot;; &quot;*&quot;)">
            <text:p/>
          </table:table-cell>
          <table:table-cell table:formula="of:=IF([.B287]=[.E287]; &quot;&quot;; [.E287]-[.B287])">
            <text:p/>
          </table:table-cell>
          <table:table-cell table:formula="of:=IF([.B287]=[.E287]; &quot;&quot;; (([.E287]-[.B287])/[.B287])*100)">
            <text:p/>
          </table:table-cell>
          <table:table-cell table:number-columns-repeated="2"/>
          <table:table-cell office:value-type="string" calcext:value-type="string">
            <text:p>language/struct_field_reassignmen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87]=[.M287]" office:value-type="boolean" office:boolean-value="true" calcext:value-type="boolean">
            <text:p>TRUE</text:p>
          </table:table-cell>
          <table:table-cell table:formula="of:=IF([.E287]=[.N287]; &quot;&quot;; &quot;*&quot;)">
            <text:p/>
          </table:table-cell>
          <table:table-cell table:formula="of:=IF([.E287]=[.N287]; &quot;&quot;; [.E287]-[.N287])">
            <text:p/>
          </table:table-cell>
          <table:table-cell table:formula="of:=IF([.E287]=[.N287]; &quot;&quot;; (([.N287]-[.E287])/[.E287])*100)">
            <text:p/>
          </table:table-cell>
          <table:table-cell/>
          <table:table-cell office:value-type="string" calcext:value-type="string">
            <text:p>language/struct_field_reassignmen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287]=[.U287]" office:value-type="boolean" office:boolean-value="true" calcext:value-type="boolean">
            <text:p>TRUE</text:p>
          </table:table-cell>
          <table:table-cell table:formula="of:=IF([.N287]=[.V287]; &quot;&quot;; [.V287]-[.N287])">
            <text:p/>
          </table:table-cell>
          <table:table-cell table:formula="of:=IF([.N287]=[.V287]; &quot;&quot;; (([.V287]-[.N287])/[.N287])*100)">
            <text:p/>
          </table:table-cell>
        </table:table-row>
        <table:table-row table:style-name="ro1">
          <table:table-cell office:value-type="string" calcext:value-type="string">
            <text:p>language/struct_init_reorder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language/struct_init_reorder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A288]=[.D288]" office:value-type="boolean" office:boolean-value="true" calcext:value-type="boolean">
            <text:p>TRUE</text:p>
          </table:table-cell>
          <table:table-cell table:formula="of:=IF([.B288]=[.E288]; &quot;&quot;; &quot;*&quot;)">
            <text:p/>
          </table:table-cell>
          <table:table-cell table:formula="of:=IF([.B288]=[.E288]; &quot;&quot;; [.E288]-[.B288])">
            <text:p/>
          </table:table-cell>
          <table:table-cell table:formula="of:=IF([.B288]=[.E288]; &quot;&quot;; (([.E288]-[.B288])/[.B288])*100)">
            <text:p/>
          </table:table-cell>
          <table:table-cell table:number-columns-repeated="2"/>
          <table:table-cell office:value-type="string" calcext:value-type="string">
            <text:p>language/struct_init_reorder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D288]=[.M288]" office:value-type="boolean" office:boolean-value="true" calcext:value-type="boolean">
            <text:p>TRUE</text:p>
          </table:table-cell>
          <table:table-cell table:formula="of:=IF([.E288]=[.N288]; &quot;&quot;; &quot;*&quot;)">
            <text:p/>
          </table:table-cell>
          <table:table-cell table:formula="of:=IF([.E288]=[.N288]; &quot;&quot;; [.E288]-[.N288])">
            <text:p/>
          </table:table-cell>
          <table:table-cell table:formula="of:=IF([.E288]=[.N288]; &quot;&quot;; (([.N288]-[.E288])/[.E288])*100)">
            <text:p/>
          </table:table-cell>
          <table:table-cell/>
          <table:table-cell office:value-type="string" calcext:value-type="string">
            <text:p>language/struct_init_reorder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M288]=[.U288]" office:value-type="boolean" office:boolean-value="true" calcext:value-type="boolean">
            <text:p>TRUE</text:p>
          </table:table-cell>
          <table:table-cell table:formula="of:=IF([.N288]=[.V288]; &quot;&quot;; [.V288]-[.N288])" office:value-type="float" office:value="-8" calcext:value-type="float">
            <text:p>-8</text:p>
          </table:table-cell>
          <table:table-cell table:formula="of:=IF([.N288]=[.V288]; &quot;&quot;; (([.V288]-[.N288])/[.N288])*100)" office:value-type="float" office:value="-5.88235294117647" calcext:value-type="float">
            <text:p>-5.88235294117647</text:p>
          </table:table-cell>
        </table:table-row>
        <table:table-row table:style-name="ro1">
          <table:table-cell office:value-type="string" calcext:value-type="string">
            <text:p>language/struct_instantiation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language/struct_instantiation</text:p>
          </table:table-cell>
          <table:table-cell office:value-type="float" office:value="2008" calcext:value-type="float">
            <text:p>2008</text:p>
          </table:table-cell>
          <table:table-cell/>
          <table:table-cell table:formula="of:=[.A289]=[.D289]" office:value-type="boolean" office:boolean-value="true" calcext:value-type="boolean">
            <text:p>TRUE</text:p>
          </table:table-cell>
          <table:table-cell table:formula="of:=IF([.B289]=[.E289]; &quot;&quot;; &quot;*&quot;)">
            <text:p/>
          </table:table-cell>
          <table:table-cell table:formula="of:=IF([.B289]=[.E289]; &quot;&quot;; [.E289]-[.B289])">
            <text:p/>
          </table:table-cell>
          <table:table-cell table:formula="of:=IF([.B289]=[.E289]; &quot;&quot;; (([.E289]-[.B289])/[.B289])*100)">
            <text:p/>
          </table:table-cell>
          <table:table-cell table:number-columns-repeated="2"/>
          <table:table-cell office:value-type="string" calcext:value-type="string">
            <text:p>language/struct_instantiation</text:p>
          </table:table-cell>
          <table:table-cell office:value-type="float" office:value="2008" calcext:value-type="float">
            <text:p>2008</text:p>
          </table:table-cell>
          <table:table-cell/>
          <table:table-cell table:formula="of:=[.D289]=[.M289]" office:value-type="boolean" office:boolean-value="true" calcext:value-type="boolean">
            <text:p>TRUE</text:p>
          </table:table-cell>
          <table:table-cell table:formula="of:=IF([.E289]=[.N289]; &quot;&quot;; &quot;*&quot;)">
            <text:p/>
          </table:table-cell>
          <table:table-cell table:formula="of:=IF([.E289]=[.N289]; &quot;&quot;; [.E289]-[.N289])">
            <text:p/>
          </table:table-cell>
          <table:table-cell table:formula="of:=IF([.E289]=[.N289]; &quot;&quot;; (([.N289]-[.E289])/[.E289])*100)">
            <text:p/>
          </table:table-cell>
          <table:table-cell/>
          <table:table-cell office:value-type="string" calcext:value-type="string">
            <text:p>language/struct_instantiation</text:p>
          </table:table-cell>
          <table:table-cell office:value-type="float" office:value="2008" calcext:value-type="float">
            <text:p>2008</text:p>
          </table:table-cell>
          <table:table-cell/>
          <table:table-cell table:formula="of:=[.M289]=[.U289]" office:value-type="boolean" office:boolean-value="true" calcext:value-type="boolean">
            <text:p>TRUE</text:p>
          </table:table-cell>
          <table:table-cell table:formula="of:=IF([.N289]=[.V289]; &quot;&quot;; [.V289]-[.N289])">
            <text:p/>
          </table:table-cell>
          <table:table-cell table:formula="of:=IF([.N289]=[.V289]; &quot;&quot;; (([.V289]-[.N289])/[.N289])*100)">
            <text:p/>
          </table:table-cell>
        </table:table-row>
        <table:table-row table:style-name="ro1">
          <table:table-cell office:value-type="string" calcext:value-type="string">
            <text:p>language/supertraits</text:p>
          </table:table-cell>
          <table:table-cell office:value-type="float" office:value="6936" calcext:value-type="float">
            <text:p>6936</text:p>
          </table:table-cell>
          <table:table-cell/>
          <table:table-cell office:value-type="string" calcext:value-type="string">
            <text:p>language/supertraits</text:p>
          </table:table-cell>
          <table:table-cell office:value-type="float" office:value="6936" calcext:value-type="float">
            <text:p>6936</text:p>
          </table:table-cell>
          <table:table-cell/>
          <table:table-cell table:formula="of:=[.A290]=[.D290]" office:value-type="boolean" office:boolean-value="true" calcext:value-type="boolean">
            <text:p>TRUE</text:p>
          </table:table-cell>
          <table:table-cell table:formula="of:=IF([.B290]=[.E290]; &quot;&quot;; &quot;*&quot;)">
            <text:p/>
          </table:table-cell>
          <table:table-cell table:formula="of:=IF([.B290]=[.E290]; &quot;&quot;; [.E290]-[.B290])">
            <text:p/>
          </table:table-cell>
          <table:table-cell table:formula="of:=IF([.B290]=[.E290]; &quot;&quot;; (([.E290]-[.B290])/[.B290])*100)">
            <text:p/>
          </table:table-cell>
          <table:table-cell table:number-columns-repeated="2"/>
          <table:table-cell office:value-type="string" calcext:value-type="string">
            <text:p>language/supertraits</text:p>
          </table:table-cell>
          <table:table-cell office:value-type="float" office:value="6936" calcext:value-type="float">
            <text:p>6936</text:p>
          </table:table-cell>
          <table:table-cell/>
          <table:table-cell table:formula="of:=[.D290]=[.M290]" office:value-type="boolean" office:boolean-value="true" calcext:value-type="boolean">
            <text:p>TRUE</text:p>
          </table:table-cell>
          <table:table-cell table:formula="of:=IF([.E290]=[.N290]; &quot;&quot;; &quot;*&quot;)">
            <text:p/>
          </table:table-cell>
          <table:table-cell table:formula="of:=IF([.E290]=[.N290]; &quot;&quot;; [.E290]-[.N290])">
            <text:p/>
          </table:table-cell>
          <table:table-cell table:formula="of:=IF([.E290]=[.N290]; &quot;&quot;; (([.N290]-[.E290])/[.E290])*100)">
            <text:p/>
          </table:table-cell>
          <table:table-cell/>
          <table:table-cell office:value-type="string" calcext:value-type="string">
            <text:p>language/supertraits</text:p>
          </table:table-cell>
          <table:table-cell office:value-type="float" office:value="5776" calcext:value-type="float">
            <text:p>5776</text:p>
          </table:table-cell>
          <table:table-cell/>
          <table:table-cell table:formula="of:=[.M290]=[.U290]" office:value-type="boolean" office:boolean-value="true" calcext:value-type="boolean">
            <text:p>TRUE</text:p>
          </table:table-cell>
          <table:table-cell table:formula="of:=IF([.N290]=[.V290]; &quot;&quot;; [.V290]-[.N290])" office:value-type="float" office:value="-1160" calcext:value-type="float">
            <text:p>-1160</text:p>
          </table:table-cell>
          <table:table-cell table:formula="of:=IF([.N290]=[.V290]; &quot;&quot;; (([.V290]-[.N290])/[.N290])*100)" office:value-type="float" office:value="-16.7243367935409" calcext:value-type="float">
            <text:p>-16.7243367935409</text:p>
          </table:table-cell>
        </table:table-row>
        <table:table-row table:style-name="ro1">
          <table:table-cell office:value-type="string" calcext:value-type="string">
            <text:p>language/supertraits_with_trait_methods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language/supertraits_with_trait_methods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A291]=[.D291]" office:value-type="boolean" office:boolean-value="true" calcext:value-type="boolean">
            <text:p>TRUE</text:p>
          </table:table-cell>
          <table:table-cell table:formula="of:=IF([.B291]=[.E291]; &quot;&quot;; &quot;*&quot;)">
            <text:p/>
          </table:table-cell>
          <table:table-cell table:formula="of:=IF([.B291]=[.E291]; &quot;&quot;; [.E291]-[.B291])">
            <text:p/>
          </table:table-cell>
          <table:table-cell table:formula="of:=IF([.B291]=[.E291]; &quot;&quot;; (([.E291]-[.B291])/[.B291])*100)">
            <text:p/>
          </table:table-cell>
          <table:table-cell table:number-columns-repeated="2"/>
          <table:table-cell office:value-type="string" calcext:value-type="string">
            <text:p>language/supertraits_with_trait_methods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D291]=[.M291]" office:value-type="boolean" office:boolean-value="true" calcext:value-type="boolean">
            <text:p>TRUE</text:p>
          </table:table-cell>
          <table:table-cell table:formula="of:=IF([.E291]=[.N291]; &quot;&quot;; &quot;*&quot;)">
            <text:p/>
          </table:table-cell>
          <table:table-cell table:formula="of:=IF([.E291]=[.N291]; &quot;&quot;; [.E291]-[.N291])">
            <text:p/>
          </table:table-cell>
          <table:table-cell table:formula="of:=IF([.E291]=[.N291]; &quot;&quot;; (([.N291]-[.E291])/[.E291])*100)">
            <text:p/>
          </table:table-cell>
          <table:table-cell/>
          <table:table-cell office:value-type="string" calcext:value-type="string">
            <text:p>language/supertraits_with_trait_methods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M291]=[.U291]" office:value-type="boolean" office:boolean-value="true" calcext:value-type="boolean">
            <text:p>TRUE</text:p>
          </table:table-cell>
          <table:table-cell table:formula="of:=IF([.N291]=[.V291]; &quot;&quot;; [.V291]-[.N291])">
            <text:p/>
          </table:table-cell>
          <table:table-cell table:formula="of:=IF([.N291]=[.V291]; &quot;&quot;; (([.V291]-[.N291])/[.N291])*100)">
            <text:p/>
          </table:table-cell>
        </table:table-row>
        <table:table-row table:style-name="ro1">
          <table:table-cell office:value-type="string" calcext:value-type="string">
            <text:p>language/test_attribut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test_attribute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92]=[.D292]" office:value-type="boolean" office:boolean-value="true" calcext:value-type="boolean">
            <text:p>TRUE</text:p>
          </table:table-cell>
          <table:table-cell table:formula="of:=IF([.B292]=[.E292]; &quot;&quot;; &quot;*&quot;)">
            <text:p/>
          </table:table-cell>
          <table:table-cell table:formula="of:=IF([.B292]=[.E292]; &quot;&quot;; [.E292]-[.B292])">
            <text:p/>
          </table:table-cell>
          <table:table-cell table:formula="of:=IF([.B292]=[.E292]; &quot;&quot;; (([.E292]-[.B292])/[.B292])*100)">
            <text:p/>
          </table:table-cell>
          <table:table-cell table:number-columns-repeated="2"/>
          <table:table-cell office:value-type="string" calcext:value-type="string">
            <text:p>language/test_attribute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D292]=[.M292]" office:value-type="boolean" office:boolean-value="true" calcext:value-type="boolean">
            <text:p>TRUE</text:p>
          </table:table-cell>
          <table:table-cell table:formula="of:=IF([.E292]=[.N292]; &quot;&quot;; &quot;*&quot;)">
            <text:p/>
          </table:table-cell>
          <table:table-cell table:formula="of:=IF([.E292]=[.N292]; &quot;&quot;; [.E292]-[.N292])">
            <text:p/>
          </table:table-cell>
          <table:table-cell table:formula="of:=IF([.E292]=[.N292]; &quot;&quot;; (([.N292]-[.E292])/[.E292])*100)">
            <text:p/>
          </table:table-cell>
          <table:table-cell/>
          <table:table-cell office:value-type="string" calcext:value-type="string">
            <text:p>language/test_attribute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M292]=[.U292]" office:value-type="boolean" office:boolean-value="true" calcext:value-type="boolean">
            <text:p>TRUE</text:p>
          </table:table-cell>
          <table:table-cell table:formula="of:=IF([.N292]=[.V292]; &quot;&quot;; [.V292]-[.N292])">
            <text:p/>
          </table:table-cell>
          <table:table-cell table:formula="of:=IF([.N292]=[.V292]; &quot;&quot;; (([.V292]-[.N292])/[.N292])*100)">
            <text:p/>
          </table:table-cell>
        </table:table-row>
        <table:table-row table:style-name="ro1">
          <table:table-cell office:value-type="string" calcext:value-type="string">
            <text:p>language/test_multiple_attributes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test_multiple_attributes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93]=[.D293]" office:value-type="boolean" office:boolean-value="true" calcext:value-type="boolean">
            <text:p>TRUE</text:p>
          </table:table-cell>
          <table:table-cell table:formula="of:=IF([.B293]=[.E293]; &quot;&quot;; &quot;*&quot;)">
            <text:p/>
          </table:table-cell>
          <table:table-cell table:formula="of:=IF([.B293]=[.E293]; &quot;&quot;; [.E293]-[.B293])">
            <text:p/>
          </table:table-cell>
          <table:table-cell table:formula="of:=IF([.B293]=[.E293]; &quot;&quot;; (([.E293]-[.B293])/[.B293])*100)">
            <text:p/>
          </table:table-cell>
          <table:table-cell table:number-columns-repeated="2"/>
          <table:table-cell office:value-type="string" calcext:value-type="string">
            <text:p>language/test_multiple_attributes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D293]=[.M293]" office:value-type="boolean" office:boolean-value="true" calcext:value-type="boolean">
            <text:p>TRUE</text:p>
          </table:table-cell>
          <table:table-cell table:formula="of:=IF([.E293]=[.N293]; &quot;&quot;; &quot;*&quot;)">
            <text:p/>
          </table:table-cell>
          <table:table-cell table:formula="of:=IF([.E293]=[.N293]; &quot;&quot;; [.E293]-[.N293])">
            <text:p/>
          </table:table-cell>
          <table:table-cell table:formula="of:=IF([.E293]=[.N293]; &quot;&quot;; (([.N293]-[.E293])/[.E293])*100)">
            <text:p/>
          </table:table-cell>
          <table:table-cell/>
          <table:table-cell office:value-type="string" calcext:value-type="string">
            <text:p>language/test_multiple_attributes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M293]=[.U293]" office:value-type="boolean" office:boolean-value="true" calcext:value-type="boolean">
            <text:p>TRUE</text:p>
          </table:table-cell>
          <table:table-cell table:formula="of:=IF([.N293]=[.V293]; &quot;&quot;; [.V293]-[.N293])">
            <text:p/>
          </table:table-cell>
          <table:table-cell table:formula="of:=IF([.N293]=[.V293]; &quot;&quot;; (([.V293]-[.N293])/[.N293])*100)">
            <text:p/>
          </table:table-cell>
        </table:table-row>
        <table:table-row table:style-name="ro1">
          <table:table-cell office:value-type="string" calcext:value-type="string">
            <text:p>language/trait_import_with_star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trait_import_with_star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94]=[.D294]" office:value-type="boolean" office:boolean-value="true" calcext:value-type="boolean">
            <text:p>TRUE</text:p>
          </table:table-cell>
          <table:table-cell table:formula="of:=IF([.B294]=[.E294]; &quot;&quot;; &quot;*&quot;)">
            <text:p/>
          </table:table-cell>
          <table:table-cell table:formula="of:=IF([.B294]=[.E294]; &quot;&quot;; [.E294]-[.B294])">
            <text:p/>
          </table:table-cell>
          <table:table-cell table:formula="of:=IF([.B294]=[.E294]; &quot;&quot;; (([.E294]-[.B294])/[.B294])*100)">
            <text:p/>
          </table:table-cell>
          <table:table-cell table:number-columns-repeated="2"/>
          <table:table-cell office:value-type="string" calcext:value-type="string">
            <text:p>language/trait_import_with_star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94]=[.M294]" office:value-type="boolean" office:boolean-value="true" calcext:value-type="boolean">
            <text:p>TRUE</text:p>
          </table:table-cell>
          <table:table-cell table:formula="of:=IF([.E294]=[.N294]; &quot;&quot;; &quot;*&quot;)">
            <text:p/>
          </table:table-cell>
          <table:table-cell table:formula="of:=IF([.E294]=[.N294]; &quot;&quot;; [.E294]-[.N294])">
            <text:p/>
          </table:table-cell>
          <table:table-cell table:formula="of:=IF([.E294]=[.N294]; &quot;&quot;; (([.N294]-[.E294])/[.E294])*100)">
            <text:p/>
          </table:table-cell>
          <table:table-cell/>
          <table:table-cell office:value-type="string" calcext:value-type="string">
            <text:p>language/trait_import_with_star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294]=[.U294]" office:value-type="boolean" office:boolean-value="true" calcext:value-type="boolean">
            <text:p>TRUE</text:p>
          </table:table-cell>
          <table:table-cell table:formula="of:=IF([.N294]=[.V294]; &quot;&quot;; [.V294]-[.N294])">
            <text:p/>
          </table:table-cell>
          <table:table-cell table:formula="of:=IF([.N294]=[.V294]; &quot;&quot;; (([.V294]-[.N294])/[.N294])*100)">
            <text:p/>
          </table:table-cell>
        </table:table-row>
        <table:table-row table:style-name="ro1">
          <table:table-cell office:value-type="string" calcext:value-type="string">
            <text:p>language/trait_method_ascription_disambiguate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language/trait_method_ascription_disambiguate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A295]=[.D295]" office:value-type="boolean" office:boolean-value="true" calcext:value-type="boolean">
            <text:p>TRUE</text:p>
          </table:table-cell>
          <table:table-cell table:formula="of:=IF([.B295]=[.E295]; &quot;&quot;; &quot;*&quot;)">
            <text:p/>
          </table:table-cell>
          <table:table-cell table:formula="of:=IF([.B295]=[.E295]; &quot;&quot;; [.E295]-[.B295])">
            <text:p/>
          </table:table-cell>
          <table:table-cell table:formula="of:=IF([.B295]=[.E295]; &quot;&quot;; (([.E295]-[.B295])/[.B295])*100)">
            <text:p/>
          </table:table-cell>
          <table:table-cell table:number-columns-repeated="2"/>
          <table:table-cell office:value-type="string" calcext:value-type="string">
            <text:p>language/trait_method_ascription_disambiguate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D295]=[.M295]" office:value-type="boolean" office:boolean-value="true" calcext:value-type="boolean">
            <text:p>TRUE</text:p>
          </table:table-cell>
          <table:table-cell table:formula="of:=IF([.E295]=[.N295]; &quot;&quot;; &quot;*&quot;)">
            <text:p/>
          </table:table-cell>
          <table:table-cell table:formula="of:=IF([.E295]=[.N295]; &quot;&quot;; [.E295]-[.N295])">
            <text:p/>
          </table:table-cell>
          <table:table-cell table:formula="of:=IF([.E295]=[.N295]; &quot;&quot;; (([.N295]-[.E295])/[.E295])*100)">
            <text:p/>
          </table:table-cell>
          <table:table-cell/>
          <table:table-cell office:value-type="string" calcext:value-type="string">
            <text:p>language/trait_method_ascription_disambiguate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M295]=[.U295]" office:value-type="boolean" office:boolean-value="true" calcext:value-type="boolean">
            <text:p>TRUE</text:p>
          </table:table-cell>
          <table:table-cell table:formula="of:=IF([.N295]=[.V295]; &quot;&quot;; [.V295]-[.N295])">
            <text:p/>
          </table:table-cell>
          <table:table-cell table:formula="of:=IF([.N295]=[.V295]; &quot;&quot;; (([.V295]-[.N295])/[.N295])*100)">
            <text:p/>
          </table:table-cell>
        </table:table-row>
        <table:table-row table:style-name="ro1">
          <table:table-cell office:value-type="string" calcext:value-type="string">
            <text:p>language/trait_method_generic_qualified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language/trait_method_generic_qualified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A296]=[.D296]" office:value-type="boolean" office:boolean-value="true" calcext:value-type="boolean">
            <text:p>TRUE</text:p>
          </table:table-cell>
          <table:table-cell table:formula="of:=IF([.B296]=[.E296]; &quot;&quot;; &quot;*&quot;)">
            <text:p/>
          </table:table-cell>
          <table:table-cell table:formula="of:=IF([.B296]=[.E296]; &quot;&quot;; [.E296]-[.B296])">
            <text:p/>
          </table:table-cell>
          <table:table-cell table:formula="of:=IF([.B296]=[.E296]; &quot;&quot;; (([.E296]-[.B296])/[.B296])*100)">
            <text:p/>
          </table:table-cell>
          <table:table-cell table:number-columns-repeated="2"/>
          <table:table-cell office:value-type="string" calcext:value-type="string">
            <text:p>language/trait_method_generic_qualified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D296]=[.M296]" office:value-type="boolean" office:boolean-value="true" calcext:value-type="boolean">
            <text:p>TRUE</text:p>
          </table:table-cell>
          <table:table-cell table:formula="of:=IF([.E296]=[.N296]; &quot;&quot;; &quot;*&quot;)">
            <text:p/>
          </table:table-cell>
          <table:table-cell table:formula="of:=IF([.E296]=[.N296]; &quot;&quot;; [.E296]-[.N296])">
            <text:p/>
          </table:table-cell>
          <table:table-cell table:formula="of:=IF([.E296]=[.N296]; &quot;&quot;; (([.N296]-[.E296])/[.E296])*100)">
            <text:p/>
          </table:table-cell>
          <table:table-cell/>
          <table:table-cell office:value-type="string" calcext:value-type="string">
            <text:p>language/trait_method_generic_qualified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M296]=[.U296]" office:value-type="boolean" office:boolean-value="true" calcext:value-type="boolean">
            <text:p>TRUE</text:p>
          </table:table-cell>
          <table:table-cell table:formula="of:=IF([.N296]=[.V296]; &quot;&quot;; [.V296]-[.N296])">
            <text:p/>
          </table:table-cell>
          <table:table-cell table:formula="of:=IF([.N296]=[.V296]; &quot;&quot;; (([.V296]-[.N296])/[.N296])*100)">
            <text:p/>
          </table:table-cell>
        </table:table-row>
        <table:table-row table:style-name="ro1">
          <table:table-cell office:value-type="string" calcext:value-type="string">
            <text:p>language/trait_method_qualified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trait_method_qualified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297]=[.D297]" office:value-type="boolean" office:boolean-value="true" calcext:value-type="boolean">
            <text:p>TRUE</text:p>
          </table:table-cell>
          <table:table-cell table:formula="of:=IF([.B297]=[.E297]; &quot;&quot;; &quot;*&quot;)">
            <text:p/>
          </table:table-cell>
          <table:table-cell table:formula="of:=IF([.B297]=[.E297]; &quot;&quot;; [.E297]-[.B297])">
            <text:p/>
          </table:table-cell>
          <table:table-cell table:formula="of:=IF([.B297]=[.E297]; &quot;&quot;; (([.E297]-[.B297])/[.B297])*100)">
            <text:p/>
          </table:table-cell>
          <table:table-cell table:number-columns-repeated="2"/>
          <table:table-cell office:value-type="string" calcext:value-type="string">
            <text:p>language/trait_method_qualified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297]=[.M297]" office:value-type="boolean" office:boolean-value="true" calcext:value-type="boolean">
            <text:p>TRUE</text:p>
          </table:table-cell>
          <table:table-cell table:formula="of:=IF([.E297]=[.N297]; &quot;&quot;; &quot;*&quot;)">
            <text:p/>
          </table:table-cell>
          <table:table-cell table:formula="of:=IF([.E297]=[.N297]; &quot;&quot;; [.E297]-[.N297])">
            <text:p/>
          </table:table-cell>
          <table:table-cell table:formula="of:=IF([.E297]=[.N297]; &quot;&quot;; (([.N297]-[.E297])/[.E297])*100)">
            <text:p/>
          </table:table-cell>
          <table:table-cell/>
          <table:table-cell office:value-type="string" calcext:value-type="string">
            <text:p>language/trait_method_qualified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M297]=[.U297]" office:value-type="boolean" office:boolean-value="true" calcext:value-type="boolean">
            <text:p>TRUE</text:p>
          </table:table-cell>
          <table:table-cell table:formula="of:=IF([.N297]=[.V297]; &quot;&quot;; [.V297]-[.N297])">
            <text:p/>
          </table:table-cell>
          <table:table-cell table:formula="of:=IF([.N297]=[.V297]; &quot;&quot;; (([.V297]-[.N297])/[.N297])*100)">
            <text:p/>
          </table:table-cell>
        </table:table-row>
        <table:table-row table:style-name="ro1">
          <table:table-cell office:value-type="string" calcext:value-type="string">
            <text:p>language/trait_nested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language/trait_nested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A298]=[.D298]" office:value-type="boolean" office:boolean-value="true" calcext:value-type="boolean">
            <text:p>TRUE</text:p>
          </table:table-cell>
          <table:table-cell table:formula="of:=IF([.B298]=[.E298]; &quot;&quot;; &quot;*&quot;)">
            <text:p/>
          </table:table-cell>
          <table:table-cell table:formula="of:=IF([.B298]=[.E298]; &quot;&quot;; [.E298]-[.B298])">
            <text:p/>
          </table:table-cell>
          <table:table-cell table:formula="of:=IF([.B298]=[.E298]; &quot;&quot;; (([.E298]-[.B298])/[.B298])*100)">
            <text:p/>
          </table:table-cell>
          <table:table-cell table:number-columns-repeated="2"/>
          <table:table-cell office:value-type="string" calcext:value-type="string">
            <text:p>language/trait_nested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D298]=[.M298]" office:value-type="boolean" office:boolean-value="true" calcext:value-type="boolean">
            <text:p>TRUE</text:p>
          </table:table-cell>
          <table:table-cell table:formula="of:=IF([.E298]=[.N298]; &quot;&quot;; &quot;*&quot;)">
            <text:p/>
          </table:table-cell>
          <table:table-cell table:formula="of:=IF([.E298]=[.N298]; &quot;&quot;; [.E298]-[.N298])">
            <text:p/>
          </table:table-cell>
          <table:table-cell table:formula="of:=IF([.E298]=[.N298]; &quot;&quot;; (([.N298]-[.E298])/[.E298])*100)">
            <text:p/>
          </table:table-cell>
          <table:table-cell/>
          <table:table-cell office:value-type="string" calcext:value-type="string">
            <text:p>language/trait_nested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M298]=[.U298]" office:value-type="boolean" office:boolean-value="true" calcext:value-type="boolean">
            <text:p>TRUE</text:p>
          </table:table-cell>
          <table:table-cell table:formula="of:=IF([.N298]=[.V298]; &quot;&quot;; [.V298]-[.N298])">
            <text:p/>
          </table:table-cell>
          <table:table-cell table:formula="of:=IF([.N298]=[.V298]; &quot;&quot;; (([.V298]-[.N298])/[.N298])*100)">
            <text:p/>
          </table:table-cell>
        </table:table-row>
        <table:table-row table:style-name="ro1">
          <table:table-cell office:value-type="string" calcext:value-type="string">
            <text:p>language/tuple_access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language/tuple_access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[.A299]=[.D299]" office:value-type="boolean" office:boolean-value="true" calcext:value-type="boolean">
            <text:p>TRUE</text:p>
          </table:table-cell>
          <table:table-cell table:formula="of:=IF([.B299]=[.E299]; &quot;&quot;; &quot;*&quot;)">
            <text:p/>
          </table:table-cell>
          <table:table-cell table:formula="of:=IF([.B299]=[.E299]; &quot;&quot;; [.E299]-[.B299])">
            <text:p/>
          </table:table-cell>
          <table:table-cell table:formula="of:=IF([.B299]=[.E299]; &quot;&quot;; (([.E299]-[.B299])/[.B299])*100)">
            <text:p/>
          </table:table-cell>
          <table:table-cell table:number-columns-repeated="2"/>
          <table:table-cell office:value-type="string" calcext:value-type="string">
            <text:p>language/tuple_access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[.D299]=[.M299]" office:value-type="boolean" office:boolean-value="true" calcext:value-type="boolean">
            <text:p>TRUE</text:p>
          </table:table-cell>
          <table:table-cell table:formula="of:=IF([.E299]=[.N299]; &quot;&quot;; &quot;*&quot;)">
            <text:p/>
          </table:table-cell>
          <table:table-cell table:formula="of:=IF([.E299]=[.N299]; &quot;&quot;; [.E299]-[.N299])">
            <text:p/>
          </table:table-cell>
          <table:table-cell table:formula="of:=IF([.E299]=[.N299]; &quot;&quot;; (([.N299]-[.E299])/[.E299])*100)">
            <text:p/>
          </table:table-cell>
          <table:table-cell/>
          <table:table-cell office:value-type="string" calcext:value-type="string">
            <text:p>language/tuple_access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[.M299]=[.U299]" office:value-type="boolean" office:boolean-value="true" calcext:value-type="boolean">
            <text:p>TRUE</text:p>
          </table:table-cell>
          <table:table-cell table:formula="of:=IF([.N299]=[.V299]; &quot;&quot;; [.V299]-[.N299])">
            <text:p/>
          </table:table-cell>
          <table:table-cell table:formula="of:=IF([.N299]=[.V299]; &quot;&quot;; (([.V299]-[.N299])/[.N299])*100)">
            <text:p/>
          </table:table-cell>
        </table:table-row>
        <table:table-row table:style-name="ro1">
          <table:table-cell office:value-type="string" calcext:value-type="string">
            <text:p>language/tuple_desugaring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language/tuple_desugaring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300]=[.D300]" office:value-type="boolean" office:boolean-value="true" calcext:value-type="boolean">
            <text:p>TRUE</text:p>
          </table:table-cell>
          <table:table-cell table:formula="of:=IF([.B300]=[.E300]; &quot;&quot;; &quot;*&quot;)">
            <text:p/>
          </table:table-cell>
          <table:table-cell table:formula="of:=IF([.B300]=[.E300]; &quot;&quot;; [.E300]-[.B300])">
            <text:p/>
          </table:table-cell>
          <table:table-cell table:formula="of:=IF([.B300]=[.E300]; &quot;&quot;; (([.E300]-[.B300])/[.B300])*100)">
            <text:p/>
          </table:table-cell>
          <table:table-cell table:number-columns-repeated="2"/>
          <table:table-cell office:value-type="string" calcext:value-type="string">
            <text:p>language/tuple_desugaring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D300]=[.M300]" office:value-type="boolean" office:boolean-value="true" calcext:value-type="boolean">
            <text:p>TRUE</text:p>
          </table:table-cell>
          <table:table-cell table:formula="of:=IF([.E300]=[.N300]; &quot;&quot;; &quot;*&quot;)">
            <text:p/>
          </table:table-cell>
          <table:table-cell table:formula="of:=IF([.E300]=[.N300]; &quot;&quot;; [.E300]-[.N300])">
            <text:p/>
          </table:table-cell>
          <table:table-cell table:formula="of:=IF([.E300]=[.N300]; &quot;&quot;; (([.N300]-[.E300])/[.E300])*100)">
            <text:p/>
          </table:table-cell>
          <table:table-cell/>
          <table:table-cell office:value-type="string" calcext:value-type="string">
            <text:p>language/tuple_desugaring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M300]=[.U300]" office:value-type="boolean" office:boolean-value="true" calcext:value-type="boolean">
            <text:p>TRUE</text:p>
          </table:table-cell>
          <table:table-cell table:formula="of:=IF([.N300]=[.V300]; &quot;&quot;; [.V300]-[.N300])">
            <text:p/>
          </table:table-cell>
          <table:table-cell table:formula="of:=IF([.N300]=[.V300]; &quot;&quot;; (([.V300]-[.N300])/[.N300])*100)">
            <text:p/>
          </table:table-cell>
        </table:table-row>
        <table:table-row table:style-name="ro1">
          <table:table-cell office:value-type="string" calcext:value-type="string">
            <text:p>language/tuple_field_reassignment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language/tuple_field_reassignment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A301]=[.D301]" office:value-type="boolean" office:boolean-value="true" calcext:value-type="boolean">
            <text:p>TRUE</text:p>
          </table:table-cell>
          <table:table-cell table:formula="of:=IF([.B301]=[.E301]; &quot;&quot;; &quot;*&quot;)">
            <text:p/>
          </table:table-cell>
          <table:table-cell table:formula="of:=IF([.B301]=[.E301]; &quot;&quot;; [.E301]-[.B301])">
            <text:p/>
          </table:table-cell>
          <table:table-cell table:formula="of:=IF([.B301]=[.E301]; &quot;&quot;; (([.E301]-[.B301])/[.B301])*100)">
            <text:p/>
          </table:table-cell>
          <table:table-cell table:number-columns-repeated="2"/>
          <table:table-cell office:value-type="string" calcext:value-type="string">
            <text:p>language/tuple_field_reassignment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D301]=[.M301]" office:value-type="boolean" office:boolean-value="true" calcext:value-type="boolean">
            <text:p>TRUE</text:p>
          </table:table-cell>
          <table:table-cell table:formula="of:=IF([.E301]=[.N301]; &quot;&quot;; &quot;*&quot;)">
            <text:p/>
          </table:table-cell>
          <table:table-cell table:formula="of:=IF([.E301]=[.N301]; &quot;&quot;; [.E301]-[.N301])">
            <text:p/>
          </table:table-cell>
          <table:table-cell table:formula="of:=IF([.E301]=[.N301]; &quot;&quot;; (([.N301]-[.E301])/[.E301])*100)">
            <text:p/>
          </table:table-cell>
          <table:table-cell/>
          <table:table-cell office:value-type="string" calcext:value-type="string">
            <text:p>language/tuple_field_reassignment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M301]=[.U301]" office:value-type="boolean" office:boolean-value="true" calcext:value-type="boolean">
            <text:p>TRUE</text:p>
          </table:table-cell>
          <table:table-cell table:formula="of:=IF([.N301]=[.V301]; &quot;&quot;; [.V301]-[.N301])">
            <text:p/>
          </table:table-cell>
          <table:table-cell table:formula="of:=IF([.N301]=[.V301]; &quot;&quot;; (([.V301]-[.N301])/[.N301])*100)">
            <text:p/>
          </table:table-cell>
        </table:table-row>
        <table:table-row table:style-name="ro1">
          <table:table-cell office:value-type="string" calcext:value-type="string">
            <text:p>language/tuple_indexing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tuple_indexing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02]=[.D302]" office:value-type="boolean" office:boolean-value="true" calcext:value-type="boolean">
            <text:p>TRUE</text:p>
          </table:table-cell>
          <table:table-cell table:formula="of:=IF([.B302]=[.E302]; &quot;&quot;; &quot;*&quot;)">
            <text:p/>
          </table:table-cell>
          <table:table-cell table:formula="of:=IF([.B302]=[.E302]; &quot;&quot;; [.E302]-[.B302])">
            <text:p/>
          </table:table-cell>
          <table:table-cell table:formula="of:=IF([.B302]=[.E302]; &quot;&quot;; (([.E302]-[.B302])/[.B302])*100)">
            <text:p/>
          </table:table-cell>
          <table:table-cell table:number-columns-repeated="2"/>
          <table:table-cell office:value-type="string" calcext:value-type="string">
            <text:p>language/tuple_indexing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302]=[.M302]" office:value-type="boolean" office:boolean-value="true" calcext:value-type="boolean">
            <text:p>TRUE</text:p>
          </table:table-cell>
          <table:table-cell table:formula="of:=IF([.E302]=[.N302]; &quot;&quot;; &quot;*&quot;)">
            <text:p/>
          </table:table-cell>
          <table:table-cell table:formula="of:=IF([.E302]=[.N302]; &quot;&quot;; [.E302]-[.N302])">
            <text:p/>
          </table:table-cell>
          <table:table-cell table:formula="of:=IF([.E302]=[.N302]; &quot;&quot;; (([.N302]-[.E302])/[.E302])*100)">
            <text:p/>
          </table:table-cell>
          <table:table-cell/>
          <table:table-cell office:value-type="string" calcext:value-type="string">
            <text:p>language/tuple_indexing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302]=[.U302]" office:value-type="boolean" office:boolean-value="true" calcext:value-type="boolean">
            <text:p>TRUE</text:p>
          </table:table-cell>
          <table:table-cell table:formula="of:=IF([.N302]=[.V302]; &quot;&quot;; [.V302]-[.N302])">
            <text:p/>
          </table:table-cell>
          <table:table-cell table:formula="of:=IF([.N302]=[.V302]; &quot;&quot;; (([.V302]-[.N302])/[.N302])*100)">
            <text:p/>
          </table:table-cell>
        </table:table-row>
        <table:table-row table:style-name="ro1">
          <table:table-cell office:value-type="string" calcext:value-type="string">
            <text:p>language/tuple_in_struct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language/tuple_in_struct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A303]=[.D303]" office:value-type="boolean" office:boolean-value="true" calcext:value-type="boolean">
            <text:p>TRUE</text:p>
          </table:table-cell>
          <table:table-cell table:formula="of:=IF([.B303]=[.E303]; &quot;&quot;; &quot;*&quot;)">
            <text:p/>
          </table:table-cell>
          <table:table-cell table:formula="of:=IF([.B303]=[.E303]; &quot;&quot;; [.E303]-[.B303])">
            <text:p/>
          </table:table-cell>
          <table:table-cell table:formula="of:=IF([.B303]=[.E303]; &quot;&quot;; (([.E303]-[.B303])/[.B303])*100)">
            <text:p/>
          </table:table-cell>
          <table:table-cell table:number-columns-repeated="2"/>
          <table:table-cell office:value-type="string" calcext:value-type="string">
            <text:p>language/tuple_in_struct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D303]=[.M303]" office:value-type="boolean" office:boolean-value="true" calcext:value-type="boolean">
            <text:p>TRUE</text:p>
          </table:table-cell>
          <table:table-cell table:formula="of:=IF([.E303]=[.N303]; &quot;&quot;; &quot;*&quot;)">
            <text:p/>
          </table:table-cell>
          <table:table-cell table:formula="of:=IF([.E303]=[.N303]; &quot;&quot;; [.E303]-[.N303])">
            <text:p/>
          </table:table-cell>
          <table:table-cell table:formula="of:=IF([.E303]=[.N303]; &quot;&quot;; (([.N303]-[.E303])/[.E303])*100)">
            <text:p/>
          </table:table-cell>
          <table:table-cell/>
          <table:table-cell office:value-type="string" calcext:value-type="string">
            <text:p>language/tuple_in_struct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M303]=[.U303]" office:value-type="boolean" office:boolean-value="true" calcext:value-type="boolean">
            <text:p>TRUE</text:p>
          </table:table-cell>
          <table:table-cell table:formula="of:=IF([.N303]=[.V303]; &quot;&quot;; [.V303]-[.N303])">
            <text:p/>
          </table:table-cell>
          <table:table-cell table:formula="of:=IF([.N303]=[.V303]; &quot;&quot;; (([.V303]-[.N303])/[.N303])*100)">
            <text:p/>
          </table:table-cell>
        </table:table-row>
        <table:table-row table:style-name="ro1">
          <table:table-cell office:value-type="string" calcext:value-type="string">
            <text:p>language/tuple_trait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language/tuple_trait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A304]=[.D304]" office:value-type="boolean" office:boolean-value="true" calcext:value-type="boolean">
            <text:p>TRUE</text:p>
          </table:table-cell>
          <table:table-cell table:formula="of:=IF([.B304]=[.E304]; &quot;&quot;; &quot;*&quot;)">
            <text:p/>
          </table:table-cell>
          <table:table-cell table:formula="of:=IF([.B304]=[.E304]; &quot;&quot;; [.E304]-[.B304])">
            <text:p/>
          </table:table-cell>
          <table:table-cell table:formula="of:=IF([.B304]=[.E304]; &quot;&quot;; (([.E304]-[.B304])/[.B304])*100)">
            <text:p/>
          </table:table-cell>
          <table:table-cell table:number-columns-repeated="2"/>
          <table:table-cell office:value-type="string" calcext:value-type="string">
            <text:p>language/tuple_trait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D304]=[.M304]" office:value-type="boolean" office:boolean-value="true" calcext:value-type="boolean">
            <text:p>TRUE</text:p>
          </table:table-cell>
          <table:table-cell table:formula="of:=IF([.E304]=[.N304]; &quot;&quot;; &quot;*&quot;)">
            <text:p/>
          </table:table-cell>
          <table:table-cell table:formula="of:=IF([.E304]=[.N304]; &quot;&quot;; [.E304]-[.N304])">
            <text:p/>
          </table:table-cell>
          <table:table-cell table:formula="of:=IF([.E304]=[.N304]; &quot;&quot;; (([.N304]-[.E304])/[.E304])*100)">
            <text:p/>
          </table:table-cell>
          <table:table-cell/>
          <table:table-cell office:value-type="string" calcext:value-type="string">
            <text:p>language/tuple_trait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M304]=[.U304]" office:value-type="boolean" office:boolean-value="true" calcext:value-type="boolean">
            <text:p>TRUE</text:p>
          </table:table-cell>
          <table:table-cell table:formula="of:=IF([.N304]=[.V304]; &quot;&quot;; [.V304]-[.N304])">
            <text:p/>
          </table:table-cell>
          <table:table-cell table:formula="of:=IF([.N304]=[.V304]; &quot;&quot;; (([.V304]-[.N304])/[.N304])*100)">
            <text:p/>
          </table:table-cell>
        </table:table-row>
        <table:table-row table:style-name="ro1">
          <table:table-cell office:value-type="string" calcext:value-type="string">
            <text:p>language/tuple_type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tuple_type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305]=[.D305]" office:value-type="boolean" office:boolean-value="true" calcext:value-type="boolean">
            <text:p>TRUE</text:p>
          </table:table-cell>
          <table:table-cell table:formula="of:=IF([.B305]=[.E305]; &quot;&quot;; &quot;*&quot;)">
            <text:p/>
          </table:table-cell>
          <table:table-cell table:formula="of:=IF([.B305]=[.E305]; &quot;&quot;; [.E305]-[.B305])">
            <text:p/>
          </table:table-cell>
          <table:table-cell table:formula="of:=IF([.B305]=[.E305]; &quot;&quot;; (([.E305]-[.B305])/[.B305])*100)">
            <text:p/>
          </table:table-cell>
          <table:table-cell table:number-columns-repeated="2"/>
          <table:table-cell office:value-type="string" calcext:value-type="string">
            <text:p>language/tuple_type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305]=[.M305]" office:value-type="boolean" office:boolean-value="true" calcext:value-type="boolean">
            <text:p>TRUE</text:p>
          </table:table-cell>
          <table:table-cell table:formula="of:=IF([.E305]=[.N305]; &quot;&quot;; &quot;*&quot;)">
            <text:p/>
          </table:table-cell>
          <table:table-cell table:formula="of:=IF([.E305]=[.N305]; &quot;&quot;; [.E305]-[.N305])">
            <text:p/>
          </table:table-cell>
          <table:table-cell table:formula="of:=IF([.E305]=[.N305]; &quot;&quot;; (([.N305]-[.E305])/[.E305])*100)">
            <text:p/>
          </table:table-cell>
          <table:table-cell/>
          <table:table-cell office:value-type="string" calcext:value-type="string">
            <text:p>language/tuple_type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M305]=[.U305]" office:value-type="boolean" office:boolean-value="true" calcext:value-type="boolean">
            <text:p>TRUE</text:p>
          </table:table-cell>
          <table:table-cell table:formula="of:=IF([.N305]=[.V305]; &quot;&quot;; [.V305]-[.N305])">
            <text:p/>
          </table:table-cell>
          <table:table-cell table:formula="of:=IF([.N305]=[.V305]; &quot;&quot;; (([.V305]-[.N305])/[.N305])*100)">
            <text:p/>
          </table:table-cell>
        </table:table-row>
        <table:table-row table:style-name="ro1">
          <table:table-cell office:value-type="string" calcext:value-type="string">
            <text:p>language/type_alias</text:p>
          </table:table-cell>
          <table:table-cell office:value-type="float" office:value="3624" calcext:value-type="float">
            <text:p>3624</text:p>
          </table:table-cell>
          <table:table-cell/>
          <table:table-cell office:value-type="string" calcext:value-type="string">
            <text:p>language/type_alias</text:p>
          </table:table-cell>
          <table:table-cell office:value-type="float" office:value="3680" calcext:value-type="float">
            <text:p>3680</text:p>
          </table:table-cell>
          <table:table-cell/>
          <table:table-cell table:formula="of:=[.A306]=[.D306]" office:value-type="boolean" office:boolean-value="true" calcext:value-type="boolean">
            <text:p>TRUE</text:p>
          </table:table-cell>
          <table:table-cell table:formula="of:=IF([.B306]=[.E306]; &quot;&quot;; &quot;*&quot;)" office:value-type="string" office:string-value="*" calcext:value-type="string">
            <text:p>*</text:p>
          </table:table-cell>
          <table:table-cell table:formula="of:=IF([.B306]=[.E306]; &quot;&quot;; [.E306]-[.B306])" office:value-type="float" office:value="56" calcext:value-type="float">
            <text:p>56</text:p>
          </table:table-cell>
          <table:table-cell table:formula="of:=IF([.B306]=[.E306]; &quot;&quot;; (([.E306]-[.B306])/[.B306])*100)" office:value-type="float" office:value="1.54525386313466" calcext:value-type="float">
            <text:p>1.54525386313466</text:p>
          </table:table-cell>
          <table:table-cell table:number-columns-repeated="2"/>
          <table:table-cell office:value-type="string" calcext:value-type="string">
            <text:p>language/type_alias</text:p>
          </table:table-cell>
          <table:table-cell office:value-type="float" office:value="3680" calcext:value-type="float">
            <text:p>3680</text:p>
          </table:table-cell>
          <table:table-cell/>
          <table:table-cell table:formula="of:=[.D306]=[.M306]" office:value-type="boolean" office:boolean-value="true" calcext:value-type="boolean">
            <text:p>TRUE</text:p>
          </table:table-cell>
          <table:table-cell table:formula="of:=IF([.E306]=[.N306]; &quot;&quot;; &quot;*&quot;)">
            <text:p/>
          </table:table-cell>
          <table:table-cell table:formula="of:=IF([.E306]=[.N306]; &quot;&quot;; [.E306]-[.N306])">
            <text:p/>
          </table:table-cell>
          <table:table-cell table:formula="of:=IF([.E306]=[.N306]; &quot;&quot;; (([.N306]-[.E306])/[.E306])*100)">
            <text:p/>
          </table:table-cell>
          <table:table-cell/>
          <table:table-cell office:value-type="string" calcext:value-type="string">
            <text:p>language/type_alias</text:p>
          </table:table-cell>
          <table:table-cell office:value-type="float" office:value="3680" calcext:value-type="float">
            <text:p>3680</text:p>
          </table:table-cell>
          <table:table-cell/>
          <table:table-cell table:formula="of:=[.M306]=[.U306]" office:value-type="boolean" office:boolean-value="true" calcext:value-type="boolean">
            <text:p>TRUE</text:p>
          </table:table-cell>
          <table:table-cell table:formula="of:=IF([.N306]=[.V306]; &quot;&quot;; [.V306]-[.N306])">
            <text:p/>
          </table:table-cell>
          <table:table-cell table:formula="of:=IF([.N306]=[.V306]; &quot;&quot;; (([.V306]-[.N306])/[.N306])*100)">
            <text:p/>
          </table:table-cell>
        </table:table-row>
        <table:table-row table:style-name="ro1">
          <table:table-cell office:value-type="string" calcext:value-type="string">
            <text:p>language/typeinfo_custom_callpath2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language/typeinfo_custom_callpath2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307]=[.D307]" office:value-type="boolean" office:boolean-value="true" calcext:value-type="boolean">
            <text:p>TRUE</text:p>
          </table:table-cell>
          <table:table-cell table:formula="of:=IF([.B307]=[.E307]; &quot;&quot;; &quot;*&quot;)">
            <text:p/>
          </table:table-cell>
          <table:table-cell table:formula="of:=IF([.B307]=[.E307]; &quot;&quot;; [.E307]-[.B307])">
            <text:p/>
          </table:table-cell>
          <table:table-cell table:formula="of:=IF([.B307]=[.E307]; &quot;&quot;; (([.E307]-[.B307])/[.B307])*100)">
            <text:p/>
          </table:table-cell>
          <table:table-cell table:number-columns-repeated="2"/>
          <table:table-cell office:value-type="string" calcext:value-type="string">
            <text:p>language/typeinfo_custom_callpath2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307]=[.M307]" office:value-type="boolean" office:boolean-value="true" calcext:value-type="boolean">
            <text:p>TRUE</text:p>
          </table:table-cell>
          <table:table-cell table:formula="of:=IF([.E307]=[.N307]; &quot;&quot;; &quot;*&quot;)">
            <text:p/>
          </table:table-cell>
          <table:table-cell table:formula="of:=IF([.E307]=[.N307]; &quot;&quot;; [.E307]-[.N307])">
            <text:p/>
          </table:table-cell>
          <table:table-cell table:formula="of:=IF([.E307]=[.N307]; &quot;&quot;; (([.N307]-[.E307])/[.E307])*100)">
            <text:p/>
          </table:table-cell>
          <table:table-cell/>
          <table:table-cell office:value-type="string" calcext:value-type="string">
            <text:p>language/typeinfo_custom_callpath2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M307]=[.U307]" office:value-type="boolean" office:boolean-value="true" calcext:value-type="boolean">
            <text:p>TRUE</text:p>
          </table:table-cell>
          <table:table-cell table:formula="of:=IF([.N307]=[.V307]; &quot;&quot;; [.V307]-[.N307])">
            <text:p/>
          </table:table-cell>
          <table:table-cell table:formula="of:=IF([.N307]=[.V307]; &quot;&quot;; (([.V307]-[.N307])/[.N307])*100)">
            <text:p/>
          </table:table-cell>
        </table:table-row>
        <table:table-row table:style-name="ro1">
          <table:table-cell office:value-type="string" calcext:value-type="string">
            <text:p>language/typeinfo_custom_callpath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language/typeinfo_custom_callpath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308]=[.D308]" office:value-type="boolean" office:boolean-value="true" calcext:value-type="boolean">
            <text:p>TRUE</text:p>
          </table:table-cell>
          <table:table-cell table:formula="of:=IF([.B308]=[.E308]; &quot;&quot;; &quot;*&quot;)">
            <text:p/>
          </table:table-cell>
          <table:table-cell table:formula="of:=IF([.B308]=[.E308]; &quot;&quot;; [.E308]-[.B308])">
            <text:p/>
          </table:table-cell>
          <table:table-cell table:formula="of:=IF([.B308]=[.E308]; &quot;&quot;; (([.E308]-[.B308])/[.B308])*100)">
            <text:p/>
          </table:table-cell>
          <table:table-cell table:number-columns-repeated="2"/>
          <table:table-cell office:value-type="string" calcext:value-type="string">
            <text:p>language/typeinfo_custom_callpath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308]=[.M308]" office:value-type="boolean" office:boolean-value="true" calcext:value-type="boolean">
            <text:p>TRUE</text:p>
          </table:table-cell>
          <table:table-cell table:formula="of:=IF([.E308]=[.N308]; &quot;&quot;; &quot;*&quot;)">
            <text:p/>
          </table:table-cell>
          <table:table-cell table:formula="of:=IF([.E308]=[.N308]; &quot;&quot;; [.E308]-[.N308])">
            <text:p/>
          </table:table-cell>
          <table:table-cell table:formula="of:=IF([.E308]=[.N308]; &quot;&quot;; (([.N308]-[.E308])/[.E308])*100)">
            <text:p/>
          </table:table-cell>
          <table:table-cell/>
          <table:table-cell office:value-type="string" calcext:value-type="string">
            <text:p>language/typeinfo_custom_callpath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M308]=[.U308]" office:value-type="boolean" office:boolean-value="true" calcext:value-type="boolean">
            <text:p>TRUE</text:p>
          </table:table-cell>
          <table:table-cell table:formula="of:=IF([.N308]=[.V308]; &quot;&quot;; [.V308]-[.N308])">
            <text:p/>
          </table:table-cell>
          <table:table-cell table:formula="of:=IF([.N308]=[.V308]; &quot;&quot;; (([.V308]-[.N308])/[.N308])*100)">
            <text:p/>
          </table:table-cell>
        </table:table-row>
        <table:table-row table:style-name="ro1">
          <table:table-cell office:value-type="string" calcext:value-type="string">
            <text:p>language/typeinfo_custom_callpath_with_import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language/typeinfo_custom_callpath_with_import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309]=[.D309]" office:value-type="boolean" office:boolean-value="true" calcext:value-type="boolean">
            <text:p>TRUE</text:p>
          </table:table-cell>
          <table:table-cell table:formula="of:=IF([.B309]=[.E309]; &quot;&quot;; &quot;*&quot;)">
            <text:p/>
          </table:table-cell>
          <table:table-cell table:formula="of:=IF([.B309]=[.E309]; &quot;&quot;; [.E309]-[.B309])">
            <text:p/>
          </table:table-cell>
          <table:table-cell table:formula="of:=IF([.B309]=[.E309]; &quot;&quot;; (([.E309]-[.B309])/[.B309])*100)">
            <text:p/>
          </table:table-cell>
          <table:table-cell table:number-columns-repeated="2"/>
          <table:table-cell office:value-type="string" calcext:value-type="string">
            <text:p>language/typeinfo_custom_callpath_with_import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D309]=[.M309]" office:value-type="boolean" office:boolean-value="true" calcext:value-type="boolean">
            <text:p>TRUE</text:p>
          </table:table-cell>
          <table:table-cell table:formula="of:=IF([.E309]=[.N309]; &quot;&quot;; &quot;*&quot;)">
            <text:p/>
          </table:table-cell>
          <table:table-cell table:formula="of:=IF([.E309]=[.N309]; &quot;&quot;; [.E309]-[.N309])">
            <text:p/>
          </table:table-cell>
          <table:table-cell table:formula="of:=IF([.E309]=[.N309]; &quot;&quot;; (([.N309]-[.E309])/[.E309])*100)">
            <text:p/>
          </table:table-cell>
          <table:table-cell/>
          <table:table-cell office:value-type="string" calcext:value-type="string">
            <text:p>language/typeinfo_custom_callpath_with_import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M309]=[.U309]" office:value-type="boolean" office:boolean-value="true" calcext:value-type="boolean">
            <text:p>TRUE</text:p>
          </table:table-cell>
          <table:table-cell table:formula="of:=IF([.N309]=[.V309]; &quot;&quot;; [.V309]-[.N309])">
            <text:p/>
          </table:table-cell>
          <table:table-cell table:formula="of:=IF([.N309]=[.V309]; &quot;&quot;; (([.V309]-[.N309])/[.N309])*100)">
            <text:p/>
          </table:table-cell>
        </table:table-row>
        <table:table-row table:style-name="ro1">
          <table:table-cell office:value-type="string" calcext:value-type="string">
            <text:p>language/u256/u256_abi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language/u256/u256_abi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A310]=[.D310]" office:value-type="boolean" office:boolean-value="true" calcext:value-type="boolean">
            <text:p>TRUE</text:p>
          </table:table-cell>
          <table:table-cell table:formula="of:=IF([.B310]=[.E310]; &quot;&quot;; &quot;*&quot;)">
            <text:p/>
          </table:table-cell>
          <table:table-cell table:formula="of:=IF([.B310]=[.E310]; &quot;&quot;; [.E310]-[.B310])">
            <text:p/>
          </table:table-cell>
          <table:table-cell table:formula="of:=IF([.B310]=[.E310]; &quot;&quot;; (([.E310]-[.B310])/[.B310])*100)">
            <text:p/>
          </table:table-cell>
          <table:table-cell table:number-columns-repeated="2"/>
          <table:table-cell office:value-type="string" calcext:value-type="string">
            <text:p>language/u256/u256_abi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D310]=[.M310]" office:value-type="boolean" office:boolean-value="true" calcext:value-type="boolean">
            <text:p>TRUE</text:p>
          </table:table-cell>
          <table:table-cell table:formula="of:=IF([.E310]=[.N310]; &quot;&quot;; &quot;*&quot;)">
            <text:p/>
          </table:table-cell>
          <table:table-cell table:formula="of:=IF([.E310]=[.N310]; &quot;&quot;; [.E310]-[.N310])">
            <text:p/>
          </table:table-cell>
          <table:table-cell table:formula="of:=IF([.E310]=[.N310]; &quot;&quot;; (([.N310]-[.E310])/[.E310])*100)">
            <text:p/>
          </table:table-cell>
          <table:table-cell/>
          <table:table-cell office:value-type="string" calcext:value-type="string">
            <text:p>language/u256/u256_abi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M310]=[.U310]" office:value-type="boolean" office:boolean-value="true" calcext:value-type="boolean">
            <text:p>TRUE</text:p>
          </table:table-cell>
          <table:table-cell table:formula="of:=IF([.N310]=[.V310]; &quot;&quot;; [.V310]-[.N310])">
            <text:p/>
          </table:table-cell>
          <table:table-cell table:formula="of:=IF([.N310]=[.V310]; &quot;&quot;; (([.V310]-[.N310])/[.N310])*100)">
            <text:p/>
          </table:table-cell>
        </table:table-row>
        <table:table-row table:style-name="ro1">
          <table:table-cell office:value-type="string" calcext:value-type="string">
            <text:p>language/u256/u256_operators</text:p>
          </table:table-cell>
          <table:table-cell office:value-type="float" office:value="5152" calcext:value-type="float">
            <text:p>5152</text:p>
          </table:table-cell>
          <table:table-cell/>
          <table:table-cell office:value-type="string" calcext:value-type="string">
            <text:p>language/u256/u256_operators</text:p>
          </table:table-cell>
          <table:table-cell office:value-type="float" office:value="5192" calcext:value-type="float">
            <text:p>5192</text:p>
          </table:table-cell>
          <table:table-cell/>
          <table:table-cell table:formula="of:=[.A311]=[.D311]" office:value-type="boolean" office:boolean-value="true" calcext:value-type="boolean">
            <text:p>TRUE</text:p>
          </table:table-cell>
          <table:table-cell table:formula="of:=IF([.B311]=[.E311]; &quot;&quot;; &quot;*&quot;)" office:value-type="string" office:string-value="*" calcext:value-type="string">
            <text:p>*</text:p>
          </table:table-cell>
          <table:table-cell table:formula="of:=IF([.B311]=[.E311]; &quot;&quot;; [.E311]-[.B311])" office:value-type="float" office:value="40" calcext:value-type="float">
            <text:p>40</text:p>
          </table:table-cell>
          <table:table-cell table:formula="of:=IF([.B311]=[.E311]; &quot;&quot;; (([.E311]-[.B311])/[.B311])*100)" office:value-type="float" office:value="0.77639751552795" calcext:value-type="float">
            <text:p>0.77639751552795</text:p>
          </table:table-cell>
          <table:table-cell table:number-columns-repeated="2"/>
          <table:table-cell office:value-type="string" calcext:value-type="string">
            <text:p>language/u256/u256_operators</text:p>
          </table:table-cell>
          <table:table-cell office:value-type="float" office:value="5192" calcext:value-type="float">
            <text:p>5192</text:p>
          </table:table-cell>
          <table:table-cell/>
          <table:table-cell table:formula="of:=[.D311]=[.M311]" office:value-type="boolean" office:boolean-value="true" calcext:value-type="boolean">
            <text:p>TRUE</text:p>
          </table:table-cell>
          <table:table-cell table:formula="of:=IF([.E311]=[.N311]; &quot;&quot;; &quot;*&quot;)">
            <text:p/>
          </table:table-cell>
          <table:table-cell table:formula="of:=IF([.E311]=[.N311]; &quot;&quot;; [.E311]-[.N311])">
            <text:p/>
          </table:table-cell>
          <table:table-cell table:formula="of:=IF([.E311]=[.N311]; &quot;&quot;; (([.N311]-[.E311])/[.E311])*100)">
            <text:p/>
          </table:table-cell>
          <table:table-cell/>
          <table:table-cell office:value-type="string" calcext:value-type="string">
            <text:p>language/u256/u256_operators</text:p>
          </table:table-cell>
          <table:table-cell office:value-type="float" office:value="5192" calcext:value-type="float">
            <text:p>5192</text:p>
          </table:table-cell>
          <table:table-cell/>
          <table:table-cell table:formula="of:=[.M311]=[.U311]" office:value-type="boolean" office:boolean-value="true" calcext:value-type="boolean">
            <text:p>TRUE</text:p>
          </table:table-cell>
          <table:table-cell table:formula="of:=IF([.N311]=[.V311]; &quot;&quot;; [.V311]-[.N311])">
            <text:p/>
          </table:table-cell>
          <table:table-cell table:formula="of:=IF([.N311]=[.V311]; &quot;&quot;; (([.V311]-[.N311])/[.N311])*100)">
            <text:p/>
          </table:table-cell>
        </table:table-row>
        <table:table-row table:style-name="ro1">
          <table:table-cell office:value-type="string" calcext:value-type="string">
            <text:p>language/unary_not_basic_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unary_not_basic_2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312]=[.D312]" office:value-type="boolean" office:boolean-value="true" calcext:value-type="boolean">
            <text:p>TRUE</text:p>
          </table:table-cell>
          <table:table-cell table:formula="of:=IF([.B312]=[.E312]; &quot;&quot;; &quot;*&quot;)">
            <text:p/>
          </table:table-cell>
          <table:table-cell table:formula="of:=IF([.B312]=[.E312]; &quot;&quot;; [.E312]-[.B312])">
            <text:p/>
          </table:table-cell>
          <table:table-cell table:formula="of:=IF([.B312]=[.E312]; &quot;&quot;; (([.E312]-[.B312])/[.B312])*100)">
            <text:p/>
          </table:table-cell>
          <table:table-cell table:number-columns-repeated="2"/>
          <table:table-cell office:value-type="string" calcext:value-type="string">
            <text:p>language/unary_not_basic_2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312]=[.M312]" office:value-type="boolean" office:boolean-value="true" calcext:value-type="boolean">
            <text:p>TRUE</text:p>
          </table:table-cell>
          <table:table-cell table:formula="of:=IF([.E312]=[.N312]; &quot;&quot;; &quot;*&quot;)">
            <text:p/>
          </table:table-cell>
          <table:table-cell table:formula="of:=IF([.E312]=[.N312]; &quot;&quot;; [.E312]-[.N312])">
            <text:p/>
          </table:table-cell>
          <table:table-cell table:formula="of:=IF([.E312]=[.N312]; &quot;&quot;; (([.N312]-[.E312])/[.E312])*100)">
            <text:p/>
          </table:table-cell>
          <table:table-cell/>
          <table:table-cell office:value-type="string" calcext:value-type="string">
            <text:p>language/unary_not_basic_2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M312]=[.U312]" office:value-type="boolean" office:boolean-value="true" calcext:value-type="boolean">
            <text:p>TRUE</text:p>
          </table:table-cell>
          <table:table-cell table:formula="of:=IF([.N312]=[.V312]; &quot;&quot;; [.V312]-[.N312])">
            <text:p/>
          </table:table-cell>
          <table:table-cell table:formula="of:=IF([.N312]=[.V312]; &quot;&quot;; (([.V312]-[.N312])/[.N312])*100)">
            <text:p/>
          </table:table-cell>
        </table:table-row>
        <table:table-row table:style-name="ro1">
          <table:table-cell office:value-type="string" calcext:value-type="string">
            <text:p>language/unary_not_basic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unary_not_basic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313]=[.D313]" office:value-type="boolean" office:boolean-value="true" calcext:value-type="boolean">
            <text:p>TRUE</text:p>
          </table:table-cell>
          <table:table-cell table:formula="of:=IF([.B313]=[.E313]; &quot;&quot;; &quot;*&quot;)">
            <text:p/>
          </table:table-cell>
          <table:table-cell table:formula="of:=IF([.B313]=[.E313]; &quot;&quot;; [.E313]-[.B313])">
            <text:p/>
          </table:table-cell>
          <table:table-cell table:formula="of:=IF([.B313]=[.E313]; &quot;&quot;; (([.E313]-[.B313])/[.B313])*100)">
            <text:p/>
          </table:table-cell>
          <table:table-cell table:number-columns-repeated="2"/>
          <table:table-cell office:value-type="string" calcext:value-type="string">
            <text:p>language/unary_not_basic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313]=[.M313]" office:value-type="boolean" office:boolean-value="true" calcext:value-type="boolean">
            <text:p>TRUE</text:p>
          </table:table-cell>
          <table:table-cell table:formula="of:=IF([.E313]=[.N313]; &quot;&quot;; &quot;*&quot;)">
            <text:p/>
          </table:table-cell>
          <table:table-cell table:formula="of:=IF([.E313]=[.N313]; &quot;&quot;; [.E313]-[.N313])">
            <text:p/>
          </table:table-cell>
          <table:table-cell table:formula="of:=IF([.E313]=[.N313]; &quot;&quot;; (([.N313]-[.E313])/[.E313])*100)">
            <text:p/>
          </table:table-cell>
          <table:table-cell/>
          <table:table-cell office:value-type="string" calcext:value-type="string">
            <text:p>language/unary_not_basic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M313]=[.U313]" office:value-type="boolean" office:boolean-value="true" calcext:value-type="boolean">
            <text:p>TRUE</text:p>
          </table:table-cell>
          <table:table-cell table:formula="of:=IF([.N313]=[.V313]; &quot;&quot;; [.V313]-[.N313])">
            <text:p/>
          </table:table-cell>
          <table:table-cell table:formula="of:=IF([.N313]=[.V313]; &quot;&quot;; (([.V313]-[.N313])/[.N313])*100)">
            <text:p/>
          </table:table-cell>
        </table:table-row>
        <table:table-row table:style-name="ro1">
          <table:table-cell office:value-type="string" calcext:value-type="string">
            <text:p>language/unit_type_variants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unit_type_variant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314]=[.D314]" office:value-type="boolean" office:boolean-value="true" calcext:value-type="boolean">
            <text:p>TRUE</text:p>
          </table:table-cell>
          <table:table-cell table:formula="of:=IF([.B314]=[.E314]; &quot;&quot;; &quot;*&quot;)">
            <text:p/>
          </table:table-cell>
          <table:table-cell table:formula="of:=IF([.B314]=[.E314]; &quot;&quot;; [.E314]-[.B314])">
            <text:p/>
          </table:table-cell>
          <table:table-cell table:formula="of:=IF([.B314]=[.E314]; &quot;&quot;; (([.E314]-[.B314])/[.B314])*100)">
            <text:p/>
          </table:table-cell>
          <table:table-cell table:number-columns-repeated="2"/>
          <table:table-cell office:value-type="string" calcext:value-type="string">
            <text:p>language/unit_type_variant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314]=[.M314]" office:value-type="boolean" office:boolean-value="true" calcext:value-type="boolean">
            <text:p>TRUE</text:p>
          </table:table-cell>
          <table:table-cell table:formula="of:=IF([.E314]=[.N314]; &quot;&quot;; &quot;*&quot;)">
            <text:p/>
          </table:table-cell>
          <table:table-cell table:formula="of:=IF([.E314]=[.N314]; &quot;&quot;; [.E314]-[.N314])">
            <text:p/>
          </table:table-cell>
          <table:table-cell table:formula="of:=IF([.E314]=[.N314]; &quot;&quot;; (([.N314]-[.E314])/[.E314])*100)">
            <text:p/>
          </table:table-cell>
          <table:table-cell/>
          <table:table-cell office:value-type="string" calcext:value-type="string">
            <text:p>language/unit_type_variant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M314]=[.U314]" office:value-type="boolean" office:boolean-value="true" calcext:value-type="boolean">
            <text:p>TRUE</text:p>
          </table:table-cell>
          <table:table-cell table:formula="of:=IF([.N314]=[.V314]; &quot;&quot;; [.V314]-[.N314])">
            <text:p/>
          </table:table-cell>
          <table:table-cell table:formula="of:=IF([.N314]=[.V314]; &quot;&quot;; (([.V314]-[.N314])/[.N314])*100)">
            <text:p/>
          </table:table-cell>
        </table:table-row>
        <table:table-row table:style-name="ro1">
          <table:table-cell office:value-type="string" calcext:value-type="string">
            <text:p>language/use_absolute_path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use_absolute_path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15]=[.D315]" office:value-type="boolean" office:boolean-value="true" calcext:value-type="boolean">
            <text:p>TRUE</text:p>
          </table:table-cell>
          <table:table-cell table:formula="of:=IF([.B315]=[.E315]; &quot;&quot;; &quot;*&quot;)">
            <text:p/>
          </table:table-cell>
          <table:table-cell table:formula="of:=IF([.B315]=[.E315]; &quot;&quot;; [.E315]-[.B315])">
            <text:p/>
          </table:table-cell>
          <table:table-cell table:formula="of:=IF([.B315]=[.E315]; &quot;&quot;; (([.E315]-[.B315])/[.B315])*100)">
            <text:p/>
          </table:table-cell>
          <table:table-cell table:number-columns-repeated="2"/>
          <table:table-cell office:value-type="string" calcext:value-type="string">
            <text:p>language/use_absolute_path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315]=[.M315]" office:value-type="boolean" office:boolean-value="true" calcext:value-type="boolean">
            <text:p>TRUE</text:p>
          </table:table-cell>
          <table:table-cell table:formula="of:=IF([.E315]=[.N315]; &quot;&quot;; &quot;*&quot;)">
            <text:p/>
          </table:table-cell>
          <table:table-cell table:formula="of:=IF([.E315]=[.N315]; &quot;&quot;; [.E315]-[.N315])">
            <text:p/>
          </table:table-cell>
          <table:table-cell table:formula="of:=IF([.E315]=[.N315]; &quot;&quot;; (([.N315]-[.E315])/[.E315])*100)">
            <text:p/>
          </table:table-cell>
          <table:table-cell/>
          <table:table-cell office:value-type="string" calcext:value-type="string">
            <text:p>language/use_absolute_path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315]=[.U315]" office:value-type="boolean" office:boolean-value="true" calcext:value-type="boolean">
            <text:p>TRUE</text:p>
          </table:table-cell>
          <table:table-cell table:formula="of:=IF([.N315]=[.V315]; &quot;&quot;; [.V315]-[.N315])">
            <text:p/>
          </table:table-cell>
          <table:table-cell table:formula="of:=IF([.N315]=[.V315]; &quot;&quot;; (([.V315]-[.N315])/[.N315])*100)">
            <text:p/>
          </table:table-cell>
        </table:table-row>
        <table:table-row table:style-name="ro1">
          <table:table-cell office:value-type="string" calcext:value-type="string">
            <text:p>language/use_full_path_nam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use_full_path_name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16]=[.D316]" office:value-type="boolean" office:boolean-value="true" calcext:value-type="boolean">
            <text:p>TRUE</text:p>
          </table:table-cell>
          <table:table-cell table:formula="of:=IF([.B316]=[.E316]; &quot;&quot;; &quot;*&quot;)">
            <text:p/>
          </table:table-cell>
          <table:table-cell table:formula="of:=IF([.B316]=[.E316]; &quot;&quot;; [.E316]-[.B316])">
            <text:p/>
          </table:table-cell>
          <table:table-cell table:formula="of:=IF([.B316]=[.E316]; &quot;&quot;; (([.E316]-[.B316])/[.B316])*100)">
            <text:p/>
          </table:table-cell>
          <table:table-cell table:number-columns-repeated="2"/>
          <table:table-cell office:value-type="string" calcext:value-type="string">
            <text:p>language/use_full_path_name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316]=[.M316]" office:value-type="boolean" office:boolean-value="true" calcext:value-type="boolean">
            <text:p>TRUE</text:p>
          </table:table-cell>
          <table:table-cell table:formula="of:=IF([.E316]=[.N316]; &quot;&quot;; &quot;*&quot;)">
            <text:p/>
          </table:table-cell>
          <table:table-cell table:formula="of:=IF([.E316]=[.N316]; &quot;&quot;; [.E316]-[.N316])">
            <text:p/>
          </table:table-cell>
          <table:table-cell table:formula="of:=IF([.E316]=[.N316]; &quot;&quot;; (([.N316]-[.E316])/[.E316])*100)">
            <text:p/>
          </table:table-cell>
          <table:table-cell/>
          <table:table-cell office:value-type="string" calcext:value-type="string">
            <text:p>language/use_full_path_name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316]=[.U316]" office:value-type="boolean" office:boolean-value="true" calcext:value-type="boolean">
            <text:p>TRUE</text:p>
          </table:table-cell>
          <table:table-cell table:formula="of:=IF([.N316]=[.V316]; &quot;&quot;; [.V316]-[.N316])">
            <text:p/>
          </table:table-cell>
          <table:table-cell table:formula="of:=IF([.N316]=[.V316]; &quot;&quot;; (([.V316]-[.N316])/[.N316])*100)">
            <text:p/>
          </table:table-cell>
        </table:table-row>
        <table:table-row table:style-name="ro1">
          <table:table-cell office:value-type="string" calcext:value-type="string">
            <text:p>language/valid_impurity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language/valid_impurity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317]=[.D317]" office:value-type="boolean" office:boolean-value="true" calcext:value-type="boolean">
            <text:p>TRUE</text:p>
          </table:table-cell>
          <table:table-cell table:formula="of:=IF([.B317]=[.E317]; &quot;&quot;; &quot;*&quot;)">
            <text:p/>
          </table:table-cell>
          <table:table-cell table:formula="of:=IF([.B317]=[.E317]; &quot;&quot;; [.E317]-[.B317])">
            <text:p/>
          </table:table-cell>
          <table:table-cell table:formula="of:=IF([.B317]=[.E317]; &quot;&quot;; (([.E317]-[.B317])/[.B317])*100)">
            <text:p/>
          </table:table-cell>
          <table:table-cell table:number-columns-repeated="2"/>
          <table:table-cell office:value-type="string" calcext:value-type="string">
            <text:p>language/valid_impurity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317]=[.M317]" office:value-type="boolean" office:boolean-value="true" calcext:value-type="boolean">
            <text:p>TRUE</text:p>
          </table:table-cell>
          <table:table-cell table:formula="of:=IF([.E317]=[.N317]; &quot;&quot;; &quot;*&quot;)">
            <text:p/>
          </table:table-cell>
          <table:table-cell table:formula="of:=IF([.E317]=[.N317]; &quot;&quot;; [.E317]-[.N317])">
            <text:p/>
          </table:table-cell>
          <table:table-cell table:formula="of:=IF([.E317]=[.N317]; &quot;&quot;; (([.N317]-[.E317])/[.E317])*100)">
            <text:p/>
          </table:table-cell>
          <table:table-cell/>
          <table:table-cell office:value-type="string" calcext:value-type="string">
            <text:p>language/valid_impurity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M317]=[.U317]" office:value-type="boolean" office:boolean-value="true" calcext:value-type="boolean">
            <text:p>TRUE</text:p>
          </table:table-cell>
          <table:table-cell table:formula="of:=IF([.N317]=[.V317]; &quot;&quot;; [.V317]-[.N317])">
            <text:p/>
          </table:table-cell>
          <table:table-cell table:formula="of:=IF([.N317]=[.V317]; &quot;&quot;; (([.V317]-[.N317])/[.N317])*100)">
            <text:p/>
          </table:table-cell>
        </table:table-row>
        <table:table-row table:style-name="ro1">
          <table:table-cell office:value-type="string" calcext:value-type="string">
            <text:p>language/where_clause_enums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string" calcext:value-type="string">
            <text:p>language/where_clause_enums</text:p>
          </table:table-cell>
          <table:table-cell office:value-type="float" office:value="456" calcext:value-type="float">
            <text:p>456</text:p>
          </table:table-cell>
          <table:table-cell/>
          <table:table-cell table:formula="of:=[.A318]=[.D318]" office:value-type="boolean" office:boolean-value="true" calcext:value-type="boolean">
            <text:p>TRUE</text:p>
          </table:table-cell>
          <table:table-cell table:formula="of:=IF([.B318]=[.E318]; &quot;&quot;; &quot;*&quot;)">
            <text:p/>
          </table:table-cell>
          <table:table-cell table:formula="of:=IF([.B318]=[.E318]; &quot;&quot;; [.E318]-[.B318])">
            <text:p/>
          </table:table-cell>
          <table:table-cell table:formula="of:=IF([.B318]=[.E318]; &quot;&quot;; (([.E318]-[.B318])/[.B318])*100)">
            <text:p/>
          </table:table-cell>
          <table:table-cell table:number-columns-repeated="2"/>
          <table:table-cell office:value-type="string" calcext:value-type="string">
            <text:p>language/where_clause_enums</text:p>
          </table:table-cell>
          <table:table-cell office:value-type="float" office:value="456" calcext:value-type="float">
            <text:p>456</text:p>
          </table:table-cell>
          <table:table-cell/>
          <table:table-cell table:formula="of:=[.D318]=[.M318]" office:value-type="boolean" office:boolean-value="true" calcext:value-type="boolean">
            <text:p>TRUE</text:p>
          </table:table-cell>
          <table:table-cell table:formula="of:=IF([.E318]=[.N318]; &quot;&quot;; &quot;*&quot;)">
            <text:p/>
          </table:table-cell>
          <table:table-cell table:formula="of:=IF([.E318]=[.N318]; &quot;&quot;; [.E318]-[.N318])">
            <text:p/>
          </table:table-cell>
          <table:table-cell table:formula="of:=IF([.E318]=[.N318]; &quot;&quot;; (([.N318]-[.E318])/[.E318])*100)">
            <text:p/>
          </table:table-cell>
          <table:table-cell/>
          <table:table-cell office:value-type="string" calcext:value-type="string">
            <text:p>language/where_clause_enums</text:p>
          </table:table-cell>
          <table:table-cell office:value-type="float" office:value="456" calcext:value-type="float">
            <text:p>456</text:p>
          </table:table-cell>
          <table:table-cell/>
          <table:table-cell table:formula="of:=[.M318]=[.U318]" office:value-type="boolean" office:boolean-value="true" calcext:value-type="boolean">
            <text:p>TRUE</text:p>
          </table:table-cell>
          <table:table-cell table:formula="of:=IF([.N318]=[.V318]; &quot;&quot;; [.V318]-[.N318])">
            <text:p/>
          </table:table-cell>
          <table:table-cell table:formula="of:=IF([.N318]=[.V318]; &quot;&quot;; (([.V318]-[.N318])/[.N318])*100)">
            <text:p/>
          </table:table-cell>
        </table:table-row>
        <table:table-row table:style-name="ro1">
          <table:table-cell office:value-type="string" calcext:value-type="string">
            <text:p>language/where_clause_functions</text:p>
          </table:table-cell>
          <table:table-cell office:value-type="float" office:value="1696" calcext:value-type="float">
            <text:p>1696</text:p>
          </table:table-cell>
          <table:table-cell/>
          <table:table-cell office:value-type="string" calcext:value-type="string">
            <text:p>language/where_clause_functions</text:p>
          </table:table-cell>
          <table:table-cell office:value-type="float" office:value="1696" calcext:value-type="float">
            <text:p>1696</text:p>
          </table:table-cell>
          <table:table-cell/>
          <table:table-cell table:formula="of:=[.A319]=[.D319]" office:value-type="boolean" office:boolean-value="true" calcext:value-type="boolean">
            <text:p>TRUE</text:p>
          </table:table-cell>
          <table:table-cell table:formula="of:=IF([.B319]=[.E319]; &quot;&quot;; &quot;*&quot;)">
            <text:p/>
          </table:table-cell>
          <table:table-cell table:formula="of:=IF([.B319]=[.E319]; &quot;&quot;; [.E319]-[.B319])">
            <text:p/>
          </table:table-cell>
          <table:table-cell table:formula="of:=IF([.B319]=[.E319]; &quot;&quot;; (([.E319]-[.B319])/[.B319])*100)">
            <text:p/>
          </table:table-cell>
          <table:table-cell table:number-columns-repeated="2"/>
          <table:table-cell office:value-type="string" calcext:value-type="string">
            <text:p>language/where_clause_functions</text:p>
          </table:table-cell>
          <table:table-cell office:value-type="float" office:value="1696" calcext:value-type="float">
            <text:p>1696</text:p>
          </table:table-cell>
          <table:table-cell/>
          <table:table-cell table:formula="of:=[.D319]=[.M319]" office:value-type="boolean" office:boolean-value="true" calcext:value-type="boolean">
            <text:p>TRUE</text:p>
          </table:table-cell>
          <table:table-cell table:formula="of:=IF([.E319]=[.N319]; &quot;&quot;; &quot;*&quot;)">
            <text:p/>
          </table:table-cell>
          <table:table-cell table:formula="of:=IF([.E319]=[.N319]; &quot;&quot;; [.E319]-[.N319])">
            <text:p/>
          </table:table-cell>
          <table:table-cell table:formula="of:=IF([.E319]=[.N319]; &quot;&quot;; (([.N319]-[.E319])/[.E319])*100)">
            <text:p/>
          </table:table-cell>
          <table:table-cell/>
          <table:table-cell office:value-type="string" calcext:value-type="string">
            <text:p>language/where_clause_functions</text:p>
          </table:table-cell>
          <table:table-cell office:value-type="float" office:value="1696" calcext:value-type="float">
            <text:p>1696</text:p>
          </table:table-cell>
          <table:table-cell/>
          <table:table-cell table:formula="of:=[.M319]=[.U319]" office:value-type="boolean" office:boolean-value="true" calcext:value-type="boolean">
            <text:p>TRUE</text:p>
          </table:table-cell>
          <table:table-cell table:formula="of:=IF([.N319]=[.V319]; &quot;&quot;; [.V319]-[.N319])">
            <text:p/>
          </table:table-cell>
          <table:table-cell table:formula="of:=IF([.N319]=[.V319]; &quot;&quot;; (([.V319]-[.N319])/[.N319])*100)">
            <text:p/>
          </table:table-cell>
        </table:table-row>
        <table:table-row table:style-name="ro1">
          <table:table-cell office:value-type="string" calcext:value-type="string">
            <text:p>language/where_clause_generic_traits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language/where_clause_generic_traits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A320]=[.D320]" office:value-type="boolean" office:boolean-value="true" calcext:value-type="boolean">
            <text:p>TRUE</text:p>
          </table:table-cell>
          <table:table-cell table:formula="of:=IF([.B320]=[.E320]; &quot;&quot;; &quot;*&quot;)">
            <text:p/>
          </table:table-cell>
          <table:table-cell table:formula="of:=IF([.B320]=[.E320]; &quot;&quot;; [.E320]-[.B320])">
            <text:p/>
          </table:table-cell>
          <table:table-cell table:formula="of:=IF([.B320]=[.E320]; &quot;&quot;; (([.E320]-[.B320])/[.B320])*100)">
            <text:p/>
          </table:table-cell>
          <table:table-cell table:number-columns-repeated="2"/>
          <table:table-cell office:value-type="string" calcext:value-type="string">
            <text:p>language/where_clause_generic_traits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D320]=[.M320]" office:value-type="boolean" office:boolean-value="true" calcext:value-type="boolean">
            <text:p>TRUE</text:p>
          </table:table-cell>
          <table:table-cell table:formula="of:=IF([.E320]=[.N320]; &quot;&quot;; &quot;*&quot;)">
            <text:p/>
          </table:table-cell>
          <table:table-cell table:formula="of:=IF([.E320]=[.N320]; &quot;&quot;; [.E320]-[.N320])">
            <text:p/>
          </table:table-cell>
          <table:table-cell table:formula="of:=IF([.E320]=[.N320]; &quot;&quot;; (([.N320]-[.E320])/[.E320])*100)">
            <text:p/>
          </table:table-cell>
          <table:table-cell/>
          <table:table-cell office:value-type="string" calcext:value-type="string">
            <text:p>language/where_clause_generic_traits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M320]=[.U320]" office:value-type="boolean" office:boolean-value="true" calcext:value-type="boolean">
            <text:p>TRUE</text:p>
          </table:table-cell>
          <table:table-cell table:formula="of:=IF([.N320]=[.V320]; &quot;&quot;; [.V320]-[.N320])">
            <text:p/>
          </table:table-cell>
          <table:table-cell table:formula="of:=IF([.N320]=[.V320]; &quot;&quot;; (([.V320]-[.N320])/[.N320])*100)">
            <text:p/>
          </table:table-cell>
        </table:table-row>
        <table:table-row table:style-name="ro1">
          <table:table-cell office:value-type="string" calcext:value-type="string">
            <text:p>language/where_clause_generic_tupl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where_clause_generic_tuple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321]=[.D321]" office:value-type="boolean" office:boolean-value="true" calcext:value-type="boolean">
            <text:p>TRUE</text:p>
          </table:table-cell>
          <table:table-cell table:formula="of:=IF([.B321]=[.E321]; &quot;&quot;; &quot;*&quot;)">
            <text:p/>
          </table:table-cell>
          <table:table-cell table:formula="of:=IF([.B321]=[.E321]; &quot;&quot;; [.E321]-[.B321])">
            <text:p/>
          </table:table-cell>
          <table:table-cell table:formula="of:=IF([.B321]=[.E321]; &quot;&quot;; (([.E321]-[.B321])/[.B321])*100)">
            <text:p/>
          </table:table-cell>
          <table:table-cell table:number-columns-repeated="2"/>
          <table:table-cell office:value-type="string" calcext:value-type="string">
            <text:p>language/where_clause_generic_tuple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321]=[.M321]" office:value-type="boolean" office:boolean-value="true" calcext:value-type="boolean">
            <text:p>TRUE</text:p>
          </table:table-cell>
          <table:table-cell table:formula="of:=IF([.E321]=[.N321]; &quot;&quot;; &quot;*&quot;)">
            <text:p/>
          </table:table-cell>
          <table:table-cell table:formula="of:=IF([.E321]=[.N321]; &quot;&quot;; [.E321]-[.N321])">
            <text:p/>
          </table:table-cell>
          <table:table-cell table:formula="of:=IF([.E321]=[.N321]; &quot;&quot;; (([.N321]-[.E321])/[.E321])*100)">
            <text:p/>
          </table:table-cell>
          <table:table-cell/>
          <table:table-cell office:value-type="string" calcext:value-type="string">
            <text:p>language/where_clause_generic_tuple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M321]=[.U321]" office:value-type="boolean" office:boolean-value="true" calcext:value-type="boolean">
            <text:p>TRUE</text:p>
          </table:table-cell>
          <table:table-cell table:formula="of:=IF([.N321]=[.V321]; &quot;&quot;; [.V321]-[.N321])">
            <text:p/>
          </table:table-cell>
          <table:table-cell table:formula="of:=IF([.N321]=[.V321]; &quot;&quot;; (([.V321]-[.N321])/[.N321])*100)">
            <text:p/>
          </table:table-cell>
        </table:table-row>
        <table:table-row table:style-name="ro1">
          <table:table-cell office:value-type="string" calcext:value-type="string">
            <text:p>language/where_clause_impls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anguage/where_clause_impls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[.A322]=[.D322]" office:value-type="boolean" office:boolean-value="true" calcext:value-type="boolean">
            <text:p>TRUE</text:p>
          </table:table-cell>
          <table:table-cell table:formula="of:=IF([.B322]=[.E322]; &quot;&quot;; &quot;*&quot;)">
            <text:p/>
          </table:table-cell>
          <table:table-cell table:formula="of:=IF([.B322]=[.E322]; &quot;&quot;; [.E322]-[.B322])">
            <text:p/>
          </table:table-cell>
          <table:table-cell table:formula="of:=IF([.B322]=[.E322]; &quot;&quot;; (([.E322]-[.B322])/[.B322])*100)">
            <text:p/>
          </table:table-cell>
          <table:table-cell table:number-columns-repeated="2"/>
          <table:table-cell office:value-type="string" calcext:value-type="string">
            <text:p>language/where_clause_impls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[.D322]=[.M322]" office:value-type="boolean" office:boolean-value="true" calcext:value-type="boolean">
            <text:p>TRUE</text:p>
          </table:table-cell>
          <table:table-cell table:formula="of:=IF([.E322]=[.N322]; &quot;&quot;; &quot;*&quot;)">
            <text:p/>
          </table:table-cell>
          <table:table-cell table:formula="of:=IF([.E322]=[.N322]; &quot;&quot;; [.E322]-[.N322])">
            <text:p/>
          </table:table-cell>
          <table:table-cell table:formula="of:=IF([.E322]=[.N322]; &quot;&quot;; (([.N322]-[.E322])/[.E322])*100)">
            <text:p/>
          </table:table-cell>
          <table:table-cell/>
          <table:table-cell office:value-type="string" calcext:value-type="string">
            <text:p>language/where_clause_impls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[.M322]=[.U322]" office:value-type="boolean" office:boolean-value="true" calcext:value-type="boolean">
            <text:p>TRUE</text:p>
          </table:table-cell>
          <table:table-cell table:formula="of:=IF([.N322]=[.V322]; &quot;&quot;; [.V322]-[.N322])">
            <text:p/>
          </table:table-cell>
          <table:table-cell table:formula="of:=IF([.N322]=[.V322]; &quot;&quot;; (([.V322]-[.N322])/[.N322])*100)">
            <text:p/>
          </table:table-cell>
        </table:table-row>
        <table:table-row table:style-name="ro1">
          <table:table-cell office:value-type="string" calcext:value-type="string">
            <text:p>language/where_clause_methods</text:p>
          </table:table-cell>
          <table:table-cell office:value-type="float" office:value="1728" calcext:value-type="float">
            <text:p>1728</text:p>
          </table:table-cell>
          <table:table-cell/>
          <table:table-cell office:value-type="string" calcext:value-type="string">
            <text:p>language/where_clause_methods</text:p>
          </table:table-cell>
          <table:table-cell office:value-type="float" office:value="1728" calcext:value-type="float">
            <text:p>1728</text:p>
          </table:table-cell>
          <table:table-cell/>
          <table:table-cell table:formula="of:=[.A323]=[.D323]" office:value-type="boolean" office:boolean-value="true" calcext:value-type="boolean">
            <text:p>TRUE</text:p>
          </table:table-cell>
          <table:table-cell table:formula="of:=IF([.B323]=[.E323]; &quot;&quot;; &quot;*&quot;)">
            <text:p/>
          </table:table-cell>
          <table:table-cell table:formula="of:=IF([.B323]=[.E323]; &quot;&quot;; [.E323]-[.B323])">
            <text:p/>
          </table:table-cell>
          <table:table-cell table:formula="of:=IF([.B323]=[.E323]; &quot;&quot;; (([.E323]-[.B323])/[.B323])*100)">
            <text:p/>
          </table:table-cell>
          <table:table-cell table:number-columns-repeated="2"/>
          <table:table-cell office:value-type="string" calcext:value-type="string">
            <text:p>language/where_clause_methods</text:p>
          </table:table-cell>
          <table:table-cell office:value-type="float" office:value="1728" calcext:value-type="float">
            <text:p>1728</text:p>
          </table:table-cell>
          <table:table-cell/>
          <table:table-cell table:formula="of:=[.D323]=[.M323]" office:value-type="boolean" office:boolean-value="true" calcext:value-type="boolean">
            <text:p>TRUE</text:p>
          </table:table-cell>
          <table:table-cell table:formula="of:=IF([.E323]=[.N323]; &quot;&quot;; &quot;*&quot;)">
            <text:p/>
          </table:table-cell>
          <table:table-cell table:formula="of:=IF([.E323]=[.N323]; &quot;&quot;; [.E323]-[.N323])">
            <text:p/>
          </table:table-cell>
          <table:table-cell table:formula="of:=IF([.E323]=[.N323]; &quot;&quot;; (([.N323]-[.E323])/[.E323])*100)">
            <text:p/>
          </table:table-cell>
          <table:table-cell/>
          <table:table-cell office:value-type="string" calcext:value-type="string">
            <text:p>language/where_clause_methods</text:p>
          </table:table-cell>
          <table:table-cell office:value-type="float" office:value="1728" calcext:value-type="float">
            <text:p>1728</text:p>
          </table:table-cell>
          <table:table-cell/>
          <table:table-cell table:formula="of:=[.M323]=[.U323]" office:value-type="boolean" office:boolean-value="true" calcext:value-type="boolean">
            <text:p>TRUE</text:p>
          </table:table-cell>
          <table:table-cell table:formula="of:=IF([.N323]=[.V323]; &quot;&quot;; [.V323]-[.N323])">
            <text:p/>
          </table:table-cell>
          <table:table-cell table:formula="of:=IF([.N323]=[.V323]; &quot;&quot;; (([.V323]-[.N323])/[.N323])*100)">
            <text:p/>
          </table:table-cell>
        </table:table-row>
        <table:table-row table:style-name="ro1">
          <table:table-cell office:value-type="string" calcext:value-type="string">
            <text:p>language/where_clause_structs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language/where_clause_structs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A324]=[.D324]" office:value-type="boolean" office:boolean-value="true" calcext:value-type="boolean">
            <text:p>TRUE</text:p>
          </table:table-cell>
          <table:table-cell table:formula="of:=IF([.B324]=[.E324]; &quot;&quot;; &quot;*&quot;)">
            <text:p/>
          </table:table-cell>
          <table:table-cell table:formula="of:=IF([.B324]=[.E324]; &quot;&quot;; [.E324]-[.B324])">
            <text:p/>
          </table:table-cell>
          <table:table-cell table:formula="of:=IF([.B324]=[.E324]; &quot;&quot;; (([.E324]-[.B324])/[.B324])*100)">
            <text:p/>
          </table:table-cell>
          <table:table-cell table:number-columns-repeated="2"/>
          <table:table-cell office:value-type="string" calcext:value-type="string">
            <text:p>language/where_clause_structs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D324]=[.M324]" office:value-type="boolean" office:boolean-value="true" calcext:value-type="boolean">
            <text:p>TRUE</text:p>
          </table:table-cell>
          <table:table-cell table:formula="of:=IF([.E324]=[.N324]; &quot;&quot;; &quot;*&quot;)">
            <text:p/>
          </table:table-cell>
          <table:table-cell table:formula="of:=IF([.E324]=[.N324]; &quot;&quot;; [.E324]-[.N324])">
            <text:p/>
          </table:table-cell>
          <table:table-cell table:formula="of:=IF([.E324]=[.N324]; &quot;&quot;; (([.N324]-[.E324])/[.E324])*100)">
            <text:p/>
          </table:table-cell>
          <table:table-cell/>
          <table:table-cell office:value-type="string" calcext:value-type="string">
            <text:p>language/where_clause_structs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M324]=[.U324]" office:value-type="boolean" office:boolean-value="true" calcext:value-type="boolean">
            <text:p>TRUE</text:p>
          </table:table-cell>
          <table:table-cell table:formula="of:=IF([.N324]=[.V324]; &quot;&quot;; [.V324]-[.N324])">
            <text:p/>
          </table:table-cell>
          <table:table-cell table:formula="of:=IF([.N324]=[.V324]; &quot;&quot;; (([.V324]-[.N324])/[.N324])*100)">
            <text:p/>
          </table:table-cell>
        </table:table-row>
        <table:table-row table:style-name="ro1">
          <table:table-cell office:value-type="string" calcext:value-type="string">
            <text:p>language/where_clause_trait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where_clause_trait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25]=[.D325]" office:value-type="boolean" office:boolean-value="true" calcext:value-type="boolean">
            <text:p>TRUE</text:p>
          </table:table-cell>
          <table:table-cell table:formula="of:=IF([.B325]=[.E325]; &quot;&quot;; &quot;*&quot;)">
            <text:p/>
          </table:table-cell>
          <table:table-cell table:formula="of:=IF([.B325]=[.E325]; &quot;&quot;; [.E325]-[.B325])">
            <text:p/>
          </table:table-cell>
          <table:table-cell table:formula="of:=IF([.B325]=[.E325]; &quot;&quot;; (([.E325]-[.B325])/[.B325])*100)">
            <text:p/>
          </table:table-cell>
          <table:table-cell table:number-columns-repeated="2"/>
          <table:table-cell office:value-type="string" calcext:value-type="string">
            <text:p>language/where_clause_trait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325]=[.M325]" office:value-type="boolean" office:boolean-value="true" calcext:value-type="boolean">
            <text:p>TRUE</text:p>
          </table:table-cell>
          <table:table-cell table:formula="of:=IF([.E325]=[.N325]; &quot;&quot;; &quot;*&quot;)">
            <text:p/>
          </table:table-cell>
          <table:table-cell table:formula="of:=IF([.E325]=[.N325]; &quot;&quot;; [.E325]-[.N325])">
            <text:p/>
          </table:table-cell>
          <table:table-cell table:formula="of:=IF([.E325]=[.N325]; &quot;&quot;; (([.N325]-[.E325])/[.E325])*100)">
            <text:p/>
          </table:table-cell>
          <table:table-cell/>
          <table:table-cell office:value-type="string" calcext:value-type="string">
            <text:p>language/where_clause_trait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325]=[.U325]" office:value-type="boolean" office:boolean-value="true" calcext:value-type="boolean">
            <text:p>TRUE</text:p>
          </table:table-cell>
          <table:table-cell table:formula="of:=IF([.N325]=[.V325]; &quot;&quot;; [.V325]-[.N325])">
            <text:p/>
          </table:table-cell>
          <table:table-cell table:formula="of:=IF([.N325]=[.V325]; &quot;&quot;; (([.V325]-[.N325])/[.N325])*100)">
            <text:p/>
          </table:table-cell>
        </table:table-row>
        <table:table-row table:style-name="ro1">
          <table:table-cell office:value-type="string" calcext:value-type="string">
            <text:p>language/while_loops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language/while_loops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A326]=[.D326]" office:value-type="boolean" office:boolean-value="true" calcext:value-type="boolean">
            <text:p>TRUE</text:p>
          </table:table-cell>
          <table:table-cell table:formula="of:=IF([.B326]=[.E326]; &quot;&quot;; &quot;*&quot;)">
            <text:p/>
          </table:table-cell>
          <table:table-cell table:formula="of:=IF([.B326]=[.E326]; &quot;&quot;; [.E326]-[.B326])">
            <text:p/>
          </table:table-cell>
          <table:table-cell table:formula="of:=IF([.B326]=[.E326]; &quot;&quot;; (([.E326]-[.B326])/[.B326])*100)">
            <text:p/>
          </table:table-cell>
          <table:table-cell table:number-columns-repeated="2"/>
          <table:table-cell office:value-type="string" calcext:value-type="string">
            <text:p>language/while_loops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D326]=[.M326]" office:value-type="boolean" office:boolean-value="true" calcext:value-type="boolean">
            <text:p>TRUE</text:p>
          </table:table-cell>
          <table:table-cell table:formula="of:=IF([.E326]=[.N326]; &quot;&quot;; &quot;*&quot;)">
            <text:p/>
          </table:table-cell>
          <table:table-cell table:formula="of:=IF([.E326]=[.N326]; &quot;&quot;; [.E326]-[.N326])">
            <text:p/>
          </table:table-cell>
          <table:table-cell table:formula="of:=IF([.E326]=[.N326]; &quot;&quot;; (([.N326]-[.E326])/[.E326])*100)">
            <text:p/>
          </table:table-cell>
          <table:table-cell/>
          <table:table-cell office:value-type="string" calcext:value-type="string">
            <text:p>language/while_loops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M326]=[.U326]" office:value-type="boolean" office:boolean-value="true" calcext:value-type="boolean">
            <text:p>TRUE</text:p>
          </table:table-cell>
          <table:table-cell table:formula="of:=IF([.N326]=[.V326]; &quot;&quot;; [.V326]-[.N326])">
            <text:p/>
          </table:table-cell>
          <table:table-cell table:formula="of:=IF([.N326]=[.V326]; &quot;&quot;; (([.V326]-[.N326])/[.N326])*100)">
            <text:p/>
          </table:table-cell>
        </table:table-row>
        <table:table-row table:style-name="ro1">
          <table:table-cell office:value-type="string" calcext:value-type="string">
            <text:p>language/zero_field_type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zero_field_type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327]=[.D327]" office:value-type="boolean" office:boolean-value="true" calcext:value-type="boolean">
            <text:p>TRUE</text:p>
          </table:table-cell>
          <table:table-cell table:formula="of:=IF([.B327]=[.E327]; &quot;&quot;; &quot;*&quot;)">
            <text:p/>
          </table:table-cell>
          <table:table-cell table:formula="of:=IF([.B327]=[.E327]; &quot;&quot;; [.E327]-[.B327])">
            <text:p/>
          </table:table-cell>
          <table:table-cell table:formula="of:=IF([.B327]=[.E327]; &quot;&quot;; (([.E327]-[.B327])/[.B327])*100)">
            <text:p/>
          </table:table-cell>
          <table:table-cell table:number-columns-repeated="2"/>
          <table:table-cell office:value-type="string" calcext:value-type="string">
            <text:p>language/zero_field_type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327]=[.M327]" office:value-type="boolean" office:boolean-value="true" calcext:value-type="boolean">
            <text:p>TRUE</text:p>
          </table:table-cell>
          <table:table-cell table:formula="of:=IF([.E327]=[.N327]; &quot;&quot;; &quot;*&quot;)">
            <text:p/>
          </table:table-cell>
          <table:table-cell table:formula="of:=IF([.E327]=[.N327]; &quot;&quot;; [.E327]-[.N327])">
            <text:p/>
          </table:table-cell>
          <table:table-cell table:formula="of:=IF([.E327]=[.N327]; &quot;&quot;; (([.N327]-[.E327])/[.E327])*100)">
            <text:p/>
          </table:table-cell>
          <table:table-cell/>
          <table:table-cell office:value-type="string" calcext:value-type="string">
            <text:p>language/zero_field_type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M327]=[.U327]" office:value-type="boolean" office:boolean-value="true" calcext:value-type="boolean">
            <text:p>TRUE</text:p>
          </table:table-cell>
          <table:table-cell table:formula="of:=IF([.N327]=[.V327]; &quot;&quot;; [.V327]-[.N327])">
            <text:p/>
          </table:table-cell>
          <table:table-cell table:formula="of:=IF([.N327]=[.V327]; &quot;&quot;; (([.V327]-[.N327])/[.N327])*100)">
            <text:p/>
          </table:table-cell>
        </table:table-row>
        <table:table-row table:style-name="ro1">
          <table:table-cell office:value-type="string" calcext:value-type="string">
            <text:p>multiple_supertraits_for_abis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multiple_supertraits_for_abis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328]=[.D328]" office:value-type="boolean" office:boolean-value="true" calcext:value-type="boolean">
            <text:p>TRUE</text:p>
          </table:table-cell>
          <table:table-cell table:formula="of:=IF([.B328]=[.E328]; &quot;&quot;; &quot;*&quot;)">
            <text:p/>
          </table:table-cell>
          <table:table-cell table:formula="of:=IF([.B328]=[.E328]; &quot;&quot;; [.E328]-[.B328])">
            <text:p/>
          </table:table-cell>
          <table:table-cell table:formula="of:=IF([.B328]=[.E328]; &quot;&quot;; (([.E328]-[.B328])/[.B328])*100)">
            <text:p/>
          </table:table-cell>
          <table:table-cell table:number-columns-repeated="2"/>
          <table:table-cell office:value-type="string" calcext:value-type="string">
            <text:p>multiple_supertraits_for_abis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D328]=[.M328]" office:value-type="boolean" office:boolean-value="true" calcext:value-type="boolean">
            <text:p>TRUE</text:p>
          </table:table-cell>
          <table:table-cell table:formula="of:=IF([.E328]=[.N328]; &quot;&quot;; &quot;*&quot;)">
            <text:p/>
          </table:table-cell>
          <table:table-cell table:formula="of:=IF([.E328]=[.N328]; &quot;&quot;; [.E328]-[.N328])">
            <text:p/>
          </table:table-cell>
          <table:table-cell table:formula="of:=IF([.E328]=[.N328]; &quot;&quot;; (([.N328]-[.E328])/[.E328])*100)">
            <text:p/>
          </table:table-cell>
          <table:table-cell/>
          <table:table-cell office:value-type="string" calcext:value-type="string">
            <text:p>multiple_supertraits_for_abis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M328]=[.U328]" office:value-type="boolean" office:boolean-value="true" calcext:value-type="boolean">
            <text:p>TRUE</text:p>
          </table:table-cell>
          <table:table-cell table:formula="of:=IF([.N328]=[.V328]; &quot;&quot;; [.V328]-[.N328])">
            <text:p/>
          </table:table-cell>
          <table:table-cell table:formula="of:=IF([.N328]=[.V328]; &quot;&quot;; (([.V328]-[.N328])/[.N328])*100)">
            <text:p/>
          </table:table-cell>
        </table:table-row>
        <table:table-row table:style-name="ro1">
          <table:table-cell office:value-type="string" calcext:value-type="string">
            <text:p>non_payable_implicit_zero_coins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non_payable_implicit_zero_coins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329]=[.D329]" office:value-type="boolean" office:boolean-value="true" calcext:value-type="boolean">
            <text:p>TRUE</text:p>
          </table:table-cell>
          <table:table-cell table:formula="of:=IF([.B329]=[.E329]; &quot;&quot;; &quot;*&quot;)">
            <text:p/>
          </table:table-cell>
          <table:table-cell table:formula="of:=IF([.B329]=[.E329]; &quot;&quot;; [.E329]-[.B329])">
            <text:p/>
          </table:table-cell>
          <table:table-cell table:formula="of:=IF([.B329]=[.E329]; &quot;&quot;; (([.E329]-[.B329])/[.B329])*100)">
            <text:p/>
          </table:table-cell>
          <table:table-cell table:number-columns-repeated="2"/>
          <table:table-cell office:value-type="string" calcext:value-type="string">
            <text:p>non_payable_implicit_zero_coins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D329]=[.M329]" office:value-type="boolean" office:boolean-value="true" calcext:value-type="boolean">
            <text:p>TRUE</text:p>
          </table:table-cell>
          <table:table-cell table:formula="of:=IF([.E329]=[.N329]; &quot;&quot;; &quot;*&quot;)">
            <text:p/>
          </table:table-cell>
          <table:table-cell table:formula="of:=IF([.E329]=[.N329]; &quot;&quot;; [.E329]-[.N329])">
            <text:p/>
          </table:table-cell>
          <table:table-cell table:formula="of:=IF([.E329]=[.N329]; &quot;&quot;; (([.N329]-[.E329])/[.E329])*100)">
            <text:p/>
          </table:table-cell>
          <table:table-cell/>
          <table:table-cell office:value-type="string" calcext:value-type="string">
            <text:p>non_payable_implicit_zero_coins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M329]=[.U329]" office:value-type="boolean" office:boolean-value="true" calcext:value-type="boolean">
            <text:p>TRUE</text:p>
          </table:table-cell>
          <table:table-cell table:formula="of:=IF([.N329]=[.V329]; &quot;&quot;; [.V329]-[.N329])">
            <text:p/>
          </table:table-cell>
          <table:table-cell table:formula="of:=IF([.N329]=[.V329]; &quot;&quot;; (([.V329]-[.N329])/[.N329])*100)">
            <text:p/>
          </table:table-cell>
        </table:table-row>
        <table:table-row table:style-name="ro1">
          <table:table-cell office:value-type="string" calcext:value-type="string">
            <text:p>non_payable_zero_coins_let_binding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non_payable_zero_coins_let_binding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330]=[.D330]" office:value-type="boolean" office:boolean-value="true" calcext:value-type="boolean">
            <text:p>TRUE</text:p>
          </table:table-cell>
          <table:table-cell table:formula="of:=IF([.B330]=[.E330]; &quot;&quot;; &quot;*&quot;)">
            <text:p/>
          </table:table-cell>
          <table:table-cell table:formula="of:=IF([.B330]=[.E330]; &quot;&quot;; [.E330]-[.B330])">
            <text:p/>
          </table:table-cell>
          <table:table-cell table:formula="of:=IF([.B330]=[.E330]; &quot;&quot;; (([.E330]-[.B330])/[.B330])*100)">
            <text:p/>
          </table:table-cell>
          <table:table-cell table:number-columns-repeated="2"/>
          <table:table-cell office:value-type="string" calcext:value-type="string">
            <text:p>non_payable_zero_coins_let_binding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D330]=[.M330]" office:value-type="boolean" office:boolean-value="true" calcext:value-type="boolean">
            <text:p>TRUE</text:p>
          </table:table-cell>
          <table:table-cell table:formula="of:=IF([.E330]=[.N330]; &quot;&quot;; &quot;*&quot;)">
            <text:p/>
          </table:table-cell>
          <table:table-cell table:formula="of:=IF([.E330]=[.N330]; &quot;&quot;; [.E330]-[.N330])">
            <text:p/>
          </table:table-cell>
          <table:table-cell table:formula="of:=IF([.E330]=[.N330]; &quot;&quot;; (([.N330]-[.E330])/[.E330])*100)">
            <text:p/>
          </table:table-cell>
          <table:table-cell/>
          <table:table-cell office:value-type="string" calcext:value-type="string">
            <text:p>non_payable_zero_coins_let_binding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M330]=[.U330]" office:value-type="boolean" office:boolean-value="true" calcext:value-type="boolean">
            <text:p>TRUE</text:p>
          </table:table-cell>
          <table:table-cell table:formula="of:=IF([.N330]=[.V330]; &quot;&quot;; [.V330]-[.N330])">
            <text:p/>
          </table:table-cell>
          <table:table-cell table:formula="of:=IF([.N330]=[.V330]; &quot;&quot;; (([.V330]-[.N330])/[.N330])*100)">
            <text:p/>
          </table:table-cell>
        </table:table-row>
        <table:table-row table:style-name="ro1">
          <table:table-cell office:value-type="string" calcext:value-type="string">
            <text:p>resolve_local_items_that_shadow_imports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resolve_local_items_that_shadow_imports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331]=[.D331]" office:value-type="boolean" office:boolean-value="true" calcext:value-type="boolean">
            <text:p>TRUE</text:p>
          </table:table-cell>
          <table:table-cell table:formula="of:=IF([.B331]=[.E331]; &quot;&quot;; &quot;*&quot;)">
            <text:p/>
          </table:table-cell>
          <table:table-cell table:formula="of:=IF([.B331]=[.E331]; &quot;&quot;; [.E331]-[.B331])">
            <text:p/>
          </table:table-cell>
          <table:table-cell table:formula="of:=IF([.B331]=[.E331]; &quot;&quot;; (([.E331]-[.B331])/[.B331])*100)">
            <text:p/>
          </table:table-cell>
          <table:table-cell table:number-columns-repeated="2"/>
          <table:table-cell office:value-type="string" calcext:value-type="string">
            <text:p>resolve_local_items_that_shadow_imports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D331]=[.M331]" office:value-type="boolean" office:boolean-value="true" calcext:value-type="boolean">
            <text:p>TRUE</text:p>
          </table:table-cell>
          <table:table-cell table:formula="of:=IF([.E331]=[.N331]; &quot;&quot;; &quot;*&quot;)">
            <text:p/>
          </table:table-cell>
          <table:table-cell table:formula="of:=IF([.E331]=[.N331]; &quot;&quot;; [.E331]-[.N331])">
            <text:p/>
          </table:table-cell>
          <table:table-cell table:formula="of:=IF([.E331]=[.N331]; &quot;&quot;; (([.N331]-[.E331])/[.E331])*100)">
            <text:p/>
          </table:table-cell>
          <table:table-cell/>
          <table:table-cell office:value-type="string" calcext:value-type="string">
            <text:p>resolve_local_items_that_shadow_imports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M331]=[.U331]" office:value-type="boolean" office:boolean-value="true" calcext:value-type="boolean">
            <text:p>TRUE</text:p>
          </table:table-cell>
          <table:table-cell table:formula="of:=IF([.N331]=[.V331]; &quot;&quot;; [.V331]-[.N331])">
            <text:p/>
          </table:table-cell>
          <table:table-cell table:formula="of:=IF([.N331]=[.V331]; &quot;&quot;; (([.V331]-[.N331])/[.N331])*100)">
            <text:p/>
          </table:table-cell>
        </table:table-row>
        <table:table-row table:style-name="ro1">
          <table:table-cell office:value-type="string" calcext:value-type="string">
            <text:p>return_in_strange_position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eturn_in_strange_position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332]=[.D332]" office:value-type="boolean" office:boolean-value="true" calcext:value-type="boolean">
            <text:p>TRUE</text:p>
          </table:table-cell>
          <table:table-cell table:formula="of:=IF([.B332]=[.E332]; &quot;&quot;; &quot;*&quot;)">
            <text:p/>
          </table:table-cell>
          <table:table-cell table:formula="of:=IF([.B332]=[.E332]; &quot;&quot;; [.E332]-[.B332])">
            <text:p/>
          </table:table-cell>
          <table:table-cell table:formula="of:=IF([.B332]=[.E332]; &quot;&quot;; (([.E332]-[.B332])/[.B332])*100)">
            <text:p/>
          </table:table-cell>
          <table:table-cell table:number-columns-repeated="2"/>
          <table:table-cell office:value-type="string" calcext:value-type="string">
            <text:p>return_in_strange_position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332]=[.M332]" office:value-type="boolean" office:boolean-value="true" calcext:value-type="boolean">
            <text:p>TRUE</text:p>
          </table:table-cell>
          <table:table-cell table:formula="of:=IF([.E332]=[.N332]; &quot;&quot;; &quot;*&quot;)">
            <text:p/>
          </table:table-cell>
          <table:table-cell table:formula="of:=IF([.E332]=[.N332]; &quot;&quot;; [.E332]-[.N332])">
            <text:p/>
          </table:table-cell>
          <table:table-cell table:formula="of:=IF([.E332]=[.N332]; &quot;&quot;; (([.N332]-[.E332])/[.E332])*100)">
            <text:p/>
          </table:table-cell>
          <table:table-cell/>
          <table:table-cell office:value-type="string" calcext:value-type="string">
            <text:p>return_in_strange_position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M332]=[.U332]" office:value-type="boolean" office:boolean-value="true" calcext:value-type="boolean">
            <text:p>TRUE</text:p>
          </table:table-cell>
          <table:table-cell table:formula="of:=IF([.N332]=[.V332]; &quot;&quot;; [.V332]-[.N332])">
            <text:p/>
          </table:table-cell>
          <table:table-cell table:formula="of:=IF([.N332]=[.V332]; &quot;&quot;; (([.V332]-[.N332])/[.N332])*100)">
            <text:p/>
          </table:table-cell>
        </table:table-row>
        <table:table-row table:style-name="ro1">
          <table:table-cell office:value-type="string" calcext:value-type="string">
            <text:p>return_into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string" calcext:value-type="string">
            <text:p>return_into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[.A333]=[.D333]" office:value-type="boolean" office:boolean-value="true" calcext:value-type="boolean">
            <text:p>TRUE</text:p>
          </table:table-cell>
          <table:table-cell table:formula="of:=IF([.B333]=[.E333]; &quot;&quot;; &quot;*&quot;)">
            <text:p/>
          </table:table-cell>
          <table:table-cell table:formula="of:=IF([.B333]=[.E333]; &quot;&quot;; [.E333]-[.B333])">
            <text:p/>
          </table:table-cell>
          <table:table-cell table:formula="of:=IF([.B333]=[.E333]; &quot;&quot;; (([.E333]-[.B333])/[.B333])*100)">
            <text:p/>
          </table:table-cell>
          <table:table-cell table:number-columns-repeated="2"/>
          <table:table-cell office:value-type="string" calcext:value-type="string">
            <text:p>return_into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[.D333]=[.M333]" office:value-type="boolean" office:boolean-value="true" calcext:value-type="boolean">
            <text:p>TRUE</text:p>
          </table:table-cell>
          <table:table-cell table:formula="of:=IF([.E333]=[.N333]; &quot;&quot;; &quot;*&quot;)">
            <text:p/>
          </table:table-cell>
          <table:table-cell table:formula="of:=IF([.E333]=[.N333]; &quot;&quot;; [.E333]-[.N333])">
            <text:p/>
          </table:table-cell>
          <table:table-cell table:formula="of:=IF([.E333]=[.N333]; &quot;&quot;; (([.N333]-[.E333])/[.E333])*100)">
            <text:p/>
          </table:table-cell>
          <table:table-cell/>
          <table:table-cell office:value-type="string" calcext:value-type="string">
            <text:p>return_into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[.M333]=[.U333]" office:value-type="boolean" office:boolean-value="true" calcext:value-type="boolean">
            <text:p>TRUE</text:p>
          </table:table-cell>
          <table:table-cell table:formula="of:=IF([.N333]=[.V333]; &quot;&quot;; [.V333]-[.N333])">
            <text:p/>
          </table:table-cell>
          <table:table-cell table:formula="of:=IF([.N333]=[.V333]; &quot;&quot;; (([.V333]-[.N333])/[.N333])*100)">
            <text:p/>
          </table:table-cell>
        </table:table-row>
        <table:table-row table:style-name="ro1">
          <table:table-cell office:value-type="string" calcext:value-type="string">
            <text:p>static_analysis/cei_pattern_violation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34]=[.D334]" office:value-type="boolean" office:boolean-value="true" calcext:value-type="boolean">
            <text:p>TRUE</text:p>
          </table:table-cell>
          <table:table-cell table:formula="of:=IF([.B334]=[.E334]; &quot;&quot;; &quot;*&quot;)">
            <text:p/>
          </table:table-cell>
          <table:table-cell table:formula="of:=IF([.B334]=[.E334]; &quot;&quot;; [.E334]-[.B334])">
            <text:p/>
          </table:table-cell>
          <table:table-cell table:formula="of:=IF([.B334]=[.E334]; &quot;&quot;; (([.E334]-[.B334])/[.B334])*100)">
            <text:p/>
          </table:table-cell>
          <table:table-cell table:number-columns-repeated="2"/>
          <table:table-cell office:value-type="string" calcext:value-type="string">
            <text:p>static_analysis/cei_pattern_violation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D334]=[.M334]" office:value-type="boolean" office:boolean-value="true" calcext:value-type="boolean">
            <text:p>TRUE</text:p>
          </table:table-cell>
          <table:table-cell table:formula="of:=IF([.E334]=[.N334]; &quot;&quot;; &quot;*&quot;)">
            <text:p/>
          </table:table-cell>
          <table:table-cell table:formula="of:=IF([.E334]=[.N334]; &quot;&quot;; [.E334]-[.N334])">
            <text:p/>
          </table:table-cell>
          <table:table-cell table:formula="of:=IF([.E334]=[.N334]; &quot;&quot;; (([.N334]-[.E334])/[.E334])*100)">
            <text:p/>
          </table:table-cell>
          <table:table-cell/>
          <table:table-cell office:value-type="string" calcext:value-type="string">
            <text:p>static_analysis/cei_pattern_violation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M334]=[.U334]" office:value-type="boolean" office:boolean-value="true" calcext:value-type="boolean">
            <text:p>TRUE</text:p>
          </table:table-cell>
          <table:table-cell table:formula="of:=IF([.N334]=[.V334]; &quot;&quot;; [.V334]-[.N334])">
            <text:p/>
          </table:table-cell>
          <table:table-cell table:formula="of:=IF([.N334]=[.V334]; &quot;&quot;; (([.V334]-[.N334])/[.N334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in_asm_block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static_analysis/cei_pattern_violation_in_asm_block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A335]=[.D335]" office:value-type="boolean" office:boolean-value="true" calcext:value-type="boolean">
            <text:p>TRUE</text:p>
          </table:table-cell>
          <table:table-cell table:formula="of:=IF([.B335]=[.E335]; &quot;&quot;; &quot;*&quot;)">
            <text:p/>
          </table:table-cell>
          <table:table-cell table:formula="of:=IF([.B335]=[.E335]; &quot;&quot;; [.E335]-[.B335])">
            <text:p/>
          </table:table-cell>
          <table:table-cell table:formula="of:=IF([.B335]=[.E335]; &quot;&quot;; (([.E335]-[.B335])/[.B335])*100)">
            <text:p/>
          </table:table-cell>
          <table:table-cell table:number-columns-repeated="2"/>
          <table:table-cell office:value-type="string" calcext:value-type="string">
            <text:p>static_analysis/cei_pattern_violation_in_asm_block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D335]=[.M335]" office:value-type="boolean" office:boolean-value="true" calcext:value-type="boolean">
            <text:p>TRUE</text:p>
          </table:table-cell>
          <table:table-cell table:formula="of:=IF([.E335]=[.N335]; &quot;&quot;; &quot;*&quot;)">
            <text:p/>
          </table:table-cell>
          <table:table-cell table:formula="of:=IF([.E335]=[.N335]; &quot;&quot;; [.E335]-[.N335])">
            <text:p/>
          </table:table-cell>
          <table:table-cell table:formula="of:=IF([.E335]=[.N335]; &quot;&quot;; (([.N335]-[.E335])/[.E335])*100)">
            <text:p/>
          </table:table-cell>
          <table:table-cell/>
          <table:table-cell office:value-type="string" calcext:value-type="string">
            <text:p>static_analysis/cei_pattern_violation_in_asm_block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M335]=[.U335]" office:value-type="boolean" office:boolean-value="true" calcext:value-type="boolean">
            <text:p>TRUE</text:p>
          </table:table-cell>
          <table:table-cell table:formula="of:=IF([.N335]=[.V335]; &quot;&quot;; [.V335]-[.N335])">
            <text:p/>
          </table:table-cell>
          <table:table-cell table:formula="of:=IF([.N335]=[.V335]; &quot;&quot;; (([.V335]-[.N335])/[.N335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in_asm_block_bal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static_analysis/cei_pattern_violation_in_asm_block_bal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[.A336]=[.D336]" office:value-type="boolean" office:boolean-value="true" calcext:value-type="boolean">
            <text:p>TRUE</text:p>
          </table:table-cell>
          <table:table-cell table:formula="of:=IF([.B336]=[.E336]; &quot;&quot;; &quot;*&quot;)">
            <text:p/>
          </table:table-cell>
          <table:table-cell table:formula="of:=IF([.B336]=[.E336]; &quot;&quot;; [.E336]-[.B336])">
            <text:p/>
          </table:table-cell>
          <table:table-cell table:formula="of:=IF([.B336]=[.E336]; &quot;&quot;; (([.E336]-[.B336])/[.B336])*100)">
            <text:p/>
          </table:table-cell>
          <table:table-cell table:number-columns-repeated="2"/>
          <table:table-cell office:value-type="string" calcext:value-type="string">
            <text:p>static_analysis/cei_pattern_violation_in_asm_block_bal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[.D336]=[.M336]" office:value-type="boolean" office:boolean-value="true" calcext:value-type="boolean">
            <text:p>TRUE</text:p>
          </table:table-cell>
          <table:table-cell table:formula="of:=IF([.E336]=[.N336]; &quot;&quot;; &quot;*&quot;)">
            <text:p/>
          </table:table-cell>
          <table:table-cell table:formula="of:=IF([.E336]=[.N336]; &quot;&quot;; [.E336]-[.N336])">
            <text:p/>
          </table:table-cell>
          <table:table-cell table:formula="of:=IF([.E336]=[.N336]; &quot;&quot;; (([.N336]-[.E336])/[.E336])*100)">
            <text:p/>
          </table:table-cell>
          <table:table-cell/>
          <table:table-cell office:value-type="string" calcext:value-type="string">
            <text:p>static_analysis/cei_pattern_violation_in_asm_block_bal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[.M336]=[.U336]" office:value-type="boolean" office:boolean-value="true" calcext:value-type="boolean">
            <text:p>TRUE</text:p>
          </table:table-cell>
          <table:table-cell table:formula="of:=IF([.N336]=[.V336]; &quot;&quot;; [.V336]-[.N336])">
            <text:p/>
          </table:table-cell>
          <table:table-cell table:formula="of:=IF([.N336]=[.V336]; &quot;&quot;; (([.V336]-[.N336])/[.N336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in_asm_block_mint_burn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static_analysis/cei_pattern_violation_in_asm_block_mint_burn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[.A337]=[.D337]" office:value-type="boolean" office:boolean-value="true" calcext:value-type="boolean">
            <text:p>TRUE</text:p>
          </table:table-cell>
          <table:table-cell table:formula="of:=IF([.B337]=[.E337]; &quot;&quot;; &quot;*&quot;)">
            <text:p/>
          </table:table-cell>
          <table:table-cell table:formula="of:=IF([.B337]=[.E337]; &quot;&quot;; [.E337]-[.B337])">
            <text:p/>
          </table:table-cell>
          <table:table-cell table:formula="of:=IF([.B337]=[.E337]; &quot;&quot;; (([.E337]-[.B337])/[.B337])*100)">
            <text:p/>
          </table:table-cell>
          <table:table-cell table:number-columns-repeated="2"/>
          <table:table-cell office:value-type="string" calcext:value-type="string">
            <text:p>static_analysis/cei_pattern_violation_in_asm_block_mint_burn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[.D337]=[.M337]" office:value-type="boolean" office:boolean-value="true" calcext:value-type="boolean">
            <text:p>TRUE</text:p>
          </table:table-cell>
          <table:table-cell table:formula="of:=IF([.E337]=[.N337]; &quot;&quot;; &quot;*&quot;)">
            <text:p/>
          </table:table-cell>
          <table:table-cell table:formula="of:=IF([.E337]=[.N337]; &quot;&quot;; [.E337]-[.N337])">
            <text:p/>
          </table:table-cell>
          <table:table-cell table:formula="of:=IF([.E337]=[.N337]; &quot;&quot;; (([.N337]-[.E337])/[.E337])*100)">
            <text:p/>
          </table:table-cell>
          <table:table-cell/>
          <table:table-cell office:value-type="string" calcext:value-type="string">
            <text:p>static_analysis/cei_pattern_violation_in_asm_block_mint_burn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[.M337]=[.U337]" office:value-type="boolean" office:boolean-value="true" calcext:value-type="boolean">
            <text:p>TRUE</text:p>
          </table:table-cell>
          <table:table-cell table:formula="of:=IF([.N337]=[.V337]; &quot;&quot;; [.V337]-[.N337])">
            <text:p/>
          </table:table-cell>
          <table:table-cell table:formula="of:=IF([.N337]=[.V337]; &quot;&quot;; (([.V337]-[.N337])/[.N337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in_asm_block_read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static_analysis/cei_pattern_violation_in_asm_block_read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338]=[.D338]" office:value-type="boolean" office:boolean-value="true" calcext:value-type="boolean">
            <text:p>TRUE</text:p>
          </table:table-cell>
          <table:table-cell table:formula="of:=IF([.B338]=[.E338]; &quot;&quot;; &quot;*&quot;)">
            <text:p/>
          </table:table-cell>
          <table:table-cell table:formula="of:=IF([.B338]=[.E338]; &quot;&quot;; [.E338]-[.B338])">
            <text:p/>
          </table:table-cell>
          <table:table-cell table:formula="of:=IF([.B338]=[.E338]; &quot;&quot;; (([.E338]-[.B338])/[.B338])*100)">
            <text:p/>
          </table:table-cell>
          <table:table-cell table:number-columns-repeated="2"/>
          <table:table-cell office:value-type="string" calcext:value-type="string">
            <text:p>static_analysis/cei_pattern_violation_in_asm_block_read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D338]=[.M338]" office:value-type="boolean" office:boolean-value="true" calcext:value-type="boolean">
            <text:p>TRUE</text:p>
          </table:table-cell>
          <table:table-cell table:formula="of:=IF([.E338]=[.N338]; &quot;&quot;; &quot;*&quot;)">
            <text:p/>
          </table:table-cell>
          <table:table-cell table:formula="of:=IF([.E338]=[.N338]; &quot;&quot;; [.E338]-[.N338])">
            <text:p/>
          </table:table-cell>
          <table:table-cell table:formula="of:=IF([.E338]=[.N338]; &quot;&quot;; (([.N338]-[.E338])/[.E338])*100)">
            <text:p/>
          </table:table-cell>
          <table:table-cell/>
          <table:table-cell office:value-type="string" calcext:value-type="string">
            <text:p>static_analysis/cei_pattern_violation_in_asm_block_read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M338]=[.U338]" office:value-type="boolean" office:boolean-value="true" calcext:value-type="boolean">
            <text:p>TRUE</text:p>
          </table:table-cell>
          <table:table-cell table:formula="of:=IF([.N338]=[.V338]; &quot;&quot;; [.V338]-[.N338])">
            <text:p/>
          </table:table-cell>
          <table:table-cell table:formula="of:=IF([.N338]=[.V338]; &quot;&quot;; (([.V338]-[.N338])/[.N338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in_asm_block_smo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static_analysis/cei_pattern_violation_in_asm_block_smo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[.A339]=[.D339]" office:value-type="boolean" office:boolean-value="true" calcext:value-type="boolean">
            <text:p>TRUE</text:p>
          </table:table-cell>
          <table:table-cell table:formula="of:=IF([.B339]=[.E339]; &quot;&quot;; &quot;*&quot;)">
            <text:p/>
          </table:table-cell>
          <table:table-cell table:formula="of:=IF([.B339]=[.E339]; &quot;&quot;; [.E339]-[.B339])">
            <text:p/>
          </table:table-cell>
          <table:table-cell table:formula="of:=IF([.B339]=[.E339]; &quot;&quot;; (([.E339]-[.B339])/[.B339])*100)">
            <text:p/>
          </table:table-cell>
          <table:table-cell table:number-columns-repeated="2"/>
          <table:table-cell office:value-type="string" calcext:value-type="string">
            <text:p>static_analysis/cei_pattern_violation_in_asm_block_smo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[.D339]=[.M339]" office:value-type="boolean" office:boolean-value="true" calcext:value-type="boolean">
            <text:p>TRUE</text:p>
          </table:table-cell>
          <table:table-cell table:formula="of:=IF([.E339]=[.N339]; &quot;&quot;; &quot;*&quot;)">
            <text:p/>
          </table:table-cell>
          <table:table-cell table:formula="of:=IF([.E339]=[.N339]; &quot;&quot;; [.E339]-[.N339])">
            <text:p/>
          </table:table-cell>
          <table:table-cell table:formula="of:=IF([.E339]=[.N339]; &quot;&quot;; (([.N339]-[.E339])/[.E339])*100)">
            <text:p/>
          </table:table-cell>
          <table:table-cell/>
          <table:table-cell office:value-type="string" calcext:value-type="string">
            <text:p>static_analysis/cei_pattern_violation_in_asm_block_smo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[.M339]=[.U339]" office:value-type="boolean" office:boolean-value="true" calcext:value-type="boolean">
            <text:p>TRUE</text:p>
          </table:table-cell>
          <table:table-cell table:formula="of:=IF([.N339]=[.V339]; &quot;&quot;; [.V339]-[.N339])">
            <text:p/>
          </table:table-cell>
          <table:table-cell table:formula="of:=IF([.N339]=[.V339]; &quot;&quot;; (([.V339]-[.N339])/[.N339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in_asm_block_tr</text:p>
          </table:table-cell>
          <table:table-cell office:value-type="float" office:value="1328" calcext:value-type="float">
            <text:p>1328</text:p>
          </table:table-cell>
          <table:table-cell/>
          <table:table-cell office:value-type="string" calcext:value-type="string">
            <text:p>static_analysis/cei_pattern_violation_in_asm_block_tr</text:p>
          </table:table-cell>
          <table:table-cell office:value-type="float" office:value="1344" calcext:value-type="float">
            <text:p>1344</text:p>
          </table:table-cell>
          <table:table-cell/>
          <table:table-cell table:formula="of:=[.A340]=[.D340]" office:value-type="boolean" office:boolean-value="true" calcext:value-type="boolean">
            <text:p>TRUE</text:p>
          </table:table-cell>
          <table:table-cell table:formula="of:=IF([.B340]=[.E340]; &quot;&quot;; &quot;*&quot;)" office:value-type="string" office:string-value="*" calcext:value-type="string">
            <text:p>*</text:p>
          </table:table-cell>
          <table:table-cell table:formula="of:=IF([.B340]=[.E340]; &quot;&quot;; [.E340]-[.B340])" office:value-type="float" office:value="16" calcext:value-type="float">
            <text:p>16</text:p>
          </table:table-cell>
          <table:table-cell table:formula="of:=IF([.B340]=[.E340]; &quot;&quot;; (([.E340]-[.B340])/[.B340])*100)" office:value-type="float" office:value="1.20481927710843" calcext:value-type="float">
            <text:p>1.20481927710843</text:p>
          </table:table-cell>
          <table:table-cell table:number-columns-repeated="2"/>
          <table:table-cell office:value-type="string" calcext:value-type="string">
            <text:p>static_analysis/cei_pattern_violation_in_asm_block_tr</text:p>
          </table:table-cell>
          <table:table-cell office:value-type="float" office:value="1344" calcext:value-type="float">
            <text:p>1344</text:p>
          </table:table-cell>
          <table:table-cell/>
          <table:table-cell table:formula="of:=[.D340]=[.M340]" office:value-type="boolean" office:boolean-value="true" calcext:value-type="boolean">
            <text:p>TRUE</text:p>
          </table:table-cell>
          <table:table-cell table:formula="of:=IF([.E340]=[.N340]; &quot;&quot;; &quot;*&quot;)">
            <text:p/>
          </table:table-cell>
          <table:table-cell table:formula="of:=IF([.E340]=[.N340]; &quot;&quot;; [.E340]-[.N340])">
            <text:p/>
          </table:table-cell>
          <table:table-cell table:formula="of:=IF([.E340]=[.N340]; &quot;&quot;; (([.N340]-[.E340])/[.E340])*100)">
            <text:p/>
          </table:table-cell>
          <table:table-cell/>
          <table:table-cell office:value-type="string" calcext:value-type="string">
            <text:p>static_analysis/cei_pattern_violation_in_asm_block_tr</text:p>
          </table:table-cell>
          <table:table-cell office:value-type="float" office:value="1344" calcext:value-type="float">
            <text:p>1344</text:p>
          </table:table-cell>
          <table:table-cell/>
          <table:table-cell table:formula="of:=[.M340]=[.U340]" office:value-type="boolean" office:boolean-value="true" calcext:value-type="boolean">
            <text:p>TRUE</text:p>
          </table:table-cell>
          <table:table-cell table:formula="of:=IF([.N340]=[.V340]; &quot;&quot;; [.V340]-[.N340])">
            <text:p/>
          </table:table-cell>
          <table:table-cell table:formula="of:=IF([.N340]=[.V340]; &quot;&quot;; (([.V340]-[.N340])/[.N340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in_asm_block_tro</text:p>
          </table:table-cell>
          <table:table-cell office:value-type="float" office:value="1328" calcext:value-type="float">
            <text:p>1328</text:p>
          </table:table-cell>
          <table:table-cell/>
          <table:table-cell office:value-type="string" calcext:value-type="string">
            <text:p>static_analysis/cei_pattern_violation_in_asm_block_tro</text:p>
          </table:table-cell>
          <table:table-cell office:value-type="float" office:value="1344" calcext:value-type="float">
            <text:p>1344</text:p>
          </table:table-cell>
          <table:table-cell/>
          <table:table-cell table:formula="of:=[.A341]=[.D341]" office:value-type="boolean" office:boolean-value="true" calcext:value-type="boolean">
            <text:p>TRUE</text:p>
          </table:table-cell>
          <table:table-cell table:formula="of:=IF([.B341]=[.E341]; &quot;&quot;; &quot;*&quot;)" office:value-type="string" office:string-value="*" calcext:value-type="string">
            <text:p>*</text:p>
          </table:table-cell>
          <table:table-cell table:formula="of:=IF([.B341]=[.E341]; &quot;&quot;; [.E341]-[.B341])" office:value-type="float" office:value="16" calcext:value-type="float">
            <text:p>16</text:p>
          </table:table-cell>
          <table:table-cell table:formula="of:=IF([.B341]=[.E341]; &quot;&quot;; (([.E341]-[.B341])/[.B341])*100)" office:value-type="float" office:value="1.20481927710843" calcext:value-type="float">
            <text:p>1.20481927710843</text:p>
          </table:table-cell>
          <table:table-cell table:number-columns-repeated="2"/>
          <table:table-cell office:value-type="string" calcext:value-type="string">
            <text:p>static_analysis/cei_pattern_violation_in_asm_block_tro</text:p>
          </table:table-cell>
          <table:table-cell office:value-type="float" office:value="1344" calcext:value-type="float">
            <text:p>1344</text:p>
          </table:table-cell>
          <table:table-cell/>
          <table:table-cell table:formula="of:=[.D341]=[.M341]" office:value-type="boolean" office:boolean-value="true" calcext:value-type="boolean">
            <text:p>TRUE</text:p>
          </table:table-cell>
          <table:table-cell table:formula="of:=IF([.E341]=[.N341]; &quot;&quot;; &quot;*&quot;)">
            <text:p/>
          </table:table-cell>
          <table:table-cell table:formula="of:=IF([.E341]=[.N341]; &quot;&quot;; [.E341]-[.N341])">
            <text:p/>
          </table:table-cell>
          <table:table-cell table:formula="of:=IF([.E341]=[.N341]; &quot;&quot;; (([.N341]-[.E341])/[.E341])*100)">
            <text:p/>
          </table:table-cell>
          <table:table-cell/>
          <table:table-cell office:value-type="string" calcext:value-type="string">
            <text:p>static_analysis/cei_pattern_violation_in_asm_block_tro</text:p>
          </table:table-cell>
          <table:table-cell office:value-type="float" office:value="1344" calcext:value-type="float">
            <text:p>1344</text:p>
          </table:table-cell>
          <table:table-cell/>
          <table:table-cell table:formula="of:=[.M341]=[.U341]" office:value-type="boolean" office:boolean-value="true" calcext:value-type="boolean">
            <text:p>TRUE</text:p>
          </table:table-cell>
          <table:table-cell table:formula="of:=IF([.N341]=[.V341]; &quot;&quot;; [.V341]-[.N341])">
            <text:p/>
          </table:table-cell>
          <table:table-cell table:formula="of:=IF([.N341]=[.V341]; &quot;&quot;; (([.V341]-[.N341])/[.N341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in_codeblocks_other_than_in_functions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codeblocks_other_than_in_functions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42]=[.D342]" office:value-type="boolean" office:boolean-value="true" calcext:value-type="boolean">
            <text:p>TRUE</text:p>
          </table:table-cell>
          <table:table-cell table:formula="of:=IF([.B342]=[.E342]; &quot;&quot;; &quot;*&quot;)">
            <text:p/>
          </table:table-cell>
          <table:table-cell table:formula="of:=IF([.B342]=[.E342]; &quot;&quot;; [.E342]-[.B342])">
            <text:p/>
          </table:table-cell>
          <table:table-cell table:formula="of:=IF([.B342]=[.E342]; &quot;&quot;; (([.E342]-[.B342])/[.B342])*100)">
            <text:p/>
          </table:table-cell>
          <table:table-cell table:number-columns-repeated="2"/>
          <table:table-cell office:value-type="string" calcext:value-type="string">
            <text:p>static_analysis/cei_pattern_violation_in_codeblocks_other_than_in_functions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D342]=[.M342]" office:value-type="boolean" office:boolean-value="true" calcext:value-type="boolean">
            <text:p>TRUE</text:p>
          </table:table-cell>
          <table:table-cell table:formula="of:=IF([.E342]=[.N342]; &quot;&quot;; &quot;*&quot;)">
            <text:p/>
          </table:table-cell>
          <table:table-cell table:formula="of:=IF([.E342]=[.N342]; &quot;&quot;; [.E342]-[.N342])">
            <text:p/>
          </table:table-cell>
          <table:table-cell table:formula="of:=IF([.E342]=[.N342]; &quot;&quot;; (([.N342]-[.E342])/[.E342])*100)">
            <text:p/>
          </table:table-cell>
          <table:table-cell/>
          <table:table-cell office:value-type="string" calcext:value-type="string">
            <text:p>static_analysis/cei_pattern_violation_in_codeblocks_other_than_in_functions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M342]=[.U342]" office:value-type="boolean" office:boolean-value="true" calcext:value-type="boolean">
            <text:p>TRUE</text:p>
          </table:table-cell>
          <table:table-cell table:formula="of:=IF([.N342]=[.V342]; &quot;&quot;; [.V342]-[.N342])">
            <text:p/>
          </table:table-cell>
          <table:table-cell table:formula="of:=IF([.N342]=[.V342]; &quot;&quot;; (([.V342]-[.N342])/[.N342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in_func_app-1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func_app-1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43]=[.D343]" office:value-type="boolean" office:boolean-value="true" calcext:value-type="boolean">
            <text:p>TRUE</text:p>
          </table:table-cell>
          <table:table-cell table:formula="of:=IF([.B343]=[.E343]; &quot;&quot;; &quot;*&quot;)">
            <text:p/>
          </table:table-cell>
          <table:table-cell table:formula="of:=IF([.B343]=[.E343]; &quot;&quot;; [.E343]-[.B343])">
            <text:p/>
          </table:table-cell>
          <table:table-cell table:formula="of:=IF([.B343]=[.E343]; &quot;&quot;; (([.E343]-[.B343])/[.B343])*100)">
            <text:p/>
          </table:table-cell>
          <table:table-cell table:number-columns-repeated="2"/>
          <table:table-cell office:value-type="string" calcext:value-type="string">
            <text:p>static_analysis/cei_pattern_violation_in_func_app-1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D343]=[.M343]" office:value-type="boolean" office:boolean-value="true" calcext:value-type="boolean">
            <text:p>TRUE</text:p>
          </table:table-cell>
          <table:table-cell table:formula="of:=IF([.E343]=[.N343]; &quot;&quot;; &quot;*&quot;)">
            <text:p/>
          </table:table-cell>
          <table:table-cell table:formula="of:=IF([.E343]=[.N343]; &quot;&quot;; [.E343]-[.N343])">
            <text:p/>
          </table:table-cell>
          <table:table-cell table:formula="of:=IF([.E343]=[.N343]; &quot;&quot;; (([.N343]-[.E343])/[.E343])*100)">
            <text:p/>
          </table:table-cell>
          <table:table-cell/>
          <table:table-cell office:value-type="string" calcext:value-type="string">
            <text:p>static_analysis/cei_pattern_violation_in_func_app-1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M343]=[.U343]" office:value-type="boolean" office:boolean-value="true" calcext:value-type="boolean">
            <text:p>TRUE</text:p>
          </table:table-cell>
          <table:table-cell table:formula="of:=IF([.N343]=[.V343]; &quot;&quot;; [.V343]-[.N343])">
            <text:p/>
          </table:table-cell>
          <table:table-cell table:formula="of:=IF([.N343]=[.V343]; &quot;&quot;; (([.V343]-[.N343])/[.N343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in_func_app-2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func_app-2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44]=[.D344]" office:value-type="boolean" office:boolean-value="true" calcext:value-type="boolean">
            <text:p>TRUE</text:p>
          </table:table-cell>
          <table:table-cell table:formula="of:=IF([.B344]=[.E344]; &quot;&quot;; &quot;*&quot;)">
            <text:p/>
          </table:table-cell>
          <table:table-cell table:formula="of:=IF([.B344]=[.E344]; &quot;&quot;; [.E344]-[.B344])">
            <text:p/>
          </table:table-cell>
          <table:table-cell table:formula="of:=IF([.B344]=[.E344]; &quot;&quot;; (([.E344]-[.B344])/[.B344])*100)">
            <text:p/>
          </table:table-cell>
          <table:table-cell table:number-columns-repeated="2"/>
          <table:table-cell office:value-type="string" calcext:value-type="string">
            <text:p>static_analysis/cei_pattern_violation_in_func_app-2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D344]=[.M344]" office:value-type="boolean" office:boolean-value="true" calcext:value-type="boolean">
            <text:p>TRUE</text:p>
          </table:table-cell>
          <table:table-cell table:formula="of:=IF([.E344]=[.N344]; &quot;&quot;; &quot;*&quot;)">
            <text:p/>
          </table:table-cell>
          <table:table-cell table:formula="of:=IF([.E344]=[.N344]; &quot;&quot;; [.E344]-[.N344])">
            <text:p/>
          </table:table-cell>
          <table:table-cell table:formula="of:=IF([.E344]=[.N344]; &quot;&quot;; (([.N344]-[.E344])/[.E344])*100)">
            <text:p/>
          </table:table-cell>
          <table:table-cell/>
          <table:table-cell office:value-type="string" calcext:value-type="string">
            <text:p>static_analysis/cei_pattern_violation_in_func_app-2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M344]=[.U344]" office:value-type="boolean" office:boolean-value="true" calcext:value-type="boolean">
            <text:p>TRUE</text:p>
          </table:table-cell>
          <table:table-cell table:formula="of:=IF([.N344]=[.V344]; &quot;&quot;; [.V344]-[.N344])">
            <text:p/>
          </table:table-cell>
          <table:table-cell table:formula="of:=IF([.N344]=[.V344]; &quot;&quot;; (([.V344]-[.N344])/[.N344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in_func_app-3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func_app-3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45]=[.D345]" office:value-type="boolean" office:boolean-value="true" calcext:value-type="boolean">
            <text:p>TRUE</text:p>
          </table:table-cell>
          <table:table-cell table:formula="of:=IF([.B345]=[.E345]; &quot;&quot;; &quot;*&quot;)">
            <text:p/>
          </table:table-cell>
          <table:table-cell table:formula="of:=IF([.B345]=[.E345]; &quot;&quot;; [.E345]-[.B345])">
            <text:p/>
          </table:table-cell>
          <table:table-cell table:formula="of:=IF([.B345]=[.E345]; &quot;&quot;; (([.E345]-[.B345])/[.B345])*100)">
            <text:p/>
          </table:table-cell>
          <table:table-cell table:number-columns-repeated="2"/>
          <table:table-cell office:value-type="string" calcext:value-type="string">
            <text:p>static_analysis/cei_pattern_violation_in_func_app-3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D345]=[.M345]" office:value-type="boolean" office:boolean-value="true" calcext:value-type="boolean">
            <text:p>TRUE</text:p>
          </table:table-cell>
          <table:table-cell table:formula="of:=IF([.E345]=[.N345]; &quot;&quot;; &quot;*&quot;)">
            <text:p/>
          </table:table-cell>
          <table:table-cell table:formula="of:=IF([.E345]=[.N345]; &quot;&quot;; [.E345]-[.N345])">
            <text:p/>
          </table:table-cell>
          <table:table-cell table:formula="of:=IF([.E345]=[.N345]; &quot;&quot;; (([.N345]-[.E345])/[.E345])*100)">
            <text:p/>
          </table:table-cell>
          <table:table-cell/>
          <table:table-cell office:value-type="string" calcext:value-type="string">
            <text:p>static_analysis/cei_pattern_violation_in_func_app-3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M345]=[.U345]" office:value-type="boolean" office:boolean-value="true" calcext:value-type="boolean">
            <text:p>TRUE</text:p>
          </table:table-cell>
          <table:table-cell table:formula="of:=IF([.N345]=[.V345]; &quot;&quot;; [.V345]-[.N345])">
            <text:p/>
          </table:table-cell>
          <table:table-cell table:formula="of:=IF([.N345]=[.V345]; &quot;&quot;; (([.V345]-[.N345])/[.N345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in_if_statement-1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string" calcext:value-type="string">
            <text:p>static_analysis/cei_pattern_violation_in_if_statement-1</text:p>
          </table:table-cell>
          <table:table-cell office:value-type="float" office:value="584" calcext:value-type="float">
            <text:p>584</text:p>
          </table:table-cell>
          <table:table-cell/>
          <table:table-cell table:formula="of:=[.A346]=[.D346]" office:value-type="boolean" office:boolean-value="true" calcext:value-type="boolean">
            <text:p>TRUE</text:p>
          </table:table-cell>
          <table:table-cell table:formula="of:=IF([.B346]=[.E346]; &quot;&quot;; &quot;*&quot;)">
            <text:p/>
          </table:table-cell>
          <table:table-cell table:formula="of:=IF([.B346]=[.E346]; &quot;&quot;; [.E346]-[.B346])">
            <text:p/>
          </table:table-cell>
          <table:table-cell table:formula="of:=IF([.B346]=[.E346]; &quot;&quot;; (([.E346]-[.B346])/[.B346])*100)">
            <text:p/>
          </table:table-cell>
          <table:table-cell table:number-columns-repeated="2"/>
          <table:table-cell office:value-type="string" calcext:value-type="string">
            <text:p>static_analysis/cei_pattern_violation_in_if_statement-1</text:p>
          </table:table-cell>
          <table:table-cell office:value-type="float" office:value="584" calcext:value-type="float">
            <text:p>584</text:p>
          </table:table-cell>
          <table:table-cell/>
          <table:table-cell table:formula="of:=[.D346]=[.M346]" office:value-type="boolean" office:boolean-value="true" calcext:value-type="boolean">
            <text:p>TRUE</text:p>
          </table:table-cell>
          <table:table-cell table:formula="of:=IF([.E346]=[.N346]; &quot;&quot;; &quot;*&quot;)">
            <text:p/>
          </table:table-cell>
          <table:table-cell table:formula="of:=IF([.E346]=[.N346]; &quot;&quot;; [.E346]-[.N346])">
            <text:p/>
          </table:table-cell>
          <table:table-cell table:formula="of:=IF([.E346]=[.N346]; &quot;&quot;; (([.N346]-[.E346])/[.E346])*100)">
            <text:p/>
          </table:table-cell>
          <table:table-cell/>
          <table:table-cell office:value-type="string" calcext:value-type="string">
            <text:p>static_analysis/cei_pattern_violation_in_if_statement-1</text:p>
          </table:table-cell>
          <table:table-cell office:value-type="float" office:value="584" calcext:value-type="float">
            <text:p>584</text:p>
          </table:table-cell>
          <table:table-cell/>
          <table:table-cell table:formula="of:=[.M346]=[.U346]" office:value-type="boolean" office:boolean-value="true" calcext:value-type="boolean">
            <text:p>TRUE</text:p>
          </table:table-cell>
          <table:table-cell table:formula="of:=IF([.N346]=[.V346]; &quot;&quot;; [.V346]-[.N346])">
            <text:p/>
          </table:table-cell>
          <table:table-cell table:formula="of:=IF([.N346]=[.V346]; &quot;&quot;; (([.V346]-[.N346])/[.N346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in_if_statement-2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if_statement-2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47]=[.D347]" office:value-type="boolean" office:boolean-value="true" calcext:value-type="boolean">
            <text:p>TRUE</text:p>
          </table:table-cell>
          <table:table-cell table:formula="of:=IF([.B347]=[.E347]; &quot;&quot;; &quot;*&quot;)">
            <text:p/>
          </table:table-cell>
          <table:table-cell table:formula="of:=IF([.B347]=[.E347]; &quot;&quot;; [.E347]-[.B347])">
            <text:p/>
          </table:table-cell>
          <table:table-cell table:formula="of:=IF([.B347]=[.E347]; &quot;&quot;; (([.E347]-[.B347])/[.B347])*100)">
            <text:p/>
          </table:table-cell>
          <table:table-cell table:number-columns-repeated="2"/>
          <table:table-cell office:value-type="string" calcext:value-type="string">
            <text:p>static_analysis/cei_pattern_violation_in_if_statement-2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D347]=[.M347]" office:value-type="boolean" office:boolean-value="true" calcext:value-type="boolean">
            <text:p>TRUE</text:p>
          </table:table-cell>
          <table:table-cell table:formula="of:=IF([.E347]=[.N347]; &quot;&quot;; &quot;*&quot;)">
            <text:p/>
          </table:table-cell>
          <table:table-cell table:formula="of:=IF([.E347]=[.N347]; &quot;&quot;; [.E347]-[.N347])">
            <text:p/>
          </table:table-cell>
          <table:table-cell table:formula="of:=IF([.E347]=[.N347]; &quot;&quot;; (([.N347]-[.E347])/[.E347])*100)">
            <text:p/>
          </table:table-cell>
          <table:table-cell/>
          <table:table-cell office:value-type="string" calcext:value-type="string">
            <text:p>static_analysis/cei_pattern_violation_in_if_statement-2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M347]=[.U347]" office:value-type="boolean" office:boolean-value="true" calcext:value-type="boolean">
            <text:p>TRUE</text:p>
          </table:table-cell>
          <table:table-cell table:formula="of:=IF([.N347]=[.V347]; &quot;&quot;; [.V347]-[.N347])">
            <text:p/>
          </table:table-cell>
          <table:table-cell table:formula="of:=IF([.N347]=[.V347]; &quot;&quot;; (([.V347]-[.N347])/[.N347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in_intrinsic_call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intrinsic_call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48]=[.D348]" office:value-type="boolean" office:boolean-value="true" calcext:value-type="boolean">
            <text:p>TRUE</text:p>
          </table:table-cell>
          <table:table-cell table:formula="of:=IF([.B348]=[.E348]; &quot;&quot;; &quot;*&quot;)">
            <text:p/>
          </table:table-cell>
          <table:table-cell table:formula="of:=IF([.B348]=[.E348]; &quot;&quot;; [.E348]-[.B348])">
            <text:p/>
          </table:table-cell>
          <table:table-cell table:formula="of:=IF([.B348]=[.E348]; &quot;&quot;; (([.E348]-[.B348])/[.B348])*100)">
            <text:p/>
          </table:table-cell>
          <table:table-cell table:number-columns-repeated="2"/>
          <table:table-cell office:value-type="string" calcext:value-type="string">
            <text:p>static_analysis/cei_pattern_violation_in_intrinsic_call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D348]=[.M348]" office:value-type="boolean" office:boolean-value="true" calcext:value-type="boolean">
            <text:p>TRUE</text:p>
          </table:table-cell>
          <table:table-cell table:formula="of:=IF([.E348]=[.N348]; &quot;&quot;; &quot;*&quot;)">
            <text:p/>
          </table:table-cell>
          <table:table-cell table:formula="of:=IF([.E348]=[.N348]; &quot;&quot;; [.E348]-[.N348])">
            <text:p/>
          </table:table-cell>
          <table:table-cell table:formula="of:=IF([.E348]=[.N348]; &quot;&quot;; (([.N348]-[.E348])/[.E348])*100)">
            <text:p/>
          </table:table-cell>
          <table:table-cell/>
          <table:table-cell office:value-type="string" calcext:value-type="string">
            <text:p>static_analysis/cei_pattern_violation_in_intrinsic_call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M348]=[.U348]" office:value-type="boolean" office:boolean-value="true" calcext:value-type="boolean">
            <text:p>TRUE</text:p>
          </table:table-cell>
          <table:table-cell table:formula="of:=IF([.N348]=[.V348]; &quot;&quot;; [.V348]-[.N348])">
            <text:p/>
          </table:table-cell>
          <table:table-cell table:formula="of:=IF([.N348]=[.V348]; &quot;&quot;; (([.V348]-[.N348])/[.N348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in_match_statement-1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string" calcext:value-type="string">
            <text:p>static_analysis/cei_pattern_violation_in_match_statement-1</text:p>
          </table:table-cell>
          <table:table-cell office:value-type="float" office:value="672" calcext:value-type="float">
            <text:p>672</text:p>
          </table:table-cell>
          <table:table-cell/>
          <table:table-cell table:formula="of:=[.A349]=[.D349]" office:value-type="boolean" office:boolean-value="true" calcext:value-type="boolean">
            <text:p>TRUE</text:p>
          </table:table-cell>
          <table:table-cell table:formula="of:=IF([.B349]=[.E349]; &quot;&quot;; &quot;*&quot;)">
            <text:p/>
          </table:table-cell>
          <table:table-cell table:formula="of:=IF([.B349]=[.E349]; &quot;&quot;; [.E349]-[.B349])">
            <text:p/>
          </table:table-cell>
          <table:table-cell table:formula="of:=IF([.B349]=[.E349]; &quot;&quot;; (([.E349]-[.B349])/[.B349])*100)">
            <text:p/>
          </table:table-cell>
          <table:table-cell table:number-columns-repeated="2"/>
          <table:table-cell office:value-type="string" calcext:value-type="string">
            <text:p>static_analysis/cei_pattern_violation_in_match_statement-1</text:p>
          </table:table-cell>
          <table:table-cell office:value-type="float" office:value="672" calcext:value-type="float">
            <text:p>672</text:p>
          </table:table-cell>
          <table:table-cell/>
          <table:table-cell table:formula="of:=[.D349]=[.M349]" office:value-type="boolean" office:boolean-value="true" calcext:value-type="boolean">
            <text:p>TRUE</text:p>
          </table:table-cell>
          <table:table-cell table:formula="of:=IF([.E349]=[.N349]; &quot;&quot;; &quot;*&quot;)">
            <text:p/>
          </table:table-cell>
          <table:table-cell table:formula="of:=IF([.E349]=[.N349]; &quot;&quot;; [.E349]-[.N349])">
            <text:p/>
          </table:table-cell>
          <table:table-cell table:formula="of:=IF([.E349]=[.N349]; &quot;&quot;; (([.N349]-[.E349])/[.E349])*100)">
            <text:p/>
          </table:table-cell>
          <table:table-cell/>
          <table:table-cell office:value-type="string" calcext:value-type="string">
            <text:p>static_analysis/cei_pattern_violation_in_match_statement-1</text:p>
          </table:table-cell>
          <table:table-cell office:value-type="float" office:value="672" calcext:value-type="float">
            <text:p>672</text:p>
          </table:table-cell>
          <table:table-cell/>
          <table:table-cell table:formula="of:=[.M349]=[.U349]" office:value-type="boolean" office:boolean-value="true" calcext:value-type="boolean">
            <text:p>TRUE</text:p>
          </table:table-cell>
          <table:table-cell table:formula="of:=IF([.N349]=[.V349]; &quot;&quot;; [.V349]-[.N349])">
            <text:p/>
          </table:table-cell>
          <table:table-cell table:formula="of:=IF([.N349]=[.V349]; &quot;&quot;; (([.V349]-[.N349])/[.N349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in_standalone_function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standalone_function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50]=[.D350]" office:value-type="boolean" office:boolean-value="true" calcext:value-type="boolean">
            <text:p>TRUE</text:p>
          </table:table-cell>
          <table:table-cell table:formula="of:=IF([.B350]=[.E350]; &quot;&quot;; &quot;*&quot;)">
            <text:p/>
          </table:table-cell>
          <table:table-cell table:formula="of:=IF([.B350]=[.E350]; &quot;&quot;; [.E350]-[.B350])">
            <text:p/>
          </table:table-cell>
          <table:table-cell table:formula="of:=IF([.B350]=[.E350]; &quot;&quot;; (([.E350]-[.B350])/[.B350])*100)">
            <text:p/>
          </table:table-cell>
          <table:table-cell table:number-columns-repeated="2"/>
          <table:table-cell office:value-type="string" calcext:value-type="string">
            <text:p>static_analysis/cei_pattern_violation_in_standalone_function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D350]=[.M350]" office:value-type="boolean" office:boolean-value="true" calcext:value-type="boolean">
            <text:p>TRUE</text:p>
          </table:table-cell>
          <table:table-cell table:formula="of:=IF([.E350]=[.N350]; &quot;&quot;; &quot;*&quot;)">
            <text:p/>
          </table:table-cell>
          <table:table-cell table:formula="of:=IF([.E350]=[.N350]; &quot;&quot;; [.E350]-[.N350])">
            <text:p/>
          </table:table-cell>
          <table:table-cell table:formula="of:=IF([.E350]=[.N350]; &quot;&quot;; (([.N350]-[.E350])/[.E350])*100)">
            <text:p/>
          </table:table-cell>
          <table:table-cell/>
          <table:table-cell office:value-type="string" calcext:value-type="string">
            <text:p>static_analysis/cei_pattern_violation_in_standalone_function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M350]=[.U350]" office:value-type="boolean" office:boolean-value="true" calcext:value-type="boolean">
            <text:p>TRUE</text:p>
          </table:table-cell>
          <table:table-cell table:formula="of:=IF([.N350]=[.V350]; &quot;&quot;; [.V350]-[.N350])">
            <text:p/>
          </table:table-cell>
          <table:table-cell table:formula="of:=IF([.N350]=[.V350]; &quot;&quot;; (([.V350]-[.N350])/[.N350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in_struct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struct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51]=[.D351]" office:value-type="boolean" office:boolean-value="true" calcext:value-type="boolean">
            <text:p>TRUE</text:p>
          </table:table-cell>
          <table:table-cell table:formula="of:=IF([.B351]=[.E351]; &quot;&quot;; &quot;*&quot;)">
            <text:p/>
          </table:table-cell>
          <table:table-cell table:formula="of:=IF([.B351]=[.E351]; &quot;&quot;; [.E351]-[.B351])">
            <text:p/>
          </table:table-cell>
          <table:table-cell table:formula="of:=IF([.B351]=[.E351]; &quot;&quot;; (([.E351]-[.B351])/[.B351])*100)">
            <text:p/>
          </table:table-cell>
          <table:table-cell table:number-columns-repeated="2"/>
          <table:table-cell office:value-type="string" calcext:value-type="string">
            <text:p>static_analysis/cei_pattern_violation_in_struct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D351]=[.M351]" office:value-type="boolean" office:boolean-value="true" calcext:value-type="boolean">
            <text:p>TRUE</text:p>
          </table:table-cell>
          <table:table-cell table:formula="of:=IF([.E351]=[.N351]; &quot;&quot;; &quot;*&quot;)">
            <text:p/>
          </table:table-cell>
          <table:table-cell table:formula="of:=IF([.E351]=[.N351]; &quot;&quot;; [.E351]-[.N351])">
            <text:p/>
          </table:table-cell>
          <table:table-cell table:formula="of:=IF([.E351]=[.N351]; &quot;&quot;; (([.N351]-[.E351])/[.E351])*100)">
            <text:p/>
          </table:table-cell>
          <table:table-cell/>
          <table:table-cell office:value-type="string" calcext:value-type="string">
            <text:p>static_analysis/cei_pattern_violation_in_struct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M351]=[.U351]" office:value-type="boolean" office:boolean-value="true" calcext:value-type="boolean">
            <text:p>TRUE</text:p>
          </table:table-cell>
          <table:table-cell table:formula="of:=IF([.N351]=[.V351]; &quot;&quot;; [.V351]-[.N351])">
            <text:p/>
          </table:table-cell>
          <table:table-cell table:formula="of:=IF([.N351]=[.V351]; &quot;&quot;; (([.V351]-[.N351])/[.N351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in_tuple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tuple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52]=[.D352]" office:value-type="boolean" office:boolean-value="true" calcext:value-type="boolean">
            <text:p>TRUE</text:p>
          </table:table-cell>
          <table:table-cell table:formula="of:=IF([.B352]=[.E352]; &quot;&quot;; &quot;*&quot;)">
            <text:p/>
          </table:table-cell>
          <table:table-cell table:formula="of:=IF([.B352]=[.E352]; &quot;&quot;; [.E352]-[.B352])">
            <text:p/>
          </table:table-cell>
          <table:table-cell table:formula="of:=IF([.B352]=[.E352]; &quot;&quot;; (([.E352]-[.B352])/[.B352])*100)">
            <text:p/>
          </table:table-cell>
          <table:table-cell table:number-columns-repeated="2"/>
          <table:table-cell office:value-type="string" calcext:value-type="string">
            <text:p>static_analysis/cei_pattern_violation_in_tuple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D352]=[.M352]" office:value-type="boolean" office:boolean-value="true" calcext:value-type="boolean">
            <text:p>TRUE</text:p>
          </table:table-cell>
          <table:table-cell table:formula="of:=IF([.E352]=[.N352]; &quot;&quot;; &quot;*&quot;)">
            <text:p/>
          </table:table-cell>
          <table:table-cell table:formula="of:=IF([.E352]=[.N352]; &quot;&quot;; [.E352]-[.N352])">
            <text:p/>
          </table:table-cell>
          <table:table-cell table:formula="of:=IF([.E352]=[.N352]; &quot;&quot;; (([.N352]-[.E352])/[.E352])*100)">
            <text:p/>
          </table:table-cell>
          <table:table-cell/>
          <table:table-cell office:value-type="string" calcext:value-type="string">
            <text:p>static_analysis/cei_pattern_violation_in_tuple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M352]=[.U352]" office:value-type="boolean" office:boolean-value="true" calcext:value-type="boolean">
            <text:p>TRUE</text:p>
          </table:table-cell>
          <table:table-cell table:formula="of:=IF([.N352]=[.V352]; &quot;&quot;; [.V352]-[.N352])">
            <text:p/>
          </table:table-cell>
          <table:table-cell table:formula="of:=IF([.N352]=[.V352]; &quot;&quot;; (([.V352]-[.N352])/[.N352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in_while_loop-1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while_loop-1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53]=[.D353]" office:value-type="boolean" office:boolean-value="true" calcext:value-type="boolean">
            <text:p>TRUE</text:p>
          </table:table-cell>
          <table:table-cell table:formula="of:=IF([.B353]=[.E353]; &quot;&quot;; &quot;*&quot;)">
            <text:p/>
          </table:table-cell>
          <table:table-cell table:formula="of:=IF([.B353]=[.E353]; &quot;&quot;; [.E353]-[.B353])">
            <text:p/>
          </table:table-cell>
          <table:table-cell table:formula="of:=IF([.B353]=[.E353]; &quot;&quot;; (([.E353]-[.B353])/[.B353])*100)">
            <text:p/>
          </table:table-cell>
          <table:table-cell table:number-columns-repeated="2"/>
          <table:table-cell office:value-type="string" calcext:value-type="string">
            <text:p>static_analysis/cei_pattern_violation_in_while_loop-1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D353]=[.M353]" office:value-type="boolean" office:boolean-value="true" calcext:value-type="boolean">
            <text:p>TRUE</text:p>
          </table:table-cell>
          <table:table-cell table:formula="of:=IF([.E353]=[.N353]; &quot;&quot;; &quot;*&quot;)">
            <text:p/>
          </table:table-cell>
          <table:table-cell table:formula="of:=IF([.E353]=[.N353]; &quot;&quot;; [.E353]-[.N353])">
            <text:p/>
          </table:table-cell>
          <table:table-cell table:formula="of:=IF([.E353]=[.N353]; &quot;&quot;; (([.N353]-[.E353])/[.E353])*100)">
            <text:p/>
          </table:table-cell>
          <table:table-cell/>
          <table:table-cell office:value-type="string" calcext:value-type="string">
            <text:p>static_analysis/cei_pattern_violation_in_while_loop-1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M353]=[.U353]" office:value-type="boolean" office:boolean-value="true" calcext:value-type="boolean">
            <text:p>TRUE</text:p>
          </table:table-cell>
          <table:table-cell table:formula="of:=IF([.N353]=[.V353]; &quot;&quot;; [.V353]-[.N353])">
            <text:p/>
          </table:table-cell>
          <table:table-cell table:formula="of:=IF([.N353]=[.V353]; &quot;&quot;; (([.V353]-[.N353])/[.N353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in_while_loop-2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while_loop-2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54]=[.D354]" office:value-type="boolean" office:boolean-value="true" calcext:value-type="boolean">
            <text:p>TRUE</text:p>
          </table:table-cell>
          <table:table-cell table:formula="of:=IF([.B354]=[.E354]; &quot;&quot;; &quot;*&quot;)">
            <text:p/>
          </table:table-cell>
          <table:table-cell table:formula="of:=IF([.B354]=[.E354]; &quot;&quot;; [.E354]-[.B354])">
            <text:p/>
          </table:table-cell>
          <table:table-cell table:formula="of:=IF([.B354]=[.E354]; &quot;&quot;; (([.E354]-[.B354])/[.B354])*100)">
            <text:p/>
          </table:table-cell>
          <table:table-cell table:number-columns-repeated="2"/>
          <table:table-cell office:value-type="string" calcext:value-type="string">
            <text:p>static_analysis/cei_pattern_violation_in_while_loop-2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D354]=[.M354]" office:value-type="boolean" office:boolean-value="true" calcext:value-type="boolean">
            <text:p>TRUE</text:p>
          </table:table-cell>
          <table:table-cell table:formula="of:=IF([.E354]=[.N354]; &quot;&quot;; &quot;*&quot;)">
            <text:p/>
          </table:table-cell>
          <table:table-cell table:formula="of:=IF([.E354]=[.N354]; &quot;&quot;; [.E354]-[.N354])">
            <text:p/>
          </table:table-cell>
          <table:table-cell table:formula="of:=IF([.E354]=[.N354]; &quot;&quot;; (([.N354]-[.E354])/[.E354])*100)">
            <text:p/>
          </table:table-cell>
          <table:table-cell/>
          <table:table-cell office:value-type="string" calcext:value-type="string">
            <text:p>static_analysis/cei_pattern_violation_in_while_loop-2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M354]=[.U354]" office:value-type="boolean" office:boolean-value="true" calcext:value-type="boolean">
            <text:p>TRUE</text:p>
          </table:table-cell>
          <table:table-cell table:formula="of:=IF([.N354]=[.V354]; &quot;&quot;; [.V354]-[.N354])">
            <text:p/>
          </table:table-cell>
          <table:table-cell table:formula="of:=IF([.N354]=[.V354]; &quot;&quot;; (([.V354]-[.N354])/[.N354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in_while_loop-3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while_loop-3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55]=[.D355]" office:value-type="boolean" office:boolean-value="true" calcext:value-type="boolean">
            <text:p>TRUE</text:p>
          </table:table-cell>
          <table:table-cell table:formula="of:=IF([.B355]=[.E355]; &quot;&quot;; &quot;*&quot;)">
            <text:p/>
          </table:table-cell>
          <table:table-cell table:formula="of:=IF([.B355]=[.E355]; &quot;&quot;; [.E355]-[.B355])">
            <text:p/>
          </table:table-cell>
          <table:table-cell table:formula="of:=IF([.B355]=[.E355]; &quot;&quot;; (([.E355]-[.B355])/[.B355])*100)">
            <text:p/>
          </table:table-cell>
          <table:table-cell table:number-columns-repeated="2"/>
          <table:table-cell office:value-type="string" calcext:value-type="string">
            <text:p>static_analysis/cei_pattern_violation_in_while_loop-3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D355]=[.M355]" office:value-type="boolean" office:boolean-value="true" calcext:value-type="boolean">
            <text:p>TRUE</text:p>
          </table:table-cell>
          <table:table-cell table:formula="of:=IF([.E355]=[.N355]; &quot;&quot;; &quot;*&quot;)">
            <text:p/>
          </table:table-cell>
          <table:table-cell table:formula="of:=IF([.E355]=[.N355]; &quot;&quot;; [.E355]-[.N355])">
            <text:p/>
          </table:table-cell>
          <table:table-cell table:formula="of:=IF([.E355]=[.N355]; &quot;&quot;; (([.N355]-[.E355])/[.E355])*100)">
            <text:p/>
          </table:table-cell>
          <table:table-cell/>
          <table:table-cell office:value-type="string" calcext:value-type="string">
            <text:p>static_analysis/cei_pattern_violation_in_while_loop-3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M355]=[.U355]" office:value-type="boolean" office:boolean-value="true" calcext:value-type="boolean">
            <text:p>TRUE</text:p>
          </table:table-cell>
          <table:table-cell table:formula="of:=IF([.N355]=[.V355]; &quot;&quot;; [.V355]-[.N355])">
            <text:p/>
          </table:table-cell>
          <table:table-cell table:formula="of:=IF([.N355]=[.V355]; &quot;&quot;; (([.V355]-[.N355])/[.N355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in_while_loop-4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while_loop-4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56]=[.D356]" office:value-type="boolean" office:boolean-value="true" calcext:value-type="boolean">
            <text:p>TRUE</text:p>
          </table:table-cell>
          <table:table-cell table:formula="of:=IF([.B356]=[.E356]; &quot;&quot;; &quot;*&quot;)">
            <text:p/>
          </table:table-cell>
          <table:table-cell table:formula="of:=IF([.B356]=[.E356]; &quot;&quot;; [.E356]-[.B356])">
            <text:p/>
          </table:table-cell>
          <table:table-cell table:formula="of:=IF([.B356]=[.E356]; &quot;&quot;; (([.E356]-[.B356])/[.B356])*100)">
            <text:p/>
          </table:table-cell>
          <table:table-cell table:number-columns-repeated="2"/>
          <table:table-cell office:value-type="string" calcext:value-type="string">
            <text:p>static_analysis/cei_pattern_violation_in_while_loop-4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D356]=[.M356]" office:value-type="boolean" office:boolean-value="true" calcext:value-type="boolean">
            <text:p>TRUE</text:p>
          </table:table-cell>
          <table:table-cell table:formula="of:=IF([.E356]=[.N356]; &quot;&quot;; &quot;*&quot;)">
            <text:p/>
          </table:table-cell>
          <table:table-cell table:formula="of:=IF([.E356]=[.N356]; &quot;&quot;; [.E356]-[.N356])">
            <text:p/>
          </table:table-cell>
          <table:table-cell table:formula="of:=IF([.E356]=[.N356]; &quot;&quot;; (([.N356]-[.E356])/[.E356])*100)">
            <text:p/>
          </table:table-cell>
          <table:table-cell/>
          <table:table-cell office:value-type="string" calcext:value-type="string">
            <text:p>static_analysis/cei_pattern_violation_in_while_loop-4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M356]=[.U356]" office:value-type="boolean" office:boolean-value="true" calcext:value-type="boolean">
            <text:p>TRUE</text:p>
          </table:table-cell>
          <table:table-cell table:formula="of:=IF([.N356]=[.V356]; &quot;&quot;; [.V356]-[.N356])">
            <text:p/>
          </table:table-cell>
          <table:table-cell table:formula="of:=IF([.N356]=[.V356]; &quot;&quot;; (([.V356]-[.N356])/[.N356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more_complex_logic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string" calcext:value-type="string">
            <text:p>static_analysis/cei_pattern_violation_more_complex_logic</text:p>
          </table:table-cell>
          <table:table-cell office:value-type="float" office:value="11144" calcext:value-type="float">
            <text:p>11144</text:p>
          </table:table-cell>
          <table:table-cell/>
          <table:table-cell table:formula="of:=[.A357]=[.D357]" office:value-type="boolean" office:boolean-value="true" calcext:value-type="boolean">
            <text:p>TRUE</text:p>
          </table:table-cell>
          <table:table-cell table:formula="of:=IF([.B357]=[.E357]; &quot;&quot;; &quot;*&quot;)" office:value-type="string" office:string-value="*" calcext:value-type="string">
            <text:p>*</text:p>
          </table:table-cell>
          <table:table-cell table:formula="of:=IF([.B357]=[.E357]; &quot;&quot;; [.E357]-[.B357])" office:value-type="float" office:value="144" calcext:value-type="float">
            <text:p>144</text:p>
          </table:table-cell>
          <table:table-cell table:formula="of:=IF([.B357]=[.E357]; &quot;&quot;; (([.E357]-[.B357])/[.B357])*100)" office:value-type="float" office:value="1.30909090909091" calcext:value-type="float">
            <text:p>1.30909090909091</text:p>
          </table:table-cell>
          <table:table-cell table:number-columns-repeated="2"/>
          <table:table-cell office:value-type="string" calcext:value-type="string">
            <text:p>static_analysis/cei_pattern_violation_more_complex_logic</text:p>
          </table:table-cell>
          <table:table-cell office:value-type="float" office:value="11144" calcext:value-type="float">
            <text:p>11144</text:p>
          </table:table-cell>
          <table:table-cell/>
          <table:table-cell table:formula="of:=[.D357]=[.M357]" office:value-type="boolean" office:boolean-value="true" calcext:value-type="boolean">
            <text:p>TRUE</text:p>
          </table:table-cell>
          <table:table-cell table:formula="of:=IF([.E357]=[.N357]; &quot;&quot;; &quot;*&quot;)">
            <text:p/>
          </table:table-cell>
          <table:table-cell table:formula="of:=IF([.E357]=[.N357]; &quot;&quot;; [.E357]-[.N357])">
            <text:p/>
          </table:table-cell>
          <table:table-cell table:formula="of:=IF([.E357]=[.N357]; &quot;&quot;; (([.N357]-[.E357])/[.E357])*100)">
            <text:p/>
          </table:table-cell>
          <table:table-cell/>
          <table:table-cell office:value-type="string" calcext:value-type="string">
            <text:p>static_analysis/cei_pattern_violation_more_complex_logic</text:p>
          </table:table-cell>
          <table:table-cell office:value-type="float" office:value="11144" calcext:value-type="float">
            <text:p>11144</text:p>
          </table:table-cell>
          <table:table-cell/>
          <table:table-cell table:formula="of:=[.M357]=[.U357]" office:value-type="boolean" office:boolean-value="true" calcext:value-type="boolean">
            <text:p>TRUE</text:p>
          </table:table-cell>
          <table:table-cell table:formula="of:=IF([.N357]=[.V357]; &quot;&quot;; [.V357]-[.N357])">
            <text:p/>
          </table:table-cell>
          <table:table-cell table:formula="of:=IF([.N357]=[.V357]; &quot;&quot;; (([.V357]-[.N357])/[.N357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smo_intrinsic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static_analysis/cei_pattern_violation_smo_intrinsic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[.A358]=[.D358]" office:value-type="boolean" office:boolean-value="true" calcext:value-type="boolean">
            <text:p>TRUE</text:p>
          </table:table-cell>
          <table:table-cell table:formula="of:=IF([.B358]=[.E358]; &quot;&quot;; &quot;*&quot;)">
            <text:p/>
          </table:table-cell>
          <table:table-cell table:formula="of:=IF([.B358]=[.E358]; &quot;&quot;; [.E358]-[.B358])">
            <text:p/>
          </table:table-cell>
          <table:table-cell table:formula="of:=IF([.B358]=[.E358]; &quot;&quot;; (([.E358]-[.B358])/[.B358])*100)">
            <text:p/>
          </table:table-cell>
          <table:table-cell table:number-columns-repeated="2"/>
          <table:table-cell office:value-type="string" calcext:value-type="string">
            <text:p>static_analysis/cei_pattern_violation_smo_intrinsic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[.D358]=[.M358]" office:value-type="boolean" office:boolean-value="true" calcext:value-type="boolean">
            <text:p>TRUE</text:p>
          </table:table-cell>
          <table:table-cell table:formula="of:=IF([.E358]=[.N358]; &quot;&quot;; &quot;*&quot;)">
            <text:p/>
          </table:table-cell>
          <table:table-cell table:formula="of:=IF([.E358]=[.N358]; &quot;&quot;; [.E358]-[.N358])">
            <text:p/>
          </table:table-cell>
          <table:table-cell table:formula="of:=IF([.E358]=[.N358]; &quot;&quot;; (([.N358]-[.E358])/[.E358])*100)">
            <text:p/>
          </table:table-cell>
          <table:table-cell/>
          <table:table-cell office:value-type="string" calcext:value-type="string">
            <text:p>static_analysis/cei_pattern_violation_smo_intrinsic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[.M358]=[.U358]" office:value-type="boolean" office:boolean-value="true" calcext:value-type="boolean">
            <text:p>TRUE</text:p>
          </table:table-cell>
          <table:table-cell table:formula="of:=IF([.N358]=[.V358]; &quot;&quot;; [.V358]-[.N358])">
            <text:p/>
          </table:table-cell>
          <table:table-cell table:formula="of:=IF([.N358]=[.V358]; &quot;&quot;; (([.V358]-[.N358])/[.N358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storage_map_and_vec</text:p>
          </table:table-cell>
          <table:table-cell office:value-type="float" office:value="5640" calcext:value-type="float">
            <text:p>5640</text:p>
          </table:table-cell>
          <table:table-cell/>
          <table:table-cell office:value-type="string" calcext:value-type="string">
            <text:p>static_analysis/cei_pattern_violation_storage_map_and_vec</text:p>
          </table:table-cell>
          <table:table-cell office:value-type="float" office:value="5848" calcext:value-type="float">
            <text:p>5848</text:p>
          </table:table-cell>
          <table:table-cell/>
          <table:table-cell table:formula="of:=[.A359]=[.D359]" office:value-type="boolean" office:boolean-value="true" calcext:value-type="boolean">
            <text:p>TRUE</text:p>
          </table:table-cell>
          <table:table-cell table:formula="of:=IF([.B359]=[.E359]; &quot;&quot;; &quot;*&quot;)" office:value-type="string" office:string-value="*" calcext:value-type="string">
            <text:p>*</text:p>
          </table:table-cell>
          <table:table-cell table:formula="of:=IF([.B359]=[.E359]; &quot;&quot;; [.E359]-[.B359])" office:value-type="float" office:value="208" calcext:value-type="float">
            <text:p>208</text:p>
          </table:table-cell>
          <table:table-cell table:formula="of:=IF([.B359]=[.E359]; &quot;&quot;; (([.E359]-[.B359])/[.B359])*100)" office:value-type="float" office:value="3.68794326241135" calcext:value-type="float">
            <text:p>3.68794326241135</text:p>
          </table:table-cell>
          <table:table-cell table:number-columns-repeated="2"/>
          <table:table-cell office:value-type="string" calcext:value-type="string">
            <text:p>static_analysis/cei_pattern_violation_storage_map_and_vec</text:p>
          </table:table-cell>
          <table:table-cell office:value-type="float" office:value="5848" calcext:value-type="float">
            <text:p>5848</text:p>
          </table:table-cell>
          <table:table-cell/>
          <table:table-cell table:formula="of:=[.D359]=[.M359]" office:value-type="boolean" office:boolean-value="true" calcext:value-type="boolean">
            <text:p>TRUE</text:p>
          </table:table-cell>
          <table:table-cell table:formula="of:=IF([.E359]=[.N359]; &quot;&quot;; &quot;*&quot;)">
            <text:p/>
          </table:table-cell>
          <table:table-cell table:formula="of:=IF([.E359]=[.N359]; &quot;&quot;; [.E359]-[.N359])">
            <text:p/>
          </table:table-cell>
          <table:table-cell table:formula="of:=IF([.E359]=[.N359]; &quot;&quot;; (([.N359]-[.E359])/[.E359])*100)">
            <text:p/>
          </table:table-cell>
          <table:table-cell/>
          <table:table-cell office:value-type="string" calcext:value-type="string">
            <text:p>static_analysis/cei_pattern_violation_storage_map_and_vec</text:p>
          </table:table-cell>
          <table:table-cell office:value-type="float" office:value="5944" calcext:value-type="float">
            <text:p>5944</text:p>
          </table:table-cell>
          <table:table-cell/>
          <table:table-cell table:formula="of:=[.M359]=[.U359]" office:value-type="boolean" office:boolean-value="true" calcext:value-type="boolean">
            <text:p>TRUE</text:p>
          </table:table-cell>
          <table:table-cell table:formula="of:=IF([.N359]=[.V359]; &quot;&quot;; [.V359]-[.N359])" office:value-type="float" office:value="96" calcext:value-type="float">
            <text:p>96</text:p>
          </table:table-cell>
          <table:table-cell table:formula="of:=IF([.N359]=[.V359]; &quot;&quot;; (([.V359]-[.N359])/[.N359])*100)" office:value-type="float" office:value="1.64158686730506" calcext:value-type="float">
            <text:p>1.64158686730506</text:p>
          </table:table-cell>
        </table:table-row>
        <table:table-row table:style-name="ro1">
          <table:table-cell office:value-type="string" calcext:value-type="string">
            <text:p>static_analysis/cei_pattern_violation_storage_struct_read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string" calcext:value-type="string">
            <text:p>static_analysis/cei_pattern_violation_storage_struct_read</text:p>
          </table:table-cell>
          <table:table-cell office:value-type="float" office:value="792" calcext:value-type="float">
            <text:p>792</text:p>
          </table:table-cell>
          <table:table-cell/>
          <table:table-cell table:formula="of:=[.A360]=[.D360]" office:value-type="boolean" office:boolean-value="true" calcext:value-type="boolean">
            <text:p>TRUE</text:p>
          </table:table-cell>
          <table:table-cell table:formula="of:=IF([.B360]=[.E360]; &quot;&quot;; &quot;*&quot;)" office:value-type="string" office:string-value="*" calcext:value-type="string">
            <text:p>*</text:p>
          </table:table-cell>
          <table:table-cell table:formula="of:=IF([.B360]=[.E360]; &quot;&quot;; [.E360]-[.B360])" office:value-type="float" office:value="16" calcext:value-type="float">
            <text:p>16</text:p>
          </table:table-cell>
          <table:table-cell table:formula="of:=IF([.B360]=[.E360]; &quot;&quot;; (([.E360]-[.B360])/[.B360])*100)" office:value-type="float" office:value="2.06185567010309" calcext:value-type="float">
            <text:p>2.06185567010309</text:p>
          </table:table-cell>
          <table:table-cell table:number-columns-repeated="2"/>
          <table:table-cell office:value-type="string" calcext:value-type="string">
            <text:p>static_analysis/cei_pattern_violation_storage_struct_read</text:p>
          </table:table-cell>
          <table:table-cell office:value-type="float" office:value="792" calcext:value-type="float">
            <text:p>792</text:p>
          </table:table-cell>
          <table:table-cell/>
          <table:table-cell table:formula="of:=[.D360]=[.M360]" office:value-type="boolean" office:boolean-value="true" calcext:value-type="boolean">
            <text:p>TRUE</text:p>
          </table:table-cell>
          <table:table-cell table:formula="of:=IF([.E360]=[.N360]; &quot;&quot;; &quot;*&quot;)">
            <text:p/>
          </table:table-cell>
          <table:table-cell table:formula="of:=IF([.E360]=[.N360]; &quot;&quot;; [.E360]-[.N360])">
            <text:p/>
          </table:table-cell>
          <table:table-cell table:formula="of:=IF([.E360]=[.N360]; &quot;&quot;; (([.N360]-[.E360])/[.E360])*100)">
            <text:p/>
          </table:table-cell>
          <table:table-cell/>
          <table:table-cell office:value-type="string" calcext:value-type="string">
            <text:p>static_analysis/cei_pattern_violation_storage_struct_read</text:p>
          </table:table-cell>
          <table:table-cell office:value-type="float" office:value="792" calcext:value-type="float">
            <text:p>792</text:p>
          </table:table-cell>
          <table:table-cell/>
          <table:table-cell table:formula="of:=[.M360]=[.U360]" office:value-type="boolean" office:boolean-value="true" calcext:value-type="boolean">
            <text:p>TRUE</text:p>
          </table:table-cell>
          <table:table-cell table:formula="of:=IF([.N360]=[.V360]; &quot;&quot;; [.V360]-[.N360])">
            <text:p/>
          </table:table-cell>
          <table:table-cell table:formula="of:=IF([.N360]=[.V360]; &quot;&quot;; (([.V360]-[.N360])/[.N360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storage_var_read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string" calcext:value-type="string">
            <text:p>static_analysis/cei_pattern_violation_storage_var_read</text:p>
          </table:table-cell>
          <table:table-cell office:value-type="float" office:value="760" calcext:value-type="float">
            <text:p>760</text:p>
          </table:table-cell>
          <table:table-cell/>
          <table:table-cell table:formula="of:=[.A361]=[.D361]" office:value-type="boolean" office:boolean-value="true" calcext:value-type="boolean">
            <text:p>TRUE</text:p>
          </table:table-cell>
          <table:table-cell table:formula="of:=IF([.B361]=[.E361]; &quot;&quot;; &quot;*&quot;)">
            <text:p/>
          </table:table-cell>
          <table:table-cell table:formula="of:=IF([.B361]=[.E361]; &quot;&quot;; [.E361]-[.B361])">
            <text:p/>
          </table:table-cell>
          <table:table-cell table:formula="of:=IF([.B361]=[.E361]; &quot;&quot;; (([.E361]-[.B361])/[.B361])*100)">
            <text:p/>
          </table:table-cell>
          <table:table-cell table:number-columns-repeated="2"/>
          <table:table-cell office:value-type="string" calcext:value-type="string">
            <text:p>static_analysis/cei_pattern_violation_storage_var_read</text:p>
          </table:table-cell>
          <table:table-cell office:value-type="float" office:value="760" calcext:value-type="float">
            <text:p>760</text:p>
          </table:table-cell>
          <table:table-cell/>
          <table:table-cell table:formula="of:=[.D361]=[.M361]" office:value-type="boolean" office:boolean-value="true" calcext:value-type="boolean">
            <text:p>TRUE</text:p>
          </table:table-cell>
          <table:table-cell table:formula="of:=IF([.E361]=[.N361]; &quot;&quot;; &quot;*&quot;)">
            <text:p/>
          </table:table-cell>
          <table:table-cell table:formula="of:=IF([.E361]=[.N361]; &quot;&quot;; [.E361]-[.N361])">
            <text:p/>
          </table:table-cell>
          <table:table-cell table:formula="of:=IF([.E361]=[.N361]; &quot;&quot;; (([.N361]-[.E361])/[.E361])*100)">
            <text:p/>
          </table:table-cell>
          <table:table-cell/>
          <table:table-cell office:value-type="string" calcext:value-type="string">
            <text:p>static_analysis/cei_pattern_violation_storage_var_read</text:p>
          </table:table-cell>
          <table:table-cell office:value-type="float" office:value="760" calcext:value-type="float">
            <text:p>760</text:p>
          </table:table-cell>
          <table:table-cell/>
          <table:table-cell table:formula="of:=[.M361]=[.U361]" office:value-type="boolean" office:boolean-value="true" calcext:value-type="boolean">
            <text:p>TRUE</text:p>
          </table:table-cell>
          <table:table-cell table:formula="of:=IF([.N361]=[.V361]; &quot;&quot;; [.V361]-[.N361])">
            <text:p/>
          </table:table-cell>
          <table:table-cell table:formula="of:=IF([.N361]=[.V361]; &quot;&quot;; (([.V361]-[.N361])/[.N361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storage_var_update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static_analysis/cei_pattern_violation_storage_var_update</text:p>
          </table:table-cell>
          <table:table-cell office:value-type="float" office:value="688" calcext:value-type="float">
            <text:p>688</text:p>
          </table:table-cell>
          <table:table-cell/>
          <table:table-cell table:formula="of:=[.A362]=[.D362]" office:value-type="boolean" office:boolean-value="true" calcext:value-type="boolean">
            <text:p>TRUE</text:p>
          </table:table-cell>
          <table:table-cell table:formula="of:=IF([.B362]=[.E362]; &quot;&quot;; &quot;*&quot;)">
            <text:p/>
          </table:table-cell>
          <table:table-cell table:formula="of:=IF([.B362]=[.E362]; &quot;&quot;; [.E362]-[.B362])">
            <text:p/>
          </table:table-cell>
          <table:table-cell table:formula="of:=IF([.B362]=[.E362]; &quot;&quot;; (([.E362]-[.B362])/[.B362])*100)">
            <text:p/>
          </table:table-cell>
          <table:table-cell table:number-columns-repeated="2"/>
          <table:table-cell office:value-type="string" calcext:value-type="string">
            <text:p>static_analysis/cei_pattern_violation_storage_var_update</text:p>
          </table:table-cell>
          <table:table-cell office:value-type="float" office:value="688" calcext:value-type="float">
            <text:p>688</text:p>
          </table:table-cell>
          <table:table-cell/>
          <table:table-cell table:formula="of:=[.D362]=[.M362]" office:value-type="boolean" office:boolean-value="true" calcext:value-type="boolean">
            <text:p>TRUE</text:p>
          </table:table-cell>
          <table:table-cell table:formula="of:=IF([.E362]=[.N362]; &quot;&quot;; &quot;*&quot;)">
            <text:p/>
          </table:table-cell>
          <table:table-cell table:formula="of:=IF([.E362]=[.N362]; &quot;&quot;; [.E362]-[.N362])">
            <text:p/>
          </table:table-cell>
          <table:table-cell table:formula="of:=IF([.E362]=[.N362]; &quot;&quot;; (([.N362]-[.E362])/[.E362])*100)">
            <text:p/>
          </table:table-cell>
          <table:table-cell/>
          <table:table-cell office:value-type="string" calcext:value-type="string">
            <text:p>static_analysis/cei_pattern_violation_storage_var_update</text:p>
          </table:table-cell>
          <table:table-cell office:value-type="float" office:value="688" calcext:value-type="float">
            <text:p>688</text:p>
          </table:table-cell>
          <table:table-cell/>
          <table:table-cell table:formula="of:=[.M362]=[.U362]" office:value-type="boolean" office:boolean-value="true" calcext:value-type="boolean">
            <text:p>TRUE</text:p>
          </table:table-cell>
          <table:table-cell table:formula="of:=IF([.N362]=[.V362]; &quot;&quot;; [.V362]-[.N362])">
            <text:p/>
          </table:table-cell>
          <table:table-cell table:formula="of:=IF([.N362]=[.V362]; &quot;&quot;; (([.V362]-[.N362])/[.N362])*100)">
            <text:p/>
          </table:table-cell>
        </table:table-row>
        <table:table-row table:style-name="ro1">
          <table:table-cell office:value-type="string" calcext:value-type="string">
            <text:p>static_analysis/storage_annotations_unused_read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static_analysis/storage_annotations_unused_read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363]=[.D363]" office:value-type="boolean" office:boolean-value="true" calcext:value-type="boolean">
            <text:p>TRUE</text:p>
          </table:table-cell>
          <table:table-cell table:formula="of:=IF([.B363]=[.E363]; &quot;&quot;; &quot;*&quot;)">
            <text:p/>
          </table:table-cell>
          <table:table-cell table:formula="of:=IF([.B363]=[.E363]; &quot;&quot;; [.E363]-[.B363])">
            <text:p/>
          </table:table-cell>
          <table:table-cell table:formula="of:=IF([.B363]=[.E363]; &quot;&quot;; (([.E363]-[.B363])/[.B363])*100)">
            <text:p/>
          </table:table-cell>
          <table:table-cell table:number-columns-repeated="2"/>
          <table:table-cell office:value-type="string" calcext:value-type="string">
            <text:p>static_analysis/storage_annotations_unused_read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D363]=[.M363]" office:value-type="boolean" office:boolean-value="true" calcext:value-type="boolean">
            <text:p>TRUE</text:p>
          </table:table-cell>
          <table:table-cell table:formula="of:=IF([.E363]=[.N363]; &quot;&quot;; &quot;*&quot;)">
            <text:p/>
          </table:table-cell>
          <table:table-cell table:formula="of:=IF([.E363]=[.N363]; &quot;&quot;; [.E363]-[.N363])">
            <text:p/>
          </table:table-cell>
          <table:table-cell table:formula="of:=IF([.E363]=[.N363]; &quot;&quot;; (([.N363]-[.E363])/[.E363])*100)">
            <text:p/>
          </table:table-cell>
          <table:table-cell/>
          <table:table-cell office:value-type="string" calcext:value-type="string">
            <text:p>static_analysis/storage_annotations_unused_read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M363]=[.U363]" office:value-type="boolean" office:boolean-value="true" calcext:value-type="boolean">
            <text:p>TRUE</text:p>
          </table:table-cell>
          <table:table-cell table:formula="of:=IF([.N363]=[.V363]; &quot;&quot;; [.V363]-[.N363])">
            <text:p/>
          </table:table-cell>
          <table:table-cell table:formula="of:=IF([.N363]=[.V363]; &quot;&quot;; (([.V363]-[.N363])/[.N363])*100)">
            <text:p/>
          </table:table-cell>
        </table:table-row>
        <table:table-row table:style-name="ro1">
          <table:table-cell office:value-type="string" calcext:value-type="string">
            <text:p>static_analysis/storage_annotations_unused_read_and_write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static_analysis/storage_annotations_unused_read_and_writ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364]=[.D364]" office:value-type="boolean" office:boolean-value="true" calcext:value-type="boolean">
            <text:p>TRUE</text:p>
          </table:table-cell>
          <table:table-cell table:formula="of:=IF([.B364]=[.E364]; &quot;&quot;; &quot;*&quot;)">
            <text:p/>
          </table:table-cell>
          <table:table-cell table:formula="of:=IF([.B364]=[.E364]; &quot;&quot;; [.E364]-[.B364])">
            <text:p/>
          </table:table-cell>
          <table:table-cell table:formula="of:=IF([.B364]=[.E364]; &quot;&quot;; (([.E364]-[.B364])/[.B364])*100)">
            <text:p/>
          </table:table-cell>
          <table:table-cell table:number-columns-repeated="2"/>
          <table:table-cell office:value-type="string" calcext:value-type="string">
            <text:p>static_analysis/storage_annotations_unused_read_and_writ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D364]=[.M364]" office:value-type="boolean" office:boolean-value="true" calcext:value-type="boolean">
            <text:p>TRUE</text:p>
          </table:table-cell>
          <table:table-cell table:formula="of:=IF([.E364]=[.N364]; &quot;&quot;; &quot;*&quot;)">
            <text:p/>
          </table:table-cell>
          <table:table-cell table:formula="of:=IF([.E364]=[.N364]; &quot;&quot;; [.E364]-[.N364])">
            <text:p/>
          </table:table-cell>
          <table:table-cell table:formula="of:=IF([.E364]=[.N364]; &quot;&quot;; (([.N364]-[.E364])/[.E364])*100)">
            <text:p/>
          </table:table-cell>
          <table:table-cell/>
          <table:table-cell office:value-type="string" calcext:value-type="string">
            <text:p>static_analysis/storage_annotations_unused_read_and_writ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M364]=[.U364]" office:value-type="boolean" office:boolean-value="true" calcext:value-type="boolean">
            <text:p>TRUE</text:p>
          </table:table-cell>
          <table:table-cell table:formula="of:=IF([.N364]=[.V364]; &quot;&quot;; [.V364]-[.N364])">
            <text:p/>
          </table:table-cell>
          <table:table-cell table:formula="of:=IF([.N364]=[.V364]; &quot;&quot;; (([.V364]-[.N364])/[.N364])*100)">
            <text:p/>
          </table:table-cell>
        </table:table-row>
        <table:table-row table:style-name="ro1">
          <table:table-cell office:value-type="string" calcext:value-type="string">
            <text:p>static_analysis/storage_annotations_unused_write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static_analysis/storage_annotations_unused_writ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365]=[.D365]" office:value-type="boolean" office:boolean-value="true" calcext:value-type="boolean">
            <text:p>TRUE</text:p>
          </table:table-cell>
          <table:table-cell table:formula="of:=IF([.B365]=[.E365]; &quot;&quot;; &quot;*&quot;)">
            <text:p/>
          </table:table-cell>
          <table:table-cell table:formula="of:=IF([.B365]=[.E365]; &quot;&quot;; [.E365]-[.B365])">
            <text:p/>
          </table:table-cell>
          <table:table-cell table:formula="of:=IF([.B365]=[.E365]; &quot;&quot;; (([.E365]-[.B365])/[.B365])*100)">
            <text:p/>
          </table:table-cell>
          <table:table-cell table:number-columns-repeated="2"/>
          <table:table-cell office:value-type="string" calcext:value-type="string">
            <text:p>static_analysis/storage_annotations_unused_writ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D365]=[.M365]" office:value-type="boolean" office:boolean-value="true" calcext:value-type="boolean">
            <text:p>TRUE</text:p>
          </table:table-cell>
          <table:table-cell table:formula="of:=IF([.E365]=[.N365]; &quot;&quot;; &quot;*&quot;)">
            <text:p/>
          </table:table-cell>
          <table:table-cell table:formula="of:=IF([.E365]=[.N365]; &quot;&quot;; [.E365]-[.N365])">
            <text:p/>
          </table:table-cell>
          <table:table-cell table:formula="of:=IF([.E365]=[.N365]; &quot;&quot;; (([.N365]-[.E365])/[.E365])*100)">
            <text:p/>
          </table:table-cell>
          <table:table-cell/>
          <table:table-cell office:value-type="string" calcext:value-type="string">
            <text:p>static_analysis/storage_annotations_unused_writ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M365]=[.U365]" office:value-type="boolean" office:boolean-value="true" calcext:value-type="boolean">
            <text:p>TRUE</text:p>
          </table:table-cell>
          <table:table-cell table:formula="of:=IF([.N365]=[.V365]; &quot;&quot;; [.V365]-[.N365])">
            <text:p/>
          </table:table-cell>
          <table:table-cell table:formula="of:=IF([.N365]=[.V365]; &quot;&quot;; (([.V365]-[.N365])/[.N365])*100)">
            <text:p/>
          </table:table-cell>
        </table:table-row>
        <table:table-row table:style-name="ro1">
          <table:table-cell office:value-type="string" calcext:value-type="string">
            <text:p>stdlib/address_test</text:p>
          </table:table-cell>
          <table:table-cell office:value-type="float" office:value="3912" calcext:value-type="float">
            <text:p>3912</text:p>
          </table:table-cell>
          <table:table-cell/>
          <table:table-cell office:value-type="string" calcext:value-type="string">
            <text:p>stdlib/address_test</text:p>
          </table:table-cell>
          <table:table-cell office:value-type="float" office:value="3912" calcext:value-type="float">
            <text:p>3912</text:p>
          </table:table-cell>
          <table:table-cell/>
          <table:table-cell table:formula="of:=[.A366]=[.D366]" office:value-type="boolean" office:boolean-value="true" calcext:value-type="boolean">
            <text:p>TRUE</text:p>
          </table:table-cell>
          <table:table-cell table:formula="of:=IF([.B366]=[.E366]; &quot;&quot;; &quot;*&quot;)">
            <text:p/>
          </table:table-cell>
          <table:table-cell table:formula="of:=IF([.B366]=[.E366]; &quot;&quot;; [.E366]-[.B366])">
            <text:p/>
          </table:table-cell>
          <table:table-cell table:formula="of:=IF([.B366]=[.E366]; &quot;&quot;; (([.E366]-[.B366])/[.B366])*100)">
            <text:p/>
          </table:table-cell>
          <table:table-cell table:number-columns-repeated="2"/>
          <table:table-cell office:value-type="string" calcext:value-type="string">
            <text:p>stdlib/address_test</text:p>
          </table:table-cell>
          <table:table-cell office:value-type="float" office:value="3912" calcext:value-type="float">
            <text:p>3912</text:p>
          </table:table-cell>
          <table:table-cell/>
          <table:table-cell table:formula="of:=[.D366]=[.M366]" office:value-type="boolean" office:boolean-value="true" calcext:value-type="boolean">
            <text:p>TRUE</text:p>
          </table:table-cell>
          <table:table-cell table:formula="of:=IF([.E366]=[.N366]; &quot;&quot;; &quot;*&quot;)">
            <text:p/>
          </table:table-cell>
          <table:table-cell table:formula="of:=IF([.E366]=[.N366]; &quot;&quot;; [.E366]-[.N366])">
            <text:p/>
          </table:table-cell>
          <table:table-cell table:formula="of:=IF([.E366]=[.N366]; &quot;&quot;; (([.N366]-[.E366])/[.E366])*100)">
            <text:p/>
          </table:table-cell>
          <table:table-cell/>
          <table:table-cell office:value-type="string" calcext:value-type="string">
            <text:p>stdlib/address_test</text:p>
          </table:table-cell>
          <table:table-cell office:value-type="float" office:value="3912" calcext:value-type="float">
            <text:p>3912</text:p>
          </table:table-cell>
          <table:table-cell/>
          <table:table-cell table:formula="of:=[.M366]=[.U366]" office:value-type="boolean" office:boolean-value="true" calcext:value-type="boolean">
            <text:p>TRUE</text:p>
          </table:table-cell>
          <table:table-cell table:formula="of:=IF([.N366]=[.V366]; &quot;&quot;; [.V366]-[.N366])">
            <text:p/>
          </table:table-cell>
          <table:table-cell table:formula="of:=IF([.N366]=[.V366]; &quot;&quot;; (([.V366]-[.N366])/[.N366])*100)">
            <text:p/>
          </table:table-cell>
        </table:table-row>
        <table:table-row table:style-name="ro1">
          <table:table-cell office:value-type="string" calcext:value-type="string">
            <text:p>stdlib/alloc_test</text:p>
          </table:table-cell>
          <table:table-cell office:value-type="float" office:value="576" calcext:value-type="float">
            <text:p>576</text:p>
          </table:table-cell>
          <table:table-cell/>
          <table:table-cell office:value-type="string" calcext:value-type="string">
            <text:p>stdlib/alloc_test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A367]=[.D367]" office:value-type="boolean" office:boolean-value="true" calcext:value-type="boolean">
            <text:p>TRUE</text:p>
          </table:table-cell>
          <table:table-cell table:formula="of:=IF([.B367]=[.E367]; &quot;&quot;; &quot;*&quot;)">
            <text:p/>
          </table:table-cell>
          <table:table-cell table:formula="of:=IF([.B367]=[.E367]; &quot;&quot;; [.E367]-[.B367])">
            <text:p/>
          </table:table-cell>
          <table:table-cell table:formula="of:=IF([.B367]=[.E367]; &quot;&quot;; (([.E367]-[.B367])/[.B367])*100)">
            <text:p/>
          </table:table-cell>
          <table:table-cell table:number-columns-repeated="2"/>
          <table:table-cell office:value-type="string" calcext:value-type="string">
            <text:p>stdlib/alloc_test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D367]=[.M367]" office:value-type="boolean" office:boolean-value="true" calcext:value-type="boolean">
            <text:p>TRUE</text:p>
          </table:table-cell>
          <table:table-cell table:formula="of:=IF([.E367]=[.N367]; &quot;&quot;; &quot;*&quot;)">
            <text:p/>
          </table:table-cell>
          <table:table-cell table:formula="of:=IF([.E367]=[.N367]; &quot;&quot;; [.E367]-[.N367])">
            <text:p/>
          </table:table-cell>
          <table:table-cell table:formula="of:=IF([.E367]=[.N367]; &quot;&quot;; (([.N367]-[.E367])/[.E367])*100)">
            <text:p/>
          </table:table-cell>
          <table:table-cell/>
          <table:table-cell office:value-type="string" calcext:value-type="string">
            <text:p>stdlib/alloc_test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M367]=[.U367]" office:value-type="boolean" office:boolean-value="true" calcext:value-type="boolean">
            <text:p>TRUE</text:p>
          </table:table-cell>
          <table:table-cell table:formula="of:=IF([.N367]=[.V367]; &quot;&quot;; [.V367]-[.N367])">
            <text:p/>
          </table:table-cell>
          <table:table-cell table:formula="of:=IF([.N367]=[.V367]; &quot;&quot;; (([.V367]-[.N367])/[.N367])*100)">
            <text:p/>
          </table:table-cell>
        </table:table-row>
        <table:table-row table:style-name="ro1">
          <table:table-cell office:value-type="string" calcext:value-type="string">
            <text:p>stdlib/assert_eq</text:p>
          </table:table-cell>
          <table:table-cell office:value-type="float" office:value="3128" calcext:value-type="float">
            <text:p>3128</text:p>
          </table:table-cell>
          <table:table-cell/>
          <table:table-cell office:value-type="string" calcext:value-type="string">
            <text:p>stdlib/assert_eq</text:p>
          </table:table-cell>
          <table:table-cell office:value-type="float" office:value="3128" calcext:value-type="float">
            <text:p>3128</text:p>
          </table:table-cell>
          <table:table-cell/>
          <table:table-cell table:formula="of:=[.A368]=[.D368]" office:value-type="boolean" office:boolean-value="true" calcext:value-type="boolean">
            <text:p>TRUE</text:p>
          </table:table-cell>
          <table:table-cell table:formula="of:=IF([.B368]=[.E368]; &quot;&quot;; &quot;*&quot;)">
            <text:p/>
          </table:table-cell>
          <table:table-cell table:formula="of:=IF([.B368]=[.E368]; &quot;&quot;; [.E368]-[.B368])">
            <text:p/>
          </table:table-cell>
          <table:table-cell table:formula="of:=IF([.B368]=[.E368]; &quot;&quot;; (([.E368]-[.B368])/[.B368])*100)">
            <text:p/>
          </table:table-cell>
          <table:table-cell table:number-columns-repeated="2"/>
          <table:table-cell office:value-type="string" calcext:value-type="string">
            <text:p>stdlib/assert_eq</text:p>
          </table:table-cell>
          <table:table-cell office:value-type="float" office:value="3128" calcext:value-type="float">
            <text:p>3128</text:p>
          </table:table-cell>
          <table:table-cell/>
          <table:table-cell table:formula="of:=[.D368]=[.M368]" office:value-type="boolean" office:boolean-value="true" calcext:value-type="boolean">
            <text:p>TRUE</text:p>
          </table:table-cell>
          <table:table-cell table:formula="of:=IF([.E368]=[.N368]; &quot;&quot;; &quot;*&quot;)">
            <text:p/>
          </table:table-cell>
          <table:table-cell table:formula="of:=IF([.E368]=[.N368]; &quot;&quot;; [.E368]-[.N368])">
            <text:p/>
          </table:table-cell>
          <table:table-cell table:formula="of:=IF([.E368]=[.N368]; &quot;&quot;; (([.N368]-[.E368])/[.E368])*100)">
            <text:p/>
          </table:table-cell>
          <table:table-cell/>
          <table:table-cell office:value-type="string" calcext:value-type="string">
            <text:p>stdlib/assert_eq</text:p>
          </table:table-cell>
          <table:table-cell office:value-type="float" office:value="3128" calcext:value-type="float">
            <text:p>3128</text:p>
          </table:table-cell>
          <table:table-cell/>
          <table:table-cell table:formula="of:=[.M368]=[.U368]" office:value-type="boolean" office:boolean-value="true" calcext:value-type="boolean">
            <text:p>TRUE</text:p>
          </table:table-cell>
          <table:table-cell table:formula="of:=IF([.N368]=[.V368]; &quot;&quot;; [.V368]-[.N368])">
            <text:p/>
          </table:table-cell>
          <table:table-cell table:formula="of:=IF([.N368]=[.V368]; &quot;&quot;; (([.V368]-[.N368])/[.N368])*100)">
            <text:p/>
          </table:table-cell>
        </table:table-row>
        <table:table-row table:style-name="ro1">
          <table:table-cell office:value-type="string" calcext:value-type="string">
            <text:p>stdlib/assert_eq_revert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stdlib/assert_eq_revert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369]=[.D369]" office:value-type="boolean" office:boolean-value="true" calcext:value-type="boolean">
            <text:p>TRUE</text:p>
          </table:table-cell>
          <table:table-cell table:formula="of:=IF([.B369]=[.E369]; &quot;&quot;; &quot;*&quot;)">
            <text:p/>
          </table:table-cell>
          <table:table-cell table:formula="of:=IF([.B369]=[.E369]; &quot;&quot;; [.E369]-[.B369])">
            <text:p/>
          </table:table-cell>
          <table:table-cell table:formula="of:=IF([.B369]=[.E369]; &quot;&quot;; (([.E369]-[.B369])/[.B369])*100)">
            <text:p/>
          </table:table-cell>
          <table:table-cell table:number-columns-repeated="2"/>
          <table:table-cell office:value-type="string" calcext:value-type="string">
            <text:p>stdlib/assert_eq_revert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D369]=[.M369]" office:value-type="boolean" office:boolean-value="true" calcext:value-type="boolean">
            <text:p>TRUE</text:p>
          </table:table-cell>
          <table:table-cell table:formula="of:=IF([.E369]=[.N369]; &quot;&quot;; &quot;*&quot;)">
            <text:p/>
          </table:table-cell>
          <table:table-cell table:formula="of:=IF([.E369]=[.N369]; &quot;&quot;; [.E369]-[.N369])">
            <text:p/>
          </table:table-cell>
          <table:table-cell table:formula="of:=IF([.E369]=[.N369]; &quot;&quot;; (([.N369]-[.E369])/[.E369])*100)">
            <text:p/>
          </table:table-cell>
          <table:table-cell/>
          <table:table-cell office:value-type="string" calcext:value-type="string">
            <text:p>stdlib/assert_eq_revert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M369]=[.U369]" office:value-type="boolean" office:boolean-value="true" calcext:value-type="boolean">
            <text:p>TRUE</text:p>
          </table:table-cell>
          <table:table-cell table:formula="of:=IF([.N369]=[.V369]; &quot;&quot;; [.V369]-[.N369])">
            <text:p/>
          </table:table-cell>
          <table:table-cell table:formula="of:=IF([.N369]=[.V369]; &quot;&quot;; (([.V369]-[.N369])/[.N369])*100)">
            <text:p/>
          </table:table-cell>
        </table:table-row>
        <table:table-row table:style-name="ro1">
          <table:table-cell office:value-type="string" calcext:value-type="string">
            <text:p>stdlib/assert_ne</text:p>
          </table:table-cell>
          <table:table-cell office:value-type="float" office:value="3072" calcext:value-type="float">
            <text:p>3072</text:p>
          </table:table-cell>
          <table:table-cell/>
          <table:table-cell office:value-type="string" calcext:value-type="string">
            <text:p>stdlib/assert_ne</text:p>
          </table:table-cell>
          <table:table-cell office:value-type="float" office:value="3072" calcext:value-type="float">
            <text:p>3072</text:p>
          </table:table-cell>
          <table:table-cell/>
          <table:table-cell table:formula="of:=[.A370]=[.D370]" office:value-type="boolean" office:boolean-value="true" calcext:value-type="boolean">
            <text:p>TRUE</text:p>
          </table:table-cell>
          <table:table-cell table:formula="of:=IF([.B370]=[.E370]; &quot;&quot;; &quot;*&quot;)">
            <text:p/>
          </table:table-cell>
          <table:table-cell table:formula="of:=IF([.B370]=[.E370]; &quot;&quot;; [.E370]-[.B370])">
            <text:p/>
          </table:table-cell>
          <table:table-cell table:formula="of:=IF([.B370]=[.E370]; &quot;&quot;; (([.E370]-[.B370])/[.B370])*100)">
            <text:p/>
          </table:table-cell>
          <table:table-cell table:number-columns-repeated="2"/>
          <table:table-cell office:value-type="string" calcext:value-type="string">
            <text:p>stdlib/assert_ne</text:p>
          </table:table-cell>
          <table:table-cell office:value-type="float" office:value="3072" calcext:value-type="float">
            <text:p>3072</text:p>
          </table:table-cell>
          <table:table-cell/>
          <table:table-cell table:formula="of:=[.D370]=[.M370]" office:value-type="boolean" office:boolean-value="true" calcext:value-type="boolean">
            <text:p>TRUE</text:p>
          </table:table-cell>
          <table:table-cell table:formula="of:=IF([.E370]=[.N370]; &quot;&quot;; &quot;*&quot;)">
            <text:p/>
          </table:table-cell>
          <table:table-cell table:formula="of:=IF([.E370]=[.N370]; &quot;&quot;; [.E370]-[.N370])">
            <text:p/>
          </table:table-cell>
          <table:table-cell table:formula="of:=IF([.E370]=[.N370]; &quot;&quot;; (([.N370]-[.E370])/[.E370])*100)">
            <text:p/>
          </table:table-cell>
          <table:table-cell/>
          <table:table-cell office:value-type="string" calcext:value-type="string">
            <text:p>stdlib/assert_ne</text:p>
          </table:table-cell>
          <table:table-cell office:value-type="float" office:value="3072" calcext:value-type="float">
            <text:p>3072</text:p>
          </table:table-cell>
          <table:table-cell/>
          <table:table-cell table:formula="of:=[.M370]=[.U370]" office:value-type="boolean" office:boolean-value="true" calcext:value-type="boolean">
            <text:p>TRUE</text:p>
          </table:table-cell>
          <table:table-cell table:formula="of:=IF([.N370]=[.V370]; &quot;&quot;; [.V370]-[.N370])">
            <text:p/>
          </table:table-cell>
          <table:table-cell table:formula="of:=IF([.N370]=[.V370]; &quot;&quot;; (([.V370]-[.N370])/[.N370])*100)">
            <text:p/>
          </table:table-cell>
        </table:table-row>
        <table:table-row table:style-name="ro1">
          <table:table-cell office:value-type="string" calcext:value-type="string">
            <text:p>stdlib/assert_ne_revert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stdlib/assert_ne_revert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371]=[.D371]" office:value-type="boolean" office:boolean-value="true" calcext:value-type="boolean">
            <text:p>TRUE</text:p>
          </table:table-cell>
          <table:table-cell table:formula="of:=IF([.B371]=[.E371]; &quot;&quot;; &quot;*&quot;)">
            <text:p/>
          </table:table-cell>
          <table:table-cell table:formula="of:=IF([.B371]=[.E371]; &quot;&quot;; [.E371]-[.B371])">
            <text:p/>
          </table:table-cell>
          <table:table-cell table:formula="of:=IF([.B371]=[.E371]; &quot;&quot;; (([.E371]-[.B371])/[.B371])*100)">
            <text:p/>
          </table:table-cell>
          <table:table-cell table:number-columns-repeated="2"/>
          <table:table-cell office:value-type="string" calcext:value-type="string">
            <text:p>stdlib/assert_ne_revert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D371]=[.M371]" office:value-type="boolean" office:boolean-value="true" calcext:value-type="boolean">
            <text:p>TRUE</text:p>
          </table:table-cell>
          <table:table-cell table:formula="of:=IF([.E371]=[.N371]; &quot;&quot;; &quot;*&quot;)">
            <text:p/>
          </table:table-cell>
          <table:table-cell table:formula="of:=IF([.E371]=[.N371]; &quot;&quot;; [.E371]-[.N371])">
            <text:p/>
          </table:table-cell>
          <table:table-cell table:formula="of:=IF([.E371]=[.N371]; &quot;&quot;; (([.N371]-[.E371])/[.E371])*100)">
            <text:p/>
          </table:table-cell>
          <table:table-cell/>
          <table:table-cell office:value-type="string" calcext:value-type="string">
            <text:p>stdlib/assert_ne_revert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M371]=[.U371]" office:value-type="boolean" office:boolean-value="true" calcext:value-type="boolean">
            <text:p>TRUE</text:p>
          </table:table-cell>
          <table:table-cell table:formula="of:=IF([.N371]=[.V371]; &quot;&quot;; [.V371]-[.N371])">
            <text:p/>
          </table:table-cell>
          <table:table-cell table:formula="of:=IF([.N371]=[.V371]; &quot;&quot;; (([.V371]-[.N371])/[.N371])*100)">
            <text:p/>
          </table:table-cell>
        </table:table-row>
        <table:table-row table:style-name="ro1">
          <table:table-cell office:value-type="string" calcext:value-type="string">
            <text:p>stdlib/assert_test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stdlib/assert_test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372]=[.D372]" office:value-type="boolean" office:boolean-value="true" calcext:value-type="boolean">
            <text:p>TRUE</text:p>
          </table:table-cell>
          <table:table-cell table:formula="of:=IF([.B372]=[.E372]; &quot;&quot;; &quot;*&quot;)">
            <text:p/>
          </table:table-cell>
          <table:table-cell table:formula="of:=IF([.B372]=[.E372]; &quot;&quot;; [.E372]-[.B372])">
            <text:p/>
          </table:table-cell>
          <table:table-cell table:formula="of:=IF([.B372]=[.E372]; &quot;&quot;; (([.E372]-[.B372])/[.B372])*100)">
            <text:p/>
          </table:table-cell>
          <table:table-cell table:number-columns-repeated="2"/>
          <table:table-cell office:value-type="string" calcext:value-type="string">
            <text:p>stdlib/assert_test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372]=[.M372]" office:value-type="boolean" office:boolean-value="true" calcext:value-type="boolean">
            <text:p>TRUE</text:p>
          </table:table-cell>
          <table:table-cell table:formula="of:=IF([.E372]=[.N372]; &quot;&quot;; &quot;*&quot;)">
            <text:p/>
          </table:table-cell>
          <table:table-cell table:formula="of:=IF([.E372]=[.N372]; &quot;&quot;; [.E372]-[.N372])">
            <text:p/>
          </table:table-cell>
          <table:table-cell table:formula="of:=IF([.E372]=[.N372]; &quot;&quot;; (([.N372]-[.E372])/[.E372])*100)">
            <text:p/>
          </table:table-cell>
          <table:table-cell/>
          <table:table-cell office:value-type="string" calcext:value-type="string">
            <text:p>stdlib/assert_test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M372]=[.U372]" office:value-type="boolean" office:boolean-value="true" calcext:value-type="boolean">
            <text:p>TRUE</text:p>
          </table:table-cell>
          <table:table-cell table:formula="of:=IF([.N372]=[.V372]; &quot;&quot;; [.V372]-[.N372])">
            <text:p/>
          </table:table-cell>
          <table:table-cell table:formula="of:=IF([.N372]=[.V372]; &quot;&quot;; (([.V372]-[.N372])/[.N372])*100)">
            <text:p/>
          </table:table-cell>
        </table:table-row>
        <table:table-row table:style-name="ro1">
          <table:table-cell office:value-type="string" calcext:value-type="string">
            <text:p>stdlib/b512_struct_alignment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stdlib/b512_struct_alignment</text:p>
          </table:table-cell>
          <table:table-cell office:value-type="float" office:value="504" calcext:value-type="float">
            <text:p>504</text:p>
          </table:table-cell>
          <table:table-cell/>
          <table:table-cell table:formula="of:=[.A373]=[.D373]" office:value-type="boolean" office:boolean-value="true" calcext:value-type="boolean">
            <text:p>TRUE</text:p>
          </table:table-cell>
          <table:table-cell table:formula="of:=IF([.B373]=[.E373]; &quot;&quot;; &quot;*&quot;)">
            <text:p/>
          </table:table-cell>
          <table:table-cell table:formula="of:=IF([.B373]=[.E373]; &quot;&quot;; [.E373]-[.B373])">
            <text:p/>
          </table:table-cell>
          <table:table-cell table:formula="of:=IF([.B373]=[.E373]; &quot;&quot;; (([.E373]-[.B373])/[.B373])*100)">
            <text:p/>
          </table:table-cell>
          <table:table-cell table:number-columns-repeated="2"/>
          <table:table-cell office:value-type="string" calcext:value-type="string">
            <text:p>stdlib/b512_struct_alignment</text:p>
          </table:table-cell>
          <table:table-cell office:value-type="float" office:value="504" calcext:value-type="float">
            <text:p>504</text:p>
          </table:table-cell>
          <table:table-cell/>
          <table:table-cell table:formula="of:=[.D373]=[.M373]" office:value-type="boolean" office:boolean-value="true" calcext:value-type="boolean">
            <text:p>TRUE</text:p>
          </table:table-cell>
          <table:table-cell table:formula="of:=IF([.E373]=[.N373]; &quot;&quot;; &quot;*&quot;)">
            <text:p/>
          </table:table-cell>
          <table:table-cell table:formula="of:=IF([.E373]=[.N373]; &quot;&quot;; [.E373]-[.N373])">
            <text:p/>
          </table:table-cell>
          <table:table-cell table:formula="of:=IF([.E373]=[.N373]; &quot;&quot;; (([.N373]-[.E373])/[.E373])*100)">
            <text:p/>
          </table:table-cell>
          <table:table-cell/>
          <table:table-cell office:value-type="string" calcext:value-type="string">
            <text:p>stdlib/b512_struct_alignment</text:p>
          </table:table-cell>
          <table:table-cell office:value-type="float" office:value="504" calcext:value-type="float">
            <text:p>504</text:p>
          </table:table-cell>
          <table:table-cell/>
          <table:table-cell table:formula="of:=[.M373]=[.U373]" office:value-type="boolean" office:boolean-value="true" calcext:value-type="boolean">
            <text:p>TRUE</text:p>
          </table:table-cell>
          <table:table-cell table:formula="of:=IF([.N373]=[.V373]; &quot;&quot;; [.V373]-[.N373])">
            <text:p/>
          </table:table-cell>
          <table:table-cell table:formula="of:=IF([.N373]=[.V373]; &quot;&quot;; (([.V373]-[.N373])/[.N373])*100)">
            <text:p/>
          </table:table-cell>
        </table:table-row>
        <table:table-row table:style-name="ro1">
          <table:table-cell office:value-type="string" calcext:value-type="string">
            <text:p>stdlib/b512_test</text:p>
          </table:table-cell>
          <table:table-cell office:value-type="float" office:value="3096" calcext:value-type="float">
            <text:p>3096</text:p>
          </table:table-cell>
          <table:table-cell/>
          <table:table-cell office:value-type="string" calcext:value-type="string">
            <text:p>stdlib/b512_test</text:p>
          </table:table-cell>
          <table:table-cell office:value-type="float" office:value="3096" calcext:value-type="float">
            <text:p>3096</text:p>
          </table:table-cell>
          <table:table-cell/>
          <table:table-cell table:formula="of:=[.A374]=[.D374]" office:value-type="boolean" office:boolean-value="true" calcext:value-type="boolean">
            <text:p>TRUE</text:p>
          </table:table-cell>
          <table:table-cell table:formula="of:=IF([.B374]=[.E374]; &quot;&quot;; &quot;*&quot;)">
            <text:p/>
          </table:table-cell>
          <table:table-cell table:formula="of:=IF([.B374]=[.E374]; &quot;&quot;; [.E374]-[.B374])">
            <text:p/>
          </table:table-cell>
          <table:table-cell table:formula="of:=IF([.B374]=[.E374]; &quot;&quot;; (([.E374]-[.B374])/[.B374])*100)">
            <text:p/>
          </table:table-cell>
          <table:table-cell table:number-columns-repeated="2"/>
          <table:table-cell office:value-type="string" calcext:value-type="string">
            <text:p>stdlib/b512_test</text:p>
          </table:table-cell>
          <table:table-cell office:value-type="float" office:value="3096" calcext:value-type="float">
            <text:p>3096</text:p>
          </table:table-cell>
          <table:table-cell/>
          <table:table-cell table:formula="of:=[.D374]=[.M374]" office:value-type="boolean" office:boolean-value="true" calcext:value-type="boolean">
            <text:p>TRUE</text:p>
          </table:table-cell>
          <table:table-cell table:formula="of:=IF([.E374]=[.N374]; &quot;&quot;; &quot;*&quot;)">
            <text:p/>
          </table:table-cell>
          <table:table-cell table:formula="of:=IF([.E374]=[.N374]; &quot;&quot;; [.E374]-[.N374])">
            <text:p/>
          </table:table-cell>
          <table:table-cell table:formula="of:=IF([.E374]=[.N374]; &quot;&quot;; (([.N374]-[.E374])/[.E374])*100)">
            <text:p/>
          </table:table-cell>
          <table:table-cell/>
          <table:table-cell office:value-type="string" calcext:value-type="string">
            <text:p>stdlib/b512_test</text:p>
          </table:table-cell>
          <table:table-cell office:value-type="float" office:value="3096" calcext:value-type="float">
            <text:p>3096</text:p>
          </table:table-cell>
          <table:table-cell/>
          <table:table-cell table:formula="of:=[.M374]=[.U374]" office:value-type="boolean" office:boolean-value="true" calcext:value-type="boolean">
            <text:p>TRUE</text:p>
          </table:table-cell>
          <table:table-cell table:formula="of:=IF([.N374]=[.V374]; &quot;&quot;; [.V374]-[.N374])">
            <text:p/>
          </table:table-cell>
          <table:table-cell table:formula="of:=IF([.N374]=[.V374]; &quot;&quot;; (([.V374]-[.N374])/[.N374])*100)">
            <text:p/>
          </table:table-cell>
        </table:table-row>
        <table:table-row table:style-name="ro1">
          <table:table-cell office:value-type="string" calcext:value-type="string">
            <text:p>stdlib/block_height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stdlib/block_height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A375]=[.D375]" office:value-type="boolean" office:boolean-value="true" calcext:value-type="boolean">
            <text:p>TRUE</text:p>
          </table:table-cell>
          <table:table-cell table:formula="of:=IF([.B375]=[.E375]; &quot;&quot;; &quot;*&quot;)">
            <text:p/>
          </table:table-cell>
          <table:table-cell table:formula="of:=IF([.B375]=[.E375]; &quot;&quot;; [.E375]-[.B375])">
            <text:p/>
          </table:table-cell>
          <table:table-cell table:formula="of:=IF([.B375]=[.E375]; &quot;&quot;; (([.E375]-[.B375])/[.B375])*100)">
            <text:p/>
          </table:table-cell>
          <table:table-cell table:number-columns-repeated="2"/>
          <table:table-cell office:value-type="string" calcext:value-type="string">
            <text:p>stdlib/block_height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D375]=[.M375]" office:value-type="boolean" office:boolean-value="true" calcext:value-type="boolean">
            <text:p>TRUE</text:p>
          </table:table-cell>
          <table:table-cell table:formula="of:=IF([.E375]=[.N375]; &quot;&quot;; &quot;*&quot;)">
            <text:p/>
          </table:table-cell>
          <table:table-cell table:formula="of:=IF([.E375]=[.N375]; &quot;&quot;; [.E375]-[.N375])">
            <text:p/>
          </table:table-cell>
          <table:table-cell table:formula="of:=IF([.E375]=[.N375]; &quot;&quot;; (([.N375]-[.E375])/[.E375])*100)">
            <text:p/>
          </table:table-cell>
          <table:table-cell/>
          <table:table-cell office:value-type="string" calcext:value-type="string">
            <text:p>stdlib/block_height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M375]=[.U375]" office:value-type="boolean" office:boolean-value="true" calcext:value-type="boolean">
            <text:p>TRUE</text:p>
          </table:table-cell>
          <table:table-cell table:formula="of:=IF([.N375]=[.V375]; &quot;&quot;; [.V375]-[.N375])">
            <text:p/>
          </table:table-cell>
          <table:table-cell table:formula="of:=IF([.N375]=[.V375]; &quot;&quot;; (([.V375]-[.N375])/[.N375])*100)">
            <text:p/>
          </table:table-cell>
        </table:table-row>
        <table:table-row table:style-name="ro1">
          <table:table-cell office:value-type="string" calcext:value-type="string">
            <text:p>stdlib/chess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stdlib/chess</text:p>
          </table:table-cell>
          <table:table-cell office:value-type="float" office:value="1320" calcext:value-type="float">
            <text:p>1320</text:p>
          </table:table-cell>
          <table:table-cell/>
          <table:table-cell table:formula="of:=[.A376]=[.D376]" office:value-type="boolean" office:boolean-value="true" calcext:value-type="boolean">
            <text:p>TRUE</text:p>
          </table:table-cell>
          <table:table-cell table:formula="of:=IF([.B376]=[.E376]; &quot;&quot;; &quot;*&quot;)">
            <text:p/>
          </table:table-cell>
          <table:table-cell table:formula="of:=IF([.B376]=[.E376]; &quot;&quot;; [.E376]-[.B376])">
            <text:p/>
          </table:table-cell>
          <table:table-cell table:formula="of:=IF([.B376]=[.E376]; &quot;&quot;; (([.E376]-[.B376])/[.B376])*100)">
            <text:p/>
          </table:table-cell>
          <table:table-cell table:number-columns-repeated="2"/>
          <table:table-cell office:value-type="string" calcext:value-type="string">
            <text:p>stdlib/chess</text:p>
          </table:table-cell>
          <table:table-cell office:value-type="float" office:value="1320" calcext:value-type="float">
            <text:p>1320</text:p>
          </table:table-cell>
          <table:table-cell/>
          <table:table-cell table:formula="of:=[.D376]=[.M376]" office:value-type="boolean" office:boolean-value="true" calcext:value-type="boolean">
            <text:p>TRUE</text:p>
          </table:table-cell>
          <table:table-cell table:formula="of:=IF([.E376]=[.N376]; &quot;&quot;; &quot;*&quot;)">
            <text:p/>
          </table:table-cell>
          <table:table-cell table:formula="of:=IF([.E376]=[.N376]; &quot;&quot;; [.E376]-[.N376])">
            <text:p/>
          </table:table-cell>
          <table:table-cell table:formula="of:=IF([.E376]=[.N376]; &quot;&quot;; (([.N376]-[.E376])/[.E376])*100)">
            <text:p/>
          </table:table-cell>
          <table:table-cell/>
          <table:table-cell office:value-type="string" calcext:value-type="string">
            <text:p>stdlib/chess</text:p>
          </table:table-cell>
          <table:table-cell office:value-type="float" office:value="1320" calcext:value-type="float">
            <text:p>1320</text:p>
          </table:table-cell>
          <table:table-cell/>
          <table:table-cell table:formula="of:=[.M376]=[.U376]" office:value-type="boolean" office:boolean-value="true" calcext:value-type="boolean">
            <text:p>TRUE</text:p>
          </table:table-cell>
          <table:table-cell table:formula="of:=IF([.N376]=[.V376]; &quot;&quot;; [.V376]-[.N376])">
            <text:p/>
          </table:table-cell>
          <table:table-cell table:formula="of:=IF([.N376]=[.V376]; &quot;&quot;; (([.V376]-[.N376])/[.N376])*100)">
            <text:p/>
          </table:table-cell>
        </table:table-row>
        <table:table-row table:style-name="ro1">
          <table:table-cell office:value-type="string" calcext:value-type="string">
            <text:p>stdlib/contract_id_test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stdlib/contract_id_test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377]=[.D377]" office:value-type="boolean" office:boolean-value="true" calcext:value-type="boolean">
            <text:p>TRUE</text:p>
          </table:table-cell>
          <table:table-cell table:formula="of:=IF([.B377]=[.E377]; &quot;&quot;; &quot;*&quot;)">
            <text:p/>
          </table:table-cell>
          <table:table-cell table:formula="of:=IF([.B377]=[.E377]; &quot;&quot;; [.E377]-[.B377])">
            <text:p/>
          </table:table-cell>
          <table:table-cell table:formula="of:=IF([.B377]=[.E377]; &quot;&quot;; (([.E377]-[.B377])/[.B377])*100)">
            <text:p/>
          </table:table-cell>
          <table:table-cell table:number-columns-repeated="2"/>
          <table:table-cell office:value-type="string" calcext:value-type="string">
            <text:p>stdlib/contract_id_test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D377]=[.M377]" office:value-type="boolean" office:boolean-value="true" calcext:value-type="boolean">
            <text:p>TRUE</text:p>
          </table:table-cell>
          <table:table-cell table:formula="of:=IF([.E377]=[.N377]; &quot;&quot;; &quot;*&quot;)">
            <text:p/>
          </table:table-cell>
          <table:table-cell table:formula="of:=IF([.E377]=[.N377]; &quot;&quot;; [.E377]-[.N377])">
            <text:p/>
          </table:table-cell>
          <table:table-cell table:formula="of:=IF([.E377]=[.N377]; &quot;&quot;; (([.N377]-[.E377])/[.E377])*100)">
            <text:p/>
          </table:table-cell>
          <table:table-cell/>
          <table:table-cell office:value-type="string" calcext:value-type="string">
            <text:p>stdlib/contract_id_test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M377]=[.U377]" office:value-type="boolean" office:boolean-value="true" calcext:value-type="boolean">
            <text:p>TRUE</text:p>
          </table:table-cell>
          <table:table-cell table:formula="of:=IF([.N377]=[.V377]; &quot;&quot;; [.V377]-[.N377])">
            <text:p/>
          </table:table-cell>
          <table:table-cell table:formula="of:=IF([.N377]=[.V377]; &quot;&quot;; (([.V377]-[.N377])/[.N377])*100)">
            <text:p/>
          </table:table-cell>
        </table:table-row>
        <table:table-row table:style-name="ro1">
          <table:table-cell office:value-type="string" calcext:value-type="string">
            <text:p>stdlib/contract_id_type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stdlib/contract_id_type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378]=[.D378]" office:value-type="boolean" office:boolean-value="true" calcext:value-type="boolean">
            <text:p>TRUE</text:p>
          </table:table-cell>
          <table:table-cell table:formula="of:=IF([.B378]=[.E378]; &quot;&quot;; &quot;*&quot;)">
            <text:p/>
          </table:table-cell>
          <table:table-cell table:formula="of:=IF([.B378]=[.E378]; &quot;&quot;; [.E378]-[.B378])">
            <text:p/>
          </table:table-cell>
          <table:table-cell table:formula="of:=IF([.B378]=[.E378]; &quot;&quot;; (([.E378]-[.B378])/[.B378])*100)">
            <text:p/>
          </table:table-cell>
          <table:table-cell table:number-columns-repeated="2"/>
          <table:table-cell office:value-type="string" calcext:value-type="string">
            <text:p>stdlib/contract_id_type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D378]=[.M378]" office:value-type="boolean" office:boolean-value="true" calcext:value-type="boolean">
            <text:p>TRUE</text:p>
          </table:table-cell>
          <table:table-cell table:formula="of:=IF([.E378]=[.N378]; &quot;&quot;; &quot;*&quot;)">
            <text:p/>
          </table:table-cell>
          <table:table-cell table:formula="of:=IF([.E378]=[.N378]; &quot;&quot;; [.E378]-[.N378])">
            <text:p/>
          </table:table-cell>
          <table:table-cell table:formula="of:=IF([.E378]=[.N378]; &quot;&quot;; (([.N378]-[.E378])/[.E378])*100)">
            <text:p/>
          </table:table-cell>
          <table:table-cell/>
          <table:table-cell office:value-type="string" calcext:value-type="string">
            <text:p>stdlib/contract_id_type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M378]=[.U378]" office:value-type="boolean" office:boolean-value="true" calcext:value-type="boolean">
            <text:p>TRUE</text:p>
          </table:table-cell>
          <table:table-cell table:formula="of:=IF([.N378]=[.V378]; &quot;&quot;; [.V378]-[.N378])">
            <text:p/>
          </table:table-cell>
          <table:table-cell table:formula="of:=IF([.N378]=[.V378]; &quot;&quot;; (([.V378]-[.N378])/[.N378])*100)">
            <text:p/>
          </table:table-cell>
        </table:table-row>
        <table:table-row table:style-name="ro1">
          <table:table-cell office:value-type="string" calcext:value-type="string">
            <text:p>stdlib/eq_custom_type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string" calcext:value-type="string">
            <text:p>stdlib/eq_custom_type</text:p>
          </table:table-cell>
          <table:table-cell office:value-type="float" office:value="448" calcext:value-type="float">
            <text:p>448</text:p>
          </table:table-cell>
          <table:table-cell/>
          <table:table-cell table:formula="of:=[.A379]=[.D379]" office:value-type="boolean" office:boolean-value="true" calcext:value-type="boolean">
            <text:p>TRUE</text:p>
          </table:table-cell>
          <table:table-cell table:formula="of:=IF([.B379]=[.E379]; &quot;&quot;; &quot;*&quot;)">
            <text:p/>
          </table:table-cell>
          <table:table-cell table:formula="of:=IF([.B379]=[.E379]; &quot;&quot;; [.E379]-[.B379])">
            <text:p/>
          </table:table-cell>
          <table:table-cell table:formula="of:=IF([.B379]=[.E379]; &quot;&quot;; (([.E379]-[.B379])/[.B379])*100)">
            <text:p/>
          </table:table-cell>
          <table:table-cell table:number-columns-repeated="2"/>
          <table:table-cell office:value-type="string" calcext:value-type="string">
            <text:p>stdlib/eq_custom_type</text:p>
          </table:table-cell>
          <table:table-cell office:value-type="float" office:value="448" calcext:value-type="float">
            <text:p>448</text:p>
          </table:table-cell>
          <table:table-cell/>
          <table:table-cell table:formula="of:=[.D379]=[.M379]" office:value-type="boolean" office:boolean-value="true" calcext:value-type="boolean">
            <text:p>TRUE</text:p>
          </table:table-cell>
          <table:table-cell table:formula="of:=IF([.E379]=[.N379]; &quot;&quot;; &quot;*&quot;)">
            <text:p/>
          </table:table-cell>
          <table:table-cell table:formula="of:=IF([.E379]=[.N379]; &quot;&quot;; [.E379]-[.N379])">
            <text:p/>
          </table:table-cell>
          <table:table-cell table:formula="of:=IF([.E379]=[.N379]; &quot;&quot;; (([.N379]-[.E379])/[.E379])*100)">
            <text:p/>
          </table:table-cell>
          <table:table-cell/>
          <table:table-cell office:value-type="string" calcext:value-type="string">
            <text:p>stdlib/eq_custom_type</text:p>
          </table:table-cell>
          <table:table-cell office:value-type="float" office:value="448" calcext:value-type="float">
            <text:p>448</text:p>
          </table:table-cell>
          <table:table-cell/>
          <table:table-cell table:formula="of:=[.M379]=[.U379]" office:value-type="boolean" office:boolean-value="true" calcext:value-type="boolean">
            <text:p>TRUE</text:p>
          </table:table-cell>
          <table:table-cell table:formula="of:=IF([.N379]=[.V379]; &quot;&quot;; [.V379]-[.N379])">
            <text:p/>
          </table:table-cell>
          <table:table-cell table:formula="of:=IF([.N379]=[.V379]; &quot;&quot;; (([.V379]-[.N379])/[.N379])*100)">
            <text:p/>
          </table:table-cell>
        </table:table-row>
        <table:table-row table:style-name="ro1">
          <table:table-cell office:value-type="string" calcext:value-type="string">
            <text:p>stdlib/eq_generic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dlib/eq_generic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80]=[.D380]" office:value-type="boolean" office:boolean-value="true" calcext:value-type="boolean">
            <text:p>TRUE</text:p>
          </table:table-cell>
          <table:table-cell table:formula="of:=IF([.B380]=[.E380]; &quot;&quot;; &quot;*&quot;)">
            <text:p/>
          </table:table-cell>
          <table:table-cell table:formula="of:=IF([.B380]=[.E380]; &quot;&quot;; [.E380]-[.B380])">
            <text:p/>
          </table:table-cell>
          <table:table-cell table:formula="of:=IF([.B380]=[.E380]; &quot;&quot;; (([.E380]-[.B380])/[.B380])*100)">
            <text:p/>
          </table:table-cell>
          <table:table-cell table:number-columns-repeated="2"/>
          <table:table-cell office:value-type="string" calcext:value-type="string">
            <text:p>stdlib/eq_generic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380]=[.M380]" office:value-type="boolean" office:boolean-value="true" calcext:value-type="boolean">
            <text:p>TRUE</text:p>
          </table:table-cell>
          <table:table-cell table:formula="of:=IF([.E380]=[.N380]; &quot;&quot;; &quot;*&quot;)">
            <text:p/>
          </table:table-cell>
          <table:table-cell table:formula="of:=IF([.E380]=[.N380]; &quot;&quot;; [.E380]-[.N380])">
            <text:p/>
          </table:table-cell>
          <table:table-cell table:formula="of:=IF([.E380]=[.N380]; &quot;&quot;; (([.N380]-[.E380])/[.E380])*100)">
            <text:p/>
          </table:table-cell>
          <table:table-cell/>
          <table:table-cell office:value-type="string" calcext:value-type="string">
            <text:p>stdlib/eq_generic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380]=[.U380]" office:value-type="boolean" office:boolean-value="true" calcext:value-type="boolean">
            <text:p>TRUE</text:p>
          </table:table-cell>
          <table:table-cell table:formula="of:=IF([.N380]=[.V380]; &quot;&quot;; [.V380]-[.N380])">
            <text:p/>
          </table:table-cell>
          <table:table-cell table:formula="of:=IF([.N380]=[.V380]; &quot;&quot;; (([.V380]-[.N380])/[.N380])*100)">
            <text:p/>
          </table:table-cell>
        </table:table-row>
        <table:table-row table:style-name="ro1">
          <table:table-cell office:value-type="string" calcext:value-type="string">
            <text:p>stdlib/generic_empty_struct_with_constrain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dlib/generic_empty_struct_with_constrain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81]=[.D381]" office:value-type="boolean" office:boolean-value="true" calcext:value-type="boolean">
            <text:p>TRUE</text:p>
          </table:table-cell>
          <table:table-cell table:formula="of:=IF([.B381]=[.E381]; &quot;&quot;; &quot;*&quot;)">
            <text:p/>
          </table:table-cell>
          <table:table-cell table:formula="of:=IF([.B381]=[.E381]; &quot;&quot;; [.E381]-[.B381])">
            <text:p/>
          </table:table-cell>
          <table:table-cell table:formula="of:=IF([.B381]=[.E381]; &quot;&quot;; (([.E381]-[.B381])/[.B381])*100)">
            <text:p/>
          </table:table-cell>
          <table:table-cell table:number-columns-repeated="2"/>
          <table:table-cell office:value-type="string" calcext:value-type="string">
            <text:p>stdlib/generic_empty_struct_with_constrain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381]=[.M381]" office:value-type="boolean" office:boolean-value="true" calcext:value-type="boolean">
            <text:p>TRUE</text:p>
          </table:table-cell>
          <table:table-cell table:formula="of:=IF([.E381]=[.N381]; &quot;&quot;; &quot;*&quot;)">
            <text:p/>
          </table:table-cell>
          <table:table-cell table:formula="of:=IF([.E381]=[.N381]; &quot;&quot;; [.E381]-[.N381])">
            <text:p/>
          </table:table-cell>
          <table:table-cell table:formula="of:=IF([.E381]=[.N381]; &quot;&quot;; (([.N381]-[.E381])/[.E381])*100)">
            <text:p/>
          </table:table-cell>
          <table:table-cell/>
          <table:table-cell office:value-type="string" calcext:value-type="string">
            <text:p>stdlib/generic_empty_struct_with_constrain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381]=[.U381]" office:value-type="boolean" office:boolean-value="true" calcext:value-type="boolean">
            <text:p>TRUE</text:p>
          </table:table-cell>
          <table:table-cell table:formula="of:=IF([.N381]=[.V381]; &quot;&quot;; [.V381]-[.N381])">
            <text:p/>
          </table:table-cell>
          <table:table-cell table:formula="of:=IF([.N381]=[.V381]; &quot;&quot;; (([.V381]-[.N381])/[.N381])*100)">
            <text:p/>
          </table:table-cell>
        </table:table-row>
        <table:table-row table:style-name="ro1">
          <table:table-cell office:value-type="string" calcext:value-type="string">
            <text:p>stdlib/ge_test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stdlib/ge_test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382]=[.D382]" office:value-type="boolean" office:boolean-value="true" calcext:value-type="boolean">
            <text:p>TRUE</text:p>
          </table:table-cell>
          <table:table-cell table:formula="of:=IF([.B382]=[.E382]; &quot;&quot;; &quot;*&quot;)">
            <text:p/>
          </table:table-cell>
          <table:table-cell table:formula="of:=IF([.B382]=[.E382]; &quot;&quot;; [.E382]-[.B382])">
            <text:p/>
          </table:table-cell>
          <table:table-cell table:formula="of:=IF([.B382]=[.E382]; &quot;&quot;; (([.E382]-[.B382])/[.B382])*100)">
            <text:p/>
          </table:table-cell>
          <table:table-cell table:number-columns-repeated="2"/>
          <table:table-cell office:value-type="string" calcext:value-type="string">
            <text:p>stdlib/ge_test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D382]=[.M382]" office:value-type="boolean" office:boolean-value="true" calcext:value-type="boolean">
            <text:p>TRUE</text:p>
          </table:table-cell>
          <table:table-cell table:formula="of:=IF([.E382]=[.N382]; &quot;&quot;; &quot;*&quot;)">
            <text:p/>
          </table:table-cell>
          <table:table-cell table:formula="of:=IF([.E382]=[.N382]; &quot;&quot;; [.E382]-[.N382])">
            <text:p/>
          </table:table-cell>
          <table:table-cell table:formula="of:=IF([.E382]=[.N382]; &quot;&quot;; (([.N382]-[.E382])/[.E382])*100)">
            <text:p/>
          </table:table-cell>
          <table:table-cell/>
          <table:table-cell office:value-type="string" calcext:value-type="string">
            <text:p>stdlib/ge_test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M382]=[.U382]" office:value-type="boolean" office:boolean-value="true" calcext:value-type="boolean">
            <text:p>TRUE</text:p>
          </table:table-cell>
          <table:table-cell table:formula="of:=IF([.N382]=[.V382]; &quot;&quot;; [.V382]-[.N382])">
            <text:p/>
          </table:table-cell>
          <table:table-cell table:formula="of:=IF([.N382]=[.V382]; &quot;&quot;; (([.V382]-[.N382])/[.N382])*100)">
            <text:p/>
          </table:table-cell>
        </table:table-row>
        <table:table-row table:style-name="ro1">
          <table:table-cell office:value-type="string" calcext:value-type="string">
            <text:p>stdlib/identity_eq</text:p>
          </table:table-cell>
          <table:table-cell office:value-type="float" office:value="2200" calcext:value-type="float">
            <text:p>2200</text:p>
          </table:table-cell>
          <table:table-cell/>
          <table:table-cell office:value-type="string" calcext:value-type="string">
            <text:p>stdlib/identity_eq</text:p>
          </table:table-cell>
          <table:table-cell office:value-type="float" office:value="2200" calcext:value-type="float">
            <text:p>2200</text:p>
          </table:table-cell>
          <table:table-cell/>
          <table:table-cell table:formula="of:=[.A383]=[.D383]" office:value-type="boolean" office:boolean-value="true" calcext:value-type="boolean">
            <text:p>TRUE</text:p>
          </table:table-cell>
          <table:table-cell table:formula="of:=IF([.B383]=[.E383]; &quot;&quot;; &quot;*&quot;)">
            <text:p/>
          </table:table-cell>
          <table:table-cell table:formula="of:=IF([.B383]=[.E383]; &quot;&quot;; [.E383]-[.B383])">
            <text:p/>
          </table:table-cell>
          <table:table-cell table:formula="of:=IF([.B383]=[.E383]; &quot;&quot;; (([.E383]-[.B383])/[.B383])*100)">
            <text:p/>
          </table:table-cell>
          <table:table-cell table:number-columns-repeated="2"/>
          <table:table-cell office:value-type="string" calcext:value-type="string">
            <text:p>stdlib/identity_eq</text:p>
          </table:table-cell>
          <table:table-cell office:value-type="float" office:value="2200" calcext:value-type="float">
            <text:p>2200</text:p>
          </table:table-cell>
          <table:table-cell/>
          <table:table-cell table:formula="of:=[.D383]=[.M383]" office:value-type="boolean" office:boolean-value="true" calcext:value-type="boolean">
            <text:p>TRUE</text:p>
          </table:table-cell>
          <table:table-cell table:formula="of:=IF([.E383]=[.N383]; &quot;&quot;; &quot;*&quot;)">
            <text:p/>
          </table:table-cell>
          <table:table-cell table:formula="of:=IF([.E383]=[.N383]; &quot;&quot;; [.E383]-[.N383])">
            <text:p/>
          </table:table-cell>
          <table:table-cell table:formula="of:=IF([.E383]=[.N383]; &quot;&quot;; (([.N383]-[.E383])/[.E383])*100)">
            <text:p/>
          </table:table-cell>
          <table:table-cell/>
          <table:table-cell office:value-type="string" calcext:value-type="string">
            <text:p>stdlib/identity_eq</text:p>
          </table:table-cell>
          <table:table-cell office:value-type="float" office:value="2200" calcext:value-type="float">
            <text:p>2200</text:p>
          </table:table-cell>
          <table:table-cell/>
          <table:table-cell table:formula="of:=[.M383]=[.U383]" office:value-type="boolean" office:boolean-value="true" calcext:value-type="boolean">
            <text:p>TRUE</text:p>
          </table:table-cell>
          <table:table-cell table:formula="of:=IF([.N383]=[.V383]; &quot;&quot;; [.V383]-[.N383])">
            <text:p/>
          </table:table-cell>
          <table:table-cell table:formula="of:=IF([.N383]=[.V383]; &quot;&quot;; (([.V383]-[.N383])/[.N383])*100)">
            <text:p/>
          </table:table-cell>
        </table:table-row>
        <table:table-row table:style-name="ro1">
          <table:table-cell office:value-type="string" calcext:value-type="string">
            <text:p>stdlib/if_type_rever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dlib/if_type_rever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84]=[.D384]" office:value-type="boolean" office:boolean-value="true" calcext:value-type="boolean">
            <text:p>TRUE</text:p>
          </table:table-cell>
          <table:table-cell table:formula="of:=IF([.B384]=[.E384]; &quot;&quot;; &quot;*&quot;)">
            <text:p/>
          </table:table-cell>
          <table:table-cell table:formula="of:=IF([.B384]=[.E384]; &quot;&quot;; [.E384]-[.B384])">
            <text:p/>
          </table:table-cell>
          <table:table-cell table:formula="of:=IF([.B384]=[.E384]; &quot;&quot;; (([.E384]-[.B384])/[.B384])*100)">
            <text:p/>
          </table:table-cell>
          <table:table-cell table:number-columns-repeated="2"/>
          <table:table-cell office:value-type="string" calcext:value-type="string">
            <text:p>stdlib/if_type_rever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384]=[.M384]" office:value-type="boolean" office:boolean-value="true" calcext:value-type="boolean">
            <text:p>TRUE</text:p>
          </table:table-cell>
          <table:table-cell table:formula="of:=IF([.E384]=[.N384]; &quot;&quot;; &quot;*&quot;)">
            <text:p/>
          </table:table-cell>
          <table:table-cell table:formula="of:=IF([.E384]=[.N384]; &quot;&quot;; [.E384]-[.N384])">
            <text:p/>
          </table:table-cell>
          <table:table-cell table:formula="of:=IF([.E384]=[.N384]; &quot;&quot;; (([.N384]-[.E384])/[.E384])*100)">
            <text:p/>
          </table:table-cell>
          <table:table-cell/>
          <table:table-cell office:value-type="string" calcext:value-type="string">
            <text:p>stdlib/if_type_rever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M384]=[.U384]" office:value-type="boolean" office:boolean-value="true" calcext:value-type="boolean">
            <text:p>TRUE</text:p>
          </table:table-cell>
          <table:table-cell table:formula="of:=IF([.N384]=[.V384]; &quot;&quot;; [.V384]-[.N384])">
            <text:p/>
          </table:table-cell>
          <table:table-cell table:formula="of:=IF([.N384]=[.V384]; &quot;&quot;; (([.V384]-[.N384])/[.N384])*100)">
            <text:p/>
          </table:table-cell>
        </table:table-row>
        <table:table-row table:style-name="ro1">
          <table:table-cell office:value-type="string" calcext:value-type="string">
            <text:p>stdlib/intrinsics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stdlib/intrinsic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385]=[.D385]" office:value-type="boolean" office:boolean-value="true" calcext:value-type="boolean">
            <text:p>TRUE</text:p>
          </table:table-cell>
          <table:table-cell table:formula="of:=IF([.B385]=[.E385]; &quot;&quot;; &quot;*&quot;)">
            <text:p/>
          </table:table-cell>
          <table:table-cell table:formula="of:=IF([.B385]=[.E385]; &quot;&quot;; [.E385]-[.B385])">
            <text:p/>
          </table:table-cell>
          <table:table-cell table:formula="of:=IF([.B385]=[.E385]; &quot;&quot;; (([.E385]-[.B385])/[.B385])*100)">
            <text:p/>
          </table:table-cell>
          <table:table-cell table:number-columns-repeated="2"/>
          <table:table-cell office:value-type="string" calcext:value-type="string">
            <text:p>stdlib/intrinsic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385]=[.M385]" office:value-type="boolean" office:boolean-value="true" calcext:value-type="boolean">
            <text:p>TRUE</text:p>
          </table:table-cell>
          <table:table-cell table:formula="of:=IF([.E385]=[.N385]; &quot;&quot;; &quot;*&quot;)">
            <text:p/>
          </table:table-cell>
          <table:table-cell table:formula="of:=IF([.E385]=[.N385]; &quot;&quot;; [.E385]-[.N385])">
            <text:p/>
          </table:table-cell>
          <table:table-cell table:formula="of:=IF([.E385]=[.N385]; &quot;&quot;; (([.N385]-[.E385])/[.E385])*100)">
            <text:p/>
          </table:table-cell>
          <table:table-cell/>
          <table:table-cell office:value-type="string" calcext:value-type="string">
            <text:p>stdlib/intrinsic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M385]=[.U385]" office:value-type="boolean" office:boolean-value="true" calcext:value-type="boolean">
            <text:p>TRUE</text:p>
          </table:table-cell>
          <table:table-cell table:formula="of:=IF([.N385]=[.V385]; &quot;&quot;; [.V385]-[.N385])">
            <text:p/>
          </table:table-cell>
          <table:table-cell table:formula="of:=IF([.N385]=[.V385]; &quot;&quot;; (([.V385]-[.N385])/[.N385])*100)">
            <text:p/>
          </table:table-cell>
        </table:table-row>
        <table:table-row table:style-name="ro1">
          <table:table-cell office:value-type="string" calcext:value-type="string">
            <text:p>stdlib/iterator</text:p>
          </table:table-cell>
          <table:table-cell office:value-type="float" office:value="1552" calcext:value-type="float">
            <text:p>1552</text:p>
          </table:table-cell>
          <table:table-cell/>
          <table:table-cell office:value-type="string" calcext:value-type="string">
            <text:p>stdlib/iterator</text:p>
          </table:table-cell>
          <table:table-cell office:value-type="float" office:value="1552" calcext:value-type="float">
            <text:p>1552</text:p>
          </table:table-cell>
          <table:table-cell/>
          <table:table-cell table:formula="of:=[.A386]=[.D386]" office:value-type="boolean" office:boolean-value="true" calcext:value-type="boolean">
            <text:p>TRUE</text:p>
          </table:table-cell>
          <table:table-cell table:formula="of:=IF([.B386]=[.E386]; &quot;&quot;; &quot;*&quot;)">
            <text:p/>
          </table:table-cell>
          <table:table-cell table:formula="of:=IF([.B386]=[.E386]; &quot;&quot;; [.E386]-[.B386])">
            <text:p/>
          </table:table-cell>
          <table:table-cell table:formula="of:=IF([.B386]=[.E386]; &quot;&quot;; (([.E386]-[.B386])/[.B386])*100)">
            <text:p/>
          </table:table-cell>
          <table:table-cell table:number-columns-repeated="2"/>
          <table:table-cell office:value-type="string" calcext:value-type="string">
            <text:p>stdlib/iterator</text:p>
          </table:table-cell>
          <table:table-cell office:value-type="float" office:value="1552" calcext:value-type="float">
            <text:p>1552</text:p>
          </table:table-cell>
          <table:table-cell/>
          <table:table-cell table:formula="of:=[.D386]=[.M386]" office:value-type="boolean" office:boolean-value="true" calcext:value-type="boolean">
            <text:p>TRUE</text:p>
          </table:table-cell>
          <table:table-cell table:formula="of:=IF([.E386]=[.N386]; &quot;&quot;; &quot;*&quot;)">
            <text:p/>
          </table:table-cell>
          <table:table-cell table:formula="of:=IF([.E386]=[.N386]; &quot;&quot;; [.E386]-[.N386])">
            <text:p/>
          </table:table-cell>
          <table:table-cell table:formula="of:=IF([.E386]=[.N386]; &quot;&quot;; (([.N386]-[.E386])/[.E386])*100)">
            <text:p/>
          </table:table-cell>
          <table:table-cell/>
          <table:table-cell office:value-type="string" calcext:value-type="string">
            <text:p>stdlib/iterator</text:p>
          </table:table-cell>
          <table:table-cell office:value-type="float" office:value="1480" calcext:value-type="float">
            <text:p>1480</text:p>
          </table:table-cell>
          <table:table-cell/>
          <table:table-cell table:formula="of:=[.M386]=[.U386]" office:value-type="boolean" office:boolean-value="true" calcext:value-type="boolean">
            <text:p>TRUE</text:p>
          </table:table-cell>
          <table:table-cell table:formula="of:=IF([.N386]=[.V386]; &quot;&quot;; [.V386]-[.N386])" office:value-type="float" office:value="-72" calcext:value-type="float">
            <text:p>-72</text:p>
          </table:table-cell>
          <table:table-cell table:formula="of:=IF([.N386]=[.V386]; &quot;&quot;; (([.V386]-[.N386])/[.N386])*100)" office:value-type="float" office:value="-4.63917525773196" calcext:value-type="float">
            <text:p>-4.63917525773196</text:p>
          </table:table-cell>
        </table:table-row>
        <table:table-row table:style-name="ro1">
          <table:table-cell office:value-type="string" calcext:value-type="string">
            <text:p>stdlib/option</text:p>
          </table:table-cell>
          <table:table-cell office:value-type="float" office:value="22456" calcext:value-type="float">
            <text:p>22456</text:p>
          </table:table-cell>
          <table:table-cell/>
          <table:table-cell office:value-type="string" calcext:value-type="string">
            <text:p>stdlib/option</text:p>
          </table:table-cell>
          <table:table-cell office:value-type="float" office:value="22648" calcext:value-type="float">
            <text:p>22648</text:p>
          </table:table-cell>
          <table:table-cell/>
          <table:table-cell table:formula="of:=[.A387]=[.D387]" office:value-type="boolean" office:boolean-value="true" calcext:value-type="boolean">
            <text:p>TRUE</text:p>
          </table:table-cell>
          <table:table-cell table:formula="of:=IF([.B387]=[.E387]; &quot;&quot;; &quot;*&quot;)" office:value-type="string" office:string-value="*" calcext:value-type="string">
            <text:p>*</text:p>
          </table:table-cell>
          <table:table-cell table:formula="of:=IF([.B387]=[.E387]; &quot;&quot;; [.E387]-[.B387])" office:value-type="float" office:value="192" calcext:value-type="float">
            <text:p>192</text:p>
          </table:table-cell>
          <table:table-cell table:formula="of:=IF([.B387]=[.E387]; &quot;&quot;; (([.E387]-[.B387])/[.B387])*100)" office:value-type="float" office:value="0.855005343783399" calcext:value-type="float">
            <text:p>0.855005343783399</text:p>
          </table:table-cell>
          <table:table-cell table:number-columns-repeated="2"/>
          <table:table-cell office:value-type="string" calcext:value-type="string">
            <text:p>stdlib/option</text:p>
          </table:table-cell>
          <table:table-cell office:value-type="float" office:value="22648" calcext:value-type="float">
            <text:p>22648</text:p>
          </table:table-cell>
          <table:table-cell/>
          <table:table-cell table:formula="of:=[.D387]=[.M387]" office:value-type="boolean" office:boolean-value="true" calcext:value-type="boolean">
            <text:p>TRUE</text:p>
          </table:table-cell>
          <table:table-cell table:formula="of:=IF([.E387]=[.N387]; &quot;&quot;; &quot;*&quot;)">
            <text:p/>
          </table:table-cell>
          <table:table-cell table:formula="of:=IF([.E387]=[.N387]; &quot;&quot;; [.E387]-[.N387])">
            <text:p/>
          </table:table-cell>
          <table:table-cell table:formula="of:=IF([.E387]=[.N387]; &quot;&quot;; (([.N387]-[.E387])/[.E387])*100)">
            <text:p/>
          </table:table-cell>
          <table:table-cell/>
          <table:table-cell office:value-type="string" calcext:value-type="string">
            <text:p>stdlib/option</text:p>
          </table:table-cell>
          <table:table-cell office:value-type="float" office:value="22584" calcext:value-type="float">
            <text:p>22584</text:p>
          </table:table-cell>
          <table:table-cell/>
          <table:table-cell table:formula="of:=[.M387]=[.U387]" office:value-type="boolean" office:boolean-value="true" calcext:value-type="boolean">
            <text:p>TRUE</text:p>
          </table:table-cell>
          <table:table-cell table:formula="of:=IF([.N387]=[.V387]; &quot;&quot;; [.V387]-[.N387])" office:value-type="float" office:value="-64" calcext:value-type="float">
            <text:p>-64</text:p>
          </table:table-cell>
          <table:table-cell table:formula="of:=IF([.N387]=[.V387]; &quot;&quot;; (([.V387]-[.N387])/[.N387])*100)" office:value-type="float" office:value="-0.282585658777817" calcext:value-type="float">
            <text:p>-0.282585658777817</text:p>
          </table:table-cell>
        </table:table-row>
        <table:table-row table:style-name="ro1">
          <table:table-cell office:value-type="string" calcext:value-type="string">
            <text:p>stdlib/option_eq</text:p>
          </table:table-cell>
          <table:table-cell office:value-type="float" office:value="11928" calcext:value-type="float">
            <text:p>11928</text:p>
          </table:table-cell>
          <table:table-cell/>
          <table:table-cell office:value-type="string" calcext:value-type="string">
            <text:p>stdlib/option_eq</text:p>
          </table:table-cell>
          <table:table-cell office:value-type="float" office:value="11952" calcext:value-type="float">
            <text:p>11952</text:p>
          </table:table-cell>
          <table:table-cell/>
          <table:table-cell table:formula="of:=[.A388]=[.D388]" office:value-type="boolean" office:boolean-value="true" calcext:value-type="boolean">
            <text:p>TRUE</text:p>
          </table:table-cell>
          <table:table-cell table:formula="of:=IF([.B388]=[.E388]; &quot;&quot;; &quot;*&quot;)" office:value-type="string" office:string-value="*" calcext:value-type="string">
            <text:p>*</text:p>
          </table:table-cell>
          <table:table-cell table:formula="of:=IF([.B388]=[.E388]; &quot;&quot;; [.E388]-[.B388])" office:value-type="float" office:value="24" calcext:value-type="float">
            <text:p>24</text:p>
          </table:table-cell>
          <table:table-cell table:formula="of:=IF([.B388]=[.E388]; &quot;&quot;; (([.E388]-[.B388])/[.B388])*100)" office:value-type="float" office:value="0.201207243460765" calcext:value-type="float">
            <text:p>0.201207243460765</text:p>
          </table:table-cell>
          <table:table-cell table:number-columns-repeated="2"/>
          <table:table-cell office:value-type="string" calcext:value-type="string">
            <text:p>stdlib/option_eq</text:p>
          </table:table-cell>
          <table:table-cell office:value-type="float" office:value="11952" calcext:value-type="float">
            <text:p>11952</text:p>
          </table:table-cell>
          <table:table-cell/>
          <table:table-cell table:formula="of:=[.D388]=[.M388]" office:value-type="boolean" office:boolean-value="true" calcext:value-type="boolean">
            <text:p>TRUE</text:p>
          </table:table-cell>
          <table:table-cell table:formula="of:=IF([.E388]=[.N388]; &quot;&quot;; &quot;*&quot;)">
            <text:p/>
          </table:table-cell>
          <table:table-cell table:formula="of:=IF([.E388]=[.N388]; &quot;&quot;; [.E388]-[.N388])">
            <text:p/>
          </table:table-cell>
          <table:table-cell table:formula="of:=IF([.E388]=[.N388]; &quot;&quot;; (([.N388]-[.E388])/[.E388])*100)">
            <text:p/>
          </table:table-cell>
          <table:table-cell/>
          <table:table-cell office:value-type="string" calcext:value-type="string">
            <text:p>stdlib/option_eq</text:p>
          </table:table-cell>
          <table:table-cell office:value-type="float" office:value="11952" calcext:value-type="float">
            <text:p>11952</text:p>
          </table:table-cell>
          <table:table-cell/>
          <table:table-cell table:formula="of:=[.M388]=[.U388]" office:value-type="boolean" office:boolean-value="true" calcext:value-type="boolean">
            <text:p>TRUE</text:p>
          </table:table-cell>
          <table:table-cell table:formula="of:=IF([.N388]=[.V388]; &quot;&quot;; [.V388]-[.N388])">
            <text:p/>
          </table:table-cell>
          <table:table-cell table:formula="of:=IF([.N388]=[.V388]; &quot;&quot;; (([.V388]-[.N388])/[.N388])*100)">
            <text:p/>
          </table:table-cell>
        </table:table-row>
        <table:table-row table:style-name="ro1">
          <table:table-cell office:value-type="string" calcext:value-type="string">
            <text:p>stdlib/raw_ptr</text:p>
          </table:table-cell>
          <table:table-cell office:value-type="float" office:value="4232" calcext:value-type="float">
            <text:p>4232</text:p>
          </table:table-cell>
          <table:table-cell/>
          <table:table-cell office:value-type="string" calcext:value-type="string">
            <text:p>stdlib/raw_ptr</text:p>
          </table:table-cell>
          <table:table-cell office:value-type="float" office:value="4232" calcext:value-type="float">
            <text:p>4232</text:p>
          </table:table-cell>
          <table:table-cell/>
          <table:table-cell table:formula="of:=[.A389]=[.D389]" office:value-type="boolean" office:boolean-value="true" calcext:value-type="boolean">
            <text:p>TRUE</text:p>
          </table:table-cell>
          <table:table-cell table:formula="of:=IF([.B389]=[.E389]; &quot;&quot;; &quot;*&quot;)">
            <text:p/>
          </table:table-cell>
          <table:table-cell table:formula="of:=IF([.B389]=[.E389]; &quot;&quot;; [.E389]-[.B389])">
            <text:p/>
          </table:table-cell>
          <table:table-cell table:formula="of:=IF([.B389]=[.E389]; &quot;&quot;; (([.E389]-[.B389])/[.B389])*100)">
            <text:p/>
          </table:table-cell>
          <table:table-cell table:number-columns-repeated="2"/>
          <table:table-cell office:value-type="string" calcext:value-type="string">
            <text:p>stdlib/raw_ptr</text:p>
          </table:table-cell>
          <table:table-cell office:value-type="float" office:value="4232" calcext:value-type="float">
            <text:p>4232</text:p>
          </table:table-cell>
          <table:table-cell/>
          <table:table-cell table:formula="of:=[.D389]=[.M389]" office:value-type="boolean" office:boolean-value="true" calcext:value-type="boolean">
            <text:p>TRUE</text:p>
          </table:table-cell>
          <table:table-cell table:formula="of:=IF([.E389]=[.N389]; &quot;&quot;; &quot;*&quot;)">
            <text:p/>
          </table:table-cell>
          <table:table-cell table:formula="of:=IF([.E389]=[.N389]; &quot;&quot;; [.E389]-[.N389])">
            <text:p/>
          </table:table-cell>
          <table:table-cell table:formula="of:=IF([.E389]=[.N389]; &quot;&quot;; (([.N389]-[.E389])/[.E389])*100)">
            <text:p/>
          </table:table-cell>
          <table:table-cell/>
          <table:table-cell office:value-type="string" calcext:value-type="string">
            <text:p>stdlib/raw_ptr</text:p>
          </table:table-cell>
          <table:table-cell office:value-type="float" office:value="4232" calcext:value-type="float">
            <text:p>4232</text:p>
          </table:table-cell>
          <table:table-cell/>
          <table:table-cell table:formula="of:=[.M389]=[.U389]" office:value-type="boolean" office:boolean-value="true" calcext:value-type="boolean">
            <text:p>TRUE</text:p>
          </table:table-cell>
          <table:table-cell table:formula="of:=IF([.N389]=[.V389]; &quot;&quot;; [.V389]-[.N389])">
            <text:p/>
          </table:table-cell>
          <table:table-cell table:formula="of:=IF([.N389]=[.V389]; &quot;&quot;; (([.V389]-[.N389])/[.N389])*100)">
            <text:p/>
          </table:table-cell>
        </table:table-row>
        <table:table-row table:style-name="ro1">
          <table:table-cell office:value-type="string" calcext:value-type="string">
            <text:p>stdlib/raw_slice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stdlib/raw_slice</text:p>
          </table:table-cell>
          <table:table-cell office:value-type="float" office:value="688" calcext:value-type="float">
            <text:p>688</text:p>
          </table:table-cell>
          <table:table-cell/>
          <table:table-cell table:formula="of:=[.A390]=[.D390]" office:value-type="boolean" office:boolean-value="true" calcext:value-type="boolean">
            <text:p>TRUE</text:p>
          </table:table-cell>
          <table:table-cell table:formula="of:=IF([.B390]=[.E390]; &quot;&quot;; &quot;*&quot;)">
            <text:p/>
          </table:table-cell>
          <table:table-cell table:formula="of:=IF([.B390]=[.E390]; &quot;&quot;; [.E390]-[.B390])">
            <text:p/>
          </table:table-cell>
          <table:table-cell table:formula="of:=IF([.B390]=[.E390]; &quot;&quot;; (([.E390]-[.B390])/[.B390])*100)">
            <text:p/>
          </table:table-cell>
          <table:table-cell table:number-columns-repeated="2"/>
          <table:table-cell office:value-type="string" calcext:value-type="string">
            <text:p>stdlib/raw_slice</text:p>
          </table:table-cell>
          <table:table-cell office:value-type="float" office:value="688" calcext:value-type="float">
            <text:p>688</text:p>
          </table:table-cell>
          <table:table-cell/>
          <table:table-cell table:formula="of:=[.D390]=[.M390]" office:value-type="boolean" office:boolean-value="true" calcext:value-type="boolean">
            <text:p>TRUE</text:p>
          </table:table-cell>
          <table:table-cell table:formula="of:=IF([.E390]=[.N390]; &quot;&quot;; &quot;*&quot;)">
            <text:p/>
          </table:table-cell>
          <table:table-cell table:formula="of:=IF([.E390]=[.N390]; &quot;&quot;; [.E390]-[.N390])">
            <text:p/>
          </table:table-cell>
          <table:table-cell table:formula="of:=IF([.E390]=[.N390]; &quot;&quot;; (([.N390]-[.E390])/[.E390])*100)">
            <text:p/>
          </table:table-cell>
          <table:table-cell/>
          <table:table-cell office:value-type="string" calcext:value-type="string">
            <text:p>stdlib/raw_slice</text:p>
          </table:table-cell>
          <table:table-cell office:value-type="float" office:value="688" calcext:value-type="float">
            <text:p>688</text:p>
          </table:table-cell>
          <table:table-cell/>
          <table:table-cell table:formula="of:=[.M390]=[.U390]" office:value-type="boolean" office:boolean-value="true" calcext:value-type="boolean">
            <text:p>TRUE</text:p>
          </table:table-cell>
          <table:table-cell table:formula="of:=IF([.N390]=[.V390]; &quot;&quot;; [.V390]-[.N390])">
            <text:p/>
          </table:table-cell>
          <table:table-cell table:formula="of:=IF([.N390]=[.V390]; &quot;&quot;; (([.V390]-[.N390])/[.N390])*100)">
            <text:p/>
          </table:table-cell>
        </table:table-row>
        <table:table-row table:style-name="ro1">
          <table:table-cell office:value-type="string" calcext:value-type="string">
            <text:p>stdlib/require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stdlib/require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391]=[.D391]" office:value-type="boolean" office:boolean-value="true" calcext:value-type="boolean">
            <text:p>TRUE</text:p>
          </table:table-cell>
          <table:table-cell table:formula="of:=IF([.B391]=[.E391]; &quot;&quot;; &quot;*&quot;)">
            <text:p/>
          </table:table-cell>
          <table:table-cell table:formula="of:=IF([.B391]=[.E391]; &quot;&quot;; [.E391]-[.B391])">
            <text:p/>
          </table:table-cell>
          <table:table-cell table:formula="of:=IF([.B391]=[.E391]; &quot;&quot;; (([.E391]-[.B391])/[.B391])*100)">
            <text:p/>
          </table:table-cell>
          <table:table-cell table:number-columns-repeated="2"/>
          <table:table-cell office:value-type="string" calcext:value-type="string">
            <text:p>stdlib/require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D391]=[.M391]" office:value-type="boolean" office:boolean-value="true" calcext:value-type="boolean">
            <text:p>TRUE</text:p>
          </table:table-cell>
          <table:table-cell table:formula="of:=IF([.E391]=[.N391]; &quot;&quot;; &quot;*&quot;)">
            <text:p/>
          </table:table-cell>
          <table:table-cell table:formula="of:=IF([.E391]=[.N391]; &quot;&quot;; [.E391]-[.N391])">
            <text:p/>
          </table:table-cell>
          <table:table-cell table:formula="of:=IF([.E391]=[.N391]; &quot;&quot;; (([.N391]-[.E391])/[.E391])*100)">
            <text:p/>
          </table:table-cell>
          <table:table-cell/>
          <table:table-cell office:value-type="string" calcext:value-type="string">
            <text:p>stdlib/require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M391]=[.U391]" office:value-type="boolean" office:boolean-value="true" calcext:value-type="boolean">
            <text:p>TRUE</text:p>
          </table:table-cell>
          <table:table-cell table:formula="of:=IF([.N391]=[.V391]; &quot;&quot;; [.V391]-[.N391])">
            <text:p/>
          </table:table-cell>
          <table:table-cell table:formula="of:=IF([.N391]=[.V391]; &quot;&quot;; (([.V391]-[.N391])/[.N391])*100)">
            <text:p/>
          </table:table-cell>
        </table:table-row>
        <table:table-row table:style-name="ro1">
          <table:table-cell office:value-type="string" calcext:value-type="string">
            <text:p>stdlib/result</text:p>
          </table:table-cell>
          <table:table-cell office:value-type="float" office:value="8640" calcext:value-type="float">
            <text:p>8640</text:p>
          </table:table-cell>
          <table:table-cell/>
          <table:table-cell office:value-type="string" calcext:value-type="string">
            <text:p>stdlib/result</text:p>
          </table:table-cell>
          <table:table-cell office:value-type="float" office:value="8664" calcext:value-type="float">
            <text:p>8664</text:p>
          </table:table-cell>
          <table:table-cell/>
          <table:table-cell table:formula="of:=[.A392]=[.D392]" office:value-type="boolean" office:boolean-value="true" calcext:value-type="boolean">
            <text:p>TRUE</text:p>
          </table:table-cell>
          <table:table-cell table:formula="of:=IF([.B392]=[.E392]; &quot;&quot;; &quot;*&quot;)" office:value-type="string" office:string-value="*" calcext:value-type="string">
            <text:p>*</text:p>
          </table:table-cell>
          <table:table-cell table:formula="of:=IF([.B392]=[.E392]; &quot;&quot;; [.E392]-[.B392])" office:value-type="float" office:value="24" calcext:value-type="float">
            <text:p>24</text:p>
          </table:table-cell>
          <table:table-cell table:formula="of:=IF([.B392]=[.E392]; &quot;&quot;; (([.E392]-[.B392])/[.B392])*100)" office:value-type="float" office:value="0.277777777777778" calcext:value-type="float">
            <text:p>0.277777777777778</text:p>
          </table:table-cell>
          <table:table-cell table:number-columns-repeated="2"/>
          <table:table-cell office:value-type="string" calcext:value-type="string">
            <text:p>stdlib/result</text:p>
          </table:table-cell>
          <table:table-cell office:value-type="float" office:value="8664" calcext:value-type="float">
            <text:p>8664</text:p>
          </table:table-cell>
          <table:table-cell/>
          <table:table-cell table:formula="of:=[.D392]=[.M392]" office:value-type="boolean" office:boolean-value="true" calcext:value-type="boolean">
            <text:p>TRUE</text:p>
          </table:table-cell>
          <table:table-cell table:formula="of:=IF([.E392]=[.N392]; &quot;&quot;; &quot;*&quot;)">
            <text:p/>
          </table:table-cell>
          <table:table-cell table:formula="of:=IF([.E392]=[.N392]; &quot;&quot;; [.E392]-[.N392])">
            <text:p/>
          </table:table-cell>
          <table:table-cell table:formula="of:=IF([.E392]=[.N392]; &quot;&quot;; (([.N392]-[.E392])/[.E392])*100)">
            <text:p/>
          </table:table-cell>
          <table:table-cell/>
          <table:table-cell office:value-type="string" calcext:value-type="string">
            <text:p>stdlib/result</text:p>
          </table:table-cell>
          <table:table-cell office:value-type="float" office:value="8664" calcext:value-type="float">
            <text:p>8664</text:p>
          </table:table-cell>
          <table:table-cell/>
          <table:table-cell table:formula="of:=[.M392]=[.U392]" office:value-type="boolean" office:boolean-value="true" calcext:value-type="boolean">
            <text:p>TRUE</text:p>
          </table:table-cell>
          <table:table-cell table:formula="of:=IF([.N392]=[.V392]; &quot;&quot;; [.V392]-[.N392])">
            <text:p/>
          </table:table-cell>
          <table:table-cell table:formula="of:=IF([.N392]=[.V392]; &quot;&quot;; (([.V392]-[.N392])/[.N392])*100)">
            <text:p/>
          </table:table-cell>
        </table:table-row>
        <table:table-row table:style-name="ro1">
          <table:table-cell office:value-type="string" calcext:value-type="string">
            <text:p>stdlib/sha256</text:p>
          </table:table-cell>
          <table:table-cell office:value-type="float" office:value="1920" calcext:value-type="float">
            <text:p>1920</text:p>
          </table:table-cell>
          <table:table-cell/>
          <table:table-cell office:value-type="string" calcext:value-type="string">
            <text:p>stdlib/sha256</text:p>
          </table:table-cell>
          <table:table-cell office:value-type="float" office:value="1920" calcext:value-type="float">
            <text:p>1920</text:p>
          </table:table-cell>
          <table:table-cell/>
          <table:table-cell table:formula="of:=[.A393]=[.D393]" office:value-type="boolean" office:boolean-value="true" calcext:value-type="boolean">
            <text:p>TRUE</text:p>
          </table:table-cell>
          <table:table-cell table:formula="of:=IF([.B393]=[.E393]; &quot;&quot;; &quot;*&quot;)">
            <text:p/>
          </table:table-cell>
          <table:table-cell table:formula="of:=IF([.B393]=[.E393]; &quot;&quot;; [.E393]-[.B393])">
            <text:p/>
          </table:table-cell>
          <table:table-cell table:formula="of:=IF([.B393]=[.E393]; &quot;&quot;; (([.E393]-[.B393])/[.B393])*100)">
            <text:p/>
          </table:table-cell>
          <table:table-cell table:number-columns-repeated="2"/>
          <table:table-cell office:value-type="string" calcext:value-type="string">
            <text:p>stdlib/sha256</text:p>
          </table:table-cell>
          <table:table-cell office:value-type="float" office:value="1920" calcext:value-type="float">
            <text:p>1920</text:p>
          </table:table-cell>
          <table:table-cell/>
          <table:table-cell table:formula="of:=[.D393]=[.M393]" office:value-type="boolean" office:boolean-value="true" calcext:value-type="boolean">
            <text:p>TRUE</text:p>
          </table:table-cell>
          <table:table-cell table:formula="of:=IF([.E393]=[.N393]; &quot;&quot;; &quot;*&quot;)">
            <text:p/>
          </table:table-cell>
          <table:table-cell table:formula="of:=IF([.E393]=[.N393]; &quot;&quot;; [.E393]-[.N393])">
            <text:p/>
          </table:table-cell>
          <table:table-cell table:formula="of:=IF([.E393]=[.N393]; &quot;&quot;; (([.N393]-[.E393])/[.E393])*100)">
            <text:p/>
          </table:table-cell>
          <table:table-cell/>
          <table:table-cell office:value-type="string" calcext:value-type="string">
            <text:p>stdlib/sha256</text:p>
          </table:table-cell>
          <table:table-cell office:value-type="float" office:value="1920" calcext:value-type="float">
            <text:p>1920</text:p>
          </table:table-cell>
          <table:table-cell/>
          <table:table-cell table:formula="of:=[.M393]=[.U393]" office:value-type="boolean" office:boolean-value="true" calcext:value-type="boolean">
            <text:p>TRUE</text:p>
          </table:table-cell>
          <table:table-cell table:formula="of:=IF([.N393]=[.V393]; &quot;&quot;; [.V393]-[.N393])">
            <text:p/>
          </table:table-cell>
          <table:table-cell table:formula="of:=IF([.N393]=[.V393]; &quot;&quot;; (([.V393]-[.N393])/[.N393])*100)">
            <text:p/>
          </table:table-cell>
        </table:table-row>
        <table:table-row table:style-name="ro1">
          <table:table-cell office:value-type="string" calcext:value-type="string">
            <text:p>stdlib/storage_vec_insert</text:p>
          </table:table-cell>
          <table:table-cell office:value-type="float" office:value="5128" calcext:value-type="float">
            <text:p>5128</text:p>
          </table:table-cell>
          <table:table-cell/>
          <table:table-cell office:value-type="string" calcext:value-type="string">
            <text:p>stdlib/storage_vec_insert</text:p>
          </table:table-cell>
          <table:table-cell office:value-type="float" office:value="5240" calcext:value-type="float">
            <text:p>5240</text:p>
          </table:table-cell>
          <table:table-cell/>
          <table:table-cell table:formula="of:=[.A394]=[.D394]" office:value-type="boolean" office:boolean-value="true" calcext:value-type="boolean">
            <text:p>TRUE</text:p>
          </table:table-cell>
          <table:table-cell table:formula="of:=IF([.B394]=[.E394]; &quot;&quot;; &quot;*&quot;)" office:value-type="string" office:string-value="*" calcext:value-type="string">
            <text:p>*</text:p>
          </table:table-cell>
          <table:table-cell table:formula="of:=IF([.B394]=[.E394]; &quot;&quot;; [.E394]-[.B394])" office:value-type="float" office:value="112" calcext:value-type="float">
            <text:p>112</text:p>
          </table:table-cell>
          <table:table-cell table:formula="of:=IF([.B394]=[.E394]; &quot;&quot;; (([.E394]-[.B394])/[.B394])*100)" office:value-type="float" office:value="2.18408736349454" calcext:value-type="float">
            <text:p>2.18408736349454</text:p>
          </table:table-cell>
          <table:table-cell table:number-columns-repeated="2"/>
          <table:table-cell office:value-type="string" calcext:value-type="string">
            <text:p>stdlib/storage_vec_insert</text:p>
          </table:table-cell>
          <table:table-cell office:value-type="float" office:value="5256" calcext:value-type="float">
            <text:p>5256</text:p>
          </table:table-cell>
          <table:table-cell/>
          <table:table-cell table:formula="of:=[.D394]=[.M394]" office:value-type="boolean" office:boolean-value="true" calcext:value-type="boolean">
            <text:p>TRUE</text:p>
          </table:table-cell>
          <table:table-cell table:formula="of:=IF([.E394]=[.N394]; &quot;&quot;; &quot;*&quot;)" office:value-type="string" office:string-value="*" calcext:value-type="string">
            <text:p>*</text:p>
          </table:table-cell>
          <table:table-cell table:formula="of:=IF([.E394]=[.N394]; &quot;&quot;; [.E394]-[.N394])" office:value-type="float" office:value="-16" calcext:value-type="float">
            <text:p>-16</text:p>
          </table:table-cell>
          <table:table-cell table:formula="of:=IF([.E394]=[.N394]; &quot;&quot;; (([.N394]-[.E394])/[.E394])*100)" office:value-type="float" office:value="0.305343511450382" calcext:value-type="float">
            <text:p>0.305343511450382</text:p>
          </table:table-cell>
          <table:table-cell/>
          <table:table-cell office:value-type="string" calcext:value-type="string">
            <text:p>stdlib/storage_vec_insert</text:p>
          </table:table-cell>
          <table:table-cell office:value-type="float" office:value="5256" calcext:value-type="float">
            <text:p>5256</text:p>
          </table:table-cell>
          <table:table-cell/>
          <table:table-cell table:formula="of:=[.M394]=[.U394]" office:value-type="boolean" office:boolean-value="true" calcext:value-type="boolean">
            <text:p>TRUE</text:p>
          </table:table-cell>
          <table:table-cell table:formula="of:=IF([.N394]=[.V394]; &quot;&quot;; [.V394]-[.N394])">
            <text:p/>
          </table:table-cell>
          <table:table-cell table:formula="of:=IF([.N394]=[.V394]; &quot;&quot;; (([.V394]-[.N394])/[.N394])*100)">
            <text:p/>
          </table:table-cell>
        </table:table-row>
        <table:table-row table:style-name="ro1">
          <table:table-cell office:value-type="string" calcext:value-type="string">
            <text:p>stdlib/u128_div_test</text:p>
          </table:table-cell>
          <table:table-cell office:value-type="float" office:value="2456" calcext:value-type="float">
            <text:p>2456</text:p>
          </table:table-cell>
          <table:table-cell/>
          <table:table-cell office:value-type="string" calcext:value-type="string">
            <text:p>stdlib/u128_div_test</text:p>
          </table:table-cell>
          <table:table-cell office:value-type="float" office:value="2472" calcext:value-type="float">
            <text:p>2472</text:p>
          </table:table-cell>
          <table:table-cell/>
          <table:table-cell table:formula="of:=[.A395]=[.D395]" office:value-type="boolean" office:boolean-value="true" calcext:value-type="boolean">
            <text:p>TRUE</text:p>
          </table:table-cell>
          <table:table-cell table:formula="of:=IF([.B395]=[.E395]; &quot;&quot;; &quot;*&quot;)" office:value-type="string" office:string-value="*" calcext:value-type="string">
            <text:p>*</text:p>
          </table:table-cell>
          <table:table-cell table:formula="of:=IF([.B395]=[.E395]; &quot;&quot;; [.E395]-[.B395])" office:value-type="float" office:value="16" calcext:value-type="float">
            <text:p>16</text:p>
          </table:table-cell>
          <table:table-cell table:formula="of:=IF([.B395]=[.E395]; &quot;&quot;; (([.E395]-[.B395])/[.B395])*100)" office:value-type="float" office:value="0.651465798045603" calcext:value-type="float">
            <text:p>0.651465798045603</text:p>
          </table:table-cell>
          <table:table-cell table:number-columns-repeated="2"/>
          <table:table-cell office:value-type="string" calcext:value-type="string">
            <text:p>stdlib/u128_div_test</text:p>
          </table:table-cell>
          <table:table-cell office:value-type="float" office:value="2472" calcext:value-type="float">
            <text:p>2472</text:p>
          </table:table-cell>
          <table:table-cell/>
          <table:table-cell table:formula="of:=[.D395]=[.M395]" office:value-type="boolean" office:boolean-value="true" calcext:value-type="boolean">
            <text:p>TRUE</text:p>
          </table:table-cell>
          <table:table-cell table:formula="of:=IF([.E395]=[.N395]; &quot;&quot;; &quot;*&quot;)">
            <text:p/>
          </table:table-cell>
          <table:table-cell table:formula="of:=IF([.E395]=[.N395]; &quot;&quot;; [.E395]-[.N395])">
            <text:p/>
          </table:table-cell>
          <table:table-cell table:formula="of:=IF([.E395]=[.N395]; &quot;&quot;; (([.N395]-[.E395])/[.E395])*100)">
            <text:p/>
          </table:table-cell>
          <table:table-cell/>
          <table:table-cell office:value-type="string" calcext:value-type="string">
            <text:p>stdlib/u128_div_test</text:p>
          </table:table-cell>
          <table:table-cell office:value-type="float" office:value="2472" calcext:value-type="float">
            <text:p>2472</text:p>
          </table:table-cell>
          <table:table-cell/>
          <table:table-cell table:formula="of:=[.M395]=[.U395]" office:value-type="boolean" office:boolean-value="true" calcext:value-type="boolean">
            <text:p>TRUE</text:p>
          </table:table-cell>
          <table:table-cell table:formula="of:=IF([.N395]=[.V395]; &quot;&quot;; [.V395]-[.N395])">
            <text:p/>
          </table:table-cell>
          <table:table-cell table:formula="of:=IF([.N395]=[.V395]; &quot;&quot;; (([.V395]-[.N395])/[.N395])*100)">
            <text:p/>
          </table:table-cell>
        </table:table-row>
        <table:table-row table:style-name="ro1">
          <table:table-cell office:value-type="string" calcext:value-type="string">
            <text:p>stdlib/u128_log_test</text:p>
          </table:table-cell>
          <table:table-cell office:value-type="float" office:value="4248" calcext:value-type="float">
            <text:p>4248</text:p>
          </table:table-cell>
          <table:table-cell/>
          <table:table-cell office:value-type="string" calcext:value-type="string">
            <text:p>stdlib/u128_log_test</text:p>
          </table:table-cell>
          <table:table-cell office:value-type="float" office:value="4264" calcext:value-type="float">
            <text:p>4264</text:p>
          </table:table-cell>
          <table:table-cell/>
          <table:table-cell table:formula="of:=[.A396]=[.D396]" office:value-type="boolean" office:boolean-value="true" calcext:value-type="boolean">
            <text:p>TRUE</text:p>
          </table:table-cell>
          <table:table-cell table:formula="of:=IF([.B396]=[.E396]; &quot;&quot;; &quot;*&quot;)" office:value-type="string" office:string-value="*" calcext:value-type="string">
            <text:p>*</text:p>
          </table:table-cell>
          <table:table-cell table:formula="of:=IF([.B396]=[.E396]; &quot;&quot;; [.E396]-[.B396])" office:value-type="float" office:value="16" calcext:value-type="float">
            <text:p>16</text:p>
          </table:table-cell>
          <table:table-cell table:formula="of:=IF([.B396]=[.E396]; &quot;&quot;; (([.E396]-[.B396])/[.B396])*100)" office:value-type="float" office:value="0.376647834274953" calcext:value-type="float">
            <text:p>0.376647834274953</text:p>
          </table:table-cell>
          <table:table-cell table:number-columns-repeated="2"/>
          <table:table-cell office:value-type="string" calcext:value-type="string">
            <text:p>stdlib/u128_log_test</text:p>
          </table:table-cell>
          <table:table-cell office:value-type="float" office:value="4264" calcext:value-type="float">
            <text:p>4264</text:p>
          </table:table-cell>
          <table:table-cell/>
          <table:table-cell table:formula="of:=[.D396]=[.M396]" office:value-type="boolean" office:boolean-value="true" calcext:value-type="boolean">
            <text:p>TRUE</text:p>
          </table:table-cell>
          <table:table-cell table:formula="of:=IF([.E396]=[.N396]; &quot;&quot;; &quot;*&quot;)">
            <text:p/>
          </table:table-cell>
          <table:table-cell table:formula="of:=IF([.E396]=[.N396]; &quot;&quot;; [.E396]-[.N396])">
            <text:p/>
          </table:table-cell>
          <table:table-cell table:formula="of:=IF([.E396]=[.N396]; &quot;&quot;; (([.N396]-[.E396])/[.E396])*100)">
            <text:p/>
          </table:table-cell>
          <table:table-cell/>
          <table:table-cell office:value-type="string" calcext:value-type="string">
            <text:p>stdlib/u128_log_test</text:p>
          </table:table-cell>
          <table:table-cell office:value-type="float" office:value="4272" calcext:value-type="float">
            <text:p>4272</text:p>
          </table:table-cell>
          <table:table-cell/>
          <table:table-cell table:formula="of:=[.M396]=[.U396]" office:value-type="boolean" office:boolean-value="true" calcext:value-type="boolean">
            <text:p>TRUE</text:p>
          </table:table-cell>
          <table:table-cell table:formula="of:=IF([.N396]=[.V396]; &quot;&quot;; [.V396]-[.N396])" office:value-type="float" office:value="8" calcext:value-type="float">
            <text:p>8</text:p>
          </table:table-cell>
          <table:table-cell table:formula="of:=IF([.N396]=[.V396]; &quot;&quot;; (([.V396]-[.N396])/[.N396])*100)" office:value-type="float" office:value="0.187617260787992" calcext:value-type="float">
            <text:p>0.187617260787992</text:p>
          </table:table-cell>
        </table:table-row>
        <table:table-row table:style-name="ro1">
          <table:table-cell office:value-type="string" calcext:value-type="string">
            <text:p>stdlib/u128_mul_test</text:p>
          </table:table-cell>
          <table:table-cell office:value-type="float" office:value="1208" calcext:value-type="float">
            <text:p>1208</text:p>
          </table:table-cell>
          <table:table-cell/>
          <table:table-cell office:value-type="string" calcext:value-type="string">
            <text:p>stdlib/u128_mul_test</text:p>
          </table:table-cell>
          <table:table-cell office:value-type="float" office:value="1208" calcext:value-type="float">
            <text:p>1208</text:p>
          </table:table-cell>
          <table:table-cell/>
          <table:table-cell table:formula="of:=[.A397]=[.D397]" office:value-type="boolean" office:boolean-value="true" calcext:value-type="boolean">
            <text:p>TRUE</text:p>
          </table:table-cell>
          <table:table-cell table:formula="of:=IF([.B397]=[.E397]; &quot;&quot;; &quot;*&quot;)">
            <text:p/>
          </table:table-cell>
          <table:table-cell table:formula="of:=IF([.B397]=[.E397]; &quot;&quot;; [.E397]-[.B397])">
            <text:p/>
          </table:table-cell>
          <table:table-cell table:formula="of:=IF([.B397]=[.E397]; &quot;&quot;; (([.E397]-[.B397])/[.B397])*100)">
            <text:p/>
          </table:table-cell>
          <table:table-cell table:number-columns-repeated="2"/>
          <table:table-cell office:value-type="string" calcext:value-type="string">
            <text:p>stdlib/u128_mul_test</text:p>
          </table:table-cell>
          <table:table-cell office:value-type="float" office:value="1208" calcext:value-type="float">
            <text:p>1208</text:p>
          </table:table-cell>
          <table:table-cell/>
          <table:table-cell table:formula="of:=[.D397]=[.M397]" office:value-type="boolean" office:boolean-value="true" calcext:value-type="boolean">
            <text:p>TRUE</text:p>
          </table:table-cell>
          <table:table-cell table:formula="of:=IF([.E397]=[.N397]; &quot;&quot;; &quot;*&quot;)">
            <text:p/>
          </table:table-cell>
          <table:table-cell table:formula="of:=IF([.E397]=[.N397]; &quot;&quot;; [.E397]-[.N397])">
            <text:p/>
          </table:table-cell>
          <table:table-cell table:formula="of:=IF([.E397]=[.N397]; &quot;&quot;; (([.N397]-[.E397])/[.E397])*100)">
            <text:p/>
          </table:table-cell>
          <table:table-cell/>
          <table:table-cell office:value-type="string" calcext:value-type="string">
            <text:p>stdlib/u128_mul_test</text:p>
          </table:table-cell>
          <table:table-cell office:value-type="float" office:value="1208" calcext:value-type="float">
            <text:p>1208</text:p>
          </table:table-cell>
          <table:table-cell/>
          <table:table-cell table:formula="of:=[.M397]=[.U397]" office:value-type="boolean" office:boolean-value="true" calcext:value-type="boolean">
            <text:p>TRUE</text:p>
          </table:table-cell>
          <table:table-cell table:formula="of:=IF([.N397]=[.V397]; &quot;&quot;; [.V397]-[.N397])">
            <text:p/>
          </table:table-cell>
          <table:table-cell table:formula="of:=IF([.N397]=[.V397]; &quot;&quot;; (([.V397]-[.N397])/[.N397])*100)">
            <text:p/>
          </table:table-cell>
        </table:table-row>
        <table:table-row table:style-name="ro1">
          <table:table-cell office:value-type="string" calcext:value-type="string">
            <text:p>stdlib/u128_root_test</text:p>
          </table:table-cell>
          <table:table-cell office:value-type="float" office:value="4072" calcext:value-type="float">
            <text:p>4072</text:p>
          </table:table-cell>
          <table:table-cell/>
          <table:table-cell office:value-type="string" calcext:value-type="string">
            <text:p>stdlib/u128_root_test</text:p>
          </table:table-cell>
          <table:table-cell office:value-type="float" office:value="4072" calcext:value-type="float">
            <text:p>4072</text:p>
          </table:table-cell>
          <table:table-cell/>
          <table:table-cell table:formula="of:=[.A398]=[.D398]" office:value-type="boolean" office:boolean-value="true" calcext:value-type="boolean">
            <text:p>TRUE</text:p>
          </table:table-cell>
          <table:table-cell table:formula="of:=IF([.B398]=[.E398]; &quot;&quot;; &quot;*&quot;)">
            <text:p/>
          </table:table-cell>
          <table:table-cell table:formula="of:=IF([.B398]=[.E398]; &quot;&quot;; [.E398]-[.B398])">
            <text:p/>
          </table:table-cell>
          <table:table-cell table:formula="of:=IF([.B398]=[.E398]; &quot;&quot;; (([.E398]-[.B398])/[.B398])*100)">
            <text:p/>
          </table:table-cell>
          <table:table-cell table:number-columns-repeated="2"/>
          <table:table-cell office:value-type="string" calcext:value-type="string">
            <text:p>stdlib/u128_root_test</text:p>
          </table:table-cell>
          <table:table-cell office:value-type="float" office:value="4072" calcext:value-type="float">
            <text:p>4072</text:p>
          </table:table-cell>
          <table:table-cell/>
          <table:table-cell table:formula="of:=[.D398]=[.M398]" office:value-type="boolean" office:boolean-value="true" calcext:value-type="boolean">
            <text:p>TRUE</text:p>
          </table:table-cell>
          <table:table-cell table:formula="of:=IF([.E398]=[.N398]; &quot;&quot;; &quot;*&quot;)">
            <text:p/>
          </table:table-cell>
          <table:table-cell table:formula="of:=IF([.E398]=[.N398]; &quot;&quot;; [.E398]-[.N398])">
            <text:p/>
          </table:table-cell>
          <table:table-cell table:formula="of:=IF([.E398]=[.N398]; &quot;&quot;; (([.N398]-[.E398])/[.E398])*100)">
            <text:p/>
          </table:table-cell>
          <table:table-cell/>
          <table:table-cell office:value-type="string" calcext:value-type="string">
            <text:p>stdlib/u128_root_test</text:p>
          </table:table-cell>
          <table:table-cell office:value-type="float" office:value="4072" calcext:value-type="float">
            <text:p>4072</text:p>
          </table:table-cell>
          <table:table-cell/>
          <table:table-cell table:formula="of:=[.M398]=[.U398]" office:value-type="boolean" office:boolean-value="true" calcext:value-type="boolean">
            <text:p>TRUE</text:p>
          </table:table-cell>
          <table:table-cell table:formula="of:=IF([.N398]=[.V398]; &quot;&quot;; [.V398]-[.N398])">
            <text:p/>
          </table:table-cell>
          <table:table-cell table:formula="of:=IF([.N398]=[.V398]; &quot;&quot;; (([.V398]-[.N398])/[.N398])*100)">
            <text:p/>
          </table:table-cell>
        </table:table-row>
        <table:table-row table:style-name="ro1">
          <table:table-cell office:value-type="string" calcext:value-type="string">
            <text:p>stdlib/u128_test</text:p>
          </table:table-cell>
          <table:table-cell office:value-type="float" office:value="6208" calcext:value-type="float">
            <text:p>6208</text:p>
          </table:table-cell>
          <table:table-cell/>
          <table:table-cell office:value-type="string" calcext:value-type="string">
            <text:p>stdlib/u128_test</text:p>
          </table:table-cell>
          <table:table-cell office:value-type="float" office:value="6208" calcext:value-type="float">
            <text:p>6208</text:p>
          </table:table-cell>
          <table:table-cell/>
          <table:table-cell table:formula="of:=[.A399]=[.D399]" office:value-type="boolean" office:boolean-value="true" calcext:value-type="boolean">
            <text:p>TRUE</text:p>
          </table:table-cell>
          <table:table-cell table:formula="of:=IF([.B399]=[.E399]; &quot;&quot;; &quot;*&quot;)">
            <text:p/>
          </table:table-cell>
          <table:table-cell table:formula="of:=IF([.B399]=[.E399]; &quot;&quot;; [.E399]-[.B399])">
            <text:p/>
          </table:table-cell>
          <table:table-cell table:formula="of:=IF([.B399]=[.E399]; &quot;&quot;; (([.E399]-[.B399])/[.B399])*100)">
            <text:p/>
          </table:table-cell>
          <table:table-cell table:number-columns-repeated="2"/>
          <table:table-cell office:value-type="string" calcext:value-type="string">
            <text:p>stdlib/u128_test</text:p>
          </table:table-cell>
          <table:table-cell office:value-type="float" office:value="6208" calcext:value-type="float">
            <text:p>6208</text:p>
          </table:table-cell>
          <table:table-cell/>
          <table:table-cell table:formula="of:=[.D399]=[.M399]" office:value-type="boolean" office:boolean-value="true" calcext:value-type="boolean">
            <text:p>TRUE</text:p>
          </table:table-cell>
          <table:table-cell table:formula="of:=IF([.E399]=[.N399]; &quot;&quot;; &quot;*&quot;)">
            <text:p/>
          </table:table-cell>
          <table:table-cell table:formula="of:=IF([.E399]=[.N399]; &quot;&quot;; [.E399]-[.N399])">
            <text:p/>
          </table:table-cell>
          <table:table-cell table:formula="of:=IF([.E399]=[.N399]; &quot;&quot;; (([.N399]-[.E399])/[.E399])*100)">
            <text:p/>
          </table:table-cell>
          <table:table-cell/>
          <table:table-cell office:value-type="string" calcext:value-type="string">
            <text:p>stdlib/u128_test</text:p>
          </table:table-cell>
          <table:table-cell office:value-type="float" office:value="6208" calcext:value-type="float">
            <text:p>6208</text:p>
          </table:table-cell>
          <table:table-cell/>
          <table:table-cell table:formula="of:=[.M399]=[.U399]" office:value-type="boolean" office:boolean-value="true" calcext:value-type="boolean">
            <text:p>TRUE</text:p>
          </table:table-cell>
          <table:table-cell table:formula="of:=IF([.N399]=[.V399]; &quot;&quot;; [.V399]-[.N399])">
            <text:p/>
          </table:table-cell>
          <table:table-cell table:formula="of:=IF([.N399]=[.V399]; &quot;&quot;; (([.V399]-[.N399])/[.N399])*100)">
            <text:p/>
          </table:table-cell>
        </table:table-row>
        <table:table-row table:style-name="ro1">
          <table:table-cell office:value-type="string" calcext:value-type="string">
            <text:p>stdlib/vec</text:p>
          </table:table-cell>
          <table:table-cell office:value-type="float" office:value="106224" calcext:value-type="float">
            <text:p>106224</text:p>
          </table:table-cell>
          <table:table-cell/>
          <table:table-cell office:value-type="string" calcext:value-type="string">
            <text:p>stdlib/vec</text:p>
          </table:table-cell>
          <table:table-cell office:value-type="float" office:value="106856" calcext:value-type="float">
            <text:p>106856</text:p>
          </table:table-cell>
          <table:table-cell/>
          <table:table-cell table:formula="of:=[.A400]=[.D400]" office:value-type="boolean" office:boolean-value="true" calcext:value-type="boolean">
            <text:p>TRUE</text:p>
          </table:table-cell>
          <table:table-cell table:formula="of:=IF([.B400]=[.E400]; &quot;&quot;; &quot;*&quot;)" office:value-type="string" office:string-value="*" calcext:value-type="string">
            <text:p>*</text:p>
          </table:table-cell>
          <table:table-cell table:formula="of:=IF([.B400]=[.E400]; &quot;&quot;; [.E400]-[.B400])" office:value-type="float" office:value="632" calcext:value-type="float">
            <text:p>632</text:p>
          </table:table-cell>
          <table:table-cell table:formula="of:=IF([.B400]=[.E400]; &quot;&quot;; (([.E400]-[.B400])/[.B400])*100)" office:value-type="float" office:value="0.594969121855701" calcext:value-type="float">
            <text:p>0.594969121855701</text:p>
          </table:table-cell>
          <table:table-cell table:number-columns-repeated="2"/>
          <table:table-cell office:value-type="string" calcext:value-type="string">
            <text:p>stdlib/vec</text:p>
          </table:table-cell>
          <table:table-cell office:value-type="float" office:value="106856" calcext:value-type="float">
            <text:p>106856</text:p>
          </table:table-cell>
          <table:table-cell/>
          <table:table-cell table:formula="of:=[.D400]=[.M400]" office:value-type="boolean" office:boolean-value="true" calcext:value-type="boolean">
            <text:p>TRUE</text:p>
          </table:table-cell>
          <table:table-cell table:formula="of:=IF([.E400]=[.N400]; &quot;&quot;; &quot;*&quot;)">
            <text:p/>
          </table:table-cell>
          <table:table-cell table:formula="of:=IF([.E400]=[.N400]; &quot;&quot;; [.E400]-[.N400])">
            <text:p/>
          </table:table-cell>
          <table:table-cell table:formula="of:=IF([.E400]=[.N400]; &quot;&quot;; (([.N400]-[.E400])/[.E400])*100)">
            <text:p/>
          </table:table-cell>
          <table:table-cell/>
          <table:table-cell office:value-type="string" calcext:value-type="string">
            <text:p>stdlib/vec</text:p>
          </table:table-cell>
          <table:table-cell office:value-type="float" office:value="106856" calcext:value-type="float">
            <text:p>106856</text:p>
          </table:table-cell>
          <table:table-cell/>
          <table:table-cell table:formula="of:=[.M400]=[.U400]" office:value-type="boolean" office:boolean-value="true" calcext:value-type="boolean">
            <text:p>TRUE</text:p>
          </table:table-cell>
          <table:table-cell table:formula="of:=IF([.N400]=[.V400]; &quot;&quot;; [.V400]-[.N400])">
            <text:p/>
          </table:table-cell>
          <table:table-cell table:formula="of:=IF([.N400]=[.V400]; &quot;&quot;; (([.V400]-[.N400])/[.N400])*100)">
            <text:p/>
          </table:table-cell>
        </table:table-row>
        <table:table-row table:style-name="ro1">
          <table:table-cell office:value-type="string" calcext:value-type="string">
            <text:p>stdlib/vec_swap</text:p>
          </table:table-cell>
          <table:table-cell office:value-type="float" office:value="23352" calcext:value-type="float">
            <text:p>23352</text:p>
          </table:table-cell>
          <table:table-cell/>
          <table:table-cell office:value-type="string" calcext:value-type="string">
            <text:p>stdlib/vec_swap</text:p>
          </table:table-cell>
          <table:table-cell office:value-type="float" office:value="23536" calcext:value-type="float">
            <text:p>23536</text:p>
          </table:table-cell>
          <table:table-cell/>
          <table:table-cell table:formula="of:=[.A401]=[.D401]" office:value-type="boolean" office:boolean-value="true" calcext:value-type="boolean">
            <text:p>TRUE</text:p>
          </table:table-cell>
          <table:table-cell table:formula="of:=IF([.B401]=[.E401]; &quot;&quot;; &quot;*&quot;)" office:value-type="string" office:string-value="*" calcext:value-type="string">
            <text:p>*</text:p>
          </table:table-cell>
          <table:table-cell table:formula="of:=IF([.B401]=[.E401]; &quot;&quot;; [.E401]-[.B401])" office:value-type="float" office:value="184" calcext:value-type="float">
            <text:p>184</text:p>
          </table:table-cell>
          <table:table-cell table:formula="of:=IF([.B401]=[.E401]; &quot;&quot;; (([.E401]-[.B401])/[.B401])*100)" office:value-type="float" office:value="0.78794107571086" calcext:value-type="float">
            <text:p>0.78794107571086</text:p>
          </table:table-cell>
          <table:table-cell table:number-columns-repeated="2"/>
          <table:table-cell office:value-type="string" calcext:value-type="string">
            <text:p>stdlib/vec_swap</text:p>
          </table:table-cell>
          <table:table-cell office:value-type="float" office:value="23536" calcext:value-type="float">
            <text:p>23536</text:p>
          </table:table-cell>
          <table:table-cell/>
          <table:table-cell table:formula="of:=[.D401]=[.M401]" office:value-type="boolean" office:boolean-value="true" calcext:value-type="boolean">
            <text:p>TRUE</text:p>
          </table:table-cell>
          <table:table-cell table:formula="of:=IF([.E401]=[.N401]; &quot;&quot;; &quot;*&quot;)">
            <text:p/>
          </table:table-cell>
          <table:table-cell table:formula="of:=IF([.E401]=[.N401]; &quot;&quot;; [.E401]-[.N401])">
            <text:p/>
          </table:table-cell>
          <table:table-cell table:formula="of:=IF([.E401]=[.N401]; &quot;&quot;; (([.N401]-[.E401])/[.E401])*100)">
            <text:p/>
          </table:table-cell>
          <table:table-cell/>
          <table:table-cell office:value-type="string" calcext:value-type="string">
            <text:p>stdlib/vec_swap</text:p>
          </table:table-cell>
          <table:table-cell office:value-type="float" office:value="23536" calcext:value-type="float">
            <text:p>23536</text:p>
          </table:table-cell>
          <table:table-cell/>
          <table:table-cell table:formula="of:=[.M401]=[.U401]" office:value-type="boolean" office:boolean-value="true" calcext:value-type="boolean">
            <text:p>TRUE</text:p>
          </table:table-cell>
          <table:table-cell table:formula="of:=IF([.N401]=[.V401]; &quot;&quot;; [.V401]-[.N401])">
            <text:p/>
          </table:table-cell>
          <table:table-cell table:formula="of:=IF([.N401]=[.V401]; &quot;&quot;; (([.V401]-[.N401])/[.N401])*100)">
            <text:p/>
          </table:table-cell>
        </table:table-row>
        <table:table-row table:style-name="ro1">
          <table:table-cell office:value-type="string" calcext:value-type="string">
            <text:p>storage_into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string" calcext:value-type="string">
            <text:p>storage_into</text:p>
          </table:table-cell>
          <table:table-cell office:value-type="float" office:value="616" calcext:value-type="float">
            <text:p>616</text:p>
          </table:table-cell>
          <table:table-cell/>
          <table:table-cell table:formula="of:=[.A402]=[.D402]" office:value-type="boolean" office:boolean-value="true" calcext:value-type="boolean">
            <text:p>TRUE</text:p>
          </table:table-cell>
          <table:table-cell table:formula="of:=IF([.B402]=[.E402]; &quot;&quot;; &quot;*&quot;)">
            <text:p/>
          </table:table-cell>
          <table:table-cell table:formula="of:=IF([.B402]=[.E402]; &quot;&quot;; [.E402]-[.B402])">
            <text:p/>
          </table:table-cell>
          <table:table-cell table:formula="of:=IF([.B402]=[.E402]; &quot;&quot;; (([.E402]-[.B402])/[.B402])*100)">
            <text:p/>
          </table:table-cell>
          <table:table-cell table:number-columns-repeated="2"/>
          <table:table-cell office:value-type="string" calcext:value-type="string">
            <text:p>storage_into</text:p>
          </table:table-cell>
          <table:table-cell office:value-type="float" office:value="616" calcext:value-type="float">
            <text:p>616</text:p>
          </table:table-cell>
          <table:table-cell/>
          <table:table-cell table:formula="of:=[.D402]=[.M402]" office:value-type="boolean" office:boolean-value="true" calcext:value-type="boolean">
            <text:p>TRUE</text:p>
          </table:table-cell>
          <table:table-cell table:formula="of:=IF([.E402]=[.N402]; &quot;&quot;; &quot;*&quot;)">
            <text:p/>
          </table:table-cell>
          <table:table-cell table:formula="of:=IF([.E402]=[.N402]; &quot;&quot;; [.E402]-[.N402])">
            <text:p/>
          </table:table-cell>
          <table:table-cell table:formula="of:=IF([.E402]=[.N402]; &quot;&quot;; (([.N402]-[.E402])/[.E402])*100)">
            <text:p/>
          </table:table-cell>
          <table:table-cell/>
          <table:table-cell office:value-type="string" calcext:value-type="string">
            <text:p>storage_into</text:p>
          </table:table-cell>
          <table:table-cell office:value-type="float" office:value="616" calcext:value-type="float">
            <text:p>616</text:p>
          </table:table-cell>
          <table:table-cell/>
          <table:table-cell table:formula="of:=[.M402]=[.U402]" office:value-type="boolean" office:boolean-value="true" calcext:value-type="boolean">
            <text:p>TRUE</text:p>
          </table:table-cell>
          <table:table-cell table:formula="of:=IF([.N402]=[.V402]; &quot;&quot;; [.V402]-[.N402])">
            <text:p/>
          </table:table-cell>
          <table:table-cell table:formula="of:=IF([.N402]=[.V402]; &quot;&quot;; (([.V402]-[.N402])/[.N402])*100)">
            <text:p/>
          </table:table-cell>
        </table:table-row>
        <table:table-row table:style-name="ro1">
          <table:table-cell office:value-type="string" calcext:value-type="string">
            <text:p>superabi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superabi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403]=[.D403]" office:value-type="boolean" office:boolean-value="true" calcext:value-type="boolean">
            <text:p>TRUE</text:p>
          </table:table-cell>
          <table:table-cell table:formula="of:=IF([.B403]=[.E403]; &quot;&quot;; &quot;*&quot;)">
            <text:p/>
          </table:table-cell>
          <table:table-cell table:formula="of:=IF([.B403]=[.E403]; &quot;&quot;; [.E403]-[.B403])">
            <text:p/>
          </table:table-cell>
          <table:table-cell table:formula="of:=IF([.B403]=[.E403]; &quot;&quot;; (([.E403]-[.B403])/[.B403])*100)">
            <text:p/>
          </table:table-cell>
          <table:table-cell table:number-columns-repeated="2"/>
          <table:table-cell office:value-type="string" calcext:value-type="string">
            <text:p>superabi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D403]=[.M403]" office:value-type="boolean" office:boolean-value="true" calcext:value-type="boolean">
            <text:p>TRUE</text:p>
          </table:table-cell>
          <table:table-cell table:formula="of:=IF([.E403]=[.N403]; &quot;&quot;; &quot;*&quot;)">
            <text:p/>
          </table:table-cell>
          <table:table-cell table:formula="of:=IF([.E403]=[.N403]; &quot;&quot;; [.E403]-[.N403])">
            <text:p/>
          </table:table-cell>
          <table:table-cell table:formula="of:=IF([.E403]=[.N403]; &quot;&quot;; (([.N403]-[.E403])/[.E403])*100)">
            <text:p/>
          </table:table-cell>
          <table:table-cell/>
          <table:table-cell office:value-type="string" calcext:value-type="string">
            <text:p>superabi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M403]=[.U403]" office:value-type="boolean" office:boolean-value="true" calcext:value-type="boolean">
            <text:p>TRUE</text:p>
          </table:table-cell>
          <table:table-cell table:formula="of:=IF([.N403]=[.V403]; &quot;&quot;; [.V403]-[.N403])">
            <text:p/>
          </table:table-cell>
          <table:table-cell table:formula="of:=IF([.N403]=[.V403]; &quot;&quot;; (([.V403]-[.N403])/[.N403])*100)">
            <text:p/>
          </table:table-cell>
        </table:table-row>
        <table:table-row table:style-name="ro1">
          <table:table-cell office:value-type="string" calcext:value-type="string">
            <text:p>superabi_diamond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superabi_diamond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A404]=[.D404]" office:value-type="boolean" office:boolean-value="true" calcext:value-type="boolean">
            <text:p>TRUE</text:p>
          </table:table-cell>
          <table:table-cell table:formula="of:=IF([.B404]=[.E404]; &quot;&quot;; &quot;*&quot;)">
            <text:p/>
          </table:table-cell>
          <table:table-cell table:formula="of:=IF([.B404]=[.E404]; &quot;&quot;; [.E404]-[.B404])">
            <text:p/>
          </table:table-cell>
          <table:table-cell table:formula="of:=IF([.B404]=[.E404]; &quot;&quot;; (([.E404]-[.B404])/[.B404])*100)">
            <text:p/>
          </table:table-cell>
          <table:table-cell table:number-columns-repeated="2"/>
          <table:table-cell office:value-type="string" calcext:value-type="string">
            <text:p>superabi_diamond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D404]=[.M404]" office:value-type="boolean" office:boolean-value="true" calcext:value-type="boolean">
            <text:p>TRUE</text:p>
          </table:table-cell>
          <table:table-cell table:formula="of:=IF([.E404]=[.N404]; &quot;&quot;; &quot;*&quot;)">
            <text:p/>
          </table:table-cell>
          <table:table-cell table:formula="of:=IF([.E404]=[.N404]; &quot;&quot;; [.E404]-[.N404])">
            <text:p/>
          </table:table-cell>
          <table:table-cell table:formula="of:=IF([.E404]=[.N404]; &quot;&quot;; (([.N404]-[.E404])/[.E404])*100)">
            <text:p/>
          </table:table-cell>
          <table:table-cell/>
          <table:table-cell office:value-type="string" calcext:value-type="string">
            <text:p>superabi_diamond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M404]=[.U404]" office:value-type="boolean" office:boolean-value="true" calcext:value-type="boolean">
            <text:p>TRUE</text:p>
          </table:table-cell>
          <table:table-cell table:formula="of:=IF([.N404]=[.V404]; &quot;&quot;; [.V404]-[.N404])">
            <text:p/>
          </table:table-cell>
          <table:table-cell table:formula="of:=IF([.N404]=[.V404]; &quot;&quot;; (([.V404]-[.N404])/[.N404])*100)">
            <text:p/>
          </table:table-cell>
        </table:table-row>
        <table:table-row table:style-name="ro1">
          <table:table-cell office:value-type="string" calcext:value-type="string">
            <text:p>superabi_diamond_impl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superabi_diamond_impl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A405]=[.D405]" office:value-type="boolean" office:boolean-value="true" calcext:value-type="boolean">
            <text:p>TRUE</text:p>
          </table:table-cell>
          <table:table-cell table:formula="of:=IF([.B405]=[.E405]; &quot;&quot;; &quot;*&quot;)">
            <text:p/>
          </table:table-cell>
          <table:table-cell table:formula="of:=IF([.B405]=[.E405]; &quot;&quot;; [.E405]-[.B405])">
            <text:p/>
          </table:table-cell>
          <table:table-cell table:formula="of:=IF([.B405]=[.E405]; &quot;&quot;; (([.E405]-[.B405])/[.B405])*100)">
            <text:p/>
          </table:table-cell>
          <table:table-cell table:number-columns-repeated="2"/>
          <table:table-cell office:value-type="string" calcext:value-type="string">
            <text:p>superabi_diamond_impl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D405]=[.M405]" office:value-type="boolean" office:boolean-value="true" calcext:value-type="boolean">
            <text:p>TRUE</text:p>
          </table:table-cell>
          <table:table-cell table:formula="of:=IF([.E405]=[.N405]; &quot;&quot;; &quot;*&quot;)">
            <text:p/>
          </table:table-cell>
          <table:table-cell table:formula="of:=IF([.E405]=[.N405]; &quot;&quot;; [.E405]-[.N405])">
            <text:p/>
          </table:table-cell>
          <table:table-cell table:formula="of:=IF([.E405]=[.N405]; &quot;&quot;; (([.N405]-[.E405])/[.E405])*100)">
            <text:p/>
          </table:table-cell>
          <table:table-cell/>
          <table:table-cell office:value-type="string" calcext:value-type="string">
            <text:p>superabi_diamond_impl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M405]=[.U405]" office:value-type="boolean" office:boolean-value="true" calcext:value-type="boolean">
            <text:p>TRUE</text:p>
          </table:table-cell>
          <table:table-cell table:formula="of:=IF([.N405]=[.V405]; &quot;&quot;; [.V405]-[.N405])">
            <text:p/>
          </table:table-cell>
          <table:table-cell table:formula="of:=IF([.N405]=[.V405]; &quot;&quot;; (([.V405]-[.N405])/[.N405])*100)">
            <text:p/>
          </table:table-cell>
        </table:table-row>
        <table:table-row table:style-name="ro1">
          <table:table-cell office:value-type="string" calcext:value-type="string">
            <text:p>superabi_supertrait_same_methods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string" calcext:value-type="string">
            <text:p>superabi_supertrait_same_methods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[.A406]=[.D406]" office:value-type="boolean" office:boolean-value="true" calcext:value-type="boolean">
            <text:p>TRUE</text:p>
          </table:table-cell>
          <table:table-cell table:formula="of:=IF([.B406]=[.E406]; &quot;&quot;; &quot;*&quot;)">
            <text:p/>
          </table:table-cell>
          <table:table-cell table:formula="of:=IF([.B406]=[.E406]; &quot;&quot;; [.E406]-[.B406])">
            <text:p/>
          </table:table-cell>
          <table:table-cell table:formula="of:=IF([.B406]=[.E406]; &quot;&quot;; (([.E406]-[.B406])/[.B406])*100)">
            <text:p/>
          </table:table-cell>
          <table:table-cell table:number-columns-repeated="2"/>
          <table:table-cell office:value-type="string" calcext:value-type="string">
            <text:p>superabi_supertrait_same_methods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[.D406]=[.M406]" office:value-type="boolean" office:boolean-value="true" calcext:value-type="boolean">
            <text:p>TRUE</text:p>
          </table:table-cell>
          <table:table-cell table:formula="of:=IF([.E406]=[.N406]; &quot;&quot;; &quot;*&quot;)">
            <text:p/>
          </table:table-cell>
          <table:table-cell table:formula="of:=IF([.E406]=[.N406]; &quot;&quot;; [.E406]-[.N406])">
            <text:p/>
          </table:table-cell>
          <table:table-cell table:formula="of:=IF([.E406]=[.N406]; &quot;&quot;; (([.N406]-[.E406])/[.E406])*100)">
            <text:p/>
          </table:table-cell>
          <table:table-cell/>
          <table:table-cell office:value-type="string" calcext:value-type="string">
            <text:p>superabi_supertrait_same_methods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[.M406]=[.U406]" office:value-type="boolean" office:boolean-value="true" calcext:value-type="boolean">
            <text:p>TRUE</text:p>
          </table:table-cell>
          <table:table-cell table:formula="of:=IF([.N406]=[.V406]; &quot;&quot;; [.V406]-[.N406])">
            <text:p/>
          </table:table-cell>
          <table:table-cell table:formula="of:=IF([.N406]=[.V406]; &quot;&quot;; (([.V406]-[.N406])/[.N406])*100)">
            <text:p/>
          </table:table-cell>
        </table:table-row>
        <table:table-row table:style-name="ro1">
          <table:table-cell office:value-type="string" calcext:value-type="string">
            <text:p>supertraits_for_abis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supertraits_for_abis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407]=[.D407]" office:value-type="boolean" office:boolean-value="true" calcext:value-type="boolean">
            <text:p>TRUE</text:p>
          </table:table-cell>
          <table:table-cell table:formula="of:=IF([.B407]=[.E407]; &quot;&quot;; &quot;*&quot;)">
            <text:p/>
          </table:table-cell>
          <table:table-cell table:formula="of:=IF([.B407]=[.E407]; &quot;&quot;; [.E407]-[.B407])">
            <text:p/>
          </table:table-cell>
          <table:table-cell table:formula="of:=IF([.B407]=[.E407]; &quot;&quot;; (([.E407]-[.B407])/[.B407])*100)">
            <text:p/>
          </table:table-cell>
          <table:table-cell table:number-columns-repeated="2"/>
          <table:table-cell office:value-type="string" calcext:value-type="string">
            <text:p>supertraits_for_abis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D407]=[.M407]" office:value-type="boolean" office:boolean-value="true" calcext:value-type="boolean">
            <text:p>TRUE</text:p>
          </table:table-cell>
          <table:table-cell table:formula="of:=IF([.E407]=[.N407]; &quot;&quot;; &quot;*&quot;)">
            <text:p/>
          </table:table-cell>
          <table:table-cell table:formula="of:=IF([.E407]=[.N407]; &quot;&quot;; [.E407]-[.N407])">
            <text:p/>
          </table:table-cell>
          <table:table-cell table:formula="of:=IF([.E407]=[.N407]; &quot;&quot;; (([.N407]-[.E407])/[.E407])*100)">
            <text:p/>
          </table:table-cell>
          <table:table-cell/>
          <table:table-cell office:value-type="string" calcext:value-type="string">
            <text:p>supertraits_for_abis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M407]=[.U407]" office:value-type="boolean" office:boolean-value="true" calcext:value-type="boolean">
            <text:p>TRUE</text:p>
          </table:table-cell>
          <table:table-cell table:formula="of:=IF([.N407]=[.V407]; &quot;&quot;; [.V407]-[.N407])">
            <text:p/>
          </table:table-cell>
          <table:table-cell table:formula="of:=IF([.N407]=[.V407]; &quot;&quot;; (([.V407]-[.N407])/[.N407])*100)">
            <text:p/>
          </table:table-cell>
        </table:table-row>
        <table:table-row table:style-name="ro1">
          <table:table-cell office:value-type="string" calcext:value-type="string">
            <text:p>supertraits_for_abis_diamond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supertraits_for_abis_diamond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408]=[.D408]" office:value-type="boolean" office:boolean-value="true" calcext:value-type="boolean">
            <text:p>TRUE</text:p>
          </table:table-cell>
          <table:table-cell table:formula="of:=IF([.B408]=[.E408]; &quot;&quot;; &quot;*&quot;)">
            <text:p/>
          </table:table-cell>
          <table:table-cell table:formula="of:=IF([.B408]=[.E408]; &quot;&quot;; [.E408]-[.B408])">
            <text:p/>
          </table:table-cell>
          <table:table-cell table:formula="of:=IF([.B408]=[.E408]; &quot;&quot;; (([.E408]-[.B408])/[.B408])*100)">
            <text:p/>
          </table:table-cell>
          <table:table-cell table:number-columns-repeated="2"/>
          <table:table-cell office:value-type="string" calcext:value-type="string">
            <text:p>supertraits_for_abis_diamond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D408]=[.M408]" office:value-type="boolean" office:boolean-value="true" calcext:value-type="boolean">
            <text:p>TRUE</text:p>
          </table:table-cell>
          <table:table-cell table:formula="of:=IF([.E408]=[.N408]; &quot;&quot;; &quot;*&quot;)">
            <text:p/>
          </table:table-cell>
          <table:table-cell table:formula="of:=IF([.E408]=[.N408]; &quot;&quot;; [.E408]-[.N408])">
            <text:p/>
          </table:table-cell>
          <table:table-cell table:formula="of:=IF([.E408]=[.N408]; &quot;&quot;; (([.N408]-[.E408])/[.E408])*100)">
            <text:p/>
          </table:table-cell>
          <table:table-cell/>
          <table:table-cell office:value-type="string" calcext:value-type="string">
            <text:p>supertraits_for_abis_diamond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M408]=[.U408]" office:value-type="boolean" office:boolean-value="true" calcext:value-type="boolean">
            <text:p>TRUE</text:p>
          </table:table-cell>
          <table:table-cell table:formula="of:=IF([.N408]=[.V408]; &quot;&quot;; [.V408]-[.N408])">
            <text:p/>
          </table:table-cell>
          <table:table-cell table:formula="of:=IF([.N408]=[.V408]; &quot;&quot;; (([.V408]-[.N408])/[.N408])*100)">
            <text:p/>
          </table:table-cell>
        </table:table-row>
        <table:table-row table:style-name="ro1">
          <table:table-cell office:value-type="string" calcext:value-type="string">
            <text:p>supertraits_for_abis_ownable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string" calcext:value-type="string">
            <text:p>supertraits_for_abis_ownable</text:p>
          </table:table-cell>
          <table:table-cell office:value-type="float" office:value="3296" calcext:value-type="float">
            <text:p>3296</text:p>
          </table:table-cell>
          <table:table-cell/>
          <table:table-cell table:formula="of:=[.A409]=[.D409]" office:value-type="boolean" office:boolean-value="true" calcext:value-type="boolean">
            <text:p>TRUE</text:p>
          </table:table-cell>
          <table:table-cell table:formula="of:=IF([.B409]=[.E409]; &quot;&quot;; &quot;*&quot;)" office:value-type="string" office:string-value="*" calcext:value-type="string">
            <text:p>*</text:p>
          </table:table-cell>
          <table:table-cell table:formula="of:=IF([.B409]=[.E409]; &quot;&quot;; [.E409]-[.B409])" office:value-type="float" office:value="96" calcext:value-type="float">
            <text:p>96</text:p>
          </table:table-cell>
          <table:table-cell table:formula="of:=IF([.B409]=[.E409]; &quot;&quot;; (([.E409]-[.B409])/[.B409])*100)" office:value-type="float" office:value="3" calcext:value-type="float">
            <text:p>3</text:p>
          </table:table-cell>
          <table:table-cell office:value-type="string" calcext:value-type="string">
            <office:annotation draw:style-name="gr3" draw:text-style-name="P2" svg:width="1.1413in" svg:height="2.1008in" svg:x="17.0626in" svg:y="71.9429in" draw:caption-point-x="-0.2402in" draw:caption-point-y="0.5945in">
              <dc:date>2024-06-21T00:00:00</dc:date>
              <text:p text:style-name="P1"><text:span text:style-name="T1">Int_to_ptr coming </text:span><text:span text:style-name="T1">from ASM:</text:span></text:p>
              <text:p text:style-name="P1"><text:span text:style-name="T1"/></text:p>
              <text:p text:style-name="P1"><text:span text:style-name="T1"><text:s text:c="8"/></text:span><text:span text:style-name="T1">v416 = </text:span><text:span text:style-name="T1">asm(size: v415, </text:span><text:span text:style-name="T1">ptr) -&gt; u64 ptr, !</text:span><text:span text:style-name="T1">404 {</text:span></text:p>
              <text:p text:style-name="P1"><text:span text:style-name="T1"><text:s text:c="12"/></text:span><text:span text:style-name="T1">aloc <text:s text:c="2"/></text:span><text:span text:style-name="T1">size, !405</text:span></text:p>
              <text:p text:style-name="P1"><text:span text:style-name="T1"><text:s text:c="12"/></text:span><text:span text:style-name="T1">move <text:s text:c="2"/></text:span><text:span text:style-name="T1">ptr hp, !406</text:span></text:p>
              <text:p text:style-name="P1"><text:span text:style-name="T1"><text:s text:c="8"/></text:span><text:span text:style-name="T1">}</text:span></text:p>
            </office:annotation>
            <text:p>OK</text:p>
          </table:table-cell>
          <table:table-cell/>
          <table:table-cell office:value-type="string" calcext:value-type="string">
            <text:p>supertraits_for_abis_ownable</text:p>
          </table:table-cell>
          <table:table-cell office:value-type="float" office:value="3296" calcext:value-type="float">
            <text:p>3296</text:p>
          </table:table-cell>
          <table:table-cell/>
          <table:table-cell table:formula="of:=[.D409]=[.M409]" office:value-type="boolean" office:boolean-value="true" calcext:value-type="boolean">
            <text:p>TRUE</text:p>
          </table:table-cell>
          <table:table-cell table:formula="of:=IF([.E409]=[.N409]; &quot;&quot;; &quot;*&quot;)">
            <text:p/>
          </table:table-cell>
          <table:table-cell table:formula="of:=IF([.E409]=[.N409]; &quot;&quot;; [.E409]-[.N409])">
            <text:p/>
          </table:table-cell>
          <table:table-cell table:formula="of:=IF([.E409]=[.N409]; &quot;&quot;; (([.N409]-[.E409])/[.E409])*100)">
            <text:p/>
          </table:table-cell>
          <table:table-cell/>
          <table:table-cell office:value-type="string" calcext:value-type="string">
            <text:p>supertraits_for_abis_ownable</text:p>
          </table:table-cell>
          <table:table-cell office:value-type="float" office:value="3296" calcext:value-type="float">
            <text:p>3296</text:p>
          </table:table-cell>
          <table:table-cell/>
          <table:table-cell table:formula="of:=[.M409]=[.U409]" office:value-type="boolean" office:boolean-value="true" calcext:value-type="boolean">
            <text:p>TRUE</text:p>
          </table:table-cell>
          <table:table-cell table:formula="of:=IF([.N409]=[.V409]; &quot;&quot;; [.V409]-[.N409])">
            <text:p/>
          </table:table-cell>
          <table:table-cell table:formula="of:=IF([.N409]=[.V409]; &quot;&quot;; (([.V409]-[.N409])/[.N409])*100)">
            <text:p/>
          </table:table-cell>
        </table:table-row>
        <table:table-row table:style-name="ro1">
          <table:table-cell office:value-type="string" calcext:value-type="string">
            <text:p>test_abis/abi_impl_methods_in_json_abi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test_abis/abi_impl_methods_in_json_abi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410]=[.D410]" office:value-type="boolean" office:boolean-value="true" calcext:value-type="boolean">
            <text:p>TRUE</text:p>
          </table:table-cell>
          <table:table-cell table:formula="of:=IF([.B410]=[.E410]; &quot;&quot;; &quot;*&quot;)">
            <text:p/>
          </table:table-cell>
          <table:table-cell table:formula="of:=IF([.B410]=[.E410]; &quot;&quot;; [.E410]-[.B410])">
            <text:p/>
          </table:table-cell>
          <table:table-cell table:formula="of:=IF([.B410]=[.E410]; &quot;&quot;; (([.E410]-[.B410])/[.B410])*100)">
            <text:p/>
          </table:table-cell>
          <table:table-cell table:number-columns-repeated="2"/>
          <table:table-cell office:value-type="string" calcext:value-type="string">
            <text:p>test_abis/abi_impl_methods_in_json_abi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D410]=[.M410]" office:value-type="boolean" office:boolean-value="true" calcext:value-type="boolean">
            <text:p>TRUE</text:p>
          </table:table-cell>
          <table:table-cell table:formula="of:=IF([.E410]=[.N410]; &quot;&quot;; &quot;*&quot;)">
            <text:p/>
          </table:table-cell>
          <table:table-cell table:formula="of:=IF([.E410]=[.N410]; &quot;&quot;; [.E410]-[.N410])">
            <text:p/>
          </table:table-cell>
          <table:table-cell table:formula="of:=IF([.E410]=[.N410]; &quot;&quot;; (([.N410]-[.E410])/[.E410])*100)">
            <text:p/>
          </table:table-cell>
          <table:table-cell/>
          <table:table-cell office:value-type="string" calcext:value-type="string">
            <text:p>test_abis/abi_impl_methods_in_json_abi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M410]=[.U410]" office:value-type="boolean" office:boolean-value="true" calcext:value-type="boolean">
            <text:p>TRUE</text:p>
          </table:table-cell>
          <table:table-cell table:formula="of:=IF([.N410]=[.V410]; &quot;&quot;; [.V410]-[.N410])">
            <text:p/>
          </table:table-cell>
          <table:table-cell table:formula="of:=IF([.N410]=[.V410]; &quot;&quot;; (([.V410]-[.N410])/[.N410])*100)">
            <text:p/>
          </table:table-cell>
        </table:table-row>
        <table:table-row table:style-name="ro1">
          <table:table-cell office:value-type="string" calcext:value-type="string">
            <text:p>test_contracts/abi_with_generic_types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test_contracts/abi_with_generic_types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A411]=[.D411]" office:value-type="boolean" office:boolean-value="true" calcext:value-type="boolean">
            <text:p>TRUE</text:p>
          </table:table-cell>
          <table:table-cell table:formula="of:=IF([.B411]=[.E411]; &quot;&quot;; &quot;*&quot;)">
            <text:p/>
          </table:table-cell>
          <table:table-cell table:formula="of:=IF([.B411]=[.E411]; &quot;&quot;; [.E411]-[.B411])">
            <text:p/>
          </table:table-cell>
          <table:table-cell table:formula="of:=IF([.B411]=[.E411]; &quot;&quot;; (([.E411]-[.B411])/[.B411])*100)">
            <text:p/>
          </table:table-cell>
          <table:table-cell table:number-columns-repeated="2"/>
          <table:table-cell office:value-type="string" calcext:value-type="string">
            <text:p>test_contracts/abi_with_generic_types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D411]=[.M411]" office:value-type="boolean" office:boolean-value="true" calcext:value-type="boolean">
            <text:p>TRUE</text:p>
          </table:table-cell>
          <table:table-cell table:formula="of:=IF([.E411]=[.N411]; &quot;&quot;; &quot;*&quot;)">
            <text:p/>
          </table:table-cell>
          <table:table-cell table:formula="of:=IF([.E411]=[.N411]; &quot;&quot;; [.E411]-[.N411])">
            <text:p/>
          </table:table-cell>
          <table:table-cell table:formula="of:=IF([.E411]=[.N411]; &quot;&quot;; (([.N411]-[.E411])/[.E411])*100)">
            <text:p/>
          </table:table-cell>
          <table:table-cell/>
          <table:table-cell office:value-type="string" calcext:value-type="string">
            <text:p>test_contracts/abi_with_generic_types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M411]=[.U411]" office:value-type="boolean" office:boolean-value="true" calcext:value-type="boolean">
            <text:p>TRUE</text:p>
          </table:table-cell>
          <table:table-cell table:formula="of:=IF([.N411]=[.V411]; &quot;&quot;; [.V411]-[.N411])">
            <text:p/>
          </table:table-cell>
          <table:table-cell table:formula="of:=IF([.N411]=[.V411]; &quot;&quot;; (([.V411]-[.N411])/[.N411])*100)">
            <text:p/>
          </table:table-cell>
        </table:table-row>
        <table:table-row table:style-name="ro1">
          <table:table-cell office:value-type="string" calcext:value-type="string">
            <text:p>test_contracts/abi_with_same_name_types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test_contracts/abi_with_same_name_types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412]=[.D412]" office:value-type="boolean" office:boolean-value="true" calcext:value-type="boolean">
            <text:p>TRUE</text:p>
          </table:table-cell>
          <table:table-cell table:formula="of:=IF([.B412]=[.E412]; &quot;&quot;; &quot;*&quot;)">
            <text:p/>
          </table:table-cell>
          <table:table-cell table:formula="of:=IF([.B412]=[.E412]; &quot;&quot;; [.E412]-[.B412])">
            <text:p/>
          </table:table-cell>
          <table:table-cell table:formula="of:=IF([.B412]=[.E412]; &quot;&quot;; (([.E412]-[.B412])/[.B412])*100)">
            <text:p/>
          </table:table-cell>
          <table:table-cell table:number-columns-repeated="2"/>
          <table:table-cell office:value-type="string" calcext:value-type="string">
            <text:p>test_contracts/abi_with_same_name_types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D412]=[.M412]" office:value-type="boolean" office:boolean-value="true" calcext:value-type="boolean">
            <text:p>TRUE</text:p>
          </table:table-cell>
          <table:table-cell table:formula="of:=IF([.E412]=[.N412]; &quot;&quot;; &quot;*&quot;)">
            <text:p/>
          </table:table-cell>
          <table:table-cell table:formula="of:=IF([.E412]=[.N412]; &quot;&quot;; [.E412]-[.N412])">
            <text:p/>
          </table:table-cell>
          <table:table-cell table:formula="of:=IF([.E412]=[.N412]; &quot;&quot;; (([.N412]-[.E412])/[.E412])*100)">
            <text:p/>
          </table:table-cell>
          <table:table-cell/>
          <table:table-cell office:value-type="string" calcext:value-type="string">
            <text:p>test_contracts/abi_with_same_name_types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M412]=[.U412]" office:value-type="boolean" office:boolean-value="true" calcext:value-type="boolean">
            <text:p>TRUE</text:p>
          </table:table-cell>
          <table:table-cell table:formula="of:=IF([.N412]=[.V412]; &quot;&quot;; [.V412]-[.N412])">
            <text:p/>
          </table:table-cell>
          <table:table-cell table:formula="of:=IF([.N412]=[.V412]; &quot;&quot;; (([.V412]-[.N412])/[.N412])*100)">
            <text:p/>
          </table:table-cell>
        </table:table-row>
        <table:table-row table:style-name="ro1">
          <table:table-cell office:value-type="string" calcext:value-type="string">
            <text:p>test_contracts/abi_with_tuples_contract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test_contracts/abi_with_tuples_contract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A413]=[.D413]" office:value-type="boolean" office:boolean-value="true" calcext:value-type="boolean">
            <text:p>TRUE</text:p>
          </table:table-cell>
          <table:table-cell table:formula="of:=IF([.B413]=[.E413]; &quot;&quot;; &quot;*&quot;)">
            <text:p/>
          </table:table-cell>
          <table:table-cell table:formula="of:=IF([.B413]=[.E413]; &quot;&quot;; [.E413]-[.B413])">
            <text:p/>
          </table:table-cell>
          <table:table-cell table:formula="of:=IF([.B413]=[.E413]; &quot;&quot;; (([.E413]-[.B413])/[.B413])*100)">
            <text:p/>
          </table:table-cell>
          <table:table-cell table:number-columns-repeated="2"/>
          <table:table-cell office:value-type="string" calcext:value-type="string">
            <text:p>test_contracts/abi_with_tuples_contract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D413]=[.M413]" office:value-type="boolean" office:boolean-value="true" calcext:value-type="boolean">
            <text:p>TRUE</text:p>
          </table:table-cell>
          <table:table-cell table:formula="of:=IF([.E413]=[.N413]; &quot;&quot;; &quot;*&quot;)">
            <text:p/>
          </table:table-cell>
          <table:table-cell table:formula="of:=IF([.E413]=[.N413]; &quot;&quot;; [.E413]-[.N413])">
            <text:p/>
          </table:table-cell>
          <table:table-cell table:formula="of:=IF([.E413]=[.N413]; &quot;&quot;; (([.N413]-[.E413])/[.E413])*100)">
            <text:p/>
          </table:table-cell>
          <table:table-cell/>
          <table:table-cell office:value-type="string" calcext:value-type="string">
            <text:p>test_contracts/abi_with_tuples_contract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M413]=[.U413]" office:value-type="boolean" office:boolean-value="true" calcext:value-type="boolean">
            <text:p>TRUE</text:p>
          </table:table-cell>
          <table:table-cell table:formula="of:=IF([.N413]=[.V413]; &quot;&quot;; [.V413]-[.N413])">
            <text:p/>
          </table:table-cell>
          <table:table-cell table:formula="of:=IF([.N413]=[.V413]; &quot;&quot;; (([.V413]-[.N413])/[.N413])*100)">
            <text:p/>
          </table:table-cell>
        </table:table-row>
        <table:table-row table:style-name="ro1">
          <table:table-cell office:value-type="string" calcext:value-type="string">
            <text:p>test_contracts/array_of_structs_contract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test_contracts/array_of_structs_contract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[.A414]=[.D414]" office:value-type="boolean" office:boolean-value="true" calcext:value-type="boolean">
            <text:p>TRUE</text:p>
          </table:table-cell>
          <table:table-cell table:formula="of:=IF([.B414]=[.E414]; &quot;&quot;; &quot;*&quot;)">
            <text:p/>
          </table:table-cell>
          <table:table-cell table:formula="of:=IF([.B414]=[.E414]; &quot;&quot;; [.E414]-[.B414])">
            <text:p/>
          </table:table-cell>
          <table:table-cell table:formula="of:=IF([.B414]=[.E414]; &quot;&quot;; (([.E414]-[.B414])/[.B414])*100)">
            <text:p/>
          </table:table-cell>
          <table:table-cell table:number-columns-repeated="2"/>
          <table:table-cell office:value-type="string" calcext:value-type="string">
            <text:p>test_contracts/array_of_structs_contract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[.D414]=[.M414]" office:value-type="boolean" office:boolean-value="true" calcext:value-type="boolean">
            <text:p>TRUE</text:p>
          </table:table-cell>
          <table:table-cell table:formula="of:=IF([.E414]=[.N414]; &quot;&quot;; &quot;*&quot;)">
            <text:p/>
          </table:table-cell>
          <table:table-cell table:formula="of:=IF([.E414]=[.N414]; &quot;&quot;; [.E414]-[.N414])">
            <text:p/>
          </table:table-cell>
          <table:table-cell table:formula="of:=IF([.E414]=[.N414]; &quot;&quot;; (([.N414]-[.E414])/[.E414])*100)">
            <text:p/>
          </table:table-cell>
          <table:table-cell/>
          <table:table-cell office:value-type="string" calcext:value-type="string">
            <text:p>test_contracts/array_of_structs_contract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[.M414]=[.U414]" office:value-type="boolean" office:boolean-value="true" calcext:value-type="boolean">
            <text:p>TRUE</text:p>
          </table:table-cell>
          <table:table-cell table:formula="of:=IF([.N414]=[.V414]; &quot;&quot;; [.V414]-[.N414])">
            <text:p/>
          </table:table-cell>
          <table:table-cell table:formula="of:=IF([.N414]=[.V414]; &quot;&quot;; (([.V414]-[.N414])/[.N414])*100)">
            <text:p/>
          </table:table-cell>
        </table:table-row>
        <table:table-row table:style-name="ro1">
          <table:table-cell office:value-type="string" calcext:value-type="string">
            <text:p>test_contracts/auth_testing_contract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test_contracts/auth_testing_contract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415]=[.D415]" office:value-type="boolean" office:boolean-value="true" calcext:value-type="boolean">
            <text:p>TRUE</text:p>
          </table:table-cell>
          <table:table-cell table:formula="of:=IF([.B415]=[.E415]; &quot;&quot;; &quot;*&quot;)">
            <text:p/>
          </table:table-cell>
          <table:table-cell table:formula="of:=IF([.B415]=[.E415]; &quot;&quot;; [.E415]-[.B415])">
            <text:p/>
          </table:table-cell>
          <table:table-cell table:formula="of:=IF([.B415]=[.E415]; &quot;&quot;; (([.E415]-[.B415])/[.B415])*100)">
            <text:p/>
          </table:table-cell>
          <table:table-cell table:number-columns-repeated="2"/>
          <table:table-cell office:value-type="string" calcext:value-type="string">
            <text:p>test_contracts/auth_testing_contract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D415]=[.M415]" office:value-type="boolean" office:boolean-value="true" calcext:value-type="boolean">
            <text:p>TRUE</text:p>
          </table:table-cell>
          <table:table-cell table:formula="of:=IF([.E415]=[.N415]; &quot;&quot;; &quot;*&quot;)">
            <text:p/>
          </table:table-cell>
          <table:table-cell table:formula="of:=IF([.E415]=[.N415]; &quot;&quot;; [.E415]-[.N415])">
            <text:p/>
          </table:table-cell>
          <table:table-cell table:formula="of:=IF([.E415]=[.N415]; &quot;&quot;; (([.N415]-[.E415])/[.E415])*100)">
            <text:p/>
          </table:table-cell>
          <table:table-cell/>
          <table:table-cell office:value-type="string" calcext:value-type="string">
            <text:p>test_contracts/auth_testing_contract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M415]=[.U415]" office:value-type="boolean" office:boolean-value="true" calcext:value-type="boolean">
            <text:p>TRUE</text:p>
          </table:table-cell>
          <table:table-cell table:formula="of:=IF([.N415]=[.V415]; &quot;&quot;; [.V415]-[.N415])">
            <text:p/>
          </table:table-cell>
          <table:table-cell table:formula="of:=IF([.N415]=[.V415]; &quot;&quot;; (([.V415]-[.N415])/[.N415])*100)">
            <text:p/>
          </table:table-cell>
        </table:table-row>
        <table:table-row table:style-name="ro1">
          <table:table-cell office:value-type="string" calcext:value-type="string">
            <text:p>test_contracts/balance_test_contract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test_contracts/balance_test_contract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416]=[.D416]" office:value-type="boolean" office:boolean-value="true" calcext:value-type="boolean">
            <text:p>TRUE</text:p>
          </table:table-cell>
          <table:table-cell table:formula="of:=IF([.B416]=[.E416]; &quot;&quot;; &quot;*&quot;)">
            <text:p/>
          </table:table-cell>
          <table:table-cell table:formula="of:=IF([.B416]=[.E416]; &quot;&quot;; [.E416]-[.B416])">
            <text:p/>
          </table:table-cell>
          <table:table-cell table:formula="of:=IF([.B416]=[.E416]; &quot;&quot;; (([.E416]-[.B416])/[.B416])*100)">
            <text:p/>
          </table:table-cell>
          <table:table-cell table:number-columns-repeated="2"/>
          <table:table-cell office:value-type="string" calcext:value-type="string">
            <text:p>test_contracts/balance_test_contract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D416]=[.M416]" office:value-type="boolean" office:boolean-value="true" calcext:value-type="boolean">
            <text:p>TRUE</text:p>
          </table:table-cell>
          <table:table-cell table:formula="of:=IF([.E416]=[.N416]; &quot;&quot;; &quot;*&quot;)">
            <text:p/>
          </table:table-cell>
          <table:table-cell table:formula="of:=IF([.E416]=[.N416]; &quot;&quot;; [.E416]-[.N416])">
            <text:p/>
          </table:table-cell>
          <table:table-cell table:formula="of:=IF([.E416]=[.N416]; &quot;&quot;; (([.N416]-[.E416])/[.E416])*100)">
            <text:p/>
          </table:table-cell>
          <table:table-cell/>
          <table:table-cell office:value-type="string" calcext:value-type="string">
            <text:p>test_contracts/balance_test_contract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M416]=[.U416]" office:value-type="boolean" office:boolean-value="true" calcext:value-type="boolean">
            <text:p>TRUE</text:p>
          </table:table-cell>
          <table:table-cell table:formula="of:=IF([.N416]=[.V416]; &quot;&quot;; [.V416]-[.N416])">
            <text:p/>
          </table:table-cell>
          <table:table-cell table:formula="of:=IF([.N416]=[.V416]; &quot;&quot;; (([.V416]-[.N416])/[.N416])*100)">
            <text:p/>
          </table:table-cell>
        </table:table-row>
        <table:table-row table:style-name="ro1">
          <table:table-cell office:value-type="string" calcext:value-type="string">
            <text:p>test_contracts/basic_storage</text:p>
          </table:table-cell>
          <table:table-cell office:value-type="float" office:value="28272" calcext:value-type="float">
            <text:p>28272</text:p>
          </table:table-cell>
          <table:table-cell/>
          <table:table-cell office:value-type="string" calcext:value-type="string">
            <text:p>test_contracts/basic_storage</text:p>
          </table:table-cell>
          <table:table-cell office:value-type="float" office:value="28464" calcext:value-type="float">
            <text:p>28464</text:p>
          </table:table-cell>
          <table:table-cell/>
          <table:table-cell table:formula="of:=[.A417]=[.D417]" office:value-type="boolean" office:boolean-value="true" calcext:value-type="boolean">
            <text:p>TRUE</text:p>
          </table:table-cell>
          <table:table-cell table:formula="of:=IF([.B417]=[.E417]; &quot;&quot;; &quot;*&quot;)" office:value-type="string" office:string-value="*" calcext:value-type="string">
            <text:p>*</text:p>
          </table:table-cell>
          <table:table-cell table:formula="of:=IF([.B417]=[.E417]; &quot;&quot;; [.E417]-[.B417])" office:value-type="float" office:value="192" calcext:value-type="float">
            <text:p>192</text:p>
          </table:table-cell>
          <table:table-cell table:formula="of:=IF([.B417]=[.E417]; &quot;&quot;; (([.E417]-[.B417])/[.B417])*100)" office:value-type="float" office:value="0.67911714770798" calcext:value-type="float">
            <text:p>0.67911714770798</text:p>
          </table:table-cell>
          <table:table-cell table:number-columns-repeated="2"/>
          <table:table-cell office:value-type="string" calcext:value-type="string">
            <text:p>test_contracts/basic_storage</text:p>
          </table:table-cell>
          <table:table-cell office:value-type="float" office:value="28464" calcext:value-type="float">
            <text:p>28464</text:p>
          </table:table-cell>
          <table:table-cell/>
          <table:table-cell table:formula="of:=[.D417]=[.M417]" office:value-type="boolean" office:boolean-value="true" calcext:value-type="boolean">
            <text:p>TRUE</text:p>
          </table:table-cell>
          <table:table-cell table:formula="of:=IF([.E417]=[.N417]; &quot;&quot;; &quot;*&quot;)">
            <text:p/>
          </table:table-cell>
          <table:table-cell table:formula="of:=IF([.E417]=[.N417]; &quot;&quot;; [.E417]-[.N417])">
            <text:p/>
          </table:table-cell>
          <table:table-cell table:formula="of:=IF([.E417]=[.N417]; &quot;&quot;; (([.N417]-[.E417])/[.E417])*100)">
            <text:p/>
          </table:table-cell>
          <table:table-cell/>
          <table:table-cell office:value-type="string" calcext:value-type="string">
            <text:p>test_contracts/basic_storage</text:p>
          </table:table-cell>
          <table:table-cell office:value-type="float" office:value="28464" calcext:value-type="float">
            <text:p>28464</text:p>
          </table:table-cell>
          <table:table-cell/>
          <table:table-cell table:formula="of:=[.M417]=[.U417]" office:value-type="boolean" office:boolean-value="true" calcext:value-type="boolean">
            <text:p>TRUE</text:p>
          </table:table-cell>
          <table:table-cell table:formula="of:=IF([.N417]=[.V417]; &quot;&quot;; [.V417]-[.N417])">
            <text:p/>
          </table:table-cell>
          <table:table-cell table:formula="of:=IF([.N417]=[.V417]; &quot;&quot;; (([.V417]-[.N417])/[.N417])*100)">
            <text:p/>
          </table:table-cell>
        </table:table-row>
        <table:table-row table:style-name="ro1">
          <table:table-cell office:value-type="string" calcext:value-type="string">
            <text:p>test_contracts/context_testing_contract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test_contracts/context_testing_contract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A418]=[.D418]" office:value-type="boolean" office:boolean-value="true" calcext:value-type="boolean">
            <text:p>TRUE</text:p>
          </table:table-cell>
          <table:table-cell table:formula="of:=IF([.B418]=[.E418]; &quot;&quot;; &quot;*&quot;)">
            <text:p/>
          </table:table-cell>
          <table:table-cell table:formula="of:=IF([.B418]=[.E418]; &quot;&quot;; [.E418]-[.B418])">
            <text:p/>
          </table:table-cell>
          <table:table-cell table:formula="of:=IF([.B418]=[.E418]; &quot;&quot;; (([.E418]-[.B418])/[.B418])*100)">
            <text:p/>
          </table:table-cell>
          <table:table-cell table:number-columns-repeated="2"/>
          <table:table-cell office:value-type="string" calcext:value-type="string">
            <text:p>test_contracts/context_testing_contract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D418]=[.M418]" office:value-type="boolean" office:boolean-value="true" calcext:value-type="boolean">
            <text:p>TRUE</text:p>
          </table:table-cell>
          <table:table-cell table:formula="of:=IF([.E418]=[.N418]; &quot;&quot;; &quot;*&quot;)">
            <text:p/>
          </table:table-cell>
          <table:table-cell table:formula="of:=IF([.E418]=[.N418]; &quot;&quot;; [.E418]-[.N418])">
            <text:p/>
          </table:table-cell>
          <table:table-cell table:formula="of:=IF([.E418]=[.N418]; &quot;&quot;; (([.N418]-[.E418])/[.E418])*100)">
            <text:p/>
          </table:table-cell>
          <table:table-cell/>
          <table:table-cell office:value-type="string" calcext:value-type="string">
            <text:p>test_contracts/context_testing_contract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M418]=[.U418]" office:value-type="boolean" office:boolean-value="true" calcext:value-type="boolean">
            <text:p>TRUE</text:p>
          </table:table-cell>
          <table:table-cell table:formula="of:=IF([.N418]=[.V418]; &quot;&quot;; [.V418]-[.N418])">
            <text:p/>
          </table:table-cell>
          <table:table-cell table:formula="of:=IF([.N418]=[.V418]; &quot;&quot;; (([.V418]-[.N418])/[.N418])*100)">
            <text:p/>
          </table:table-cell>
        </table:table-row>
        <table:table-row table:style-name="ro1">
          <table:table-cell office:value-type="string" calcext:value-type="string">
            <text:p>test_contracts/contract_with_type_aliases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test_contracts/contract_with_type_aliases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[.A419]=[.D419]" office:value-type="boolean" office:boolean-value="true" calcext:value-type="boolean">
            <text:p>TRUE</text:p>
          </table:table-cell>
          <table:table-cell table:formula="of:=IF([.B419]=[.E419]; &quot;&quot;; &quot;*&quot;)">
            <text:p/>
          </table:table-cell>
          <table:table-cell table:formula="of:=IF([.B419]=[.E419]; &quot;&quot;; [.E419]-[.B419])">
            <text:p/>
          </table:table-cell>
          <table:table-cell table:formula="of:=IF([.B419]=[.E419]; &quot;&quot;; (([.E419]-[.B419])/[.B419])*100)">
            <text:p/>
          </table:table-cell>
          <table:table-cell table:number-columns-repeated="2"/>
          <table:table-cell office:value-type="string" calcext:value-type="string">
            <text:p>test_contracts/contract_with_type_aliases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[.D419]=[.M419]" office:value-type="boolean" office:boolean-value="true" calcext:value-type="boolean">
            <text:p>TRUE</text:p>
          </table:table-cell>
          <table:table-cell table:formula="of:=IF([.E419]=[.N419]; &quot;&quot;; &quot;*&quot;)">
            <text:p/>
          </table:table-cell>
          <table:table-cell table:formula="of:=IF([.E419]=[.N419]; &quot;&quot;; [.E419]-[.N419])">
            <text:p/>
          </table:table-cell>
          <table:table-cell table:formula="of:=IF([.E419]=[.N419]; &quot;&quot;; (([.N419]-[.E419])/[.E419])*100)">
            <text:p/>
          </table:table-cell>
          <table:table-cell/>
          <table:table-cell office:value-type="string" calcext:value-type="string">
            <text:p>test_contracts/contract_with_type_aliases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[.M419]=[.U419]" office:value-type="boolean" office:boolean-value="true" calcext:value-type="boolean">
            <text:p>TRUE</text:p>
          </table:table-cell>
          <table:table-cell table:formula="of:=IF([.N419]=[.V419]; &quot;&quot;; [.V419]-[.N419])">
            <text:p/>
          </table:table-cell>
          <table:table-cell table:formula="of:=IF([.N419]=[.V419]; &quot;&quot;; (([.V419]-[.N419])/[.N419])*100)">
            <text:p/>
          </table:table-cell>
        </table:table-row>
        <table:table-row table:style-name="ro1">
          <table:table-cell office:value-type="string" calcext:value-type="string">
            <text:p>test_contracts/increment_contract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string" calcext:value-type="string">
            <text:p>test_contracts/increment_contract</text:p>
          </table:table-cell>
          <table:table-cell office:value-type="float" office:value="1824" calcext:value-type="float">
            <text:p>1824</text:p>
          </table:table-cell>
          <table:table-cell/>
          <table:table-cell table:formula="of:=[.A420]=[.D420]" office:value-type="boolean" office:boolean-value="true" calcext:value-type="boolean">
            <text:p>TRUE</text:p>
          </table:table-cell>
          <table:table-cell table:formula="of:=IF([.B420]=[.E420]; &quot;&quot;; &quot;*&quot;)">
            <text:p/>
          </table:table-cell>
          <table:table-cell table:formula="of:=IF([.B420]=[.E420]; &quot;&quot;; [.E420]-[.B420])">
            <text:p/>
          </table:table-cell>
          <table:table-cell table:formula="of:=IF([.B420]=[.E420]; &quot;&quot;; (([.E420]-[.B420])/[.B420])*100)">
            <text:p/>
          </table:table-cell>
          <table:table-cell table:number-columns-repeated="2"/>
          <table:table-cell office:value-type="string" calcext:value-type="string">
            <text:p>test_contracts/increment_contract</text:p>
          </table:table-cell>
          <table:table-cell office:value-type="float" office:value="1824" calcext:value-type="float">
            <text:p>1824</text:p>
          </table:table-cell>
          <table:table-cell/>
          <table:table-cell table:formula="of:=[.D420]=[.M420]" office:value-type="boolean" office:boolean-value="true" calcext:value-type="boolean">
            <text:p>TRUE</text:p>
          </table:table-cell>
          <table:table-cell table:formula="of:=IF([.E420]=[.N420]; &quot;&quot;; &quot;*&quot;)">
            <text:p/>
          </table:table-cell>
          <table:table-cell table:formula="of:=IF([.E420]=[.N420]; &quot;&quot;; [.E420]-[.N420])">
            <text:p/>
          </table:table-cell>
          <table:table-cell table:formula="of:=IF([.E420]=[.N420]; &quot;&quot;; (([.N420]-[.E420])/[.E420])*100)">
            <text:p/>
          </table:table-cell>
          <table:table-cell/>
          <table:table-cell office:value-type="string" calcext:value-type="string">
            <text:p>test_contracts/increment_contract</text:p>
          </table:table-cell>
          <table:table-cell office:value-type="float" office:value="1824" calcext:value-type="float">
            <text:p>1824</text:p>
          </table:table-cell>
          <table:table-cell/>
          <table:table-cell table:formula="of:=[.M420]=[.U420]" office:value-type="boolean" office:boolean-value="true" calcext:value-type="boolean">
            <text:p>TRUE</text:p>
          </table:table-cell>
          <table:table-cell table:formula="of:=IF([.N420]=[.V420]; &quot;&quot;; [.V420]-[.N420])">
            <text:p/>
          </table:table-cell>
          <table:table-cell table:formula="of:=IF([.N420]=[.V420]; &quot;&quot;; (([.V420]-[.N420])/[.N420])*100)">
            <text:p/>
          </table:table-cell>
        </table:table-row>
        <table:table-row table:style-name="ro1">
          <table:table-cell office:value-type="string" calcext:value-type="string">
            <text:p>test_contracts/issue_1512_repro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string" calcext:value-type="string">
            <text:p>test_contracts/issue_1512_repro</text:p>
          </table:table-cell>
          <table:table-cell office:value-type="float" office:value="1160" calcext:value-type="float">
            <text:p>1160</text:p>
          </table:table-cell>
          <table:table-cell/>
          <table:table-cell table:formula="of:=[.A421]=[.D421]" office:value-type="boolean" office:boolean-value="true" calcext:value-type="boolean">
            <text:p>TRUE</text:p>
          </table:table-cell>
          <table:table-cell table:formula="of:=IF([.B421]=[.E421]; &quot;&quot;; &quot;*&quot;)">
            <text:p/>
          </table:table-cell>
          <table:table-cell table:formula="of:=IF([.B421]=[.E421]; &quot;&quot;; [.E421]-[.B421])">
            <text:p/>
          </table:table-cell>
          <table:table-cell table:formula="of:=IF([.B421]=[.E421]; &quot;&quot;; (([.E421]-[.B421])/[.B421])*100)">
            <text:p/>
          </table:table-cell>
          <table:table-cell table:number-columns-repeated="2"/>
          <table:table-cell office:value-type="string" calcext:value-type="string">
            <text:p>test_contracts/issue_1512_repro</text:p>
          </table:table-cell>
          <table:table-cell office:value-type="float" office:value="1160" calcext:value-type="float">
            <text:p>1160</text:p>
          </table:table-cell>
          <table:table-cell/>
          <table:table-cell table:formula="of:=[.D421]=[.M421]" office:value-type="boolean" office:boolean-value="true" calcext:value-type="boolean">
            <text:p>TRUE</text:p>
          </table:table-cell>
          <table:table-cell table:formula="of:=IF([.E421]=[.N421]; &quot;&quot;; &quot;*&quot;)">
            <text:p/>
          </table:table-cell>
          <table:table-cell table:formula="of:=IF([.E421]=[.N421]; &quot;&quot;; [.E421]-[.N421])">
            <text:p/>
          </table:table-cell>
          <table:table-cell table:formula="of:=IF([.E421]=[.N421]; &quot;&quot;; (([.N421]-[.E421])/[.E421])*100)">
            <text:p/>
          </table:table-cell>
          <table:table-cell/>
          <table:table-cell office:value-type="string" calcext:value-type="string">
            <text:p>test_contracts/issue_1512_repro</text:p>
          </table:table-cell>
          <table:table-cell office:value-type="float" office:value="1160" calcext:value-type="float">
            <text:p>1160</text:p>
          </table:table-cell>
          <table:table-cell/>
          <table:table-cell table:formula="of:=[.M421]=[.U421]" office:value-type="boolean" office:boolean-value="true" calcext:value-type="boolean">
            <text:p>TRUE</text:p>
          </table:table-cell>
          <table:table-cell table:formula="of:=IF([.N421]=[.V421]; &quot;&quot;; [.V421]-[.N421])">
            <text:p/>
          </table:table-cell>
          <table:table-cell table:formula="of:=IF([.N421]=[.V421]; &quot;&quot;; (([.V421]-[.N421])/[.N421])*100)">
            <text:p/>
          </table:table-cell>
        </table:table-row>
        <table:table-row table:style-name="ro1">
          <table:table-cell office:value-type="string" calcext:value-type="string">
            <text:p>test_contracts/multiple_impl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test_contracts/multiple_impl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422]=[.D422]" office:value-type="boolean" office:boolean-value="true" calcext:value-type="boolean">
            <text:p>TRUE</text:p>
          </table:table-cell>
          <table:table-cell table:formula="of:=IF([.B422]=[.E422]; &quot;&quot;; &quot;*&quot;)">
            <text:p/>
          </table:table-cell>
          <table:table-cell table:formula="of:=IF([.B422]=[.E422]; &quot;&quot;; [.E422]-[.B422])">
            <text:p/>
          </table:table-cell>
          <table:table-cell table:formula="of:=IF([.B422]=[.E422]; &quot;&quot;; (([.E422]-[.B422])/[.B422])*100)">
            <text:p/>
          </table:table-cell>
          <table:table-cell table:number-columns-repeated="2"/>
          <table:table-cell office:value-type="string" calcext:value-type="string">
            <text:p>test_contracts/multiple_impl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422]=[.M422]" office:value-type="boolean" office:boolean-value="true" calcext:value-type="boolean">
            <text:p>TRUE</text:p>
          </table:table-cell>
          <table:table-cell table:formula="of:=IF([.E422]=[.N422]; &quot;&quot;; &quot;*&quot;)">
            <text:p/>
          </table:table-cell>
          <table:table-cell table:formula="of:=IF([.E422]=[.N422]; &quot;&quot;; [.E422]-[.N422])">
            <text:p/>
          </table:table-cell>
          <table:table-cell table:formula="of:=IF([.E422]=[.N422]; &quot;&quot;; (([.N422]-[.E422])/[.E422])*100)">
            <text:p/>
          </table:table-cell>
          <table:table-cell/>
          <table:table-cell office:value-type="string" calcext:value-type="string">
            <text:p>test_contracts/multiple_impl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M422]=[.U422]" office:value-type="boolean" office:boolean-value="true" calcext:value-type="boolean">
            <text:p>TRUE</text:p>
          </table:table-cell>
          <table:table-cell table:formula="of:=IF([.N422]=[.V422]; &quot;&quot;; [.V422]-[.N422])">
            <text:p/>
          </table:table-cell>
          <table:table-cell table:formula="of:=IF([.N422]=[.V422]; &quot;&quot;; (([.V422]-[.N422])/[.N422])*100)">
            <text:p/>
          </table:table-cell>
        </table:table-row>
        <table:table-row table:style-name="ro1">
          <table:table-cell office:value-type="string" calcext:value-type="string">
            <text:p>test_contracts/nested_struct_args_contract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test_contracts/nested_struct_args_contract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423]=[.D423]" office:value-type="boolean" office:boolean-value="true" calcext:value-type="boolean">
            <text:p>TRUE</text:p>
          </table:table-cell>
          <table:table-cell table:formula="of:=IF([.B423]=[.E423]; &quot;&quot;; &quot;*&quot;)">
            <text:p/>
          </table:table-cell>
          <table:table-cell table:formula="of:=IF([.B423]=[.E423]; &quot;&quot;; [.E423]-[.B423])">
            <text:p/>
          </table:table-cell>
          <table:table-cell table:formula="of:=IF([.B423]=[.E423]; &quot;&quot;; (([.E423]-[.B423])/[.B423])*100)">
            <text:p/>
          </table:table-cell>
          <table:table-cell table:number-columns-repeated="2"/>
          <table:table-cell office:value-type="string" calcext:value-type="string">
            <text:p>test_contracts/nested_struct_args_contract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D423]=[.M423]" office:value-type="boolean" office:boolean-value="true" calcext:value-type="boolean">
            <text:p>TRUE</text:p>
          </table:table-cell>
          <table:table-cell table:formula="of:=IF([.E423]=[.N423]; &quot;&quot;; &quot;*&quot;)">
            <text:p/>
          </table:table-cell>
          <table:table-cell table:formula="of:=IF([.E423]=[.N423]; &quot;&quot;; [.E423]-[.N423])">
            <text:p/>
          </table:table-cell>
          <table:table-cell table:formula="of:=IF([.E423]=[.N423]; &quot;&quot;; (([.N423]-[.E423])/[.E423])*100)">
            <text:p/>
          </table:table-cell>
          <table:table-cell/>
          <table:table-cell office:value-type="string" calcext:value-type="string">
            <text:p>test_contracts/nested_struct_args_contract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M423]=[.U423]" office:value-type="boolean" office:boolean-value="true" calcext:value-type="boolean">
            <text:p>TRUE</text:p>
          </table:table-cell>
          <table:table-cell table:formula="of:=IF([.N423]=[.V423]; &quot;&quot;; [.V423]-[.N423])">
            <text:p/>
          </table:table-cell>
          <table:table-cell table:formula="of:=IF([.N423]=[.V423]; &quot;&quot;; (([.V423]-[.N423])/[.N423])*100)">
            <text:p/>
          </table:table-cell>
        </table:table-row>
        <table:table-row table:style-name="ro1">
          <table:table-cell office:value-type="string" calcext:value-type="string">
            <text:p>test_contracts/return_struct</text:p>
          </table:table-cell>
          <table:table-cell office:value-type="float" office:value="2168" calcext:value-type="float">
            <text:p>2168</text:p>
          </table:table-cell>
          <table:table-cell/>
          <table:table-cell office:value-type="string" calcext:value-type="string">
            <text:p>test_contracts/return_struct</text:p>
          </table:table-cell>
          <table:table-cell office:value-type="float" office:value="2168" calcext:value-type="float">
            <text:p>2168</text:p>
          </table:table-cell>
          <table:table-cell/>
          <table:table-cell table:formula="of:=[.A424]=[.D424]" office:value-type="boolean" office:boolean-value="true" calcext:value-type="boolean">
            <text:p>TRUE</text:p>
          </table:table-cell>
          <table:table-cell table:formula="of:=IF([.B424]=[.E424]; &quot;&quot;; &quot;*&quot;)">
            <text:p/>
          </table:table-cell>
          <table:table-cell table:formula="of:=IF([.B424]=[.E424]; &quot;&quot;; [.E424]-[.B424])">
            <text:p/>
          </table:table-cell>
          <table:table-cell table:formula="of:=IF([.B424]=[.E424]; &quot;&quot;; (([.E424]-[.B424])/[.B424])*100)">
            <text:p/>
          </table:table-cell>
          <table:table-cell table:number-columns-repeated="2"/>
          <table:table-cell office:value-type="string" calcext:value-type="string">
            <text:p>test_contracts/return_struct</text:p>
          </table:table-cell>
          <table:table-cell office:value-type="float" office:value="2168" calcext:value-type="float">
            <text:p>2168</text:p>
          </table:table-cell>
          <table:table-cell/>
          <table:table-cell table:formula="of:=[.D424]=[.M424]" office:value-type="boolean" office:boolean-value="true" calcext:value-type="boolean">
            <text:p>TRUE</text:p>
          </table:table-cell>
          <table:table-cell table:formula="of:=IF([.E424]=[.N424]; &quot;&quot;; &quot;*&quot;)">
            <text:p/>
          </table:table-cell>
          <table:table-cell table:formula="of:=IF([.E424]=[.N424]; &quot;&quot;; [.E424]-[.N424])">
            <text:p/>
          </table:table-cell>
          <table:table-cell table:formula="of:=IF([.E424]=[.N424]; &quot;&quot;; (([.N424]-[.E424])/[.E424])*100)">
            <text:p/>
          </table:table-cell>
          <table:table-cell/>
          <table:table-cell office:value-type="string" calcext:value-type="string">
            <text:p>test_contracts/return_struct</text:p>
          </table:table-cell>
          <table:table-cell office:value-type="float" office:value="2168" calcext:value-type="float">
            <text:p>2168</text:p>
          </table:table-cell>
          <table:table-cell/>
          <table:table-cell table:formula="of:=[.M424]=[.U424]" office:value-type="boolean" office:boolean-value="true" calcext:value-type="boolean">
            <text:p>TRUE</text:p>
          </table:table-cell>
          <table:table-cell table:formula="of:=IF([.N424]=[.V424]; &quot;&quot;; [.V424]-[.N424])">
            <text:p/>
          </table:table-cell>
          <table:table-cell table:formula="of:=IF([.N424]=[.V424]; &quot;&quot;; (([.V424]-[.N424])/[.N424])*100)">
            <text:p/>
          </table:table-cell>
        </table:table-row>
        <table:table-row table:style-name="ro1">
          <table:table-cell office:value-type="string" calcext:value-type="string">
            <text:p>test_contracts/storage_access_contract</text:p>
          </table:table-cell>
          <table:table-cell office:value-type="float" office:value="13768" calcext:value-type="float">
            <text:p>13768</text:p>
          </table:table-cell>
          <table:table-cell/>
          <table:table-cell office:value-type="string" calcext:value-type="string">
            <text:p>test_contracts/storage_access_contract</text:p>
          </table:table-cell>
          <table:table-cell office:value-type="float" office:value="13792" calcext:value-type="float">
            <text:p>13792</text:p>
          </table:table-cell>
          <table:table-cell/>
          <table:table-cell table:formula="of:=[.A425]=[.D425]" office:value-type="boolean" office:boolean-value="true" calcext:value-type="boolean">
            <text:p>TRUE</text:p>
          </table:table-cell>
          <table:table-cell table:formula="of:=IF([.B425]=[.E425]; &quot;&quot;; &quot;*&quot;)" office:value-type="string" office:string-value="*" calcext:value-type="string">
            <text:p>*</text:p>
          </table:table-cell>
          <table:table-cell table:formula="of:=IF([.B425]=[.E425]; &quot;&quot;; [.E425]-[.B425])" office:value-type="float" office:value="24" calcext:value-type="float">
            <text:p>24</text:p>
          </table:table-cell>
          <table:table-cell table:formula="of:=IF([.B425]=[.E425]; &quot;&quot;; (([.E425]-[.B425])/[.B425])*100)" office:value-type="float" office:value="0.174317257408483" calcext:value-type="float">
            <text:p>0.174317257408483</text:p>
          </table:table-cell>
          <table:table-cell table:number-columns-repeated="2"/>
          <table:table-cell office:value-type="string" calcext:value-type="string">
            <text:p>test_contracts/storage_access_contract</text:p>
          </table:table-cell>
          <table:table-cell office:value-type="float" office:value="13792" calcext:value-type="float">
            <text:p>13792</text:p>
          </table:table-cell>
          <table:table-cell/>
          <table:table-cell table:formula="of:=[.D425]=[.M425]" office:value-type="boolean" office:boolean-value="true" calcext:value-type="boolean">
            <text:p>TRUE</text:p>
          </table:table-cell>
          <table:table-cell table:formula="of:=IF([.E425]=[.N425]; &quot;&quot;; &quot;*&quot;)">
            <text:p/>
          </table:table-cell>
          <table:table-cell table:formula="of:=IF([.E425]=[.N425]; &quot;&quot;; [.E425]-[.N425])">
            <text:p/>
          </table:table-cell>
          <table:table-cell table:formula="of:=IF([.E425]=[.N425]; &quot;&quot;; (([.N425]-[.E425])/[.E425])*100)">
            <text:p/>
          </table:table-cell>
          <table:table-cell/>
          <table:table-cell office:value-type="string" calcext:value-type="string">
            <text:p>test_contracts/storage_access_contract</text:p>
          </table:table-cell>
          <table:table-cell office:value-type="float" office:value="13792" calcext:value-type="float">
            <text:p>13792</text:p>
          </table:table-cell>
          <table:table-cell/>
          <table:table-cell table:formula="of:=[.M425]=[.U425]" office:value-type="boolean" office:boolean-value="true" calcext:value-type="boolean">
            <text:p>TRUE</text:p>
          </table:table-cell>
          <table:table-cell table:formula="of:=IF([.N425]=[.V425]; &quot;&quot;; [.V425]-[.N425])">
            <text:p/>
          </table:table-cell>
          <table:table-cell table:formula="of:=IF([.N425]=[.V425]; &quot;&quot;; (([.V425]-[.N425])/[.N425])*100)">
            <text:p/>
          </table:table-cell>
        </table:table-row>
        <table:table-row table:style-name="ro1">
          <table:table-cell office:value-type="string" calcext:value-type="string">
            <text:p>test_contracts/storage_enum_contract</text:p>
          </table:table-cell>
          <table:table-cell office:value-type="float" office:value="16768" calcext:value-type="float">
            <text:p>16768</text:p>
          </table:table-cell>
          <table:table-cell/>
          <table:table-cell office:value-type="string" calcext:value-type="string">
            <text:p>test_contracts/storage_enum_contract</text:p>
          </table:table-cell>
          <table:table-cell office:value-type="float" office:value="16848" calcext:value-type="float">
            <text:p>16848</text:p>
          </table:table-cell>
          <table:table-cell/>
          <table:table-cell table:formula="of:=[.A426]=[.D426]" office:value-type="boolean" office:boolean-value="true" calcext:value-type="boolean">
            <text:p>TRUE</text:p>
          </table:table-cell>
          <table:table-cell table:formula="of:=IF([.B426]=[.E426]; &quot;&quot;; &quot;*&quot;)" office:value-type="string" office:string-value="*" calcext:value-type="string">
            <text:p>*</text:p>
          </table:table-cell>
          <table:table-cell table:formula="of:=IF([.B426]=[.E426]; &quot;&quot;; [.E426]-[.B426])" office:value-type="float" office:value="80" calcext:value-type="float">
            <text:p>80</text:p>
          </table:table-cell>
          <table:table-cell table:formula="of:=IF([.B426]=[.E426]; &quot;&quot;; (([.E426]-[.B426])/[.B426])*100)" office:value-type="float" office:value="0.477099236641221" calcext:value-type="float">
            <text:p>0.477099236641221</text:p>
          </table:table-cell>
          <table:table-cell table:number-columns-repeated="2"/>
          <table:table-cell office:value-type="string" calcext:value-type="string">
            <text:p>test_contracts/storage_enum_contract</text:p>
          </table:table-cell>
          <table:table-cell office:value-type="float" office:value="16848" calcext:value-type="float">
            <text:p>16848</text:p>
          </table:table-cell>
          <table:table-cell/>
          <table:table-cell table:formula="of:=[.D426]=[.M426]" office:value-type="boolean" office:boolean-value="true" calcext:value-type="boolean">
            <text:p>TRUE</text:p>
          </table:table-cell>
          <table:table-cell table:formula="of:=IF([.E426]=[.N426]; &quot;&quot;; &quot;*&quot;)">
            <text:p/>
          </table:table-cell>
          <table:table-cell table:formula="of:=IF([.E426]=[.N426]; &quot;&quot;; [.E426]-[.N426])">
            <text:p/>
          </table:table-cell>
          <table:table-cell table:formula="of:=IF([.E426]=[.N426]; &quot;&quot;; (([.N426]-[.E426])/[.E426])*100)">
            <text:p/>
          </table:table-cell>
          <table:table-cell/>
          <table:table-cell office:value-type="string" calcext:value-type="string">
            <text:p>test_contracts/storage_enum_contract</text:p>
          </table:table-cell>
          <table:table-cell office:value-type="float" office:value="16848" calcext:value-type="float">
            <text:p>16848</text:p>
          </table:table-cell>
          <table:table-cell/>
          <table:table-cell table:formula="of:=[.M426]=[.U426]" office:value-type="boolean" office:boolean-value="true" calcext:value-type="boolean">
            <text:p>TRUE</text:p>
          </table:table-cell>
          <table:table-cell table:formula="of:=IF([.N426]=[.V426]; &quot;&quot;; [.V426]-[.N426])">
            <text:p/>
          </table:table-cell>
          <table:table-cell table:formula="of:=IF([.N426]=[.V426]; &quot;&quot;; (([.V426]-[.N426])/[.N426])*100)">
            <text:p/>
          </table:table-cell>
        </table:table-row>
        <table:table-row table:style-name="ro1">
          <table:table-cell office:value-type="string" calcext:value-type="string">
            <text:p>test_contracts/storage_namespace</text:p>
          </table:table-cell>
          <table:table-cell office:value-type="float" office:value="26904" calcext:value-type="float">
            <text:p>26904</text:p>
          </table:table-cell>
          <table:table-cell/>
          <table:table-cell office:value-type="string" calcext:value-type="string">
            <text:p>test_contracts/storage_namespace</text:p>
          </table:table-cell>
          <table:table-cell office:value-type="float" office:value="27096" calcext:value-type="float">
            <text:p>27096</text:p>
          </table:table-cell>
          <table:table-cell/>
          <table:table-cell table:formula="of:=[.A427]=[.D427]" office:value-type="boolean" office:boolean-value="true" calcext:value-type="boolean">
            <text:p>TRUE</text:p>
          </table:table-cell>
          <table:table-cell table:formula="of:=IF([.B427]=[.E427]; &quot;&quot;; &quot;*&quot;)" office:value-type="string" office:string-value="*" calcext:value-type="string">
            <text:p>*</text:p>
          </table:table-cell>
          <table:table-cell table:formula="of:=IF([.B427]=[.E427]; &quot;&quot;; [.E427]-[.B427])" office:value-type="float" office:value="192" calcext:value-type="float">
            <text:p>192</text:p>
          </table:table-cell>
          <table:table-cell table:formula="of:=IF([.B427]=[.E427]; &quot;&quot;; (([.E427]-[.B427])/[.B427])*100)" office:value-type="float" office:value="0.713648528099911" calcext:value-type="float">
            <text:p>0.713648528099911</text:p>
          </table:table-cell>
          <table:table-cell table:number-columns-repeated="2"/>
          <table:table-cell office:value-type="string" calcext:value-type="string">
            <text:p>test_contracts/storage_namespace</text:p>
          </table:table-cell>
          <table:table-cell office:value-type="float" office:value="27096" calcext:value-type="float">
            <text:p>27096</text:p>
          </table:table-cell>
          <table:table-cell/>
          <table:table-cell table:formula="of:=[.D427]=[.M427]" office:value-type="boolean" office:boolean-value="true" calcext:value-type="boolean">
            <text:p>TRUE</text:p>
          </table:table-cell>
          <table:table-cell table:formula="of:=IF([.E427]=[.N427]; &quot;&quot;; &quot;*&quot;)">
            <text:p/>
          </table:table-cell>
          <table:table-cell table:formula="of:=IF([.E427]=[.N427]; &quot;&quot;; [.E427]-[.N427])">
            <text:p/>
          </table:table-cell>
          <table:table-cell table:formula="of:=IF([.E427]=[.N427]; &quot;&quot;; (([.N427]-[.E427])/[.E427])*100)">
            <text:p/>
          </table:table-cell>
          <table:table-cell/>
          <table:table-cell office:value-type="string" calcext:value-type="string">
            <text:p>test_contracts/storage_namespace</text:p>
          </table:table-cell>
          <table:table-cell office:value-type="float" office:value="27096" calcext:value-type="float">
            <text:p>27096</text:p>
          </table:table-cell>
          <table:table-cell/>
          <table:table-cell table:formula="of:=[.M427]=[.U427]" office:value-type="boolean" office:boolean-value="true" calcext:value-type="boolean">
            <text:p>TRUE</text:p>
          </table:table-cell>
          <table:table-cell table:formula="of:=IF([.N427]=[.V427]; &quot;&quot;; [.V427]-[.N427])">
            <text:p/>
          </table:table-cell>
          <table:table-cell table:formula="of:=IF([.N427]=[.V427]; &quot;&quot;; (([.V427]-[.N427])/[.N427])*100)">
            <text:p/>
          </table:table-cell>
        </table:table-row>
        <table:table-row table:style-name="ro1">
          <table:table-cell office:value-type="string" calcext:value-type="string">
            <text:p>test_contracts/test_fuel_coin_contract</text:p>
          </table:table-cell>
          <table:table-cell office:value-type="float" office:value="1128" calcext:value-type="float">
            <text:p>1128</text:p>
          </table:table-cell>
          <table:table-cell/>
          <table:table-cell office:value-type="string" calcext:value-type="string">
            <text:p>test_contracts/test_fuel_coin_contract</text:p>
          </table:table-cell>
          <table:table-cell office:value-type="float" office:value="1136" calcext:value-type="float">
            <text:p>1136</text:p>
          </table:table-cell>
          <table:table-cell/>
          <table:table-cell table:formula="of:=[.A428]=[.D428]" office:value-type="boolean" office:boolean-value="true" calcext:value-type="boolean">
            <text:p>TRUE</text:p>
          </table:table-cell>
          <table:table-cell table:formula="of:=IF([.B428]=[.E428]; &quot;&quot;; &quot;*&quot;)" office:value-type="string" office:string-value="*" calcext:value-type="string">
            <text:p>*</text:p>
          </table:table-cell>
          <table:table-cell table:formula="of:=IF([.B428]=[.E428]; &quot;&quot;; [.E428]-[.B428])" office:value-type="float" office:value="8" calcext:value-type="float">
            <text:p>8</text:p>
          </table:table-cell>
          <table:table-cell table:formula="of:=IF([.B428]=[.E428]; &quot;&quot;; (([.E428]-[.B428])/[.B428])*100)" office:value-type="float" office:value="0.709219858156028" calcext:value-type="float">
            <text:p>0.709219858156028</text:p>
          </table:table-cell>
          <table:table-cell table:number-columns-repeated="2"/>
          <table:table-cell office:value-type="string" calcext:value-type="string">
            <text:p>test_contracts/test_fuel_coin_contract</text:p>
          </table:table-cell>
          <table:table-cell office:value-type="float" office:value="1136" calcext:value-type="float">
            <text:p>1136</text:p>
          </table:table-cell>
          <table:table-cell/>
          <table:table-cell table:formula="of:=[.D428]=[.M428]" office:value-type="boolean" office:boolean-value="true" calcext:value-type="boolean">
            <text:p>TRUE</text:p>
          </table:table-cell>
          <table:table-cell table:formula="of:=IF([.E428]=[.N428]; &quot;&quot;; &quot;*&quot;)">
            <text:p/>
          </table:table-cell>
          <table:table-cell table:formula="of:=IF([.E428]=[.N428]; &quot;&quot;; [.E428]-[.N428])">
            <text:p/>
          </table:table-cell>
          <table:table-cell table:formula="of:=IF([.E428]=[.N428]; &quot;&quot;; (([.N428]-[.E428])/[.E428])*100)">
            <text:p/>
          </table:table-cell>
          <table:table-cell/>
          <table:table-cell office:value-type="string" calcext:value-type="string">
            <text:p>test_contracts/test_fuel_coin_contract</text:p>
          </table:table-cell>
          <table:table-cell office:value-type="float" office:value="1136" calcext:value-type="float">
            <text:p>1136</text:p>
          </table:table-cell>
          <table:table-cell/>
          <table:table-cell table:formula="of:=[.M428]=[.U428]" office:value-type="boolean" office:boolean-value="true" calcext:value-type="boolean">
            <text:p>TRUE</text:p>
          </table:table-cell>
          <table:table-cell table:formula="of:=IF([.N428]=[.V428]; &quot;&quot;; [.V428]-[.N428])">
            <text:p/>
          </table:table-cell>
          <table:table-cell table:formula="of:=IF([.N428]=[.V428]; &quot;&quot;; (([.V428]-[.N428])/[.N428])*100)">
            <text:p/>
          </table:table-cell>
        </table:table-row>
        <table:table-row table:style-name="ro1">
          <table:table-cell office:value-type="string" calcext:value-type="string">
            <text:p>unit_tests/aggr_indexing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string" calcext:value-type="string">
            <text:p>unit_tests/aggr_indexing</text:p>
          </table:table-cell>
          <table:table-cell office:value-type="float" office:value="896" calcext:value-type="float">
            <text:p>896</text:p>
          </table:table-cell>
          <table:table-cell/>
          <table:table-cell table:formula="of:=[.A429]=[.D429]" office:value-type="boolean" office:boolean-value="true" calcext:value-type="boolean">
            <text:p>TRUE</text:p>
          </table:table-cell>
          <table:table-cell table:formula="of:=IF([.B429]=[.E429]; &quot;&quot;; &quot;*&quot;)">
            <text:p/>
          </table:table-cell>
          <table:table-cell table:formula="of:=IF([.B429]=[.E429]; &quot;&quot;; [.E429]-[.B429])">
            <text:p/>
          </table:table-cell>
          <table:table-cell table:formula="of:=IF([.B429]=[.E429]; &quot;&quot;; (([.E429]-[.B429])/[.B429])*100)">
            <text:p/>
          </table:table-cell>
          <table:table-cell table:number-columns-repeated="2"/>
          <table:table-cell office:value-type="string" calcext:value-type="string">
            <text:p>unit_tests/aggr_indexing</text:p>
          </table:table-cell>
          <table:table-cell office:value-type="float" office:value="896" calcext:value-type="float">
            <text:p>896</text:p>
          </table:table-cell>
          <table:table-cell/>
          <table:table-cell table:formula="of:=[.D429]=[.M429]" office:value-type="boolean" office:boolean-value="true" calcext:value-type="boolean">
            <text:p>TRUE</text:p>
          </table:table-cell>
          <table:table-cell table:formula="of:=IF([.E429]=[.N429]; &quot;&quot;; &quot;*&quot;)">
            <text:p/>
          </table:table-cell>
          <table:table-cell table:formula="of:=IF([.E429]=[.N429]; &quot;&quot;; [.E429]-[.N429])">
            <text:p/>
          </table:table-cell>
          <table:table-cell table:formula="of:=IF([.E429]=[.N429]; &quot;&quot;; (([.N429]-[.E429])/[.E429])*100)">
            <text:p/>
          </table:table-cell>
          <table:table-cell/>
          <table:table-cell office:value-type="string" calcext:value-type="string">
            <text:p>unit_tests/aggr_indexing</text:p>
          </table:table-cell>
          <table:table-cell office:value-type="float" office:value="896" calcext:value-type="float">
            <text:p>896</text:p>
          </table:table-cell>
          <table:table-cell/>
          <table:table-cell table:formula="of:=[.M429]=[.U429]" office:value-type="boolean" office:boolean-value="true" calcext:value-type="boolean">
            <text:p>TRUE</text:p>
          </table:table-cell>
          <table:table-cell table:formula="of:=IF([.N429]=[.V429]; &quot;&quot;; [.V429]-[.N429])">
            <text:p/>
          </table:table-cell>
          <table:table-cell table:formula="of:=IF([.N429]=[.V429]; &quot;&quot;; (([.V429]-[.N429])/[.N429])*100)">
            <text:p/>
          </table:table-cell>
        </table:table-row>
        <table:table-row table:style-name="ro1">
          <table:table-cell office:value-type="string" calcext:value-type="string">
            <text:p>unit_tests/contract-multi-contract-call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unit_tests/contract-multi-contract-calls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430]=[.D430]" office:value-type="boolean" office:boolean-value="true" calcext:value-type="boolean">
            <text:p>TRUE</text:p>
          </table:table-cell>
          <table:table-cell table:formula="of:=IF([.B430]=[.E430]; &quot;&quot;; &quot;*&quot;)">
            <text:p/>
          </table:table-cell>
          <table:table-cell table:formula="of:=IF([.B430]=[.E430]; &quot;&quot;; [.E430]-[.B430])">
            <text:p/>
          </table:table-cell>
          <table:table-cell table:formula="of:=IF([.B430]=[.E430]; &quot;&quot;; (([.E430]-[.B430])/[.B430])*100)">
            <text:p/>
          </table:table-cell>
          <table:table-cell table:number-columns-repeated="2"/>
          <table:table-cell office:value-type="string" calcext:value-type="string">
            <text:p>unit_tests/contract-multi-contract-calls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D430]=[.M430]" office:value-type="boolean" office:boolean-value="true" calcext:value-type="boolean">
            <text:p>TRUE</text:p>
          </table:table-cell>
          <table:table-cell table:formula="of:=IF([.E430]=[.N430]; &quot;&quot;; &quot;*&quot;)">
            <text:p/>
          </table:table-cell>
          <table:table-cell table:formula="of:=IF([.E430]=[.N430]; &quot;&quot;; [.E430]-[.N430])">
            <text:p/>
          </table:table-cell>
          <table:table-cell table:formula="of:=IF([.E430]=[.N430]; &quot;&quot;; (([.N430]-[.E430])/[.E430])*100)">
            <text:p/>
          </table:table-cell>
          <table:table-cell/>
          <table:table-cell office:value-type="string" calcext:value-type="string">
            <text:p>unit_tests/contract-multi-contract-calls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M430]=[.U430]" office:value-type="boolean" office:boolean-value="true" calcext:value-type="boolean">
            <text:p>TRUE</text:p>
          </table:table-cell>
          <table:table-cell table:formula="of:=IF([.N430]=[.V430]; &quot;&quot;; [.V430]-[.N430])">
            <text:p/>
          </table:table-cell>
          <table:table-cell table:formula="of:=IF([.N430]=[.V430]; &quot;&quot;; (([.V430]-[.N430])/[.N430])*100)">
            <text:p/>
          </table:table-cell>
        </table:table-row>
        <table:table-row table:style-name="ro1">
          <table:table-cell office:value-type="string" calcext:value-type="string">
            <text:p>unit_tests/contract_with_nested_libs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unit_tests/contract_with_nested_libs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A431]=[.D431]" office:value-type="boolean" office:boolean-value="true" calcext:value-type="boolean">
            <text:p>TRUE</text:p>
          </table:table-cell>
          <table:table-cell table:formula="of:=IF([.B431]=[.E431]; &quot;&quot;; &quot;*&quot;)">
            <text:p/>
          </table:table-cell>
          <table:table-cell table:formula="of:=IF([.B431]=[.E431]; &quot;&quot;; [.E431]-[.B431])">
            <text:p/>
          </table:table-cell>
          <table:table-cell table:formula="of:=IF([.B431]=[.E431]; &quot;&quot;; (([.E431]-[.B431])/[.B431])*100)">
            <text:p/>
          </table:table-cell>
          <table:table-cell table:number-columns-repeated="2"/>
          <table:table-cell office:value-type="string" calcext:value-type="string">
            <text:p>unit_tests/contract_with_nested_libs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D431]=[.M431]" office:value-type="boolean" office:boolean-value="true" calcext:value-type="boolean">
            <text:p>TRUE</text:p>
          </table:table-cell>
          <table:table-cell table:formula="of:=IF([.E431]=[.N431]; &quot;&quot;; &quot;*&quot;)">
            <text:p/>
          </table:table-cell>
          <table:table-cell table:formula="of:=IF([.E431]=[.N431]; &quot;&quot;; [.E431]-[.N431])">
            <text:p/>
          </table:table-cell>
          <table:table-cell table:formula="of:=IF([.E431]=[.N431]; &quot;&quot;; (([.N431]-[.E431])/[.E431])*100)">
            <text:p/>
          </table:table-cell>
          <table:table-cell/>
          <table:table-cell office:value-type="string" calcext:value-type="string">
            <text:p>unit_tests/contract_with_nested_libs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M431]=[.U431]" office:value-type="boolean" office:boolean-value="true" calcext:value-type="boolean">
            <text:p>TRUE</text:p>
          </table:table-cell>
          <table:table-cell table:formula="of:=IF([.N431]=[.V431]; &quot;&quot;; [.V431]-[.N431])">
            <text:p/>
          </table:table-cell>
          <table:table-cell table:formula="of:=IF([.N431]=[.V431]; &quot;&quot;; (([.V431]-[.N431])/[.N431])*100)">
            <text:p/>
          </table:table-cell>
        </table:table-row>
        <table:table-row table:style-name="ro1">
          <table:table-cell office:value-type="string" calcext:value-type="string">
            <text:p>unit_tests/lib_multi_test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unit_tests/lib_multi_test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432]=[.D432]" office:value-type="boolean" office:boolean-value="true" calcext:value-type="boolean">
            <text:p>TRUE</text:p>
          </table:table-cell>
          <table:table-cell table:formula="of:=IF([.B432]=[.E432]; &quot;&quot;; &quot;*&quot;)">
            <text:p/>
          </table:table-cell>
          <table:table-cell table:formula="of:=IF([.B432]=[.E432]; &quot;&quot;; [.E432]-[.B432])">
            <text:p/>
          </table:table-cell>
          <table:table-cell table:formula="of:=IF([.B432]=[.E432]; &quot;&quot;; (([.E432]-[.B432])/[.B432])*100)">
            <text:p/>
          </table:table-cell>
          <table:table-cell table:number-columns-repeated="2"/>
          <table:table-cell office:value-type="string" calcext:value-type="string">
            <text:p>unit_tests/lib_multi_test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D432]=[.M432]" office:value-type="boolean" office:boolean-value="true" calcext:value-type="boolean">
            <text:p>TRUE</text:p>
          </table:table-cell>
          <table:table-cell table:formula="of:=IF([.E432]=[.N432]; &quot;&quot;; &quot;*&quot;)">
            <text:p/>
          </table:table-cell>
          <table:table-cell table:formula="of:=IF([.E432]=[.N432]; &quot;&quot;; [.E432]-[.N432])">
            <text:p/>
          </table:table-cell>
          <table:table-cell table:formula="of:=IF([.E432]=[.N432]; &quot;&quot;; (([.N432]-[.E432])/[.E432])*100)">
            <text:p/>
          </table:table-cell>
          <table:table-cell/>
          <table:table-cell office:value-type="string" calcext:value-type="string">
            <text:p>unit_tests/lib_multi_test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M432]=[.U432]" office:value-type="boolean" office:boolean-value="true" calcext:value-type="boolean">
            <text:p>TRUE</text:p>
          </table:table-cell>
          <table:table-cell table:formula="of:=IF([.N432]=[.V432]; &quot;&quot;; [.V432]-[.N432])">
            <text:p/>
          </table:table-cell>
          <table:table-cell table:formula="of:=IF([.N432]=[.V432]; &quot;&quot;; (([.V432]-[.N432])/[.N432])*100)">
            <text:p/>
          </table:table-cell>
        </table:table-row>
        <table:table-row table:style-name="ro1">
          <table:table-cell office:value-type="string" calcext:value-type="string">
            <text:p>unit_tests/lib_single_test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unit_tests/lib_single_test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A433]=[.D433]" office:value-type="boolean" office:boolean-value="true" calcext:value-type="boolean">
            <text:p>TRUE</text:p>
          </table:table-cell>
          <table:table-cell table:formula="of:=IF([.B433]=[.E433]; &quot;&quot;; &quot;*&quot;)">
            <text:p/>
          </table:table-cell>
          <table:table-cell table:formula="of:=IF([.B433]=[.E433]; &quot;&quot;; [.E433]-[.B433])">
            <text:p/>
          </table:table-cell>
          <table:table-cell table:formula="of:=IF([.B433]=[.E433]; &quot;&quot;; (([.E433]-[.B433])/[.B433])*100)">
            <text:p/>
          </table:table-cell>
          <table:table-cell table:number-columns-repeated="2"/>
          <table:table-cell office:value-type="string" calcext:value-type="string">
            <text:p>unit_tests/lib_single_test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D433]=[.M433]" office:value-type="boolean" office:boolean-value="true" calcext:value-type="boolean">
            <text:p>TRUE</text:p>
          </table:table-cell>
          <table:table-cell table:formula="of:=IF([.E433]=[.N433]; &quot;&quot;; &quot;*&quot;)">
            <text:p/>
          </table:table-cell>
          <table:table-cell table:formula="of:=IF([.E433]=[.N433]; &quot;&quot;; [.E433]-[.N433])">
            <text:p/>
          </table:table-cell>
          <table:table-cell table:formula="of:=IF([.E433]=[.N433]; &quot;&quot;; (([.N433]-[.E433])/[.E433])*100)">
            <text:p/>
          </table:table-cell>
          <table:table-cell/>
          <table:table-cell office:value-type="string" calcext:value-type="string">
            <text:p>unit_tests/lib_single_test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M433]=[.U433]" office:value-type="boolean" office:boolean-value="true" calcext:value-type="boolean">
            <text:p>TRUE</text:p>
          </table:table-cell>
          <table:table-cell table:formula="of:=IF([.N433]=[.V433]; &quot;&quot;; [.V433]-[.N433])">
            <text:p/>
          </table:table-cell>
          <table:table-cell table:formula="of:=IF([.N433]=[.V433]; &quot;&quot;; (([.V433]-[.N433])/[.N433])*100)">
            <text:p/>
          </table:table-cell>
        </table:table-row>
        <table:table-row table:style-name="ro1">
          <table:table-cell office:value-type="string" calcext:value-type="string">
            <text:p>unit_tests/nested_libs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unit_tests/nested_libs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A434]=[.D434]" office:value-type="boolean" office:boolean-value="true" calcext:value-type="boolean">
            <text:p>TRUE</text:p>
          </table:table-cell>
          <table:table-cell table:formula="of:=IF([.B434]=[.E434]; &quot;&quot;; &quot;*&quot;)">
            <text:p/>
          </table:table-cell>
          <table:table-cell table:formula="of:=IF([.B434]=[.E434]; &quot;&quot;; [.E434]-[.B434])">
            <text:p/>
          </table:table-cell>
          <table:table-cell table:formula="of:=IF([.B434]=[.E434]; &quot;&quot;; (([.E434]-[.B434])/[.B434])*100)">
            <text:p/>
          </table:table-cell>
          <table:table-cell table:number-columns-repeated="2"/>
          <table:table-cell office:value-type="string" calcext:value-type="string">
            <text:p>unit_tests/nested_libs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D434]=[.M434]" office:value-type="boolean" office:boolean-value="true" calcext:value-type="boolean">
            <text:p>TRUE</text:p>
          </table:table-cell>
          <table:table-cell table:formula="of:=IF([.E434]=[.N434]; &quot;&quot;; &quot;*&quot;)">
            <text:p/>
          </table:table-cell>
          <table:table-cell table:formula="of:=IF([.E434]=[.N434]; &quot;&quot;; [.E434]-[.N434])">
            <text:p/>
          </table:table-cell>
          <table:table-cell table:formula="of:=IF([.E434]=[.N434]; &quot;&quot;; (([.N434]-[.E434])/[.E434])*100)">
            <text:p/>
          </table:table-cell>
          <table:table-cell/>
          <table:table-cell office:value-type="string" calcext:value-type="string">
            <text:p>unit_tests/nested_libs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M434]=[.U434]" office:value-type="boolean" office:boolean-value="true" calcext:value-type="boolean">
            <text:p>TRUE</text:p>
          </table:table-cell>
          <table:table-cell table:formula="of:=IF([.N434]=[.V434]; &quot;&quot;; [.V434]-[.N434])">
            <text:p/>
          </table:table-cell>
          <table:table-cell table:formula="of:=IF([.N434]=[.V434]; &quot;&quot;; (([.V434]-[.N434])/[.N434])*100)">
            <text:p/>
          </table:table-cell>
        </table:table-row>
        <table:table-row table:style-name="ro1">
          <table:table-cell office:value-type="string" calcext:value-type="string">
            <text:p>unit_tests/predicate_multi_test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string" calcext:value-type="string">
            <text:p>unit_tests/predicate_multi_test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[.A435]=[.D435]" office:value-type="boolean" office:boolean-value="true" calcext:value-type="boolean">
            <text:p>TRUE</text:p>
          </table:table-cell>
          <table:table-cell table:formula="of:=IF([.B435]=[.E435]; &quot;&quot;; &quot;*&quot;)">
            <text:p/>
          </table:table-cell>
          <table:table-cell table:formula="of:=IF([.B435]=[.E435]; &quot;&quot;; [.E435]-[.B435])">
            <text:p/>
          </table:table-cell>
          <table:table-cell table:formula="of:=IF([.B435]=[.E435]; &quot;&quot;; (([.E435]-[.B435])/[.B435])*100)">
            <text:p/>
          </table:table-cell>
          <table:table-cell table:number-columns-repeated="2"/>
          <table:table-cell office:value-type="string" calcext:value-type="string">
            <text:p>unit_tests/predicate_multi_test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[.D435]=[.M435]" office:value-type="boolean" office:boolean-value="true" calcext:value-type="boolean">
            <text:p>TRUE</text:p>
          </table:table-cell>
          <table:table-cell table:formula="of:=IF([.E435]=[.N435]; &quot;&quot;; &quot;*&quot;)">
            <text:p/>
          </table:table-cell>
          <table:table-cell table:formula="of:=IF([.E435]=[.N435]; &quot;&quot;; [.E435]-[.N435])">
            <text:p/>
          </table:table-cell>
          <table:table-cell table:formula="of:=IF([.E435]=[.N435]; &quot;&quot;; (([.N435]-[.E435])/[.E435])*100)">
            <text:p/>
          </table:table-cell>
          <table:table-cell/>
          <table:table-cell office:value-type="string" calcext:value-type="string">
            <text:p>unit_tests/predicate_multi_test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[.M435]=[.U435]" office:value-type="boolean" office:boolean-value="true" calcext:value-type="boolean">
            <text:p>TRUE</text:p>
          </table:table-cell>
          <table:table-cell table:formula="of:=IF([.N435]=[.V435]; &quot;&quot;; [.V435]-[.N435])">
            <text:p/>
          </table:table-cell>
          <table:table-cell table:formula="of:=IF([.N435]=[.V435]; &quot;&quot;; (([.V435]-[.N435])/[.N435])*100)">
            <text:p/>
          </table:table-cell>
        </table:table-row>
        <table:table-row table:style-name="ro1">
          <table:table-cell office:value-type="string" calcext:value-type="string">
            <text:p>unit_tests/predicate_with_nested_libs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unit_tests/predicate_with_nested_libs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A436]=[.D436]" office:value-type="boolean" office:boolean-value="true" calcext:value-type="boolean">
            <text:p>TRUE</text:p>
          </table:table-cell>
          <table:table-cell table:formula="of:=IF([.B436]=[.E436]; &quot;&quot;; &quot;*&quot;)">
            <text:p/>
          </table:table-cell>
          <table:table-cell table:formula="of:=IF([.B436]=[.E436]; &quot;&quot;; [.E436]-[.B436])">
            <text:p/>
          </table:table-cell>
          <table:table-cell table:formula="of:=IF([.B436]=[.E436]; &quot;&quot;; (([.E436]-[.B436])/[.B436])*100)">
            <text:p/>
          </table:table-cell>
          <table:table-cell table:number-columns-repeated="2"/>
          <table:table-cell office:value-type="string" calcext:value-type="string">
            <text:p>unit_tests/predicate_with_nested_libs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D436]=[.M436]" office:value-type="boolean" office:boolean-value="true" calcext:value-type="boolean">
            <text:p>TRUE</text:p>
          </table:table-cell>
          <table:table-cell table:formula="of:=IF([.E436]=[.N436]; &quot;&quot;; &quot;*&quot;)">
            <text:p/>
          </table:table-cell>
          <table:table-cell table:formula="of:=IF([.E436]=[.N436]; &quot;&quot;; [.E436]-[.N436])">
            <text:p/>
          </table:table-cell>
          <table:table-cell table:formula="of:=IF([.E436]=[.N436]; &quot;&quot;; (([.N436]-[.E436])/[.E436])*100)">
            <text:p/>
          </table:table-cell>
          <table:table-cell/>
          <table:table-cell office:value-type="string" calcext:value-type="string">
            <text:p>unit_tests/predicate_with_nested_libs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M436]=[.U436]" office:value-type="boolean" office:boolean-value="true" calcext:value-type="boolean">
            <text:p>TRUE</text:p>
          </table:table-cell>
          <table:table-cell table:formula="of:=IF([.N436]=[.V436]; &quot;&quot;; [.V436]-[.N436])">
            <text:p/>
          </table:table-cell>
          <table:table-cell table:formula="of:=IF([.N436]=[.V436]; &quot;&quot;; (([.V436]-[.N436])/[.N436])*100)">
            <text:p/>
          </table:table-cell>
        </table:table-row>
        <table:table-row table:style-name="ro1">
          <table:table-cell office:value-type="string" calcext:value-type="string">
            <text:p>unit_tests/regalloc_spill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string" calcext:value-type="string">
            <text:p>unit_tests/regalloc_spill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[.A437]=[.D437]" office:value-type="boolean" office:boolean-value="true" calcext:value-type="boolean">
            <text:p>TRUE</text:p>
          </table:table-cell>
          <table:table-cell table:formula="of:=IF([.B437]=[.E437]; &quot;&quot;; &quot;*&quot;)">
            <text:p/>
          </table:table-cell>
          <table:table-cell table:formula="of:=IF([.B437]=[.E437]; &quot;&quot;; [.E437]-[.B437])">
            <text:p/>
          </table:table-cell>
          <table:table-cell table:formula="of:=IF([.B437]=[.E437]; &quot;&quot;; (([.E437]-[.B437])/[.B437])*100)">
            <text:p/>
          </table:table-cell>
          <table:table-cell table:number-columns-repeated="2"/>
          <table:table-cell office:value-type="string" calcext:value-type="string">
            <text:p>unit_tests/regalloc_spill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[.D437]=[.M437]" office:value-type="boolean" office:boolean-value="true" calcext:value-type="boolean">
            <text:p>TRUE</text:p>
          </table:table-cell>
          <table:table-cell table:formula="of:=IF([.E437]=[.N437]; &quot;&quot;; &quot;*&quot;)">
            <text:p/>
          </table:table-cell>
          <table:table-cell table:formula="of:=IF([.E437]=[.N437]; &quot;&quot;; [.E437]-[.N437])">
            <text:p/>
          </table:table-cell>
          <table:table-cell table:formula="of:=IF([.E437]=[.N437]; &quot;&quot;; (([.N437]-[.E437])/[.E437])*100)">
            <text:p/>
          </table:table-cell>
          <table:table-cell/>
          <table:table-cell office:value-type="string" calcext:value-type="string">
            <text:p>unit_tests/regalloc_spill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[.M437]=[.U437]" office:value-type="boolean" office:boolean-value="true" calcext:value-type="boolean">
            <text:p>TRUE</text:p>
          </table:table-cell>
          <table:table-cell table:formula="of:=IF([.N437]=[.V437]; &quot;&quot;; [.V437]-[.N437])">
            <text:p/>
          </table:table-cell>
          <table:table-cell table:formula="of:=IF([.N437]=[.V437]; &quot;&quot;; (([.V437]-[.N437])/[.N437])*100)">
            <text:p/>
          </table:table-cell>
        </table:table-row>
        <table:table-row table:style-name="ro1">
          <table:table-cell office:value-type="string" calcext:value-type="string">
            <text:p>unit_tests/script-contract-call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unit_tests/script-contract-calls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438]=[.D438]" office:value-type="boolean" office:boolean-value="true" calcext:value-type="boolean">
            <text:p>TRUE</text:p>
          </table:table-cell>
          <table:table-cell table:formula="of:=IF([.B438]=[.E438]; &quot;&quot;; &quot;*&quot;)">
            <text:p/>
          </table:table-cell>
          <table:table-cell table:formula="of:=IF([.B438]=[.E438]; &quot;&quot;; [.E438]-[.B438])">
            <text:p/>
          </table:table-cell>
          <table:table-cell table:formula="of:=IF([.B438]=[.E438]; &quot;&quot;; (([.E438]-[.B438])/[.B438])*100)">
            <text:p/>
          </table:table-cell>
          <table:table-cell table:number-columns-repeated="2"/>
          <table:table-cell office:value-type="string" calcext:value-type="string">
            <text:p>unit_tests/script-contract-calls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D438]=[.M438]" office:value-type="boolean" office:boolean-value="true" calcext:value-type="boolean">
            <text:p>TRUE</text:p>
          </table:table-cell>
          <table:table-cell table:formula="of:=IF([.E438]=[.N438]; &quot;&quot;; &quot;*&quot;)">
            <text:p/>
          </table:table-cell>
          <table:table-cell table:formula="of:=IF([.E438]=[.N438]; &quot;&quot;; [.E438]-[.N438])">
            <text:p/>
          </table:table-cell>
          <table:table-cell table:formula="of:=IF([.E438]=[.N438]; &quot;&quot;; (([.N438]-[.E438])/[.E438])*100)">
            <text:p/>
          </table:table-cell>
          <table:table-cell/>
          <table:table-cell office:value-type="string" calcext:value-type="string">
            <text:p>unit_tests/script-contract-calls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M438]=[.U438]" office:value-type="boolean" office:boolean-value="true" calcext:value-type="boolean">
            <text:p>TRUE</text:p>
          </table:table-cell>
          <table:table-cell table:formula="of:=IF([.N438]=[.V438]; &quot;&quot;; [.V438]-[.N438])">
            <text:p/>
          </table:table-cell>
          <table:table-cell table:formula="of:=IF([.N438]=[.V438]; &quot;&quot;; (([.V438]-[.N438])/[.N438])*100)">
            <text:p/>
          </table:table-cell>
        </table:table-row>
        <table:table-row table:style-name="ro1">
          <table:table-cell office:value-type="string" calcext:value-type="string">
            <text:p>unit_tests/script_multi_test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unit_tests/script_multi_test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[.A439]=[.D439]" office:value-type="boolean" office:boolean-value="true" calcext:value-type="boolean">
            <text:p>TRUE</text:p>
          </table:table-cell>
          <table:table-cell table:formula="of:=IF([.B439]=[.E439]; &quot;&quot;; &quot;*&quot;)">
            <text:p/>
          </table:table-cell>
          <table:table-cell table:formula="of:=IF([.B439]=[.E439]; &quot;&quot;; [.E439]-[.B439])">
            <text:p/>
          </table:table-cell>
          <table:table-cell table:formula="of:=IF([.B439]=[.E439]; &quot;&quot;; (([.E439]-[.B439])/[.B439])*100)">
            <text:p/>
          </table:table-cell>
          <table:table-cell table:number-columns-repeated="2"/>
          <table:table-cell office:value-type="string" calcext:value-type="string">
            <text:p>unit_tests/script_multi_test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[.D439]=[.M439]" office:value-type="boolean" office:boolean-value="true" calcext:value-type="boolean">
            <text:p>TRUE</text:p>
          </table:table-cell>
          <table:table-cell table:formula="of:=IF([.E439]=[.N439]; &quot;&quot;; &quot;*&quot;)">
            <text:p/>
          </table:table-cell>
          <table:table-cell table:formula="of:=IF([.E439]=[.N439]; &quot;&quot;; [.E439]-[.N439])">
            <text:p/>
          </table:table-cell>
          <table:table-cell table:formula="of:=IF([.E439]=[.N439]; &quot;&quot;; (([.N439]-[.E439])/[.E439])*100)">
            <text:p/>
          </table:table-cell>
          <table:table-cell/>
          <table:table-cell office:value-type="string" calcext:value-type="string">
            <text:p>unit_tests/script_multi_test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[.M439]=[.U439]" office:value-type="boolean" office:boolean-value="true" calcext:value-type="boolean">
            <text:p>TRUE</text:p>
          </table:table-cell>
          <table:table-cell table:formula="of:=IF([.N439]=[.V439]; &quot;&quot;; [.V439]-[.N439])">
            <text:p/>
          </table:table-cell>
          <table:table-cell table:formula="of:=IF([.N439]=[.V439]; &quot;&quot;; (([.V439]-[.N439])/[.N439])*100)">
            <text:p/>
          </table:table-cell>
        </table:table-row>
        <table:table-row table:style-name="ro1">
          <table:table-cell office:value-type="string" calcext:value-type="string">
            <text:p>unit_tests/script_with_nested_libs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unit_tests/script_with_nested_libs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440]=[.D440]" office:value-type="boolean" office:boolean-value="true" calcext:value-type="boolean">
            <text:p>TRUE</text:p>
          </table:table-cell>
          <table:table-cell table:formula="of:=IF([.B440]=[.E440]; &quot;&quot;; &quot;*&quot;)">
            <text:p/>
          </table:table-cell>
          <table:table-cell table:formula="of:=IF([.B440]=[.E440]; &quot;&quot;; [.E440]-[.B440])">
            <text:p/>
          </table:table-cell>
          <table:table-cell table:formula="of:=IF([.B440]=[.E440]; &quot;&quot;; (([.E440]-[.B440])/[.B440])*100)">
            <text:p/>
          </table:table-cell>
          <table:table-cell table:number-columns-repeated="2"/>
          <table:table-cell office:value-type="string" calcext:value-type="string">
            <text:p>unit_tests/script_with_nested_libs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D440]=[.M440]" office:value-type="boolean" office:boolean-value="true" calcext:value-type="boolean">
            <text:p>TRUE</text:p>
          </table:table-cell>
          <table:table-cell table:formula="of:=IF([.E440]=[.N440]; &quot;&quot;; &quot;*&quot;)">
            <text:p/>
          </table:table-cell>
          <table:table-cell table:formula="of:=IF([.E440]=[.N440]; &quot;&quot;; [.E440]-[.N440])">
            <text:p/>
          </table:table-cell>
          <table:table-cell table:formula="of:=IF([.E440]=[.N440]; &quot;&quot;; (([.N440]-[.E440])/[.E440])*100)">
            <text:p/>
          </table:table-cell>
          <table:table-cell/>
          <table:table-cell office:value-type="string" calcext:value-type="string">
            <text:p>unit_tests/script_with_nested_libs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M440]=[.U440]" office:value-type="boolean" office:boolean-value="true" calcext:value-type="boolean">
            <text:p>TRUE</text:p>
          </table:table-cell>
          <table:table-cell table:formula="of:=IF([.N440]=[.V440]; &quot;&quot;; [.V440]-[.N440])">
            <text:p/>
          </table:table-cell>
          <table:table-cell table:formula="of:=IF([.N440]=[.V440]; &quot;&quot;; (([.V440]-[.N440])/[.N440])*100)">
            <text:p/>
          </table:table-cell>
        </table:table-row>
        <table:table-row table:style-name="ro1">
          <table:table-cell office:value-type="string" calcext:value-type="string">
            <text:p>unit_tests/should_revert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unit_tests/should_revert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A441]=[.D441]" office:value-type="boolean" office:boolean-value="true" calcext:value-type="boolean">
            <text:p>TRUE</text:p>
          </table:table-cell>
          <table:table-cell table:formula="of:=IF([.B441]=[.E441]; &quot;&quot;; &quot;*&quot;)">
            <text:p/>
          </table:table-cell>
          <table:table-cell table:formula="of:=IF([.B441]=[.E441]; &quot;&quot;; [.E441]-[.B441])">
            <text:p/>
          </table:table-cell>
          <table:table-cell table:formula="of:=IF([.B441]=[.E441]; &quot;&quot;; (([.E441]-[.B441])/[.B441])*100)">
            <text:p/>
          </table:table-cell>
          <table:table-cell table:number-columns-repeated="2"/>
          <table:table-cell office:value-type="string" calcext:value-type="string">
            <text:p>unit_tests/should_revert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D441]=[.M441]" office:value-type="boolean" office:boolean-value="true" calcext:value-type="boolean">
            <text:p>TRUE</text:p>
          </table:table-cell>
          <table:table-cell table:formula="of:=IF([.E441]=[.N441]; &quot;&quot;; &quot;*&quot;)">
            <text:p/>
          </table:table-cell>
          <table:table-cell table:formula="of:=IF([.E441]=[.N441]; &quot;&quot;; [.E441]-[.N441])">
            <text:p/>
          </table:table-cell>
          <table:table-cell table:formula="of:=IF([.E441]=[.N441]; &quot;&quot;; (([.N441]-[.E441])/[.E441])*100)">
            <text:p/>
          </table:table-cell>
          <table:table-cell/>
          <table:table-cell office:value-type="string" calcext:value-type="string">
            <text:p>unit_tests/should_revert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M441]=[.U441]" office:value-type="boolean" office:boolean-value="true" calcext:value-type="boolean">
            <text:p>TRUE</text:p>
          </table:table-cell>
          <table:table-cell table:formula="of:=IF([.N441]=[.V441]; &quot;&quot;; [.V441]-[.N441])">
            <text:p/>
          </table:table-cell>
          <table:table-cell table:formula="of:=IF([.N441]=[.V441]; &quot;&quot;; (([.V441]-[.N441])/[.N441])*100)">
            <text:p/>
          </table:table-cell>
        </table:table-row>
        <table:table-row table:style-name="ro1">
          <table:table-cell office:value-type="string" calcext:value-type="string">
            <text:p>unit_tests/stack_indexing_overflow</text:p>
          </table:table-cell>
          <table:table-cell office:value-type="float" office:value="3816" calcext:value-type="float">
            <text:p>3816</text:p>
          </table:table-cell>
          <table:table-cell/>
          <table:table-cell office:value-type="string" calcext:value-type="string">
            <text:p>unit_tests/stack_indexing_overflow</text:p>
          </table:table-cell>
          <table:table-cell office:value-type="float" office:value="3816" calcext:value-type="float">
            <text:p>3816</text:p>
          </table:table-cell>
          <table:table-cell/>
          <table:table-cell table:formula="of:=[.A442]=[.D442]" office:value-type="boolean" office:boolean-value="true" calcext:value-type="boolean">
            <text:p>TRUE</text:p>
          </table:table-cell>
          <table:table-cell table:formula="of:=IF([.B442]=[.E442]; &quot;&quot;; &quot;*&quot;)">
            <text:p/>
          </table:table-cell>
          <table:table-cell table:formula="of:=IF([.B442]=[.E442]; &quot;&quot;; [.E442]-[.B442])">
            <text:p/>
          </table:table-cell>
          <table:table-cell table:formula="of:=IF([.B442]=[.E442]; &quot;&quot;; (([.E442]-[.B442])/[.B442])*100)">
            <text:p/>
          </table:table-cell>
          <table:table-cell table:number-columns-repeated="2"/>
          <table:table-cell office:value-type="string" calcext:value-type="string">
            <text:p>unit_tests/stack_indexing_overflow</text:p>
          </table:table-cell>
          <table:table-cell office:value-type="float" office:value="3816" calcext:value-type="float">
            <text:p>3816</text:p>
          </table:table-cell>
          <table:table-cell/>
          <table:table-cell table:formula="of:=[.D442]=[.M442]" office:value-type="boolean" office:boolean-value="true" calcext:value-type="boolean">
            <text:p>TRUE</text:p>
          </table:table-cell>
          <table:table-cell table:formula="of:=IF([.E442]=[.N442]; &quot;&quot;; &quot;*&quot;)">
            <text:p/>
          </table:table-cell>
          <table:table-cell table:formula="of:=IF([.E442]=[.N442]; &quot;&quot;; [.E442]-[.N442])">
            <text:p/>
          </table:table-cell>
          <table:table-cell table:formula="of:=IF([.E442]=[.N442]; &quot;&quot;; (([.N442]-[.E442])/[.E442])*100)">
            <text:p/>
          </table:table-cell>
          <table:table-cell/>
          <table:table-cell office:value-type="string" calcext:value-type="string">
            <text:p>unit_tests/stack_indexing_overflow</text:p>
          </table:table-cell>
          <table:table-cell office:value-type="float" office:value="3816" calcext:value-type="float">
            <text:p>3816</text:p>
          </table:table-cell>
          <table:table-cell/>
          <table:table-cell table:formula="of:=[.M442]=[.U442]" office:value-type="boolean" office:boolean-value="true" calcext:value-type="boolean">
            <text:p>TRUE</text:p>
          </table:table-cell>
          <table:table-cell table:formula="of:=IF([.N442]=[.V442]; &quot;&quot;; [.V442]-[.N442])">
            <text:p/>
          </table:table-cell>
          <table:table-cell table:formula="of:=IF([.N442]=[.V442]; &quot;&quot;; (([.V442]-[.N442])/[.N442])*100)">
            <text:p/>
          </table:table-cell>
        </table:table-row>
      </table:table>
      <table:table table:name="2024-06-23-Final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Increase %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blanket_impl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(([.C2]-[.B2])/[.B2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nket_impl_u16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(([.C3]-[.B3])/[.B3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ak_in_strange_positions</text:p>
          </table:table-cell>
          <table:table-cell table:number-columns-repeated="2" office:value-type="float" office:value="520" calcext:value-type="float">
            <text:p>520</text:p>
          </table:table-cell>
          <table:table-cell table:formula="of:=(([.C4]-[.B4])/[.B4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ditional_compilation/run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(([.C5]-[.B5])/[.B5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nue_in_strange_positions</text:p>
          </table:table-cell>
          <table:table-cell table:number-columns-repeated="2" office:value-type="float" office:value="1072" calcext:value-type="float">
            <text:p>1072</text:p>
          </table:table-cell>
          <table:table-cell table:formula="of:=(([.C6]-[.B6])/[.B6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ca/alias_lib</text:p>
          </table:table-cell>
          <table:table-cell table:number-columns-repeated="2" office:value-type="float" office:value="80" calcext:value-type="float">
            <text:p>80</text:p>
          </table:table-cell>
          <table:table-cell table:formula="of:=(([.C7]-[.B7])/[.B7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ca/alias_type_ascription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8]-[.B8])/[.B8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ca/alias_type_ascription_generic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9]-[.B9])/[.B9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ca/alias_unused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10]-[.B10])/[.B10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ca/allow_dead_code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11]-[.B11])/[.B11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ca/all_paths_return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12]-[.B12])/[.B12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ca/constant_decl_expr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(([.C13]-[.B13])/[.B13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ca/constant_struct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(([.C14]-[.B14])/[.B14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ca/constant_while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15]-[.B15])/[.B15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ca/contract/abi_fn_params</text:p>
          </table:table-cell>
          <table:table-cell table:number-columns-repeated="2" office:value-type="float" office:value="112" calcext:value-type="float">
            <text:p>112</text:p>
          </table:table-cell>
          <table:table-cell table:formula="of:=(([.C16]-[.B16])/[.B16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ca/contract/superabi_contract_calls</text:p>
          </table:table-cell>
          <table:table-cell table:number-columns-repeated="2" office:value-type="float" office:value="208" calcext:value-type="float">
            <text:p>208</text:p>
          </table:table-cell>
          <table:table-cell table:formula="of:=(([.C17]-[.B17])/[.B17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ca/contract/unused_struct_field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(([.C18]-[.B18])/[.B18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ca/contract/unused_struct_field_array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(([.C19]-[.B19])/[.B19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ca/contract/unused_struct_field_enum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(([.C20]-[.B20])/[.B20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ca/contract/unused_struct_field_tuple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(([.C21]-[.B21])/[.B21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ca/func_param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22]-[.B22])/[.B22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ca/generic_fn_trait_constraint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23]-[.B23])/[.B23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ca/impl_self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24]-[.B24])/[.B24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ca/impl_self_alias2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25]-[.B25])/[.B25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ca/impl_self_alias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26]-[.B26])/[.B26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ca/impl_trait_multiple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27]-[.B27])/[.B27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ca/impl_trait_single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28]-[.B28])/[.B28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ca/impl_unused_fn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(([.C29]-[.B29])/[.B29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ca/library/fn_params_free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(([.C30]-[.B30])/[.B30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ca/library/fn_params_impl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(([.C31]-[.B31])/[.B31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ca/library/fn_params_trait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(([.C32]-[.B32])/[.B32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ca/library/unused_priv_free_fn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(([.C33]-[.B33])/[.B33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ca/library/unused_pub_free_fn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(([.C34]-[.B34])/[.B34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ca/log_intrinsic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(([.C35]-[.B35])/[.B35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ca/log_stdlib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(([.C36]-[.B36])/[.B36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ca/multiple_enums_same_name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37]-[.B37])/[.B37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ca/multiple_fns_same_name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38]-[.B38])/[.B38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ca/reassignment_lhs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(([.C39]-[.B39])/[.B39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ca/revert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40]-[.B40])/[.B40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ca/struct_field_no_warning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(([.C41]-[.B41])/[.B41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ca/trait_method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42]-[.B42])/[.B42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ca/trait_method_lib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(([.C43]-[.B43])/[.B43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ca/trait_method_neq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(([.C44]-[.B44])/[.B44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ca/unused_enum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45]-[.B45])/[.B45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ca/unused_fields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46]-[.B46])/[.B46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ca/unused_free_fn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47]-[.B47])/[.B47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ca/unused_struct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48]-[.B48])/[.B48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ca/unused_trait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49]-[.B49])/[.B49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ca/unused_variable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50]-[.B50])/[.B50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ca/unused_variable_in_free_fn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51]-[.B51])/[.B51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ty_fields_in_storage_struct</text:p>
          </table:table-cell>
          <table:table-cell office:value-type="float" office:value="13800" calcext:value-type="float">
            <text:p>13800</text:p>
          </table:table-cell>
          <table:table-cell office:value-type="float" office:value="13960" calcext:value-type="float">
            <text:p>13960</text:p>
          </table:table-cell>
          <table:table-cell table:style-name="ce5" table:formula="of:=(([.C52]-[.B52])/[.B52])*100" office:value-type="float" office:value="1.15942028985507" calcext:value-type="float">
            <text:p>1.16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evm/evm_basic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53]-[.B53])/[.B53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c/contract_dependencies/contract_a</text:p>
          </table:table-cell>
          <table:table-cell table:number-columns-repeated="2" office:value-type="float" office:value="312" calcext:value-type="float">
            <text:p>312</text:p>
          </table:table-cell>
          <table:table-cell table:formula="of:=(([.C54]-[.B54])/[.B54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c/contract_dependencies/contract_b</text:p>
          </table:table-cell>
          <table:table-cell table:number-columns-repeated="2" office:value-type="float" office:value="80" calcext:value-type="float">
            <text:p>80</text:p>
          </table:table-cell>
          <table:table-cell table:formula="of:=(([.C55]-[.B55])/[.B55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c/contract_dependencies/contract_c</text:p>
          </table:table-cell>
          <table:table-cell table:number-columns-repeated="2" office:value-type="float" office:value="80" calcext:value-type="float">
            <text:p>80</text:p>
          </table:table-cell>
          <table:table-cell table:formula="of:=(([.C56]-[.B56])/[.B56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c/dependency_package_field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57]-[.B57])/[.B57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c/dependency_patching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58]-[.B58])/[.B58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c/workspace_building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(([.C59]-[.B59])/[.B59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abort_control_flow_good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(([.C60]-[.B60])/[.B60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aliased_imports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(([.C61]-[.B61])/[.B61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arg_demotion_inline</text:p>
          </table:table-cell>
          <table:table-cell table:number-columns-repeated="2" office:value-type="float" office:value="272" calcext:value-type="float">
            <text:p>272</text:p>
          </table:table-cell>
          <table:table-cell table:formula="of:=(([.C62]-[.B62])/[.B62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args_on_stack</text:p>
          </table:table-cell>
          <table:table-cell table:number-columns-repeated="2" office:value-type="float" office:value="1304" calcext:value-type="float">
            <text:p>1304</text:p>
          </table:table-cell>
          <table:table-cell table:formula="of:=(([.C63]-[.B63])/[.B63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array_basics</text:p>
          </table:table-cell>
          <table:table-cell table:number-columns-repeated="2" office:value-type="float" office:value="504" calcext:value-type="float">
            <text:p>504</text:p>
          </table:table-cell>
          <table:table-cell table:formula="of:=(([.C64]-[.B64])/[.B64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array_generics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(([.C65]-[.B65])/[.B65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asm_expr_basic</text:p>
          </table:table-cell>
          <table:table-cell table:number-columns-repeated="2" office:value-type="float" office:value="144" calcext:value-type="float">
            <text:p>144</text:p>
          </table:table-cell>
          <table:table-cell table:formula="of:=(([.C66]-[.B66])/[.B66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asm_without_return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67]-[.B67])/[.B67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associated_const_abi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68]-[.B68])/[.B68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associated_const_abi_default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69]-[.B69])/[.B69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associated_const_abi_multiple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70]-[.B70])/[.B70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associated_const_impl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71]-[.B71])/[.B71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associated_const_impl_local_same_name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72]-[.B72])/[.B72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associated_const_impl_multiple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73]-[.B73])/[.B73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associated_const_impl_self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74]-[.B74])/[.B74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associated_const_impl_self_order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75]-[.B75])/[.B75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associated_const_trait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76]-[.B76])/[.B76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associated_const_trait_const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(([.C77]-[.B77])/[.B77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associated_const_trait_default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(([.C78]-[.B78])/[.B78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associated_const_trait_impl_method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79]-[.B79])/[.B79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associated_const_trait_method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80]-[.B80])/[.B80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associated_type_and_associated_const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81]-[.B81])/[.B81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associated_type_ascription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82]-[.B82])/[.B82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associated_type_container</text:p>
          </table:table-cell>
          <table:table-cell table:number-columns-repeated="2" office:value-type="float" office:value="1088" calcext:value-type="float">
            <text:p>1088</text:p>
          </table:table-cell>
          <table:table-cell table:formula="of:=(([.C83]-[.B83])/[.B83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associated_type_container_in_library</text:p>
          </table:table-cell>
          <table:table-cell table:number-columns-repeated="2" office:value-type="float" office:value="1088" calcext:value-type="float">
            <text:p>1088</text:p>
          </table:table-cell>
          <table:table-cell table:formula="of:=(([.C84]-[.B84])/[.B84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associated_type_fully_qualified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85]-[.B85])/[.B85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associated_type_iterator</text:p>
          </table:table-cell>
          <table:table-cell table:number-columns-repeated="2" office:value-type="float" office:value="1176" calcext:value-type="float">
            <text:p>1176</text:p>
          </table:table-cell>
          <table:table-cell table:formula="of:=(([.C86]-[.B86])/[.B86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associated_type_method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87]-[.B87])/[.B87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associated_type_parameter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88]-[.B88])/[.B88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attributes_warnings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89]-[.B89])/[.B89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b256_bad_jumps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90]-[.B90])/[.B90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b256_bitwise_ops</text:p>
          </table:table-cell>
          <table:table-cell table:number-columns-repeated="2" office:value-type="float" office:value="6536" calcext:value-type="float">
            <text:p>6536</text:p>
          </table:table-cell>
          <table:table-cell table:formula="of:=(([.C91]-[.B91])/[.B91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b256_ops</text:p>
          </table:table-cell>
          <table:table-cell table:number-columns-repeated="2" office:value-type="float" office:value="3496" calcext:value-type="float">
            <text:p>3496</text:p>
          </table:table-cell>
          <table:table-cell table:formula="of:=(([.C92]-[.B92])/[.B92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basic_func_decl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(([.C93]-[.B93])/[.B93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basic_predicate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(([.C94]-[.B94])/[.B94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binary_and_hex_literals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(([.C95]-[.B95])/[.B95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binop_intrinsics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(([.C96]-[.B96])/[.B96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bitwise_not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(([.C97]-[.B97])/[.B97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blanket_trait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(([.C98]-[.B98])/[.B98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bool_and_or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(([.C99]-[.B99])/[.B99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break_and_continue</text:p>
          </table:table-cell>
          <table:table-cell table:number-columns-repeated="2" office:value-type="float" office:value="616" calcext:value-type="float">
            <text:p>616</text:p>
          </table:table-cell>
          <table:table-cell table:formula="of:=(([.C100]-[.B100])/[.B100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break_and_continue_block_ret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(([.C101]-[.B101])/[.B101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builtin_type_method_call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(([.C102]-[.B102])/[.B102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callpath_local_shadowing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103]-[.B103])/[.B103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chained_if_let</text:p>
          </table:table-cell>
          <table:table-cell table:number-columns-repeated="2" office:value-type="float" office:value="136" calcext:value-type="float">
            <text:p>136</text:p>
          </table:table-cell>
          <table:table-cell table:formula="of:=(([.C104]-[.B104])/[.B104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complex_cfg</text:p>
          </table:table-cell>
          <table:table-cell office:value-type="float" office:value="384" calcext:value-type="float">
            <text:p>384</text:p>
          </table:table-cell>
          <table:table-cell office:value-type="float" office:value="432" calcext:value-type="float">
            <text:p>432</text:p>
          </table:table-cell>
          <table:table-cell table:style-name="ce5" table:formula="of:=(([.C105]-[.B105])/[.B105])*100" office:value-type="float" office:value="12.5" calcext:value-type="float">
            <text:p>12.5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language/configurable_consts</text:p>
          </table:table-cell>
          <table:table-cell table:number-columns-repeated="2" office:value-type="float" office:value="3712" calcext:value-type="float">
            <text:p>3712</text:p>
          </table:table-cell>
          <table:table-cell table:formula="of:=(([.C106]-[.B106])/[.B106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const_decl_and_use_in_library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(([.C107]-[.B107])/[.B107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const_decl_in_library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(([.C108]-[.B108])/[.B108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const_decl_literal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(([.C109]-[.B109])/[.B109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const_decl_with_call_path</text:p>
          </table:table-cell>
          <table:table-cell table:number-columns-repeated="2" office:value-type="float" office:value="240" calcext:value-type="float">
            <text:p>240</text:p>
          </table:table-cell>
          <table:table-cell table:formula="of:=(([.C110]-[.B110])/[.B110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const_inits</text:p>
          </table:table-cell>
          <table:table-cell table:number-columns-repeated="2" office:value-type="float" office:value="1560" calcext:value-type="float">
            <text:p>1560</text:p>
          </table:table-cell>
          <table:table-cell table:formula="of:=(([.C111]-[.B111])/[.B111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contract_caller_as_ret</text:p>
          </table:table-cell>
          <table:table-cell table:number-columns-repeated="2" office:value-type="float" office:value="80" calcext:value-type="float">
            <text:p>80</text:p>
          </table:table-cell>
          <table:table-cell table:formula="of:=(([.C112]-[.B112])/[.B112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contract_caller_dynamic_address</text:p>
          </table:table-cell>
          <table:table-cell table:number-columns-repeated="2" office:value-type="float" office:value="128" calcext:value-type="float">
            <text:p>128</text:p>
          </table:table-cell>
          <table:table-cell table:formula="of:=(([.C113]-[.B113])/[.B113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deprecated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(([.C114]-[.B114])/[.B114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deprecated_attribute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(([.C115]-[.B115])/[.B115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diagnose_unknown_annotations</text:p>
          </table:table-cell>
          <table:table-cell table:number-columns-repeated="2" office:value-type="float" office:value="112" calcext:value-type="float">
            <text:p>112</text:p>
          </table:table-cell>
          <table:table-cell table:formula="of:=(([.C116]-[.B116])/[.B116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diverging_exprs</text:p>
          </table:table-cell>
          <table:table-cell table:number-columns-repeated="2" office:value-type="float" office:value="856" calcext:value-type="float">
            <text:p>856</text:p>
          </table:table-cell>
          <table:table-cell table:formula="of:=(([.C117]-[.B117])/[.B117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doc_comments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(([.C118]-[.B118])/[.B118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dummy_method_issue</text:p>
          </table:table-cell>
          <table:table-cell office:value-type="float" office:value="152" calcext:value-type="float">
            <text:p>152</text:p>
          </table:table-cell>
          <table:table-cell office:value-type="float" office:value="176" calcext:value-type="float">
            <text:p>176</text:p>
          </table:table-cell>
          <table:table-cell table:style-name="ce5" table:formula="of:=(([.C119]-[.B119])/[.B119])*100" office:value-type="float" office:value="15.7894736842105" calcext:value-type="float">
            <text:p>15.79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language/duplicated_storage_keys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(([.C120]-[.B120])/[.B120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empty_method_initializer</text:p>
          </table:table-cell>
          <table:table-cell table:number-columns-repeated="2" office:value-type="float" office:value="712" calcext:value-type="float">
            <text:p>712</text:p>
          </table:table-cell>
          <table:table-cell table:formula="of:=(([.C121]-[.B121])/[.B121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enum_destructuring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(([.C122]-[.B122])/[.B122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enum_if_let</text:p>
          </table:table-cell>
          <table:table-cell table:number-columns-repeated="2" office:value-type="float" office:value="440" calcext:value-type="float">
            <text:p>440</text:p>
          </table:table-cell>
          <table:table-cell table:formula="of:=(([.C123]-[.B123])/[.B123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enum_if_let_large_type</text:p>
          </table:table-cell>
          <table:table-cell table:number-columns-repeated="2" office:value-type="float" office:value="392" calcext:value-type="float">
            <text:p>392</text:p>
          </table:table-cell>
          <table:table-cell table:formula="of:=(([.C124]-[.B124])/[.B124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enum_in_fn_decl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(([.C125]-[.B125])/[.B125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enum_init_fn_call</text:p>
          </table:table-cell>
          <table:table-cell table:number-columns-repeated="2" office:value-type="float" office:value="280" calcext:value-type="float">
            <text:p>280</text:p>
          </table:table-cell>
          <table:table-cell table:formula="of:=(([.C126]-[.B126])/[.B126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enum_instantiation</text:p>
          </table:table-cell>
          <table:table-cell table:number-columns-repeated="2" office:value-type="float" office:value="3464" calcext:value-type="float">
            <text:p>3464</text:p>
          </table:table-cell>
          <table:table-cell table:formula="of:=(([.C127]-[.B127])/[.B127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enum_padding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(([.C128]-[.B128])/[.B128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enum_type_inference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(([.C129]-[.B129])/[.B129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enum_variant_imports</text:p>
          </table:table-cell>
          <table:table-cell table:number-columns-repeated="2" office:value-type="float" office:value="144" calcext:value-type="float">
            <text:p>144</text:p>
          </table:table-cell>
          <table:table-cell table:formula="of:=(([.C130]-[.B130])/[.B130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eq_and_neq</text:p>
          </table:table-cell>
          <table:table-cell table:number-columns-repeated="2" office:value-type="float" office:value="1784" calcext:value-type="float">
            <text:p>1784</text:p>
          </table:table-cell>
          <table:table-cell table:formula="of:=(([.C131]-[.B131])/[.B131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eq_intrinsic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(([.C132]-[.B132])/[.B132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fallback_only</text:p>
          </table:table-cell>
          <table:table-cell office:value-type="float" office:value="816" calcext:value-type="float">
            <text:p>816</text:p>
          </table:table-cell>
          <table:table-cell office:value-type="float" office:value="832" calcext:value-type="float">
            <text:p>832</text:p>
          </table:table-cell>
          <table:table-cell table:style-name="ce5" table:formula="of:=(([.C133]-[.B133])/[.B133])*100" office:value-type="float" office:value="1.96078431372549" calcext:value-type="float">
            <text:p>1.96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language/far_jumps/many_blobs</text:p>
          </table:table-cell>
          <table:table-cell table:number-columns-repeated="2" office:value-type="float" office:value="11640232" calcext:value-type="float">
            <text:p>11640232</text:p>
          </table:table-cell>
          <table:table-cell table:formula="of:=(([.C134]-[.B134])/[.B134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far_jumps/single_blob</text:p>
          </table:table-cell>
          <table:table-cell table:number-columns-repeated="2" office:value-type="float" office:value="1048640" calcext:value-type="float">
            <text:p>1048640</text:p>
          </table:table-cell>
          <table:table-cell table:formula="of:=(([.C135]-[.B135])/[.B135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fix_opcode_bug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(([.C136]-[.B136])/[.B136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for_loops</text:p>
          </table:table-cell>
          <table:table-cell table:number-columns-repeated="2" office:value-type="float" office:value="4200" calcext:value-type="float">
            <text:p>4200</text:p>
          </table:table-cell>
          <table:table-cell table:formula="of:=(([.C137]-[.B137])/[.B137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fqp_in_lib</text:p>
          </table:table-cell>
          <table:table-cell table:number-columns-repeated="2" office:value-type="float" office:value="144" calcext:value-type="float">
            <text:p>144</text:p>
          </table:table-cell>
          <table:table-cell table:formula="of:=(([.C138]-[.B138])/[.B138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funcs_with_generic_types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(([.C139]-[.B139])/[.B139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generic_functions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(([.C140]-[.B140])/[.B140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generic_impl_self</text:p>
          </table:table-cell>
          <table:table-cell table:number-columns-repeated="2" office:value-type="float" office:value="2312" calcext:value-type="float">
            <text:p>2312</text:p>
          </table:table-cell>
          <table:table-cell table:formula="of:=(([.C141]-[.B141])/[.B141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generic_impl_self_where</text:p>
          </table:table-cell>
          <table:table-cell office:value-type="float" office:value="2128" calcext:value-type="float">
            <text:p>2128</text:p>
          </table:table-cell>
          <table:table-cell office:value-type="float" office:value="2072" calcext:value-type="float">
            <text:p>2072</text:p>
          </table:table-cell>
          <table:table-cell table:style-name="ce5" table:formula="of:=(([.C142]-[.B142])/[.B142])*100" office:value-type="float" office:value="-2.63157894736842" calcext:value-type="float">
            <text:p>-2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generic_inside_generic</text:p>
          </table:table-cell>
          <table:table-cell table:number-columns-repeated="2" office:value-type="float" office:value="128" calcext:value-type="float">
            <text:p>128</text:p>
          </table:table-cell>
          <table:table-cell table:formula="of:=(([.C143]-[.B143])/[.B143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generic_result_method</text:p>
          </table:table-cell>
          <table:table-cell office:value-type="float" office:value="424" calcext:value-type="float">
            <text:p>424</text:p>
          </table:table-cell>
          <table:table-cell office:value-type="float" office:value="408" calcext:value-type="float">
            <text:p>408</text:p>
          </table:table-cell>
          <table:table-cell table:style-name="ce5" table:formula="of:=(([.C144]-[.B144])/[.B144])*100" office:value-type="float" office:value="-3.77358490566038" calcext:value-type="float">
            <text:p>-3.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generics_in_contract</text:p>
          </table:table-cell>
          <table:table-cell table:number-columns-repeated="2" office:value-type="float" office:value="2784" calcext:value-type="float">
            <text:p>2784</text:p>
          </table:table-cell>
          <table:table-cell table:formula="of:=(([.C145]-[.B145])/[.B145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generic_struct</text:p>
          </table:table-cell>
          <table:table-cell table:number-columns-repeated="2" office:value-type="float" office:value="56" calcext:value-type="float">
            <text:p>56</text:p>
          </table:table-cell>
          <table:table-cell table:formula="of:=(([.C146]-[.B146])/[.B146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generic_struct_instantiation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147]-[.B147])/[.B147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generic_structs</text:p>
          </table:table-cell>
          <table:table-cell table:number-columns-repeated="2" office:value-type="float" office:value="328" calcext:value-type="float">
            <text:p>328</text:p>
          </table:table-cell>
          <table:table-cell table:formula="of:=(([.C148]-[.B148])/[.B148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generic_trait_constraints</text:p>
          </table:table-cell>
          <table:table-cell table:number-columns-repeated="2" office:value-type="float" office:value="320" calcext:value-type="float">
            <text:p>320</text:p>
          </table:table-cell>
          <table:table-cell table:formula="of:=(([.C149]-[.B149])/[.B149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generic_traits</text:p>
          </table:table-cell>
          <table:table-cell table:number-columns-repeated="2" office:value-type="float" office:value="1032" calcext:value-type="float">
            <text:p>1032</text:p>
          </table:table-cell>
          <table:table-cell table:formula="of:=(([.C150]-[.B150])/[.B150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generic_transpose</text:p>
          </table:table-cell>
          <table:table-cell table:number-columns-repeated="2" office:value-type="float" office:value="632" calcext:value-type="float">
            <text:p>632</text:p>
          </table:table-cell>
          <table:table-cell table:formula="of:=(([.C151]-[.B151])/[.B151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generic_tuple_trait</text:p>
          </table:table-cell>
          <table:table-cell table:number-columns-repeated="2" office:value-type="float" office:value="552" calcext:value-type="float">
            <text:p>552</text:p>
          </table:table-cell>
          <table:table-cell table:formula="of:=(([.C152]-[.B152])/[.B152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generic_type_inference</text:p>
          </table:table-cell>
          <table:table-cell table:number-columns-repeated="2" office:value-type="float" office:value="3152" calcext:value-type="float">
            <text:p>3152</text:p>
          </table:table-cell>
          <table:table-cell table:formula="of:=(([.C153]-[.B153])/[.B153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generic_where_in_impl_self2</text:p>
          </table:table-cell>
          <table:table-cell table:number-columns-repeated="2" office:value-type="float" office:value="224" calcext:value-type="float">
            <text:p>224</text:p>
          </table:table-cell>
          <table:table-cell table:formula="of:=(([.C154]-[.B154])/[.B154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generic_where_in_impl_self</text:p>
          </table:table-cell>
          <table:table-cell table:number-columns-repeated="2" office:value-type="float" office:value="224" calcext:value-type="float">
            <text:p>224</text:p>
          </table:table-cell>
          <table:table-cell table:formula="of:=(([.C155]-[.B155])/[.B155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gtf_intrinsic</text:p>
          </table:table-cell>
          <table:table-cell table:number-columns-repeated="2" office:value-type="float" office:value="352" calcext:value-type="float">
            <text:p>352</text:p>
          </table:table-cell>
          <table:table-cell table:formula="of:=(([.C156]-[.B156])/[.B156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if_elseif_enum</text:p>
          </table:table-cell>
          <table:table-cell table:number-columns-repeated="2" office:value-type="float" office:value="440" calcext:value-type="float">
            <text:p>440</text:p>
          </table:table-cell>
          <table:table-cell table:formula="of:=(([.C157]-[.B157])/[.B157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if_implicit_unit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158]-[.B158])/[.B158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if_let_no_side_effects</text:p>
          </table:table-cell>
          <table:table-cell table:number-columns-repeated="2" office:value-type="float" office:value="128" calcext:value-type="float">
            <text:p>128</text:p>
          </table:table-cell>
          <table:table-cell table:formula="of:=(([.C159]-[.B159])/[.B159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implicit_casting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(([.C160]-[.B160])/[.B160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implicit_return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(([.C161]-[.B161])/[.B161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impl_self_method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(([.C162]-[.B162])/[.B162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impl_self_method_order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(([.C163]-[.B163])/[.B163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import_method_from_other_file</text:p>
          </table:table-cell>
          <table:table-cell table:number-columns-repeated="2" office:value-type="float" office:value="400" calcext:value-type="float">
            <text:p>400</text:p>
          </table:table-cell>
          <table:table-cell table:formula="of:=(([.C164]-[.B164])/[.B164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import_star_name_clash</text:p>
          </table:table-cell>
          <table:table-cell table:number-columns-repeated="2" office:value-type="float" office:value="2096" calcext:value-type="float">
            <text:p>2096</text:p>
          </table:table-cell>
          <table:table-cell table:formula="of:=(([.C165]-[.B165])/[.B165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import_trailing_comma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(([.C166]-[.B166])/[.B166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import_with_different_callpaths</text:p>
          </table:table-cell>
          <table:table-cell office:value-type="float" office:value="2536" calcext:value-type="float">
            <text:p>2536</text:p>
          </table:table-cell>
          <table:table-cell office:value-type="float" office:value="2560" calcext:value-type="float">
            <text:p>2560</text:p>
          </table:table-cell>
          <table:table-cell table:style-name="ce5" table:formula="of:=(([.C167]-[.B167])/[.B167])*100" office:value-type="float" office:value="0.946372239747634" calcext:value-type="float">
            <text:p>0.9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language/impure_ifs</text:p>
          </table:table-cell>
          <table:table-cell table:number-columns-repeated="2" office:value-type="float" office:value="816" calcext:value-type="float">
            <text:p>816</text:p>
          </table:table-cell>
          <table:table-cell table:formula="of:=(([.C168]-[.B168])/[.B168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inline_if_expr_const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169]-[.B169])/[.B169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insert_element_reg_reuse</text:p>
          </table:table-cell>
          <table:table-cell office:value-type="float" office:value="2208" calcext:value-type="float">
            <text:p>2208</text:p>
          </table:table-cell>
          <table:table-cell office:value-type="float" office:value="2200" calcext:value-type="float">
            <text:p>2200</text:p>
          </table:table-cell>
          <table:table-cell table:style-name="ce5" table:formula="of:=(([.C170]-[.B170])/[.B170])*100" office:value-type="float" office:value="-0.36231884057971" calcext:value-type="float">
            <text:p>-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integer_type_inference</text:p>
          </table:table-cell>
          <table:table-cell table:number-columns-repeated="2" office:value-type="float" office:value="1344" calcext:value-type="float">
            <text:p>1344</text:p>
          </table:table-cell>
          <table:table-cell table:formula="of:=(([.C171]-[.B171])/[.B171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is_prime</text:p>
          </table:table-cell>
          <table:table-cell table:number-columns-repeated="2" office:value-type="float" office:value="864" calcext:value-type="float">
            <text:p>864</text:p>
          </table:table-cell>
          <table:table-cell table:formula="of:=(([.C172]-[.B172])/[.B172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is_reference_type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(([.C173]-[.B173])/[.B173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largeint_sroa</text:p>
          </table:table-cell>
          <table:table-cell table:number-columns-repeated="2" office:value-type="float" office:value="584" calcext:value-type="float">
            <text:p>584</text:p>
          </table:table-cell>
          <table:table-cell table:formula="of:=(([.C174]-[.B174])/[.B174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left_to_right_func_args_evaluation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(([.C175]-[.B175])/[.B175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local_impl_for_ord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(([.C176]-[.B176])/[.B176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logging</text:p>
          </table:table-cell>
          <table:table-cell table:number-columns-repeated="2" office:value-type="float" office:value="648" calcext:value-type="float">
            <text:p>648</text:p>
          </table:table-cell>
          <table:table-cell table:formula="of:=(([.C177]-[.B177])/[.B177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main_args/main_args_empty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(([.C178]-[.B178])/[.B178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main_args/main_args_generics</text:p>
          </table:table-cell>
          <table:table-cell table:number-columns-repeated="2" office:value-type="float" office:value="136" calcext:value-type="float">
            <text:p>136</text:p>
          </table:table-cell>
          <table:table-cell table:formula="of:=(([.C179]-[.B179])/[.B179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main_args/main_args_one_u64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(([.C180]-[.B180])/[.B180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main_args/main_args_ref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(([.C181]-[.B181])/[.B181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main_args/main_args_ref_copy</text:p>
          </table:table-cell>
          <table:table-cell table:number-columns-repeated="2" office:value-type="float" office:value="56" calcext:value-type="float">
            <text:p>56</text:p>
          </table:table-cell>
          <table:table-cell table:formula="of:=(([.C182]-[.B182])/[.B182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main_args/main_args_ref_ref</text:p>
          </table:table-cell>
          <table:table-cell table:number-columns-repeated="2" office:value-type="float" office:value="56" calcext:value-type="float">
            <text:p>56</text:p>
          </table:table-cell>
          <table:table-cell table:formula="of:=(([.C183]-[.B183])/[.B183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main_args/main_args_two_u64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(([.C184]-[.B184])/[.B184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main_args/main_args_various_types</text:p>
          </table:table-cell>
          <table:table-cell table:number-columns-repeated="2" office:value-type="float" office:value="560" calcext:value-type="float">
            <text:p>560</text:p>
          </table:table-cell>
          <table:table-cell table:formula="of:=(([.C185]-[.B185])/[.B185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main_returns_unit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186]-[.B186])/[.B186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many_stack_variables</text:p>
          </table:table-cell>
          <table:table-cell table:number-columns-repeated="2" office:value-type="float" office:value="656" calcext:value-type="float">
            <text:p>656</text:p>
          </table:table-cell>
          <table:table-cell table:formula="of:=(([.C187]-[.B187])/[.B187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match_expressions</text:p>
          </table:table-cell>
          <table:table-cell table:number-columns-repeated="2" office:value-type="float" office:value="592" calcext:value-type="float">
            <text:p>592</text:p>
          </table:table-cell>
          <table:table-cell table:formula="of:=(([.C188]-[.B188])/[.B188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match_expressions_constants</text:p>
          </table:table-cell>
          <table:table-cell table:number-columns-repeated="2" office:value-type="float" office:value="168" calcext:value-type="float">
            <text:p>168</text:p>
          </table:table-cell>
          <table:table-cell table:formula="of:=(([.C189]-[.B189])/[.B189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match_expressions_empty_enums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(([.C190]-[.B190])/[.B190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match_expressions_enums</text:p>
          </table:table-cell>
          <table:table-cell table:number-columns-repeated="2" office:value-type="float" office:value="3048" calcext:value-type="float">
            <text:p>3048</text:p>
          </table:table-cell>
          <table:table-cell table:formula="of:=(([.C191]-[.B191])/[.B191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match_expressions_explicit_rets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(([.C192]-[.B192])/[.B192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match_expressions_inside_generic_functions</text:p>
          </table:table-cell>
          <table:table-cell table:number-columns-repeated="2" office:value-type="float" office:value="232" calcext:value-type="float">
            <text:p>232</text:p>
          </table:table-cell>
          <table:table-cell table:formula="of:=(([.C193]-[.B193])/[.B193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match_expressions_mismatched</text:p>
          </table:table-cell>
          <table:table-cell table:number-columns-repeated="2" office:value-type="float" office:value="88" calcext:value-type="float">
            <text:p>88</text:p>
          </table:table-cell>
          <table:table-cell table:formula="of:=(([.C194]-[.B194])/[.B194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match_expressions_nested</text:p>
          </table:table-cell>
          <table:table-cell table:number-columns-repeated="2" office:value-type="float" office:value="1384" calcext:value-type="float">
            <text:p>1384</text:p>
          </table:table-cell>
          <table:table-cell table:formula="of:=(([.C195]-[.B195])/[.B195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match_expressions_or</text:p>
          </table:table-cell>
          <table:table-cell table:number-columns-repeated="2" office:value-type="float" office:value="8896" calcext:value-type="float">
            <text:p>8896</text:p>
          </table:table-cell>
          <table:table-cell table:formula="of:=(([.C196]-[.B196])/[.B196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match_expressions_rest</text:p>
          </table:table-cell>
          <table:table-cell table:number-columns-repeated="2" office:value-type="float" office:value="1432" calcext:value-type="float">
            <text:p>1432</text:p>
          </table:table-cell>
          <table:table-cell table:formula="of:=(([.C197]-[.B197])/[.B197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match_expressions_simple</text:p>
          </table:table-cell>
          <table:table-cell table:number-columns-repeated="2" office:value-type="float" office:value="128" calcext:value-type="float">
            <text:p>128</text:p>
          </table:table-cell>
          <table:table-cell table:formula="of:=(([.C198]-[.B198])/[.B198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match_expressions_structs</text:p>
          </table:table-cell>
          <table:table-cell table:number-columns-repeated="2" office:value-type="float" office:value="128" calcext:value-type="float">
            <text:p>128</text:p>
          </table:table-cell>
          <table:table-cell table:formula="of:=(([.C199]-[.B199])/[.B199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match_expressions_unreachable_catch_all_last_arm</text:p>
          </table:table-cell>
          <table:table-cell office:value-type="float" office:value="2016" calcext:value-type="float">
            <text:p>2016</text:p>
          </table:table-cell>
          <table:table-cell office:value-type="float" office:value="2104" calcext:value-type="float">
            <text:p>2104</text:p>
          </table:table-cell>
          <table:table-cell table:style-name="ce5" table:formula="of:=(([.C200]-[.B200])/[.B200])*100" office:value-type="float" office:value="4.36507936507936" calcext:value-type="float">
            <text:p>4.37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language/match_expressions_unreachable_catch_all_middle_arm</text:p>
          </table:table-cell>
          <table:table-cell office:value-type="float" office:value="1664" calcext:value-type="float">
            <text:p>1664</text:p>
          </table:table-cell>
          <table:table-cell office:value-type="float" office:value="1896" calcext:value-type="float">
            <text:p>1896</text:p>
          </table:table-cell>
          <table:table-cell table:style-name="ce5" table:formula="of:=(([.C201]-[.B201])/[.B201])*100" office:value-type="float" office:value="13.9423076923077" calcext:value-type="float">
            <text:p>13.94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language/match_expressions_unreachable_last_arm</text:p>
          </table:table-cell>
          <table:table-cell office:value-type="float" office:value="2808" calcext:value-type="float">
            <text:p>2808</text:p>
          </table:table-cell>
          <table:table-cell office:value-type="float" office:value="2840" calcext:value-type="float">
            <text:p>2840</text:p>
          </table:table-cell>
          <table:table-cell table:style-name="ce5" table:formula="of:=(([.C202]-[.B202])/[.B202])*100" office:value-type="float" office:value="1.13960113960114" calcext:value-type="float">
            <text:p>1.14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language/match_expressions_unreachable_middle_arm</text:p>
          </table:table-cell>
          <table:table-cell office:value-type="float" office:value="3216" calcext:value-type="float">
            <text:p>3216</text:p>
          </table:table-cell>
          <table:table-cell office:value-type="float" office:value="3248" calcext:value-type="float">
            <text:p>3248</text:p>
          </table:table-cell>
          <table:table-cell table:style-name="ce5" table:formula="of:=(([.C203]-[.B203])/[.B203])*100" office:value-type="float" office:value="0.99502487562189" calcext:value-type="float">
            <text:p>1.0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language/match_expressions_with_self</text:p>
          </table:table-cell>
          <table:table-cell table:number-columns-repeated="2" office:value-type="float" office:value="176" calcext:value-type="float">
            <text:p>176</text:p>
          </table:table-cell>
          <table:table-cell table:formula="of:=(([.C204]-[.B204])/[.B204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mega_example</text:p>
          </table:table-cell>
          <table:table-cell table:number-columns-repeated="2" office:value-type="float" office:value="2416" calcext:value-type="float">
            <text:p>2416</text:p>
          </table:table-cell>
          <table:table-cell table:formula="of:=(([.C205]-[.B205])/[.B205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memcpy</text:p>
          </table:table-cell>
          <table:table-cell table:number-columns-repeated="2" office:value-type="float" office:value="176" calcext:value-type="float">
            <text:p>176</text:p>
          </table:table-cell>
          <table:table-cell table:formula="of:=(([.C206]-[.B206])/[.B206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method_indirect_inference</text:p>
          </table:table-cell>
          <table:table-cell table:number-columns-repeated="2" office:value-type="float" office:value="304" calcext:value-type="float">
            <text:p>304</text:p>
          </table:table-cell>
          <table:table-cell table:formula="of:=(([.C207]-[.B207])/[.B207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method_on_empty_struct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208]-[.B208])/[.B208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method_type_args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209]-[.B209])/[.B209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method_unambiguous</text:p>
          </table:table-cell>
          <table:table-cell table:number-columns-repeated="2" office:value-type="float" office:value="264" calcext:value-type="float">
            <text:p>264</text:p>
          </table:table-cell>
          <table:table-cell table:formula="of:=(([.C210]-[.B210])/[.B210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module_dep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(([.C211]-[.B211])/[.B211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module_dep_multiple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(([.C212]-[.B212])/[.B212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module_dep_self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(([.C213]-[.B213])/[.B213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modulo_uint_test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(([.C214]-[.B214])/[.B214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multi_impl_self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(([.C215]-[.B215])/[.B215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multi_item_import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216]-[.B216])/[.B216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mutable_and_initd</text:p>
          </table:table-cell>
          <table:table-cell table:number-columns-repeated="2" office:value-type="float" office:value="152" calcext:value-type="float">
            <text:p>152</text:p>
          </table:table-cell>
          <table:table-cell table:formula="of:=(([.C217]-[.B217])/[.B217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mutable_arrays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(([.C218]-[.B218])/[.B218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mutable_arrays_enum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(([.C219]-[.B219])/[.B219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mutable_arrays_multiple_nested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220]-[.B220])/[.B220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mutable_arrays_nested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221]-[.B221])/[.B221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mutable_arrays_struct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(([.C222]-[.B222])/[.B222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mutable_arrays_swap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(([.C223]-[.B223])/[.B223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mut_ref_empty_type</text:p>
          </table:table-cell>
          <table:table-cell table:number-columns-repeated="2" office:value-type="float" office:value="464" calcext:value-type="float">
            <text:p>464</text:p>
          </table:table-cell>
          <table:table-cell table:formula="of:=(([.C224]-[.B224])/[.B224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name_resolution_after_monomorphization</text:p>
          </table:table-cell>
          <table:table-cell table:number-columns-repeated="2" office:value-type="float" office:value="56" calcext:value-type="float">
            <text:p>56</text:p>
          </table:table-cell>
          <table:table-cell table:formula="of:=(([.C225]-[.B225])/[.B225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nested_struct_destructuring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226]-[.B226])/[.B226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nested_structs</text:p>
          </table:table-cell>
          <table:table-cell table:number-columns-repeated="2" office:value-type="float" office:value="824" calcext:value-type="float">
            <text:p>824</text:p>
          </table:table-cell>
          <table:table-cell table:formula="of:=(([.C227]-[.B227])/[.B227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nested_while_and_if</text:p>
          </table:table-cell>
          <table:table-cell table:number-columns-repeated="2" office:value-type="float" office:value="136" calcext:value-type="float">
            <text:p>136</text:p>
          </table:table-cell>
          <table:table-cell table:formula="of:=(([.C228]-[.B228])/[.B228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new_allocator_test</text:p>
          </table:table-cell>
          <table:table-cell table:number-columns-repeated="2" office:value-type="float" office:value="504" calcext:value-type="float">
            <text:p>504</text:p>
          </table:table-cell>
          <table:table-cell table:formula="of:=(([.C229]-[.B229])/[.B229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non_literal_const_decl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(([.C230]-[.B230])/[.B230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numeric_constants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(([.C231]-[.B231])/[.B231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op_precedence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232]-[.B232])/[.B232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ops</text:p>
          </table:table-cell>
          <table:table-cell table:number-columns-repeated="2" office:value-type="float" office:value="144" calcext:value-type="float">
            <text:p>144</text:p>
          </table:table-cell>
          <table:table-cell table:formula="of:=(([.C233]-[.B233])/[.B233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out_of_order_decl</text:p>
          </table:table-cell>
          <table:table-cell table:number-columns-repeated="2" office:value-type="float" office:value="56" calcext:value-type="float">
            <text:p>56</text:p>
          </table:table-cell>
          <table:table-cell table:formula="of:=(([.C234]-[.B234])/[.B234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predicate_while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(([.C235]-[.B235])/[.B235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predicate_while_dep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(([.C236]-[.B236])/[.B236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prelude_access2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237]-[.B237])/[.B237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prelude_access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238]-[.B238])/[.B238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primitive_type_argument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(([.C239]-[.B239])/[.B239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raw_identifiers</text:p>
          </table:table-cell>
          <table:table-cell table:number-columns-repeated="2" office:value-type="float" office:value="160" calcext:value-type="float">
            <text:p>160</text:p>
          </table:table-cell>
          <table:table-cell table:formula="of:=(([.C240]-[.B240])/[.B240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raw_ptr/raw_ptr_ret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(([.C241]-[.B241])/[.B241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raw_ptr/vec_ret</text:p>
          </table:table-cell>
          <table:table-cell table:number-columns-repeated="2" office:value-type="float" office:value="352" calcext:value-type="float">
            <text:p>352</text:p>
          </table:table-cell>
          <table:table-cell table:formula="of:=(([.C242]-[.B242])/[.B242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reassignment_operators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243]-[.B243])/[.B243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reassignment_rhs_lhs_evaluation_order</text:p>
          </table:table-cell>
          <table:table-cell table:number-columns-repeated="2" office:value-type="float" office:value="416" calcext:value-type="float">
            <text:p>416</text:p>
          </table:table-cell>
          <table:table-cell table:formula="of:=(([.C244]-[.B244])/[.B244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redundant_return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245]-[.B245])/[.B245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references/dereferencing_control_flow_expressions</text:p>
          </table:table-cell>
          <table:table-cell table:number-columns-repeated="2" office:value-type="float" office:value="712" calcext:value-type="float">
            <text:p>712</text:p>
          </table:table-cell>
          <table:table-cell table:formula="of:=(([.C246]-[.B246])/[.B246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references/dereferencing_operator_dot_on_structs</text:p>
          </table:table-cell>
          <table:table-cell office:value-type="float" office:value="124712" calcext:value-type="float">
            <text:p>124712</text:p>
          </table:table-cell>
          <table:table-cell office:value-type="float" office:value="124760" calcext:value-type="float">
            <text:p>124760</text:p>
          </table:table-cell>
          <table:table-cell table:style-name="ce5" table:formula="of:=(([.C247]-[.B247])/[.B247])*100" office:value-type="float" office:value="0.0384886779139137" calcext:value-type="float">
            <text:p>0.04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language/references/dereferencing_operator_dot_on_tuples</text:p>
          </table:table-cell>
          <table:table-cell office:value-type="float" office:value="124712" calcext:value-type="float">
            <text:p>124712</text:p>
          </table:table-cell>
          <table:table-cell office:value-type="float" office:value="124760" calcext:value-type="float">
            <text:p>124760</text:p>
          </table:table-cell>
          <table:table-cell table:style-name="ce5" table:formula="of:=(([.C248]-[.B248])/[.B248])*100" office:value-type="float" office:value="0.0384886779139137" calcext:value-type="float">
            <text:p>0.04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language/references/dereferencing_operator_index</text:p>
          </table:table-cell>
          <table:table-cell table:number-columns-repeated="2" office:value-type="float" office:value="92088" calcext:value-type="float">
            <text:p>92088</text:p>
          </table:table-cell>
          <table:table-cell table:formula="of:=(([.C249]-[.B249])/[.B249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references/dereferencing_operator_star</text:p>
          </table:table-cell>
          <table:table-cell office:value-type="float" office:value="150744" calcext:value-type="float">
            <text:p>150744</text:p>
          </table:table-cell>
          <table:table-cell office:value-type="float" office:value="150768" calcext:value-type="float">
            <text:p>150768</text:p>
          </table:table-cell>
          <table:table-cell table:style-name="ce5" table:formula="of:=(([.C250]-[.B250])/[.B250])*100" office:value-type="float" office:value="0.0159210316828531" calcext:value-type="float">
            <text:p>0.0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language/references/impl_reference_types</text:p>
          </table:table-cell>
          <table:table-cell table:number-columns-repeated="2" office:value-type="float" office:value="7328" calcext:value-type="float">
            <text:p>7328</text:p>
          </table:table-cell>
          <table:table-cell table:formula="of:=(([.C251]-[.B251])/[.B251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references/mutability_of_references</text:p>
          </table:table-cell>
          <table:table-cell table:number-columns-repeated="2" office:value-type="float" office:value="648" calcext:value-type="float">
            <text:p>648</text:p>
          </table:table-cell>
          <table:table-cell table:formula="of:=(([.C252]-[.B252])/[.B252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references/passing_and_returning_references_to_and_from_functions</text:p>
          </table:table-cell>
          <table:table-cell table:number-columns-repeated="2" office:value-type="float" office:value="15648" calcext:value-type="float">
            <text:p>15648</text:p>
          </table:table-cell>
          <table:table-cell table:formula="of:=(([.C253]-[.B253])/[.B253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references/reassigning_via_references_to_values</text:p>
          </table:table-cell>
          <table:table-cell table:number-columns-repeated="2" office:value-type="float" office:value="13696" calcext:value-type="float">
            <text:p>13696</text:p>
          </table:table-cell>
          <table:table-cell table:formula="of:=(([.C254]-[.B254])/[.B254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references/references_and_generics</text:p>
          </table:table-cell>
          <table:table-cell table:number-columns-repeated="2" office:value-type="float" office:value="3304" calcext:value-type="float">
            <text:p>3304</text:p>
          </table:table-cell>
          <table:table-cell table:formula="of:=(([.C255]-[.B255])/[.B255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references/references_in_aggregates</text:p>
          </table:table-cell>
          <table:table-cell table:number-columns-repeated="2" office:value-type="float" office:value="3616" calcext:value-type="float">
            <text:p>3616</text:p>
          </table:table-cell>
          <table:table-cell table:formula="of:=(([.C256]-[.B256])/[.B256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references/references_in_asm_blocks</text:p>
          </table:table-cell>
          <table:table-cell table:number-columns-repeated="2" office:value-type="float" office:value="1904" calcext:value-type="float">
            <text:p>1904</text:p>
          </table:table-cell>
          <table:table-cell table:formula="of:=(([.C257]-[.B257])/[.B257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references/referencing_control_flow_expressions</text:p>
          </table:table-cell>
          <table:table-cell table:number-columns-repeated="2" office:value-type="float" office:value="536" calcext:value-type="float">
            <text:p>536</text:p>
          </table:table-cell>
          <table:table-cell table:formula="of:=(([.C258]-[.B258])/[.B258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references/referencing_function_parameters</text:p>
          </table:table-cell>
          <table:table-cell office:value-type="float" office:value="3656" calcext:value-type="float">
            <text:p>3656</text:p>
          </table:table-cell>
          <table:table-cell office:value-type="float" office:value="3648" calcext:value-type="float">
            <text:p>3648</text:p>
          </table:table-cell>
          <table:table-cell table:style-name="ce5" table:formula="of:=(([.C259]-[.B259])/[.B259])*100" office:value-type="float" office:value="-0.218818380743982" calcext:value-type="float">
            <text:p>-0.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references/referencing_local_vars_and_values</text:p>
          </table:table-cell>
          <table:table-cell table:number-columns-repeated="2" office:value-type="float" office:value="36144" calcext:value-type="float">
            <text:p>36144</text:p>
          </table:table-cell>
          <table:table-cell table:formula="of:=(([.C260]-[.B260])/[.B260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references/referencing_parts_of_aggregates</text:p>
          </table:table-cell>
          <table:table-cell office:value-type="float" office:value="6552" calcext:value-type="float">
            <text:p>6552</text:p>
          </table:table-cell>
          <table:table-cell office:value-type="float" office:value="6336" calcext:value-type="float">
            <text:p>6336</text:p>
          </table:table-cell>
          <table:table-cell table:style-name="ce5" table:formula="of:=(([.C261]-[.B261])/[.B261])*100" office:value-type="float" office:value="-3.2967032967033" calcext:value-type="float">
            <text:p>-3.3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language/references/referencing_references</text:p>
          </table:table-cell>
          <table:table-cell table:number-columns-repeated="2" office:value-type="float" office:value="848" calcext:value-type="float">
            <text:p>848</text:p>
          </table:table-cell>
          <table:table-cell table:formula="of:=(([.C262]-[.B262])/[.B262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references/type_unification_of_references</text:p>
          </table:table-cell>
          <table:table-cell table:number-columns-repeated="2" office:value-type="float" office:value="3168" calcext:value-type="float">
            <text:p>3168</text:p>
          </table:table-cell>
          <table:table-cell table:formula="of:=(([.C263]-[.B263])/[.B263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ref_mutable_arrays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(([.C264]-[.B264])/[.B264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ref_mutable_arrays_inline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(([.C265]-[.B265])/[.B265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ref_mutable_fn_args_bool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(([.C266]-[.B266])/[.B266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ref_mutable_fn_args_call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(([.C267]-[.B267])/[.B267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ref_mutable_fn_args_struct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(([.C268]-[.B268])/[.B268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ref_mutable_fn_args_struct_assign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(([.C269]-[.B269])/[.B269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ref_mutable_fn_args_u32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(([.C270]-[.B270])/[.B270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retd_b256</text:p>
          </table:table-cell>
          <table:table-cell table:number-columns-repeated="2" office:value-type="float" office:value="128" calcext:value-type="float">
            <text:p>128</text:p>
          </table:table-cell>
          <table:table-cell table:formula="of:=(([.C271]-[.B271])/[.B271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retd_small_array</text:p>
          </table:table-cell>
          <table:table-cell table:number-columns-repeated="2" office:value-type="float" office:value="56" calcext:value-type="float">
            <text:p>56</text:p>
          </table:table-cell>
          <table:table-cell table:formula="of:=(([.C272]-[.B272])/[.B272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retd_struct</text:p>
          </table:table-cell>
          <table:table-cell table:number-columns-repeated="2" office:value-type="float" office:value="152" calcext:value-type="float">
            <text:p>152</text:p>
          </table:table-cell>
          <table:table-cell table:formula="of:=(([.C273]-[.B273])/[.B273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retd_zero_len_array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(([.C274]-[.B274])/[.B274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ret_small_string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(([.C275]-[.B275])/[.B275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ret_string_in_struct</text:p>
          </table:table-cell>
          <table:table-cell table:number-columns-repeated="2" office:value-type="float" office:value="80" calcext:value-type="float">
            <text:p>80</text:p>
          </table:table-cell>
          <table:table-cell table:formula="of:=(([.C276]-[.B276])/[.B276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revert_in_first_if_branch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(([.C277]-[.B277])/[.B277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same_const_name</text:p>
          </table:table-cell>
          <table:table-cell table:number-columns-repeated="2" office:value-type="float" office:value="104" calcext:value-type="float">
            <text:p>104</text:p>
          </table:table-cell>
          <table:table-cell table:formula="of:=(([.C278]-[.B278])/[.B278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same_const_name_lib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(([.C279]-[.B279])/[.B279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self_impl_reassignment</text:p>
          </table:table-cell>
          <table:table-cell table:number-columns-repeated="2" office:value-type="float" office:value="656" calcext:value-type="float">
            <text:p>656</text:p>
          </table:table-cell>
          <table:table-cell table:formula="of:=(([.C280]-[.B280])/[.B280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shadowing/shadowed_glob_imports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281]-[.B281])/[.B281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size_of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282]-[.B282])/[.B282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smo</text:p>
          </table:table-cell>
          <table:table-cell table:number-columns-repeated="2" office:value-type="float" office:value="880" calcext:value-type="float">
            <text:p>880</text:p>
          </table:table-cell>
          <table:table-cell table:formula="of:=(([.C283]-[.B283])/[.B283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smo_opcode</text:p>
          </table:table-cell>
          <table:table-cell table:number-columns-repeated="2" office:value-type="float" office:value="128" calcext:value-type="float">
            <text:p>128</text:p>
          </table:table-cell>
          <table:table-cell table:formula="of:=(([.C284]-[.B284])/[.B284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struct_destructuring</text:p>
          </table:table-cell>
          <table:table-cell table:number-columns-repeated="2" office:value-type="float" office:value="152" calcext:value-type="float">
            <text:p>152</text:p>
          </table:table-cell>
          <table:table-cell table:formula="of:=(([.C285]-[.B285])/[.B285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struct_field_access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(([.C286]-[.B286])/[.B286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struct_field_reassignment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287]-[.B287])/[.B287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struct_init_reorder</text:p>
          </table:table-cell>
          <table:table-cell office:value-type="float" office:value="136" calcext:value-type="float">
            <text:p>136</text:p>
          </table:table-cell>
          <table:table-cell office:value-type="float" office:value="128" calcext:value-type="float">
            <text:p>128</text:p>
          </table:table-cell>
          <table:table-cell table:style-name="ce5" table:formula="of:=(([.C288]-[.B288])/[.B288])*100" office:value-type="float" office:value="-5.88235294117647" calcext:value-type="float">
            <text:p>-5.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struct_instantiation</text:p>
          </table:table-cell>
          <table:table-cell table:number-columns-repeated="2" office:value-type="float" office:value="2008" calcext:value-type="float">
            <text:p>2008</text:p>
          </table:table-cell>
          <table:table-cell table:formula="of:=(([.C289]-[.B289])/[.B289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supertraits</text:p>
          </table:table-cell>
          <table:table-cell office:value-type="float" office:value="6936" calcext:value-type="float">
            <text:p>6936</text:p>
          </table:table-cell>
          <table:table-cell office:value-type="float" office:value="5776" calcext:value-type="float">
            <text:p>5776</text:p>
          </table:table-cell>
          <table:table-cell table:style-name="ce5" table:formula="of:=(([.C290]-[.B290])/[.B290])*100" office:value-type="float" office:value="-16.7243367935409" calcext:value-type="float">
            <text:p>-16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supertraits_with_trait_methods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(([.C291]-[.B291])/[.B291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test_attribute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(([.C292]-[.B292])/[.B292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test_multiple_attributes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(([.C293]-[.B293])/[.B293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trait_import_with_star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294]-[.B294])/[.B294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trait_method_ascription_disambiguate</text:p>
          </table:table-cell>
          <table:table-cell table:number-columns-repeated="2" office:value-type="float" office:value="160" calcext:value-type="float">
            <text:p>160</text:p>
          </table:table-cell>
          <table:table-cell table:formula="of:=(([.C295]-[.B295])/[.B295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trait_method_generic_qualified</text:p>
          </table:table-cell>
          <table:table-cell table:number-columns-repeated="2" office:value-type="float" office:value="160" calcext:value-type="float">
            <text:p>160</text:p>
          </table:table-cell>
          <table:table-cell table:formula="of:=(([.C296]-[.B296])/[.B296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trait_method_qualified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(([.C297]-[.B297])/[.B297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trait_nested</text:p>
          </table:table-cell>
          <table:table-cell table:number-columns-repeated="2" office:value-type="float" office:value="160" calcext:value-type="float">
            <text:p>160</text:p>
          </table:table-cell>
          <table:table-cell table:formula="of:=(([.C298]-[.B298])/[.B298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tuple_access</text:p>
          </table:table-cell>
          <table:table-cell table:number-columns-repeated="2" office:value-type="float" office:value="168" calcext:value-type="float">
            <text:p>168</text:p>
          </table:table-cell>
          <table:table-cell table:formula="of:=(([.C299]-[.B299])/[.B299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tuple_desugaring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(([.C300]-[.B300])/[.B300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tuple_field_reassignment</text:p>
          </table:table-cell>
          <table:table-cell table:number-columns-repeated="2" office:value-type="float" office:value="144" calcext:value-type="float">
            <text:p>144</text:p>
          </table:table-cell>
          <table:table-cell table:formula="of:=(([.C301]-[.B301])/[.B301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tuple_indexing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302]-[.B302])/[.B302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tuple_in_struct</text:p>
          </table:table-cell>
          <table:table-cell table:number-columns-repeated="2" office:value-type="float" office:value="376" calcext:value-type="float">
            <text:p>376</text:p>
          </table:table-cell>
          <table:table-cell table:formula="of:=(([.C303]-[.B303])/[.B303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tuple_trait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(([.C304]-[.B304])/[.B304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tuple_types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(([.C305]-[.B305])/[.B305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type_alias</text:p>
          </table:table-cell>
          <table:table-cell office:value-type="float" office:value="3624" calcext:value-type="float">
            <text:p>3624</text:p>
          </table:table-cell>
          <table:table-cell office:value-type="float" office:value="3680" calcext:value-type="float">
            <text:p>3680</text:p>
          </table:table-cell>
          <table:table-cell table:style-name="ce5" table:formula="of:=(([.C306]-[.B306])/[.B306])*100" office:value-type="float" office:value="1.54525386313466" calcext:value-type="float">
            <text:p>1.5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language/typeinfo_custom_callpath2</text:p>
          </table:table-cell>
          <table:table-cell table:number-columns-repeated="2" office:value-type="float" office:value="80" calcext:value-type="float">
            <text:p>80</text:p>
          </table:table-cell>
          <table:table-cell table:formula="of:=(([.C307]-[.B307])/[.B307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typeinfo_custom_callpath</text:p>
          </table:table-cell>
          <table:table-cell table:number-columns-repeated="2" office:value-type="float" office:value="80" calcext:value-type="float">
            <text:p>80</text:p>
          </table:table-cell>
          <table:table-cell table:formula="of:=(([.C308]-[.B308])/[.B308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typeinfo_custom_callpath_with_import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(([.C309]-[.B309])/[.B309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u256/u256_abi</text:p>
          </table:table-cell>
          <table:table-cell table:number-columns-repeated="2" office:value-type="float" office:value="152" calcext:value-type="float">
            <text:p>152</text:p>
          </table:table-cell>
          <table:table-cell table:formula="of:=(([.C310]-[.B310])/[.B310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u256/u256_operators</text:p>
          </table:table-cell>
          <table:table-cell office:value-type="float" office:value="5152" calcext:value-type="float">
            <text:p>5152</text:p>
          </table:table-cell>
          <table:table-cell office:value-type="float" office:value="5192" calcext:value-type="float">
            <text:p>5192</text:p>
          </table:table-cell>
          <table:table-cell table:style-name="ce5" table:formula="of:=(([.C311]-[.B311])/[.B311])*100" office:value-type="float" office:value="0.77639751552795" calcext:value-type="float">
            <text:p>0.78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language/unary_not_basic_2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(([.C312]-[.B312])/[.B312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unary_not_basic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(([.C313]-[.B313])/[.B313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unit_type_variants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(([.C314]-[.B314])/[.B314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use_absolute_path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315]-[.B315])/[.B315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use_full_path_names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316]-[.B316])/[.B316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valid_impurity</text:p>
          </table:table-cell>
          <table:table-cell table:number-columns-repeated="2" office:value-type="float" office:value="80" calcext:value-type="float">
            <text:p>80</text:p>
          </table:table-cell>
          <table:table-cell table:formula="of:=(([.C317]-[.B317])/[.B317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where_clause_enums</text:p>
          </table:table-cell>
          <table:table-cell table:number-columns-repeated="2" office:value-type="float" office:value="456" calcext:value-type="float">
            <text:p>456</text:p>
          </table:table-cell>
          <table:table-cell table:formula="of:=(([.C318]-[.B318])/[.B318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where_clause_functions</text:p>
          </table:table-cell>
          <table:table-cell table:number-columns-repeated="2" office:value-type="float" office:value="1696" calcext:value-type="float">
            <text:p>1696</text:p>
          </table:table-cell>
          <table:table-cell table:formula="of:=(([.C319]-[.B319])/[.B319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where_clause_generic_traits</text:p>
          </table:table-cell>
          <table:table-cell table:number-columns-repeated="2" office:value-type="float" office:value="200" calcext:value-type="float">
            <text:p>200</text:p>
          </table:table-cell>
          <table:table-cell table:formula="of:=(([.C320]-[.B320])/[.B320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where_clause_generic_tuple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(([.C321]-[.B321])/[.B321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where_clause_impls</text:p>
          </table:table-cell>
          <table:table-cell table:number-columns-repeated="2" office:value-type="float" office:value="280" calcext:value-type="float">
            <text:p>280</text:p>
          </table:table-cell>
          <table:table-cell table:formula="of:=(([.C322]-[.B322])/[.B322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where_clause_methods</text:p>
          </table:table-cell>
          <table:table-cell table:number-columns-repeated="2" office:value-type="float" office:value="1728" calcext:value-type="float">
            <text:p>1728</text:p>
          </table:table-cell>
          <table:table-cell table:formula="of:=(([.C323]-[.B323])/[.B323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where_clause_structs</text:p>
          </table:table-cell>
          <table:table-cell table:number-columns-repeated="2" office:value-type="float" office:value="304" calcext:value-type="float">
            <text:p>304</text:p>
          </table:table-cell>
          <table:table-cell table:formula="of:=(([.C324]-[.B324])/[.B324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where_clause_traits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325]-[.B325])/[.B325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while_loops</text:p>
          </table:table-cell>
          <table:table-cell table:number-columns-repeated="2" office:value-type="float" office:value="304" calcext:value-type="float">
            <text:p>304</text:p>
          </table:table-cell>
          <table:table-cell table:formula="of:=(([.C326]-[.B326])/[.B326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/zero_field_types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(([.C327]-[.B327])/[.B327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e_supertraits_for_abis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(([.C328]-[.B328])/[.B328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_payable_implicit_zero_coins</text:p>
          </table:table-cell>
          <table:table-cell table:number-columns-repeated="2" office:value-type="float" office:value="224" calcext:value-type="float">
            <text:p>224</text:p>
          </table:table-cell>
          <table:table-cell table:formula="of:=(([.C329]-[.B329])/[.B329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_payable_zero_coins_let_binding</text:p>
          </table:table-cell>
          <table:table-cell table:number-columns-repeated="2" office:value-type="float" office:value="224" calcext:value-type="float">
            <text:p>224</text:p>
          </table:table-cell>
          <table:table-cell table:formula="of:=(([.C330]-[.B330])/[.B330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olve_local_items_that_shadow_imports</text:p>
          </table:table-cell>
          <table:table-cell table:number-columns-repeated="2" office:value-type="float" office:value="176" calcext:value-type="float">
            <text:p>176</text:p>
          </table:table-cell>
          <table:table-cell table:formula="of:=(([.C331]-[.B331])/[.B331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turn_in_strange_positions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(([.C332]-[.B332])/[.B332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turn_into</text:p>
          </table:table-cell>
          <table:table-cell table:number-columns-repeated="2" office:value-type="float" office:value="640" calcext:value-type="float">
            <text:p>640</text:p>
          </table:table-cell>
          <table:table-cell table:formula="of:=(([.C333]-[.B333])/[.B333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_analysis/cei_pattern_violation</text:p>
          </table:table-cell>
          <table:table-cell table:number-columns-repeated="2" office:value-type="float" office:value="568" calcext:value-type="float">
            <text:p>568</text:p>
          </table:table-cell>
          <table:table-cell table:formula="of:=(([.C334]-[.B334])/[.B334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_analysis/cei_pattern_violation_in_asm_block</text:p>
          </table:table-cell>
          <table:table-cell table:number-columns-repeated="2" office:value-type="float" office:value="232" calcext:value-type="float">
            <text:p>232</text:p>
          </table:table-cell>
          <table:table-cell table:formula="of:=(([.C335]-[.B335])/[.B335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_analysis/cei_pattern_violation_in_asm_block_bal</text:p>
          </table:table-cell>
          <table:table-cell table:number-columns-repeated="2" office:value-type="float" office:value="192" calcext:value-type="float">
            <text:p>192</text:p>
          </table:table-cell>
          <table:table-cell table:formula="of:=(([.C336]-[.B336])/[.B336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_analysis/cei_pattern_violation_in_asm_block_mint_burn</text:p>
          </table:table-cell>
          <table:table-cell table:number-columns-repeated="2" office:value-type="float" office:value="360" calcext:value-type="float">
            <text:p>360</text:p>
          </table:table-cell>
          <table:table-cell table:formula="of:=(([.C337]-[.B337])/[.B337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_analysis/cei_pattern_violation_in_asm_block_read</text:p>
          </table:table-cell>
          <table:table-cell table:number-columns-repeated="2" office:value-type="float" office:value="224" calcext:value-type="float">
            <text:p>224</text:p>
          </table:table-cell>
          <table:table-cell table:formula="of:=(([.C338]-[.B338])/[.B338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_analysis/cei_pattern_violation_in_asm_block_smo</text:p>
          </table:table-cell>
          <table:table-cell table:number-columns-repeated="2" office:value-type="float" office:value="216" calcext:value-type="float">
            <text:p>216</text:p>
          </table:table-cell>
          <table:table-cell table:formula="of:=(([.C339]-[.B339])/[.B339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_analysis/cei_pattern_violation_in_asm_block_tr</text:p>
          </table:table-cell>
          <table:table-cell office:value-type="float" office:value="1328" calcext:value-type="float">
            <text:p>1328</text:p>
          </table:table-cell>
          <table:table-cell office:value-type="float" office:value="1344" calcext:value-type="float">
            <text:p>1344</text:p>
          </table:table-cell>
          <table:table-cell table:style-name="ce5" table:formula="of:=(([.C340]-[.B340])/[.B340])*100" office:value-type="float" office:value="1.20481927710843" calcext:value-type="float">
            <text:p>1.2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tatic_analysis/cei_pattern_violation_in_asm_block_tro</text:p>
          </table:table-cell>
          <table:table-cell office:value-type="float" office:value="1328" calcext:value-type="float">
            <text:p>1328</text:p>
          </table:table-cell>
          <table:table-cell office:value-type="float" office:value="1344" calcext:value-type="float">
            <text:p>1344</text:p>
          </table:table-cell>
          <table:table-cell table:style-name="ce5" table:formula="of:=(([.C341]-[.B341])/[.B341])*100" office:value-type="float" office:value="1.20481927710843" calcext:value-type="float">
            <text:p>1.2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tatic_analysis/cei_pattern_violation_in_codeblocks_other_than_in_functions</text:p>
          </table:table-cell>
          <table:table-cell table:number-columns-repeated="2" office:value-type="float" office:value="568" calcext:value-type="float">
            <text:p>568</text:p>
          </table:table-cell>
          <table:table-cell table:formula="of:=(([.C342]-[.B342])/[.B342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_analysis/cei_pattern_violation_in_func_app-1</text:p>
          </table:table-cell>
          <table:table-cell table:number-columns-repeated="2" office:value-type="float" office:value="568" calcext:value-type="float">
            <text:p>568</text:p>
          </table:table-cell>
          <table:table-cell table:formula="of:=(([.C343]-[.B343])/[.B343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_analysis/cei_pattern_violation_in_func_app-2</text:p>
          </table:table-cell>
          <table:table-cell table:number-columns-repeated="2" office:value-type="float" office:value="568" calcext:value-type="float">
            <text:p>568</text:p>
          </table:table-cell>
          <table:table-cell table:formula="of:=(([.C344]-[.B344])/[.B344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_analysis/cei_pattern_violation_in_func_app-3</text:p>
          </table:table-cell>
          <table:table-cell table:number-columns-repeated="2" office:value-type="float" office:value="568" calcext:value-type="float">
            <text:p>568</text:p>
          </table:table-cell>
          <table:table-cell table:formula="of:=(([.C345]-[.B345])/[.B345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_analysis/cei_pattern_violation_in_if_statement-1</text:p>
          </table:table-cell>
          <table:table-cell table:number-columns-repeated="2" office:value-type="float" office:value="584" calcext:value-type="float">
            <text:p>584</text:p>
          </table:table-cell>
          <table:table-cell table:formula="of:=(([.C346]-[.B346])/[.B346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_analysis/cei_pattern_violation_in_if_statement-2</text:p>
          </table:table-cell>
          <table:table-cell table:number-columns-repeated="2" office:value-type="float" office:value="568" calcext:value-type="float">
            <text:p>568</text:p>
          </table:table-cell>
          <table:table-cell table:formula="of:=(([.C347]-[.B347])/[.B347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_analysis/cei_pattern_violation_in_intrinsic_call</text:p>
          </table:table-cell>
          <table:table-cell table:number-columns-repeated="2" office:value-type="float" office:value="568" calcext:value-type="float">
            <text:p>568</text:p>
          </table:table-cell>
          <table:table-cell table:formula="of:=(([.C348]-[.B348])/[.B348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_analysis/cei_pattern_violation_in_match_statement-1</text:p>
          </table:table-cell>
          <table:table-cell table:number-columns-repeated="2" office:value-type="float" office:value="672" calcext:value-type="float">
            <text:p>672</text:p>
          </table:table-cell>
          <table:table-cell table:formula="of:=(([.C349]-[.B349])/[.B349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_analysis/cei_pattern_violation_in_standalone_function</text:p>
          </table:table-cell>
          <table:table-cell table:number-columns-repeated="2" office:value-type="float" office:value="568" calcext:value-type="float">
            <text:p>568</text:p>
          </table:table-cell>
          <table:table-cell table:formula="of:=(([.C350]-[.B350])/[.B350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_analysis/cei_pattern_violation_in_struct</text:p>
          </table:table-cell>
          <table:table-cell table:number-columns-repeated="2" office:value-type="float" office:value="568" calcext:value-type="float">
            <text:p>568</text:p>
          </table:table-cell>
          <table:table-cell table:formula="of:=(([.C351]-[.B351])/[.B351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_analysis/cei_pattern_violation_in_tuple</text:p>
          </table:table-cell>
          <table:table-cell table:number-columns-repeated="2" office:value-type="float" office:value="568" calcext:value-type="float">
            <text:p>568</text:p>
          </table:table-cell>
          <table:table-cell table:formula="of:=(([.C352]-[.B352])/[.B352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_analysis/cei_pattern_violation_in_while_loop-1</text:p>
          </table:table-cell>
          <table:table-cell table:number-columns-repeated="2" office:value-type="float" office:value="568" calcext:value-type="float">
            <text:p>568</text:p>
          </table:table-cell>
          <table:table-cell table:formula="of:=(([.C353]-[.B353])/[.B353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_analysis/cei_pattern_violation_in_while_loop-2</text:p>
          </table:table-cell>
          <table:table-cell table:number-columns-repeated="2" office:value-type="float" office:value="568" calcext:value-type="float">
            <text:p>568</text:p>
          </table:table-cell>
          <table:table-cell table:formula="of:=(([.C354]-[.B354])/[.B354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_analysis/cei_pattern_violation_in_while_loop-3</text:p>
          </table:table-cell>
          <table:table-cell table:number-columns-repeated="2" office:value-type="float" office:value="568" calcext:value-type="float">
            <text:p>568</text:p>
          </table:table-cell>
          <table:table-cell table:formula="of:=(([.C355]-[.B355])/[.B355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_analysis/cei_pattern_violation_in_while_loop-4</text:p>
          </table:table-cell>
          <table:table-cell table:number-columns-repeated="2" office:value-type="float" office:value="568" calcext:value-type="float">
            <text:p>568</text:p>
          </table:table-cell>
          <table:table-cell table:formula="of:=(([.C356]-[.B356])/[.B356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_analysis/cei_pattern_violation_more_complex_logic</text:p>
          </table:table-cell>
          <table:table-cell office:value-type="float" office:value="11000" calcext:value-type="float">
            <text:p>11000</text:p>
          </table:table-cell>
          <table:table-cell office:value-type="float" office:value="11144" calcext:value-type="float">
            <text:p>11144</text:p>
          </table:table-cell>
          <table:table-cell table:style-name="ce5" table:formula="of:=(([.C357]-[.B357])/[.B357])*100" office:value-type="float" office:value="1.30909090909091" calcext:value-type="float">
            <text:p>1.3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tatic_analysis/cei_pattern_violation_smo_intrinsic</text:p>
          </table:table-cell>
          <table:table-cell table:number-columns-repeated="2" office:value-type="float" office:value="280" calcext:value-type="float">
            <text:p>280</text:p>
          </table:table-cell>
          <table:table-cell table:formula="of:=(([.C358]-[.B358])/[.B358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_analysis/cei_pattern_violation_storage_map_and_vec</text:p>
          </table:table-cell>
          <table:table-cell office:value-type="float" office:value="5640" calcext:value-type="float">
            <text:p>5640</text:p>
          </table:table-cell>
          <table:table-cell office:value-type="float" office:value="5944" calcext:value-type="float">
            <text:p>5944</text:p>
          </table:table-cell>
          <table:table-cell table:style-name="ce5" table:formula="of:=(([.C359]-[.B359])/[.B359])*100" office:value-type="float" office:value="5.39007092198582" calcext:value-type="float">
            <text:p>5.39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tatic_analysis/cei_pattern_violation_storage_struct_read</text:p>
          </table:table-cell>
          <table:table-cell office:value-type="float" office:value="776" calcext:value-type="float">
            <text:p>776</text:p>
          </table:table-cell>
          <table:table-cell office:value-type="float" office:value="792" calcext:value-type="float">
            <text:p>792</text:p>
          </table:table-cell>
          <table:table-cell table:style-name="ce5" table:formula="of:=(([.C360]-[.B360])/[.B360])*100" office:value-type="float" office:value="2.06185567010309" calcext:value-type="float">
            <text:p>2.06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tatic_analysis/cei_pattern_violation_storage_var_read</text:p>
          </table:table-cell>
          <table:table-cell table:number-columns-repeated="2" office:value-type="float" office:value="760" calcext:value-type="float">
            <text:p>760</text:p>
          </table:table-cell>
          <table:table-cell table:formula="of:=(([.C361]-[.B361])/[.B361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_analysis/cei_pattern_violation_storage_var_update</text:p>
          </table:table-cell>
          <table:table-cell table:number-columns-repeated="2" office:value-type="float" office:value="688" calcext:value-type="float">
            <text:p>688</text:p>
          </table:table-cell>
          <table:table-cell table:formula="of:=(([.C362]-[.B362])/[.B362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_analysis/storage_annotations_unused_read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(([.C363]-[.B363])/[.B363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_analysis/storage_annotations_unused_read_and_write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(([.C364]-[.B364])/[.B364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_analysis/storage_annotations_unused_write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(([.C365]-[.B365])/[.B365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lib/address_test</text:p>
          </table:table-cell>
          <table:table-cell table:number-columns-repeated="2" office:value-type="float" office:value="3912" calcext:value-type="float">
            <text:p>3912</text:p>
          </table:table-cell>
          <table:table-cell table:formula="of:=(([.C366]-[.B366])/[.B366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lib/alloc_test</text:p>
          </table:table-cell>
          <table:table-cell table:number-columns-repeated="2" office:value-type="float" office:value="576" calcext:value-type="float">
            <text:p>576</text:p>
          </table:table-cell>
          <table:table-cell table:formula="of:=(([.C367]-[.B367])/[.B367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lib/assert_eq</text:p>
          </table:table-cell>
          <table:table-cell table:number-columns-repeated="2" office:value-type="float" office:value="3128" calcext:value-type="float">
            <text:p>3128</text:p>
          </table:table-cell>
          <table:table-cell table:formula="of:=(([.C368]-[.B368])/[.B368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lib/assert_eq_revert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(([.C369]-[.B369])/[.B369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lib/assert_ne</text:p>
          </table:table-cell>
          <table:table-cell table:number-columns-repeated="2" office:value-type="float" office:value="3072" calcext:value-type="float">
            <text:p>3072</text:p>
          </table:table-cell>
          <table:table-cell table:formula="of:=(([.C370]-[.B370])/[.B370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lib/assert_ne_revert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(([.C371]-[.B371])/[.B371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lib/assert_test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(([.C372]-[.B372])/[.B372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lib/b512_struct_alignment</text:p>
          </table:table-cell>
          <table:table-cell table:number-columns-repeated="2" office:value-type="float" office:value="504" calcext:value-type="float">
            <text:p>504</text:p>
          </table:table-cell>
          <table:table-cell table:formula="of:=(([.C373]-[.B373])/[.B373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lib/b512_test</text:p>
          </table:table-cell>
          <table:table-cell table:number-columns-repeated="2" office:value-type="float" office:value="3096" calcext:value-type="float">
            <text:p>3096</text:p>
          </table:table-cell>
          <table:table-cell table:formula="of:=(([.C374]-[.B374])/[.B374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lib/block_height</text:p>
          </table:table-cell>
          <table:table-cell table:number-columns-repeated="2" office:value-type="float" office:value="88" calcext:value-type="float">
            <text:p>88</text:p>
          </table:table-cell>
          <table:table-cell table:formula="of:=(([.C375]-[.B375])/[.B375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lib/chess</text:p>
          </table:table-cell>
          <table:table-cell table:number-columns-repeated="2" office:value-type="float" office:value="1320" calcext:value-type="float">
            <text:p>1320</text:p>
          </table:table-cell>
          <table:table-cell table:formula="of:=(([.C376]-[.B376])/[.B376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lib/contract_id_test</text:p>
          </table:table-cell>
          <table:table-cell table:number-columns-repeated="2" office:value-type="float" office:value="368" calcext:value-type="float">
            <text:p>368</text:p>
          </table:table-cell>
          <table:table-cell table:formula="of:=(([.C377]-[.B377])/[.B377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lib/contract_id_type</text:p>
          </table:table-cell>
          <table:table-cell table:number-columns-repeated="2" office:value-type="float" office:value="368" calcext:value-type="float">
            <text:p>368</text:p>
          </table:table-cell>
          <table:table-cell table:formula="of:=(([.C378]-[.B378])/[.B378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lib/eq_custom_type</text:p>
          </table:table-cell>
          <table:table-cell table:number-columns-repeated="2" office:value-type="float" office:value="448" calcext:value-type="float">
            <text:p>448</text:p>
          </table:table-cell>
          <table:table-cell table:formula="of:=(([.C379]-[.B379])/[.B379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lib/eq_generic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380]-[.B380])/[.B380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lib/generic_empty_struct_with_constraint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381]-[.B381])/[.B381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lib/ge_test</text:p>
          </table:table-cell>
          <table:table-cell table:number-columns-repeated="2" office:value-type="float" office:value="312" calcext:value-type="float">
            <text:p>312</text:p>
          </table:table-cell>
          <table:table-cell table:formula="of:=(([.C382]-[.B382])/[.B382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lib/identity_eq</text:p>
          </table:table-cell>
          <table:table-cell table:number-columns-repeated="2" office:value-type="float" office:value="2200" calcext:value-type="float">
            <text:p>2200</text:p>
          </table:table-cell>
          <table:table-cell table:formula="of:=(([.C383]-[.B383])/[.B383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lib/if_type_revert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([.C384]-[.B384])/[.B384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lib/intrinsics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(([.C385]-[.B385])/[.B385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lib/iterator</text:p>
          </table:table-cell>
          <table:table-cell office:value-type="float" office:value="1552" calcext:value-type="float">
            <text:p>1552</text:p>
          </table:table-cell>
          <table:table-cell office:value-type="float" office:value="1480" calcext:value-type="float">
            <text:p>1480</text:p>
          </table:table-cell>
          <table:table-cell table:style-name="ce5" table:formula="of:=(([.C386]-[.B386])/[.B386])*100" office:value-type="float" office:value="-4.63917525773196" calcext:value-type="float">
            <text:p>-4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lib/option</text:p>
          </table:table-cell>
          <table:table-cell office:value-type="float" office:value="22456" calcext:value-type="float">
            <text:p>22456</text:p>
          </table:table-cell>
          <table:table-cell office:value-type="float" office:value="22584" calcext:value-type="float">
            <text:p>22584</text:p>
          </table:table-cell>
          <table:table-cell table:style-name="ce5" table:formula="of:=(([.C387]-[.B387])/[.B387])*100" office:value-type="float" office:value="0.570003562522266" calcext:value-type="float">
            <text:p>0.57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tdlib/option_eq</text:p>
          </table:table-cell>
          <table:table-cell office:value-type="float" office:value="11928" calcext:value-type="float">
            <text:p>11928</text:p>
          </table:table-cell>
          <table:table-cell office:value-type="float" office:value="11952" calcext:value-type="float">
            <text:p>11952</text:p>
          </table:table-cell>
          <table:table-cell table:style-name="ce5" table:formula="of:=(([.C388]-[.B388])/[.B388])*100" office:value-type="float" office:value="0.201207243460765" calcext:value-type="float">
            <text:p>0.2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tdlib/raw_ptr</text:p>
          </table:table-cell>
          <table:table-cell table:number-columns-repeated="2" office:value-type="float" office:value="4232" calcext:value-type="float">
            <text:p>4232</text:p>
          </table:table-cell>
          <table:table-cell table:formula="of:=(([.C389]-[.B389])/[.B389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lib/raw_slice</text:p>
          </table:table-cell>
          <table:table-cell table:number-columns-repeated="2" office:value-type="float" office:value="688" calcext:value-type="float">
            <text:p>688</text:p>
          </table:table-cell>
          <table:table-cell table:formula="of:=(([.C390]-[.B390])/[.B390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lib/require</text:p>
          </table:table-cell>
          <table:table-cell table:number-columns-repeated="2" office:value-type="float" office:value="288" calcext:value-type="float">
            <text:p>288</text:p>
          </table:table-cell>
          <table:table-cell table:formula="of:=(([.C391]-[.B391])/[.B391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lib/result</text:p>
          </table:table-cell>
          <table:table-cell office:value-type="float" office:value="8640" calcext:value-type="float">
            <text:p>8640</text:p>
          </table:table-cell>
          <table:table-cell office:value-type="float" office:value="8664" calcext:value-type="float">
            <text:p>8664</text:p>
          </table:table-cell>
          <table:table-cell table:style-name="ce5" table:formula="of:=(([.C392]-[.B392])/[.B392])*100" office:value-type="float" office:value="0.277777777777778" calcext:value-type="float">
            <text:p>0.28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tdlib/sha256</text:p>
          </table:table-cell>
          <table:table-cell table:number-columns-repeated="2" office:value-type="float" office:value="1920" calcext:value-type="float">
            <text:p>1920</text:p>
          </table:table-cell>
          <table:table-cell table:formula="of:=(([.C393]-[.B393])/[.B393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lib/storage_vec_insert</text:p>
          </table:table-cell>
          <table:table-cell office:value-type="float" office:value="5128" calcext:value-type="float">
            <text:p>5128</text:p>
          </table:table-cell>
          <table:table-cell office:value-type="float" office:value="5256" calcext:value-type="float">
            <text:p>5256</text:p>
          </table:table-cell>
          <table:table-cell table:style-name="ce5" table:formula="of:=(([.C394]-[.B394])/[.B394])*100" office:value-type="float" office:value="2.49609984399376" calcext:value-type="float">
            <text:p>2.5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tdlib/u128_div_test</text:p>
          </table:table-cell>
          <table:table-cell office:value-type="float" office:value="2456" calcext:value-type="float">
            <text:p>2456</text:p>
          </table:table-cell>
          <table:table-cell office:value-type="float" office:value="2472" calcext:value-type="float">
            <text:p>2472</text:p>
          </table:table-cell>
          <table:table-cell table:style-name="ce5" table:formula="of:=(([.C395]-[.B395])/[.B395])*100" office:value-type="float" office:value="0.651465798045603" calcext:value-type="float">
            <text:p>0.6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tdlib/u128_log_test</text:p>
          </table:table-cell>
          <table:table-cell office:value-type="float" office:value="4248" calcext:value-type="float">
            <text:p>4248</text:p>
          </table:table-cell>
          <table:table-cell office:value-type="float" office:value="4272" calcext:value-type="float">
            <text:p>4272</text:p>
          </table:table-cell>
          <table:table-cell table:style-name="ce5" table:formula="of:=(([.C396]-[.B396])/[.B396])*100" office:value-type="float" office:value="0.564971751412429" calcext:value-type="float">
            <text:p>0.56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tdlib/u128_mul_test</text:p>
          </table:table-cell>
          <table:table-cell table:number-columns-repeated="2" office:value-type="float" office:value="1208" calcext:value-type="float">
            <text:p>1208</text:p>
          </table:table-cell>
          <table:table-cell table:formula="of:=(([.C397]-[.B397])/[.B397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lib/u128_root_test</text:p>
          </table:table-cell>
          <table:table-cell table:number-columns-repeated="2" office:value-type="float" office:value="4072" calcext:value-type="float">
            <text:p>4072</text:p>
          </table:table-cell>
          <table:table-cell table:formula="of:=(([.C398]-[.B398])/[.B398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lib/u128_test</text:p>
          </table:table-cell>
          <table:table-cell table:number-columns-repeated="2" office:value-type="float" office:value="6208" calcext:value-type="float">
            <text:p>6208</text:p>
          </table:table-cell>
          <table:table-cell table:formula="of:=(([.C399]-[.B399])/[.B399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lib/vec</text:p>
          </table:table-cell>
          <table:table-cell office:value-type="float" office:value="106224" calcext:value-type="float">
            <text:p>106224</text:p>
          </table:table-cell>
          <table:table-cell office:value-type="float" office:value="106856" calcext:value-type="float">
            <text:p>106856</text:p>
          </table:table-cell>
          <table:table-cell table:style-name="ce5" table:formula="of:=(([.C400]-[.B400])/[.B400])*100" office:value-type="float" office:value="0.594969121855701" calcext:value-type="float">
            <text:p>0.59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tdlib/vec_swap</text:p>
          </table:table-cell>
          <table:table-cell office:value-type="float" office:value="23352" calcext:value-type="float">
            <text:p>23352</text:p>
          </table:table-cell>
          <table:table-cell office:value-type="float" office:value="23536" calcext:value-type="float">
            <text:p>23536</text:p>
          </table:table-cell>
          <table:table-cell table:style-name="ce5" table:formula="of:=(([.C401]-[.B401])/[.B401])*100" office:value-type="float" office:value="0.78794107571086" calcext:value-type="float">
            <text:p>0.79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torage_into</text:p>
          </table:table-cell>
          <table:table-cell table:number-columns-repeated="2" office:value-type="float" office:value="616" calcext:value-type="float">
            <text:p>616</text:p>
          </table:table-cell>
          <table:table-cell table:formula="of:=(([.C402]-[.B402])/[.B402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erabi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(([.C403]-[.B403])/[.B403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erabi_diamond</text:p>
          </table:table-cell>
          <table:table-cell table:number-columns-repeated="2" office:value-type="float" office:value="152" calcext:value-type="float">
            <text:p>152</text:p>
          </table:table-cell>
          <table:table-cell table:formula="of:=(([.C404]-[.B404])/[.B404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erabi_diamond_impl</text:p>
          </table:table-cell>
          <table:table-cell table:number-columns-repeated="2" office:value-type="float" office:value="152" calcext:value-type="float">
            <text:p>152</text:p>
          </table:table-cell>
          <table:table-cell table:formula="of:=(([.C405]-[.B405])/[.B405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erabi_supertrait_same_methods</text:p>
          </table:table-cell>
          <table:table-cell table:number-columns-repeated="2" office:value-type="float" office:value="432" calcext:value-type="float">
            <text:p>432</text:p>
          </table:table-cell>
          <table:table-cell table:formula="of:=(([.C406]-[.B406])/[.B406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ertraits_for_abis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(([.C407]-[.B407])/[.B407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ertraits_for_abis_diamond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(([.C408]-[.B408])/[.B408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ertraits_for_abis_ownable</text:p>
          </table:table-cell>
          <table:table-cell office:value-type="float" office:value="3200" calcext:value-type="float">
            <text:p>3200</text:p>
          </table:table-cell>
          <table:table-cell office:value-type="float" office:value="3296" calcext:value-type="float">
            <text:p>3296</text:p>
          </table:table-cell>
          <table:table-cell table:style-name="ce5" table:formula="of:=(([.C409]-[.B409])/[.B409])*100" office:value-type="float" office:value="3" calcext:value-type="float">
            <text:p>3.0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est_abis/abi_impl_methods_in_json_abi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(([.C410]-[.B410])/[.B410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_contracts/abi_with_generic_types</text:p>
          </table:table-cell>
          <table:table-cell table:number-columns-repeated="2" office:value-type="float" office:value="152" calcext:value-type="float">
            <text:p>152</text:p>
          </table:table-cell>
          <table:table-cell table:formula="of:=(([.C411]-[.B411])/[.B411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_contracts/abi_with_same_name_types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(([.C412]-[.B412])/[.B412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_contracts/abi_with_tuples_contract</text:p>
          </table:table-cell>
          <table:table-cell table:number-columns-repeated="2" office:value-type="float" office:value="152" calcext:value-type="float">
            <text:p>152</text:p>
          </table:table-cell>
          <table:table-cell table:formula="of:=(([.C413]-[.B413])/[.B413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_contracts/array_of_structs_contract</text:p>
          </table:table-cell>
          <table:table-cell table:number-columns-repeated="2" office:value-type="float" office:value="192" calcext:value-type="float">
            <text:p>192</text:p>
          </table:table-cell>
          <table:table-cell table:formula="of:=(([.C414]-[.B414])/[.B414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_contracts/auth_testing_contract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(([.C415]-[.B415])/[.B415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_contracts/balance_test_contract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(([.C416]-[.B416])/[.B416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_contracts/basic_storage</text:p>
          </table:table-cell>
          <table:table-cell office:value-type="float" office:value="28272" calcext:value-type="float">
            <text:p>28272</text:p>
          </table:table-cell>
          <table:table-cell office:value-type="float" office:value="28464" calcext:value-type="float">
            <text:p>28464</text:p>
          </table:table-cell>
          <table:table-cell table:style-name="ce5" table:formula="of:=(([.C417]-[.B417])/[.B417])*100" office:value-type="float" office:value="0.67911714770798" calcext:value-type="float">
            <text:p>0.68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est_contracts/context_testing_contract</text:p>
          </table:table-cell>
          <table:table-cell table:number-columns-repeated="2" office:value-type="float" office:value="800" calcext:value-type="float">
            <text:p>800</text:p>
          </table:table-cell>
          <table:table-cell table:formula="of:=(([.C418]-[.B418])/[.B418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_contracts/contract_with_type_aliases</text:p>
          </table:table-cell>
          <table:table-cell table:number-columns-repeated="2" office:value-type="float" office:value="168" calcext:value-type="float">
            <text:p>168</text:p>
          </table:table-cell>
          <table:table-cell table:formula="of:=(([.C419]-[.B419])/[.B419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_contracts/increment_contract</text:p>
          </table:table-cell>
          <table:table-cell table:number-columns-repeated="2" office:value-type="float" office:value="1824" calcext:value-type="float">
            <text:p>1824</text:p>
          </table:table-cell>
          <table:table-cell table:formula="of:=(([.C420]-[.B420])/[.B420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_contracts/issue_1512_repro</text:p>
          </table:table-cell>
          <table:table-cell table:number-columns-repeated="2" office:value-type="float" office:value="1160" calcext:value-type="float">
            <text:p>1160</text:p>
          </table:table-cell>
          <table:table-cell table:formula="of:=(([.C421]-[.B421])/[.B421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_contracts/multiple_impl</text:p>
          </table:table-cell>
          <table:table-cell table:number-columns-repeated="2" office:value-type="float" office:value="80" calcext:value-type="float">
            <text:p>80</text:p>
          </table:table-cell>
          <table:table-cell table:formula="of:=(([.C422]-[.B422])/[.B422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_contracts/nested_struct_args_contract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(([.C423]-[.B423])/[.B423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_contracts/return_struct</text:p>
          </table:table-cell>
          <table:table-cell table:number-columns-repeated="2" office:value-type="float" office:value="2168" calcext:value-type="float">
            <text:p>2168</text:p>
          </table:table-cell>
          <table:table-cell table:formula="of:=(([.C424]-[.B424])/[.B424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_contracts/storage_access_contract</text:p>
          </table:table-cell>
          <table:table-cell office:value-type="float" office:value="13768" calcext:value-type="float">
            <text:p>13768</text:p>
          </table:table-cell>
          <table:table-cell office:value-type="float" office:value="13792" calcext:value-type="float">
            <text:p>13792</text:p>
          </table:table-cell>
          <table:table-cell table:style-name="ce5" table:formula="of:=(([.C425]-[.B425])/[.B425])*100" office:value-type="float" office:value="0.174317257408483" calcext:value-type="float">
            <text:p>0.17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est_contracts/storage_enum_contract</text:p>
          </table:table-cell>
          <table:table-cell office:value-type="float" office:value="16768" calcext:value-type="float">
            <text:p>16768</text:p>
          </table:table-cell>
          <table:table-cell office:value-type="float" office:value="16848" calcext:value-type="float">
            <text:p>16848</text:p>
          </table:table-cell>
          <table:table-cell table:style-name="ce5" table:formula="of:=(([.C426]-[.B426])/[.B426])*100" office:value-type="float" office:value="0.477099236641221" calcext:value-type="float">
            <text:p>0.48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est_contracts/storage_namespace</text:p>
          </table:table-cell>
          <table:table-cell office:value-type="float" office:value="26904" calcext:value-type="float">
            <text:p>26904</text:p>
          </table:table-cell>
          <table:table-cell office:value-type="float" office:value="27096" calcext:value-type="float">
            <text:p>27096</text:p>
          </table:table-cell>
          <table:table-cell table:style-name="ce5" table:formula="of:=(([.C427]-[.B427])/[.B427])*100" office:value-type="float" office:value="0.713648528099911" calcext:value-type="float">
            <text:p>0.7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est_contracts/test_fuel_coin_contract</text:p>
          </table:table-cell>
          <table:table-cell office:value-type="float" office:value="1128" calcext:value-type="float">
            <text:p>1128</text:p>
          </table:table-cell>
          <table:table-cell office:value-type="float" office:value="1136" calcext:value-type="float">
            <text:p>1136</text:p>
          </table:table-cell>
          <table:table-cell table:style-name="ce5" table:formula="of:=(([.C428]-[.B428])/[.B428])*100" office:value-type="float" office:value="0.709219858156028" calcext:value-type="float">
            <text:p>0.7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unit_tests/aggr_indexing</text:p>
          </table:table-cell>
          <table:table-cell table:number-columns-repeated="2" office:value-type="float" office:value="896" calcext:value-type="float">
            <text:p>896</text:p>
          </table:table-cell>
          <table:table-cell table:formula="of:=(([.C429]-[.B429])/[.B429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_tests/contract-multi-contract-calls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(([.C430]-[.B430])/[.B430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_tests/contract_with_nested_libs</text:p>
          </table:table-cell>
          <table:table-cell table:number-columns-repeated="2" office:value-type="float" office:value="384" calcext:value-type="float">
            <text:p>384</text:p>
          </table:table-cell>
          <table:table-cell table:formula="of:=(([.C431]-[.B431])/[.B431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_tests/lib_multi_test</text:p>
          </table:table-cell>
          <table:table-cell table:number-columns-repeated="2" office:value-type="float" office:value="352" calcext:value-type="float">
            <text:p>352</text:p>
          </table:table-cell>
          <table:table-cell table:formula="of:=(([.C432]-[.B432])/[.B432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_tests/lib_single_test</text:p>
          </table:table-cell>
          <table:table-cell table:number-columns-repeated="2" office:value-type="float" office:value="88" calcext:value-type="float">
            <text:p>88</text:p>
          </table:table-cell>
          <table:table-cell table:formula="of:=(([.C433]-[.B433])/[.B433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_tests/nested_libs</text:p>
          </table:table-cell>
          <table:table-cell table:number-columns-repeated="2" office:value-type="float" office:value="344" calcext:value-type="float">
            <text:p>344</text:p>
          </table:table-cell>
          <table:table-cell table:formula="of:=(([.C434]-[.B434])/[.B434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_tests/predicate_multi_test</text:p>
          </table:table-cell>
          <table:table-cell table:number-columns-repeated="2" office:value-type="float" office:value="248" calcext:value-type="float">
            <text:p>248</text:p>
          </table:table-cell>
          <table:table-cell table:formula="of:=(([.C435]-[.B435])/[.B435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_tests/predicate_with_nested_libs</text:p>
          </table:table-cell>
          <table:table-cell table:number-columns-repeated="2" office:value-type="float" office:value="296" calcext:value-type="float">
            <text:p>296</text:p>
          </table:table-cell>
          <table:table-cell table:formula="of:=(([.C436]-[.B436])/[.B436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_tests/regalloc_spill</text:p>
          </table:table-cell>
          <table:table-cell table:number-columns-repeated="2" office:value-type="float" office:value="408" calcext:value-type="float">
            <text:p>408</text:p>
          </table:table-cell>
          <table:table-cell table:formula="of:=(([.C437]-[.B437])/[.B437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_tests/script-contract-calls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(([.C438]-[.B438])/[.B438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_tests/script_multi_test</text:p>
          </table:table-cell>
          <table:table-cell table:number-columns-repeated="2" office:value-type="float" office:value="264" calcext:value-type="float">
            <text:p>264</text:p>
          </table:table-cell>
          <table:table-cell table:formula="of:=(([.C439]-[.B439])/[.B439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_tests/script_with_nested_libs</text:p>
          </table:table-cell>
          <table:table-cell table:number-columns-repeated="2" office:value-type="float" office:value="352" calcext:value-type="float">
            <text:p>352</text:p>
          </table:table-cell>
          <table:table-cell table:formula="of:=(([.C440]-[.B440])/[.B440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_tests/should_revert</text:p>
          </table:table-cell>
          <table:table-cell table:number-columns-repeated="2" office:value-type="float" office:value="160" calcext:value-type="float">
            <text:p>160</text:p>
          </table:table-cell>
          <table:table-cell table:formula="of:=(([.C441]-[.B441])/[.B441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_tests/stack_indexing_overflow</text:p>
          </table:table-cell>
          <table:table-cell table:number-columns-repeated="2" office:value-type="float" office:value="3816" calcext:value-type="float">
            <text:p>3816</text:p>
          </table:table-cell>
          <table:table-cell table:formula="of:=(([.C442]-[.B442])/[.B442])*100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'2024-06-17'.O2:'2024-06-17'.R440"/>
        <table:database-range table:name="__Anonymous_Sheet_DB__1" table:target-range-address="'2024-06-21'.G1:'2024-06-21'.K442" table:display-filter-buttons="true">
          <table:filter>
            <table:filter-and>
              <table:filter-condition table:value="0.174317257408483" table:operator="=" table:field-number="3">
                <table:filter-set-item table:value="0.174317257408483"/>
                <table:filter-set-item table:value="0.201207243460765"/>
                <table:filter-set-item table:value="0.277777777777778"/>
                <table:filter-set-item table:value="0.376647834274953"/>
                <table:filter-set-item table:value="0.477099236641221"/>
                <table:filter-set-item table:value="0.594969121855701"/>
                <table:filter-set-item table:value="0.651465798045603"/>
                <table:filter-set-item table:value="0.67911714770798"/>
                <table:filter-set-item table:value="0.709219858156028"/>
                <table:filter-set-item table:value="0.713648528099911"/>
                <table:filter-set-item table:value="0.77639751552795"/>
                <table:filter-set-item table:value="0.78794107571086"/>
                <table:filter-set-item table:value="0.855005343783399"/>
                <table:filter-set-item table:value="0.946372239747634"/>
                <table:filter-set-item table:value="0.985507246376812"/>
                <table:filter-set-item table:value="0.99502487562189"/>
                <table:filter-set-item table:value="1.13960113960114"/>
                <table:filter-set-item table:value="1.20481927710843"/>
                <table:filter-set-item table:value="1.30909090909091"/>
                <table:filter-set-item table:value="1.54525386313466"/>
                <table:filter-set-item table:value="1.96078431372549"/>
                <table:filter-set-item table:value="12.5"/>
                <table:filter-set-item table:value="13.9423076923077"/>
                <table:filter-set-item table:value="15.7894736842105"/>
                <table:filter-set-item table:value="2.06185567010309"/>
                <table:filter-set-item table:value="2.18408736349454"/>
                <table:filter-set-item table:value="2.2140221402214"/>
                <table:filter-set-item table:value="2.28426395939086"/>
                <table:filter-set-item table:value="3"/>
                <table:filter-set-item table:value="3.68794326241135"/>
                <table:filter-set-item table:value="4.36507936507936"/>
              </table:filter-condition>
            </table:filter-and>
          </table:filter>
        </table:database-range>
        <table:database-range table:name="__Anonymous_Sheet_DB__2" table:target-range-address="'2024-06-23'.G1:'2024-06-23'.K442" table:display-filter-buttons="true"/>
        <table:database-range table:name="__Anonymous_Sheet_DB__3" table:target-range-address="'2024-06-23-Final'.A1:'2024-06-23-Final'.D44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1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7T12:28:41.722379789</meta:creation-date>
    <dc:date>2024-06-23T15:57:32.150783413</dc:date>
    <meta:editing-duration>P5DT12H12M31S</meta:editing-duration>
    <meta:editing-cycles>31</meta:editing-cycles>
    <meta:generator>LibreOffice/7.3.7.2$Linux_X86_64 LibreOffice_project/30$Build-2</meta:generator>
    <meta:document-statistic meta:table-count="4" meta:cell-count="19852" meta:object-count="0"/>
  </office:meta>
</office:document-meta>
</file>